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46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3.8783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3.032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7.8811in"/>
    </style:style>
    <style:style style:name="co8" style:family="table-column">
      <style:table-column-properties fo:break-before="auto" style:column-width="7.6689in"/>
    </style:style>
    <style:style style:name="co9" style:family="table-column">
      <style:table-column-properties fo:break-before="auto" style:column-width="3.4661in"/>
    </style:style>
    <style:style style:name="co10" style:family="table-column">
      <style:table-column-properties fo:break-before="auto" style:column-width="3.6374in"/>
    </style:style>
    <style:style style:name="co11" style:family="table-column">
      <style:table-column-properties fo:break-before="auto" style:column-width="2.1764in"/>
    </style:style>
    <style:style style:name="co12" style:family="table-column">
      <style:table-column-properties fo:break-before="auto" style:column-width="7.0165in"/>
    </style:style>
    <style:style style:name="co13" style:family="table-column">
      <style:table-column-properties fo:break-before="auto" style:column-width="0.2543in"/>
    </style:style>
    <style:style style:name="co14" style:family="table-column">
      <style:table-column-properties fo:break-before="auto" style:column-width="0.3453in"/>
    </style:style>
    <style:style style:name="co15" style:family="table-column">
      <style:table-column-properties fo:break-before="auto" style:column-width="3.4374in"/>
    </style:style>
    <style:style style:name="co16" style:family="table-column">
      <style:table-column-properties fo:break-before="auto" style:column-width="0.4283in"/>
    </style:style>
    <style:style style:name="co17" style:family="table-column">
      <style:table-column-properties fo:break-before="auto" style:column-width="0.3346in"/>
    </style:style>
    <style:style style:name="co18" style:family="table-column">
      <style:table-column-properties fo:break-before="auto" style:column-width="0.66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>
      <style:text-properties style:font-name="DejaVu Sans Mono"/>
    </style:style>
    <style:style style:name="ce32" style:family="table-cell" style:parent-style-name="Default">
      <style:table-cell-properties fo:wrap-option="wrap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style:font-name="DejaVu Sans Mono"/>
    </style:style>
    <style:style style:name="ce10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no-wrap"/>
      <style:text-properties style:font-name="Liberation Mono1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no-wrap"/>
      <style:text-properties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no-wrap"/>
      <style:text-properties style:font-name="Liberation Mono1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style:font-name="Liberation Mono1"/>
    </style:style>
    <style:style style:name="ce40" style:family="table-cell" style:parent-style-name="Default">
      <style:table-cell-properties fo:wrap-option="wrap"/>
      <style:text-properties style:font-name="Liberation Mono1"/>
    </style:style>
    <style:style style:name="ce22" style:family="table-cell" style:parent-style-name="Default">
      <style:table-cell-properties fo:background-color="transparent"/>
      <style:text-properties style:font-name="Liberation Mono1"/>
    </style:style>
    <style:style style:name="ce45" style:family="table-cell" style:parent-style-name="Default">
      <style:text-properties fo:color="#808080"/>
    </style:style>
    <style:style style:name="ce18" style:family="table-cell" style:parent-style-name="Default">
      <style:text-properties fo:color="#808080"/>
    </style:style>
    <style:style style:name="ce24" style:family="table-cell" style:parent-style-name="Default">
      <style:table-cell-properties fo:background-color="transparent"/>
      <style:text-properties fo:color="#808080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e11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99"/>
    <style:style style:name="ce13" style:family="table-cell" style:parent-style-name="Default" style:data-style-name="N99">
      <style:table-cell-properties fo:background-color="transparent"/>
    </style:style>
    <style:style style:name="ce9" style:family="table-cell" style:parent-style-name="Default">
      <style:table-cell-properties fo:background-color="transparent"/>
    </style:style>
    <style:style style:name="T1" style:family="text">
      <style:text-properties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Mono" style:font-name-complex="Liberation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our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irst_row_number</text:p>
          </table:table-cell>
          <table:table-cell office:value-type="string" calcext:value-type="string">
            <text:p>field_prefix</text:p>
          </table:table-cell>
          <table:table-cell office:value-type="string" calcext:value-type="string">
            <text:p>source</text:p>
          </table:table-cell>
          <table:table-cell/>
          <table:table-cell office:value-type="string" calcext:value-type="string">
            <text:p>id_repeated</text:p>
          </table:table-cell>
          <table:table-cell office:value-type="string" calcext:value-type="string">
            <text:p>soda_key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MATCH(COM.MICROSOFT.CONCAT([.C2];&quot;*&quot;);[$preferred_name.A$1:$preferred_name.A$1048576];0)" office:value-type="float" office:value="2" calcext:value-type="float">
            <text:p>2</text:p>
          </table:table-cell>
          <table:table-cell table:formula="of:=COM.MICROSOFT.CONCAT([.D2];&quot;_&quot;;[.E2];&quot;_&quot;)" office:value-type="string" office:string-value="drz__" calcext:value-type="string">
            <text:p>drz__</text:p>
          </table:table-cell>
          <table:table-cell office:value-type="string" calcext:value-type="string">
            <text:p>drz</text:p>
          </table:table-cell>
          <table:table-cell/>
          <table:table-cell table:formula="of:=[.A2]" office:value-type="float" office:value="100" calcext:value-type="float">
            <text:p>100</text:p>
          </table:table-cell>
          <table:table-cell/>
          <table:table-cell office:value-type="string" calcext:value-type="string">
            <text:p>results website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MATCH(COM.MICROSOFT.CONCAT([.C3];&quot;*&quot;);[$preferred_name.A$1:$preferred_name.A$1048576];0)" office:value-type="float" office:value="78" calcext:value-type="float">
            <text:p>78</text:p>
          </table:table-cell>
          <table:table-cell table:formula="of:=COM.MICROSOFT.CONCAT([.D3];&quot;_&quot;;[.E3];&quot;_&quot;)" office:value-type="string" office:string-value="kenteken__" calcext:value-type="string">
            <text:p>kenteken__</text:p>
          </table:table-cell>
          <table:table-cell office:value-type="string" calcext:value-type="string">
            <text:p>kenteken</text:p>
          </table:table-cell>
          <table:table-cell/>
          <table:table-cell table:formula="of:=[.A3]" office:value-type="float" office:value="199" calcext:value-type="float">
            <text:p>199</text:p>
          </table:table-cell>
          <table:table-cell/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MATCH(COM.MICROSOFT.CONCAT([.C4];&quot;*&quot;);[$preferred_name.A$1:$preferred_name.A$1048576];0)" office:value-type="float" office:value="79" calcext:value-type="float">
            <text:p>79</text:p>
          </table:table-cell>
          <table:table-cell table:formula="of:=COM.MICROSOFT.CONCAT([.D4];&quot;_&quot;;[.E4];&quot;_&quot;)" office:value-type="string" office:string-value="rdw_registrations_" calcext:value-type="string">
            <text:p>rdw_registrations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registrations</text:p>
          </table:table-cell>
          <table:table-cell table:formula="of:=[.A4]" office:value-type="float" office:value="200" calcext:value-type="float">
            <text:p>200</text:p>
          </table:table-cell>
          <table:table-cell/>
          <table:table-cell office:value-type="string" calcext:value-type="string">
            <text:p>index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MATCH(COM.MICROSOFT.CONCAT([.C5];&quot;*&quot;);[$preferred_name.A$1:$preferred_name.A$1048576];0)" office:value-type="float" office:value="80" calcext:value-type="float">
            <text:p>80</text:p>
          </table:table-cell>
          <table:table-cell table:formula="of:=COM.MICROSOFT.CONCAT([.D5];&quot;_&quot;;[.E5];&quot;_&quot;)" office:value-type="string" office:string-value="rdw_gekentekende_voertuigen_" calcext:value-type="string">
            <text:p>rdw_gekentekende_voertuig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gekentekende_voertuigen</text:p>
          </table:table-cell>
          <table:table-cell table:formula="of:=[.A5]" office:value-type="float" office:value="201" calcext:value-type="float">
            <text:p>201</text:p>
          </table:table-cell>
          <table:table-cell office:value-type="string" calcext:value-type="string">
            <text:p>m9d7-ebf2</text:p>
          </table:table-cell>
          <table:table-cell office:value-type="string" calcext:value-type="string">
            <text:p>main rdw api for number plate registrations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MATCH(COM.MICROSOFT.CONCAT([.C6];&quot;*&quot;);[$preferred_name.A$1:$preferred_name.A$1048576];0)" office:value-type="float" office:value="153" calcext:value-type="float">
            <text:p>153</text:p>
          </table:table-cell>
          <table:table-cell table:formula="of:=COM.MICROSOFT.CONCAT([.D6];&quot;_&quot;;[.E6];&quot;_&quot;)" office:value-type="string" office:string-value="rdw_assen_" calcext:value-type="string">
            <text:p>rdw_ass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assen</text:p>
          </table:table-cell>
          <table:table-cell table:formula="of:=[.A6]" office:value-type="float" office:value="202" calcext:value-type="float">
            <text:p>202</text:p>
          </table:table-cell>
          <table:table-cell office:value-type="string" calcext:value-type="string">
            <text:p>3huj-srit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MATCH(COM.MICROSOFT.CONCAT([.C7];&quot;*&quot;);[$preferred_name.A$1:$preferred_name.A$1048576];0)" office:value-type="float" office:value="164" calcext:value-type="float">
            <text:p>164</text:p>
          </table:table-cell>
          <table:table-cell table:formula="of:=COM.MICROSOFT.CONCAT([.D7];&quot;_&quot;;[.E7];&quot;_&quot;)" office:value-type="string" office:string-value="rdw_brandstof_" calcext:value-type="string">
            <text:p>rdw_brandstof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brandstof</text:p>
          </table:table-cell>
          <table:table-cell table:formula="of:=[.A7]" office:value-type="float" office:value="203" calcext:value-type="float">
            <text:p>203</text:p>
          </table:table-cell>
          <table:table-cell office:value-type="string" calcext:value-type="string">
            <text:p>8ys7-d773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MATCH(COM.MICROSOFT.CONCAT([.C8];&quot;*&quot;);[$preferred_name.A$1:$preferred_name.A$1048576];0)" office:value-type="float" office:value="186" calcext:value-type="float">
            <text:p>186</text:p>
          </table:table-cell>
          <table:table-cell table:formula="of:=COM.MICROSOFT.CONCAT([.D8];&quot;_&quot;;[.E8];&quot;_&quot;)" office:value-type="string" office:string-value="rdw_carrosserie_" calcext:value-type="string">
            <text:p>rdw_carrosseri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carrosserie</text:p>
          </table:table-cell>
          <table:table-cell table:formula="of:=[.A8]" office:value-type="float" office:value="204" calcext:value-type="float">
            <text:p>204</text:p>
          </table:table-cell>
          <table:table-cell office:value-type="string" calcext:value-type="string">
            <text:p>vezc-m2t6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MATCH(COM.MICROSOFT.CONCAT([.C9];&quot;*&quot;);[$preferred_name.A$1:$preferred_name.A$1048576];0)" office:value-type="float" office:value="190" calcext:value-type="float">
            <text:p>190</text:p>
          </table:table-cell>
          <table:table-cell table:formula="of:=COM.MICROSOFT.CONCAT([.D9];&quot;_&quot;;[.E9];&quot;_&quot;)" office:value-type="string" office:string-value="rdw_carrosserie_specificatie_" calcext:value-type="string">
            <text:p>rdw_carrosserie_specificati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carrosserie_specificatie</text:p>
          </table:table-cell>
          <table:table-cell table:formula="of:=[.A9]" office:value-type="float" office:value="205" calcext:value-type="float">
            <text:p>205</text:p>
          </table:table-cell>
          <table:table-cell office:value-type="string" calcext:value-type="string">
            <text:p>jhie-znh9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MATCH(COM.MICROSOFT.CONCAT([.C10];&quot;*&quot;);[$preferred_name.A$1:$preferred_name.A$1048576];0)" office:value-type="float" office:value="195" calcext:value-type="float">
            <text:p>195</text:p>
          </table:table-cell>
          <table:table-cell table:formula="of:=COM.MICROSOFT.CONCAT([.D10];&quot;_&quot;;[.E10];&quot;_&quot;)" office:value-type="string" office:string-value="rdw_voertuigklasse_" calcext:value-type="string">
            <text:p>rdw_voertuigklass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voertuigklasse</text:p>
          </table:table-cell>
          <table:table-cell table:formula="of:=[.A10]" office:value-type="float" office:value="206" calcext:value-type="float">
            <text:p>206</text:p>
          </table:table-cell>
          <table:table-cell office:value-type="string" calcext:value-type="string">
            <text:p>kmfi-hrps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MATCH(COM.MICROSOFT.CONCAT([.C11];&quot;*&quot;);[$preferred_name.A$1:$preferred_name.A$1048576];0)" office:value-type="float" office:value="196" calcext:value-type="float">
            <text:p>196</text:p>
          </table:table-cell>
          <table:table-cell table:formula="of:=COM.MICROSOFT.CONCAT([.D11];&quot;_&quot;;[.E11];&quot;_&quot;)" office:value-type="string" office:string-value="rdw_rupsbanden_" calcext:value-type="string">
            <text:p>rdw_rupsband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rupsbanden</text:p>
          </table:table-cell>
          <table:table-cell table:formula="of:=[.A11]" office:value-type="float" office:value="207" calcext:value-type="float">
            <text:p>207</text:p>
          </table:table-cell>
          <table:table-cell office:value-type="string" calcext:value-type="string">
            <text:p>3xwf-ince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MATCH(COM.MICROSOFT.CONCAT([.C12];&quot;*&quot;);[$preferred_name.A$1:$preferred_name.A$1048576];0)" office:value-type="float" office:value="197" calcext:value-type="float">
            <text:p>197</text:p>
          </table:table-cell>
          <table:table-cell table:formula="of:=COM.MICROSOFT.CONCAT([.D12];&quot;_&quot;;[.E12];&quot;_&quot;)" office:value-type="string" office:string-value="rdw_subcategorie_voertuig_" calcext:value-type="string">
            <text:p>rdw_subcategorie_voertui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subcategorie_voertuig</text:p>
          </table:table-cell>
          <table:table-cell table:formula="of:=[.A12]" office:value-type="float" office:value="208" calcext:value-type="float">
            <text:p>208</text:p>
          </table:table-cell>
          <table:table-cell office:value-type="string" calcext:value-type="string">
            <text:p>2ba7-embk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MATCH(COM.MICROSOFT.CONCAT([.C13];&quot;*&quot;);[$preferred_name.A$1:$preferred_name.A$1048576];0)" office:value-type="float" office:value="201" calcext:value-type="float">
            <text:p>201</text:p>
          </table:table-cell>
          <table:table-cell table:formula="of:=COM.MICROSOFT.CONCAT([.D13];&quot;_&quot;;[.E13];&quot;_&quot;)" office:value-type="string" office:string-value="rdw_bijzonderheden_" calcext:value-type="string">
            <text:p>rdw_bijzonderhed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bijzonderheden</text:p>
          </table:table-cell>
          <table:table-cell table:formula="of:=[.A13]" office:value-type="float" office:value="209" calcext:value-type="float">
            <text:p>209</text:p>
          </table:table-cell>
          <table:table-cell office:value-type="string" calcext:value-type="string">
            <text:p>7ug8-2dtt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MATCH(COM.MICROSOFT.CONCAT([.C14];&quot;*&quot;);[$preferred_name.A$1:$preferred_name.A$1048576];0)" office:value-type="float" office:value="207" calcext:value-type="float">
            <text:p>207</text:p>
          </table:table-cell>
          <table:table-cell table:formula="of:=COM.MICROSOFT.CONCAT([.D14];&quot;_&quot;;[.E14];&quot;_&quot;)" office:value-type="string" office:string-value="rdw_terugroep_actie_status_" calcext:value-type="string">
            <text:p>rdw_terugroep_actie_status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terugroep_actie_status</text:p>
          </table:table-cell>
          <table:table-cell table:formula="of:=[.A14]" office:value-type="float" office:value="210" calcext:value-type="float">
            <text:p>210</text:p>
          </table:table-cell>
          <table:table-cell office:value-type="string" calcext:value-type="string">
            <text:p>t49b-isb7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MATCH(COM.MICROSOFT.CONCAT([.C15];&quot;*&quot;);[$preferred_name.A$1:$preferred_name.A$1048576];0)" office:value-type="float" office:value="211" calcext:value-type="float">
            <text:p>211</text:p>
          </table:table-cell>
          <table:table-cell table:formula="of:=COM.MICROSOFT.CONCAT([.D15];&quot;_&quot;;[.E15];&quot;_&quot;)" office:value-type="string" office:string-value="rdw_keuringen_" calcext:value-type="string">
            <text:p>rdw_keuring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keuringen</text:p>
          </table:table-cell>
          <table:table-cell table:formula="of:=[.A15]" office:value-type="float" office:value="211" calcext:value-type="float">
            <text:p>211</text:p>
          </table:table-cell>
          <table:table-cell office:value-type="string" calcext:value-type="string">
            <text:p>vkij-7mwc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MATCH(COM.MICROSOFT.CONCAT([.C16];&quot;*&quot;);[$preferred_name.A$1:$preferred_name.A$1048576];0)" office:value-type="float" office:value="214" calcext:value-type="float">
            <text:p>214</text:p>
          </table:table-cell>
          <table:table-cell table:formula="of:=COM.MICROSOFT.CONCAT([.D16];&quot;_&quot;;[.E16];&quot;_&quot;)" office:value-type="string" office:string-value="rdw_meldingen_keuringsinstantie_" calcext:value-type="string">
            <text:p>rdw_meldingen_keuringsinstanti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meldingen_keuringsinstantie</text:p>
          </table:table-cell>
          <table:table-cell table:formula="of:=[.A16]" office:value-type="float" office:value="212" calcext:value-type="float">
            <text:p>212</text:p>
          </table:table-cell>
          <table:table-cell office:value-type="string" calcext:value-type="string">
            <text:p>sgfe-77wx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MATCH(COM.MICROSOFT.CONCAT([.C17];&quot;*&quot;);[$preferred_name.A$1:$preferred_name.A$1048576];0)" office:value-type="float" office:value="225" calcext:value-type="float">
            <text:p>225</text:p>
          </table:table-cell>
          <table:table-cell table:formula="of:=COM.MICROSOFT.CONCAT([.D17];&quot;_&quot;;[.E17];&quot;_&quot;)" office:value-type="string" office:string-value="rdw_toegevoegde_objecten_" calcext:value-type="string">
            <text:p>rdw_toegevoegde_object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toegevoegde_objecten</text:p>
          </table:table-cell>
          <table:table-cell table:formula="of:=[.A17]" office:value-type="float" office:value="213" calcext:value-type="float">
            <text:p>213</text:p>
          </table:table-cell>
          <table:table-cell office:value-type="string" calcext:value-type="string">
            <text:p>sghb-dzxx</text:p>
          </table:table-cell>
          <table:table-cell/>
        </table:table-row>
        <table:table-row table:style-name="ro1">
          <table:table-cell table:style-name="ce5" office:value-type="float" office:value="221" calcext:value-type="float">
            <text:p>221</text:p>
          </table:table-cell>
          <table:table-cell table:formula="of:=MATCH(COM.MICROSOFT.CONCAT([.C18];&quot;*&quot;);[$preferred_name.A$1:$preferred_name.A$1048576];0)" office:value-type="float" office:value="235" calcext:value-type="float">
            <text:p>235</text:p>
          </table:table-cell>
          <table:table-cell table:formula="of:=COM.MICROSOFT.CONCAT([.D18];&quot;_&quot;;[.E18];&quot;_&quot;)" office:value-type="string" office:string-value="rdw_geconstateerde_gebreken_" calcext:value-type="string">
            <text:p>rdw_geconstateerde_gebrek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geconstateerde_gebreken</text:p>
          </table:table-cell>
          <table:table-cell table:formula="of:=[.A18]" office:value-type="float" office:value="221" calcext:value-type="float">
            <text:p>221</text:p>
          </table:table-cell>
          <table:table-cell office:value-type="string" calcext:value-type="string">
            <text:p>a34c-vvps</text:p>
          </table:table-cell>
          <table:table-cell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formula="of:=MATCH(COM.MICROSOFT.CONCAT([.C19];&quot;*&quot;);[$preferred_name.A$1:$preferred_name.A$1048576];0)" office:value-type="float" office:value="235" calcext:value-type="float">
            <text:p>235</text:p>
          </table:table-cell>
          <table:table-cell table:formula="of:=COM.MICROSOFT.CONCAT([.D19];&quot;_&quot;;[.E19];&quot;_&quot;)" office:value-type="string" office:string-value="rdw_geconstateerde_gebreken_met_beschrijving_" calcext:value-type="string">
            <text:p>rdw_geconstateerde_gebreken_met_beschrijv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geconstateerde_gebreken_met_beschrijving</text:p>
          </table:table-cell>
          <table:table-cell table:formula="of:=[.A19]" office:value-type="float" office:value="220" calcext:value-type="float">
            <text:p>220</text:p>
          </table:table-cell>
          <table:table-cell office:value-type="string" calcext:value-type="string">
            <text:p>hx2c-gt7k</text:p>
          </table:table-cell>
          <table:table-cell office:value-type="string" calcext:value-type="string">
            <text:p>“beschrijvingen van gebreken” (descriptions of MOT failure types) are in this api</text:p>
          </table:table-cell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formula="of:=MATCH(COM.MICROSOFT.CONCAT([.C20];&quot;*&quot;);[$preferred_name.A$1:$preferred_name.A$1048576];0)" office:value-type="float" office:value="250" calcext:value-type="float">
            <text:p>250</text:p>
          </table:table-cell>
          <table:table-cell table:formula="of:=COM.MICROSOFT.CONCAT([.D20];&quot;_&quot;;[.E20];&quot;_&quot;)" office:value-type="string" office:string-value="rdw_conformity_codes_" calcext:value-type="string">
            <text:p>rdw_conformity_codes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conformity_codes</text:p>
          </table:table-cell>
          <table:table-cell table:formula="of:=[.A20]" office:value-type="float" office:value="300" calcext:value-type="float">
            <text:p>300</text:p>
          </table:table-cell>
          <table:table-cell/>
          <table:table-cell office:value-type="string" calcext:value-type="string">
            <text:p>index</text:p>
          </table:table-cell>
        </table:table-row>
        <table:table-row table:style-name="ro1">
          <table:table-cell table:style-name="ce5" office:value-type="float" office:value="301" calcext:value-type="float">
            <text:p>301</text:p>
          </table:table-cell>
          <table:table-cell table:formula="of:=MATCH(COM.MICROSOFT.CONCAT([.C21];&quot;*&quot;);[$preferred_name.A$1:$preferred_name.A$1048576];0)" office:value-type="float" office:value="255" calcext:value-type="float">
            <text:p>255</text:p>
          </table:table-cell>
          <table:table-cell table:formula="of:=COM.MICROSOFT.CONCAT([.D21];&quot;_&quot;;[.E21];&quot;_&quot;)" office:value-type="string" office:string-value="rdw_eeg_voertuigtypegoedkeuring_" calcext:value-type="string">
            <text:p>rdw_eeg_voertuigtypegoedkeu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eeg_voertuigtypegoedkeuring</text:p>
          </table:table-cell>
          <table:table-cell table:formula="of:=[.A21]" office:value-type="float" office:value="301" calcext:value-type="float">
            <text:p>301</text:p>
          </table:table-cell>
          <table:table-cell office:value-type="string" calcext:value-type="string">
            <text:p>55kv-xf7m</text:p>
          </table:table-cell>
          <table:table-cell office:value-type="string" calcext:value-type="string">
            <text:p>main rdw api for conformity codes</text:p>
          </table:table-cell>
        </table:table-row>
        <table:table-row table:style-name="ro1">
          <table:table-cell table:style-name="ce5" office:value-type="float" office:value="302" calcext:value-type="float">
            <text:p>302</text:p>
          </table:table-cell>
          <table:table-cell table:formula="of:=MATCH(COM.MICROSOFT.CONCAT([.C22];&quot;*&quot;);[$preferred_name.A$1:$preferred_name.A$1048576];0)" office:value-type="float" office:value="288" calcext:value-type="float">
            <text:p>288</text:p>
          </table:table-cell>
          <table:table-cell table:formula="of:=COM.MICROSOFT.CONCAT([.D22];&quot;_&quot;;[.E22];&quot;_&quot;)" office:value-type="string" office:string-value="rdw_as_gegevens_eeg_uitvoering_" calcext:value-type="string">
            <text:p>rdw_as_gegevens_ee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as_gegevens_eeg_uitvoering</text:p>
          </table:table-cell>
          <table:table-cell table:formula="of:=[.A22]" office:value-type="float" office:value="302" calcext:value-type="float">
            <text:p>302</text:p>
          </table:table-cell>
          <table:table-cell office:value-type="string" calcext:value-type="string">
            <text:p>ahsi-8uyu</text:p>
          </table:table-cell>
          <table:table-cell/>
        </table:table-row>
        <table:table-row table:style-name="ro1">
          <table:table-cell table:style-name="ce5" office:value-type="float" office:value="303" calcext:value-type="float">
            <text:p>303</text:p>
          </table:table-cell>
          <table:table-cell table:formula="of:=MATCH(COM.MICROSOFT.CONCAT([.C23];&quot;*&quot;);[$preferred_name.A$1:$preferred_name.A$1048576];0)" office:value-type="float" office:value="307" calcext:value-type="float">
            <text:p>307</text:p>
          </table:table-cell>
          <table:table-cell table:formula="of:=COM.MICROSOFT.CONCAT([.D23];&quot;_&quot;;[.E23];&quot;_&quot;)" office:value-type="string" office:string-value="rdw_basisgegevens_eeg_uitvoering_" calcext:value-type="string">
            <text:p>rdw_basisgegevens_ee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basisgegevens_eeg_uitvoering</text:p>
          </table:table-cell>
          <table:table-cell table:formula="of:=[.A23]" office:value-type="float" office:value="303" calcext:value-type="float">
            <text:p>303</text:p>
          </table:table-cell>
          <table:table-cell office:value-type="string" calcext:value-type="string">
            <text:p>wx3j-69ie</text:p>
          </table:table-cell>
          <table:table-cell/>
        </table:table-row>
        <table:table-row table:style-name="ro1">
          <table:table-cell table:style-name="ce5" office:value-type="float" office:value="323" calcext:value-type="float">
            <text:p>323</text:p>
          </table:table-cell>
          <table:table-cell table:formula="of:=MATCH(COM.MICROSOFT.CONCAT([.C24];&quot;*&quot;);[$preferred_name.A$1:$preferred_name.A$1048576];0)" office:value-type="string" office:string-value="" calcext:value-type="error">
            <text:p>#N/A</text:p>
          </table:table-cell>
          <table:table-cell table:formula="of:=COM.MICROSOFT.CONCAT([.D24];&quot;_&quot;;[.E24];&quot;_&quot;)" office:value-type="string" office:string-value="rdw_carrosserie_uitvoering_klasse_" calcext:value-type="string">
            <text:p>rdw_carrosserie_uitvoering_klasse_</text:p>
          </table:table-cell>
          <table:table-cell office:value-type="string" calcext:value-type="string">
            <text:p>rdw</text:p>
          </table:table-cell>
          <table:table-cell table:style-name="ce10" office:value-type="string" calcext:value-type="string">
            <text:p>carrosserie_uitvoering_klasse</text:p>
          </table:table-cell>
          <table:table-cell table:formula="of:=[.A24]" office:value-type="float" office:value="323" calcext:value-type="float">
            <text:p>323</text:p>
          </table:table-cell>
          <table:table-cell office:value-type="string" calcext:value-type="string">
            <text:p>q7fi-ijjh</text:p>
          </table:table-cell>
          <table:table-cell/>
        </table:table-row>
        <table:table-row table:style-name="ro1">
          <table:table-cell table:style-name="ce5" office:value-type="float" office:value="322" calcext:value-type="float">
            <text:p>322</text:p>
          </table:table-cell>
          <table:table-cell table:formula="of:=MATCH(COM.MICROSOFT.CONCAT([.C25];&quot;*&quot;);[$preferred_name.A$1:$preferred_name.A$1048576];0)" office:value-type="float" office:value="720" calcext:value-type="float">
            <text:p>720</text:p>
          </table:table-cell>
          <table:table-cell table:formula="of:=COM.MICROSOFT.CONCAT([.D25];&quot;_&quot;;[.E25];&quot;_&quot;)" office:value-type="string" office:string-value="rdw_carrosserie_uitvoering_nummerieke_code_" calcext:value-type="string">
            <text:p>rdw_carrosserie_uitvoering_nummerieke_code_</text:p>
          </table:table-cell>
          <table:table-cell office:value-type="string" calcext:value-type="string">
            <text:p>rdw</text:p>
          </table:table-cell>
          <table:table-cell table:style-name="ce10" office:value-type="string" calcext:value-type="string">
            <text:p>carrosserie_uitvoering_nummerieke_code</text:p>
          </table:table-cell>
          <table:table-cell table:formula="of:=[.A25]" office:value-type="float" office:value="322" calcext:value-type="float">
            <text:p>322</text:p>
          </table:table-cell>
          <table:table-cell office:value-type="string" calcext:value-type="string">
            <text:p>nypm-t8hx</text:p>
          </table:table-cell>
          <table:table-cell/>
        </table:table-row>
        <table:table-row table:style-name="ro1">
          <table:table-cell table:style-name="ce5" office:value-type="float" office:value="321" calcext:value-type="float">
            <text:p>321</text:p>
          </table:table-cell>
          <table:table-cell table:formula="of:=MATCH(COM.MICROSOFT.CONCAT([.C26];&quot;*&quot;);[$preferred_name.A$1:$preferred_name.A$1048576];0)" office:value-type="float" office:value="364" calcext:value-type="float">
            <text:p>364</text:p>
          </table:table-cell>
          <table:table-cell table:formula="of:=COM.MICROSOFT.CONCAT([.D26];&quot;_&quot;;[.E26];&quot;_&quot;)" office:value-type="string" office:string-value="rdw_carrosserie_uitvoering_" calcext:value-type="string">
            <text:p>rdw_carrosserie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carrosserie_uitvoering</text:p>
          </table:table-cell>
          <table:table-cell table:formula="of:=[.A26]" office:value-type="float" office:value="321" calcext:value-type="float">
            <text:p>321</text:p>
          </table:table-cell>
          <table:table-cell office:value-type="string" calcext:value-type="string">
            <text:p>w2qp-idms</text:p>
          </table:table-cell>
          <table:table-cell/>
        </table:table-row>
        <table:table-row table:style-name="ro1">
          <table:table-cell table:style-name="ce5" office:value-type="float" office:value="304" calcext:value-type="float">
            <text:p>304</text:p>
          </table:table-cell>
          <table:table-cell table:formula="of:=MATCH(COM.MICROSOFT.CONCAT([.C27];&quot;*&quot;);[$preferred_name.A$1:$preferred_name.A$1048576];0)" office:value-type="float" office:value="368" calcext:value-type="float">
            <text:p>368</text:p>
          </table:table-cell>
          <table:table-cell table:formula="of:=COM.MICROSOFT.CONCAT([.D27];&quot;_&quot;;[.E27];&quot;_&quot;)" office:value-type="string" office:string-value="rdw_handelsbenaming_uitvoering_" calcext:value-type="string">
            <text:p>rdw_handelsbenamin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handelsbenaming_uitvoering</text:p>
          </table:table-cell>
          <table:table-cell table:formula="of:=[.A27]" office:value-type="float" office:value="304" calcext:value-type="float">
            <text:p>304</text:p>
          </table:table-cell>
          <table:table-cell office:value-type="string" calcext:value-type="string">
            <text:p>mdqe-txpd</text:p>
          </table:table-cell>
          <table:table-cell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formula="of:=MATCH(COM.MICROSOFT.CONCAT([.C28];&quot;*&quot;);[$preferred_name.A$1:$preferred_name.A$1048576];0)" office:value-type="float" office:value="374" calcext:value-type="float">
            <text:p>374</text:p>
          </table:table-cell>
          <table:table-cell table:formula="of:=COM.MICROSOFT.CONCAT([.D28];&quot;_&quot;;[.E28];&quot;_&quot;)" office:value-type="string" office:string-value="rdw_merk_uitvoering_toegestaan_" calcext:value-type="string">
            <text:p>rdw_merk_uitvoering_toegestaa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merk_uitvoering_toegestaan</text:p>
          </table:table-cell>
          <table:table-cell table:formula="of:=[.A28]" office:value-type="float" office:value="305" calcext:value-type="float">
            <text:p>305</text:p>
          </table:table-cell>
          <table:table-cell office:value-type="string" calcext:value-type="string">
            <text:p>fj7t-hhik</text:p>
          </table:table-cell>
          <table:table-cell/>
        </table:table-row>
        <table:table-row table:style-name="ro1">
          <table:table-cell table:style-name="ce5" office:value-type="float" office:value="306" calcext:value-type="float">
            <text:p>306</text:p>
          </table:table-cell>
          <table:table-cell table:formula="of:=MATCH(COM.MICROSOFT.CONCAT([.C29];&quot;*&quot;);[$preferred_name.A$1:$preferred_name.A$1048576];0)" office:value-type="float" office:value="378" calcext:value-type="float">
            <text:p>378</text:p>
          </table:table-cell>
          <table:table-cell table:formula="of:=COM.MICROSOFT.CONCAT([.D29];&quot;_&quot;;[.E29];&quot;_&quot;)" office:value-type="string" office:string-value="rdw_motor_uitvoering_" calcext:value-type="string">
            <text:p>rdw_motor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motor_uitvoering</text:p>
          </table:table-cell>
          <table:table-cell table:formula="of:=[.A29]" office:value-type="float" office:value="306" calcext:value-type="float">
            <text:p>306</text:p>
          </table:table-cell>
          <table:table-cell office:value-type="string" calcext:value-type="string">
            <text:p>g2s6-ehxa</text:p>
          </table:table-cell>
          <table:table-cell/>
        </table:table-row>
        <table:table-row table:style-name="ro1">
          <table:table-cell table:style-name="ce5" office:value-type="float" office:value="307" calcext:value-type="float">
            <text:p>307</text:p>
          </table:table-cell>
          <table:table-cell table:formula="of:=MATCH(COM.MICROSOFT.CONCAT([.C30];&quot;*&quot;);[$preferred_name.A$1:$preferred_name.A$1048576];0)" office:value-type="float" office:value="423" calcext:value-type="float">
            <text:p>423</text:p>
          </table:table-cell>
          <table:table-cell table:formula="of:=COM.MICROSOFT.CONCAT([.D30];&quot;_&quot;;[.E30];&quot;_&quot;)" office:value-type="string" office:string-value="rdw_motor_uitvoering_brandstof_" calcext:value-type="string">
            <text:p>rdw_motor_uitvoering_brandstof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motor_uitvoering_brandstof</text:p>
          </table:table-cell>
          <table:table-cell table:formula="of:=[.A30]" office:value-type="float" office:value="307" calcext:value-type="float">
            <text:p>307</text:p>
          </table:table-cell>
          <table:table-cell office:value-type="string" calcext:value-type="string">
            <text:p>5w6t-p66a</text:p>
          </table:table-cell>
          <table:table-cell/>
        </table:table-row>
        <table:table-row table:style-name="ro1">
          <table:table-cell table:style-name="ce5" office:value-type="float" office:value="308" calcext:value-type="float">
            <text:p>308</text:p>
          </table:table-cell>
          <table:table-cell table:formula="of:=MATCH(COM.MICROSOFT.CONCAT([.C31];&quot;*&quot;);[$preferred_name.A$1:$preferred_name.A$1048576];0)" office:value-type="float" office:value="467" calcext:value-type="float">
            <text:p>467</text:p>
          </table:table-cell>
          <table:table-cell table:formula="of:=COM.MICROSOFT.CONCAT([.D31];&quot;_&quot;;[.E31];&quot;_&quot;)" office:value-type="string" office:string-value="rdw_plaatsaanduiding_uitvoering_" calcext:value-type="string">
            <text:p>rdw_plaatsaanduidin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plaatsaanduiding_uitvoering</text:p>
          </table:table-cell>
          <table:table-cell table:formula="of:=[.A31]" office:value-type="float" office:value="308" calcext:value-type="float">
            <text:p>308</text:p>
          </table:table-cell>
          <table:table-cell office:value-type="string" calcext:value-type="string">
            <text:p>mt8t-4ep4</text:p>
          </table:table-cell>
          <table:table-cell/>
        </table:table-row>
        <table:table-row table:style-name="ro1">
          <table:table-cell table:style-name="ce5" office:value-type="float" office:value="324" calcext:value-type="float">
            <text:p>324</text:p>
          </table:table-cell>
          <table:table-cell table:formula="of:=MATCH(COM.MICROSOFT.CONCAT([.C32];&quot;*&quot;);[$preferred_name.A$1:$preferred_name.A$1048576];0)" office:value-type="float" office:value="763" calcext:value-type="float">
            <text:p>763</text:p>
          </table:table-cell>
          <table:table-cell table:formula="of:=COM.MICROSOFT.CONCAT([.D32];&quot;_&quot;;[.E32];&quot;_&quot;)" office:value-type="string" office:string-value="rdw_subcategorie_uitvoering_" calcext:value-type="string">
            <text:p>rdw_subcategorie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subcategorie_uitvoering</text:p>
          </table:table-cell>
          <table:table-cell table:formula="of:=[.A32]" office:value-type="float" office:value="324" calcext:value-type="float">
            <text:p>324</text:p>
          </table:table-cell>
          <table:table-cell office:value-type="string" calcext:value-type="string">
            <text:p>h9pa-e9ta</text:p>
          </table:table-cell>
          <table:table-cell office:value-type="string" calcext:value-type="string">
            <text:p>Specialties such as hearses. Use [<text:a xlink:href="https://opendata.rdw.nl/resource/2ba7-embk.json?$select=subcategorie_voertuig_europees,%20min(subcategorie_voertuig_europees_omschrijving),%20count(*)%20group%20by%20%20subcategorie_voertuig_europees" xlink:type="simple">https://opendata.rdw.nl/resource/2ba7-embk.json?$select=subcategorie_voertuig_europees,%20min(subcategorie_voertuig_europees_omschrijving),%20count(*)%20group%20by%20%20subcategorie_voertuig_europees</text:a>]</text:p>
          </table:table-cell>
        </table:table-row>
        <table:table-row table:style-name="ro1">
          <table:table-cell table:style-name="ce5" office:value-type="float" office:value="309" calcext:value-type="float">
            <text:p>309</text:p>
          </table:table-cell>
          <table:table-cell table:formula="of:=MATCH(COM.MICROSOFT.CONCAT([.C33];&quot;*&quot;);[$preferred_name.A$1:$preferred_name.A$1048576];0)" office:value-type="float" office:value="473" calcext:value-type="float">
            <text:p>473</text:p>
          </table:table-cell>
          <table:table-cell table:formula="of:=COM.MICROSOFT.CONCAT([.D33];&quot;_&quot;;[.E33];&quot;_&quot;)" office:value-type="string" office:string-value="rdw_uitvoering_gebruiksgegevens_per_uitgave_" calcext:value-type="string">
            <text:p>rdw_uitvoering_gebruiksgegevens_per_uitgave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uitvoering_gebruiksgegevens_per_uitgave</text:p>
          </table:table-cell>
          <table:table-cell table:formula="of:=[.A33]" office:value-type="float" office:value="309" calcext:value-type="float">
            <text:p>309</text:p>
          </table:table-cell>
          <table:table-cell office:value-type="string" calcext:value-type="string">
            <text:p>2822-t8sx</text:p>
          </table:table-cell>
          <table:table-cell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formula="of:=MATCH(COM.MICROSOFT.CONCAT([.C34];&quot;*&quot;);[$preferred_name.A$1:$preferred_name.A$1048576];0)" office:value-type="float" office:value="477" calcext:value-type="float">
            <text:p>477</text:p>
          </table:table-cell>
          <table:table-cell table:formula="of:=COM.MICROSOFT.CONCAT([.D34];&quot;_&quot;;[.E34];&quot;_&quot;)" office:value-type="string" office:string-value="rdw_versnellingsbak_uitvoering_" calcext:value-type="string">
            <text:p>rdw_versnellingsbak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versnellingsbak_uitvoering</text:p>
          </table:table-cell>
          <table:table-cell table:formula="of:=[.A34]" office:value-type="float" office:value="310" calcext:value-type="float">
            <text:p>310</text:p>
          </table:table-cell>
          <table:table-cell office:value-type="string" calcext:value-type="string">
            <text:p>r7cw-67gs</text:p>
          </table:table-cell>
          <table:table-cell/>
        </table:table-row>
        <table:table-row table:style-name="ro1">
          <table:table-cell table:style-name="ce5" office:value-type="float" office:value="401" calcext:value-type="float">
            <text:p>401</text:p>
          </table:table-cell>
          <table:table-cell table:formula="of:=MATCH(COM.MICROSOFT.CONCAT([.C35];&quot;*&quot;);[$preferred_name.A$1:$preferred_name.A$1048576];0)" office:value-type="float" office:value="483" calcext:value-type="float">
            <text:p>483</text:p>
          </table:table-cell>
          <table:table-cell table:formula="of:=COM.MICROSOFT.CONCAT([.D35];&quot;_&quot;;[.E35];&quot;_&quot;)" office:value-type="string" office:string-value="rdw_ovi_" calcext:value-type="string">
            <text:p>rdw_ovi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ovi</text:p>
          </table:table-cell>
          <table:table-cell table:formula="of:=[.A35]" office:value-type="float" office:value="401" calcext:value-type="float">
            <text:p>401</text:p>
          </table:table-cell>
          <table:table-cell/>
          <table:table-cell office:value-type="string" calcext:value-type="string">
            <text:p>web scraping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MATCH(COM.MICROSOFT.CONCAT([.C36];&quot;*&quot;);[$preferred_name.A$1:$preferred_name.A$1048576];0)" office:value-type="float" office:value="556" calcext:value-type="float">
            <text:p>556</text:p>
          </table:table-cell>
          <table:table-cell table:formula="of:=COM.MICROSOFT.CONCAT([.D36];&quot;_&quot;;[.E36];&quot;_&quot;)" office:value-type="string" office:string-value="nhtsa_vpic_" calcext:value-type="string">
            <text:p>nhtsa_vpic_</text:p>
          </table:table-cell>
          <table:table-cell office:value-type="string" calcext:value-type="string">
            <text:p>nhtsa</text:p>
          </table:table-cell>
          <table:table-cell office:value-type="string" calcext:value-type="string">
            <text:p>vpic</text:p>
          </table:table-cell>
          <table:table-cell table:formula="of:=[.A36]" office:value-type="float" office:value="501" calcext:value-type="float">
            <text:p>501</text:p>
          </table:table-cell>
          <table:table-cell/>
          <table:table-cell office:value-type="string" calcext:value-type="string">
            <text:p>NHTSA api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MATCH(COM.MICROSOFT.CONCAT([.C37];&quot;*&quot;);[$preferred_name.A$1:$preferred_name.A$1048576];0)" office:value-type="float" office:value="781" calcext:value-type="float">
            <text:p>781</text:p>
          </table:table-cell>
          <table:table-cell table:formula="of:=COM.MICROSOFT.CONCAT([.D37];&quot;_&quot;;[.E37];&quot;_&quot;)" office:value-type="string" office:string-value="rdw_intrekking_typegoedkeuring_" calcext:value-type="string">
            <text:p>rdw_intrekking_typegoedkeu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intrekking_typegoedkeuring</text:p>
          </table:table-cell>
          <table:table-cell table:formula="of:=[.A37]" office:value-type="float" office:value="631" calcext:value-type="float">
            <text:p>631</text:p>
          </table:table-cell>
          <table:table-cell office:value-type="string" calcext:value-type="string">
            <text:p>9s6a-b42z</text:p>
          </table:table-cell>
          <table:table-cell office:value-type="string" calcext:value-type="string">
            <text:p>new TGK dataset. primary key is only EU conformity code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MATCH(COM.MICROSOFT.CONCAT([.C38];&quot;*&quot;);[$preferred_name.A$1:$preferred_name.A$1048576];0)" office:value-type="float" office:value="785" calcext:value-type="float">
            <text:p>785</text:p>
          </table:table-cell>
          <table:table-cell table:formula="of:=COM.MICROSOFT.CONCAT([.D38];&quot;_&quot;;[.E38];&quot;_&quot;)" office:value-type="string" office:string-value="rdw_as_uitvoering_" calcext:value-type="string">
            <text:p>rdw_as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as_uitvoering</text:p>
          </table:table-cell>
          <table:table-cell table:formula="of:=[.A38]" office:value-type="float" office:value="602" calcext:value-type="float">
            <text:p>602</text:p>
          </table:table-cell>
          <table:table-cell office:value-type="string" calcext:value-type="string">
            <text:p>xhyb-w7xt</text:p>
          </table:table-cell>
          <table:table-cell office:value-type="string" calcext:value-type="string">
            <text:p>new TGK dataset</text:p>
          </table:table-cell>
        </table:table-row>
        <table:table-row table:style-name="ro2">
          <table:table-cell office:value-type="float" office:value="604" calcext:value-type="float">
            <text:p>604</text:p>
          </table:table-cell>
          <table:table-cell table:formula="of:=MATCH(COM.MICROSOFT.CONCAT([.C39];&quot;*&quot;);[$preferred_name.A$1:$preferred_name.A$1048576];0)" office:value-type="float" office:value="800" calcext:value-type="float">
            <text:p>800</text:p>
          </table:table-cell>
          <table:table-cell table:formula="of:=COM.MICROSOFT.CONCAT([.D39];&quot;_&quot;;[.E39];&quot;_&quot;)" office:value-type="string" office:string-value="rdw_handelsbenaming_fabrikant_" calcext:value-type="string">
            <text:p>rdw_handelsbenaming_fabrikant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handelsbenaming_fabrikant</text:p>
          </table:table-cell>
          <table:table-cell table:formula="of:=[.A39]" office:value-type="float" office:value="604" calcext:value-type="float">
            <text:p>604</text:p>
          </table:table-cell>
          <table:table-cell office:value-type="string" calcext:value-type="string">
            <text:p>x5v3-sewk</text:p>
          </table:table-cell>
          <table:table-cell office:value-type="string" calcext:value-type="string">
            <text:p>new TGK dataset</text:p>
          </table:table-cell>
        </table:table-row>
        <table:table-row table:style-name="ro2">
          <table:table-cell office:value-type="float" office:value="624" calcext:value-type="float">
            <text:p>624</text:p>
          </table:table-cell>
          <table:table-cell table:formula="of:=MATCH(COM.MICROSOFT.CONCAT([.C40];&quot;*&quot;);[$preferred_name.A$1:$preferred_name.A$1048576];0)" office:value-type="float" office:value="804" calcext:value-type="float">
            <text:p>804</text:p>
          </table:table-cell>
          <table:table-cell table:formula="of:=COM.MICROSOFT.CONCAT([.D40];&quot;_&quot;;[.E40];&quot;_&quot;)" office:value-type="string" office:string-value="rdw_speciale_doeleinden_" calcext:value-type="string">
            <text:p>rdw_speciale_doeleinden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speciale_doeleinden</text:p>
          </table:table-cell>
          <table:table-cell table:formula="of:=[.A40]" office:value-type="float" office:value="624" calcext:value-type="float">
            <text:p>624</text:p>
          </table:table-cell>
          <table:table-cell office:value-type="string" calcext:value-type="string">
            <text:p>m692-vvff</text:p>
          </table:table-cell>
          <table:table-cell office:value-type="string" calcext:value-type="string">
            <text:p>new TGK dataset</text:p>
          </table:table-cell>
        </table:table-row>
        <table:table-row table:style-name="ro2">
          <table:table-cell office:value-type="float" office:value="632" calcext:value-type="float">
            <text:p>632</text:p>
          </table:table-cell>
          <table:table-cell table:formula="of:=MATCH(COM.MICROSOFT.CONCAT([.C41];&quot;*&quot;);[$preferred_name.A$1:$preferred_name.A$1048576];0)" office:value-type="float" office:value="374" calcext:value-type="float">
            <text:p>374</text:p>
          </table:table-cell>
          <table:table-cell table:formula="of:=COM.MICROSOFT.CONCAT([.D41];&quot;_&quot;;[.E41];&quot;_&quot;)" office:value-type="string" office:string-value="rdw_merk_uitvoering_" calcext:value-type="string">
            <text:p>rdw_merk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merk_uitvoering</text:p>
          </table:table-cell>
          <table:table-cell table:formula="of:=[.A41]" office:value-type="float" office:value="632" calcext:value-type="float">
            <text:p>632</text:p>
          </table:table-cell>
          <table:table-cell office:value-type="string" calcext:value-type="string">
            <text:p>kyri-nuah</text:p>
          </table:table-cell>
          <table:table-cell office:value-type="string" calcext:value-type="string">
            <text:p>new TGK dataset</text:p>
          </table:table-cell>
        </table:table-row>
        <table:table-row table:style-name="ro2">
          <table:table-cell office:value-type="float" office:value="621" calcext:value-type="float">
            <text:p>621</text:p>
          </table:table-cell>
          <table:table-cell table:formula="of:=MATCH(COM.MICROSOFT.CONCAT([.C42];&quot;*&quot;);[$preferred_name.A$1:$preferred_name.A$1048576];0)" office:value-type="float" office:value="364" calcext:value-type="float">
            <text:p>364</text:p>
          </table:table-cell>
          <table:table-cell table:formula="of:=COM.MICROSOFT.CONCAT([.D42];&quot;_&quot;;[.E42];&quot;_&quot;)" office:value-type="string" office:string-value="rdw_carrosserie_uitvoering_" calcext:value-type="string">
            <text:p>rdw_carrosserie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carrosserie_uitvoering</text:p>
          </table:table-cell>
          <table:table-cell table:formula="of:=[.A42]" office:value-type="float" office:value="621" calcext:value-type="float">
            <text:p>621</text:p>
          </table:table-cell>
          <table:table-cell office:value-type="string" calcext:value-type="string">
            <text:p>ky2r-jqad</text:p>
          </table:table-cell>
          <table:table-cell office:value-type="string" calcext:value-type="string">
            <text:p>new TGK dataset</text:p>
          </table:table-cell>
        </table:table-row>
        <table:table-row table:style-name="ro2">
          <table:table-cell office:value-type="float" office:value="606" calcext:value-type="float">
            <text:p>606</text:p>
          </table:table-cell>
          <table:table-cell table:formula="of:=MATCH(COM.MICROSOFT.CONCAT([.C43];&quot;*&quot;);[$preferred_name.A$1:$preferred_name.A$1048576];0)" office:value-type="float" office:value="816" calcext:value-type="float">
            <text:p>816</text:p>
          </table:table-cell>
          <table:table-cell table:formula="of:=COM.MICROSOFT.CONCAT([.D43];&quot;_&quot;;[.E43];&quot;_&quot;)" office:value-type="string" office:string-value="rdw_energiebron_uitvoering_" calcext:value-type="string">
            <text:p>rdw_energiebron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energiebron_uitvoering</text:p>
          </table:table-cell>
          <table:table-cell table:formula="of:=[.A43]" office:value-type="float" office:value="606" calcext:value-type="float">
            <text:p>606</text:p>
          </table:table-cell>
          <table:table-cell office:value-type="string" calcext:value-type="string">
            <text:p>gr7t-qfnb</text:p>
          </table:table-cell>
          <table:table-cell office:value-type="string" calcext:value-type="string">
            <text:p>new TGK dataset</text:p>
          </table:table-cell>
        </table:table-row>
        <table:table-row table:style-name="ro2">
          <table:table-cell office:value-type="float" office:value="633" calcext:value-type="float">
            <text:p>633</text:p>
          </table:table-cell>
          <table:table-cell table:formula="of:=MATCH(COM.MICROSOFT.CONCAT([.C44];&quot;*&quot;);[$preferred_name.A$1:$preferred_name.A$1048576];0)" office:value-type="float" office:value="875" calcext:value-type="float">
            <text:p>875</text:p>
          </table:table-cell>
          <table:table-cell table:formula="of:=COM.MICROSOFT.CONCAT([.D44];&quot;_&quot;;[.E44];&quot;_&quot;)" office:value-type="string" office:string-value="rdw_koppeling_uitvoering_" calcext:value-type="string">
            <text:p>rdw_koppelin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koppeling_uitvoering</text:p>
          </table:table-cell>
          <table:table-cell table:formula="of:=[.A44]" office:value-type="float" office:value="633" calcext:value-type="float">
            <text:p>633</text:p>
          </table:table-cell>
          <table:table-cell office:value-type="string" calcext:value-type="string">
            <text:p>d3ex-xghj</text:p>
          </table:table-cell>
          <table:table-cell office:value-type="string" calcext:value-type="string">
            <text:p>new TGK dataset</text:p>
          </table:table-cell>
        </table:table-row>
        <table:table-row table:style-name="ro2">
          <table:table-cell office:value-type="float" office:value="603" calcext:value-type="float">
            <text:p>603</text:p>
          </table:table-cell>
          <table:table-cell table:formula="of:=MATCH(COM.MICROSOFT.CONCAT([.C45];&quot;*&quot;);[$preferred_name.A$1:$preferred_name.A$1048576];0)" office:value-type="float" office:value="886" calcext:value-type="float">
            <text:p>886</text:p>
          </table:table-cell>
          <table:table-cell table:formula="of:=COM.MICROSOFT.CONCAT([.D45];&quot;_&quot;;[.E45];&quot;_&quot;)" office:value-type="string" office:string-value="rdw_basis_uitvoering_" calcext:value-type="string">
            <text:p>rdw_basis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basis_uitvoering</text:p>
          </table:table-cell>
          <table:table-cell table:formula="of:=[.A45]" office:value-type="float" office:value="603" calcext:value-type="float">
            <text:p>603</text:p>
          </table:table-cell>
          <table:table-cell office:value-type="string" calcext:value-type="string">
            <text:p>byxc-wwua</text:p>
          </table:table-cell>
          <table:table-cell office:value-type="string" calcext:value-type="string">
            <text:p>new TGK dataset</text:p>
          </table:table-cell>
        </table:table-row>
        <table:table-row table:style-name="ro2">
          <table:table-cell office:value-type="float" office:value="610" calcext:value-type="float">
            <text:p>610</text:p>
          </table:table-cell>
          <table:table-cell table:formula="of:=MATCH(COM.MICROSOFT.CONCAT([.C46];&quot;*&quot;);[$preferred_name.A$1:$preferred_name.A$1048576];0)" office:value-type="float" office:value="920" calcext:value-type="float">
            <text:p>920</text:p>
          </table:table-cell>
          <table:table-cell table:formula="of:=COM.MICROSOFT.CONCAT([.D46];&quot;_&quot;;[.E46];&quot;_&quot;)" office:value-type="string" office:string-value="rdw_versnelling_uitvoering_" calcext:value-type="string">
            <text:p>rdw_versnellin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versnelling_uitvoering</text:p>
          </table:table-cell>
          <table:table-cell table:formula="of:=[.A46]" office:value-type="float" office:value="610" calcext:value-type="float">
            <text:p>610</text:p>
          </table:table-cell>
          <table:table-cell office:value-type="string" calcext:value-type="string">
            <text:p>7rjk-eycs</text:p>
          </table:table-cell>
          <table:table-cell office:value-type="string" calcext:value-type="string">
            <text:p>new TGK dataset</text:p>
          </table:table-cell>
        </table:table-row>
        <table:table-row table:style-name="ro2">
          <table:table-cell office:value-type="float" office:value="607" calcext:value-type="float">
            <text:p>607</text:p>
          </table:table-cell>
          <table:table-cell table:formula="of:=MATCH(COM.MICROSOFT.CONCAT([.C47];&quot;*&quot;);[$preferred_name.A$1:$preferred_name.A$1048576];0)" office:value-type="float" office:value="926" calcext:value-type="float">
            <text:p>926</text:p>
          </table:table-cell>
          <table:table-cell table:formula="of:=COM.MICROSOFT.CONCAT([.D47];&quot;_&quot;;[.E47];&quot;_&quot;)" office:value-type="string" office:string-value="rdw_aandrijving_uitvoering_" calcext:value-type="string">
            <text:p>rdw_aandrijving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aandrijving_uitvoering</text:p>
          </table:table-cell>
          <table:table-cell table:formula="of:=[.A47]" office:value-type="float" office:value="607" calcext:value-type="float">
            <text:p>607</text:p>
          </table:table-cell>
          <table:table-cell office:value-type="string" calcext:value-type="string">
            <text:p>4by9-ammk</text:p>
          </table:table-cell>
          <table:table-cell office:value-type="string" calcext:value-type="string">
            <text:p>new TGK dataset</text:p>
          </table:table-cell>
        </table:table-row>
        <table:table-row table:style-name="ro2">
          <table:table-cell office:value-type="float" office:value="634" calcext:value-type="float">
            <text:p>634</text:p>
          </table:table-cell>
          <table:table-cell table:formula="of:=MATCH(COM.MICROSOFT.CONCAT([.C48];&quot;*&quot;);[$preferred_name.A$1:$preferred_name.A$1048576];0)" office:value-type="string" office:string-value="" calcext:value-type="error">
            <text:p>#N/A</text:p>
          </table:table-cell>
          <table:table-cell table:formula="of:=COM.MICROSOFT.CONCAT([.D48];&quot;_&quot;;[.E48];&quot;_&quot;)" office:value-type="string" office:string-value="rdw_rupsbandset_uitvoering_" calcext:value-type="string">
            <text:p>rdw_rupsbandset_uitvoering_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rupsbandset_uitvoering</text:p>
          </table:table-cell>
          <table:table-cell table:formula="of:=[.A48]" office:value-type="float" office:value="634" calcext:value-type="float">
            <text:p>634</text:p>
          </table:table-cell>
          <table:table-cell office:value-type="string" calcext:value-type="string">
            <text:p>xn6e-huse</text:p>
          </table:table-cell>
          <table:table-cell office:value-type="string" calcext:value-type="string">
            <text:p>new TGK dataset</text:p>
          </table:table-cell>
        </table:table-row>
        <table:table-row table:style-name="ro1" table:number-rows-repeated="104852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eferred_name" table:style-name="ta1">
        <office:forms form:automatic-focus="false" form:apply-design-mode="false"/>
        <table:table-column table:style-name="co7" table:default-cell-style-name="ce36"/>
        <table:table-column table:style-name="co8" table:default-cell-style-name="ce20"/>
        <table:table-column table:style-name="co9" table:default-cell-style-name="ce20"/>
        <table:table-column table:style-name="co10" table:default-cell-style-name="ce40"/>
        <table:table-column table:style-name="co11" table:number-columns-repeated="1017" table:default-cell-style-name="ce40"/>
        <table:table-column table:style-name="co11" table:number-columns-repeated="3" table:default-cell-style-name="ce39"/>
        <table:table-row table:style-name="ro1">
          <table:table-cell table:style-name="ce33" office:value-type="string" calcext:value-type="string">
            <text:p>final_column_name</text:p>
          </table:table-cell>
          <table:table-cell office:value-type="string" calcext:value-type="string">
            <text:p>option1</text:p>
          </table:table-cell>
          <table:table-cell office:value-type="string" calcext:value-type="string">
            <text:p>option2</text:p>
          </table:table-cell>
          <table:table-cell table:style-name="ce20" office:value-type="string" calcext:value-type="string">
            <text:p>option3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drz__Source</text:p>
          </table:table-cell>
          <table:table-cell table:style-name="ce34" office:value-type="string" calcext:value-type="string">
            <text:p>Sour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Title</text:p>
          </table:table-cell>
          <table:table-cell table:style-name="ce34" office:value-type="string" calcext:value-type="string">
            <text:p>Titl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Price</text:p>
          </table:table-cell>
          <table:table-cell table:style-name="ce34" office:value-type="string" calcext:value-type="string">
            <text:p>Pri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raw</text:p>
          </table:table-cell>
          <table:table-cell table:style-name="ce34" office:value-type="string" calcext:value-type="string">
            <text:p>Dra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aw_text</text:p>
          </table:table-cell>
          <table:table-cell table:style-name="ce34" office:value-type="string" calcext:value-type="string">
            <text:p>Raw_tex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_images</text:p>
          </table:table-cell>
          <table:table-cell table:style-name="ce34" office:value-type="string" calcext:value-type="string">
            <text:p>N_imag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Images</text:p>
          </table:table-cell>
          <table:table-cell table:style-name="ce34" office:value-type="string" calcext:value-type="string">
            <text:p>Imag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t_counter</text:p>
          </table:table-cell>
          <table:table-cell table:style-name="ce34" office:value-type="string" calcext:value-type="string">
            <text:p>lot_count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te</text:p>
          </table:table-cell>
          <table:table-cell table:style-name="ce34" office:value-type="string" calcext:value-type="string">
            <text:p>No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tNr</text:p>
          </table:table-cell>
          <table:table-cell table:style-name="ce34" office:value-type="string" calcext:value-type="string">
            <text:p>LotN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tType</text:p>
          </table:table-cell>
          <table:table-cell table:style-name="ce34" office:value-type="string" calcext:value-type="string">
            <text:p>LotType</text:p>
          </table:table-cell>
          <table:table-cell table:style-name="ce33" office:value-type="string" calcext:value-type="string">
            <text:p>rdw_registrations_LotType</text:p>
          </table:table-cell>
          <table:table-cell table:style-name="ce34" office:value-type="string" calcext:value-type="string">
            <text:p>rdw_LotType</text:p>
          </table:table-cell>
          <table:table-cell table:number-columns-repeated="1020"/>
        </table:table-row>
        <table:table-row table:style-name="ro1">
          <table:table-cell table:style-name="ce33" office:value-type="string" calcext:value-type="string">
            <text:p>drz__ItemBrand</text:p>
          </table:table-cell>
          <table:table-cell table:style-name="ce34" office:value-type="string" calcext:value-type="string">
            <text:p>ItemBran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ItemType</text:p>
          </table:table-cell>
          <table:table-cell table:style-name="ce34" office:value-type="string" calcext:value-type="string">
            <text:p>Item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tCat</text:p>
          </table:table-cell>
          <table:table-cell table:style-name="ce34" office:value-type="string" calcext:value-type="string">
            <text:p>LotCa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eg</text:p>
          </table:table-cell>
          <table:table-cell table:style-name="ce34" office:value-type="string" calcext:value-type="string">
            <text:p>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AP</text:p>
          </table:table-cell>
          <table:table-cell table:style-name="ce34" office:value-type="string" calcext:value-type="string">
            <text:p>NAP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OdoKM</text:p>
          </table:table-cell>
          <table:table-cell table:style-name="ce34" office:value-type="string" calcext:value-type="string">
            <text:p>OdoKM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drz__OdoMLS</text:p>
          </table:table-cell>
          <table:table-cell table:style-name="ce34" office:value-type="string" calcext:value-type="string">
            <text:p>OdoML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OpH</text:p>
          </table:table-cell>
          <table:table-cell table:style-name="ce34" office:value-type="string" calcext:value-type="string">
            <text:p>Op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Mfdate</text:p>
          </table:table-cell>
          <table:table-cell table:style-name="ce34" office:value-type="string" calcext:value-type="string">
            <text:p>Mfda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Mfyear</text:p>
          </table:table-cell>
          <table:table-cell table:style-name="ce34" office:value-type="string" calcext:value-type="string">
            <text:p>Mfye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APKdate</text:p>
          </table:table-cell>
          <table:table-cell table:style-name="ce34" office:value-type="string" calcext:value-type="string">
            <text:p>APKda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BTW</text:p>
          </table:table-cell>
          <table:table-cell table:style-name="ce34" office:value-type="string" calcext:value-type="string">
            <text:p>BT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ForeignReg</text:p>
          </table:table-cell>
          <table:table-cell table:style-name="ce34" office:value-type="string" calcext:value-type="string">
            <text:p>Foreign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Vin</text:p>
          </table:table-cell>
          <table:table-cell table:style-name="ce34" office:value-type="string" calcext:value-type="string">
            <text:p>Vi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1</text:p>
          </table:table-cell>
          <table:table-cell table:style-name="ce34" office:value-type="string" calcext:value-type="string">
            <text:p>disclaim1</text:p>
          </table:table-cell>
          <table:table-cell table:style-name="ce33" office:value-type="string" calcext:value-type="string">
            <text:p>disclaim12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drz__disclaim2</text:p>
          </table:table-cell>
          <table:table-cell table:style-name="ce34" office:value-type="string" calcext:value-type="string">
            <text:p>disclaim2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drz__disclaim3</text:p>
          </table:table-cell>
          <table:table-cell table:style-name="ce34" office:value-type="string" calcext:value-type="string">
            <text:p>disclaim3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4</text:p>
          </table:table-cell>
          <table:table-cell table:style-name="ce34" office:value-type="string" calcext:value-type="string">
            <text:p>disclaim4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5</text:p>
          </table:table-cell>
          <table:table-cell table:style-name="ce34" office:value-type="string" calcext:value-type="string">
            <text:p>disclaim5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6</text:p>
          </table:table-cell>
          <table:table-cell table:style-name="ce34" office:value-type="string" calcext:value-type="string">
            <text:p>disclaim6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cvo</text:p>
          </table:table-cell>
          <table:table-cell table:style-name="ce34" office:value-type="string" calcext:value-type="string">
            <text:p>no_cv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igk</text:p>
          </table:table-cell>
          <table:table-cell table:style-name="ce34" office:value-type="string" calcext:value-type="string">
            <text:p>no_ig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dw150</text:p>
          </table:table-cell>
          <table:table-cell table:style-name="ce34" office:value-type="string" calcext:value-type="string">
            <text:p>rdw150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dw</text:p>
          </table:table-cell>
          <table:table-cell table:style-name="ce34" office:value-type="string" calcext:value-type="string">
            <text:p>no_rd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taxi</text:p>
          </table:table-cell>
          <table:table-cell table:style-name="ce34" office:value-type="string" calcext:value-type="string">
            <text:p>taxi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inireg</text:p>
          </table:table-cell>
          <table:table-cell table:style-name="ce34" office:value-type="string" calcext:value-type="string">
            <text:p>no_ini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early_reg</text:p>
          </table:table-cell>
          <table:table-cell table:style-name="ce34" office:value-type="string" calcext:value-type="string">
            <text:p>early_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orireg</text:p>
          </table:table-cell>
          <table:table-cell table:style-name="ce34" office:value-type="string" calcext:value-type="string">
            <text:p>no_ori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maybe_reg</text:p>
          </table:table-cell>
          <table:table-cell table:style-name="ce34" office:value-type="string" calcext:value-type="string">
            <text:p>maybe_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wo_frame</text:p>
          </table:table-cell>
          <table:table-cell table:style-name="ce34" office:value-type="string" calcext:value-type="string">
            <text:p>wo_fram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import</text:p>
          </table:table-cell>
          <table:table-cell table:style-name="ce34" office:value-type="string" calcext:value-type="string">
            <text:p>impo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jfc</text:p>
          </table:table-cell>
          <table:table-cell table:style-name="ce34" office:value-type="string" calcext:value-type="string">
            <text:p>jf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benzine</text:p>
          </table:table-cell>
          <table:table-cell table:style-name="ce34" office:value-type="string" calcext:value-type="string">
            <text:p>benzin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esel</text:p>
          </table:table-cell>
          <table:table-cell table:style-name="ce34" office:value-type="string" calcext:value-type="string">
            <text:p>dies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electric</text:p>
          </table:table-cell>
          <table:table-cell table:style-name="ce34" office:value-type="string" calcext:value-type="string">
            <text:p>electri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pg</text:p>
          </table:table-cell>
          <table:table-cell table:style-name="ce34" office:value-type="string" calcext:value-type="string">
            <text:p>lp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hybrid</text:p>
          </table:table-cell>
          <table:table-cell table:style-name="ce34" office:value-type="string" calcext:value-type="string">
            <text:p>hybri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cabriolet</text:p>
          </table:table-cell>
          <table:table-cell table:style-name="ce34" office:value-type="string" calcext:value-type="string">
            <text:p>cabriole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automatic</text:p>
          </table:table-cell>
          <table:table-cell table:style-name="ce34" office:value-type="string" calcext:value-type="string">
            <text:p>automati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key</text:p>
          </table:table-cell>
          <table:table-cell table:style-name="ce34" office:value-type="string" calcext:value-type="string">
            <text:p>no_ke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ocked</text:p>
          </table:table-cell>
          <table:table-cell table:style-name="ce34" office:value-type="string" calcext:value-type="string">
            <text:p>locke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eg</text:p>
          </table:table-cell>
          <table:table-cell table:style-name="ce34" office:value-type="string" calcext:value-type="string">
            <text:p>no_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nlreg193</text:p>
          </table:table-cell>
          <table:table-cell table:style-name="ce34" office:value-type="string" calcext:value-type="string">
            <text:p>no_nlreg193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nlreg194</text:p>
          </table:table-cell>
          <table:table-cell table:style-name="ce34" office:value-type="string" calcext:value-type="string">
            <text:p>no_nlreg194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nlreg19</text:p>
          </table:table-cell>
          <table:table-cell table:style-name="ce34" office:value-type="string" calcext:value-type="string">
            <text:p>no_nlreg19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egneeded</text:p>
          </table:table-cell>
          <table:table-cell table:style-name="ce34" office:value-type="string" calcext:value-type="string">
            <text:p>no_regneede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hd</text:p>
          </table:table-cell>
          <table:table-cell table:style-name="ce34" office:value-type="string" calcext:value-type="string">
            <text:p>rh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odo</text:p>
          </table:table-cell>
          <table:table-cell table:style-name="ce34" office:value-type="string" calcext:value-type="string">
            <text:p>no_od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oad</text:p>
          </table:table-cell>
          <table:table-cell table:style-name="ce34" office:value-type="string" calcext:value-type="string">
            <text:p>no_roa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isclaim_cr6</text:p>
          </table:table-cell>
          <table:table-cell table:style-name="ce34" office:value-type="string" calcext:value-type="string">
            <text:p>disclaim_cr6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crewcab</text:p>
          </table:table-cell>
          <table:table-cell table:style-name="ce34" office:value-type="string" calcext:value-type="string">
            <text:p>crewcab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carwrap</text:p>
          </table:table-cell>
          <table:table-cell table:style-name="ce34" office:value-type="string" calcext:value-type="string">
            <text:p>carwrap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vin</text:p>
          </table:table-cell>
          <table:table-cell table:style-name="ce34" office:value-type="string" calcext:value-type="string">
            <text:p>no_vi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d_lic</text:p>
          </table:table-cell>
          <table:table-cell table:style-name="ce34" office:value-type="string" calcext:value-type="string">
            <text:p>d_li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btw21</text:p>
          </table:table-cell>
          <table:table-cell table:style-name="ce34" office:value-type="string" calcext:value-type="string">
            <text:p>btw21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legguard</text:p>
          </table:table-cell>
          <table:table-cell table:style-name="ce34" office:value-type="string" calcext:value-type="string">
            <text:p>legguar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first_reg_abroad</text:p>
          </table:table-cell>
          <table:table-cell table:style-name="ce34" office:value-type="string" calcext:value-type="string">
            <text:p>first_reg_abroa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nap</text:p>
          </table:table-cell>
          <table:table-cell table:style-name="ce34" office:value-type="string" calcext:value-type="string">
            <text:p>no_nap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key_fixed</text:p>
          </table:table-cell>
          <table:table-cell table:style-name="ce34" office:value-type="string" calcext:value-type="string">
            <text:p>key_fixe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right_of_withdrawal</text:p>
          </table:table-cell>
          <table:table-cell table:style-name="ce34" office:value-type="string" calcext:value-type="string">
            <text:p>right_of_withdrawa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no_right_of_withdrawal</text:p>
          </table:table-cell>
          <table:table-cell table:style-name="ce34" office:value-type="string" calcext:value-type="string">
            <text:p>no_right_of_withdrawa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drz__wok</text:p>
          </table:table-cell>
          <table:table-cell table:style-name="ce34" office:value-type="string" calcext:value-type="string">
            <text:p>wok</text:p>
          </table:table-cell>
          <table:table-cell table:style-name="ce34" office:value-type="string" calcext:value-type="string">
            <text:p>rdw_ovi_under_survey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drz__is_cancelled</text:p>
          </table:table-cell>
          <table:table-cell table:style-name="ce34" office:value-type="string" calcext:value-type="string">
            <text:p>is_cancelled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33" office:value-type="string" calcext:value-type="string">
            <text:p>drz__trunk_shut</text:p>
          </table:table-cell>
          <table:table-cell table:style-name="ce34" office:value-type="string" calcext:value-type="string">
            <text:p>trunk_shut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33" office:value-type="string" calcext:value-type="string">
            <text:p>drz__SupInfo</text:p>
          </table:table-cell>
          <table:table-cell table:style-name="ce34" office:value-type="string" calcext:value-type="string">
            <text:p>Sup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kenteken__</text:p>
          </table:table-cell>
          <table:table-cell table:style-name="ce34" office:value-type="string" calcext:value-type="string">
            <text:p>rdw_kentek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registrations_Reg</text:p>
          </table:table-cell>
          <table:table-cell table:style-name="ce34" office:value-type="string" calcext:value-type="string">
            <text:p>rdw_Re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oertuigsoort</text:p>
          </table:table-cell>
          <table:table-cell table:style-name="ce34" office:value-type="string" calcext:value-type="string">
            <text:p>rdw_voertuigsoo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erk</text:p>
          </table:table-cell>
          <table:table-cell table:style-name="ce34" office:value-type="string" calcext:value-type="string">
            <text:p>rdw_mer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handelsbenaming</text:p>
          </table:table-cell>
          <table:table-cell table:style-name="ce34" office:value-type="string" calcext:value-type="string">
            <text:p>rdw_handelsbenam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ervaldatum_apk</text:p>
          </table:table-cell>
          <table:table-cell table:style-name="ce34" office:value-type="string" calcext:value-type="string">
            <text:p>rdw_vervaldatum_ap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tenaamstelling</text:p>
          </table:table-cell>
          <table:table-cell table:style-name="ce34" office:value-type="string" calcext:value-type="string">
            <text:p>rdw_datum_tenaamstell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inrichting</text:p>
          </table:table-cell>
          <table:table-cell table:style-name="ce34" office:value-type="string" calcext:value-type="string">
            <text:p>rdw_inricht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zitplaatsen</text:p>
          </table:table-cell>
          <table:table-cell table:style-name="ce34" office:value-type="string" calcext:value-type="string">
            <text:p>rdw_aantal_zitplaats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eerste_kleur</text:p>
          </table:table-cell>
          <table:table-cell table:style-name="ce34" office:value-type="string" calcext:value-type="string">
            <text:p>rdw_eerste_kleu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weede_kleur</text:p>
          </table:table-cell>
          <table:table-cell table:style-name="ce34" office:value-type="string" calcext:value-type="string">
            <text:p>rdw_tweede_kleu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cilinders</text:p>
          </table:table-cell>
          <table:table-cell table:style-name="ce34" office:value-type="string" calcext:value-type="string">
            <text:p>rdw_aantal_cilinder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cilinderinhoud</text:p>
          </table:table-cell>
          <table:table-cell table:style-name="ce34" office:value-type="string" calcext:value-type="string">
            <text:p>rdw_cilinderinhou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ssa_ledig_voertuig</text:p>
          </table:table-cell>
          <table:table-cell table:style-name="ce34" office:value-type="string" calcext:value-type="string">
            <text:p>rdw_massa_ledig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oegestane_maximum_massa_voertuig</text:p>
          </table:table-cell>
          <table:table-cell table:style-name="ce34" office:value-type="string" calcext:value-type="string">
            <text:p>rdw_toegestane_maximum_massa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ssa_rijklaar</text:p>
          </table:table-cell>
          <table:table-cell table:style-name="ce34" office:value-type="string" calcext:value-type="string">
            <text:p>rdw_massa_rijkla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ximum_massa_trekken_ongeremd</text:p>
          </table:table-cell>
          <table:table-cell table:style-name="ce34" office:value-type="string" calcext:value-type="string">
            <text:p>rdw_maximum_massa_trekken_ongerem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ximum_trekken_massa_geremd</text:p>
          </table:table-cell>
          <table:table-cell table:style-name="ce34" office:value-type="string" calcext:value-type="string">
            <text:p>rdw_maximum_trekken_massa_gerem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eerste_toelating</text:p>
          </table:table-cell>
          <table:table-cell table:style-name="ce34" office:value-type="string" calcext:value-type="string">
            <text:p>rdw_datum_eerste_toelat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eerste_tenaamstelling_in_nederland</text:p>
          </table:table-cell>
          <table:table-cell table:style-name="ce34" office:value-type="string" calcext:value-type="string">
            <text:p>rdw_datum_eerste_afgifte_nederland</text:p>
          </table:table-cell>
          <table:table-cell table:style-name="ce33" office:value-type="string" calcext:value-type="string">
            <text:p>rdw_datum_eerste_tenaamstelling_in_nederland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gekentekende_voertuigen_wacht_op_keuren</text:p>
          </table:table-cell>
          <table:table-cell table:style-name="ce34" office:value-type="string" calcext:value-type="string">
            <text:p>rdw_wacht_op_keur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catalogusprijs</text:p>
          </table:table-cell>
          <table:table-cell table:style-name="ce34" office:value-type="string" calcext:value-type="string">
            <text:p>rdw_catalogusprij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wam_verzekerd</text:p>
          </table:table-cell>
          <table:table-cell table:style-name="ce34" office:value-type="string" calcext:value-type="string">
            <text:p>rdw_wam_verzeker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deuren</text:p>
          </table:table-cell>
          <table:table-cell table:style-name="ce34" office:value-type="string" calcext:value-type="string">
            <text:p>rdw_aantal_deur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wielen</text:p>
          </table:table-cell>
          <table:table-cell table:style-name="ce34" office:value-type="string" calcext:value-type="string">
            <text:p>rdw_aantal_wiel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fstand_hart_koppeling_tot_achterzijde_voertuig</text:p>
          </table:table-cell>
          <table:table-cell table:style-name="ce34" office:value-type="string" calcext:value-type="string">
            <text:p>rdw_afstand_hart_koppeling_tot_achterzijde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fstand_voorzijde_voertuig_tot_hart_koppeling</text:p>
          </table:table-cell>
          <table:table-cell table:style-name="ce34" office:value-type="string" calcext:value-type="string">
            <text:p>rdw_afstand_voorzijde_voertuig_tot_hart_koppel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lengte</text:p>
          </table:table-cell>
          <table:table-cell table:style-name="ce34" office:value-type="string" calcext:value-type="string">
            <text:p>rdw_leng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breedte</text:p>
          </table:table-cell>
          <table:table-cell table:style-name="ce34" office:value-type="string" calcext:value-type="string">
            <text:p>rdw_breed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europese_voertuigcategorie</text:p>
          </table:table-cell>
          <table:table-cell table:style-name="ce34" office:value-type="string" calcext:value-type="string">
            <text:p>rdw_europese_voertuigcategori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plaats_chassisnummer</text:p>
          </table:table-cell>
          <table:table-cell table:style-name="ce34" office:value-type="string" calcext:value-type="string">
            <text:p>rdw_plaats_chassis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echnische_max_massa_voertuig</text:p>
          </table:table-cell>
          <table:table-cell table:style-name="ce34" office:value-type="string" calcext:value-type="string">
            <text:p>rdw_technische_max_massa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ype</text:p>
          </table:table-cell>
          <table:table-cell table:style-name="ce34" office:value-type="string" calcext:value-type="string">
            <text:p>rdw_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ypegoedkeuringsnummer</text:p>
          </table:table-cell>
          <table:table-cell table:style-name="ce34" office:value-type="string" calcext:value-type="string">
            <text:p>rdw_typegoedkeurings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ariant</text:p>
          </table:table-cell>
          <table:table-cell table:style-name="ce34" office:value-type="string" calcext:value-type="string">
            <text:p>rdw_varia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uitvoering</text:p>
          </table:table-cell>
          <table:table-cell table:style-name="ce34" office:value-type="string" calcext:value-type="string">
            <text:p>rdw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olgnummer_wijziging_eu_typegoedkeuring</text:p>
          </table:table-cell>
          <table:table-cell table:style-name="ce34" office:value-type="string" calcext:value-type="string">
            <text:p>rdw_volgnummer_wijziging_eu_typegoedkeu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ermogen_massarijklaar</text:p>
          </table:table-cell>
          <table:table-cell table:style-name="ce34" office:value-type="string" calcext:value-type="string">
            <text:p>rdw_vermogen_massarijkla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wielbasis</text:p>
          </table:table-cell>
          <table:table-cell table:style-name="ce34" office:value-type="string" calcext:value-type="string">
            <text:p>rdw_wielbasi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export_indicator</text:p>
          </table:table-cell>
          <table:table-cell table:style-name="ce34" office:value-type="string" calcext:value-type="string">
            <text:p>rdw_export_indicato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openstaande_terugroepactie_indicator</text:p>
          </table:table-cell>
          <table:table-cell table:style-name="ce34" office:value-type="string" calcext:value-type="string">
            <text:p>rdw_openstaande_terugroepactie_indicato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axi_indicator</text:p>
          </table:table-cell>
          <table:table-cell table:style-name="ce34" office:value-type="string" calcext:value-type="string">
            <text:p>rdw_taxi_indicato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maximum_massa_samenstelling</text:p>
          </table:table-cell>
          <table:table-cell table:style-name="ce34" office:value-type="string" calcext:value-type="string">
            <text:p>rdw_maximum_massa_samenstell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antal_rolstoelplaatsen</text:p>
          </table:table-cell>
          <table:table-cell table:style-name="ce34" office:value-type="string" calcext:value-type="string">
            <text:p>rdw_aantal_rolstoelplaats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jaar_laatste_registratie_tellerstand</text:p>
          </table:table-cell>
          <table:table-cell table:style-name="ce34" office:value-type="string" calcext:value-type="string">
            <text:p>rdw_jaar_laatste_registratie_tellerstan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ellerstandoordeel</text:p>
          </table:table-cell>
          <table:table-cell table:style-name="ce34" office:value-type="string" calcext:value-type="string">
            <text:p>rdw_tellerstandoorde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code_toelichting_tellerstandoordeel</text:p>
          </table:table-cell>
          <table:table-cell table:style-name="ce34" office:value-type="string" calcext:value-type="string">
            <text:p>rdw_code_toelichting_tellerstandoorde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enaamstellen_mogelijk</text:p>
          </table:table-cell>
          <table:table-cell table:style-name="ce34" office:value-type="string" calcext:value-type="string">
            <text:p>rdw_tenaamstellen_mogelij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ervaldatum_apk_dt</text:p>
          </table:table-cell>
          <table:table-cell table:style-name="ce34" office:value-type="string" calcext:value-type="string">
            <text:p>rdw_vervaldatum_apk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tenaamstelling_dt</text:p>
          </table:table-cell>
          <table:table-cell table:style-name="ce34" office:value-type="string" calcext:value-type="string">
            <text:p>rdw_datum_tenaamstelling_dt</text:p>
          </table:table-cell>
          <table:table-cell table:style-name="ce39" table:number-columns-repeated="2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datum_eerste_toelating_dt</text:p>
          </table:table-cell>
          <table:table-cell table:style-name="ce34" office:value-type="string" calcext:value-type="string">
            <text:p>rdw_datum_eerste_toelating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datum_eerste_tenaamstelling_in_nederland_dt</text:p>
          </table:table-cell>
          <table:table-cell table:style-name="ce34" office:value-type="string" calcext:value-type="string">
            <text:p>rdw_datum_eerste_afgifte_nederland_dt</text:p>
          </table:table-cell>
          <table:table-cell table:style-name="ce33" office:value-type="string" calcext:value-type="string">
            <text:p>rdw_datum_eerste_tenaamstelling_in_nederland_dt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zuinigheidsclassificatie</text:p>
          </table:table-cell>
          <table:table-cell table:style-name="ce34" office:value-type="string" calcext:value-type="string">
            <text:p>rdw_zuinigheidsclassificatie</text:p>
          </table:table-cell>
          <table:table-cell table:style-name="ce33" office:value-type="string" calcext:value-type="string">
            <text:p>rdw_zuinigheidslabel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gekentekende_voertuigen_api_gekentekende_voertuigen_assen</text:p>
          </table:table-cell>
          <table:table-cell table:style-name="ce34" office:value-type="string" calcext:value-type="string">
            <text:p>rdw_api_gekentekende_voertuigen_ass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pi_gekentekende_voertuigen_brandstof</text:p>
          </table:table-cell>
          <table:table-cell table:style-name="ce34" office:value-type="string" calcext:value-type="string">
            <text:p>rdw_api_gekentekende_voertuigen_brandstof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pi_gekentekende_voertuigen_carrosserie</text:p>
          </table:table-cell>
          <table:table-cell table:style-name="ce34" office:value-type="string" calcext:value-type="string">
            <text:p>rdw_api_gekentekende_voertuigen_carrosseri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pi_gekentekende_voertuigen_carrosserie_specifiek</text:p>
          </table:table-cell>
          <table:table-cell table:style-name="ce34" office:value-type="string" calcext:value-type="string">
            <text:p>rdw_api_gekentekende_voertuigen_carrosserie_specifie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api_gekentekende_voertuigen_voertuigklasse</text:p>
          </table:table-cell>
          <table:table-cell table:style-name="ce34" office:value-type="string" calcext:value-type="string">
            <text:p>rdw_api_gekentekende_voertuigen_voertuigklass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bruto_bpm</text:p>
          </table:table-cell>
          <table:table-cell table:style-name="ce34" office:value-type="string" calcext:value-type="string">
            <text:p>rdw_bruto_bp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laadvermogen</text:p>
          </table:table-cell>
          <table:table-cell table:style-name="ce34" office:value-type="string" calcext:value-type="string">
            <text:p>rdw_laadvermogen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aanhangwagen_autonoom_geremd</text:p>
          </table:table-cell>
          <table:table-cell table:style-name="ce34" office:value-type="string" calcext:value-type="string">
            <text:p>rdw_aanhangwagen_autonoom_geremd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aanhangwagen_middenas_geremd</text:p>
          </table:table-cell>
          <table:table-cell table:style-name="ce34" office:value-type="string" calcext:value-type="string">
            <text:p>rdw_aanhangwagen_middenas_geremd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4" office:value-type="string" calcext:value-type="string">
            <text:p>rdw_gekentekende_voertuigen_maximum_last_onder_de_voorassen_tezamen_koppeling</text:p>
          </table:table-cell>
          <table:table-cell table:style-name="ce34" office:value-type="string" calcext:value-type="string">
            <text:p>rdw_gekentekende_voertuigen_maximum_last_onder_de_vooras_sen_tezamen_koppeling</text:p>
          </table:table-cell>
          <table:table-cell table:style-name="ce34" office:value-type="string" calcext:value-type="string">
            <text:p>rdw_maximum_last_onder_de_vooras_sen_tezamen_koppeling</text:p>
          </table:table-cell>
          <table:table-cell table:style-name="ce20"/>
          <table:table-cell table:style-name="ce39"/>
          <table:table-cell table:number-columns-repeated="1016"/>
          <table:table-cell table:style-name="ce40"/>
          <table:table-cell table:number-columns-repeated="2"/>
        </table:table-row>
        <table:table-row table:style-name="ro1">
          <table:table-cell table:style-name="ce33" office:value-type="string" calcext:value-type="string">
            <text:p>rdw_gekentekende_voertuigen_maximum_ondersteunende_snelheid</text:p>
          </table:table-cell>
          <table:table-cell table:style-name="ce34" office:value-type="string" calcext:value-type="string">
            <text:p>rdw_maximum_ondersteunende_snelheid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europese_voertuigcategorie_toevoeging</text:p>
          </table:table-cell>
          <table:table-cell table:style-name="ce34" office:value-type="string" calcext:value-type="string">
            <text:p>rdw_europese_voertuigcategorie_toevoeging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europese_uitvoeringcategorie_toevoeging</text:p>
          </table:table-cell>
          <table:table-cell table:style-name="ce34" office:value-type="string" calcext:value-type="string">
            <text:p>rdw_europese_uitvoeringcategorie_toevoeging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maximale_constructiesnelheid</text:p>
          </table:table-cell>
          <table:table-cell table:style-name="ce34" office:value-type="string" calcext:value-type="string">
            <text:p>rdw_maximale_constructiesnelheid_brom_snorfiets</text:p>
          </table:table-cell>
          <table:table-cell table:style-name="ce33" office:value-type="string" calcext:value-type="string">
            <text:p>rdw_maximale_constructiesnelheid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hoogte_voertuig</text:p>
          </table:table-cell>
          <table:table-cell table:style-name="ce33" office:value-type="string" calcext:value-type="string">
            <text:p>rdw_hoogte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oplegger_geremd</text:p>
          </table:table-cell>
          <table:table-cell table:style-name="ce33" office:value-type="string" calcext:value-type="string">
            <text:p>rdw_oplegger_gerem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vervaldatum_tachograaf</text:p>
          </table:table-cell>
          <table:table-cell table:style-name="ce34" office:value-type="string" calcext:value-type="string">
            <text:p>rdw_vervaldatum_tachograaf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vervaldatum_tachograaf_dt</text:p>
          </table:table-cell>
          <table:table-cell table:style-name="ce34" office:value-type="string" calcext:value-type="string">
            <text:p>rdw_vervaldatum_tachograaf_dt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type_gasinstallatie</text:p>
          </table:table-cell>
          <table:table-cell table:style-name="ce34" office:value-type="string" calcext:value-type="string">
            <text:p>rdw_type_gasinstallatie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gekentekende_voertuigen_registratie_datum_goedkeuring_afschrijvingsmoment_bpm</text:p>
          </table:table-cell>
          <table:table-cell table:style-name="ce33" office:value-type="string" calcext:value-type="string">
            <text:p>rdw_registratie_datum_goedkeuring_afschrijvingsmoment_bp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registratie_datum_goedkeuring_afschrijvingsmoment_bpm_dt</text:p>
          </table:table-cell>
          <table:table-cell table:style-name="ce33" office:value-type="string" calcext:value-type="string">
            <text:p>rdw_registratie_datum_goedkeuring_afschrijvingsmoment_bp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kentekende_voertuigen_TimeStamp</text:p>
          </table:table-cell>
          <table:table-cell table:style-name="ce34" office:value-type="string" calcext:value-type="string">
            <text:p>rdw_TimeStamp_x</text:p>
          </table:table-cell>
          <table:table-cell table:style-name="ce33" office:value-type="string" calcext:value-type="string">
            <text:p>rdw_TimeStamp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assen_as_nummer_X</text:p>
          </table:table-cell>
          <table:table-cell table:style-name="ce33" office:value-type="string" calcext:value-type="string">
            <text:p>rdw_as_nummer_X</text:p>
          </table:table-cell>
          <table:table-cell table:style-name="ce33" office:value-type="string" calcext:value-type="string">
            <text:p>rdw_as_nummer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assen_aantal_assen_X</text:p>
          </table:table-cell>
          <table:table-cell table:style-name="ce34" office:value-type="string" calcext:value-type="string">
            <text:p>rdw_aantal_assen_X</text:p>
          </table:table-cell>
          <table:table-cell table:style-name="ce34" office:value-type="string" calcext:value-type="string">
            <text:p>rdw_aantal_assen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plaatscode_as_X</text:p>
          </table:table-cell>
          <table:table-cell table:style-name="ce33" office:value-type="string" calcext:value-type="string">
            <text:p>rdw_plaatscode_as_X</text:p>
          </table:table-cell>
          <table:table-cell table:style-name="ce33" office:value-type="string" calcext:value-type="string">
            <text:p>rdw_plaatscode_as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spoorbreedte_X</text:p>
          </table:table-cell>
          <table:table-cell table:style-name="ce33" office:value-type="string" calcext:value-type="string">
            <text:p>rdw_spoorbreedte_X</text:p>
          </table:table-cell>
          <table:table-cell table:style-name="ce33" office:value-type="string" calcext:value-type="string">
            <text:p>rdw_spoorbreedte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wettelijk_toegestane_maximum_aslast_X</text:p>
          </table:table-cell>
          <table:table-cell table:style-name="ce33" office:value-type="string" calcext:value-type="string">
            <text:p>rdw_wettelijk_toegestane_maximum_aslast_X</text:p>
          </table:table-cell>
          <table:table-cell table:style-name="ce33" office:value-type="string" calcext:value-type="string">
            <text:p>rdw_wettelijk_toegestane_maximum_aslas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technisch_toegestane_maximum_aslast_X</text:p>
          </table:table-cell>
          <table:table-cell table:style-name="ce33" office:value-type="string" calcext:value-type="string">
            <text:p>rdw_technisch_toegestane_maximum_aslast_X</text:p>
          </table:table-cell>
          <table:table-cell table:style-name="ce33" office:value-type="string" calcext:value-type="string">
            <text:p>rdw_technisch_toegestane_maximum_aslas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hefas_X</text:p>
          </table:table-cell>
          <table:table-cell table:style-name="ce33" office:value-type="string" calcext:value-type="string">
            <text:p>rdw_hefas_X</text:p>
          </table:table-cell>
          <table:table-cell table:style-name="ce33" office:value-type="string" calcext:value-type="string">
            <text:p>rdw_hefas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aangedreven_as_X</text:p>
          </table:table-cell>
          <table:table-cell table:style-name="ce33" office:value-type="string" calcext:value-type="string">
            <text:p>rdw_aangedreven_as_X</text:p>
          </table:table-cell>
          <table:table-cell table:style-name="ce33" office:value-type="string" calcext:value-type="string">
            <text:p>rdw_aangedreven_as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weggedrag_code_X</text:p>
          </table:table-cell>
          <table:table-cell table:style-name="ce33" office:value-type="string" calcext:value-type="string">
            <text:p>rdw_weggedrag_code_X</text:p>
          </table:table-cell>
          <table:table-cell table:style-name="ce33" office:value-type="string" calcext:value-type="string">
            <text:p>rdw_weggedrag_code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assen_afstand_tot_volgende_as_voertuig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assen_TimeStamp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randstof_brandstof_volgnummer_X</text:p>
          </table:table-cell>
          <table:table-cell table:style-name="ce33" office:value-type="string" calcext:value-type="string">
            <text:p>rdw_brandstof_volgnummer_X</text:p>
          </table:table-cell>
          <table:table-cell table:style-name="ce33" office:value-type="string" calcext:value-type="string">
            <text:p>rdw_brandstof_volgnummer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brandstof_omschrijving_X</text:p>
          </table:table-cell>
          <table:table-cell table:style-name="ce33" office:value-type="string" calcext:value-type="string">
            <text:p>rdw_brandstof_omschrijving_X</text:p>
          </table:table-cell>
          <table:table-cell table:style-name="ce33" office:value-type="string" calcext:value-type="string">
            <text:p>rdw_brandstof_omschrijving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brandstofverbruik_buiten_X</text:p>
          </table:table-cell>
          <table:table-cell table:style-name="ce33" office:value-type="string" calcext:value-type="string">
            <text:p>rdw_brandstofverbruik_buiten_X</text:p>
          </table:table-cell>
          <table:table-cell table:style-name="ce33" office:value-type="string" calcext:value-type="string">
            <text:p>rdw_brandstofverbruik_buiten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brandstofverbruik_gecombineerd_X</text:p>
          </table:table-cell>
          <table:table-cell table:style-name="ce33" office:value-type="string" calcext:value-type="string">
            <text:p>rdw_brandstofverbruik_gecombineerd_X</text:p>
          </table:table-cell>
          <table:table-cell table:style-name="ce33" office:value-type="string" calcext:value-type="string">
            <text:p>rdw_brandstofverbruik_gecombineerd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brandstofverbruik_stad_X</text:p>
          </table:table-cell>
          <table:table-cell table:style-name="ce33" office:value-type="string" calcext:value-type="string">
            <text:p>rdw_brandstofverbruik_stad_X</text:p>
          </table:table-cell>
          <table:table-cell table:style-name="ce33" office:value-type="string" calcext:value-type="string">
            <text:p>rdw_brandstofverbruik_stad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co2_uitstoot_gecombineerd_X</text:p>
          </table:table-cell>
          <table:table-cell table:style-name="ce33" office:value-type="string" calcext:value-type="string">
            <text:p>rdw_co2_uitstoot_gecombineerd_X</text:p>
          </table:table-cell>
          <table:table-cell table:style-name="ce33" office:value-type="string" calcext:value-type="string">
            <text:p>rdw_co2_uitstoot_gecombineerd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geluidsniveau_rijdend_X</text:p>
          </table:table-cell>
          <table:table-cell table:style-name="ce34" office:value-type="string" calcext:value-type="string">
            <text:p>rdw_geluidsniveau_rijdend_X</text:p>
          </table:table-cell>
          <table:table-cell table:style-name="ce35" office:value-type="string" calcext:value-type="string">
            <text:p>rdw_geluidsniveau_rijdend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geluidsniveau_stationair_X</text:p>
          </table:table-cell>
          <table:table-cell table:style-name="ce33" office:value-type="string" calcext:value-type="string">
            <text:p>rdw_geluidsniveau_stationair_X</text:p>
          </table:table-cell>
          <table:table-cell table:style-name="ce33" office:value-type="string" calcext:value-type="string">
            <text:p>rdw_geluidsniveau_stationair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emissiecode_omschrijving_X</text:p>
          </table:table-cell>
          <table:table-cell table:style-name="ce33" office:value-type="string" calcext:value-type="string">
            <text:p>rdw_emissiecode_omschrijving_X</text:p>
          </table:table-cell>
          <table:table-cell table:style-name="ce33" office:value-type="string" calcext:value-type="string">
            <text:p>rdw_emissiecode_omschrijving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milieuklasse_eg_goedkeuring_licht_X</text:p>
          </table:table-cell>
          <table:table-cell table:style-name="ce33" office:value-type="string" calcext:value-type="string">
            <text:p>rdw_milieuklasse_eg_goedkeuring_licht_X</text:p>
          </table:table-cell>
          <table:table-cell table:style-name="ce33" office:value-type="string" calcext:value-type="string">
            <text:p>rdw_milieuklasse_eg_goedkeuring_lich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nettomaximumvermogen_X</text:p>
          </table:table-cell>
          <table:table-cell table:style-name="ce33" office:value-type="string" calcext:value-type="string">
            <text:p>rdw_nettomaximumvermogen_X</text:p>
          </table:table-cell>
          <table:table-cell table:style-name="ce33" office:value-type="string" calcext:value-type="string">
            <text:p>rdw_nettomaximumvermogen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toerental_geluidsniveau_X</text:p>
          </table:table-cell>
          <table:table-cell table:style-name="ce33" office:value-type="string" calcext:value-type="string">
            <text:p>rdw_toerental_geluidsniveau_X</text:p>
          </table:table-cell>
          <table:table-cell table:style-name="ce33" office:value-type="string" calcext:value-type="string">
            <text:p>rdw_toerental_geluidsniveau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uitlaatemissieniveau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uitstoot_deeltjes_licht_X</text:p>
          </table:table-cell>
          <table:table-cell table:style-name="ce33" office:value-type="string" calcext:value-type="string">
            <text:p>rdw_uitstoot_deeltjes_licht_X</text:p>
          </table:table-cell>
          <table:table-cell table:style-name="ce33" office:value-type="string" calcext:value-type="string">
            <text:p>rdw_uitstoot_deeltjes_lich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roetuitstoot_X</text:p>
          </table:table-cell>
          <table:table-cell table:style-name="ce33" office:value-type="string" calcext:value-type="string">
            <text:p>rdw_roetuitstoot_X</text:p>
          </table:table-cell>
          <table:table-cell table:style-name="ce33" office:value-type="string" calcext:value-type="string">
            <text:p>rdw_roetuitstoot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klasse_hybride_elektrisch_voertui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nominaal_continu_maximumvermogen_X</text:p>
          </table:table-cell>
          <table:table-cell table:style-name="ce33" office:value-type="string" calcext:value-type="string">
            <text:p>rdw_nominaal_continu_maximumvermogen_X</text:p>
          </table:table-cell>
          <table:table-cell table:style-name="ce33" office:value-type="string" calcext:value-type="string">
            <text:p>rdw_nominaal_continu_maximumvermogen</text:p>
          </table:table-cell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brandstof_co2_uitstoot_gewogen_X</text:p>
          </table:table-cell>
          <table:table-cell table:style-name="ce33" office:value-type="string" calcext:value-type="string">
            <text:p>rdw_co2_uitstoot_gewogen_X</text:p>
          </table:table-cell>
          <table:table-cell table:style-name="ce33" office:value-type="string" calcext:value-type="string">
            <text:p>rdw_co2_uitstoot_gewogen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emis_deeltjes_type1_wltp_X</text:p>
          </table:table-cell>
          <table:table-cell table:style-name="ce34" office:value-type="string" calcext:value-type="string">
            <text:p>rdw_brandstof_emissie_deeltjes_type1_wltp_X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emissie_co2_gecombineerd_wltp_X</text:p>
          </table:table-cell>
          <table:table-cell table:style-name="ce33" office:value-type="string" calcext:value-type="string">
            <text:p>rdw_brandstof_emis_co2_gewogen_gecombineerd_wltp_X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brandstof_verbruik_gecombineerd_wltp_X</text:p>
          </table:table-cell>
          <table:table-cell table:style-name="ce33" office:value-type="string" calcext:value-type="string">
            <text:p>rdw_brandstof_brandstof_verbruik_gewogen_gecombineerd_wltp_X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randstof_TimeStamp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carrosserie_volgnummer_X</text:p>
          </table:table-cell>
          <table:table-cell table:style-name="ce33" office:value-type="string" calcext:value-type="string">
            <text:p>rdw_carrosserie_volgnummer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carrosserietype_X</text:p>
          </table:table-cell>
          <table:table-cell table:style-name="ce33" office:value-type="string" calcext:value-type="string">
            <text:p>rdw_carrosserietype</text:p>
          </table:table-cell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carrosserie_type_carrosserie_europese_omschrijving_X</text:p>
          </table:table-cell>
          <table:table-cell table:style-name="ce33" office:value-type="string" calcext:value-type="string">
            <text:p>rdw_type_carrosserie_europese_omschrijving</text:p>
          </table:table-cell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carrosserie_TimeStamp</text:p>
          </table:table-cell>
          <table:table-cell table:style-name="ce34"/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carrosserie_volgnummer_X_X</text:p>
          </table:table-cell>
          <table:table-cell table:style-name="ce34" office:value-type="string" calcext:value-type="string">
            <text:p>rdw_carrosserie_specifiek_carrosserie_volgnummer_X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carrosserie_voertuig_nummer_code_volgnummer_X_X</text:p>
          </table:table-cell>
          <table:table-cell table:style-name="ce33" office:value-type="string" calcext:value-type="string">
            <text:p>rdw_carrosserie_specifiek_carrosserie_voertuig_nummer_code_volgnummer_X</text:p>
          </table:table-cell>
          <table:table-cell table:style-name="ce33" office:value-type="string" calcext:value-type="string">
            <text:p>rdw_carrosserie_voertuig_nummer_code_volgnummer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carrosseriecode_X_X</text:p>
          </table:table-cell>
          <table:table-cell table:style-name="ce34" office:value-type="string" calcext:value-type="string">
            <text:p>rdw_carrosserie_specifiek_carrosseriecode_X</text:p>
          </table:table-cell>
          <table:table-cell table:style-name="ce33" office:value-type="string" calcext:value-type="string">
            <text:p>rdw_carrosseriecode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carrosserie_voertuig_nummer_europese_omschrijving_X_X</text:p>
          </table:table-cell>
          <table:table-cell table:style-name="ce34" office:value-type="string" calcext:value-type="string">
            <text:p>rdw_carrosserie_specifiek_carrosserie_voertuig_nummer_europese_omschrijving_X</text:p>
          </table:table-cell>
          <table:table-cell table:style-name="ce33" office:value-type="string" calcext:value-type="string">
            <text:p>rdw_carrosserie_voertuig_nummer_europese_omschrijving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carrosserie_specificatie_TimeStamp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voertuigklasse_TimeStamp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rupsbande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5" office:value-type="string" calcext:value-type="string">
            <text:p>rdw_subcategorie_voertuig_subcategorie_voertuig_europees_omschrijving_X</text:p>
          </table:table-cell>
          <table:table-cell table:style-name="ce35" office:value-type="string" calcext:value-type="string">
            <text:p>rdw_subcategorie_voertuig_subcategorie_voertuig_europees_omschrijving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rdw_subcategorie_voertuig_subcategorie_voertuig_europees_X</text:p>
          </table:table-cell>
          <table:table-cell table:style-name="ce35" office:value-type="string" calcext:value-type="string">
            <text:p>rdw_subcategorie_voertuig_subcategorie_voertuig_europe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subcategorie_voertuig_subcategorie_voertuig_volgnummer_X</text:p>
          </table:table-cell>
          <table:table-cell table:style-name="ce33" office:value-type="string" calcext:value-type="string">
            <text:p>rdw_subcategorie_voertuig_subcategorie_voertuig_volg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subcategorie_voertui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code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code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variabele_tekst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bijzonderheid_eenheid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ijzonderhede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erugroep_actie_status_referentiecode_rdw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erugroep_actie_status_code_status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erugroep_actie_status_status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erugroep_actie_status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keuringen_vervaldatum_keur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keuringen_vervaldatum_keuring_d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keuringe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eldingen_keuringsinstantie_meld_datum_door_keuringsinstantie_d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soort_erkenning_keuringsinstanti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meld_datum_door_keuringsinstanti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meld_tijd_door_keuringsinstanti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soort_erkenning_omschrijvin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soort_melding_ki_omschrijvin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vervaldatum_keurin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vervaldatum_keuring_d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eldingen_keuringsinstantie_api_gebrek_constateringen_X</text:p>
          </table:table-cell>
          <table:table-cell table:style-name="ce34" office:value-type="string" calcext:value-type="string">
            <text:p>rdw_api_gebrek_constatering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meldingen_keuringsinstantie_api_gebrek_beschrijving_X</text:p>
          </table:table-cell>
          <table:table-cell table:style-name="ce34" office:value-type="string" calcext:value-type="string">
            <text:p>rdw_api_gebrek_beschrijv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meldingen_keuringsinstantie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toegevoegde_objecten_montagedatum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4" office:value-type="string" calcext:value-type="string">
            <text:p>rdw_toegevoegde_objecten_demontagedatum_X_X_X</text:p>
          </table:table-cell>
          <table:table-cell table:style-name="ce34" office:value-type="string" calcext:value-type="string">
            <text:p>rdw_toegevoegde_objecten_demontagedatum_X_X</text:p>
          </table:table-cell>
          <table:table-cell table:style-name="ce34" office:value-type="string" calcext:value-type="string">
            <text:p>rdw_toegevoegde_objecten_demontagedatum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soort_toe_te_voegen_object_omschrijving_X_X_X</text:p>
          </table:table-cell>
          <table:table-cell table:style-name="ce34" office:value-type="string" calcext:value-type="string">
            <text:p>rdw_toegevoegde_objecten_soort_toe_te_voegen_object_omschrijving_X_X</text:p>
          </table:table-cell>
          <table:table-cell table:style-name="ce34" office:value-type="string" calcext:value-type="string">
            <text:p>rdw_toegevoegde_objecten_soort_toe_te_voegen_object_omschrijving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merk_object_toegevoegd_X_X_X</text:p>
          </table:table-cell>
          <table:table-cell table:style-name="ce34" office:value-type="string" calcext:value-type="string">
            <text:p>rdw_toegevoegde_objecten_merk_object_toegevoegd_X_X</text:p>
          </table:table-cell>
          <table:table-cell table:style-name="ce34" office:value-type="string" calcext:value-type="string">
            <text:p>rdw_toegevoegde_objecten_merk_object_toegevoegd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merkcode_toegevoegd_object_X_X_X</text:p>
          </table:table-cell>
          <table:table-cell table:style-name="ce34" office:value-type="string" calcext:value-type="string">
            <text:p>rdw_toegevoegde_objecten_merkcode_toegevoegd_object_X_X</text:p>
          </table:table-cell>
          <table:table-cell table:style-name="ce34" office:value-type="string" calcext:value-type="string">
            <text:p>rdw_toegevoegde_objecten_merkcode_toegevoegd_object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uitvoerings_volgnr_toegev_obj_X_X_X</text:p>
          </table:table-cell>
          <table:table-cell table:style-name="ce34" office:value-type="string" calcext:value-type="string">
            <text:p>rdw_toegevoegde_objecten_uitvoerings_volgnr_toegev_obj_X_X</text:p>
          </table:table-cell>
          <table:table-cell table:style-name="ce34" office:value-type="string" calcext:value-type="string">
            <text:p>rdw_toegevoegde_objecten_uitvoerings_volgnr_toegev_obj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montagedatum_dt_X_X_X</text:p>
          </table:table-cell>
          <table:table-cell table:style-name="ce34" office:value-type="string" calcext:value-type="string">
            <text:p>rdw_toegevoegde_objecten_montagedatum_dt_X_X</text:p>
          </table:table-cell>
          <table:table-cell table:style-name="ce34" office:value-type="string" calcext:value-type="string">
            <text:p>rdw_toegevoegde_objecten_montagedatum_dt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gasinstallatie_tank_inhoud_X_X_X</text:p>
          </table:table-cell>
          <table:table-cell table:style-name="ce34" office:value-type="string" calcext:value-type="string">
            <text:p>rdw_toegevoegde_objecten_gasinstallatie_tank_inhoud_X_X</text:p>
          </table:table-cell>
          <table:table-cell table:style-name="ce34" office:value-type="string" calcext:value-type="string">
            <text:p>rdw_toegevoegde_objecten_gasinstallatie_tank_inhoud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4" office:value-type="string" calcext:value-type="string">
            <text:p>rdw_toegevoegde_objecten_classificatie_toegevoegd_obj_X_X_X</text:p>
          </table:table-cell>
          <table:table-cell table:style-name="ce34" office:value-type="string" calcext:value-type="string">
            <text:p>rdw_toegevoegde_objecten_classificatie_toegevoegd_obj_X_X</text:p>
          </table:table-cell>
          <table:table-cell table:style-name="ce34" office:value-type="string" calcext:value-type="string">
            <text:p>rdw_toegevoegde_objecten_classificatie_toegevoegd_obj_X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 table:style-name="ce33" office:value-type="string" calcext:value-type="string">
            <text:p>rdw_toegevoegde_objecte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meld_datum_door_keuringsinstantie_dt_X_X</text:p>
          </table:table-cell>
          <table:table-cell table:style-name="ce34" office:value-type="string" calcext:value-type="string">
            <text:p>rdw_gebrek_constateringen_meld_datum_door_keuringsinstantie_dt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gebrek_identificatie_X_X</text:p>
          </table:table-cell>
          <table:table-cell table:style-name="ce34" office:value-type="string" calcext:value-type="string">
            <text:p>rdw_gebrek_constateringen_gebrek_identificati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soort_erkenning_keuringsinstantie_X_X</text:p>
          </table:table-cell>
          <table:table-cell table:style-name="ce34" office:value-type="string" calcext:value-type="string">
            <text:p>rdw_gebrek_constateringen_soort_erkenning_keuringsinstanti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meld_datum_door_keuringsinstantie_X_X</text:p>
          </table:table-cell>
          <table:table-cell table:style-name="ce34" office:value-type="string" calcext:value-type="string">
            <text:p>rdw_gebrek_constateringen_meld_datum_door_keuringsinstanti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meld_tijd_door_keuringsinstantie_X_X</text:p>
          </table:table-cell>
          <table:table-cell table:style-name="ce34" office:value-type="string" calcext:value-type="string">
            <text:p>rdw_gebrek_constateringen_meld_tijd_door_keuringsinstanti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soort_erkenning_omschrijving_X_X</text:p>
          </table:table-cell>
          <table:table-cell table:style-name="ce34" office:value-type="string" calcext:value-type="string">
            <text:p>rdw_gebrek_constateringen_soort_erkenning_omschrijv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aantal_gebreken_geconstateerd_X_X</text:p>
          </table:table-cell>
          <table:table-cell table:style-name="ce34" office:value-type="string" calcext:value-type="string">
            <text:p>rdw_gebrek_constateringen_aantal_gebreken_geconstateerd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ingangsdatum_gebrek_X_X</text:p>
          </table:table-cell>
          <table:table-cell table:style-name="ce34" office:value-type="string" calcext:value-type="string">
            <text:p>rdw_gebrek_constateringen_ingangsdatum_gebrek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einddatum_gebrek_X_X</text:p>
          </table:table-cell>
          <table:table-cell table:style-name="ce34" office:value-type="string" calcext:value-type="string">
            <text:p>rdw_gebrek_constateringen_einddatum_gebrek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gebrek_artikel_nummer_X_X</text:p>
          </table:table-cell>
          <table:table-cell table:style-name="ce34" office:value-type="string" calcext:value-type="string">
            <text:p>rdw_gebrek_constateringen_gebrek_artikel_nummer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gebrek_omschrijving_X_X</text:p>
          </table:table-cell>
          <table:table-cell table:style-name="ce34" office:value-type="string" calcext:value-type="string">
            <text:p>rdw_gebrek_constateringen_gebrek_omschrijv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ingangsdatum_gebrek_dt_X_X</text:p>
          </table:table-cell>
          <table:table-cell table:style-name="ce34" office:value-type="string" calcext:value-type="string">
            <text:p>rdw_gebrek_constateringen_ingangsdatum_gebrek_dt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einddatum_gebrek_dt_X_X</text:p>
          </table:table-cell>
          <table:table-cell table:style-name="ce34" office:value-type="string" calcext:value-type="string">
            <text:p>rdw_gebrek_constateringen_einddatum_gebrek_dt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geconstateerde_gebreken_met_beschrijving_gebrek_paragraaf_numme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eu_type_goedkeuringssleutel</text:p>
          </table:table-cell>
          <table:table-cell table:style-name="ce34" office:value-type="string" calcext:value-type="string">
            <text:p>rdw_eu_type_goedkeuringssleut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eeg_variantcode</text:p>
          </table:table-cell>
          <table:table-cell table:style-name="ce34" office:value-type="string" calcext:value-type="string">
            <text:p>rdw_eeg_variantcod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eeg_uitvoeringscode</text:p>
          </table:table-cell>
          <table:table-cell table:style-name="ce34" office:value-type="string" calcext:value-type="string">
            <text:p>rdw_eeg_uitvoeringscod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uitvoering_wijzigingsnummer</text:p>
          </table:table-cell>
          <table:table-cell table:style-name="ce34" office:value-type="string" calcext:value-type="string">
            <text:p>rdw_uitvoering_wijzigingsnumm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conformity_codes_typegoedkeuringsnummer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_type_goedkeuringssleutel</text:p>
          </table:table-cell>
          <table:table-cell table:style-name="ce34" office:value-type="string" calcext:value-type="string">
            <text:p>rdw_eu_type_goedkeuringssleutel_y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eeg_voertuigtypegoedkeuring_landcode_eeg_typegoedkeuring</text:p>
          </table:table-cell>
          <table:table-cell table:style-name="ce34" office:value-type="string" calcext:value-type="string">
            <text:p>rdw_landcode_eeg_typegoedkeuring</text:p>
          </table:table-cell>
          <table:table-cell office:value-type="string" calcext:value-type="string">
            <text:p>rdw_conformity_codes_eu_approval_no_section1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eeg_voertuigtypegoedkeuring_richtlijn_nr_laatste_wijziging</text:p>
          </table:table-cell>
          <table:table-cell table:style-name="ce34" office:value-type="string" calcext:value-type="string">
            <text:p>rdw_richtlijn_nr_laatste_wijziging</text:p>
          </table:table-cell>
          <table:table-cell office:value-type="string" calcext:value-type="string">
            <text:p>rdw_conformity_codes_eu_approval_no_section3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eeg_voertuigtypegoedkeuring_eeg_basis_goedkeuringsnummer</text:p>
          </table:table-cell>
          <table:table-cell table:style-name="ce34" office:value-type="string" calcext:value-type="string">
            <text:p>rdw_eeg_basis_goedkeuringsnummer</text:p>
          </table:table-cell>
          <table:table-cell office:value-type="string" calcext:value-type="string">
            <text:p>rdw_conformity_codes_eu_approval_no_section4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eeg_voertuigtypegoedkeuring_eeg_uitbreiding_goedkeuringsnummer</text:p>
          </table:table-cell>
          <table:table-cell table:style-name="ce34" office:value-type="string" calcext:value-type="string">
            <text:p>rdw_eeg_uitbreiding_goedkeuringsnummer</text:p>
          </table:table-cell>
          <table:table-cell office:value-type="string" calcext:value-type="string">
            <text:p>rdw_conformity_codes_eu_approval_no_section5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eeg_voertuigtypegoedkeuring_eeg_typegoedkeuringsdatum</text:p>
          </table:table-cell>
          <table:table-cell table:style-name="ce34" office:value-type="string" calcext:value-type="string">
            <text:p>rdw_eeg_typegoedkeuringsdatu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s_registratie_datum</text:p>
          </table:table-cell>
          <table:table-cell table:style-name="ce34" office:value-type="string" calcext:value-type="string">
            <text:p>rdw_europese_typegoedkeurings_registratie_datu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eg_ece_voertuig_categorie_bij_type</text:p>
          </table:table-cell>
          <table:table-cell table:style-name="ce34" office:value-type="string" calcext:value-type="string">
            <text:p>rdw_eeg_ece_voertuig_categorie_bij_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fabrikant</text:p>
          </table:table-cell>
          <table:table-cell table:style-name="ce34" office:value-type="string" calcext:value-type="string">
            <text:p>rdw_fabrika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status</text:p>
          </table:table-cell>
          <table:table-cell table:style-name="ce34" office:value-type="string" calcext:value-type="string">
            <text:p>rdw_europese_typegoedkeuring_statu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status_datum</text:p>
          </table:table-cell>
          <table:table-cell table:style-name="ce34" office:value-type="string" calcext:value-type="string">
            <text:p>rdw_europese_typegoedkeuring_status_datu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einddatum</text:p>
          </table:table-cell>
          <table:table-cell table:style-name="ce34" office:value-type="string" calcext:value-type="string">
            <text:p>rdw_europese_typegoedkeuring_einddatu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type_fabrikant</text:p>
          </table:table-cell>
          <table:table-cell table:style-name="ce34" office:value-type="string" calcext:value-type="string">
            <text:p>rdw_type_fabrika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typegoedkeuringsnummer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eg_typegoedkeuringsdatum_dt</text:p>
          </table:table-cell>
          <table:table-cell table:style-name="ce34" office:value-type="string" calcext:value-type="string">
            <text:p>rdw_eeg_typegoedkeurings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s_registratie_datum_dt</text:p>
          </table:table-cell>
          <table:table-cell table:style-name="ce34" office:value-type="string" calcext:value-type="string">
            <text:p>rdw_europese_typegoedkeurings_registratie_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status_datum_dt</text:p>
          </table:table-cell>
          <table:table-cell table:style-name="ce34" office:value-type="string" calcext:value-type="string">
            <text:p>rdw_europese_typegoedkeuring_status_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uropese_typegoedkeuring_einddatum_dt</text:p>
          </table:table-cell>
          <table:table-cell table:style-name="ce34" office:value-type="string" calcext:value-type="string">
            <text:p>rdw_europese_typegoedkeuring_eind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basisgegevens_eeg_uitvoering</text:p>
          </table:table-cell>
          <table:table-cell table:style-name="ce34" office:value-type="string" calcext:value-type="string">
            <text:p>rdw_api_basisgegevens_eeg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as_gegevens_eeg_uitvoering</text:p>
          </table:table-cell>
          <table:table-cell table:style-name="ce34" office:value-type="string" calcext:value-type="string">
            <text:p>rdw_api_as_gegevens_eeg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carrosserie_uitvoering_klasse</text:p>
          </table:table-cell>
          <table:table-cell table:style-name="ce34" office:value-type="string" calcext:value-type="string">
            <text:p>rdw_api_carrosserie_uitvoering_klass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carrosserie_uitvoering</text:p>
          </table:table-cell>
          <table:table-cell table:style-name="ce34" office:value-type="string" calcext:value-type="string">
            <text:p>rdw_api_carrosserie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carrosserie_uitvoering_nummerieke_code</text:p>
          </table:table-cell>
          <table:table-cell table:style-name="ce34" office:value-type="string" calcext:value-type="string">
            <text:p>rdw_api_carrosserie_uitvoering_nummerieke_cod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handelsbenaming_uitvoering</text:p>
          </table:table-cell>
          <table:table-cell table:style-name="ce34" office:value-type="string" calcext:value-type="string">
            <text:p>rdw_api_handelsbenaming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merk_uitvoering_toegestaan</text:p>
          </table:table-cell>
          <table:table-cell table:style-name="ce34" office:value-type="string" calcext:value-type="string">
            <text:p>rdw_api_merk_uitvoering_toegestaa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motor_uitvoering</text:p>
          </table:table-cell>
          <table:table-cell table:style-name="ce34" office:value-type="string" calcext:value-type="string">
            <text:p>rdw_api_motor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motor_uitvoering_brandstof</text:p>
          </table:table-cell>
          <table:table-cell table:style-name="ce34" office:value-type="string" calcext:value-type="string">
            <text:p>rdw_api_motor_uitvoering_brandstof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plaatsaanduiding_uitvoering</text:p>
          </table:table-cell>
          <table:table-cell table:style-name="ce34" office:value-type="string" calcext:value-type="string">
            <text:p>rdw_api_plaatsaanduiding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subcategorie_uitvoering</text:p>
          </table:table-cell>
          <table:table-cell table:style-name="ce34" office:value-type="string" calcext:value-type="string">
            <text:p>rdw_api_subcategorie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uitvoeringverbruik_per_uitgave</text:p>
          </table:table-cell>
          <table:table-cell table:style-name="ce34" office:value-type="string" calcext:value-type="string">
            <text:p>rdw_api_uitvoeringverbruik_per_uitgav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api_versnellingsbak_uitvoering</text:p>
          </table:table-cell>
          <table:table-cell table:style-name="ce34" office:value-type="string" calcext:value-type="string">
            <text:p>rdw_api_versnellingsbak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eeg_voertuig_cat_toevoeging</text:p>
          </table:table-cell>
          <table:table-cell table:style-name="ce34" office:value-type="string" calcext:value-type="string">
            <text:p>rdw_eeg_voertuig_cat_toevoeg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eeg_voertuigtypegoedkeu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as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aangedreven_as_X</text:p>
          </table:table-cell>
          <table:table-cell table:style-name="ce34" office:value-type="string" calcext:value-type="string">
            <text:p>rdw_as_gegevens_aangedreven_a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spoorbreedte_ondergrens_X</text:p>
          </table:table-cell>
          <table:table-cell table:style-name="ce34" office:value-type="string" calcext:value-type="string">
            <text:p>rdw_as_gegevens_spoorbreedte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spoorbreedte_bovengrens_X</text:p>
          </table:table-cell>
          <table:table-cell table:style-name="ce34" office:value-type="string" calcext:value-type="string">
            <text:p>rdw_as_gegevens_spoorbreedte_boven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afstand_volgende_as_ondergrens_X</text:p>
          </table:table-cell>
          <table:table-cell table:style-name="ce34" office:value-type="string" calcext:value-type="string">
            <text:p>rdw_as_gegevens_afstand_volgende_as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afstand_volgende_as_bovengrens_X</text:p>
          </table:table-cell>
          <table:table-cell table:style-name="ce34" office:value-type="string" calcext:value-type="string">
            <text:p>rdw_as_gegevens_afstand_volgende_as_boven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techn_max_last_as_ondergrens_X</text:p>
          </table:table-cell>
          <table:table-cell table:style-name="ce34" office:value-type="string" calcext:value-type="string">
            <text:p>rdw_as_gegevens_techn_max_last_as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techn_max_last_as_bovengrens_X</text:p>
          </table:table-cell>
          <table:table-cell table:style-name="ce34" office:value-type="string" calcext:value-type="string">
            <text:p>rdw_as_gegevens_techn_max_last_as_boven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hefas_X</text:p>
          </table:table-cell>
          <table:table-cell table:style-name="ce34" office:value-type="string" calcext:value-type="string">
            <text:p>rdw_as_gegevens_hefa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plaats_as_code_X</text:p>
          </table:table-cell>
          <table:table-cell table:style-name="ce34" office:value-type="string" calcext:value-type="string">
            <text:p>rdw_as_gegevens_plaats_as_cod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luchtvering_X</text:p>
          </table:table-cell>
          <table:table-cell table:style-name="ce34" office:value-type="string" calcext:value-type="string">
            <text:p>rdw_as_gegevens_luchtver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gelijkwaardig_aan_luchtvering_X</text:p>
          </table:table-cell>
          <table:table-cell table:style-name="ce34" office:value-type="string" calcext:value-type="string">
            <text:p>rdw_as_gegevens_gelijkwaardig_aan_luchtver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gestuurde_as_indicator_X</text:p>
          </table:table-cell>
          <table:table-cell table:style-name="ce34" office:value-type="string" calcext:value-type="string">
            <text:p>rdw_as_gegevens_gestuurde_as_indicator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dubbele_montage_X</text:p>
          </table:table-cell>
          <table:table-cell table:style-name="ce34" office:value-type="string" calcext:value-type="string">
            <text:p>rdw_as_gegevens_dubbele_montage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snelheidssymbool_ondergrens_X</text:p>
          </table:table-cell>
          <table:table-cell table:style-name="ce34" office:value-type="string" calcext:value-type="string">
            <text:p>rdw_as_gegevens_snelheidssymbool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rolstraal_ondergrens_X</text:p>
          </table:table-cell>
          <table:table-cell table:style-name="ce34" office:value-type="string" calcext:value-type="string">
            <text:p>rdw_as_gegevens_rolstraal_onder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rolstraal_bovengrens_X</text:p>
          </table:table-cell>
          <table:table-cell table:style-name="ce34" office:value-type="string" calcext:value-type="string">
            <text:p>rdw_as_gegevens_rolstraal_bovengren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uitvoering_registratie_datum</text:p>
          </table:table-cell>
          <table:table-cell table:style-name="ce34" office:value-type="string" calcext:value-type="string">
            <text:p>rdw_basisgegevens_uitvoering_registratie_datum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begindatum_uitvoering</text:p>
          </table:table-cell>
          <table:table-cell table:style-name="ce34" office:value-type="string" calcext:value-type="string">
            <text:p>rdw_basisgegevens_begindatum_uitvoering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aantal_wielen</text:p>
          </table:table-cell>
          <table:table-cell table:style-name="ce34" office:value-type="string" calcext:value-type="string">
            <text:p>rdw_basisgegevens_aantal_wielen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inrichtingscode</text:p>
          </table:table-cell>
          <table:table-cell table:style-name="ce34" office:value-type="string" calcext:value-type="string">
            <text:p>rdw_basisgegevens_inrichtingscode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aantal_aangedreven_assen</text:p>
          </table:table-cell>
          <table:table-cell table:style-name="ce34" office:value-type="string" calcext:value-type="string">
            <text:p>rdw_basisgegevens_aantal_aangedreven_assen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_24ghz_kortbereik_radar</text:p>
          </table:table-cell>
          <table:table-cell table:style-name="ce34" office:value-type="string" calcext:value-type="string">
            <text:p>rdw_basisgegevens__24ghz_kortbereik_radar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status_voertiug_kentekening</text:p>
          </table:table-cell>
          <table:table-cell table:style-name="ce34" office:value-type="string" calcext:value-type="string">
            <text:p>rdw_basisgegevens_status_voertiug_kentekening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begindatum_restant_voorraad</text:p>
          </table:table-cell>
          <table:table-cell table:style-name="ce34" office:value-type="string" calcext:value-type="string">
            <text:p>rdw_basisgegevens_begindatum_restant_voorraad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eindatum_restant_voorraad</text:p>
          </table:table-cell>
          <table:table-cell table:style-name="ce34" office:value-type="string" calcext:value-type="string">
            <text:p>rdw_basisgegevens_eindatum_restant_voorraad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wielbasis_ondergrens</text:p>
          </table:table-cell>
          <table:table-cell table:style-name="ce34" office:value-type="string" calcext:value-type="string">
            <text:p>rdw_basisgegevens_wielbasis_ondergrens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wielbasis_bovengrens</text:p>
          </table:table-cell>
          <table:table-cell table:style-name="ce33" office:value-type="string" calcext:value-type="string">
            <text:p>rdw_basisgegevens_eeg_uitvoering_wielbais_bovengrens</text:p>
          </table:table-cell>
          <table:table-cell table:style-name="ce34" office:value-type="string" calcext:value-type="string">
            <text:p>rdw_basisgegevens_wielbais_bovengrens</text:p>
          </table:table-cell>
          <table:table-cell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aantal_zitplaatsen_ondergrens</text:p>
          </table:table-cell>
          <table:table-cell table:style-name="ce34" office:value-type="string" calcext:value-type="string">
            <text:p>rdw_basisgegevens_aantal_zitplaatsen_ondergrens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aantal_zitplaatsen_bovengrens</text:p>
          </table:table-cell>
          <table:table-cell table:style-name="ce34" office:value-type="string" calcext:value-type="string">
            <text:p>rdw_basisgegevens_aantal_zitplaatsen_bovengrens</text:p>
          </table:table-cell>
          <table:table-cell table:number-columns-repeated="2"/>
          <table:table-cell table:style-name="ce39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massa_bedrijfsklaar_toestand_ondergrens</text:p>
          </table:table-cell>
          <table:table-cell table:style-name="ce34" office:value-type="string" calcext:value-type="string">
            <text:p>rdw_basisgegevens_massa_bedrijfsklaar_toestand_ondergrens</text:p>
          </table:table-cell>
          <table:table-cell/>
          <table:table-cell table:style-name="ce39" table:number-columns-repeated="2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massa_bedrijfsklaar_toestand_bovengrens</text:p>
          </table:table-cell>
          <table:table-cell table:style-name="ce34" office:value-type="string" calcext:value-type="string">
            <text:p>rdw_basisgegevens_massa_bedrijfsklaar_toestand_bovengrens</text:p>
          </table:table-cell>
          <table:table-cell/>
          <table:table-cell table:style-name="ce39" table:number-columns-repeated="2"/>
          <table:table-cell table:number-columns-repeated="1019"/>
        </table:table-row>
        <table:table-row table:style-name="ro1">
          <table:table-cell table:style-name="ce33" office:value-type="string" calcext:value-type="string">
            <text:p>rdw_basisgegevens_eeg_uitvoering_max_massa_geremd_ondergrens</text:p>
          </table:table-cell>
          <table:table-cell table:style-name="ce34" office:value-type="string" calcext:value-type="string">
            <text:p>rdw_basisgegevens_max_massa_geremd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geremd_bovengrens</text:p>
          </table:table-cell>
          <table:table-cell table:style-name="ce34" office:value-type="string" calcext:value-type="string">
            <text:p>rdw_basisgegevens_max_massa_geremd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ongeremd_ondergrens</text:p>
          </table:table-cell>
          <table:table-cell table:style-name="ce34" office:value-type="string" calcext:value-type="string">
            <text:p>rdw_basisgegevens_max_massa_ongeremd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ongeremd_bovengrens</text:p>
          </table:table-cell>
          <table:table-cell table:style-name="ce34" office:value-type="string" calcext:value-type="string">
            <text:p>rdw_basisgegevens_max_massa_ongeremd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samenstel_ondergrens</text:p>
          </table:table-cell>
          <table:table-cell table:style-name="ce34" office:value-type="string" calcext:value-type="string">
            <text:p>rdw_basisgegevens_max_massa_samenstel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samenstel_bovengrens</text:p>
          </table:table-cell>
          <table:table-cell table:style-name="ce34" office:value-type="string" calcext:value-type="string">
            <text:p>rdw_basisgegevens_max_massa_samenstel_bovengrens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rdw_basisgegevens_eeg_uitvoering_lengte_voertuig_uitvoering_ondergrens</text:p>
          </table:table-cell>
          <table:table-cell table:style-name="ce34" office:value-type="string" calcext:value-type="string">
            <text:p>rdw_basisgegevens_lengte_voertuig_uitvoering_ondergren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asisgegevens_eeg_uitvoering_lengte_voertuig_uitvoering_bovengrens</text:p>
          </table:table-cell>
          <table:table-cell table:style-name="ce34" office:value-type="string" calcext:value-type="string">
            <text:p>rdw_basisgegevens_lengte_voertuig_uitvoering_bovengren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asisgegevens_eeg_uitvoering_breedte_voertuig_uitvoering_ondergrens</text:p>
          </table:table-cell>
          <table:table-cell table:style-name="ce34" office:value-type="string" calcext:value-type="string">
            <text:p>rdw_basisgegevens_breedte_voertuig_uitvoering_ondergren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asisgegevens_eeg_uitvoering_breedte_voertuig_uitvoering_bovengrens</text:p>
          </table:table-cell>
          <table:table-cell table:style-name="ce34" office:value-type="string" calcext:value-type="string">
            <text:p>rdw_basisgegevens_breedte_voertuig_uitvoering_bovengren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asisgegevens_eeg_uitvoering_hoogte_voertuig_uitvoering_ondergrens</text:p>
          </table:table-cell>
          <table:table-cell table:style-name="ce34" office:value-type="string" calcext:value-type="string">
            <text:p>rdw_basisgegevens_hoogte_voertuig_uitvoering_ondergren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asisgegevens_eeg_uitvoering_hoogte_voertuig_uitvoering_bovengrens</text:p>
          </table:table-cell>
          <table:table-cell table:style-name="ce34" office:value-type="string" calcext:value-type="string">
            <text:p>rdw_basisgegevens_hoogte_voertuig_uitvoering_bovengrens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3" office:value-type="string" calcext:value-type="string">
            <text:p>rdw_basisgegevens_eeg_uitvoering_max_massa_vrtg_techn_ondergrens</text:p>
          </table:table-cell>
          <table:table-cell table:style-name="ce34" office:value-type="string" calcext:value-type="string">
            <text:p>rdw_basisgegevens_max_massa_vrtg_techn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vrtg_techn_bovengrens</text:p>
          </table:table-cell>
          <table:table-cell table:style-name="ce34" office:value-type="string" calcext:value-type="string">
            <text:p>rdw_basisgegevens_max_massa_vrtg_techn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samenst_ondergrens</text:p>
          </table:table-cell>
          <table:table-cell table:style-name="ce34" office:value-type="string" calcext:value-type="string">
            <text:p>rdw_basisgegevens_techn_max_massa_samenst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samenst_bovengrens</text:p>
          </table:table-cell>
          <table:table-cell table:style-name="ce34" office:value-type="string" calcext:value-type="string">
            <text:p>rdw_basisgegevens_techn_max_massa_samenst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middenas_ondergrens</text:p>
          </table:table-cell>
          <table:table-cell table:style-name="ce34" office:value-type="string" calcext:value-type="string">
            <text:p>rdw_basisgegevens_techn_max_massa_middenas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middenas_bovengrens</text:p>
          </table:table-cell>
          <table:table-cell table:style-name="ce34" office:value-type="string" calcext:value-type="string">
            <text:p>rdw_basisgegevens_techn_max_massa_middenas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constructie_snelheid_ondergrens</text:p>
          </table:table-cell>
          <table:table-cell table:style-name="ce34" office:value-type="string" calcext:value-type="string">
            <text:p>rdw_basisgegevens_max_constructie_snelheid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constructie_snelheid_bovengrens</text:p>
          </table:table-cell>
          <table:table-cell table:style-name="ce34" office:value-type="string" calcext:value-type="string">
            <text:p>rdw_basisgegevens_max_constructie_snelheid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uitvoering_registratie_datum_dt</text:p>
          </table:table-cell>
          <table:table-cell table:style-name="ce34" office:value-type="string" calcext:value-type="string">
            <text:p>rdw_basisgegevens_uitvoering_registratie_datum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begindatum_uitvoering_dt</text:p>
          </table:table-cell>
          <table:table-cell table:style-name="ce34" office:value-type="string" calcext:value-type="string">
            <text:p>rdw_basisgegevens_begindatum_uitvoering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begindatum_restant_voorraad_dt</text:p>
          </table:table-cell>
          <table:table-cell table:style-name="ce34" office:value-type="string" calcext:value-type="string">
            <text:p>rdw_basisgegevens_begindatum_restant_voorraad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inddatum_restant_voorraad_dt</text:p>
          </table:table-cell>
          <table:table-cell table:style-name="ce34" office:value-type="string" calcext:value-type="string">
            <text:p>rdw_basisgegevens_einddatum_restant_voorraad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composite_key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handelsbenaming</text:p>
          </table:table-cell>
          <table:table-cell table:style-name="ce34" office:value-type="string" calcext:value-type="string">
            <text:p>rdw_basisgegevens_handelsbenam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compleet_voertuig_indicator</text:p>
          </table:table-cell>
          <table:table-cell table:style-name="ce34" office:value-type="string" calcext:value-type="string">
            <text:p>rdw_basisgegevens_compleet_voertuig_indicato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aantal_deuren_ondergrens</text:p>
          </table:table-cell>
          <table:table-cell table:style-name="ce34" office:value-type="string" calcext:value-type="string">
            <text:p>rdw_basisgegevens_aantal_deuren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aantal_deuren_bovengrens</text:p>
          </table:table-cell>
          <table:table-cell table:style-name="ce34" office:value-type="string" calcext:value-type="string">
            <text:p>rdw_basisgegevens_aantal_deuren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ur_codering_carrosserietype</text:p>
          </table:table-cell>
          <table:table-cell table:style-name="ce34" office:value-type="string" calcext:value-type="string">
            <text:p>rdw_basisgegevens_eur_codering_carrosseri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inddatum_uitvoering</text:p>
          </table:table-cell>
          <table:table-cell table:style-name="ce34" office:value-type="string" calcext:value-type="string">
            <text:p>rdw_basisgegevens_einddatum_uitvoer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inddatum_uitvoering_dt</text:p>
          </table:table-cell>
          <table:table-cell table:style-name="ce34" office:value-type="string" calcext:value-type="string">
            <text:p>rdw_basisgegevens_einddatum_uitvoering_d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links_rechts_rijdend</text:p>
          </table:table-cell>
          <table:table-cell table:style-name="ce34" office:value-type="string" calcext:value-type="string">
            <text:p>rdw_basisgegevens_links_rechts_rijden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autonoom_ondergrens</text:p>
          </table:table-cell>
          <table:table-cell table:style-name="ce33" office:value-type="string" calcext:value-type="string">
            <text:p>rdw_basisgegevens_techn_max_massa_autonoom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massa_autonoom_bovengrens</text:p>
          </table:table-cell>
          <table:table-cell table:style-name="ce34" office:value-type="string" calcext:value-type="string">
            <text:p>rdw_basisgegevens_techn_max_massa_autonoom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kant_van_het_stuur</text:p>
          </table:table-cell>
          <table:table-cell table:style-name="ce34" office:value-type="string" calcext:value-type="string">
            <text:p>rdw_basisgegevens_kant_van_het_stuu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eeg_uitvoering_cat_toevoeging</text:p>
          </table:table-cell>
          <table:table-cell table:style-name="ce34" office:value-type="string" calcext:value-type="string">
            <text:p>rdw_basisgegevens_eeg_uitvoering_cat_toevoeg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ssa_leeg_voertuig_ondergrens</text:p>
          </table:table-cell>
          <table:table-cell table:style-name="ce34" office:value-type="string" calcext:value-type="string">
            <text:p>rdw_basisgegevens_massa_leeg_voertuig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ssa_leeg_voertuig_bovengrens</text:p>
          </table:table-cell>
          <table:table-cell table:style-name="ce34" office:value-type="string" calcext:value-type="string">
            <text:p>rdw_basisgegevens_massa_leeg_voertuig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inhoud_brandstoftank</text:p>
          </table:table-cell>
          <table:table-cell table:style-name="ce34" office:value-type="string" calcext:value-type="string">
            <text:p>rdw_basisgegevens_inhoud_brandstoftank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weede_brandstofcode_voertuig</text:p>
          </table:table-cell>
          <table:table-cell table:style-name="ce34" office:value-type="string" calcext:value-type="string">
            <text:p>rdw_basisgegevens_tweede_brandstofcode_voertui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carrosserie_uitvoering_carrosserie_volgnummer_X</text:p>
          </table:table-cell>
          <table:table-cell table:style-name="ce33" office:value-type="string" calcext:value-type="string">
            <text:p>rdw_carrosserie_uitvoering_klasse_carrosserie_volgnummer</text:p>
          </table:table-cell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carrosserie_uitvoering_type_carrosserie_europees_X</text:p>
          </table:table-cell>
          <table:table-cell table:style-name="ce33" office:value-type="string" calcext:value-type="string">
            <text:p>rdw_carrosserie_uitvoering_klasse_type_carrosserie_europees</text:p>
          </table:table-cell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carrosserie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carrosserie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handelsbenaming_uitvoering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handelsbenaming_uitvoering_handelsbenaming_fabrikan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handelsbenaming_uitvoering_registratiedatum_handelsbenamin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handelsbenaming_uitvoering_registratiedatum_handelsbenaming_d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handelsbenaming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handelsbenaming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erk_uitvoering_toegestaan_merkcode_X</text:p>
          </table:table-cell>
          <table:table-cell table:style-name="ce34" office:value-type="string" calcext:value-type="string">
            <text:p>rdw_merkcode</text:p>
          </table:table-cell>
          <table:table-cell table:style-name="ce34" office:value-type="string" calcext:value-type="string">
            <text:p>rdw_merk_uitvoering_toegestaan_merkcode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erk_uitvoering_toegestaan_merk_registratie_datum_X</text:p>
          </table:table-cell>
          <table:table-cell table:style-name="ce34" office:value-type="string" calcext:value-type="string">
            <text:p>rdw_merk_registratie_datum</text:p>
          </table:table-cell>
          <table:table-cell table:style-name="ce33" office:value-type="string" calcext:value-type="string">
            <text:p>rdw_merk_uitvoering_toegestaan_merk_registratie_datum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rdw_merk_uitvoering_toegestaan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erk_uitvoering_toegestaan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motorco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motor_registratiedatum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werkingsbeginsel_verbrandingsmo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cilinderinhoud_cm3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aantal_cilinder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katalysator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voertuigbrandstof_typ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motor_registratiedatum_d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composite_key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co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soort_inspuiting_mo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geluidsniveau_rijdend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co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lucht_injectie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uitlaatgas_circulatie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stationair_toerental_onderg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stationair_toerental_boveng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roet_uitstoo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koolmonoxi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stikstofoxide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hc_en_no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vaste_stofdeeltjes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co2_stadsri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co2_buitenwe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co2_combinatieri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verbruik_stadsri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verbruik_buitenwe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verbruik_combin_ri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vermogen_ondergrens_X</text:p>
          </table:table-cell>
          <table:table-cell/>
          <table:table-cell table:style-name="ce40"/>
          <table:table-cell table:style-name="ce39"/>
          <table:table-cell table:number-columns-repeated="1016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vermogen_bovengrens_X</text:p>
          </table:table-cell>
          <table:table-cell/>
          <table:table-cell table:style-name="ce40"/>
          <table:table-cell table:style-name="ce39"/>
          <table:table-cell table:number-columns-repeated="1016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geluidsniveau_ondergren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geluidsniveau_bovengren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toerental_geluidsniveau_ondergren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toerental_geluidsniveau_bovengrens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koolwaterstof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hybride_elektrisch_voertuig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nkel_electrische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lectromotor_af_fabriek_indicato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xtern_oplaadbaar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lpg_systeem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cng_systeem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co_bij_koude_star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emissie_hc_bij_koude_start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volgnumme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brandstof_volgnumme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brandstofcode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emissiecode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uitlaatgas_circulatie_indicato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lucht_injectie_indicato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soort_inspuiting_motor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geluidsniveau_rijdend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koolmonoxide_type1_X_X</text:p>
          </table:table-cell>
          <table:table-cell table:style-name="ce33" office:value-type="string" calcext:value-type="string">
            <text:p>rdw_motor_uitvoering_brandstof_emissie_koolmonoxide_type_1_X_X</text:p>
          </table:table-cell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stikstofoxide_type1_X_X</text:p>
          </table:table-cell>
          <table:table-cell table:style-name="ce33" office:value-type="string" calcext:value-type="string">
            <text:p>rdw_motor_uitvoering_brandstof_emissie_stikstofoxide_type_1_X_X</text:p>
          </table:table-cell>
          <table:table-cell table:style-name="ce33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hc_en_nox_type1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vaste_stofdeeltjes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roet_uitstoot_acc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co2_buitenweg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co2_stadsrit_X_X</text:p>
          </table:table-cell>
          <table:table-cell table:style-name="ce39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otor_uitvoering_brandstof_emissie_co2_combinatierit_X_X</text:p>
          </table:table-cell>
          <table:table-cell table:style-name="ce34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otor_uitvoering_brandstof_toerental_max_vermogen_ondergrens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toerental_max_vermogen_bovengrens_X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station_toerental_ondergrens_acc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station_toerental_bovengrens_acc_X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brandstofverbruik_buitenweg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brandstofverbruik_stadsrit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brandstofverbruik_combin_rit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geluidsniveau_onder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geluidsniveau_bovengrens_X_X</text:p>
          </table:table-cell>
          <table:table-cell/>
          <table:table-cell table:style-name="ce39" table:number-columns-repeated="2"/>
          <table:table-cell table:number-columns-repeated="1016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netto_max_vermogen_boven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netto_max_vermogen_onder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composite_key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emissie_koolwaterstof_type1_X_X</text:p>
          </table:table-cell>
          <table:table-cell table:style-name="ce33" office:value-type="string" calcext:value-type="string">
            <text:p>rdw_motor_uitvoering_brandstof_emissie_koolwaterstof_type_1_X_X</text:p>
          </table:table-cell>
          <table:table-cell table:style-name="ce33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co_bij_koude_start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hc_bij_koude_start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vermogen_onder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vermogen_bovengrens_X_X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aant_deeltjes_t1_test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missie_co2_gecombineerd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verbruik_gecombineerd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elektrisch_verbruik_gecomb_X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motor_uitvoering_brandstof_max_vermogen_continu_ondergrens_X_X</text:p>
          </table:table-cell>
          <table:table-cell table:style-name="ce34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otor_uitvoering_brandstof_max_vermogen_continu_bovengrens_X_X</text:p>
          </table:table-cell>
          <table:table-cell table:style-name="ce34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motor_uitvoering_brandstof_actieradius_brandstof_extern_oplaadbaar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elektrisch_verbruik_combinatie_X_X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maximale_biobrandstof_percentage_X_X</text:p>
          </table:table-cell>
          <table:table-cell table:style-name="ce39"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motor_uitvoering_brandstof_actieradius_brandstof_X_X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motor_uitvoering_brandstof_TimeStamp</text:p>
          </table:table-cell>
          <table:table-cell table:style-name="ce39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rdw_plaatsaanduiding_uitvoering_plaats_aanduiding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plaatscode_voeruig_identificatie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plaatsaanduiding_registratie_datum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plaatsaanduiding_registratie_datum_dt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plaatsaanduiding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uitvoering_gebruiksgegevens_per_uitgave_uitvgavenummer_verbruikboek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uitvoering_gebruiksgegevens_per_uitgave_verbruikcategorie_uitvoering_X</text:p>
          </table:table-cell>
          <table:table-cell table:style-name="ce34" office:value-type="string" calcext:value-type="string">
            <text:p>rdw_uitvoeringverbruik_per_uitgave_verbruikcategorie_uitvoering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uitvoering_gebruiksgegevens_per_uitgave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uitvoering_gebruiksgegevens_per_uitgave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volgnummer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type_versnellingsbak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aantal_versnellingen_ondergrens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aantal_versnellingen_bovengrens_X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composite_key_X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versnellingsbak_uitvoering_TimeStamp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merk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type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variant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uitvoering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handelsbenaming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typegoedkeuring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plaats_chassis_omschrijving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snorbrom</text:p>
          </table:table-cell>
          <table:table-cell table:style-name="ce34" office:value-type="string" calcext:value-type="string">
            <text:p>rdw_ovisnorbro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ovi_eigenar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eerste_afgifte_nederlan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eerste_toelatingsdatum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fg_dat_ken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datum_gdk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datum_aanvang_tenaamstell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ijd_aanvang_tenaamstell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ssa_ledig_voertui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chnische_maximum_massa_voertui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voertui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geexporteer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w_a_verzeker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wachten_op_keuring</text:p>
          </table:table-cell>
          <table:table-cell table:style-name="ce39"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naamstellen_mogelijk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cilinder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ype_gas_installatie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vermogen_q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wiel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wielbasi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constructie_snelhei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trapondersteundesnelhei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atalogus_prij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voertuigsoor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vervaldatum_apk_keur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ssa_bedrijfsklaar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gestol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status_terugroepactie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ilinder_inhou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zitplaats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bpm_bedra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bijzonderheid_teks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arrosserie_omschrijv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inrichting_code_omschrijv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kleur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samenstel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on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llerstand_oordeel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llerstand_toelicht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emissieklasse_diesel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rolstoelplaats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ass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fstand_voorzijde_vrtg_tot_hartkoppel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tellerstand_datum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verval_dat_tachograaf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middenas_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autonoom_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ximum_massa_oplegger_gerem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breedte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deur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antal_staanplaats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afwijkende_max_snelheid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laadvermogen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lengte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ar_vtg_num_eu_omschrijving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omschrijving_defect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ateriele_gevolgens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mogelijk_gevaar</text:p>
          </table:table-cell>
          <table:table-cell/>
          <table:table-cell table:style-name="ce40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omschrijving_herstel</text:p>
          </table:table-cell>
          <table:table-cell/>
          <table:table-cell table:style-name="ce39"/>
          <table:table-cell table:number-columns-repeated="1017"/>
          <table:table-cell table:style-name="ce39"/>
          <table:table-cell table:number-columns-repeated="3"/>
        </table:table-row>
        <table:table-row table:style-name="ro1">
          <table:table-cell table:style-name="ce33" office:value-type="string" calcext:value-type="string">
            <text:p>rdw_ovi_contactinformatie</text:p>
          </table:table-cell>
          <table:table-cell table:style-name="ce39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afstand_hartkoppeling_tot_achterzijde_vrtg</text:p>
          </table:table-cell>
          <table:table-cell table:style-name="ce34"/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TimeStamp</text:p>
          </table:table-cell>
          <table:table-cell table:style-name="ce34" office:value-type="string" calcext:value-type="string">
            <text:p>rdw_ovi_TimeStampTimeStamp</text:p>
          </table:table-cell>
          <table:table-cell table:style-name="ce34" office:value-type="string" calcext:value-type="string">
            <text:p>rdw_TimeStamp_y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eigenaren_private</text:p>
          </table:table-cell>
          <table:table-cell table:style-name="ce34" office:value-type="string" calcext:value-type="string">
            <text:p>rdw_ovi_private_owners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eigenaren_company</text:p>
          </table:table-cell>
          <table:table-cell table:style-name="ce34" office:value-type="string" calcext:value-type="string">
            <text:p>rdw_ovi_company_owner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rdw_ovi_eigenaren_total</text:p>
          </table:table-cell>
          <table:table-cell table:style-name="ce34" office:value-type="string" calcext:value-type="string">
            <text:p>rdw_ovi_owners</text:p>
          </table:table-cell>
          <table:table-cell/>
          <table:table-cell table:style-name="ce39"/>
          <table:table-cell table:number-columns-repeated="1020"/>
        </table:table-row>
        <table:table-row table:style-name="ro1">
          <table:table-cell table:style-name="ce33" office:value-type="string" calcext:value-type="string">
            <text:p>nhtsa_vpic_VIN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FY</text:p>
          </table:table-cell>
          <table:table-cell table:style-name="ce39"/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abs</text:p>
          </table:table-cell>
          <table:table-cell table:style-name="ce34" office:value-type="string" calcext:value-type="string">
            <text:p>nhtsa_activesafetysystem___ab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activesafetysysnote</text:p>
          </table:table-cell>
          <table:table-cell table:style-name="ce34" office:value-type="string" calcext:value-type="string">
            <text:p>nhtsa_activesafetysystem___activesafetysysno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maintainingsafedistance__adaptivecruisecontrol</text:p>
          </table:table-cell>
          <table:table-cell table:style-name="ce34" office:value-type="string" calcext:value-type="string">
            <text:p>nhtsa_activesafetysystem_maintainingsafedistance__adaptivecruisecontro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ightingtechnologies__adaptivedrivingbeam</text:p>
          </table:table-cell>
          <table:table-cell table:style-name="ce34" office:value-type="string" calcext:value-type="string">
            <text:p>nhtsa_activesafetysystem_lightingtechnologies__adaptivedrivingbea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curtain</text:p>
          </table:table-cell>
          <table:table-cell table:style-name="ce34" office:value-type="string" calcext:value-type="string">
            <text:p>nhtsa_passivesafetysystem_airbaglocation__airbagloccurtai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front</text:p>
          </table:table-cell>
          <table:table-cell table:style-name="ce34" office:value-type="string" calcext:value-type="string">
            <text:p>nhtsa_passivesafetysystem_airbaglocation__airbaglocfro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knee</text:p>
          </table:table-cell>
          <table:table-cell table:style-name="ce34" office:value-type="string" calcext:value-type="string">
            <text:p>nhtsa_passivesafetysystem_airbaglocation__airbaglockne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seatcushion</text:p>
          </table:table-cell>
          <table:table-cell table:style-name="ce34" office:value-type="string" calcext:value-type="string">
            <text:p>nhtsa_passivesafetysystem_airbaglocation__airbaglocseatcush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airbaglocation__airbaglocside</text:p>
          </table:table-cell>
          <table:table-cell table:style-name="ce34" office:value-type="string" calcext:value-type="string">
            <text:p>nhtsa_passivesafetysystem_airbaglocation__airbaglocsid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autoreversesystem</text:p>
          </table:table-cell>
          <table:table-cell table:style-name="ce34" office:value-type="string" calcext:value-type="string">
            <text:p>nhtsa_activesafetysystem___autoreversesyste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automaticpedestrianalertingsound</text:p>
          </table:table-cell>
          <table:table-cell table:style-name="ce34" office:value-type="string" calcext:value-type="string">
            <text:p>nhtsa_activesafetysystem___automaticpedestrianalertingsound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drivetrain__axleconfiguration</text:p>
          </table:table-cell>
          <table:table-cell table:style-name="ce34" office:value-type="string" calcext:value-type="string">
            <text:p>nhtsa_mechanical_drivetrain__axleconfigura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drivetrain__axles</text:p>
          </table:table-cell>
          <table:table-cell table:style-name="ce34" office:value-type="string" calcext:value-type="string">
            <text:p>nhtsa_mechanical_drivetrain__axl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baseprice</text:p>
          </table:table-cell>
          <table:table-cell table:style-name="ce34" office:value-type="string" calcext:value-type="string">
            <text:p>nhtsa_general___basepri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a</text:p>
          </table:table-cell>
          <table:table-cell table:style-name="ce34" office:value-type="string" calcext:value-type="string">
            <text:p>nhtsa_mechanical_battery__batterya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a_to</text:p>
          </table:table-cell>
          <table:table-cell table:style-name="ce34" office:value-type="string" calcext:value-type="string">
            <text:p>nhtsa_mechanical_battery__batterya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cells</text:p>
          </table:table-cell>
          <table:table-cell table:style-name="ce34" office:value-type="string" calcext:value-type="string">
            <text:p>nhtsa_mechanical_battery__batterycell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info</text:p>
          </table:table-cell>
          <table:table-cell table:style-name="ce34" office:value-type="string" calcext:value-type="string">
            <text:p>nhtsa_mechanical_battery__battery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kwh</text:p>
          </table:table-cell>
          <table:table-cell table:style-name="ce34" office:value-type="string" calcext:value-type="string">
            <text:p>nhtsa_mechanical_battery__batterykw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kwh_to</text:p>
          </table:table-cell>
          <table:table-cell table:style-name="ce34" office:value-type="string" calcext:value-type="string">
            <text:p>nhtsa_mechanical_battery__batterykwh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modules</text:p>
          </table:table-cell>
          <table:table-cell table:style-name="ce34" office:value-type="string" calcext:value-type="string">
            <text:p>nhtsa_mechanical_battery__batterymodul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packs</text:p>
          </table:table-cell>
          <table:table-cell table:style-name="ce34" office:value-type="string" calcext:value-type="string">
            <text:p>nhtsa_mechanical_battery__batterypack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type</text:p>
          </table:table-cell>
          <table:table-cell table:style-name="ce34" office:value-type="string" calcext:value-type="string">
            <text:p>nhtsa_mechanical_battery__battery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v</text:p>
          </table:table-cell>
          <table:table-cell table:style-name="ce34" office:value-type="string" calcext:value-type="string">
            <text:p>nhtsa_mechanical_battery__batteryv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batteryv_to</text:p>
          </table:table-cell>
          <table:table-cell table:style-name="ce34" office:value-type="string" calcext:value-type="string">
            <text:p>nhtsa_mechanical_battery__batteryv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bedlengthin</text:p>
          </table:table-cell>
          <table:table-cell table:style-name="ce34" office:value-type="string" calcext:value-type="string">
            <text:p>nhtsa_exterior_dimension__bedlengthi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uck__bedtype</text:p>
          </table:table-cell>
          <table:table-cell table:style-name="ce34" office:value-type="string" calcext:value-type="string">
            <text:p>nhtsa_exterior_truck__bed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blindspotintervention</text:p>
          </table:table-cell>
          <table:table-cell table:style-name="ce34" office:value-type="string" calcext:value-type="string">
            <text:p>nhtsa_activesafetysystem_laneandsideassist__blindspotinterven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blindspotmon</text:p>
          </table:table-cell>
          <table:table-cell table:style-name="ce34" office:value-type="string" calcext:value-type="string">
            <text:p>nhtsa_activesafetysystem_laneandsideassist__blindspotm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uck__bodycabtype</text:p>
          </table:table-cell>
          <table:table-cell table:style-name="ce34" office:value-type="string" calcext:value-type="string">
            <text:p>nhtsa_exterior_truck__bodycab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bodyclass</text:p>
          </table:table-cell>
          <table:table-cell table:style-name="ce34" office:value-type="string" calcext:value-type="string">
            <text:p>nhtsa_exterior_body__bodyclas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rake__brakesystemdesc</text:p>
          </table:table-cell>
          <table:table-cell table:style-name="ce34" office:value-type="string" calcext:value-type="string">
            <text:p>nhtsa_mechanical_brake__brakesystemdes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rake__brakesystemtype</text:p>
          </table:table-cell>
          <table:table-cell table:style-name="ce34" office:value-type="string" calcext:value-type="string">
            <text:p>nhtsa_mechanical_brake__brakesystem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us__busfloorconfigtype</text:p>
          </table:table-cell>
          <table:table-cell table:style-name="ce34" office:value-type="string" calcext:value-type="string">
            <text:p>nhtsa_exterior_bus__busfloorconfig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us__buslength</text:p>
          </table:table-cell>
          <table:table-cell table:style-name="ce34" office:value-type="string" calcext:value-type="string">
            <text:p>nhtsa_exterior_bus__buslengt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us__bustype</text:p>
          </table:table-cell>
          <table:table-cell table:style-name="ce34" office:value-type="string" calcext:value-type="string">
            <text:p>nhtsa_exterior_bus__bus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911notification__can_aacn</text:p>
          </table:table-cell>
          <table:table-cell table:style-name="ce34" office:value-type="string" calcext:value-type="string">
            <text:p>nhtsa_activesafetysystem_911notification__can_aac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forwardcollisionprevention__cib</text:p>
          </table:table-cell>
          <table:table-cell table:style-name="ce34" office:value-type="string" calcext:value-type="string">
            <text:p>nhtsa_activesafetysystem_forwardcollisionprevention__cib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charger_chargerlevel</text:p>
          </table:table-cell>
          <table:table-cell table:style-name="ce34" office:value-type="string" calcext:value-type="string">
            <text:p>nhtsa_mechanical_battery_charger_chargerlev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charger_chargerpowerkw</text:p>
          </table:table-cell>
          <table:table-cell table:style-name="ce34" office:value-type="string" calcext:value-type="string">
            <text:p>nhtsa_mechanical_battery_charger_chargerpowerk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coolingtype</text:p>
          </table:table-cell>
          <table:table-cell table:style-name="ce34" office:value-type="string" calcext:value-type="string">
            <text:p>nhtsa_engine___cooling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curbweightlb</text:p>
          </table:table-cell>
          <table:table-cell table:style-name="ce34" office:value-type="string" calcext:value-type="string">
            <text:p>nhtsa_exterior_dimension__curbweightlb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motorcycle__custommotorcycletype</text:p>
          </table:table-cell>
          <table:table-cell table:style-name="ce34" office:value-type="string" calcext:value-type="string">
            <text:p>nhtsa_exterior_motorcycle__custommotorcycl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ightingtechnologies__daytimerunninglight</text:p>
          </table:table-cell>
          <table:table-cell table:style-name="ce34" office:value-type="string" calcext:value-type="string">
            <text:p>nhtsa_activesafetysystem_lightingtechnologies__daytimerunningligh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destinationmarket</text:p>
          </table:table-cell>
          <table:table-cell table:style-name="ce34" office:value-type="string" calcext:value-type="string">
            <text:p>nhtsa_general___destinationmarke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displacementcc</text:p>
          </table:table-cell>
          <table:table-cell table:style-name="ce34" office:value-type="string" calcext:value-type="string">
            <text:p>nhtsa_engine___displacementc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displacementci</text:p>
          </table:table-cell>
          <table:table-cell table:style-name="ce34" office:value-type="string" calcext:value-type="string">
            <text:p>nhtsa_engine___displacementci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displacementl</text:p>
          </table:table-cell>
          <table:table-cell table:style-name="ce34" office:value-type="string" calcext:value-type="string">
            <text:p>nhtsa_engine___displacement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doors</text:p>
          </table:table-cell>
          <table:table-cell table:style-name="ce34" office:value-type="string" calcext:value-type="string">
            <text:p>nhtsa_exterior_body__door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drivetrain__drivetype</text:p>
          </table:table-cell>
          <table:table-cell table:style-name="ce34" office:value-type="string" calcext:value-type="string">
            <text:p>nhtsa_mechanical_drivetrain__driv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forwardcollisionprevention__dynamicbrakesupport</text:p>
          </table:table-cell>
          <table:table-cell table:style-name="ce34" office:value-type="string" calcext:value-type="string">
            <text:p>nhtsa_activesafetysystem_forwardcollisionprevention__dynamicbrakesuppo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edr</text:p>
          </table:table-cell>
          <table:table-cell table:style-name="ce34" office:value-type="string" calcext:value-type="string">
            <text:p>nhtsa_activesafetysystem___ed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esc</text:p>
          </table:table-cell>
          <table:table-cell table:style-name="ce34" office:value-type="string" calcext:value-type="string">
            <text:p>nhtsa_activesafetysystem___esc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battery__evdriveunit</text:p>
          </table:table-cell>
          <table:table-cell table:style-name="ce34" office:value-type="string" calcext:value-type="string">
            <text:p>nhtsa_mechanical_battery__evdriveuni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lectrificationlevel</text:p>
          </table:table-cell>
          <table:table-cell table:style-name="ce34" office:value-type="string" calcext:value-type="string">
            <text:p>nhtsa_engine___electrificationlev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configuration</text:p>
          </table:table-cell>
          <table:table-cell table:style-name="ce34" office:value-type="string" calcext:value-type="string">
            <text:p>nhtsa_engine___engineconfigura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cycles</text:p>
          </table:table-cell>
          <table:table-cell table:style-name="ce34" office:value-type="string" calcext:value-type="string">
            <text:p>nhtsa_engine___enginecycle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cylinders</text:p>
          </table:table-cell>
          <table:table-cell table:style-name="ce34" office:value-type="string" calcext:value-type="string">
            <text:p>nhtsa_engine___enginecylinder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hp</text:p>
          </table:table-cell>
          <table:table-cell table:style-name="ce34" office:value-type="string" calcext:value-type="string">
            <text:p>nhtsa_engine___enginehp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hp_to</text:p>
          </table:table-cell>
          <table:table-cell table:style-name="ce34" office:value-type="string" calcext:value-type="string">
            <text:p>nhtsa_engine___enginehp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kw</text:p>
          </table:table-cell>
          <table:table-cell table:style-name="ce34" office:value-type="string" calcext:value-type="string">
            <text:p>nhtsa_engine___enginekw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manufacturer</text:p>
          </table:table-cell>
          <table:table-cell table:style-name="ce34" office:value-type="string" calcext:value-type="string">
            <text:p>nhtsa_engine___enginemanufactur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enginemodel</text:p>
          </table:table-cell>
          <table:table-cell table:style-name="ce34" office:value-type="string" calcext:value-type="string">
            <text:p>nhtsa_engine___enginemod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interior___entertainmentsystem</text:p>
          </table:table-cell>
          <table:table-cell table:style-name="ce34" office:value-type="string" calcext:value-type="string">
            <text:p>nhtsa_interior___entertainmentsyste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forwardcollisionprevention__forwardcollisionwarning</text:p>
          </table:table-cell>
          <table:table-cell table:style-name="ce34" office:value-type="string" calcext:value-type="string">
            <text:p>nhtsa_activesafetysystem_forwardcollisionprevention__forwardcollisionwarn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fuelinjectiontype</text:p>
          </table:table-cell>
          <table:table-cell table:style-name="ce34" office:value-type="string" calcext:value-type="string">
            <text:p>nhtsa_engine___fuelinjection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fueltypeprimary</text:p>
          </table:table-cell>
          <table:table-cell table:style-name="ce34" office:value-type="string" calcext:value-type="string">
            <text:p>nhtsa_engine___fueltypeprimar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fueltypesecondary</text:p>
          </table:table-cell>
          <table:table-cell table:style-name="ce34" office:value-type="string" calcext:value-type="string">
            <text:p>nhtsa_engine___fueltypesecondar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gcwr</text:p>
          </table:table-cell>
          <table:table-cell table:style-name="ce34" office:value-type="string" calcext:value-type="string">
            <text:p>nhtsa_exterior_dimension__gcw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gcwr_to</text:p>
          </table:table-cell>
          <table:table-cell table:style-name="ce34" office:value-type="string" calcext:value-type="string">
            <text:p>nhtsa_exterior_dimension__gcwr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gvwr</text:p>
          </table:table-cell>
          <table:table-cell table:style-name="ce34" office:value-type="string" calcext:value-type="string">
            <text:p>nhtsa_exterior_dimension__gvw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gvwr_to</text:p>
          </table:table-cell>
          <table:table-cell table:style-name="ce34" office:value-type="string" calcext:value-type="string">
            <text:p>nhtsa_exterior_dimension__gvwr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keylessignition</text:p>
          </table:table-cell>
          <table:table-cell table:style-name="ce34" office:value-type="string" calcext:value-type="string">
            <text:p>nhtsa_activesafetysystem___keylessigni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lanecenteringassistance</text:p>
          </table:table-cell>
          <table:table-cell table:style-name="ce34" office:value-type="string" calcext:value-type="string">
            <text:p>nhtsa_activesafetysystem_laneandsideassist__lanecenteringassistan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lanedeparturewarning</text:p>
          </table:table-cell>
          <table:table-cell table:style-name="ce34" office:value-type="string" calcext:value-type="string">
            <text:p>nhtsa_activesafetysystem_laneandsideassist__lanedeparturewarn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aneandsideassist__lanekeepsystem</text:p>
          </table:table-cell>
          <table:table-cell table:style-name="ce34" office:value-type="string" calcext:value-type="string">
            <text:p>nhtsa_activesafetysystem_laneandsideassist__lanekeepsyste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ightingtechnologies__lowerbeamheadlamplightsource</text:p>
          </table:table-cell>
          <table:table-cell table:style-name="ce34" office:value-type="string" calcext:value-type="string">
            <text:p>nhtsa_activesafetysystem_lightingtechnologies__lowerbeamheadlamplightsourc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make</text:p>
          </table:table-cell>
          <table:table-cell table:style-name="ce34" office:value-type="string" calcext:value-type="string">
            <text:p>nhtsa_general___mak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manufacturer</text:p>
          </table:table-cell>
          <table:table-cell table:style-name="ce34" office:value-type="string" calcext:value-type="string">
            <text:p>nhtsa_general___manufactur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model</text:p>
          </table:table-cell>
          <table:table-cell table:style-name="ce34" office:value-type="string" calcext:value-type="string">
            <text:p>nhtsa_general___mod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modelyear</text:p>
          </table:table-cell>
          <table:table-cell table:style-name="ce34" office:value-type="string" calcext:value-type="string">
            <text:p>nhtsa_general___modelye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motorcycle__motorcyclechassistype</text:p>
          </table:table-cell>
          <table:table-cell table:style-name="ce34" office:value-type="string" calcext:value-type="string">
            <text:p>nhtsa_exterior_motorcycle__motorcyclechassis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motorcycle__motorcyclesuspensiontype</text:p>
          </table:table-cell>
          <table:table-cell table:style-name="ce34" office:value-type="string" calcext:value-type="string">
            <text:p>nhtsa_exterior_motorcycle__motorcyclesuspension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nonlanduse</text:p>
          </table:table-cell>
          <table:table-cell table:style-name="ce34" office:value-type="string" calcext:value-type="string">
            <text:p>nhtsa_general___nonlandus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note</text:p>
          </table:table-cell>
          <table:table-cell table:style-name="ce34" office:value-type="string" calcext:value-type="string">
            <text:p>nhtsa_general___no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us__otherbusinfo</text:p>
          </table:table-cell>
          <table:table-cell table:style-name="ce34" office:value-type="string" calcext:value-type="string">
            <text:p>nhtsa_exterior_bus__otherbus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otherengineinfo</text:p>
          </table:table-cell>
          <table:table-cell table:style-name="ce34" office:value-type="string" calcext:value-type="string">
            <text:p>nhtsa_engine___otherengine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motorcycle__othermotorcycleinfo</text:p>
          </table:table-cell>
          <table:table-cell table:style-name="ce34" office:value-type="string" calcext:value-type="string">
            <text:p>nhtsa_exterior_motorcycle__othermotorcycle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__otherrestraintsysteminfo</text:p>
          </table:table-cell>
          <table:table-cell table:style-name="ce34" office:value-type="string" calcext:value-type="string">
            <text:p>nhtsa_passivesafetysystem___otherrestraintsystem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ailer__othertrailerinfo</text:p>
          </table:table-cell>
          <table:table-cell table:style-name="ce34" office:value-type="string" calcext:value-type="string">
            <text:p>nhtsa_exterior_trailer__othertrailerinf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backingupandparking__parkassist</text:p>
          </table:table-cell>
          <table:table-cell table:style-name="ce34" office:value-type="string" calcext:value-type="string">
            <text:p>nhtsa_activesafetysystem_backingupandparking__parkassis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forwardcollisionprevention__pedestrianautomaticemergencybraking</text:p>
          </table:table-cell>
          <table:table-cell table:style-name="ce34" office:value-type="string" calcext:value-type="string">
            <text:p>nhtsa_activesafetysystem_forwardcollisionprevention__pedestrianautomaticemergencybrak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plantcity</text:p>
          </table:table-cell>
          <table:table-cell table:style-name="ce34" office:value-type="string" calcext:value-type="string">
            <text:p>nhtsa_general___plantcit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plantcompanyname</text:p>
          </table:table-cell>
          <table:table-cell table:style-name="ce34" office:value-type="string" calcext:value-type="string">
            <text:p>nhtsa_general___plantcompanynam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plantcountry</text:p>
          </table:table-cell>
          <table:table-cell table:style-name="ce34" office:value-type="string" calcext:value-type="string">
            <text:p>nhtsa_general___plantcountry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plantstate</text:p>
          </table:table-cell>
          <table:table-cell table:style-name="ce34" office:value-type="string" calcext:value-type="string">
            <text:p>nhtsa_general___plantstat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__pretensioner</text:p>
          </table:table-cell>
          <table:table-cell table:style-name="ce34" office:value-type="string" calcext:value-type="string">
            <text:p>nhtsa_passivesafetysystem___pretensione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backingupandparking__rearautomaticemergencybraking</text:p>
          </table:table-cell>
          <table:table-cell table:style-name="ce34" office:value-type="string" calcext:value-type="string">
            <text:p>nhtsa_activesafetysystem_backingupandparking__rearautomaticemergencybrak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backingupandparking__rearcrosstrafficalert</text:p>
          </table:table-cell>
          <table:table-cell table:style-name="ce34" office:value-type="string" calcext:value-type="string">
            <text:p>nhtsa_activesafetysystem_backingupandparking__rearcrosstrafficale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backingupandparking__rearvisibilitysystem</text:p>
          </table:table-cell>
          <table:table-cell table:style-name="ce34" office:value-type="string" calcext:value-type="string">
            <text:p>nhtsa_activesafetysystem_backingupandparking__rearvisibilitysystem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saeautomationlevel</text:p>
          </table:table-cell>
          <table:table-cell table:style-name="ce34" office:value-type="string" calcext:value-type="string">
            <text:p>nhtsa_activesafetysystem___saeautomationleve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saeautomationlevel_to</text:p>
          </table:table-cell>
          <table:table-cell table:style-name="ce34" office:value-type="string" calcext:value-type="string">
            <text:p>nhtsa_activesafetysystem___saeautomationlevel_t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passivesafetysystem___seatbeltsall</text:p>
          </table:table-cell>
          <table:table-cell table:style-name="ce34" office:value-type="string" calcext:value-type="string">
            <text:p>nhtsa_passivesafetysystem___seatbeltsal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interior_seat__seatrows</text:p>
          </table:table-cell>
          <table:table-cell table:style-name="ce34" office:value-type="string" calcext:value-type="string">
            <text:p>nhtsa_interior_seat__seatrow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interior_seat__seats</text:p>
          </table:table-cell>
          <table:table-cell table:style-name="ce34" office:value-type="string" calcext:value-type="string">
            <text:p>nhtsa_interior_seat__seat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lightingtechnologies__semiautomaticheadlampbeamswitching</text:p>
          </table:table-cell>
          <table:table-cell table:style-name="ce34" office:value-type="string" calcext:value-type="string">
            <text:p>nhtsa_activesafetysystem_lightingtechnologies__semiautomaticheadlampbeamswitchi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series_X</text:p>
          </table:table-cell>
          <table:table-cell table:style-name="ce34" office:value-type="string" calcext:value-type="string">
            <text:p>nhtsa_general___series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interior___steeringlocation</text:p>
          </table:table-cell>
          <table:table-cell table:style-name="ce34" office:value-type="string" calcext:value-type="string">
            <text:p>nhtsa_interior___steeringlocatio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tpms</text:p>
          </table:table-cell>
          <table:table-cell table:style-name="ce34" office:value-type="string" calcext:value-type="string">
            <text:p>nhtsa_activesafetysystem___tpm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topspeedmph</text:p>
          </table:table-cell>
          <table:table-cell table:style-name="ce34" office:value-type="string" calcext:value-type="string">
            <text:p>nhtsa_engine___topspeedmp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trackwidth</text:p>
          </table:table-cell>
          <table:table-cell table:style-name="ce34" office:value-type="string" calcext:value-type="string">
            <text:p>nhtsa_exterior_body__trackwidt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activesafetysystem___tractioncontrol</text:p>
          </table:table-cell>
          <table:table-cell table:style-name="ce34" office:value-type="string" calcext:value-type="string">
            <text:p>nhtsa_activesafetysystem___tractioncontrol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ailer__trailerbodytype</text:p>
          </table:table-cell>
          <table:table-cell table:style-name="ce34" office:value-type="string" calcext:value-type="string">
            <text:p>nhtsa_exterior_trailer__trailerbody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ailer__trailerlength</text:p>
          </table:table-cell>
          <table:table-cell table:style-name="ce34" office:value-type="string" calcext:value-type="string">
            <text:p>nhtsa_exterior_trailer__trailerlength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trailer__trailertype</text:p>
          </table:table-cell>
          <table:table-cell table:style-name="ce34" office:value-type="string" calcext:value-type="string">
            <text:p>nhtsa_exterior_trailer__trailer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transmission__transmissionspeeds</text:p>
          </table:table-cell>
          <table:table-cell table:style-name="ce34" office:value-type="string" calcext:value-type="string">
            <text:p>nhtsa_mechanical_transmission__transmissionspeed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mechanical_transmission__transmissionstyle</text:p>
          </table:table-cell>
          <table:table-cell table:style-name="ce34" office:value-type="string" calcext:value-type="string">
            <text:p>nhtsa_mechanical_transmission__transmissionstyl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trim_X</text:p>
          </table:table-cell>
          <table:table-cell table:style-name="ce34" office:value-type="string" calcext:value-type="string">
            <text:p>nhtsa_general___trim_X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turbo</text:p>
          </table:table-cell>
          <table:table-cell table:style-name="ce34" office:value-type="string" calcext:value-type="string">
            <text:p>nhtsa_engine___turbo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ngine___valvetraindesign</text:p>
          </table:table-cell>
          <table:table-cell table:style-name="ce34" office:value-type="string" calcext:value-type="string">
            <text:p>nhtsa_engine___valvetraindesig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general___vehicletype</text:p>
          </table:table-cell>
          <table:table-cell table:style-name="ce34" office:value-type="string" calcext:value-type="string">
            <text:p>nhtsa_general___vehicl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wheelbaselong</text:p>
          </table:table-cell>
          <table:table-cell table:style-name="ce34" office:value-type="string" calcext:value-type="string">
            <text:p>nhtsa_exterior_dimension__wheelbaselo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dimension__wheelbaseshort</text:p>
          </table:table-cell>
          <table:table-cell table:style-name="ce34" office:value-type="string" calcext:value-type="string">
            <text:p>nhtsa_exterior_dimension__wheelbaseshor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wheelbasetype</text:p>
          </table:table-cell>
          <table:table-cell table:style-name="ce34" office:value-type="string" calcext:value-type="string">
            <text:p>nhtsa_exterior_body__wheelbasetyp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wheeltire__wheelsizefront</text:p>
          </table:table-cell>
          <table:table-cell table:style-name="ce34" office:value-type="string" calcext:value-type="string">
            <text:p>nhtsa_exterior_wheeltire__wheelsizefront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wheeltire__wheelsizerear</text:p>
          </table:table-cell>
          <table:table-cell table:style-name="ce34" office:value-type="string" calcext:value-type="string">
            <text:p>nhtsa_exterior_wheeltire__wheelsizerear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wheeltire__wheels</text:p>
          </table:table-cell>
          <table:table-cell table:style-name="ce34" office:value-type="string" calcext:value-type="string">
            <text:p>nhtsa_exterior_wheeltire__wheel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exterior_body__windows</text:p>
          </table:table-cell>
          <table:table-cell table:style-name="ce34" office:value-type="string" calcext:value-type="string">
            <text:p>nhtsa_exterior_body__window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nhtsa_vpic_TimeStamp</text:p>
          </table:table-cell>
          <table:table-cell table:style-name="ce34" office:value-type="string" calcext:value-type="string">
            <text:p>nhtsa_TimeStamp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nr_of_meldingen_keuringsinstantie</text:p>
          </table:table-cell>
          <table:table-cell table:number-columns-repeated="1022"/>
        </table:table-row>
        <table:table-row table:style-name="ro1">
          <table:table-cell table:style-name="ce34"/>
          <table:table-cell table:style-name="ce34" office:value-type="string" calcext:value-type="string">
            <text:p>rdw_nr_of_gebrek_constateringen</text:p>
          </table:table-cell>
          <table:table-cell table:number-columns-repeated="1022"/>
        </table:table-row>
        <table:table-row table:style-name="ro1">
          <table:table-cell table:style-name="ce34"/>
          <table:table-cell table:style-name="ce34" office:value-type="string" calcext:value-type="string">
            <text:p>rdw_nr_of_toegevoegde_objecten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last_koppelpunt_ondergrens</text:p>
          </table:table-cell>
          <table:table-cell table:style-name="ce34" office:value-type="string" calcext:value-type="string">
            <text:p>rdw_basisgegevens_techn_max_last_koppelpunt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techn_max_last_koppelpunt_bovengrens</text:p>
          </table:table-cell>
          <table:table-cell table:style-name="ce34" office:value-type="string" calcext:value-type="string">
            <text:p>rdw_basisgegevens_techn_max_last_koppelpunt_boven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as_gegevens_eeg_uitvoering_techn_max_last_asstel_bovengr_X</text:p>
          </table:table-cell>
          <table:table-cell table:style-name="ce34" office:value-type="string" calcext:value-type="string">
            <text:p>rdw_as_gegevens_techn_max_last_asstel_bovengr_X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4" office:value-type="string" calcext:value-type="string">
            <text:p>rdw_merk_registratie_datum_dt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sub_cat_omschrijving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motor_uitvoering_max_vermogen_continu_ondergrens_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motor_uitvoering_max_vermogen_continu_bovengrens_X</text:p>
          </table:table-cell>
          <table:table-cell table:number-columns-repeated="1022"/>
        </table:table-row>
        <table:table-row table:style-name="ro1">
          <table:table-cell table:style-name="ce33"/>
          <table:table-cell table:style-name="ce34" office:value-type="string" calcext:value-type="string">
            <text:p>rdw_basisgegevens_zelfdragende_carrosserie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voertuig_ondergrens</text:p>
          </table:table-cell>
          <table:table-cell table:style-name="ce33" office:value-type="string" calcext:value-type="string">
            <text:p>rdw_basisgegevens_max_massa_voertuig_ondergrens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rdw_basisgegevens_eeg_uitvoering_max_massa_voertuig_bovengrens</text:p>
          </table:table-cell>
          <table:table-cell table:style-name="ce34" office:value-type="string" calcext:value-type="string">
            <text:p>rdw_basisgegevens_max_massa_voertuig_bovengre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dw_basisgegevens_eeg_uitvoering_min_massa_voertuig</text:p>
          </table:table-cell>
          <table:table-cell table:style-name="ce34" office:value-type="string" calcext:value-type="string">
            <text:p>rdw_basisgegevens_min_massa_voertuig</text:p>
          </table:table-cell>
          <table:table-cell table:style-name="ce39"/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rdw_brandstof_uitstoot_deeltjes_zwaar_X</text:p>
          </table:table-cell>
          <table:table-cell table:style-name="ce33" office:value-type="string" calcext:value-type="string">
            <text:p>rdw_uitstoot_deeltjes_zwaar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rdw_subcategorie_uitvoering_subcategorie_uitvoering_volgnr_X</text:p>
          </table:table-cell>
          <table:table-cell table:style-name="ce34" office:value-type="string" calcext:value-type="string">
            <text:p>rdw_subcategorie_uitvoering_subcategorie_uitvoering_volgnr</text:p>
          </table:table-cell>
          <table:table-cell table:style-name="ce20"/>
          <table:table-cell table:number-columns-repeated="1017"/>
          <table:table-cell table:style-name="ce40"/>
          <table:table-cell table:number-columns-repeated="2"/>
        </table:table-row>
        <table:table-row table:style-name="ro1">
          <table:table-cell/>
          <table:table-cell table:style-name="ce34" office:value-type="string" calcext:value-type="string">
            <text:p>rdw_subcategorie_uitvoering_subcateg_uitvoering_europees_X</text:p>
          </table:table-cell>
          <table:table-cell table:style-name="ce34" office:value-type="string" calcext:value-type="string">
            <text:p>rdw_subcategorie_uitvoering_subcateg_uitvoering_europees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rdw_ovi_voertuigomschrijving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massa_rijklaar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technische_maximum_massa_voertuig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lengte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breedte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wielbasis_min_ma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ovi_opgegeven_max_snelheid</text:p>
          </table:table-cell>
          <table:table-cell table:number-columns-repeated="1022"/>
        </table:table-row>
        <table:table-row table:style-name="ro1">
          <table:table-cell table:style-name="ce34" office:value-type="string" calcext:value-type="string">
            <text:p>drz__used_parts</text:p>
          </table:table-cell>
          <table:table-cell table:style-name="ce34" office:value-type="string" calcext:value-type="string">
            <text:p>used_parts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<text:span text:style-name="T1">drz__</text:span>import22_btw21</text:p>
          </table:table-cell>
          <table:table-cell table:style-name="ce34" office:value-type="string" calcext:value-type="string">
            <text:p>import22_btw21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<text:span text:style-name="T1">drz__</text:span>import27_btw21</text:p>
          </table:table-cell>
          <table:table-cell table:style-name="ce34" office:value-type="string" calcext:value-type="string">
            <text:p>import27_btw21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brandstof_netto_max_vermogen_elektrisch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brandstof_max_vermogen_60_minuten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vermogen_brom_snorfiets_X</text:p>
          </table:table-cell>
          <table:table-cell table:style-name="ce33" office:value-type="string" calcext:value-type="string">
            <text:p>rdw_vermogen_brom_snorfiets</text:p>
          </table:table-cell>
          <table:table-cell table:number-columns-repeated="1021"/>
        </table:table-row>
        <table:table-row table:style-name="ro2">
          <table:table-cell/>
          <table:table-cell table:style-name="ce35" office:value-type="string" calcext:value-type="string">
            <text:p>rdw_retrofit_roetfilter_X</text:p>
          </table:table-cell>
          <table:table-cell table:style-name="ce35" office:value-type="string" calcext:value-type="string">
            <text:p>rdw_retrofit_roetfilt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dw_basisgegevens_eeg_uitvoering_afst_hart_koppeling_as_bovengrens</text:p>
          </table:table-cell>
          <table:table-cell table:style-name="ce33" office:value-type="string" calcext:value-type="string">
            <text:p>rdw_basisgegevens_afst_hart_koppeling_as_bovengren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dw_basisgegevens_eeg_uitvoering_afst_hart_koppeling_as_ondergrens</text:p>
          </table:table-cell>
          <table:table-cell table:style-name="ce33" office:value-type="string" calcext:value-type="string">
            <text:p>rdw_basisgegevens_afst_hart_koppeling_as_ondergrens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rdw_carrosserie_uitvoering_nummerieke_code_carrosserie_uitvoering_numeriek_europees_X_X_X</text:p>
          </table:table-cell>
          <table:table-cell table:style-name="ce33" office:value-type="string" calcext:value-type="string">
            <text:p>rdw_carrosserie_uitvoering_nummerieke_code_carrosserie_uitvoering_numeriek_europees_X_X</text:p>
          </table:table-cell>
          <table:table-cell table:style-name="ce33" office:value-type="string" calcext:value-type="string">
            <text:p>rdw_carrosserie_uitvoering_nummerieke_code_carrosserie_uitvoering_numeriek_europees_X</text:p>
          </table:table-cell>
          <table:table-cell table:style-name="ce33" office:value-type="string" calcext:value-type="string">
            <text:p>rdw_carrosserie_uitvoering_nummerieke_code_carrosserie_uitvoering_numeriek_europees</text:p>
          </table:table-cell>
          <table:table-cell table:number-columns-repeated="1020"/>
        </table:table-row>
        <table:table-row table:style-name="ro3">
          <table:table-cell table:style-name="ce35" office:value-type="string" calcext:value-type="string">
            <text:p>rdw_carrosserie_uitvoering_nummerieke_code_carrosserie_uitvoering_numeriek_volgnummer_X_X_X</text:p>
          </table:table-cell>
          <table:table-cell table:style-name="ce35" office:value-type="string" calcext:value-type="string">
            <text:p>rdw_carrosserie_uitvoering_nummerieke_code_carrosserie_uitvoering_numeriek_volgnummer_X_X</text:p>
          </table:table-cell>
          <table:table-cell table:style-name="ce33" office:value-type="string" calcext:value-type="string">
            <text:p>rdw_carrosserie_uitvoering_nummerieke_code_carrosserie_uitvoering_numeriek_volgnummer_X</text:p>
          </table:table-cell>
          <table:table-cell table:style-name="ce33" office:value-type="string" calcext:value-type="string">
            <text:p>rdw_carrosserie_uitvoering_nummerieke_code_carrosserie_uitvoering_numeriek_volgnummer</text:p>
          </table:table-cell>
          <table:table-cell table:number-columns-repeated="1020"/>
        </table:table-row>
        <table:table-row table:style-name="ro2">
          <table:table-cell table:style-name="ce35" office:value-type="string" calcext:value-type="string">
            <text:p>rdw_carrosserie_uitvoering_nummerieke_code_carrosserie_volgnummer_X_X_X</text:p>
          </table:table-cell>
          <table:table-cell table:style-name="ce35" office:value-type="string" calcext:value-type="string">
            <text:p>rdw_carrosserie_uitvoering_nummerieke_code_carrosserie_volgnummer_X_X</text:p>
          </table:table-cell>
          <table:table-cell table:style-name="ce33" office:value-type="string" calcext:value-type="string">
            <text:p>rdw_carrosserie_uitvoering_nummerieke_code_carrosserie_volgnummer_X</text:p>
          </table:table-cell>
          <table:table-cell table:style-name="ce33" office:value-type="string" calcext:value-type="string">
            <text:p>rdw_carrosserie_uitvoering_nummerieke_code_carrosserie_volgnummer</text:p>
          </table:table-cell>
          <table:table-cell table:number-columns-repeated="1020"/>
        </table:table-row>
        <table:table-row table:style-name="ro2">
          <table:table-cell table:style-name="ce35" office:value-type="string" calcext:value-type="string">
            <text:p>rdw_carrosserie_uitvoering_nummerieke_code_composite_key_X_X</text:p>
          </table:table-cell>
          <table:table-cell table:style-name="ce35"/>
          <table:table-cell table:style-name="ce33" table:number-columns-repeated="2"/>
          <table:table-cell table:number-columns-repeated="1020"/>
        </table:table-row>
        <table:table-row table:style-name="ro2">
          <table:table-cell table:style-name="ce35" office:value-type="string" calcext:value-type="string">
            <text:p>rdw_carrosserie_uitvoering_nummerieke_code_TimeStamp</text:p>
          </table:table-cell>
          <table:table-cell table:style-name="ce35"/>
          <table:table-cell table:style-name="ce33" table:number-columns-repeated="2"/>
          <table:table-cell table:number-columns-repeated="1020"/>
        </table:table-row>
        <table:table-row table:style-name="ro2">
          <table:table-cell/>
          <table:table-cell table:style-name="ce33" office:value-type="string" calcext:value-type="string">
            <text:p>rdw_brandstof_milieuklasse_eg_goedkeuring_zwaar_X</text:p>
          </table:table-cell>
          <table:table-cell table:style-name="ce33" office:value-type="string" calcext:value-type="string">
            <text:p>rdw_milieuklasse_eg_goedkeuring_zwaar</text:p>
          </table:table-cell>
          <table:table-cell table:number-columns-repeated="1021"/>
        </table:table-row>
        <table:table-row table:style-name="ro2">
          <table:table-cell/>
          <table:table-cell table:style-name="ce33" office:value-type="string" calcext:value-type="string">
            <text:p>rdw_motor_uitvoering_brandstof_emissie_koolmonaxide_etc_test_X_X</text:p>
          </table:table-cell>
          <table:table-cell table:style-name="ce39"/>
          <table:table-cell table:number-columns-repeated="1021"/>
        </table:table-row>
        <table:table-row table:style-name="ro2">
          <table:table-cell/>
          <table:table-cell table:style-name="ce33" office:value-type="string" calcext:value-type="string">
            <text:p>rdw_motor_uitvoering_brandstof_emissie_koolmonoxide_es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koolwaterstoffen_es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koolwaterstoffen_et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stikstofoxiden_es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stikstofoxiden_et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vaste_stofdeeltjes_es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vaste_stofdeeltjes_etc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rookwaarde_elr_test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co_volgens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co_volgens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deeltjes_aantal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deeltjes_aantal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deeltjes_massa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deeltjes_massa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h3_volgens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h3_volgens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ox_volgens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ox_volgens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thc_volgens_whs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thc_volgens_whtc_X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motor_uitvoering_brandstof_emissie_non_methaan_koolw_etc_test_X_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dw_basisgegevens_eeg_uitvoering_techn_max_massa_oplegger_bovengrens</text:p>
          </table:table-cell>
          <table:table-cell table:style-name="ce33" office:value-type="string" calcext:value-type="string">
            <text:p>rdw_basisgegevens_techn_max_massa_oplegger_bovengren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dw_basisgegevens_eeg_uitvoering_max_ondersteuning_snelheid_bovengrens</text:p>
          </table:table-cell>
          <table:table-cell table:style-name="ce33" office:value-type="string" calcext:value-type="string">
            <text:p>rdw_basisgegevens_max_ondersteuning_snelheid_bovengren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dw_basisgegevens_eeg_uitvoering_max_ondersteuning_snelheid_ondergrens</text:p>
          </table:table-cell>
          <table:table-cell table:style-name="ce33" office:value-type="string" calcext:value-type="string">
            <text:p>rdw_basisgegevens_max_ondersteuning_snelheid_ondergrens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brandstof_opgegeven_maximum_snelheid_X</text:p>
          </table:table-cell>
          <table:table-cell table:number-columns-repeated="1022"/>
        </table:table-row>
        <table:table-row table:style-name="ro2">
          <table:table-cell/>
          <table:table-cell table:style-name="ce33" office:value-type="string" calcext:value-type="string">
            <text:p>rdw_subcategorie_nederland</text:p>
          </table:table-cell>
          <table:table-cell table:number-columns-repeated="1022"/>
        </table:table-row>
        <table:table-row table:style-name="ro2">
          <table:table-cell table:style-name="ce35" office:value-type="string" calcext:value-type="string">
            <text:p>rdw_gekentekende_voertuigen_verticale_belasting_koppelpunt_getrokken_voertuig</text:p>
          </table:table-cell>
          <table:table-cell table:style-name="ce33" office:value-type="string" calcext:value-type="string">
            <text:p>rdw_verticale_belasting_koppelpunt_getrokken_voertuig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brandstof_elektrisch_verbruik_enkel_elektrisch_wltp_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brandstof_actie_radius_enkel_elektrisch_wltp_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_brandstof_actie_radius_enkel_elektrisch_stad_wltp_X</text:p>
          </table:table-cell>
          <table:table-cell table:number-columns-repeated="1022"/>
        </table:table-row>
        <table:table-row table:style-name="ro1">
          <table:table-cell/>
          <table:table-cell table:style-name="ce33" office:value-type="string" calcext:value-type="string">
            <text:p>rdw_brandstof_elektrisch_verbruik_extern_opladen_wltp_X</text:p>
          </table:table-cell>
          <table:table-cell table:number-columns-repeated="1022"/>
        </table:table-row>
        <table:table-row table:style-name="ro1">
          <table:table-cell/>
          <table:table-cell table:style-name="ce33" office:value-type="string" calcext:value-type="string">
            <text:p>rdw_brandstof_actie_radius_extern_opladen_wltp_X</text:p>
          </table:table-cell>
          <table:table-cell table:number-columns-repeated="1022"/>
        </table:table-row>
        <table:table-row table:style-name="ro1">
          <table:table-cell/>
          <table:table-cell table:style-name="ce33" office:value-type="string" calcext:value-type="string">
            <text:p>rdw_brandstof_actie_radius_extern_opladen_stad_wltp_X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dwinfo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drz__OdoKM_num</text:p>
          </table:table-cell>
          <table:table-cell table:style-name="ce34" office:value-type="string" calcext:value-type="string">
            <text:p>OdoKM_num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rdw_basisgegevens_eeg_uitvoering_zelfdragende_carrosserie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rdw_subcategorie_uitvoering_composite_key_X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dw_subcategorie_uitvoering_TimeStamp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rdw_gekentekende_voertuigen_afwijkende_maximum_snelheid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rdw_gekentekende_voertuigen_lengte_voertuig_minimum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rdw_gekentekende_voertuigen_lengte_voertuig_maximum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rdw_gekentekende_voertuigen_hoogte_voertuig_minimum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rdw_gekentekende_voertuigen_hoogte_voertuig_maximum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rdw_gekentekende_voertuigen_breedte_voertuig_minim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gekentekende_voertuigen_breedte_voertuig_maxim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gekentekende_voertuigen_massa_bedrijfsklaar_minima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gekentekende_voertuigen_massa_bedrijfsklaar_maximaal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drz__no_charger_cable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drz__not_complete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drz__no_plates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dw_intrekking_typegoedkeuring_typegoedkeuringsnumm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intrekking_typegoedkeuring_volgnummerintrekkingtgk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intrekking_typegoedkeuring_begindatumintrekkingtgk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intrekking_typegoedkeuring_TimeSt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volgnummeras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aangedrevenasindicato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spoorbreedteondergrens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spoorbreedtebovengrens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maximummassaasbelasting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maximummassaasbelasting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afstandvolgendeasondergrens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afstandvolgendeasbovengrens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composite_key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dubbelemontageindicato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stuurasindicato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hefasindicato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luchtveringaangedrevenasind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gelijkwaardigaangedrevenasind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s_uitvoering_TimeSt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handelsbenaming_fabrikant_volgnummerhandelsbenamingfab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handelsbenaming_fabrikant_handelsbenamingfabrikant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handelsbenaming_fabrikant_composite_key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handelsbenaming_fabrikant_TimeSt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speciale_doeleinden_volgnummerspecialedoeleinden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speciale_doeleinden_codespecialedoeleinden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speciale_doeleinden_composite_key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speciale_doeleinden_TimeSt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merk_uitvoering_volgnummermerk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merk_uitvoering_merkcoderdw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merk_uitvoering_composite_key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merk_uitvoering_TimeSt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carrosserie_uitvoering_volgnummercarrosserietype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carrosserie_uitvoering_codecarrosserietype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carrosserie_uitvoering_volgnummercarrosseriecode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carrosserie_uitvoering_codecarrosseriecode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olgnummeraandrijvin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olgnummerenergiebron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deenergiebron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nettovermogen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nettovermogen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toerentalmaxnettovermogen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toerentalmaxnettovermogen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geluidsniveauondergrens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geluidsniveaubovengrens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geluidsniveaurijdend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geluidsniveautoerental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geluidsniveautoerental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constructiesnelheid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constructiesnelheid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regelgevingemissievoertuigen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uitlaatemissieniveau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erbruikgecombineerdnedclaa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erbruikgecombineerdnedchoo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siestadnedclaa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siestadnedchoo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siebuitennedclaa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siebuitennedchoo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combineerdnedclaa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combineerdnedchoo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emissietype1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hcemissietype1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noxemissietype1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mposite_key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deeltjestype1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aantaldeeltjestype1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hcnoxemissietype1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biopercentagebrandstof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emissietype1wltp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noxemissietype1wltp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deeltjestype1wltp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aantaldeeltjestype1wltp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combineerdwltp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combineerdwltp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brandstofverbruikgecombwltp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brandstofverbruikgecombwltp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vermogen30min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vermogen30min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lekverbrexternoplaadbwltp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lekverbrexternoplaadbwltp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actieradiusexternoplaadwltp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actieradiusexternoplaadwltp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lekactieradiusextoplaadbned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wogengecombwltp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wogengecombwltp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brandstverbrgewogencombwltp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brandstverbrgewogencombwltp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erbrgewogengecombnedclaa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erbrgewogengecombnedchoo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wgecombnedclaa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wgecombnedchoog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lektrischeactieradiusned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lekverbruikgecombineerdned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lekverbruikgewgecombverbrned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TimeSt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volgnummerkoppelin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maximummassaongeremd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maximummassaongeremd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composite_key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maximummassamiddenas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maximummassamiddenas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maximummassasamenstel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maximummassasamenstel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maximummassaautonoom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maximummassaautonoom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TimeSt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begindatumrevisieuitvoe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voertuigcatego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aantalwiel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wielbasis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wielbasis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lengte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lengte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breedte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breedte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hoogte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hoogte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aantalzitplaatsen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aantalzitplaatsen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aximummassa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aximummassa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assarijklaar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assarijklaar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axconstructiesnelheidahwog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axconstructiesnelheidahwbg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composite_k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aantaldeuren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aantaldeuren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axverticalebelastopkoppbg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codelinksrechtsrijd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einddatumrevisieuitvoe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paramrijweerstandf0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paramrijweerstandf0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paramrijweerstandf1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paramrijweerstandf1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paramrijweerstandf2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paramrijweerstandf2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assaledigonder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assaledigboveng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TimeSt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versnelling_uitvoering_volgnummerversnellin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versnelling_uitvoering_codetypeversnellingsbak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versnelling_uitvoering_aantalversnellingenondergrens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versnelling_uitvoering_aantalversnellingenbovengrens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versnelling_uitvoering_composite_key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versnelling_uitvoering_TimeSt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volgnummeraandrijvin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motorcode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codewerkingmoto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aantalcilinders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cilinderinhoud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codebrandstoftypemoto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composite_key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hybridemotorindicato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elektromotorindicato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enkelelektrischschakelingind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externoplaadbaarindicato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codecilinderopstellin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aandrijving_uitvoering_TimeSt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olgnummerenergiebron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olgnummeraandrijvin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deenergiebron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nettovermogen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nettovermogen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toerentalmaxnettovermogen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toerentalmaxnettovermogen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geluidsniveauondergrens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geluidsniveaubovengrens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geluidsniveaurijdend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geluidsniveautoerental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geluidsniveautoerental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constructiesnelheid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constructiesnelheid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regelgevingemissievoertuigen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uitlaatemissieniveau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erbruikgecombineerdnedclaa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erbruikgecombineerdnedchoo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siestadnedclaa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siestadnedchoo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siebuitennedclaa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siebuitennedchoo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combineerdnedclaa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combineerdnedchoo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emissietype1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hcemissietype1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noxemissietype1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mposite_key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deeltjestype1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hcnoxemissietype1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aantaldeeltjestype1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biopercentagebrandstof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erbrgewogengecombnedclaa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erbrgewogengecombnedchoo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lekverbruikgewgecombverbrnedc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wgecombnedclaa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wgecombnedchoog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vermogen30min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maximumvermogen30min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lekactieradiusextoplaadbnedc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emissietype1wltp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noxemissietype1wltp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deeltjestype1wltp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aantaldeeltjestype1wltp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combineerdwltp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2emisgecombineerdwltp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brandstofverbruikgecombwltp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brandstofverbruikgecombwltp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lektrischeactieradiusnedc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lekverbruikgecombineerdnedc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gekentekende_voertuigen_aerodyn_voor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gekentekende_voertuigen_verl_cab_i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axondersteundesnelheidog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basis_uitvoering_maxondersteundesnelheidbg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dw_koppeling_uitvoering_maximummassaopleggero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koppeling_uitvoering_maximummassaopleggerbgr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regelgevingemissiemotoren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emissiewhs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emissiewht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aantaldeeltjeswhs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aantaldeeltjeswht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deeltjeswhs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deeltjeswht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noxemissiewhs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noxemissiewht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erbruikvolledigelekwltp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verbruikvolledigelekwltp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actieradiusvolledigelekwltpo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actieradiusvolledigelekwltpbgr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noxemissiees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noxemissieet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deeltjeses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emissiedeeltjeset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emissiees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dw_energiebron_uitvoering_coemissieetc_X_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z__disclaim7</text:p>
          </table:table-cell>
          <table:table-cell table:number-columns-repeated="1023"/>
        </table:table-row>
        <table:table-row table:style-name="ro1" table:number-rows-repeated="35">
          <table:table-cell table:number-columns-repeated="1024"/>
        </table:table-row>
        <table:table-row table:style-name="ro1">
          <table:table-cell office:value-type="string" calcext:value-type="string">
            <text:p>Max-number-of-fields-reached</text:p>
          </table:table-cell>
          <table:table-cell table:number-columns-repeated="1023"/>
        </table:table-row>
        <table:table-row table:style-name="ro1" table:number-rows-repeated="104752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referred_name.C152:preferred_name.C153 preferred_name.B164:preferred_name.C169 preferred_name.B171:preferred_name.C175 preferred_name.B153:preferred_name.B153 preferred_name.B186:preferred_name.B188 preferred_name.B177:preferred_name.C178 preferred_name.B155:preferred_name.C161 preferred_name.B191:preferred_name.C191 preferred_name.C192:preferred_name.C193 preferred_name.B145:preferred_name.B146 preferred_name.B180:preferred_name.C181 preferred_name.A698:preferred_name.B698 preferred_name.B355:preferred_name.B355 preferred_name.C375:preferred_name.C375 preferred_name.B150:preferred_name.B151 preferred_name.C144:preferred_name.C144 preferred_name.C129:preferred_name.C130 preferred_name.C97:preferred_name.C97 preferred_name.B183:preferred_name.B184 preferred_name.B757:preferred_name.B759 preferred_name.B725:preferred_name.B753 preferred_name.B364:preferred_name.B365 preferred_name.C725:preferred_name.C725 preferred_name.C701:preferred_name.C701 preferred_name.C27:preferred_name.C27 preferred_name.B451:preferred_name.C451 preferred_name.A1:preferred_name.A139 preferred_name.A199:preferred_name.A225 preferred_name.B199:preferred_name.B199 preferred_name.A141:preferred_name.A196 preferred_name.A751:preferred_name.A752 preferred_name.C716:preferred_name.C716 preferred_name.B714:preferred_name.B716 preferred_name.B432:preferred_name.C432 preferred_name.A234:preferred_name.A430 preferred_name.A431:preferred_name.B431 preferred_name.C12:preferred_name.C12 preferred_name.A754:preferred_name.A761 preferred_name.A432:preferred_name.A687 preferred_name.B317:preferred_name.B317 preferred_name.A714:preferred_name.A720 preferred_name.B718:preferred_name.B719 preferred_name.C721:preferred_name.D724 preferred_name.B720:preferred_name.D720 preferred_name.A690:preferred_name.A710 preferred_name.A725:preferred_name.A748 preferred_name.A763:preferred_name.A763 preferred_name.A765:preferred_name.A765 preferred_name.A771:preferred_name.A773 preferred_name.A777:preferred_name.A1048576">
            <calcext:condition calcext:apply-style-name="Accent" calcext:value="contains-text(timestamp)" calcext:base-cell-address="preferred_name.A1"/>
            <calcext:condition calcext:apply-style-name="Accent 1" calcext:value="contains-text(compositekey)" calcext:base-cell-address="preferred_name.A1"/>
          </calcext:conditional-format>
        </calcext:conditional-formats>
      </table:table>
      <table:table table:name="data_type" table:style-name="ta1">
        <office:forms form:automatic-focus="false" form:apply-design-mode="false"/>
        <table:table-column table:style-name="co12" table:default-cell-style-name="ce39"/>
        <table:table-column table:style-name="co13" table:number-columns-repeated="5" table:default-cell-style-name="ce18"/>
        <table:table-column table:style-name="co14" table:default-cell-style-name="ce21"/>
        <table:table-column table:style-name="co15" table:default-cell-style-name="ce39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number-columns-repeated="1013" table:default-cell-style-name="Default"/>
        <table:table-row table:style-name="ro1">
          <table:table-cell table:formula="of:=COM.MICROSOFT.IFS(&#10;LEN([$preferred_name.A1])&gt;0;[$preferred_name.A1];&#10;LEN([$preferred_name.B1])&gt;0;[$preferred_name.B1]&#10;)" office:value-type="string" office:string-value="final_column_name" calcext:value-type="string">
            <text:p>final_column_name</text:p>
          </table:table-cell>
          <table:table-cell table:style-name="ce45" office:value-type="string" calcext:value-type="string">
            <text:p>split1</text:p>
          </table:table-cell>
          <table:table-cell table:style-name="ce45" office:value-type="string" calcext:value-type="string">
            <text:p>split2</text:p>
          </table:table-cell>
          <table:table-cell table:style-name="ce45" office:value-type="string" calcext:value-type="string">
            <text:p>split3</text:p>
          </table:table-cell>
          <table:table-cell table:style-name="ce45" office:value-type="string" calcext:value-type="string">
            <text:p>split4</text:p>
          </table:table-cell>
          <table:table-cell table:style-name="ce45" office:value-type="string" calcext:value-type="string">
            <text:p>split5</text:p>
          </table:table-cell>
          <table:table-cell table:style-name="ce48" office:value-type="string" calcext:value-type="string">
            <text:p>prefix_length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source_id</text:p>
          </table:table-cell>
          <table:table-cell office:value-type="string" calcext:value-type="string">
            <text:p>index_levels</text:p>
          </table:table-cell>
          <table:table-cell office:value-type="string" calcext:value-type="string">
            <text:p>nullable</text:p>
          </table:table-cell>
          <table:table-cell office:value-type="string" calcext:value-type="string">
            <text:p>modifier_name1</text:p>
          </table:table-cell>
          <table:table-cell office:value-type="string" calcext:value-type="string">
            <text:p>modifier_name2</text:p>
          </table:table-cell>
          <table:table-cell office:value-type="string" calcext:value-type="string">
            <text:p>modifier_name3</text:p>
          </table:table-cell>
          <table:table-cell office:value-type="string" calcext:value-type="string">
            <text:p>modifier_name4</text:p>
          </table:table-cell>
          <table:table-cell office:value-type="string" calcext:value-type="string">
            <text:p>modifier_name5</text:p>
          </table:table-cell>
          <table:table-cell table:number-columns-repeated="1008"/>
        </table:table-row>
        <table:table-row table:style-name="ro1">
          <table:table-cell table:formula="of:=COM.MICROSOFT.IFS(&#10;LEN([$preferred_name.A2])&gt;0;[$preferred_name.A2];&#10;LEN([$preferred_name.B2])&gt;0;[$preferred_name.B2]&#10;)" office:value-type="string" office:string-value="drz__Source" calcext:value-type="string">
            <text:p>drz__Source</text:p>
          </table:table-cell>
          <table:table-cell table:formula="of:=IFERROR(FIND(&quot;_&quot;;[.$A2];1);LEN([.$A2]))" office:value-type="float" office:value="4" calcext:value-type="float">
            <text:p>4</text:p>
          </table:table-cell>
          <table:table-cell table:formula="of:=IFERROR(FIND(&quot;_&quot;;[.$A2];1+[.B2]);LEN([.$A2]))" office:value-type="float" office:value="5" calcext:value-type="float">
            <text:p>5</text:p>
          </table:table-cell>
          <table:table-cell table:formula="of:=IFERROR(FIND(&quot;_&quot;;[.$A2];1+[.C2]);LEN([.$A2]))" office:value-type="float" office:value="11" calcext:value-type="float">
            <text:p>11</text:p>
          </table:table-cell>
          <table:table-cell table:formula="of:=IFERROR(FIND(&quot;_&quot;;[.$A2];1+[.D2]);LEN([.$A2]))" office:value-type="float" office:value="11" calcext:value-type="float">
            <text:p>11</text:p>
          </table:table-cell>
          <table:table-cell table:formula="of:=IFERROR(FIND(&quot;_&quot;;[.$A2];1+[.E2]);LEN([.$A2]))" office:value-type="float" office:value="11" calcext:value-type="float">
            <text:p>11</text:p>
          </table:table-cell>
          <table:table-cell table:formula="of:=[.C2]" office:value-type="float" office:value="5" calcext:value-type="float">
            <text:p>5</text:p>
          </table:table-cell>
          <table:table-cell table:formula="of:=LEFT([.A2];[.G2])" office:value-type="string" office:string-value="drz__" calcext:value-type="string">
            <text:p>drz__</text:p>
          </table:table-cell>
          <table:table-cell table:formula="of:=VLOOKUP([.H2];[$source.$C$2:$source.$F$48];4;0)" office:value-type="float" office:value="100" calcext:value-type="float">
            <text:p>100</text:p>
          </table:table-cell>
          <table:table-cell table:style-name="ce7" table:formula="of:=IF(RIGHT([.A2];6)=&quot;_X_X_X&quot;;3;IF(RIGHT([.A2];4)=&quot;_X_X&quot;;2;IF(RIGHT([.A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])&gt;0;[$preferred_name.A3];&#10;LEN([$preferred_name.B3])&gt;0;[$preferred_name.B3]&#10;)" office:value-type="string" office:string-value="drz__Title" calcext:value-type="string">
            <text:p>drz__Title</text:p>
          </table:table-cell>
          <table:table-cell table:formula="of:=IFERROR(FIND(&quot;_&quot;;[.$A3];1);LEN([.$A3]))" office:value-type="float" office:value="4" calcext:value-type="float">
            <text:p>4</text:p>
          </table:table-cell>
          <table:table-cell table:formula="of:=IFERROR(FIND(&quot;_&quot;;[.$A3];1+[.B3]);LEN([.$A3]))" office:value-type="float" office:value="5" calcext:value-type="float">
            <text:p>5</text:p>
          </table:table-cell>
          <table:table-cell table:formula="of:=IFERROR(FIND(&quot;_&quot;;[.$A3];1+[.C3]);LEN([.$A3]))" office:value-type="float" office:value="10" calcext:value-type="float">
            <text:p>10</text:p>
          </table:table-cell>
          <table:table-cell table:formula="of:=IFERROR(FIND(&quot;_&quot;;[.$A3];1+[.D3]);LEN([.$A3]))" office:value-type="float" office:value="10" calcext:value-type="float">
            <text:p>10</text:p>
          </table:table-cell>
          <table:table-cell table:formula="of:=IFERROR(FIND(&quot;_&quot;;[.$A3];1+[.E3]);LEN([.$A3]))" office:value-type="float" office:value="10" calcext:value-type="float">
            <text:p>10</text:p>
          </table:table-cell>
          <table:table-cell table:formula="of:=[.C3]" office:value-type="float" office:value="5" calcext:value-type="float">
            <text:p>5</text:p>
          </table:table-cell>
          <table:table-cell table:formula="of:=LEFT([.A3];[.G3])" office:value-type="string" office:string-value="drz__" calcext:value-type="string">
            <text:p>drz__</text:p>
          </table:table-cell>
          <table:table-cell table:formula="of:=VLOOKUP([.H3];[$source.$C$2:$source.$F$48];4;0)" office:value-type="float" office:value="100" calcext:value-type="float">
            <text:p>100</text:p>
          </table:table-cell>
          <table:table-cell table:style-name="ce7" table:formula="of:=IF(RIGHT([.A3];6)=&quot;_X_X_X&quot;;3;IF(RIGHT([.A3];4)=&quot;_X_X&quot;;2;IF(RIGHT([.A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4])&gt;0;[$preferred_name.A4];&#10;LEN([$preferred_name.B4])&gt;0;[$preferred_name.B4]&#10;)" office:value-type="string" office:string-value="drz__Price" calcext:value-type="string">
            <text:p>drz__Price</text:p>
          </table:table-cell>
          <table:table-cell table:formula="of:=IFERROR(FIND(&quot;_&quot;;[.$A4];1);LEN([.$A4]))" office:value-type="float" office:value="4" calcext:value-type="float">
            <text:p>4</text:p>
          </table:table-cell>
          <table:table-cell table:formula="of:=IFERROR(FIND(&quot;_&quot;;[.$A4];1+[.B4]);LEN([.$A4]))" office:value-type="float" office:value="5" calcext:value-type="float">
            <text:p>5</text:p>
          </table:table-cell>
          <table:table-cell table:formula="of:=IFERROR(FIND(&quot;_&quot;;[.$A4];1+[.C4]);LEN([.$A4]))" office:value-type="float" office:value="10" calcext:value-type="float">
            <text:p>10</text:p>
          </table:table-cell>
          <table:table-cell table:formula="of:=IFERROR(FIND(&quot;_&quot;;[.$A4];1+[.D4]);LEN([.$A4]))" office:value-type="float" office:value="10" calcext:value-type="float">
            <text:p>10</text:p>
          </table:table-cell>
          <table:table-cell table:formula="of:=IFERROR(FIND(&quot;_&quot;;[.$A4];1+[.E4]);LEN([.$A4]))" office:value-type="float" office:value="10" calcext:value-type="float">
            <text:p>10</text:p>
          </table:table-cell>
          <table:table-cell table:formula="of:=[.C4]" office:value-type="float" office:value="5" calcext:value-type="float">
            <text:p>5</text:p>
          </table:table-cell>
          <table:table-cell table:formula="of:=LEFT([.A4];[.G4])" office:value-type="string" office:string-value="drz__" calcext:value-type="string">
            <text:p>drz__</text:p>
          </table:table-cell>
          <table:table-cell table:formula="of:=VLOOKUP([.H4];[$source.$C$2:$source.$F$48];4;0)" office:value-type="float" office:value="100" calcext:value-type="float">
            <text:p>100</text:p>
          </table:table-cell>
          <table:table-cell table:style-name="ce7" table:formula="of:=IF(RIGHT([.A4];6)=&quot;_X_X_X&quot;;3;IF(RIGHT([.A4];4)=&quot;_X_X&quot;;2;IF(RIGHT([.A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zero2null</text:p>
          </table:table-cell>
          <table:table-cell table:number-columns-repeated="1011"/>
        </table:table-row>
        <table:table-row table:style-name="ro1">
          <table:table-cell table:formula="of:=COM.MICROSOFT.IFS(&#10;LEN([$preferred_name.A5])&gt;0;[$preferred_name.A5];&#10;LEN([$preferred_name.B5])&gt;0;[$preferred_name.B5]&#10;)" office:value-type="string" office:string-value="drz__Draw" calcext:value-type="string">
            <text:p>drz__Draw</text:p>
          </table:table-cell>
          <table:table-cell table:formula="of:=IFERROR(FIND(&quot;_&quot;;[.$A5];1);LEN([.$A5]))" office:value-type="float" office:value="4" calcext:value-type="float">
            <text:p>4</text:p>
          </table:table-cell>
          <table:table-cell table:formula="of:=IFERROR(FIND(&quot;_&quot;;[.$A5];1+[.B5]);LEN([.$A5]))" office:value-type="float" office:value="5" calcext:value-type="float">
            <text:p>5</text:p>
          </table:table-cell>
          <table:table-cell table:formula="of:=IFERROR(FIND(&quot;_&quot;;[.$A5];1+[.C5]);LEN([.$A5]))" office:value-type="float" office:value="9" calcext:value-type="float">
            <text:p>9</text:p>
          </table:table-cell>
          <table:table-cell table:formula="of:=IFERROR(FIND(&quot;_&quot;;[.$A5];1+[.D5]);LEN([.$A5]))" office:value-type="float" office:value="9" calcext:value-type="float">
            <text:p>9</text:p>
          </table:table-cell>
          <table:table-cell table:formula="of:=IFERROR(FIND(&quot;_&quot;;[.$A5];1+[.E5]);LEN([.$A5]))" office:value-type="float" office:value="9" calcext:value-type="float">
            <text:p>9</text:p>
          </table:table-cell>
          <table:table-cell table:formula="of:=[.C5]" office:value-type="float" office:value="5" calcext:value-type="float">
            <text:p>5</text:p>
          </table:table-cell>
          <table:table-cell table:formula="of:=LEFT([.A5];[.G5])" office:value-type="string" office:string-value="drz__" calcext:value-type="string">
            <text:p>drz__</text:p>
          </table:table-cell>
          <table:table-cell table:formula="of:=VLOOKUP([.H5];[$source.$C$2:$source.$F$48];4;0)" office:value-type="float" office:value="100" calcext:value-type="float">
            <text:p>100</text:p>
          </table:table-cell>
          <table:table-cell table:style-name="ce7" table:formula="of:=IF(RIGHT([.A5];6)=&quot;_X_X_X&quot;;3;IF(RIGHT([.A5];4)=&quot;_X_X&quot;;2;IF(RIGHT([.A5];2)=&quot;_X&quot;;1;0)))" office:value-type="float" office:value="0" calcext:value-type="float">
            <text:p>0</text:p>
          </table:table-cell>
          <table:table-cell table:style-name="ce15" office:value-type="boolean" office:boolean-value="false" calcext:value-type="boolean">
            <text:p>FALS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false_ifnull</text:p>
          </table:table-cell>
          <table:table-cell table:number-columns-repeated="1011"/>
        </table:table-row>
        <table:table-row table:style-name="ro1">
          <table:table-cell table:formula="of:=COM.MICROSOFT.IFS(&#10;LEN([$preferred_name.A6])&gt;0;[$preferred_name.A6];&#10;LEN([$preferred_name.B6])&gt;0;[$preferred_name.B6]&#10;)" office:value-type="string" office:string-value="drz__Raw_text" calcext:value-type="string">
            <text:p>drz__Raw_text</text:p>
          </table:table-cell>
          <table:table-cell table:formula="of:=IFERROR(FIND(&quot;_&quot;;[.$A6];1);LEN([.$A6]))" office:value-type="float" office:value="4" calcext:value-type="float">
            <text:p>4</text:p>
          </table:table-cell>
          <table:table-cell table:formula="of:=IFERROR(FIND(&quot;_&quot;;[.$A6];1+[.B6]);LEN([.$A6]))" office:value-type="float" office:value="5" calcext:value-type="float">
            <text:p>5</text:p>
          </table:table-cell>
          <table:table-cell table:formula="of:=IFERROR(FIND(&quot;_&quot;;[.$A6];1+[.C6]);LEN([.$A6]))" office:value-type="float" office:value="9" calcext:value-type="float">
            <text:p>9</text:p>
          </table:table-cell>
          <table:table-cell table:formula="of:=IFERROR(FIND(&quot;_&quot;;[.$A6];1+[.D6]);LEN([.$A6]))" office:value-type="float" office:value="13" calcext:value-type="float">
            <text:p>13</text:p>
          </table:table-cell>
          <table:table-cell table:formula="of:=IFERROR(FIND(&quot;_&quot;;[.$A6];1+[.E6]);LEN([.$A6]))" office:value-type="float" office:value="13" calcext:value-type="float">
            <text:p>13</text:p>
          </table:table-cell>
          <table:table-cell table:formula="of:=[.C6]" office:value-type="float" office:value="5" calcext:value-type="float">
            <text:p>5</text:p>
          </table:table-cell>
          <table:table-cell table:formula="of:=LEFT([.A6];[.G6])" office:value-type="string" office:string-value="drz__" calcext:value-type="string">
            <text:p>drz__</text:p>
          </table:table-cell>
          <table:table-cell table:formula="of:=VLOOKUP([.H6];[$source.$C$2:$source.$F$48];4;0)" office:value-type="float" office:value="100" calcext:value-type="float">
            <text:p>100</text:p>
          </table:table-cell>
          <table:table-cell table:style-name="ce7" table:formula="of:=IF(RIGHT([.A6];6)=&quot;_X_X_X&quot;;3;IF(RIGHT([.A6];4)=&quot;_X_X&quot;;2;IF(RIGHT([.A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ing_to_list_rawtext</text:p>
          </table:table-cell>
          <table:table-cell table:number-columns-repeated="1012"/>
        </table:table-row>
        <table:table-row table:style-name="ro1">
          <table:table-cell table:formula="of:=COM.MICROSOFT.IFS(&#10;LEN([$preferred_name.A7])&gt;0;[$preferred_name.A7];&#10;LEN([$preferred_name.B7])&gt;0;[$preferred_name.B7]&#10;)" office:value-type="string" office:string-value="drz__N_images" calcext:value-type="string">
            <text:p>drz__N_images</text:p>
          </table:table-cell>
          <table:table-cell table:formula="of:=IFERROR(FIND(&quot;_&quot;;[.$A7];1);LEN([.$A7]))" office:value-type="float" office:value="4" calcext:value-type="float">
            <text:p>4</text:p>
          </table:table-cell>
          <table:table-cell table:formula="of:=IFERROR(FIND(&quot;_&quot;;[.$A7];1+[.B7]);LEN([.$A7]))" office:value-type="float" office:value="5" calcext:value-type="float">
            <text:p>5</text:p>
          </table:table-cell>
          <table:table-cell table:formula="of:=IFERROR(FIND(&quot;_&quot;;[.$A7];1+[.C7]);LEN([.$A7]))" office:value-type="float" office:value="7" calcext:value-type="float">
            <text:p>7</text:p>
          </table:table-cell>
          <table:table-cell table:formula="of:=IFERROR(FIND(&quot;_&quot;;[.$A7];1+[.D7]);LEN([.$A7]))" office:value-type="float" office:value="13" calcext:value-type="float">
            <text:p>13</text:p>
          </table:table-cell>
          <table:table-cell table:formula="of:=IFERROR(FIND(&quot;_&quot;;[.$A7];1+[.E7]);LEN([.$A7]))" office:value-type="float" office:value="13" calcext:value-type="float">
            <text:p>13</text:p>
          </table:table-cell>
          <table:table-cell table:formula="of:=[.C7]" office:value-type="float" office:value="5" calcext:value-type="float">
            <text:p>5</text:p>
          </table:table-cell>
          <table:table-cell table:formula="of:=LEFT([.A7];[.G7])" office:value-type="string" office:string-value="drz__" calcext:value-type="string">
            <text:p>drz__</text:p>
          </table:table-cell>
          <table:table-cell table:formula="of:=VLOOKUP([.H7];[$source.$C$2:$source.$F$48];4;0)" office:value-type="float" office:value="100" calcext:value-type="float">
            <text:p>100</text:p>
          </table:table-cell>
          <table:table-cell table:style-name="ce7" table:formula="of:=IF(RIGHT([.A7];6)=&quot;_X_X_X&quot;;3;IF(RIGHT([.A7];4)=&quot;_X_X&quot;;2;IF(RIGHT([.A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8])&gt;0;[$preferred_name.A8];&#10;LEN([$preferred_name.B8])&gt;0;[$preferred_name.B8]&#10;)" office:value-type="string" office:string-value="drz__Images" calcext:value-type="string">
            <text:p>drz__Images</text:p>
          </table:table-cell>
          <table:table-cell table:formula="of:=IFERROR(FIND(&quot;_&quot;;[.$A8];1);LEN([.$A8]))" office:value-type="float" office:value="4" calcext:value-type="float">
            <text:p>4</text:p>
          </table:table-cell>
          <table:table-cell table:formula="of:=IFERROR(FIND(&quot;_&quot;;[.$A8];1+[.B8]);LEN([.$A8]))" office:value-type="float" office:value="5" calcext:value-type="float">
            <text:p>5</text:p>
          </table:table-cell>
          <table:table-cell table:formula="of:=IFERROR(FIND(&quot;_&quot;;[.$A8];1+[.C8]);LEN([.$A8]))" office:value-type="float" office:value="11" calcext:value-type="float">
            <text:p>11</text:p>
          </table:table-cell>
          <table:table-cell table:formula="of:=IFERROR(FIND(&quot;_&quot;;[.$A8];1+[.D8]);LEN([.$A8]))" office:value-type="float" office:value="11" calcext:value-type="float">
            <text:p>11</text:p>
          </table:table-cell>
          <table:table-cell table:formula="of:=IFERROR(FIND(&quot;_&quot;;[.$A8];1+[.E8]);LEN([.$A8]))" office:value-type="float" office:value="11" calcext:value-type="float">
            <text:p>11</text:p>
          </table:table-cell>
          <table:table-cell table:formula="of:=[.C8]" office:value-type="float" office:value="5" calcext:value-type="float">
            <text:p>5</text:p>
          </table:table-cell>
          <table:table-cell table:formula="of:=LEFT([.A8];[.G8])" office:value-type="string" office:string-value="drz__" calcext:value-type="string">
            <text:p>drz__</text:p>
          </table:table-cell>
          <table:table-cell table:formula="of:=VLOOKUP([.H8];[$source.$C$2:$source.$F$48];4;0)" office:value-type="float" office:value="100" calcext:value-type="float">
            <text:p>100</text:p>
          </table:table-cell>
          <table:table-cell table:style-name="ce7" table:formula="of:=IF(RIGHT([.A8];6)=&quot;_X_X_X&quot;;3;IF(RIGHT([.A8];4)=&quot;_X_X&quot;;2;IF(RIGHT([.A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])&gt;0;[$preferred_name.A9];&#10;LEN([$preferred_name.B9])&gt;0;[$preferred_name.B9]&#10;)" office:value-type="string" office:string-value="drz__lot_counter" calcext:value-type="string">
            <text:p>drz__lot_counter</text:p>
          </table:table-cell>
          <table:table-cell table:formula="of:=IFERROR(FIND(&quot;_&quot;;[.$A9];1);LEN([.$A9]))" office:value-type="float" office:value="4" calcext:value-type="float">
            <text:p>4</text:p>
          </table:table-cell>
          <table:table-cell table:formula="of:=IFERROR(FIND(&quot;_&quot;;[.$A9];1+[.B9]);LEN([.$A9]))" office:value-type="float" office:value="5" calcext:value-type="float">
            <text:p>5</text:p>
          </table:table-cell>
          <table:table-cell table:formula="of:=IFERROR(FIND(&quot;_&quot;;[.$A9];1+[.C9]);LEN([.$A9]))" office:value-type="float" office:value="9" calcext:value-type="float">
            <text:p>9</text:p>
          </table:table-cell>
          <table:table-cell table:formula="of:=IFERROR(FIND(&quot;_&quot;;[.$A9];1+[.D9]);LEN([.$A9]))" office:value-type="float" office:value="16" calcext:value-type="float">
            <text:p>16</text:p>
          </table:table-cell>
          <table:table-cell table:formula="of:=IFERROR(FIND(&quot;_&quot;;[.$A9];1+[.E9]);LEN([.$A9]))" office:value-type="float" office:value="16" calcext:value-type="float">
            <text:p>16</text:p>
          </table:table-cell>
          <table:table-cell table:formula="of:=[.C9]" office:value-type="float" office:value="5" calcext:value-type="float">
            <text:p>5</text:p>
          </table:table-cell>
          <table:table-cell table:formula="of:=LEFT([.A9];[.G9])" office:value-type="string" office:string-value="drz__" calcext:value-type="string">
            <text:p>drz__</text:p>
          </table:table-cell>
          <table:table-cell table:formula="of:=VLOOKUP([.H9];[$source.$C$2:$source.$F$48];4;0)" office:value-type="float" office:value="100" calcext:value-type="float">
            <text:p>100</text:p>
          </table:table-cell>
          <table:table-cell table:style-name="ce7" table:formula="of:=IF(RIGHT([.A9];6)=&quot;_X_X_X&quot;;3;IF(RIGHT([.A9];4)=&quot;_X_X&quot;;2;IF(RIGHT([.A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])&gt;0;[$preferred_name.A10];&#10;LEN([$preferred_name.B10])&gt;0;[$preferred_name.B10]&#10;)" office:value-type="string" office:string-value="drz__Note" calcext:value-type="string">
            <text:p>drz__Note</text:p>
          </table:table-cell>
          <table:table-cell table:formula="of:=IFERROR(FIND(&quot;_&quot;;[.$A10];1);LEN([.$A10]))" office:value-type="float" office:value="4" calcext:value-type="float">
            <text:p>4</text:p>
          </table:table-cell>
          <table:table-cell table:formula="of:=IFERROR(FIND(&quot;_&quot;;[.$A10];1+[.B10]);LEN([.$A10]))" office:value-type="float" office:value="5" calcext:value-type="float">
            <text:p>5</text:p>
          </table:table-cell>
          <table:table-cell table:formula="of:=IFERROR(FIND(&quot;_&quot;;[.$A10];1+[.C10]);LEN([.$A10]))" office:value-type="float" office:value="9" calcext:value-type="float">
            <text:p>9</text:p>
          </table:table-cell>
          <table:table-cell table:formula="of:=IFERROR(FIND(&quot;_&quot;;[.$A10];1+[.D10]);LEN([.$A10]))" office:value-type="float" office:value="9" calcext:value-type="float">
            <text:p>9</text:p>
          </table:table-cell>
          <table:table-cell table:formula="of:=IFERROR(FIND(&quot;_&quot;;[.$A10];1+[.E10]);LEN([.$A10]))" office:value-type="float" office:value="9" calcext:value-type="float">
            <text:p>9</text:p>
          </table:table-cell>
          <table:table-cell table:formula="of:=[.C10]" office:value-type="float" office:value="5" calcext:value-type="float">
            <text:p>5</text:p>
          </table:table-cell>
          <table:table-cell table:formula="of:=LEFT([.A10];[.G10])" office:value-type="string" office:string-value="drz__" calcext:value-type="string">
            <text:p>drz__</text:p>
          </table:table-cell>
          <table:table-cell table:formula="of:=VLOOKUP([.H10];[$source.$C$2:$source.$F$48];4;0)" office:value-type="float" office:value="100" calcext:value-type="float">
            <text:p>100</text:p>
          </table:table-cell>
          <table:table-cell table:style-name="ce7" table:formula="of:=IF(RIGHT([.A10];6)=&quot;_X_X_X&quot;;3;IF(RIGHT([.A10];4)=&quot;_X_X&quot;;2;IF(RIGHT([.A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alse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11])&gt;0;[$preferred_name.A11];&#10;LEN([$preferred_name.B11])&gt;0;[$preferred_name.B11]&#10;)" office:value-type="string" office:string-value="drz__LotNr" calcext:value-type="string">
            <text:p>drz__LotNr</text:p>
          </table:table-cell>
          <table:table-cell table:formula="of:=IFERROR(FIND(&quot;_&quot;;[.$A11];1);LEN([.$A11]))" office:value-type="float" office:value="4" calcext:value-type="float">
            <text:p>4</text:p>
          </table:table-cell>
          <table:table-cell table:formula="of:=IFERROR(FIND(&quot;_&quot;;[.$A11];1+[.B11]);LEN([.$A11]))" office:value-type="float" office:value="5" calcext:value-type="float">
            <text:p>5</text:p>
          </table:table-cell>
          <table:table-cell table:formula="of:=IFERROR(FIND(&quot;_&quot;;[.$A11];1+[.C11]);LEN([.$A11]))" office:value-type="float" office:value="10" calcext:value-type="float">
            <text:p>10</text:p>
          </table:table-cell>
          <table:table-cell table:formula="of:=IFERROR(FIND(&quot;_&quot;;[.$A11];1+[.D11]);LEN([.$A11]))" office:value-type="float" office:value="10" calcext:value-type="float">
            <text:p>10</text:p>
          </table:table-cell>
          <table:table-cell table:formula="of:=IFERROR(FIND(&quot;_&quot;;[.$A11];1+[.E11]);LEN([.$A11]))" office:value-type="float" office:value="10" calcext:value-type="float">
            <text:p>10</text:p>
          </table:table-cell>
          <table:table-cell table:formula="of:=[.C11]" office:value-type="float" office:value="5" calcext:value-type="float">
            <text:p>5</text:p>
          </table:table-cell>
          <table:table-cell table:formula="of:=LEFT([.A11];[.G11])" office:value-type="string" office:string-value="drz__" calcext:value-type="string">
            <text:p>drz__</text:p>
          </table:table-cell>
          <table:table-cell table:formula="of:=VLOOKUP([.H11];[$source.$C$2:$source.$F$48];4;0)" office:value-type="float" office:value="100" calcext:value-type="float">
            <text:p>100</text:p>
          </table:table-cell>
          <table:table-cell table:style-name="ce7" table:formula="of:=IF(RIGHT([.A11];6)=&quot;_X_X_X&quot;;3;IF(RIGHT([.A11];4)=&quot;_X_X&quot;;2;IF(RIGHT([.A1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2])&gt;0;[$preferred_name.A12];&#10;LEN([$preferred_name.B12])&gt;0;[$preferred_name.B12]&#10;)" office:value-type="string" office:string-value="drz__LotType" calcext:value-type="string">
            <text:p>drz__LotType</text:p>
          </table:table-cell>
          <table:table-cell table:formula="of:=IFERROR(FIND(&quot;_&quot;;[.$A12];1);LEN([.$A12]))" office:value-type="float" office:value="4" calcext:value-type="float">
            <text:p>4</text:p>
          </table:table-cell>
          <table:table-cell table:formula="of:=IFERROR(FIND(&quot;_&quot;;[.$A12];1+[.B12]);LEN([.$A12]))" office:value-type="float" office:value="5" calcext:value-type="float">
            <text:p>5</text:p>
          </table:table-cell>
          <table:table-cell table:formula="of:=IFERROR(FIND(&quot;_&quot;;[.$A12];1+[.C12]);LEN([.$A12]))" office:value-type="float" office:value="12" calcext:value-type="float">
            <text:p>12</text:p>
          </table:table-cell>
          <table:table-cell table:formula="of:=IFERROR(FIND(&quot;_&quot;;[.$A12];1+[.D12]);LEN([.$A12]))" office:value-type="float" office:value="12" calcext:value-type="float">
            <text:p>12</text:p>
          </table:table-cell>
          <table:table-cell table:formula="of:=IFERROR(FIND(&quot;_&quot;;[.$A12];1+[.E12]);LEN([.$A12]))" office:value-type="float" office:value="12" calcext:value-type="float">
            <text:p>12</text:p>
          </table:table-cell>
          <table:table-cell table:formula="of:=[.C12]" office:value-type="float" office:value="5" calcext:value-type="float">
            <text:p>5</text:p>
          </table:table-cell>
          <table:table-cell table:formula="of:=LEFT([.A12];[.G12])" office:value-type="string" office:string-value="drz__" calcext:value-type="string">
            <text:p>drz__</text:p>
          </table:table-cell>
          <table:table-cell table:formula="of:=VLOOKUP([.H12];[$source.$C$2:$source.$F$48];4;0)" office:value-type="float" office:value="100" calcext:value-type="float">
            <text:p>100</text:p>
          </table:table-cell>
          <table:table-cell table:style-name="ce7" table:formula="of:=IF(RIGHT([.A12];6)=&quot;_X_X_X&quot;;3;IF(RIGHT([.A12];4)=&quot;_X_X&quot;;2;IF(RIGHT([.A12];2)=&quot;_X&quot;;1;0)))" office:value-type="float" office:value="0" calcext:value-type="float">
            <text:p>0</text:p>
          </table:table-cell>
          <table:table-cell table:style-name="ce15" office:value-type="boolean" office:boolean-value="false" calcext:value-type="boolean">
            <text:p>FALS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])&gt;0;[$preferred_name.A13];&#10;LEN([$preferred_name.B13])&gt;0;[$preferred_name.B13]&#10;)" office:value-type="string" office:string-value="drz__ItemBrand" calcext:value-type="string">
            <text:p>drz__ItemBrand</text:p>
          </table:table-cell>
          <table:table-cell table:formula="of:=IFERROR(FIND(&quot;_&quot;;[.$A13];1);LEN([.$A13]))" office:value-type="float" office:value="4" calcext:value-type="float">
            <text:p>4</text:p>
          </table:table-cell>
          <table:table-cell table:formula="of:=IFERROR(FIND(&quot;_&quot;;[.$A13];1+[.B13]);LEN([.$A13]))" office:value-type="float" office:value="5" calcext:value-type="float">
            <text:p>5</text:p>
          </table:table-cell>
          <table:table-cell table:formula="of:=IFERROR(FIND(&quot;_&quot;;[.$A13];1+[.C13]);LEN([.$A13]))" office:value-type="float" office:value="14" calcext:value-type="float">
            <text:p>14</text:p>
          </table:table-cell>
          <table:table-cell table:formula="of:=IFERROR(FIND(&quot;_&quot;;[.$A13];1+[.D13]);LEN([.$A13]))" office:value-type="float" office:value="14" calcext:value-type="float">
            <text:p>14</text:p>
          </table:table-cell>
          <table:table-cell table:formula="of:=IFERROR(FIND(&quot;_&quot;;[.$A13];1+[.E13]);LEN([.$A13]))" office:value-type="float" office:value="14" calcext:value-type="float">
            <text:p>14</text:p>
          </table:table-cell>
          <table:table-cell table:formula="of:=[.C13]" office:value-type="float" office:value="5" calcext:value-type="float">
            <text:p>5</text:p>
          </table:table-cell>
          <table:table-cell table:formula="of:=LEFT([.A13];[.G13])" office:value-type="string" office:string-value="drz__" calcext:value-type="string">
            <text:p>drz__</text:p>
          </table:table-cell>
          <table:table-cell table:formula="of:=VLOOKUP([.H13];[$source.$C$2:$source.$F$48];4;0)" office:value-type="float" office:value="100" calcext:value-type="float">
            <text:p>100</text:p>
          </table:table-cell>
          <table:table-cell table:style-name="ce7" table:formula="of:=IF(RIGHT([.A13];6)=&quot;_X_X_X&quot;;3;IF(RIGHT([.A13];4)=&quot;_X_X&quot;;2;IF(RIGHT([.A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uniform_brand</text:p>
          </table:table-cell>
          <table:table-cell office:value-type="string" calcext:value-type="string">
            <text:p>brand_to_model</text:p>
          </table:table-cell>
          <table:table-cell table:number-columns-repeated="1009"/>
        </table:table-row>
        <table:table-row table:style-name="ro1">
          <table:table-cell table:formula="of:=COM.MICROSOFT.IFS(&#10;LEN([$preferred_name.A14])&gt;0;[$preferred_name.A14];&#10;LEN([$preferred_name.B14])&gt;0;[$preferred_name.B14]&#10;)" office:value-type="string" office:string-value="drz__ItemType" calcext:value-type="string">
            <text:p>drz__ItemType</text:p>
          </table:table-cell>
          <table:table-cell table:formula="of:=IFERROR(FIND(&quot;_&quot;;[.$A14];1);LEN([.$A14]))" office:value-type="float" office:value="4" calcext:value-type="float">
            <text:p>4</text:p>
          </table:table-cell>
          <table:table-cell table:formula="of:=IFERROR(FIND(&quot;_&quot;;[.$A14];1+[.B14]);LEN([.$A14]))" office:value-type="float" office:value="5" calcext:value-type="float">
            <text:p>5</text:p>
          </table:table-cell>
          <table:table-cell table:formula="of:=IFERROR(FIND(&quot;_&quot;;[.$A14];1+[.C14]);LEN([.$A14]))" office:value-type="float" office:value="13" calcext:value-type="float">
            <text:p>13</text:p>
          </table:table-cell>
          <table:table-cell table:formula="of:=IFERROR(FIND(&quot;_&quot;;[.$A14];1+[.D14]);LEN([.$A14]))" office:value-type="float" office:value="13" calcext:value-type="float">
            <text:p>13</text:p>
          </table:table-cell>
          <table:table-cell table:formula="of:=IFERROR(FIND(&quot;_&quot;;[.$A14];1+[.E14]);LEN([.$A14]))" office:value-type="float" office:value="13" calcext:value-type="float">
            <text:p>13</text:p>
          </table:table-cell>
          <table:table-cell table:formula="of:=[.C14]" office:value-type="float" office:value="5" calcext:value-type="float">
            <text:p>5</text:p>
          </table:table-cell>
          <table:table-cell table:formula="of:=LEFT([.A14];[.G14])" office:value-type="string" office:string-value="drz__" calcext:value-type="string">
            <text:p>drz__</text:p>
          </table:table-cell>
          <table:table-cell table:formula="of:=VLOOKUP([.H14];[$source.$C$2:$source.$F$48];4;0)" office:value-type="float" office:value="100" calcext:value-type="float">
            <text:p>100</text:p>
          </table:table-cell>
          <table:table-cell table:style-name="ce7" table:formula="of:=IF(RIGHT([.A14];6)=&quot;_X_X_X&quot;;3;IF(RIGHT([.A14];4)=&quot;_X_X&quot;;2;IF(RIGHT([.A1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trim_brand</text:p>
          </table:table-cell>
          <table:table-cell office:value-type="string" calcext:value-type="string">
            <text:p>split_spec</text:p>
          </table:table-cell>
          <table:table-cell office:value-type="string" calcext:value-type="string">
            <text:p>str</text:p>
          </table:table-cell>
          <table:table-cell table:number-columns-repeated="1010"/>
        </table:table-row>
        <table:table-row table:style-name="ro1">
          <table:table-cell table:formula="of:=COM.MICROSOFT.IFS(&#10;LEN([$preferred_name.A15])&gt;0;[$preferred_name.A15];&#10;LEN([$preferred_name.B15])&gt;0;[$preferred_name.B15]&#10;)" office:value-type="string" office:string-value="drz__LotCat" calcext:value-type="string">
            <text:p>drz__LotCat</text:p>
          </table:table-cell>
          <table:table-cell table:formula="of:=IFERROR(FIND(&quot;_&quot;;[.$A15];1);LEN([.$A15]))" office:value-type="float" office:value="4" calcext:value-type="float">
            <text:p>4</text:p>
          </table:table-cell>
          <table:table-cell table:formula="of:=IFERROR(FIND(&quot;_&quot;;[.$A15];1+[.B15]);LEN([.$A15]))" office:value-type="float" office:value="5" calcext:value-type="float">
            <text:p>5</text:p>
          </table:table-cell>
          <table:table-cell table:formula="of:=IFERROR(FIND(&quot;_&quot;;[.$A15];1+[.C15]);LEN([.$A15]))" office:value-type="float" office:value="11" calcext:value-type="float">
            <text:p>11</text:p>
          </table:table-cell>
          <table:table-cell table:formula="of:=IFERROR(FIND(&quot;_&quot;;[.$A15];1+[.D15]);LEN([.$A15]))" office:value-type="float" office:value="11" calcext:value-type="float">
            <text:p>11</text:p>
          </table:table-cell>
          <table:table-cell table:formula="of:=IFERROR(FIND(&quot;_&quot;;[.$A15];1+[.E15]);LEN([.$A15]))" office:value-type="float" office:value="11" calcext:value-type="float">
            <text:p>11</text:p>
          </table:table-cell>
          <table:table-cell table:formula="of:=[.C15]" office:value-type="float" office:value="5" calcext:value-type="float">
            <text:p>5</text:p>
          </table:table-cell>
          <table:table-cell table:formula="of:=LEFT([.A15];[.G15])" office:value-type="string" office:string-value="drz__" calcext:value-type="string">
            <text:p>drz__</text:p>
          </table:table-cell>
          <table:table-cell table:formula="of:=VLOOKUP([.H15];[$source.$C$2:$source.$F$48];4;0)" office:value-type="float" office:value="100" calcext:value-type="float">
            <text:p>100</text:p>
          </table:table-cell>
          <table:table-cell table:style-name="ce7" table:formula="of:=IF(RIGHT([.A15];6)=&quot;_X_X_X&quot;;3;IF(RIGHT([.A15];4)=&quot;_X_X&quot;;2;IF(RIGHT([.A1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6])&gt;0;[$preferred_name.A16];&#10;LEN([$preferred_name.B16])&gt;0;[$preferred_name.B16]&#10;)" office:value-type="string" office:string-value="drz__Reg" calcext:value-type="string">
            <text:p>drz__Reg</text:p>
          </table:table-cell>
          <table:table-cell table:formula="of:=IFERROR(FIND(&quot;_&quot;;[.$A16];1);LEN([.$A16]))" office:value-type="float" office:value="4" calcext:value-type="float">
            <text:p>4</text:p>
          </table:table-cell>
          <table:table-cell table:formula="of:=IFERROR(FIND(&quot;_&quot;;[.$A16];1+[.B16]);LEN([.$A16]))" office:value-type="float" office:value="5" calcext:value-type="float">
            <text:p>5</text:p>
          </table:table-cell>
          <table:table-cell table:formula="of:=IFERROR(FIND(&quot;_&quot;;[.$A16];1+[.C16]);LEN([.$A16]))" office:value-type="float" office:value="8" calcext:value-type="float">
            <text:p>8</text:p>
          </table:table-cell>
          <table:table-cell table:formula="of:=IFERROR(FIND(&quot;_&quot;;[.$A16];1+[.D16]);LEN([.$A16]))" office:value-type="float" office:value="8" calcext:value-type="float">
            <text:p>8</text:p>
          </table:table-cell>
          <table:table-cell table:formula="of:=IFERROR(FIND(&quot;_&quot;;[.$A16];1+[.E16]);LEN([.$A16]))" office:value-type="float" office:value="8" calcext:value-type="float">
            <text:p>8</text:p>
          </table:table-cell>
          <table:table-cell table:formula="of:=[.C16]" office:value-type="float" office:value="5" calcext:value-type="float">
            <text:p>5</text:p>
          </table:table-cell>
          <table:table-cell table:formula="of:=LEFT([.A16];[.G16])" office:value-type="string" office:string-value="drz__" calcext:value-type="string">
            <text:p>drz__</text:p>
          </table:table-cell>
          <table:table-cell table:formula="of:=VLOOKUP([.H16];[$source.$C$2:$source.$F$48];4;0)" office:value-type="float" office:value="100" calcext:value-type="float">
            <text:p>100</text:p>
          </table:table-cell>
          <table:table-cell table:style-name="ce7" table:formula="of:=IF(RIGHT([.A16];6)=&quot;_X_X_X&quot;;3;IF(RIGHT([.A16];4)=&quot;_X_X&quot;;2;IF(RIGHT([.A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7])&gt;0;[$preferred_name.A17];&#10;LEN([$preferred_name.B17])&gt;0;[$preferred_name.B17]&#10;)" office:value-type="string" office:string-value="drz__NAP" calcext:value-type="string">
            <text:p>drz__NAP</text:p>
          </table:table-cell>
          <table:table-cell table:formula="of:=IFERROR(FIND(&quot;_&quot;;[.$A17];1);LEN([.$A17]))" office:value-type="float" office:value="4" calcext:value-type="float">
            <text:p>4</text:p>
          </table:table-cell>
          <table:table-cell table:formula="of:=IFERROR(FIND(&quot;_&quot;;[.$A17];1+[.B17]);LEN([.$A17]))" office:value-type="float" office:value="5" calcext:value-type="float">
            <text:p>5</text:p>
          </table:table-cell>
          <table:table-cell table:formula="of:=IFERROR(FIND(&quot;_&quot;;[.$A17];1+[.C17]);LEN([.$A17]))" office:value-type="float" office:value="8" calcext:value-type="float">
            <text:p>8</text:p>
          </table:table-cell>
          <table:table-cell table:formula="of:=IFERROR(FIND(&quot;_&quot;;[.$A17];1+[.D17]);LEN([.$A17]))" office:value-type="float" office:value="8" calcext:value-type="float">
            <text:p>8</text:p>
          </table:table-cell>
          <table:table-cell table:formula="of:=IFERROR(FIND(&quot;_&quot;;[.$A17];1+[.E17]);LEN([.$A17]))" office:value-type="float" office:value="8" calcext:value-type="float">
            <text:p>8</text:p>
          </table:table-cell>
          <table:table-cell table:formula="of:=[.C17]" office:value-type="float" office:value="5" calcext:value-type="float">
            <text:p>5</text:p>
          </table:table-cell>
          <table:table-cell table:formula="of:=LEFT([.A17];[.G17])" office:value-type="string" office:string-value="drz__" calcext:value-type="string">
            <text:p>drz__</text:p>
          </table:table-cell>
          <table:table-cell table:formula="of:=VLOOKUP([.H17];[$source.$C$2:$source.$F$48];4;0)" office:value-type="float" office:value="100" calcext:value-type="float">
            <text:p>100</text:p>
          </table:table-cell>
          <table:table-cell table:style-name="ce7" table:formula="of:=IF(RIGHT([.A17];6)=&quot;_X_X_X&quot;;3;IF(RIGHT([.A17];4)=&quot;_X_X&quot;;2;IF(RIGHT([.A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8])&gt;0;[$preferred_name.A18];&#10;LEN([$preferred_name.B18])&gt;0;[$preferred_name.B18]&#10;)" office:value-type="string" office:string-value="drz__OdoKM" calcext:value-type="string">
            <text:p>drz__OdoKM</text:p>
          </table:table-cell>
          <table:table-cell table:formula="of:=IFERROR(FIND(&quot;_&quot;;[.$A18];1);LEN([.$A18]))" office:value-type="float" office:value="4" calcext:value-type="float">
            <text:p>4</text:p>
          </table:table-cell>
          <table:table-cell table:formula="of:=IFERROR(FIND(&quot;_&quot;;[.$A18];1+[.B18]);LEN([.$A18]))" office:value-type="float" office:value="5" calcext:value-type="float">
            <text:p>5</text:p>
          </table:table-cell>
          <table:table-cell table:formula="of:=IFERROR(FIND(&quot;_&quot;;[.$A18];1+[.C18]);LEN([.$A18]))" office:value-type="float" office:value="10" calcext:value-type="float">
            <text:p>10</text:p>
          </table:table-cell>
          <table:table-cell table:formula="of:=IFERROR(FIND(&quot;_&quot;;[.$A18];1+[.D18]);LEN([.$A18]))" office:value-type="float" office:value="10" calcext:value-type="float">
            <text:p>10</text:p>
          </table:table-cell>
          <table:table-cell table:formula="of:=IFERROR(FIND(&quot;_&quot;;[.$A18];1+[.E18]);LEN([.$A18]))" office:value-type="float" office:value="10" calcext:value-type="float">
            <text:p>10</text:p>
          </table:table-cell>
          <table:table-cell table:formula="of:=[.C18]" office:value-type="float" office:value="5" calcext:value-type="float">
            <text:p>5</text:p>
          </table:table-cell>
          <table:table-cell table:formula="of:=LEFT([.A18];[.G18])" office:value-type="string" office:string-value="drz__" calcext:value-type="string">
            <text:p>drz__</text:p>
          </table:table-cell>
          <table:table-cell table:formula="of:=VLOOKUP([.H18];[$source.$C$2:$source.$F$48];4;0)" office:value-type="float" office:value="100" calcext:value-type="float">
            <text:p>100</text:p>
          </table:table-cell>
          <table:table-cell table:style-name="ce7" table:formula="of:=IF(RIGHT([.A18];6)=&quot;_X_X_X&quot;;3;IF(RIGHT([.A18];4)=&quot;_X_X&quot;;2;IF(RIGHT([.A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add_suffix_num</text:p>
          </table:table-cell>
          <table:table-cell office:value-type="string" calcext:value-type="string">
            <text:p>int_1000sep46</text:p>
          </table:table-cell>
          <table:table-cell table:number-columns-repeated="1009"/>
        </table:table-row>
        <table:table-row table:style-name="ro1">
          <table:table-cell table:formula="of:=COM.MICROSOFT.IFS(&#10;LEN([$preferred_name.A19])&gt;0;[$preferred_name.A19];&#10;LEN([$preferred_name.B19])&gt;0;[$preferred_name.B19]&#10;)" office:value-type="string" office:string-value="drz__OdoMLS" calcext:value-type="string">
            <text:p>drz__OdoMLS</text:p>
          </table:table-cell>
          <table:table-cell table:formula="of:=IFERROR(FIND(&quot;_&quot;;[.$A19];1);LEN([.$A19]))" office:value-type="float" office:value="4" calcext:value-type="float">
            <text:p>4</text:p>
          </table:table-cell>
          <table:table-cell table:formula="of:=IFERROR(FIND(&quot;_&quot;;[.$A19];1+[.B19]);LEN([.$A19]))" office:value-type="float" office:value="5" calcext:value-type="float">
            <text:p>5</text:p>
          </table:table-cell>
          <table:table-cell table:formula="of:=IFERROR(FIND(&quot;_&quot;;[.$A19];1+[.C19]);LEN([.$A19]))" office:value-type="float" office:value="11" calcext:value-type="float">
            <text:p>11</text:p>
          </table:table-cell>
          <table:table-cell table:formula="of:=IFERROR(FIND(&quot;_&quot;;[.$A19];1+[.D19]);LEN([.$A19]))" office:value-type="float" office:value="11" calcext:value-type="float">
            <text:p>11</text:p>
          </table:table-cell>
          <table:table-cell table:formula="of:=IFERROR(FIND(&quot;_&quot;;[.$A19];1+[.E19]);LEN([.$A19]))" office:value-type="float" office:value="11" calcext:value-type="float">
            <text:p>11</text:p>
          </table:table-cell>
          <table:table-cell table:formula="of:=[.C19]" office:value-type="float" office:value="5" calcext:value-type="float">
            <text:p>5</text:p>
          </table:table-cell>
          <table:table-cell table:formula="of:=LEFT([.A19];[.G19])" office:value-type="string" office:string-value="drz__" calcext:value-type="string">
            <text:p>drz__</text:p>
          </table:table-cell>
          <table:table-cell table:formula="of:=VLOOKUP([.H19];[$source.$C$2:$source.$F$48];4;0)" office:value-type="float" office:value="100" calcext:value-type="float">
            <text:p>100</text:p>
          </table:table-cell>
          <table:table-cell table:style-name="ce7" table:formula="of:=IF(RIGHT([.A19];6)=&quot;_X_X_X&quot;;3;IF(RIGHT([.A19];4)=&quot;_X_X&quot;;2;IF(RIGHT([.A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add_suffix_num</text:p>
          </table:table-cell>
          <table:table-cell office:value-type="string" calcext:value-type="string">
            <text:p>int_1000sep46</text:p>
          </table:table-cell>
          <table:table-cell office:value-type="string" calcext:value-type="string">
            <text:p>mls_to_km</text:p>
          </table:table-cell>
          <table:table-cell table:number-columns-repeated="1008"/>
        </table:table-row>
        <table:table-row table:style-name="ro1">
          <table:table-cell table:formula="of:=COM.MICROSOFT.IFS(&#10;LEN([$preferred_name.A20])&gt;0;[$preferred_name.A20];&#10;LEN([$preferred_name.B20])&gt;0;[$preferred_name.B20]&#10;)" office:value-type="string" office:string-value="drz__OpH" calcext:value-type="string">
            <text:p>drz__OpH</text:p>
          </table:table-cell>
          <table:table-cell table:formula="of:=IFERROR(FIND(&quot;_&quot;;[.$A20];1);LEN([.$A20]))" office:value-type="float" office:value="4" calcext:value-type="float">
            <text:p>4</text:p>
          </table:table-cell>
          <table:table-cell table:formula="of:=IFERROR(FIND(&quot;_&quot;;[.$A20];1+[.B20]);LEN([.$A20]))" office:value-type="float" office:value="5" calcext:value-type="float">
            <text:p>5</text:p>
          </table:table-cell>
          <table:table-cell table:formula="of:=IFERROR(FIND(&quot;_&quot;;[.$A20];1+[.C20]);LEN([.$A20]))" office:value-type="float" office:value="8" calcext:value-type="float">
            <text:p>8</text:p>
          </table:table-cell>
          <table:table-cell table:formula="of:=IFERROR(FIND(&quot;_&quot;;[.$A20];1+[.D20]);LEN([.$A20]))" office:value-type="float" office:value="8" calcext:value-type="float">
            <text:p>8</text:p>
          </table:table-cell>
          <table:table-cell table:formula="of:=IFERROR(FIND(&quot;_&quot;;[.$A20];1+[.E20]);LEN([.$A20]))" office:value-type="float" office:value="8" calcext:value-type="float">
            <text:p>8</text:p>
          </table:table-cell>
          <table:table-cell table:formula="of:=[.C20]" office:value-type="float" office:value="5" calcext:value-type="float">
            <text:p>5</text:p>
          </table:table-cell>
          <table:table-cell table:formula="of:=LEFT([.A20];[.G20])" office:value-type="string" office:string-value="drz__" calcext:value-type="string">
            <text:p>drz__</text:p>
          </table:table-cell>
          <table:table-cell table:formula="of:=VLOOKUP([.H20];[$source.$C$2:$source.$F$48];4;0)" office:value-type="float" office:value="100" calcext:value-type="float">
            <text:p>100</text:p>
          </table:table-cell>
          <table:table-cell table:style-name="ce7" table:formula="of:=IF(RIGHT([.A20];6)=&quot;_X_X_X&quot;;3;IF(RIGHT([.A20];4)=&quot;_X_X&quot;;2;IF(RIGHT([.A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1])&gt;0;[$preferred_name.A21];&#10;LEN([$preferred_name.B21])&gt;0;[$preferred_name.B21]&#10;)" office:value-type="string" office:string-value="drz__Mfdate" calcext:value-type="string">
            <text:p>drz__Mfdate</text:p>
          </table:table-cell>
          <table:table-cell table:formula="of:=IFERROR(FIND(&quot;_&quot;;[.$A21];1);LEN([.$A21]))" office:value-type="float" office:value="4" calcext:value-type="float">
            <text:p>4</text:p>
          </table:table-cell>
          <table:table-cell table:formula="of:=IFERROR(FIND(&quot;_&quot;;[.$A21];1+[.B21]);LEN([.$A21]))" office:value-type="float" office:value="5" calcext:value-type="float">
            <text:p>5</text:p>
          </table:table-cell>
          <table:table-cell table:formula="of:=IFERROR(FIND(&quot;_&quot;;[.$A21];1+[.C21]);LEN([.$A21]))" office:value-type="float" office:value="11" calcext:value-type="float">
            <text:p>11</text:p>
          </table:table-cell>
          <table:table-cell table:formula="of:=IFERROR(FIND(&quot;_&quot;;[.$A21];1+[.D21]);LEN([.$A21]))" office:value-type="float" office:value="11" calcext:value-type="float">
            <text:p>11</text:p>
          </table:table-cell>
          <table:table-cell table:formula="of:=IFERROR(FIND(&quot;_&quot;;[.$A21];1+[.E21]);LEN([.$A21]))" office:value-type="float" office:value="11" calcext:value-type="float">
            <text:p>11</text:p>
          </table:table-cell>
          <table:table-cell table:formula="of:=[.C21]" office:value-type="float" office:value="5" calcext:value-type="float">
            <text:p>5</text:p>
          </table:table-cell>
          <table:table-cell table:formula="of:=LEFT([.A21];[.G21])" office:value-type="string" office:string-value="drz__" calcext:value-type="string">
            <text:p>drz__</text:p>
          </table:table-cell>
          <table:table-cell table:formula="of:=VLOOKUP([.H21];[$source.$C$2:$source.$F$48];4;0)" office:value-type="float" office:value="100" calcext:value-type="float">
            <text:p>100</text:p>
          </table:table-cell>
          <table:table-cell table:style-name="ce7" table:formula="of:=IF(RIGHT([.A21];6)=&quot;_X_X_X&quot;;3;IF(RIGHT([.A21];4)=&quot;_X_X&quot;;2;IF(RIGHT([.A2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6mm46yyyy</text:p>
          </table:table-cell>
          <table:table-cell table:number-columns-repeated="1011"/>
        </table:table-row>
        <table:table-row table:style-name="ro1">
          <table:table-cell table:formula="of:=COM.MICROSOFT.IFS(&#10;LEN([$preferred_name.A22])&gt;0;[$preferred_name.A22];&#10;LEN([$preferred_name.B22])&gt;0;[$preferred_name.B22]&#10;)" office:value-type="string" office:string-value="drz__Mfyear" calcext:value-type="string">
            <text:p>drz__Mfyear</text:p>
          </table:table-cell>
          <table:table-cell table:formula="of:=IFERROR(FIND(&quot;_&quot;;[.$A22];1);LEN([.$A22]))" office:value-type="float" office:value="4" calcext:value-type="float">
            <text:p>4</text:p>
          </table:table-cell>
          <table:table-cell table:formula="of:=IFERROR(FIND(&quot;_&quot;;[.$A22];1+[.B22]);LEN([.$A22]))" office:value-type="float" office:value="5" calcext:value-type="float">
            <text:p>5</text:p>
          </table:table-cell>
          <table:table-cell table:formula="of:=IFERROR(FIND(&quot;_&quot;;[.$A22];1+[.C22]);LEN([.$A22]))" office:value-type="float" office:value="11" calcext:value-type="float">
            <text:p>11</text:p>
          </table:table-cell>
          <table:table-cell table:formula="of:=IFERROR(FIND(&quot;_&quot;;[.$A22];1+[.D22]);LEN([.$A22]))" office:value-type="float" office:value="11" calcext:value-type="float">
            <text:p>11</text:p>
          </table:table-cell>
          <table:table-cell table:formula="of:=IFERROR(FIND(&quot;_&quot;;[.$A22];1+[.E22]);LEN([.$A22]))" office:value-type="float" office:value="11" calcext:value-type="float">
            <text:p>11</text:p>
          </table:table-cell>
          <table:table-cell table:formula="of:=[.C22]" office:value-type="float" office:value="5" calcext:value-type="float">
            <text:p>5</text:p>
          </table:table-cell>
          <table:table-cell table:formula="of:=LEFT([.A22];[.G22])" office:value-type="string" office:string-value="drz__" calcext:value-type="string">
            <text:p>drz__</text:p>
          </table:table-cell>
          <table:table-cell table:formula="of:=VLOOKUP([.H22];[$source.$C$2:$source.$F$48];4;0)" office:value-type="float" office:value="100" calcext:value-type="float">
            <text:p>100</text:p>
          </table:table-cell>
          <table:table-cell table:style-name="ce7" table:formula="of:=IF(RIGHT([.A22];6)=&quot;_X_X_X&quot;;3;IF(RIGHT([.A22];4)=&quot;_X_X&quot;;2;IF(RIGHT([.A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3])&gt;0;[$preferred_name.A23];&#10;LEN([$preferred_name.B23])&gt;0;[$preferred_name.B23]&#10;)" office:value-type="string" office:string-value="drz__APKdate" calcext:value-type="string">
            <text:p>drz__APKdate</text:p>
          </table:table-cell>
          <table:table-cell table:formula="of:=IFERROR(FIND(&quot;_&quot;;[.$A23];1);LEN([.$A23]))" office:value-type="float" office:value="4" calcext:value-type="float">
            <text:p>4</text:p>
          </table:table-cell>
          <table:table-cell table:formula="of:=IFERROR(FIND(&quot;_&quot;;[.$A23];1+[.B23]);LEN([.$A23]))" office:value-type="float" office:value="5" calcext:value-type="float">
            <text:p>5</text:p>
          </table:table-cell>
          <table:table-cell table:formula="of:=IFERROR(FIND(&quot;_&quot;;[.$A23];1+[.C23]);LEN([.$A23]))" office:value-type="float" office:value="12" calcext:value-type="float">
            <text:p>12</text:p>
          </table:table-cell>
          <table:table-cell table:formula="of:=IFERROR(FIND(&quot;_&quot;;[.$A23];1+[.D23]);LEN([.$A23]))" office:value-type="float" office:value="12" calcext:value-type="float">
            <text:p>12</text:p>
          </table:table-cell>
          <table:table-cell table:formula="of:=IFERROR(FIND(&quot;_&quot;;[.$A23];1+[.E23]);LEN([.$A23]))" office:value-type="float" office:value="12" calcext:value-type="float">
            <text:p>12</text:p>
          </table:table-cell>
          <table:table-cell table:formula="of:=[.C23]" office:value-type="float" office:value="5" calcext:value-type="float">
            <text:p>5</text:p>
          </table:table-cell>
          <table:table-cell table:formula="of:=LEFT([.A23];[.G23])" office:value-type="string" office:string-value="drz__" calcext:value-type="string">
            <text:p>drz__</text:p>
          </table:table-cell>
          <table:table-cell table:formula="of:=VLOOKUP([.H23];[$source.$C$2:$source.$F$48];4;0)" office:value-type="float" office:value="100" calcext:value-type="float">
            <text:p>100</text:p>
          </table:table-cell>
          <table:table-cell table:style-name="ce7" table:formula="of:=IF(RIGHT([.A23];6)=&quot;_X_X_X&quot;;3;IF(RIGHT([.A23];4)=&quot;_X_X&quot;;2;IF(RIGHT([.A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6mm46yyyy</text:p>
          </table:table-cell>
          <table:table-cell table:number-columns-repeated="1011"/>
        </table:table-row>
        <table:table-row table:style-name="ro1">
          <table:table-cell table:formula="of:=COM.MICROSOFT.IFS(&#10;LEN([$preferred_name.A24])&gt;0;[$preferred_name.A24];&#10;LEN([$preferred_name.B24])&gt;0;[$preferred_name.B24]&#10;)" office:value-type="string" office:string-value="drz__BTW" calcext:value-type="string">
            <text:p>drz__BTW</text:p>
          </table:table-cell>
          <table:table-cell table:formula="of:=IFERROR(FIND(&quot;_&quot;;[.$A24];1);LEN([.$A24]))" office:value-type="float" office:value="4" calcext:value-type="float">
            <text:p>4</text:p>
          </table:table-cell>
          <table:table-cell table:formula="of:=IFERROR(FIND(&quot;_&quot;;[.$A24];1+[.B24]);LEN([.$A24]))" office:value-type="float" office:value="5" calcext:value-type="float">
            <text:p>5</text:p>
          </table:table-cell>
          <table:table-cell table:formula="of:=IFERROR(FIND(&quot;_&quot;;[.$A24];1+[.C24]);LEN([.$A24]))" office:value-type="float" office:value="8" calcext:value-type="float">
            <text:p>8</text:p>
          </table:table-cell>
          <table:table-cell table:formula="of:=IFERROR(FIND(&quot;_&quot;;[.$A24];1+[.D24]);LEN([.$A24]))" office:value-type="float" office:value="8" calcext:value-type="float">
            <text:p>8</text:p>
          </table:table-cell>
          <table:table-cell table:formula="of:=IFERROR(FIND(&quot;_&quot;;[.$A24];1+[.E24]);LEN([.$A24]))" office:value-type="float" office:value="8" calcext:value-type="float">
            <text:p>8</text:p>
          </table:table-cell>
          <table:table-cell table:formula="of:=[.C24]" office:value-type="float" office:value="5" calcext:value-type="float">
            <text:p>5</text:p>
          </table:table-cell>
          <table:table-cell table:formula="of:=LEFT([.A24];[.G24])" office:value-type="string" office:string-value="drz__" calcext:value-type="string">
            <text:p>drz__</text:p>
          </table:table-cell>
          <table:table-cell table:formula="of:=VLOOKUP([.H24];[$source.$C$2:$source.$F$48];4;0)" office:value-type="float" office:value="100" calcext:value-type="float">
            <text:p>100</text:p>
          </table:table-cell>
          <table:table-cell table:style-name="ce7" table:formula="of:=IF(RIGHT([.A24];6)=&quot;_X_X_X&quot;;3;IF(RIGHT([.A24];4)=&quot;_X_X&quot;;2;IF(RIGHT([.A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])&gt;0;[$preferred_name.A25];&#10;LEN([$preferred_name.B25])&gt;0;[$preferred_name.B25]&#10;)" office:value-type="string" office:string-value="drz__ForeignReg" calcext:value-type="string">
            <text:p>drz__ForeignReg</text:p>
          </table:table-cell>
          <table:table-cell table:formula="of:=IFERROR(FIND(&quot;_&quot;;[.$A25];1);LEN([.$A25]))" office:value-type="float" office:value="4" calcext:value-type="float">
            <text:p>4</text:p>
          </table:table-cell>
          <table:table-cell table:formula="of:=IFERROR(FIND(&quot;_&quot;;[.$A25];1+[.B25]);LEN([.$A25]))" office:value-type="float" office:value="5" calcext:value-type="float">
            <text:p>5</text:p>
          </table:table-cell>
          <table:table-cell table:formula="of:=IFERROR(FIND(&quot;_&quot;;[.$A25];1+[.C25]);LEN([.$A25]))" office:value-type="float" office:value="15" calcext:value-type="float">
            <text:p>15</text:p>
          </table:table-cell>
          <table:table-cell table:formula="of:=IFERROR(FIND(&quot;_&quot;;[.$A25];1+[.D25]);LEN([.$A25]))" office:value-type="float" office:value="15" calcext:value-type="float">
            <text:p>15</text:p>
          </table:table-cell>
          <table:table-cell table:formula="of:=IFERROR(FIND(&quot;_&quot;;[.$A25];1+[.E25]);LEN([.$A25]))" office:value-type="float" office:value="15" calcext:value-type="float">
            <text:p>15</text:p>
          </table:table-cell>
          <table:table-cell table:formula="of:=[.C25]" office:value-type="float" office:value="5" calcext:value-type="float">
            <text:p>5</text:p>
          </table:table-cell>
          <table:table-cell table:formula="of:=LEFT([.A25];[.G25])" office:value-type="string" office:string-value="drz__" calcext:value-type="string">
            <text:p>drz__</text:p>
          </table:table-cell>
          <table:table-cell table:formula="of:=VLOOKUP([.H25];[$source.$C$2:$source.$F$48];4;0)" office:value-type="float" office:value="100" calcext:value-type="float">
            <text:p>100</text:p>
          </table:table-cell>
          <table:table-cell table:style-name="ce7" table:formula="of:=IF(RIGHT([.A25];6)=&quot;_X_X_X&quot;;3;IF(RIGHT([.A25];4)=&quot;_X_X&quot;;2;IF(RIGHT([.A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])&gt;0;[$preferred_name.A26];&#10;LEN([$preferred_name.B26])&gt;0;[$preferred_name.B26]&#10;)" office:value-type="string" office:string-value="drz__Vin" calcext:value-type="string">
            <text:p>drz__Vin</text:p>
          </table:table-cell>
          <table:table-cell table:formula="of:=IFERROR(FIND(&quot;_&quot;;[.$A26];1);LEN([.$A26]))" office:value-type="float" office:value="4" calcext:value-type="float">
            <text:p>4</text:p>
          </table:table-cell>
          <table:table-cell table:formula="of:=IFERROR(FIND(&quot;_&quot;;[.$A26];1+[.B26]);LEN([.$A26]))" office:value-type="float" office:value="5" calcext:value-type="float">
            <text:p>5</text:p>
          </table:table-cell>
          <table:table-cell table:formula="of:=IFERROR(FIND(&quot;_&quot;;[.$A26];1+[.C26]);LEN([.$A26]))" office:value-type="float" office:value="8" calcext:value-type="float">
            <text:p>8</text:p>
          </table:table-cell>
          <table:table-cell table:formula="of:=IFERROR(FIND(&quot;_&quot;;[.$A26];1+[.D26]);LEN([.$A26]))" office:value-type="float" office:value="8" calcext:value-type="float">
            <text:p>8</text:p>
          </table:table-cell>
          <table:table-cell table:formula="of:=IFERROR(FIND(&quot;_&quot;;[.$A26];1+[.E26]);LEN([.$A26]))" office:value-type="float" office:value="8" calcext:value-type="float">
            <text:p>8</text:p>
          </table:table-cell>
          <table:table-cell table:formula="of:=[.C26]" office:value-type="float" office:value="5" calcext:value-type="float">
            <text:p>5</text:p>
          </table:table-cell>
          <table:table-cell table:formula="of:=LEFT([.A26];[.G26])" office:value-type="string" office:string-value="drz__" calcext:value-type="string">
            <text:p>drz__</text:p>
          </table:table-cell>
          <table:table-cell table:formula="of:=VLOOKUP([.H26];[$source.$C$2:$source.$F$48];4;0)" office:value-type="float" office:value="100" calcext:value-type="float">
            <text:p>100</text:p>
          </table:table-cell>
          <table:table-cell table:style-name="ce7" table:formula="of:=IF(RIGHT([.A26];6)=&quot;_X_X_X&quot;;3;IF(RIGHT([.A26];4)=&quot;_X_X&quot;;2;IF(RIGHT([.A2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])&gt;0;[$preferred_name.A27];&#10;LEN([$preferred_name.B27])&gt;0;[$preferred_name.B27]&#10;)" office:value-type="string" office:string-value="drz__disclaim1" calcext:value-type="string">
            <text:p>drz__disclaim1</text:p>
          </table:table-cell>
          <table:table-cell table:formula="of:=IFERROR(FIND(&quot;_&quot;;[.$A27];1);LEN([.$A27]))" office:value-type="float" office:value="4" calcext:value-type="float">
            <text:p>4</text:p>
          </table:table-cell>
          <table:table-cell table:formula="of:=IFERROR(FIND(&quot;_&quot;;[.$A27];1+[.B27]);LEN([.$A27]))" office:value-type="float" office:value="5" calcext:value-type="float">
            <text:p>5</text:p>
          </table:table-cell>
          <table:table-cell table:formula="of:=IFERROR(FIND(&quot;_&quot;;[.$A27];1+[.C27]);LEN([.$A27]))" office:value-type="float" office:value="14" calcext:value-type="float">
            <text:p>14</text:p>
          </table:table-cell>
          <table:table-cell table:formula="of:=IFERROR(FIND(&quot;_&quot;;[.$A27];1+[.D27]);LEN([.$A27]))" office:value-type="float" office:value="14" calcext:value-type="float">
            <text:p>14</text:p>
          </table:table-cell>
          <table:table-cell table:formula="of:=IFERROR(FIND(&quot;_&quot;;[.$A27];1+[.E27]);LEN([.$A27]))" office:value-type="float" office:value="14" calcext:value-type="float">
            <text:p>14</text:p>
          </table:table-cell>
          <table:table-cell table:formula="of:=[.C27]" office:value-type="float" office:value="5" calcext:value-type="float">
            <text:p>5</text:p>
          </table:table-cell>
          <table:table-cell table:formula="of:=LEFT([.A27];[.G27])" office:value-type="string" office:string-value="drz__" calcext:value-type="string">
            <text:p>drz__</text:p>
          </table:table-cell>
          <table:table-cell table:formula="of:=VLOOKUP([.H27];[$source.$C$2:$source.$F$48];4;0)" office:value-type="float" office:value="100" calcext:value-type="float">
            <text:p>100</text:p>
          </table:table-cell>
          <table:table-cell table:style-name="ce7" table:formula="of:=IF(RIGHT([.A27];6)=&quot;_X_X_X&quot;;3;IF(RIGHT([.A27];4)=&quot;_X_X&quot;;2;IF(RIGHT([.A2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28])&gt;0;[$preferred_name.A28];&#10;LEN([$preferred_name.B28])&gt;0;[$preferred_name.B28]&#10;)" office:value-type="string" office:string-value="drz__disclaim2" calcext:value-type="string">
            <text:p>drz__disclaim2</text:p>
          </table:table-cell>
          <table:table-cell table:formula="of:=IFERROR(FIND(&quot;_&quot;;[.$A28];1);LEN([.$A28]))" office:value-type="float" office:value="4" calcext:value-type="float">
            <text:p>4</text:p>
          </table:table-cell>
          <table:table-cell table:formula="of:=IFERROR(FIND(&quot;_&quot;;[.$A28];1+[.B28]);LEN([.$A28]))" office:value-type="float" office:value="5" calcext:value-type="float">
            <text:p>5</text:p>
          </table:table-cell>
          <table:table-cell table:formula="of:=IFERROR(FIND(&quot;_&quot;;[.$A28];1+[.C28]);LEN([.$A28]))" office:value-type="float" office:value="14" calcext:value-type="float">
            <text:p>14</text:p>
          </table:table-cell>
          <table:table-cell table:formula="of:=IFERROR(FIND(&quot;_&quot;;[.$A28];1+[.D28]);LEN([.$A28]))" office:value-type="float" office:value="14" calcext:value-type="float">
            <text:p>14</text:p>
          </table:table-cell>
          <table:table-cell table:formula="of:=IFERROR(FIND(&quot;_&quot;;[.$A28];1+[.E28]);LEN([.$A28]))" office:value-type="float" office:value="14" calcext:value-type="float">
            <text:p>14</text:p>
          </table:table-cell>
          <table:table-cell table:formula="of:=[.C28]" office:value-type="float" office:value="5" calcext:value-type="float">
            <text:p>5</text:p>
          </table:table-cell>
          <table:table-cell table:formula="of:=LEFT([.A28];[.G28])" office:value-type="string" office:string-value="drz__" calcext:value-type="string">
            <text:p>drz__</text:p>
          </table:table-cell>
          <table:table-cell table:formula="of:=VLOOKUP([.H28];[$source.$C$2:$source.$F$48];4;0)" office:value-type="float" office:value="100" calcext:value-type="float">
            <text:p>100</text:p>
          </table:table-cell>
          <table:table-cell table:style-name="ce7" table:formula="of:=IF(RIGHT([.A28];6)=&quot;_X_X_X&quot;;3;IF(RIGHT([.A28];4)=&quot;_X_X&quot;;2;IF(RIGHT([.A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29])&gt;0;[$preferred_name.A29];&#10;LEN([$preferred_name.B29])&gt;0;[$preferred_name.B29]&#10;)" office:value-type="string" office:string-value="drz__disclaim3" calcext:value-type="string">
            <text:p>drz__disclaim3</text:p>
          </table:table-cell>
          <table:table-cell table:formula="of:=IFERROR(FIND(&quot;_&quot;;[.$A29];1);LEN([.$A29]))" office:value-type="float" office:value="4" calcext:value-type="float">
            <text:p>4</text:p>
          </table:table-cell>
          <table:table-cell table:formula="of:=IFERROR(FIND(&quot;_&quot;;[.$A29];1+[.B29]);LEN([.$A29]))" office:value-type="float" office:value="5" calcext:value-type="float">
            <text:p>5</text:p>
          </table:table-cell>
          <table:table-cell table:formula="of:=IFERROR(FIND(&quot;_&quot;;[.$A29];1+[.C29]);LEN([.$A29]))" office:value-type="float" office:value="14" calcext:value-type="float">
            <text:p>14</text:p>
          </table:table-cell>
          <table:table-cell table:formula="of:=IFERROR(FIND(&quot;_&quot;;[.$A29];1+[.D29]);LEN([.$A29]))" office:value-type="float" office:value="14" calcext:value-type="float">
            <text:p>14</text:p>
          </table:table-cell>
          <table:table-cell table:formula="of:=IFERROR(FIND(&quot;_&quot;;[.$A29];1+[.E29]);LEN([.$A29]))" office:value-type="float" office:value="14" calcext:value-type="float">
            <text:p>14</text:p>
          </table:table-cell>
          <table:table-cell table:formula="of:=[.C29]" office:value-type="float" office:value="5" calcext:value-type="float">
            <text:p>5</text:p>
          </table:table-cell>
          <table:table-cell table:formula="of:=LEFT([.A29];[.G29])" office:value-type="string" office:string-value="drz__" calcext:value-type="string">
            <text:p>drz__</text:p>
          </table:table-cell>
          <table:table-cell table:formula="of:=VLOOKUP([.H29];[$source.$C$2:$source.$F$48];4;0)" office:value-type="float" office:value="100" calcext:value-type="float">
            <text:p>100</text:p>
          </table:table-cell>
          <table:table-cell table:style-name="ce7" table:formula="of:=IF(RIGHT([.A29];6)=&quot;_X_X_X&quot;;3;IF(RIGHT([.A29];4)=&quot;_X_X&quot;;2;IF(RIGHT([.A2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0])&gt;0;[$preferred_name.A30];&#10;LEN([$preferred_name.B30])&gt;0;[$preferred_name.B30]&#10;)" office:value-type="string" office:string-value="drz__disclaim4" calcext:value-type="string">
            <text:p>drz__disclaim4</text:p>
          </table:table-cell>
          <table:table-cell table:formula="of:=IFERROR(FIND(&quot;_&quot;;[.$A30];1);LEN([.$A30]))" office:value-type="float" office:value="4" calcext:value-type="float">
            <text:p>4</text:p>
          </table:table-cell>
          <table:table-cell table:formula="of:=IFERROR(FIND(&quot;_&quot;;[.$A30];1+[.B30]);LEN([.$A30]))" office:value-type="float" office:value="5" calcext:value-type="float">
            <text:p>5</text:p>
          </table:table-cell>
          <table:table-cell table:formula="of:=IFERROR(FIND(&quot;_&quot;;[.$A30];1+[.C30]);LEN([.$A30]))" office:value-type="float" office:value="14" calcext:value-type="float">
            <text:p>14</text:p>
          </table:table-cell>
          <table:table-cell table:formula="of:=IFERROR(FIND(&quot;_&quot;;[.$A30];1+[.D30]);LEN([.$A30]))" office:value-type="float" office:value="14" calcext:value-type="float">
            <text:p>14</text:p>
          </table:table-cell>
          <table:table-cell table:formula="of:=IFERROR(FIND(&quot;_&quot;;[.$A30];1+[.E30]);LEN([.$A30]))" office:value-type="float" office:value="14" calcext:value-type="float">
            <text:p>14</text:p>
          </table:table-cell>
          <table:table-cell table:formula="of:=[.C30]" office:value-type="float" office:value="5" calcext:value-type="float">
            <text:p>5</text:p>
          </table:table-cell>
          <table:table-cell table:formula="of:=LEFT([.A30];[.G30])" office:value-type="string" office:string-value="drz__" calcext:value-type="string">
            <text:p>drz__</text:p>
          </table:table-cell>
          <table:table-cell table:formula="of:=VLOOKUP([.H30];[$source.$C$2:$source.$F$48];4;0)" office:value-type="float" office:value="100" calcext:value-type="float">
            <text:p>100</text:p>
          </table:table-cell>
          <table:table-cell table:style-name="ce7" table:formula="of:=IF(RIGHT([.A30];6)=&quot;_X_X_X&quot;;3;IF(RIGHT([.A30];4)=&quot;_X_X&quot;;2;IF(RIGHT([.A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1])&gt;0;[$preferred_name.A31];&#10;LEN([$preferred_name.B31])&gt;0;[$preferred_name.B31]&#10;)" office:value-type="string" office:string-value="drz__disclaim5" calcext:value-type="string">
            <text:p>drz__disclaim5</text:p>
          </table:table-cell>
          <table:table-cell table:formula="of:=IFERROR(FIND(&quot;_&quot;;[.$A31];1);LEN([.$A31]))" office:value-type="float" office:value="4" calcext:value-type="float">
            <text:p>4</text:p>
          </table:table-cell>
          <table:table-cell table:formula="of:=IFERROR(FIND(&quot;_&quot;;[.$A31];1+[.B31]);LEN([.$A31]))" office:value-type="float" office:value="5" calcext:value-type="float">
            <text:p>5</text:p>
          </table:table-cell>
          <table:table-cell table:formula="of:=IFERROR(FIND(&quot;_&quot;;[.$A31];1+[.C31]);LEN([.$A31]))" office:value-type="float" office:value="14" calcext:value-type="float">
            <text:p>14</text:p>
          </table:table-cell>
          <table:table-cell table:formula="of:=IFERROR(FIND(&quot;_&quot;;[.$A31];1+[.D31]);LEN([.$A31]))" office:value-type="float" office:value="14" calcext:value-type="float">
            <text:p>14</text:p>
          </table:table-cell>
          <table:table-cell table:formula="of:=IFERROR(FIND(&quot;_&quot;;[.$A31];1+[.E31]);LEN([.$A31]))" office:value-type="float" office:value="14" calcext:value-type="float">
            <text:p>14</text:p>
          </table:table-cell>
          <table:table-cell table:formula="of:=[.C31]" office:value-type="float" office:value="5" calcext:value-type="float">
            <text:p>5</text:p>
          </table:table-cell>
          <table:table-cell table:formula="of:=LEFT([.A31];[.G31])" office:value-type="string" office:string-value="drz__" calcext:value-type="string">
            <text:p>drz__</text:p>
          </table:table-cell>
          <table:table-cell table:formula="of:=VLOOKUP([.H31];[$source.$C$2:$source.$F$48];4;0)" office:value-type="float" office:value="100" calcext:value-type="float">
            <text:p>100</text:p>
          </table:table-cell>
          <table:table-cell table:style-name="ce7" table:formula="of:=IF(RIGHT([.A31];6)=&quot;_X_X_X&quot;;3;IF(RIGHT([.A31];4)=&quot;_X_X&quot;;2;IF(RIGHT([.A3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2])&gt;0;[$preferred_name.A32];&#10;LEN([$preferred_name.B32])&gt;0;[$preferred_name.B32]&#10;)" office:value-type="string" office:string-value="drz__disclaim6" calcext:value-type="string">
            <text:p>drz__disclaim6</text:p>
          </table:table-cell>
          <table:table-cell table:formula="of:=IFERROR(FIND(&quot;_&quot;;[.$A32];1);LEN([.$A32]))" office:value-type="float" office:value="4" calcext:value-type="float">
            <text:p>4</text:p>
          </table:table-cell>
          <table:table-cell table:formula="of:=IFERROR(FIND(&quot;_&quot;;[.$A32];1+[.B32]);LEN([.$A32]))" office:value-type="float" office:value="5" calcext:value-type="float">
            <text:p>5</text:p>
          </table:table-cell>
          <table:table-cell table:formula="of:=IFERROR(FIND(&quot;_&quot;;[.$A32];1+[.C32]);LEN([.$A32]))" office:value-type="float" office:value="14" calcext:value-type="float">
            <text:p>14</text:p>
          </table:table-cell>
          <table:table-cell table:formula="of:=IFERROR(FIND(&quot;_&quot;;[.$A32];1+[.D32]);LEN([.$A32]))" office:value-type="float" office:value="14" calcext:value-type="float">
            <text:p>14</text:p>
          </table:table-cell>
          <table:table-cell table:formula="of:=IFERROR(FIND(&quot;_&quot;;[.$A32];1+[.E32]);LEN([.$A32]))" office:value-type="float" office:value="14" calcext:value-type="float">
            <text:p>14</text:p>
          </table:table-cell>
          <table:table-cell table:formula="of:=[.C32]" office:value-type="float" office:value="5" calcext:value-type="float">
            <text:p>5</text:p>
          </table:table-cell>
          <table:table-cell table:formula="of:=LEFT([.A32];[.G32])" office:value-type="string" office:string-value="drz__" calcext:value-type="string">
            <text:p>drz__</text:p>
          </table:table-cell>
          <table:table-cell table:formula="of:=VLOOKUP([.H32];[$source.$C$2:$source.$F$48];4;0)" office:value-type="float" office:value="100" calcext:value-type="float">
            <text:p>100</text:p>
          </table:table-cell>
          <table:table-cell table:style-name="ce7" table:formula="of:=IF(RIGHT([.A32];6)=&quot;_X_X_X&quot;;3;IF(RIGHT([.A32];4)=&quot;_X_X&quot;;2;IF(RIGHT([.A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3])&gt;0;[$preferred_name.A33];&#10;LEN([$preferred_name.B33])&gt;0;[$preferred_name.B33]&#10;)" office:value-type="string" office:string-value="drz__no_cvo" calcext:value-type="string">
            <text:p>drz__no_cvo</text:p>
          </table:table-cell>
          <table:table-cell table:formula="of:=IFERROR(FIND(&quot;_&quot;;[.$A33];1);LEN([.$A33]))" office:value-type="float" office:value="4" calcext:value-type="float">
            <text:p>4</text:p>
          </table:table-cell>
          <table:table-cell table:formula="of:=IFERROR(FIND(&quot;_&quot;;[.$A33];1+[.B33]);LEN([.$A33]))" office:value-type="float" office:value="5" calcext:value-type="float">
            <text:p>5</text:p>
          </table:table-cell>
          <table:table-cell table:formula="of:=IFERROR(FIND(&quot;_&quot;;[.$A33];1+[.C33]);LEN([.$A33]))" office:value-type="float" office:value="8" calcext:value-type="float">
            <text:p>8</text:p>
          </table:table-cell>
          <table:table-cell table:formula="of:=IFERROR(FIND(&quot;_&quot;;[.$A33];1+[.D33]);LEN([.$A33]))" office:value-type="float" office:value="11" calcext:value-type="float">
            <text:p>11</text:p>
          </table:table-cell>
          <table:table-cell table:formula="of:=IFERROR(FIND(&quot;_&quot;;[.$A33];1+[.E33]);LEN([.$A33]))" office:value-type="float" office:value="11" calcext:value-type="float">
            <text:p>11</text:p>
          </table:table-cell>
          <table:table-cell table:formula="of:=[.C33]" office:value-type="float" office:value="5" calcext:value-type="float">
            <text:p>5</text:p>
          </table:table-cell>
          <table:table-cell table:formula="of:=LEFT([.A33];[.G33])" office:value-type="string" office:string-value="drz__" calcext:value-type="string">
            <text:p>drz__</text:p>
          </table:table-cell>
          <table:table-cell table:formula="of:=VLOOKUP([.H33];[$source.$C$2:$source.$F$48];4;0)" office:value-type="float" office:value="100" calcext:value-type="float">
            <text:p>100</text:p>
          </table:table-cell>
          <table:table-cell table:style-name="ce7" table:formula="of:=IF(RIGHT([.A33];6)=&quot;_X_X_X&quot;;3;IF(RIGHT([.A33];4)=&quot;_X_X&quot;;2;IF(RIGHT([.A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4])&gt;0;[$preferred_name.A34];&#10;LEN([$preferred_name.B34])&gt;0;[$preferred_name.B34]&#10;)" office:value-type="string" office:string-value="drz__no_igk" calcext:value-type="string">
            <text:p>drz__no_igk</text:p>
          </table:table-cell>
          <table:table-cell table:formula="of:=IFERROR(FIND(&quot;_&quot;;[.$A34];1);LEN([.$A34]))" office:value-type="float" office:value="4" calcext:value-type="float">
            <text:p>4</text:p>
          </table:table-cell>
          <table:table-cell table:formula="of:=IFERROR(FIND(&quot;_&quot;;[.$A34];1+[.B34]);LEN([.$A34]))" office:value-type="float" office:value="5" calcext:value-type="float">
            <text:p>5</text:p>
          </table:table-cell>
          <table:table-cell table:formula="of:=IFERROR(FIND(&quot;_&quot;;[.$A34];1+[.C34]);LEN([.$A34]))" office:value-type="float" office:value="8" calcext:value-type="float">
            <text:p>8</text:p>
          </table:table-cell>
          <table:table-cell table:formula="of:=IFERROR(FIND(&quot;_&quot;;[.$A34];1+[.D34]);LEN([.$A34]))" office:value-type="float" office:value="11" calcext:value-type="float">
            <text:p>11</text:p>
          </table:table-cell>
          <table:table-cell table:formula="of:=IFERROR(FIND(&quot;_&quot;;[.$A34];1+[.E34]);LEN([.$A34]))" office:value-type="float" office:value="11" calcext:value-type="float">
            <text:p>11</text:p>
          </table:table-cell>
          <table:table-cell table:formula="of:=[.C34]" office:value-type="float" office:value="5" calcext:value-type="float">
            <text:p>5</text:p>
          </table:table-cell>
          <table:table-cell table:formula="of:=LEFT([.A34];[.G34])" office:value-type="string" office:string-value="drz__" calcext:value-type="string">
            <text:p>drz__</text:p>
          </table:table-cell>
          <table:table-cell table:formula="of:=VLOOKUP([.H34];[$source.$C$2:$source.$F$48];4;0)" office:value-type="float" office:value="100" calcext:value-type="float">
            <text:p>100</text:p>
          </table:table-cell>
          <table:table-cell table:style-name="ce7" table:formula="of:=IF(RIGHT([.A34];6)=&quot;_X_X_X&quot;;3;IF(RIGHT([.A34];4)=&quot;_X_X&quot;;2;IF(RIGHT([.A3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5])&gt;0;[$preferred_name.A35];&#10;LEN([$preferred_name.B35])&gt;0;[$preferred_name.B35]&#10;)" office:value-type="string" office:string-value="drz__rdw150" calcext:value-type="string">
            <text:p>drz__rdw150</text:p>
          </table:table-cell>
          <table:table-cell table:formula="of:=IFERROR(FIND(&quot;_&quot;;[.$A35];1);LEN([.$A35]))" office:value-type="float" office:value="4" calcext:value-type="float">
            <text:p>4</text:p>
          </table:table-cell>
          <table:table-cell table:formula="of:=IFERROR(FIND(&quot;_&quot;;[.$A35];1+[.B35]);LEN([.$A35]))" office:value-type="float" office:value="5" calcext:value-type="float">
            <text:p>5</text:p>
          </table:table-cell>
          <table:table-cell table:formula="of:=IFERROR(FIND(&quot;_&quot;;[.$A35];1+[.C35]);LEN([.$A35]))" office:value-type="float" office:value="11" calcext:value-type="float">
            <text:p>11</text:p>
          </table:table-cell>
          <table:table-cell table:formula="of:=IFERROR(FIND(&quot;_&quot;;[.$A35];1+[.D35]);LEN([.$A35]))" office:value-type="float" office:value="11" calcext:value-type="float">
            <text:p>11</text:p>
          </table:table-cell>
          <table:table-cell table:formula="of:=IFERROR(FIND(&quot;_&quot;;[.$A35];1+[.E35]);LEN([.$A35]))" office:value-type="float" office:value="11" calcext:value-type="float">
            <text:p>11</text:p>
          </table:table-cell>
          <table:table-cell table:formula="of:=[.C35]" office:value-type="float" office:value="5" calcext:value-type="float">
            <text:p>5</text:p>
          </table:table-cell>
          <table:table-cell table:formula="of:=LEFT([.A35];[.G35])" office:value-type="string" office:string-value="drz__" calcext:value-type="string">
            <text:p>drz__</text:p>
          </table:table-cell>
          <table:table-cell table:formula="of:=VLOOKUP([.H35];[$source.$C$2:$source.$F$48];4;0)" office:value-type="float" office:value="100" calcext:value-type="float">
            <text:p>100</text:p>
          </table:table-cell>
          <table:table-cell table:style-name="ce7" table:formula="of:=IF(RIGHT([.A35];6)=&quot;_X_X_X&quot;;3;IF(RIGHT([.A35];4)=&quot;_X_X&quot;;2;IF(RIGHT([.A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6])&gt;0;[$preferred_name.A36];&#10;LEN([$preferred_name.B36])&gt;0;[$preferred_name.B36]&#10;)" office:value-type="string" office:string-value="drz__no_rdw" calcext:value-type="string">
            <text:p>drz__no_rdw</text:p>
          </table:table-cell>
          <table:table-cell table:formula="of:=IFERROR(FIND(&quot;_&quot;;[.$A36];1);LEN([.$A36]))" office:value-type="float" office:value="4" calcext:value-type="float">
            <text:p>4</text:p>
          </table:table-cell>
          <table:table-cell table:formula="of:=IFERROR(FIND(&quot;_&quot;;[.$A36];1+[.B36]);LEN([.$A36]))" office:value-type="float" office:value="5" calcext:value-type="float">
            <text:p>5</text:p>
          </table:table-cell>
          <table:table-cell table:formula="of:=IFERROR(FIND(&quot;_&quot;;[.$A36];1+[.C36]);LEN([.$A36]))" office:value-type="float" office:value="8" calcext:value-type="float">
            <text:p>8</text:p>
          </table:table-cell>
          <table:table-cell table:formula="of:=IFERROR(FIND(&quot;_&quot;;[.$A36];1+[.D36]);LEN([.$A36]))" office:value-type="float" office:value="11" calcext:value-type="float">
            <text:p>11</text:p>
          </table:table-cell>
          <table:table-cell table:formula="of:=IFERROR(FIND(&quot;_&quot;;[.$A36];1+[.E36]);LEN([.$A36]))" office:value-type="float" office:value="11" calcext:value-type="float">
            <text:p>11</text:p>
          </table:table-cell>
          <table:table-cell table:formula="of:=[.C36]" office:value-type="float" office:value="5" calcext:value-type="float">
            <text:p>5</text:p>
          </table:table-cell>
          <table:table-cell table:formula="of:=LEFT([.A36];[.G36])" office:value-type="string" office:string-value="drz__" calcext:value-type="string">
            <text:p>drz__</text:p>
          </table:table-cell>
          <table:table-cell table:formula="of:=VLOOKUP([.H36];[$source.$C$2:$source.$F$48];4;0)" office:value-type="float" office:value="100" calcext:value-type="float">
            <text:p>100</text:p>
          </table:table-cell>
          <table:table-cell table:style-name="ce7" table:formula="of:=IF(RIGHT([.A36];6)=&quot;_X_X_X&quot;;3;IF(RIGHT([.A36];4)=&quot;_X_X&quot;;2;IF(RIGHT([.A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7])&gt;0;[$preferred_name.A37];&#10;LEN([$preferred_name.B37])&gt;0;[$preferred_name.B37]&#10;)" office:value-type="string" office:string-value="drz__taxi" calcext:value-type="string">
            <text:p>drz__taxi</text:p>
          </table:table-cell>
          <table:table-cell table:formula="of:=IFERROR(FIND(&quot;_&quot;;[.$A37];1);LEN([.$A37]))" office:value-type="float" office:value="4" calcext:value-type="float">
            <text:p>4</text:p>
          </table:table-cell>
          <table:table-cell table:formula="of:=IFERROR(FIND(&quot;_&quot;;[.$A37];1+[.B37]);LEN([.$A37]))" office:value-type="float" office:value="5" calcext:value-type="float">
            <text:p>5</text:p>
          </table:table-cell>
          <table:table-cell table:formula="of:=IFERROR(FIND(&quot;_&quot;;[.$A37];1+[.C37]);LEN([.$A37]))" office:value-type="float" office:value="9" calcext:value-type="float">
            <text:p>9</text:p>
          </table:table-cell>
          <table:table-cell table:formula="of:=IFERROR(FIND(&quot;_&quot;;[.$A37];1+[.D37]);LEN([.$A37]))" office:value-type="float" office:value="9" calcext:value-type="float">
            <text:p>9</text:p>
          </table:table-cell>
          <table:table-cell table:formula="of:=IFERROR(FIND(&quot;_&quot;;[.$A37];1+[.E37]);LEN([.$A37]))" office:value-type="float" office:value="9" calcext:value-type="float">
            <text:p>9</text:p>
          </table:table-cell>
          <table:table-cell table:formula="of:=[.C37]" office:value-type="float" office:value="5" calcext:value-type="float">
            <text:p>5</text:p>
          </table:table-cell>
          <table:table-cell table:formula="of:=LEFT([.A37];[.G37])" office:value-type="string" office:string-value="drz__" calcext:value-type="string">
            <text:p>drz__</text:p>
          </table:table-cell>
          <table:table-cell table:formula="of:=VLOOKUP([.H37];[$source.$C$2:$source.$F$48];4;0)" office:value-type="float" office:value="100" calcext:value-type="float">
            <text:p>100</text:p>
          </table:table-cell>
          <table:table-cell table:style-name="ce7" table:formula="of:=IF(RIGHT([.A37];6)=&quot;_X_X_X&quot;;3;IF(RIGHT([.A37];4)=&quot;_X_X&quot;;2;IF(RIGHT([.A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8])&gt;0;[$preferred_name.A38];&#10;LEN([$preferred_name.B38])&gt;0;[$preferred_name.B38]&#10;)" office:value-type="string" office:string-value="drz__no_inireg" calcext:value-type="string">
            <text:p>drz__no_inireg</text:p>
          </table:table-cell>
          <table:table-cell table:formula="of:=IFERROR(FIND(&quot;_&quot;;[.$A38];1);LEN([.$A38]))" office:value-type="float" office:value="4" calcext:value-type="float">
            <text:p>4</text:p>
          </table:table-cell>
          <table:table-cell table:formula="of:=IFERROR(FIND(&quot;_&quot;;[.$A38];1+[.B38]);LEN([.$A38]))" office:value-type="float" office:value="5" calcext:value-type="float">
            <text:p>5</text:p>
          </table:table-cell>
          <table:table-cell table:formula="of:=IFERROR(FIND(&quot;_&quot;;[.$A38];1+[.C38]);LEN([.$A38]))" office:value-type="float" office:value="8" calcext:value-type="float">
            <text:p>8</text:p>
          </table:table-cell>
          <table:table-cell table:formula="of:=IFERROR(FIND(&quot;_&quot;;[.$A38];1+[.D38]);LEN([.$A38]))" office:value-type="float" office:value="14" calcext:value-type="float">
            <text:p>14</text:p>
          </table:table-cell>
          <table:table-cell table:formula="of:=IFERROR(FIND(&quot;_&quot;;[.$A38];1+[.E38]);LEN([.$A38]))" office:value-type="float" office:value="14" calcext:value-type="float">
            <text:p>14</text:p>
          </table:table-cell>
          <table:table-cell table:formula="of:=[.C38]" office:value-type="float" office:value="5" calcext:value-type="float">
            <text:p>5</text:p>
          </table:table-cell>
          <table:table-cell table:formula="of:=LEFT([.A38];[.G38])" office:value-type="string" office:string-value="drz__" calcext:value-type="string">
            <text:p>drz__</text:p>
          </table:table-cell>
          <table:table-cell table:formula="of:=VLOOKUP([.H38];[$source.$C$2:$source.$F$48];4;0)" office:value-type="float" office:value="100" calcext:value-type="float">
            <text:p>100</text:p>
          </table:table-cell>
          <table:table-cell table:style-name="ce7" table:formula="of:=IF(RIGHT([.A38];6)=&quot;_X_X_X&quot;;3;IF(RIGHT([.A38];4)=&quot;_X_X&quot;;2;IF(RIGHT([.A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39])&gt;0;[$preferred_name.A39];&#10;LEN([$preferred_name.B39])&gt;0;[$preferred_name.B39]&#10;)" office:value-type="string" office:string-value="drz__early_reg" calcext:value-type="string">
            <text:p>drz__early_reg</text:p>
          </table:table-cell>
          <table:table-cell table:formula="of:=IFERROR(FIND(&quot;_&quot;;[.$A39];1);LEN([.$A39]))" office:value-type="float" office:value="4" calcext:value-type="float">
            <text:p>4</text:p>
          </table:table-cell>
          <table:table-cell table:formula="of:=IFERROR(FIND(&quot;_&quot;;[.$A39];1+[.B39]);LEN([.$A39]))" office:value-type="float" office:value="5" calcext:value-type="float">
            <text:p>5</text:p>
          </table:table-cell>
          <table:table-cell table:formula="of:=IFERROR(FIND(&quot;_&quot;;[.$A39];1+[.C39]);LEN([.$A39]))" office:value-type="float" office:value="11" calcext:value-type="float">
            <text:p>11</text:p>
          </table:table-cell>
          <table:table-cell table:formula="of:=IFERROR(FIND(&quot;_&quot;;[.$A39];1+[.D39]);LEN([.$A39]))" office:value-type="float" office:value="14" calcext:value-type="float">
            <text:p>14</text:p>
          </table:table-cell>
          <table:table-cell table:formula="of:=IFERROR(FIND(&quot;_&quot;;[.$A39];1+[.E39]);LEN([.$A39]))" office:value-type="float" office:value="14" calcext:value-type="float">
            <text:p>14</text:p>
          </table:table-cell>
          <table:table-cell table:formula="of:=[.C39]" office:value-type="float" office:value="5" calcext:value-type="float">
            <text:p>5</text:p>
          </table:table-cell>
          <table:table-cell table:formula="of:=LEFT([.A39];[.G39])" office:value-type="string" office:string-value="drz__" calcext:value-type="string">
            <text:p>drz__</text:p>
          </table:table-cell>
          <table:table-cell table:formula="of:=VLOOKUP([.H39];[$source.$C$2:$source.$F$48];4;0)" office:value-type="float" office:value="100" calcext:value-type="float">
            <text:p>100</text:p>
          </table:table-cell>
          <table:table-cell table:style-name="ce7" table:formula="of:=IF(RIGHT([.A39];6)=&quot;_X_X_X&quot;;3;IF(RIGHT([.A39];4)=&quot;_X_X&quot;;2;IF(RIGHT([.A3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0])&gt;0;[$preferred_name.A40];&#10;LEN([$preferred_name.B40])&gt;0;[$preferred_name.B40]&#10;)" office:value-type="string" office:string-value="drz__no_orireg" calcext:value-type="string">
            <text:p>drz__no_orireg</text:p>
          </table:table-cell>
          <table:table-cell table:formula="of:=IFERROR(FIND(&quot;_&quot;;[.$A40];1);LEN([.$A40]))" office:value-type="float" office:value="4" calcext:value-type="float">
            <text:p>4</text:p>
          </table:table-cell>
          <table:table-cell table:formula="of:=IFERROR(FIND(&quot;_&quot;;[.$A40];1+[.B40]);LEN([.$A40]))" office:value-type="float" office:value="5" calcext:value-type="float">
            <text:p>5</text:p>
          </table:table-cell>
          <table:table-cell table:formula="of:=IFERROR(FIND(&quot;_&quot;;[.$A40];1+[.C40]);LEN([.$A40]))" office:value-type="float" office:value="8" calcext:value-type="float">
            <text:p>8</text:p>
          </table:table-cell>
          <table:table-cell table:formula="of:=IFERROR(FIND(&quot;_&quot;;[.$A40];1+[.D40]);LEN([.$A40]))" office:value-type="float" office:value="14" calcext:value-type="float">
            <text:p>14</text:p>
          </table:table-cell>
          <table:table-cell table:formula="of:=IFERROR(FIND(&quot;_&quot;;[.$A40];1+[.E40]);LEN([.$A40]))" office:value-type="float" office:value="14" calcext:value-type="float">
            <text:p>14</text:p>
          </table:table-cell>
          <table:table-cell table:formula="of:=[.C40]" office:value-type="float" office:value="5" calcext:value-type="float">
            <text:p>5</text:p>
          </table:table-cell>
          <table:table-cell table:formula="of:=LEFT([.A40];[.G40])" office:value-type="string" office:string-value="drz__" calcext:value-type="string">
            <text:p>drz__</text:p>
          </table:table-cell>
          <table:table-cell table:formula="of:=VLOOKUP([.H40];[$source.$C$2:$source.$F$48];4;0)" office:value-type="float" office:value="100" calcext:value-type="float">
            <text:p>100</text:p>
          </table:table-cell>
          <table:table-cell table:style-name="ce7" table:formula="of:=IF(RIGHT([.A40];6)=&quot;_X_X_X&quot;;3;IF(RIGHT([.A40];4)=&quot;_X_X&quot;;2;IF(RIGHT([.A4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1])&gt;0;[$preferred_name.A41];&#10;LEN([$preferred_name.B41])&gt;0;[$preferred_name.B41]&#10;)" office:value-type="string" office:string-value="drz__maybe_reg" calcext:value-type="string">
            <text:p>drz__maybe_reg</text:p>
          </table:table-cell>
          <table:table-cell table:formula="of:=IFERROR(FIND(&quot;_&quot;;[.$A41];1);LEN([.$A41]))" office:value-type="float" office:value="4" calcext:value-type="float">
            <text:p>4</text:p>
          </table:table-cell>
          <table:table-cell table:formula="of:=IFERROR(FIND(&quot;_&quot;;[.$A41];1+[.B41]);LEN([.$A41]))" office:value-type="float" office:value="5" calcext:value-type="float">
            <text:p>5</text:p>
          </table:table-cell>
          <table:table-cell table:formula="of:=IFERROR(FIND(&quot;_&quot;;[.$A41];1+[.C41]);LEN([.$A41]))" office:value-type="float" office:value="11" calcext:value-type="float">
            <text:p>11</text:p>
          </table:table-cell>
          <table:table-cell table:formula="of:=IFERROR(FIND(&quot;_&quot;;[.$A41];1+[.D41]);LEN([.$A41]))" office:value-type="float" office:value="14" calcext:value-type="float">
            <text:p>14</text:p>
          </table:table-cell>
          <table:table-cell table:formula="of:=IFERROR(FIND(&quot;_&quot;;[.$A41];1+[.E41]);LEN([.$A41]))" office:value-type="float" office:value="14" calcext:value-type="float">
            <text:p>14</text:p>
          </table:table-cell>
          <table:table-cell table:formula="of:=[.C41]" office:value-type="float" office:value="5" calcext:value-type="float">
            <text:p>5</text:p>
          </table:table-cell>
          <table:table-cell table:formula="of:=LEFT([.A41];[.G41])" office:value-type="string" office:string-value="drz__" calcext:value-type="string">
            <text:p>drz__</text:p>
          </table:table-cell>
          <table:table-cell table:formula="of:=VLOOKUP([.H41];[$source.$C$2:$source.$F$48];4;0)" office:value-type="float" office:value="100" calcext:value-type="float">
            <text:p>100</text:p>
          </table:table-cell>
          <table:table-cell table:style-name="ce7" table:formula="of:=IF(RIGHT([.A41];6)=&quot;_X_X_X&quot;;3;IF(RIGHT([.A41];4)=&quot;_X_X&quot;;2;IF(RIGHT([.A4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2])&gt;0;[$preferred_name.A42];&#10;LEN([$preferred_name.B42])&gt;0;[$preferred_name.B42]&#10;)" office:value-type="string" office:string-value="drz__wo_frame" calcext:value-type="string">
            <text:p>drz__wo_frame</text:p>
          </table:table-cell>
          <table:table-cell table:formula="of:=IFERROR(FIND(&quot;_&quot;;[.$A42];1);LEN([.$A42]))" office:value-type="float" office:value="4" calcext:value-type="float">
            <text:p>4</text:p>
          </table:table-cell>
          <table:table-cell table:formula="of:=IFERROR(FIND(&quot;_&quot;;[.$A42];1+[.B42]);LEN([.$A42]))" office:value-type="float" office:value="5" calcext:value-type="float">
            <text:p>5</text:p>
          </table:table-cell>
          <table:table-cell table:formula="of:=IFERROR(FIND(&quot;_&quot;;[.$A42];1+[.C42]);LEN([.$A42]))" office:value-type="float" office:value="8" calcext:value-type="float">
            <text:p>8</text:p>
          </table:table-cell>
          <table:table-cell table:formula="of:=IFERROR(FIND(&quot;_&quot;;[.$A42];1+[.D42]);LEN([.$A42]))" office:value-type="float" office:value="13" calcext:value-type="float">
            <text:p>13</text:p>
          </table:table-cell>
          <table:table-cell table:formula="of:=IFERROR(FIND(&quot;_&quot;;[.$A42];1+[.E42]);LEN([.$A42]))" office:value-type="float" office:value="13" calcext:value-type="float">
            <text:p>13</text:p>
          </table:table-cell>
          <table:table-cell table:formula="of:=[.C42]" office:value-type="float" office:value="5" calcext:value-type="float">
            <text:p>5</text:p>
          </table:table-cell>
          <table:table-cell table:formula="of:=LEFT([.A42];[.G42])" office:value-type="string" office:string-value="drz__" calcext:value-type="string">
            <text:p>drz__</text:p>
          </table:table-cell>
          <table:table-cell table:formula="of:=VLOOKUP([.H42];[$source.$C$2:$source.$F$48];4;0)" office:value-type="float" office:value="100" calcext:value-type="float">
            <text:p>100</text:p>
          </table:table-cell>
          <table:table-cell table:style-name="ce7" table:formula="of:=IF(RIGHT([.A42];6)=&quot;_X_X_X&quot;;3;IF(RIGHT([.A42];4)=&quot;_X_X&quot;;2;IF(RIGHT([.A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3])&gt;0;[$preferred_name.A43];&#10;LEN([$preferred_name.B43])&gt;0;[$preferred_name.B43]&#10;)" office:value-type="string" office:string-value="drz__import" calcext:value-type="string">
            <text:p>drz__import</text:p>
          </table:table-cell>
          <table:table-cell table:formula="of:=IFERROR(FIND(&quot;_&quot;;[.$A43];1);LEN([.$A43]))" office:value-type="float" office:value="4" calcext:value-type="float">
            <text:p>4</text:p>
          </table:table-cell>
          <table:table-cell table:formula="of:=IFERROR(FIND(&quot;_&quot;;[.$A43];1+[.B43]);LEN([.$A43]))" office:value-type="float" office:value="5" calcext:value-type="float">
            <text:p>5</text:p>
          </table:table-cell>
          <table:table-cell table:formula="of:=IFERROR(FIND(&quot;_&quot;;[.$A43];1+[.C43]);LEN([.$A43]))" office:value-type="float" office:value="11" calcext:value-type="float">
            <text:p>11</text:p>
          </table:table-cell>
          <table:table-cell table:formula="of:=IFERROR(FIND(&quot;_&quot;;[.$A43];1+[.D43]);LEN([.$A43]))" office:value-type="float" office:value="11" calcext:value-type="float">
            <text:p>11</text:p>
          </table:table-cell>
          <table:table-cell table:formula="of:=IFERROR(FIND(&quot;_&quot;;[.$A43];1+[.E43]);LEN([.$A43]))" office:value-type="float" office:value="11" calcext:value-type="float">
            <text:p>11</text:p>
          </table:table-cell>
          <table:table-cell table:formula="of:=[.C43]" office:value-type="float" office:value="5" calcext:value-type="float">
            <text:p>5</text:p>
          </table:table-cell>
          <table:table-cell table:formula="of:=LEFT([.A43];[.G43])" office:value-type="string" office:string-value="drz__" calcext:value-type="string">
            <text:p>drz__</text:p>
          </table:table-cell>
          <table:table-cell table:formula="of:=VLOOKUP([.H43];[$source.$C$2:$source.$F$48];4;0)" office:value-type="float" office:value="100" calcext:value-type="float">
            <text:p>100</text:p>
          </table:table-cell>
          <table:table-cell table:style-name="ce7" table:formula="of:=IF(RIGHT([.A43];6)=&quot;_X_X_X&quot;;3;IF(RIGHT([.A43];4)=&quot;_X_X&quot;;2;IF(RIGHT([.A4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4])&gt;0;[$preferred_name.A44];&#10;LEN([$preferred_name.B44])&gt;0;[$preferred_name.B44]&#10;)" office:value-type="string" office:string-value="drz__jfc" calcext:value-type="string">
            <text:p>drz__jfc</text:p>
          </table:table-cell>
          <table:table-cell table:formula="of:=IFERROR(FIND(&quot;_&quot;;[.$A44];1);LEN([.$A44]))" office:value-type="float" office:value="4" calcext:value-type="float">
            <text:p>4</text:p>
          </table:table-cell>
          <table:table-cell table:formula="of:=IFERROR(FIND(&quot;_&quot;;[.$A44];1+[.B44]);LEN([.$A44]))" office:value-type="float" office:value="5" calcext:value-type="float">
            <text:p>5</text:p>
          </table:table-cell>
          <table:table-cell table:formula="of:=IFERROR(FIND(&quot;_&quot;;[.$A44];1+[.C44]);LEN([.$A44]))" office:value-type="float" office:value="8" calcext:value-type="float">
            <text:p>8</text:p>
          </table:table-cell>
          <table:table-cell table:formula="of:=IFERROR(FIND(&quot;_&quot;;[.$A44];1+[.D44]);LEN([.$A44]))" office:value-type="float" office:value="8" calcext:value-type="float">
            <text:p>8</text:p>
          </table:table-cell>
          <table:table-cell table:formula="of:=IFERROR(FIND(&quot;_&quot;;[.$A44];1+[.E44]);LEN([.$A44]))" office:value-type="float" office:value="8" calcext:value-type="float">
            <text:p>8</text:p>
          </table:table-cell>
          <table:table-cell table:formula="of:=[.C44]" office:value-type="float" office:value="5" calcext:value-type="float">
            <text:p>5</text:p>
          </table:table-cell>
          <table:table-cell table:formula="of:=LEFT([.A44];[.G44])" office:value-type="string" office:string-value="drz__" calcext:value-type="string">
            <text:p>drz__</text:p>
          </table:table-cell>
          <table:table-cell table:formula="of:=VLOOKUP([.H44];[$source.$C$2:$source.$F$48];4;0)" office:value-type="float" office:value="100" calcext:value-type="float">
            <text:p>100</text:p>
          </table:table-cell>
          <table:table-cell table:style-name="ce7" table:formula="of:=IF(RIGHT([.A44];6)=&quot;_X_X_X&quot;;3;IF(RIGHT([.A44];4)=&quot;_X_X&quot;;2;IF(RIGHT([.A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5])&gt;0;[$preferred_name.A45];&#10;LEN([$preferred_name.B45])&gt;0;[$preferred_name.B45]&#10;)" office:value-type="string" office:string-value="drz__benzine" calcext:value-type="string">
            <text:p>drz__benzine</text:p>
          </table:table-cell>
          <table:table-cell table:formula="of:=IFERROR(FIND(&quot;_&quot;;[.$A45];1);LEN([.$A45]))" office:value-type="float" office:value="4" calcext:value-type="float">
            <text:p>4</text:p>
          </table:table-cell>
          <table:table-cell table:formula="of:=IFERROR(FIND(&quot;_&quot;;[.$A45];1+[.B45]);LEN([.$A45]))" office:value-type="float" office:value="5" calcext:value-type="float">
            <text:p>5</text:p>
          </table:table-cell>
          <table:table-cell table:formula="of:=IFERROR(FIND(&quot;_&quot;;[.$A45];1+[.C45]);LEN([.$A45]))" office:value-type="float" office:value="12" calcext:value-type="float">
            <text:p>12</text:p>
          </table:table-cell>
          <table:table-cell table:formula="of:=IFERROR(FIND(&quot;_&quot;;[.$A45];1+[.D45]);LEN([.$A45]))" office:value-type="float" office:value="12" calcext:value-type="float">
            <text:p>12</text:p>
          </table:table-cell>
          <table:table-cell table:formula="of:=IFERROR(FIND(&quot;_&quot;;[.$A45];1+[.E45]);LEN([.$A45]))" office:value-type="float" office:value="12" calcext:value-type="float">
            <text:p>12</text:p>
          </table:table-cell>
          <table:table-cell table:formula="of:=[.C45]" office:value-type="float" office:value="5" calcext:value-type="float">
            <text:p>5</text:p>
          </table:table-cell>
          <table:table-cell table:formula="of:=LEFT([.A45];[.G45])" office:value-type="string" office:string-value="drz__" calcext:value-type="string">
            <text:p>drz__</text:p>
          </table:table-cell>
          <table:table-cell table:formula="of:=VLOOKUP([.H45];[$source.$C$2:$source.$F$48];4;0)" office:value-type="float" office:value="100" calcext:value-type="float">
            <text:p>100</text:p>
          </table:table-cell>
          <table:table-cell table:style-name="ce7" table:formula="of:=IF(RIGHT([.A45];6)=&quot;_X_X_X&quot;;3;IF(RIGHT([.A45];4)=&quot;_X_X&quot;;2;IF(RIGHT([.A4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6])&gt;0;[$preferred_name.A46];&#10;LEN([$preferred_name.B46])&gt;0;[$preferred_name.B46]&#10;)" office:value-type="string" office:string-value="drz__diesel" calcext:value-type="string">
            <text:p>drz__diesel</text:p>
          </table:table-cell>
          <table:table-cell table:formula="of:=IFERROR(FIND(&quot;_&quot;;[.$A46];1);LEN([.$A46]))" office:value-type="float" office:value="4" calcext:value-type="float">
            <text:p>4</text:p>
          </table:table-cell>
          <table:table-cell table:formula="of:=IFERROR(FIND(&quot;_&quot;;[.$A46];1+[.B46]);LEN([.$A46]))" office:value-type="float" office:value="5" calcext:value-type="float">
            <text:p>5</text:p>
          </table:table-cell>
          <table:table-cell table:formula="of:=IFERROR(FIND(&quot;_&quot;;[.$A46];1+[.C46]);LEN([.$A46]))" office:value-type="float" office:value="11" calcext:value-type="float">
            <text:p>11</text:p>
          </table:table-cell>
          <table:table-cell table:formula="of:=IFERROR(FIND(&quot;_&quot;;[.$A46];1+[.D46]);LEN([.$A46]))" office:value-type="float" office:value="11" calcext:value-type="float">
            <text:p>11</text:p>
          </table:table-cell>
          <table:table-cell table:formula="of:=IFERROR(FIND(&quot;_&quot;;[.$A46];1+[.E46]);LEN([.$A46]))" office:value-type="float" office:value="11" calcext:value-type="float">
            <text:p>11</text:p>
          </table:table-cell>
          <table:table-cell table:formula="of:=[.C46]" office:value-type="float" office:value="5" calcext:value-type="float">
            <text:p>5</text:p>
          </table:table-cell>
          <table:table-cell table:formula="of:=LEFT([.A46];[.G46])" office:value-type="string" office:string-value="drz__" calcext:value-type="string">
            <text:p>drz__</text:p>
          </table:table-cell>
          <table:table-cell table:formula="of:=VLOOKUP([.H46];[$source.$C$2:$source.$F$48];4;0)" office:value-type="float" office:value="100" calcext:value-type="float">
            <text:p>100</text:p>
          </table:table-cell>
          <table:table-cell table:style-name="ce7" table:formula="of:=IF(RIGHT([.A46];6)=&quot;_X_X_X&quot;;3;IF(RIGHT([.A46];4)=&quot;_X_X&quot;;2;IF(RIGHT([.A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7])&gt;0;[$preferred_name.A47];&#10;LEN([$preferred_name.B47])&gt;0;[$preferred_name.B47]&#10;)" office:value-type="string" office:string-value="drz__electric" calcext:value-type="string">
            <text:p>drz__electric</text:p>
          </table:table-cell>
          <table:table-cell table:formula="of:=IFERROR(FIND(&quot;_&quot;;[.$A47];1);LEN([.$A47]))" office:value-type="float" office:value="4" calcext:value-type="float">
            <text:p>4</text:p>
          </table:table-cell>
          <table:table-cell table:formula="of:=IFERROR(FIND(&quot;_&quot;;[.$A47];1+[.B47]);LEN([.$A47]))" office:value-type="float" office:value="5" calcext:value-type="float">
            <text:p>5</text:p>
          </table:table-cell>
          <table:table-cell table:formula="of:=IFERROR(FIND(&quot;_&quot;;[.$A47];1+[.C47]);LEN([.$A47]))" office:value-type="float" office:value="13" calcext:value-type="float">
            <text:p>13</text:p>
          </table:table-cell>
          <table:table-cell table:formula="of:=IFERROR(FIND(&quot;_&quot;;[.$A47];1+[.D47]);LEN([.$A47]))" office:value-type="float" office:value="13" calcext:value-type="float">
            <text:p>13</text:p>
          </table:table-cell>
          <table:table-cell table:formula="of:=IFERROR(FIND(&quot;_&quot;;[.$A47];1+[.E47]);LEN([.$A47]))" office:value-type="float" office:value="13" calcext:value-type="float">
            <text:p>13</text:p>
          </table:table-cell>
          <table:table-cell table:formula="of:=[.C47]" office:value-type="float" office:value="5" calcext:value-type="float">
            <text:p>5</text:p>
          </table:table-cell>
          <table:table-cell table:formula="of:=LEFT([.A47];[.G47])" office:value-type="string" office:string-value="drz__" calcext:value-type="string">
            <text:p>drz__</text:p>
          </table:table-cell>
          <table:table-cell table:formula="of:=VLOOKUP([.H47];[$source.$C$2:$source.$F$48];4;0)" office:value-type="float" office:value="100" calcext:value-type="float">
            <text:p>100</text:p>
          </table:table-cell>
          <table:table-cell table:style-name="ce7" table:formula="of:=IF(RIGHT([.A47];6)=&quot;_X_X_X&quot;;3;IF(RIGHT([.A47];4)=&quot;_X_X&quot;;2;IF(RIGHT([.A4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8])&gt;0;[$preferred_name.A48];&#10;LEN([$preferred_name.B48])&gt;0;[$preferred_name.B48]&#10;)" office:value-type="string" office:string-value="drz__lpg" calcext:value-type="string">
            <text:p>drz__lpg</text:p>
          </table:table-cell>
          <table:table-cell table:formula="of:=IFERROR(FIND(&quot;_&quot;;[.$A48];1);LEN([.$A48]))" office:value-type="float" office:value="4" calcext:value-type="float">
            <text:p>4</text:p>
          </table:table-cell>
          <table:table-cell table:formula="of:=IFERROR(FIND(&quot;_&quot;;[.$A48];1+[.B48]);LEN([.$A48]))" office:value-type="float" office:value="5" calcext:value-type="float">
            <text:p>5</text:p>
          </table:table-cell>
          <table:table-cell table:formula="of:=IFERROR(FIND(&quot;_&quot;;[.$A48];1+[.C48]);LEN([.$A48]))" office:value-type="float" office:value="8" calcext:value-type="float">
            <text:p>8</text:p>
          </table:table-cell>
          <table:table-cell table:formula="of:=IFERROR(FIND(&quot;_&quot;;[.$A48];1+[.D48]);LEN([.$A48]))" office:value-type="float" office:value="8" calcext:value-type="float">
            <text:p>8</text:p>
          </table:table-cell>
          <table:table-cell table:formula="of:=IFERROR(FIND(&quot;_&quot;;[.$A48];1+[.E48]);LEN([.$A48]))" office:value-type="float" office:value="8" calcext:value-type="float">
            <text:p>8</text:p>
          </table:table-cell>
          <table:table-cell table:formula="of:=[.C48]" office:value-type="float" office:value="5" calcext:value-type="float">
            <text:p>5</text:p>
          </table:table-cell>
          <table:table-cell table:formula="of:=LEFT([.A48];[.G48])" office:value-type="string" office:string-value="drz__" calcext:value-type="string">
            <text:p>drz__</text:p>
          </table:table-cell>
          <table:table-cell table:formula="of:=VLOOKUP([.H48];[$source.$C$2:$source.$F$48];4;0)" office:value-type="float" office:value="100" calcext:value-type="float">
            <text:p>100</text:p>
          </table:table-cell>
          <table:table-cell table:style-name="ce7" table:formula="of:=IF(RIGHT([.A48];6)=&quot;_X_X_X&quot;;3;IF(RIGHT([.A48];4)=&quot;_X_X&quot;;2;IF(RIGHT([.A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49])&gt;0;[$preferred_name.A49];&#10;LEN([$preferred_name.B49])&gt;0;[$preferred_name.B49]&#10;)" office:value-type="string" office:string-value="drz__hybrid" calcext:value-type="string">
            <text:p>drz__hybrid</text:p>
          </table:table-cell>
          <table:table-cell table:formula="of:=IFERROR(FIND(&quot;_&quot;;[.$A49];1);LEN([.$A49]))" office:value-type="float" office:value="4" calcext:value-type="float">
            <text:p>4</text:p>
          </table:table-cell>
          <table:table-cell table:formula="of:=IFERROR(FIND(&quot;_&quot;;[.$A49];1+[.B49]);LEN([.$A49]))" office:value-type="float" office:value="5" calcext:value-type="float">
            <text:p>5</text:p>
          </table:table-cell>
          <table:table-cell table:formula="of:=IFERROR(FIND(&quot;_&quot;;[.$A49];1+[.C49]);LEN([.$A49]))" office:value-type="float" office:value="11" calcext:value-type="float">
            <text:p>11</text:p>
          </table:table-cell>
          <table:table-cell table:formula="of:=IFERROR(FIND(&quot;_&quot;;[.$A49];1+[.D49]);LEN([.$A49]))" office:value-type="float" office:value="11" calcext:value-type="float">
            <text:p>11</text:p>
          </table:table-cell>
          <table:table-cell table:formula="of:=IFERROR(FIND(&quot;_&quot;;[.$A49];1+[.E49]);LEN([.$A49]))" office:value-type="float" office:value="11" calcext:value-type="float">
            <text:p>11</text:p>
          </table:table-cell>
          <table:table-cell table:formula="of:=[.C49]" office:value-type="float" office:value="5" calcext:value-type="float">
            <text:p>5</text:p>
          </table:table-cell>
          <table:table-cell table:formula="of:=LEFT([.A49];[.G49])" office:value-type="string" office:string-value="drz__" calcext:value-type="string">
            <text:p>drz__</text:p>
          </table:table-cell>
          <table:table-cell table:formula="of:=VLOOKUP([.H49];[$source.$C$2:$source.$F$48];4;0)" office:value-type="float" office:value="100" calcext:value-type="float">
            <text:p>100</text:p>
          </table:table-cell>
          <table:table-cell table:style-name="ce7" table:formula="of:=IF(RIGHT([.A49];6)=&quot;_X_X_X&quot;;3;IF(RIGHT([.A49];4)=&quot;_X_X&quot;;2;IF(RIGHT([.A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0])&gt;0;[$preferred_name.A50];&#10;LEN([$preferred_name.B50])&gt;0;[$preferred_name.B50]&#10;)" office:value-type="string" office:string-value="drz__cabriolet" calcext:value-type="string">
            <text:p>drz__cabriolet</text:p>
          </table:table-cell>
          <table:table-cell table:formula="of:=IFERROR(FIND(&quot;_&quot;;[.$A50];1);LEN([.$A50]))" office:value-type="float" office:value="4" calcext:value-type="float">
            <text:p>4</text:p>
          </table:table-cell>
          <table:table-cell table:formula="of:=IFERROR(FIND(&quot;_&quot;;[.$A50];1+[.B50]);LEN([.$A50]))" office:value-type="float" office:value="5" calcext:value-type="float">
            <text:p>5</text:p>
          </table:table-cell>
          <table:table-cell table:formula="of:=IFERROR(FIND(&quot;_&quot;;[.$A50];1+[.C50]);LEN([.$A50]))" office:value-type="float" office:value="14" calcext:value-type="float">
            <text:p>14</text:p>
          </table:table-cell>
          <table:table-cell table:formula="of:=IFERROR(FIND(&quot;_&quot;;[.$A50];1+[.D50]);LEN([.$A50]))" office:value-type="float" office:value="14" calcext:value-type="float">
            <text:p>14</text:p>
          </table:table-cell>
          <table:table-cell table:formula="of:=IFERROR(FIND(&quot;_&quot;;[.$A50];1+[.E50]);LEN([.$A50]))" office:value-type="float" office:value="14" calcext:value-type="float">
            <text:p>14</text:p>
          </table:table-cell>
          <table:table-cell table:formula="of:=[.C50]" office:value-type="float" office:value="5" calcext:value-type="float">
            <text:p>5</text:p>
          </table:table-cell>
          <table:table-cell table:formula="of:=LEFT([.A50];[.G50])" office:value-type="string" office:string-value="drz__" calcext:value-type="string">
            <text:p>drz__</text:p>
          </table:table-cell>
          <table:table-cell table:formula="of:=VLOOKUP([.H50];[$source.$C$2:$source.$F$48];4;0)" office:value-type="float" office:value="100" calcext:value-type="float">
            <text:p>100</text:p>
          </table:table-cell>
          <table:table-cell table:style-name="ce7" table:formula="of:=IF(RIGHT([.A50];6)=&quot;_X_X_X&quot;;3;IF(RIGHT([.A50];4)=&quot;_X_X&quot;;2;IF(RIGHT([.A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1])&gt;0;[$preferred_name.A51];&#10;LEN([$preferred_name.B51])&gt;0;[$preferred_name.B51]&#10;)" office:value-type="string" office:string-value="drz__automatic" calcext:value-type="string">
            <text:p>drz__automatic</text:p>
          </table:table-cell>
          <table:table-cell table:formula="of:=IFERROR(FIND(&quot;_&quot;;[.$A51];1);LEN([.$A51]))" office:value-type="float" office:value="4" calcext:value-type="float">
            <text:p>4</text:p>
          </table:table-cell>
          <table:table-cell table:formula="of:=IFERROR(FIND(&quot;_&quot;;[.$A51];1+[.B51]);LEN([.$A51]))" office:value-type="float" office:value="5" calcext:value-type="float">
            <text:p>5</text:p>
          </table:table-cell>
          <table:table-cell table:formula="of:=IFERROR(FIND(&quot;_&quot;;[.$A51];1+[.C51]);LEN([.$A51]))" office:value-type="float" office:value="14" calcext:value-type="float">
            <text:p>14</text:p>
          </table:table-cell>
          <table:table-cell table:formula="of:=IFERROR(FIND(&quot;_&quot;;[.$A51];1+[.D51]);LEN([.$A51]))" office:value-type="float" office:value="14" calcext:value-type="float">
            <text:p>14</text:p>
          </table:table-cell>
          <table:table-cell table:formula="of:=IFERROR(FIND(&quot;_&quot;;[.$A51];1+[.E51]);LEN([.$A51]))" office:value-type="float" office:value="14" calcext:value-type="float">
            <text:p>14</text:p>
          </table:table-cell>
          <table:table-cell table:formula="of:=[.C51]" office:value-type="float" office:value="5" calcext:value-type="float">
            <text:p>5</text:p>
          </table:table-cell>
          <table:table-cell table:formula="of:=LEFT([.A51];[.G51])" office:value-type="string" office:string-value="drz__" calcext:value-type="string">
            <text:p>drz__</text:p>
          </table:table-cell>
          <table:table-cell table:formula="of:=VLOOKUP([.H51];[$source.$C$2:$source.$F$48];4;0)" office:value-type="float" office:value="100" calcext:value-type="float">
            <text:p>100</text:p>
          </table:table-cell>
          <table:table-cell table:style-name="ce7" table:formula="of:=IF(RIGHT([.A51];6)=&quot;_X_X_X&quot;;3;IF(RIGHT([.A51];4)=&quot;_X_X&quot;;2;IF(RIGHT([.A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2])&gt;0;[$preferred_name.A52];&#10;LEN([$preferred_name.B52])&gt;0;[$preferred_name.B52]&#10;)" office:value-type="string" office:string-value="drz__no_key" calcext:value-type="string">
            <text:p>drz__no_key</text:p>
          </table:table-cell>
          <table:table-cell table:formula="of:=IFERROR(FIND(&quot;_&quot;;[.$A52];1);LEN([.$A52]))" office:value-type="float" office:value="4" calcext:value-type="float">
            <text:p>4</text:p>
          </table:table-cell>
          <table:table-cell table:formula="of:=IFERROR(FIND(&quot;_&quot;;[.$A52];1+[.B52]);LEN([.$A52]))" office:value-type="float" office:value="5" calcext:value-type="float">
            <text:p>5</text:p>
          </table:table-cell>
          <table:table-cell table:formula="of:=IFERROR(FIND(&quot;_&quot;;[.$A52];1+[.C52]);LEN([.$A52]))" office:value-type="float" office:value="8" calcext:value-type="float">
            <text:p>8</text:p>
          </table:table-cell>
          <table:table-cell table:formula="of:=IFERROR(FIND(&quot;_&quot;;[.$A52];1+[.D52]);LEN([.$A52]))" office:value-type="float" office:value="11" calcext:value-type="float">
            <text:p>11</text:p>
          </table:table-cell>
          <table:table-cell table:formula="of:=IFERROR(FIND(&quot;_&quot;;[.$A52];1+[.E52]);LEN([.$A52]))" office:value-type="float" office:value="11" calcext:value-type="float">
            <text:p>11</text:p>
          </table:table-cell>
          <table:table-cell table:formula="of:=[.C52]" office:value-type="float" office:value="5" calcext:value-type="float">
            <text:p>5</text:p>
          </table:table-cell>
          <table:table-cell table:formula="of:=LEFT([.A52];[.G52])" office:value-type="string" office:string-value="drz__" calcext:value-type="string">
            <text:p>drz__</text:p>
          </table:table-cell>
          <table:table-cell table:formula="of:=VLOOKUP([.H52];[$source.$C$2:$source.$F$48];4;0)" office:value-type="float" office:value="100" calcext:value-type="float">
            <text:p>100</text:p>
          </table:table-cell>
          <table:table-cell table:style-name="ce7" table:formula="of:=IF(RIGHT([.A52];6)=&quot;_X_X_X&quot;;3;IF(RIGHT([.A52];4)=&quot;_X_X&quot;;2;IF(RIGHT([.A5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3])&gt;0;[$preferred_name.A53];&#10;LEN([$preferred_name.B53])&gt;0;[$preferred_name.B53]&#10;)" office:value-type="string" office:string-value="drz__locked" calcext:value-type="string">
            <text:p>drz__locked</text:p>
          </table:table-cell>
          <table:table-cell table:formula="of:=IFERROR(FIND(&quot;_&quot;;[.$A53];1);LEN([.$A53]))" office:value-type="float" office:value="4" calcext:value-type="float">
            <text:p>4</text:p>
          </table:table-cell>
          <table:table-cell table:formula="of:=IFERROR(FIND(&quot;_&quot;;[.$A53];1+[.B53]);LEN([.$A53]))" office:value-type="float" office:value="5" calcext:value-type="float">
            <text:p>5</text:p>
          </table:table-cell>
          <table:table-cell table:formula="of:=IFERROR(FIND(&quot;_&quot;;[.$A53];1+[.C53]);LEN([.$A53]))" office:value-type="float" office:value="11" calcext:value-type="float">
            <text:p>11</text:p>
          </table:table-cell>
          <table:table-cell table:formula="of:=IFERROR(FIND(&quot;_&quot;;[.$A53];1+[.D53]);LEN([.$A53]))" office:value-type="float" office:value="11" calcext:value-type="float">
            <text:p>11</text:p>
          </table:table-cell>
          <table:table-cell table:formula="of:=IFERROR(FIND(&quot;_&quot;;[.$A53];1+[.E53]);LEN([.$A53]))" office:value-type="float" office:value="11" calcext:value-type="float">
            <text:p>11</text:p>
          </table:table-cell>
          <table:table-cell table:formula="of:=[.C53]" office:value-type="float" office:value="5" calcext:value-type="float">
            <text:p>5</text:p>
          </table:table-cell>
          <table:table-cell table:formula="of:=LEFT([.A53];[.G53])" office:value-type="string" office:string-value="drz__" calcext:value-type="string">
            <text:p>drz__</text:p>
          </table:table-cell>
          <table:table-cell table:formula="of:=VLOOKUP([.H53];[$source.$C$2:$source.$F$48];4;0)" office:value-type="float" office:value="100" calcext:value-type="float">
            <text:p>100</text:p>
          </table:table-cell>
          <table:table-cell table:style-name="ce7" table:formula="of:=IF(RIGHT([.A53];6)=&quot;_X_X_X&quot;;3;IF(RIGHT([.A53];4)=&quot;_X_X&quot;;2;IF(RIGHT([.A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4])&gt;0;[$preferred_name.A54];&#10;LEN([$preferred_name.B54])&gt;0;[$preferred_name.B54]&#10;)" office:value-type="string" office:string-value="drz__no_reg" calcext:value-type="string">
            <text:p>drz__no_reg</text:p>
          </table:table-cell>
          <table:table-cell table:formula="of:=IFERROR(FIND(&quot;_&quot;;[.$A54];1);LEN([.$A54]))" office:value-type="float" office:value="4" calcext:value-type="float">
            <text:p>4</text:p>
          </table:table-cell>
          <table:table-cell table:formula="of:=IFERROR(FIND(&quot;_&quot;;[.$A54];1+[.B54]);LEN([.$A54]))" office:value-type="float" office:value="5" calcext:value-type="float">
            <text:p>5</text:p>
          </table:table-cell>
          <table:table-cell table:formula="of:=IFERROR(FIND(&quot;_&quot;;[.$A54];1+[.C54]);LEN([.$A54]))" office:value-type="float" office:value="8" calcext:value-type="float">
            <text:p>8</text:p>
          </table:table-cell>
          <table:table-cell table:formula="of:=IFERROR(FIND(&quot;_&quot;;[.$A54];1+[.D54]);LEN([.$A54]))" office:value-type="float" office:value="11" calcext:value-type="float">
            <text:p>11</text:p>
          </table:table-cell>
          <table:table-cell table:formula="of:=IFERROR(FIND(&quot;_&quot;;[.$A54];1+[.E54]);LEN([.$A54]))" office:value-type="float" office:value="11" calcext:value-type="float">
            <text:p>11</text:p>
          </table:table-cell>
          <table:table-cell table:formula="of:=[.C54]" office:value-type="float" office:value="5" calcext:value-type="float">
            <text:p>5</text:p>
          </table:table-cell>
          <table:table-cell table:formula="of:=LEFT([.A54];[.G54])" office:value-type="string" office:string-value="drz__" calcext:value-type="string">
            <text:p>drz__</text:p>
          </table:table-cell>
          <table:table-cell table:formula="of:=VLOOKUP([.H54];[$source.$C$2:$source.$F$48];4;0)" office:value-type="float" office:value="100" calcext:value-type="float">
            <text:p>100</text:p>
          </table:table-cell>
          <table:table-cell table:style-name="ce7" table:formula="of:=IF(RIGHT([.A54];6)=&quot;_X_X_X&quot;;3;IF(RIGHT([.A54];4)=&quot;_X_X&quot;;2;IF(RIGHT([.A5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5])&gt;0;[$preferred_name.A55];&#10;LEN([$preferred_name.B55])&gt;0;[$preferred_name.B55]&#10;)" office:value-type="string" office:string-value="drz__no_nlreg193" calcext:value-type="string">
            <text:p>drz__no_nlreg193</text:p>
          </table:table-cell>
          <table:table-cell table:formula="of:=IFERROR(FIND(&quot;_&quot;;[.$A55];1);LEN([.$A55]))" office:value-type="float" office:value="4" calcext:value-type="float">
            <text:p>4</text:p>
          </table:table-cell>
          <table:table-cell table:formula="of:=IFERROR(FIND(&quot;_&quot;;[.$A55];1+[.B55]);LEN([.$A55]))" office:value-type="float" office:value="5" calcext:value-type="float">
            <text:p>5</text:p>
          </table:table-cell>
          <table:table-cell table:formula="of:=IFERROR(FIND(&quot;_&quot;;[.$A55];1+[.C55]);LEN([.$A55]))" office:value-type="float" office:value="8" calcext:value-type="float">
            <text:p>8</text:p>
          </table:table-cell>
          <table:table-cell table:formula="of:=IFERROR(FIND(&quot;_&quot;;[.$A55];1+[.D55]);LEN([.$A55]))" office:value-type="float" office:value="16" calcext:value-type="float">
            <text:p>16</text:p>
          </table:table-cell>
          <table:table-cell table:formula="of:=IFERROR(FIND(&quot;_&quot;;[.$A55];1+[.E55]);LEN([.$A55]))" office:value-type="float" office:value="16" calcext:value-type="float">
            <text:p>16</text:p>
          </table:table-cell>
          <table:table-cell table:formula="of:=[.C55]" office:value-type="float" office:value="5" calcext:value-type="float">
            <text:p>5</text:p>
          </table:table-cell>
          <table:table-cell table:formula="of:=LEFT([.A55];[.G55])" office:value-type="string" office:string-value="drz__" calcext:value-type="string">
            <text:p>drz__</text:p>
          </table:table-cell>
          <table:table-cell table:formula="of:=VLOOKUP([.H55];[$source.$C$2:$source.$F$48];4;0)" office:value-type="float" office:value="100" calcext:value-type="float">
            <text:p>100</text:p>
          </table:table-cell>
          <table:table-cell table:style-name="ce7" table:formula="of:=IF(RIGHT([.A55];6)=&quot;_X_X_X&quot;;3;IF(RIGHT([.A55];4)=&quot;_X_X&quot;;2;IF(RIGHT([.A5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6])&gt;0;[$preferred_name.A56];&#10;LEN([$preferred_name.B56])&gt;0;[$preferred_name.B56]&#10;)" office:value-type="string" office:string-value="drz__no_nlreg194" calcext:value-type="string">
            <text:p>drz__no_nlreg194</text:p>
          </table:table-cell>
          <table:table-cell table:formula="of:=IFERROR(FIND(&quot;_&quot;;[.$A56];1);LEN([.$A56]))" office:value-type="float" office:value="4" calcext:value-type="float">
            <text:p>4</text:p>
          </table:table-cell>
          <table:table-cell table:formula="of:=IFERROR(FIND(&quot;_&quot;;[.$A56];1+[.B56]);LEN([.$A56]))" office:value-type="float" office:value="5" calcext:value-type="float">
            <text:p>5</text:p>
          </table:table-cell>
          <table:table-cell table:formula="of:=IFERROR(FIND(&quot;_&quot;;[.$A56];1+[.C56]);LEN([.$A56]))" office:value-type="float" office:value="8" calcext:value-type="float">
            <text:p>8</text:p>
          </table:table-cell>
          <table:table-cell table:formula="of:=IFERROR(FIND(&quot;_&quot;;[.$A56];1+[.D56]);LEN([.$A56]))" office:value-type="float" office:value="16" calcext:value-type="float">
            <text:p>16</text:p>
          </table:table-cell>
          <table:table-cell table:formula="of:=IFERROR(FIND(&quot;_&quot;;[.$A56];1+[.E56]);LEN([.$A56]))" office:value-type="float" office:value="16" calcext:value-type="float">
            <text:p>16</text:p>
          </table:table-cell>
          <table:table-cell table:formula="of:=[.C56]" office:value-type="float" office:value="5" calcext:value-type="float">
            <text:p>5</text:p>
          </table:table-cell>
          <table:table-cell table:formula="of:=LEFT([.A56];[.G56])" office:value-type="string" office:string-value="drz__" calcext:value-type="string">
            <text:p>drz__</text:p>
          </table:table-cell>
          <table:table-cell table:formula="of:=VLOOKUP([.H56];[$source.$C$2:$source.$F$48];4;0)" office:value-type="float" office:value="100" calcext:value-type="float">
            <text:p>100</text:p>
          </table:table-cell>
          <table:table-cell table:style-name="ce7" table:formula="of:=IF(RIGHT([.A56];6)=&quot;_X_X_X&quot;;3;IF(RIGHT([.A56];4)=&quot;_X_X&quot;;2;IF(RIGHT([.A5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7])&gt;0;[$preferred_name.A57];&#10;LEN([$preferred_name.B57])&gt;0;[$preferred_name.B57]&#10;)" office:value-type="string" office:string-value="drz__no_nlreg19" calcext:value-type="string">
            <text:p>drz__no_nlreg19</text:p>
          </table:table-cell>
          <table:table-cell table:formula="of:=IFERROR(FIND(&quot;_&quot;;[.$A57];1);LEN([.$A57]))" office:value-type="float" office:value="4" calcext:value-type="float">
            <text:p>4</text:p>
          </table:table-cell>
          <table:table-cell table:formula="of:=IFERROR(FIND(&quot;_&quot;;[.$A57];1+[.B57]);LEN([.$A57]))" office:value-type="float" office:value="5" calcext:value-type="float">
            <text:p>5</text:p>
          </table:table-cell>
          <table:table-cell table:formula="of:=IFERROR(FIND(&quot;_&quot;;[.$A57];1+[.C57]);LEN([.$A57]))" office:value-type="float" office:value="8" calcext:value-type="float">
            <text:p>8</text:p>
          </table:table-cell>
          <table:table-cell table:formula="of:=IFERROR(FIND(&quot;_&quot;;[.$A57];1+[.D57]);LEN([.$A57]))" office:value-type="float" office:value="15" calcext:value-type="float">
            <text:p>15</text:p>
          </table:table-cell>
          <table:table-cell table:formula="of:=IFERROR(FIND(&quot;_&quot;;[.$A57];1+[.E57]);LEN([.$A57]))" office:value-type="float" office:value="15" calcext:value-type="float">
            <text:p>15</text:p>
          </table:table-cell>
          <table:table-cell table:formula="of:=[.C57]" office:value-type="float" office:value="5" calcext:value-type="float">
            <text:p>5</text:p>
          </table:table-cell>
          <table:table-cell table:formula="of:=LEFT([.A57];[.G57])" office:value-type="string" office:string-value="drz__" calcext:value-type="string">
            <text:p>drz__</text:p>
          </table:table-cell>
          <table:table-cell table:formula="of:=VLOOKUP([.H57];[$source.$C$2:$source.$F$48];4;0)" office:value-type="float" office:value="100" calcext:value-type="float">
            <text:p>100</text:p>
          </table:table-cell>
          <table:table-cell table:style-name="ce7" table:formula="of:=IF(RIGHT([.A57];6)=&quot;_X_X_X&quot;;3;IF(RIGHT([.A57];4)=&quot;_X_X&quot;;2;IF(RIGHT([.A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8])&gt;0;[$preferred_name.A58];&#10;LEN([$preferred_name.B58])&gt;0;[$preferred_name.B58]&#10;)" office:value-type="string" office:string-value="drz__no_regneeded" calcext:value-type="string">
            <text:p>drz__no_regneeded</text:p>
          </table:table-cell>
          <table:table-cell table:formula="of:=IFERROR(FIND(&quot;_&quot;;[.$A58];1);LEN([.$A58]))" office:value-type="float" office:value="4" calcext:value-type="float">
            <text:p>4</text:p>
          </table:table-cell>
          <table:table-cell table:formula="of:=IFERROR(FIND(&quot;_&quot;;[.$A58];1+[.B58]);LEN([.$A58]))" office:value-type="float" office:value="5" calcext:value-type="float">
            <text:p>5</text:p>
          </table:table-cell>
          <table:table-cell table:formula="of:=IFERROR(FIND(&quot;_&quot;;[.$A58];1+[.C58]);LEN([.$A58]))" office:value-type="float" office:value="8" calcext:value-type="float">
            <text:p>8</text:p>
          </table:table-cell>
          <table:table-cell table:formula="of:=IFERROR(FIND(&quot;_&quot;;[.$A58];1+[.D58]);LEN([.$A58]))" office:value-type="float" office:value="17" calcext:value-type="float">
            <text:p>17</text:p>
          </table:table-cell>
          <table:table-cell table:formula="of:=IFERROR(FIND(&quot;_&quot;;[.$A58];1+[.E58]);LEN([.$A58]))" office:value-type="float" office:value="17" calcext:value-type="float">
            <text:p>17</text:p>
          </table:table-cell>
          <table:table-cell table:formula="of:=[.C58]" office:value-type="float" office:value="5" calcext:value-type="float">
            <text:p>5</text:p>
          </table:table-cell>
          <table:table-cell table:formula="of:=LEFT([.A58];[.G58])" office:value-type="string" office:string-value="drz__" calcext:value-type="string">
            <text:p>drz__</text:p>
          </table:table-cell>
          <table:table-cell table:formula="of:=VLOOKUP([.H58];[$source.$C$2:$source.$F$48];4;0)" office:value-type="float" office:value="100" calcext:value-type="float">
            <text:p>100</text:p>
          </table:table-cell>
          <table:table-cell table:style-name="ce7" table:formula="of:=IF(RIGHT([.A58];6)=&quot;_X_X_X&quot;;3;IF(RIGHT([.A58];4)=&quot;_X_X&quot;;2;IF(RIGHT([.A5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59])&gt;0;[$preferred_name.A59];&#10;LEN([$preferred_name.B59])&gt;0;[$preferred_name.B59]&#10;)" office:value-type="string" office:string-value="drz__rhd" calcext:value-type="string">
            <text:p>drz__rhd</text:p>
          </table:table-cell>
          <table:table-cell table:formula="of:=IFERROR(FIND(&quot;_&quot;;[.$A59];1);LEN([.$A59]))" office:value-type="float" office:value="4" calcext:value-type="float">
            <text:p>4</text:p>
          </table:table-cell>
          <table:table-cell table:formula="of:=IFERROR(FIND(&quot;_&quot;;[.$A59];1+[.B59]);LEN([.$A59]))" office:value-type="float" office:value="5" calcext:value-type="float">
            <text:p>5</text:p>
          </table:table-cell>
          <table:table-cell table:formula="of:=IFERROR(FIND(&quot;_&quot;;[.$A59];1+[.C59]);LEN([.$A59]))" office:value-type="float" office:value="8" calcext:value-type="float">
            <text:p>8</text:p>
          </table:table-cell>
          <table:table-cell table:formula="of:=IFERROR(FIND(&quot;_&quot;;[.$A59];1+[.D59]);LEN([.$A59]))" office:value-type="float" office:value="8" calcext:value-type="float">
            <text:p>8</text:p>
          </table:table-cell>
          <table:table-cell table:formula="of:=IFERROR(FIND(&quot;_&quot;;[.$A59];1+[.E59]);LEN([.$A59]))" office:value-type="float" office:value="8" calcext:value-type="float">
            <text:p>8</text:p>
          </table:table-cell>
          <table:table-cell table:formula="of:=[.C59]" office:value-type="float" office:value="5" calcext:value-type="float">
            <text:p>5</text:p>
          </table:table-cell>
          <table:table-cell table:formula="of:=LEFT([.A59];[.G59])" office:value-type="string" office:string-value="drz__" calcext:value-type="string">
            <text:p>drz__</text:p>
          </table:table-cell>
          <table:table-cell table:formula="of:=VLOOKUP([.H59];[$source.$C$2:$source.$F$48];4;0)" office:value-type="float" office:value="100" calcext:value-type="float">
            <text:p>100</text:p>
          </table:table-cell>
          <table:table-cell table:style-name="ce7" table:formula="of:=IF(RIGHT([.A59];6)=&quot;_X_X_X&quot;;3;IF(RIGHT([.A59];4)=&quot;_X_X&quot;;2;IF(RIGHT([.A5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0])&gt;0;[$preferred_name.A60];&#10;LEN([$preferred_name.B60])&gt;0;[$preferred_name.B60]&#10;)" office:value-type="string" office:string-value="drz__no_odo" calcext:value-type="string">
            <text:p>drz__no_odo</text:p>
          </table:table-cell>
          <table:table-cell table:formula="of:=IFERROR(FIND(&quot;_&quot;;[.$A60];1);LEN([.$A60]))" office:value-type="float" office:value="4" calcext:value-type="float">
            <text:p>4</text:p>
          </table:table-cell>
          <table:table-cell table:formula="of:=IFERROR(FIND(&quot;_&quot;;[.$A60];1+[.B60]);LEN([.$A60]))" office:value-type="float" office:value="5" calcext:value-type="float">
            <text:p>5</text:p>
          </table:table-cell>
          <table:table-cell table:formula="of:=IFERROR(FIND(&quot;_&quot;;[.$A60];1+[.C60]);LEN([.$A60]))" office:value-type="float" office:value="8" calcext:value-type="float">
            <text:p>8</text:p>
          </table:table-cell>
          <table:table-cell table:formula="of:=IFERROR(FIND(&quot;_&quot;;[.$A60];1+[.D60]);LEN([.$A60]))" office:value-type="float" office:value="11" calcext:value-type="float">
            <text:p>11</text:p>
          </table:table-cell>
          <table:table-cell table:formula="of:=IFERROR(FIND(&quot;_&quot;;[.$A60];1+[.E60]);LEN([.$A60]))" office:value-type="float" office:value="11" calcext:value-type="float">
            <text:p>11</text:p>
          </table:table-cell>
          <table:table-cell table:formula="of:=[.C60]" office:value-type="float" office:value="5" calcext:value-type="float">
            <text:p>5</text:p>
          </table:table-cell>
          <table:table-cell table:formula="of:=LEFT([.A60];[.G60])" office:value-type="string" office:string-value="drz__" calcext:value-type="string">
            <text:p>drz__</text:p>
          </table:table-cell>
          <table:table-cell table:formula="of:=VLOOKUP([.H60];[$source.$C$2:$source.$F$48];4;0)" office:value-type="float" office:value="100" calcext:value-type="float">
            <text:p>100</text:p>
          </table:table-cell>
          <table:table-cell table:style-name="ce7" table:formula="of:=IF(RIGHT([.A60];6)=&quot;_X_X_X&quot;;3;IF(RIGHT([.A60];4)=&quot;_X_X&quot;;2;IF(RIGHT([.A6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1])&gt;0;[$preferred_name.A61];&#10;LEN([$preferred_name.B61])&gt;0;[$preferred_name.B61]&#10;)" office:value-type="string" office:string-value="drz__no_road" calcext:value-type="string">
            <text:p>drz__no_road</text:p>
          </table:table-cell>
          <table:table-cell table:formula="of:=IFERROR(FIND(&quot;_&quot;;[.$A61];1);LEN([.$A61]))" office:value-type="float" office:value="4" calcext:value-type="float">
            <text:p>4</text:p>
          </table:table-cell>
          <table:table-cell table:formula="of:=IFERROR(FIND(&quot;_&quot;;[.$A61];1+[.B61]);LEN([.$A61]))" office:value-type="float" office:value="5" calcext:value-type="float">
            <text:p>5</text:p>
          </table:table-cell>
          <table:table-cell table:formula="of:=IFERROR(FIND(&quot;_&quot;;[.$A61];1+[.C61]);LEN([.$A61]))" office:value-type="float" office:value="8" calcext:value-type="float">
            <text:p>8</text:p>
          </table:table-cell>
          <table:table-cell table:formula="of:=IFERROR(FIND(&quot;_&quot;;[.$A61];1+[.D61]);LEN([.$A61]))" office:value-type="float" office:value="12" calcext:value-type="float">
            <text:p>12</text:p>
          </table:table-cell>
          <table:table-cell table:formula="of:=IFERROR(FIND(&quot;_&quot;;[.$A61];1+[.E61]);LEN([.$A61]))" office:value-type="float" office:value="12" calcext:value-type="float">
            <text:p>12</text:p>
          </table:table-cell>
          <table:table-cell table:formula="of:=[.C61]" office:value-type="float" office:value="5" calcext:value-type="float">
            <text:p>5</text:p>
          </table:table-cell>
          <table:table-cell table:formula="of:=LEFT([.A61];[.G61])" office:value-type="string" office:string-value="drz__" calcext:value-type="string">
            <text:p>drz__</text:p>
          </table:table-cell>
          <table:table-cell table:formula="of:=VLOOKUP([.H61];[$source.$C$2:$source.$F$48];4;0)" office:value-type="float" office:value="100" calcext:value-type="float">
            <text:p>100</text:p>
          </table:table-cell>
          <table:table-cell table:style-name="ce7" table:formula="of:=IF(RIGHT([.A61];6)=&quot;_X_X_X&quot;;3;IF(RIGHT([.A61];4)=&quot;_X_X&quot;;2;IF(RIGHT([.A6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2])&gt;0;[$preferred_name.A62];&#10;LEN([$preferred_name.B62])&gt;0;[$preferred_name.B62]&#10;)" office:value-type="string" office:string-value="drz__disclaim_cr6" calcext:value-type="string">
            <text:p>drz__disclaim_cr6</text:p>
          </table:table-cell>
          <table:table-cell table:formula="of:=IFERROR(FIND(&quot;_&quot;;[.$A62];1);LEN([.$A62]))" office:value-type="float" office:value="4" calcext:value-type="float">
            <text:p>4</text:p>
          </table:table-cell>
          <table:table-cell table:formula="of:=IFERROR(FIND(&quot;_&quot;;[.$A62];1+[.B62]);LEN([.$A62]))" office:value-type="float" office:value="5" calcext:value-type="float">
            <text:p>5</text:p>
          </table:table-cell>
          <table:table-cell table:formula="of:=IFERROR(FIND(&quot;_&quot;;[.$A62];1+[.C62]);LEN([.$A62]))" office:value-type="float" office:value="14" calcext:value-type="float">
            <text:p>14</text:p>
          </table:table-cell>
          <table:table-cell table:formula="of:=IFERROR(FIND(&quot;_&quot;;[.$A62];1+[.D62]);LEN([.$A62]))" office:value-type="float" office:value="17" calcext:value-type="float">
            <text:p>17</text:p>
          </table:table-cell>
          <table:table-cell table:formula="of:=IFERROR(FIND(&quot;_&quot;;[.$A62];1+[.E62]);LEN([.$A62]))" office:value-type="float" office:value="17" calcext:value-type="float">
            <text:p>17</text:p>
          </table:table-cell>
          <table:table-cell table:formula="of:=[.C62]" office:value-type="float" office:value="5" calcext:value-type="float">
            <text:p>5</text:p>
          </table:table-cell>
          <table:table-cell table:formula="of:=LEFT([.A62];[.G62])" office:value-type="string" office:string-value="drz__" calcext:value-type="string">
            <text:p>drz__</text:p>
          </table:table-cell>
          <table:table-cell table:formula="of:=VLOOKUP([.H62];[$source.$C$2:$source.$F$48];4;0)" office:value-type="float" office:value="100" calcext:value-type="float">
            <text:p>100</text:p>
          </table:table-cell>
          <table:table-cell table:style-name="ce7" table:formula="of:=IF(RIGHT([.A62];6)=&quot;_X_X_X&quot;;3;IF(RIGHT([.A62];4)=&quot;_X_X&quot;;2;IF(RIGHT([.A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3])&gt;0;[$preferred_name.A63];&#10;LEN([$preferred_name.B63])&gt;0;[$preferred_name.B63]&#10;)" office:value-type="string" office:string-value="drz__crewcab" calcext:value-type="string">
            <text:p>drz__crewcab</text:p>
          </table:table-cell>
          <table:table-cell table:formula="of:=IFERROR(FIND(&quot;_&quot;;[.$A63];1);LEN([.$A63]))" office:value-type="float" office:value="4" calcext:value-type="float">
            <text:p>4</text:p>
          </table:table-cell>
          <table:table-cell table:formula="of:=IFERROR(FIND(&quot;_&quot;;[.$A63];1+[.B63]);LEN([.$A63]))" office:value-type="float" office:value="5" calcext:value-type="float">
            <text:p>5</text:p>
          </table:table-cell>
          <table:table-cell table:formula="of:=IFERROR(FIND(&quot;_&quot;;[.$A63];1+[.C63]);LEN([.$A63]))" office:value-type="float" office:value="12" calcext:value-type="float">
            <text:p>12</text:p>
          </table:table-cell>
          <table:table-cell table:formula="of:=IFERROR(FIND(&quot;_&quot;;[.$A63];1+[.D63]);LEN([.$A63]))" office:value-type="float" office:value="12" calcext:value-type="float">
            <text:p>12</text:p>
          </table:table-cell>
          <table:table-cell table:formula="of:=IFERROR(FIND(&quot;_&quot;;[.$A63];1+[.E63]);LEN([.$A63]))" office:value-type="float" office:value="12" calcext:value-type="float">
            <text:p>12</text:p>
          </table:table-cell>
          <table:table-cell table:formula="of:=[.C63]" office:value-type="float" office:value="5" calcext:value-type="float">
            <text:p>5</text:p>
          </table:table-cell>
          <table:table-cell table:formula="of:=LEFT([.A63];[.G63])" office:value-type="string" office:string-value="drz__" calcext:value-type="string">
            <text:p>drz__</text:p>
          </table:table-cell>
          <table:table-cell table:formula="of:=VLOOKUP([.H63];[$source.$C$2:$source.$F$48];4;0)" office:value-type="float" office:value="100" calcext:value-type="float">
            <text:p>100</text:p>
          </table:table-cell>
          <table:table-cell table:style-name="ce7" table:formula="of:=IF(RIGHT([.A63];6)=&quot;_X_X_X&quot;;3;IF(RIGHT([.A63];4)=&quot;_X_X&quot;;2;IF(RIGHT([.A6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4])&gt;0;[$preferred_name.A64];&#10;LEN([$preferred_name.B64])&gt;0;[$preferred_name.B64]&#10;)" office:value-type="string" office:string-value="drz__carwrap" calcext:value-type="string">
            <text:p>drz__carwrap</text:p>
          </table:table-cell>
          <table:table-cell table:formula="of:=IFERROR(FIND(&quot;_&quot;;[.$A64];1);LEN([.$A64]))" office:value-type="float" office:value="4" calcext:value-type="float">
            <text:p>4</text:p>
          </table:table-cell>
          <table:table-cell table:formula="of:=IFERROR(FIND(&quot;_&quot;;[.$A64];1+[.B64]);LEN([.$A64]))" office:value-type="float" office:value="5" calcext:value-type="float">
            <text:p>5</text:p>
          </table:table-cell>
          <table:table-cell table:formula="of:=IFERROR(FIND(&quot;_&quot;;[.$A64];1+[.C64]);LEN([.$A64]))" office:value-type="float" office:value="12" calcext:value-type="float">
            <text:p>12</text:p>
          </table:table-cell>
          <table:table-cell table:formula="of:=IFERROR(FIND(&quot;_&quot;;[.$A64];1+[.D64]);LEN([.$A64]))" office:value-type="float" office:value="12" calcext:value-type="float">
            <text:p>12</text:p>
          </table:table-cell>
          <table:table-cell table:formula="of:=IFERROR(FIND(&quot;_&quot;;[.$A64];1+[.E64]);LEN([.$A64]))" office:value-type="float" office:value="12" calcext:value-type="float">
            <text:p>12</text:p>
          </table:table-cell>
          <table:table-cell table:formula="of:=[.C64]" office:value-type="float" office:value="5" calcext:value-type="float">
            <text:p>5</text:p>
          </table:table-cell>
          <table:table-cell table:formula="of:=LEFT([.A64];[.G64])" office:value-type="string" office:string-value="drz__" calcext:value-type="string">
            <text:p>drz__</text:p>
          </table:table-cell>
          <table:table-cell table:formula="of:=VLOOKUP([.H64];[$source.$C$2:$source.$F$48];4;0)" office:value-type="float" office:value="100" calcext:value-type="float">
            <text:p>100</text:p>
          </table:table-cell>
          <table:table-cell table:style-name="ce7" table:formula="of:=IF(RIGHT([.A64];6)=&quot;_X_X_X&quot;;3;IF(RIGHT([.A64];4)=&quot;_X_X&quot;;2;IF(RIGHT([.A6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5])&gt;0;[$preferred_name.A65];&#10;LEN([$preferred_name.B65])&gt;0;[$preferred_name.B65]&#10;)" office:value-type="string" office:string-value="drz__no_vin" calcext:value-type="string">
            <text:p>drz__no_vin</text:p>
          </table:table-cell>
          <table:table-cell table:formula="of:=IFERROR(FIND(&quot;_&quot;;[.$A65];1);LEN([.$A65]))" office:value-type="float" office:value="4" calcext:value-type="float">
            <text:p>4</text:p>
          </table:table-cell>
          <table:table-cell table:formula="of:=IFERROR(FIND(&quot;_&quot;;[.$A65];1+[.B65]);LEN([.$A65]))" office:value-type="float" office:value="5" calcext:value-type="float">
            <text:p>5</text:p>
          </table:table-cell>
          <table:table-cell table:formula="of:=IFERROR(FIND(&quot;_&quot;;[.$A65];1+[.C65]);LEN([.$A65]))" office:value-type="float" office:value="8" calcext:value-type="float">
            <text:p>8</text:p>
          </table:table-cell>
          <table:table-cell table:formula="of:=IFERROR(FIND(&quot;_&quot;;[.$A65];1+[.D65]);LEN([.$A65]))" office:value-type="float" office:value="11" calcext:value-type="float">
            <text:p>11</text:p>
          </table:table-cell>
          <table:table-cell table:formula="of:=IFERROR(FIND(&quot;_&quot;;[.$A65];1+[.E65]);LEN([.$A65]))" office:value-type="float" office:value="11" calcext:value-type="float">
            <text:p>11</text:p>
          </table:table-cell>
          <table:table-cell table:formula="of:=[.C65]" office:value-type="float" office:value="5" calcext:value-type="float">
            <text:p>5</text:p>
          </table:table-cell>
          <table:table-cell table:formula="of:=LEFT([.A65];[.G65])" office:value-type="string" office:string-value="drz__" calcext:value-type="string">
            <text:p>drz__</text:p>
          </table:table-cell>
          <table:table-cell table:formula="of:=VLOOKUP([.H65];[$source.$C$2:$source.$F$48];4;0)" office:value-type="float" office:value="100" calcext:value-type="float">
            <text:p>100</text:p>
          </table:table-cell>
          <table:table-cell table:style-name="ce7" table:formula="of:=IF(RIGHT([.A65];6)=&quot;_X_X_X&quot;;3;IF(RIGHT([.A65];4)=&quot;_X_X&quot;;2;IF(RIGHT([.A6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6])&gt;0;[$preferred_name.A66];&#10;LEN([$preferred_name.B66])&gt;0;[$preferred_name.B66]&#10;)" office:value-type="string" office:string-value="drz__d_lic" calcext:value-type="string">
            <text:p>drz__d_lic</text:p>
          </table:table-cell>
          <table:table-cell table:formula="of:=IFERROR(FIND(&quot;_&quot;;[.$A66];1);LEN([.$A66]))" office:value-type="float" office:value="4" calcext:value-type="float">
            <text:p>4</text:p>
          </table:table-cell>
          <table:table-cell table:formula="of:=IFERROR(FIND(&quot;_&quot;;[.$A66];1+[.B66]);LEN([.$A66]))" office:value-type="float" office:value="5" calcext:value-type="float">
            <text:p>5</text:p>
          </table:table-cell>
          <table:table-cell table:formula="of:=IFERROR(FIND(&quot;_&quot;;[.$A66];1+[.C66]);LEN([.$A66]))" office:value-type="float" office:value="7" calcext:value-type="float">
            <text:p>7</text:p>
          </table:table-cell>
          <table:table-cell table:formula="of:=IFERROR(FIND(&quot;_&quot;;[.$A66];1+[.D66]);LEN([.$A66]))" office:value-type="float" office:value="10" calcext:value-type="float">
            <text:p>10</text:p>
          </table:table-cell>
          <table:table-cell table:formula="of:=IFERROR(FIND(&quot;_&quot;;[.$A66];1+[.E66]);LEN([.$A66]))" office:value-type="float" office:value="10" calcext:value-type="float">
            <text:p>10</text:p>
          </table:table-cell>
          <table:table-cell table:formula="of:=[.C66]" office:value-type="float" office:value="5" calcext:value-type="float">
            <text:p>5</text:p>
          </table:table-cell>
          <table:table-cell table:formula="of:=LEFT([.A66];[.G66])" office:value-type="string" office:string-value="drz__" calcext:value-type="string">
            <text:p>drz__</text:p>
          </table:table-cell>
          <table:table-cell table:formula="of:=VLOOKUP([.H66];[$source.$C$2:$source.$F$48];4;0)" office:value-type="float" office:value="100" calcext:value-type="float">
            <text:p>100</text:p>
          </table:table-cell>
          <table:table-cell table:style-name="ce7" table:formula="of:=IF(RIGHT([.A66];6)=&quot;_X_X_X&quot;;3;IF(RIGHT([.A66];4)=&quot;_X_X&quot;;2;IF(RIGHT([.A6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7])&gt;0;[$preferred_name.A67];&#10;LEN([$preferred_name.B67])&gt;0;[$preferred_name.B67]&#10;)" office:value-type="string" office:string-value="drz__btw21" calcext:value-type="string">
            <text:p>drz__btw21</text:p>
          </table:table-cell>
          <table:table-cell table:formula="of:=IFERROR(FIND(&quot;_&quot;;[.$A67];1);LEN([.$A67]))" office:value-type="float" office:value="4" calcext:value-type="float">
            <text:p>4</text:p>
          </table:table-cell>
          <table:table-cell table:formula="of:=IFERROR(FIND(&quot;_&quot;;[.$A67];1+[.B67]);LEN([.$A67]))" office:value-type="float" office:value="5" calcext:value-type="float">
            <text:p>5</text:p>
          </table:table-cell>
          <table:table-cell table:formula="of:=IFERROR(FIND(&quot;_&quot;;[.$A67];1+[.C67]);LEN([.$A67]))" office:value-type="float" office:value="10" calcext:value-type="float">
            <text:p>10</text:p>
          </table:table-cell>
          <table:table-cell table:formula="of:=IFERROR(FIND(&quot;_&quot;;[.$A67];1+[.D67]);LEN([.$A67]))" office:value-type="float" office:value="10" calcext:value-type="float">
            <text:p>10</text:p>
          </table:table-cell>
          <table:table-cell table:formula="of:=IFERROR(FIND(&quot;_&quot;;[.$A67];1+[.E67]);LEN([.$A67]))" office:value-type="float" office:value="10" calcext:value-type="float">
            <text:p>10</text:p>
          </table:table-cell>
          <table:table-cell table:formula="of:=[.C67]" office:value-type="float" office:value="5" calcext:value-type="float">
            <text:p>5</text:p>
          </table:table-cell>
          <table:table-cell table:formula="of:=LEFT([.A67];[.G67])" office:value-type="string" office:string-value="drz__" calcext:value-type="string">
            <text:p>drz__</text:p>
          </table:table-cell>
          <table:table-cell table:formula="of:=VLOOKUP([.H67];[$source.$C$2:$source.$F$48];4;0)" office:value-type="float" office:value="100" calcext:value-type="float">
            <text:p>100</text:p>
          </table:table-cell>
          <table:table-cell table:style-name="ce7" table:formula="of:=IF(RIGHT([.A67];6)=&quot;_X_X_X&quot;;3;IF(RIGHT([.A67];4)=&quot;_X_X&quot;;2;IF(RIGHT([.A6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8])&gt;0;[$preferred_name.A68];&#10;LEN([$preferred_name.B68])&gt;0;[$preferred_name.B68]&#10;)" office:value-type="string" office:string-value="drz__legguard" calcext:value-type="string">
            <text:p>drz__legguard</text:p>
          </table:table-cell>
          <table:table-cell table:formula="of:=IFERROR(FIND(&quot;_&quot;;[.$A68];1);LEN([.$A68]))" office:value-type="float" office:value="4" calcext:value-type="float">
            <text:p>4</text:p>
          </table:table-cell>
          <table:table-cell table:formula="of:=IFERROR(FIND(&quot;_&quot;;[.$A68];1+[.B68]);LEN([.$A68]))" office:value-type="float" office:value="5" calcext:value-type="float">
            <text:p>5</text:p>
          </table:table-cell>
          <table:table-cell table:formula="of:=IFERROR(FIND(&quot;_&quot;;[.$A68];1+[.C68]);LEN([.$A68]))" office:value-type="float" office:value="13" calcext:value-type="float">
            <text:p>13</text:p>
          </table:table-cell>
          <table:table-cell table:formula="of:=IFERROR(FIND(&quot;_&quot;;[.$A68];1+[.D68]);LEN([.$A68]))" office:value-type="float" office:value="13" calcext:value-type="float">
            <text:p>13</text:p>
          </table:table-cell>
          <table:table-cell table:formula="of:=IFERROR(FIND(&quot;_&quot;;[.$A68];1+[.E68]);LEN([.$A68]))" office:value-type="float" office:value="13" calcext:value-type="float">
            <text:p>13</text:p>
          </table:table-cell>
          <table:table-cell table:formula="of:=[.C68]" office:value-type="float" office:value="5" calcext:value-type="float">
            <text:p>5</text:p>
          </table:table-cell>
          <table:table-cell table:formula="of:=LEFT([.A68];[.G68])" office:value-type="string" office:string-value="drz__" calcext:value-type="string">
            <text:p>drz__</text:p>
          </table:table-cell>
          <table:table-cell table:formula="of:=VLOOKUP([.H68];[$source.$C$2:$source.$F$48];4;0)" office:value-type="float" office:value="100" calcext:value-type="float">
            <text:p>100</text:p>
          </table:table-cell>
          <table:table-cell table:style-name="ce7" table:formula="of:=IF(RIGHT([.A68];6)=&quot;_X_X_X&quot;;3;IF(RIGHT([.A68];4)=&quot;_X_X&quot;;2;IF(RIGHT([.A6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69])&gt;0;[$preferred_name.A69];&#10;LEN([$preferred_name.B69])&gt;0;[$preferred_name.B69]&#10;)" office:value-type="string" office:string-value="drz__first_reg_abroad" calcext:value-type="string">
            <text:p>drz__first_reg_abroad</text:p>
          </table:table-cell>
          <table:table-cell table:formula="of:=IFERROR(FIND(&quot;_&quot;;[.$A69];1);LEN([.$A69]))" office:value-type="float" office:value="4" calcext:value-type="float">
            <text:p>4</text:p>
          </table:table-cell>
          <table:table-cell table:formula="of:=IFERROR(FIND(&quot;_&quot;;[.$A69];1+[.B69]);LEN([.$A69]))" office:value-type="float" office:value="5" calcext:value-type="float">
            <text:p>5</text:p>
          </table:table-cell>
          <table:table-cell table:formula="of:=IFERROR(FIND(&quot;_&quot;;[.$A69];1+[.C69]);LEN([.$A69]))" office:value-type="float" office:value="11" calcext:value-type="float">
            <text:p>11</text:p>
          </table:table-cell>
          <table:table-cell table:formula="of:=IFERROR(FIND(&quot;_&quot;;[.$A69];1+[.D69]);LEN([.$A69]))" office:value-type="float" office:value="15" calcext:value-type="float">
            <text:p>15</text:p>
          </table:table-cell>
          <table:table-cell table:formula="of:=IFERROR(FIND(&quot;_&quot;;[.$A69];1+[.E69]);LEN([.$A69]))" office:value-type="float" office:value="21" calcext:value-type="float">
            <text:p>21</text:p>
          </table:table-cell>
          <table:table-cell table:formula="of:=[.C69]" office:value-type="float" office:value="5" calcext:value-type="float">
            <text:p>5</text:p>
          </table:table-cell>
          <table:table-cell table:formula="of:=LEFT([.A69];[.G69])" office:value-type="string" office:string-value="drz__" calcext:value-type="string">
            <text:p>drz__</text:p>
          </table:table-cell>
          <table:table-cell table:formula="of:=VLOOKUP([.H69];[$source.$C$2:$source.$F$48];4;0)" office:value-type="float" office:value="100" calcext:value-type="float">
            <text:p>100</text:p>
          </table:table-cell>
          <table:table-cell table:style-name="ce7" table:formula="of:=IF(RIGHT([.A69];6)=&quot;_X_X_X&quot;;3;IF(RIGHT([.A69];4)=&quot;_X_X&quot;;2;IF(RIGHT([.A6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0])&gt;0;[$preferred_name.A70];&#10;LEN([$preferred_name.B70])&gt;0;[$preferred_name.B70]&#10;)" office:value-type="string" office:string-value="drz__no_nap" calcext:value-type="string">
            <text:p>drz__no_nap</text:p>
          </table:table-cell>
          <table:table-cell table:formula="of:=IFERROR(FIND(&quot;_&quot;;[.$A70];1);LEN([.$A70]))" office:value-type="float" office:value="4" calcext:value-type="float">
            <text:p>4</text:p>
          </table:table-cell>
          <table:table-cell table:formula="of:=IFERROR(FIND(&quot;_&quot;;[.$A70];1+[.B70]);LEN([.$A70]))" office:value-type="float" office:value="5" calcext:value-type="float">
            <text:p>5</text:p>
          </table:table-cell>
          <table:table-cell table:formula="of:=IFERROR(FIND(&quot;_&quot;;[.$A70];1+[.C70]);LEN([.$A70]))" office:value-type="float" office:value="8" calcext:value-type="float">
            <text:p>8</text:p>
          </table:table-cell>
          <table:table-cell table:formula="of:=IFERROR(FIND(&quot;_&quot;;[.$A70];1+[.D70]);LEN([.$A70]))" office:value-type="float" office:value="11" calcext:value-type="float">
            <text:p>11</text:p>
          </table:table-cell>
          <table:table-cell table:formula="of:=IFERROR(FIND(&quot;_&quot;;[.$A70];1+[.E70]);LEN([.$A70]))" office:value-type="float" office:value="11" calcext:value-type="float">
            <text:p>11</text:p>
          </table:table-cell>
          <table:table-cell table:formula="of:=[.C70]" office:value-type="float" office:value="5" calcext:value-type="float">
            <text:p>5</text:p>
          </table:table-cell>
          <table:table-cell table:formula="of:=LEFT([.A70];[.G70])" office:value-type="string" office:string-value="drz__" calcext:value-type="string">
            <text:p>drz__</text:p>
          </table:table-cell>
          <table:table-cell table:formula="of:=VLOOKUP([.H70];[$source.$C$2:$source.$F$48];4;0)" office:value-type="float" office:value="100" calcext:value-type="float">
            <text:p>100</text:p>
          </table:table-cell>
          <table:table-cell table:style-name="ce7" table:formula="of:=IF(RIGHT([.A70];6)=&quot;_X_X_X&quot;;3;IF(RIGHT([.A70];4)=&quot;_X_X&quot;;2;IF(RIGHT([.A7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1])&gt;0;[$preferred_name.A71];&#10;LEN([$preferred_name.B71])&gt;0;[$preferred_name.B71]&#10;)" office:value-type="string" office:string-value="drz__key_fixed" calcext:value-type="string">
            <text:p>drz__key_fixed</text:p>
          </table:table-cell>
          <table:table-cell table:formula="of:=IFERROR(FIND(&quot;_&quot;;[.$A71];1);LEN([.$A71]))" office:value-type="float" office:value="4" calcext:value-type="float">
            <text:p>4</text:p>
          </table:table-cell>
          <table:table-cell table:formula="of:=IFERROR(FIND(&quot;_&quot;;[.$A71];1+[.B71]);LEN([.$A71]))" office:value-type="float" office:value="5" calcext:value-type="float">
            <text:p>5</text:p>
          </table:table-cell>
          <table:table-cell table:formula="of:=IFERROR(FIND(&quot;_&quot;;[.$A71];1+[.C71]);LEN([.$A71]))" office:value-type="float" office:value="9" calcext:value-type="float">
            <text:p>9</text:p>
          </table:table-cell>
          <table:table-cell table:formula="of:=IFERROR(FIND(&quot;_&quot;;[.$A71];1+[.D71]);LEN([.$A71]))" office:value-type="float" office:value="14" calcext:value-type="float">
            <text:p>14</text:p>
          </table:table-cell>
          <table:table-cell table:formula="of:=IFERROR(FIND(&quot;_&quot;;[.$A71];1+[.E71]);LEN([.$A71]))" office:value-type="float" office:value="14" calcext:value-type="float">
            <text:p>14</text:p>
          </table:table-cell>
          <table:table-cell table:formula="of:=[.C71]" office:value-type="float" office:value="5" calcext:value-type="float">
            <text:p>5</text:p>
          </table:table-cell>
          <table:table-cell table:formula="of:=LEFT([.A71];[.G71])" office:value-type="string" office:string-value="drz__" calcext:value-type="string">
            <text:p>drz__</text:p>
          </table:table-cell>
          <table:table-cell table:formula="of:=VLOOKUP([.H71];[$source.$C$2:$source.$F$48];4;0)" office:value-type="float" office:value="100" calcext:value-type="float">
            <text:p>100</text:p>
          </table:table-cell>
          <table:table-cell table:style-name="ce7" table:formula="of:=IF(RIGHT([.A71];6)=&quot;_X_X_X&quot;;3;IF(RIGHT([.A71];4)=&quot;_X_X&quot;;2;IF(RIGHT([.A7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2])&gt;0;[$preferred_name.A72];&#10;LEN([$preferred_name.B72])&gt;0;[$preferred_name.B72]&#10;)" office:value-type="string" office:string-value="drz__right_of_withdrawal" calcext:value-type="string">
            <text:p>drz__right_of_withdrawal</text:p>
          </table:table-cell>
          <table:table-cell table:formula="of:=IFERROR(FIND(&quot;_&quot;;[.$A72];1);LEN([.$A72]))" office:value-type="float" office:value="4" calcext:value-type="float">
            <text:p>4</text:p>
          </table:table-cell>
          <table:table-cell table:formula="of:=IFERROR(FIND(&quot;_&quot;;[.$A72];1+[.B72]);LEN([.$A72]))" office:value-type="float" office:value="5" calcext:value-type="float">
            <text:p>5</text:p>
          </table:table-cell>
          <table:table-cell table:formula="of:=IFERROR(FIND(&quot;_&quot;;[.$A72];1+[.C72]);LEN([.$A72]))" office:value-type="float" office:value="11" calcext:value-type="float">
            <text:p>11</text:p>
          </table:table-cell>
          <table:table-cell table:formula="of:=IFERROR(FIND(&quot;_&quot;;[.$A72];1+[.D72]);LEN([.$A72]))" office:value-type="float" office:value="14" calcext:value-type="float">
            <text:p>14</text:p>
          </table:table-cell>
          <table:table-cell table:formula="of:=IFERROR(FIND(&quot;_&quot;;[.$A72];1+[.E72]);LEN([.$A72]))" office:value-type="float" office:value="24" calcext:value-type="float">
            <text:p>24</text:p>
          </table:table-cell>
          <table:table-cell table:formula="of:=[.C72]" office:value-type="float" office:value="5" calcext:value-type="float">
            <text:p>5</text:p>
          </table:table-cell>
          <table:table-cell table:formula="of:=LEFT([.A72];[.G72])" office:value-type="string" office:string-value="drz__" calcext:value-type="string">
            <text:p>drz__</text:p>
          </table:table-cell>
          <table:table-cell table:formula="of:=VLOOKUP([.H72];[$source.$C$2:$source.$F$48];4;0)" office:value-type="float" office:value="100" calcext:value-type="float">
            <text:p>100</text:p>
          </table:table-cell>
          <table:table-cell table:style-name="ce7" table:formula="of:=IF(RIGHT([.A72];6)=&quot;_X_X_X&quot;;3;IF(RIGHT([.A72];4)=&quot;_X_X&quot;;2;IF(RIGHT([.A7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3])&gt;0;[$preferred_name.A73];&#10;LEN([$preferred_name.B73])&gt;0;[$preferred_name.B73]&#10;)" office:value-type="string" office:string-value="drz__no_right_of_withdrawal" calcext:value-type="string">
            <text:p>drz__no_right_of_withdrawal</text:p>
          </table:table-cell>
          <table:table-cell table:formula="of:=IFERROR(FIND(&quot;_&quot;;[.$A73];1);LEN([.$A73]))" office:value-type="float" office:value="4" calcext:value-type="float">
            <text:p>4</text:p>
          </table:table-cell>
          <table:table-cell table:formula="of:=IFERROR(FIND(&quot;_&quot;;[.$A73];1+[.B73]);LEN([.$A73]))" office:value-type="float" office:value="5" calcext:value-type="float">
            <text:p>5</text:p>
          </table:table-cell>
          <table:table-cell table:formula="of:=IFERROR(FIND(&quot;_&quot;;[.$A73];1+[.C73]);LEN([.$A73]))" office:value-type="float" office:value="8" calcext:value-type="float">
            <text:p>8</text:p>
          </table:table-cell>
          <table:table-cell table:formula="of:=IFERROR(FIND(&quot;_&quot;;[.$A73];1+[.D73]);LEN([.$A73]))" office:value-type="float" office:value="14" calcext:value-type="float">
            <text:p>14</text:p>
          </table:table-cell>
          <table:table-cell table:formula="of:=IFERROR(FIND(&quot;_&quot;;[.$A73];1+[.E73]);LEN([.$A73]))" office:value-type="float" office:value="17" calcext:value-type="float">
            <text:p>17</text:p>
          </table:table-cell>
          <table:table-cell table:formula="of:=[.C73]" office:value-type="float" office:value="5" calcext:value-type="float">
            <text:p>5</text:p>
          </table:table-cell>
          <table:table-cell table:formula="of:=LEFT([.A73];[.G73])" office:value-type="string" office:string-value="drz__" calcext:value-type="string">
            <text:p>drz__</text:p>
          </table:table-cell>
          <table:table-cell table:formula="of:=VLOOKUP([.H73];[$source.$C$2:$source.$F$48];4;0)" office:value-type="float" office:value="100" calcext:value-type="float">
            <text:p>100</text:p>
          </table:table-cell>
          <table:table-cell table:style-name="ce7" table:formula="of:=IF(RIGHT([.A73];6)=&quot;_X_X_X&quot;;3;IF(RIGHT([.A73];4)=&quot;_X_X&quot;;2;IF(RIGHT([.A7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4])&gt;0;[$preferred_name.A74];&#10;LEN([$preferred_name.B74])&gt;0;[$preferred_name.B74]&#10;)" office:value-type="string" office:string-value="drz__wok" calcext:value-type="string">
            <text:p>drz__wok</text:p>
          </table:table-cell>
          <table:table-cell table:formula="of:=IFERROR(FIND(&quot;_&quot;;[.$A74];1);LEN([.$A74]))" office:value-type="float" office:value="4" calcext:value-type="float">
            <text:p>4</text:p>
          </table:table-cell>
          <table:table-cell table:formula="of:=IFERROR(FIND(&quot;_&quot;;[.$A74];1+[.B74]);LEN([.$A74]))" office:value-type="float" office:value="5" calcext:value-type="float">
            <text:p>5</text:p>
          </table:table-cell>
          <table:table-cell table:formula="of:=IFERROR(FIND(&quot;_&quot;;[.$A74];1+[.C74]);LEN([.$A74]))" office:value-type="float" office:value="8" calcext:value-type="float">
            <text:p>8</text:p>
          </table:table-cell>
          <table:table-cell table:formula="of:=IFERROR(FIND(&quot;_&quot;;[.$A74];1+[.D74]);LEN([.$A74]))" office:value-type="float" office:value="8" calcext:value-type="float">
            <text:p>8</text:p>
          </table:table-cell>
          <table:table-cell table:formula="of:=IFERROR(FIND(&quot;_&quot;;[.$A74];1+[.E74]);LEN([.$A74]))" office:value-type="float" office:value="8" calcext:value-type="float">
            <text:p>8</text:p>
          </table:table-cell>
          <table:table-cell table:formula="of:=[.C74]" office:value-type="float" office:value="5" calcext:value-type="float">
            <text:p>5</text:p>
          </table:table-cell>
          <table:table-cell table:formula="of:=LEFT([.A74];[.G74])" office:value-type="string" office:string-value="drz__" calcext:value-type="string">
            <text:p>drz__</text:p>
          </table:table-cell>
          <table:table-cell table:formula="of:=VLOOKUP([.H74];[$source.$C$2:$source.$F$48];4;0)" office:value-type="float" office:value="100" calcext:value-type="float">
            <text:p>100</text:p>
          </table:table-cell>
          <table:table-cell table:style-name="ce7" table:formula="of:=IF(RIGHT([.A74];6)=&quot;_X_X_X&quot;;3;IF(RIGHT([.A74];4)=&quot;_X_X&quot;;2;IF(RIGHT([.A7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5])&gt;0;[$preferred_name.A75];&#10;LEN([$preferred_name.B75])&gt;0;[$preferred_name.B75]&#10;)" office:value-type="string" office:string-value="drz__is_cancelled" calcext:value-type="string">
            <text:p>drz__is_cancelled</text:p>
          </table:table-cell>
          <table:table-cell table:formula="of:=IFERROR(FIND(&quot;_&quot;;[.$A75];1);LEN([.$A75]))" office:value-type="float" office:value="4" calcext:value-type="float">
            <text:p>4</text:p>
          </table:table-cell>
          <table:table-cell table:formula="of:=IFERROR(FIND(&quot;_&quot;;[.$A75];1+[.B75]);LEN([.$A75]))" office:value-type="float" office:value="5" calcext:value-type="float">
            <text:p>5</text:p>
          </table:table-cell>
          <table:table-cell table:formula="of:=IFERROR(FIND(&quot;_&quot;;[.$A75];1+[.C75]);LEN([.$A75]))" office:value-type="float" office:value="8" calcext:value-type="float">
            <text:p>8</text:p>
          </table:table-cell>
          <table:table-cell table:formula="of:=IFERROR(FIND(&quot;_&quot;;[.$A75];1+[.D75]);LEN([.$A75]))" office:value-type="float" office:value="17" calcext:value-type="float">
            <text:p>17</text:p>
          </table:table-cell>
          <table:table-cell table:formula="of:=IFERROR(FIND(&quot;_&quot;;[.$A75];1+[.E75]);LEN([.$A75]))" office:value-type="float" office:value="17" calcext:value-type="float">
            <text:p>17</text:p>
          </table:table-cell>
          <table:table-cell table:formula="of:=[.C75]" office:value-type="float" office:value="5" calcext:value-type="float">
            <text:p>5</text:p>
          </table:table-cell>
          <table:table-cell table:formula="of:=LEFT([.A75];[.G75])" office:value-type="string" office:string-value="drz__" calcext:value-type="string">
            <text:p>drz__</text:p>
          </table:table-cell>
          <table:table-cell table:formula="of:=VLOOKUP([.H75];[$source.$C$2:$source.$F$48];4;0)" office:value-type="float" office:value="100" calcext:value-type="float">
            <text:p>100</text:p>
          </table:table-cell>
          <table:table-cell table:style-name="ce7" table:formula="of:=IF(RIGHT([.A75];6)=&quot;_X_X_X&quot;;3;IF(RIGHT([.A75];4)=&quot;_X_X&quot;;2;IF(RIGHT([.A7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6])&gt;0;[$preferred_name.A76];&#10;LEN([$preferred_name.B76])&gt;0;[$preferred_name.B76]&#10;)" office:value-type="string" office:string-value="drz__trunk_shut" calcext:value-type="string">
            <text:p>drz__trunk_shut</text:p>
          </table:table-cell>
          <table:table-cell table:formula="of:=IFERROR(FIND(&quot;_&quot;;[.$A76];1);LEN([.$A76]))" office:value-type="float" office:value="4" calcext:value-type="float">
            <text:p>4</text:p>
          </table:table-cell>
          <table:table-cell table:formula="of:=IFERROR(FIND(&quot;_&quot;;[.$A76];1+[.B76]);LEN([.$A76]))" office:value-type="float" office:value="5" calcext:value-type="float">
            <text:p>5</text:p>
          </table:table-cell>
          <table:table-cell table:formula="of:=IFERROR(FIND(&quot;_&quot;;[.$A76];1+[.C76]);LEN([.$A76]))" office:value-type="float" office:value="11" calcext:value-type="float">
            <text:p>11</text:p>
          </table:table-cell>
          <table:table-cell table:formula="of:=IFERROR(FIND(&quot;_&quot;;[.$A76];1+[.D76]);LEN([.$A76]))" office:value-type="float" office:value="15" calcext:value-type="float">
            <text:p>15</text:p>
          </table:table-cell>
          <table:table-cell table:formula="of:=IFERROR(FIND(&quot;_&quot;;[.$A76];1+[.E76]);LEN([.$A76]))" office:value-type="float" office:value="15" calcext:value-type="float">
            <text:p>15</text:p>
          </table:table-cell>
          <table:table-cell table:formula="of:=[.C76]" office:value-type="float" office:value="5" calcext:value-type="float">
            <text:p>5</text:p>
          </table:table-cell>
          <table:table-cell table:formula="of:=LEFT([.A76];[.G76])" office:value-type="string" office:string-value="drz__" calcext:value-type="string">
            <text:p>drz__</text:p>
          </table:table-cell>
          <table:table-cell table:formula="of:=VLOOKUP([.H76];[$source.$C$2:$source.$F$48];4;0)" office:value-type="float" office:value="100" calcext:value-type="float">
            <text:p>100</text:p>
          </table:table-cell>
          <table:table-cell table:style-name="ce7" table:formula="of:=IF(RIGHT([.A76];6)=&quot;_X_X_X&quot;;3;IF(RIGHT([.A76];4)=&quot;_X_X&quot;;2;IF(RIGHT([.A7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7])&gt;0;[$preferred_name.A77];&#10;LEN([$preferred_name.B77])&gt;0;[$preferred_name.B77]&#10;)" office:value-type="string" office:string-value="drz__SupInfo" calcext:value-type="string">
            <text:p>drz__SupInfo</text:p>
          </table:table-cell>
          <table:table-cell table:formula="of:=IFERROR(FIND(&quot;_&quot;;[.$A77];1);LEN([.$A77]))" office:value-type="float" office:value="4" calcext:value-type="float">
            <text:p>4</text:p>
          </table:table-cell>
          <table:table-cell table:formula="of:=IFERROR(FIND(&quot;_&quot;;[.$A77];1+[.B77]);LEN([.$A77]))" office:value-type="float" office:value="5" calcext:value-type="float">
            <text:p>5</text:p>
          </table:table-cell>
          <table:table-cell table:formula="of:=IFERROR(FIND(&quot;_&quot;;[.$A77];1+[.C77]);LEN([.$A77]))" office:value-type="float" office:value="12" calcext:value-type="float">
            <text:p>12</text:p>
          </table:table-cell>
          <table:table-cell table:formula="of:=IFERROR(FIND(&quot;_&quot;;[.$A77];1+[.D77]);LEN([.$A77]))" office:value-type="float" office:value="12" calcext:value-type="float">
            <text:p>12</text:p>
          </table:table-cell>
          <table:table-cell table:formula="of:=IFERROR(FIND(&quot;_&quot;;[.$A77];1+[.E77]);LEN([.$A77]))" office:value-type="float" office:value="12" calcext:value-type="float">
            <text:p>12</text:p>
          </table:table-cell>
          <table:table-cell table:formula="of:=[.C77]" office:value-type="float" office:value="5" calcext:value-type="float">
            <text:p>5</text:p>
          </table:table-cell>
          <table:table-cell table:formula="of:=LEFT([.A77];[.G77])" office:value-type="string" office:string-value="drz__" calcext:value-type="string">
            <text:p>drz__</text:p>
          </table:table-cell>
          <table:table-cell table:formula="of:=VLOOKUP([.H77];[$source.$C$2:$source.$F$48];4;0)" office:value-type="float" office:value="100" calcext:value-type="float">
            <text:p>100</text:p>
          </table:table-cell>
          <table:table-cell table:style-name="ce7" table:formula="of:=IF(RIGHT([.A77];6)=&quot;_X_X_X&quot;;3;IF(RIGHT([.A77];4)=&quot;_X_X&quot;;2;IF(RIGHT([.A7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8])&gt;0;[$preferred_name.A78];&#10;LEN([$preferred_name.B78])&gt;0;[$preferred_name.B78]&#10;)" office:value-type="string" office:string-value="kenteken__" calcext:value-type="string">
            <text:p>kenteken__</text:p>
          </table:table-cell>
          <table:table-cell table:formula="of:=IFERROR(FIND(&quot;_&quot;;[.$A78];1);LEN([.$A78]))" office:value-type="float" office:value="9" calcext:value-type="float">
            <text:p>9</text:p>
          </table:table-cell>
          <table:table-cell table:formula="of:=IFERROR(FIND(&quot;_&quot;;[.$A78];1+[.B78]);LEN([.$A78]))" office:value-type="float" office:value="10" calcext:value-type="float">
            <text:p>10</text:p>
          </table:table-cell>
          <table:table-cell table:formula="of:=IFERROR(FIND(&quot;_&quot;;[.$A78];1+[.C78]);LEN([.$A78]))" office:value-type="float" office:value="10" calcext:value-type="float">
            <text:p>10</text:p>
          </table:table-cell>
          <table:table-cell table:formula="of:=IFERROR(FIND(&quot;_&quot;;[.$A78];1+[.D78]);LEN([.$A78]))" office:value-type="float" office:value="10" calcext:value-type="float">
            <text:p>10</text:p>
          </table:table-cell>
          <table:table-cell table:formula="of:=IFERROR(FIND(&quot;_&quot;;[.$A78];1+[.E78]);LEN([.$A78]))" office:value-type="float" office:value="10" calcext:value-type="float">
            <text:p>10</text:p>
          </table:table-cell>
          <table:table-cell table:formula="of:=[.C78]" office:value-type="float" office:value="10" calcext:value-type="float">
            <text:p>10</text:p>
          </table:table-cell>
          <table:table-cell table:formula="of:=LEFT([.A78];[.G78])" office:value-type="string" office:string-value="kenteken__" calcext:value-type="string">
            <text:p>kenteken__</text:p>
          </table:table-cell>
          <table:table-cell table:formula="of:=VLOOKUP([.H78];[$source.$C$2:$source.$F$48];4;0)" office:value-type="float" office:value="199" calcext:value-type="float">
            <text:p>199</text:p>
          </table:table-cell>
          <table:table-cell table:style-name="ce7" table:formula="of:=IF(RIGHT([.A78];6)=&quot;_X_X_X&quot;;3;IF(RIGHT([.A78];4)=&quot;_X_X&quot;;2;IF(RIGHT([.A7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9])&gt;0;[$preferred_name.A79];&#10;LEN([$preferred_name.B79])&gt;0;[$preferred_name.B79]&#10;)" office:value-type="string" office:string-value="rdw_registrations_Reg" calcext:value-type="string">
            <text:p>rdw_registrations_Reg</text:p>
          </table:table-cell>
          <table:table-cell table:formula="of:=IFERROR(FIND(&quot;_&quot;;[.$A79];1);LEN([.$A79]))" office:value-type="float" office:value="4" calcext:value-type="float">
            <text:p>4</text:p>
          </table:table-cell>
          <table:table-cell table:formula="of:=IFERROR(FIND(&quot;_&quot;;[.$A79];1+[.B79]);LEN([.$A79]))" office:value-type="float" office:value="18" calcext:value-type="float">
            <text:p>18</text:p>
          </table:table-cell>
          <table:table-cell table:formula="of:=IFERROR(FIND(&quot;_&quot;;[.$A79];1+[.C79]);LEN([.$A79]))" office:value-type="float" office:value="21" calcext:value-type="float">
            <text:p>21</text:p>
          </table:table-cell>
          <table:table-cell table:formula="of:=IFERROR(FIND(&quot;_&quot;;[.$A79];1+[.D79]);LEN([.$A79]))" office:value-type="float" office:value="21" calcext:value-type="float">
            <text:p>21</text:p>
          </table:table-cell>
          <table:table-cell table:formula="of:=IFERROR(FIND(&quot;_&quot;;[.$A79];1+[.E79]);LEN([.$A79]))" office:value-type="float" office:value="21" calcext:value-type="float">
            <text:p>21</text:p>
          </table:table-cell>
          <table:table-cell table:formula="of:=[.C79]" office:value-type="float" office:value="18" calcext:value-type="float">
            <text:p>18</text:p>
          </table:table-cell>
          <table:table-cell table:formula="of:=LEFT([.A79];[.G79])" office:value-type="string" office:string-value="rdw_registrations_" calcext:value-type="string">
            <text:p>rdw_registrations_</text:p>
          </table:table-cell>
          <table:table-cell table:formula="of:=VLOOKUP([.H79];[$source.$C$2:$source.$F$48];4;0)" office:value-type="float" office:value="200" calcext:value-type="float">
            <text:p>200</text:p>
          </table:table-cell>
          <table:table-cell table:style-name="ce7" table:formula="of:=IF(RIGHT([.A79];6)=&quot;_X_X_X&quot;;3;IF(RIGHT([.A79];4)=&quot;_X_X&quot;;2;IF(RIGHT([.A7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80])&gt;0;[$preferred_name.A80];&#10;LEN([$preferred_name.B80])&gt;0;[$preferred_name.B80]&#10;)" office:value-type="string" office:string-value="rdw_gekentekende_voertuigen_voertuigsoort" calcext:value-type="string">
            <text:p>rdw_gekentekende_voertuigen_voertuigsoort</text:p>
          </table:table-cell>
          <table:table-cell table:formula="of:=IFERROR(FIND(&quot;_&quot;;[.$A80];1);LEN([.$A80]))" office:value-type="float" office:value="4" calcext:value-type="float">
            <text:p>4</text:p>
          </table:table-cell>
          <table:table-cell table:formula="of:=IFERROR(FIND(&quot;_&quot;;[.$A80];1+[.B80]);LEN([.$A80]))" office:value-type="float" office:value="17" calcext:value-type="float">
            <text:p>17</text:p>
          </table:table-cell>
          <table:table-cell table:formula="of:=IFERROR(FIND(&quot;_&quot;;[.$A80];1+[.C80]);LEN([.$A80]))" office:value-type="float" office:value="28" calcext:value-type="float">
            <text:p>28</text:p>
          </table:table-cell>
          <table:table-cell table:formula="of:=IFERROR(FIND(&quot;_&quot;;[.$A80];1+[.D80]);LEN([.$A80]))" office:value-type="float" office:value="41" calcext:value-type="float">
            <text:p>41</text:p>
          </table:table-cell>
          <table:table-cell table:formula="of:=IFERROR(FIND(&quot;_&quot;;[.$A80];1+[.E80]);LEN([.$A80]))" office:value-type="float" office:value="41" calcext:value-type="float">
            <text:p>41</text:p>
          </table:table-cell>
          <table:table-cell table:formula="of:=[.D80]" office:value-type="float" office:value="28" calcext:value-type="float">
            <text:p>28</text:p>
          </table:table-cell>
          <table:table-cell table:formula="of:=LEFT([.A80];[.G80])" office:value-type="string" office:string-value="rdw_gekentekende_voertuigen_" calcext:value-type="string">
            <text:p>rdw_gekentekende_voertuigen_</text:p>
          </table:table-cell>
          <table:table-cell table:formula="of:=VLOOKUP([.H80];[$source.$C$2:$source.$F$48];4;0)" office:value-type="float" office:value="201" calcext:value-type="float">
            <text:p>201</text:p>
          </table:table-cell>
          <table:table-cell table:style-name="ce7" table:formula="of:=IF(RIGHT([.A80];6)=&quot;_X_X_X&quot;;3;IF(RIGHT([.A80];4)=&quot;_X_X&quot;;2;IF(RIGHT([.A8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81])&gt;0;[$preferred_name.A81];&#10;LEN([$preferred_name.B81])&gt;0;[$preferred_name.B81]&#10;)" office:value-type="string" office:string-value="rdw_gekentekende_voertuigen_merk" calcext:value-type="string">
            <text:p>rdw_gekentekende_voertuigen_merk</text:p>
          </table:table-cell>
          <table:table-cell table:formula="of:=IFERROR(FIND(&quot;_&quot;;[.$A81];1);LEN([.$A81]))" office:value-type="float" office:value="4" calcext:value-type="float">
            <text:p>4</text:p>
          </table:table-cell>
          <table:table-cell table:formula="of:=IFERROR(FIND(&quot;_&quot;;[.$A81];1+[.B81]);LEN([.$A81]))" office:value-type="float" office:value="17" calcext:value-type="float">
            <text:p>17</text:p>
          </table:table-cell>
          <table:table-cell table:formula="of:=IFERROR(FIND(&quot;_&quot;;[.$A81];1+[.C81]);LEN([.$A81]))" office:value-type="float" office:value="28" calcext:value-type="float">
            <text:p>28</text:p>
          </table:table-cell>
          <table:table-cell table:formula="of:=IFERROR(FIND(&quot;_&quot;;[.$A81];1+[.D81]);LEN([.$A81]))" office:value-type="float" office:value="32" calcext:value-type="float">
            <text:p>32</text:p>
          </table:table-cell>
          <table:table-cell table:formula="of:=IFERROR(FIND(&quot;_&quot;;[.$A81];1+[.E81]);LEN([.$A81]))" office:value-type="float" office:value="32" calcext:value-type="float">
            <text:p>32</text:p>
          </table:table-cell>
          <table:table-cell table:formula="of:=[.D81]" office:value-type="float" office:value="28" calcext:value-type="float">
            <text:p>28</text:p>
          </table:table-cell>
          <table:table-cell table:formula="of:=LEFT([.A81];[.G81])" office:value-type="string" office:string-value="rdw_gekentekende_voertuigen_" calcext:value-type="string">
            <text:p>rdw_gekentekende_voertuigen_</text:p>
          </table:table-cell>
          <table:table-cell table:formula="of:=VLOOKUP([.H81];[$source.$C$2:$source.$F$48];4;0)" office:value-type="float" office:value="201" calcext:value-type="float">
            <text:p>201</text:p>
          </table:table-cell>
          <table:table-cell table:style-name="ce7" table:formula="of:=IF(RIGHT([.A81];6)=&quot;_X_X_X&quot;;3;IF(RIGHT([.A81];4)=&quot;_X_X&quot;;2;IF(RIGHT([.A8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uniform_brand</text:p>
          </table:table-cell>
          <table:table-cell office:value-type="string" calcext:value-type="string">
            <text:p>brand_to_model</text:p>
          </table:table-cell>
          <table:table-cell table:number-columns-repeated="1009"/>
        </table:table-row>
        <table:table-row table:style-name="ro1">
          <table:table-cell table:formula="of:=COM.MICROSOFT.IFS(&#10;LEN([$preferred_name.A82])&gt;0;[$preferred_name.A82];&#10;LEN([$preferred_name.B82])&gt;0;[$preferred_name.B82]&#10;)" office:value-type="string" office:string-value="rdw_gekentekende_voertuigen_handelsbenaming" calcext:value-type="string">
            <text:p>rdw_gekentekende_voertuigen_handelsbenaming</text:p>
          </table:table-cell>
          <table:table-cell table:formula="of:=IFERROR(FIND(&quot;_&quot;;[.$A82];1);LEN([.$A82]))" office:value-type="float" office:value="4" calcext:value-type="float">
            <text:p>4</text:p>
          </table:table-cell>
          <table:table-cell table:formula="of:=IFERROR(FIND(&quot;_&quot;;[.$A82];1+[.B82]);LEN([.$A82]))" office:value-type="float" office:value="17" calcext:value-type="float">
            <text:p>17</text:p>
          </table:table-cell>
          <table:table-cell table:formula="of:=IFERROR(FIND(&quot;_&quot;;[.$A82];1+[.C82]);LEN([.$A82]))" office:value-type="float" office:value="28" calcext:value-type="float">
            <text:p>28</text:p>
          </table:table-cell>
          <table:table-cell table:formula="of:=IFERROR(FIND(&quot;_&quot;;[.$A82];1+[.D82]);LEN([.$A82]))" office:value-type="float" office:value="43" calcext:value-type="float">
            <text:p>43</text:p>
          </table:table-cell>
          <table:table-cell table:formula="of:=IFERROR(FIND(&quot;_&quot;;[.$A82];1+[.E82]);LEN([.$A82]))" office:value-type="float" office:value="43" calcext:value-type="float">
            <text:p>43</text:p>
          </table:table-cell>
          <table:table-cell table:formula="of:=[.D82]" office:value-type="float" office:value="28" calcext:value-type="float">
            <text:p>28</text:p>
          </table:table-cell>
          <table:table-cell table:formula="of:=LEFT([.A82];[.G82])" office:value-type="string" office:string-value="rdw_gekentekende_voertuigen_" calcext:value-type="string">
            <text:p>rdw_gekentekende_voertuigen_</text:p>
          </table:table-cell>
          <table:table-cell table:formula="of:=VLOOKUP([.H82];[$source.$C$2:$source.$F$48];4;0)" office:value-type="float" office:value="201" calcext:value-type="float">
            <text:p>201</text:p>
          </table:table-cell>
          <table:table-cell table:style-name="ce7" table:formula="of:=IF(RIGHT([.A82];6)=&quot;_X_X_X&quot;;3;IF(RIGHT([.A82];4)=&quot;_X_X&quot;;2;IF(RIGHT([.A8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trim_bran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lower</text:p>
          </table:table-cell>
          <table:table-cell table:number-columns-repeated="1009"/>
        </table:table-row>
        <table:table-row table:style-name="ro1">
          <table:table-cell table:formula="of:=COM.MICROSOFT.IFS(&#10;LEN([$preferred_name.A83])&gt;0;[$preferred_name.A83];&#10;LEN([$preferred_name.B83])&gt;0;[$preferred_name.B83]&#10;)" office:value-type="string" office:string-value="rdw_gekentekende_voertuigen_vervaldatum_apk" calcext:value-type="string">
            <text:p>rdw_gekentekende_voertuigen_vervaldatum_apk</text:p>
          </table:table-cell>
          <table:table-cell table:formula="of:=IFERROR(FIND(&quot;_&quot;;[.$A83];1);LEN([.$A83]))" office:value-type="float" office:value="4" calcext:value-type="float">
            <text:p>4</text:p>
          </table:table-cell>
          <table:table-cell table:formula="of:=IFERROR(FIND(&quot;_&quot;;[.$A83];1+[.B83]);LEN([.$A83]))" office:value-type="float" office:value="17" calcext:value-type="float">
            <text:p>17</text:p>
          </table:table-cell>
          <table:table-cell table:formula="of:=IFERROR(FIND(&quot;_&quot;;[.$A83];1+[.C83]);LEN([.$A83]))" office:value-type="float" office:value="28" calcext:value-type="float">
            <text:p>28</text:p>
          </table:table-cell>
          <table:table-cell table:formula="of:=IFERROR(FIND(&quot;_&quot;;[.$A83];1+[.D83]);LEN([.$A83]))" office:value-type="float" office:value="40" calcext:value-type="float">
            <text:p>40</text:p>
          </table:table-cell>
          <table:table-cell table:formula="of:=IFERROR(FIND(&quot;_&quot;;[.$A83];1+[.E83]);LEN([.$A83]))" office:value-type="float" office:value="43" calcext:value-type="float">
            <text:p>43</text:p>
          </table:table-cell>
          <table:table-cell table:formula="of:=[.D83]" office:value-type="float" office:value="28" calcext:value-type="float">
            <text:p>28</text:p>
          </table:table-cell>
          <table:table-cell table:formula="of:=LEFT([.A83];[.G83])" office:value-type="string" office:string-value="rdw_gekentekende_voertuigen_" calcext:value-type="string">
            <text:p>rdw_gekentekende_voertuigen_</text:p>
          </table:table-cell>
          <table:table-cell table:formula="of:=VLOOKUP([.H83];[$source.$C$2:$source.$F$48];4;0)" office:value-type="float" office:value="201" calcext:value-type="float">
            <text:p>201</text:p>
          </table:table-cell>
          <table:table-cell table:style-name="ce7" table:formula="of:=IF(RIGHT([.A83];6)=&quot;_X_X_X&quot;;3;IF(RIGHT([.A83];4)=&quot;_X_X&quot;;2;IF(RIGHT([.A8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office:value-type="string" calcext:value-type="string">
            <text:p>date_dd47mm47yyyy</text:p>
          </table:table-cell>
          <table:table-cell table:number-columns-repeated="1011"/>
        </table:table-row>
        <table:table-row table:style-name="ro1">
          <table:table-cell table:formula="of:=COM.MICROSOFT.IFS(&#10;LEN([$preferred_name.A84])&gt;0;[$preferred_name.A84];&#10;LEN([$preferred_name.B84])&gt;0;[$preferred_name.B84]&#10;)" office:value-type="string" office:string-value="rdw_gekentekende_voertuigen_datum_tenaamstelling" calcext:value-type="string">
            <text:p>rdw_gekentekende_voertuigen_datum_tenaamstelling</text:p>
          </table:table-cell>
          <table:table-cell table:formula="of:=IFERROR(FIND(&quot;_&quot;;[.$A84];1);LEN([.$A84]))" office:value-type="float" office:value="4" calcext:value-type="float">
            <text:p>4</text:p>
          </table:table-cell>
          <table:table-cell table:formula="of:=IFERROR(FIND(&quot;_&quot;;[.$A84];1+[.B84]);LEN([.$A84]))" office:value-type="float" office:value="17" calcext:value-type="float">
            <text:p>17</text:p>
          </table:table-cell>
          <table:table-cell table:formula="of:=IFERROR(FIND(&quot;_&quot;;[.$A84];1+[.C84]);LEN([.$A84]))" office:value-type="float" office:value="28" calcext:value-type="float">
            <text:p>28</text:p>
          </table:table-cell>
          <table:table-cell table:formula="of:=IFERROR(FIND(&quot;_&quot;;[.$A84];1+[.D84]);LEN([.$A84]))" office:value-type="float" office:value="34" calcext:value-type="float">
            <text:p>34</text:p>
          </table:table-cell>
          <table:table-cell table:formula="of:=IFERROR(FIND(&quot;_&quot;;[.$A84];1+[.E84]);LEN([.$A84]))" office:value-type="float" office:value="48" calcext:value-type="float">
            <text:p>48</text:p>
          </table:table-cell>
          <table:table-cell table:formula="of:=[.D84]" office:value-type="float" office:value="28" calcext:value-type="float">
            <text:p>28</text:p>
          </table:table-cell>
          <table:table-cell table:formula="of:=LEFT([.A84];[.G84])" office:value-type="string" office:string-value="rdw_gekentekende_voertuigen_" calcext:value-type="string">
            <text:p>rdw_gekentekende_voertuigen_</text:p>
          </table:table-cell>
          <table:table-cell table:formula="of:=VLOOKUP([.H84];[$source.$C$2:$source.$F$48];4;0)" office:value-type="float" office:value="201" calcext:value-type="float">
            <text:p>201</text:p>
          </table:table-cell>
          <table:table-cell table:style-name="ce7" table:formula="of:=IF(RIGHT([.A84];6)=&quot;_X_X_X&quot;;3;IF(RIGHT([.A84];4)=&quot;_X_X&quot;;2;IF(RIGHT([.A8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office:value-type="string" calcext:value-type="string">
            <text:p>date_dd47mm47yyyy</text:p>
          </table:table-cell>
          <table:table-cell table:number-columns-repeated="1011"/>
        </table:table-row>
        <table:table-row table:style-name="ro1">
          <table:table-cell table:formula="of:=COM.MICROSOFT.IFS(&#10;LEN([$preferred_name.A85])&gt;0;[$preferred_name.A85];&#10;LEN([$preferred_name.B85])&gt;0;[$preferred_name.B85]&#10;)" office:value-type="string" office:string-value="rdw_gekentekende_voertuigen_inrichting" calcext:value-type="string">
            <text:p>rdw_gekentekende_voertuigen_inrichting</text:p>
          </table:table-cell>
          <table:table-cell table:formula="of:=IFERROR(FIND(&quot;_&quot;;[.$A85];1);LEN([.$A85]))" office:value-type="float" office:value="4" calcext:value-type="float">
            <text:p>4</text:p>
          </table:table-cell>
          <table:table-cell table:formula="of:=IFERROR(FIND(&quot;_&quot;;[.$A85];1+[.B85]);LEN([.$A85]))" office:value-type="float" office:value="17" calcext:value-type="float">
            <text:p>17</text:p>
          </table:table-cell>
          <table:table-cell table:formula="of:=IFERROR(FIND(&quot;_&quot;;[.$A85];1+[.C85]);LEN([.$A85]))" office:value-type="float" office:value="28" calcext:value-type="float">
            <text:p>28</text:p>
          </table:table-cell>
          <table:table-cell table:formula="of:=IFERROR(FIND(&quot;_&quot;;[.$A85];1+[.D85]);LEN([.$A85]))" office:value-type="float" office:value="38" calcext:value-type="float">
            <text:p>38</text:p>
          </table:table-cell>
          <table:table-cell table:formula="of:=IFERROR(FIND(&quot;_&quot;;[.$A85];1+[.E85]);LEN([.$A85]))" office:value-type="float" office:value="38" calcext:value-type="float">
            <text:p>38</text:p>
          </table:table-cell>
          <table:table-cell table:formula="of:=[.D85]" office:value-type="float" office:value="28" calcext:value-type="float">
            <text:p>28</text:p>
          </table:table-cell>
          <table:table-cell table:formula="of:=LEFT([.A85];[.G85])" office:value-type="string" office:string-value="rdw_gekentekende_voertuigen_" calcext:value-type="string">
            <text:p>rdw_gekentekende_voertuigen_</text:p>
          </table:table-cell>
          <table:table-cell table:formula="of:=VLOOKUP([.H85];[$source.$C$2:$source.$F$48];4;0)" office:value-type="float" office:value="201" calcext:value-type="float">
            <text:p>201</text:p>
          </table:table-cell>
          <table:table-cell table:style-name="ce7" table:formula="of:=IF(RIGHT([.A85];6)=&quot;_X_X_X&quot;;3;IF(RIGHT([.A85];4)=&quot;_X_X&quot;;2;IF(RIGHT([.A8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86])&gt;0;[$preferred_name.A86];&#10;LEN([$preferred_name.B86])&gt;0;[$preferred_name.B86]&#10;)" office:value-type="string" office:string-value="rdw_gekentekende_voertuigen_aantal_zitplaatsen" calcext:value-type="string">
            <text:p>rdw_gekentekende_voertuigen_aantal_zitplaatsen</text:p>
          </table:table-cell>
          <table:table-cell table:formula="of:=IFERROR(FIND(&quot;_&quot;;[.$A86];1);LEN([.$A86]))" office:value-type="float" office:value="4" calcext:value-type="float">
            <text:p>4</text:p>
          </table:table-cell>
          <table:table-cell table:formula="of:=IFERROR(FIND(&quot;_&quot;;[.$A86];1+[.B86]);LEN([.$A86]))" office:value-type="float" office:value="17" calcext:value-type="float">
            <text:p>17</text:p>
          </table:table-cell>
          <table:table-cell table:formula="of:=IFERROR(FIND(&quot;_&quot;;[.$A86];1+[.C86]);LEN([.$A86]))" office:value-type="float" office:value="28" calcext:value-type="float">
            <text:p>28</text:p>
          </table:table-cell>
          <table:table-cell table:formula="of:=IFERROR(FIND(&quot;_&quot;;[.$A86];1+[.D86]);LEN([.$A86]))" office:value-type="float" office:value="35" calcext:value-type="float">
            <text:p>35</text:p>
          </table:table-cell>
          <table:table-cell table:formula="of:=IFERROR(FIND(&quot;_&quot;;[.$A86];1+[.E86]);LEN([.$A86]))" office:value-type="float" office:value="46" calcext:value-type="float">
            <text:p>46</text:p>
          </table:table-cell>
          <table:table-cell table:formula="of:=[.D86]" office:value-type="float" office:value="28" calcext:value-type="float">
            <text:p>28</text:p>
          </table:table-cell>
          <table:table-cell table:formula="of:=LEFT([.A86];[.G86])" office:value-type="string" office:string-value="rdw_gekentekende_voertuigen_" calcext:value-type="string">
            <text:p>rdw_gekentekende_voertuigen_</text:p>
          </table:table-cell>
          <table:table-cell table:formula="of:=VLOOKUP([.H86];[$source.$C$2:$source.$F$48];4;0)" office:value-type="float" office:value="201" calcext:value-type="float">
            <text:p>201</text:p>
          </table:table-cell>
          <table:table-cell table:style-name="ce7" table:formula="of:=IF(RIGHT([.A86];6)=&quot;_X_X_X&quot;;3;IF(RIGHT([.A86];4)=&quot;_X_X&quot;;2;IF(RIGHT([.A8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87])&gt;0;[$preferred_name.A87];&#10;LEN([$preferred_name.B87])&gt;0;[$preferred_name.B87]&#10;)" office:value-type="string" office:string-value="rdw_gekentekende_voertuigen_eerste_kleur" calcext:value-type="string">
            <text:p>rdw_gekentekende_voertuigen_eerste_kleur</text:p>
          </table:table-cell>
          <table:table-cell table:formula="of:=IFERROR(FIND(&quot;_&quot;;[.$A87];1);LEN([.$A87]))" office:value-type="float" office:value="4" calcext:value-type="float">
            <text:p>4</text:p>
          </table:table-cell>
          <table:table-cell table:formula="of:=IFERROR(FIND(&quot;_&quot;;[.$A87];1+[.B87]);LEN([.$A87]))" office:value-type="float" office:value="17" calcext:value-type="float">
            <text:p>17</text:p>
          </table:table-cell>
          <table:table-cell table:formula="of:=IFERROR(FIND(&quot;_&quot;;[.$A87];1+[.C87]);LEN([.$A87]))" office:value-type="float" office:value="28" calcext:value-type="float">
            <text:p>28</text:p>
          </table:table-cell>
          <table:table-cell table:formula="of:=IFERROR(FIND(&quot;_&quot;;[.$A87];1+[.D87]);LEN([.$A87]))" office:value-type="float" office:value="35" calcext:value-type="float">
            <text:p>35</text:p>
          </table:table-cell>
          <table:table-cell table:formula="of:=IFERROR(FIND(&quot;_&quot;;[.$A87];1+[.E87]);LEN([.$A87]))" office:value-type="float" office:value="40" calcext:value-type="float">
            <text:p>40</text:p>
          </table:table-cell>
          <table:table-cell table:formula="of:=[.D87]" office:value-type="float" office:value="28" calcext:value-type="float">
            <text:p>28</text:p>
          </table:table-cell>
          <table:table-cell table:formula="of:=LEFT([.A87];[.G87])" office:value-type="string" office:string-value="rdw_gekentekende_voertuigen_" calcext:value-type="string">
            <text:p>rdw_gekentekende_voertuigen_</text:p>
          </table:table-cell>
          <table:table-cell table:formula="of:=VLOOKUP([.H87];[$source.$C$2:$source.$F$48];4;0)" office:value-type="float" office:value="201" calcext:value-type="float">
            <text:p>201</text:p>
          </table:table-cell>
          <table:table-cell table:style-name="ce7" table:formula="of:=IF(RIGHT([.A87];6)=&quot;_X_X_X&quot;;3;IF(RIGHT([.A87];4)=&quot;_X_X&quot;;2;IF(RIGHT([.A8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88])&gt;0;[$preferred_name.A88];&#10;LEN([$preferred_name.B88])&gt;0;[$preferred_name.B88]&#10;)" office:value-type="string" office:string-value="rdw_gekentekende_voertuigen_tweede_kleur" calcext:value-type="string">
            <text:p>rdw_gekentekende_voertuigen_tweede_kleur</text:p>
          </table:table-cell>
          <table:table-cell table:formula="of:=IFERROR(FIND(&quot;_&quot;;[.$A88];1);LEN([.$A88]))" office:value-type="float" office:value="4" calcext:value-type="float">
            <text:p>4</text:p>
          </table:table-cell>
          <table:table-cell table:formula="of:=IFERROR(FIND(&quot;_&quot;;[.$A88];1+[.B88]);LEN([.$A88]))" office:value-type="float" office:value="17" calcext:value-type="float">
            <text:p>17</text:p>
          </table:table-cell>
          <table:table-cell table:formula="of:=IFERROR(FIND(&quot;_&quot;;[.$A88];1+[.C88]);LEN([.$A88]))" office:value-type="float" office:value="28" calcext:value-type="float">
            <text:p>28</text:p>
          </table:table-cell>
          <table:table-cell table:formula="of:=IFERROR(FIND(&quot;_&quot;;[.$A88];1+[.D88]);LEN([.$A88]))" office:value-type="float" office:value="35" calcext:value-type="float">
            <text:p>35</text:p>
          </table:table-cell>
          <table:table-cell table:formula="of:=IFERROR(FIND(&quot;_&quot;;[.$A88];1+[.E88]);LEN([.$A88]))" office:value-type="float" office:value="40" calcext:value-type="float">
            <text:p>40</text:p>
          </table:table-cell>
          <table:table-cell table:formula="of:=[.D88]" office:value-type="float" office:value="28" calcext:value-type="float">
            <text:p>28</text:p>
          </table:table-cell>
          <table:table-cell table:formula="of:=LEFT([.A88];[.G88])" office:value-type="string" office:string-value="rdw_gekentekende_voertuigen_" calcext:value-type="string">
            <text:p>rdw_gekentekende_voertuigen_</text:p>
          </table:table-cell>
          <table:table-cell table:formula="of:=VLOOKUP([.H88];[$source.$C$2:$source.$F$48];4;0)" office:value-type="float" office:value="201" calcext:value-type="float">
            <text:p>201</text:p>
          </table:table-cell>
          <table:table-cell table:style-name="ce7" table:formula="of:=IF(RIGHT([.A88];6)=&quot;_X_X_X&quot;;3;IF(RIGHT([.A88];4)=&quot;_X_X&quot;;2;IF(RIGHT([.A8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89])&gt;0;[$preferred_name.A89];&#10;LEN([$preferred_name.B89])&gt;0;[$preferred_name.B89]&#10;)" office:value-type="string" office:string-value="rdw_gekentekende_voertuigen_aantal_cilinders" calcext:value-type="string">
            <text:p>rdw_gekentekende_voertuigen_aantal_cilinders</text:p>
          </table:table-cell>
          <table:table-cell table:formula="of:=IFERROR(FIND(&quot;_&quot;;[.$A89];1);LEN([.$A89]))" office:value-type="float" office:value="4" calcext:value-type="float">
            <text:p>4</text:p>
          </table:table-cell>
          <table:table-cell table:formula="of:=IFERROR(FIND(&quot;_&quot;;[.$A89];1+[.B89]);LEN([.$A89]))" office:value-type="float" office:value="17" calcext:value-type="float">
            <text:p>17</text:p>
          </table:table-cell>
          <table:table-cell table:formula="of:=IFERROR(FIND(&quot;_&quot;;[.$A89];1+[.C89]);LEN([.$A89]))" office:value-type="float" office:value="28" calcext:value-type="float">
            <text:p>28</text:p>
          </table:table-cell>
          <table:table-cell table:formula="of:=IFERROR(FIND(&quot;_&quot;;[.$A89];1+[.D89]);LEN([.$A89]))" office:value-type="float" office:value="35" calcext:value-type="float">
            <text:p>35</text:p>
          </table:table-cell>
          <table:table-cell table:formula="of:=IFERROR(FIND(&quot;_&quot;;[.$A89];1+[.E89]);LEN([.$A89]))" office:value-type="float" office:value="44" calcext:value-type="float">
            <text:p>44</text:p>
          </table:table-cell>
          <table:table-cell table:formula="of:=[.D89]" office:value-type="float" office:value="28" calcext:value-type="float">
            <text:p>28</text:p>
          </table:table-cell>
          <table:table-cell table:formula="of:=LEFT([.A89];[.G89])" office:value-type="string" office:string-value="rdw_gekentekende_voertuigen_" calcext:value-type="string">
            <text:p>rdw_gekentekende_voertuigen_</text:p>
          </table:table-cell>
          <table:table-cell table:formula="of:=VLOOKUP([.H89];[$source.$C$2:$source.$F$48];4;0)" office:value-type="float" office:value="201" calcext:value-type="float">
            <text:p>201</text:p>
          </table:table-cell>
          <table:table-cell table:style-name="ce7" table:formula="of:=IF(RIGHT([.A89];6)=&quot;_X_X_X&quot;;3;IF(RIGHT([.A89];4)=&quot;_X_X&quot;;2;IF(RIGHT([.A8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0])&gt;0;[$preferred_name.A90];&#10;LEN([$preferred_name.B90])&gt;0;[$preferred_name.B90]&#10;)" office:value-type="string" office:string-value="rdw_gekentekende_voertuigen_cilinderinhoud" calcext:value-type="string">
            <text:p>rdw_gekentekende_voertuigen_cilinderinhoud</text:p>
          </table:table-cell>
          <table:table-cell table:formula="of:=IFERROR(FIND(&quot;_&quot;;[.$A90];1);LEN([.$A90]))" office:value-type="float" office:value="4" calcext:value-type="float">
            <text:p>4</text:p>
          </table:table-cell>
          <table:table-cell table:formula="of:=IFERROR(FIND(&quot;_&quot;;[.$A90];1+[.B90]);LEN([.$A90]))" office:value-type="float" office:value="17" calcext:value-type="float">
            <text:p>17</text:p>
          </table:table-cell>
          <table:table-cell table:formula="of:=IFERROR(FIND(&quot;_&quot;;[.$A90];1+[.C90]);LEN([.$A90]))" office:value-type="float" office:value="28" calcext:value-type="float">
            <text:p>28</text:p>
          </table:table-cell>
          <table:table-cell table:formula="of:=IFERROR(FIND(&quot;_&quot;;[.$A90];1+[.D90]);LEN([.$A90]))" office:value-type="float" office:value="42" calcext:value-type="float">
            <text:p>42</text:p>
          </table:table-cell>
          <table:table-cell table:formula="of:=IFERROR(FIND(&quot;_&quot;;[.$A90];1+[.E90]);LEN([.$A90]))" office:value-type="float" office:value="42" calcext:value-type="float">
            <text:p>42</text:p>
          </table:table-cell>
          <table:table-cell table:formula="of:=[.D90]" office:value-type="float" office:value="28" calcext:value-type="float">
            <text:p>28</text:p>
          </table:table-cell>
          <table:table-cell table:formula="of:=LEFT([.A90];[.G90])" office:value-type="string" office:string-value="rdw_gekentekende_voertuigen_" calcext:value-type="string">
            <text:p>rdw_gekentekende_voertuigen_</text:p>
          </table:table-cell>
          <table:table-cell table:formula="of:=VLOOKUP([.H90];[$source.$C$2:$source.$F$48];4;0)" office:value-type="float" office:value="201" calcext:value-type="float">
            <text:p>201</text:p>
          </table:table-cell>
          <table:table-cell table:style-name="ce7" table:formula="of:=IF(RIGHT([.A90];6)=&quot;_X_X_X&quot;;3;IF(RIGHT([.A90];4)=&quot;_X_X&quot;;2;IF(RIGHT([.A9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1])&gt;0;[$preferred_name.A91];&#10;LEN([$preferred_name.B91])&gt;0;[$preferred_name.B91]&#10;)" office:value-type="string" office:string-value="rdw_gekentekende_voertuigen_massa_ledig_voertuig" calcext:value-type="string">
            <text:p>rdw_gekentekende_voertuigen_massa_ledig_voertuig</text:p>
          </table:table-cell>
          <table:table-cell table:formula="of:=IFERROR(FIND(&quot;_&quot;;[.$A91];1);LEN([.$A91]))" office:value-type="float" office:value="4" calcext:value-type="float">
            <text:p>4</text:p>
          </table:table-cell>
          <table:table-cell table:formula="of:=IFERROR(FIND(&quot;_&quot;;[.$A91];1+[.B91]);LEN([.$A91]))" office:value-type="float" office:value="17" calcext:value-type="float">
            <text:p>17</text:p>
          </table:table-cell>
          <table:table-cell table:formula="of:=IFERROR(FIND(&quot;_&quot;;[.$A91];1+[.C91]);LEN([.$A91]))" office:value-type="float" office:value="28" calcext:value-type="float">
            <text:p>28</text:p>
          </table:table-cell>
          <table:table-cell table:formula="of:=IFERROR(FIND(&quot;_&quot;;[.$A91];1+[.D91]);LEN([.$A91]))" office:value-type="float" office:value="34" calcext:value-type="float">
            <text:p>34</text:p>
          </table:table-cell>
          <table:table-cell table:formula="of:=IFERROR(FIND(&quot;_&quot;;[.$A91];1+[.E91]);LEN([.$A91]))" office:value-type="float" office:value="40" calcext:value-type="float">
            <text:p>40</text:p>
          </table:table-cell>
          <table:table-cell table:formula="of:=[.D91]" office:value-type="float" office:value="28" calcext:value-type="float">
            <text:p>28</text:p>
          </table:table-cell>
          <table:table-cell table:formula="of:=LEFT([.A91];[.G91])" office:value-type="string" office:string-value="rdw_gekentekende_voertuigen_" calcext:value-type="string">
            <text:p>rdw_gekentekende_voertuigen_</text:p>
          </table:table-cell>
          <table:table-cell table:formula="of:=VLOOKUP([.H91];[$source.$C$2:$source.$F$48];4;0)" office:value-type="float" office:value="201" calcext:value-type="float">
            <text:p>201</text:p>
          </table:table-cell>
          <table:table-cell table:style-name="ce7" table:formula="of:=IF(RIGHT([.A91];6)=&quot;_X_X_X&quot;;3;IF(RIGHT([.A91];4)=&quot;_X_X&quot;;2;IF(RIGHT([.A9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2])&gt;0;[$preferred_name.A92];&#10;LEN([$preferred_name.B92])&gt;0;[$preferred_name.B92]&#10;)" office:value-type="string" office:string-value="rdw_gekentekende_voertuigen_toegestane_maximum_massa_voertuig" calcext:value-type="string">
            <text:p>rdw_gekentekende_voertuigen_toegestane_maximum_massa_voertuig</text:p>
          </table:table-cell>
          <table:table-cell table:formula="of:=IFERROR(FIND(&quot;_&quot;;[.$A92];1);LEN([.$A92]))" office:value-type="float" office:value="4" calcext:value-type="float">
            <text:p>4</text:p>
          </table:table-cell>
          <table:table-cell table:formula="of:=IFERROR(FIND(&quot;_&quot;;[.$A92];1+[.B92]);LEN([.$A92]))" office:value-type="float" office:value="17" calcext:value-type="float">
            <text:p>17</text:p>
          </table:table-cell>
          <table:table-cell table:formula="of:=IFERROR(FIND(&quot;_&quot;;[.$A92];1+[.C92]);LEN([.$A92]))" office:value-type="float" office:value="28" calcext:value-type="float">
            <text:p>28</text:p>
          </table:table-cell>
          <table:table-cell table:formula="of:=IFERROR(FIND(&quot;_&quot;;[.$A92];1+[.D92]);LEN([.$A92]))" office:value-type="float" office:value="39" calcext:value-type="float">
            <text:p>39</text:p>
          </table:table-cell>
          <table:table-cell table:formula="of:=IFERROR(FIND(&quot;_&quot;;[.$A92];1+[.E92]);LEN([.$A92]))" office:value-type="float" office:value="47" calcext:value-type="float">
            <text:p>47</text:p>
          </table:table-cell>
          <table:table-cell table:formula="of:=[.D92]" office:value-type="float" office:value="28" calcext:value-type="float">
            <text:p>28</text:p>
          </table:table-cell>
          <table:table-cell table:formula="of:=LEFT([.A92];[.G92])" office:value-type="string" office:string-value="rdw_gekentekende_voertuigen_" calcext:value-type="string">
            <text:p>rdw_gekentekende_voertuigen_</text:p>
          </table:table-cell>
          <table:table-cell table:formula="of:=VLOOKUP([.H92];[$source.$C$2:$source.$F$48];4;0)" office:value-type="float" office:value="201" calcext:value-type="float">
            <text:p>201</text:p>
          </table:table-cell>
          <table:table-cell table:style-name="ce7" table:formula="of:=IF(RIGHT([.A92];6)=&quot;_X_X_X&quot;;3;IF(RIGHT([.A92];4)=&quot;_X_X&quot;;2;IF(RIGHT([.A9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3])&gt;0;[$preferred_name.A93];&#10;LEN([$preferred_name.B93])&gt;0;[$preferred_name.B93]&#10;)" office:value-type="string" office:string-value="rdw_gekentekende_voertuigen_massa_rijklaar" calcext:value-type="string">
            <text:p>rdw_gekentekende_voertuigen_massa_rijklaar</text:p>
          </table:table-cell>
          <table:table-cell table:formula="of:=IFERROR(FIND(&quot;_&quot;;[.$A93];1);LEN([.$A93]))" office:value-type="float" office:value="4" calcext:value-type="float">
            <text:p>4</text:p>
          </table:table-cell>
          <table:table-cell table:formula="of:=IFERROR(FIND(&quot;_&quot;;[.$A93];1+[.B93]);LEN([.$A93]))" office:value-type="float" office:value="17" calcext:value-type="float">
            <text:p>17</text:p>
          </table:table-cell>
          <table:table-cell table:formula="of:=IFERROR(FIND(&quot;_&quot;;[.$A93];1+[.C93]);LEN([.$A93]))" office:value-type="float" office:value="28" calcext:value-type="float">
            <text:p>28</text:p>
          </table:table-cell>
          <table:table-cell table:formula="of:=IFERROR(FIND(&quot;_&quot;;[.$A93];1+[.D93]);LEN([.$A93]))" office:value-type="float" office:value="34" calcext:value-type="float">
            <text:p>34</text:p>
          </table:table-cell>
          <table:table-cell table:formula="of:=IFERROR(FIND(&quot;_&quot;;[.$A93];1+[.E93]);LEN([.$A93]))" office:value-type="float" office:value="42" calcext:value-type="float">
            <text:p>42</text:p>
          </table:table-cell>
          <table:table-cell table:formula="of:=[.D93]" office:value-type="float" office:value="28" calcext:value-type="float">
            <text:p>28</text:p>
          </table:table-cell>
          <table:table-cell table:formula="of:=LEFT([.A93];[.G93])" office:value-type="string" office:string-value="rdw_gekentekende_voertuigen_" calcext:value-type="string">
            <text:p>rdw_gekentekende_voertuigen_</text:p>
          </table:table-cell>
          <table:table-cell table:formula="of:=VLOOKUP([.H93];[$source.$C$2:$source.$F$48];4;0)" office:value-type="float" office:value="201" calcext:value-type="float">
            <text:p>201</text:p>
          </table:table-cell>
          <table:table-cell table:style-name="ce7" table:formula="of:=IF(RIGHT([.A93];6)=&quot;_X_X_X&quot;;3;IF(RIGHT([.A93];4)=&quot;_X_X&quot;;2;IF(RIGHT([.A9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4])&gt;0;[$preferred_name.A94];&#10;LEN([$preferred_name.B94])&gt;0;[$preferred_name.B94]&#10;)" office:value-type="string" office:string-value="rdw_gekentekende_voertuigen_maximum_massa_trekken_ongeremd" calcext:value-type="string">
            <text:p>rdw_gekentekende_voertuigen_maximum_massa_trekken_ongeremd</text:p>
          </table:table-cell>
          <table:table-cell table:formula="of:=IFERROR(FIND(&quot;_&quot;;[.$A94];1);LEN([.$A94]))" office:value-type="float" office:value="4" calcext:value-type="float">
            <text:p>4</text:p>
          </table:table-cell>
          <table:table-cell table:formula="of:=IFERROR(FIND(&quot;_&quot;;[.$A94];1+[.B94]);LEN([.$A94]))" office:value-type="float" office:value="17" calcext:value-type="float">
            <text:p>17</text:p>
          </table:table-cell>
          <table:table-cell table:formula="of:=IFERROR(FIND(&quot;_&quot;;[.$A94];1+[.C94]);LEN([.$A94]))" office:value-type="float" office:value="28" calcext:value-type="float">
            <text:p>28</text:p>
          </table:table-cell>
          <table:table-cell table:formula="of:=IFERROR(FIND(&quot;_&quot;;[.$A94];1+[.D94]);LEN([.$A94]))" office:value-type="float" office:value="36" calcext:value-type="float">
            <text:p>36</text:p>
          </table:table-cell>
          <table:table-cell table:formula="of:=IFERROR(FIND(&quot;_&quot;;[.$A94];1+[.E94]);LEN([.$A94]))" office:value-type="float" office:value="42" calcext:value-type="float">
            <text:p>42</text:p>
          </table:table-cell>
          <table:table-cell table:formula="of:=[.D94]" office:value-type="float" office:value="28" calcext:value-type="float">
            <text:p>28</text:p>
          </table:table-cell>
          <table:table-cell table:formula="of:=LEFT([.A94];[.G94])" office:value-type="string" office:string-value="rdw_gekentekende_voertuigen_" calcext:value-type="string">
            <text:p>rdw_gekentekende_voertuigen_</text:p>
          </table:table-cell>
          <table:table-cell table:formula="of:=VLOOKUP([.H94];[$source.$C$2:$source.$F$48];4;0)" office:value-type="float" office:value="201" calcext:value-type="float">
            <text:p>201</text:p>
          </table:table-cell>
          <table:table-cell table:style-name="ce7" table:formula="of:=IF(RIGHT([.A94];6)=&quot;_X_X_X&quot;;3;IF(RIGHT([.A94];4)=&quot;_X_X&quot;;2;IF(RIGHT([.A9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5])&gt;0;[$preferred_name.A95];&#10;LEN([$preferred_name.B95])&gt;0;[$preferred_name.B95]&#10;)" office:value-type="string" office:string-value="rdw_gekentekende_voertuigen_maximum_trekken_massa_geremd" calcext:value-type="string">
            <text:p>rdw_gekentekende_voertuigen_maximum_trekken_massa_geremd</text:p>
          </table:table-cell>
          <table:table-cell table:formula="of:=IFERROR(FIND(&quot;_&quot;;[.$A95];1);LEN([.$A95]))" office:value-type="float" office:value="4" calcext:value-type="float">
            <text:p>4</text:p>
          </table:table-cell>
          <table:table-cell table:formula="of:=IFERROR(FIND(&quot;_&quot;;[.$A95];1+[.B95]);LEN([.$A95]))" office:value-type="float" office:value="17" calcext:value-type="float">
            <text:p>17</text:p>
          </table:table-cell>
          <table:table-cell table:formula="of:=IFERROR(FIND(&quot;_&quot;;[.$A95];1+[.C95]);LEN([.$A95]))" office:value-type="float" office:value="28" calcext:value-type="float">
            <text:p>28</text:p>
          </table:table-cell>
          <table:table-cell table:formula="of:=IFERROR(FIND(&quot;_&quot;;[.$A95];1+[.D95]);LEN([.$A95]))" office:value-type="float" office:value="36" calcext:value-type="float">
            <text:p>36</text:p>
          </table:table-cell>
          <table:table-cell table:formula="of:=IFERROR(FIND(&quot;_&quot;;[.$A95];1+[.E95]);LEN([.$A95]))" office:value-type="float" office:value="44" calcext:value-type="float">
            <text:p>44</text:p>
          </table:table-cell>
          <table:table-cell table:formula="of:=[.D95]" office:value-type="float" office:value="28" calcext:value-type="float">
            <text:p>28</text:p>
          </table:table-cell>
          <table:table-cell table:formula="of:=LEFT([.A95];[.G95])" office:value-type="string" office:string-value="rdw_gekentekende_voertuigen_" calcext:value-type="string">
            <text:p>rdw_gekentekende_voertuigen_</text:p>
          </table:table-cell>
          <table:table-cell table:formula="of:=VLOOKUP([.H95];[$source.$C$2:$source.$F$48];4;0)" office:value-type="float" office:value="201" calcext:value-type="float">
            <text:p>201</text:p>
          </table:table-cell>
          <table:table-cell table:style-name="ce7" table:formula="of:=IF(RIGHT([.A95];6)=&quot;_X_X_X&quot;;3;IF(RIGHT([.A95];4)=&quot;_X_X&quot;;2;IF(RIGHT([.A9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6])&gt;0;[$preferred_name.A96];&#10;LEN([$preferred_name.B96])&gt;0;[$preferred_name.B96]&#10;)" office:value-type="string" office:string-value="rdw_gekentekende_voertuigen_datum_eerste_toelating" calcext:value-type="string">
            <text:p>rdw_gekentekende_voertuigen_datum_eerste_toelating</text:p>
          </table:table-cell>
          <table:table-cell table:formula="of:=IFERROR(FIND(&quot;_&quot;;[.$A96];1);LEN([.$A96]))" office:value-type="float" office:value="4" calcext:value-type="float">
            <text:p>4</text:p>
          </table:table-cell>
          <table:table-cell table:formula="of:=IFERROR(FIND(&quot;_&quot;;[.$A96];1+[.B96]);LEN([.$A96]))" office:value-type="float" office:value="17" calcext:value-type="float">
            <text:p>17</text:p>
          </table:table-cell>
          <table:table-cell table:formula="of:=IFERROR(FIND(&quot;_&quot;;[.$A96];1+[.C96]);LEN([.$A96]))" office:value-type="float" office:value="28" calcext:value-type="float">
            <text:p>28</text:p>
          </table:table-cell>
          <table:table-cell table:formula="of:=IFERROR(FIND(&quot;_&quot;;[.$A96];1+[.D96]);LEN([.$A96]))" office:value-type="float" office:value="34" calcext:value-type="float">
            <text:p>34</text:p>
          </table:table-cell>
          <table:table-cell table:formula="of:=IFERROR(FIND(&quot;_&quot;;[.$A96];1+[.E96]);LEN([.$A96]))" office:value-type="float" office:value="41" calcext:value-type="float">
            <text:p>41</text:p>
          </table:table-cell>
          <table:table-cell table:formula="of:=[.D96]" office:value-type="float" office:value="28" calcext:value-type="float">
            <text:p>28</text:p>
          </table:table-cell>
          <table:table-cell table:formula="of:=LEFT([.A96];[.G96])" office:value-type="string" office:string-value="rdw_gekentekende_voertuigen_" calcext:value-type="string">
            <text:p>rdw_gekentekende_voertuigen_</text:p>
          </table:table-cell>
          <table:table-cell table:formula="of:=VLOOKUP([.H96];[$source.$C$2:$source.$F$48];4;0)" office:value-type="float" office:value="201" calcext:value-type="float">
            <text:p>201</text:p>
          </table:table-cell>
          <table:table-cell table:style-name="ce7" table:formula="of:=IF(RIGHT([.A96];6)=&quot;_X_X_X&quot;;3;IF(RIGHT([.A96];4)=&quot;_X_X&quot;;2;IF(RIGHT([.A9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office:value-type="string" calcext:value-type="string">
            <text:p>date_dd47mm47yyyy</text:p>
          </table:table-cell>
          <table:table-cell table:number-columns-repeated="1011"/>
        </table:table-row>
        <table:table-row table:style-name="ro1">
          <table:table-cell table:formula="of:=COM.MICROSOFT.IFS(&#10;LEN([$preferred_name.A97])&gt;0;[$preferred_name.A97];&#10;LEN([$preferred_name.B97])&gt;0;[$preferred_name.B97]&#10;)" office:value-type="string" office:string-value="rdw_gekentekende_voertuigen_datum_eerste_tenaamstelling_in_nederland" calcext:value-type="string">
            <text:p>rdw_gekentekende_voertuigen_datum_eerste_tenaamstelling_in_nederland</text:p>
          </table:table-cell>
          <table:table-cell table:formula="of:=IFERROR(FIND(&quot;_&quot;;[.$A97];1);LEN([.$A97]))" office:value-type="float" office:value="4" calcext:value-type="float">
            <text:p>4</text:p>
          </table:table-cell>
          <table:table-cell table:formula="of:=IFERROR(FIND(&quot;_&quot;;[.$A97];1+[.B97]);LEN([.$A97]))" office:value-type="float" office:value="17" calcext:value-type="float">
            <text:p>17</text:p>
          </table:table-cell>
          <table:table-cell table:formula="of:=IFERROR(FIND(&quot;_&quot;;[.$A97];1+[.C97]);LEN([.$A97]))" office:value-type="float" office:value="28" calcext:value-type="float">
            <text:p>28</text:p>
          </table:table-cell>
          <table:table-cell table:formula="of:=IFERROR(FIND(&quot;_&quot;;[.$A97];1+[.D97]);LEN([.$A97]))" office:value-type="float" office:value="34" calcext:value-type="float">
            <text:p>34</text:p>
          </table:table-cell>
          <table:table-cell table:formula="of:=IFERROR(FIND(&quot;_&quot;;[.$A97];1+[.E97]);LEN([.$A97]))" office:value-type="float" office:value="41" calcext:value-type="float">
            <text:p>41</text:p>
          </table:table-cell>
          <table:table-cell table:formula="of:=[.D97]" office:value-type="float" office:value="28" calcext:value-type="float">
            <text:p>28</text:p>
          </table:table-cell>
          <table:table-cell table:formula="of:=LEFT([.A97];[.G97])" office:value-type="string" office:string-value="rdw_gekentekende_voertuigen_" calcext:value-type="string">
            <text:p>rdw_gekentekende_voertuigen_</text:p>
          </table:table-cell>
          <table:table-cell table:formula="of:=VLOOKUP([.H97];[$source.$C$2:$source.$F$48];4;0)" office:value-type="float" office:value="201" calcext:value-type="float">
            <text:p>201</text:p>
          </table:table-cell>
          <table:table-cell table:style-name="ce7" table:formula="of:=IF(RIGHT([.A97];6)=&quot;_X_X_X&quot;;3;IF(RIGHT([.A97];4)=&quot;_X_X&quot;;2;IF(RIGHT([.A9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office:value-type="string" calcext:value-type="string">
            <text:p>date_dd47mm47yyyy</text:p>
          </table:table-cell>
          <table:table-cell table:number-columns-repeated="1011"/>
        </table:table-row>
        <table:table-row table:style-name="ro1">
          <table:table-cell table:formula="of:=COM.MICROSOFT.IFS(&#10;LEN([$preferred_name.A98])&gt;0;[$preferred_name.A98];&#10;LEN([$preferred_name.B98])&gt;0;[$preferred_name.B98]&#10;)" office:value-type="string" office:string-value="rdw_gekentekende_voertuigen_wacht_op_keuren" calcext:value-type="string">
            <text:p>rdw_gekentekende_voertuigen_wacht_op_keuren</text:p>
          </table:table-cell>
          <table:table-cell table:formula="of:=IFERROR(FIND(&quot;_&quot;;[.$A98];1);LEN([.$A98]))" office:value-type="float" office:value="4" calcext:value-type="float">
            <text:p>4</text:p>
          </table:table-cell>
          <table:table-cell table:formula="of:=IFERROR(FIND(&quot;_&quot;;[.$A98];1+[.B98]);LEN([.$A98]))" office:value-type="float" office:value="17" calcext:value-type="float">
            <text:p>17</text:p>
          </table:table-cell>
          <table:table-cell table:formula="of:=IFERROR(FIND(&quot;_&quot;;[.$A98];1+[.C98]);LEN([.$A98]))" office:value-type="float" office:value="28" calcext:value-type="float">
            <text:p>28</text:p>
          </table:table-cell>
          <table:table-cell table:formula="of:=IFERROR(FIND(&quot;_&quot;;[.$A98];1+[.D98]);LEN([.$A98]))" office:value-type="float" office:value="34" calcext:value-type="float">
            <text:p>34</text:p>
          </table:table-cell>
          <table:table-cell table:formula="of:=IFERROR(FIND(&quot;_&quot;;[.$A98];1+[.E98]);LEN([.$A98]))" office:value-type="float" office:value="37" calcext:value-type="float">
            <text:p>37</text:p>
          </table:table-cell>
          <table:table-cell table:formula="of:=[.D98]" office:value-type="float" office:value="28" calcext:value-type="float">
            <text:p>28</text:p>
          </table:table-cell>
          <table:table-cell table:formula="of:=LEFT([.A98];[.G98])" office:value-type="string" office:string-value="rdw_gekentekende_voertuigen_" calcext:value-type="string">
            <text:p>rdw_gekentekende_voertuigen_</text:p>
          </table:table-cell>
          <table:table-cell table:formula="of:=VLOOKUP([.H98];[$source.$C$2:$source.$F$48];4;0)" office:value-type="float" office:value="201" calcext:value-type="float">
            <text:p>201</text:p>
          </table:table-cell>
          <table:table-cell table:style-name="ce7" table:formula="of:=IF(RIGHT([.A98];6)=&quot;_X_X_X&quot;;3;IF(RIGHT([.A98];4)=&quot;_X_X&quot;;2;IF(RIGHT([.A9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99])&gt;0;[$preferred_name.A99];&#10;LEN([$preferred_name.B99])&gt;0;[$preferred_name.B99]&#10;)" office:value-type="string" office:string-value="rdw_gekentekende_voertuigen_catalogusprijs" calcext:value-type="string">
            <text:p>rdw_gekentekende_voertuigen_catalogusprijs</text:p>
          </table:table-cell>
          <table:table-cell table:formula="of:=IFERROR(FIND(&quot;_&quot;;[.$A99];1);LEN([.$A99]))" office:value-type="float" office:value="4" calcext:value-type="float">
            <text:p>4</text:p>
          </table:table-cell>
          <table:table-cell table:formula="of:=IFERROR(FIND(&quot;_&quot;;[.$A99];1+[.B99]);LEN([.$A99]))" office:value-type="float" office:value="17" calcext:value-type="float">
            <text:p>17</text:p>
          </table:table-cell>
          <table:table-cell table:formula="of:=IFERROR(FIND(&quot;_&quot;;[.$A99];1+[.C99]);LEN([.$A99]))" office:value-type="float" office:value="28" calcext:value-type="float">
            <text:p>28</text:p>
          </table:table-cell>
          <table:table-cell table:formula="of:=IFERROR(FIND(&quot;_&quot;;[.$A99];1+[.D99]);LEN([.$A99]))" office:value-type="float" office:value="42" calcext:value-type="float">
            <text:p>42</text:p>
          </table:table-cell>
          <table:table-cell table:formula="of:=IFERROR(FIND(&quot;_&quot;;[.$A99];1+[.E99]);LEN([.$A99]))" office:value-type="float" office:value="42" calcext:value-type="float">
            <text:p>42</text:p>
          </table:table-cell>
          <table:table-cell table:formula="of:=[.D99]" office:value-type="float" office:value="28" calcext:value-type="float">
            <text:p>28</text:p>
          </table:table-cell>
          <table:table-cell table:formula="of:=LEFT([.A99];[.G99])" office:value-type="string" office:string-value="rdw_gekentekende_voertuigen_" calcext:value-type="string">
            <text:p>rdw_gekentekende_voertuigen_</text:p>
          </table:table-cell>
          <table:table-cell table:formula="of:=VLOOKUP([.H99];[$source.$C$2:$source.$F$48];4;0)" office:value-type="float" office:value="201" calcext:value-type="float">
            <text:p>201</text:p>
          </table:table-cell>
          <table:table-cell table:style-name="ce7" table:formula="of:=IF(RIGHT([.A99];6)=&quot;_X_X_X&quot;;3;IF(RIGHT([.A99];4)=&quot;_X_X&quot;;2;IF(RIGHT([.A9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00])&gt;0;[$preferred_name.A100];&#10;LEN([$preferred_name.B100])&gt;0;[$preferred_name.B100]&#10;)" office:value-type="string" office:string-value="rdw_gekentekende_voertuigen_wam_verzekerd" calcext:value-type="string">
            <text:p>rdw_gekentekende_voertuigen_wam_verzekerd</text:p>
          </table:table-cell>
          <table:table-cell table:formula="of:=IFERROR(FIND(&quot;_&quot;;[.$A100];1);LEN([.$A100]))" office:value-type="float" office:value="4" calcext:value-type="float">
            <text:p>4</text:p>
          </table:table-cell>
          <table:table-cell table:formula="of:=IFERROR(FIND(&quot;_&quot;;[.$A100];1+[.B100]);LEN([.$A100]))" office:value-type="float" office:value="17" calcext:value-type="float">
            <text:p>17</text:p>
          </table:table-cell>
          <table:table-cell table:formula="of:=IFERROR(FIND(&quot;_&quot;;[.$A100];1+[.C100]);LEN([.$A100]))" office:value-type="float" office:value="28" calcext:value-type="float">
            <text:p>28</text:p>
          </table:table-cell>
          <table:table-cell table:formula="of:=IFERROR(FIND(&quot;_&quot;;[.$A100];1+[.D100]);LEN([.$A100]))" office:value-type="float" office:value="32" calcext:value-type="float">
            <text:p>32</text:p>
          </table:table-cell>
          <table:table-cell table:formula="of:=IFERROR(FIND(&quot;_&quot;;[.$A100];1+[.E100]);LEN([.$A100]))" office:value-type="float" office:value="41" calcext:value-type="float">
            <text:p>41</text:p>
          </table:table-cell>
          <table:table-cell table:formula="of:=[.D100]" office:value-type="float" office:value="28" calcext:value-type="float">
            <text:p>28</text:p>
          </table:table-cell>
          <table:table-cell table:formula="of:=LEFT([.A100];[.G100])" office:value-type="string" office:string-value="rdw_gekentekende_voertuigen_" calcext:value-type="string">
            <text:p>rdw_gekentekende_voertuigen_</text:p>
          </table:table-cell>
          <table:table-cell table:formula="of:=VLOOKUP([.H100];[$source.$C$2:$source.$F$48];4;0)" office:value-type="float" office:value="201" calcext:value-type="float">
            <text:p>201</text:p>
          </table:table-cell>
          <table:table-cell table:style-name="ce7" table:formula="of:=IF(RIGHT([.A100];6)=&quot;_X_X_X&quot;;3;IF(RIGHT([.A100];4)=&quot;_X_X&quot;;2;IF(RIGHT([.A10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01])&gt;0;[$preferred_name.A101];&#10;LEN([$preferred_name.B101])&gt;0;[$preferred_name.B101]&#10;)" office:value-type="string" office:string-value="rdw_gekentekende_voertuigen_aantal_deuren" calcext:value-type="string">
            <text:p>rdw_gekentekende_voertuigen_aantal_deuren</text:p>
          </table:table-cell>
          <table:table-cell table:formula="of:=IFERROR(FIND(&quot;_&quot;;[.$A101];1);LEN([.$A101]))" office:value-type="float" office:value="4" calcext:value-type="float">
            <text:p>4</text:p>
          </table:table-cell>
          <table:table-cell table:formula="of:=IFERROR(FIND(&quot;_&quot;;[.$A101];1+[.B101]);LEN([.$A101]))" office:value-type="float" office:value="17" calcext:value-type="float">
            <text:p>17</text:p>
          </table:table-cell>
          <table:table-cell table:formula="of:=IFERROR(FIND(&quot;_&quot;;[.$A101];1+[.C101]);LEN([.$A101]))" office:value-type="float" office:value="28" calcext:value-type="float">
            <text:p>28</text:p>
          </table:table-cell>
          <table:table-cell table:formula="of:=IFERROR(FIND(&quot;_&quot;;[.$A101];1+[.D101]);LEN([.$A101]))" office:value-type="float" office:value="35" calcext:value-type="float">
            <text:p>35</text:p>
          </table:table-cell>
          <table:table-cell table:formula="of:=IFERROR(FIND(&quot;_&quot;;[.$A101];1+[.E101]);LEN([.$A101]))" office:value-type="float" office:value="41" calcext:value-type="float">
            <text:p>41</text:p>
          </table:table-cell>
          <table:table-cell table:formula="of:=[.D101]" office:value-type="float" office:value="28" calcext:value-type="float">
            <text:p>28</text:p>
          </table:table-cell>
          <table:table-cell table:formula="of:=LEFT([.A101];[.G101])" office:value-type="string" office:string-value="rdw_gekentekende_voertuigen_" calcext:value-type="string">
            <text:p>rdw_gekentekende_voertuigen_</text:p>
          </table:table-cell>
          <table:table-cell table:formula="of:=VLOOKUP([.H101];[$source.$C$2:$source.$F$48];4;0)" office:value-type="float" office:value="201" calcext:value-type="float">
            <text:p>201</text:p>
          </table:table-cell>
          <table:table-cell table:style-name="ce7" table:formula="of:=IF(RIGHT([.A101];6)=&quot;_X_X_X&quot;;3;IF(RIGHT([.A101];4)=&quot;_X_X&quot;;2;IF(RIGHT([.A10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zero2null</text:p>
          </table:table-cell>
          <table:table-cell table:number-columns-repeated="1011"/>
        </table:table-row>
        <table:table-row table:style-name="ro1">
          <table:table-cell table:formula="of:=COM.MICROSOFT.IFS(&#10;LEN([$preferred_name.A102])&gt;0;[$preferred_name.A102];&#10;LEN([$preferred_name.B102])&gt;0;[$preferred_name.B102]&#10;)" office:value-type="string" office:string-value="rdw_gekentekende_voertuigen_aantal_wielen" calcext:value-type="string">
            <text:p>rdw_gekentekende_voertuigen_aantal_wielen</text:p>
          </table:table-cell>
          <table:table-cell table:formula="of:=IFERROR(FIND(&quot;_&quot;;[.$A102];1);LEN([.$A102]))" office:value-type="float" office:value="4" calcext:value-type="float">
            <text:p>4</text:p>
          </table:table-cell>
          <table:table-cell table:formula="of:=IFERROR(FIND(&quot;_&quot;;[.$A102];1+[.B102]);LEN([.$A102]))" office:value-type="float" office:value="17" calcext:value-type="float">
            <text:p>17</text:p>
          </table:table-cell>
          <table:table-cell table:formula="of:=IFERROR(FIND(&quot;_&quot;;[.$A102];1+[.C102]);LEN([.$A102]))" office:value-type="float" office:value="28" calcext:value-type="float">
            <text:p>28</text:p>
          </table:table-cell>
          <table:table-cell table:formula="of:=IFERROR(FIND(&quot;_&quot;;[.$A102];1+[.D102]);LEN([.$A102]))" office:value-type="float" office:value="35" calcext:value-type="float">
            <text:p>35</text:p>
          </table:table-cell>
          <table:table-cell table:formula="of:=IFERROR(FIND(&quot;_&quot;;[.$A102];1+[.E102]);LEN([.$A102]))" office:value-type="float" office:value="41" calcext:value-type="float">
            <text:p>41</text:p>
          </table:table-cell>
          <table:table-cell table:formula="of:=[.D102]" office:value-type="float" office:value="28" calcext:value-type="float">
            <text:p>28</text:p>
          </table:table-cell>
          <table:table-cell table:formula="of:=LEFT([.A102];[.G102])" office:value-type="string" office:string-value="rdw_gekentekende_voertuigen_" calcext:value-type="string">
            <text:p>rdw_gekentekende_voertuigen_</text:p>
          </table:table-cell>
          <table:table-cell table:formula="of:=VLOOKUP([.H102];[$source.$C$2:$source.$F$48];4;0)" office:value-type="float" office:value="201" calcext:value-type="float">
            <text:p>201</text:p>
          </table:table-cell>
          <table:table-cell table:style-name="ce7" table:formula="of:=IF(RIGHT([.A102];6)=&quot;_X_X_X&quot;;3;IF(RIGHT([.A102];4)=&quot;_X_X&quot;;2;IF(RIGHT([.A10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03])&gt;0;[$preferred_name.A103];&#10;LEN([$preferred_name.B103])&gt;0;[$preferred_name.B103]&#10;)" office:value-type="string" office:string-value="rdw_gekentekende_voertuigen_afstand_hart_koppeling_tot_achterzijde_voertuig" calcext:value-type="string">
            <text:p>rdw_gekentekende_voertuigen_afstand_hart_koppeling_tot_achterzijde_voertuig</text:p>
          </table:table-cell>
          <table:table-cell table:formula="of:=IFERROR(FIND(&quot;_&quot;;[.$A103];1);LEN([.$A103]))" office:value-type="float" office:value="4" calcext:value-type="float">
            <text:p>4</text:p>
          </table:table-cell>
          <table:table-cell table:formula="of:=IFERROR(FIND(&quot;_&quot;;[.$A103];1+[.B103]);LEN([.$A103]))" office:value-type="float" office:value="17" calcext:value-type="float">
            <text:p>17</text:p>
          </table:table-cell>
          <table:table-cell table:formula="of:=IFERROR(FIND(&quot;_&quot;;[.$A103];1+[.C103]);LEN([.$A103]))" office:value-type="float" office:value="28" calcext:value-type="float">
            <text:p>28</text:p>
          </table:table-cell>
          <table:table-cell table:formula="of:=IFERROR(FIND(&quot;_&quot;;[.$A103];1+[.D103]);LEN([.$A103]))" office:value-type="float" office:value="36" calcext:value-type="float">
            <text:p>36</text:p>
          </table:table-cell>
          <table:table-cell table:formula="of:=IFERROR(FIND(&quot;_&quot;;[.$A103];1+[.E103]);LEN([.$A103]))" office:value-type="float" office:value="41" calcext:value-type="float">
            <text:p>41</text:p>
          </table:table-cell>
          <table:table-cell table:formula="of:=[.D103]" office:value-type="float" office:value="28" calcext:value-type="float">
            <text:p>28</text:p>
          </table:table-cell>
          <table:table-cell table:formula="of:=LEFT([.A103];[.G103])" office:value-type="string" office:string-value="rdw_gekentekende_voertuigen_" calcext:value-type="string">
            <text:p>rdw_gekentekende_voertuigen_</text:p>
          </table:table-cell>
          <table:table-cell table:formula="of:=VLOOKUP([.H103];[$source.$C$2:$source.$F$48];4;0)" office:value-type="float" office:value="201" calcext:value-type="float">
            <text:p>201</text:p>
          </table:table-cell>
          <table:table-cell table:style-name="ce7" table:formula="of:=IF(RIGHT([.A103];6)=&quot;_X_X_X&quot;;3;IF(RIGHT([.A103];4)=&quot;_X_X&quot;;2;IF(RIGHT([.A10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04])&gt;0;[$preferred_name.A104];&#10;LEN([$preferred_name.B104])&gt;0;[$preferred_name.B104]&#10;)" office:value-type="string" office:string-value="rdw_gekentekende_voertuigen_afstand_voorzijde_voertuig_tot_hart_koppeling" calcext:value-type="string">
            <text:p>rdw_gekentekende_voertuigen_afstand_voorzijde_voertuig_tot_hart_koppeling</text:p>
          </table:table-cell>
          <table:table-cell table:formula="of:=IFERROR(FIND(&quot;_&quot;;[.$A104];1);LEN([.$A104]))" office:value-type="float" office:value="4" calcext:value-type="float">
            <text:p>4</text:p>
          </table:table-cell>
          <table:table-cell table:formula="of:=IFERROR(FIND(&quot;_&quot;;[.$A104];1+[.B104]);LEN([.$A104]))" office:value-type="float" office:value="17" calcext:value-type="float">
            <text:p>17</text:p>
          </table:table-cell>
          <table:table-cell table:formula="of:=IFERROR(FIND(&quot;_&quot;;[.$A104];1+[.C104]);LEN([.$A104]))" office:value-type="float" office:value="28" calcext:value-type="float">
            <text:p>28</text:p>
          </table:table-cell>
          <table:table-cell table:formula="of:=IFERROR(FIND(&quot;_&quot;;[.$A104];1+[.D104]);LEN([.$A104]))" office:value-type="float" office:value="36" calcext:value-type="float">
            <text:p>36</text:p>
          </table:table-cell>
          <table:table-cell table:formula="of:=IFERROR(FIND(&quot;_&quot;;[.$A104];1+[.E104]);LEN([.$A104]))" office:value-type="float" office:value="46" calcext:value-type="float">
            <text:p>46</text:p>
          </table:table-cell>
          <table:table-cell table:formula="of:=[.D104]" office:value-type="float" office:value="28" calcext:value-type="float">
            <text:p>28</text:p>
          </table:table-cell>
          <table:table-cell table:formula="of:=LEFT([.A104];[.G104])" office:value-type="string" office:string-value="rdw_gekentekende_voertuigen_" calcext:value-type="string">
            <text:p>rdw_gekentekende_voertuigen_</text:p>
          </table:table-cell>
          <table:table-cell table:formula="of:=VLOOKUP([.H104];[$source.$C$2:$source.$F$48];4;0)" office:value-type="float" office:value="201" calcext:value-type="float">
            <text:p>201</text:p>
          </table:table-cell>
          <table:table-cell table:style-name="ce7" table:formula="of:=IF(RIGHT([.A104];6)=&quot;_X_X_X&quot;;3;IF(RIGHT([.A104];4)=&quot;_X_X&quot;;2;IF(RIGHT([.A10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05])&gt;0;[$preferred_name.A105];&#10;LEN([$preferred_name.B105])&gt;0;[$preferred_name.B105]&#10;)" office:value-type="string" office:string-value="rdw_gekentekende_voertuigen_lengte" calcext:value-type="string">
            <text:p>rdw_gekentekende_voertuigen_lengte</text:p>
          </table:table-cell>
          <table:table-cell table:formula="of:=IFERROR(FIND(&quot;_&quot;;[.$A105];1);LEN([.$A105]))" office:value-type="float" office:value="4" calcext:value-type="float">
            <text:p>4</text:p>
          </table:table-cell>
          <table:table-cell table:formula="of:=IFERROR(FIND(&quot;_&quot;;[.$A105];1+[.B105]);LEN([.$A105]))" office:value-type="float" office:value="17" calcext:value-type="float">
            <text:p>17</text:p>
          </table:table-cell>
          <table:table-cell table:formula="of:=IFERROR(FIND(&quot;_&quot;;[.$A105];1+[.C105]);LEN([.$A105]))" office:value-type="float" office:value="28" calcext:value-type="float">
            <text:p>28</text:p>
          </table:table-cell>
          <table:table-cell table:formula="of:=IFERROR(FIND(&quot;_&quot;;[.$A105];1+[.D105]);LEN([.$A105]))" office:value-type="float" office:value="34" calcext:value-type="float">
            <text:p>34</text:p>
          </table:table-cell>
          <table:table-cell table:formula="of:=IFERROR(FIND(&quot;_&quot;;[.$A105];1+[.E105]);LEN([.$A105]))" office:value-type="float" office:value="34" calcext:value-type="float">
            <text:p>34</text:p>
          </table:table-cell>
          <table:table-cell table:formula="of:=[.D105]" office:value-type="float" office:value="28" calcext:value-type="float">
            <text:p>28</text:p>
          </table:table-cell>
          <table:table-cell table:formula="of:=LEFT([.A105];[.G105])" office:value-type="string" office:string-value="rdw_gekentekende_voertuigen_" calcext:value-type="string">
            <text:p>rdw_gekentekende_voertuigen_</text:p>
          </table:table-cell>
          <table:table-cell table:formula="of:=VLOOKUP([.H105];[$source.$C$2:$source.$F$48];4;0)" office:value-type="float" office:value="201" calcext:value-type="float">
            <text:p>201</text:p>
          </table:table-cell>
          <table:table-cell table:style-name="ce7" table:formula="of:=IF(RIGHT([.A105];6)=&quot;_X_X_X&quot;;3;IF(RIGHT([.A105];4)=&quot;_X_X&quot;;2;IF(RIGHT([.A10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imes10</text:p>
          </table:table-cell>
          <table:table-cell office:value-type="string" calcext:value-type="string">
            <text:p>zero2null</text:p>
          </table:table-cell>
          <table:table-cell table:number-columns-repeated="1010"/>
        </table:table-row>
        <table:table-row table:style-name="ro1">
          <table:table-cell table:formula="of:=COM.MICROSOFT.IFS(&#10;LEN([$preferred_name.A106])&gt;0;[$preferred_name.A106];&#10;LEN([$preferred_name.B106])&gt;0;[$preferred_name.B106]&#10;)" office:value-type="string" office:string-value="rdw_gekentekende_voertuigen_breedte" calcext:value-type="string">
            <text:p>rdw_gekentekende_voertuigen_breedte</text:p>
          </table:table-cell>
          <table:table-cell table:formula="of:=IFERROR(FIND(&quot;_&quot;;[.$A106];1);LEN([.$A106]))" office:value-type="float" office:value="4" calcext:value-type="float">
            <text:p>4</text:p>
          </table:table-cell>
          <table:table-cell table:formula="of:=IFERROR(FIND(&quot;_&quot;;[.$A106];1+[.B106]);LEN([.$A106]))" office:value-type="float" office:value="17" calcext:value-type="float">
            <text:p>17</text:p>
          </table:table-cell>
          <table:table-cell table:formula="of:=IFERROR(FIND(&quot;_&quot;;[.$A106];1+[.C106]);LEN([.$A106]))" office:value-type="float" office:value="28" calcext:value-type="float">
            <text:p>28</text:p>
          </table:table-cell>
          <table:table-cell table:formula="of:=IFERROR(FIND(&quot;_&quot;;[.$A106];1+[.D106]);LEN([.$A106]))" office:value-type="float" office:value="35" calcext:value-type="float">
            <text:p>35</text:p>
          </table:table-cell>
          <table:table-cell table:formula="of:=IFERROR(FIND(&quot;_&quot;;[.$A106];1+[.E106]);LEN([.$A106]))" office:value-type="float" office:value="35" calcext:value-type="float">
            <text:p>35</text:p>
          </table:table-cell>
          <table:table-cell table:formula="of:=[.D106]" office:value-type="float" office:value="28" calcext:value-type="float">
            <text:p>28</text:p>
          </table:table-cell>
          <table:table-cell table:formula="of:=LEFT([.A106];[.G106])" office:value-type="string" office:string-value="rdw_gekentekende_voertuigen_" calcext:value-type="string">
            <text:p>rdw_gekentekende_voertuigen_</text:p>
          </table:table-cell>
          <table:table-cell table:formula="of:=VLOOKUP([.H106];[$source.$C$2:$source.$F$48];4;0)" office:value-type="float" office:value="201" calcext:value-type="float">
            <text:p>201</text:p>
          </table:table-cell>
          <table:table-cell table:style-name="ce7" table:formula="of:=IF(RIGHT([.A106];6)=&quot;_X_X_X&quot;;3;IF(RIGHT([.A106];4)=&quot;_X_X&quot;;2;IF(RIGHT([.A10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imes10</text:p>
          </table:table-cell>
          <table:table-cell office:value-type="string" calcext:value-type="string">
            <text:p>zero2null</text:p>
          </table:table-cell>
          <table:table-cell table:number-columns-repeated="1010"/>
        </table:table-row>
        <table:table-row table:style-name="ro1">
          <table:table-cell table:formula="of:=COM.MICROSOFT.IFS(&#10;LEN([$preferred_name.A107])&gt;0;[$preferred_name.A107];&#10;LEN([$preferred_name.B107])&gt;0;[$preferred_name.B107]&#10;)" office:value-type="string" office:string-value="rdw_gekentekende_voertuigen_europese_voertuigcategorie" calcext:value-type="string">
            <text:p>rdw_gekentekende_voertuigen_europese_voertuigcategorie</text:p>
          </table:table-cell>
          <table:table-cell table:formula="of:=IFERROR(FIND(&quot;_&quot;;[.$A107];1);LEN([.$A107]))" office:value-type="float" office:value="4" calcext:value-type="float">
            <text:p>4</text:p>
          </table:table-cell>
          <table:table-cell table:formula="of:=IFERROR(FIND(&quot;_&quot;;[.$A107];1+[.B107]);LEN([.$A107]))" office:value-type="float" office:value="17" calcext:value-type="float">
            <text:p>17</text:p>
          </table:table-cell>
          <table:table-cell table:formula="of:=IFERROR(FIND(&quot;_&quot;;[.$A107];1+[.C107]);LEN([.$A107]))" office:value-type="float" office:value="28" calcext:value-type="float">
            <text:p>28</text:p>
          </table:table-cell>
          <table:table-cell table:formula="of:=IFERROR(FIND(&quot;_&quot;;[.$A107];1+[.D107]);LEN([.$A107]))" office:value-type="float" office:value="37" calcext:value-type="float">
            <text:p>37</text:p>
          </table:table-cell>
          <table:table-cell table:formula="of:=IFERROR(FIND(&quot;_&quot;;[.$A107];1+[.E107]);LEN([.$A107]))" office:value-type="float" office:value="54" calcext:value-type="float">
            <text:p>54</text:p>
          </table:table-cell>
          <table:table-cell table:formula="of:=[.D107]" office:value-type="float" office:value="28" calcext:value-type="float">
            <text:p>28</text:p>
          </table:table-cell>
          <table:table-cell table:formula="of:=LEFT([.A107];[.G107])" office:value-type="string" office:string-value="rdw_gekentekende_voertuigen_" calcext:value-type="string">
            <text:p>rdw_gekentekende_voertuigen_</text:p>
          </table:table-cell>
          <table:table-cell table:formula="of:=VLOOKUP([.H107];[$source.$C$2:$source.$F$48];4;0)" office:value-type="float" office:value="201" calcext:value-type="float">
            <text:p>201</text:p>
          </table:table-cell>
          <table:table-cell table:style-name="ce7" table:formula="of:=IF(RIGHT([.A107];6)=&quot;_X_X_X&quot;;3;IF(RIGHT([.A107];4)=&quot;_X_X&quot;;2;IF(RIGHT([.A10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08])&gt;0;[$preferred_name.A108];&#10;LEN([$preferred_name.B108])&gt;0;[$preferred_name.B108]&#10;)" office:value-type="string" office:string-value="rdw_gekentekende_voertuigen_plaats_chassisnummer" calcext:value-type="string">
            <text:p>rdw_gekentekende_voertuigen_plaats_chassisnummer</text:p>
          </table:table-cell>
          <table:table-cell table:formula="of:=IFERROR(FIND(&quot;_&quot;;[.$A108];1);LEN([.$A108]))" office:value-type="float" office:value="4" calcext:value-type="float">
            <text:p>4</text:p>
          </table:table-cell>
          <table:table-cell table:formula="of:=IFERROR(FIND(&quot;_&quot;;[.$A108];1+[.B108]);LEN([.$A108]))" office:value-type="float" office:value="17" calcext:value-type="float">
            <text:p>17</text:p>
          </table:table-cell>
          <table:table-cell table:formula="of:=IFERROR(FIND(&quot;_&quot;;[.$A108];1+[.C108]);LEN([.$A108]))" office:value-type="float" office:value="28" calcext:value-type="float">
            <text:p>28</text:p>
          </table:table-cell>
          <table:table-cell table:formula="of:=IFERROR(FIND(&quot;_&quot;;[.$A108];1+[.D108]);LEN([.$A108]))" office:value-type="float" office:value="35" calcext:value-type="float">
            <text:p>35</text:p>
          </table:table-cell>
          <table:table-cell table:formula="of:=IFERROR(FIND(&quot;_&quot;;[.$A108];1+[.E108]);LEN([.$A108]))" office:value-type="float" office:value="48" calcext:value-type="float">
            <text:p>48</text:p>
          </table:table-cell>
          <table:table-cell table:formula="of:=[.D108]" office:value-type="float" office:value="28" calcext:value-type="float">
            <text:p>28</text:p>
          </table:table-cell>
          <table:table-cell table:formula="of:=LEFT([.A108];[.G108])" office:value-type="string" office:string-value="rdw_gekentekende_voertuigen_" calcext:value-type="string">
            <text:p>rdw_gekentekende_voertuigen_</text:p>
          </table:table-cell>
          <table:table-cell table:formula="of:=VLOOKUP([.H108];[$source.$C$2:$source.$F$48];4;0)" office:value-type="float" office:value="201" calcext:value-type="float">
            <text:p>201</text:p>
          </table:table-cell>
          <table:table-cell table:style-name="ce7" table:formula="of:=IF(RIGHT([.A108];6)=&quot;_X_X_X&quot;;3;IF(RIGHT([.A108];4)=&quot;_X_X&quot;;2;IF(RIGHT([.A10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09])&gt;0;[$preferred_name.A109];&#10;LEN([$preferred_name.B109])&gt;0;[$preferred_name.B109]&#10;)" office:value-type="string" office:string-value="rdw_gekentekende_voertuigen_technische_max_massa_voertuig" calcext:value-type="string">
            <text:p>rdw_gekentekende_voertuigen_technische_max_massa_voertuig</text:p>
          </table:table-cell>
          <table:table-cell table:formula="of:=IFERROR(FIND(&quot;_&quot;;[.$A109];1);LEN([.$A109]))" office:value-type="float" office:value="4" calcext:value-type="float">
            <text:p>4</text:p>
          </table:table-cell>
          <table:table-cell table:formula="of:=IFERROR(FIND(&quot;_&quot;;[.$A109];1+[.B109]);LEN([.$A109]))" office:value-type="float" office:value="17" calcext:value-type="float">
            <text:p>17</text:p>
          </table:table-cell>
          <table:table-cell table:formula="of:=IFERROR(FIND(&quot;_&quot;;[.$A109];1+[.C109]);LEN([.$A109]))" office:value-type="float" office:value="28" calcext:value-type="float">
            <text:p>28</text:p>
          </table:table-cell>
          <table:table-cell table:formula="of:=IFERROR(FIND(&quot;_&quot;;[.$A109];1+[.D109]);LEN([.$A109]))" office:value-type="float" office:value="39" calcext:value-type="float">
            <text:p>39</text:p>
          </table:table-cell>
          <table:table-cell table:formula="of:=IFERROR(FIND(&quot;_&quot;;[.$A109];1+[.E109]);LEN([.$A109]))" office:value-type="float" office:value="43" calcext:value-type="float">
            <text:p>43</text:p>
          </table:table-cell>
          <table:table-cell table:formula="of:=[.D109]" office:value-type="float" office:value="28" calcext:value-type="float">
            <text:p>28</text:p>
          </table:table-cell>
          <table:table-cell table:formula="of:=LEFT([.A109];[.G109])" office:value-type="string" office:string-value="rdw_gekentekende_voertuigen_" calcext:value-type="string">
            <text:p>rdw_gekentekende_voertuigen_</text:p>
          </table:table-cell>
          <table:table-cell table:formula="of:=VLOOKUP([.H109];[$source.$C$2:$source.$F$48];4;0)" office:value-type="float" office:value="201" calcext:value-type="float">
            <text:p>201</text:p>
          </table:table-cell>
          <table:table-cell table:style-name="ce7" table:formula="of:=IF(RIGHT([.A109];6)=&quot;_X_X_X&quot;;3;IF(RIGHT([.A109];4)=&quot;_X_X&quot;;2;IF(RIGHT([.A10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10])&gt;0;[$preferred_name.A110];&#10;LEN([$preferred_name.B110])&gt;0;[$preferred_name.B110]&#10;)" office:value-type="string" office:string-value="rdw_gekentekende_voertuigen_type" calcext:value-type="string">
            <text:p>rdw_gekentekende_voertuigen_type</text:p>
          </table:table-cell>
          <table:table-cell table:formula="of:=IFERROR(FIND(&quot;_&quot;;[.$A110];1);LEN([.$A110]))" office:value-type="float" office:value="4" calcext:value-type="float">
            <text:p>4</text:p>
          </table:table-cell>
          <table:table-cell table:formula="of:=IFERROR(FIND(&quot;_&quot;;[.$A110];1+[.B110]);LEN([.$A110]))" office:value-type="float" office:value="17" calcext:value-type="float">
            <text:p>17</text:p>
          </table:table-cell>
          <table:table-cell table:formula="of:=IFERROR(FIND(&quot;_&quot;;[.$A110];1+[.C110]);LEN([.$A110]))" office:value-type="float" office:value="28" calcext:value-type="float">
            <text:p>28</text:p>
          </table:table-cell>
          <table:table-cell table:formula="of:=IFERROR(FIND(&quot;_&quot;;[.$A110];1+[.D110]);LEN([.$A110]))" office:value-type="float" office:value="32" calcext:value-type="float">
            <text:p>32</text:p>
          </table:table-cell>
          <table:table-cell table:formula="of:=IFERROR(FIND(&quot;_&quot;;[.$A110];1+[.E110]);LEN([.$A110]))" office:value-type="float" office:value="32" calcext:value-type="float">
            <text:p>32</text:p>
          </table:table-cell>
          <table:table-cell table:formula="of:=[.D110]" office:value-type="float" office:value="28" calcext:value-type="float">
            <text:p>28</text:p>
          </table:table-cell>
          <table:table-cell table:formula="of:=LEFT([.A110];[.G110])" office:value-type="string" office:string-value="rdw_gekentekende_voertuigen_" calcext:value-type="string">
            <text:p>rdw_gekentekende_voertuigen_</text:p>
          </table:table-cell>
          <table:table-cell table:formula="of:=VLOOKUP([.H110];[$source.$C$2:$source.$F$48];4;0)" office:value-type="float" office:value="201" calcext:value-type="float">
            <text:p>201</text:p>
          </table:table-cell>
          <table:table-cell table:style-name="ce7" table:formula="of:=IF(RIGHT([.A110];6)=&quot;_X_X_X&quot;;3;IF(RIGHT([.A110];4)=&quot;_X_X&quot;;2;IF(RIGHT([.A1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11])&gt;0;[$preferred_name.A111];&#10;LEN([$preferred_name.B111])&gt;0;[$preferred_name.B111]&#10;)" office:value-type="string" office:string-value="rdw_gekentekende_voertuigen_typegoedkeuringsnummer" calcext:value-type="string">
            <text:p>rdw_gekentekende_voertuigen_typegoedkeuringsnummer</text:p>
          </table:table-cell>
          <table:table-cell table:formula="of:=IFERROR(FIND(&quot;_&quot;;[.$A111];1);LEN([.$A111]))" office:value-type="float" office:value="4" calcext:value-type="float">
            <text:p>4</text:p>
          </table:table-cell>
          <table:table-cell table:formula="of:=IFERROR(FIND(&quot;_&quot;;[.$A111];1+[.B111]);LEN([.$A111]))" office:value-type="float" office:value="17" calcext:value-type="float">
            <text:p>17</text:p>
          </table:table-cell>
          <table:table-cell table:formula="of:=IFERROR(FIND(&quot;_&quot;;[.$A111];1+[.C111]);LEN([.$A111]))" office:value-type="float" office:value="28" calcext:value-type="float">
            <text:p>28</text:p>
          </table:table-cell>
          <table:table-cell table:formula="of:=IFERROR(FIND(&quot;_&quot;;[.$A111];1+[.D111]);LEN([.$A111]))" office:value-type="float" office:value="50" calcext:value-type="float">
            <text:p>50</text:p>
          </table:table-cell>
          <table:table-cell table:formula="of:=IFERROR(FIND(&quot;_&quot;;[.$A111];1+[.E111]);LEN([.$A111]))" office:value-type="float" office:value="50" calcext:value-type="float">
            <text:p>50</text:p>
          </table:table-cell>
          <table:table-cell table:formula="of:=[.D111]" office:value-type="float" office:value="28" calcext:value-type="float">
            <text:p>28</text:p>
          </table:table-cell>
          <table:table-cell table:formula="of:=LEFT([.A111];[.G111])" office:value-type="string" office:string-value="rdw_gekentekende_voertuigen_" calcext:value-type="string">
            <text:p>rdw_gekentekende_voertuigen_</text:p>
          </table:table-cell>
          <table:table-cell table:formula="of:=VLOOKUP([.H111];[$source.$C$2:$source.$F$48];4;0)" office:value-type="float" office:value="201" calcext:value-type="float">
            <text:p>201</text:p>
          </table:table-cell>
          <table:table-cell table:style-name="ce7" table:formula="of:=IF(RIGHT([.A111];6)=&quot;_X_X_X&quot;;3;IF(RIGHT([.A111];4)=&quot;_X_X&quot;;2;IF(RIGHT([.A11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12])&gt;0;[$preferred_name.A112];&#10;LEN([$preferred_name.B112])&gt;0;[$preferred_name.B112]&#10;)" office:value-type="string" office:string-value="rdw_gekentekende_voertuigen_variant" calcext:value-type="string">
            <text:p>rdw_gekentekende_voertuigen_variant</text:p>
          </table:table-cell>
          <table:table-cell table:formula="of:=IFERROR(FIND(&quot;_&quot;;[.$A112];1);LEN([.$A112]))" office:value-type="float" office:value="4" calcext:value-type="float">
            <text:p>4</text:p>
          </table:table-cell>
          <table:table-cell table:formula="of:=IFERROR(FIND(&quot;_&quot;;[.$A112];1+[.B112]);LEN([.$A112]))" office:value-type="float" office:value="17" calcext:value-type="float">
            <text:p>17</text:p>
          </table:table-cell>
          <table:table-cell table:formula="of:=IFERROR(FIND(&quot;_&quot;;[.$A112];1+[.C112]);LEN([.$A112]))" office:value-type="float" office:value="28" calcext:value-type="float">
            <text:p>28</text:p>
          </table:table-cell>
          <table:table-cell table:formula="of:=IFERROR(FIND(&quot;_&quot;;[.$A112];1+[.D112]);LEN([.$A112]))" office:value-type="float" office:value="35" calcext:value-type="float">
            <text:p>35</text:p>
          </table:table-cell>
          <table:table-cell table:formula="of:=IFERROR(FIND(&quot;_&quot;;[.$A112];1+[.E112]);LEN([.$A112]))" office:value-type="float" office:value="35" calcext:value-type="float">
            <text:p>35</text:p>
          </table:table-cell>
          <table:table-cell table:formula="of:=[.D112]" office:value-type="float" office:value="28" calcext:value-type="float">
            <text:p>28</text:p>
          </table:table-cell>
          <table:table-cell table:formula="of:=LEFT([.A112];[.G112])" office:value-type="string" office:string-value="rdw_gekentekende_voertuigen_" calcext:value-type="string">
            <text:p>rdw_gekentekende_voertuigen_</text:p>
          </table:table-cell>
          <table:table-cell table:formula="of:=VLOOKUP([.H112];[$source.$C$2:$source.$F$48];4;0)" office:value-type="float" office:value="201" calcext:value-type="float">
            <text:p>201</text:p>
          </table:table-cell>
          <table:table-cell table:style-name="ce7" table:formula="of:=IF(RIGHT([.A112];6)=&quot;_X_X_X&quot;;3;IF(RIGHT([.A112];4)=&quot;_X_X&quot;;2;IF(RIGHT([.A1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13])&gt;0;[$preferred_name.A113];&#10;LEN([$preferred_name.B113])&gt;0;[$preferred_name.B113]&#10;)" office:value-type="string" office:string-value="rdw_gekentekende_voertuigen_uitvoering" calcext:value-type="string">
            <text:p>rdw_gekentekende_voertuigen_uitvoering</text:p>
          </table:table-cell>
          <table:table-cell table:formula="of:=IFERROR(FIND(&quot;_&quot;;[.$A113];1);LEN([.$A113]))" office:value-type="float" office:value="4" calcext:value-type="float">
            <text:p>4</text:p>
          </table:table-cell>
          <table:table-cell table:formula="of:=IFERROR(FIND(&quot;_&quot;;[.$A113];1+[.B113]);LEN([.$A113]))" office:value-type="float" office:value="17" calcext:value-type="float">
            <text:p>17</text:p>
          </table:table-cell>
          <table:table-cell table:formula="of:=IFERROR(FIND(&quot;_&quot;;[.$A113];1+[.C113]);LEN([.$A113]))" office:value-type="float" office:value="28" calcext:value-type="float">
            <text:p>28</text:p>
          </table:table-cell>
          <table:table-cell table:formula="of:=IFERROR(FIND(&quot;_&quot;;[.$A113];1+[.D113]);LEN([.$A113]))" office:value-type="float" office:value="38" calcext:value-type="float">
            <text:p>38</text:p>
          </table:table-cell>
          <table:table-cell table:formula="of:=IFERROR(FIND(&quot;_&quot;;[.$A113];1+[.E113]);LEN([.$A113]))" office:value-type="float" office:value="38" calcext:value-type="float">
            <text:p>38</text:p>
          </table:table-cell>
          <table:table-cell table:formula="of:=[.D113]" office:value-type="float" office:value="28" calcext:value-type="float">
            <text:p>28</text:p>
          </table:table-cell>
          <table:table-cell table:formula="of:=LEFT([.A113];[.G113])" office:value-type="string" office:string-value="rdw_gekentekende_voertuigen_" calcext:value-type="string">
            <text:p>rdw_gekentekende_voertuigen_</text:p>
          </table:table-cell>
          <table:table-cell table:formula="of:=VLOOKUP([.H113];[$source.$C$2:$source.$F$48];4;0)" office:value-type="float" office:value="201" calcext:value-type="float">
            <text:p>201</text:p>
          </table:table-cell>
          <table:table-cell table:style-name="ce7" table:formula="of:=IF(RIGHT([.A113];6)=&quot;_X_X_X&quot;;3;IF(RIGHT([.A113];4)=&quot;_X_X&quot;;2;IF(RIGHT([.A1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14])&gt;0;[$preferred_name.A114];&#10;LEN([$preferred_name.B114])&gt;0;[$preferred_name.B114]&#10;)" office:value-type="string" office:string-value="rdw_gekentekende_voertuigen_volgnummer_wijziging_eu_typegoedkeuring" calcext:value-type="string">
            <text:p>rdw_gekentekende_voertuigen_volgnummer_wijziging_eu_typegoedkeuring</text:p>
          </table:table-cell>
          <table:table-cell table:formula="of:=IFERROR(FIND(&quot;_&quot;;[.$A114];1);LEN([.$A114]))" office:value-type="float" office:value="4" calcext:value-type="float">
            <text:p>4</text:p>
          </table:table-cell>
          <table:table-cell table:formula="of:=IFERROR(FIND(&quot;_&quot;;[.$A114];1+[.B114]);LEN([.$A114]))" office:value-type="float" office:value="17" calcext:value-type="float">
            <text:p>17</text:p>
          </table:table-cell>
          <table:table-cell table:formula="of:=IFERROR(FIND(&quot;_&quot;;[.$A114];1+[.C114]);LEN([.$A114]))" office:value-type="float" office:value="28" calcext:value-type="float">
            <text:p>28</text:p>
          </table:table-cell>
          <table:table-cell table:formula="of:=IFERROR(FIND(&quot;_&quot;;[.$A114];1+[.D114]);LEN([.$A114]))" office:value-type="float" office:value="39" calcext:value-type="float">
            <text:p>39</text:p>
          </table:table-cell>
          <table:table-cell table:formula="of:=IFERROR(FIND(&quot;_&quot;;[.$A114];1+[.E114]);LEN([.$A114]))" office:value-type="float" office:value="49" calcext:value-type="float">
            <text:p>49</text:p>
          </table:table-cell>
          <table:table-cell table:formula="of:=[.D114]" office:value-type="float" office:value="28" calcext:value-type="float">
            <text:p>28</text:p>
          </table:table-cell>
          <table:table-cell table:formula="of:=LEFT([.A114];[.G114])" office:value-type="string" office:string-value="rdw_gekentekende_voertuigen_" calcext:value-type="string">
            <text:p>rdw_gekentekende_voertuigen_</text:p>
          </table:table-cell>
          <table:table-cell table:formula="of:=VLOOKUP([.H114];[$source.$C$2:$source.$F$48];4;0)" office:value-type="float" office:value="201" calcext:value-type="float">
            <text:p>201</text:p>
          </table:table-cell>
          <table:table-cell table:style-name="ce7" table:formula="of:=IF(RIGHT([.A114];6)=&quot;_X_X_X&quot;;3;IF(RIGHT([.A114];4)=&quot;_X_X&quot;;2;IF(RIGHT([.A11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15])&gt;0;[$preferred_name.A115];&#10;LEN([$preferred_name.B115])&gt;0;[$preferred_name.B115]&#10;)" office:value-type="string" office:string-value="rdw_gekentekende_voertuigen_vermogen_massarijklaar" calcext:value-type="string">
            <text:p>rdw_gekentekende_voertuigen_vermogen_massarijklaar</text:p>
          </table:table-cell>
          <table:table-cell table:formula="of:=IFERROR(FIND(&quot;_&quot;;[.$A115];1);LEN([.$A115]))" office:value-type="float" office:value="4" calcext:value-type="float">
            <text:p>4</text:p>
          </table:table-cell>
          <table:table-cell table:formula="of:=IFERROR(FIND(&quot;_&quot;;[.$A115];1+[.B115]);LEN([.$A115]))" office:value-type="float" office:value="17" calcext:value-type="float">
            <text:p>17</text:p>
          </table:table-cell>
          <table:table-cell table:formula="of:=IFERROR(FIND(&quot;_&quot;;[.$A115];1+[.C115]);LEN([.$A115]))" office:value-type="float" office:value="28" calcext:value-type="float">
            <text:p>28</text:p>
          </table:table-cell>
          <table:table-cell table:formula="of:=IFERROR(FIND(&quot;_&quot;;[.$A115];1+[.D115]);LEN([.$A115]))" office:value-type="float" office:value="37" calcext:value-type="float">
            <text:p>37</text:p>
          </table:table-cell>
          <table:table-cell table:formula="of:=IFERROR(FIND(&quot;_&quot;;[.$A115];1+[.E115]);LEN([.$A115]))" office:value-type="float" office:value="50" calcext:value-type="float">
            <text:p>50</text:p>
          </table:table-cell>
          <table:table-cell table:formula="of:=[.D115]" office:value-type="float" office:value="28" calcext:value-type="float">
            <text:p>28</text:p>
          </table:table-cell>
          <table:table-cell table:formula="of:=LEFT([.A115];[.G115])" office:value-type="string" office:string-value="rdw_gekentekende_voertuigen_" calcext:value-type="string">
            <text:p>rdw_gekentekende_voertuigen_</text:p>
          </table:table-cell>
          <table:table-cell table:formula="of:=VLOOKUP([.H115];[$source.$C$2:$source.$F$48];4;0)" office:value-type="float" office:value="201" calcext:value-type="float">
            <text:p>201</text:p>
          </table:table-cell>
          <table:table-cell table:style-name="ce7" table:formula="of:=IF(RIGHT([.A115];6)=&quot;_X_X_X&quot;;3;IF(RIGHT([.A115];4)=&quot;_X_X&quot;;2;IF(RIGHT([.A11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116])&gt;0;[$preferred_name.A116];&#10;LEN([$preferred_name.B116])&gt;0;[$preferred_name.B116]&#10;)" office:value-type="string" office:string-value="rdw_gekentekende_voertuigen_wielbasis" calcext:value-type="string">
            <text:p>rdw_gekentekende_voertuigen_wielbasis</text:p>
          </table:table-cell>
          <table:table-cell table:formula="of:=IFERROR(FIND(&quot;_&quot;;[.$A116];1);LEN([.$A116]))" office:value-type="float" office:value="4" calcext:value-type="float">
            <text:p>4</text:p>
          </table:table-cell>
          <table:table-cell table:formula="of:=IFERROR(FIND(&quot;_&quot;;[.$A116];1+[.B116]);LEN([.$A116]))" office:value-type="float" office:value="17" calcext:value-type="float">
            <text:p>17</text:p>
          </table:table-cell>
          <table:table-cell table:formula="of:=IFERROR(FIND(&quot;_&quot;;[.$A116];1+[.C116]);LEN([.$A116]))" office:value-type="float" office:value="28" calcext:value-type="float">
            <text:p>28</text:p>
          </table:table-cell>
          <table:table-cell table:formula="of:=IFERROR(FIND(&quot;_&quot;;[.$A116];1+[.D116]);LEN([.$A116]))" office:value-type="float" office:value="37" calcext:value-type="float">
            <text:p>37</text:p>
          </table:table-cell>
          <table:table-cell table:formula="of:=IFERROR(FIND(&quot;_&quot;;[.$A116];1+[.E116]);LEN([.$A116]))" office:value-type="float" office:value="37" calcext:value-type="float">
            <text:p>37</text:p>
          </table:table-cell>
          <table:table-cell table:formula="of:=[.D116]" office:value-type="float" office:value="28" calcext:value-type="float">
            <text:p>28</text:p>
          </table:table-cell>
          <table:table-cell table:formula="of:=LEFT([.A116];[.G116])" office:value-type="string" office:string-value="rdw_gekentekende_voertuigen_" calcext:value-type="string">
            <text:p>rdw_gekentekende_voertuigen_</text:p>
          </table:table-cell>
          <table:table-cell table:formula="of:=VLOOKUP([.H116];[$source.$C$2:$source.$F$48];4;0)" office:value-type="float" office:value="201" calcext:value-type="float">
            <text:p>201</text:p>
          </table:table-cell>
          <table:table-cell table:style-name="ce7" table:formula="of:=IF(RIGHT([.A116];6)=&quot;_X_X_X&quot;;3;IF(RIGHT([.A116];4)=&quot;_X_X&quot;;2;IF(RIGHT([.A1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imes10</text:p>
          </table:table-cell>
          <table:table-cell table:number-columns-repeated="1011"/>
        </table:table-row>
        <table:table-row table:style-name="ro1">
          <table:table-cell table:formula="of:=COM.MICROSOFT.IFS(&#10;LEN([$preferred_name.A117])&gt;0;[$preferred_name.A117];&#10;LEN([$preferred_name.B117])&gt;0;[$preferred_name.B117]&#10;)" office:value-type="string" office:string-value="rdw_gekentekende_voertuigen_export_indicator" calcext:value-type="string">
            <text:p>rdw_gekentekende_voertuigen_export_indicator</text:p>
          </table:table-cell>
          <table:table-cell table:formula="of:=IFERROR(FIND(&quot;_&quot;;[.$A117];1);LEN([.$A117]))" office:value-type="float" office:value="4" calcext:value-type="float">
            <text:p>4</text:p>
          </table:table-cell>
          <table:table-cell table:formula="of:=IFERROR(FIND(&quot;_&quot;;[.$A117];1+[.B117]);LEN([.$A117]))" office:value-type="float" office:value="17" calcext:value-type="float">
            <text:p>17</text:p>
          </table:table-cell>
          <table:table-cell table:formula="of:=IFERROR(FIND(&quot;_&quot;;[.$A117];1+[.C117]);LEN([.$A117]))" office:value-type="float" office:value="28" calcext:value-type="float">
            <text:p>28</text:p>
          </table:table-cell>
          <table:table-cell table:formula="of:=IFERROR(FIND(&quot;_&quot;;[.$A117];1+[.D117]);LEN([.$A117]))" office:value-type="float" office:value="35" calcext:value-type="float">
            <text:p>35</text:p>
          </table:table-cell>
          <table:table-cell table:formula="of:=IFERROR(FIND(&quot;_&quot;;[.$A117];1+[.E117]);LEN([.$A117]))" office:value-type="float" office:value="44" calcext:value-type="float">
            <text:p>44</text:p>
          </table:table-cell>
          <table:table-cell table:formula="of:=[.D117]" office:value-type="float" office:value="28" calcext:value-type="float">
            <text:p>28</text:p>
          </table:table-cell>
          <table:table-cell table:formula="of:=LEFT([.A117];[.G117])" office:value-type="string" office:string-value="rdw_gekentekende_voertuigen_" calcext:value-type="string">
            <text:p>rdw_gekentekende_voertuigen_</text:p>
          </table:table-cell>
          <table:table-cell table:formula="of:=VLOOKUP([.H117];[$source.$C$2:$source.$F$48];4;0)" office:value-type="float" office:value="201" calcext:value-type="float">
            <text:p>201</text:p>
          </table:table-cell>
          <table:table-cell table:style-name="ce7" table:formula="of:=IF(RIGHT([.A117];6)=&quot;_X_X_X&quot;;3;IF(RIGHT([.A117];4)=&quot;_X_X&quot;;2;IF(RIGHT([.A1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18])&gt;0;[$preferred_name.A118];&#10;LEN([$preferred_name.B118])&gt;0;[$preferred_name.B118]&#10;)" office:value-type="string" office:string-value="rdw_gekentekende_voertuigen_openstaande_terugroepactie_indicator" calcext:value-type="string">
            <text:p>rdw_gekentekende_voertuigen_openstaande_terugroepactie_indicator</text:p>
          </table:table-cell>
          <table:table-cell table:formula="of:=IFERROR(FIND(&quot;_&quot;;[.$A118];1);LEN([.$A118]))" office:value-type="float" office:value="4" calcext:value-type="float">
            <text:p>4</text:p>
          </table:table-cell>
          <table:table-cell table:formula="of:=IFERROR(FIND(&quot;_&quot;;[.$A118];1+[.B118]);LEN([.$A118]))" office:value-type="float" office:value="17" calcext:value-type="float">
            <text:p>17</text:p>
          </table:table-cell>
          <table:table-cell table:formula="of:=IFERROR(FIND(&quot;_&quot;;[.$A118];1+[.C118]);LEN([.$A118]))" office:value-type="float" office:value="28" calcext:value-type="float">
            <text:p>28</text:p>
          </table:table-cell>
          <table:table-cell table:formula="of:=IFERROR(FIND(&quot;_&quot;;[.$A118];1+[.D118]);LEN([.$A118]))" office:value-type="float" office:value="40" calcext:value-type="float">
            <text:p>40</text:p>
          </table:table-cell>
          <table:table-cell table:formula="of:=IFERROR(FIND(&quot;_&quot;;[.$A118];1+[.E118]);LEN([.$A118]))" office:value-type="float" office:value="55" calcext:value-type="float">
            <text:p>55</text:p>
          </table:table-cell>
          <table:table-cell table:formula="of:=[.D118]" office:value-type="float" office:value="28" calcext:value-type="float">
            <text:p>28</text:p>
          </table:table-cell>
          <table:table-cell table:formula="of:=LEFT([.A118];[.G118])" office:value-type="string" office:string-value="rdw_gekentekende_voertuigen_" calcext:value-type="string">
            <text:p>rdw_gekentekende_voertuigen_</text:p>
          </table:table-cell>
          <table:table-cell table:formula="of:=VLOOKUP([.H118];[$source.$C$2:$source.$F$48];4;0)" office:value-type="float" office:value="201" calcext:value-type="float">
            <text:p>201</text:p>
          </table:table-cell>
          <table:table-cell table:style-name="ce7" table:formula="of:=IF(RIGHT([.A118];6)=&quot;_X_X_X&quot;;3;IF(RIGHT([.A118];4)=&quot;_X_X&quot;;2;IF(RIGHT([.A1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19])&gt;0;[$preferred_name.A119];&#10;LEN([$preferred_name.B119])&gt;0;[$preferred_name.B119]&#10;)" office:value-type="string" office:string-value="rdw_gekentekende_voertuigen_taxi_indicator" calcext:value-type="string">
            <text:p>rdw_gekentekende_voertuigen_taxi_indicator</text:p>
          </table:table-cell>
          <table:table-cell table:formula="of:=IFERROR(FIND(&quot;_&quot;;[.$A119];1);LEN([.$A119]))" office:value-type="float" office:value="4" calcext:value-type="float">
            <text:p>4</text:p>
          </table:table-cell>
          <table:table-cell table:formula="of:=IFERROR(FIND(&quot;_&quot;;[.$A119];1+[.B119]);LEN([.$A119]))" office:value-type="float" office:value="17" calcext:value-type="float">
            <text:p>17</text:p>
          </table:table-cell>
          <table:table-cell table:formula="of:=IFERROR(FIND(&quot;_&quot;;[.$A119];1+[.C119]);LEN([.$A119]))" office:value-type="float" office:value="28" calcext:value-type="float">
            <text:p>28</text:p>
          </table:table-cell>
          <table:table-cell table:formula="of:=IFERROR(FIND(&quot;_&quot;;[.$A119];1+[.D119]);LEN([.$A119]))" office:value-type="float" office:value="33" calcext:value-type="float">
            <text:p>33</text:p>
          </table:table-cell>
          <table:table-cell table:formula="of:=IFERROR(FIND(&quot;_&quot;;[.$A119];1+[.E119]);LEN([.$A119]))" office:value-type="float" office:value="42" calcext:value-type="float">
            <text:p>42</text:p>
          </table:table-cell>
          <table:table-cell table:formula="of:=[.D119]" office:value-type="float" office:value="28" calcext:value-type="float">
            <text:p>28</text:p>
          </table:table-cell>
          <table:table-cell table:formula="of:=LEFT([.A119];[.G119])" office:value-type="string" office:string-value="rdw_gekentekende_voertuigen_" calcext:value-type="string">
            <text:p>rdw_gekentekende_voertuigen_</text:p>
          </table:table-cell>
          <table:table-cell table:formula="of:=VLOOKUP([.H119];[$source.$C$2:$source.$F$48];4;0)" office:value-type="float" office:value="201" calcext:value-type="float">
            <text:p>201</text:p>
          </table:table-cell>
          <table:table-cell table:style-name="ce7" table:formula="of:=IF(RIGHT([.A119];6)=&quot;_X_X_X&quot;;3;IF(RIGHT([.A119];4)=&quot;_X_X&quot;;2;IF(RIGHT([.A1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20])&gt;0;[$preferred_name.A120];&#10;LEN([$preferred_name.B120])&gt;0;[$preferred_name.B120]&#10;)" office:value-type="string" office:string-value="rdw_gekentekende_voertuigen_maximum_massa_samenstelling" calcext:value-type="string">
            <text:p>rdw_gekentekende_voertuigen_maximum_massa_samenstelling</text:p>
          </table:table-cell>
          <table:table-cell table:formula="of:=IFERROR(FIND(&quot;_&quot;;[.$A120];1);LEN([.$A120]))" office:value-type="float" office:value="4" calcext:value-type="float">
            <text:p>4</text:p>
          </table:table-cell>
          <table:table-cell table:formula="of:=IFERROR(FIND(&quot;_&quot;;[.$A120];1+[.B120]);LEN([.$A120]))" office:value-type="float" office:value="17" calcext:value-type="float">
            <text:p>17</text:p>
          </table:table-cell>
          <table:table-cell table:formula="of:=IFERROR(FIND(&quot;_&quot;;[.$A120];1+[.C120]);LEN([.$A120]))" office:value-type="float" office:value="28" calcext:value-type="float">
            <text:p>28</text:p>
          </table:table-cell>
          <table:table-cell table:formula="of:=IFERROR(FIND(&quot;_&quot;;[.$A120];1+[.D120]);LEN([.$A120]))" office:value-type="float" office:value="36" calcext:value-type="float">
            <text:p>36</text:p>
          </table:table-cell>
          <table:table-cell table:formula="of:=IFERROR(FIND(&quot;_&quot;;[.$A120];1+[.E120]);LEN([.$A120]))" office:value-type="float" office:value="42" calcext:value-type="float">
            <text:p>42</text:p>
          </table:table-cell>
          <table:table-cell table:formula="of:=[.D120]" office:value-type="float" office:value="28" calcext:value-type="float">
            <text:p>28</text:p>
          </table:table-cell>
          <table:table-cell table:formula="of:=LEFT([.A120];[.G120])" office:value-type="string" office:string-value="rdw_gekentekende_voertuigen_" calcext:value-type="string">
            <text:p>rdw_gekentekende_voertuigen_</text:p>
          </table:table-cell>
          <table:table-cell table:formula="of:=VLOOKUP([.H120];[$source.$C$2:$source.$F$48];4;0)" office:value-type="float" office:value="201" calcext:value-type="float">
            <text:p>201</text:p>
          </table:table-cell>
          <table:table-cell table:style-name="ce7" table:formula="of:=IF(RIGHT([.A120];6)=&quot;_X_X_X&quot;;3;IF(RIGHT([.A120];4)=&quot;_X_X&quot;;2;IF(RIGHT([.A1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21])&gt;0;[$preferred_name.A121];&#10;LEN([$preferred_name.B121])&gt;0;[$preferred_name.B121]&#10;)" office:value-type="string" office:string-value="rdw_gekentekende_voertuigen_aantal_rolstoelplaatsen" calcext:value-type="string">
            <text:p>rdw_gekentekende_voertuigen_aantal_rolstoelplaatsen</text:p>
          </table:table-cell>
          <table:table-cell table:formula="of:=IFERROR(FIND(&quot;_&quot;;[.$A121];1);LEN([.$A121]))" office:value-type="float" office:value="4" calcext:value-type="float">
            <text:p>4</text:p>
          </table:table-cell>
          <table:table-cell table:formula="of:=IFERROR(FIND(&quot;_&quot;;[.$A121];1+[.B121]);LEN([.$A121]))" office:value-type="float" office:value="17" calcext:value-type="float">
            <text:p>17</text:p>
          </table:table-cell>
          <table:table-cell table:formula="of:=IFERROR(FIND(&quot;_&quot;;[.$A121];1+[.C121]);LEN([.$A121]))" office:value-type="float" office:value="28" calcext:value-type="float">
            <text:p>28</text:p>
          </table:table-cell>
          <table:table-cell table:formula="of:=IFERROR(FIND(&quot;_&quot;;[.$A121];1+[.D121]);LEN([.$A121]))" office:value-type="float" office:value="35" calcext:value-type="float">
            <text:p>35</text:p>
          </table:table-cell>
          <table:table-cell table:formula="of:=IFERROR(FIND(&quot;_&quot;;[.$A121];1+[.E121]);LEN([.$A121]))" office:value-type="float" office:value="51" calcext:value-type="float">
            <text:p>51</text:p>
          </table:table-cell>
          <table:table-cell table:formula="of:=[.D121]" office:value-type="float" office:value="28" calcext:value-type="float">
            <text:p>28</text:p>
          </table:table-cell>
          <table:table-cell table:formula="of:=LEFT([.A121];[.G121])" office:value-type="string" office:string-value="rdw_gekentekende_voertuigen_" calcext:value-type="string">
            <text:p>rdw_gekentekende_voertuigen_</text:p>
          </table:table-cell>
          <table:table-cell table:formula="of:=VLOOKUP([.H121];[$source.$C$2:$source.$F$48];4;0)" office:value-type="float" office:value="201" calcext:value-type="float">
            <text:p>201</text:p>
          </table:table-cell>
          <table:table-cell table:style-name="ce7" table:formula="of:=IF(RIGHT([.A121];6)=&quot;_X_X_X&quot;;3;IF(RIGHT([.A121];4)=&quot;_X_X&quot;;2;IF(RIGHT([.A12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22])&gt;0;[$preferred_name.A122];&#10;LEN([$preferred_name.B122])&gt;0;[$preferred_name.B122]&#10;)" office:value-type="string" office:string-value="rdw_gekentekende_voertuigen_jaar_laatste_registratie_tellerstand" calcext:value-type="string">
            <text:p>rdw_gekentekende_voertuigen_jaar_laatste_registratie_tellerstand</text:p>
          </table:table-cell>
          <table:table-cell table:formula="of:=IFERROR(FIND(&quot;_&quot;;[.$A122];1);LEN([.$A122]))" office:value-type="float" office:value="4" calcext:value-type="float">
            <text:p>4</text:p>
          </table:table-cell>
          <table:table-cell table:formula="of:=IFERROR(FIND(&quot;_&quot;;[.$A122];1+[.B122]);LEN([.$A122]))" office:value-type="float" office:value="17" calcext:value-type="float">
            <text:p>17</text:p>
          </table:table-cell>
          <table:table-cell table:formula="of:=IFERROR(FIND(&quot;_&quot;;[.$A122];1+[.C122]);LEN([.$A122]))" office:value-type="float" office:value="28" calcext:value-type="float">
            <text:p>28</text:p>
          </table:table-cell>
          <table:table-cell table:formula="of:=IFERROR(FIND(&quot;_&quot;;[.$A122];1+[.D122]);LEN([.$A122]))" office:value-type="float" office:value="33" calcext:value-type="float">
            <text:p>33</text:p>
          </table:table-cell>
          <table:table-cell table:formula="of:=IFERROR(FIND(&quot;_&quot;;[.$A122];1+[.E122]);LEN([.$A122]))" office:value-type="float" office:value="41" calcext:value-type="float">
            <text:p>41</text:p>
          </table:table-cell>
          <table:table-cell table:formula="of:=[.D122]" office:value-type="float" office:value="28" calcext:value-type="float">
            <text:p>28</text:p>
          </table:table-cell>
          <table:table-cell table:formula="of:=LEFT([.A122];[.G122])" office:value-type="string" office:string-value="rdw_gekentekende_voertuigen_" calcext:value-type="string">
            <text:p>rdw_gekentekende_voertuigen_</text:p>
          </table:table-cell>
          <table:table-cell table:formula="of:=VLOOKUP([.H122];[$source.$C$2:$source.$F$48];4;0)" office:value-type="float" office:value="201" calcext:value-type="float">
            <text:p>201</text:p>
          </table:table-cell>
          <table:table-cell table:style-name="ce7" table:formula="of:=IF(RIGHT([.A122];6)=&quot;_X_X_X&quot;;3;IF(RIGHT([.A122];4)=&quot;_X_X&quot;;2;IF(RIGHT([.A1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yyyy</text:p>
          </table:table-cell>
          <table:table-cell table:number-columns-repeated="1012"/>
        </table:table-row>
        <table:table-row table:style-name="ro1">
          <table:table-cell table:formula="of:=COM.MICROSOFT.IFS(&#10;LEN([$preferred_name.A123])&gt;0;[$preferred_name.A123];&#10;LEN([$preferred_name.B123])&gt;0;[$preferred_name.B123]&#10;)" office:value-type="string" office:string-value="rdw_gekentekende_voertuigen_tellerstandoordeel" calcext:value-type="string">
            <text:p>rdw_gekentekende_voertuigen_tellerstandoordeel</text:p>
          </table:table-cell>
          <table:table-cell table:formula="of:=IFERROR(FIND(&quot;_&quot;;[.$A123];1);LEN([.$A123]))" office:value-type="float" office:value="4" calcext:value-type="float">
            <text:p>4</text:p>
          </table:table-cell>
          <table:table-cell table:formula="of:=IFERROR(FIND(&quot;_&quot;;[.$A123];1+[.B123]);LEN([.$A123]))" office:value-type="float" office:value="17" calcext:value-type="float">
            <text:p>17</text:p>
          </table:table-cell>
          <table:table-cell table:formula="of:=IFERROR(FIND(&quot;_&quot;;[.$A123];1+[.C123]);LEN([.$A123]))" office:value-type="float" office:value="28" calcext:value-type="float">
            <text:p>28</text:p>
          </table:table-cell>
          <table:table-cell table:formula="of:=IFERROR(FIND(&quot;_&quot;;[.$A123];1+[.D123]);LEN([.$A123]))" office:value-type="float" office:value="46" calcext:value-type="float">
            <text:p>46</text:p>
          </table:table-cell>
          <table:table-cell table:formula="of:=IFERROR(FIND(&quot;_&quot;;[.$A123];1+[.E123]);LEN([.$A123]))" office:value-type="float" office:value="46" calcext:value-type="float">
            <text:p>46</text:p>
          </table:table-cell>
          <table:table-cell table:formula="of:=[.D123]" office:value-type="float" office:value="28" calcext:value-type="float">
            <text:p>28</text:p>
          </table:table-cell>
          <table:table-cell table:formula="of:=LEFT([.A123];[.G123])" office:value-type="string" office:string-value="rdw_gekentekende_voertuigen_" calcext:value-type="string">
            <text:p>rdw_gekentekende_voertuigen_</text:p>
          </table:table-cell>
          <table:table-cell table:formula="of:=VLOOKUP([.H123];[$source.$C$2:$source.$F$48];4;0)" office:value-type="float" office:value="201" calcext:value-type="float">
            <text:p>201</text:p>
          </table:table-cell>
          <table:table-cell table:style-name="ce7" table:formula="of:=IF(RIGHT([.A123];6)=&quot;_X_X_X&quot;;3;IF(RIGHT([.A123];4)=&quot;_X_X&quot;;2;IF(RIGHT([.A1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24])&gt;0;[$preferred_name.A124];&#10;LEN([$preferred_name.B124])&gt;0;[$preferred_name.B124]&#10;)" office:value-type="string" office:string-value="rdw_gekentekende_voertuigen_code_toelichting_tellerstandoordeel" calcext:value-type="string">
            <text:p>rdw_gekentekende_voertuigen_code_toelichting_tellerstandoordeel</text:p>
          </table:table-cell>
          <table:table-cell table:formula="of:=IFERROR(FIND(&quot;_&quot;;[.$A124];1);LEN([.$A124]))" office:value-type="float" office:value="4" calcext:value-type="float">
            <text:p>4</text:p>
          </table:table-cell>
          <table:table-cell table:formula="of:=IFERROR(FIND(&quot;_&quot;;[.$A124];1+[.B124]);LEN([.$A124]))" office:value-type="float" office:value="17" calcext:value-type="float">
            <text:p>17</text:p>
          </table:table-cell>
          <table:table-cell table:formula="of:=IFERROR(FIND(&quot;_&quot;;[.$A124];1+[.C124]);LEN([.$A124]))" office:value-type="float" office:value="28" calcext:value-type="float">
            <text:p>28</text:p>
          </table:table-cell>
          <table:table-cell table:formula="of:=IFERROR(FIND(&quot;_&quot;;[.$A124];1+[.D124]);LEN([.$A124]))" office:value-type="float" office:value="33" calcext:value-type="float">
            <text:p>33</text:p>
          </table:table-cell>
          <table:table-cell table:formula="of:=IFERROR(FIND(&quot;_&quot;;[.$A124];1+[.E124]);LEN([.$A124]))" office:value-type="float" office:value="45" calcext:value-type="float">
            <text:p>45</text:p>
          </table:table-cell>
          <table:table-cell table:formula="of:=[.D124]" office:value-type="float" office:value="28" calcext:value-type="float">
            <text:p>28</text:p>
          </table:table-cell>
          <table:table-cell table:formula="of:=LEFT([.A124];[.G124])" office:value-type="string" office:string-value="rdw_gekentekende_voertuigen_" calcext:value-type="string">
            <text:p>rdw_gekentekende_voertuigen_</text:p>
          </table:table-cell>
          <table:table-cell table:formula="of:=VLOOKUP([.H124];[$source.$C$2:$source.$F$48];4;0)" office:value-type="float" office:value="201" calcext:value-type="float">
            <text:p>201</text:p>
          </table:table-cell>
          <table:table-cell table:style-name="ce7" table:formula="of:=IF(RIGHT([.A124];6)=&quot;_X_X_X&quot;;3;IF(RIGHT([.A124];4)=&quot;_X_X&quot;;2;IF(RIGHT([.A1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25])&gt;0;[$preferred_name.A125];&#10;LEN([$preferred_name.B125])&gt;0;[$preferred_name.B125]&#10;)" office:value-type="string" office:string-value="rdw_gekentekende_voertuigen_tenaamstellen_mogelijk" calcext:value-type="string">
            <text:p>rdw_gekentekende_voertuigen_tenaamstellen_mogelijk</text:p>
          </table:table-cell>
          <table:table-cell table:formula="of:=IFERROR(FIND(&quot;_&quot;;[.$A125];1);LEN([.$A125]))" office:value-type="float" office:value="4" calcext:value-type="float">
            <text:p>4</text:p>
          </table:table-cell>
          <table:table-cell table:formula="of:=IFERROR(FIND(&quot;_&quot;;[.$A125];1+[.B125]);LEN([.$A125]))" office:value-type="float" office:value="17" calcext:value-type="float">
            <text:p>17</text:p>
          </table:table-cell>
          <table:table-cell table:formula="of:=IFERROR(FIND(&quot;_&quot;;[.$A125];1+[.C125]);LEN([.$A125]))" office:value-type="float" office:value="28" calcext:value-type="float">
            <text:p>28</text:p>
          </table:table-cell>
          <table:table-cell table:formula="of:=IFERROR(FIND(&quot;_&quot;;[.$A125];1+[.D125]);LEN([.$A125]))" office:value-type="float" office:value="42" calcext:value-type="float">
            <text:p>42</text:p>
          </table:table-cell>
          <table:table-cell table:formula="of:=IFERROR(FIND(&quot;_&quot;;[.$A125];1+[.E125]);LEN([.$A125]))" office:value-type="float" office:value="50" calcext:value-type="float">
            <text:p>50</text:p>
          </table:table-cell>
          <table:table-cell table:formula="of:=[.D125]" office:value-type="float" office:value="28" calcext:value-type="float">
            <text:p>28</text:p>
          </table:table-cell>
          <table:table-cell table:formula="of:=LEFT([.A125];[.G125])" office:value-type="string" office:string-value="rdw_gekentekende_voertuigen_" calcext:value-type="string">
            <text:p>rdw_gekentekende_voertuigen_</text:p>
          </table:table-cell>
          <table:table-cell table:formula="of:=VLOOKUP([.H125];[$source.$C$2:$source.$F$48];4;0)" office:value-type="float" office:value="201" calcext:value-type="float">
            <text:p>201</text:p>
          </table:table-cell>
          <table:table-cell table:style-name="ce7" table:formula="of:=IF(RIGHT([.A125];6)=&quot;_X_X_X&quot;;3;IF(RIGHT([.A125];4)=&quot;_X_X&quot;;2;IF(RIGHT([.A1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26])&gt;0;[$preferred_name.A126];&#10;LEN([$preferred_name.B126])&gt;0;[$preferred_name.B126]&#10;)" office:value-type="string" office:string-value="rdw_gekentekende_voertuigen_vervaldatum_apk_dt" calcext:value-type="string">
            <text:p>rdw_gekentekende_voertuigen_vervaldatum_apk_dt</text:p>
          </table:table-cell>
          <table:table-cell table:formula="of:=IFERROR(FIND(&quot;_&quot;;[.$A126];1);LEN([.$A126]))" office:value-type="float" office:value="4" calcext:value-type="float">
            <text:p>4</text:p>
          </table:table-cell>
          <table:table-cell table:formula="of:=IFERROR(FIND(&quot;_&quot;;[.$A126];1+[.B126]);LEN([.$A126]))" office:value-type="float" office:value="17" calcext:value-type="float">
            <text:p>17</text:p>
          </table:table-cell>
          <table:table-cell table:formula="of:=IFERROR(FIND(&quot;_&quot;;[.$A126];1+[.C126]);LEN([.$A126]))" office:value-type="float" office:value="28" calcext:value-type="float">
            <text:p>28</text:p>
          </table:table-cell>
          <table:table-cell table:formula="of:=IFERROR(FIND(&quot;_&quot;;[.$A126];1+[.D126]);LEN([.$A126]))" office:value-type="float" office:value="40" calcext:value-type="float">
            <text:p>40</text:p>
          </table:table-cell>
          <table:table-cell table:formula="of:=IFERROR(FIND(&quot;_&quot;;[.$A126];1+[.E126]);LEN([.$A126]))" office:value-type="float" office:value="44" calcext:value-type="float">
            <text:p>44</text:p>
          </table:table-cell>
          <table:table-cell table:formula="of:=[.D126]" office:value-type="float" office:value="28" calcext:value-type="float">
            <text:p>28</text:p>
          </table:table-cell>
          <table:table-cell table:formula="of:=LEFT([.A126];[.G126])" office:value-type="string" office:string-value="rdw_gekentekende_voertuigen_" calcext:value-type="string">
            <text:p>rdw_gekentekende_voertuigen_</text:p>
          </table:table-cell>
          <table:table-cell table:formula="of:=VLOOKUP([.H126];[$source.$C$2:$source.$F$48];4;0)" office:value-type="float" office:value="201" calcext:value-type="float">
            <text:p>201</text:p>
          </table:table-cell>
          <table:table-cell table:style-name="ce7" table:formula="of:=IF(RIGHT([.A126];6)=&quot;_X_X_X&quot;;3;IF(RIGHT([.A126];4)=&quot;_X_X&quot;;2;IF(RIGHT([.A12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27])&gt;0;[$preferred_name.A127];&#10;LEN([$preferred_name.B127])&gt;0;[$preferred_name.B127]&#10;)" office:value-type="string" office:string-value="rdw_gekentekende_voertuigen_datum_tenaamstelling_dt" calcext:value-type="string">
            <text:p>rdw_gekentekende_voertuigen_datum_tenaamstelling_dt</text:p>
          </table:table-cell>
          <table:table-cell table:formula="of:=IFERROR(FIND(&quot;_&quot;;[.$A127];1);LEN([.$A127]))" office:value-type="float" office:value="4" calcext:value-type="float">
            <text:p>4</text:p>
          </table:table-cell>
          <table:table-cell table:formula="of:=IFERROR(FIND(&quot;_&quot;;[.$A127];1+[.B127]);LEN([.$A127]))" office:value-type="float" office:value="17" calcext:value-type="float">
            <text:p>17</text:p>
          </table:table-cell>
          <table:table-cell table:formula="of:=IFERROR(FIND(&quot;_&quot;;[.$A127];1+[.C127]);LEN([.$A127]))" office:value-type="float" office:value="28" calcext:value-type="float">
            <text:p>28</text:p>
          </table:table-cell>
          <table:table-cell table:formula="of:=IFERROR(FIND(&quot;_&quot;;[.$A127];1+[.D127]);LEN([.$A127]))" office:value-type="float" office:value="34" calcext:value-type="float">
            <text:p>34</text:p>
          </table:table-cell>
          <table:table-cell table:formula="of:=IFERROR(FIND(&quot;_&quot;;[.$A127];1+[.E127]);LEN([.$A127]))" office:value-type="float" office:value="49" calcext:value-type="float">
            <text:p>49</text:p>
          </table:table-cell>
          <table:table-cell table:formula="of:=[.D127]" office:value-type="float" office:value="28" calcext:value-type="float">
            <text:p>28</text:p>
          </table:table-cell>
          <table:table-cell table:formula="of:=LEFT([.A127];[.G127])" office:value-type="string" office:string-value="rdw_gekentekende_voertuigen_" calcext:value-type="string">
            <text:p>rdw_gekentekende_voertuigen_</text:p>
          </table:table-cell>
          <table:table-cell table:formula="of:=VLOOKUP([.H127];[$source.$C$2:$source.$F$48];4;0)" office:value-type="float" office:value="201" calcext:value-type="float">
            <text:p>201</text:p>
          </table:table-cell>
          <table:table-cell table:style-name="ce7" table:formula="of:=IF(RIGHT([.A127];6)=&quot;_X_X_X&quot;;3;IF(RIGHT([.A127];4)=&quot;_X_X&quot;;2;IF(RIGHT([.A12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28])&gt;0;[$preferred_name.A128];&#10;LEN([$preferred_name.B128])&gt;0;[$preferred_name.B128]&#10;)" office:value-type="string" office:string-value="rdw_gekentekende_voertuigen_datum_eerste_toelating_dt" calcext:value-type="string">
            <text:p>rdw_gekentekende_voertuigen_datum_eerste_toelating_dt</text:p>
          </table:table-cell>
          <table:table-cell table:formula="of:=IFERROR(FIND(&quot;_&quot;;[.$A128];1);LEN([.$A128]))" office:value-type="float" office:value="4" calcext:value-type="float">
            <text:p>4</text:p>
          </table:table-cell>
          <table:table-cell table:formula="of:=IFERROR(FIND(&quot;_&quot;;[.$A128];1+[.B128]);LEN([.$A128]))" office:value-type="float" office:value="17" calcext:value-type="float">
            <text:p>17</text:p>
          </table:table-cell>
          <table:table-cell table:formula="of:=IFERROR(FIND(&quot;_&quot;;[.$A128];1+[.C128]);LEN([.$A128]))" office:value-type="float" office:value="28" calcext:value-type="float">
            <text:p>28</text:p>
          </table:table-cell>
          <table:table-cell table:formula="of:=IFERROR(FIND(&quot;_&quot;;[.$A128];1+[.D128]);LEN([.$A128]))" office:value-type="float" office:value="34" calcext:value-type="float">
            <text:p>34</text:p>
          </table:table-cell>
          <table:table-cell table:formula="of:=IFERROR(FIND(&quot;_&quot;;[.$A128];1+[.E128]);LEN([.$A128]))" office:value-type="float" office:value="41" calcext:value-type="float">
            <text:p>41</text:p>
          </table:table-cell>
          <table:table-cell table:formula="of:=[.D128]" office:value-type="float" office:value="28" calcext:value-type="float">
            <text:p>28</text:p>
          </table:table-cell>
          <table:table-cell table:formula="of:=LEFT([.A128];[.G128])" office:value-type="string" office:string-value="rdw_gekentekende_voertuigen_" calcext:value-type="string">
            <text:p>rdw_gekentekende_voertuigen_</text:p>
          </table:table-cell>
          <table:table-cell table:formula="of:=VLOOKUP([.H128];[$source.$C$2:$source.$F$48];4;0)" office:value-type="float" office:value="201" calcext:value-type="float">
            <text:p>201</text:p>
          </table:table-cell>
          <table:table-cell table:style-name="ce7" table:formula="of:=IF(RIGHT([.A128];6)=&quot;_X_X_X&quot;;3;IF(RIGHT([.A128];4)=&quot;_X_X&quot;;2;IF(RIGHT([.A1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29])&gt;0;[$preferred_name.A129];&#10;LEN([$preferred_name.B129])&gt;0;[$preferred_name.B129]&#10;)" office:value-type="string" office:string-value="rdw_gekentekende_voertuigen_datum_eerste_tenaamstelling_in_nederland_dt" calcext:value-type="string">
            <text:p>rdw_gekentekende_voertuigen_datum_eerste_tenaamstelling_in_nederland_dt</text:p>
          </table:table-cell>
          <table:table-cell table:formula="of:=IFERROR(FIND(&quot;_&quot;;[.$A129];1);LEN([.$A129]))" office:value-type="float" office:value="4" calcext:value-type="float">
            <text:p>4</text:p>
          </table:table-cell>
          <table:table-cell table:formula="of:=IFERROR(FIND(&quot;_&quot;;[.$A129];1+[.B129]);LEN([.$A129]))" office:value-type="float" office:value="17" calcext:value-type="float">
            <text:p>17</text:p>
          </table:table-cell>
          <table:table-cell table:formula="of:=IFERROR(FIND(&quot;_&quot;;[.$A129];1+[.C129]);LEN([.$A129]))" office:value-type="float" office:value="28" calcext:value-type="float">
            <text:p>28</text:p>
          </table:table-cell>
          <table:table-cell table:formula="of:=IFERROR(FIND(&quot;_&quot;;[.$A129];1+[.D129]);LEN([.$A129]))" office:value-type="float" office:value="34" calcext:value-type="float">
            <text:p>34</text:p>
          </table:table-cell>
          <table:table-cell table:formula="of:=IFERROR(FIND(&quot;_&quot;;[.$A129];1+[.E129]);LEN([.$A129]))" office:value-type="float" office:value="41" calcext:value-type="float">
            <text:p>41</text:p>
          </table:table-cell>
          <table:table-cell table:formula="of:=[.D129]" office:value-type="float" office:value="28" calcext:value-type="float">
            <text:p>28</text:p>
          </table:table-cell>
          <table:table-cell table:formula="of:=LEFT([.A129];[.G129])" office:value-type="string" office:string-value="rdw_gekentekende_voertuigen_" calcext:value-type="string">
            <text:p>rdw_gekentekende_voertuigen_</text:p>
          </table:table-cell>
          <table:table-cell table:formula="of:=VLOOKUP([.H129];[$source.$C$2:$source.$F$48];4;0)" office:value-type="float" office:value="201" calcext:value-type="float">
            <text:p>201</text:p>
          </table:table-cell>
          <table:table-cell table:style-name="ce7" table:formula="of:=IF(RIGHT([.A129];6)=&quot;_X_X_X&quot;;3;IF(RIGHT([.A129];4)=&quot;_X_X&quot;;2;IF(RIGHT([.A12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30])&gt;0;[$preferred_name.A130];&#10;LEN([$preferred_name.B130])&gt;0;[$preferred_name.B130]&#10;)" office:value-type="string" office:string-value="rdw_gekentekende_voertuigen_zuinigheidsclassificatie" calcext:value-type="string">
            <text:p>rdw_gekentekende_voertuigen_zuinigheidsclassificatie</text:p>
          </table:table-cell>
          <table:table-cell table:formula="of:=IFERROR(FIND(&quot;_&quot;;[.$A130];1);LEN([.$A130]))" office:value-type="float" office:value="4" calcext:value-type="float">
            <text:p>4</text:p>
          </table:table-cell>
          <table:table-cell table:formula="of:=IFERROR(FIND(&quot;_&quot;;[.$A130];1+[.B130]);LEN([.$A130]))" office:value-type="float" office:value="17" calcext:value-type="float">
            <text:p>17</text:p>
          </table:table-cell>
          <table:table-cell table:formula="of:=IFERROR(FIND(&quot;_&quot;;[.$A130];1+[.C130]);LEN([.$A130]))" office:value-type="float" office:value="28" calcext:value-type="float">
            <text:p>28</text:p>
          </table:table-cell>
          <table:table-cell table:formula="of:=IFERROR(FIND(&quot;_&quot;;[.$A130];1+[.D130]);LEN([.$A130]))" office:value-type="float" office:value="52" calcext:value-type="float">
            <text:p>52</text:p>
          </table:table-cell>
          <table:table-cell table:formula="of:=IFERROR(FIND(&quot;_&quot;;[.$A130];1+[.E130]);LEN([.$A130]))" office:value-type="float" office:value="52" calcext:value-type="float">
            <text:p>52</text:p>
          </table:table-cell>
          <table:table-cell table:formula="of:=[.D130]" office:value-type="float" office:value="28" calcext:value-type="float">
            <text:p>28</text:p>
          </table:table-cell>
          <table:table-cell table:formula="of:=LEFT([.A130];[.G130])" office:value-type="string" office:string-value="rdw_gekentekende_voertuigen_" calcext:value-type="string">
            <text:p>rdw_gekentekende_voertuigen_</text:p>
          </table:table-cell>
          <table:table-cell table:formula="of:=VLOOKUP([.H130];[$source.$C$2:$source.$F$48];4;0)" office:value-type="float" office:value="201" calcext:value-type="float">
            <text:p>201</text:p>
          </table:table-cell>
          <table:table-cell table:style-name="ce7" table:formula="of:=IF(RIGHT([.A130];6)=&quot;_X_X_X&quot;;3;IF(RIGHT([.A130];4)=&quot;_X_X&quot;;2;IF(RIGHT([.A1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1])&gt;0;[$preferred_name.A131];&#10;LEN([$preferred_name.B131])&gt;0;[$preferred_name.B131]&#10;)" office:value-type="string" office:string-value="rdw_gekentekende_voertuigen_api_gekentekende_voertuigen_assen" calcext:value-type="string">
            <text:p>rdw_gekentekende_voertuigen_api_gekentekende_voertuigen_assen</text:p>
          </table:table-cell>
          <table:table-cell table:formula="of:=IFERROR(FIND(&quot;_&quot;;[.$A131];1);LEN([.$A131]))" office:value-type="float" office:value="4" calcext:value-type="float">
            <text:p>4</text:p>
          </table:table-cell>
          <table:table-cell table:formula="of:=IFERROR(FIND(&quot;_&quot;;[.$A131];1+[.B131]);LEN([.$A131]))" office:value-type="float" office:value="17" calcext:value-type="float">
            <text:p>17</text:p>
          </table:table-cell>
          <table:table-cell table:formula="of:=IFERROR(FIND(&quot;_&quot;;[.$A131];1+[.C131]);LEN([.$A131]))" office:value-type="float" office:value="28" calcext:value-type="float">
            <text:p>28</text:p>
          </table:table-cell>
          <table:table-cell table:formula="of:=IFERROR(FIND(&quot;_&quot;;[.$A131];1+[.D131]);LEN([.$A131]))" office:value-type="float" office:value="32" calcext:value-type="float">
            <text:p>32</text:p>
          </table:table-cell>
          <table:table-cell table:formula="of:=IFERROR(FIND(&quot;_&quot;;[.$A131];1+[.E131]);LEN([.$A131]))" office:value-type="float" office:value="45" calcext:value-type="float">
            <text:p>45</text:p>
          </table:table-cell>
          <table:table-cell table:formula="of:=[.D131]" office:value-type="float" office:value="28" calcext:value-type="float">
            <text:p>28</text:p>
          </table:table-cell>
          <table:table-cell table:formula="of:=LEFT([.A131];[.G131])" office:value-type="string" office:string-value="rdw_gekentekende_voertuigen_" calcext:value-type="string">
            <text:p>rdw_gekentekende_voertuigen_</text:p>
          </table:table-cell>
          <table:table-cell table:formula="of:=VLOOKUP([.H131];[$source.$C$2:$source.$F$48];4;0)" office:value-type="float" office:value="201" calcext:value-type="float">
            <text:p>201</text:p>
          </table:table-cell>
          <table:table-cell table:style-name="ce7" table:formula="of:=IF(RIGHT([.A131];6)=&quot;_X_X_X&quot;;3;IF(RIGHT([.A131];4)=&quot;_X_X&quot;;2;IF(RIGHT([.A13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2])&gt;0;[$preferred_name.A132];&#10;LEN([$preferred_name.B132])&gt;0;[$preferred_name.B132]&#10;)" office:value-type="string" office:string-value="rdw_gekentekende_voertuigen_api_gekentekende_voertuigen_brandstof" calcext:value-type="string">
            <text:p>rdw_gekentekende_voertuigen_api_gekentekende_voertuigen_brandstof</text:p>
          </table:table-cell>
          <table:table-cell table:formula="of:=IFERROR(FIND(&quot;_&quot;;[.$A132];1);LEN([.$A132]))" office:value-type="float" office:value="4" calcext:value-type="float">
            <text:p>4</text:p>
          </table:table-cell>
          <table:table-cell table:formula="of:=IFERROR(FIND(&quot;_&quot;;[.$A132];1+[.B132]);LEN([.$A132]))" office:value-type="float" office:value="17" calcext:value-type="float">
            <text:p>17</text:p>
          </table:table-cell>
          <table:table-cell table:formula="of:=IFERROR(FIND(&quot;_&quot;;[.$A132];1+[.C132]);LEN([.$A132]))" office:value-type="float" office:value="28" calcext:value-type="float">
            <text:p>28</text:p>
          </table:table-cell>
          <table:table-cell table:formula="of:=IFERROR(FIND(&quot;_&quot;;[.$A132];1+[.D132]);LEN([.$A132]))" office:value-type="float" office:value="32" calcext:value-type="float">
            <text:p>32</text:p>
          </table:table-cell>
          <table:table-cell table:formula="of:=IFERROR(FIND(&quot;_&quot;;[.$A132];1+[.E132]);LEN([.$A132]))" office:value-type="float" office:value="45" calcext:value-type="float">
            <text:p>45</text:p>
          </table:table-cell>
          <table:table-cell table:formula="of:=[.D132]" office:value-type="float" office:value="28" calcext:value-type="float">
            <text:p>28</text:p>
          </table:table-cell>
          <table:table-cell table:formula="of:=LEFT([.A132];[.G132])" office:value-type="string" office:string-value="rdw_gekentekende_voertuigen_" calcext:value-type="string">
            <text:p>rdw_gekentekende_voertuigen_</text:p>
          </table:table-cell>
          <table:table-cell table:formula="of:=VLOOKUP([.H132];[$source.$C$2:$source.$F$48];4;0)" office:value-type="float" office:value="201" calcext:value-type="float">
            <text:p>201</text:p>
          </table:table-cell>
          <table:table-cell table:style-name="ce7" table:formula="of:=IF(RIGHT([.A132];6)=&quot;_X_X_X&quot;;3;IF(RIGHT([.A132];4)=&quot;_X_X&quot;;2;IF(RIGHT([.A1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3])&gt;0;[$preferred_name.A133];&#10;LEN([$preferred_name.B133])&gt;0;[$preferred_name.B133]&#10;)" office:value-type="string" office:string-value="rdw_gekentekende_voertuigen_api_gekentekende_voertuigen_carrosserie" calcext:value-type="string">
            <text:p>rdw_gekentekende_voertuigen_api_gekentekende_voertuigen_carrosserie</text:p>
          </table:table-cell>
          <table:table-cell table:formula="of:=IFERROR(FIND(&quot;_&quot;;[.$A133];1);LEN([.$A133]))" office:value-type="float" office:value="4" calcext:value-type="float">
            <text:p>4</text:p>
          </table:table-cell>
          <table:table-cell table:formula="of:=IFERROR(FIND(&quot;_&quot;;[.$A133];1+[.B133]);LEN([.$A133]))" office:value-type="float" office:value="17" calcext:value-type="float">
            <text:p>17</text:p>
          </table:table-cell>
          <table:table-cell table:formula="of:=IFERROR(FIND(&quot;_&quot;;[.$A133];1+[.C133]);LEN([.$A133]))" office:value-type="float" office:value="28" calcext:value-type="float">
            <text:p>28</text:p>
          </table:table-cell>
          <table:table-cell table:formula="of:=IFERROR(FIND(&quot;_&quot;;[.$A133];1+[.D133]);LEN([.$A133]))" office:value-type="float" office:value="32" calcext:value-type="float">
            <text:p>32</text:p>
          </table:table-cell>
          <table:table-cell table:formula="of:=IFERROR(FIND(&quot;_&quot;;[.$A133];1+[.E133]);LEN([.$A133]))" office:value-type="float" office:value="45" calcext:value-type="float">
            <text:p>45</text:p>
          </table:table-cell>
          <table:table-cell table:formula="of:=[.D133]" office:value-type="float" office:value="28" calcext:value-type="float">
            <text:p>28</text:p>
          </table:table-cell>
          <table:table-cell table:formula="of:=LEFT([.A133];[.G133])" office:value-type="string" office:string-value="rdw_gekentekende_voertuigen_" calcext:value-type="string">
            <text:p>rdw_gekentekende_voertuigen_</text:p>
          </table:table-cell>
          <table:table-cell table:formula="of:=VLOOKUP([.H133];[$source.$C$2:$source.$F$48];4;0)" office:value-type="float" office:value="201" calcext:value-type="float">
            <text:p>201</text:p>
          </table:table-cell>
          <table:table-cell table:style-name="ce7" table:formula="of:=IF(RIGHT([.A133];6)=&quot;_X_X_X&quot;;3;IF(RIGHT([.A133];4)=&quot;_X_X&quot;;2;IF(RIGHT([.A1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4])&gt;0;[$preferred_name.A134];&#10;LEN([$preferred_name.B134])&gt;0;[$preferred_name.B134]&#10;)" office:value-type="string" office:string-value="rdw_gekentekende_voertuigen_api_gekentekende_voertuigen_carrosserie_specifiek" calcext:value-type="string">
            <text:p>rdw_gekentekende_voertuigen_api_gekentekende_voertuigen_carrosserie_specifiek</text:p>
          </table:table-cell>
          <table:table-cell table:formula="of:=IFERROR(FIND(&quot;_&quot;;[.$A134];1);LEN([.$A134]))" office:value-type="float" office:value="4" calcext:value-type="float">
            <text:p>4</text:p>
          </table:table-cell>
          <table:table-cell table:formula="of:=IFERROR(FIND(&quot;_&quot;;[.$A134];1+[.B134]);LEN([.$A134]))" office:value-type="float" office:value="17" calcext:value-type="float">
            <text:p>17</text:p>
          </table:table-cell>
          <table:table-cell table:formula="of:=IFERROR(FIND(&quot;_&quot;;[.$A134];1+[.C134]);LEN([.$A134]))" office:value-type="float" office:value="28" calcext:value-type="float">
            <text:p>28</text:p>
          </table:table-cell>
          <table:table-cell table:formula="of:=IFERROR(FIND(&quot;_&quot;;[.$A134];1+[.D134]);LEN([.$A134]))" office:value-type="float" office:value="32" calcext:value-type="float">
            <text:p>32</text:p>
          </table:table-cell>
          <table:table-cell table:formula="of:=IFERROR(FIND(&quot;_&quot;;[.$A134];1+[.E134]);LEN([.$A134]))" office:value-type="float" office:value="45" calcext:value-type="float">
            <text:p>45</text:p>
          </table:table-cell>
          <table:table-cell table:formula="of:=[.D134]" office:value-type="float" office:value="28" calcext:value-type="float">
            <text:p>28</text:p>
          </table:table-cell>
          <table:table-cell table:formula="of:=LEFT([.A134];[.G134])" office:value-type="string" office:string-value="rdw_gekentekende_voertuigen_" calcext:value-type="string">
            <text:p>rdw_gekentekende_voertuigen_</text:p>
          </table:table-cell>
          <table:table-cell table:formula="of:=VLOOKUP([.H134];[$source.$C$2:$source.$F$48];4;0)" office:value-type="float" office:value="201" calcext:value-type="float">
            <text:p>201</text:p>
          </table:table-cell>
          <table:table-cell table:style-name="ce7" table:formula="of:=IF(RIGHT([.A134];6)=&quot;_X_X_X&quot;;3;IF(RIGHT([.A134];4)=&quot;_X_X&quot;;2;IF(RIGHT([.A13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35])&gt;0;[$preferred_name.A135];&#10;LEN([$preferred_name.B135])&gt;0;[$preferred_name.B135]&#10;)" office:value-type="string" office:string-value="rdw_gekentekende_voertuigen_api_gekentekende_voertuigen_voertuigklasse" calcext:value-type="string">
            <text:p>rdw_gekentekende_voertuigen_api_gekentekende_voertuigen_voertuigklasse</text:p>
          </table:table-cell>
          <table:table-cell table:formula="of:=IFERROR(FIND(&quot;_&quot;;[.$A135];1);LEN([.$A135]))" office:value-type="float" office:value="4" calcext:value-type="float">
            <text:p>4</text:p>
          </table:table-cell>
          <table:table-cell table:formula="of:=IFERROR(FIND(&quot;_&quot;;[.$A135];1+[.B135]);LEN([.$A135]))" office:value-type="float" office:value="17" calcext:value-type="float">
            <text:p>17</text:p>
          </table:table-cell>
          <table:table-cell table:formula="of:=IFERROR(FIND(&quot;_&quot;;[.$A135];1+[.C135]);LEN([.$A135]))" office:value-type="float" office:value="28" calcext:value-type="float">
            <text:p>28</text:p>
          </table:table-cell>
          <table:table-cell table:formula="of:=IFERROR(FIND(&quot;_&quot;;[.$A135];1+[.D135]);LEN([.$A135]))" office:value-type="float" office:value="32" calcext:value-type="float">
            <text:p>32</text:p>
          </table:table-cell>
          <table:table-cell table:formula="of:=IFERROR(FIND(&quot;_&quot;;[.$A135];1+[.E135]);LEN([.$A135]))" office:value-type="float" office:value="45" calcext:value-type="float">
            <text:p>45</text:p>
          </table:table-cell>
          <table:table-cell table:formula="of:=[.D135]" office:value-type="float" office:value="28" calcext:value-type="float">
            <text:p>28</text:p>
          </table:table-cell>
          <table:table-cell table:formula="of:=LEFT([.A135];[.G135])" office:value-type="string" office:string-value="rdw_gekentekende_voertuigen_" calcext:value-type="string">
            <text:p>rdw_gekentekende_voertuigen_</text:p>
          </table:table-cell>
          <table:table-cell table:formula="of:=VLOOKUP([.H135];[$source.$C$2:$source.$F$48];4;0)" office:value-type="float" office:value="201" calcext:value-type="float">
            <text:p>201</text:p>
          </table:table-cell>
          <table:table-cell table:style-name="ce7" table:formula="of:=IF(RIGHT([.A135];6)=&quot;_X_X_X&quot;;3;IF(RIGHT([.A135];4)=&quot;_X_X&quot;;2;IF(RIGHT([.A1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136])&gt;0;[$preferred_name.A136];&#10;LEN([$preferred_name.B136])&gt;0;[$preferred_name.B136]&#10;)" office:value-type="string" office:string-value="rdw_gekentekende_voertuigen_bruto_bpm" calcext:value-type="string">
            <text:p>rdw_gekentekende_voertuigen_bruto_bpm</text:p>
          </table:table-cell>
          <table:table-cell table:formula="of:=IFERROR(FIND(&quot;_&quot;;[.$A136];1);LEN([.$A136]))" office:value-type="float" office:value="4" calcext:value-type="float">
            <text:p>4</text:p>
          </table:table-cell>
          <table:table-cell table:formula="of:=IFERROR(FIND(&quot;_&quot;;[.$A136];1+[.B136]);LEN([.$A136]))" office:value-type="float" office:value="17" calcext:value-type="float">
            <text:p>17</text:p>
          </table:table-cell>
          <table:table-cell table:formula="of:=IFERROR(FIND(&quot;_&quot;;[.$A136];1+[.C136]);LEN([.$A136]))" office:value-type="float" office:value="28" calcext:value-type="float">
            <text:p>28</text:p>
          </table:table-cell>
          <table:table-cell table:formula="of:=IFERROR(FIND(&quot;_&quot;;[.$A136];1+[.D136]);LEN([.$A136]))" office:value-type="float" office:value="34" calcext:value-type="float">
            <text:p>34</text:p>
          </table:table-cell>
          <table:table-cell table:formula="of:=IFERROR(FIND(&quot;_&quot;;[.$A136];1+[.E136]);LEN([.$A136]))" office:value-type="float" office:value="37" calcext:value-type="float">
            <text:p>37</text:p>
          </table:table-cell>
          <table:table-cell table:formula="of:=[.D136]" office:value-type="float" office:value="28" calcext:value-type="float">
            <text:p>28</text:p>
          </table:table-cell>
          <table:table-cell table:formula="of:=LEFT([.A136];[.G136])" office:value-type="string" office:string-value="rdw_gekentekende_voertuigen_" calcext:value-type="string">
            <text:p>rdw_gekentekende_voertuigen_</text:p>
          </table:table-cell>
          <table:table-cell table:formula="of:=VLOOKUP([.H136];[$source.$C$2:$source.$F$48];4;0)" office:value-type="float" office:value="201" calcext:value-type="float">
            <text:p>201</text:p>
          </table:table-cell>
          <table:table-cell table:style-name="ce7" table:formula="of:=IF(RIGHT([.A136];6)=&quot;_X_X_X&quot;;3;IF(RIGHT([.A136];4)=&quot;_X_X&quot;;2;IF(RIGHT([.A1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37])&gt;0;[$preferred_name.A137];&#10;LEN([$preferred_name.B137])&gt;0;[$preferred_name.B137]&#10;)" office:value-type="string" office:string-value="rdw_gekentekende_voertuigen_laadvermogen" calcext:value-type="string">
            <text:p>rdw_gekentekende_voertuigen_laadvermogen</text:p>
          </table:table-cell>
          <table:table-cell table:formula="of:=IFERROR(FIND(&quot;_&quot;;[.$A137];1);LEN([.$A137]))" office:value-type="float" office:value="4" calcext:value-type="float">
            <text:p>4</text:p>
          </table:table-cell>
          <table:table-cell table:formula="of:=IFERROR(FIND(&quot;_&quot;;[.$A137];1+[.B137]);LEN([.$A137]))" office:value-type="float" office:value="17" calcext:value-type="float">
            <text:p>17</text:p>
          </table:table-cell>
          <table:table-cell table:formula="of:=IFERROR(FIND(&quot;_&quot;;[.$A137];1+[.C137]);LEN([.$A137]))" office:value-type="float" office:value="28" calcext:value-type="float">
            <text:p>28</text:p>
          </table:table-cell>
          <table:table-cell table:formula="of:=IFERROR(FIND(&quot;_&quot;;[.$A137];1+[.D137]);LEN([.$A137]))" office:value-type="float" office:value="40" calcext:value-type="float">
            <text:p>40</text:p>
          </table:table-cell>
          <table:table-cell table:formula="of:=IFERROR(FIND(&quot;_&quot;;[.$A137];1+[.E137]);LEN([.$A137]))" office:value-type="float" office:value="40" calcext:value-type="float">
            <text:p>40</text:p>
          </table:table-cell>
          <table:table-cell table:formula="of:=[.D137]" office:value-type="float" office:value="28" calcext:value-type="float">
            <text:p>28</text:p>
          </table:table-cell>
          <table:table-cell table:formula="of:=LEFT([.A137];[.G137])" office:value-type="string" office:string-value="rdw_gekentekende_voertuigen_" calcext:value-type="string">
            <text:p>rdw_gekentekende_voertuigen_</text:p>
          </table:table-cell>
          <table:table-cell table:formula="of:=VLOOKUP([.H137];[$source.$C$2:$source.$F$48];4;0)" office:value-type="float" office:value="201" calcext:value-type="float">
            <text:p>201</text:p>
          </table:table-cell>
          <table:table-cell table:style-name="ce7" table:formula="of:=IF(RIGHT([.A137];6)=&quot;_X_X_X&quot;;3;IF(RIGHT([.A137];4)=&quot;_X_X&quot;;2;IF(RIGHT([.A1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38])&gt;0;[$preferred_name.A138];&#10;LEN([$preferred_name.B138])&gt;0;[$preferred_name.B138]&#10;)" office:value-type="string" office:string-value="rdw_gekentekende_voertuigen_aanhangwagen_autonoom_geremd" calcext:value-type="string">
            <text:p>rdw_gekentekende_voertuigen_aanhangwagen_autonoom_geremd</text:p>
          </table:table-cell>
          <table:table-cell table:formula="of:=IFERROR(FIND(&quot;_&quot;;[.$A138];1);LEN([.$A138]))" office:value-type="float" office:value="4" calcext:value-type="float">
            <text:p>4</text:p>
          </table:table-cell>
          <table:table-cell table:formula="of:=IFERROR(FIND(&quot;_&quot;;[.$A138];1+[.B138]);LEN([.$A138]))" office:value-type="float" office:value="17" calcext:value-type="float">
            <text:p>17</text:p>
          </table:table-cell>
          <table:table-cell table:formula="of:=IFERROR(FIND(&quot;_&quot;;[.$A138];1+[.C138]);LEN([.$A138]))" office:value-type="float" office:value="28" calcext:value-type="float">
            <text:p>28</text:p>
          </table:table-cell>
          <table:table-cell table:formula="of:=IFERROR(FIND(&quot;_&quot;;[.$A138];1+[.D138]);LEN([.$A138]))" office:value-type="float" office:value="41" calcext:value-type="float">
            <text:p>41</text:p>
          </table:table-cell>
          <table:table-cell table:formula="of:=IFERROR(FIND(&quot;_&quot;;[.$A138];1+[.E138]);LEN([.$A138]))" office:value-type="float" office:value="50" calcext:value-type="float">
            <text:p>50</text:p>
          </table:table-cell>
          <table:table-cell table:formula="of:=[.D138]" office:value-type="float" office:value="28" calcext:value-type="float">
            <text:p>28</text:p>
          </table:table-cell>
          <table:table-cell table:formula="of:=LEFT([.A138];[.G138])" office:value-type="string" office:string-value="rdw_gekentekende_voertuigen_" calcext:value-type="string">
            <text:p>rdw_gekentekende_voertuigen_</text:p>
          </table:table-cell>
          <table:table-cell table:formula="of:=VLOOKUP([.H138];[$source.$C$2:$source.$F$48];4;0)" office:value-type="float" office:value="201" calcext:value-type="float">
            <text:p>201</text:p>
          </table:table-cell>
          <table:table-cell table:style-name="ce7" table:formula="of:=IF(RIGHT([.A138];6)=&quot;_X_X_X&quot;;3;IF(RIGHT([.A138];4)=&quot;_X_X&quot;;2;IF(RIGHT([.A1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39])&gt;0;[$preferred_name.A139];&#10;LEN([$preferred_name.B139])&gt;0;[$preferred_name.B139]&#10;)" office:value-type="string" office:string-value="rdw_gekentekende_voertuigen_aanhangwagen_middenas_geremd" calcext:value-type="string">
            <text:p>rdw_gekentekende_voertuigen_aanhangwagen_middenas_geremd</text:p>
          </table:table-cell>
          <table:table-cell table:formula="of:=IFERROR(FIND(&quot;_&quot;;[.$A139];1);LEN([.$A139]))" office:value-type="float" office:value="4" calcext:value-type="float">
            <text:p>4</text:p>
          </table:table-cell>
          <table:table-cell table:formula="of:=IFERROR(FIND(&quot;_&quot;;[.$A139];1+[.B139]);LEN([.$A139]))" office:value-type="float" office:value="17" calcext:value-type="float">
            <text:p>17</text:p>
          </table:table-cell>
          <table:table-cell table:formula="of:=IFERROR(FIND(&quot;_&quot;;[.$A139];1+[.C139]);LEN([.$A139]))" office:value-type="float" office:value="28" calcext:value-type="float">
            <text:p>28</text:p>
          </table:table-cell>
          <table:table-cell table:formula="of:=IFERROR(FIND(&quot;_&quot;;[.$A139];1+[.D139]);LEN([.$A139]))" office:value-type="float" office:value="41" calcext:value-type="float">
            <text:p>41</text:p>
          </table:table-cell>
          <table:table-cell table:formula="of:=IFERROR(FIND(&quot;_&quot;;[.$A139];1+[.E139]);LEN([.$A139]))" office:value-type="float" office:value="50" calcext:value-type="float">
            <text:p>50</text:p>
          </table:table-cell>
          <table:table-cell table:formula="of:=[.D139]" office:value-type="float" office:value="28" calcext:value-type="float">
            <text:p>28</text:p>
          </table:table-cell>
          <table:table-cell table:formula="of:=LEFT([.A139];[.G139])" office:value-type="string" office:string-value="rdw_gekentekende_voertuigen_" calcext:value-type="string">
            <text:p>rdw_gekentekende_voertuigen_</text:p>
          </table:table-cell>
          <table:table-cell table:formula="of:=VLOOKUP([.H139];[$source.$C$2:$source.$F$48];4;0)" office:value-type="float" office:value="201" calcext:value-type="float">
            <text:p>201</text:p>
          </table:table-cell>
          <table:table-cell table:style-name="ce7" table:formula="of:=IF(RIGHT([.A139];6)=&quot;_X_X_X&quot;;3;IF(RIGHT([.A139];4)=&quot;_X_X&quot;;2;IF(RIGHT([.A13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40])&gt;0;[$preferred_name.A140];&#10;LEN([$preferred_name.B140])&gt;0;[$preferred_name.B140]&#10;)" office:value-type="string" office:string-value="rdw_gekentekende_voertuigen_maximum_last_onder_de_voorassen_tezamen_koppeling" calcext:value-type="string">
            <text:p>rdw_gekentekende_voertuigen_maximum_last_onder_de_voorassen_tezamen_koppeling</text:p>
          </table:table-cell>
          <table:table-cell table:formula="of:=IFERROR(FIND(&quot;_&quot;;[.$A140];1);LEN([.$A140]))" office:value-type="float" office:value="4" calcext:value-type="float">
            <text:p>4</text:p>
          </table:table-cell>
          <table:table-cell table:formula="of:=IFERROR(FIND(&quot;_&quot;;[.$A140];1+[.B140]);LEN([.$A140]))" office:value-type="float" office:value="17" calcext:value-type="float">
            <text:p>17</text:p>
          </table:table-cell>
          <table:table-cell table:formula="of:=IFERROR(FIND(&quot;_&quot;;[.$A140];1+[.C140]);LEN([.$A140]))" office:value-type="float" office:value="28" calcext:value-type="float">
            <text:p>28</text:p>
          </table:table-cell>
          <table:table-cell table:formula="of:=IFERROR(FIND(&quot;_&quot;;[.$A140];1+[.D140]);LEN([.$A140]))" office:value-type="float" office:value="36" calcext:value-type="float">
            <text:p>36</text:p>
          </table:table-cell>
          <table:table-cell table:formula="of:=IFERROR(FIND(&quot;_&quot;;[.$A140];1+[.E140]);LEN([.$A140]))" office:value-type="float" office:value="41" calcext:value-type="float">
            <text:p>41</text:p>
          </table:table-cell>
          <table:table-cell table:formula="of:=[.D140]" office:value-type="float" office:value="28" calcext:value-type="float">
            <text:p>28</text:p>
          </table:table-cell>
          <table:table-cell table:formula="of:=LEFT([.A140];[.G140])" office:value-type="string" office:string-value="rdw_gekentekende_voertuigen_" calcext:value-type="string">
            <text:p>rdw_gekentekende_voertuigen_</text:p>
          </table:table-cell>
          <table:table-cell table:formula="of:=VLOOKUP([.H140];[$source.$C$2:$source.$F$48];4;0)" office:value-type="float" office:value="201" calcext:value-type="float">
            <text:p>201</text:p>
          </table:table-cell>
          <table:table-cell table:style-name="ce7" table:formula="of:=IF(RIGHT([.A140];6)=&quot;_X_X_X&quot;;3;IF(RIGHT([.A140];4)=&quot;_X_X&quot;;2;IF(RIGHT([.A14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41])&gt;0;[$preferred_name.A141];&#10;LEN([$preferred_name.B141])&gt;0;[$preferred_name.B141]&#10;)" office:value-type="string" office:string-value="rdw_gekentekende_voertuigen_maximum_ondersteunende_snelheid" calcext:value-type="string">
            <text:p>rdw_gekentekende_voertuigen_maximum_ondersteunende_snelheid</text:p>
          </table:table-cell>
          <table:table-cell table:formula="of:=IFERROR(FIND(&quot;_&quot;;[.$A141];1);LEN([.$A141]))" office:value-type="float" office:value="4" calcext:value-type="float">
            <text:p>4</text:p>
          </table:table-cell>
          <table:table-cell table:formula="of:=IFERROR(FIND(&quot;_&quot;;[.$A141];1+[.B141]);LEN([.$A141]))" office:value-type="float" office:value="17" calcext:value-type="float">
            <text:p>17</text:p>
          </table:table-cell>
          <table:table-cell table:formula="of:=IFERROR(FIND(&quot;_&quot;;[.$A141];1+[.C141]);LEN([.$A141]))" office:value-type="float" office:value="28" calcext:value-type="float">
            <text:p>28</text:p>
          </table:table-cell>
          <table:table-cell table:formula="of:=IFERROR(FIND(&quot;_&quot;;[.$A141];1+[.D141]);LEN([.$A141]))" office:value-type="float" office:value="36" calcext:value-type="float">
            <text:p>36</text:p>
          </table:table-cell>
          <table:table-cell table:formula="of:=IFERROR(FIND(&quot;_&quot;;[.$A141];1+[.E141]);LEN([.$A141]))" office:value-type="float" office:value="51" calcext:value-type="float">
            <text:p>51</text:p>
          </table:table-cell>
          <table:table-cell table:formula="of:=[.D141]" office:value-type="float" office:value="28" calcext:value-type="float">
            <text:p>28</text:p>
          </table:table-cell>
          <table:table-cell table:formula="of:=LEFT([.A141];[.G141])" office:value-type="string" office:string-value="rdw_gekentekende_voertuigen_" calcext:value-type="string">
            <text:p>rdw_gekentekende_voertuigen_</text:p>
          </table:table-cell>
          <table:table-cell table:formula="of:=VLOOKUP([.H141];[$source.$C$2:$source.$F$48];4;0)" office:value-type="float" office:value="201" calcext:value-type="float">
            <text:p>201</text:p>
          </table:table-cell>
          <table:table-cell table:style-name="ce7" table:formula="of:=IF(RIGHT([.A141];6)=&quot;_X_X_X&quot;;3;IF(RIGHT([.A141];4)=&quot;_X_X&quot;;2;IF(RIGHT([.A14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42])&gt;0;[$preferred_name.A142];&#10;LEN([$preferred_name.B142])&gt;0;[$preferred_name.B142]&#10;)" office:value-type="string" office:string-value="rdw_gekentekende_voertuigen_europese_voertuigcategorie_toevoeging" calcext:value-type="string">
            <text:p>rdw_gekentekende_voertuigen_europese_voertuigcategorie_toevoeging</text:p>
          </table:table-cell>
          <table:table-cell table:formula="of:=IFERROR(FIND(&quot;_&quot;;[.$A142];1);LEN([.$A142]))" office:value-type="float" office:value="4" calcext:value-type="float">
            <text:p>4</text:p>
          </table:table-cell>
          <table:table-cell table:formula="of:=IFERROR(FIND(&quot;_&quot;;[.$A142];1+[.B142]);LEN([.$A142]))" office:value-type="float" office:value="17" calcext:value-type="float">
            <text:p>17</text:p>
          </table:table-cell>
          <table:table-cell table:formula="of:=IFERROR(FIND(&quot;_&quot;;[.$A142];1+[.C142]);LEN([.$A142]))" office:value-type="float" office:value="28" calcext:value-type="float">
            <text:p>28</text:p>
          </table:table-cell>
          <table:table-cell table:formula="of:=IFERROR(FIND(&quot;_&quot;;[.$A142];1+[.D142]);LEN([.$A142]))" office:value-type="float" office:value="37" calcext:value-type="float">
            <text:p>37</text:p>
          </table:table-cell>
          <table:table-cell table:formula="of:=IFERROR(FIND(&quot;_&quot;;[.$A142];1+[.E142]);LEN([.$A142]))" office:value-type="float" office:value="55" calcext:value-type="float">
            <text:p>55</text:p>
          </table:table-cell>
          <table:table-cell table:formula="of:=[.D142]" office:value-type="float" office:value="28" calcext:value-type="float">
            <text:p>28</text:p>
          </table:table-cell>
          <table:table-cell table:formula="of:=LEFT([.A142];[.G142])" office:value-type="string" office:string-value="rdw_gekentekende_voertuigen_" calcext:value-type="string">
            <text:p>rdw_gekentekende_voertuigen_</text:p>
          </table:table-cell>
          <table:table-cell table:formula="of:=VLOOKUP([.H142];[$source.$C$2:$source.$F$48];4;0)" office:value-type="float" office:value="201" calcext:value-type="float">
            <text:p>201</text:p>
          </table:table-cell>
          <table:table-cell table:style-name="ce7" table:formula="of:=IF(RIGHT([.A142];6)=&quot;_X_X_X&quot;;3;IF(RIGHT([.A142];4)=&quot;_X_X&quot;;2;IF(RIGHT([.A1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43])&gt;0;[$preferred_name.A143];&#10;LEN([$preferred_name.B143])&gt;0;[$preferred_name.B143]&#10;)" office:value-type="string" office:string-value="rdw_gekentekende_voertuigen_europese_uitvoeringcategorie_toevoeging" calcext:value-type="string">
            <text:p>rdw_gekentekende_voertuigen_europese_uitvoeringcategorie_toevoeging</text:p>
          </table:table-cell>
          <table:table-cell table:formula="of:=IFERROR(FIND(&quot;_&quot;;[.$A143];1);LEN([.$A143]))" office:value-type="float" office:value="4" calcext:value-type="float">
            <text:p>4</text:p>
          </table:table-cell>
          <table:table-cell table:formula="of:=IFERROR(FIND(&quot;_&quot;;[.$A143];1+[.B143]);LEN([.$A143]))" office:value-type="float" office:value="17" calcext:value-type="float">
            <text:p>17</text:p>
          </table:table-cell>
          <table:table-cell table:formula="of:=IFERROR(FIND(&quot;_&quot;;[.$A143];1+[.C143]);LEN([.$A143]))" office:value-type="float" office:value="28" calcext:value-type="float">
            <text:p>28</text:p>
          </table:table-cell>
          <table:table-cell table:formula="of:=IFERROR(FIND(&quot;_&quot;;[.$A143];1+[.D143]);LEN([.$A143]))" office:value-type="float" office:value="37" calcext:value-type="float">
            <text:p>37</text:p>
          </table:table-cell>
          <table:table-cell table:formula="of:=IFERROR(FIND(&quot;_&quot;;[.$A143];1+[.E143]);LEN([.$A143]))" office:value-type="float" office:value="57" calcext:value-type="float">
            <text:p>57</text:p>
          </table:table-cell>
          <table:table-cell table:formula="of:=[.D143]" office:value-type="float" office:value="28" calcext:value-type="float">
            <text:p>28</text:p>
          </table:table-cell>
          <table:table-cell table:formula="of:=LEFT([.A143];[.G143])" office:value-type="string" office:string-value="rdw_gekentekende_voertuigen_" calcext:value-type="string">
            <text:p>rdw_gekentekende_voertuigen_</text:p>
          </table:table-cell>
          <table:table-cell table:formula="of:=VLOOKUP([.H143];[$source.$C$2:$source.$F$48];4;0)" office:value-type="float" office:value="201" calcext:value-type="float">
            <text:p>201</text:p>
          </table:table-cell>
          <table:table-cell table:style-name="ce7" table:formula="of:=IF(RIGHT([.A143];6)=&quot;_X_X_X&quot;;3;IF(RIGHT([.A143];4)=&quot;_X_X&quot;;2;IF(RIGHT([.A14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44])&gt;0;[$preferred_name.A144];&#10;LEN([$preferred_name.B144])&gt;0;[$preferred_name.B144]&#10;)" office:value-type="string" office:string-value="rdw_gekentekende_voertuigen_maximale_constructiesnelheid" calcext:value-type="string">
            <text:p>rdw_gekentekende_voertuigen_maximale_constructiesnelheid</text:p>
          </table:table-cell>
          <table:table-cell table:formula="of:=IFERROR(FIND(&quot;_&quot;;[.$A144];1);LEN([.$A144]))" office:value-type="float" office:value="4" calcext:value-type="float">
            <text:p>4</text:p>
          </table:table-cell>
          <table:table-cell table:formula="of:=IFERROR(FIND(&quot;_&quot;;[.$A144];1+[.B144]);LEN([.$A144]))" office:value-type="float" office:value="17" calcext:value-type="float">
            <text:p>17</text:p>
          </table:table-cell>
          <table:table-cell table:formula="of:=IFERROR(FIND(&quot;_&quot;;[.$A144];1+[.C144]);LEN([.$A144]))" office:value-type="float" office:value="28" calcext:value-type="float">
            <text:p>28</text:p>
          </table:table-cell>
          <table:table-cell table:formula="of:=IFERROR(FIND(&quot;_&quot;;[.$A144];1+[.D144]);LEN([.$A144]))" office:value-type="float" office:value="37" calcext:value-type="float">
            <text:p>37</text:p>
          </table:table-cell>
          <table:table-cell table:formula="of:=IFERROR(FIND(&quot;_&quot;;[.$A144];1+[.E144]);LEN([.$A144]))" office:value-type="float" office:value="56" calcext:value-type="float">
            <text:p>56</text:p>
          </table:table-cell>
          <table:table-cell table:formula="of:=[.D144]" office:value-type="float" office:value="28" calcext:value-type="float">
            <text:p>28</text:p>
          </table:table-cell>
          <table:table-cell table:formula="of:=LEFT([.A144];[.G144])" office:value-type="string" office:string-value="rdw_gekentekende_voertuigen_" calcext:value-type="string">
            <text:p>rdw_gekentekende_voertuigen_</text:p>
          </table:table-cell>
          <table:table-cell table:formula="of:=VLOOKUP([.H144];[$source.$C$2:$source.$F$48];4;0)" office:value-type="float" office:value="201" calcext:value-type="float">
            <text:p>201</text:p>
          </table:table-cell>
          <table:table-cell table:style-name="ce7" table:formula="of:=IF(RIGHT([.A144];6)=&quot;_X_X_X&quot;;3;IF(RIGHT([.A144];4)=&quot;_X_X&quot;;2;IF(RIGHT([.A1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45])&gt;0;[$preferred_name.A145];&#10;LEN([$preferred_name.B145])&gt;0;[$preferred_name.B145]&#10;)" office:value-type="string" office:string-value="rdw_gekentekende_voertuigen_hoogte_voertuig" calcext:value-type="string">
            <text:p>rdw_gekentekende_voertuigen_hoogte_voertuig</text:p>
          </table:table-cell>
          <table:table-cell table:formula="of:=IFERROR(FIND(&quot;_&quot;;[.$A145];1);LEN([.$A145]))" office:value-type="float" office:value="4" calcext:value-type="float">
            <text:p>4</text:p>
          </table:table-cell>
          <table:table-cell table:formula="of:=IFERROR(FIND(&quot;_&quot;;[.$A145];1+[.B145]);LEN([.$A145]))" office:value-type="float" office:value="17" calcext:value-type="float">
            <text:p>17</text:p>
          </table:table-cell>
          <table:table-cell table:formula="of:=IFERROR(FIND(&quot;_&quot;;[.$A145];1+[.C145]);LEN([.$A145]))" office:value-type="float" office:value="28" calcext:value-type="float">
            <text:p>28</text:p>
          </table:table-cell>
          <table:table-cell table:formula="of:=IFERROR(FIND(&quot;_&quot;;[.$A145];1+[.D145]);LEN([.$A145]))" office:value-type="float" office:value="35" calcext:value-type="float">
            <text:p>35</text:p>
          </table:table-cell>
          <table:table-cell table:formula="of:=IFERROR(FIND(&quot;_&quot;;[.$A145];1+[.E145]);LEN([.$A145]))" office:value-type="float" office:value="43" calcext:value-type="float">
            <text:p>43</text:p>
          </table:table-cell>
          <table:table-cell table:formula="of:=[.D145]" office:value-type="float" office:value="28" calcext:value-type="float">
            <text:p>28</text:p>
          </table:table-cell>
          <table:table-cell table:formula="of:=LEFT([.A145];[.G145])" office:value-type="string" office:string-value="rdw_gekentekende_voertuigen_" calcext:value-type="string">
            <text:p>rdw_gekentekende_voertuigen_</text:p>
          </table:table-cell>
          <table:table-cell table:formula="of:=VLOOKUP([.H145];[$source.$C$2:$source.$F$48];4;0)" office:value-type="float" office:value="201" calcext:value-type="float">
            <text:p>201</text:p>
          </table:table-cell>
          <table:table-cell table:style-name="ce7" table:formula="of:=IF(RIGHT([.A145];6)=&quot;_X_X_X&quot;;3;IF(RIGHT([.A145];4)=&quot;_X_X&quot;;2;IF(RIGHT([.A14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imes10</text:p>
          </table:table-cell>
          <table:table-cell table:number-columns-repeated="1011"/>
        </table:table-row>
        <table:table-row table:style-name="ro1">
          <table:table-cell table:formula="of:=COM.MICROSOFT.IFS(&#10;LEN([$preferred_name.A146])&gt;0;[$preferred_name.A146];&#10;LEN([$preferred_name.B146])&gt;0;[$preferred_name.B146]&#10;)" office:value-type="string" office:string-value="rdw_gekentekende_voertuigen_oplegger_geremd" calcext:value-type="string">
            <text:p>rdw_gekentekende_voertuigen_oplegger_geremd</text:p>
          </table:table-cell>
          <table:table-cell table:formula="of:=IFERROR(FIND(&quot;_&quot;;[.$A146];1);LEN([.$A146]))" office:value-type="float" office:value="4" calcext:value-type="float">
            <text:p>4</text:p>
          </table:table-cell>
          <table:table-cell table:formula="of:=IFERROR(FIND(&quot;_&quot;;[.$A146];1+[.B146]);LEN([.$A146]))" office:value-type="float" office:value="17" calcext:value-type="float">
            <text:p>17</text:p>
          </table:table-cell>
          <table:table-cell table:formula="of:=IFERROR(FIND(&quot;_&quot;;[.$A146];1+[.C146]);LEN([.$A146]))" office:value-type="float" office:value="28" calcext:value-type="float">
            <text:p>28</text:p>
          </table:table-cell>
          <table:table-cell table:formula="of:=IFERROR(FIND(&quot;_&quot;;[.$A146];1+[.D146]);LEN([.$A146]))" office:value-type="float" office:value="37" calcext:value-type="float">
            <text:p>37</text:p>
          </table:table-cell>
          <table:table-cell table:formula="of:=IFERROR(FIND(&quot;_&quot;;[.$A146];1+[.E146]);LEN([.$A146]))" office:value-type="float" office:value="43" calcext:value-type="float">
            <text:p>43</text:p>
          </table:table-cell>
          <table:table-cell table:formula="of:=[.D146]" office:value-type="float" office:value="28" calcext:value-type="float">
            <text:p>28</text:p>
          </table:table-cell>
          <table:table-cell table:formula="of:=LEFT([.A146];[.G146])" office:value-type="string" office:string-value="rdw_gekentekende_voertuigen_" calcext:value-type="string">
            <text:p>rdw_gekentekende_voertuigen_</text:p>
          </table:table-cell>
          <table:table-cell table:formula="of:=VLOOKUP([.H146];[$source.$C$2:$source.$F$48];4;0)" office:value-type="float" office:value="201" calcext:value-type="float">
            <text:p>201</text:p>
          </table:table-cell>
          <table:table-cell table:style-name="ce7" table:formula="of:=IF(RIGHT([.A146];6)=&quot;_X_X_X&quot;;3;IF(RIGHT([.A146];4)=&quot;_X_X&quot;;2;IF(RIGHT([.A1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47])&gt;0;[$preferred_name.A147];&#10;LEN([$preferred_name.B147])&gt;0;[$preferred_name.B147]&#10;)" office:value-type="string" office:string-value="rdw_gekentekende_voertuigen_vervaldatum_tachograaf" calcext:value-type="string">
            <text:p>rdw_gekentekende_voertuigen_vervaldatum_tachograaf</text:p>
          </table:table-cell>
          <table:table-cell table:formula="of:=IFERROR(FIND(&quot;_&quot;;[.$A147];1);LEN([.$A147]))" office:value-type="float" office:value="4" calcext:value-type="float">
            <text:p>4</text:p>
          </table:table-cell>
          <table:table-cell table:formula="of:=IFERROR(FIND(&quot;_&quot;;[.$A147];1+[.B147]);LEN([.$A147]))" office:value-type="float" office:value="17" calcext:value-type="float">
            <text:p>17</text:p>
          </table:table-cell>
          <table:table-cell table:formula="of:=IFERROR(FIND(&quot;_&quot;;[.$A147];1+[.C147]);LEN([.$A147]))" office:value-type="float" office:value="28" calcext:value-type="float">
            <text:p>28</text:p>
          </table:table-cell>
          <table:table-cell table:formula="of:=IFERROR(FIND(&quot;_&quot;;[.$A147];1+[.D147]);LEN([.$A147]))" office:value-type="float" office:value="40" calcext:value-type="float">
            <text:p>40</text:p>
          </table:table-cell>
          <table:table-cell table:formula="of:=IFERROR(FIND(&quot;_&quot;;[.$A147];1+[.E147]);LEN([.$A147]))" office:value-type="float" office:value="50" calcext:value-type="float">
            <text:p>50</text:p>
          </table:table-cell>
          <table:table-cell table:formula="of:=[.D147]" office:value-type="float" office:value="28" calcext:value-type="float">
            <text:p>28</text:p>
          </table:table-cell>
          <table:table-cell table:formula="of:=LEFT([.A147];[.G147])" office:value-type="string" office:string-value="rdw_gekentekende_voertuigen_" calcext:value-type="string">
            <text:p>rdw_gekentekende_voertuigen_</text:p>
          </table:table-cell>
          <table:table-cell table:formula="of:=VLOOKUP([.H147];[$source.$C$2:$source.$F$48];4;0)" office:value-type="float" office:value="201" calcext:value-type="float">
            <text:p>201</text:p>
          </table:table-cell>
          <table:table-cell table:style-name="ce7" table:formula="of:=IF(RIGHT([.A147];6)=&quot;_X_X_X&quot;;3;IF(RIGHT([.A147];4)=&quot;_X_X&quot;;2;IF(RIGHT([.A14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dd47mm47yyyy</text:p>
          </table:table-cell>
          <table:table-cell table:number-columns-repeated="1012"/>
        </table:table-row>
        <table:table-row table:style-name="ro1">
          <table:table-cell table:formula="of:=COM.MICROSOFT.IFS(&#10;LEN([$preferred_name.A148])&gt;0;[$preferred_name.A148];&#10;LEN([$preferred_name.B148])&gt;0;[$preferred_name.B148]&#10;)" office:value-type="string" office:string-value="rdw_gekentekende_voertuigen_vervaldatum_tachograaf_dt" calcext:value-type="string">
            <text:p>rdw_gekentekende_voertuigen_vervaldatum_tachograaf_dt</text:p>
          </table:table-cell>
          <table:table-cell table:formula="of:=IFERROR(FIND(&quot;_&quot;;[.$A148];1);LEN([.$A148]))" office:value-type="float" office:value="4" calcext:value-type="float">
            <text:p>4</text:p>
          </table:table-cell>
          <table:table-cell table:formula="of:=IFERROR(FIND(&quot;_&quot;;[.$A148];1+[.B148]);LEN([.$A148]))" office:value-type="float" office:value="17" calcext:value-type="float">
            <text:p>17</text:p>
          </table:table-cell>
          <table:table-cell table:formula="of:=IFERROR(FIND(&quot;_&quot;;[.$A148];1+[.C148]);LEN([.$A148]))" office:value-type="float" office:value="28" calcext:value-type="float">
            <text:p>28</text:p>
          </table:table-cell>
          <table:table-cell table:formula="of:=IFERROR(FIND(&quot;_&quot;;[.$A148];1+[.D148]);LEN([.$A148]))" office:value-type="float" office:value="40" calcext:value-type="float">
            <text:p>40</text:p>
          </table:table-cell>
          <table:table-cell table:formula="of:=IFERROR(FIND(&quot;_&quot;;[.$A148];1+[.E148]);LEN([.$A148]))" office:value-type="float" office:value="51" calcext:value-type="float">
            <text:p>51</text:p>
          </table:table-cell>
          <table:table-cell table:formula="of:=[.D148]" office:value-type="float" office:value="28" calcext:value-type="float">
            <text:p>28</text:p>
          </table:table-cell>
          <table:table-cell table:formula="of:=LEFT([.A148];[.G148])" office:value-type="string" office:string-value="rdw_gekentekende_voertuigen_" calcext:value-type="string">
            <text:p>rdw_gekentekende_voertuigen_</text:p>
          </table:table-cell>
          <table:table-cell table:formula="of:=VLOOKUP([.H148];[$source.$C$2:$source.$F$48];4;0)" office:value-type="float" office:value="201" calcext:value-type="float">
            <text:p>201</text:p>
          </table:table-cell>
          <table:table-cell table:style-name="ce7" table:formula="of:=IF(RIGHT([.A148];6)=&quot;_X_X_X&quot;;3;IF(RIGHT([.A148];4)=&quot;_X_X&quot;;2;IF(RIGHT([.A1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49])&gt;0;[$preferred_name.A149];&#10;LEN([$preferred_name.B149])&gt;0;[$preferred_name.B149]&#10;)" office:value-type="string" office:string-value="rdw_gekentekende_voertuigen_type_gasinstallatie" calcext:value-type="string">
            <text:p>rdw_gekentekende_voertuigen_type_gasinstallatie</text:p>
          </table:table-cell>
          <table:table-cell table:formula="of:=IFERROR(FIND(&quot;_&quot;;[.$A149];1);LEN([.$A149]))" office:value-type="float" office:value="4" calcext:value-type="float">
            <text:p>4</text:p>
          </table:table-cell>
          <table:table-cell table:formula="of:=IFERROR(FIND(&quot;_&quot;;[.$A149];1+[.B149]);LEN([.$A149]))" office:value-type="float" office:value="17" calcext:value-type="float">
            <text:p>17</text:p>
          </table:table-cell>
          <table:table-cell table:formula="of:=IFERROR(FIND(&quot;_&quot;;[.$A149];1+[.C149]);LEN([.$A149]))" office:value-type="float" office:value="28" calcext:value-type="float">
            <text:p>28</text:p>
          </table:table-cell>
          <table:table-cell table:formula="of:=IFERROR(FIND(&quot;_&quot;;[.$A149];1+[.D149]);LEN([.$A149]))" office:value-type="float" office:value="33" calcext:value-type="float">
            <text:p>33</text:p>
          </table:table-cell>
          <table:table-cell table:formula="of:=IFERROR(FIND(&quot;_&quot;;[.$A149];1+[.E149]);LEN([.$A149]))" office:value-type="float" office:value="47" calcext:value-type="float">
            <text:p>47</text:p>
          </table:table-cell>
          <table:table-cell table:formula="of:=[.D149]" office:value-type="float" office:value="28" calcext:value-type="float">
            <text:p>28</text:p>
          </table:table-cell>
          <table:table-cell table:formula="of:=LEFT([.A149];[.G149])" office:value-type="string" office:string-value="rdw_gekentekende_voertuigen_" calcext:value-type="string">
            <text:p>rdw_gekentekende_voertuigen_</text:p>
          </table:table-cell>
          <table:table-cell table:formula="of:=VLOOKUP([.H149];[$source.$C$2:$source.$F$48];4;0)" office:value-type="float" office:value="201" calcext:value-type="float">
            <text:p>201</text:p>
          </table:table-cell>
          <table:table-cell table:style-name="ce7" table:formula="of:=IF(RIGHT([.A149];6)=&quot;_X_X_X&quot;;3;IF(RIGHT([.A149];4)=&quot;_X_X&quot;;2;IF(RIGHT([.A1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50])&gt;0;[$preferred_name.A150];&#10;LEN([$preferred_name.B150])&gt;0;[$preferred_name.B150]&#10;)" office:value-type="string" office:string-value="rdw_gekentekende_voertuigen_registratie_datum_goedkeuring_afschrijvingsmoment_bpm" calcext:value-type="string">
            <text:p>rdw_gekentekende_voertuigen_registratie_datum_goedkeuring_afschrijvingsmoment_bpm</text:p>
          </table:table-cell>
          <table:table-cell table:formula="of:=IFERROR(FIND(&quot;_&quot;;[.$A150];1);LEN([.$A150]))" office:value-type="float" office:value="4" calcext:value-type="float">
            <text:p>4</text:p>
          </table:table-cell>
          <table:table-cell table:formula="of:=IFERROR(FIND(&quot;_&quot;;[.$A150];1+[.B150]);LEN([.$A150]))" office:value-type="float" office:value="17" calcext:value-type="float">
            <text:p>17</text:p>
          </table:table-cell>
          <table:table-cell table:formula="of:=IFERROR(FIND(&quot;_&quot;;[.$A150];1+[.C150]);LEN([.$A150]))" office:value-type="float" office:value="28" calcext:value-type="float">
            <text:p>28</text:p>
          </table:table-cell>
          <table:table-cell table:formula="of:=IFERROR(FIND(&quot;_&quot;;[.$A150];1+[.D150]);LEN([.$A150]))" office:value-type="float" office:value="40" calcext:value-type="float">
            <text:p>40</text:p>
          </table:table-cell>
          <table:table-cell table:formula="of:=IFERROR(FIND(&quot;_&quot;;[.$A150];1+[.E150]);LEN([.$A150]))" office:value-type="float" office:value="46" calcext:value-type="float">
            <text:p>46</text:p>
          </table:table-cell>
          <table:table-cell table:formula="of:=[.D150]" office:value-type="float" office:value="28" calcext:value-type="float">
            <text:p>28</text:p>
          </table:table-cell>
          <table:table-cell table:formula="of:=LEFT([.A150];[.G150])" office:value-type="string" office:string-value="rdw_gekentekende_voertuigen_" calcext:value-type="string">
            <text:p>rdw_gekentekende_voertuigen_</text:p>
          </table:table-cell>
          <table:table-cell table:formula="of:=VLOOKUP([.H150];[$source.$C$2:$source.$F$48];4;0)" office:value-type="float" office:value="201" calcext:value-type="float">
            <text:p>201</text:p>
          </table:table-cell>
          <table:table-cell table:style-name="ce7" table:formula="of:=IF(RIGHT([.A150];6)=&quot;_X_X_X&quot;;3;IF(RIGHT([.A150];4)=&quot;_X_X&quot;;2;IF(RIGHT([.A1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_yyyymmdd</text:p>
          </table:table-cell>
          <table:table-cell table:number-columns-repeated="1012"/>
        </table:table-row>
        <table:table-row table:style-name="ro1">
          <table:table-cell table:formula="of:=COM.MICROSOFT.IFS(&#10;LEN([$preferred_name.A151])&gt;0;[$preferred_name.A151];&#10;LEN([$preferred_name.B151])&gt;0;[$preferred_name.B151]&#10;)" office:value-type="string" office:string-value="rdw_gekentekende_voertuigen_registratie_datum_goedkeuring_afschrijvingsmoment_bpm_dt" calcext:value-type="string">
            <text:p>rdw_gekentekende_voertuigen_registratie_datum_goedkeuring_afschrijvingsmoment_bpm_dt</text:p>
          </table:table-cell>
          <table:table-cell table:formula="of:=IFERROR(FIND(&quot;_&quot;;[.$A151];1);LEN([.$A151]))" office:value-type="float" office:value="4" calcext:value-type="float">
            <text:p>4</text:p>
          </table:table-cell>
          <table:table-cell table:formula="of:=IFERROR(FIND(&quot;_&quot;;[.$A151];1+[.B151]);LEN([.$A151]))" office:value-type="float" office:value="17" calcext:value-type="float">
            <text:p>17</text:p>
          </table:table-cell>
          <table:table-cell table:formula="of:=IFERROR(FIND(&quot;_&quot;;[.$A151];1+[.C151]);LEN([.$A151]))" office:value-type="float" office:value="28" calcext:value-type="float">
            <text:p>28</text:p>
          </table:table-cell>
          <table:table-cell table:formula="of:=IFERROR(FIND(&quot;_&quot;;[.$A151];1+[.D151]);LEN([.$A151]))" office:value-type="float" office:value="40" calcext:value-type="float">
            <text:p>40</text:p>
          </table:table-cell>
          <table:table-cell table:formula="of:=IFERROR(FIND(&quot;_&quot;;[.$A151];1+[.E151]);LEN([.$A151]))" office:value-type="float" office:value="46" calcext:value-type="float">
            <text:p>46</text:p>
          </table:table-cell>
          <table:table-cell table:formula="of:=[.D151]" office:value-type="float" office:value="28" calcext:value-type="float">
            <text:p>28</text:p>
          </table:table-cell>
          <table:table-cell table:formula="of:=LEFT([.A151];[.G151])" office:value-type="string" office:string-value="rdw_gekentekende_voertuigen_" calcext:value-type="string">
            <text:p>rdw_gekentekende_voertuigen_</text:p>
          </table:table-cell>
          <table:table-cell table:formula="of:=VLOOKUP([.H151];[$source.$C$2:$source.$F$48];4;0)" office:value-type="float" office:value="201" calcext:value-type="float">
            <text:p>201</text:p>
          </table:table-cell>
          <table:table-cell table:style-name="ce7" table:formula="of:=IF(RIGHT([.A151];6)=&quot;_X_X_X&quot;;3;IF(RIGHT([.A151];4)=&quot;_X_X&quot;;2;IF(RIGHT([.A1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152])&gt;0;[$preferred_name.A152];&#10;LEN([$preferred_name.B152])&gt;0;[$preferred_name.B152]&#10;)" office:value-type="string" office:string-value="rdw_gekentekende_voertuigen_TimeStamp" calcext:value-type="string">
            <text:p>rdw_gekentekende_voertuigen_TimeStamp</text:p>
          </table:table-cell>
          <table:table-cell table:formula="of:=IFERROR(FIND(&quot;_&quot;;[.$A152];1);LEN([.$A152]))" office:value-type="float" office:value="4" calcext:value-type="float">
            <text:p>4</text:p>
          </table:table-cell>
          <table:table-cell table:formula="of:=IFERROR(FIND(&quot;_&quot;;[.$A152];1+[.B152]);LEN([.$A152]))" office:value-type="float" office:value="17" calcext:value-type="float">
            <text:p>17</text:p>
          </table:table-cell>
          <table:table-cell table:formula="of:=IFERROR(FIND(&quot;_&quot;;[.$A152];1+[.C152]);LEN([.$A152]))" office:value-type="float" office:value="28" calcext:value-type="float">
            <text:p>28</text:p>
          </table:table-cell>
          <table:table-cell table:formula="of:=IFERROR(FIND(&quot;_&quot;;[.$A152];1+[.D152]);LEN([.$A152]))" office:value-type="float" office:value="37" calcext:value-type="float">
            <text:p>37</text:p>
          </table:table-cell>
          <table:table-cell table:formula="of:=IFERROR(FIND(&quot;_&quot;;[.$A152];1+[.E152]);LEN([.$A152]))" office:value-type="float" office:value="37" calcext:value-type="float">
            <text:p>37</text:p>
          </table:table-cell>
          <table:table-cell table:formula="of:=[.D152]" office:value-type="float" office:value="28" calcext:value-type="float">
            <text:p>28</text:p>
          </table:table-cell>
          <table:table-cell table:formula="of:=LEFT([.A152];[.G152])" office:value-type="string" office:string-value="rdw_gekentekende_voertuigen_" calcext:value-type="string">
            <text:p>rdw_gekentekende_voertuigen_</text:p>
          </table:table-cell>
          <table:table-cell table:formula="of:=VLOOKUP([.H152];[$source.$C$2:$source.$F$48];4;0)" office:value-type="float" office:value="201" calcext:value-type="float">
            <text:p>201</text:p>
          </table:table-cell>
          <table:table-cell table:style-name="ce7" table:formula="of:=IF(RIGHT([.A152];6)=&quot;_X_X_X&quot;;3;IF(RIGHT([.A152];4)=&quot;_X_X&quot;;2;IF(RIGHT([.A15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53])&gt;0;[$preferred_name.A153];&#10;LEN([$preferred_name.B153])&gt;0;[$preferred_name.B153]&#10;)" office:value-type="string" office:string-value="rdw_assen_as_nummer_X" calcext:value-type="string">
            <text:p>rdw_assen_as_nummer_X</text:p>
          </table:table-cell>
          <table:table-cell table:formula="of:=IFERROR(FIND(&quot;_&quot;;[.$A153];1);LEN([.$A153]))" office:value-type="float" office:value="4" calcext:value-type="float">
            <text:p>4</text:p>
          </table:table-cell>
          <table:table-cell table:formula="of:=IFERROR(FIND(&quot;_&quot;;[.$A153];1+[.B153]);LEN([.$A153]))" office:value-type="float" office:value="10" calcext:value-type="float">
            <text:p>10</text:p>
          </table:table-cell>
          <table:table-cell table:formula="of:=IFERROR(FIND(&quot;_&quot;;[.$A153];1+[.C153]);LEN([.$A153]))" office:value-type="float" office:value="13" calcext:value-type="float">
            <text:p>13</text:p>
          </table:table-cell>
          <table:table-cell table:formula="of:=IFERROR(FIND(&quot;_&quot;;[.$A153];1+[.D153]);LEN([.$A153]))" office:value-type="float" office:value="20" calcext:value-type="float">
            <text:p>20</text:p>
          </table:table-cell>
          <table:table-cell table:formula="of:=IFERROR(FIND(&quot;_&quot;;[.$A153];1+[.E153]);LEN([.$A153]))" office:value-type="float" office:value="21" calcext:value-type="float">
            <text:p>21</text:p>
          </table:table-cell>
          <table:table-cell table:formula="of:=[.C153]" office:value-type="float" office:value="10" calcext:value-type="float">
            <text:p>10</text:p>
          </table:table-cell>
          <table:table-cell table:formula="of:=LEFT([.A153];[.G153])" office:value-type="string" office:string-value="rdw_assen_" calcext:value-type="string">
            <text:p>rdw_assen_</text:p>
          </table:table-cell>
          <table:table-cell table:formula="of:=VLOOKUP([.H153];[$source.$C$2:$source.$F$48];4;0)" office:value-type="float" office:value="202" calcext:value-type="float">
            <text:p>202</text:p>
          </table:table-cell>
          <table:table-cell table:style-name="ce7" table:formula="of:=IF(RIGHT([.A153];6)=&quot;_X_X_X&quot;;3;IF(RIGHT([.A153];4)=&quot;_X_X&quot;;2;IF(RIGHT([.A15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4])&gt;0;[$preferred_name.A154];&#10;LEN(#REF!)&gt;0;#REF!&#10;)" office:value-type="string" office:string-value="rdw_assen_aantal_assen_X" calcext:value-type="string">
            <text:p>rdw_assen_aantal_assen_X</text:p>
          </table:table-cell>
          <table:table-cell table:formula="of:=IFERROR(FIND(&quot;_&quot;;[.$A154];1);LEN([.$A154]))" office:value-type="float" office:value="4" calcext:value-type="float">
            <text:p>4</text:p>
          </table:table-cell>
          <table:table-cell table:formula="of:=IFERROR(FIND(&quot;_&quot;;[.$A154];1+[.B154]);LEN([.$A154]))" office:value-type="float" office:value="10" calcext:value-type="float">
            <text:p>10</text:p>
          </table:table-cell>
          <table:table-cell table:formula="of:=IFERROR(FIND(&quot;_&quot;;[.$A154];1+[.C154]);LEN([.$A154]))" office:value-type="float" office:value="17" calcext:value-type="float">
            <text:p>17</text:p>
          </table:table-cell>
          <table:table-cell table:formula="of:=IFERROR(FIND(&quot;_&quot;;[.$A154];1+[.D154]);LEN([.$A154]))" office:value-type="float" office:value="23" calcext:value-type="float">
            <text:p>23</text:p>
          </table:table-cell>
          <table:table-cell table:formula="of:=IFERROR(FIND(&quot;_&quot;;[.$A154];1+[.E154]);LEN([.$A154]))" office:value-type="float" office:value="24" calcext:value-type="float">
            <text:p>24</text:p>
          </table:table-cell>
          <table:table-cell table:formula="of:=[.C154]" office:value-type="float" office:value="10" calcext:value-type="float">
            <text:p>10</text:p>
          </table:table-cell>
          <table:table-cell table:formula="of:=LEFT([.A154];[.G154])" office:value-type="string" office:string-value="rdw_assen_" calcext:value-type="string">
            <text:p>rdw_assen_</text:p>
          </table:table-cell>
          <table:table-cell table:formula="of:=VLOOKUP([.H154];[$source.$C$2:$source.$F$48];4;0)" office:value-type="float" office:value="202" calcext:value-type="float">
            <text:p>202</text:p>
          </table:table-cell>
          <table:table-cell table:style-name="ce7" table:formula="of:=IF(RIGHT([.A154];6)=&quot;_X_X_X&quot;;3;IF(RIGHT([.A154];4)=&quot;_X_X&quot;;2;IF(RIGHT([.A15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5])&gt;0;[$preferred_name.A155];&#10;LEN(#REF!)&gt;0;#REF!&#10;)" office:value-type="string" office:string-value="rdw_assen_plaatscode_as_X" calcext:value-type="string">
            <text:p>rdw_assen_plaatscode_as_X</text:p>
          </table:table-cell>
          <table:table-cell table:formula="of:=IFERROR(FIND(&quot;_&quot;;[.$A155];1);LEN([.$A155]))" office:value-type="float" office:value="4" calcext:value-type="float">
            <text:p>4</text:p>
          </table:table-cell>
          <table:table-cell table:formula="of:=IFERROR(FIND(&quot;_&quot;;[.$A155];1+[.B155]);LEN([.$A155]))" office:value-type="float" office:value="10" calcext:value-type="float">
            <text:p>10</text:p>
          </table:table-cell>
          <table:table-cell table:formula="of:=IFERROR(FIND(&quot;_&quot;;[.$A155];1+[.C155]);LEN([.$A155]))" office:value-type="float" office:value="21" calcext:value-type="float">
            <text:p>21</text:p>
          </table:table-cell>
          <table:table-cell table:formula="of:=IFERROR(FIND(&quot;_&quot;;[.$A155];1+[.D155]);LEN([.$A155]))" office:value-type="float" office:value="24" calcext:value-type="float">
            <text:p>24</text:p>
          </table:table-cell>
          <table:table-cell table:formula="of:=IFERROR(FIND(&quot;_&quot;;[.$A155];1+[.E155]);LEN([.$A155]))" office:value-type="float" office:value="25" calcext:value-type="float">
            <text:p>25</text:p>
          </table:table-cell>
          <table:table-cell table:formula="of:=[.C155]" office:value-type="float" office:value="10" calcext:value-type="float">
            <text:p>10</text:p>
          </table:table-cell>
          <table:table-cell table:formula="of:=LEFT([.A155];[.G155])" office:value-type="string" office:string-value="rdw_assen_" calcext:value-type="string">
            <text:p>rdw_assen_</text:p>
          </table:table-cell>
          <table:table-cell table:formula="of:=VLOOKUP([.H155];[$source.$C$2:$source.$F$48];4;0)" office:value-type="float" office:value="202" calcext:value-type="float">
            <text:p>202</text:p>
          </table:table-cell>
          <table:table-cell table:style-name="ce7" table:formula="of:=IF(RIGHT([.A155];6)=&quot;_X_X_X&quot;;3;IF(RIGHT([.A155];4)=&quot;_X_X&quot;;2;IF(RIGHT([.A155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56])&gt;0;[$preferred_name.A156];&#10;LEN(#REF!)&gt;0;#REF!&#10;)" office:value-type="string" office:string-value="rdw_assen_spoorbreedte_X" calcext:value-type="string">
            <text:p>rdw_assen_spoorbreedte_X</text:p>
          </table:table-cell>
          <table:table-cell table:formula="of:=IFERROR(FIND(&quot;_&quot;;[.$A156];1);LEN([.$A156]))" office:value-type="float" office:value="4" calcext:value-type="float">
            <text:p>4</text:p>
          </table:table-cell>
          <table:table-cell table:formula="of:=IFERROR(FIND(&quot;_&quot;;[.$A156];1+[.B156]);LEN([.$A156]))" office:value-type="float" office:value="10" calcext:value-type="float">
            <text:p>10</text:p>
          </table:table-cell>
          <table:table-cell table:formula="of:=IFERROR(FIND(&quot;_&quot;;[.$A156];1+[.C156]);LEN([.$A156]))" office:value-type="float" office:value="23" calcext:value-type="float">
            <text:p>23</text:p>
          </table:table-cell>
          <table:table-cell table:formula="of:=IFERROR(FIND(&quot;_&quot;;[.$A156];1+[.D156]);LEN([.$A156]))" office:value-type="float" office:value="24" calcext:value-type="float">
            <text:p>24</text:p>
          </table:table-cell>
          <table:table-cell table:formula="of:=IFERROR(FIND(&quot;_&quot;;[.$A156];1+[.E156]);LEN([.$A156]))" office:value-type="float" office:value="24" calcext:value-type="float">
            <text:p>24</text:p>
          </table:table-cell>
          <table:table-cell table:formula="of:=[.C156]" office:value-type="float" office:value="10" calcext:value-type="float">
            <text:p>10</text:p>
          </table:table-cell>
          <table:table-cell table:formula="of:=LEFT([.A156];[.G156])" office:value-type="string" office:string-value="rdw_assen_" calcext:value-type="string">
            <text:p>rdw_assen_</text:p>
          </table:table-cell>
          <table:table-cell table:formula="of:=VLOOKUP([.H156];[$source.$C$2:$source.$F$48];4;0)" office:value-type="float" office:value="202" calcext:value-type="float">
            <text:p>202</text:p>
          </table:table-cell>
          <table:table-cell table:style-name="ce7" table:formula="of:=IF(RIGHT([.A156];6)=&quot;_X_X_X&quot;;3;IF(RIGHT([.A156];4)=&quot;_X_X&quot;;2;IF(RIGHT([.A156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7])&gt;0;[$preferred_name.A157];&#10;LEN(#REF!)&gt;0;#REF!&#10;)" office:value-type="string" office:string-value="rdw_assen_wettelijk_toegestane_maximum_aslast_X" calcext:value-type="string">
            <text:p>rdw_assen_wettelijk_toegestane_maximum_aslast_X</text:p>
          </table:table-cell>
          <table:table-cell table:formula="of:=IFERROR(FIND(&quot;_&quot;;[.$A157];1);LEN([.$A157]))" office:value-type="float" office:value="4" calcext:value-type="float">
            <text:p>4</text:p>
          </table:table-cell>
          <table:table-cell table:formula="of:=IFERROR(FIND(&quot;_&quot;;[.$A157];1+[.B157]);LEN([.$A157]))" office:value-type="float" office:value="10" calcext:value-type="float">
            <text:p>10</text:p>
          </table:table-cell>
          <table:table-cell table:formula="of:=IFERROR(FIND(&quot;_&quot;;[.$A157];1+[.C157]);LEN([.$A157]))" office:value-type="float" office:value="20" calcext:value-type="float">
            <text:p>20</text:p>
          </table:table-cell>
          <table:table-cell table:formula="of:=IFERROR(FIND(&quot;_&quot;;[.$A157];1+[.D157]);LEN([.$A157]))" office:value-type="float" office:value="31" calcext:value-type="float">
            <text:p>31</text:p>
          </table:table-cell>
          <table:table-cell table:formula="of:=IFERROR(FIND(&quot;_&quot;;[.$A157];1+[.E157]);LEN([.$A157]))" office:value-type="float" office:value="39" calcext:value-type="float">
            <text:p>39</text:p>
          </table:table-cell>
          <table:table-cell table:formula="of:=[.C157]" office:value-type="float" office:value="10" calcext:value-type="float">
            <text:p>10</text:p>
          </table:table-cell>
          <table:table-cell table:formula="of:=LEFT([.A157];[.G157])" office:value-type="string" office:string-value="rdw_assen_" calcext:value-type="string">
            <text:p>rdw_assen_</text:p>
          </table:table-cell>
          <table:table-cell table:formula="of:=VLOOKUP([.H157];[$source.$C$2:$source.$F$48];4;0)" office:value-type="float" office:value="202" calcext:value-type="float">
            <text:p>202</text:p>
          </table:table-cell>
          <table:table-cell table:style-name="ce7" table:formula="of:=IF(RIGHT([.A157];6)=&quot;_X_X_X&quot;;3;IF(RIGHT([.A157];4)=&quot;_X_X&quot;;2;IF(RIGHT([.A15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8])&gt;0;[$preferred_name.A158];&#10;LEN(#REF!)&gt;0;#REF!&#10;)" office:value-type="string" office:string-value="rdw_assen_technisch_toegestane_maximum_aslast_X" calcext:value-type="string">
            <text:p>rdw_assen_technisch_toegestane_maximum_aslast_X</text:p>
          </table:table-cell>
          <table:table-cell table:formula="of:=IFERROR(FIND(&quot;_&quot;;[.$A158];1);LEN([.$A158]))" office:value-type="float" office:value="4" calcext:value-type="float">
            <text:p>4</text:p>
          </table:table-cell>
          <table:table-cell table:formula="of:=IFERROR(FIND(&quot;_&quot;;[.$A158];1+[.B158]);LEN([.$A158]))" office:value-type="float" office:value="10" calcext:value-type="float">
            <text:p>10</text:p>
          </table:table-cell>
          <table:table-cell table:formula="of:=IFERROR(FIND(&quot;_&quot;;[.$A158];1+[.C158]);LEN([.$A158]))" office:value-type="float" office:value="20" calcext:value-type="float">
            <text:p>20</text:p>
          </table:table-cell>
          <table:table-cell table:formula="of:=IFERROR(FIND(&quot;_&quot;;[.$A158];1+[.D158]);LEN([.$A158]))" office:value-type="float" office:value="31" calcext:value-type="float">
            <text:p>31</text:p>
          </table:table-cell>
          <table:table-cell table:formula="of:=IFERROR(FIND(&quot;_&quot;;[.$A158];1+[.E158]);LEN([.$A158]))" office:value-type="float" office:value="39" calcext:value-type="float">
            <text:p>39</text:p>
          </table:table-cell>
          <table:table-cell table:formula="of:=[.C158]" office:value-type="float" office:value="10" calcext:value-type="float">
            <text:p>10</text:p>
          </table:table-cell>
          <table:table-cell table:formula="of:=LEFT([.A158];[.G158])" office:value-type="string" office:string-value="rdw_assen_" calcext:value-type="string">
            <text:p>rdw_assen_</text:p>
          </table:table-cell>
          <table:table-cell table:formula="of:=VLOOKUP([.H158];[$source.$C$2:$source.$F$48];4;0)" office:value-type="float" office:value="202" calcext:value-type="float">
            <text:p>202</text:p>
          </table:table-cell>
          <table:table-cell table:style-name="ce7" table:formula="of:=IF(RIGHT([.A158];6)=&quot;_X_X_X&quot;;3;IF(RIGHT([.A158];4)=&quot;_X_X&quot;;2;IF(RIGHT([.A15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59])&gt;0;[$preferred_name.A159];&#10;LEN(#REF!)&gt;0;#REF!&#10;)" office:value-type="string" office:string-value="rdw_assen_hefas_X" calcext:value-type="string">
            <text:p>rdw_assen_hefas_X</text:p>
          </table:table-cell>
          <table:table-cell table:formula="of:=IFERROR(FIND(&quot;_&quot;;[.$A159];1);LEN([.$A159]))" office:value-type="float" office:value="4" calcext:value-type="float">
            <text:p>4</text:p>
          </table:table-cell>
          <table:table-cell table:formula="of:=IFERROR(FIND(&quot;_&quot;;[.$A159];1+[.B159]);LEN([.$A159]))" office:value-type="float" office:value="10" calcext:value-type="float">
            <text:p>10</text:p>
          </table:table-cell>
          <table:table-cell table:formula="of:=IFERROR(FIND(&quot;_&quot;;[.$A159];1+[.C159]);LEN([.$A159]))" office:value-type="float" office:value="16" calcext:value-type="float">
            <text:p>16</text:p>
          </table:table-cell>
          <table:table-cell table:formula="of:=IFERROR(FIND(&quot;_&quot;;[.$A159];1+[.D159]);LEN([.$A159]))" office:value-type="float" office:value="17" calcext:value-type="float">
            <text:p>17</text:p>
          </table:table-cell>
          <table:table-cell table:formula="of:=IFERROR(FIND(&quot;_&quot;;[.$A159];1+[.E159]);LEN([.$A159]))" office:value-type="float" office:value="17" calcext:value-type="float">
            <text:p>17</text:p>
          </table:table-cell>
          <table:table-cell table:formula="of:=[.C159]" office:value-type="float" office:value="10" calcext:value-type="float">
            <text:p>10</text:p>
          </table:table-cell>
          <table:table-cell table:formula="of:=LEFT([.A159];[.G159])" office:value-type="string" office:string-value="rdw_assen_" calcext:value-type="string">
            <text:p>rdw_assen_</text:p>
          </table:table-cell>
          <table:table-cell table:formula="of:=VLOOKUP([.H159];[$source.$C$2:$source.$F$48];4;0)" office:value-type="float" office:value="202" calcext:value-type="float">
            <text:p>202</text:p>
          </table:table-cell>
          <table:table-cell table:style-name="ce7" table:formula="of:=IF(RIGHT([.A159];6)=&quot;_X_X_X&quot;;3;IF(RIGHT([.A159];4)=&quot;_X_X&quot;;2;IF(RIGHT([.A15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60])&gt;0;[$preferred_name.A160];&#10;LEN(#REF!)&gt;0;#REF!&#10;)" office:value-type="string" office:string-value="rdw_assen_aangedreven_as_X" calcext:value-type="string">
            <text:p>rdw_assen_aangedreven_as_X</text:p>
          </table:table-cell>
          <table:table-cell table:formula="of:=IFERROR(FIND(&quot;_&quot;;[.$A160];1);LEN([.$A160]))" office:value-type="float" office:value="4" calcext:value-type="float">
            <text:p>4</text:p>
          </table:table-cell>
          <table:table-cell table:formula="of:=IFERROR(FIND(&quot;_&quot;;[.$A160];1+[.B160]);LEN([.$A160]))" office:value-type="float" office:value="10" calcext:value-type="float">
            <text:p>10</text:p>
          </table:table-cell>
          <table:table-cell table:formula="of:=IFERROR(FIND(&quot;_&quot;;[.$A160];1+[.C160]);LEN([.$A160]))" office:value-type="float" office:value="22" calcext:value-type="float">
            <text:p>22</text:p>
          </table:table-cell>
          <table:table-cell table:formula="of:=IFERROR(FIND(&quot;_&quot;;[.$A160];1+[.D160]);LEN([.$A160]))" office:value-type="float" office:value="25" calcext:value-type="float">
            <text:p>25</text:p>
          </table:table-cell>
          <table:table-cell table:formula="of:=IFERROR(FIND(&quot;_&quot;;[.$A160];1+[.E160]);LEN([.$A160]))" office:value-type="float" office:value="26" calcext:value-type="float">
            <text:p>26</text:p>
          </table:table-cell>
          <table:table-cell table:formula="of:=[.C160]" office:value-type="float" office:value="10" calcext:value-type="float">
            <text:p>10</text:p>
          </table:table-cell>
          <table:table-cell table:formula="of:=LEFT([.A160];[.G160])" office:value-type="string" office:string-value="rdw_assen_" calcext:value-type="string">
            <text:p>rdw_assen_</text:p>
          </table:table-cell>
          <table:table-cell table:formula="of:=VLOOKUP([.H160];[$source.$C$2:$source.$F$48];4;0)" office:value-type="float" office:value="202" calcext:value-type="float">
            <text:p>202</text:p>
          </table:table-cell>
          <table:table-cell table:style-name="ce7" table:formula="of:=IF(RIGHT([.A160];6)=&quot;_X_X_X&quot;;3;IF(RIGHT([.A160];4)=&quot;_X_X&quot;;2;IF(RIGHT([.A160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161])&gt;0;[$preferred_name.A161];&#10;LEN(#REF!)&gt;0;#REF!&#10;)" office:value-type="string" office:string-value="rdw_assen_weggedrag_code_X" calcext:value-type="string">
            <text:p>rdw_assen_weggedrag_code_X</text:p>
          </table:table-cell>
          <table:table-cell table:formula="of:=IFERROR(FIND(&quot;_&quot;;[.$A161];1);LEN([.$A161]))" office:value-type="float" office:value="4" calcext:value-type="float">
            <text:p>4</text:p>
          </table:table-cell>
          <table:table-cell table:formula="of:=IFERROR(FIND(&quot;_&quot;;[.$A161];1+[.B161]);LEN([.$A161]))" office:value-type="float" office:value="10" calcext:value-type="float">
            <text:p>10</text:p>
          </table:table-cell>
          <table:table-cell table:formula="of:=IFERROR(FIND(&quot;_&quot;;[.$A161];1+[.C161]);LEN([.$A161]))" office:value-type="float" office:value="20" calcext:value-type="float">
            <text:p>20</text:p>
          </table:table-cell>
          <table:table-cell table:formula="of:=IFERROR(FIND(&quot;_&quot;;[.$A161];1+[.D161]);LEN([.$A161]))" office:value-type="float" office:value="25" calcext:value-type="float">
            <text:p>25</text:p>
          </table:table-cell>
          <table:table-cell table:formula="of:=IFERROR(FIND(&quot;_&quot;;[.$A161];1+[.E161]);LEN([.$A161]))" office:value-type="float" office:value="26" calcext:value-type="float">
            <text:p>26</text:p>
          </table:table-cell>
          <table:table-cell table:formula="of:=[.C161]" office:value-type="float" office:value="10" calcext:value-type="float">
            <text:p>10</text:p>
          </table:table-cell>
          <table:table-cell table:formula="of:=LEFT([.A161];[.G161])" office:value-type="string" office:string-value="rdw_assen_" calcext:value-type="string">
            <text:p>rdw_assen_</text:p>
          </table:table-cell>
          <table:table-cell table:formula="of:=VLOOKUP([.H161];[$source.$C$2:$source.$F$48];4;0)" office:value-type="float" office:value="202" calcext:value-type="float">
            <text:p>202</text:p>
          </table:table-cell>
          <table:table-cell table:style-name="ce7" table:formula="of:=IF(RIGHT([.A161];6)=&quot;_X_X_X&quot;;3;IF(RIGHT([.A161];4)=&quot;_X_X&quot;;2;IF(RIGHT([.A16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62])&gt;0;[$preferred_name.A162];&#10;LEN([$preferred_name.B162])&gt;0;[$preferred_name.B162]&#10;)" office:value-type="string" office:string-value="rdw_assen_afstand_tot_volgende_as_voertuig_X" calcext:value-type="string">
            <text:p>rdw_assen_afstand_tot_volgende_as_voertuig_X</text:p>
          </table:table-cell>
          <table:table-cell table:formula="of:=IFERROR(FIND(&quot;_&quot;;[.$A162];1);LEN([.$A162]))" office:value-type="float" office:value="4" calcext:value-type="float">
            <text:p>4</text:p>
          </table:table-cell>
          <table:table-cell table:formula="of:=IFERROR(FIND(&quot;_&quot;;[.$A162];1+[.B162]);LEN([.$A162]))" office:value-type="float" office:value="10" calcext:value-type="float">
            <text:p>10</text:p>
          </table:table-cell>
          <table:table-cell table:formula="of:=IFERROR(FIND(&quot;_&quot;;[.$A162];1+[.C162]);LEN([.$A162]))" office:value-type="float" office:value="18" calcext:value-type="float">
            <text:p>18</text:p>
          </table:table-cell>
          <table:table-cell table:formula="of:=IFERROR(FIND(&quot;_&quot;;[.$A162];1+[.D162]);LEN([.$A162]))" office:value-type="float" office:value="22" calcext:value-type="float">
            <text:p>22</text:p>
          </table:table-cell>
          <table:table-cell table:formula="of:=IFERROR(FIND(&quot;_&quot;;[.$A162];1+[.E162]);LEN([.$A162]))" office:value-type="float" office:value="31" calcext:value-type="float">
            <text:p>31</text:p>
          </table:table-cell>
          <table:table-cell table:formula="of:=[.C162]" office:value-type="float" office:value="10" calcext:value-type="float">
            <text:p>10</text:p>
          </table:table-cell>
          <table:table-cell table:formula="of:=LEFT([.A162];[.G162])" office:value-type="string" office:string-value="rdw_assen_" calcext:value-type="string">
            <text:p>rdw_assen_</text:p>
          </table:table-cell>
          <table:table-cell table:formula="of:=VLOOKUP([.H162];[$source.$C$2:$source.$F$48];4;0)" office:value-type="float" office:value="202" calcext:value-type="float">
            <text:p>202</text:p>
          </table:table-cell>
          <table:table-cell table:style-name="ce7" table:formula="of:=IF(RIGHT([.A162];6)=&quot;_X_X_X&quot;;3;IF(RIGHT([.A162];4)=&quot;_X_X&quot;;2;IF(RIGHT([.A16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63])&gt;0;[$preferred_name.A163];&#10;LEN([$preferred_name.B163])&gt;0;[$preferred_name.B163]&#10;)" office:value-type="string" office:string-value="rdw_assen_TimeStamp" calcext:value-type="string">
            <text:p>rdw_assen_TimeStamp</text:p>
          </table:table-cell>
          <table:table-cell table:formula="of:=IFERROR(FIND(&quot;_&quot;;[.$A163];1);LEN([.$A163]))" office:value-type="float" office:value="4" calcext:value-type="float">
            <text:p>4</text:p>
          </table:table-cell>
          <table:table-cell table:formula="of:=IFERROR(FIND(&quot;_&quot;;[.$A163];1+[.B163]);LEN([.$A163]))" office:value-type="float" office:value="10" calcext:value-type="float">
            <text:p>10</text:p>
          </table:table-cell>
          <table:table-cell table:formula="of:=IFERROR(FIND(&quot;_&quot;;[.$A163];1+[.C163]);LEN([.$A163]))" office:value-type="float" office:value="19" calcext:value-type="float">
            <text:p>19</text:p>
          </table:table-cell>
          <table:table-cell table:formula="of:=IFERROR(FIND(&quot;_&quot;;[.$A163];1+[.D163]);LEN([.$A163]))" office:value-type="float" office:value="19" calcext:value-type="float">
            <text:p>19</text:p>
          </table:table-cell>
          <table:table-cell table:formula="of:=IFERROR(FIND(&quot;_&quot;;[.$A163];1+[.E163]);LEN([.$A163]))" office:value-type="float" office:value="19" calcext:value-type="float">
            <text:p>19</text:p>
          </table:table-cell>
          <table:table-cell table:formula="of:=[.C163]" office:value-type="float" office:value="10" calcext:value-type="float">
            <text:p>10</text:p>
          </table:table-cell>
          <table:table-cell table:formula="of:=LEFT([.A163];[.G163])" office:value-type="string" office:string-value="rdw_assen_" calcext:value-type="string">
            <text:p>rdw_assen_</text:p>
          </table:table-cell>
          <table:table-cell table:formula="of:=VLOOKUP([.H163];[$source.$C$2:$source.$F$48];4;0)" office:value-type="float" office:value="202" calcext:value-type="float">
            <text:p>202</text:p>
          </table:table-cell>
          <table:table-cell table:style-name="ce7" table:formula="of:=IF(RIGHT([.A163];6)=&quot;_X_X_X&quot;;3;IF(RIGHT([.A163];4)=&quot;_X_X&quot;;2;IF(RIGHT([.A16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64])&gt;0;[$preferred_name.A164];&#10;LEN([$preferred_name.B164])&gt;0;[$preferred_name.B164]&#10;)" office:value-type="string" office:string-value="rdw_brandstof_brandstof_volgnummer_X" calcext:value-type="string">
            <text:p>rdw_brandstof_brandstof_volgnummer_X</text:p>
          </table:table-cell>
          <table:table-cell table:formula="of:=IFERROR(FIND(&quot;_&quot;;[.$A164];1);LEN([.$A164]))" office:value-type="float" office:value="4" calcext:value-type="float">
            <text:p>4</text:p>
          </table:table-cell>
          <table:table-cell table:formula="of:=IFERROR(FIND(&quot;_&quot;;[.$A164];1+[.B164]);LEN([.$A164]))" office:value-type="float" office:value="14" calcext:value-type="float">
            <text:p>14</text:p>
          </table:table-cell>
          <table:table-cell table:formula="of:=IFERROR(FIND(&quot;_&quot;;[.$A164];1+[.C164]);LEN([.$A164]))" office:value-type="float" office:value="24" calcext:value-type="float">
            <text:p>24</text:p>
          </table:table-cell>
          <table:table-cell table:formula="of:=IFERROR(FIND(&quot;_&quot;;[.$A164];1+[.D164]);LEN([.$A164]))" office:value-type="float" office:value="35" calcext:value-type="float">
            <text:p>35</text:p>
          </table:table-cell>
          <table:table-cell table:formula="of:=IFERROR(FIND(&quot;_&quot;;[.$A164];1+[.E164]);LEN([.$A164]))" office:value-type="float" office:value="36" calcext:value-type="float">
            <text:p>36</text:p>
          </table:table-cell>
          <table:table-cell table:formula="of:=[.C164]" office:value-type="float" office:value="14" calcext:value-type="float">
            <text:p>14</text:p>
          </table:table-cell>
          <table:table-cell table:formula="of:=LEFT([.A164];[.G164])" office:value-type="string" office:string-value="rdw_brandstof_" calcext:value-type="string">
            <text:p>rdw_brandstof_</text:p>
          </table:table-cell>
          <table:table-cell table:formula="of:=VLOOKUP([.H164];[$source.$C$2:$source.$F$48];4;0)" office:value-type="float" office:value="203" calcext:value-type="float">
            <text:p>203</text:p>
          </table:table-cell>
          <table:table-cell table:style-name="ce7" table:formula="of:=IF(RIGHT([.A164];6)=&quot;_X_X_X&quot;;3;IF(RIGHT([.A164];4)=&quot;_X_X&quot;;2;IF(RIGHT([.A16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65])&gt;0;[$preferred_name.A165];&#10;LEN(#REF!)&gt;0;#REF!&#10;)" office:value-type="string" office:string-value="rdw_brandstof_brandstof_omschrijving_X" calcext:value-type="string">
            <text:p>rdw_brandstof_brandstof_omschrijving_X</text:p>
          </table:table-cell>
          <table:table-cell table:formula="of:=IFERROR(FIND(&quot;_&quot;;[.$A165];1);LEN([.$A165]))" office:value-type="float" office:value="4" calcext:value-type="float">
            <text:p>4</text:p>
          </table:table-cell>
          <table:table-cell table:formula="of:=IFERROR(FIND(&quot;_&quot;;[.$A165];1+[.B165]);LEN([.$A165]))" office:value-type="float" office:value="14" calcext:value-type="float">
            <text:p>14</text:p>
          </table:table-cell>
          <table:table-cell table:formula="of:=IFERROR(FIND(&quot;_&quot;;[.$A165];1+[.C165]);LEN([.$A165]))" office:value-type="float" office:value="24" calcext:value-type="float">
            <text:p>24</text:p>
          </table:table-cell>
          <table:table-cell table:formula="of:=IFERROR(FIND(&quot;_&quot;;[.$A165];1+[.D165]);LEN([.$A165]))" office:value-type="float" office:value="37" calcext:value-type="float">
            <text:p>37</text:p>
          </table:table-cell>
          <table:table-cell table:formula="of:=IFERROR(FIND(&quot;_&quot;;[.$A165];1+[.E165]);LEN([.$A165]))" office:value-type="float" office:value="38" calcext:value-type="float">
            <text:p>38</text:p>
          </table:table-cell>
          <table:table-cell table:formula="of:=[.C165]" office:value-type="float" office:value="14" calcext:value-type="float">
            <text:p>14</text:p>
          </table:table-cell>
          <table:table-cell table:formula="of:=LEFT([.A165];[.G165])" office:value-type="string" office:string-value="rdw_brandstof_" calcext:value-type="string">
            <text:p>rdw_brandstof_</text:p>
          </table:table-cell>
          <table:table-cell table:formula="of:=VLOOKUP([.H165];[$source.$C$2:$source.$F$48];4;0)" office:value-type="float" office:value="203" calcext:value-type="float">
            <text:p>203</text:p>
          </table:table-cell>
          <table:table-cell table:style-name="ce7" table:formula="of:=IF(RIGHT([.A165];6)=&quot;_X_X_X&quot;;3;IF(RIGHT([.A165];4)=&quot;_X_X&quot;;2;IF(RIGHT([.A165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166])&gt;0;[$preferred_name.A166];&#10;LEN(#REF!)&gt;0;#REF!&#10;)" office:value-type="string" office:string-value="rdw_brandstof_brandstofverbruik_buiten_X" calcext:value-type="string">
            <text:p>rdw_brandstof_brandstofverbruik_buiten_X</text:p>
          </table:table-cell>
          <table:table-cell table:formula="of:=IFERROR(FIND(&quot;_&quot;;[.$A166];1);LEN([.$A166]))" office:value-type="float" office:value="4" calcext:value-type="float">
            <text:p>4</text:p>
          </table:table-cell>
          <table:table-cell table:formula="of:=IFERROR(FIND(&quot;_&quot;;[.$A166];1+[.B166]);LEN([.$A166]))" office:value-type="float" office:value="14" calcext:value-type="float">
            <text:p>14</text:p>
          </table:table-cell>
          <table:table-cell table:formula="of:=IFERROR(FIND(&quot;_&quot;;[.$A166];1+[.C166]);LEN([.$A166]))" office:value-type="float" office:value="32" calcext:value-type="float">
            <text:p>32</text:p>
          </table:table-cell>
          <table:table-cell table:formula="of:=IFERROR(FIND(&quot;_&quot;;[.$A166];1+[.D166]);LEN([.$A166]))" office:value-type="float" office:value="39" calcext:value-type="float">
            <text:p>39</text:p>
          </table:table-cell>
          <table:table-cell table:formula="of:=IFERROR(FIND(&quot;_&quot;;[.$A166];1+[.E166]);LEN([.$A166]))" office:value-type="float" office:value="40" calcext:value-type="float">
            <text:p>40</text:p>
          </table:table-cell>
          <table:table-cell table:formula="of:=[.C166]" office:value-type="float" office:value="14" calcext:value-type="float">
            <text:p>14</text:p>
          </table:table-cell>
          <table:table-cell table:formula="of:=LEFT([.A166];[.G166])" office:value-type="string" office:string-value="rdw_brandstof_" calcext:value-type="string">
            <text:p>rdw_brandstof_</text:p>
          </table:table-cell>
          <table:table-cell table:formula="of:=VLOOKUP([.H166];[$source.$C$2:$source.$F$48];4;0)" office:value-type="float" office:value="203" calcext:value-type="float">
            <text:p>203</text:p>
          </table:table-cell>
          <table:table-cell table:style-name="ce7" table:formula="of:=IF(RIGHT([.A166];6)=&quot;_X_X_X&quot;;3;IF(RIGHT([.A166];4)=&quot;_X_X&quot;;2;IF(RIGHT([.A16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67])&gt;0;[$preferred_name.A167];&#10;LEN(#REF!)&gt;0;#REF!&#10;)" office:value-type="string" office:string-value="rdw_brandstof_brandstofverbruik_gecombineerd_X" calcext:value-type="string">
            <text:p>rdw_brandstof_brandstofverbruik_gecombineerd_X</text:p>
          </table:table-cell>
          <table:table-cell table:formula="of:=IFERROR(FIND(&quot;_&quot;;[.$A167];1);LEN([.$A167]))" office:value-type="float" office:value="4" calcext:value-type="float">
            <text:p>4</text:p>
          </table:table-cell>
          <table:table-cell table:formula="of:=IFERROR(FIND(&quot;_&quot;;[.$A167];1+[.B167]);LEN([.$A167]))" office:value-type="float" office:value="14" calcext:value-type="float">
            <text:p>14</text:p>
          </table:table-cell>
          <table:table-cell table:formula="of:=IFERROR(FIND(&quot;_&quot;;[.$A167];1+[.C167]);LEN([.$A167]))" office:value-type="float" office:value="32" calcext:value-type="float">
            <text:p>32</text:p>
          </table:table-cell>
          <table:table-cell table:formula="of:=IFERROR(FIND(&quot;_&quot;;[.$A167];1+[.D167]);LEN([.$A167]))" office:value-type="float" office:value="45" calcext:value-type="float">
            <text:p>45</text:p>
          </table:table-cell>
          <table:table-cell table:formula="of:=IFERROR(FIND(&quot;_&quot;;[.$A167];1+[.E167]);LEN([.$A167]))" office:value-type="float" office:value="46" calcext:value-type="float">
            <text:p>46</text:p>
          </table:table-cell>
          <table:table-cell table:formula="of:=[.C167]" office:value-type="float" office:value="14" calcext:value-type="float">
            <text:p>14</text:p>
          </table:table-cell>
          <table:table-cell table:formula="of:=LEFT([.A167];[.G167])" office:value-type="string" office:string-value="rdw_brandstof_" calcext:value-type="string">
            <text:p>rdw_brandstof_</text:p>
          </table:table-cell>
          <table:table-cell table:formula="of:=VLOOKUP([.H167];[$source.$C$2:$source.$F$48];4;0)" office:value-type="float" office:value="203" calcext:value-type="float">
            <text:p>203</text:p>
          </table:table-cell>
          <table:table-cell table:style-name="ce7" table:formula="of:=IF(RIGHT([.A167];6)=&quot;_X_X_X&quot;;3;IF(RIGHT([.A167];4)=&quot;_X_X&quot;;2;IF(RIGHT([.A16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168])&gt;0;[$preferred_name.A168];&#10;LEN(#REF!)&gt;0;#REF!&#10;)" office:value-type="string" office:string-value="rdw_brandstof_brandstofverbruik_stad_X" calcext:value-type="string">
            <text:p>rdw_brandstof_brandstofverbruik_stad_X</text:p>
          </table:table-cell>
          <table:table-cell table:formula="of:=IFERROR(FIND(&quot;_&quot;;[.$A168];1);LEN([.$A168]))" office:value-type="float" office:value="4" calcext:value-type="float">
            <text:p>4</text:p>
          </table:table-cell>
          <table:table-cell table:formula="of:=IFERROR(FIND(&quot;_&quot;;[.$A168];1+[.B168]);LEN([.$A168]))" office:value-type="float" office:value="14" calcext:value-type="float">
            <text:p>14</text:p>
          </table:table-cell>
          <table:table-cell table:formula="of:=IFERROR(FIND(&quot;_&quot;;[.$A168];1+[.C168]);LEN([.$A168]))" office:value-type="float" office:value="32" calcext:value-type="float">
            <text:p>32</text:p>
          </table:table-cell>
          <table:table-cell table:formula="of:=IFERROR(FIND(&quot;_&quot;;[.$A168];1+[.D168]);LEN([.$A168]))" office:value-type="float" office:value="37" calcext:value-type="float">
            <text:p>37</text:p>
          </table:table-cell>
          <table:table-cell table:formula="of:=IFERROR(FIND(&quot;_&quot;;[.$A168];1+[.E168]);LEN([.$A168]))" office:value-type="float" office:value="38" calcext:value-type="float">
            <text:p>38</text:p>
          </table:table-cell>
          <table:table-cell table:formula="of:=[.C168]" office:value-type="float" office:value="14" calcext:value-type="float">
            <text:p>14</text:p>
          </table:table-cell>
          <table:table-cell table:formula="of:=LEFT([.A168];[.G168])" office:value-type="string" office:string-value="rdw_brandstof_" calcext:value-type="string">
            <text:p>rdw_brandstof_</text:p>
          </table:table-cell>
          <table:table-cell table:formula="of:=VLOOKUP([.H168];[$source.$C$2:$source.$F$48];4;0)" office:value-type="float" office:value="203" calcext:value-type="float">
            <text:p>203</text:p>
          </table:table-cell>
          <table:table-cell table:style-name="ce7" table:formula="of:=IF(RIGHT([.A168];6)=&quot;_X_X_X&quot;;3;IF(RIGHT([.A168];4)=&quot;_X_X&quot;;2;IF(RIGHT([.A16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69])&gt;0;[$preferred_name.A169];&#10;LEN(#REF!)&gt;0;#REF!&#10;)" office:value-type="string" office:string-value="rdw_brandstof_co2_uitstoot_gecombineerd_X" calcext:value-type="string">
            <text:p>rdw_brandstof_co2_uitstoot_gecombineerd_X</text:p>
          </table:table-cell>
          <table:table-cell table:formula="of:=IFERROR(FIND(&quot;_&quot;;[.$A169];1);LEN([.$A169]))" office:value-type="float" office:value="4" calcext:value-type="float">
            <text:p>4</text:p>
          </table:table-cell>
          <table:table-cell table:formula="of:=IFERROR(FIND(&quot;_&quot;;[.$A169];1+[.B169]);LEN([.$A169]))" office:value-type="float" office:value="14" calcext:value-type="float">
            <text:p>14</text:p>
          </table:table-cell>
          <table:table-cell table:formula="of:=IFERROR(FIND(&quot;_&quot;;[.$A169];1+[.C169]);LEN([.$A169]))" office:value-type="float" office:value="18" calcext:value-type="float">
            <text:p>18</text:p>
          </table:table-cell>
          <table:table-cell table:formula="of:=IFERROR(FIND(&quot;_&quot;;[.$A169];1+[.D169]);LEN([.$A169]))" office:value-type="float" office:value="27" calcext:value-type="float">
            <text:p>27</text:p>
          </table:table-cell>
          <table:table-cell table:formula="of:=IFERROR(FIND(&quot;_&quot;;[.$A169];1+[.E169]);LEN([.$A169]))" office:value-type="float" office:value="40" calcext:value-type="float">
            <text:p>40</text:p>
          </table:table-cell>
          <table:table-cell table:formula="of:=[.C169]" office:value-type="float" office:value="14" calcext:value-type="float">
            <text:p>14</text:p>
          </table:table-cell>
          <table:table-cell table:formula="of:=LEFT([.A169];[.G169])" office:value-type="string" office:string-value="rdw_brandstof_" calcext:value-type="string">
            <text:p>rdw_brandstof_</text:p>
          </table:table-cell>
          <table:table-cell table:formula="of:=VLOOKUP([.H169];[$source.$C$2:$source.$F$48];4;0)" office:value-type="float" office:value="203" calcext:value-type="float">
            <text:p>203</text:p>
          </table:table-cell>
          <table:table-cell table:style-name="ce7" table:formula="of:=IF(RIGHT([.A169];6)=&quot;_X_X_X&quot;;3;IF(RIGHT([.A169];4)=&quot;_X_X&quot;;2;IF(RIGHT([.A16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0])&gt;0;[$preferred_name.A170];&#10;LEN(#REF!)&gt;0;#REF!&#10;)" office:value-type="string" office:string-value="rdw_brandstof_geluidsniveau_rijdend_X" calcext:value-type="string">
            <text:p>rdw_brandstof_geluidsniveau_rijdend_X</text:p>
          </table:table-cell>
          <table:table-cell table:formula="of:=IFERROR(FIND(&quot;_&quot;;[.$A170];1);LEN([.$A170]))" office:value-type="float" office:value="4" calcext:value-type="float">
            <text:p>4</text:p>
          </table:table-cell>
          <table:table-cell table:formula="of:=IFERROR(FIND(&quot;_&quot;;[.$A170];1+[.B170]);LEN([.$A170]))" office:value-type="float" office:value="14" calcext:value-type="float">
            <text:p>14</text:p>
          </table:table-cell>
          <table:table-cell table:formula="of:=IFERROR(FIND(&quot;_&quot;;[.$A170];1+[.C170]);LEN([.$A170]))" office:value-type="float" office:value="28" calcext:value-type="float">
            <text:p>28</text:p>
          </table:table-cell>
          <table:table-cell table:formula="of:=IFERROR(FIND(&quot;_&quot;;[.$A170];1+[.D170]);LEN([.$A170]))" office:value-type="float" office:value="36" calcext:value-type="float">
            <text:p>36</text:p>
          </table:table-cell>
          <table:table-cell table:formula="of:=IFERROR(FIND(&quot;_&quot;;[.$A170];1+[.E170]);LEN([.$A170]))" office:value-type="float" office:value="37" calcext:value-type="float">
            <text:p>37</text:p>
          </table:table-cell>
          <table:table-cell table:formula="of:=[.C170]" office:value-type="float" office:value="14" calcext:value-type="float">
            <text:p>14</text:p>
          </table:table-cell>
          <table:table-cell table:formula="of:=LEFT([.A170];[.G170])" office:value-type="string" office:string-value="rdw_brandstof_" calcext:value-type="string">
            <text:p>rdw_brandstof_</text:p>
          </table:table-cell>
          <table:table-cell table:formula="of:=VLOOKUP([.H170];[$source.$C$2:$source.$F$48];4;0)" office:value-type="float" office:value="203" calcext:value-type="float">
            <text:p>203</text:p>
          </table:table-cell>
          <table:table-cell table:style-name="ce7" table:formula="of:=IF(RIGHT([.A170];6)=&quot;_X_X_X&quot;;3;IF(RIGHT([.A170];4)=&quot;_X_X&quot;;2;IF(RIGHT([.A17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1])&gt;0;[$preferred_name.A171];&#10;LEN(#REF!)&gt;0;#REF!&#10;)" office:value-type="string" office:string-value="rdw_brandstof_geluidsniveau_stationair_X" calcext:value-type="string">
            <text:p>rdw_brandstof_geluidsniveau_stationair_X</text:p>
          </table:table-cell>
          <table:table-cell table:formula="of:=IFERROR(FIND(&quot;_&quot;;[.$A171];1);LEN([.$A171]))" office:value-type="float" office:value="4" calcext:value-type="float">
            <text:p>4</text:p>
          </table:table-cell>
          <table:table-cell table:formula="of:=IFERROR(FIND(&quot;_&quot;;[.$A171];1+[.B171]);LEN([.$A171]))" office:value-type="float" office:value="14" calcext:value-type="float">
            <text:p>14</text:p>
          </table:table-cell>
          <table:table-cell table:formula="of:=IFERROR(FIND(&quot;_&quot;;[.$A171];1+[.C171]);LEN([.$A171]))" office:value-type="float" office:value="28" calcext:value-type="float">
            <text:p>28</text:p>
          </table:table-cell>
          <table:table-cell table:formula="of:=IFERROR(FIND(&quot;_&quot;;[.$A171];1+[.D171]);LEN([.$A171]))" office:value-type="float" office:value="39" calcext:value-type="float">
            <text:p>39</text:p>
          </table:table-cell>
          <table:table-cell table:formula="of:=IFERROR(FIND(&quot;_&quot;;[.$A171];1+[.E171]);LEN([.$A171]))" office:value-type="float" office:value="40" calcext:value-type="float">
            <text:p>40</text:p>
          </table:table-cell>
          <table:table-cell table:formula="of:=[.C171]" office:value-type="float" office:value="14" calcext:value-type="float">
            <text:p>14</text:p>
          </table:table-cell>
          <table:table-cell table:formula="of:=LEFT([.A171];[.G171])" office:value-type="string" office:string-value="rdw_brandstof_" calcext:value-type="string">
            <text:p>rdw_brandstof_</text:p>
          </table:table-cell>
          <table:table-cell table:formula="of:=VLOOKUP([.H171];[$source.$C$2:$source.$F$48];4;0)" office:value-type="float" office:value="203" calcext:value-type="float">
            <text:p>203</text:p>
          </table:table-cell>
          <table:table-cell table:style-name="ce7" table:formula="of:=IF(RIGHT([.A171];6)=&quot;_X_X_X&quot;;3;IF(RIGHT([.A171];4)=&quot;_X_X&quot;;2;IF(RIGHT([.A17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2])&gt;0;[$preferred_name.A172];&#10;LEN(#REF!)&gt;0;#REF!&#10;)" office:value-type="string" office:string-value="rdw_brandstof_emissiecode_omschrijving_X" calcext:value-type="string">
            <text:p>rdw_brandstof_emissiecode_omschrijving_X</text:p>
          </table:table-cell>
          <table:table-cell table:formula="of:=IFERROR(FIND(&quot;_&quot;;[.$A172];1);LEN([.$A172]))" office:value-type="float" office:value="4" calcext:value-type="float">
            <text:p>4</text:p>
          </table:table-cell>
          <table:table-cell table:formula="of:=IFERROR(FIND(&quot;_&quot;;[.$A172];1+[.B172]);LEN([.$A172]))" office:value-type="float" office:value="14" calcext:value-type="float">
            <text:p>14</text:p>
          </table:table-cell>
          <table:table-cell table:formula="of:=IFERROR(FIND(&quot;_&quot;;[.$A172];1+[.C172]);LEN([.$A172]))" office:value-type="float" office:value="26" calcext:value-type="float">
            <text:p>26</text:p>
          </table:table-cell>
          <table:table-cell table:formula="of:=IFERROR(FIND(&quot;_&quot;;[.$A172];1+[.D172]);LEN([.$A172]))" office:value-type="float" office:value="39" calcext:value-type="float">
            <text:p>39</text:p>
          </table:table-cell>
          <table:table-cell table:formula="of:=IFERROR(FIND(&quot;_&quot;;[.$A172];1+[.E172]);LEN([.$A172]))" office:value-type="float" office:value="40" calcext:value-type="float">
            <text:p>40</text:p>
          </table:table-cell>
          <table:table-cell table:formula="of:=[.C172]" office:value-type="float" office:value="14" calcext:value-type="float">
            <text:p>14</text:p>
          </table:table-cell>
          <table:table-cell table:formula="of:=LEFT([.A172];[.G172])" office:value-type="string" office:string-value="rdw_brandstof_" calcext:value-type="string">
            <text:p>rdw_brandstof_</text:p>
          </table:table-cell>
          <table:table-cell table:formula="of:=VLOOKUP([.H172];[$source.$C$2:$source.$F$48];4;0)" office:value-type="float" office:value="203" calcext:value-type="float">
            <text:p>203</text:p>
          </table:table-cell>
          <table:table-cell table:style-name="ce7" table:formula="of:=IF(RIGHT([.A172];6)=&quot;_X_X_X&quot;;3;IF(RIGHT([.A172];4)=&quot;_X_X&quot;;2;IF(RIGHT([.A17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73])&gt;0;[$preferred_name.A173];&#10;LEN(#REF!)&gt;0;#REF!&#10;)" office:value-type="string" office:string-value="rdw_brandstof_milieuklasse_eg_goedkeuring_licht_X" calcext:value-type="string">
            <text:p>rdw_brandstof_milieuklasse_eg_goedkeuring_licht_X</text:p>
          </table:table-cell>
          <table:table-cell table:formula="of:=IFERROR(FIND(&quot;_&quot;;[.$A173];1);LEN([.$A173]))" office:value-type="float" office:value="4" calcext:value-type="float">
            <text:p>4</text:p>
          </table:table-cell>
          <table:table-cell table:formula="of:=IFERROR(FIND(&quot;_&quot;;[.$A173];1+[.B173]);LEN([.$A173]))" office:value-type="float" office:value="14" calcext:value-type="float">
            <text:p>14</text:p>
          </table:table-cell>
          <table:table-cell table:formula="of:=IFERROR(FIND(&quot;_&quot;;[.$A173];1+[.C173]);LEN([.$A173]))" office:value-type="float" office:value="27" calcext:value-type="float">
            <text:p>27</text:p>
          </table:table-cell>
          <table:table-cell table:formula="of:=IFERROR(FIND(&quot;_&quot;;[.$A173];1+[.D173]);LEN([.$A173]))" office:value-type="float" office:value="30" calcext:value-type="float">
            <text:p>30</text:p>
          </table:table-cell>
          <table:table-cell table:formula="of:=IFERROR(FIND(&quot;_&quot;;[.$A173];1+[.E173]);LEN([.$A173]))" office:value-type="float" office:value="42" calcext:value-type="float">
            <text:p>42</text:p>
          </table:table-cell>
          <table:table-cell table:formula="of:=[.C173]" office:value-type="float" office:value="14" calcext:value-type="float">
            <text:p>14</text:p>
          </table:table-cell>
          <table:table-cell table:formula="of:=LEFT([.A173];[.G173])" office:value-type="string" office:string-value="rdw_brandstof_" calcext:value-type="string">
            <text:p>rdw_brandstof_</text:p>
          </table:table-cell>
          <table:table-cell table:formula="of:=VLOOKUP([.H173];[$source.$C$2:$source.$F$48];4;0)" office:value-type="float" office:value="203" calcext:value-type="float">
            <text:p>203</text:p>
          </table:table-cell>
          <table:table-cell table:style-name="ce7" table:formula="of:=IF(RIGHT([.A173];6)=&quot;_X_X_X&quot;;3;IF(RIGHT([.A173];4)=&quot;_X_X&quot;;2;IF(RIGHT([.A17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74])&gt;0;[$preferred_name.A174];&#10;LEN(#REF!)&gt;0;#REF!&#10;)" office:value-type="string" office:string-value="rdw_brandstof_nettomaximumvermogen_X" calcext:value-type="string">
            <text:p>rdw_brandstof_nettomaximumvermogen_X</text:p>
          </table:table-cell>
          <table:table-cell table:formula="of:=IFERROR(FIND(&quot;_&quot;;[.$A174];1);LEN([.$A174]))" office:value-type="float" office:value="4" calcext:value-type="float">
            <text:p>4</text:p>
          </table:table-cell>
          <table:table-cell table:formula="of:=IFERROR(FIND(&quot;_&quot;;[.$A174];1+[.B174]);LEN([.$A174]))" office:value-type="float" office:value="14" calcext:value-type="float">
            <text:p>14</text:p>
          </table:table-cell>
          <table:table-cell table:formula="of:=IFERROR(FIND(&quot;_&quot;;[.$A174];1+[.C174]);LEN([.$A174]))" office:value-type="float" office:value="35" calcext:value-type="float">
            <text:p>35</text:p>
          </table:table-cell>
          <table:table-cell table:formula="of:=IFERROR(FIND(&quot;_&quot;;[.$A174];1+[.D174]);LEN([.$A174]))" office:value-type="float" office:value="36" calcext:value-type="float">
            <text:p>36</text:p>
          </table:table-cell>
          <table:table-cell table:formula="of:=IFERROR(FIND(&quot;_&quot;;[.$A174];1+[.E174]);LEN([.$A174]))" office:value-type="float" office:value="36" calcext:value-type="float">
            <text:p>36</text:p>
          </table:table-cell>
          <table:table-cell table:formula="of:=[.C174]" office:value-type="float" office:value="14" calcext:value-type="float">
            <text:p>14</text:p>
          </table:table-cell>
          <table:table-cell table:formula="of:=LEFT([.A174];[.G174])" office:value-type="string" office:string-value="rdw_brandstof_" calcext:value-type="string">
            <text:p>rdw_brandstof_</text:p>
          </table:table-cell>
          <table:table-cell table:formula="of:=VLOOKUP([.H174];[$source.$C$2:$source.$F$48];4;0)" office:value-type="float" office:value="203" calcext:value-type="float">
            <text:p>203</text:p>
          </table:table-cell>
          <table:table-cell table:style-name="ce7" table:formula="of:=IF(RIGHT([.A174];6)=&quot;_X_X_X&quot;;3;IF(RIGHT([.A174];4)=&quot;_X_X&quot;;2;IF(RIGHT([.A17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175])&gt;0;[$preferred_name.A175];&#10;LEN(#REF!)&gt;0;#REF!&#10;)" office:value-type="string" office:string-value="rdw_brandstof_toerental_geluidsniveau_X" calcext:value-type="string">
            <text:p>rdw_brandstof_toerental_geluidsniveau_X</text:p>
          </table:table-cell>
          <table:table-cell table:formula="of:=IFERROR(FIND(&quot;_&quot;;[.$A175];1);LEN([.$A175]))" office:value-type="float" office:value="4" calcext:value-type="float">
            <text:p>4</text:p>
          </table:table-cell>
          <table:table-cell table:formula="of:=IFERROR(FIND(&quot;_&quot;;[.$A175];1+[.B175]);LEN([.$A175]))" office:value-type="float" office:value="14" calcext:value-type="float">
            <text:p>14</text:p>
          </table:table-cell>
          <table:table-cell table:formula="of:=IFERROR(FIND(&quot;_&quot;;[.$A175];1+[.C175]);LEN([.$A175]))" office:value-type="float" office:value="24" calcext:value-type="float">
            <text:p>24</text:p>
          </table:table-cell>
          <table:table-cell table:formula="of:=IFERROR(FIND(&quot;_&quot;;[.$A175];1+[.D175]);LEN([.$A175]))" office:value-type="float" office:value="38" calcext:value-type="float">
            <text:p>38</text:p>
          </table:table-cell>
          <table:table-cell table:formula="of:=IFERROR(FIND(&quot;_&quot;;[.$A175];1+[.E175]);LEN([.$A175]))" office:value-type="float" office:value="39" calcext:value-type="float">
            <text:p>39</text:p>
          </table:table-cell>
          <table:table-cell table:formula="of:=[.C175]" office:value-type="float" office:value="14" calcext:value-type="float">
            <text:p>14</text:p>
          </table:table-cell>
          <table:table-cell table:formula="of:=LEFT([.A175];[.G175])" office:value-type="string" office:string-value="rdw_brandstof_" calcext:value-type="string">
            <text:p>rdw_brandstof_</text:p>
          </table:table-cell>
          <table:table-cell table:formula="of:=VLOOKUP([.H175];[$source.$C$2:$source.$F$48];4;0)" office:value-type="float" office:value="203" calcext:value-type="float">
            <text:p>203</text:p>
          </table:table-cell>
          <table:table-cell table:style-name="ce7" table:formula="of:=IF(RIGHT([.A175];6)=&quot;_X_X_X&quot;;3;IF(RIGHT([.A175];4)=&quot;_X_X&quot;;2;IF(RIGHT([.A17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6])&gt;0;[$preferred_name.A176];&#10;LEN(#REF!)&gt;0;#REF!&#10;)" office:value-type="string" office:string-value="rdw_brandstof_uitlaatemissieniveau_X" calcext:value-type="string">
            <text:p>rdw_brandstof_uitlaatemissieniveau_X</text:p>
          </table:table-cell>
          <table:table-cell table:formula="of:=IFERROR(FIND(&quot;_&quot;;[.$A176];1);LEN([.$A176]))" office:value-type="float" office:value="4" calcext:value-type="float">
            <text:p>4</text:p>
          </table:table-cell>
          <table:table-cell table:formula="of:=IFERROR(FIND(&quot;_&quot;;[.$A176];1+[.B176]);LEN([.$A176]))" office:value-type="float" office:value="14" calcext:value-type="float">
            <text:p>14</text:p>
          </table:table-cell>
          <table:table-cell table:formula="of:=IFERROR(FIND(&quot;_&quot;;[.$A176];1+[.C176]);LEN([.$A176]))" office:value-type="float" office:value="35" calcext:value-type="float">
            <text:p>35</text:p>
          </table:table-cell>
          <table:table-cell table:formula="of:=IFERROR(FIND(&quot;_&quot;;[.$A176];1+[.D176]);LEN([.$A176]))" office:value-type="float" office:value="36" calcext:value-type="float">
            <text:p>36</text:p>
          </table:table-cell>
          <table:table-cell table:formula="of:=IFERROR(FIND(&quot;_&quot;;[.$A176];1+[.E176]);LEN([.$A176]))" office:value-type="float" office:value="36" calcext:value-type="float">
            <text:p>36</text:p>
          </table:table-cell>
          <table:table-cell table:formula="of:=[.C176]" office:value-type="float" office:value="14" calcext:value-type="float">
            <text:p>14</text:p>
          </table:table-cell>
          <table:table-cell table:formula="of:=LEFT([.A176];[.G176])" office:value-type="string" office:string-value="rdw_brandstof_" calcext:value-type="string">
            <text:p>rdw_brandstof_</text:p>
          </table:table-cell>
          <table:table-cell table:formula="of:=VLOOKUP([.H176];[$source.$C$2:$source.$F$48];4;0)" office:value-type="float" office:value="203" calcext:value-type="float">
            <text:p>203</text:p>
          </table:table-cell>
          <table:table-cell table:style-name="ce7" table:formula="of:=IF(RIGHT([.A176];6)=&quot;_X_X_X&quot;;3;IF(RIGHT([.A176];4)=&quot;_X_X&quot;;2;IF(RIGHT([.A17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7])&gt;0;[$preferred_name.A177];&#10;LEN(#REF!)&gt;0;#REF!&#10;)" office:value-type="string" office:string-value="rdw_brandstof_uitstoot_deeltjes_licht_X" calcext:value-type="string">
            <text:p>rdw_brandstof_uitstoot_deeltjes_licht_X</text:p>
          </table:table-cell>
          <table:table-cell table:formula="of:=IFERROR(FIND(&quot;_&quot;;[.$A177];1);LEN([.$A177]))" office:value-type="float" office:value="4" calcext:value-type="float">
            <text:p>4</text:p>
          </table:table-cell>
          <table:table-cell table:formula="of:=IFERROR(FIND(&quot;_&quot;;[.$A177];1+[.B177]);LEN([.$A177]))" office:value-type="float" office:value="14" calcext:value-type="float">
            <text:p>14</text:p>
          </table:table-cell>
          <table:table-cell table:formula="of:=IFERROR(FIND(&quot;_&quot;;[.$A177];1+[.C177]);LEN([.$A177]))" office:value-type="float" office:value="23" calcext:value-type="float">
            <text:p>23</text:p>
          </table:table-cell>
          <table:table-cell table:formula="of:=IFERROR(FIND(&quot;_&quot;;[.$A177];1+[.D177]);LEN([.$A177]))" office:value-type="float" office:value="32" calcext:value-type="float">
            <text:p>32</text:p>
          </table:table-cell>
          <table:table-cell table:formula="of:=IFERROR(FIND(&quot;_&quot;;[.$A177];1+[.E177]);LEN([.$A177]))" office:value-type="float" office:value="38" calcext:value-type="float">
            <text:p>38</text:p>
          </table:table-cell>
          <table:table-cell table:formula="of:=[.C177]" office:value-type="float" office:value="14" calcext:value-type="float">
            <text:p>14</text:p>
          </table:table-cell>
          <table:table-cell table:formula="of:=LEFT([.A177];[.G177])" office:value-type="string" office:string-value="rdw_brandstof_" calcext:value-type="string">
            <text:p>rdw_brandstof_</text:p>
          </table:table-cell>
          <table:table-cell table:formula="of:=VLOOKUP([.H177];[$source.$C$2:$source.$F$48];4;0)" office:value-type="float" office:value="203" calcext:value-type="float">
            <text:p>203</text:p>
          </table:table-cell>
          <table:table-cell table:style-name="ce7" table:formula="of:=IF(RIGHT([.A177];6)=&quot;_X_X_X&quot;;3;IF(RIGHT([.A177];4)=&quot;_X_X&quot;;2;IF(RIGHT([.A17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8])&gt;0;[$preferred_name.A178];&#10;LEN(#REF!)&gt;0;#REF!&#10;)" office:value-type="string" office:string-value="rdw_brandstof_roetuitstoot_X" calcext:value-type="string">
            <text:p>rdw_brandstof_roetuitstoot_X</text:p>
          </table:table-cell>
          <table:table-cell table:formula="of:=IFERROR(FIND(&quot;_&quot;;[.$A178];1);LEN([.$A178]))" office:value-type="float" office:value="4" calcext:value-type="float">
            <text:p>4</text:p>
          </table:table-cell>
          <table:table-cell table:formula="of:=IFERROR(FIND(&quot;_&quot;;[.$A178];1+[.B178]);LEN([.$A178]))" office:value-type="float" office:value="14" calcext:value-type="float">
            <text:p>14</text:p>
          </table:table-cell>
          <table:table-cell table:formula="of:=IFERROR(FIND(&quot;_&quot;;[.$A178];1+[.C178]);LEN([.$A178]))" office:value-type="float" office:value="27" calcext:value-type="float">
            <text:p>27</text:p>
          </table:table-cell>
          <table:table-cell table:formula="of:=IFERROR(FIND(&quot;_&quot;;[.$A178];1+[.D178]);LEN([.$A178]))" office:value-type="float" office:value="28" calcext:value-type="float">
            <text:p>28</text:p>
          </table:table-cell>
          <table:table-cell table:formula="of:=IFERROR(FIND(&quot;_&quot;;[.$A178];1+[.E178]);LEN([.$A178]))" office:value-type="float" office:value="28" calcext:value-type="float">
            <text:p>28</text:p>
          </table:table-cell>
          <table:table-cell table:formula="of:=[.C178]" office:value-type="float" office:value="14" calcext:value-type="float">
            <text:p>14</text:p>
          </table:table-cell>
          <table:table-cell table:formula="of:=LEFT([.A178];[.G178])" office:value-type="string" office:string-value="rdw_brandstof_" calcext:value-type="string">
            <text:p>rdw_brandstof_</text:p>
          </table:table-cell>
          <table:table-cell table:formula="of:=VLOOKUP([.H178];[$source.$C$2:$source.$F$48];4;0)" office:value-type="float" office:value="203" calcext:value-type="float">
            <text:p>203</text:p>
          </table:table-cell>
          <table:table-cell table:style-name="ce7" table:formula="of:=IF(RIGHT([.A178];6)=&quot;_X_X_X&quot;;3;IF(RIGHT([.A178];4)=&quot;_X_X&quot;;2;IF(RIGHT([.A17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79])&gt;0;[$preferred_name.A179];&#10;LEN(#REF!)&gt;0;#REF!&#10;)" office:value-type="string" office:string-value="rdw_brandstof_klasse_hybride_elektrisch_voertuig_X" calcext:value-type="string">
            <text:p>rdw_brandstof_klasse_hybride_elektrisch_voertuig_X</text:p>
          </table:table-cell>
          <table:table-cell table:formula="of:=IFERROR(FIND(&quot;_&quot;;[.$A179];1);LEN([.$A179]))" office:value-type="float" office:value="4" calcext:value-type="float">
            <text:p>4</text:p>
          </table:table-cell>
          <table:table-cell table:formula="of:=IFERROR(FIND(&quot;_&quot;;[.$A179];1+[.B179]);LEN([.$A179]))" office:value-type="float" office:value="14" calcext:value-type="float">
            <text:p>14</text:p>
          </table:table-cell>
          <table:table-cell table:formula="of:=IFERROR(FIND(&quot;_&quot;;[.$A179];1+[.C179]);LEN([.$A179]))" office:value-type="float" office:value="21" calcext:value-type="float">
            <text:p>21</text:p>
          </table:table-cell>
          <table:table-cell table:formula="of:=IFERROR(FIND(&quot;_&quot;;[.$A179];1+[.D179]);LEN([.$A179]))" office:value-type="float" office:value="29" calcext:value-type="float">
            <text:p>29</text:p>
          </table:table-cell>
          <table:table-cell table:formula="of:=IFERROR(FIND(&quot;_&quot;;[.$A179];1+[.E179]);LEN([.$A179]))" office:value-type="float" office:value="40" calcext:value-type="float">
            <text:p>40</text:p>
          </table:table-cell>
          <table:table-cell table:formula="of:=[.C179]" office:value-type="float" office:value="14" calcext:value-type="float">
            <text:p>14</text:p>
          </table:table-cell>
          <table:table-cell table:formula="of:=LEFT([.A179];[.G179])" office:value-type="string" office:string-value="rdw_brandstof_" calcext:value-type="string">
            <text:p>rdw_brandstof_</text:p>
          </table:table-cell>
          <table:table-cell table:formula="of:=VLOOKUP([.H179];[$source.$C$2:$source.$F$48];4;0)" office:value-type="float" office:value="203" calcext:value-type="float">
            <text:p>203</text:p>
          </table:table-cell>
          <table:table-cell table:style-name="ce7" table:formula="of:=IF(RIGHT([.A179];6)=&quot;_X_X_X&quot;;3;IF(RIGHT([.A179];4)=&quot;_X_X&quot;;2;IF(RIGHT([.A17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0])&gt;0;[$preferred_name.A180];&#10;LEN(#REF!)&gt;0;#REF!&#10;)" office:value-type="string" office:string-value="rdw_brandstof_nominaal_continu_maximumvermogen_X" calcext:value-type="string">
            <text:p>rdw_brandstof_nominaal_continu_maximumvermogen_X</text:p>
          </table:table-cell>
          <table:table-cell table:formula="of:=IFERROR(FIND(&quot;_&quot;;[.$A180];1);LEN([.$A180]))" office:value-type="float" office:value="4" calcext:value-type="float">
            <text:p>4</text:p>
          </table:table-cell>
          <table:table-cell table:formula="of:=IFERROR(FIND(&quot;_&quot;;[.$A180];1+[.B180]);LEN([.$A180]))" office:value-type="float" office:value="14" calcext:value-type="float">
            <text:p>14</text:p>
          </table:table-cell>
          <table:table-cell table:formula="of:=IFERROR(FIND(&quot;_&quot;;[.$A180];1+[.C180]);LEN([.$A180]))" office:value-type="float" office:value="23" calcext:value-type="float">
            <text:p>23</text:p>
          </table:table-cell>
          <table:table-cell table:formula="of:=IFERROR(FIND(&quot;_&quot;;[.$A180];1+[.D180]);LEN([.$A180]))" office:value-type="float" office:value="31" calcext:value-type="float">
            <text:p>31</text:p>
          </table:table-cell>
          <table:table-cell table:formula="of:=IFERROR(FIND(&quot;_&quot;;[.$A180];1+[.E180]);LEN([.$A180]))" office:value-type="float" office:value="47" calcext:value-type="float">
            <text:p>47</text:p>
          </table:table-cell>
          <table:table-cell table:formula="of:=[.C180]" office:value-type="float" office:value="14" calcext:value-type="float">
            <text:p>14</text:p>
          </table:table-cell>
          <table:table-cell table:formula="of:=LEFT([.A180];[.G180])" office:value-type="string" office:string-value="rdw_brandstof_" calcext:value-type="string">
            <text:p>rdw_brandstof_</text:p>
          </table:table-cell>
          <table:table-cell table:formula="of:=VLOOKUP([.H180];[$source.$C$2:$source.$F$48];4;0)" office:value-type="float" office:value="203" calcext:value-type="float">
            <text:p>203</text:p>
          </table:table-cell>
          <table:table-cell table:style-name="ce7" table:formula="of:=IF(RIGHT([.A180];6)=&quot;_X_X_X&quot;;3;IF(RIGHT([.A180];4)=&quot;_X_X&quot;;2;IF(RIGHT([.A18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1])&gt;0;[$preferred_name.A181];&#10;LEN([$preferred_name.B181])&gt;0;[$preferred_name.B181]&#10;)" office:value-type="string" office:string-value="rdw_brandstof_co2_uitstoot_gewogen_X" calcext:value-type="string">
            <text:p>rdw_brandstof_co2_uitstoot_gewogen_X</text:p>
          </table:table-cell>
          <table:table-cell table:formula="of:=IFERROR(FIND(&quot;_&quot;;[.$A181];1);LEN([.$A181]))" office:value-type="float" office:value="4" calcext:value-type="float">
            <text:p>4</text:p>
          </table:table-cell>
          <table:table-cell table:formula="of:=IFERROR(FIND(&quot;_&quot;;[.$A181];1+[.B181]);LEN([.$A181]))" office:value-type="float" office:value="14" calcext:value-type="float">
            <text:p>14</text:p>
          </table:table-cell>
          <table:table-cell table:formula="of:=IFERROR(FIND(&quot;_&quot;;[.$A181];1+[.C181]);LEN([.$A181]))" office:value-type="float" office:value="18" calcext:value-type="float">
            <text:p>18</text:p>
          </table:table-cell>
          <table:table-cell table:formula="of:=IFERROR(FIND(&quot;_&quot;;[.$A181];1+[.D181]);LEN([.$A181]))" office:value-type="float" office:value="27" calcext:value-type="float">
            <text:p>27</text:p>
          </table:table-cell>
          <table:table-cell table:formula="of:=IFERROR(FIND(&quot;_&quot;;[.$A181];1+[.E181]);LEN([.$A181]))" office:value-type="float" office:value="35" calcext:value-type="float">
            <text:p>35</text:p>
          </table:table-cell>
          <table:table-cell table:formula="of:=[.C181]" office:value-type="float" office:value="14" calcext:value-type="float">
            <text:p>14</text:p>
          </table:table-cell>
          <table:table-cell table:formula="of:=LEFT([.A181];[.G181])" office:value-type="string" office:string-value="rdw_brandstof_" calcext:value-type="string">
            <text:p>rdw_brandstof_</text:p>
          </table:table-cell>
          <table:table-cell table:formula="of:=VLOOKUP([.H181];[$source.$C$2:$source.$F$48];4;0)" office:value-type="float" office:value="203" calcext:value-type="float">
            <text:p>203</text:p>
          </table:table-cell>
          <table:table-cell table:style-name="ce7" table:formula="of:=IF(RIGHT([.A181];6)=&quot;_X_X_X&quot;;3;IF(RIGHT([.A181];4)=&quot;_X_X&quot;;2;IF(RIGHT([.A18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2])&gt;0;[$preferred_name.A182];&#10;LEN([$preferred_name.B182])&gt;0;[$preferred_name.B182]&#10;)" office:value-type="string" office:string-value="rdw_brandstof_emis_deeltjes_type1_wltp_X" calcext:value-type="string">
            <text:p>rdw_brandstof_emis_deeltjes_type1_wltp_X</text:p>
          </table:table-cell>
          <table:table-cell table:formula="of:=IFERROR(FIND(&quot;_&quot;;[.$A182];1);LEN([.$A182]))" office:value-type="float" office:value="4" calcext:value-type="float">
            <text:p>4</text:p>
          </table:table-cell>
          <table:table-cell table:formula="of:=IFERROR(FIND(&quot;_&quot;;[.$A182];1+[.B182]);LEN([.$A182]))" office:value-type="float" office:value="14" calcext:value-type="float">
            <text:p>14</text:p>
          </table:table-cell>
          <table:table-cell table:formula="of:=IFERROR(FIND(&quot;_&quot;;[.$A182];1+[.C182]);LEN([.$A182]))" office:value-type="float" office:value="19" calcext:value-type="float">
            <text:p>19</text:p>
          </table:table-cell>
          <table:table-cell table:formula="of:=IFERROR(FIND(&quot;_&quot;;[.$A182];1+[.D182]);LEN([.$A182]))" office:value-type="float" office:value="28" calcext:value-type="float">
            <text:p>28</text:p>
          </table:table-cell>
          <table:table-cell table:formula="of:=IFERROR(FIND(&quot;_&quot;;[.$A182];1+[.E182]);LEN([.$A182]))" office:value-type="float" office:value="34" calcext:value-type="float">
            <text:p>34</text:p>
          </table:table-cell>
          <table:table-cell table:formula="of:=[.C182]" office:value-type="float" office:value="14" calcext:value-type="float">
            <text:p>14</text:p>
          </table:table-cell>
          <table:table-cell table:formula="of:=LEFT([.A182];[.G182])" office:value-type="string" office:string-value="rdw_brandstof_" calcext:value-type="string">
            <text:p>rdw_brandstof_</text:p>
          </table:table-cell>
          <table:table-cell table:formula="of:=VLOOKUP([.H182];[$source.$C$2:$source.$F$48];4;0)" office:value-type="float" office:value="203" calcext:value-type="float">
            <text:p>203</text:p>
          </table:table-cell>
          <table:table-cell table:style-name="ce7" table:formula="of:=IF(RIGHT([.A182];6)=&quot;_X_X_X&quot;;3;IF(RIGHT([.A182];4)=&quot;_X_X&quot;;2;IF(RIGHT([.A18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3])&gt;0;[$preferred_name.A183];&#10;LEN([$preferred_name.B183])&gt;0;[$preferred_name.B183]&#10;)" office:value-type="string" office:string-value="rdw_brandstof_emissie_co2_gecombineerd_wltp_X" calcext:value-type="string">
            <text:p>rdw_brandstof_emissie_co2_gecombineerd_wltp_X</text:p>
          </table:table-cell>
          <table:table-cell table:formula="of:=IFERROR(FIND(&quot;_&quot;;[.$A183];1);LEN([.$A183]))" office:value-type="float" office:value="4" calcext:value-type="float">
            <text:p>4</text:p>
          </table:table-cell>
          <table:table-cell table:formula="of:=IFERROR(FIND(&quot;_&quot;;[.$A183];1+[.B183]);LEN([.$A183]))" office:value-type="float" office:value="14" calcext:value-type="float">
            <text:p>14</text:p>
          </table:table-cell>
          <table:table-cell table:formula="of:=IFERROR(FIND(&quot;_&quot;;[.$A183];1+[.C183]);LEN([.$A183]))" office:value-type="float" office:value="22" calcext:value-type="float">
            <text:p>22</text:p>
          </table:table-cell>
          <table:table-cell table:formula="of:=IFERROR(FIND(&quot;_&quot;;[.$A183];1+[.D183]);LEN([.$A183]))" office:value-type="float" office:value="26" calcext:value-type="float">
            <text:p>26</text:p>
          </table:table-cell>
          <table:table-cell table:formula="of:=IFERROR(FIND(&quot;_&quot;;[.$A183];1+[.E183]);LEN([.$A183]))" office:value-type="float" office:value="39" calcext:value-type="float">
            <text:p>39</text:p>
          </table:table-cell>
          <table:table-cell table:formula="of:=[.C183]" office:value-type="float" office:value="14" calcext:value-type="float">
            <text:p>14</text:p>
          </table:table-cell>
          <table:table-cell table:formula="of:=LEFT([.A183];[.G183])" office:value-type="string" office:string-value="rdw_brandstof_" calcext:value-type="string">
            <text:p>rdw_brandstof_</text:p>
          </table:table-cell>
          <table:table-cell table:formula="of:=VLOOKUP([.H183];[$source.$C$2:$source.$F$48];4;0)" office:value-type="float" office:value="203" calcext:value-type="float">
            <text:p>203</text:p>
          </table:table-cell>
          <table:table-cell table:style-name="ce7" table:formula="of:=IF(RIGHT([.A183];6)=&quot;_X_X_X&quot;;3;IF(RIGHT([.A183];4)=&quot;_X_X&quot;;2;IF(RIGHT([.A18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4])&gt;0;[$preferred_name.A184];&#10;LEN([$preferred_name.B184])&gt;0;[$preferred_name.B184]&#10;)" office:value-type="string" office:string-value="rdw_brandstof_brandstof_verbruik_gecombineerd_wltp_X" calcext:value-type="string">
            <text:p>rdw_brandstof_brandstof_verbruik_gecombineerd_wltp_X</text:p>
          </table:table-cell>
          <table:table-cell table:formula="of:=IFERROR(FIND(&quot;_&quot;;[.$A184];1);LEN([.$A184]))" office:value-type="float" office:value="4" calcext:value-type="float">
            <text:p>4</text:p>
          </table:table-cell>
          <table:table-cell table:formula="of:=IFERROR(FIND(&quot;_&quot;;[.$A184];1+[.B184]);LEN([.$A184]))" office:value-type="float" office:value="14" calcext:value-type="float">
            <text:p>14</text:p>
          </table:table-cell>
          <table:table-cell table:formula="of:=IFERROR(FIND(&quot;_&quot;;[.$A184];1+[.C184]);LEN([.$A184]))" office:value-type="float" office:value="24" calcext:value-type="float">
            <text:p>24</text:p>
          </table:table-cell>
          <table:table-cell table:formula="of:=IFERROR(FIND(&quot;_&quot;;[.$A184];1+[.D184]);LEN([.$A184]))" office:value-type="float" office:value="33" calcext:value-type="float">
            <text:p>33</text:p>
          </table:table-cell>
          <table:table-cell table:formula="of:=IFERROR(FIND(&quot;_&quot;;[.$A184];1+[.E184]);LEN([.$A184]))" office:value-type="float" office:value="46" calcext:value-type="float">
            <text:p>46</text:p>
          </table:table-cell>
          <table:table-cell table:formula="of:=[.C184]" office:value-type="float" office:value="14" calcext:value-type="float">
            <text:p>14</text:p>
          </table:table-cell>
          <table:table-cell table:formula="of:=LEFT([.A184];[.G184])" office:value-type="string" office:string-value="rdw_brandstof_" calcext:value-type="string">
            <text:p>rdw_brandstof_</text:p>
          </table:table-cell>
          <table:table-cell table:formula="of:=VLOOKUP([.H184];[$source.$C$2:$source.$F$48];4;0)" office:value-type="float" office:value="203" calcext:value-type="float">
            <text:p>203</text:p>
          </table:table-cell>
          <table:table-cell table:style-name="ce7" table:formula="of:=IF(RIGHT([.A184];6)=&quot;_X_X_X&quot;;3;IF(RIGHT([.A184];4)=&quot;_X_X&quot;;2;IF(RIGHT([.A18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5])&gt;0;[$preferred_name.A185];&#10;LEN([$preferred_name.B185])&gt;0;[$preferred_name.B185]&#10;)" office:value-type="string" office:string-value="rdw_brandstof_TimeStamp" calcext:value-type="string">
            <text:p>rdw_brandstof_TimeStamp</text:p>
          </table:table-cell>
          <table:table-cell table:formula="of:=IFERROR(FIND(&quot;_&quot;;[.$A185];1);LEN([.$A185]))" office:value-type="float" office:value="4" calcext:value-type="float">
            <text:p>4</text:p>
          </table:table-cell>
          <table:table-cell table:formula="of:=IFERROR(FIND(&quot;_&quot;;[.$A185];1+[.B185]);LEN([.$A185]))" office:value-type="float" office:value="14" calcext:value-type="float">
            <text:p>14</text:p>
          </table:table-cell>
          <table:table-cell table:formula="of:=IFERROR(FIND(&quot;_&quot;;[.$A185];1+[.C185]);LEN([.$A185]))" office:value-type="float" office:value="23" calcext:value-type="float">
            <text:p>23</text:p>
          </table:table-cell>
          <table:table-cell table:formula="of:=IFERROR(FIND(&quot;_&quot;;[.$A185];1+[.D185]);LEN([.$A185]))" office:value-type="float" office:value="23" calcext:value-type="float">
            <text:p>23</text:p>
          </table:table-cell>
          <table:table-cell table:formula="of:=IFERROR(FIND(&quot;_&quot;;[.$A185];1+[.E185]);LEN([.$A185]))" office:value-type="float" office:value="23" calcext:value-type="float">
            <text:p>23</text:p>
          </table:table-cell>
          <table:table-cell table:formula="of:=[.C185]" office:value-type="float" office:value="14" calcext:value-type="float">
            <text:p>14</text:p>
          </table:table-cell>
          <table:table-cell table:formula="of:=LEFT([.A185];[.G185])" office:value-type="string" office:string-value="rdw_brandstof_" calcext:value-type="string">
            <text:p>rdw_brandstof_</text:p>
          </table:table-cell>
          <table:table-cell table:formula="of:=VLOOKUP([.H185];[$source.$C$2:$source.$F$48];4;0)" office:value-type="float" office:value="203" calcext:value-type="float">
            <text:p>203</text:p>
          </table:table-cell>
          <table:table-cell table:style-name="ce7" table:formula="of:=IF(RIGHT([.A185];6)=&quot;_X_X_X&quot;;3;IF(RIGHT([.A185];4)=&quot;_X_X&quot;;2;IF(RIGHT([.A18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86])&gt;0;[$preferred_name.A186];&#10;LEN([$preferred_name.B186])&gt;0;[$preferred_name.B186]&#10;)" office:value-type="string" office:string-value="rdw_carrosserie_carrosserie_volgnummer_X" calcext:value-type="string">
            <text:p>rdw_carrosserie_carrosserie_volgnummer_X</text:p>
          </table:table-cell>
          <table:table-cell table:formula="of:=IFERROR(FIND(&quot;_&quot;;[.$A186];1);LEN([.$A186]))" office:value-type="float" office:value="4" calcext:value-type="float">
            <text:p>4</text:p>
          </table:table-cell>
          <table:table-cell table:formula="of:=IFERROR(FIND(&quot;_&quot;;[.$A186];1+[.B186]);LEN([.$A186]))" office:value-type="float" office:value="16" calcext:value-type="float">
            <text:p>16</text:p>
          </table:table-cell>
          <table:table-cell table:formula="of:=IFERROR(FIND(&quot;_&quot;;[.$A186];1+[.C186]);LEN([.$A186]))" office:value-type="float" office:value="28" calcext:value-type="float">
            <text:p>28</text:p>
          </table:table-cell>
          <table:table-cell table:formula="of:=IFERROR(FIND(&quot;_&quot;;[.$A186];1+[.D186]);LEN([.$A186]))" office:value-type="float" office:value="39" calcext:value-type="float">
            <text:p>39</text:p>
          </table:table-cell>
          <table:table-cell table:formula="of:=IFERROR(FIND(&quot;_&quot;;[.$A186];1+[.E186]);LEN([.$A186]))" office:value-type="float" office:value="40" calcext:value-type="float">
            <text:p>40</text:p>
          </table:table-cell>
          <table:table-cell table:formula="of:=[.C186]" office:value-type="float" office:value="16" calcext:value-type="float">
            <text:p>16</text:p>
          </table:table-cell>
          <table:table-cell table:formula="of:=LEFT([.A186];[.G186])" office:value-type="string" office:string-value="rdw_carrosserie_" calcext:value-type="string">
            <text:p>rdw_carrosserie_</text:p>
          </table:table-cell>
          <table:table-cell table:formula="of:=VLOOKUP([.H186];[$source.$C$2:$source.$F$48];4;0)" office:value-type="float" office:value="204" calcext:value-type="float">
            <text:p>204</text:p>
          </table:table-cell>
          <table:table-cell table:style-name="ce7" table:formula="of:=IF(RIGHT([.A186];6)=&quot;_X_X_X&quot;;3;IF(RIGHT([.A186];4)=&quot;_X_X&quot;;2;IF(RIGHT([.A186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87])&gt;0;[$preferred_name.A187];&#10;LEN(#REF!)&gt;0;#REF!&#10;)" office:value-type="string" office:string-value="rdw_carrosserie_carrosserietype_X" calcext:value-type="string">
            <text:p>rdw_carrosserie_carrosserietype_X</text:p>
          </table:table-cell>
          <table:table-cell table:formula="of:=IFERROR(FIND(&quot;_&quot;;[.$A187];1);LEN([.$A187]))" office:value-type="float" office:value="4" calcext:value-type="float">
            <text:p>4</text:p>
          </table:table-cell>
          <table:table-cell table:formula="of:=IFERROR(FIND(&quot;_&quot;;[.$A187];1+[.B187]);LEN([.$A187]))" office:value-type="float" office:value="16" calcext:value-type="float">
            <text:p>16</text:p>
          </table:table-cell>
          <table:table-cell table:formula="of:=IFERROR(FIND(&quot;_&quot;;[.$A187];1+[.C187]);LEN([.$A187]))" office:value-type="float" office:value="32" calcext:value-type="float">
            <text:p>32</text:p>
          </table:table-cell>
          <table:table-cell table:formula="of:=IFERROR(FIND(&quot;_&quot;;[.$A187];1+[.D187]);LEN([.$A187]))" office:value-type="float" office:value="33" calcext:value-type="float">
            <text:p>33</text:p>
          </table:table-cell>
          <table:table-cell table:formula="of:=IFERROR(FIND(&quot;_&quot;;[.$A187];1+[.E187]);LEN([.$A187]))" office:value-type="float" office:value="33" calcext:value-type="float">
            <text:p>33</text:p>
          </table:table-cell>
          <table:table-cell table:formula="of:=[.C187]" office:value-type="float" office:value="16" calcext:value-type="float">
            <text:p>16</text:p>
          </table:table-cell>
          <table:table-cell table:formula="of:=LEFT([.A187];[.G187])" office:value-type="string" office:string-value="rdw_carrosserie_" calcext:value-type="string">
            <text:p>rdw_carrosserie_</text:p>
          </table:table-cell>
          <table:table-cell table:formula="of:=VLOOKUP([.H187];[$source.$C$2:$source.$F$48];4;0)" office:value-type="float" office:value="204" calcext:value-type="float">
            <text:p>204</text:p>
          </table:table-cell>
          <table:table-cell table:style-name="ce7" table:formula="of:=IF(RIGHT([.A187];6)=&quot;_X_X_X&quot;;3;IF(RIGHT([.A187];4)=&quot;_X_X&quot;;2;IF(RIGHT([.A18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88])&gt;0;[$preferred_name.A188];&#10;LEN(#REF!)&gt;0;#REF!&#10;)" office:value-type="string" office:string-value="rdw_carrosserie_type_carrosserie_europese_omschrijving_X" calcext:value-type="string">
            <text:p>rdw_carrosserie_type_carrosserie_europese_omschrijving_X</text:p>
          </table:table-cell>
          <table:table-cell table:formula="of:=IFERROR(FIND(&quot;_&quot;;[.$A188];1);LEN([.$A188]))" office:value-type="float" office:value="4" calcext:value-type="float">
            <text:p>4</text:p>
          </table:table-cell>
          <table:table-cell table:formula="of:=IFERROR(FIND(&quot;_&quot;;[.$A188];1+[.B188]);LEN([.$A188]))" office:value-type="float" office:value="16" calcext:value-type="float">
            <text:p>16</text:p>
          </table:table-cell>
          <table:table-cell table:formula="of:=IFERROR(FIND(&quot;_&quot;;[.$A188];1+[.C188]);LEN([.$A188]))" office:value-type="float" office:value="21" calcext:value-type="float">
            <text:p>21</text:p>
          </table:table-cell>
          <table:table-cell table:formula="of:=IFERROR(FIND(&quot;_&quot;;[.$A188];1+[.D188]);LEN([.$A188]))" office:value-type="float" office:value="33" calcext:value-type="float">
            <text:p>33</text:p>
          </table:table-cell>
          <table:table-cell table:formula="of:=IFERROR(FIND(&quot;_&quot;;[.$A188];1+[.E188]);LEN([.$A188]))" office:value-type="float" office:value="42" calcext:value-type="float">
            <text:p>42</text:p>
          </table:table-cell>
          <table:table-cell table:formula="of:=[.C188]" office:value-type="float" office:value="16" calcext:value-type="float">
            <text:p>16</text:p>
          </table:table-cell>
          <table:table-cell table:formula="of:=LEFT([.A188];[.G188])" office:value-type="string" office:string-value="rdw_carrosserie_" calcext:value-type="string">
            <text:p>rdw_carrosserie_</text:p>
          </table:table-cell>
          <table:table-cell table:formula="of:=VLOOKUP([.H188];[$source.$C$2:$source.$F$48];4;0)" office:value-type="float" office:value="204" calcext:value-type="float">
            <text:p>204</text:p>
          </table:table-cell>
          <table:table-cell table:style-name="ce7" table:formula="of:=IF(RIGHT([.A188];6)=&quot;_X_X_X&quot;;3;IF(RIGHT([.A188];4)=&quot;_X_X&quot;;2;IF(RIGHT([.A18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189])&gt;0;[$preferred_name.A189];&#10;LEN([$preferred_name.B189])&gt;0;[$preferred_name.B189]&#10;)" office:value-type="string" office:string-value="rdw_carrosserie_TimeStamp" calcext:value-type="string">
            <text:p>rdw_carrosserie_TimeStamp</text:p>
          </table:table-cell>
          <table:table-cell table:formula="of:=IFERROR(FIND(&quot;_&quot;;[.$A189];1);LEN([.$A189]))" office:value-type="float" office:value="4" calcext:value-type="float">
            <text:p>4</text:p>
          </table:table-cell>
          <table:table-cell table:formula="of:=IFERROR(FIND(&quot;_&quot;;[.$A189];1+[.B189]);LEN([.$A189]))" office:value-type="float" office:value="16" calcext:value-type="float">
            <text:p>16</text:p>
          </table:table-cell>
          <table:table-cell table:formula="of:=IFERROR(FIND(&quot;_&quot;;[.$A189];1+[.C189]);LEN([.$A189]))" office:value-type="float" office:value="25" calcext:value-type="float">
            <text:p>25</text:p>
          </table:table-cell>
          <table:table-cell table:formula="of:=IFERROR(FIND(&quot;_&quot;;[.$A189];1+[.D189]);LEN([.$A189]))" office:value-type="float" office:value="25" calcext:value-type="float">
            <text:p>25</text:p>
          </table:table-cell>
          <table:table-cell table:formula="of:=IFERROR(FIND(&quot;_&quot;;[.$A189];1+[.E189]);LEN([.$A189]))" office:value-type="float" office:value="25" calcext:value-type="float">
            <text:p>25</text:p>
          </table:table-cell>
          <table:table-cell table:formula="of:=[.C189]" office:value-type="float" office:value="16" calcext:value-type="float">
            <text:p>16</text:p>
          </table:table-cell>
          <table:table-cell table:formula="of:=LEFT([.A189];[.G189])" office:value-type="string" office:string-value="rdw_carrosserie_" calcext:value-type="string">
            <text:p>rdw_carrosserie_</text:p>
          </table:table-cell>
          <table:table-cell table:formula="of:=VLOOKUP([.H189];[$source.$C$2:$source.$F$48];4;0)" office:value-type="float" office:value="204" calcext:value-type="float">
            <text:p>204</text:p>
          </table:table-cell>
          <table:table-cell table:style-name="ce7" table:formula="of:=IF(RIGHT([.A189];6)=&quot;_X_X_X&quot;;3;IF(RIGHT([.A189];4)=&quot;_X_X&quot;;2;IF(RIGHT([.A189];2)=&quot;_X&quot;;1;0))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12"/>
        </table:table-row>
        <table:table-row table:style-name="ro1">
          <table:table-cell table:formula="of:=COM.MICROSOFT.IFS(&#10;LEN([$preferred_name.A190])&gt;0;[$preferred_name.A190];&#10;LEN([$preferred_name.B190])&gt;0;[$preferred_name.B190]&#10;)" office:value-type="string" office:string-value="rdw_carrosserie_specificatie_carrosserie_volgnummer_X_X" calcext:value-type="string">
            <text:p>rdw_carrosserie_specificatie_carrosserie_volgnummer_X_X</text:p>
          </table:table-cell>
          <table:table-cell table:formula="of:=IFERROR(FIND(&quot;_&quot;;[.$A190];1);LEN([.$A190]))" office:value-type="float" office:value="4" calcext:value-type="float">
            <text:p>4</text:p>
          </table:table-cell>
          <table:table-cell table:formula="of:=IFERROR(FIND(&quot;_&quot;;[.$A190];1+[.B190]);LEN([.$A190]))" office:value-type="float" office:value="16" calcext:value-type="float">
            <text:p>16</text:p>
          </table:table-cell>
          <table:table-cell table:formula="of:=IFERROR(FIND(&quot;_&quot;;[.$A190];1+[.C190]);LEN([.$A190]))" office:value-type="float" office:value="29" calcext:value-type="float">
            <text:p>29</text:p>
          </table:table-cell>
          <table:table-cell table:formula="of:=IFERROR(FIND(&quot;_&quot;;[.$A190];1+[.D190]);LEN([.$A190]))" office:value-type="float" office:value="41" calcext:value-type="float">
            <text:p>41</text:p>
          </table:table-cell>
          <table:table-cell table:formula="of:=IFERROR(FIND(&quot;_&quot;;[.$A190];1+[.E190]);LEN([.$A190]))" office:value-type="float" office:value="52" calcext:value-type="float">
            <text:p>52</text:p>
          </table:table-cell>
          <table:table-cell table:formula="of:=[.C190]" office:value-type="float" office:value="16" calcext:value-type="float">
            <text:p>16</text:p>
          </table:table-cell>
          <table:table-cell table:formula="of:=LEFT([.A190];[.G190])" office:value-type="string" office:string-value="rdw_carrosserie_" calcext:value-type="string">
            <text:p>rdw_carrosserie_</text:p>
          </table:table-cell>
          <table:table-cell table:formula="of:=VLOOKUP([.H190];[$source.$C$2:$source.$F$48];4;0)" office:value-type="float" office:value="204" calcext:value-type="float">
            <text:p>204</text:p>
          </table:table-cell>
          <table:table-cell table:style-name="ce7" table:formula="of:=IF(RIGHT([.A190];6)=&quot;_X_X_X&quot;;3;IF(RIGHT([.A190];4)=&quot;_X_X&quot;;2;IF(RIGHT([.A190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91])&gt;0;[$preferred_name.A191];&#10;LEN([$preferred_name.B191])&gt;0;[$preferred_name.B191]&#10;)" office:value-type="string" office:string-value="rdw_carrosserie_specificatie_carrosserie_voertuig_nummer_code_volgnummer_X_X" calcext:value-type="string">
            <text:p>rdw_carrosserie_specificatie_carrosserie_voertuig_nummer_code_volgnummer_X_X</text:p>
          </table:table-cell>
          <table:table-cell table:formula="of:=IFERROR(FIND(&quot;_&quot;;[.$A191];1);LEN([.$A191]))" office:value-type="float" office:value="4" calcext:value-type="float">
            <text:p>4</text:p>
          </table:table-cell>
          <table:table-cell table:formula="of:=IFERROR(FIND(&quot;_&quot;;[.$A191];1+[.B191]);LEN([.$A191]))" office:value-type="float" office:value="16" calcext:value-type="float">
            <text:p>16</text:p>
          </table:table-cell>
          <table:table-cell table:formula="of:=IFERROR(FIND(&quot;_&quot;;[.$A191];1+[.C191]);LEN([.$A191]))" office:value-type="float" office:value="29" calcext:value-type="float">
            <text:p>29</text:p>
          </table:table-cell>
          <table:table-cell table:formula="of:=IFERROR(FIND(&quot;_&quot;;[.$A191];1+[.D191]);LEN([.$A191]))" office:value-type="float" office:value="41" calcext:value-type="float">
            <text:p>41</text:p>
          </table:table-cell>
          <table:table-cell table:formula="of:=IFERROR(FIND(&quot;_&quot;;[.$A191];1+[.E191]);LEN([.$A191]))" office:value-type="float" office:value="50" calcext:value-type="float">
            <text:p>50</text:p>
          </table:table-cell>
          <table:table-cell table:formula="of:=[.C191]" office:value-type="float" office:value="16" calcext:value-type="float">
            <text:p>16</text:p>
          </table:table-cell>
          <table:table-cell table:formula="of:=LEFT([.A191];[.G191])" office:value-type="string" office:string-value="rdw_carrosserie_" calcext:value-type="string">
            <text:p>rdw_carrosserie_</text:p>
          </table:table-cell>
          <table:table-cell table:formula="of:=VLOOKUP([.H191];[$source.$C$2:$source.$F$48];4;0)" office:value-type="float" office:value="204" calcext:value-type="float">
            <text:p>204</text:p>
          </table:table-cell>
          <table:table-cell table:style-name="ce7" table:formula="of:=IF(RIGHT([.A191];6)=&quot;_X_X_X&quot;;3;IF(RIGHT([.A191];4)=&quot;_X_X&quot;;2;IF(RIGHT([.A191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192])&gt;0;[$preferred_name.A192];&#10;LEN([$preferred_name.B192])&gt;0;[$preferred_name.B192]&#10;)" office:value-type="string" office:string-value="rdw_carrosserie_specificatie_carrosseriecode_X_X" calcext:value-type="string">
            <text:p>rdw_carrosserie_specificatie_carrosseriecode_X_X</text:p>
          </table:table-cell>
          <table:table-cell table:formula="of:=IFERROR(FIND(&quot;_&quot;;[.$A192];1);LEN([.$A192]))" office:value-type="float" office:value="4" calcext:value-type="float">
            <text:p>4</text:p>
          </table:table-cell>
          <table:table-cell table:formula="of:=IFERROR(FIND(&quot;_&quot;;[.$A192];1+[.B192]);LEN([.$A192]))" office:value-type="float" office:value="16" calcext:value-type="float">
            <text:p>16</text:p>
          </table:table-cell>
          <table:table-cell table:formula="of:=IFERROR(FIND(&quot;_&quot;;[.$A192];1+[.C192]);LEN([.$A192]))" office:value-type="float" office:value="29" calcext:value-type="float">
            <text:p>29</text:p>
          </table:table-cell>
          <table:table-cell table:formula="of:=IFERROR(FIND(&quot;_&quot;;[.$A192];1+[.D192]);LEN([.$A192]))" office:value-type="float" office:value="45" calcext:value-type="float">
            <text:p>45</text:p>
          </table:table-cell>
          <table:table-cell table:formula="of:=IFERROR(FIND(&quot;_&quot;;[.$A192];1+[.E192]);LEN([.$A192]))" office:value-type="float" office:value="47" calcext:value-type="float">
            <text:p>47</text:p>
          </table:table-cell>
          <table:table-cell table:formula="of:=[.C192]" office:value-type="float" office:value="16" calcext:value-type="float">
            <text:p>16</text:p>
          </table:table-cell>
          <table:table-cell table:formula="of:=LEFT([.A192];[.G192])" office:value-type="string" office:string-value="rdw_carrosserie_" calcext:value-type="string">
            <text:p>rdw_carrosserie_</text:p>
          </table:table-cell>
          <table:table-cell table:formula="of:=VLOOKUP([.H192];[$source.$C$2:$source.$F$48];4;0)" office:value-type="float" office:value="204" calcext:value-type="float">
            <text:p>204</text:p>
          </table:table-cell>
          <table:table-cell table:style-name="ce7" table:formula="of:=IF(RIGHT([.A192];6)=&quot;_X_X_X&quot;;3;IF(RIGHT([.A192];4)=&quot;_X_X&quot;;2;IF(RIGHT([.A19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93])&gt;0;[$preferred_name.A193];&#10;LEN([$preferred_name.B193])&gt;0;[$preferred_name.B193]&#10;)" office:value-type="string" office:string-value="rdw_carrosserie_specificatie_carrosserie_voertuig_nummer_europese_omschrijving_X_X" calcext:value-type="string">
            <text:p>rdw_carrosserie_specificatie_carrosserie_voertuig_nummer_europese_omschrijving_X_X</text:p>
          </table:table-cell>
          <table:table-cell table:formula="of:=IFERROR(FIND(&quot;_&quot;;[.$A193];1);LEN([.$A193]))" office:value-type="float" office:value="4" calcext:value-type="float">
            <text:p>4</text:p>
          </table:table-cell>
          <table:table-cell table:formula="of:=IFERROR(FIND(&quot;_&quot;;[.$A193];1+[.B193]);LEN([.$A193]))" office:value-type="float" office:value="16" calcext:value-type="float">
            <text:p>16</text:p>
          </table:table-cell>
          <table:table-cell table:formula="of:=IFERROR(FIND(&quot;_&quot;;[.$A193];1+[.C193]);LEN([.$A193]))" office:value-type="float" office:value="29" calcext:value-type="float">
            <text:p>29</text:p>
          </table:table-cell>
          <table:table-cell table:formula="of:=IFERROR(FIND(&quot;_&quot;;[.$A193];1+[.D193]);LEN([.$A193]))" office:value-type="float" office:value="41" calcext:value-type="float">
            <text:p>41</text:p>
          </table:table-cell>
          <table:table-cell table:formula="of:=IFERROR(FIND(&quot;_&quot;;[.$A193];1+[.E193]);LEN([.$A193]))" office:value-type="float" office:value="50" calcext:value-type="float">
            <text:p>50</text:p>
          </table:table-cell>
          <table:table-cell table:formula="of:=[.C193]" office:value-type="float" office:value="16" calcext:value-type="float">
            <text:p>16</text:p>
          </table:table-cell>
          <table:table-cell table:formula="of:=LEFT([.A193];[.G193])" office:value-type="string" office:string-value="rdw_carrosserie_" calcext:value-type="string">
            <text:p>rdw_carrosserie_</text:p>
          </table:table-cell>
          <table:table-cell table:formula="of:=VLOOKUP([.H193];[$source.$C$2:$source.$F$48];4;0)" office:value-type="float" office:value="204" calcext:value-type="float">
            <text:p>204</text:p>
          </table:table-cell>
          <table:table-cell table:style-name="ce7" table:formula="of:=IF(RIGHT([.A193];6)=&quot;_X_X_X&quot;;3;IF(RIGHT([.A193];4)=&quot;_X_X&quot;;2;IF(RIGHT([.A193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94])&gt;0;[$preferred_name.A194];&#10;LEN([$preferred_name.B194])&gt;0;[$preferred_name.B194]&#10;)" office:value-type="string" office:string-value="rdw_carrosserie_specificatie_TimeStamp" calcext:value-type="string">
            <text:p>rdw_carrosserie_specificatie_TimeStamp</text:p>
          </table:table-cell>
          <table:table-cell table:formula="of:=IFERROR(FIND(&quot;_&quot;;[.$A194];1);LEN([.$A194]))" office:value-type="float" office:value="4" calcext:value-type="float">
            <text:p>4</text:p>
          </table:table-cell>
          <table:table-cell table:formula="of:=IFERROR(FIND(&quot;_&quot;;[.$A194];1+[.B194]);LEN([.$A194]))" office:value-type="float" office:value="16" calcext:value-type="float">
            <text:p>16</text:p>
          </table:table-cell>
          <table:table-cell table:formula="of:=IFERROR(FIND(&quot;_&quot;;[.$A194];1+[.C194]);LEN([.$A194]))" office:value-type="float" office:value="29" calcext:value-type="float">
            <text:p>29</text:p>
          </table:table-cell>
          <table:table-cell table:formula="of:=IFERROR(FIND(&quot;_&quot;;[.$A194];1+[.D194]);LEN([.$A194]))" office:value-type="float" office:value="38" calcext:value-type="float">
            <text:p>38</text:p>
          </table:table-cell>
          <table:table-cell table:formula="of:=IFERROR(FIND(&quot;_&quot;;[.$A194];1+[.E194]);LEN([.$A194]))" office:value-type="float" office:value="38" calcext:value-type="float">
            <text:p>38</text:p>
          </table:table-cell>
          <table:table-cell table:formula="of:=[.C194]" office:value-type="float" office:value="16" calcext:value-type="float">
            <text:p>16</text:p>
          </table:table-cell>
          <table:table-cell table:formula="of:=LEFT([.A194];[.G194])" office:value-type="string" office:string-value="rdw_carrosserie_" calcext:value-type="string">
            <text:p>rdw_carrosserie_</text:p>
          </table:table-cell>
          <table:table-cell table:formula="of:=VLOOKUP([.H194];[$source.$C$2:$source.$F$48];4;0)" office:value-type="float" office:value="204" calcext:value-type="float">
            <text:p>204</text:p>
          </table:table-cell>
          <table:table-cell table:style-name="ce7" table:formula="of:=IF(RIGHT([.A194];6)=&quot;_X_X_X&quot;;3;IF(RIGHT([.A194];4)=&quot;_X_X&quot;;2;IF(RIGHT([.A19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95])&gt;0;[$preferred_name.A195];&#10;LEN([$preferred_name.B195])&gt;0;[$preferred_name.B195]&#10;)" office:value-type="string" office:string-value="rdw_voertuigklasse_TimeStamp" calcext:value-type="string">
            <text:p>rdw_voertuigklasse_TimeStamp</text:p>
          </table:table-cell>
          <table:table-cell table:formula="of:=IFERROR(FIND(&quot;_&quot;;[.$A195];1);LEN([.$A195]))" office:value-type="float" office:value="4" calcext:value-type="float">
            <text:p>4</text:p>
          </table:table-cell>
          <table:table-cell table:formula="of:=IFERROR(FIND(&quot;_&quot;;[.$A195];1+[.B195]);LEN([.$A195]))" office:value-type="float" office:value="19" calcext:value-type="float">
            <text:p>19</text:p>
          </table:table-cell>
          <table:table-cell table:formula="of:=IFERROR(FIND(&quot;_&quot;;[.$A195];1+[.C195]);LEN([.$A195]))" office:value-type="float" office:value="28" calcext:value-type="float">
            <text:p>28</text:p>
          </table:table-cell>
          <table:table-cell table:formula="of:=IFERROR(FIND(&quot;_&quot;;[.$A195];1+[.D195]);LEN([.$A195]))" office:value-type="float" office:value="28" calcext:value-type="float">
            <text:p>28</text:p>
          </table:table-cell>
          <table:table-cell table:formula="of:=IFERROR(FIND(&quot;_&quot;;[.$A195];1+[.E195]);LEN([.$A195]))" office:value-type="float" office:value="28" calcext:value-type="float">
            <text:p>28</text:p>
          </table:table-cell>
          <table:table-cell table:formula="of:=[.C195]" office:value-type="float" office:value="19" calcext:value-type="float">
            <text:p>19</text:p>
          </table:table-cell>
          <table:table-cell table:formula="of:=LEFT([.A195];[.G195])" office:value-type="string" office:string-value="rdw_voertuigklasse_" calcext:value-type="string">
            <text:p>rdw_voertuigklasse_</text:p>
          </table:table-cell>
          <table:table-cell table:formula="of:=VLOOKUP([.H195];[$source.$C$2:$source.$F$48];4;0)" office:value-type="float" office:value="206" calcext:value-type="float">
            <text:p>206</text:p>
          </table:table-cell>
          <table:table-cell table:style-name="ce7" table:formula="of:=IF(RIGHT([.A195];6)=&quot;_X_X_X&quot;;3;IF(RIGHT([.A195];4)=&quot;_X_X&quot;;2;IF(RIGHT([.A19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96])&gt;0;[$preferred_name.A196];&#10;LEN([$preferred_name.B196])&gt;0;[$preferred_name.B196]&#10;)" office:value-type="string" office:string-value="rdw_rupsbanden_TimeStamp" calcext:value-type="string">
            <text:p>rdw_rupsbanden_TimeStamp</text:p>
          </table:table-cell>
          <table:table-cell table:formula="of:=IFERROR(FIND(&quot;_&quot;;[.$A196];1);LEN([.$A196]))" office:value-type="float" office:value="4" calcext:value-type="float">
            <text:p>4</text:p>
          </table:table-cell>
          <table:table-cell table:formula="of:=IFERROR(FIND(&quot;_&quot;;[.$A196];1+[.B196]);LEN([.$A196]))" office:value-type="float" office:value="15" calcext:value-type="float">
            <text:p>15</text:p>
          </table:table-cell>
          <table:table-cell table:formula="of:=IFERROR(FIND(&quot;_&quot;;[.$A196];1+[.C196]);LEN([.$A196]))" office:value-type="float" office:value="24" calcext:value-type="float">
            <text:p>24</text:p>
          </table:table-cell>
          <table:table-cell table:formula="of:=IFERROR(FIND(&quot;_&quot;;[.$A196];1+[.D196]);LEN([.$A196]))" office:value-type="float" office:value="24" calcext:value-type="float">
            <text:p>24</text:p>
          </table:table-cell>
          <table:table-cell table:formula="of:=IFERROR(FIND(&quot;_&quot;;[.$A196];1+[.E196]);LEN([.$A196]))" office:value-type="float" office:value="24" calcext:value-type="float">
            <text:p>24</text:p>
          </table:table-cell>
          <table:table-cell table:formula="of:=[.C196]" office:value-type="float" office:value="15" calcext:value-type="float">
            <text:p>15</text:p>
          </table:table-cell>
          <table:table-cell table:formula="of:=LEFT([.A196];[.G196])" office:value-type="string" office:string-value="rdw_rupsbanden_" calcext:value-type="string">
            <text:p>rdw_rupsbanden_</text:p>
          </table:table-cell>
          <table:table-cell table:formula="of:=VLOOKUP([.H196];[$source.$C$2:$source.$F$48];4;0)" office:value-type="float" office:value="207" calcext:value-type="float">
            <text:p>207</text:p>
          </table:table-cell>
          <table:table-cell table:style-name="ce7" table:formula="of:=IF(RIGHT([.A196];6)=&quot;_X_X_X&quot;;3;IF(RIGHT([.A196];4)=&quot;_X_X&quot;;2;IF(RIGHT([.A19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97])&gt;0;[$preferred_name.A197];&#10;LEN([$preferred_name.B197])&gt;0;[$preferred_name.B197]&#10;)" office:value-type="string" office:string-value="rdw_subcategorie_voertuig_subcategorie_voertuig_europees_omschrijving_X" calcext:value-type="string">
            <text:p>rdw_subcategorie_voertuig_subcategorie_voertuig_europees_omschrijving_X</text:p>
          </table:table-cell>
          <table:table-cell table:formula="of:=IFERROR(FIND(&quot;_&quot;;[.$A197];1);LEN([.$A197]))" office:value-type="float" office:value="4" calcext:value-type="float">
            <text:p>4</text:p>
          </table:table-cell>
          <table:table-cell table:formula="of:=IFERROR(FIND(&quot;_&quot;;[.$A197];1+[.B197]);LEN([.$A197]))" office:value-type="float" office:value="17" calcext:value-type="float">
            <text:p>17</text:p>
          </table:table-cell>
          <table:table-cell table:formula="of:=IFERROR(FIND(&quot;_&quot;;[.$A197];1+[.C197]);LEN([.$A197]))" office:value-type="float" office:value="26" calcext:value-type="float">
            <text:p>26</text:p>
          </table:table-cell>
          <table:table-cell table:formula="of:=IFERROR(FIND(&quot;_&quot;;[.$A197];1+[.D197]);LEN([.$A197]))" office:value-type="float" office:value="39" calcext:value-type="float">
            <text:p>39</text:p>
          </table:table-cell>
          <table:table-cell table:formula="of:=IFERROR(FIND(&quot;_&quot;;[.$A197];1+[.E197]);LEN([.$A197]))" office:value-type="float" office:value="48" calcext:value-type="float">
            <text:p>48</text:p>
          </table:table-cell>
          <table:table-cell table:formula="of:=[.D197]" office:value-type="float" office:value="26" calcext:value-type="float">
            <text:p>26</text:p>
          </table:table-cell>
          <table:table-cell table:formula="of:=LEFT([.A197];[.G197])" office:value-type="string" office:string-value="rdw_subcategorie_voertuig_" calcext:value-type="string">
            <text:p>rdw_subcategorie_voertuig_</text:p>
          </table:table-cell>
          <table:table-cell table:formula="of:=VLOOKUP([.H197];[$source.$C$2:$source.$F$48];4;0)" office:value-type="float" office:value="208" calcext:value-type="float">
            <text:p>208</text:p>
          </table:table-cell>
          <table:table-cell table:style-name="ce7" table:formula="of:=IF(RIGHT([.A197];6)=&quot;_X_X_X&quot;;3;IF(RIGHT([.A197];4)=&quot;_X_X&quot;;2;IF(RIGHT([.A19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198])&gt;0;[$preferred_name.A198];&#10;LEN([$preferred_name.B198])&gt;0;[$preferred_name.B198]&#10;)" office:value-type="string" office:string-value="rdw_subcategorie_voertuig_subcategorie_voertuig_europees_X" calcext:value-type="string">
            <text:p>rdw_subcategorie_voertuig_subcategorie_voertuig_europees_X</text:p>
          </table:table-cell>
          <table:table-cell table:formula="of:=IFERROR(FIND(&quot;_&quot;;[.$A198];1);LEN([.$A198]))" office:value-type="float" office:value="4" calcext:value-type="float">
            <text:p>4</text:p>
          </table:table-cell>
          <table:table-cell table:formula="of:=IFERROR(FIND(&quot;_&quot;;[.$A198];1+[.B198]);LEN([.$A198]))" office:value-type="float" office:value="17" calcext:value-type="float">
            <text:p>17</text:p>
          </table:table-cell>
          <table:table-cell table:formula="of:=IFERROR(FIND(&quot;_&quot;;[.$A198];1+[.C198]);LEN([.$A198]))" office:value-type="float" office:value="26" calcext:value-type="float">
            <text:p>26</text:p>
          </table:table-cell>
          <table:table-cell table:formula="of:=IFERROR(FIND(&quot;_&quot;;[.$A198];1+[.D198]);LEN([.$A198]))" office:value-type="float" office:value="39" calcext:value-type="float">
            <text:p>39</text:p>
          </table:table-cell>
          <table:table-cell table:formula="of:=IFERROR(FIND(&quot;_&quot;;[.$A198];1+[.E198]);LEN([.$A198]))" office:value-type="float" office:value="48" calcext:value-type="float">
            <text:p>48</text:p>
          </table:table-cell>
          <table:table-cell table:formula="of:=[.D198]" office:value-type="float" office:value="26" calcext:value-type="float">
            <text:p>26</text:p>
          </table:table-cell>
          <table:table-cell table:formula="of:=LEFT([.A198];[.G198])" office:value-type="string" office:string-value="rdw_subcategorie_voertuig_" calcext:value-type="string">
            <text:p>rdw_subcategorie_voertuig_</text:p>
          </table:table-cell>
          <table:table-cell table:formula="of:=VLOOKUP([.H198];[$source.$C$2:$source.$F$48];4;0)" office:value-type="float" office:value="208" calcext:value-type="float">
            <text:p>208</text:p>
          </table:table-cell>
          <table:table-cell table:style-name="ce7" table:formula="of:=IF(RIGHT([.A198];6)=&quot;_X_X_X&quot;;3;IF(RIGHT([.A198];4)=&quot;_X_X&quot;;2;IF(RIGHT([.A198];2)=&quot;_X&quot;;1;0))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formula="of:=COM.MICROSOFT.IFS(&#10;LEN([$preferred_name.A199])&gt;0;[$preferred_name.A199];&#10;LEN([$preferred_name.B199])&gt;0;[$preferred_name.B199]&#10;)" office:value-type="string" office:string-value="rdw_subcategorie_voertuig_subcategorie_voertuig_volgnummer_X" calcext:value-type="string">
            <text:p>rdw_subcategorie_voertuig_subcategorie_voertuig_volgnummer_X</text:p>
          </table:table-cell>
          <table:table-cell table:formula="of:=IFERROR(FIND(&quot;_&quot;;[.$A199];1);LEN([.$A199]))" office:value-type="float" office:value="4" calcext:value-type="float">
            <text:p>4</text:p>
          </table:table-cell>
          <table:table-cell table:formula="of:=IFERROR(FIND(&quot;_&quot;;[.$A199];1+[.B199]);LEN([.$A199]))" office:value-type="float" office:value="17" calcext:value-type="float">
            <text:p>17</text:p>
          </table:table-cell>
          <table:table-cell table:formula="of:=IFERROR(FIND(&quot;_&quot;;[.$A199];1+[.C199]);LEN([.$A199]))" office:value-type="float" office:value="26" calcext:value-type="float">
            <text:p>26</text:p>
          </table:table-cell>
          <table:table-cell table:formula="of:=IFERROR(FIND(&quot;_&quot;;[.$A199];1+[.D199]);LEN([.$A199]))" office:value-type="float" office:value="39" calcext:value-type="float">
            <text:p>39</text:p>
          </table:table-cell>
          <table:table-cell table:formula="of:=IFERROR(FIND(&quot;_&quot;;[.$A199];1+[.E199]);LEN([.$A199]))" office:value-type="float" office:value="48" calcext:value-type="float">
            <text:p>48</text:p>
          </table:table-cell>
          <table:table-cell table:formula="of:=[.D199]" office:value-type="float" office:value="26" calcext:value-type="float">
            <text:p>26</text:p>
          </table:table-cell>
          <table:table-cell table:formula="of:=LEFT([.A199];[.G199])" office:value-type="string" office:string-value="rdw_subcategorie_voertuig_" calcext:value-type="string">
            <text:p>rdw_subcategorie_voertuig_</text:p>
          </table:table-cell>
          <table:table-cell table:formula="of:=VLOOKUP([.H199];[$source.$C$2:$source.$F$48];4;0)" office:value-type="float" office:value="208" calcext:value-type="float">
            <text:p>208</text:p>
          </table:table-cell>
          <table:table-cell table:style-name="ce7" table:formula="of:=IF(RIGHT([.A199];6)=&quot;_X_X_X&quot;;3;IF(RIGHT([.A199];4)=&quot;_X_X&quot;;2;IF(RIGHT([.A19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00])&gt;0;[$preferred_name.A200];&#10;LEN([$preferred_name.B200])&gt;0;[$preferred_name.B200]&#10;)" office:value-type="string" office:string-value="rdw_subcategorie_voertuig_TimeStamp" calcext:value-type="string">
            <text:p>rdw_subcategorie_voertuig_TimeStamp</text:p>
          </table:table-cell>
          <table:table-cell table:formula="of:=IFERROR(FIND(&quot;_&quot;;[.$A200];1);LEN([.$A200]))" office:value-type="float" office:value="4" calcext:value-type="float">
            <text:p>4</text:p>
          </table:table-cell>
          <table:table-cell table:formula="of:=IFERROR(FIND(&quot;_&quot;;[.$A200];1+[.B200]);LEN([.$A200]))" office:value-type="float" office:value="17" calcext:value-type="float">
            <text:p>17</text:p>
          </table:table-cell>
          <table:table-cell table:formula="of:=IFERROR(FIND(&quot;_&quot;;[.$A200];1+[.C200]);LEN([.$A200]))" office:value-type="float" office:value="26" calcext:value-type="float">
            <text:p>26</text:p>
          </table:table-cell>
          <table:table-cell table:formula="of:=IFERROR(FIND(&quot;_&quot;;[.$A200];1+[.D200]);LEN([.$A200]))" office:value-type="float" office:value="35" calcext:value-type="float">
            <text:p>35</text:p>
          </table:table-cell>
          <table:table-cell table:formula="of:=IFERROR(FIND(&quot;_&quot;;[.$A200];1+[.E200]);LEN([.$A200]))" office:value-type="float" office:value="35" calcext:value-type="float">
            <text:p>35</text:p>
          </table:table-cell>
          <table:table-cell table:formula="of:=[.D200]" office:value-type="float" office:value="26" calcext:value-type="float">
            <text:p>26</text:p>
          </table:table-cell>
          <table:table-cell table:formula="of:=LEFT([.A200];[.G200])" office:value-type="string" office:string-value="rdw_subcategorie_voertuig_" calcext:value-type="string">
            <text:p>rdw_subcategorie_voertuig_</text:p>
          </table:table-cell>
          <table:table-cell table:formula="of:=VLOOKUP([.H200];[$source.$C$2:$source.$F$48];4;0)" office:value-type="float" office:value="208" calcext:value-type="float">
            <text:p>208</text:p>
          </table:table-cell>
          <table:table-cell table:style-name="ce7" table:formula="of:=IF(RIGHT([.A200];6)=&quot;_X_X_X&quot;;3;IF(RIGHT([.A200];4)=&quot;_X_X&quot;;2;IF(RIGHT([.A200];2)=&quot;_X&quot;;1;0))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201])&gt;0;[$preferred_name.A201];&#10;LEN([$preferred_name.B201])&gt;0;[$preferred_name.B201]&#10;)" office:value-type="string" office:string-value="rdw_bijzonderheden_bijzonderheid_volgnummer_X" calcext:value-type="string">
            <text:p>rdw_bijzonderheden_bijzonderheid_volgnummer_X</text:p>
          </table:table-cell>
          <table:table-cell table:formula="of:=IFERROR(FIND(&quot;_&quot;;[.$A201];1);LEN([.$A201]))" office:value-type="float" office:value="4" calcext:value-type="float">
            <text:p>4</text:p>
          </table:table-cell>
          <table:table-cell table:formula="of:=IFERROR(FIND(&quot;_&quot;;[.$A201];1+[.B201]);LEN([.$A201]))" office:value-type="float" office:value="19" calcext:value-type="float">
            <text:p>19</text:p>
          </table:table-cell>
          <table:table-cell table:formula="of:=IFERROR(FIND(&quot;_&quot;;[.$A201];1+[.C201]);LEN([.$A201]))" office:value-type="float" office:value="33" calcext:value-type="float">
            <text:p>33</text:p>
          </table:table-cell>
          <table:table-cell table:formula="of:=IFERROR(FIND(&quot;_&quot;;[.$A201];1+[.D201]);LEN([.$A201]))" office:value-type="float" office:value="44" calcext:value-type="float">
            <text:p>44</text:p>
          </table:table-cell>
          <table:table-cell table:formula="of:=IFERROR(FIND(&quot;_&quot;;[.$A201];1+[.E201]);LEN([.$A201]))" office:value-type="float" office:value="45" calcext:value-type="float">
            <text:p>45</text:p>
          </table:table-cell>
          <table:table-cell table:formula="of:=[.C201]" office:value-type="float" office:value="19" calcext:value-type="float">
            <text:p>19</text:p>
          </table:table-cell>
          <table:table-cell table:formula="of:=LEFT([.A201];[.G201])" office:value-type="string" office:string-value="rdw_bijzonderheden_" calcext:value-type="string">
            <text:p>rdw_bijzonderheden_</text:p>
          </table:table-cell>
          <table:table-cell table:formula="of:=VLOOKUP([.H201];[$source.$C$2:$source.$F$48];4;0)" office:value-type="float" office:value="209" calcext:value-type="float">
            <text:p>209</text:p>
          </table:table-cell>
          <table:table-cell table:style-name="ce7" table:formula="of:=IF(RIGHT([.A201];6)=&quot;_X_X_X&quot;;3;IF(RIGHT([.A201];4)=&quot;_X_X&quot;;2;IF(RIGHT([.A20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2])&gt;0;[$preferred_name.A202];&#10;LEN([$preferred_name.B202])&gt;0;[$preferred_name.B202]&#10;)" office:value-type="string" office:string-value="rdw_bijzonderheden_bijzonderheid_code_X" calcext:value-type="string">
            <text:p>rdw_bijzonderheden_bijzonderheid_code_X</text:p>
          </table:table-cell>
          <table:table-cell table:formula="of:=IFERROR(FIND(&quot;_&quot;;[.$A202];1);LEN([.$A202]))" office:value-type="float" office:value="4" calcext:value-type="float">
            <text:p>4</text:p>
          </table:table-cell>
          <table:table-cell table:formula="of:=IFERROR(FIND(&quot;_&quot;;[.$A202];1+[.B202]);LEN([.$A202]))" office:value-type="float" office:value="19" calcext:value-type="float">
            <text:p>19</text:p>
          </table:table-cell>
          <table:table-cell table:formula="of:=IFERROR(FIND(&quot;_&quot;;[.$A202];1+[.C202]);LEN([.$A202]))" office:value-type="float" office:value="33" calcext:value-type="float">
            <text:p>33</text:p>
          </table:table-cell>
          <table:table-cell table:formula="of:=IFERROR(FIND(&quot;_&quot;;[.$A202];1+[.D202]);LEN([.$A202]))" office:value-type="float" office:value="38" calcext:value-type="float">
            <text:p>38</text:p>
          </table:table-cell>
          <table:table-cell table:formula="of:=IFERROR(FIND(&quot;_&quot;;[.$A202];1+[.E202]);LEN([.$A202]))" office:value-type="float" office:value="39" calcext:value-type="float">
            <text:p>39</text:p>
          </table:table-cell>
          <table:table-cell table:formula="of:=[.C202]" office:value-type="float" office:value="19" calcext:value-type="float">
            <text:p>19</text:p>
          </table:table-cell>
          <table:table-cell table:formula="of:=LEFT([.A202];[.G202])" office:value-type="string" office:string-value="rdw_bijzonderheden_" calcext:value-type="string">
            <text:p>rdw_bijzonderheden_</text:p>
          </table:table-cell>
          <table:table-cell table:formula="of:=VLOOKUP([.H202];[$source.$C$2:$source.$F$48];4;0)" office:value-type="float" office:value="209" calcext:value-type="float">
            <text:p>209</text:p>
          </table:table-cell>
          <table:table-cell table:style-name="ce7" table:formula="of:=IF(RIGHT([.A202];6)=&quot;_X_X_X&quot;;3;IF(RIGHT([.A202];4)=&quot;_X_X&quot;;2;IF(RIGHT([.A20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3])&gt;0;[$preferred_name.A203];&#10;LEN([$preferred_name.B203])&gt;0;[$preferred_name.B203]&#10;)" office:value-type="string" office:string-value="rdw_bijzonderheden_bijzonderheid_code_X_X" calcext:value-type="string">
            <text:p>rdw_bijzonderheden_bijzonderheid_code_X_X</text:p>
          </table:table-cell>
          <table:table-cell table:formula="of:=IFERROR(FIND(&quot;_&quot;;[.$A203];1);LEN([.$A203]))" office:value-type="float" office:value="4" calcext:value-type="float">
            <text:p>4</text:p>
          </table:table-cell>
          <table:table-cell table:formula="of:=IFERROR(FIND(&quot;_&quot;;[.$A203];1+[.B203]);LEN([.$A203]))" office:value-type="float" office:value="19" calcext:value-type="float">
            <text:p>19</text:p>
          </table:table-cell>
          <table:table-cell table:formula="of:=IFERROR(FIND(&quot;_&quot;;[.$A203];1+[.C203]);LEN([.$A203]))" office:value-type="float" office:value="33" calcext:value-type="float">
            <text:p>33</text:p>
          </table:table-cell>
          <table:table-cell table:formula="of:=IFERROR(FIND(&quot;_&quot;;[.$A203];1+[.D203]);LEN([.$A203]))" office:value-type="float" office:value="38" calcext:value-type="float">
            <text:p>38</text:p>
          </table:table-cell>
          <table:table-cell table:formula="of:=IFERROR(FIND(&quot;_&quot;;[.$A203];1+[.E203]);LEN([.$A203]))" office:value-type="float" office:value="40" calcext:value-type="float">
            <text:p>40</text:p>
          </table:table-cell>
          <table:table-cell table:formula="of:=[.C203]" office:value-type="float" office:value="19" calcext:value-type="float">
            <text:p>19</text:p>
          </table:table-cell>
          <table:table-cell table:formula="of:=LEFT([.A203];[.G203])" office:value-type="string" office:string-value="rdw_bijzonderheden_" calcext:value-type="string">
            <text:p>rdw_bijzonderheden_</text:p>
          </table:table-cell>
          <table:table-cell table:formula="of:=VLOOKUP([.H203];[$source.$C$2:$source.$F$48];4;0)" office:value-type="float" office:value="209" calcext:value-type="float">
            <text:p>209</text:p>
          </table:table-cell>
          <table:table-cell table:style-name="ce7" table:formula="of:=IF(RIGHT([.A203];6)=&quot;_X_X_X&quot;;3;IF(RIGHT([.A203];4)=&quot;_X_X&quot;;2;IF(RIGHT([.A20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4])&gt;0;[$preferred_name.A204];&#10;LEN([$preferred_name.B204])&gt;0;[$preferred_name.B204]&#10;)" office:value-type="string" office:string-value="rdw_bijzonderheden_bijzonderheid_variabele_tekst_X" calcext:value-type="string">
            <text:p>rdw_bijzonderheden_bijzonderheid_variabele_tekst_X</text:p>
          </table:table-cell>
          <table:table-cell table:formula="of:=IFERROR(FIND(&quot;_&quot;;[.$A204];1);LEN([.$A204]))" office:value-type="float" office:value="4" calcext:value-type="float">
            <text:p>4</text:p>
          </table:table-cell>
          <table:table-cell table:formula="of:=IFERROR(FIND(&quot;_&quot;;[.$A204];1+[.B204]);LEN([.$A204]))" office:value-type="float" office:value="19" calcext:value-type="float">
            <text:p>19</text:p>
          </table:table-cell>
          <table:table-cell table:formula="of:=IFERROR(FIND(&quot;_&quot;;[.$A204];1+[.C204]);LEN([.$A204]))" office:value-type="float" office:value="33" calcext:value-type="float">
            <text:p>33</text:p>
          </table:table-cell>
          <table:table-cell table:formula="of:=IFERROR(FIND(&quot;_&quot;;[.$A204];1+[.D204]);LEN([.$A204]))" office:value-type="float" office:value="43" calcext:value-type="float">
            <text:p>43</text:p>
          </table:table-cell>
          <table:table-cell table:formula="of:=IFERROR(FIND(&quot;_&quot;;[.$A204];1+[.E204]);LEN([.$A204]))" office:value-type="float" office:value="49" calcext:value-type="float">
            <text:p>49</text:p>
          </table:table-cell>
          <table:table-cell table:formula="of:=[.C204]" office:value-type="float" office:value="19" calcext:value-type="float">
            <text:p>19</text:p>
          </table:table-cell>
          <table:table-cell table:formula="of:=LEFT([.A204];[.G204])" office:value-type="string" office:string-value="rdw_bijzonderheden_" calcext:value-type="string">
            <text:p>rdw_bijzonderheden_</text:p>
          </table:table-cell>
          <table:table-cell table:formula="of:=VLOOKUP([.H204];[$source.$C$2:$source.$F$48];4;0)" office:value-type="float" office:value="209" calcext:value-type="float">
            <text:p>209</text:p>
          </table:table-cell>
          <table:table-cell table:style-name="ce7" table:formula="of:=IF(RIGHT([.A204];6)=&quot;_X_X_X&quot;;3;IF(RIGHT([.A204];4)=&quot;_X_X&quot;;2;IF(RIGHT([.A20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05])&gt;0;[$preferred_name.A205];&#10;LEN([$preferred_name.B205])&gt;0;[$preferred_name.B205]&#10;)" office:value-type="string" office:string-value="rdw_bijzonderheden_bijzonderheid_eenheid_X" calcext:value-type="string">
            <text:p>rdw_bijzonderheden_bijzonderheid_eenheid_X</text:p>
          </table:table-cell>
          <table:table-cell table:formula="of:=IFERROR(FIND(&quot;_&quot;;[.$A205];1);LEN([.$A205]))" office:value-type="float" office:value="4" calcext:value-type="float">
            <text:p>4</text:p>
          </table:table-cell>
          <table:table-cell table:formula="of:=IFERROR(FIND(&quot;_&quot;;[.$A205];1+[.B205]);LEN([.$A205]))" office:value-type="float" office:value="19" calcext:value-type="float">
            <text:p>19</text:p>
          </table:table-cell>
          <table:table-cell table:formula="of:=IFERROR(FIND(&quot;_&quot;;[.$A205];1+[.C205]);LEN([.$A205]))" office:value-type="float" office:value="33" calcext:value-type="float">
            <text:p>33</text:p>
          </table:table-cell>
          <table:table-cell table:formula="of:=IFERROR(FIND(&quot;_&quot;;[.$A205];1+[.D205]);LEN([.$A205]))" office:value-type="float" office:value="41" calcext:value-type="float">
            <text:p>41</text:p>
          </table:table-cell>
          <table:table-cell table:formula="of:=IFERROR(FIND(&quot;_&quot;;[.$A205];1+[.E205]);LEN([.$A205]))" office:value-type="float" office:value="42" calcext:value-type="float">
            <text:p>42</text:p>
          </table:table-cell>
          <table:table-cell table:formula="of:=[.C205]" office:value-type="float" office:value="19" calcext:value-type="float">
            <text:p>19</text:p>
          </table:table-cell>
          <table:table-cell table:formula="of:=LEFT([.A205];[.G205])" office:value-type="string" office:string-value="rdw_bijzonderheden_" calcext:value-type="string">
            <text:p>rdw_bijzonderheden_</text:p>
          </table:table-cell>
          <table:table-cell table:formula="of:=VLOOKUP([.H205];[$source.$C$2:$source.$F$48];4;0)" office:value-type="float" office:value="209" calcext:value-type="float">
            <text:p>209</text:p>
          </table:table-cell>
          <table:table-cell table:style-name="ce7" table:formula="of:=IF(RIGHT([.A205];6)=&quot;_X_X_X&quot;;3;IF(RIGHT([.A205];4)=&quot;_X_X&quot;;2;IF(RIGHT([.A20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6])&gt;0;[$preferred_name.A206];&#10;LEN([$preferred_name.B206])&gt;0;[$preferred_name.B206]&#10;)" office:value-type="string" office:string-value="rdw_bijzonderheden_TimeStamp" calcext:value-type="string">
            <text:p>rdw_bijzonderheden_TimeStamp</text:p>
          </table:table-cell>
          <table:table-cell table:formula="of:=IFERROR(FIND(&quot;_&quot;;[.$A206];1);LEN([.$A206]))" office:value-type="float" office:value="4" calcext:value-type="float">
            <text:p>4</text:p>
          </table:table-cell>
          <table:table-cell table:formula="of:=IFERROR(FIND(&quot;_&quot;;[.$A206];1+[.B206]);LEN([.$A206]))" office:value-type="float" office:value="19" calcext:value-type="float">
            <text:p>19</text:p>
          </table:table-cell>
          <table:table-cell table:formula="of:=IFERROR(FIND(&quot;_&quot;;[.$A206];1+[.C206]);LEN([.$A206]))" office:value-type="float" office:value="28" calcext:value-type="float">
            <text:p>28</text:p>
          </table:table-cell>
          <table:table-cell table:formula="of:=IFERROR(FIND(&quot;_&quot;;[.$A206];1+[.D206]);LEN([.$A206]))" office:value-type="float" office:value="28" calcext:value-type="float">
            <text:p>28</text:p>
          </table:table-cell>
          <table:table-cell table:formula="of:=IFERROR(FIND(&quot;_&quot;;[.$A206];1+[.E206]);LEN([.$A206]))" office:value-type="float" office:value="28" calcext:value-type="float">
            <text:p>28</text:p>
          </table:table-cell>
          <table:table-cell table:formula="of:=[.C206]" office:value-type="float" office:value="19" calcext:value-type="float">
            <text:p>19</text:p>
          </table:table-cell>
          <table:table-cell table:formula="of:=LEFT([.A206];[.G206])" office:value-type="string" office:string-value="rdw_bijzonderheden_" calcext:value-type="string">
            <text:p>rdw_bijzonderheden_</text:p>
          </table:table-cell>
          <table:table-cell table:formula="of:=VLOOKUP([.H206];[$source.$C$2:$source.$F$48];4;0)" office:value-type="float" office:value="209" calcext:value-type="float">
            <text:p>209</text:p>
          </table:table-cell>
          <table:table-cell table:style-name="ce7" table:formula="of:=IF(RIGHT([.A206];6)=&quot;_X_X_X&quot;;3;IF(RIGHT([.A206];4)=&quot;_X_X&quot;;2;IF(RIGHT([.A20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7])&gt;0;[$preferred_name.A207];&#10;LEN([$preferred_name.B207])&gt;0;[$preferred_name.B207]&#10;)" office:value-type="string" office:string-value="rdw_terugroep_actie_status_referentiecode_rdw_X" calcext:value-type="string">
            <text:p>rdw_terugroep_actie_status_referentiecode_rdw_X</text:p>
          </table:table-cell>
          <table:table-cell table:formula="of:=IFERROR(FIND(&quot;_&quot;;[.$A207];1);LEN([.$A207]))" office:value-type="float" office:value="4" calcext:value-type="float">
            <text:p>4</text:p>
          </table:table-cell>
          <table:table-cell table:formula="of:=IFERROR(FIND(&quot;_&quot;;[.$A207];1+[.B207]);LEN([.$A207]))" office:value-type="float" office:value="14" calcext:value-type="float">
            <text:p>14</text:p>
          </table:table-cell>
          <table:table-cell table:formula="of:=IFERROR(FIND(&quot;_&quot;;[.$A207];1+[.C207]);LEN([.$A207]))" office:value-type="float" office:value="20" calcext:value-type="float">
            <text:p>20</text:p>
          </table:table-cell>
          <table:table-cell table:formula="of:=IFERROR(FIND(&quot;_&quot;;[.$A207];1+[.D207]);LEN([.$A207]))" office:value-type="float" office:value="27" calcext:value-type="float">
            <text:p>27</text:p>
          </table:table-cell>
          <table:table-cell table:formula="of:=IFERROR(FIND(&quot;_&quot;;[.$A207];1+[.E207]);LEN([.$A207]))" office:value-type="float" office:value="42" calcext:value-type="float">
            <text:p>42</text:p>
          </table:table-cell>
          <table:table-cell table:formula="of:=[.E207]" office:value-type="float" office:value="27" calcext:value-type="float">
            <text:p>27</text:p>
          </table:table-cell>
          <table:table-cell table:formula="of:=LEFT([.A207];[.G207])" office:value-type="string" office:string-value="rdw_terugroep_actie_status_" calcext:value-type="string">
            <text:p>rdw_terugroep_actie_status_</text:p>
          </table:table-cell>
          <table:table-cell table:formula="of:=VLOOKUP([.H207];[$source.$C$2:$source.$F$48];4;0)" office:value-type="float" office:value="210" calcext:value-type="float">
            <text:p>210</text:p>
          </table:table-cell>
          <table:table-cell table:style-name="ce7" table:formula="of:=IF(RIGHT([.A207];6)=&quot;_X_X_X&quot;;3;IF(RIGHT([.A207];4)=&quot;_X_X&quot;;2;IF(RIGHT([.A20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8])&gt;0;[$preferred_name.A208];&#10;LEN([$preferred_name.B208])&gt;0;[$preferred_name.B208]&#10;)" office:value-type="string" office:string-value="rdw_terugroep_actie_status_code_status_X" calcext:value-type="string">
            <text:p>rdw_terugroep_actie_status_code_status_X</text:p>
          </table:table-cell>
          <table:table-cell table:formula="of:=IFERROR(FIND(&quot;_&quot;;[.$A208];1);LEN([.$A208]))" office:value-type="float" office:value="4" calcext:value-type="float">
            <text:p>4</text:p>
          </table:table-cell>
          <table:table-cell table:formula="of:=IFERROR(FIND(&quot;_&quot;;[.$A208];1+[.B208]);LEN([.$A208]))" office:value-type="float" office:value="14" calcext:value-type="float">
            <text:p>14</text:p>
          </table:table-cell>
          <table:table-cell table:formula="of:=IFERROR(FIND(&quot;_&quot;;[.$A208];1+[.C208]);LEN([.$A208]))" office:value-type="float" office:value="20" calcext:value-type="float">
            <text:p>20</text:p>
          </table:table-cell>
          <table:table-cell table:formula="of:=IFERROR(FIND(&quot;_&quot;;[.$A208];1+[.D208]);LEN([.$A208]))" office:value-type="float" office:value="27" calcext:value-type="float">
            <text:p>27</text:p>
          </table:table-cell>
          <table:table-cell table:formula="of:=IFERROR(FIND(&quot;_&quot;;[.$A208];1+[.E208]);LEN([.$A208]))" office:value-type="float" office:value="32" calcext:value-type="float">
            <text:p>32</text:p>
          </table:table-cell>
          <table:table-cell table:formula="of:=[.E208]" office:value-type="float" office:value="27" calcext:value-type="float">
            <text:p>27</text:p>
          </table:table-cell>
          <table:table-cell table:formula="of:=LEFT([.A208];[.G208])" office:value-type="string" office:string-value="rdw_terugroep_actie_status_" calcext:value-type="string">
            <text:p>rdw_terugroep_actie_status_</text:p>
          </table:table-cell>
          <table:table-cell table:formula="of:=VLOOKUP([.H208];[$source.$C$2:$source.$F$48];4;0)" office:value-type="float" office:value="210" calcext:value-type="float">
            <text:p>210</text:p>
          </table:table-cell>
          <table:table-cell table:style-name="ce7" table:formula="of:=IF(RIGHT([.A208];6)=&quot;_X_X_X&quot;;3;IF(RIGHT([.A208];4)=&quot;_X_X&quot;;2;IF(RIGHT([.A20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09])&gt;0;[$preferred_name.A209];&#10;LEN([$preferred_name.B209])&gt;0;[$preferred_name.B209]&#10;)" office:value-type="string" office:string-value="rdw_terugroep_actie_status_status_X" calcext:value-type="string">
            <text:p>rdw_terugroep_actie_status_status_X</text:p>
          </table:table-cell>
          <table:table-cell table:formula="of:=IFERROR(FIND(&quot;_&quot;;[.$A209];1);LEN([.$A209]))" office:value-type="float" office:value="4" calcext:value-type="float">
            <text:p>4</text:p>
          </table:table-cell>
          <table:table-cell table:formula="of:=IFERROR(FIND(&quot;_&quot;;[.$A209];1+[.B209]);LEN([.$A209]))" office:value-type="float" office:value="14" calcext:value-type="float">
            <text:p>14</text:p>
          </table:table-cell>
          <table:table-cell table:formula="of:=IFERROR(FIND(&quot;_&quot;;[.$A209];1+[.C209]);LEN([.$A209]))" office:value-type="float" office:value="20" calcext:value-type="float">
            <text:p>20</text:p>
          </table:table-cell>
          <table:table-cell table:formula="of:=IFERROR(FIND(&quot;_&quot;;[.$A209];1+[.D209]);LEN([.$A209]))" office:value-type="float" office:value="27" calcext:value-type="float">
            <text:p>27</text:p>
          </table:table-cell>
          <table:table-cell table:formula="of:=IFERROR(FIND(&quot;_&quot;;[.$A209];1+[.E209]);LEN([.$A209]))" office:value-type="float" office:value="34" calcext:value-type="float">
            <text:p>34</text:p>
          </table:table-cell>
          <table:table-cell table:formula="of:=[.E209]" office:value-type="float" office:value="27" calcext:value-type="float">
            <text:p>27</text:p>
          </table:table-cell>
          <table:table-cell table:formula="of:=LEFT([.A209];[.G209])" office:value-type="string" office:string-value="rdw_terugroep_actie_status_" calcext:value-type="string">
            <text:p>rdw_terugroep_actie_status_</text:p>
          </table:table-cell>
          <table:table-cell table:formula="of:=VLOOKUP([.H209];[$source.$C$2:$source.$F$48];4;0)" office:value-type="float" office:value="210" calcext:value-type="float">
            <text:p>210</text:p>
          </table:table-cell>
          <table:table-cell table:style-name="ce7" table:formula="of:=IF(RIGHT([.A209];6)=&quot;_X_X_X&quot;;3;IF(RIGHT([.A209];4)=&quot;_X_X&quot;;2;IF(RIGHT([.A20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0])&gt;0;[$preferred_name.A210];&#10;LEN([$preferred_name.B210])&gt;0;[$preferred_name.B210]&#10;)" office:value-type="string" office:string-value="rdw_terugroep_actie_status_TimeStamp" calcext:value-type="string">
            <text:p>rdw_terugroep_actie_status_TimeStamp</text:p>
          </table:table-cell>
          <table:table-cell table:formula="of:=IFERROR(FIND(&quot;_&quot;;[.$A210];1);LEN([.$A210]))" office:value-type="float" office:value="4" calcext:value-type="float">
            <text:p>4</text:p>
          </table:table-cell>
          <table:table-cell table:formula="of:=IFERROR(FIND(&quot;_&quot;;[.$A210];1+[.B210]);LEN([.$A210]))" office:value-type="float" office:value="14" calcext:value-type="float">
            <text:p>14</text:p>
          </table:table-cell>
          <table:table-cell table:formula="of:=IFERROR(FIND(&quot;_&quot;;[.$A210];1+[.C210]);LEN([.$A210]))" office:value-type="float" office:value="20" calcext:value-type="float">
            <text:p>20</text:p>
          </table:table-cell>
          <table:table-cell table:formula="of:=IFERROR(FIND(&quot;_&quot;;[.$A210];1+[.D210]);LEN([.$A210]))" office:value-type="float" office:value="27" calcext:value-type="float">
            <text:p>27</text:p>
          </table:table-cell>
          <table:table-cell table:formula="of:=IFERROR(FIND(&quot;_&quot;;[.$A210];1+[.E210]);LEN([.$A210]))" office:value-type="float" office:value="36" calcext:value-type="float">
            <text:p>36</text:p>
          </table:table-cell>
          <table:table-cell table:formula="of:=[.E210]" office:value-type="float" office:value="27" calcext:value-type="float">
            <text:p>27</text:p>
          </table:table-cell>
          <table:table-cell table:formula="of:=LEFT([.A210];[.G210])" office:value-type="string" office:string-value="rdw_terugroep_actie_status_" calcext:value-type="string">
            <text:p>rdw_terugroep_actie_status_</text:p>
          </table:table-cell>
          <table:table-cell table:formula="of:=VLOOKUP([.H210];[$source.$C$2:$source.$F$48];4;0)" office:value-type="float" office:value="210" calcext:value-type="float">
            <text:p>210</text:p>
          </table:table-cell>
          <table:table-cell table:style-name="ce7" table:formula="of:=IF(RIGHT([.A210];6)=&quot;_X_X_X&quot;;3;IF(RIGHT([.A210];4)=&quot;_X_X&quot;;2;IF(RIGHT([.A21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1])&gt;0;[$preferred_name.A211];&#10;LEN(#REF!)&gt;0;#REF!&#10;)" office:value-type="string" office:string-value="rdw_keuringen_vervaldatum_keuring" calcext:value-type="string">
            <text:p>rdw_keuringen_vervaldatum_keuring</text:p>
          </table:table-cell>
          <table:table-cell table:formula="of:=IFERROR(FIND(&quot;_&quot;;[.$A211];1);LEN([.$A211]))" office:value-type="float" office:value="4" calcext:value-type="float">
            <text:p>4</text:p>
          </table:table-cell>
          <table:table-cell table:formula="of:=IFERROR(FIND(&quot;_&quot;;[.$A211];1+[.B211]);LEN([.$A211]))" office:value-type="float" office:value="14" calcext:value-type="float">
            <text:p>14</text:p>
          </table:table-cell>
          <table:table-cell table:formula="of:=IFERROR(FIND(&quot;_&quot;;[.$A211];1+[.C211]);LEN([.$A211]))" office:value-type="float" office:value="26" calcext:value-type="float">
            <text:p>26</text:p>
          </table:table-cell>
          <table:table-cell table:formula="of:=IFERROR(FIND(&quot;_&quot;;[.$A211];1+[.D211]);LEN([.$A211]))" office:value-type="float" office:value="33" calcext:value-type="float">
            <text:p>33</text:p>
          </table:table-cell>
          <table:table-cell table:formula="of:=IFERROR(FIND(&quot;_&quot;;[.$A211];1+[.E211]);LEN([.$A211]))" office:value-type="float" office:value="33" calcext:value-type="float">
            <text:p>33</text:p>
          </table:table-cell>
          <table:table-cell table:formula="of:=[.C211]" office:value-type="float" office:value="14" calcext:value-type="float">
            <text:p>14</text:p>
          </table:table-cell>
          <table:table-cell table:formula="of:=LEFT([.A211];[.G211])" office:value-type="string" office:string-value="rdw_keuringen_" calcext:value-type="string">
            <text:p>rdw_keuringen_</text:p>
          </table:table-cell>
          <table:table-cell table:formula="of:=VLOOKUP([.H211];[$source.$C$2:$source.$F$48];4;0)" office:value-type="float" office:value="211" calcext:value-type="float">
            <text:p>211</text:p>
          </table:table-cell>
          <table:table-cell table:style-name="ce7" table:formula="of:=IF(RIGHT([.A211];6)=&quot;_X_X_X&quot;;3;IF(RIGHT([.A211];4)=&quot;_X_X&quot;;2;IF(RIGHT([.A21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2])&gt;0;[$preferred_name.A212];&#10;LEN(#REF!)&gt;0;#REF!&#10;)" office:value-type="string" office:string-value="rdw_keuringen_vervaldatum_keuring_dt" calcext:value-type="string">
            <text:p>rdw_keuringen_vervaldatum_keuring_dt</text:p>
          </table:table-cell>
          <table:table-cell table:formula="of:=IFERROR(FIND(&quot;_&quot;;[.$A212];1);LEN([.$A212]))" office:value-type="float" office:value="4" calcext:value-type="float">
            <text:p>4</text:p>
          </table:table-cell>
          <table:table-cell table:formula="of:=IFERROR(FIND(&quot;_&quot;;[.$A212];1+[.B212]);LEN([.$A212]))" office:value-type="float" office:value="14" calcext:value-type="float">
            <text:p>14</text:p>
          </table:table-cell>
          <table:table-cell table:formula="of:=IFERROR(FIND(&quot;_&quot;;[.$A212];1+[.C212]);LEN([.$A212]))" office:value-type="float" office:value="26" calcext:value-type="float">
            <text:p>26</text:p>
          </table:table-cell>
          <table:table-cell table:formula="of:=IFERROR(FIND(&quot;_&quot;;[.$A212];1+[.D212]);LEN([.$A212]))" office:value-type="float" office:value="34" calcext:value-type="float">
            <text:p>34</text:p>
          </table:table-cell>
          <table:table-cell table:formula="of:=IFERROR(FIND(&quot;_&quot;;[.$A212];1+[.E212]);LEN([.$A212]))" office:value-type="float" office:value="36" calcext:value-type="float">
            <text:p>36</text:p>
          </table:table-cell>
          <table:table-cell table:formula="of:=[.C212]" office:value-type="float" office:value="14" calcext:value-type="float">
            <text:p>14</text:p>
          </table:table-cell>
          <table:table-cell table:formula="of:=LEFT([.A212];[.G212])" office:value-type="string" office:string-value="rdw_keuringen_" calcext:value-type="string">
            <text:p>rdw_keuringen_</text:p>
          </table:table-cell>
          <table:table-cell table:formula="of:=VLOOKUP([.H212];[$source.$C$2:$source.$F$48];4;0)" office:value-type="float" office:value="211" calcext:value-type="float">
            <text:p>211</text:p>
          </table:table-cell>
          <table:table-cell table:style-name="ce7" table:formula="of:=IF(RIGHT([.A212];6)=&quot;_X_X_X&quot;;3;IF(RIGHT([.A212];4)=&quot;_X_X&quot;;2;IF(RIGHT([.A2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13])&gt;0;[$preferred_name.A213];&#10;LEN([$preferred_name.B213])&gt;0;[$preferred_name.B213]&#10;)" office:value-type="string" office:string-value="rdw_keuringen_TimeStamp" calcext:value-type="string">
            <text:p>rdw_keuringen_TimeStamp</text:p>
          </table:table-cell>
          <table:table-cell table:formula="of:=IFERROR(FIND(&quot;_&quot;;[.$A213];1);LEN([.$A213]))" office:value-type="float" office:value="4" calcext:value-type="float">
            <text:p>4</text:p>
          </table:table-cell>
          <table:table-cell table:formula="of:=IFERROR(FIND(&quot;_&quot;;[.$A213];1+[.B213]);LEN([.$A213]))" office:value-type="float" office:value="14" calcext:value-type="float">
            <text:p>14</text:p>
          </table:table-cell>
          <table:table-cell table:formula="of:=IFERROR(FIND(&quot;_&quot;;[.$A213];1+[.C213]);LEN([.$A213]))" office:value-type="float" office:value="23" calcext:value-type="float">
            <text:p>23</text:p>
          </table:table-cell>
          <table:table-cell table:formula="of:=IFERROR(FIND(&quot;_&quot;;[.$A213];1+[.D213]);LEN([.$A213]))" office:value-type="float" office:value="23" calcext:value-type="float">
            <text:p>23</text:p>
          </table:table-cell>
          <table:table-cell table:formula="of:=IFERROR(FIND(&quot;_&quot;;[.$A213];1+[.E213]);LEN([.$A213]))" office:value-type="float" office:value="23" calcext:value-type="float">
            <text:p>23</text:p>
          </table:table-cell>
          <table:table-cell table:formula="of:=[.C213]" office:value-type="float" office:value="14" calcext:value-type="float">
            <text:p>14</text:p>
          </table:table-cell>
          <table:table-cell table:formula="of:=LEFT([.A213];[.G213])" office:value-type="string" office:string-value="rdw_keuringen_" calcext:value-type="string">
            <text:p>rdw_keuringen_</text:p>
          </table:table-cell>
          <table:table-cell table:formula="of:=VLOOKUP([.H213];[$source.$C$2:$source.$F$48];4;0)" office:value-type="float" office:value="211" calcext:value-type="float">
            <text:p>211</text:p>
          </table:table-cell>
          <table:table-cell table:style-name="ce7" table:formula="of:=IF(RIGHT([.A213];6)=&quot;_X_X_X&quot;;3;IF(RIGHT([.A213];4)=&quot;_X_X&quot;;2;IF(RIGHT([.A21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4])&gt;0;[$preferred_name.A214];&#10;LEN(#REF!)&gt;0;#REF!&#10;)" office:value-type="string" office:string-value="rdw_meldingen_keuringsinstantie_meld_datum_door_keuringsinstantie_dt_X" calcext:value-type="string">
            <text:p>rdw_meldingen_keuringsinstantie_meld_datum_door_keuringsinstantie_dt_X</text:p>
          </table:table-cell>
          <table:table-cell table:formula="of:=IFERROR(FIND(&quot;_&quot;;[.$A214];1);LEN([.$A214]))" office:value-type="float" office:value="4" calcext:value-type="float">
            <text:p>4</text:p>
          </table:table-cell>
          <table:table-cell table:formula="of:=IFERROR(FIND(&quot;_&quot;;[.$A214];1+[.B214]);LEN([.$A214]))" office:value-type="float" office:value="14" calcext:value-type="float">
            <text:p>14</text:p>
          </table:table-cell>
          <table:table-cell table:formula="of:=IFERROR(FIND(&quot;_&quot;;[.$A214];1+[.C214]);LEN([.$A214]))" office:value-type="float" office:value="32" calcext:value-type="float">
            <text:p>32</text:p>
          </table:table-cell>
          <table:table-cell table:formula="of:=IFERROR(FIND(&quot;_&quot;;[.$A214];1+[.D214]);LEN([.$A214]))" office:value-type="float" office:value="37" calcext:value-type="float">
            <text:p>37</text:p>
          </table:table-cell>
          <table:table-cell table:formula="of:=IFERROR(FIND(&quot;_&quot;;[.$A214];1+[.E214]);LEN([.$A214]))" office:value-type="float" office:value="43" calcext:value-type="float">
            <text:p>43</text:p>
          </table:table-cell>
          <table:table-cell table:formula="of:=[.D214]" office:value-type="float" office:value="32" calcext:value-type="float">
            <text:p>32</text:p>
          </table:table-cell>
          <table:table-cell table:formula="of:=LEFT([.A214];[.G214])" office:value-type="string" office:string-value="rdw_meldingen_keuringsinstantie_" calcext:value-type="string">
            <text:p>rdw_meldingen_keuringsinstantie_</text:p>
          </table:table-cell>
          <table:table-cell table:formula="of:=VLOOKUP([.H214];[$source.$C$2:$source.$F$48];4;0)" office:value-type="float" office:value="212" calcext:value-type="float">
            <text:p>212</text:p>
          </table:table-cell>
          <table:table-cell table:style-name="ce7" table:formula="of:=IF(RIGHT([.A214];6)=&quot;_X_X_X&quot;;3;IF(RIGHT([.A214];4)=&quot;_X_X&quot;;2;IF(RIGHT([.A21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15])&gt;0;[$preferred_name.A215];&#10;LEN(#REF!)&gt;0;#REF!&#10;)" office:value-type="string" office:string-value="rdw_meldingen_keuringsinstantie_soort_erkenning_keuringsinstantie_X" calcext:value-type="string">
            <text:p>rdw_meldingen_keuringsinstantie_soort_erkenning_keuringsinstantie_X</text:p>
          </table:table-cell>
          <table:table-cell table:formula="of:=IFERROR(FIND(&quot;_&quot;;[.$A215];1);LEN([.$A215]))" office:value-type="float" office:value="4" calcext:value-type="float">
            <text:p>4</text:p>
          </table:table-cell>
          <table:table-cell table:formula="of:=IFERROR(FIND(&quot;_&quot;;[.$A215];1+[.B215]);LEN([.$A215]))" office:value-type="float" office:value="14" calcext:value-type="float">
            <text:p>14</text:p>
          </table:table-cell>
          <table:table-cell table:formula="of:=IFERROR(FIND(&quot;_&quot;;[.$A215];1+[.C215]);LEN([.$A215]))" office:value-type="float" office:value="32" calcext:value-type="float">
            <text:p>32</text:p>
          </table:table-cell>
          <table:table-cell table:formula="of:=IFERROR(FIND(&quot;_&quot;;[.$A215];1+[.D215]);LEN([.$A215]))" office:value-type="float" office:value="38" calcext:value-type="float">
            <text:p>38</text:p>
          </table:table-cell>
          <table:table-cell table:formula="of:=IFERROR(FIND(&quot;_&quot;;[.$A215];1+[.E215]);LEN([.$A215]))" office:value-type="float" office:value="48" calcext:value-type="float">
            <text:p>48</text:p>
          </table:table-cell>
          <table:table-cell table:formula="of:=[.D215]" office:value-type="float" office:value="32" calcext:value-type="float">
            <text:p>32</text:p>
          </table:table-cell>
          <table:table-cell table:formula="of:=LEFT([.A215];[.G215])" office:value-type="string" office:string-value="rdw_meldingen_keuringsinstantie_" calcext:value-type="string">
            <text:p>rdw_meldingen_keuringsinstantie_</text:p>
          </table:table-cell>
          <table:table-cell table:formula="of:=VLOOKUP([.H215];[$source.$C$2:$source.$F$48];4;0)" office:value-type="float" office:value="212" calcext:value-type="float">
            <text:p>212</text:p>
          </table:table-cell>
          <table:table-cell table:style-name="ce7" table:formula="of:=IF(RIGHT([.A215];6)=&quot;_X_X_X&quot;;3;IF(RIGHT([.A215];4)=&quot;_X_X&quot;;2;IF(RIGHT([.A21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6])&gt;0;[$preferred_name.A216];&#10;LEN(#REF!)&gt;0;#REF!&#10;)" office:value-type="string" office:string-value="rdw_meldingen_keuringsinstantie_meld_datum_door_keuringsinstantie_X" calcext:value-type="string">
            <text:p>rdw_meldingen_keuringsinstantie_meld_datum_door_keuringsinstantie_X</text:p>
          </table:table-cell>
          <table:table-cell table:formula="of:=IFERROR(FIND(&quot;_&quot;;[.$A216];1);LEN([.$A216]))" office:value-type="float" office:value="4" calcext:value-type="float">
            <text:p>4</text:p>
          </table:table-cell>
          <table:table-cell table:formula="of:=IFERROR(FIND(&quot;_&quot;;[.$A216];1+[.B216]);LEN([.$A216]))" office:value-type="float" office:value="14" calcext:value-type="float">
            <text:p>14</text:p>
          </table:table-cell>
          <table:table-cell table:formula="of:=IFERROR(FIND(&quot;_&quot;;[.$A216];1+[.C216]);LEN([.$A216]))" office:value-type="float" office:value="32" calcext:value-type="float">
            <text:p>32</text:p>
          </table:table-cell>
          <table:table-cell table:formula="of:=IFERROR(FIND(&quot;_&quot;;[.$A216];1+[.D216]);LEN([.$A216]))" office:value-type="float" office:value="37" calcext:value-type="float">
            <text:p>37</text:p>
          </table:table-cell>
          <table:table-cell table:formula="of:=IFERROR(FIND(&quot;_&quot;;[.$A216];1+[.E216]);LEN([.$A216]))" office:value-type="float" office:value="43" calcext:value-type="float">
            <text:p>43</text:p>
          </table:table-cell>
          <table:table-cell table:formula="of:=[.D216]" office:value-type="float" office:value="32" calcext:value-type="float">
            <text:p>32</text:p>
          </table:table-cell>
          <table:table-cell table:formula="of:=LEFT([.A216];[.G216])" office:value-type="string" office:string-value="rdw_meldingen_keuringsinstantie_" calcext:value-type="string">
            <text:p>rdw_meldingen_keuringsinstantie_</text:p>
          </table:table-cell>
          <table:table-cell table:formula="of:=VLOOKUP([.H216];[$source.$C$2:$source.$F$48];4;0)" office:value-type="float" office:value="212" calcext:value-type="float">
            <text:p>212</text:p>
          </table:table-cell>
          <table:table-cell table:style-name="ce7" table:formula="of:=IF(RIGHT([.A216];6)=&quot;_X_X_X&quot;;3;IF(RIGHT([.A216];4)=&quot;_X_X&quot;;2;IF(RIGHT([.A21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7])&gt;0;[$preferred_name.A217];&#10;LEN(#REF!)&gt;0;#REF!&#10;)" office:value-type="string" office:string-value="rdw_meldingen_keuringsinstantie_meld_tijd_door_keuringsinstantie_X" calcext:value-type="string">
            <text:p>rdw_meldingen_keuringsinstantie_meld_tijd_door_keuringsinstantie_X</text:p>
          </table:table-cell>
          <table:table-cell table:formula="of:=IFERROR(FIND(&quot;_&quot;;[.$A217];1);LEN([.$A217]))" office:value-type="float" office:value="4" calcext:value-type="float">
            <text:p>4</text:p>
          </table:table-cell>
          <table:table-cell table:formula="of:=IFERROR(FIND(&quot;_&quot;;[.$A217];1+[.B217]);LEN([.$A217]))" office:value-type="float" office:value="14" calcext:value-type="float">
            <text:p>14</text:p>
          </table:table-cell>
          <table:table-cell table:formula="of:=IFERROR(FIND(&quot;_&quot;;[.$A217];1+[.C217]);LEN([.$A217]))" office:value-type="float" office:value="32" calcext:value-type="float">
            <text:p>32</text:p>
          </table:table-cell>
          <table:table-cell table:formula="of:=IFERROR(FIND(&quot;_&quot;;[.$A217];1+[.D217]);LEN([.$A217]))" office:value-type="float" office:value="37" calcext:value-type="float">
            <text:p>37</text:p>
          </table:table-cell>
          <table:table-cell table:formula="of:=IFERROR(FIND(&quot;_&quot;;[.$A217];1+[.E217]);LEN([.$A217]))" office:value-type="float" office:value="42" calcext:value-type="float">
            <text:p>42</text:p>
          </table:table-cell>
          <table:table-cell table:formula="of:=[.D217]" office:value-type="float" office:value="32" calcext:value-type="float">
            <text:p>32</text:p>
          </table:table-cell>
          <table:table-cell table:formula="of:=LEFT([.A217];[.G217])" office:value-type="string" office:string-value="rdw_meldingen_keuringsinstantie_" calcext:value-type="string">
            <text:p>rdw_meldingen_keuringsinstantie_</text:p>
          </table:table-cell>
          <table:table-cell table:formula="of:=VLOOKUP([.H217];[$source.$C$2:$source.$F$48];4;0)" office:value-type="float" office:value="212" calcext:value-type="float">
            <text:p>212</text:p>
          </table:table-cell>
          <table:table-cell table:style-name="ce7" table:formula="of:=IF(RIGHT([.A217];6)=&quot;_X_X_X&quot;;3;IF(RIGHT([.A217];4)=&quot;_X_X&quot;;2;IF(RIGHT([.A21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18])&gt;0;[$preferred_name.A218];&#10;LEN(#REF!)&gt;0;#REF!&#10;)" office:value-type="string" office:string-value="rdw_meldingen_keuringsinstantie_soort_erkenning_omschrijving_X" calcext:value-type="string">
            <text:p>rdw_meldingen_keuringsinstantie_soort_erkenning_omschrijving_X</text:p>
          </table:table-cell>
          <table:table-cell table:formula="of:=IFERROR(FIND(&quot;_&quot;;[.$A218];1);LEN([.$A218]))" office:value-type="float" office:value="4" calcext:value-type="float">
            <text:p>4</text:p>
          </table:table-cell>
          <table:table-cell table:formula="of:=IFERROR(FIND(&quot;_&quot;;[.$A218];1+[.B218]);LEN([.$A218]))" office:value-type="float" office:value="14" calcext:value-type="float">
            <text:p>14</text:p>
          </table:table-cell>
          <table:table-cell table:formula="of:=IFERROR(FIND(&quot;_&quot;;[.$A218];1+[.C218]);LEN([.$A218]))" office:value-type="float" office:value="32" calcext:value-type="float">
            <text:p>32</text:p>
          </table:table-cell>
          <table:table-cell table:formula="of:=IFERROR(FIND(&quot;_&quot;;[.$A218];1+[.D218]);LEN([.$A218]))" office:value-type="float" office:value="38" calcext:value-type="float">
            <text:p>38</text:p>
          </table:table-cell>
          <table:table-cell table:formula="of:=IFERROR(FIND(&quot;_&quot;;[.$A218];1+[.E218]);LEN([.$A218]))" office:value-type="float" office:value="48" calcext:value-type="float">
            <text:p>48</text:p>
          </table:table-cell>
          <table:table-cell table:formula="of:=[.D218]" office:value-type="float" office:value="32" calcext:value-type="float">
            <text:p>32</text:p>
          </table:table-cell>
          <table:table-cell table:formula="of:=LEFT([.A218];[.G218])" office:value-type="string" office:string-value="rdw_meldingen_keuringsinstantie_" calcext:value-type="string">
            <text:p>rdw_meldingen_keuringsinstantie_</text:p>
          </table:table-cell>
          <table:table-cell table:formula="of:=VLOOKUP([.H218];[$source.$C$2:$source.$F$48];4;0)" office:value-type="float" office:value="212" calcext:value-type="float">
            <text:p>212</text:p>
          </table:table-cell>
          <table:table-cell table:style-name="ce7" table:formula="of:=IF(RIGHT([.A218];6)=&quot;_X_X_X&quot;;3;IF(RIGHT([.A218];4)=&quot;_X_X&quot;;2;IF(RIGHT([.A21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19])&gt;0;[$preferred_name.A219];&#10;LEN(#REF!)&gt;0;#REF!&#10;)" office:value-type="string" office:string-value="rdw_meldingen_keuringsinstantie_soort_melding_ki_omschrijving_X" calcext:value-type="string">
            <text:p>rdw_meldingen_keuringsinstantie_soort_melding_ki_omschrijving_X</text:p>
          </table:table-cell>
          <table:table-cell table:formula="of:=IFERROR(FIND(&quot;_&quot;;[.$A219];1);LEN([.$A219]))" office:value-type="float" office:value="4" calcext:value-type="float">
            <text:p>4</text:p>
          </table:table-cell>
          <table:table-cell table:formula="of:=IFERROR(FIND(&quot;_&quot;;[.$A219];1+[.B219]);LEN([.$A219]))" office:value-type="float" office:value="14" calcext:value-type="float">
            <text:p>14</text:p>
          </table:table-cell>
          <table:table-cell table:formula="of:=IFERROR(FIND(&quot;_&quot;;[.$A219];1+[.C219]);LEN([.$A219]))" office:value-type="float" office:value="32" calcext:value-type="float">
            <text:p>32</text:p>
          </table:table-cell>
          <table:table-cell table:formula="of:=IFERROR(FIND(&quot;_&quot;;[.$A219];1+[.D219]);LEN([.$A219]))" office:value-type="float" office:value="38" calcext:value-type="float">
            <text:p>38</text:p>
          </table:table-cell>
          <table:table-cell table:formula="of:=IFERROR(FIND(&quot;_&quot;;[.$A219];1+[.E219]);LEN([.$A219]))" office:value-type="float" office:value="46" calcext:value-type="float">
            <text:p>46</text:p>
          </table:table-cell>
          <table:table-cell table:formula="of:=[.D219]" office:value-type="float" office:value="32" calcext:value-type="float">
            <text:p>32</text:p>
          </table:table-cell>
          <table:table-cell table:formula="of:=LEFT([.A219];[.G219])" office:value-type="string" office:string-value="rdw_meldingen_keuringsinstantie_" calcext:value-type="string">
            <text:p>rdw_meldingen_keuringsinstantie_</text:p>
          </table:table-cell>
          <table:table-cell table:formula="of:=VLOOKUP([.H219];[$source.$C$2:$source.$F$48];4;0)" office:value-type="float" office:value="212" calcext:value-type="float">
            <text:p>212</text:p>
          </table:table-cell>
          <table:table-cell table:style-name="ce7" table:formula="of:=IF(RIGHT([.A219];6)=&quot;_X_X_X&quot;;3;IF(RIGHT([.A219];4)=&quot;_X_X&quot;;2;IF(RIGHT([.A21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0])&gt;0;[$preferred_name.A220];&#10;LEN(#REF!)&gt;0;#REF!&#10;)" office:value-type="string" office:string-value="rdw_meldingen_keuringsinstantie_vervaldatum_keuring_X" calcext:value-type="string">
            <text:p>rdw_meldingen_keuringsinstantie_vervaldatum_keuring_X</text:p>
          </table:table-cell>
          <table:table-cell table:formula="of:=IFERROR(FIND(&quot;_&quot;;[.$A220];1);LEN([.$A220]))" office:value-type="float" office:value="4" calcext:value-type="float">
            <text:p>4</text:p>
          </table:table-cell>
          <table:table-cell table:formula="of:=IFERROR(FIND(&quot;_&quot;;[.$A220];1+[.B220]);LEN([.$A220]))" office:value-type="float" office:value="14" calcext:value-type="float">
            <text:p>14</text:p>
          </table:table-cell>
          <table:table-cell table:formula="of:=IFERROR(FIND(&quot;_&quot;;[.$A220];1+[.C220]);LEN([.$A220]))" office:value-type="float" office:value="32" calcext:value-type="float">
            <text:p>32</text:p>
          </table:table-cell>
          <table:table-cell table:formula="of:=IFERROR(FIND(&quot;_&quot;;[.$A220];1+[.D220]);LEN([.$A220]))" office:value-type="float" office:value="44" calcext:value-type="float">
            <text:p>44</text:p>
          </table:table-cell>
          <table:table-cell table:formula="of:=IFERROR(FIND(&quot;_&quot;;[.$A220];1+[.E220]);LEN([.$A220]))" office:value-type="float" office:value="52" calcext:value-type="float">
            <text:p>52</text:p>
          </table:table-cell>
          <table:table-cell table:formula="of:=[.D220]" office:value-type="float" office:value="32" calcext:value-type="float">
            <text:p>32</text:p>
          </table:table-cell>
          <table:table-cell table:formula="of:=LEFT([.A220];[.G220])" office:value-type="string" office:string-value="rdw_meldingen_keuringsinstantie_" calcext:value-type="string">
            <text:p>rdw_meldingen_keuringsinstantie_</text:p>
          </table:table-cell>
          <table:table-cell table:formula="of:=VLOOKUP([.H220];[$source.$C$2:$source.$F$48];4;0)" office:value-type="float" office:value="212" calcext:value-type="float">
            <text:p>212</text:p>
          </table:table-cell>
          <table:table-cell table:style-name="ce7" table:formula="of:=IF(RIGHT([.A220];6)=&quot;_X_X_X&quot;;3;IF(RIGHT([.A220];4)=&quot;_X_X&quot;;2;IF(RIGHT([.A22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21])&gt;0;[$preferred_name.A221];&#10;LEN(#REF!)&gt;0;#REF!&#10;)" office:value-type="string" office:string-value="rdw_meldingen_keuringsinstantie_vervaldatum_keuring_dt_X" calcext:value-type="string">
            <text:p>rdw_meldingen_keuringsinstantie_vervaldatum_keuring_dt_X</text:p>
          </table:table-cell>
          <table:table-cell table:formula="of:=IFERROR(FIND(&quot;_&quot;;[.$A221];1);LEN([.$A221]))" office:value-type="float" office:value="4" calcext:value-type="float">
            <text:p>4</text:p>
          </table:table-cell>
          <table:table-cell table:formula="of:=IFERROR(FIND(&quot;_&quot;;[.$A221];1+[.B221]);LEN([.$A221]))" office:value-type="float" office:value="14" calcext:value-type="float">
            <text:p>14</text:p>
          </table:table-cell>
          <table:table-cell table:formula="of:=IFERROR(FIND(&quot;_&quot;;[.$A221];1+[.C221]);LEN([.$A221]))" office:value-type="float" office:value="32" calcext:value-type="float">
            <text:p>32</text:p>
          </table:table-cell>
          <table:table-cell table:formula="of:=IFERROR(FIND(&quot;_&quot;;[.$A221];1+[.D221]);LEN([.$A221]))" office:value-type="float" office:value="44" calcext:value-type="float">
            <text:p>44</text:p>
          </table:table-cell>
          <table:table-cell table:formula="of:=IFERROR(FIND(&quot;_&quot;;[.$A221];1+[.E221]);LEN([.$A221]))" office:value-type="float" office:value="52" calcext:value-type="float">
            <text:p>52</text:p>
          </table:table-cell>
          <table:table-cell table:formula="of:=[.D221]" office:value-type="float" office:value="32" calcext:value-type="float">
            <text:p>32</text:p>
          </table:table-cell>
          <table:table-cell table:formula="of:=LEFT([.A221];[.G221])" office:value-type="string" office:string-value="rdw_meldingen_keuringsinstantie_" calcext:value-type="string">
            <text:p>rdw_meldingen_keuringsinstantie_</text:p>
          </table:table-cell>
          <table:table-cell table:formula="of:=VLOOKUP([.H221];[$source.$C$2:$source.$F$48];4;0)" office:value-type="float" office:value="212" calcext:value-type="float">
            <text:p>212</text:p>
          </table:table-cell>
          <table:table-cell table:style-name="ce7" table:formula="of:=IF(RIGHT([.A221];6)=&quot;_X_X_X&quot;;3;IF(RIGHT([.A221];4)=&quot;_X_X&quot;;2;IF(RIGHT([.A221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22])&gt;0;[$preferred_name.A222];&#10;LEN([$preferred_name.B222])&gt;0;[$preferred_name.B222]&#10;)" office:value-type="string" office:string-value="rdw_meldingen_keuringsinstantie_api_gebrek_constateringen_X" calcext:value-type="string">
            <text:p>rdw_meldingen_keuringsinstantie_api_gebrek_constateringen_X</text:p>
          </table:table-cell>
          <table:table-cell table:formula="of:=IFERROR(FIND(&quot;_&quot;;[.$A222];1);LEN([.$A222]))" office:value-type="float" office:value="4" calcext:value-type="float">
            <text:p>4</text:p>
          </table:table-cell>
          <table:table-cell table:formula="of:=IFERROR(FIND(&quot;_&quot;;[.$A222];1+[.B222]);LEN([.$A222]))" office:value-type="float" office:value="14" calcext:value-type="float">
            <text:p>14</text:p>
          </table:table-cell>
          <table:table-cell table:formula="of:=IFERROR(FIND(&quot;_&quot;;[.$A222];1+[.C222]);LEN([.$A222]))" office:value-type="float" office:value="32" calcext:value-type="float">
            <text:p>32</text:p>
          </table:table-cell>
          <table:table-cell table:formula="of:=IFERROR(FIND(&quot;_&quot;;[.$A222];1+[.D222]);LEN([.$A222]))" office:value-type="float" office:value="36" calcext:value-type="float">
            <text:p>36</text:p>
          </table:table-cell>
          <table:table-cell table:formula="of:=IFERROR(FIND(&quot;_&quot;;[.$A222];1+[.E222]);LEN([.$A222]))" office:value-type="float" office:value="43" calcext:value-type="float">
            <text:p>43</text:p>
          </table:table-cell>
          <table:table-cell table:formula="of:=[.D222]" office:value-type="float" office:value="32" calcext:value-type="float">
            <text:p>32</text:p>
          </table:table-cell>
          <table:table-cell table:formula="of:=LEFT([.A222];[.G222])" office:value-type="string" office:string-value="rdw_meldingen_keuringsinstantie_" calcext:value-type="string">
            <text:p>rdw_meldingen_keuringsinstantie_</text:p>
          </table:table-cell>
          <table:table-cell table:formula="of:=VLOOKUP([.H222];[$source.$C$2:$source.$F$48];4;0)" office:value-type="float" office:value="212" calcext:value-type="float">
            <text:p>212</text:p>
          </table:table-cell>
          <table:table-cell table:style-name="ce7" table:formula="of:=IF(RIGHT([.A222];6)=&quot;_X_X_X&quot;;3;IF(RIGHT([.A222];4)=&quot;_X_X&quot;;2;IF(RIGHT([.A22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3])&gt;0;[$preferred_name.A223];&#10;LEN([$preferred_name.B223])&gt;0;[$preferred_name.B223]&#10;)" office:value-type="string" office:string-value="rdw_meldingen_keuringsinstantie_api_gebrek_beschrijving_X" calcext:value-type="string">
            <text:p>rdw_meldingen_keuringsinstantie_api_gebrek_beschrijving_X</text:p>
          </table:table-cell>
          <table:table-cell table:formula="of:=IFERROR(FIND(&quot;_&quot;;[.$A223];1);LEN([.$A223]))" office:value-type="float" office:value="4" calcext:value-type="float">
            <text:p>4</text:p>
          </table:table-cell>
          <table:table-cell table:formula="of:=IFERROR(FIND(&quot;_&quot;;[.$A223];1+[.B223]);LEN([.$A223]))" office:value-type="float" office:value="14" calcext:value-type="float">
            <text:p>14</text:p>
          </table:table-cell>
          <table:table-cell table:formula="of:=IFERROR(FIND(&quot;_&quot;;[.$A223];1+[.C223]);LEN([.$A223]))" office:value-type="float" office:value="32" calcext:value-type="float">
            <text:p>32</text:p>
          </table:table-cell>
          <table:table-cell table:formula="of:=IFERROR(FIND(&quot;_&quot;;[.$A223];1+[.D223]);LEN([.$A223]))" office:value-type="float" office:value="36" calcext:value-type="float">
            <text:p>36</text:p>
          </table:table-cell>
          <table:table-cell table:formula="of:=IFERROR(FIND(&quot;_&quot;;[.$A223];1+[.E223]);LEN([.$A223]))" office:value-type="float" office:value="43" calcext:value-type="float">
            <text:p>43</text:p>
          </table:table-cell>
          <table:table-cell table:formula="of:=[.D223]" office:value-type="float" office:value="32" calcext:value-type="float">
            <text:p>32</text:p>
          </table:table-cell>
          <table:table-cell table:formula="of:=LEFT([.A223];[.G223])" office:value-type="string" office:string-value="rdw_meldingen_keuringsinstantie_" calcext:value-type="string">
            <text:p>rdw_meldingen_keuringsinstantie_</text:p>
          </table:table-cell>
          <table:table-cell table:formula="of:=VLOOKUP([.H223];[$source.$C$2:$source.$F$48];4;0)" office:value-type="float" office:value="212" calcext:value-type="float">
            <text:p>212</text:p>
          </table:table-cell>
          <table:table-cell table:style-name="ce7" table:formula="of:=IF(RIGHT([.A223];6)=&quot;_X_X_X&quot;;3;IF(RIGHT([.A223];4)=&quot;_X_X&quot;;2;IF(RIGHT([.A22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4])&gt;0;[$preferred_name.A224];&#10;LEN([$preferred_name.B224])&gt;0;[$preferred_name.B224]&#10;)" office:value-type="string" office:string-value="rdw_meldingen_keuringsinstantie_TimeStamp" calcext:value-type="string">
            <text:p>rdw_meldingen_keuringsinstantie_TimeStamp</text:p>
          </table:table-cell>
          <table:table-cell table:formula="of:=IFERROR(FIND(&quot;_&quot;;[.$A224];1);LEN([.$A224]))" office:value-type="float" office:value="4" calcext:value-type="float">
            <text:p>4</text:p>
          </table:table-cell>
          <table:table-cell table:formula="of:=IFERROR(FIND(&quot;_&quot;;[.$A224];1+[.B224]);LEN([.$A224]))" office:value-type="float" office:value="14" calcext:value-type="float">
            <text:p>14</text:p>
          </table:table-cell>
          <table:table-cell table:formula="of:=IFERROR(FIND(&quot;_&quot;;[.$A224];1+[.C224]);LEN([.$A224]))" office:value-type="float" office:value="32" calcext:value-type="float">
            <text:p>32</text:p>
          </table:table-cell>
          <table:table-cell table:formula="of:=IFERROR(FIND(&quot;_&quot;;[.$A224];1+[.D224]);LEN([.$A224]))" office:value-type="float" office:value="41" calcext:value-type="float">
            <text:p>41</text:p>
          </table:table-cell>
          <table:table-cell table:formula="of:=IFERROR(FIND(&quot;_&quot;;[.$A224];1+[.E224]);LEN([.$A224]))" office:value-type="float" office:value="41" calcext:value-type="float">
            <text:p>41</text:p>
          </table:table-cell>
          <table:table-cell table:formula="of:=[.D224]" office:value-type="float" office:value="32" calcext:value-type="float">
            <text:p>32</text:p>
          </table:table-cell>
          <table:table-cell table:formula="of:=LEFT([.A224];[.G224])" office:value-type="string" office:string-value="rdw_meldingen_keuringsinstantie_" calcext:value-type="string">
            <text:p>rdw_meldingen_keuringsinstantie_</text:p>
          </table:table-cell>
          <table:table-cell table:formula="of:=VLOOKUP([.H224];[$source.$C$2:$source.$F$48];4;0)" office:value-type="float" office:value="212" calcext:value-type="float">
            <text:p>212</text:p>
          </table:table-cell>
          <table:table-cell table:style-name="ce7" table:formula="of:=IF(RIGHT([.A224];6)=&quot;_X_X_X&quot;;3;IF(RIGHT([.A224];4)=&quot;_X_X&quot;;2;IF(RIGHT([.A22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25])&gt;0;[$preferred_name.A225];&#10;LEN([$preferred_name.B225])&gt;0;[$preferred_name.B225]&#10;)" office:value-type="string" office:string-value="rdw_toegevoegde_objecten_montagedatum_X_X" calcext:value-type="string">
            <text:p>rdw_toegevoegde_objecten_montagedatum_X_X</text:p>
          </table:table-cell>
          <table:table-cell table:formula="of:=IFERROR(FIND(&quot;_&quot;;[.$A225];1);LEN([.$A225]))" office:value-type="float" office:value="4" calcext:value-type="float">
            <text:p>4</text:p>
          </table:table-cell>
          <table:table-cell table:formula="of:=IFERROR(FIND(&quot;_&quot;;[.$A225];1+[.B225]);LEN([.$A225]))" office:value-type="float" office:value="16" calcext:value-type="float">
            <text:p>16</text:p>
          </table:table-cell>
          <table:table-cell table:formula="of:=IFERROR(FIND(&quot;_&quot;;[.$A225];1+[.C225]);LEN([.$A225]))" office:value-type="float" office:value="25" calcext:value-type="float">
            <text:p>25</text:p>
          </table:table-cell>
          <table:table-cell table:formula="of:=IFERROR(FIND(&quot;_&quot;;[.$A225];1+[.D225]);LEN([.$A225]))" office:value-type="float" office:value="38" calcext:value-type="float">
            <text:p>38</text:p>
          </table:table-cell>
          <table:table-cell table:formula="of:=IFERROR(FIND(&quot;_&quot;;[.$A225];1+[.E225]);LEN([.$A225]))" office:value-type="float" office:value="40" calcext:value-type="float">
            <text:p>40</text:p>
          </table:table-cell>
          <table:table-cell table:formula="of:=[.D225]" office:value-type="float" office:value="25" calcext:value-type="float">
            <text:p>25</text:p>
          </table:table-cell>
          <table:table-cell table:formula="of:=LEFT([.A225];[.G225])" office:value-type="string" office:string-value="rdw_toegevoegde_objecten_" calcext:value-type="string">
            <text:p>rdw_toegevoegde_objecten_</text:p>
          </table:table-cell>
          <table:table-cell table:formula="of:=VLOOKUP([.H225];[$source.$C$2:$source.$F$48];4;0)" office:value-type="float" office:value="213" calcext:value-type="float">
            <text:p>213</text:p>
          </table:table-cell>
          <table:table-cell table:style-name="ce7" table:formula="of:=IF(RIGHT([.A225];6)=&quot;_X_X_X&quot;;3;IF(RIGHT([.A225];4)=&quot;_X_X&quot;;2;IF(RIGHT([.A22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26])&gt;0;[$preferred_name.A226];&#10;LEN([$preferred_name.B226])&gt;0;[$preferred_name.B226]&#10;)" office:value-type="string" office:string-value="rdw_toegevoegde_objecten_demontagedatum_X_X_X" calcext:value-type="string">
            <text:p>rdw_toegevoegde_objecten_demontagedatum_X_X_X</text:p>
          </table:table-cell>
          <table:table-cell table:formula="of:=IFERROR(FIND(&quot;_&quot;;[.$A226];1);LEN([.$A226]))" office:value-type="float" office:value="4" calcext:value-type="float">
            <text:p>4</text:p>
          </table:table-cell>
          <table:table-cell table:formula="of:=IFERROR(FIND(&quot;_&quot;;[.$A226];1+[.B226]);LEN([.$A226]))" office:value-type="float" office:value="16" calcext:value-type="float">
            <text:p>16</text:p>
          </table:table-cell>
          <table:table-cell table:formula="of:=IFERROR(FIND(&quot;_&quot;;[.$A226];1+[.C226]);LEN([.$A226]))" office:value-type="float" office:value="25" calcext:value-type="float">
            <text:p>25</text:p>
          </table:table-cell>
          <table:table-cell table:formula="of:=IFERROR(FIND(&quot;_&quot;;[.$A226];1+[.D226]);LEN([.$A226]))" office:value-type="float" office:value="40" calcext:value-type="float">
            <text:p>40</text:p>
          </table:table-cell>
          <table:table-cell table:formula="of:=IFERROR(FIND(&quot;_&quot;;[.$A226];1+[.E226]);LEN([.$A226]))" office:value-type="float" office:value="42" calcext:value-type="float">
            <text:p>42</text:p>
          </table:table-cell>
          <table:table-cell table:formula="of:=[.D226]" office:value-type="float" office:value="25" calcext:value-type="float">
            <text:p>25</text:p>
          </table:table-cell>
          <table:table-cell table:formula="of:=LEFT([.A226];[.G226])" office:value-type="string" office:string-value="rdw_toegevoegde_objecten_" calcext:value-type="string">
            <text:p>rdw_toegevoegde_objecten_</text:p>
          </table:table-cell>
          <table:table-cell table:formula="of:=VLOOKUP([.H226];[$source.$C$2:$source.$F$48];4;0)" office:value-type="float" office:value="213" calcext:value-type="float">
            <text:p>213</text:p>
          </table:table-cell>
          <table:table-cell table:style-name="ce7" table:formula="of:=IF(RIGHT([.A226];6)=&quot;_X_X_X&quot;;3;IF(RIGHT([.A226];4)=&quot;_X_X&quot;;2;IF(RIGHT([.A226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7])&gt;0;[$preferred_name.A227];&#10;LEN([$preferred_name.B227])&gt;0;[$preferred_name.B227]&#10;)" office:value-type="string" office:string-value="rdw_toegevoegde_objecten_soort_toe_te_voegen_object_omschrijving_X_X_X" calcext:value-type="string">
            <text:p>rdw_toegevoegde_objecten_soort_toe_te_voegen_object_omschrijving_X_X_X</text:p>
          </table:table-cell>
          <table:table-cell table:formula="of:=IFERROR(FIND(&quot;_&quot;;[.$A227];1);LEN([.$A227]))" office:value-type="float" office:value="4" calcext:value-type="float">
            <text:p>4</text:p>
          </table:table-cell>
          <table:table-cell table:formula="of:=IFERROR(FIND(&quot;_&quot;;[.$A227];1+[.B227]);LEN([.$A227]))" office:value-type="float" office:value="16" calcext:value-type="float">
            <text:p>16</text:p>
          </table:table-cell>
          <table:table-cell table:formula="of:=IFERROR(FIND(&quot;_&quot;;[.$A227];1+[.C227]);LEN([.$A227]))" office:value-type="float" office:value="25" calcext:value-type="float">
            <text:p>25</text:p>
          </table:table-cell>
          <table:table-cell table:formula="of:=IFERROR(FIND(&quot;_&quot;;[.$A227];1+[.D227]);LEN([.$A227]))" office:value-type="float" office:value="31" calcext:value-type="float">
            <text:p>31</text:p>
          </table:table-cell>
          <table:table-cell table:formula="of:=IFERROR(FIND(&quot;_&quot;;[.$A227];1+[.E227]);LEN([.$A227]))" office:value-type="float" office:value="35" calcext:value-type="float">
            <text:p>35</text:p>
          </table:table-cell>
          <table:table-cell table:formula="of:=[.D227]" office:value-type="float" office:value="25" calcext:value-type="float">
            <text:p>25</text:p>
          </table:table-cell>
          <table:table-cell table:formula="of:=LEFT([.A227];[.G227])" office:value-type="string" office:string-value="rdw_toegevoegde_objecten_" calcext:value-type="string">
            <text:p>rdw_toegevoegde_objecten_</text:p>
          </table:table-cell>
          <table:table-cell table:formula="of:=VLOOKUP([.H227];[$source.$C$2:$source.$F$48];4;0)" office:value-type="float" office:value="213" calcext:value-type="float">
            <text:p>213</text:p>
          </table:table-cell>
          <table:table-cell table:style-name="ce7" table:formula="of:=IF(RIGHT([.A227];6)=&quot;_X_X_X&quot;;3;IF(RIGHT([.A227];4)=&quot;_X_X&quot;;2;IF(RIGHT([.A227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8])&gt;0;[$preferred_name.A228];&#10;LEN([$preferred_name.B228])&gt;0;[$preferred_name.B228]&#10;)" office:value-type="string" office:string-value="rdw_toegevoegde_objecten_merk_object_toegevoegd_X_X_X" calcext:value-type="string">
            <text:p>rdw_toegevoegde_objecten_merk_object_toegevoegd_X_X_X</text:p>
          </table:table-cell>
          <table:table-cell table:formula="of:=IFERROR(FIND(&quot;_&quot;;[.$A228];1);LEN([.$A228]))" office:value-type="float" office:value="4" calcext:value-type="float">
            <text:p>4</text:p>
          </table:table-cell>
          <table:table-cell table:formula="of:=IFERROR(FIND(&quot;_&quot;;[.$A228];1+[.B228]);LEN([.$A228]))" office:value-type="float" office:value="16" calcext:value-type="float">
            <text:p>16</text:p>
          </table:table-cell>
          <table:table-cell table:formula="of:=IFERROR(FIND(&quot;_&quot;;[.$A228];1+[.C228]);LEN([.$A228]))" office:value-type="float" office:value="25" calcext:value-type="float">
            <text:p>25</text:p>
          </table:table-cell>
          <table:table-cell table:formula="of:=IFERROR(FIND(&quot;_&quot;;[.$A228];1+[.D228]);LEN([.$A228]))" office:value-type="float" office:value="30" calcext:value-type="float">
            <text:p>30</text:p>
          </table:table-cell>
          <table:table-cell table:formula="of:=IFERROR(FIND(&quot;_&quot;;[.$A228];1+[.E228]);LEN([.$A228]))" office:value-type="float" office:value="37" calcext:value-type="float">
            <text:p>37</text:p>
          </table:table-cell>
          <table:table-cell table:formula="of:=[.D228]" office:value-type="float" office:value="25" calcext:value-type="float">
            <text:p>25</text:p>
          </table:table-cell>
          <table:table-cell table:formula="of:=LEFT([.A228];[.G228])" office:value-type="string" office:string-value="rdw_toegevoegde_objecten_" calcext:value-type="string">
            <text:p>rdw_toegevoegde_objecten_</text:p>
          </table:table-cell>
          <table:table-cell table:formula="of:=VLOOKUP([.H228];[$source.$C$2:$source.$F$48];4;0)" office:value-type="float" office:value="213" calcext:value-type="float">
            <text:p>213</text:p>
          </table:table-cell>
          <table:table-cell table:style-name="ce7" table:formula="of:=IF(RIGHT([.A228];6)=&quot;_X_X_X&quot;;3;IF(RIGHT([.A228];4)=&quot;_X_X&quot;;2;IF(RIGHT([.A228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29])&gt;0;[$preferred_name.A229];&#10;LEN([$preferred_name.B229])&gt;0;[$preferred_name.B229]&#10;)" office:value-type="string" office:string-value="rdw_toegevoegde_objecten_merkcode_toegevoegd_object_X_X_X" calcext:value-type="string">
            <text:p>rdw_toegevoegde_objecten_merkcode_toegevoegd_object_X_X_X</text:p>
          </table:table-cell>
          <table:table-cell table:formula="of:=IFERROR(FIND(&quot;_&quot;;[.$A229];1);LEN([.$A229]))" office:value-type="float" office:value="4" calcext:value-type="float">
            <text:p>4</text:p>
          </table:table-cell>
          <table:table-cell table:formula="of:=IFERROR(FIND(&quot;_&quot;;[.$A229];1+[.B229]);LEN([.$A229]))" office:value-type="float" office:value="16" calcext:value-type="float">
            <text:p>16</text:p>
          </table:table-cell>
          <table:table-cell table:formula="of:=IFERROR(FIND(&quot;_&quot;;[.$A229];1+[.C229]);LEN([.$A229]))" office:value-type="float" office:value="25" calcext:value-type="float">
            <text:p>25</text:p>
          </table:table-cell>
          <table:table-cell table:formula="of:=IFERROR(FIND(&quot;_&quot;;[.$A229];1+[.D229]);LEN([.$A229]))" office:value-type="float" office:value="34" calcext:value-type="float">
            <text:p>34</text:p>
          </table:table-cell>
          <table:table-cell table:formula="of:=IFERROR(FIND(&quot;_&quot;;[.$A229];1+[.E229]);LEN([.$A229]))" office:value-type="float" office:value="45" calcext:value-type="float">
            <text:p>45</text:p>
          </table:table-cell>
          <table:table-cell table:formula="of:=[.D229]" office:value-type="float" office:value="25" calcext:value-type="float">
            <text:p>25</text:p>
          </table:table-cell>
          <table:table-cell table:formula="of:=LEFT([.A229];[.G229])" office:value-type="string" office:string-value="rdw_toegevoegde_objecten_" calcext:value-type="string">
            <text:p>rdw_toegevoegde_objecten_</text:p>
          </table:table-cell>
          <table:table-cell table:formula="of:=VLOOKUP([.H229];[$source.$C$2:$source.$F$48];4;0)" office:value-type="float" office:value="213" calcext:value-type="float">
            <text:p>213</text:p>
          </table:table-cell>
          <table:table-cell table:style-name="ce7" table:formula="of:=IF(RIGHT([.A229];6)=&quot;_X_X_X&quot;;3;IF(RIGHT([.A229];4)=&quot;_X_X&quot;;2;IF(RIGHT([.A229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30])&gt;0;[$preferred_name.A230];&#10;LEN([$preferred_name.B230])&gt;0;[$preferred_name.B230]&#10;)" office:value-type="string" office:string-value="rdw_toegevoegde_objecten_uitvoerings_volgnr_toegev_obj_X_X_X" calcext:value-type="string">
            <text:p>rdw_toegevoegde_objecten_uitvoerings_volgnr_toegev_obj_X_X_X</text:p>
          </table:table-cell>
          <table:table-cell table:formula="of:=IFERROR(FIND(&quot;_&quot;;[.$A230];1);LEN([.$A230]))" office:value-type="float" office:value="4" calcext:value-type="float">
            <text:p>4</text:p>
          </table:table-cell>
          <table:table-cell table:formula="of:=IFERROR(FIND(&quot;_&quot;;[.$A230];1+[.B230]);LEN([.$A230]))" office:value-type="float" office:value="16" calcext:value-type="float">
            <text:p>16</text:p>
          </table:table-cell>
          <table:table-cell table:formula="of:=IFERROR(FIND(&quot;_&quot;;[.$A230];1+[.C230]);LEN([.$A230]))" office:value-type="float" office:value="25" calcext:value-type="float">
            <text:p>25</text:p>
          </table:table-cell>
          <table:table-cell table:formula="of:=IFERROR(FIND(&quot;_&quot;;[.$A230];1+[.D230]);LEN([.$A230]))" office:value-type="float" office:value="37" calcext:value-type="float">
            <text:p>37</text:p>
          </table:table-cell>
          <table:table-cell table:formula="of:=IFERROR(FIND(&quot;_&quot;;[.$A230];1+[.E230]);LEN([.$A230]))" office:value-type="float" office:value="44" calcext:value-type="float">
            <text:p>44</text:p>
          </table:table-cell>
          <table:table-cell table:formula="of:=[.D230]" office:value-type="float" office:value="25" calcext:value-type="float">
            <text:p>25</text:p>
          </table:table-cell>
          <table:table-cell table:formula="of:=LEFT([.A230];[.G230])" office:value-type="string" office:string-value="rdw_toegevoegde_objecten_" calcext:value-type="string">
            <text:p>rdw_toegevoegde_objecten_</text:p>
          </table:table-cell>
          <table:table-cell table:formula="of:=VLOOKUP([.H230];[$source.$C$2:$source.$F$48];4;0)" office:value-type="float" office:value="213" calcext:value-type="float">
            <text:p>213</text:p>
          </table:table-cell>
          <table:table-cell table:style-name="ce7" table:formula="of:=IF(RIGHT([.A230];6)=&quot;_X_X_X&quot;;3;IF(RIGHT([.A230];4)=&quot;_X_X&quot;;2;IF(RIGHT([.A230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31])&gt;0;[$preferred_name.A231];&#10;LEN([$preferred_name.B231])&gt;0;[$preferred_name.B231]&#10;)" office:value-type="string" office:string-value="rdw_toegevoegde_objecten_montagedatum_dt_X_X_X" calcext:value-type="string">
            <text:p>rdw_toegevoegde_objecten_montagedatum_dt_X_X_X</text:p>
          </table:table-cell>
          <table:table-cell table:formula="of:=IFERROR(FIND(&quot;_&quot;;[.$A231];1);LEN([.$A231]))" office:value-type="float" office:value="4" calcext:value-type="float">
            <text:p>4</text:p>
          </table:table-cell>
          <table:table-cell table:formula="of:=IFERROR(FIND(&quot;_&quot;;[.$A231];1+[.B231]);LEN([.$A231]))" office:value-type="float" office:value="16" calcext:value-type="float">
            <text:p>16</text:p>
          </table:table-cell>
          <table:table-cell table:formula="of:=IFERROR(FIND(&quot;_&quot;;[.$A231];1+[.C231]);LEN([.$A231]))" office:value-type="float" office:value="25" calcext:value-type="float">
            <text:p>25</text:p>
          </table:table-cell>
          <table:table-cell table:formula="of:=IFERROR(FIND(&quot;_&quot;;[.$A231];1+[.D231]);LEN([.$A231]))" office:value-type="float" office:value="38" calcext:value-type="float">
            <text:p>38</text:p>
          </table:table-cell>
          <table:table-cell table:formula="of:=IFERROR(FIND(&quot;_&quot;;[.$A231];1+[.E231]);LEN([.$A231]))" office:value-type="float" office:value="41" calcext:value-type="float">
            <text:p>41</text:p>
          </table:table-cell>
          <table:table-cell table:formula="of:=[.D231]" office:value-type="float" office:value="25" calcext:value-type="float">
            <text:p>25</text:p>
          </table:table-cell>
          <table:table-cell table:formula="of:=LEFT([.A231];[.G231])" office:value-type="string" office:string-value="rdw_toegevoegde_objecten_" calcext:value-type="string">
            <text:p>rdw_toegevoegde_objecten_</text:p>
          </table:table-cell>
          <table:table-cell table:formula="of:=VLOOKUP([.H231];[$source.$C$2:$source.$F$48];4;0)" office:value-type="float" office:value="213" calcext:value-type="float">
            <text:p>213</text:p>
          </table:table-cell>
          <table:table-cell table:style-name="ce7" table:formula="of:=IF(RIGHT([.A231];6)=&quot;_X_X_X&quot;;3;IF(RIGHT([.A231];4)=&quot;_X_X&quot;;2;IF(RIGHT([.A231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32])&gt;0;[$preferred_name.A232];&#10;LEN([$preferred_name.B232])&gt;0;[$preferred_name.B232]&#10;)" office:value-type="string" office:string-value="rdw_toegevoegde_objecten_gasinstallatie_tank_inhoud_X_X_X" calcext:value-type="string">
            <text:p>rdw_toegevoegde_objecten_gasinstallatie_tank_inhoud_X_X_X</text:p>
          </table:table-cell>
          <table:table-cell table:formula="of:=IFERROR(FIND(&quot;_&quot;;[.$A232];1);LEN([.$A232]))" office:value-type="float" office:value="4" calcext:value-type="float">
            <text:p>4</text:p>
          </table:table-cell>
          <table:table-cell table:formula="of:=IFERROR(FIND(&quot;_&quot;;[.$A232];1+[.B232]);LEN([.$A232]))" office:value-type="float" office:value="16" calcext:value-type="float">
            <text:p>16</text:p>
          </table:table-cell>
          <table:table-cell table:formula="of:=IFERROR(FIND(&quot;_&quot;;[.$A232];1+[.C232]);LEN([.$A232]))" office:value-type="float" office:value="25" calcext:value-type="float">
            <text:p>25</text:p>
          </table:table-cell>
          <table:table-cell table:formula="of:=IFERROR(FIND(&quot;_&quot;;[.$A232];1+[.D232]);LEN([.$A232]))" office:value-type="float" office:value="40" calcext:value-type="float">
            <text:p>40</text:p>
          </table:table-cell>
          <table:table-cell table:formula="of:=IFERROR(FIND(&quot;_&quot;;[.$A232];1+[.E232]);LEN([.$A232]))" office:value-type="float" office:value="45" calcext:value-type="float">
            <text:p>45</text:p>
          </table:table-cell>
          <table:table-cell table:formula="of:=[.D232]" office:value-type="float" office:value="25" calcext:value-type="float">
            <text:p>25</text:p>
          </table:table-cell>
          <table:table-cell table:formula="of:=LEFT([.A232];[.G232])" office:value-type="string" office:string-value="rdw_toegevoegde_objecten_" calcext:value-type="string">
            <text:p>rdw_toegevoegde_objecten_</text:p>
          </table:table-cell>
          <table:table-cell table:formula="of:=VLOOKUP([.H232];[$source.$C$2:$source.$F$48];4;0)" office:value-type="float" office:value="213" calcext:value-type="float">
            <text:p>213</text:p>
          </table:table-cell>
          <table:table-cell table:style-name="ce7" table:formula="of:=IF(RIGHT([.A232];6)=&quot;_X_X_X&quot;;3;IF(RIGHT([.A232];4)=&quot;_X_X&quot;;2;IF(RIGHT([.A232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233])&gt;0;[$preferred_name.A233];&#10;LEN([$preferred_name.B233])&gt;0;[$preferred_name.B233]&#10;)" office:value-type="string" office:string-value="rdw_toegevoegde_objecten_classificatie_toegevoegd_obj_X_X_X" calcext:value-type="string">
            <text:p>rdw_toegevoegde_objecten_classificatie_toegevoegd_obj_X_X_X</text:p>
          </table:table-cell>
          <table:table-cell table:formula="of:=IFERROR(FIND(&quot;_&quot;;[.$A233];1);LEN([.$A233]))" office:value-type="float" office:value="4" calcext:value-type="float">
            <text:p>4</text:p>
          </table:table-cell>
          <table:table-cell table:formula="of:=IFERROR(FIND(&quot;_&quot;;[.$A233];1+[.B233]);LEN([.$A233]))" office:value-type="float" office:value="16" calcext:value-type="float">
            <text:p>16</text:p>
          </table:table-cell>
          <table:table-cell table:formula="of:=IFERROR(FIND(&quot;_&quot;;[.$A233];1+[.C233]);LEN([.$A233]))" office:value-type="float" office:value="25" calcext:value-type="float">
            <text:p>25</text:p>
          </table:table-cell>
          <table:table-cell table:formula="of:=IFERROR(FIND(&quot;_&quot;;[.$A233];1+[.D233]);LEN([.$A233]))" office:value-type="float" office:value="39" calcext:value-type="float">
            <text:p>39</text:p>
          </table:table-cell>
          <table:table-cell table:formula="of:=IFERROR(FIND(&quot;_&quot;;[.$A233];1+[.E233]);LEN([.$A233]))" office:value-type="float" office:value="50" calcext:value-type="float">
            <text:p>50</text:p>
          </table:table-cell>
          <table:table-cell table:formula="of:=[.D233]" office:value-type="float" office:value="25" calcext:value-type="float">
            <text:p>25</text:p>
          </table:table-cell>
          <table:table-cell table:formula="of:=LEFT([.A233];[.G233])" office:value-type="string" office:string-value="rdw_toegevoegde_objecten_" calcext:value-type="string">
            <text:p>rdw_toegevoegde_objecten_</text:p>
          </table:table-cell>
          <table:table-cell table:formula="of:=VLOOKUP([.H233];[$source.$C$2:$source.$F$48];4;0)" office:value-type="float" office:value="213" calcext:value-type="float">
            <text:p>213</text:p>
          </table:table-cell>
          <table:table-cell table:style-name="ce7" table:formula="of:=IF(RIGHT([.A233];6)=&quot;_X_X_X&quot;;3;IF(RIGHT([.A233];4)=&quot;_X_X&quot;;2;IF(RIGHT([.A233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34])&gt;0;[$preferred_name.A234];&#10;LEN([$preferred_name.B234])&gt;0;[$preferred_name.B234]&#10;)" office:value-type="string" office:string-value="rdw_toegevoegde_objecten_TimeStamp" calcext:value-type="string">
            <text:p>rdw_toegevoegde_objecten_TimeStamp</text:p>
          </table:table-cell>
          <table:table-cell table:formula="of:=IFERROR(FIND(&quot;_&quot;;[.$A234];1);LEN([.$A234]))" office:value-type="float" office:value="4" calcext:value-type="float">
            <text:p>4</text:p>
          </table:table-cell>
          <table:table-cell table:formula="of:=IFERROR(FIND(&quot;_&quot;;[.$A234];1+[.B234]);LEN([.$A234]))" office:value-type="float" office:value="16" calcext:value-type="float">
            <text:p>16</text:p>
          </table:table-cell>
          <table:table-cell table:formula="of:=IFERROR(FIND(&quot;_&quot;;[.$A234];1+[.C234]);LEN([.$A234]))" office:value-type="float" office:value="25" calcext:value-type="float">
            <text:p>25</text:p>
          </table:table-cell>
          <table:table-cell table:formula="of:=IFERROR(FIND(&quot;_&quot;;[.$A234];1+[.D234]);LEN([.$A234]))" office:value-type="float" office:value="34" calcext:value-type="float">
            <text:p>34</text:p>
          </table:table-cell>
          <table:table-cell table:formula="of:=IFERROR(FIND(&quot;_&quot;;[.$A234];1+[.E234]);LEN([.$A234]))" office:value-type="float" office:value="34" calcext:value-type="float">
            <text:p>34</text:p>
          </table:table-cell>
          <table:table-cell table:formula="of:=[.D234]" office:value-type="float" office:value="25" calcext:value-type="float">
            <text:p>25</text:p>
          </table:table-cell>
          <table:table-cell table:formula="of:=LEFT([.A234];[.G234])" office:value-type="string" office:string-value="rdw_toegevoegde_objecten_" calcext:value-type="string">
            <text:p>rdw_toegevoegde_objecten_</text:p>
          </table:table-cell>
          <table:table-cell table:formula="of:=VLOOKUP([.H234];[$source.$C$2:$source.$F$48];4;0)" office:value-type="float" office:value="213" calcext:value-type="float">
            <text:p>213</text:p>
          </table:table-cell>
          <table:table-cell table:style-name="ce7" table:formula="of:=IF(RIGHT([.A234];6)=&quot;_X_X_X&quot;;3;IF(RIGHT([.A234];4)=&quot;_X_X&quot;;2;IF(RIGHT([.A23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35])&gt;0;[$preferred_name.A235];&#10;LEN([$preferred_name.B235])&gt;0;[$preferred_name.B235]&#10;)" office:value-type="string" office:string-value="rdw_geconstateerde_gebreken_met_beschrijving_meld_datum_door_keuringsinstantie_dt_X_X" calcext:value-type="string">
            <text:p>rdw_geconstateerde_gebreken_met_beschrijving_meld_datum_door_keuringsinstantie_dt_X_X</text:p>
          </table:table-cell>
          <table:table-cell table:formula="of:=IFERROR(FIND(&quot;_&quot;;[.$A235];1);LEN([.$A235]))" office:value-type="float" office:value="4" calcext:value-type="float">
            <text:p>4</text:p>
          </table:table-cell>
          <table:table-cell table:formula="of:=IFERROR(FIND(&quot;_&quot;;[.$A235];1+[.B235]);LEN([.$A235]))" office:value-type="float" office:value="19" calcext:value-type="float">
            <text:p>19</text:p>
          </table:table-cell>
          <table:table-cell table:formula="of:=IFERROR(FIND(&quot;_&quot;;[.$A235];1+[.C235]);LEN([.$A235]))" office:value-type="float" office:value="28" calcext:value-type="float">
            <text:p>28</text:p>
          </table:table-cell>
          <table:table-cell table:formula="of:=IFERROR(FIND(&quot;_&quot;;[.$A235];1+[.D235]);LEN([.$A235]))" office:value-type="float" office:value="32" calcext:value-type="float">
            <text:p>32</text:p>
          </table:table-cell>
          <table:table-cell table:formula="of:=IFERROR(FIND(&quot;_&quot;;[.$A235];1+[.E235]);LEN([.$A235]))" office:value-type="float" office:value="45" calcext:value-type="float">
            <text:p>45</text:p>
          </table:table-cell>
          <table:table-cell table:formula="of:=[.D235]" office:value-type="float" office:value="28" calcext:value-type="float">
            <text:p>28</text:p>
          </table:table-cell>
          <table:table-cell table:formula="of:=LEFT([.A235];[.G235])" office:value-type="string" office:string-value="rdw_geconstateerde_gebreken_" calcext:value-type="string">
            <text:p>rdw_geconstateerde_gebreken_</text:p>
          </table:table-cell>
          <table:table-cell table:formula="of:=VLOOKUP([.H235];[$source.$C$2:$source.$F$48];4;0)" office:value-type="float" office:value="221" calcext:value-type="float">
            <text:p>221</text:p>
          </table:table-cell>
          <table:table-cell table:style-name="ce7" table:formula="of:=IF(RIGHT([.A235];6)=&quot;_X_X_X&quot;;3;IF(RIGHT([.A235];4)=&quot;_X_X&quot;;2;IF(RIGHT([.A235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36])&gt;0;[$preferred_name.A236];&#10;LEN([$preferred_name.B236])&gt;0;[$preferred_name.B236]&#10;)" office:value-type="string" office:string-value="rdw_geconstateerde_gebreken_met_beschrijving_gebrek_identificatie_X_X" calcext:value-type="string">
            <text:p>rdw_geconstateerde_gebreken_met_beschrijving_gebrek_identificatie_X_X</text:p>
          </table:table-cell>
          <table:table-cell table:formula="of:=IFERROR(FIND(&quot;_&quot;;[.$A236];1);LEN([.$A236]))" office:value-type="float" office:value="4" calcext:value-type="float">
            <text:p>4</text:p>
          </table:table-cell>
          <table:table-cell table:formula="of:=IFERROR(FIND(&quot;_&quot;;[.$A236];1+[.B236]);LEN([.$A236]))" office:value-type="float" office:value="19" calcext:value-type="float">
            <text:p>19</text:p>
          </table:table-cell>
          <table:table-cell table:formula="of:=IFERROR(FIND(&quot;_&quot;;[.$A236];1+[.C236]);LEN([.$A236]))" office:value-type="float" office:value="28" calcext:value-type="float">
            <text:p>28</text:p>
          </table:table-cell>
          <table:table-cell table:formula="of:=IFERROR(FIND(&quot;_&quot;;[.$A236];1+[.D236]);LEN([.$A236]))" office:value-type="float" office:value="32" calcext:value-type="float">
            <text:p>32</text:p>
          </table:table-cell>
          <table:table-cell table:formula="of:=IFERROR(FIND(&quot;_&quot;;[.$A236];1+[.E236]);LEN([.$A236]))" office:value-type="float" office:value="45" calcext:value-type="float">
            <text:p>45</text:p>
          </table:table-cell>
          <table:table-cell table:formula="of:=[.D236]" office:value-type="float" office:value="28" calcext:value-type="float">
            <text:p>28</text:p>
          </table:table-cell>
          <table:table-cell table:formula="of:=LEFT([.A236];[.G236])" office:value-type="string" office:string-value="rdw_geconstateerde_gebreken_" calcext:value-type="string">
            <text:p>rdw_geconstateerde_gebreken_</text:p>
          </table:table-cell>
          <table:table-cell table:formula="of:=VLOOKUP([.H236];[$source.$C$2:$source.$F$48];4;0)" office:value-type="float" office:value="221" calcext:value-type="float">
            <text:p>221</text:p>
          </table:table-cell>
          <table:table-cell table:style-name="ce7" table:formula="of:=IF(RIGHT([.A236];6)=&quot;_X_X_X&quot;;3;IF(RIGHT([.A236];4)=&quot;_X_X&quot;;2;IF(RIGHT([.A23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37])&gt;0;[$preferred_name.A237];&#10;LEN([$preferred_name.B237])&gt;0;[$preferred_name.B237]&#10;)" office:value-type="string" office:string-value="rdw_geconstateerde_gebreken_met_beschrijving_soort_erkenning_keuringsinstantie_X_X" calcext:value-type="string">
            <text:p>rdw_geconstateerde_gebreken_met_beschrijving_soort_erkenning_keuringsinstantie_X_X</text:p>
          </table:table-cell>
          <table:table-cell table:formula="of:=IFERROR(FIND(&quot;_&quot;;[.$A237];1);LEN([.$A237]))" office:value-type="float" office:value="4" calcext:value-type="float">
            <text:p>4</text:p>
          </table:table-cell>
          <table:table-cell table:formula="of:=IFERROR(FIND(&quot;_&quot;;[.$A237];1+[.B237]);LEN([.$A237]))" office:value-type="float" office:value="19" calcext:value-type="float">
            <text:p>19</text:p>
          </table:table-cell>
          <table:table-cell table:formula="of:=IFERROR(FIND(&quot;_&quot;;[.$A237];1+[.C237]);LEN([.$A237]))" office:value-type="float" office:value="28" calcext:value-type="float">
            <text:p>28</text:p>
          </table:table-cell>
          <table:table-cell table:formula="of:=IFERROR(FIND(&quot;_&quot;;[.$A237];1+[.D237]);LEN([.$A237]))" office:value-type="float" office:value="32" calcext:value-type="float">
            <text:p>32</text:p>
          </table:table-cell>
          <table:table-cell table:formula="of:=IFERROR(FIND(&quot;_&quot;;[.$A237];1+[.E237]);LEN([.$A237]))" office:value-type="float" office:value="45" calcext:value-type="float">
            <text:p>45</text:p>
          </table:table-cell>
          <table:table-cell table:formula="of:=[.D237]" office:value-type="float" office:value="28" calcext:value-type="float">
            <text:p>28</text:p>
          </table:table-cell>
          <table:table-cell table:formula="of:=LEFT([.A237];[.G237])" office:value-type="string" office:string-value="rdw_geconstateerde_gebreken_" calcext:value-type="string">
            <text:p>rdw_geconstateerde_gebreken_</text:p>
          </table:table-cell>
          <table:table-cell table:formula="of:=VLOOKUP([.H237];[$source.$C$2:$source.$F$48];4;0)" office:value-type="float" office:value="221" calcext:value-type="float">
            <text:p>221</text:p>
          </table:table-cell>
          <table:table-cell table:style-name="ce7" table:formula="of:=IF(RIGHT([.A237];6)=&quot;_X_X_X&quot;;3;IF(RIGHT([.A237];4)=&quot;_X_X&quot;;2;IF(RIGHT([.A23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38])&gt;0;[$preferred_name.A238];&#10;LEN([$preferred_name.B238])&gt;0;[$preferred_name.B238]&#10;)" office:value-type="string" office:string-value="rdw_geconstateerde_gebreken_met_beschrijving_meld_datum_door_keuringsinstantie_X_X" calcext:value-type="string">
            <text:p>rdw_geconstateerde_gebreken_met_beschrijving_meld_datum_door_keuringsinstantie_X_X</text:p>
          </table:table-cell>
          <table:table-cell table:formula="of:=IFERROR(FIND(&quot;_&quot;;[.$A238];1);LEN([.$A238]))" office:value-type="float" office:value="4" calcext:value-type="float">
            <text:p>4</text:p>
          </table:table-cell>
          <table:table-cell table:formula="of:=IFERROR(FIND(&quot;_&quot;;[.$A238];1+[.B238]);LEN([.$A238]))" office:value-type="float" office:value="19" calcext:value-type="float">
            <text:p>19</text:p>
          </table:table-cell>
          <table:table-cell table:formula="of:=IFERROR(FIND(&quot;_&quot;;[.$A238];1+[.C238]);LEN([.$A238]))" office:value-type="float" office:value="28" calcext:value-type="float">
            <text:p>28</text:p>
          </table:table-cell>
          <table:table-cell table:formula="of:=IFERROR(FIND(&quot;_&quot;;[.$A238];1+[.D238]);LEN([.$A238]))" office:value-type="float" office:value="32" calcext:value-type="float">
            <text:p>32</text:p>
          </table:table-cell>
          <table:table-cell table:formula="of:=IFERROR(FIND(&quot;_&quot;;[.$A238];1+[.E238]);LEN([.$A238]))" office:value-type="float" office:value="45" calcext:value-type="float">
            <text:p>45</text:p>
          </table:table-cell>
          <table:table-cell table:formula="of:=[.D238]" office:value-type="float" office:value="28" calcext:value-type="float">
            <text:p>28</text:p>
          </table:table-cell>
          <table:table-cell table:formula="of:=LEFT([.A238];[.G238])" office:value-type="string" office:string-value="rdw_geconstateerde_gebreken_" calcext:value-type="string">
            <text:p>rdw_geconstateerde_gebreken_</text:p>
          </table:table-cell>
          <table:table-cell table:formula="of:=VLOOKUP([.H238];[$source.$C$2:$source.$F$48];4;0)" office:value-type="float" office:value="221" calcext:value-type="float">
            <text:p>221</text:p>
          </table:table-cell>
          <table:table-cell table:style-name="ce7" table:formula="of:=IF(RIGHT([.A238];6)=&quot;_X_X_X&quot;;3;IF(RIGHT([.A238];4)=&quot;_X_X&quot;;2;IF(RIGHT([.A23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39])&gt;0;[$preferred_name.A239];&#10;LEN([$preferred_name.B239])&gt;0;[$preferred_name.B239]&#10;)" office:value-type="string" office:string-value="rdw_geconstateerde_gebreken_met_beschrijving_meld_tijd_door_keuringsinstantie_X_X" calcext:value-type="string">
            <text:p>rdw_geconstateerde_gebreken_met_beschrijving_meld_tijd_door_keuringsinstantie_X_X</text:p>
          </table:table-cell>
          <table:table-cell table:formula="of:=IFERROR(FIND(&quot;_&quot;;[.$A239];1);LEN([.$A239]))" office:value-type="float" office:value="4" calcext:value-type="float">
            <text:p>4</text:p>
          </table:table-cell>
          <table:table-cell table:formula="of:=IFERROR(FIND(&quot;_&quot;;[.$A239];1+[.B239]);LEN([.$A239]))" office:value-type="float" office:value="19" calcext:value-type="float">
            <text:p>19</text:p>
          </table:table-cell>
          <table:table-cell table:formula="of:=IFERROR(FIND(&quot;_&quot;;[.$A239];1+[.C239]);LEN([.$A239]))" office:value-type="float" office:value="28" calcext:value-type="float">
            <text:p>28</text:p>
          </table:table-cell>
          <table:table-cell table:formula="of:=IFERROR(FIND(&quot;_&quot;;[.$A239];1+[.D239]);LEN([.$A239]))" office:value-type="float" office:value="32" calcext:value-type="float">
            <text:p>32</text:p>
          </table:table-cell>
          <table:table-cell table:formula="of:=IFERROR(FIND(&quot;_&quot;;[.$A239];1+[.E239]);LEN([.$A239]))" office:value-type="float" office:value="45" calcext:value-type="float">
            <text:p>45</text:p>
          </table:table-cell>
          <table:table-cell table:formula="of:=[.D239]" office:value-type="float" office:value="28" calcext:value-type="float">
            <text:p>28</text:p>
          </table:table-cell>
          <table:table-cell table:formula="of:=LEFT([.A239];[.G239])" office:value-type="string" office:string-value="rdw_geconstateerde_gebreken_" calcext:value-type="string">
            <text:p>rdw_geconstateerde_gebreken_</text:p>
          </table:table-cell>
          <table:table-cell table:formula="of:=VLOOKUP([.H239];[$source.$C$2:$source.$F$48];4;0)" office:value-type="float" office:value="221" calcext:value-type="float">
            <text:p>221</text:p>
          </table:table-cell>
          <table:table-cell table:style-name="ce7" table:formula="of:=IF(RIGHT([.A239];6)=&quot;_X_X_X&quot;;3;IF(RIGHT([.A239];4)=&quot;_X_X&quot;;2;IF(RIGHT([.A23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0])&gt;0;[$preferred_name.A240];&#10;LEN([$preferred_name.B240])&gt;0;[$preferred_name.B240]&#10;)" office:value-type="string" office:string-value="rdw_geconstateerde_gebreken_met_beschrijving_soort_erkenning_omschrijving_X_X" calcext:value-type="string">
            <text:p>rdw_geconstateerde_gebreken_met_beschrijving_soort_erkenning_omschrijving_X_X</text:p>
          </table:table-cell>
          <table:table-cell table:formula="of:=IFERROR(FIND(&quot;_&quot;;[.$A240];1);LEN([.$A240]))" office:value-type="float" office:value="4" calcext:value-type="float">
            <text:p>4</text:p>
          </table:table-cell>
          <table:table-cell table:formula="of:=IFERROR(FIND(&quot;_&quot;;[.$A240];1+[.B240]);LEN([.$A240]))" office:value-type="float" office:value="19" calcext:value-type="float">
            <text:p>19</text:p>
          </table:table-cell>
          <table:table-cell table:formula="of:=IFERROR(FIND(&quot;_&quot;;[.$A240];1+[.C240]);LEN([.$A240]))" office:value-type="float" office:value="28" calcext:value-type="float">
            <text:p>28</text:p>
          </table:table-cell>
          <table:table-cell table:formula="of:=IFERROR(FIND(&quot;_&quot;;[.$A240];1+[.D240]);LEN([.$A240]))" office:value-type="float" office:value="32" calcext:value-type="float">
            <text:p>32</text:p>
          </table:table-cell>
          <table:table-cell table:formula="of:=IFERROR(FIND(&quot;_&quot;;[.$A240];1+[.E240]);LEN([.$A240]))" office:value-type="float" office:value="45" calcext:value-type="float">
            <text:p>45</text:p>
          </table:table-cell>
          <table:table-cell table:formula="of:=[.D240]" office:value-type="float" office:value="28" calcext:value-type="float">
            <text:p>28</text:p>
          </table:table-cell>
          <table:table-cell table:formula="of:=LEFT([.A240];[.G240])" office:value-type="string" office:string-value="rdw_geconstateerde_gebreken_" calcext:value-type="string">
            <text:p>rdw_geconstateerde_gebreken_</text:p>
          </table:table-cell>
          <table:table-cell table:formula="of:=VLOOKUP([.H240];[$source.$C$2:$source.$F$48];4;0)" office:value-type="float" office:value="221" calcext:value-type="float">
            <text:p>221</text:p>
          </table:table-cell>
          <table:table-cell table:style-name="ce7" table:formula="of:=IF(RIGHT([.A240];6)=&quot;_X_X_X&quot;;3;IF(RIGHT([.A240];4)=&quot;_X_X&quot;;2;IF(RIGHT([.A240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41])&gt;0;[$preferred_name.A241];&#10;LEN([$preferred_name.B241])&gt;0;[$preferred_name.B241]&#10;)" office:value-type="string" office:string-value="rdw_geconstateerde_gebreken_met_beschrijving_aantal_gebreken_geconstateerd_X_X" calcext:value-type="string">
            <text:p>rdw_geconstateerde_gebreken_met_beschrijving_aantal_gebreken_geconstateerd_X_X</text:p>
          </table:table-cell>
          <table:table-cell table:formula="of:=IFERROR(FIND(&quot;_&quot;;[.$A241];1);LEN([.$A241]))" office:value-type="float" office:value="4" calcext:value-type="float">
            <text:p>4</text:p>
          </table:table-cell>
          <table:table-cell table:formula="of:=IFERROR(FIND(&quot;_&quot;;[.$A241];1+[.B241]);LEN([.$A241]))" office:value-type="float" office:value="19" calcext:value-type="float">
            <text:p>19</text:p>
          </table:table-cell>
          <table:table-cell table:formula="of:=IFERROR(FIND(&quot;_&quot;;[.$A241];1+[.C241]);LEN([.$A241]))" office:value-type="float" office:value="28" calcext:value-type="float">
            <text:p>28</text:p>
          </table:table-cell>
          <table:table-cell table:formula="of:=IFERROR(FIND(&quot;_&quot;;[.$A241];1+[.D241]);LEN([.$A241]))" office:value-type="float" office:value="32" calcext:value-type="float">
            <text:p>32</text:p>
          </table:table-cell>
          <table:table-cell table:formula="of:=IFERROR(FIND(&quot;_&quot;;[.$A241];1+[.E241]);LEN([.$A241]))" office:value-type="float" office:value="45" calcext:value-type="float">
            <text:p>45</text:p>
          </table:table-cell>
          <table:table-cell table:formula="of:=[.D241]" office:value-type="float" office:value="28" calcext:value-type="float">
            <text:p>28</text:p>
          </table:table-cell>
          <table:table-cell table:formula="of:=LEFT([.A241];[.G241])" office:value-type="string" office:string-value="rdw_geconstateerde_gebreken_" calcext:value-type="string">
            <text:p>rdw_geconstateerde_gebreken_</text:p>
          </table:table-cell>
          <table:table-cell table:formula="of:=VLOOKUP([.H241];[$source.$C$2:$source.$F$48];4;0)" office:value-type="float" office:value="221" calcext:value-type="float">
            <text:p>221</text:p>
          </table:table-cell>
          <table:table-cell table:style-name="ce7" table:formula="of:=IF(RIGHT([.A241];6)=&quot;_X_X_X&quot;;3;IF(RIGHT([.A241];4)=&quot;_X_X&quot;;2;IF(RIGHT([.A241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42])&gt;0;[$preferred_name.A242];&#10;LEN([$preferred_name.B242])&gt;0;[$preferred_name.B242]&#10;)" office:value-type="string" office:string-value="rdw_geconstateerde_gebreken_met_beschrijving_TimeStamp" calcext:value-type="string">
            <text:p>rdw_geconstateerde_gebreken_met_beschrijving_TimeStamp</text:p>
          </table:table-cell>
          <table:table-cell table:formula="of:=IFERROR(FIND(&quot;_&quot;;[.$A242];1);LEN([.$A242]))" office:value-type="float" office:value="4" calcext:value-type="float">
            <text:p>4</text:p>
          </table:table-cell>
          <table:table-cell table:formula="of:=IFERROR(FIND(&quot;_&quot;;[.$A242];1+[.B242]);LEN([.$A242]))" office:value-type="float" office:value="19" calcext:value-type="float">
            <text:p>19</text:p>
          </table:table-cell>
          <table:table-cell table:formula="of:=IFERROR(FIND(&quot;_&quot;;[.$A242];1+[.C242]);LEN([.$A242]))" office:value-type="float" office:value="28" calcext:value-type="float">
            <text:p>28</text:p>
          </table:table-cell>
          <table:table-cell table:formula="of:=IFERROR(FIND(&quot;_&quot;;[.$A242];1+[.D242]);LEN([.$A242]))" office:value-type="float" office:value="32" calcext:value-type="float">
            <text:p>32</text:p>
          </table:table-cell>
          <table:table-cell table:formula="of:=IFERROR(FIND(&quot;_&quot;;[.$A242];1+[.E242]);LEN([.$A242]))" office:value-type="float" office:value="45" calcext:value-type="float">
            <text:p>45</text:p>
          </table:table-cell>
          <table:table-cell table:formula="of:=[.D242]" office:value-type="float" office:value="28" calcext:value-type="float">
            <text:p>28</text:p>
          </table:table-cell>
          <table:table-cell table:formula="of:=LEFT([.A242];[.G242])" office:value-type="string" office:string-value="rdw_geconstateerde_gebreken_" calcext:value-type="string">
            <text:p>rdw_geconstateerde_gebreken_</text:p>
          </table:table-cell>
          <table:table-cell table:formula="of:=VLOOKUP([.H242];[$source.$C$2:$source.$F$48];4;0)" office:value-type="float" office:value="221" calcext:value-type="float">
            <text:p>221</text:p>
          </table:table-cell>
          <table:table-cell table:style-name="ce7" table:formula="of:=IF(RIGHT([.A242];6)=&quot;_X_X_X&quot;;3;IF(RIGHT([.A242];4)=&quot;_X_X&quot;;2;IF(RIGHT([.A24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3])&gt;0;[$preferred_name.A243];&#10;LEN([$preferred_name.B243])&gt;0;[$preferred_name.B243]&#10;)" office:value-type="string" office:string-value="rdw_geconstateerde_gebreken_met_beschrijving_ingangsdatum_gebrek_X_X" calcext:value-type="string">
            <text:p>rdw_geconstateerde_gebreken_met_beschrijving_ingangsdatum_gebrek_X_X</text:p>
          </table:table-cell>
          <table:table-cell table:formula="of:=IFERROR(FIND(&quot;_&quot;;[.$A243];1);LEN([.$A243]))" office:value-type="float" office:value="4" calcext:value-type="float">
            <text:p>4</text:p>
          </table:table-cell>
          <table:table-cell table:formula="of:=IFERROR(FIND(&quot;_&quot;;[.$A243];1+[.B243]);LEN([.$A243]))" office:value-type="float" office:value="19" calcext:value-type="float">
            <text:p>19</text:p>
          </table:table-cell>
          <table:table-cell table:formula="of:=IFERROR(FIND(&quot;_&quot;;[.$A243];1+[.C243]);LEN([.$A243]))" office:value-type="float" office:value="28" calcext:value-type="float">
            <text:p>28</text:p>
          </table:table-cell>
          <table:table-cell table:formula="of:=IFERROR(FIND(&quot;_&quot;;[.$A243];1+[.D243]);LEN([.$A243]))" office:value-type="float" office:value="32" calcext:value-type="float">
            <text:p>32</text:p>
          </table:table-cell>
          <table:table-cell table:formula="of:=IFERROR(FIND(&quot;_&quot;;[.$A243];1+[.E243]);LEN([.$A243]))" office:value-type="float" office:value="45" calcext:value-type="float">
            <text:p>45</text:p>
          </table:table-cell>
          <table:table-cell table:formula="of:=[.F243]" office:value-type="float" office:value="45" calcext:value-type="float">
            <text:p>45</text:p>
          </table:table-cell>
          <table:table-cell table:formula="of:=LEFT([.A243];[.G243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3];[$source.$C$2:$source.$F$48];4;0)" office:value-type="float" office:value="220" calcext:value-type="float">
            <text:p>220</text:p>
          </table:table-cell>
          <table:table-cell table:style-name="ce7" table:formula="of:=IF(RIGHT([.A243];6)=&quot;_X_X_X&quot;;3;IF(RIGHT([.A243];4)=&quot;_X_X&quot;;2;IF(RIGHT([.A24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4])&gt;0;[$preferred_name.A244];&#10;LEN([$preferred_name.B244])&gt;0;[$preferred_name.B244]&#10;)" office:value-type="string" office:string-value="rdw_geconstateerde_gebreken_met_beschrijving_einddatum_gebrek_X_X" calcext:value-type="string">
            <text:p>rdw_geconstateerde_gebreken_met_beschrijving_einddatum_gebrek_X_X</text:p>
          </table:table-cell>
          <table:table-cell table:formula="of:=IFERROR(FIND(&quot;_&quot;;[.$A244];1);LEN([.$A244]))" office:value-type="float" office:value="4" calcext:value-type="float">
            <text:p>4</text:p>
          </table:table-cell>
          <table:table-cell table:formula="of:=IFERROR(FIND(&quot;_&quot;;[.$A244];1+[.B244]);LEN([.$A244]))" office:value-type="float" office:value="19" calcext:value-type="float">
            <text:p>19</text:p>
          </table:table-cell>
          <table:table-cell table:formula="of:=IFERROR(FIND(&quot;_&quot;;[.$A244];1+[.C244]);LEN([.$A244]))" office:value-type="float" office:value="28" calcext:value-type="float">
            <text:p>28</text:p>
          </table:table-cell>
          <table:table-cell table:formula="of:=IFERROR(FIND(&quot;_&quot;;[.$A244];1+[.D244]);LEN([.$A244]))" office:value-type="float" office:value="32" calcext:value-type="float">
            <text:p>32</text:p>
          </table:table-cell>
          <table:table-cell table:formula="of:=IFERROR(FIND(&quot;_&quot;;[.$A244];1+[.E244]);LEN([.$A244]))" office:value-type="float" office:value="45" calcext:value-type="float">
            <text:p>45</text:p>
          </table:table-cell>
          <table:table-cell table:formula="of:=[.F244]" office:value-type="float" office:value="45" calcext:value-type="float">
            <text:p>45</text:p>
          </table:table-cell>
          <table:table-cell table:formula="of:=LEFT([.A244];[.G244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4];[$source.$C$2:$source.$F$48];4;0)" office:value-type="float" office:value="220" calcext:value-type="float">
            <text:p>220</text:p>
          </table:table-cell>
          <table:table-cell table:style-name="ce7" table:formula="of:=IF(RIGHT([.A244];6)=&quot;_X_X_X&quot;;3;IF(RIGHT([.A244];4)=&quot;_X_X&quot;;2;IF(RIGHT([.A24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5])&gt;0;[$preferred_name.A245];&#10;LEN([$preferred_name.B245])&gt;0;[$preferred_name.B245]&#10;)" office:value-type="string" office:string-value="rdw_geconstateerde_gebreken_met_beschrijving_gebrek_artikel_nummer_X_X" calcext:value-type="string">
            <text:p>rdw_geconstateerde_gebreken_met_beschrijving_gebrek_artikel_nummer_X_X</text:p>
          </table:table-cell>
          <table:table-cell table:formula="of:=IFERROR(FIND(&quot;_&quot;;[.$A245];1);LEN([.$A245]))" office:value-type="float" office:value="4" calcext:value-type="float">
            <text:p>4</text:p>
          </table:table-cell>
          <table:table-cell table:formula="of:=IFERROR(FIND(&quot;_&quot;;[.$A245];1+[.B245]);LEN([.$A245]))" office:value-type="float" office:value="19" calcext:value-type="float">
            <text:p>19</text:p>
          </table:table-cell>
          <table:table-cell table:formula="of:=IFERROR(FIND(&quot;_&quot;;[.$A245];1+[.C245]);LEN([.$A245]))" office:value-type="float" office:value="28" calcext:value-type="float">
            <text:p>28</text:p>
          </table:table-cell>
          <table:table-cell table:formula="of:=IFERROR(FIND(&quot;_&quot;;[.$A245];1+[.D245]);LEN([.$A245]))" office:value-type="float" office:value="32" calcext:value-type="float">
            <text:p>32</text:p>
          </table:table-cell>
          <table:table-cell table:formula="of:=IFERROR(FIND(&quot;_&quot;;[.$A245];1+[.E245]);LEN([.$A245]))" office:value-type="float" office:value="45" calcext:value-type="float">
            <text:p>45</text:p>
          </table:table-cell>
          <table:table-cell table:formula="of:=[.F245]" office:value-type="float" office:value="45" calcext:value-type="float">
            <text:p>45</text:p>
          </table:table-cell>
          <table:table-cell table:formula="of:=LEFT([.A245];[.G245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5];[$source.$C$2:$source.$F$48];4;0)" office:value-type="float" office:value="220" calcext:value-type="float">
            <text:p>220</text:p>
          </table:table-cell>
          <table:table-cell table:style-name="ce7" table:formula="of:=IF(RIGHT([.A245];6)=&quot;_X_X_X&quot;;3;IF(RIGHT([.A245];4)=&quot;_X_X&quot;;2;IF(RIGHT([.A24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46])&gt;0;[$preferred_name.A246];&#10;LEN([$preferred_name.B246])&gt;0;[$preferred_name.B246]&#10;)" office:value-type="string" office:string-value="rdw_geconstateerde_gebreken_met_beschrijving_gebrek_omschrijving_X_X" calcext:value-type="string">
            <text:p>rdw_geconstateerde_gebreken_met_beschrijving_gebrek_omschrijving_X_X</text:p>
          </table:table-cell>
          <table:table-cell table:formula="of:=IFERROR(FIND(&quot;_&quot;;[.$A246];1);LEN([.$A246]))" office:value-type="float" office:value="4" calcext:value-type="float">
            <text:p>4</text:p>
          </table:table-cell>
          <table:table-cell table:formula="of:=IFERROR(FIND(&quot;_&quot;;[.$A246];1+[.B246]);LEN([.$A246]))" office:value-type="float" office:value="19" calcext:value-type="float">
            <text:p>19</text:p>
          </table:table-cell>
          <table:table-cell table:formula="of:=IFERROR(FIND(&quot;_&quot;;[.$A246];1+[.C246]);LEN([.$A246]))" office:value-type="float" office:value="28" calcext:value-type="float">
            <text:p>28</text:p>
          </table:table-cell>
          <table:table-cell table:formula="of:=IFERROR(FIND(&quot;_&quot;;[.$A246];1+[.D246]);LEN([.$A246]))" office:value-type="float" office:value="32" calcext:value-type="float">
            <text:p>32</text:p>
          </table:table-cell>
          <table:table-cell table:formula="of:=IFERROR(FIND(&quot;_&quot;;[.$A246];1+[.E246]);LEN([.$A246]))" office:value-type="float" office:value="45" calcext:value-type="float">
            <text:p>45</text:p>
          </table:table-cell>
          <table:table-cell table:formula="of:=[.F246]" office:value-type="float" office:value="45" calcext:value-type="float">
            <text:p>45</text:p>
          </table:table-cell>
          <table:table-cell table:formula="of:=LEFT([.A246];[.G246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6];[$source.$C$2:$source.$F$48];4;0)" office:value-type="float" office:value="220" calcext:value-type="float">
            <text:p>220</text:p>
          </table:table-cell>
          <table:table-cell table:style-name="ce7" table:formula="of:=IF(RIGHT([.A246];6)=&quot;_X_X_X&quot;;3;IF(RIGHT([.A246];4)=&quot;_X_X&quot;;2;IF(RIGHT([.A246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47])&gt;0;[$preferred_name.A247];&#10;LEN([$preferred_name.B247])&gt;0;[$preferred_name.B247]&#10;)" office:value-type="string" office:string-value="rdw_geconstateerde_gebreken_met_beschrijving_ingangsdatum_gebrek_dt_X_X" calcext:value-type="string">
            <text:p>rdw_geconstateerde_gebreken_met_beschrijving_ingangsdatum_gebrek_dt_X_X</text:p>
          </table:table-cell>
          <table:table-cell table:formula="of:=IFERROR(FIND(&quot;_&quot;;[.$A247];1);LEN([.$A247]))" office:value-type="float" office:value="4" calcext:value-type="float">
            <text:p>4</text:p>
          </table:table-cell>
          <table:table-cell table:formula="of:=IFERROR(FIND(&quot;_&quot;;[.$A247];1+[.B247]);LEN([.$A247]))" office:value-type="float" office:value="19" calcext:value-type="float">
            <text:p>19</text:p>
          </table:table-cell>
          <table:table-cell table:formula="of:=IFERROR(FIND(&quot;_&quot;;[.$A247];1+[.C247]);LEN([.$A247]))" office:value-type="float" office:value="28" calcext:value-type="float">
            <text:p>28</text:p>
          </table:table-cell>
          <table:table-cell table:formula="of:=IFERROR(FIND(&quot;_&quot;;[.$A247];1+[.D247]);LEN([.$A247]))" office:value-type="float" office:value="32" calcext:value-type="float">
            <text:p>32</text:p>
          </table:table-cell>
          <table:table-cell table:formula="of:=IFERROR(FIND(&quot;_&quot;;[.$A247];1+[.E247]);LEN([.$A247]))" office:value-type="float" office:value="45" calcext:value-type="float">
            <text:p>45</text:p>
          </table:table-cell>
          <table:table-cell table:formula="of:=[.F247]" office:value-type="float" office:value="45" calcext:value-type="float">
            <text:p>45</text:p>
          </table:table-cell>
          <table:table-cell table:formula="of:=LEFT([.A247];[.G247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7];[$source.$C$2:$source.$F$48];4;0)" office:value-type="float" office:value="220" calcext:value-type="float">
            <text:p>220</text:p>
          </table:table-cell>
          <table:table-cell table:style-name="ce7" table:formula="of:=IF(RIGHT([.A247];6)=&quot;_X_X_X&quot;;3;IF(RIGHT([.A247];4)=&quot;_X_X&quot;;2;IF(RIGHT([.A247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48])&gt;0;[$preferred_name.A248];&#10;LEN([$preferred_name.B248])&gt;0;[$preferred_name.B248]&#10;)" office:value-type="string" office:string-value="rdw_geconstateerde_gebreken_met_beschrijving_einddatum_gebrek_dt_X_X" calcext:value-type="string">
            <text:p>rdw_geconstateerde_gebreken_met_beschrijving_einddatum_gebrek_dt_X_X</text:p>
          </table:table-cell>
          <table:table-cell table:formula="of:=IFERROR(FIND(&quot;_&quot;;[.$A248];1);LEN([.$A248]))" office:value-type="float" office:value="4" calcext:value-type="float">
            <text:p>4</text:p>
          </table:table-cell>
          <table:table-cell table:formula="of:=IFERROR(FIND(&quot;_&quot;;[.$A248];1+[.B248]);LEN([.$A248]))" office:value-type="float" office:value="19" calcext:value-type="float">
            <text:p>19</text:p>
          </table:table-cell>
          <table:table-cell table:formula="of:=IFERROR(FIND(&quot;_&quot;;[.$A248];1+[.C248]);LEN([.$A248]))" office:value-type="float" office:value="28" calcext:value-type="float">
            <text:p>28</text:p>
          </table:table-cell>
          <table:table-cell table:formula="of:=IFERROR(FIND(&quot;_&quot;;[.$A248];1+[.D248]);LEN([.$A248]))" office:value-type="float" office:value="32" calcext:value-type="float">
            <text:p>32</text:p>
          </table:table-cell>
          <table:table-cell table:formula="of:=IFERROR(FIND(&quot;_&quot;;[.$A248];1+[.E248]);LEN([.$A248]))" office:value-type="float" office:value="45" calcext:value-type="float">
            <text:p>45</text:p>
          </table:table-cell>
          <table:table-cell table:formula="of:=[.F248]" office:value-type="float" office:value="45" calcext:value-type="float">
            <text:p>45</text:p>
          </table:table-cell>
          <table:table-cell table:formula="of:=LEFT([.A248];[.G248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8];[$source.$C$2:$source.$F$48];4;0)" office:value-type="float" office:value="220" calcext:value-type="float">
            <text:p>220</text:p>
          </table:table-cell>
          <table:table-cell table:style-name="ce7" table:formula="of:=IF(RIGHT([.A248];6)=&quot;_X_X_X&quot;;3;IF(RIGHT([.A248];4)=&quot;_X_X&quot;;2;IF(RIGHT([.A248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49])&gt;0;[$preferred_name.A249];&#10;LEN([$preferred_name.B249])&gt;0;[$preferred_name.B249]&#10;)" office:value-type="string" office:string-value="rdw_geconstateerde_gebreken_met_beschrijving_gebrek_paragraaf_nummer_X_X" calcext:value-type="string">
            <text:p>rdw_geconstateerde_gebreken_met_beschrijving_gebrek_paragraaf_nummer_X_X</text:p>
          </table:table-cell>
          <table:table-cell table:formula="of:=IFERROR(FIND(&quot;_&quot;;[.$A249];1);LEN([.$A249]))" office:value-type="float" office:value="4" calcext:value-type="float">
            <text:p>4</text:p>
          </table:table-cell>
          <table:table-cell table:formula="of:=IFERROR(FIND(&quot;_&quot;;[.$A249];1+[.B249]);LEN([.$A249]))" office:value-type="float" office:value="19" calcext:value-type="float">
            <text:p>19</text:p>
          </table:table-cell>
          <table:table-cell table:formula="of:=IFERROR(FIND(&quot;_&quot;;[.$A249];1+[.C249]);LEN([.$A249]))" office:value-type="float" office:value="28" calcext:value-type="float">
            <text:p>28</text:p>
          </table:table-cell>
          <table:table-cell table:formula="of:=IFERROR(FIND(&quot;_&quot;;[.$A249];1+[.D249]);LEN([.$A249]))" office:value-type="float" office:value="32" calcext:value-type="float">
            <text:p>32</text:p>
          </table:table-cell>
          <table:table-cell table:formula="of:=IFERROR(FIND(&quot;_&quot;;[.$A249];1+[.E249]);LEN([.$A249]))" office:value-type="float" office:value="45" calcext:value-type="float">
            <text:p>45</text:p>
          </table:table-cell>
          <table:table-cell table:formula="of:=[.F249]" office:value-type="float" office:value="45" calcext:value-type="float">
            <text:p>45</text:p>
          </table:table-cell>
          <table:table-cell table:formula="of:=LEFT([.A249];[.G249])" office:value-type="string" office:string-value="rdw_geconstateerde_gebreken_met_beschrijving_" calcext:value-type="string">
            <text:p>rdw_geconstateerde_gebreken_met_beschrijving_</text:p>
          </table:table-cell>
          <table:table-cell table:formula="of:=VLOOKUP([.H249];[$source.$C$2:$source.$F$48];4;0)" office:value-type="float" office:value="220" calcext:value-type="float">
            <text:p>220</text:p>
          </table:table-cell>
          <table:table-cell table:style-name="ce7" table:formula="of:=IF(RIGHT([.A249];6)=&quot;_X_X_X&quot;;3;IF(RIGHT([.A249];4)=&quot;_X_X&quot;;2;IF(RIGHT([.A24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50])&gt;0;[$preferred_name.A250];&#10;LEN([$preferred_name.B250])&gt;0;[$preferred_name.B250]&#10;)" office:value-type="string" office:string-value="rdw_conformity_codes_eu_type_goedkeuringssleutel" calcext:value-type="string">
            <text:p>rdw_conformity_codes_eu_type_goedkeuringssleutel</text:p>
          </table:table-cell>
          <table:table-cell table:formula="of:=IFERROR(FIND(&quot;_&quot;;[.$A250];1);LEN([.$A250]))" office:value-type="float" office:value="4" calcext:value-type="float">
            <text:p>4</text:p>
          </table:table-cell>
          <table:table-cell table:formula="of:=IFERROR(FIND(&quot;_&quot;;[.$A250];1+[.B250]);LEN([.$A250]))" office:value-type="float" office:value="15" calcext:value-type="float">
            <text:p>15</text:p>
          </table:table-cell>
          <table:table-cell table:formula="of:=IFERROR(FIND(&quot;_&quot;;[.$A250];1+[.C250]);LEN([.$A250]))" office:value-type="float" office:value="21" calcext:value-type="float">
            <text:p>21</text:p>
          </table:table-cell>
          <table:table-cell table:formula="of:=IFERROR(FIND(&quot;_&quot;;[.$A250];1+[.D250]);LEN([.$A250]))" office:value-type="float" office:value="24" calcext:value-type="float">
            <text:p>24</text:p>
          </table:table-cell>
          <table:table-cell table:formula="of:=IFERROR(FIND(&quot;_&quot;;[.$A250];1+[.E250]);LEN([.$A250]))" office:value-type="float" office:value="29" calcext:value-type="float">
            <text:p>29</text:p>
          </table:table-cell>
          <table:table-cell table:formula="of:=[.D250]" office:value-type="float" office:value="21" calcext:value-type="float">
            <text:p>21</text:p>
          </table:table-cell>
          <table:table-cell table:formula="of:=LEFT([.A250];[.G250])" office:value-type="string" office:string-value="rdw_conformity_codes_" calcext:value-type="string">
            <text:p>rdw_conformity_codes_</text:p>
          </table:table-cell>
          <table:table-cell table:formula="of:=VLOOKUP([.H250];[$source.$C$2:$source.$F$48];4;0)" office:value-type="float" office:value="300" calcext:value-type="float">
            <text:p>300</text:p>
          </table:table-cell>
          <table:table-cell table:style-name="ce7" table:formula="of:=IF(RIGHT([.A250];6)=&quot;_X_X_X&quot;;3;IF(RIGHT([.A250];4)=&quot;_X_X&quot;;2;IF(RIGHT([.A2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1])&gt;0;[$preferred_name.A251];&#10;LEN([$preferred_name.B251])&gt;0;[$preferred_name.B251]&#10;)" office:value-type="string" office:string-value="rdw_conformity_codes_eeg_variantcode" calcext:value-type="string">
            <text:p>rdw_conformity_codes_eeg_variantcode</text:p>
          </table:table-cell>
          <table:table-cell table:formula="of:=IFERROR(FIND(&quot;_&quot;;[.$A251];1);LEN([.$A251]))" office:value-type="float" office:value="4" calcext:value-type="float">
            <text:p>4</text:p>
          </table:table-cell>
          <table:table-cell table:formula="of:=IFERROR(FIND(&quot;_&quot;;[.$A251];1+[.B251]);LEN([.$A251]))" office:value-type="float" office:value="15" calcext:value-type="float">
            <text:p>15</text:p>
          </table:table-cell>
          <table:table-cell table:formula="of:=IFERROR(FIND(&quot;_&quot;;[.$A251];1+[.C251]);LEN([.$A251]))" office:value-type="float" office:value="21" calcext:value-type="float">
            <text:p>21</text:p>
          </table:table-cell>
          <table:table-cell table:formula="of:=IFERROR(FIND(&quot;_&quot;;[.$A251];1+[.D251]);LEN([.$A251]))" office:value-type="float" office:value="25" calcext:value-type="float">
            <text:p>25</text:p>
          </table:table-cell>
          <table:table-cell table:formula="of:=IFERROR(FIND(&quot;_&quot;;[.$A251];1+[.E251]);LEN([.$A251]))" office:value-type="float" office:value="36" calcext:value-type="float">
            <text:p>36</text:p>
          </table:table-cell>
          <table:table-cell table:formula="of:=[.D251]" office:value-type="float" office:value="21" calcext:value-type="float">
            <text:p>21</text:p>
          </table:table-cell>
          <table:table-cell table:formula="of:=LEFT([.A251];[.G251])" office:value-type="string" office:string-value="rdw_conformity_codes_" calcext:value-type="string">
            <text:p>rdw_conformity_codes_</text:p>
          </table:table-cell>
          <table:table-cell table:formula="of:=VLOOKUP([.H251];[$source.$C$2:$source.$F$48];4;0)" office:value-type="float" office:value="300" calcext:value-type="float">
            <text:p>300</text:p>
          </table:table-cell>
          <table:table-cell table:style-name="ce7" table:formula="of:=IF(RIGHT([.A251];6)=&quot;_X_X_X&quot;;3;IF(RIGHT([.A251];4)=&quot;_X_X&quot;;2;IF(RIGHT([.A2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2])&gt;0;[$preferred_name.A252];&#10;LEN([$preferred_name.B252])&gt;0;[$preferred_name.B252]&#10;)" office:value-type="string" office:string-value="rdw_conformity_codes_eeg_uitvoeringscode" calcext:value-type="string">
            <text:p>rdw_conformity_codes_eeg_uitvoeringscode</text:p>
          </table:table-cell>
          <table:table-cell table:formula="of:=IFERROR(FIND(&quot;_&quot;;[.$A252];1);LEN([.$A252]))" office:value-type="float" office:value="4" calcext:value-type="float">
            <text:p>4</text:p>
          </table:table-cell>
          <table:table-cell table:formula="of:=IFERROR(FIND(&quot;_&quot;;[.$A252];1+[.B252]);LEN([.$A252]))" office:value-type="float" office:value="15" calcext:value-type="float">
            <text:p>15</text:p>
          </table:table-cell>
          <table:table-cell table:formula="of:=IFERROR(FIND(&quot;_&quot;;[.$A252];1+[.C252]);LEN([.$A252]))" office:value-type="float" office:value="21" calcext:value-type="float">
            <text:p>21</text:p>
          </table:table-cell>
          <table:table-cell table:formula="of:=IFERROR(FIND(&quot;_&quot;;[.$A252];1+[.D252]);LEN([.$A252]))" office:value-type="float" office:value="25" calcext:value-type="float">
            <text:p>25</text:p>
          </table:table-cell>
          <table:table-cell table:formula="of:=IFERROR(FIND(&quot;_&quot;;[.$A252];1+[.E252]);LEN([.$A252]))" office:value-type="float" office:value="40" calcext:value-type="float">
            <text:p>40</text:p>
          </table:table-cell>
          <table:table-cell table:formula="of:=[.D252]" office:value-type="float" office:value="21" calcext:value-type="float">
            <text:p>21</text:p>
          </table:table-cell>
          <table:table-cell table:formula="of:=LEFT([.A252];[.G252])" office:value-type="string" office:string-value="rdw_conformity_codes_" calcext:value-type="string">
            <text:p>rdw_conformity_codes_</text:p>
          </table:table-cell>
          <table:table-cell table:formula="of:=VLOOKUP([.H252];[$source.$C$2:$source.$F$48];4;0)" office:value-type="float" office:value="300" calcext:value-type="float">
            <text:p>300</text:p>
          </table:table-cell>
          <table:table-cell table:style-name="ce7" table:formula="of:=IF(RIGHT([.A252];6)=&quot;_X_X_X&quot;;3;IF(RIGHT([.A252];4)=&quot;_X_X&quot;;2;IF(RIGHT([.A25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3])&gt;0;[$preferred_name.A253];&#10;LEN([$preferred_name.B253])&gt;0;[$preferred_name.B253]&#10;)" office:value-type="string" office:string-value="rdw_conformity_codes_uitvoering_wijzigingsnummer" calcext:value-type="string">
            <text:p>rdw_conformity_codes_uitvoering_wijzigingsnummer</text:p>
          </table:table-cell>
          <table:table-cell table:formula="of:=IFERROR(FIND(&quot;_&quot;;[.$A253];1);LEN([.$A253]))" office:value-type="float" office:value="4" calcext:value-type="float">
            <text:p>4</text:p>
          </table:table-cell>
          <table:table-cell table:formula="of:=IFERROR(FIND(&quot;_&quot;;[.$A253];1+[.B253]);LEN([.$A253]))" office:value-type="float" office:value="15" calcext:value-type="float">
            <text:p>15</text:p>
          </table:table-cell>
          <table:table-cell table:formula="of:=IFERROR(FIND(&quot;_&quot;;[.$A253];1+[.C253]);LEN([.$A253]))" office:value-type="float" office:value="21" calcext:value-type="float">
            <text:p>21</text:p>
          </table:table-cell>
          <table:table-cell table:formula="of:=IFERROR(FIND(&quot;_&quot;;[.$A253];1+[.D253]);LEN([.$A253]))" office:value-type="float" office:value="32" calcext:value-type="float">
            <text:p>32</text:p>
          </table:table-cell>
          <table:table-cell table:formula="of:=IFERROR(FIND(&quot;_&quot;;[.$A253];1+[.E253]);LEN([.$A253]))" office:value-type="float" office:value="48" calcext:value-type="float">
            <text:p>48</text:p>
          </table:table-cell>
          <table:table-cell table:formula="of:=[.D253]" office:value-type="float" office:value="21" calcext:value-type="float">
            <text:p>21</text:p>
          </table:table-cell>
          <table:table-cell table:formula="of:=LEFT([.A253];[.G253])" office:value-type="string" office:string-value="rdw_conformity_codes_" calcext:value-type="string">
            <text:p>rdw_conformity_codes_</text:p>
          </table:table-cell>
          <table:table-cell table:formula="of:=VLOOKUP([.H253];[$source.$C$2:$source.$F$48];4;0)" office:value-type="float" office:value="300" calcext:value-type="float">
            <text:p>300</text:p>
          </table:table-cell>
          <table:table-cell table:style-name="ce7" table:formula="of:=IF(RIGHT([.A253];6)=&quot;_X_X_X&quot;;3;IF(RIGHT([.A253];4)=&quot;_X_X&quot;;2;IF(RIGHT([.A2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54])&gt;0;[$preferred_name.A254];&#10;LEN([$preferred_name.B254])&gt;0;[$preferred_name.B254]&#10;)" office:value-type="string" office:string-value="rdw_conformity_codes_typegoedkeuringsnummer" calcext:value-type="string">
            <text:p>rdw_conformity_codes_typegoedkeuringsnummer</text:p>
          </table:table-cell>
          <table:table-cell table:formula="of:=IFERROR(FIND(&quot;_&quot;;[.$A254];1);LEN([.$A254]))" office:value-type="float" office:value="4" calcext:value-type="float">
            <text:p>4</text:p>
          </table:table-cell>
          <table:table-cell table:formula="of:=IFERROR(FIND(&quot;_&quot;;[.$A254];1+[.B254]);LEN([.$A254]))" office:value-type="float" office:value="15" calcext:value-type="float">
            <text:p>15</text:p>
          </table:table-cell>
          <table:table-cell table:formula="of:=IFERROR(FIND(&quot;_&quot;;[.$A254];1+[.C254]);LEN([.$A254]))" office:value-type="float" office:value="21" calcext:value-type="float">
            <text:p>21</text:p>
          </table:table-cell>
          <table:table-cell table:formula="of:=IFERROR(FIND(&quot;_&quot;;[.$A254];1+[.D254]);LEN([.$A254]))" office:value-type="float" office:value="43" calcext:value-type="float">
            <text:p>43</text:p>
          </table:table-cell>
          <table:table-cell table:formula="of:=IFERROR(FIND(&quot;_&quot;;[.$A254];1+[.E254]);LEN([.$A254]))" office:value-type="float" office:value="43" calcext:value-type="float">
            <text:p>43</text:p>
          </table:table-cell>
          <table:table-cell table:formula="of:=[.D254]" office:value-type="float" office:value="21" calcext:value-type="float">
            <text:p>21</text:p>
          </table:table-cell>
          <table:table-cell table:formula="of:=LEFT([.A254];[.G254])" office:value-type="string" office:string-value="rdw_conformity_codes_" calcext:value-type="string">
            <text:p>rdw_conformity_codes_</text:p>
          </table:table-cell>
          <table:table-cell table:formula="of:=VLOOKUP([.H254];[$source.$C$2:$source.$F$48];4;0)" office:value-type="float" office:value="300" calcext:value-type="float">
            <text:p>300</text:p>
          </table:table-cell>
          <table:table-cell table:style-name="ce7" table:formula="of:=IF(RIGHT([.A254];6)=&quot;_X_X_X&quot;;3;IF(RIGHT([.A254];4)=&quot;_X_X&quot;;2;IF(RIGHT([.A25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5])&gt;0;[$preferred_name.A255];&#10;LEN([$preferred_name.B255])&gt;0;[$preferred_name.B255]&#10;)" office:value-type="string" office:string-value="rdw_eeg_voertuigtypegoedkeuring_eu_type_goedkeuringssleutel" calcext:value-type="string">
            <text:p>rdw_eeg_voertuigtypegoedkeuring_eu_type_goedkeuringssleutel</text:p>
          </table:table-cell>
          <table:table-cell table:formula="of:=IFERROR(FIND(&quot;_&quot;;[.$A255];1);LEN([.$A255]))" office:value-type="float" office:value="4" calcext:value-type="float">
            <text:p>4</text:p>
          </table:table-cell>
          <table:table-cell table:formula="of:=IFERROR(FIND(&quot;_&quot;;[.$A255];1+[.B255]);LEN([.$A255]))" office:value-type="float" office:value="8" calcext:value-type="float">
            <text:p>8</text:p>
          </table:table-cell>
          <table:table-cell table:formula="of:=IFERROR(FIND(&quot;_&quot;;[.$A255];1+[.C255]);LEN([.$A255]))" office:value-type="float" office:value="32" calcext:value-type="float">
            <text:p>32</text:p>
          </table:table-cell>
          <table:table-cell table:formula="of:=IFERROR(FIND(&quot;_&quot;;[.$A255];1+[.D255]);LEN([.$A255]))" office:value-type="float" office:value="35" calcext:value-type="float">
            <text:p>35</text:p>
          </table:table-cell>
          <table:table-cell table:formula="of:=IFERROR(FIND(&quot;_&quot;;[.$A255];1+[.E255]);LEN([.$A255]))" office:value-type="float" office:value="40" calcext:value-type="float">
            <text:p>40</text:p>
          </table:table-cell>
          <table:table-cell table:formula="of:=[.D255]" office:value-type="float" office:value="32" calcext:value-type="float">
            <text:p>32</text:p>
          </table:table-cell>
          <table:table-cell table:formula="of:=LEFT([.A255];[.G255])" office:value-type="string" office:string-value="rdw_eeg_voertuigtypegoedkeuring_" calcext:value-type="string">
            <text:p>rdw_eeg_voertuigtypegoedkeuring_</text:p>
          </table:table-cell>
          <table:table-cell table:formula="of:=VLOOKUP([.H255];[$source.$C$2:$source.$F$48];4;0)" office:value-type="float" office:value="301" calcext:value-type="float">
            <text:p>301</text:p>
          </table:table-cell>
          <table:table-cell table:style-name="ce7" table:formula="of:=IF(RIGHT([.A255];6)=&quot;_X_X_X&quot;;3;IF(RIGHT([.A255];4)=&quot;_X_X&quot;;2;IF(RIGHT([.A25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6])&gt;0;[$preferred_name.A256];&#10;LEN([$preferred_name.B256])&gt;0;[$preferred_name.B256]&#10;)" office:value-type="string" office:string-value="rdw_eeg_voertuigtypegoedkeuring_landcode_eeg_typegoedkeuring" calcext:value-type="string">
            <text:p>rdw_eeg_voertuigtypegoedkeuring_landcode_eeg_typegoedkeuring</text:p>
          </table:table-cell>
          <table:table-cell table:formula="of:=IFERROR(FIND(&quot;_&quot;;[.$A256];1);LEN([.$A256]))" office:value-type="float" office:value="4" calcext:value-type="float">
            <text:p>4</text:p>
          </table:table-cell>
          <table:table-cell table:formula="of:=IFERROR(FIND(&quot;_&quot;;[.$A256];1+[.B256]);LEN([.$A256]))" office:value-type="float" office:value="8" calcext:value-type="float">
            <text:p>8</text:p>
          </table:table-cell>
          <table:table-cell table:formula="of:=IFERROR(FIND(&quot;_&quot;;[.$A256];1+[.C256]);LEN([.$A256]))" office:value-type="float" office:value="32" calcext:value-type="float">
            <text:p>32</text:p>
          </table:table-cell>
          <table:table-cell table:formula="of:=IFERROR(FIND(&quot;_&quot;;[.$A256];1+[.D256]);LEN([.$A256]))" office:value-type="float" office:value="41" calcext:value-type="float">
            <text:p>41</text:p>
          </table:table-cell>
          <table:table-cell table:formula="of:=IFERROR(FIND(&quot;_&quot;;[.$A256];1+[.E256]);LEN([.$A256]))" office:value-type="float" office:value="45" calcext:value-type="float">
            <text:p>45</text:p>
          </table:table-cell>
          <table:table-cell table:formula="of:=[.D256]" office:value-type="float" office:value="32" calcext:value-type="float">
            <text:p>32</text:p>
          </table:table-cell>
          <table:table-cell table:formula="of:=LEFT([.A256];[.G256])" office:value-type="string" office:string-value="rdw_eeg_voertuigtypegoedkeuring_" calcext:value-type="string">
            <text:p>rdw_eeg_voertuigtypegoedkeuring_</text:p>
          </table:table-cell>
          <table:table-cell table:formula="of:=VLOOKUP([.H256];[$source.$C$2:$source.$F$48];4;0)" office:value-type="float" office:value="301" calcext:value-type="float">
            <text:p>301</text:p>
          </table:table-cell>
          <table:table-cell table:style-name="ce7" table:formula="of:=IF(RIGHT([.A256];6)=&quot;_X_X_X&quot;;3;IF(RIGHT([.A256];4)=&quot;_X_X&quot;;2;IF(RIGHT([.A25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7])&gt;0;[$preferred_name.A257];&#10;LEN([$preferred_name.B257])&gt;0;[$preferred_name.B257]&#10;)" office:value-type="string" office:string-value="rdw_eeg_voertuigtypegoedkeuring_richtlijn_nr_laatste_wijziging" calcext:value-type="string">
            <text:p>rdw_eeg_voertuigtypegoedkeuring_richtlijn_nr_laatste_wijziging</text:p>
          </table:table-cell>
          <table:table-cell table:formula="of:=IFERROR(FIND(&quot;_&quot;;[.$A257];1);LEN([.$A257]))" office:value-type="float" office:value="4" calcext:value-type="float">
            <text:p>4</text:p>
          </table:table-cell>
          <table:table-cell table:formula="of:=IFERROR(FIND(&quot;_&quot;;[.$A257];1+[.B257]);LEN([.$A257]))" office:value-type="float" office:value="8" calcext:value-type="float">
            <text:p>8</text:p>
          </table:table-cell>
          <table:table-cell table:formula="of:=IFERROR(FIND(&quot;_&quot;;[.$A257];1+[.C257]);LEN([.$A257]))" office:value-type="float" office:value="32" calcext:value-type="float">
            <text:p>32</text:p>
          </table:table-cell>
          <table:table-cell table:formula="of:=IFERROR(FIND(&quot;_&quot;;[.$A257];1+[.D257]);LEN([.$A257]))" office:value-type="float" office:value="42" calcext:value-type="float">
            <text:p>42</text:p>
          </table:table-cell>
          <table:table-cell table:formula="of:=IFERROR(FIND(&quot;_&quot;;[.$A257];1+[.E257]);LEN([.$A257]))" office:value-type="float" office:value="45" calcext:value-type="float">
            <text:p>45</text:p>
          </table:table-cell>
          <table:table-cell table:formula="of:=[.D257]" office:value-type="float" office:value="32" calcext:value-type="float">
            <text:p>32</text:p>
          </table:table-cell>
          <table:table-cell table:formula="of:=LEFT([.A257];[.G257])" office:value-type="string" office:string-value="rdw_eeg_voertuigtypegoedkeuring_" calcext:value-type="string">
            <text:p>rdw_eeg_voertuigtypegoedkeuring_</text:p>
          </table:table-cell>
          <table:table-cell table:formula="of:=VLOOKUP([.H257];[$source.$C$2:$source.$F$48];4;0)" office:value-type="float" office:value="301" calcext:value-type="float">
            <text:p>301</text:p>
          </table:table-cell>
          <table:table-cell table:style-name="ce7" table:formula="of:=IF(RIGHT([.A257];6)=&quot;_X_X_X&quot;;3;IF(RIGHT([.A257];4)=&quot;_X_X&quot;;2;IF(RIGHT([.A2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58])&gt;0;[$preferred_name.A258];&#10;LEN([$preferred_name.B258])&gt;0;[$preferred_name.B258]&#10;)" office:value-type="string" office:string-value="rdw_eeg_voertuigtypegoedkeuring_eeg_basis_goedkeuringsnummer" calcext:value-type="string">
            <text:p>rdw_eeg_voertuigtypegoedkeuring_eeg_basis_goedkeuringsnummer</text:p>
          </table:table-cell>
          <table:table-cell table:formula="of:=IFERROR(FIND(&quot;_&quot;;[.$A258];1);LEN([.$A258]))" office:value-type="float" office:value="4" calcext:value-type="float">
            <text:p>4</text:p>
          </table:table-cell>
          <table:table-cell table:formula="of:=IFERROR(FIND(&quot;_&quot;;[.$A258];1+[.B258]);LEN([.$A258]))" office:value-type="float" office:value="8" calcext:value-type="float">
            <text:p>8</text:p>
          </table:table-cell>
          <table:table-cell table:formula="of:=IFERROR(FIND(&quot;_&quot;;[.$A258];1+[.C258]);LEN([.$A258]))" office:value-type="float" office:value="32" calcext:value-type="float">
            <text:p>32</text:p>
          </table:table-cell>
          <table:table-cell table:formula="of:=IFERROR(FIND(&quot;_&quot;;[.$A258];1+[.D258]);LEN([.$A258]))" office:value-type="float" office:value="36" calcext:value-type="float">
            <text:p>36</text:p>
          </table:table-cell>
          <table:table-cell table:formula="of:=IFERROR(FIND(&quot;_&quot;;[.$A258];1+[.E258]);LEN([.$A258]))" office:value-type="float" office:value="42" calcext:value-type="float">
            <text:p>42</text:p>
          </table:table-cell>
          <table:table-cell table:formula="of:=[.D258]" office:value-type="float" office:value="32" calcext:value-type="float">
            <text:p>32</text:p>
          </table:table-cell>
          <table:table-cell table:formula="of:=LEFT([.A258];[.G258])" office:value-type="string" office:string-value="rdw_eeg_voertuigtypegoedkeuring_" calcext:value-type="string">
            <text:p>rdw_eeg_voertuigtypegoedkeuring_</text:p>
          </table:table-cell>
          <table:table-cell table:formula="of:=VLOOKUP([.H258];[$source.$C$2:$source.$F$48];4;0)" office:value-type="float" office:value="301" calcext:value-type="float">
            <text:p>301</text:p>
          </table:table-cell>
          <table:table-cell table:style-name="ce7" table:formula="of:=IF(RIGHT([.A258];6)=&quot;_X_X_X&quot;;3;IF(RIGHT([.A258];4)=&quot;_X_X&quot;;2;IF(RIGHT([.A25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59])&gt;0;[$preferred_name.A259];&#10;LEN([$preferred_name.B259])&gt;0;[$preferred_name.B259]&#10;)" office:value-type="string" office:string-value="rdw_eeg_voertuigtypegoedkeuring_eeg_uitbreiding_goedkeuringsnummer" calcext:value-type="string">
            <text:p>rdw_eeg_voertuigtypegoedkeuring_eeg_uitbreiding_goedkeuringsnummer</text:p>
          </table:table-cell>
          <table:table-cell table:formula="of:=IFERROR(FIND(&quot;_&quot;;[.$A259];1);LEN([.$A259]))" office:value-type="float" office:value="4" calcext:value-type="float">
            <text:p>4</text:p>
          </table:table-cell>
          <table:table-cell table:formula="of:=IFERROR(FIND(&quot;_&quot;;[.$A259];1+[.B259]);LEN([.$A259]))" office:value-type="float" office:value="8" calcext:value-type="float">
            <text:p>8</text:p>
          </table:table-cell>
          <table:table-cell table:formula="of:=IFERROR(FIND(&quot;_&quot;;[.$A259];1+[.C259]);LEN([.$A259]))" office:value-type="float" office:value="32" calcext:value-type="float">
            <text:p>32</text:p>
          </table:table-cell>
          <table:table-cell table:formula="of:=IFERROR(FIND(&quot;_&quot;;[.$A259];1+[.D259]);LEN([.$A259]))" office:value-type="float" office:value="36" calcext:value-type="float">
            <text:p>36</text:p>
          </table:table-cell>
          <table:table-cell table:formula="of:=IFERROR(FIND(&quot;_&quot;;[.$A259];1+[.E259]);LEN([.$A259]))" office:value-type="float" office:value="48" calcext:value-type="float">
            <text:p>48</text:p>
          </table:table-cell>
          <table:table-cell table:formula="of:=[.D259]" office:value-type="float" office:value="32" calcext:value-type="float">
            <text:p>32</text:p>
          </table:table-cell>
          <table:table-cell table:formula="of:=LEFT([.A259];[.G259])" office:value-type="string" office:string-value="rdw_eeg_voertuigtypegoedkeuring_" calcext:value-type="string">
            <text:p>rdw_eeg_voertuigtypegoedkeuring_</text:p>
          </table:table-cell>
          <table:table-cell table:formula="of:=VLOOKUP([.H259];[$source.$C$2:$source.$F$48];4;0)" office:value-type="float" office:value="301" calcext:value-type="float">
            <text:p>301</text:p>
          </table:table-cell>
          <table:table-cell table:style-name="ce7" table:formula="of:=IF(RIGHT([.A259];6)=&quot;_X_X_X&quot;;3;IF(RIGHT([.A259];4)=&quot;_X_X&quot;;2;IF(RIGHT([.A25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260])&gt;0;[$preferred_name.A260];&#10;LEN([$preferred_name.B260])&gt;0;[$preferred_name.B260]&#10;)" office:value-type="string" office:string-value="rdw_eeg_voertuigtypegoedkeuring_eeg_typegoedkeuringsdatum" calcext:value-type="string">
            <text:p>rdw_eeg_voertuigtypegoedkeuring_eeg_typegoedkeuringsdatum</text:p>
          </table:table-cell>
          <table:table-cell table:formula="of:=IFERROR(FIND(&quot;_&quot;;[.$A260];1);LEN([.$A260]))" office:value-type="float" office:value="4" calcext:value-type="float">
            <text:p>4</text:p>
          </table:table-cell>
          <table:table-cell table:formula="of:=IFERROR(FIND(&quot;_&quot;;[.$A260];1+[.B260]);LEN([.$A260]))" office:value-type="float" office:value="8" calcext:value-type="float">
            <text:p>8</text:p>
          </table:table-cell>
          <table:table-cell table:formula="of:=IFERROR(FIND(&quot;_&quot;;[.$A260];1+[.C260]);LEN([.$A260]))" office:value-type="float" office:value="32" calcext:value-type="float">
            <text:p>32</text:p>
          </table:table-cell>
          <table:table-cell table:formula="of:=IFERROR(FIND(&quot;_&quot;;[.$A260];1+[.D260]);LEN([.$A260]))" office:value-type="float" office:value="36" calcext:value-type="float">
            <text:p>36</text:p>
          </table:table-cell>
          <table:table-cell table:formula="of:=IFERROR(FIND(&quot;_&quot;;[.$A260];1+[.E260]);LEN([.$A260]))" office:value-type="float" office:value="57" calcext:value-type="float">
            <text:p>57</text:p>
          </table:table-cell>
          <table:table-cell table:formula="of:=[.D260]" office:value-type="float" office:value="32" calcext:value-type="float">
            <text:p>32</text:p>
          </table:table-cell>
          <table:table-cell table:formula="of:=LEFT([.A260];[.G260])" office:value-type="string" office:string-value="rdw_eeg_voertuigtypegoedkeuring_" calcext:value-type="string">
            <text:p>rdw_eeg_voertuigtypegoedkeuring_</text:p>
          </table:table-cell>
          <table:table-cell table:formula="of:=VLOOKUP([.H260];[$source.$C$2:$source.$F$48];4;0)" office:value-type="float" office:value="301" calcext:value-type="float">
            <text:p>301</text:p>
          </table:table-cell>
          <table:table-cell table:style-name="ce7" table:formula="of:=IF(RIGHT([.A260];6)=&quot;_X_X_X&quot;;3;IF(RIGHT([.A260];4)=&quot;_X_X&quot;;2;IF(RIGHT([.A26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61])&gt;0;[$preferred_name.A261];&#10;LEN([$preferred_name.B261])&gt;0;[$preferred_name.B261]&#10;)" office:value-type="string" office:string-value="rdw_eeg_voertuigtypegoedkeuring_europese_typegoedkeurings_registratie_datum" calcext:value-type="string">
            <text:p>rdw_eeg_voertuigtypegoedkeuring_europese_typegoedkeurings_registratie_datum</text:p>
          </table:table-cell>
          <table:table-cell table:formula="of:=IFERROR(FIND(&quot;_&quot;;[.$A261];1);LEN([.$A261]))" office:value-type="float" office:value="4" calcext:value-type="float">
            <text:p>4</text:p>
          </table:table-cell>
          <table:table-cell table:formula="of:=IFERROR(FIND(&quot;_&quot;;[.$A261];1+[.B261]);LEN([.$A261]))" office:value-type="float" office:value="8" calcext:value-type="float">
            <text:p>8</text:p>
          </table:table-cell>
          <table:table-cell table:formula="of:=IFERROR(FIND(&quot;_&quot;;[.$A261];1+[.C261]);LEN([.$A261]))" office:value-type="float" office:value="32" calcext:value-type="float">
            <text:p>32</text:p>
          </table:table-cell>
          <table:table-cell table:formula="of:=IFERROR(FIND(&quot;_&quot;;[.$A261];1+[.D261]);LEN([.$A261]))" office:value-type="float" office:value="41" calcext:value-type="float">
            <text:p>41</text:p>
          </table:table-cell>
          <table:table-cell table:formula="of:=IFERROR(FIND(&quot;_&quot;;[.$A261];1+[.E261]);LEN([.$A261]))" office:value-type="float" office:value="58" calcext:value-type="float">
            <text:p>58</text:p>
          </table:table-cell>
          <table:table-cell table:formula="of:=[.D261]" office:value-type="float" office:value="32" calcext:value-type="float">
            <text:p>32</text:p>
          </table:table-cell>
          <table:table-cell table:formula="of:=LEFT([.A261];[.G261])" office:value-type="string" office:string-value="rdw_eeg_voertuigtypegoedkeuring_" calcext:value-type="string">
            <text:p>rdw_eeg_voertuigtypegoedkeuring_</text:p>
          </table:table-cell>
          <table:table-cell table:formula="of:=VLOOKUP([.H261];[$source.$C$2:$source.$F$48];4;0)" office:value-type="float" office:value="301" calcext:value-type="float">
            <text:p>301</text:p>
          </table:table-cell>
          <table:table-cell table:style-name="ce7" table:formula="of:=IF(RIGHT([.A261];6)=&quot;_X_X_X&quot;;3;IF(RIGHT([.A261];4)=&quot;_X_X&quot;;2;IF(RIGHT([.A26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62])&gt;0;[$preferred_name.A262];&#10;LEN([$preferred_name.B262])&gt;0;[$preferred_name.B262]&#10;)" office:value-type="string" office:string-value="rdw_eeg_voertuigtypegoedkeuring_eeg_ece_voertuig_categorie_bij_type" calcext:value-type="string">
            <text:p>rdw_eeg_voertuigtypegoedkeuring_eeg_ece_voertuig_categorie_bij_type</text:p>
          </table:table-cell>
          <table:table-cell table:formula="of:=IFERROR(FIND(&quot;_&quot;;[.$A262];1);LEN([.$A262]))" office:value-type="float" office:value="4" calcext:value-type="float">
            <text:p>4</text:p>
          </table:table-cell>
          <table:table-cell table:formula="of:=IFERROR(FIND(&quot;_&quot;;[.$A262];1+[.B262]);LEN([.$A262]))" office:value-type="float" office:value="8" calcext:value-type="float">
            <text:p>8</text:p>
          </table:table-cell>
          <table:table-cell table:formula="of:=IFERROR(FIND(&quot;_&quot;;[.$A262];1+[.C262]);LEN([.$A262]))" office:value-type="float" office:value="32" calcext:value-type="float">
            <text:p>32</text:p>
          </table:table-cell>
          <table:table-cell table:formula="of:=IFERROR(FIND(&quot;_&quot;;[.$A262];1+[.D262]);LEN([.$A262]))" office:value-type="float" office:value="36" calcext:value-type="float">
            <text:p>36</text:p>
          </table:table-cell>
          <table:table-cell table:formula="of:=IFERROR(FIND(&quot;_&quot;;[.$A262];1+[.E262]);LEN([.$A262]))" office:value-type="float" office:value="40" calcext:value-type="float">
            <text:p>40</text:p>
          </table:table-cell>
          <table:table-cell table:formula="of:=[.D262]" office:value-type="float" office:value="32" calcext:value-type="float">
            <text:p>32</text:p>
          </table:table-cell>
          <table:table-cell table:formula="of:=LEFT([.A262];[.G262])" office:value-type="string" office:string-value="rdw_eeg_voertuigtypegoedkeuring_" calcext:value-type="string">
            <text:p>rdw_eeg_voertuigtypegoedkeuring_</text:p>
          </table:table-cell>
          <table:table-cell table:formula="of:=VLOOKUP([.H262];[$source.$C$2:$source.$F$48];4;0)" office:value-type="float" office:value="301" calcext:value-type="float">
            <text:p>301</text:p>
          </table:table-cell>
          <table:table-cell table:style-name="ce7" table:formula="of:=IF(RIGHT([.A262];6)=&quot;_X_X_X&quot;;3;IF(RIGHT([.A262];4)=&quot;_X_X&quot;;2;IF(RIGHT([.A2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3])&gt;0;[$preferred_name.A263];&#10;LEN([$preferred_name.B263])&gt;0;[$preferred_name.B263]&#10;)" office:value-type="string" office:string-value="rdw_eeg_voertuigtypegoedkeuring_fabrikant" calcext:value-type="string">
            <text:p>rdw_eeg_voertuigtypegoedkeuring_fabrikant</text:p>
          </table:table-cell>
          <table:table-cell table:formula="of:=IFERROR(FIND(&quot;_&quot;;[.$A263];1);LEN([.$A263]))" office:value-type="float" office:value="4" calcext:value-type="float">
            <text:p>4</text:p>
          </table:table-cell>
          <table:table-cell table:formula="of:=IFERROR(FIND(&quot;_&quot;;[.$A263];1+[.B263]);LEN([.$A263]))" office:value-type="float" office:value="8" calcext:value-type="float">
            <text:p>8</text:p>
          </table:table-cell>
          <table:table-cell table:formula="of:=IFERROR(FIND(&quot;_&quot;;[.$A263];1+[.C263]);LEN([.$A263]))" office:value-type="float" office:value="32" calcext:value-type="float">
            <text:p>32</text:p>
          </table:table-cell>
          <table:table-cell table:formula="of:=IFERROR(FIND(&quot;_&quot;;[.$A263];1+[.D263]);LEN([.$A263]))" office:value-type="float" office:value="41" calcext:value-type="float">
            <text:p>41</text:p>
          </table:table-cell>
          <table:table-cell table:formula="of:=IFERROR(FIND(&quot;_&quot;;[.$A263];1+[.E263]);LEN([.$A263]))" office:value-type="float" office:value="41" calcext:value-type="float">
            <text:p>41</text:p>
          </table:table-cell>
          <table:table-cell table:formula="of:=[.D263]" office:value-type="float" office:value="32" calcext:value-type="float">
            <text:p>32</text:p>
          </table:table-cell>
          <table:table-cell table:formula="of:=LEFT([.A263];[.G263])" office:value-type="string" office:string-value="rdw_eeg_voertuigtypegoedkeuring_" calcext:value-type="string">
            <text:p>rdw_eeg_voertuigtypegoedkeuring_</text:p>
          </table:table-cell>
          <table:table-cell table:formula="of:=VLOOKUP([.H263];[$source.$C$2:$source.$F$48];4;0)" office:value-type="float" office:value="301" calcext:value-type="float">
            <text:p>301</text:p>
          </table:table-cell>
          <table:table-cell table:style-name="ce7" table:formula="of:=IF(RIGHT([.A263];6)=&quot;_X_X_X&quot;;3;IF(RIGHT([.A263];4)=&quot;_X_X&quot;;2;IF(RIGHT([.A26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4])&gt;0;[$preferred_name.A264];&#10;LEN([$preferred_name.B264])&gt;0;[$preferred_name.B264]&#10;)" office:value-type="string" office:string-value="rdw_eeg_voertuigtypegoedkeuring_europese_typegoedkeuring_status" calcext:value-type="string">
            <text:p>rdw_eeg_voertuigtypegoedkeuring_europese_typegoedkeuring_status</text:p>
          </table:table-cell>
          <table:table-cell table:formula="of:=IFERROR(FIND(&quot;_&quot;;[.$A264];1);LEN([.$A264]))" office:value-type="float" office:value="4" calcext:value-type="float">
            <text:p>4</text:p>
          </table:table-cell>
          <table:table-cell table:formula="of:=IFERROR(FIND(&quot;_&quot;;[.$A264];1+[.B264]);LEN([.$A264]))" office:value-type="float" office:value="8" calcext:value-type="float">
            <text:p>8</text:p>
          </table:table-cell>
          <table:table-cell table:formula="of:=IFERROR(FIND(&quot;_&quot;;[.$A264];1+[.C264]);LEN([.$A264]))" office:value-type="float" office:value="32" calcext:value-type="float">
            <text:p>32</text:p>
          </table:table-cell>
          <table:table-cell table:formula="of:=IFERROR(FIND(&quot;_&quot;;[.$A264];1+[.D264]);LEN([.$A264]))" office:value-type="float" office:value="41" calcext:value-type="float">
            <text:p>41</text:p>
          </table:table-cell>
          <table:table-cell table:formula="of:=IFERROR(FIND(&quot;_&quot;;[.$A264];1+[.E264]);LEN([.$A264]))" office:value-type="float" office:value="57" calcext:value-type="float">
            <text:p>57</text:p>
          </table:table-cell>
          <table:table-cell table:formula="of:=[.D264]" office:value-type="float" office:value="32" calcext:value-type="float">
            <text:p>32</text:p>
          </table:table-cell>
          <table:table-cell table:formula="of:=LEFT([.A264];[.G264])" office:value-type="string" office:string-value="rdw_eeg_voertuigtypegoedkeuring_" calcext:value-type="string">
            <text:p>rdw_eeg_voertuigtypegoedkeuring_</text:p>
          </table:table-cell>
          <table:table-cell table:formula="of:=VLOOKUP([.H264];[$source.$C$2:$source.$F$48];4;0)" office:value-type="float" office:value="301" calcext:value-type="float">
            <text:p>301</text:p>
          </table:table-cell>
          <table:table-cell table:style-name="ce7" table:formula="of:=IF(RIGHT([.A264];6)=&quot;_X_X_X&quot;;3;IF(RIGHT([.A264];4)=&quot;_X_X&quot;;2;IF(RIGHT([.A26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5])&gt;0;[$preferred_name.A265];&#10;LEN([$preferred_name.B265])&gt;0;[$preferred_name.B265]&#10;)" office:value-type="string" office:string-value="rdw_eeg_voertuigtypegoedkeuring_europese_typegoedkeuring_status_datum" calcext:value-type="string">
            <text:p>rdw_eeg_voertuigtypegoedkeuring_europese_typegoedkeuring_status_datum</text:p>
          </table:table-cell>
          <table:table-cell table:formula="of:=IFERROR(FIND(&quot;_&quot;;[.$A265];1);LEN([.$A265]))" office:value-type="float" office:value="4" calcext:value-type="float">
            <text:p>4</text:p>
          </table:table-cell>
          <table:table-cell table:formula="of:=IFERROR(FIND(&quot;_&quot;;[.$A265];1+[.B265]);LEN([.$A265]))" office:value-type="float" office:value="8" calcext:value-type="float">
            <text:p>8</text:p>
          </table:table-cell>
          <table:table-cell table:formula="of:=IFERROR(FIND(&quot;_&quot;;[.$A265];1+[.C265]);LEN([.$A265]))" office:value-type="float" office:value="32" calcext:value-type="float">
            <text:p>32</text:p>
          </table:table-cell>
          <table:table-cell table:formula="of:=IFERROR(FIND(&quot;_&quot;;[.$A265];1+[.D265]);LEN([.$A265]))" office:value-type="float" office:value="41" calcext:value-type="float">
            <text:p>41</text:p>
          </table:table-cell>
          <table:table-cell table:formula="of:=IFERROR(FIND(&quot;_&quot;;[.$A265];1+[.E265]);LEN([.$A265]))" office:value-type="float" office:value="57" calcext:value-type="float">
            <text:p>57</text:p>
          </table:table-cell>
          <table:table-cell table:formula="of:=[.D265]" office:value-type="float" office:value="32" calcext:value-type="float">
            <text:p>32</text:p>
          </table:table-cell>
          <table:table-cell table:formula="of:=LEFT([.A265];[.G265])" office:value-type="string" office:string-value="rdw_eeg_voertuigtypegoedkeuring_" calcext:value-type="string">
            <text:p>rdw_eeg_voertuigtypegoedkeuring_</text:p>
          </table:table-cell>
          <table:table-cell table:formula="of:=VLOOKUP([.H265];[$source.$C$2:$source.$F$48];4;0)" office:value-type="float" office:value="301" calcext:value-type="float">
            <text:p>301</text:p>
          </table:table-cell>
          <table:table-cell table:style-name="ce7" table:formula="of:=IF(RIGHT([.A265];6)=&quot;_X_X_X&quot;;3;IF(RIGHT([.A265];4)=&quot;_X_X&quot;;2;IF(RIGHT([.A26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66])&gt;0;[$preferred_name.A266];&#10;LEN([$preferred_name.B266])&gt;0;[$preferred_name.B266]&#10;)" office:value-type="string" office:string-value="rdw_eeg_voertuigtypegoedkeuring_europese_typegoedkeuring_einddatum" calcext:value-type="string">
            <text:p>rdw_eeg_voertuigtypegoedkeuring_europese_typegoedkeuring_einddatum</text:p>
          </table:table-cell>
          <table:table-cell table:formula="of:=IFERROR(FIND(&quot;_&quot;;[.$A266];1);LEN([.$A266]))" office:value-type="float" office:value="4" calcext:value-type="float">
            <text:p>4</text:p>
          </table:table-cell>
          <table:table-cell table:formula="of:=IFERROR(FIND(&quot;_&quot;;[.$A266];1+[.B266]);LEN([.$A266]))" office:value-type="float" office:value="8" calcext:value-type="float">
            <text:p>8</text:p>
          </table:table-cell>
          <table:table-cell table:formula="of:=IFERROR(FIND(&quot;_&quot;;[.$A266];1+[.C266]);LEN([.$A266]))" office:value-type="float" office:value="32" calcext:value-type="float">
            <text:p>32</text:p>
          </table:table-cell>
          <table:table-cell table:formula="of:=IFERROR(FIND(&quot;_&quot;;[.$A266];1+[.D266]);LEN([.$A266]))" office:value-type="float" office:value="41" calcext:value-type="float">
            <text:p>41</text:p>
          </table:table-cell>
          <table:table-cell table:formula="of:=IFERROR(FIND(&quot;_&quot;;[.$A266];1+[.E266]);LEN([.$A266]))" office:value-type="float" office:value="57" calcext:value-type="float">
            <text:p>57</text:p>
          </table:table-cell>
          <table:table-cell table:formula="of:=[.D266]" office:value-type="float" office:value="32" calcext:value-type="float">
            <text:p>32</text:p>
          </table:table-cell>
          <table:table-cell table:formula="of:=LEFT([.A266];[.G266])" office:value-type="string" office:string-value="rdw_eeg_voertuigtypegoedkeuring_" calcext:value-type="string">
            <text:p>rdw_eeg_voertuigtypegoedkeuring_</text:p>
          </table:table-cell>
          <table:table-cell table:formula="of:=VLOOKUP([.H266];[$source.$C$2:$source.$F$48];4;0)" office:value-type="float" office:value="301" calcext:value-type="float">
            <text:p>301</text:p>
          </table:table-cell>
          <table:table-cell table:style-name="ce7" table:formula="of:=IF(RIGHT([.A266];6)=&quot;_X_X_X&quot;;3;IF(RIGHT([.A266];4)=&quot;_X_X&quot;;2;IF(RIGHT([.A26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67])&gt;0;[$preferred_name.A267];&#10;LEN([$preferred_name.B267])&gt;0;[$preferred_name.B267]&#10;)" office:value-type="string" office:string-value="rdw_eeg_voertuigtypegoedkeuring_type_fabrikant" calcext:value-type="string">
            <text:p>rdw_eeg_voertuigtypegoedkeuring_type_fabrikant</text:p>
          </table:table-cell>
          <table:table-cell table:formula="of:=IFERROR(FIND(&quot;_&quot;;[.$A267];1);LEN([.$A267]))" office:value-type="float" office:value="4" calcext:value-type="float">
            <text:p>4</text:p>
          </table:table-cell>
          <table:table-cell table:formula="of:=IFERROR(FIND(&quot;_&quot;;[.$A267];1+[.B267]);LEN([.$A267]))" office:value-type="float" office:value="8" calcext:value-type="float">
            <text:p>8</text:p>
          </table:table-cell>
          <table:table-cell table:formula="of:=IFERROR(FIND(&quot;_&quot;;[.$A267];1+[.C267]);LEN([.$A267]))" office:value-type="float" office:value="32" calcext:value-type="float">
            <text:p>32</text:p>
          </table:table-cell>
          <table:table-cell table:formula="of:=IFERROR(FIND(&quot;_&quot;;[.$A267];1+[.D267]);LEN([.$A267]))" office:value-type="float" office:value="37" calcext:value-type="float">
            <text:p>37</text:p>
          </table:table-cell>
          <table:table-cell table:formula="of:=IFERROR(FIND(&quot;_&quot;;[.$A267];1+[.E267]);LEN([.$A267]))" office:value-type="float" office:value="46" calcext:value-type="float">
            <text:p>46</text:p>
          </table:table-cell>
          <table:table-cell table:formula="of:=[.D267]" office:value-type="float" office:value="32" calcext:value-type="float">
            <text:p>32</text:p>
          </table:table-cell>
          <table:table-cell table:formula="of:=LEFT([.A267];[.G267])" office:value-type="string" office:string-value="rdw_eeg_voertuigtypegoedkeuring_" calcext:value-type="string">
            <text:p>rdw_eeg_voertuigtypegoedkeuring_</text:p>
          </table:table-cell>
          <table:table-cell table:formula="of:=VLOOKUP([.H267];[$source.$C$2:$source.$F$48];4;0)" office:value-type="float" office:value="301" calcext:value-type="float">
            <text:p>301</text:p>
          </table:table-cell>
          <table:table-cell table:style-name="ce7" table:formula="of:=IF(RIGHT([.A267];6)=&quot;_X_X_X&quot;;3;IF(RIGHT([.A267];4)=&quot;_X_X&quot;;2;IF(RIGHT([.A26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8])&gt;0;[$preferred_name.A268];&#10;LEN([$preferred_name.B268])&gt;0;[$preferred_name.B268]&#10;)" office:value-type="string" office:string-value="rdw_eeg_voertuigtypegoedkeuring_typegoedkeuringsnummer" calcext:value-type="string">
            <text:p>rdw_eeg_voertuigtypegoedkeuring_typegoedkeuringsnummer</text:p>
          </table:table-cell>
          <table:table-cell table:formula="of:=IFERROR(FIND(&quot;_&quot;;[.$A268];1);LEN([.$A268]))" office:value-type="float" office:value="4" calcext:value-type="float">
            <text:p>4</text:p>
          </table:table-cell>
          <table:table-cell table:formula="of:=IFERROR(FIND(&quot;_&quot;;[.$A268];1+[.B268]);LEN([.$A268]))" office:value-type="float" office:value="8" calcext:value-type="float">
            <text:p>8</text:p>
          </table:table-cell>
          <table:table-cell table:formula="of:=IFERROR(FIND(&quot;_&quot;;[.$A268];1+[.C268]);LEN([.$A268]))" office:value-type="float" office:value="32" calcext:value-type="float">
            <text:p>32</text:p>
          </table:table-cell>
          <table:table-cell table:formula="of:=IFERROR(FIND(&quot;_&quot;;[.$A268];1+[.D268]);LEN([.$A268]))" office:value-type="float" office:value="54" calcext:value-type="float">
            <text:p>54</text:p>
          </table:table-cell>
          <table:table-cell table:formula="of:=IFERROR(FIND(&quot;_&quot;;[.$A268];1+[.E268]);LEN([.$A268]))" office:value-type="float" office:value="54" calcext:value-type="float">
            <text:p>54</text:p>
          </table:table-cell>
          <table:table-cell table:formula="of:=[.D268]" office:value-type="float" office:value="32" calcext:value-type="float">
            <text:p>32</text:p>
          </table:table-cell>
          <table:table-cell table:formula="of:=LEFT([.A268];[.G268])" office:value-type="string" office:string-value="rdw_eeg_voertuigtypegoedkeuring_" calcext:value-type="string">
            <text:p>rdw_eeg_voertuigtypegoedkeuring_</text:p>
          </table:table-cell>
          <table:table-cell table:formula="of:=VLOOKUP([.H268];[$source.$C$2:$source.$F$48];4;0)" office:value-type="float" office:value="301" calcext:value-type="float">
            <text:p>301</text:p>
          </table:table-cell>
          <table:table-cell table:style-name="ce7" table:formula="of:=IF(RIGHT([.A268];6)=&quot;_X_X_X&quot;;3;IF(RIGHT([.A268];4)=&quot;_X_X&quot;;2;IF(RIGHT([.A26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69])&gt;0;[$preferred_name.A269];&#10;LEN([$preferred_name.B269])&gt;0;[$preferred_name.B269]&#10;)" office:value-type="string" office:string-value="rdw_eeg_voertuigtypegoedkeuring_eeg_typegoedkeuringsdatum_dt" calcext:value-type="string">
            <text:p>rdw_eeg_voertuigtypegoedkeuring_eeg_typegoedkeuringsdatum_dt</text:p>
          </table:table-cell>
          <table:table-cell table:formula="of:=IFERROR(FIND(&quot;_&quot;;[.$A269];1);LEN([.$A269]))" office:value-type="float" office:value="4" calcext:value-type="float">
            <text:p>4</text:p>
          </table:table-cell>
          <table:table-cell table:formula="of:=IFERROR(FIND(&quot;_&quot;;[.$A269];1+[.B269]);LEN([.$A269]))" office:value-type="float" office:value="8" calcext:value-type="float">
            <text:p>8</text:p>
          </table:table-cell>
          <table:table-cell table:formula="of:=IFERROR(FIND(&quot;_&quot;;[.$A269];1+[.C269]);LEN([.$A269]))" office:value-type="float" office:value="32" calcext:value-type="float">
            <text:p>32</text:p>
          </table:table-cell>
          <table:table-cell table:formula="of:=IFERROR(FIND(&quot;_&quot;;[.$A269];1+[.D269]);LEN([.$A269]))" office:value-type="float" office:value="36" calcext:value-type="float">
            <text:p>36</text:p>
          </table:table-cell>
          <table:table-cell table:formula="of:=IFERROR(FIND(&quot;_&quot;;[.$A269];1+[.E269]);LEN([.$A269]))" office:value-type="float" office:value="58" calcext:value-type="float">
            <text:p>58</text:p>
          </table:table-cell>
          <table:table-cell table:formula="of:=[.D269]" office:value-type="float" office:value="32" calcext:value-type="float">
            <text:p>32</text:p>
          </table:table-cell>
          <table:table-cell table:formula="of:=LEFT([.A269];[.G269])" office:value-type="string" office:string-value="rdw_eeg_voertuigtypegoedkeuring_" calcext:value-type="string">
            <text:p>rdw_eeg_voertuigtypegoedkeuring_</text:p>
          </table:table-cell>
          <table:table-cell table:formula="of:=VLOOKUP([.H269];[$source.$C$2:$source.$F$48];4;0)" office:value-type="float" office:value="301" calcext:value-type="float">
            <text:p>301</text:p>
          </table:table-cell>
          <table:table-cell table:style-name="ce7" table:formula="of:=IF(RIGHT([.A269];6)=&quot;_X_X_X&quot;;3;IF(RIGHT([.A269];4)=&quot;_X_X&quot;;2;IF(RIGHT([.A26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70])&gt;0;[$preferred_name.A270];&#10;LEN([$preferred_name.B270])&gt;0;[$preferred_name.B270]&#10;)" office:value-type="string" office:string-value="rdw_eeg_voertuigtypegoedkeuring_europese_typegoedkeurings_registratie_datum_dt" calcext:value-type="string">
            <text:p>rdw_eeg_voertuigtypegoedkeuring_europese_typegoedkeurings_registratie_datum_dt</text:p>
          </table:table-cell>
          <table:table-cell table:formula="of:=IFERROR(FIND(&quot;_&quot;;[.$A270];1);LEN([.$A270]))" office:value-type="float" office:value="4" calcext:value-type="float">
            <text:p>4</text:p>
          </table:table-cell>
          <table:table-cell table:formula="of:=IFERROR(FIND(&quot;_&quot;;[.$A270];1+[.B270]);LEN([.$A270]))" office:value-type="float" office:value="8" calcext:value-type="float">
            <text:p>8</text:p>
          </table:table-cell>
          <table:table-cell table:formula="of:=IFERROR(FIND(&quot;_&quot;;[.$A270];1+[.C270]);LEN([.$A270]))" office:value-type="float" office:value="32" calcext:value-type="float">
            <text:p>32</text:p>
          </table:table-cell>
          <table:table-cell table:formula="of:=IFERROR(FIND(&quot;_&quot;;[.$A270];1+[.D270]);LEN([.$A270]))" office:value-type="float" office:value="41" calcext:value-type="float">
            <text:p>41</text:p>
          </table:table-cell>
          <table:table-cell table:formula="of:=IFERROR(FIND(&quot;_&quot;;[.$A270];1+[.E270]);LEN([.$A270]))" office:value-type="float" office:value="58" calcext:value-type="float">
            <text:p>58</text:p>
          </table:table-cell>
          <table:table-cell table:formula="of:=[.D270]" office:value-type="float" office:value="32" calcext:value-type="float">
            <text:p>32</text:p>
          </table:table-cell>
          <table:table-cell table:formula="of:=LEFT([.A270];[.G270])" office:value-type="string" office:string-value="rdw_eeg_voertuigtypegoedkeuring_" calcext:value-type="string">
            <text:p>rdw_eeg_voertuigtypegoedkeuring_</text:p>
          </table:table-cell>
          <table:table-cell table:formula="of:=VLOOKUP([.H270];[$source.$C$2:$source.$F$48];4;0)" office:value-type="float" office:value="301" calcext:value-type="float">
            <text:p>301</text:p>
          </table:table-cell>
          <table:table-cell table:style-name="ce7" table:formula="of:=IF(RIGHT([.A270];6)=&quot;_X_X_X&quot;;3;IF(RIGHT([.A270];4)=&quot;_X_X&quot;;2;IF(RIGHT([.A27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71])&gt;0;[$preferred_name.A271];&#10;LEN([$preferred_name.B271])&gt;0;[$preferred_name.B271]&#10;)" office:value-type="string" office:string-value="rdw_eeg_voertuigtypegoedkeuring_europese_typegoedkeuring_status_datum_dt" calcext:value-type="string">
            <text:p>rdw_eeg_voertuigtypegoedkeuring_europese_typegoedkeuring_status_datum_dt</text:p>
          </table:table-cell>
          <table:table-cell table:formula="of:=IFERROR(FIND(&quot;_&quot;;[.$A271];1);LEN([.$A271]))" office:value-type="float" office:value="4" calcext:value-type="float">
            <text:p>4</text:p>
          </table:table-cell>
          <table:table-cell table:formula="of:=IFERROR(FIND(&quot;_&quot;;[.$A271];1+[.B271]);LEN([.$A271]))" office:value-type="float" office:value="8" calcext:value-type="float">
            <text:p>8</text:p>
          </table:table-cell>
          <table:table-cell table:formula="of:=IFERROR(FIND(&quot;_&quot;;[.$A271];1+[.C271]);LEN([.$A271]))" office:value-type="float" office:value="32" calcext:value-type="float">
            <text:p>32</text:p>
          </table:table-cell>
          <table:table-cell table:formula="of:=IFERROR(FIND(&quot;_&quot;;[.$A271];1+[.D271]);LEN([.$A271]))" office:value-type="float" office:value="41" calcext:value-type="float">
            <text:p>41</text:p>
          </table:table-cell>
          <table:table-cell table:formula="of:=IFERROR(FIND(&quot;_&quot;;[.$A271];1+[.E271]);LEN([.$A271]))" office:value-type="float" office:value="57" calcext:value-type="float">
            <text:p>57</text:p>
          </table:table-cell>
          <table:table-cell table:formula="of:=[.D271]" office:value-type="float" office:value="32" calcext:value-type="float">
            <text:p>32</text:p>
          </table:table-cell>
          <table:table-cell table:formula="of:=LEFT([.A271];[.G271])" office:value-type="string" office:string-value="rdw_eeg_voertuigtypegoedkeuring_" calcext:value-type="string">
            <text:p>rdw_eeg_voertuigtypegoedkeuring_</text:p>
          </table:table-cell>
          <table:table-cell table:formula="of:=VLOOKUP([.H271];[$source.$C$2:$source.$F$48];4;0)" office:value-type="float" office:value="301" calcext:value-type="float">
            <text:p>301</text:p>
          </table:table-cell>
          <table:table-cell table:style-name="ce7" table:formula="of:=IF(RIGHT([.A271];6)=&quot;_X_X_X&quot;;3;IF(RIGHT([.A271];4)=&quot;_X_X&quot;;2;IF(RIGHT([.A27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72])&gt;0;[$preferred_name.A272];&#10;LEN([$preferred_name.B272])&gt;0;[$preferred_name.B272]&#10;)" office:value-type="string" office:string-value="rdw_eeg_voertuigtypegoedkeuring_europese_typegoedkeuring_einddatum_dt" calcext:value-type="string">
            <text:p>rdw_eeg_voertuigtypegoedkeuring_europese_typegoedkeuring_einddatum_dt</text:p>
          </table:table-cell>
          <table:table-cell table:formula="of:=IFERROR(FIND(&quot;_&quot;;[.$A272];1);LEN([.$A272]))" office:value-type="float" office:value="4" calcext:value-type="float">
            <text:p>4</text:p>
          </table:table-cell>
          <table:table-cell table:formula="of:=IFERROR(FIND(&quot;_&quot;;[.$A272];1+[.B272]);LEN([.$A272]))" office:value-type="float" office:value="8" calcext:value-type="float">
            <text:p>8</text:p>
          </table:table-cell>
          <table:table-cell table:formula="of:=IFERROR(FIND(&quot;_&quot;;[.$A272];1+[.C272]);LEN([.$A272]))" office:value-type="float" office:value="32" calcext:value-type="float">
            <text:p>32</text:p>
          </table:table-cell>
          <table:table-cell table:formula="of:=IFERROR(FIND(&quot;_&quot;;[.$A272];1+[.D272]);LEN([.$A272]))" office:value-type="float" office:value="41" calcext:value-type="float">
            <text:p>41</text:p>
          </table:table-cell>
          <table:table-cell table:formula="of:=IFERROR(FIND(&quot;_&quot;;[.$A272];1+[.E272]);LEN([.$A272]))" office:value-type="float" office:value="57" calcext:value-type="float">
            <text:p>57</text:p>
          </table:table-cell>
          <table:table-cell table:formula="of:=[.D272]" office:value-type="float" office:value="32" calcext:value-type="float">
            <text:p>32</text:p>
          </table:table-cell>
          <table:table-cell table:formula="of:=LEFT([.A272];[.G272])" office:value-type="string" office:string-value="rdw_eeg_voertuigtypegoedkeuring_" calcext:value-type="string">
            <text:p>rdw_eeg_voertuigtypegoedkeuring_</text:p>
          </table:table-cell>
          <table:table-cell table:formula="of:=VLOOKUP([.H272];[$source.$C$2:$source.$F$48];4;0)" office:value-type="float" office:value="301" calcext:value-type="float">
            <text:p>301</text:p>
          </table:table-cell>
          <table:table-cell table:style-name="ce7" table:formula="of:=IF(RIGHT([.A272];6)=&quot;_X_X_X&quot;;3;IF(RIGHT([.A272];4)=&quot;_X_X&quot;;2;IF(RIGHT([.A27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273])&gt;0;[$preferred_name.A273];&#10;LEN([$preferred_name.B273])&gt;0;[$preferred_name.B273]&#10;)" office:value-type="string" office:string-value="rdw_eeg_voertuigtypegoedkeuring_api_basisgegevens_eeg_uitvoering" calcext:value-type="string">
            <text:p>rdw_eeg_voertuigtypegoedkeuring_api_basisgegevens_eeg_uitvoering</text:p>
          </table:table-cell>
          <table:table-cell table:formula="of:=IFERROR(FIND(&quot;_&quot;;[.$A273];1);LEN([.$A273]))" office:value-type="float" office:value="4" calcext:value-type="float">
            <text:p>4</text:p>
          </table:table-cell>
          <table:table-cell table:formula="of:=IFERROR(FIND(&quot;_&quot;;[.$A273];1+[.B273]);LEN([.$A273]))" office:value-type="float" office:value="8" calcext:value-type="float">
            <text:p>8</text:p>
          </table:table-cell>
          <table:table-cell table:formula="of:=IFERROR(FIND(&quot;_&quot;;[.$A273];1+[.C273]);LEN([.$A273]))" office:value-type="float" office:value="32" calcext:value-type="float">
            <text:p>32</text:p>
          </table:table-cell>
          <table:table-cell table:formula="of:=IFERROR(FIND(&quot;_&quot;;[.$A273];1+[.D273]);LEN([.$A273]))" office:value-type="float" office:value="36" calcext:value-type="float">
            <text:p>36</text:p>
          </table:table-cell>
          <table:table-cell table:formula="of:=IFERROR(FIND(&quot;_&quot;;[.$A273];1+[.E273]);LEN([.$A273]))" office:value-type="float" office:value="50" calcext:value-type="float">
            <text:p>50</text:p>
          </table:table-cell>
          <table:table-cell table:formula="of:=[.D273]" office:value-type="float" office:value="32" calcext:value-type="float">
            <text:p>32</text:p>
          </table:table-cell>
          <table:table-cell table:formula="of:=LEFT([.A273];[.G273])" office:value-type="string" office:string-value="rdw_eeg_voertuigtypegoedkeuring_" calcext:value-type="string">
            <text:p>rdw_eeg_voertuigtypegoedkeuring_</text:p>
          </table:table-cell>
          <table:table-cell table:formula="of:=VLOOKUP([.H273];[$source.$C$2:$source.$F$48];4;0)" office:value-type="float" office:value="301" calcext:value-type="float">
            <text:p>301</text:p>
          </table:table-cell>
          <table:table-cell table:style-name="ce7" table:formula="of:=IF(RIGHT([.A273];6)=&quot;_X_X_X&quot;;3;IF(RIGHT([.A273];4)=&quot;_X_X&quot;;2;IF(RIGHT([.A27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4])&gt;0;[$preferred_name.A274];&#10;LEN([$preferred_name.B274])&gt;0;[$preferred_name.B274]&#10;)" office:value-type="string" office:string-value="rdw_eeg_voertuigtypegoedkeuring_api_as_gegevens_eeg_uitvoering" calcext:value-type="string">
            <text:p>rdw_eeg_voertuigtypegoedkeuring_api_as_gegevens_eeg_uitvoering</text:p>
          </table:table-cell>
          <table:table-cell table:formula="of:=IFERROR(FIND(&quot;_&quot;;[.$A274];1);LEN([.$A274]))" office:value-type="float" office:value="4" calcext:value-type="float">
            <text:p>4</text:p>
          </table:table-cell>
          <table:table-cell table:formula="of:=IFERROR(FIND(&quot;_&quot;;[.$A274];1+[.B274]);LEN([.$A274]))" office:value-type="float" office:value="8" calcext:value-type="float">
            <text:p>8</text:p>
          </table:table-cell>
          <table:table-cell table:formula="of:=IFERROR(FIND(&quot;_&quot;;[.$A274];1+[.C274]);LEN([.$A274]))" office:value-type="float" office:value="32" calcext:value-type="float">
            <text:p>32</text:p>
          </table:table-cell>
          <table:table-cell table:formula="of:=IFERROR(FIND(&quot;_&quot;;[.$A274];1+[.D274]);LEN([.$A274]))" office:value-type="float" office:value="36" calcext:value-type="float">
            <text:p>36</text:p>
          </table:table-cell>
          <table:table-cell table:formula="of:=IFERROR(FIND(&quot;_&quot;;[.$A274];1+[.E274]);LEN([.$A274]))" office:value-type="float" office:value="39" calcext:value-type="float">
            <text:p>39</text:p>
          </table:table-cell>
          <table:table-cell table:formula="of:=[.D274]" office:value-type="float" office:value="32" calcext:value-type="float">
            <text:p>32</text:p>
          </table:table-cell>
          <table:table-cell table:formula="of:=LEFT([.A274];[.G274])" office:value-type="string" office:string-value="rdw_eeg_voertuigtypegoedkeuring_" calcext:value-type="string">
            <text:p>rdw_eeg_voertuigtypegoedkeuring_</text:p>
          </table:table-cell>
          <table:table-cell table:formula="of:=VLOOKUP([.H274];[$source.$C$2:$source.$F$48];4;0)" office:value-type="float" office:value="301" calcext:value-type="float">
            <text:p>301</text:p>
          </table:table-cell>
          <table:table-cell table:style-name="ce7" table:formula="of:=IF(RIGHT([.A274];6)=&quot;_X_X_X&quot;;3;IF(RIGHT([.A274];4)=&quot;_X_X&quot;;2;IF(RIGHT([.A27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5])&gt;0;[$preferred_name.A275];&#10;LEN([$preferred_name.B275])&gt;0;[$preferred_name.B275]&#10;)" office:value-type="string" office:string-value="rdw_eeg_voertuigtypegoedkeuring_api_carrosserie_uitvoering_klasse" calcext:value-type="string">
            <text:p>rdw_eeg_voertuigtypegoedkeuring_api_carrosserie_uitvoering_klasse</text:p>
          </table:table-cell>
          <table:table-cell table:formula="of:=IFERROR(FIND(&quot;_&quot;;[.$A275];1);LEN([.$A275]))" office:value-type="float" office:value="4" calcext:value-type="float">
            <text:p>4</text:p>
          </table:table-cell>
          <table:table-cell table:formula="of:=IFERROR(FIND(&quot;_&quot;;[.$A275];1+[.B275]);LEN([.$A275]))" office:value-type="float" office:value="8" calcext:value-type="float">
            <text:p>8</text:p>
          </table:table-cell>
          <table:table-cell table:formula="of:=IFERROR(FIND(&quot;_&quot;;[.$A275];1+[.C275]);LEN([.$A275]))" office:value-type="float" office:value="32" calcext:value-type="float">
            <text:p>32</text:p>
          </table:table-cell>
          <table:table-cell table:formula="of:=IFERROR(FIND(&quot;_&quot;;[.$A275];1+[.D275]);LEN([.$A275]))" office:value-type="float" office:value="36" calcext:value-type="float">
            <text:p>36</text:p>
          </table:table-cell>
          <table:table-cell table:formula="of:=IFERROR(FIND(&quot;_&quot;;[.$A275];1+[.E275]);LEN([.$A275]))" office:value-type="float" office:value="48" calcext:value-type="float">
            <text:p>48</text:p>
          </table:table-cell>
          <table:table-cell table:formula="of:=[.D275]" office:value-type="float" office:value="32" calcext:value-type="float">
            <text:p>32</text:p>
          </table:table-cell>
          <table:table-cell table:formula="of:=LEFT([.A275];[.G275])" office:value-type="string" office:string-value="rdw_eeg_voertuigtypegoedkeuring_" calcext:value-type="string">
            <text:p>rdw_eeg_voertuigtypegoedkeuring_</text:p>
          </table:table-cell>
          <table:table-cell table:formula="of:=VLOOKUP([.H275];[$source.$C$2:$source.$F$48];4;0)" office:value-type="float" office:value="301" calcext:value-type="float">
            <text:p>301</text:p>
          </table:table-cell>
          <table:table-cell table:style-name="ce7" table:formula="of:=IF(RIGHT([.A275];6)=&quot;_X_X_X&quot;;3;IF(RIGHT([.A275];4)=&quot;_X_X&quot;;2;IF(RIGHT([.A27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6])&gt;0;[$preferred_name.A276];&#10;LEN([$preferred_name.B276])&gt;0;[$preferred_name.B276]&#10;)" office:value-type="string" office:string-value="rdw_eeg_voertuigtypegoedkeuring_api_carrosserie_uitvoering" calcext:value-type="string">
            <text:p>rdw_eeg_voertuigtypegoedkeuring_api_carrosserie_uitvoering</text:p>
          </table:table-cell>
          <table:table-cell table:formula="of:=IFERROR(FIND(&quot;_&quot;;[.$A276];1);LEN([.$A276]))" office:value-type="float" office:value="4" calcext:value-type="float">
            <text:p>4</text:p>
          </table:table-cell>
          <table:table-cell table:formula="of:=IFERROR(FIND(&quot;_&quot;;[.$A276];1+[.B276]);LEN([.$A276]))" office:value-type="float" office:value="8" calcext:value-type="float">
            <text:p>8</text:p>
          </table:table-cell>
          <table:table-cell table:formula="of:=IFERROR(FIND(&quot;_&quot;;[.$A276];1+[.C276]);LEN([.$A276]))" office:value-type="float" office:value="32" calcext:value-type="float">
            <text:p>32</text:p>
          </table:table-cell>
          <table:table-cell table:formula="of:=IFERROR(FIND(&quot;_&quot;;[.$A276];1+[.D276]);LEN([.$A276]))" office:value-type="float" office:value="36" calcext:value-type="float">
            <text:p>36</text:p>
          </table:table-cell>
          <table:table-cell table:formula="of:=IFERROR(FIND(&quot;_&quot;;[.$A276];1+[.E276]);LEN([.$A276]))" office:value-type="float" office:value="48" calcext:value-type="float">
            <text:p>48</text:p>
          </table:table-cell>
          <table:table-cell table:formula="of:=[.D276]" office:value-type="float" office:value="32" calcext:value-type="float">
            <text:p>32</text:p>
          </table:table-cell>
          <table:table-cell table:formula="of:=LEFT([.A276];[.G276])" office:value-type="string" office:string-value="rdw_eeg_voertuigtypegoedkeuring_" calcext:value-type="string">
            <text:p>rdw_eeg_voertuigtypegoedkeuring_</text:p>
          </table:table-cell>
          <table:table-cell table:formula="of:=VLOOKUP([.H276];[$source.$C$2:$source.$F$48];4;0)" office:value-type="float" office:value="301" calcext:value-type="float">
            <text:p>301</text:p>
          </table:table-cell>
          <table:table-cell table:style-name="ce7" table:formula="of:=IF(RIGHT([.A276];6)=&quot;_X_X_X&quot;;3;IF(RIGHT([.A276];4)=&quot;_X_X&quot;;2;IF(RIGHT([.A27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7])&gt;0;[$preferred_name.A277];&#10;LEN([$preferred_name.B277])&gt;0;[$preferred_name.B277]&#10;)" office:value-type="string" office:string-value="rdw_eeg_voertuigtypegoedkeuring_api_carrosserie_uitvoering_nummerieke_code" calcext:value-type="string">
            <text:p>rdw_eeg_voertuigtypegoedkeuring_api_carrosserie_uitvoering_nummerieke_code</text:p>
          </table:table-cell>
          <table:table-cell table:formula="of:=IFERROR(FIND(&quot;_&quot;;[.$A277];1);LEN([.$A277]))" office:value-type="float" office:value="4" calcext:value-type="float">
            <text:p>4</text:p>
          </table:table-cell>
          <table:table-cell table:formula="of:=IFERROR(FIND(&quot;_&quot;;[.$A277];1+[.B277]);LEN([.$A277]))" office:value-type="float" office:value="8" calcext:value-type="float">
            <text:p>8</text:p>
          </table:table-cell>
          <table:table-cell table:formula="of:=IFERROR(FIND(&quot;_&quot;;[.$A277];1+[.C277]);LEN([.$A277]))" office:value-type="float" office:value="32" calcext:value-type="float">
            <text:p>32</text:p>
          </table:table-cell>
          <table:table-cell table:formula="of:=IFERROR(FIND(&quot;_&quot;;[.$A277];1+[.D277]);LEN([.$A277]))" office:value-type="float" office:value="36" calcext:value-type="float">
            <text:p>36</text:p>
          </table:table-cell>
          <table:table-cell table:formula="of:=IFERROR(FIND(&quot;_&quot;;[.$A277];1+[.E277]);LEN([.$A277]))" office:value-type="float" office:value="48" calcext:value-type="float">
            <text:p>48</text:p>
          </table:table-cell>
          <table:table-cell table:formula="of:=[.D277]" office:value-type="float" office:value="32" calcext:value-type="float">
            <text:p>32</text:p>
          </table:table-cell>
          <table:table-cell table:formula="of:=LEFT([.A277];[.G277])" office:value-type="string" office:string-value="rdw_eeg_voertuigtypegoedkeuring_" calcext:value-type="string">
            <text:p>rdw_eeg_voertuigtypegoedkeuring_</text:p>
          </table:table-cell>
          <table:table-cell table:formula="of:=VLOOKUP([.H277];[$source.$C$2:$source.$F$48];4;0)" office:value-type="float" office:value="301" calcext:value-type="float">
            <text:p>301</text:p>
          </table:table-cell>
          <table:table-cell table:style-name="ce7" table:formula="of:=IF(RIGHT([.A277];6)=&quot;_X_X_X&quot;;3;IF(RIGHT([.A277];4)=&quot;_X_X&quot;;2;IF(RIGHT([.A27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8])&gt;0;[$preferred_name.A278];&#10;LEN([$preferred_name.B278])&gt;0;[$preferred_name.B278]&#10;)" office:value-type="string" office:string-value="rdw_eeg_voertuigtypegoedkeuring_api_handelsbenaming_uitvoering" calcext:value-type="string">
            <text:p>rdw_eeg_voertuigtypegoedkeuring_api_handelsbenaming_uitvoering</text:p>
          </table:table-cell>
          <table:table-cell table:formula="of:=IFERROR(FIND(&quot;_&quot;;[.$A278];1);LEN([.$A278]))" office:value-type="float" office:value="4" calcext:value-type="float">
            <text:p>4</text:p>
          </table:table-cell>
          <table:table-cell table:formula="of:=IFERROR(FIND(&quot;_&quot;;[.$A278];1+[.B278]);LEN([.$A278]))" office:value-type="float" office:value="8" calcext:value-type="float">
            <text:p>8</text:p>
          </table:table-cell>
          <table:table-cell table:formula="of:=IFERROR(FIND(&quot;_&quot;;[.$A278];1+[.C278]);LEN([.$A278]))" office:value-type="float" office:value="32" calcext:value-type="float">
            <text:p>32</text:p>
          </table:table-cell>
          <table:table-cell table:formula="of:=IFERROR(FIND(&quot;_&quot;;[.$A278];1+[.D278]);LEN([.$A278]))" office:value-type="float" office:value="36" calcext:value-type="float">
            <text:p>36</text:p>
          </table:table-cell>
          <table:table-cell table:formula="of:=IFERROR(FIND(&quot;_&quot;;[.$A278];1+[.E278]);LEN([.$A278]))" office:value-type="float" office:value="52" calcext:value-type="float">
            <text:p>52</text:p>
          </table:table-cell>
          <table:table-cell table:formula="of:=[.D278]" office:value-type="float" office:value="32" calcext:value-type="float">
            <text:p>32</text:p>
          </table:table-cell>
          <table:table-cell table:formula="of:=LEFT([.A278];[.G278])" office:value-type="string" office:string-value="rdw_eeg_voertuigtypegoedkeuring_" calcext:value-type="string">
            <text:p>rdw_eeg_voertuigtypegoedkeuring_</text:p>
          </table:table-cell>
          <table:table-cell table:formula="of:=VLOOKUP([.H278];[$source.$C$2:$source.$F$48];4;0)" office:value-type="float" office:value="301" calcext:value-type="float">
            <text:p>301</text:p>
          </table:table-cell>
          <table:table-cell table:style-name="ce7" table:formula="of:=IF(RIGHT([.A278];6)=&quot;_X_X_X&quot;;3;IF(RIGHT([.A278];4)=&quot;_X_X&quot;;2;IF(RIGHT([.A27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79])&gt;0;[$preferred_name.A279];&#10;LEN([$preferred_name.B279])&gt;0;[$preferred_name.B279]&#10;)" office:value-type="string" office:string-value="rdw_eeg_voertuigtypegoedkeuring_api_merk_uitvoering_toegestaan" calcext:value-type="string">
            <text:p>rdw_eeg_voertuigtypegoedkeuring_api_merk_uitvoering_toegestaan</text:p>
          </table:table-cell>
          <table:table-cell table:formula="of:=IFERROR(FIND(&quot;_&quot;;[.$A279];1);LEN([.$A279]))" office:value-type="float" office:value="4" calcext:value-type="float">
            <text:p>4</text:p>
          </table:table-cell>
          <table:table-cell table:formula="of:=IFERROR(FIND(&quot;_&quot;;[.$A279];1+[.B279]);LEN([.$A279]))" office:value-type="float" office:value="8" calcext:value-type="float">
            <text:p>8</text:p>
          </table:table-cell>
          <table:table-cell table:formula="of:=IFERROR(FIND(&quot;_&quot;;[.$A279];1+[.C279]);LEN([.$A279]))" office:value-type="float" office:value="32" calcext:value-type="float">
            <text:p>32</text:p>
          </table:table-cell>
          <table:table-cell table:formula="of:=IFERROR(FIND(&quot;_&quot;;[.$A279];1+[.D279]);LEN([.$A279]))" office:value-type="float" office:value="36" calcext:value-type="float">
            <text:p>36</text:p>
          </table:table-cell>
          <table:table-cell table:formula="of:=IFERROR(FIND(&quot;_&quot;;[.$A279];1+[.E279]);LEN([.$A279]))" office:value-type="float" office:value="41" calcext:value-type="float">
            <text:p>41</text:p>
          </table:table-cell>
          <table:table-cell table:formula="of:=[.D279]" office:value-type="float" office:value="32" calcext:value-type="float">
            <text:p>32</text:p>
          </table:table-cell>
          <table:table-cell table:formula="of:=LEFT([.A279];[.G279])" office:value-type="string" office:string-value="rdw_eeg_voertuigtypegoedkeuring_" calcext:value-type="string">
            <text:p>rdw_eeg_voertuigtypegoedkeuring_</text:p>
          </table:table-cell>
          <table:table-cell table:formula="of:=VLOOKUP([.H279];[$source.$C$2:$source.$F$48];4;0)" office:value-type="float" office:value="301" calcext:value-type="float">
            <text:p>301</text:p>
          </table:table-cell>
          <table:table-cell table:style-name="ce7" table:formula="of:=IF(RIGHT([.A279];6)=&quot;_X_X_X&quot;;3;IF(RIGHT([.A279];4)=&quot;_X_X&quot;;2;IF(RIGHT([.A27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0])&gt;0;[$preferred_name.A280];&#10;LEN([$preferred_name.B280])&gt;0;[$preferred_name.B280]&#10;)" office:value-type="string" office:string-value="rdw_eeg_voertuigtypegoedkeuring_api_motor_uitvoering" calcext:value-type="string">
            <text:p>rdw_eeg_voertuigtypegoedkeuring_api_motor_uitvoering</text:p>
          </table:table-cell>
          <table:table-cell table:formula="of:=IFERROR(FIND(&quot;_&quot;;[.$A280];1);LEN([.$A280]))" office:value-type="float" office:value="4" calcext:value-type="float">
            <text:p>4</text:p>
          </table:table-cell>
          <table:table-cell table:formula="of:=IFERROR(FIND(&quot;_&quot;;[.$A280];1+[.B280]);LEN([.$A280]))" office:value-type="float" office:value="8" calcext:value-type="float">
            <text:p>8</text:p>
          </table:table-cell>
          <table:table-cell table:formula="of:=IFERROR(FIND(&quot;_&quot;;[.$A280];1+[.C280]);LEN([.$A280]))" office:value-type="float" office:value="32" calcext:value-type="float">
            <text:p>32</text:p>
          </table:table-cell>
          <table:table-cell table:formula="of:=IFERROR(FIND(&quot;_&quot;;[.$A280];1+[.D280]);LEN([.$A280]))" office:value-type="float" office:value="36" calcext:value-type="float">
            <text:p>36</text:p>
          </table:table-cell>
          <table:table-cell table:formula="of:=IFERROR(FIND(&quot;_&quot;;[.$A280];1+[.E280]);LEN([.$A280]))" office:value-type="float" office:value="42" calcext:value-type="float">
            <text:p>42</text:p>
          </table:table-cell>
          <table:table-cell table:formula="of:=[.D280]" office:value-type="float" office:value="32" calcext:value-type="float">
            <text:p>32</text:p>
          </table:table-cell>
          <table:table-cell table:formula="of:=LEFT([.A280];[.G280])" office:value-type="string" office:string-value="rdw_eeg_voertuigtypegoedkeuring_" calcext:value-type="string">
            <text:p>rdw_eeg_voertuigtypegoedkeuring_</text:p>
          </table:table-cell>
          <table:table-cell table:formula="of:=VLOOKUP([.H280];[$source.$C$2:$source.$F$48];4;0)" office:value-type="float" office:value="301" calcext:value-type="float">
            <text:p>301</text:p>
          </table:table-cell>
          <table:table-cell table:style-name="ce7" table:formula="of:=IF(RIGHT([.A280];6)=&quot;_X_X_X&quot;;3;IF(RIGHT([.A280];4)=&quot;_X_X&quot;;2;IF(RIGHT([.A28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1])&gt;0;[$preferred_name.A281];&#10;LEN([$preferred_name.B281])&gt;0;[$preferred_name.B281]&#10;)" office:value-type="string" office:string-value="rdw_eeg_voertuigtypegoedkeuring_api_motor_uitvoering_brandstof" calcext:value-type="string">
            <text:p>rdw_eeg_voertuigtypegoedkeuring_api_motor_uitvoering_brandstof</text:p>
          </table:table-cell>
          <table:table-cell table:formula="of:=IFERROR(FIND(&quot;_&quot;;[.$A281];1);LEN([.$A281]))" office:value-type="float" office:value="4" calcext:value-type="float">
            <text:p>4</text:p>
          </table:table-cell>
          <table:table-cell table:formula="of:=IFERROR(FIND(&quot;_&quot;;[.$A281];1+[.B281]);LEN([.$A281]))" office:value-type="float" office:value="8" calcext:value-type="float">
            <text:p>8</text:p>
          </table:table-cell>
          <table:table-cell table:formula="of:=IFERROR(FIND(&quot;_&quot;;[.$A281];1+[.C281]);LEN([.$A281]))" office:value-type="float" office:value="32" calcext:value-type="float">
            <text:p>32</text:p>
          </table:table-cell>
          <table:table-cell table:formula="of:=IFERROR(FIND(&quot;_&quot;;[.$A281];1+[.D281]);LEN([.$A281]))" office:value-type="float" office:value="36" calcext:value-type="float">
            <text:p>36</text:p>
          </table:table-cell>
          <table:table-cell table:formula="of:=IFERROR(FIND(&quot;_&quot;;[.$A281];1+[.E281]);LEN([.$A281]))" office:value-type="float" office:value="42" calcext:value-type="float">
            <text:p>42</text:p>
          </table:table-cell>
          <table:table-cell table:formula="of:=[.D281]" office:value-type="float" office:value="32" calcext:value-type="float">
            <text:p>32</text:p>
          </table:table-cell>
          <table:table-cell table:formula="of:=LEFT([.A281];[.G281])" office:value-type="string" office:string-value="rdw_eeg_voertuigtypegoedkeuring_" calcext:value-type="string">
            <text:p>rdw_eeg_voertuigtypegoedkeuring_</text:p>
          </table:table-cell>
          <table:table-cell table:formula="of:=VLOOKUP([.H281];[$source.$C$2:$source.$F$48];4;0)" office:value-type="float" office:value="301" calcext:value-type="float">
            <text:p>301</text:p>
          </table:table-cell>
          <table:table-cell table:style-name="ce7" table:formula="of:=IF(RIGHT([.A281];6)=&quot;_X_X_X&quot;;3;IF(RIGHT([.A281];4)=&quot;_X_X&quot;;2;IF(RIGHT([.A28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2])&gt;0;[$preferred_name.A282];&#10;LEN([$preferred_name.B282])&gt;0;[$preferred_name.B282]&#10;)" office:value-type="string" office:string-value="rdw_eeg_voertuigtypegoedkeuring_api_plaatsaanduiding_uitvoering" calcext:value-type="string">
            <text:p>rdw_eeg_voertuigtypegoedkeuring_api_plaatsaanduiding_uitvoering</text:p>
          </table:table-cell>
          <table:table-cell table:formula="of:=IFERROR(FIND(&quot;_&quot;;[.$A282];1);LEN([.$A282]))" office:value-type="float" office:value="4" calcext:value-type="float">
            <text:p>4</text:p>
          </table:table-cell>
          <table:table-cell table:formula="of:=IFERROR(FIND(&quot;_&quot;;[.$A282];1+[.B282]);LEN([.$A282]))" office:value-type="float" office:value="8" calcext:value-type="float">
            <text:p>8</text:p>
          </table:table-cell>
          <table:table-cell table:formula="of:=IFERROR(FIND(&quot;_&quot;;[.$A282];1+[.C282]);LEN([.$A282]))" office:value-type="float" office:value="32" calcext:value-type="float">
            <text:p>32</text:p>
          </table:table-cell>
          <table:table-cell table:formula="of:=IFERROR(FIND(&quot;_&quot;;[.$A282];1+[.D282]);LEN([.$A282]))" office:value-type="float" office:value="36" calcext:value-type="float">
            <text:p>36</text:p>
          </table:table-cell>
          <table:table-cell table:formula="of:=IFERROR(FIND(&quot;_&quot;;[.$A282];1+[.E282]);LEN([.$A282]))" office:value-type="float" office:value="53" calcext:value-type="float">
            <text:p>53</text:p>
          </table:table-cell>
          <table:table-cell table:formula="of:=[.D282]" office:value-type="float" office:value="32" calcext:value-type="float">
            <text:p>32</text:p>
          </table:table-cell>
          <table:table-cell table:formula="of:=LEFT([.A282];[.G282])" office:value-type="string" office:string-value="rdw_eeg_voertuigtypegoedkeuring_" calcext:value-type="string">
            <text:p>rdw_eeg_voertuigtypegoedkeuring_</text:p>
          </table:table-cell>
          <table:table-cell table:formula="of:=VLOOKUP([.H282];[$source.$C$2:$source.$F$48];4;0)" office:value-type="float" office:value="301" calcext:value-type="float">
            <text:p>301</text:p>
          </table:table-cell>
          <table:table-cell table:style-name="ce7" table:formula="of:=IF(RIGHT([.A282];6)=&quot;_X_X_X&quot;;3;IF(RIGHT([.A282];4)=&quot;_X_X&quot;;2;IF(RIGHT([.A28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3])&gt;0;[$preferred_name.A283];&#10;LEN([$preferred_name.B283])&gt;0;[$preferred_name.B283]&#10;)" office:value-type="string" office:string-value="rdw_eeg_voertuigtypegoedkeuring_api_subcategorie_uitvoering" calcext:value-type="string">
            <text:p>rdw_eeg_voertuigtypegoedkeuring_api_subcategorie_uitvoering</text:p>
          </table:table-cell>
          <table:table-cell table:formula="of:=IFERROR(FIND(&quot;_&quot;;[.$A283];1);LEN([.$A283]))" office:value-type="float" office:value="4" calcext:value-type="float">
            <text:p>4</text:p>
          </table:table-cell>
          <table:table-cell table:formula="of:=IFERROR(FIND(&quot;_&quot;;[.$A283];1+[.B283]);LEN([.$A283]))" office:value-type="float" office:value="8" calcext:value-type="float">
            <text:p>8</text:p>
          </table:table-cell>
          <table:table-cell table:formula="of:=IFERROR(FIND(&quot;_&quot;;[.$A283];1+[.C283]);LEN([.$A283]))" office:value-type="float" office:value="32" calcext:value-type="float">
            <text:p>32</text:p>
          </table:table-cell>
          <table:table-cell table:formula="of:=IFERROR(FIND(&quot;_&quot;;[.$A283];1+[.D283]);LEN([.$A283]))" office:value-type="float" office:value="36" calcext:value-type="float">
            <text:p>36</text:p>
          </table:table-cell>
          <table:table-cell table:formula="of:=IFERROR(FIND(&quot;_&quot;;[.$A283];1+[.E283]);LEN([.$A283]))" office:value-type="float" office:value="49" calcext:value-type="float">
            <text:p>49</text:p>
          </table:table-cell>
          <table:table-cell table:formula="of:=[.D283]" office:value-type="float" office:value="32" calcext:value-type="float">
            <text:p>32</text:p>
          </table:table-cell>
          <table:table-cell table:formula="of:=LEFT([.A283];[.G283])" office:value-type="string" office:string-value="rdw_eeg_voertuigtypegoedkeuring_" calcext:value-type="string">
            <text:p>rdw_eeg_voertuigtypegoedkeuring_</text:p>
          </table:table-cell>
          <table:table-cell table:formula="of:=VLOOKUP([.H283];[$source.$C$2:$source.$F$48];4;0)" office:value-type="float" office:value="301" calcext:value-type="float">
            <text:p>301</text:p>
          </table:table-cell>
          <table:table-cell table:style-name="ce7" table:formula="of:=IF(RIGHT([.A283];6)=&quot;_X_X_X&quot;;3;IF(RIGHT([.A283];4)=&quot;_X_X&quot;;2;IF(RIGHT([.A28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4])&gt;0;[$preferred_name.A284];&#10;LEN([$preferred_name.B284])&gt;0;[$preferred_name.B284]&#10;)" office:value-type="string" office:string-value="rdw_eeg_voertuigtypegoedkeuring_api_uitvoeringverbruik_per_uitgave" calcext:value-type="string">
            <text:p>rdw_eeg_voertuigtypegoedkeuring_api_uitvoeringverbruik_per_uitgave</text:p>
          </table:table-cell>
          <table:table-cell table:formula="of:=IFERROR(FIND(&quot;_&quot;;[.$A284];1);LEN([.$A284]))" office:value-type="float" office:value="4" calcext:value-type="float">
            <text:p>4</text:p>
          </table:table-cell>
          <table:table-cell table:formula="of:=IFERROR(FIND(&quot;_&quot;;[.$A284];1+[.B284]);LEN([.$A284]))" office:value-type="float" office:value="8" calcext:value-type="float">
            <text:p>8</text:p>
          </table:table-cell>
          <table:table-cell table:formula="of:=IFERROR(FIND(&quot;_&quot;;[.$A284];1+[.C284]);LEN([.$A284]))" office:value-type="float" office:value="32" calcext:value-type="float">
            <text:p>32</text:p>
          </table:table-cell>
          <table:table-cell table:formula="of:=IFERROR(FIND(&quot;_&quot;;[.$A284];1+[.D284]);LEN([.$A284]))" office:value-type="float" office:value="36" calcext:value-type="float">
            <text:p>36</text:p>
          </table:table-cell>
          <table:table-cell table:formula="of:=IFERROR(FIND(&quot;_&quot;;[.$A284];1+[.E284]);LEN([.$A284]))" office:value-type="float" office:value="55" calcext:value-type="float">
            <text:p>55</text:p>
          </table:table-cell>
          <table:table-cell table:formula="of:=[.D284]" office:value-type="float" office:value="32" calcext:value-type="float">
            <text:p>32</text:p>
          </table:table-cell>
          <table:table-cell table:formula="of:=LEFT([.A284];[.G284])" office:value-type="string" office:string-value="rdw_eeg_voertuigtypegoedkeuring_" calcext:value-type="string">
            <text:p>rdw_eeg_voertuigtypegoedkeuring_</text:p>
          </table:table-cell>
          <table:table-cell table:formula="of:=VLOOKUP([.H284];[$source.$C$2:$source.$F$48];4;0)" office:value-type="float" office:value="301" calcext:value-type="float">
            <text:p>301</text:p>
          </table:table-cell>
          <table:table-cell table:style-name="ce7" table:formula="of:=IF(RIGHT([.A284];6)=&quot;_X_X_X&quot;;3;IF(RIGHT([.A284];4)=&quot;_X_X&quot;;2;IF(RIGHT([.A28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5])&gt;0;[$preferred_name.A285];&#10;LEN([$preferred_name.B285])&gt;0;[$preferred_name.B285]&#10;)" office:value-type="string" office:string-value="rdw_eeg_voertuigtypegoedkeuring_api_versnellingsbak_uitvoering" calcext:value-type="string">
            <text:p>rdw_eeg_voertuigtypegoedkeuring_api_versnellingsbak_uitvoering</text:p>
          </table:table-cell>
          <table:table-cell table:formula="of:=IFERROR(FIND(&quot;_&quot;;[.$A285];1);LEN([.$A285]))" office:value-type="float" office:value="4" calcext:value-type="float">
            <text:p>4</text:p>
          </table:table-cell>
          <table:table-cell table:formula="of:=IFERROR(FIND(&quot;_&quot;;[.$A285];1+[.B285]);LEN([.$A285]))" office:value-type="float" office:value="8" calcext:value-type="float">
            <text:p>8</text:p>
          </table:table-cell>
          <table:table-cell table:formula="of:=IFERROR(FIND(&quot;_&quot;;[.$A285];1+[.C285]);LEN([.$A285]))" office:value-type="float" office:value="32" calcext:value-type="float">
            <text:p>32</text:p>
          </table:table-cell>
          <table:table-cell table:formula="of:=IFERROR(FIND(&quot;_&quot;;[.$A285];1+[.D285]);LEN([.$A285]))" office:value-type="float" office:value="36" calcext:value-type="float">
            <text:p>36</text:p>
          </table:table-cell>
          <table:table-cell table:formula="of:=IFERROR(FIND(&quot;_&quot;;[.$A285];1+[.E285]);LEN([.$A285]))" office:value-type="float" office:value="52" calcext:value-type="float">
            <text:p>52</text:p>
          </table:table-cell>
          <table:table-cell table:formula="of:=[.D285]" office:value-type="float" office:value="32" calcext:value-type="float">
            <text:p>32</text:p>
          </table:table-cell>
          <table:table-cell table:formula="of:=LEFT([.A285];[.G285])" office:value-type="string" office:string-value="rdw_eeg_voertuigtypegoedkeuring_" calcext:value-type="string">
            <text:p>rdw_eeg_voertuigtypegoedkeuring_</text:p>
          </table:table-cell>
          <table:table-cell table:formula="of:=VLOOKUP([.H285];[$source.$C$2:$source.$F$48];4;0)" office:value-type="float" office:value="301" calcext:value-type="float">
            <text:p>301</text:p>
          </table:table-cell>
          <table:table-cell table:style-name="ce7" table:formula="of:=IF(RIGHT([.A285];6)=&quot;_X_X_X&quot;;3;IF(RIGHT([.A285];4)=&quot;_X_X&quot;;2;IF(RIGHT([.A28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6])&gt;0;[$preferred_name.A286];&#10;LEN([$preferred_name.B286])&gt;0;[$preferred_name.B286]&#10;)" office:value-type="string" office:string-value="rdw_eeg_voertuigtypegoedkeuring_eeg_voertuig_cat_toevoeging" calcext:value-type="string">
            <text:p>rdw_eeg_voertuigtypegoedkeuring_eeg_voertuig_cat_toevoeging</text:p>
          </table:table-cell>
          <table:table-cell table:formula="of:=IFERROR(FIND(&quot;_&quot;;[.$A286];1);LEN([.$A286]))" office:value-type="float" office:value="4" calcext:value-type="float">
            <text:p>4</text:p>
          </table:table-cell>
          <table:table-cell table:formula="of:=IFERROR(FIND(&quot;_&quot;;[.$A286];1+[.B286]);LEN([.$A286]))" office:value-type="float" office:value="8" calcext:value-type="float">
            <text:p>8</text:p>
          </table:table-cell>
          <table:table-cell table:formula="of:=IFERROR(FIND(&quot;_&quot;;[.$A286];1+[.C286]);LEN([.$A286]))" office:value-type="float" office:value="32" calcext:value-type="float">
            <text:p>32</text:p>
          </table:table-cell>
          <table:table-cell table:formula="of:=IFERROR(FIND(&quot;_&quot;;[.$A286];1+[.D286]);LEN([.$A286]))" office:value-type="float" office:value="36" calcext:value-type="float">
            <text:p>36</text:p>
          </table:table-cell>
          <table:table-cell table:formula="of:=IFERROR(FIND(&quot;_&quot;;[.$A286];1+[.E286]);LEN([.$A286]))" office:value-type="float" office:value="45" calcext:value-type="float">
            <text:p>45</text:p>
          </table:table-cell>
          <table:table-cell table:formula="of:=[.D286]" office:value-type="float" office:value="32" calcext:value-type="float">
            <text:p>32</text:p>
          </table:table-cell>
          <table:table-cell table:formula="of:=LEFT([.A286];[.G286])" office:value-type="string" office:string-value="rdw_eeg_voertuigtypegoedkeuring_" calcext:value-type="string">
            <text:p>rdw_eeg_voertuigtypegoedkeuring_</text:p>
          </table:table-cell>
          <table:table-cell table:formula="of:=VLOOKUP([.H286];[$source.$C$2:$source.$F$48];4;0)" office:value-type="float" office:value="301" calcext:value-type="float">
            <text:p>301</text:p>
          </table:table-cell>
          <table:table-cell table:style-name="ce7" table:formula="of:=IF(RIGHT([.A286];6)=&quot;_X_X_X&quot;;3;IF(RIGHT([.A286];4)=&quot;_X_X&quot;;2;IF(RIGHT([.A28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87])&gt;0;[$preferred_name.A287];&#10;LEN([$preferred_name.B287])&gt;0;[$preferred_name.B287]&#10;)" office:value-type="string" office:string-value="rdw_eeg_voertuigtypegoedkeuring_TimeStamp" calcext:value-type="string">
            <text:p>rdw_eeg_voertuigtypegoedkeuring_TimeStamp</text:p>
          </table:table-cell>
          <table:table-cell table:formula="of:=IFERROR(FIND(&quot;_&quot;;[.$A287];1);LEN([.$A287]))" office:value-type="float" office:value="4" calcext:value-type="float">
            <text:p>4</text:p>
          </table:table-cell>
          <table:table-cell table:formula="of:=IFERROR(FIND(&quot;_&quot;;[.$A287];1+[.B287]);LEN([.$A287]))" office:value-type="float" office:value="8" calcext:value-type="float">
            <text:p>8</text:p>
          </table:table-cell>
          <table:table-cell table:formula="of:=IFERROR(FIND(&quot;_&quot;;[.$A287];1+[.C287]);LEN([.$A287]))" office:value-type="float" office:value="32" calcext:value-type="float">
            <text:p>32</text:p>
          </table:table-cell>
          <table:table-cell table:formula="of:=IFERROR(FIND(&quot;_&quot;;[.$A287];1+[.D287]);LEN([.$A287]))" office:value-type="float" office:value="41" calcext:value-type="float">
            <text:p>41</text:p>
          </table:table-cell>
          <table:table-cell table:formula="of:=IFERROR(FIND(&quot;_&quot;;[.$A287];1+[.E287]);LEN([.$A287]))" office:value-type="float" office:value="41" calcext:value-type="float">
            <text:p>41</text:p>
          </table:table-cell>
          <table:table-cell table:formula="of:=[.D287]" office:value-type="float" office:value="32" calcext:value-type="float">
            <text:p>32</text:p>
          </table:table-cell>
          <table:table-cell table:formula="of:=LEFT([.A287];[.G287])" office:value-type="string" office:string-value="rdw_eeg_voertuigtypegoedkeuring_" calcext:value-type="string">
            <text:p>rdw_eeg_voertuigtypegoedkeuring_</text:p>
          </table:table-cell>
          <table:table-cell table:formula="of:=VLOOKUP([.H287];[$source.$C$2:$source.$F$48];4;0)" office:value-type="float" office:value="301" calcext:value-type="float">
            <text:p>301</text:p>
          </table:table-cell>
          <table:table-cell table:style-name="ce7" table:formula="of:=IF(RIGHT([.A287];6)=&quot;_X_X_X&quot;;3;IF(RIGHT([.A287];4)=&quot;_X_X&quot;;2;IF(RIGHT([.A28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88])&gt;0;[$preferred_name.A288];&#10;LEN([$preferred_name.B288])&gt;0;[$preferred_name.B288]&#10;)" office:value-type="string" office:string-value="rdw_as_gegevens_eeg_uitvoering_asnummer_X" calcext:value-type="string">
            <text:p>rdw_as_gegevens_eeg_uitvoering_asnummer_X</text:p>
          </table:table-cell>
          <table:table-cell table:formula="of:=IFERROR(FIND(&quot;_&quot;;[.$A288];1);LEN([.$A288]))" office:value-type="float" office:value="4" calcext:value-type="float">
            <text:p>4</text:p>
          </table:table-cell>
          <table:table-cell table:formula="of:=IFERROR(FIND(&quot;_&quot;;[.$A288];1+[.B288]);LEN([.$A288]))" office:value-type="float" office:value="7" calcext:value-type="float">
            <text:p>7</text:p>
          </table:table-cell>
          <table:table-cell table:formula="of:=IFERROR(FIND(&quot;_&quot;;[.$A288];1+[.C288]);LEN([.$A288]))" office:value-type="float" office:value="16" calcext:value-type="float">
            <text:p>16</text:p>
          </table:table-cell>
          <table:table-cell table:formula="of:=IFERROR(FIND(&quot;_&quot;;[.$A288];1+[.D288]);LEN([.$A288]))" office:value-type="float" office:value="20" calcext:value-type="float">
            <text:p>20</text:p>
          </table:table-cell>
          <table:table-cell table:formula="of:=IFERROR(FIND(&quot;_&quot;;[.$A288];1+[.E288]);LEN([.$A288]))" office:value-type="float" office:value="31" calcext:value-type="float">
            <text:p>31</text:p>
          </table:table-cell>
          <table:table-cell table:formula="of:=[.F288]" office:value-type="float" office:value="31" calcext:value-type="float">
            <text:p>31</text:p>
          </table:table-cell>
          <table:table-cell table:formula="of:=LEFT([.A288];[.G288])" office:value-type="string" office:string-value="rdw_as_gegevens_eeg_uitvoering_" calcext:value-type="string">
            <text:p>rdw_as_gegevens_eeg_uitvoering_</text:p>
          </table:table-cell>
          <table:table-cell table:formula="of:=VLOOKUP([.H288];[$source.$C$2:$source.$F$48];4;0)" office:value-type="float" office:value="302" calcext:value-type="float">
            <text:p>302</text:p>
          </table:table-cell>
          <table:table-cell table:style-name="ce7" table:formula="of:=IF(RIGHT([.A288];6)=&quot;_X_X_X&quot;;3;IF(RIGHT([.A288];4)=&quot;_X_X&quot;;2;IF(RIGHT([.A28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89])&gt;0;[$preferred_name.A289];&#10;LEN([$preferred_name.B289])&gt;0;[$preferred_name.B289]&#10;)" office:value-type="string" office:string-value="rdw_as_gegevens_eeg_uitvoering_aangedreven_as_X" calcext:value-type="string">
            <text:p>rdw_as_gegevens_eeg_uitvoering_aangedreven_as_X</text:p>
          </table:table-cell>
          <table:table-cell table:formula="of:=IFERROR(FIND(&quot;_&quot;;[.$A289];1);LEN([.$A289]))" office:value-type="float" office:value="4" calcext:value-type="float">
            <text:p>4</text:p>
          </table:table-cell>
          <table:table-cell table:formula="of:=IFERROR(FIND(&quot;_&quot;;[.$A289];1+[.B289]);LEN([.$A289]))" office:value-type="float" office:value="7" calcext:value-type="float">
            <text:p>7</text:p>
          </table:table-cell>
          <table:table-cell table:formula="of:=IFERROR(FIND(&quot;_&quot;;[.$A289];1+[.C289]);LEN([.$A289]))" office:value-type="float" office:value="16" calcext:value-type="float">
            <text:p>16</text:p>
          </table:table-cell>
          <table:table-cell table:formula="of:=IFERROR(FIND(&quot;_&quot;;[.$A289];1+[.D289]);LEN([.$A289]))" office:value-type="float" office:value="20" calcext:value-type="float">
            <text:p>20</text:p>
          </table:table-cell>
          <table:table-cell table:formula="of:=IFERROR(FIND(&quot;_&quot;;[.$A289];1+[.E289]);LEN([.$A289]))" office:value-type="float" office:value="31" calcext:value-type="float">
            <text:p>31</text:p>
          </table:table-cell>
          <table:table-cell table:formula="of:=[.F289]" office:value-type="float" office:value="31" calcext:value-type="float">
            <text:p>31</text:p>
          </table:table-cell>
          <table:table-cell table:formula="of:=LEFT([.A289];[.G289])" office:value-type="string" office:string-value="rdw_as_gegevens_eeg_uitvoering_" calcext:value-type="string">
            <text:p>rdw_as_gegevens_eeg_uitvoering_</text:p>
          </table:table-cell>
          <table:table-cell table:formula="of:=VLOOKUP([.H289];[$source.$C$2:$source.$F$48];4;0)" office:value-type="float" office:value="302" calcext:value-type="float">
            <text:p>302</text:p>
          </table:table-cell>
          <table:table-cell table:style-name="ce7" table:formula="of:=IF(RIGHT([.A289];6)=&quot;_X_X_X&quot;;3;IF(RIGHT([.A289];4)=&quot;_X_X&quot;;2;IF(RIGHT([.A28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290])&gt;0;[$preferred_name.A290];&#10;LEN([$preferred_name.B290])&gt;0;[$preferred_name.B290]&#10;)" office:value-type="string" office:string-value="rdw_as_gegevens_eeg_uitvoering_spoorbreedte_ondergrens_X" calcext:value-type="string">
            <text:p>rdw_as_gegevens_eeg_uitvoering_spoorbreedte_ondergrens_X</text:p>
          </table:table-cell>
          <table:table-cell table:formula="of:=IFERROR(FIND(&quot;_&quot;;[.$A290];1);LEN([.$A290]))" office:value-type="float" office:value="4" calcext:value-type="float">
            <text:p>4</text:p>
          </table:table-cell>
          <table:table-cell table:formula="of:=IFERROR(FIND(&quot;_&quot;;[.$A290];1+[.B290]);LEN([.$A290]))" office:value-type="float" office:value="7" calcext:value-type="float">
            <text:p>7</text:p>
          </table:table-cell>
          <table:table-cell table:formula="of:=IFERROR(FIND(&quot;_&quot;;[.$A290];1+[.C290]);LEN([.$A290]))" office:value-type="float" office:value="16" calcext:value-type="float">
            <text:p>16</text:p>
          </table:table-cell>
          <table:table-cell table:formula="of:=IFERROR(FIND(&quot;_&quot;;[.$A290];1+[.D290]);LEN([.$A290]))" office:value-type="float" office:value="20" calcext:value-type="float">
            <text:p>20</text:p>
          </table:table-cell>
          <table:table-cell table:formula="of:=IFERROR(FIND(&quot;_&quot;;[.$A290];1+[.E290]);LEN([.$A290]))" office:value-type="float" office:value="31" calcext:value-type="float">
            <text:p>31</text:p>
          </table:table-cell>
          <table:table-cell table:formula="of:=[.F290]" office:value-type="float" office:value="31" calcext:value-type="float">
            <text:p>31</text:p>
          </table:table-cell>
          <table:table-cell table:formula="of:=LEFT([.A290];[.G290])" office:value-type="string" office:string-value="rdw_as_gegevens_eeg_uitvoering_" calcext:value-type="string">
            <text:p>rdw_as_gegevens_eeg_uitvoering_</text:p>
          </table:table-cell>
          <table:table-cell table:formula="of:=VLOOKUP([.H290];[$source.$C$2:$source.$F$48];4;0)" office:value-type="float" office:value="302" calcext:value-type="float">
            <text:p>302</text:p>
          </table:table-cell>
          <table:table-cell table:style-name="ce7" table:formula="of:=IF(RIGHT([.A290];6)=&quot;_X_X_X&quot;;3;IF(RIGHT([.A290];4)=&quot;_X_X&quot;;2;IF(RIGHT([.A29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1])&gt;0;[$preferred_name.A291];&#10;LEN([$preferred_name.B291])&gt;0;[$preferred_name.B291]&#10;)" office:value-type="string" office:string-value="rdw_as_gegevens_eeg_uitvoering_spoorbreedte_bovengrens_X" calcext:value-type="string">
            <text:p>rdw_as_gegevens_eeg_uitvoering_spoorbreedte_bovengrens_X</text:p>
          </table:table-cell>
          <table:table-cell table:formula="of:=IFERROR(FIND(&quot;_&quot;;[.$A291];1);LEN([.$A291]))" office:value-type="float" office:value="4" calcext:value-type="float">
            <text:p>4</text:p>
          </table:table-cell>
          <table:table-cell table:formula="of:=IFERROR(FIND(&quot;_&quot;;[.$A291];1+[.B291]);LEN([.$A291]))" office:value-type="float" office:value="7" calcext:value-type="float">
            <text:p>7</text:p>
          </table:table-cell>
          <table:table-cell table:formula="of:=IFERROR(FIND(&quot;_&quot;;[.$A291];1+[.C291]);LEN([.$A291]))" office:value-type="float" office:value="16" calcext:value-type="float">
            <text:p>16</text:p>
          </table:table-cell>
          <table:table-cell table:formula="of:=IFERROR(FIND(&quot;_&quot;;[.$A291];1+[.D291]);LEN([.$A291]))" office:value-type="float" office:value="20" calcext:value-type="float">
            <text:p>20</text:p>
          </table:table-cell>
          <table:table-cell table:formula="of:=IFERROR(FIND(&quot;_&quot;;[.$A291];1+[.E291]);LEN([.$A291]))" office:value-type="float" office:value="31" calcext:value-type="float">
            <text:p>31</text:p>
          </table:table-cell>
          <table:table-cell table:formula="of:=[.F291]" office:value-type="float" office:value="31" calcext:value-type="float">
            <text:p>31</text:p>
          </table:table-cell>
          <table:table-cell table:formula="of:=LEFT([.A291];[.G291])" office:value-type="string" office:string-value="rdw_as_gegevens_eeg_uitvoering_" calcext:value-type="string">
            <text:p>rdw_as_gegevens_eeg_uitvoering_</text:p>
          </table:table-cell>
          <table:table-cell table:formula="of:=VLOOKUP([.H291];[$source.$C$2:$source.$F$48];4;0)" office:value-type="float" office:value="302" calcext:value-type="float">
            <text:p>302</text:p>
          </table:table-cell>
          <table:table-cell table:style-name="ce7" table:formula="of:=IF(RIGHT([.A291];6)=&quot;_X_X_X&quot;;3;IF(RIGHT([.A291];4)=&quot;_X_X&quot;;2;IF(RIGHT([.A29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2])&gt;0;[$preferred_name.A292];&#10;LEN([$preferred_name.B292])&gt;0;[$preferred_name.B292]&#10;)" office:value-type="string" office:string-value="rdw_as_gegevens_eeg_uitvoering_afstand_volgende_as_ondergrens_X" calcext:value-type="string">
            <text:p>rdw_as_gegevens_eeg_uitvoering_afstand_volgende_as_ondergrens_X</text:p>
          </table:table-cell>
          <table:table-cell table:formula="of:=IFERROR(FIND(&quot;_&quot;;[.$A292];1);LEN([.$A292]))" office:value-type="float" office:value="4" calcext:value-type="float">
            <text:p>4</text:p>
          </table:table-cell>
          <table:table-cell table:formula="of:=IFERROR(FIND(&quot;_&quot;;[.$A292];1+[.B292]);LEN([.$A292]))" office:value-type="float" office:value="7" calcext:value-type="float">
            <text:p>7</text:p>
          </table:table-cell>
          <table:table-cell table:formula="of:=IFERROR(FIND(&quot;_&quot;;[.$A292];1+[.C292]);LEN([.$A292]))" office:value-type="float" office:value="16" calcext:value-type="float">
            <text:p>16</text:p>
          </table:table-cell>
          <table:table-cell table:formula="of:=IFERROR(FIND(&quot;_&quot;;[.$A292];1+[.D292]);LEN([.$A292]))" office:value-type="float" office:value="20" calcext:value-type="float">
            <text:p>20</text:p>
          </table:table-cell>
          <table:table-cell table:formula="of:=IFERROR(FIND(&quot;_&quot;;[.$A292];1+[.E292]);LEN([.$A292]))" office:value-type="float" office:value="31" calcext:value-type="float">
            <text:p>31</text:p>
          </table:table-cell>
          <table:table-cell table:formula="of:=[.F292]" office:value-type="float" office:value="31" calcext:value-type="float">
            <text:p>31</text:p>
          </table:table-cell>
          <table:table-cell table:formula="of:=LEFT([.A292];[.G292])" office:value-type="string" office:string-value="rdw_as_gegevens_eeg_uitvoering_" calcext:value-type="string">
            <text:p>rdw_as_gegevens_eeg_uitvoering_</text:p>
          </table:table-cell>
          <table:table-cell table:formula="of:=VLOOKUP([.H292];[$source.$C$2:$source.$F$48];4;0)" office:value-type="float" office:value="302" calcext:value-type="float">
            <text:p>302</text:p>
          </table:table-cell>
          <table:table-cell table:style-name="ce7" table:formula="of:=IF(RIGHT([.A292];6)=&quot;_X_X_X&quot;;3;IF(RIGHT([.A292];4)=&quot;_X_X&quot;;2;IF(RIGHT([.A29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3])&gt;0;[$preferred_name.A293];&#10;LEN([$preferred_name.B293])&gt;0;[$preferred_name.B293]&#10;)" office:value-type="string" office:string-value="rdw_as_gegevens_eeg_uitvoering_afstand_volgende_as_bovengrens_X" calcext:value-type="string">
            <text:p>rdw_as_gegevens_eeg_uitvoering_afstand_volgende_as_bovengrens_X</text:p>
          </table:table-cell>
          <table:table-cell table:formula="of:=IFERROR(FIND(&quot;_&quot;;[.$A293];1);LEN([.$A293]))" office:value-type="float" office:value="4" calcext:value-type="float">
            <text:p>4</text:p>
          </table:table-cell>
          <table:table-cell table:formula="of:=IFERROR(FIND(&quot;_&quot;;[.$A293];1+[.B293]);LEN([.$A293]))" office:value-type="float" office:value="7" calcext:value-type="float">
            <text:p>7</text:p>
          </table:table-cell>
          <table:table-cell table:formula="of:=IFERROR(FIND(&quot;_&quot;;[.$A293];1+[.C293]);LEN([.$A293]))" office:value-type="float" office:value="16" calcext:value-type="float">
            <text:p>16</text:p>
          </table:table-cell>
          <table:table-cell table:formula="of:=IFERROR(FIND(&quot;_&quot;;[.$A293];1+[.D293]);LEN([.$A293]))" office:value-type="float" office:value="20" calcext:value-type="float">
            <text:p>20</text:p>
          </table:table-cell>
          <table:table-cell table:formula="of:=IFERROR(FIND(&quot;_&quot;;[.$A293];1+[.E293]);LEN([.$A293]))" office:value-type="float" office:value="31" calcext:value-type="float">
            <text:p>31</text:p>
          </table:table-cell>
          <table:table-cell table:formula="of:=[.F293]" office:value-type="float" office:value="31" calcext:value-type="float">
            <text:p>31</text:p>
          </table:table-cell>
          <table:table-cell table:formula="of:=LEFT([.A293];[.G293])" office:value-type="string" office:string-value="rdw_as_gegevens_eeg_uitvoering_" calcext:value-type="string">
            <text:p>rdw_as_gegevens_eeg_uitvoering_</text:p>
          </table:table-cell>
          <table:table-cell table:formula="of:=VLOOKUP([.H293];[$source.$C$2:$source.$F$48];4;0)" office:value-type="float" office:value="302" calcext:value-type="float">
            <text:p>302</text:p>
          </table:table-cell>
          <table:table-cell table:style-name="ce7" table:formula="of:=IF(RIGHT([.A293];6)=&quot;_X_X_X&quot;;3;IF(RIGHT([.A293];4)=&quot;_X_X&quot;;2;IF(RIGHT([.A29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4])&gt;0;[$preferred_name.A294];&#10;LEN([$preferred_name.B294])&gt;0;[$preferred_name.B294]&#10;)" office:value-type="string" office:string-value="rdw_as_gegevens_eeg_uitvoering_techn_max_last_as_ondergrens_X" calcext:value-type="string">
            <text:p>rdw_as_gegevens_eeg_uitvoering_techn_max_last_as_ondergrens_X</text:p>
          </table:table-cell>
          <table:table-cell table:formula="of:=IFERROR(FIND(&quot;_&quot;;[.$A294];1);LEN([.$A294]))" office:value-type="float" office:value="4" calcext:value-type="float">
            <text:p>4</text:p>
          </table:table-cell>
          <table:table-cell table:formula="of:=IFERROR(FIND(&quot;_&quot;;[.$A294];1+[.B294]);LEN([.$A294]))" office:value-type="float" office:value="7" calcext:value-type="float">
            <text:p>7</text:p>
          </table:table-cell>
          <table:table-cell table:formula="of:=IFERROR(FIND(&quot;_&quot;;[.$A294];1+[.C294]);LEN([.$A294]))" office:value-type="float" office:value="16" calcext:value-type="float">
            <text:p>16</text:p>
          </table:table-cell>
          <table:table-cell table:formula="of:=IFERROR(FIND(&quot;_&quot;;[.$A294];1+[.D294]);LEN([.$A294]))" office:value-type="float" office:value="20" calcext:value-type="float">
            <text:p>20</text:p>
          </table:table-cell>
          <table:table-cell table:formula="of:=IFERROR(FIND(&quot;_&quot;;[.$A294];1+[.E294]);LEN([.$A294]))" office:value-type="float" office:value="31" calcext:value-type="float">
            <text:p>31</text:p>
          </table:table-cell>
          <table:table-cell table:formula="of:=[.F294]" office:value-type="float" office:value="31" calcext:value-type="float">
            <text:p>31</text:p>
          </table:table-cell>
          <table:table-cell table:formula="of:=LEFT([.A294];[.G294])" office:value-type="string" office:string-value="rdw_as_gegevens_eeg_uitvoering_" calcext:value-type="string">
            <text:p>rdw_as_gegevens_eeg_uitvoering_</text:p>
          </table:table-cell>
          <table:table-cell table:formula="of:=VLOOKUP([.H294];[$source.$C$2:$source.$F$48];4;0)" office:value-type="float" office:value="302" calcext:value-type="float">
            <text:p>302</text:p>
          </table:table-cell>
          <table:table-cell table:style-name="ce7" table:formula="of:=IF(RIGHT([.A294];6)=&quot;_X_X_X&quot;;3;IF(RIGHT([.A294];4)=&quot;_X_X&quot;;2;IF(RIGHT([.A29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5])&gt;0;[$preferred_name.A295];&#10;LEN([$preferred_name.B295])&gt;0;[$preferred_name.B295]&#10;)" office:value-type="string" office:string-value="rdw_as_gegevens_eeg_uitvoering_techn_max_last_as_bovengrens_X" calcext:value-type="string">
            <text:p>rdw_as_gegevens_eeg_uitvoering_techn_max_last_as_bovengrens_X</text:p>
          </table:table-cell>
          <table:table-cell table:formula="of:=IFERROR(FIND(&quot;_&quot;;[.$A295];1);LEN([.$A295]))" office:value-type="float" office:value="4" calcext:value-type="float">
            <text:p>4</text:p>
          </table:table-cell>
          <table:table-cell table:formula="of:=IFERROR(FIND(&quot;_&quot;;[.$A295];1+[.B295]);LEN([.$A295]))" office:value-type="float" office:value="7" calcext:value-type="float">
            <text:p>7</text:p>
          </table:table-cell>
          <table:table-cell table:formula="of:=IFERROR(FIND(&quot;_&quot;;[.$A295];1+[.C295]);LEN([.$A295]))" office:value-type="float" office:value="16" calcext:value-type="float">
            <text:p>16</text:p>
          </table:table-cell>
          <table:table-cell table:formula="of:=IFERROR(FIND(&quot;_&quot;;[.$A295];1+[.D295]);LEN([.$A295]))" office:value-type="float" office:value="20" calcext:value-type="float">
            <text:p>20</text:p>
          </table:table-cell>
          <table:table-cell table:formula="of:=IFERROR(FIND(&quot;_&quot;;[.$A295];1+[.E295]);LEN([.$A295]))" office:value-type="float" office:value="31" calcext:value-type="float">
            <text:p>31</text:p>
          </table:table-cell>
          <table:table-cell table:formula="of:=[.F295]" office:value-type="float" office:value="31" calcext:value-type="float">
            <text:p>31</text:p>
          </table:table-cell>
          <table:table-cell table:formula="of:=LEFT([.A295];[.G295])" office:value-type="string" office:string-value="rdw_as_gegevens_eeg_uitvoering_" calcext:value-type="string">
            <text:p>rdw_as_gegevens_eeg_uitvoering_</text:p>
          </table:table-cell>
          <table:table-cell table:formula="of:=VLOOKUP([.H295];[$source.$C$2:$source.$F$48];4;0)" office:value-type="float" office:value="302" calcext:value-type="float">
            <text:p>302</text:p>
          </table:table-cell>
          <table:table-cell table:style-name="ce7" table:formula="of:=IF(RIGHT([.A295];6)=&quot;_X_X_X&quot;;3;IF(RIGHT([.A295];4)=&quot;_X_X&quot;;2;IF(RIGHT([.A29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6])&gt;0;[$preferred_name.A296];&#10;LEN([$preferred_name.B296])&gt;0;[$preferred_name.B296]&#10;)" office:value-type="string" office:string-value="rdw_as_gegevens_eeg_uitvoering_composite_key_X" calcext:value-type="string">
            <text:p>rdw_as_gegevens_eeg_uitvoering_composite_key_X</text:p>
          </table:table-cell>
          <table:table-cell table:formula="of:=IFERROR(FIND(&quot;_&quot;;[.$A296];1);LEN([.$A296]))" office:value-type="float" office:value="4" calcext:value-type="float">
            <text:p>4</text:p>
          </table:table-cell>
          <table:table-cell table:formula="of:=IFERROR(FIND(&quot;_&quot;;[.$A296];1+[.B296]);LEN([.$A296]))" office:value-type="float" office:value="7" calcext:value-type="float">
            <text:p>7</text:p>
          </table:table-cell>
          <table:table-cell table:formula="of:=IFERROR(FIND(&quot;_&quot;;[.$A296];1+[.C296]);LEN([.$A296]))" office:value-type="float" office:value="16" calcext:value-type="float">
            <text:p>16</text:p>
          </table:table-cell>
          <table:table-cell table:formula="of:=IFERROR(FIND(&quot;_&quot;;[.$A296];1+[.D296]);LEN([.$A296]))" office:value-type="float" office:value="20" calcext:value-type="float">
            <text:p>20</text:p>
          </table:table-cell>
          <table:table-cell table:formula="of:=IFERROR(FIND(&quot;_&quot;;[.$A296];1+[.E296]);LEN([.$A296]))" office:value-type="float" office:value="31" calcext:value-type="float">
            <text:p>31</text:p>
          </table:table-cell>
          <table:table-cell table:formula="of:=[.F296]" office:value-type="float" office:value="31" calcext:value-type="float">
            <text:p>31</text:p>
          </table:table-cell>
          <table:table-cell table:formula="of:=LEFT([.A296];[.G296])" office:value-type="string" office:string-value="rdw_as_gegevens_eeg_uitvoering_" calcext:value-type="string">
            <text:p>rdw_as_gegevens_eeg_uitvoering_</text:p>
          </table:table-cell>
          <table:table-cell table:formula="of:=VLOOKUP([.H296];[$source.$C$2:$source.$F$48];4;0)" office:value-type="float" office:value="302" calcext:value-type="float">
            <text:p>302</text:p>
          </table:table-cell>
          <table:table-cell table:style-name="ce7" table:formula="of:=IF(RIGHT([.A296];6)=&quot;_X_X_X&quot;;3;IF(RIGHT([.A296];4)=&quot;_X_X&quot;;2;IF(RIGHT([.A29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7])&gt;0;[$preferred_name.A297];&#10;LEN([$preferred_name.B297])&gt;0;[$preferred_name.B297]&#10;)" office:value-type="string" office:string-value="rdw_as_gegevens_eeg_uitvoering_hefas_X" calcext:value-type="string">
            <text:p>rdw_as_gegevens_eeg_uitvoering_hefas_X</text:p>
          </table:table-cell>
          <table:table-cell table:formula="of:=IFERROR(FIND(&quot;_&quot;;[.$A297];1);LEN([.$A297]))" office:value-type="float" office:value="4" calcext:value-type="float">
            <text:p>4</text:p>
          </table:table-cell>
          <table:table-cell table:formula="of:=IFERROR(FIND(&quot;_&quot;;[.$A297];1+[.B297]);LEN([.$A297]))" office:value-type="float" office:value="7" calcext:value-type="float">
            <text:p>7</text:p>
          </table:table-cell>
          <table:table-cell table:formula="of:=IFERROR(FIND(&quot;_&quot;;[.$A297];1+[.C297]);LEN([.$A297]))" office:value-type="float" office:value="16" calcext:value-type="float">
            <text:p>16</text:p>
          </table:table-cell>
          <table:table-cell table:formula="of:=IFERROR(FIND(&quot;_&quot;;[.$A297];1+[.D297]);LEN([.$A297]))" office:value-type="float" office:value="20" calcext:value-type="float">
            <text:p>20</text:p>
          </table:table-cell>
          <table:table-cell table:formula="of:=IFERROR(FIND(&quot;_&quot;;[.$A297];1+[.E297]);LEN([.$A297]))" office:value-type="float" office:value="31" calcext:value-type="float">
            <text:p>31</text:p>
          </table:table-cell>
          <table:table-cell table:formula="of:=[.F297]" office:value-type="float" office:value="31" calcext:value-type="float">
            <text:p>31</text:p>
          </table:table-cell>
          <table:table-cell table:formula="of:=LEFT([.A297];[.G297])" office:value-type="string" office:string-value="rdw_as_gegevens_eeg_uitvoering_" calcext:value-type="string">
            <text:p>rdw_as_gegevens_eeg_uitvoering_</text:p>
          </table:table-cell>
          <table:table-cell table:formula="of:=VLOOKUP([.H297];[$source.$C$2:$source.$F$48];4;0)" office:value-type="float" office:value="302" calcext:value-type="float">
            <text:p>302</text:p>
          </table:table-cell>
          <table:table-cell table:style-name="ce7" table:formula="of:=IF(RIGHT([.A297];6)=&quot;_X_X_X&quot;;3;IF(RIGHT([.A297];4)=&quot;_X_X&quot;;2;IF(RIGHT([.A29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298])&gt;0;[$preferred_name.A298];&#10;LEN([$preferred_name.B298])&gt;0;[$preferred_name.B298]&#10;)" office:value-type="string" office:string-value="rdw_as_gegevens_eeg_uitvoering_plaats_as_code_X" calcext:value-type="string">
            <text:p>rdw_as_gegevens_eeg_uitvoering_plaats_as_code_X</text:p>
          </table:table-cell>
          <table:table-cell table:formula="of:=IFERROR(FIND(&quot;_&quot;;[.$A298];1);LEN([.$A298]))" office:value-type="float" office:value="4" calcext:value-type="float">
            <text:p>4</text:p>
          </table:table-cell>
          <table:table-cell table:formula="of:=IFERROR(FIND(&quot;_&quot;;[.$A298];1+[.B298]);LEN([.$A298]))" office:value-type="float" office:value="7" calcext:value-type="float">
            <text:p>7</text:p>
          </table:table-cell>
          <table:table-cell table:formula="of:=IFERROR(FIND(&quot;_&quot;;[.$A298];1+[.C298]);LEN([.$A298]))" office:value-type="float" office:value="16" calcext:value-type="float">
            <text:p>16</text:p>
          </table:table-cell>
          <table:table-cell table:formula="of:=IFERROR(FIND(&quot;_&quot;;[.$A298];1+[.D298]);LEN([.$A298]))" office:value-type="float" office:value="20" calcext:value-type="float">
            <text:p>20</text:p>
          </table:table-cell>
          <table:table-cell table:formula="of:=IFERROR(FIND(&quot;_&quot;;[.$A298];1+[.E298]);LEN([.$A298]))" office:value-type="float" office:value="31" calcext:value-type="float">
            <text:p>31</text:p>
          </table:table-cell>
          <table:table-cell table:formula="of:=[.F298]" office:value-type="float" office:value="31" calcext:value-type="float">
            <text:p>31</text:p>
          </table:table-cell>
          <table:table-cell table:formula="of:=LEFT([.A298];[.G298])" office:value-type="string" office:string-value="rdw_as_gegevens_eeg_uitvoering_" calcext:value-type="string">
            <text:p>rdw_as_gegevens_eeg_uitvoering_</text:p>
          </table:table-cell>
          <table:table-cell table:formula="of:=VLOOKUP([.H298];[$source.$C$2:$source.$F$48];4;0)" office:value-type="float" office:value="302" calcext:value-type="float">
            <text:p>302</text:p>
          </table:table-cell>
          <table:table-cell table:style-name="ce7" table:formula="of:=IF(RIGHT([.A298];6)=&quot;_X_X_X&quot;;3;IF(RIGHT([.A298];4)=&quot;_X_X&quot;;2;IF(RIGHT([.A29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299])&gt;0;[$preferred_name.A299];&#10;LEN([$preferred_name.B299])&gt;0;[$preferred_name.B299]&#10;)" office:value-type="string" office:string-value="rdw_as_gegevens_eeg_uitvoering_luchtvering_X" calcext:value-type="string">
            <text:p>rdw_as_gegevens_eeg_uitvoering_luchtvering_X</text:p>
          </table:table-cell>
          <table:table-cell table:formula="of:=IFERROR(FIND(&quot;_&quot;;[.$A299];1);LEN([.$A299]))" office:value-type="float" office:value="4" calcext:value-type="float">
            <text:p>4</text:p>
          </table:table-cell>
          <table:table-cell table:formula="of:=IFERROR(FIND(&quot;_&quot;;[.$A299];1+[.B299]);LEN([.$A299]))" office:value-type="float" office:value="7" calcext:value-type="float">
            <text:p>7</text:p>
          </table:table-cell>
          <table:table-cell table:formula="of:=IFERROR(FIND(&quot;_&quot;;[.$A299];1+[.C299]);LEN([.$A299]))" office:value-type="float" office:value="16" calcext:value-type="float">
            <text:p>16</text:p>
          </table:table-cell>
          <table:table-cell table:formula="of:=IFERROR(FIND(&quot;_&quot;;[.$A299];1+[.D299]);LEN([.$A299]))" office:value-type="float" office:value="20" calcext:value-type="float">
            <text:p>20</text:p>
          </table:table-cell>
          <table:table-cell table:formula="of:=IFERROR(FIND(&quot;_&quot;;[.$A299];1+[.E299]);LEN([.$A299]))" office:value-type="float" office:value="31" calcext:value-type="float">
            <text:p>31</text:p>
          </table:table-cell>
          <table:table-cell table:formula="of:=[.F299]" office:value-type="float" office:value="31" calcext:value-type="float">
            <text:p>31</text:p>
          </table:table-cell>
          <table:table-cell table:formula="of:=LEFT([.A299];[.G299])" office:value-type="string" office:string-value="rdw_as_gegevens_eeg_uitvoering_" calcext:value-type="string">
            <text:p>rdw_as_gegevens_eeg_uitvoering_</text:p>
          </table:table-cell>
          <table:table-cell table:formula="of:=VLOOKUP([.H299];[$source.$C$2:$source.$F$48];4;0)" office:value-type="float" office:value="302" calcext:value-type="float">
            <text:p>302</text:p>
          </table:table-cell>
          <table:table-cell table:style-name="ce7" table:formula="of:=IF(RIGHT([.A299];6)=&quot;_X_X_X&quot;;3;IF(RIGHT([.A299];4)=&quot;_X_X&quot;;2;IF(RIGHT([.A29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0])&gt;0;[$preferred_name.A300];&#10;LEN([$preferred_name.B300])&gt;0;[$preferred_name.B300]&#10;)" office:value-type="string" office:string-value="rdw_as_gegevens_eeg_uitvoering_gelijkwaardig_aan_luchtvering_X" calcext:value-type="string">
            <text:p>rdw_as_gegevens_eeg_uitvoering_gelijkwaardig_aan_luchtvering_X</text:p>
          </table:table-cell>
          <table:table-cell table:formula="of:=IFERROR(FIND(&quot;_&quot;;[.$A300];1);LEN([.$A300]))" office:value-type="float" office:value="4" calcext:value-type="float">
            <text:p>4</text:p>
          </table:table-cell>
          <table:table-cell table:formula="of:=IFERROR(FIND(&quot;_&quot;;[.$A300];1+[.B300]);LEN([.$A300]))" office:value-type="float" office:value="7" calcext:value-type="float">
            <text:p>7</text:p>
          </table:table-cell>
          <table:table-cell table:formula="of:=IFERROR(FIND(&quot;_&quot;;[.$A300];1+[.C300]);LEN([.$A300]))" office:value-type="float" office:value="16" calcext:value-type="float">
            <text:p>16</text:p>
          </table:table-cell>
          <table:table-cell table:formula="of:=IFERROR(FIND(&quot;_&quot;;[.$A300];1+[.D300]);LEN([.$A300]))" office:value-type="float" office:value="20" calcext:value-type="float">
            <text:p>20</text:p>
          </table:table-cell>
          <table:table-cell table:formula="of:=IFERROR(FIND(&quot;_&quot;;[.$A300];1+[.E300]);LEN([.$A300]))" office:value-type="float" office:value="31" calcext:value-type="float">
            <text:p>31</text:p>
          </table:table-cell>
          <table:table-cell table:formula="of:=[.F300]" office:value-type="float" office:value="31" calcext:value-type="float">
            <text:p>31</text:p>
          </table:table-cell>
          <table:table-cell table:formula="of:=LEFT([.A300];[.G300])" office:value-type="string" office:string-value="rdw_as_gegevens_eeg_uitvoering_" calcext:value-type="string">
            <text:p>rdw_as_gegevens_eeg_uitvoering_</text:p>
          </table:table-cell>
          <table:table-cell table:formula="of:=VLOOKUP([.H300];[$source.$C$2:$source.$F$48];4;0)" office:value-type="float" office:value="302" calcext:value-type="float">
            <text:p>302</text:p>
          </table:table-cell>
          <table:table-cell table:style-name="ce7" table:formula="of:=IF(RIGHT([.A300];6)=&quot;_X_X_X&quot;;3;IF(RIGHT([.A300];4)=&quot;_X_X&quot;;2;IF(RIGHT([.A30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1])&gt;0;[$preferred_name.A301];&#10;LEN([$preferred_name.B301])&gt;0;[$preferred_name.B301]&#10;)" office:value-type="string" office:string-value="rdw_as_gegevens_eeg_uitvoering_gestuurde_as_indicator_X" calcext:value-type="string">
            <text:p>rdw_as_gegevens_eeg_uitvoering_gestuurde_as_indicator_X</text:p>
          </table:table-cell>
          <table:table-cell table:formula="of:=IFERROR(FIND(&quot;_&quot;;[.$A301];1);LEN([.$A301]))" office:value-type="float" office:value="4" calcext:value-type="float">
            <text:p>4</text:p>
          </table:table-cell>
          <table:table-cell table:formula="of:=IFERROR(FIND(&quot;_&quot;;[.$A301];1+[.B301]);LEN([.$A301]))" office:value-type="float" office:value="7" calcext:value-type="float">
            <text:p>7</text:p>
          </table:table-cell>
          <table:table-cell table:formula="of:=IFERROR(FIND(&quot;_&quot;;[.$A301];1+[.C301]);LEN([.$A301]))" office:value-type="float" office:value="16" calcext:value-type="float">
            <text:p>16</text:p>
          </table:table-cell>
          <table:table-cell table:formula="of:=IFERROR(FIND(&quot;_&quot;;[.$A301];1+[.D301]);LEN([.$A301]))" office:value-type="float" office:value="20" calcext:value-type="float">
            <text:p>20</text:p>
          </table:table-cell>
          <table:table-cell table:formula="of:=IFERROR(FIND(&quot;_&quot;;[.$A301];1+[.E301]);LEN([.$A301]))" office:value-type="float" office:value="31" calcext:value-type="float">
            <text:p>31</text:p>
          </table:table-cell>
          <table:table-cell table:formula="of:=[.F301]" office:value-type="float" office:value="31" calcext:value-type="float">
            <text:p>31</text:p>
          </table:table-cell>
          <table:table-cell table:formula="of:=LEFT([.A301];[.G301])" office:value-type="string" office:string-value="rdw_as_gegevens_eeg_uitvoering_" calcext:value-type="string">
            <text:p>rdw_as_gegevens_eeg_uitvoering_</text:p>
          </table:table-cell>
          <table:table-cell table:formula="of:=VLOOKUP([.H301];[$source.$C$2:$source.$F$48];4;0)" office:value-type="float" office:value="302" calcext:value-type="float">
            <text:p>302</text:p>
          </table:table-cell>
          <table:table-cell table:style-name="ce7" table:formula="of:=IF(RIGHT([.A301];6)=&quot;_X_X_X&quot;;3;IF(RIGHT([.A301];4)=&quot;_X_X&quot;;2;IF(RIGHT([.A30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2])&gt;0;[$preferred_name.A302];&#10;LEN([$preferred_name.B302])&gt;0;[$preferred_name.B302]&#10;)" office:value-type="string" office:string-value="rdw_as_gegevens_eeg_uitvoering_dubbele_montage_X" calcext:value-type="string">
            <text:p>rdw_as_gegevens_eeg_uitvoering_dubbele_montage_X</text:p>
          </table:table-cell>
          <table:table-cell table:formula="of:=IFERROR(FIND(&quot;_&quot;;[.$A302];1);LEN([.$A302]))" office:value-type="float" office:value="4" calcext:value-type="float">
            <text:p>4</text:p>
          </table:table-cell>
          <table:table-cell table:formula="of:=IFERROR(FIND(&quot;_&quot;;[.$A302];1+[.B302]);LEN([.$A302]))" office:value-type="float" office:value="7" calcext:value-type="float">
            <text:p>7</text:p>
          </table:table-cell>
          <table:table-cell table:formula="of:=IFERROR(FIND(&quot;_&quot;;[.$A302];1+[.C302]);LEN([.$A302]))" office:value-type="float" office:value="16" calcext:value-type="float">
            <text:p>16</text:p>
          </table:table-cell>
          <table:table-cell table:formula="of:=IFERROR(FIND(&quot;_&quot;;[.$A302];1+[.D302]);LEN([.$A302]))" office:value-type="float" office:value="20" calcext:value-type="float">
            <text:p>20</text:p>
          </table:table-cell>
          <table:table-cell table:formula="of:=IFERROR(FIND(&quot;_&quot;;[.$A302];1+[.E302]);LEN([.$A302]))" office:value-type="float" office:value="31" calcext:value-type="float">
            <text:p>31</text:p>
          </table:table-cell>
          <table:table-cell table:formula="of:=[.F302]" office:value-type="float" office:value="31" calcext:value-type="float">
            <text:p>31</text:p>
          </table:table-cell>
          <table:table-cell table:formula="of:=LEFT([.A302];[.G302])" office:value-type="string" office:string-value="rdw_as_gegevens_eeg_uitvoering_" calcext:value-type="string">
            <text:p>rdw_as_gegevens_eeg_uitvoering_</text:p>
          </table:table-cell>
          <table:table-cell table:formula="of:=VLOOKUP([.H302];[$source.$C$2:$source.$F$48];4;0)" office:value-type="float" office:value="302" calcext:value-type="float">
            <text:p>302</text:p>
          </table:table-cell>
          <table:table-cell table:style-name="ce7" table:formula="of:=IF(RIGHT([.A302];6)=&quot;_X_X_X&quot;;3;IF(RIGHT([.A302];4)=&quot;_X_X&quot;;2;IF(RIGHT([.A30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3])&gt;0;[$preferred_name.A303];&#10;LEN([$preferred_name.B303])&gt;0;[$preferred_name.B303]&#10;)" office:value-type="string" office:string-value="rdw_as_gegevens_eeg_uitvoering_snelheidssymbool_ondergrens_X" calcext:value-type="string">
            <text:p>rdw_as_gegevens_eeg_uitvoering_snelheidssymbool_ondergrens_X</text:p>
          </table:table-cell>
          <table:table-cell table:formula="of:=IFERROR(FIND(&quot;_&quot;;[.$A303];1);LEN([.$A303]))" office:value-type="float" office:value="4" calcext:value-type="float">
            <text:p>4</text:p>
          </table:table-cell>
          <table:table-cell table:formula="of:=IFERROR(FIND(&quot;_&quot;;[.$A303];1+[.B303]);LEN([.$A303]))" office:value-type="float" office:value="7" calcext:value-type="float">
            <text:p>7</text:p>
          </table:table-cell>
          <table:table-cell table:formula="of:=IFERROR(FIND(&quot;_&quot;;[.$A303];1+[.C303]);LEN([.$A303]))" office:value-type="float" office:value="16" calcext:value-type="float">
            <text:p>16</text:p>
          </table:table-cell>
          <table:table-cell table:formula="of:=IFERROR(FIND(&quot;_&quot;;[.$A303];1+[.D303]);LEN([.$A303]))" office:value-type="float" office:value="20" calcext:value-type="float">
            <text:p>20</text:p>
          </table:table-cell>
          <table:table-cell table:formula="of:=IFERROR(FIND(&quot;_&quot;;[.$A303];1+[.E303]);LEN([.$A303]))" office:value-type="float" office:value="31" calcext:value-type="float">
            <text:p>31</text:p>
          </table:table-cell>
          <table:table-cell table:formula="of:=[.F303]" office:value-type="float" office:value="31" calcext:value-type="float">
            <text:p>31</text:p>
          </table:table-cell>
          <table:table-cell table:formula="of:=LEFT([.A303];[.G303])" office:value-type="string" office:string-value="rdw_as_gegevens_eeg_uitvoering_" calcext:value-type="string">
            <text:p>rdw_as_gegevens_eeg_uitvoering_</text:p>
          </table:table-cell>
          <table:table-cell table:formula="of:=VLOOKUP([.H303];[$source.$C$2:$source.$F$48];4;0)" office:value-type="float" office:value="302" calcext:value-type="float">
            <text:p>302</text:p>
          </table:table-cell>
          <table:table-cell table:style-name="ce7" table:formula="of:=IF(RIGHT([.A303];6)=&quot;_X_X_X&quot;;3;IF(RIGHT([.A303];4)=&quot;_X_X&quot;;2;IF(RIGHT([.A30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4])&gt;0;[$preferred_name.A304];&#10;LEN([$preferred_name.B304])&gt;0;[$preferred_name.B304]&#10;)" office:value-type="string" office:string-value="rdw_as_gegevens_eeg_uitvoering_rolstraal_ondergrens_X" calcext:value-type="string">
            <text:p>rdw_as_gegevens_eeg_uitvoering_rolstraal_ondergrens_X</text:p>
          </table:table-cell>
          <table:table-cell table:formula="of:=IFERROR(FIND(&quot;_&quot;;[.$A304];1);LEN([.$A304]))" office:value-type="float" office:value="4" calcext:value-type="float">
            <text:p>4</text:p>
          </table:table-cell>
          <table:table-cell table:formula="of:=IFERROR(FIND(&quot;_&quot;;[.$A304];1+[.B304]);LEN([.$A304]))" office:value-type="float" office:value="7" calcext:value-type="float">
            <text:p>7</text:p>
          </table:table-cell>
          <table:table-cell table:formula="of:=IFERROR(FIND(&quot;_&quot;;[.$A304];1+[.C304]);LEN([.$A304]))" office:value-type="float" office:value="16" calcext:value-type="float">
            <text:p>16</text:p>
          </table:table-cell>
          <table:table-cell table:formula="of:=IFERROR(FIND(&quot;_&quot;;[.$A304];1+[.D304]);LEN([.$A304]))" office:value-type="float" office:value="20" calcext:value-type="float">
            <text:p>20</text:p>
          </table:table-cell>
          <table:table-cell table:formula="of:=IFERROR(FIND(&quot;_&quot;;[.$A304];1+[.E304]);LEN([.$A304]))" office:value-type="float" office:value="31" calcext:value-type="float">
            <text:p>31</text:p>
          </table:table-cell>
          <table:table-cell table:formula="of:=[.F304]" office:value-type="float" office:value="31" calcext:value-type="float">
            <text:p>31</text:p>
          </table:table-cell>
          <table:table-cell table:formula="of:=LEFT([.A304];[.G304])" office:value-type="string" office:string-value="rdw_as_gegevens_eeg_uitvoering_" calcext:value-type="string">
            <text:p>rdw_as_gegevens_eeg_uitvoering_</text:p>
          </table:table-cell>
          <table:table-cell table:formula="of:=VLOOKUP([.H304];[$source.$C$2:$source.$F$48];4;0)" office:value-type="float" office:value="302" calcext:value-type="float">
            <text:p>302</text:p>
          </table:table-cell>
          <table:table-cell table:style-name="ce7" table:formula="of:=IF(RIGHT([.A304];6)=&quot;_X_X_X&quot;;3;IF(RIGHT([.A304];4)=&quot;_X_X&quot;;2;IF(RIGHT([.A30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5])&gt;0;[$preferred_name.A305];&#10;LEN([$preferred_name.B305])&gt;0;[$preferred_name.B305]&#10;)" office:value-type="string" office:string-value="rdw_as_gegevens_eeg_uitvoering_rolstraal_bovengrens_X" calcext:value-type="string">
            <text:p>rdw_as_gegevens_eeg_uitvoering_rolstraal_bovengrens_X</text:p>
          </table:table-cell>
          <table:table-cell table:formula="of:=IFERROR(FIND(&quot;_&quot;;[.$A305];1);LEN([.$A305]))" office:value-type="float" office:value="4" calcext:value-type="float">
            <text:p>4</text:p>
          </table:table-cell>
          <table:table-cell table:formula="of:=IFERROR(FIND(&quot;_&quot;;[.$A305];1+[.B305]);LEN([.$A305]))" office:value-type="float" office:value="7" calcext:value-type="float">
            <text:p>7</text:p>
          </table:table-cell>
          <table:table-cell table:formula="of:=IFERROR(FIND(&quot;_&quot;;[.$A305];1+[.C305]);LEN([.$A305]))" office:value-type="float" office:value="16" calcext:value-type="float">
            <text:p>16</text:p>
          </table:table-cell>
          <table:table-cell table:formula="of:=IFERROR(FIND(&quot;_&quot;;[.$A305];1+[.D305]);LEN([.$A305]))" office:value-type="float" office:value="20" calcext:value-type="float">
            <text:p>20</text:p>
          </table:table-cell>
          <table:table-cell table:formula="of:=IFERROR(FIND(&quot;_&quot;;[.$A305];1+[.E305]);LEN([.$A305]))" office:value-type="float" office:value="31" calcext:value-type="float">
            <text:p>31</text:p>
          </table:table-cell>
          <table:table-cell table:formula="of:=[.F305]" office:value-type="float" office:value="31" calcext:value-type="float">
            <text:p>31</text:p>
          </table:table-cell>
          <table:table-cell table:formula="of:=LEFT([.A305];[.G305])" office:value-type="string" office:string-value="rdw_as_gegevens_eeg_uitvoering_" calcext:value-type="string">
            <text:p>rdw_as_gegevens_eeg_uitvoering_</text:p>
          </table:table-cell>
          <table:table-cell table:formula="of:=VLOOKUP([.H305];[$source.$C$2:$source.$F$48];4;0)" office:value-type="float" office:value="302" calcext:value-type="float">
            <text:p>302</text:p>
          </table:table-cell>
          <table:table-cell table:style-name="ce7" table:formula="of:=IF(RIGHT([.A305];6)=&quot;_X_X_X&quot;;3;IF(RIGHT([.A305];4)=&quot;_X_X&quot;;2;IF(RIGHT([.A30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6])&gt;0;[$preferred_name.A306];&#10;LEN([$preferred_name.B306])&gt;0;[$preferred_name.B306]&#10;)" office:value-type="string" office:string-value="rdw_as_gegevens_eeg_uitvoering_TimeStamp" calcext:value-type="string">
            <text:p>rdw_as_gegevens_eeg_uitvoering_TimeStamp</text:p>
          </table:table-cell>
          <table:table-cell table:formula="of:=IFERROR(FIND(&quot;_&quot;;[.$A306];1);LEN([.$A306]))" office:value-type="float" office:value="4" calcext:value-type="float">
            <text:p>4</text:p>
          </table:table-cell>
          <table:table-cell table:formula="of:=IFERROR(FIND(&quot;_&quot;;[.$A306];1+[.B306]);LEN([.$A306]))" office:value-type="float" office:value="7" calcext:value-type="float">
            <text:p>7</text:p>
          </table:table-cell>
          <table:table-cell table:formula="of:=IFERROR(FIND(&quot;_&quot;;[.$A306];1+[.C306]);LEN([.$A306]))" office:value-type="float" office:value="16" calcext:value-type="float">
            <text:p>16</text:p>
          </table:table-cell>
          <table:table-cell table:formula="of:=IFERROR(FIND(&quot;_&quot;;[.$A306];1+[.D306]);LEN([.$A306]))" office:value-type="float" office:value="20" calcext:value-type="float">
            <text:p>20</text:p>
          </table:table-cell>
          <table:table-cell table:formula="of:=IFERROR(FIND(&quot;_&quot;;[.$A306];1+[.E306]);LEN([.$A306]))" office:value-type="float" office:value="31" calcext:value-type="float">
            <text:p>31</text:p>
          </table:table-cell>
          <table:table-cell table:formula="of:=[.F306]" office:value-type="float" office:value="31" calcext:value-type="float">
            <text:p>31</text:p>
          </table:table-cell>
          <table:table-cell table:formula="of:=LEFT([.A306];[.G306])" office:value-type="string" office:string-value="rdw_as_gegevens_eeg_uitvoering_" calcext:value-type="string">
            <text:p>rdw_as_gegevens_eeg_uitvoering_</text:p>
          </table:table-cell>
          <table:table-cell table:formula="of:=VLOOKUP([.H306];[$source.$C$2:$source.$F$48];4;0)" office:value-type="float" office:value="302" calcext:value-type="float">
            <text:p>302</text:p>
          </table:table-cell>
          <table:table-cell table:style-name="ce7" table:formula="of:=IF(RIGHT([.A306];6)=&quot;_X_X_X&quot;;3;IF(RIGHT([.A306];4)=&quot;_X_X&quot;;2;IF(RIGHT([.A30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7])&gt;0;[$preferred_name.A307];&#10;LEN([$preferred_name.B307])&gt;0;[$preferred_name.B307]&#10;)" office:value-type="string" office:string-value="rdw_basisgegevens_eeg_uitvoering_uitvoering_registratie_datum" calcext:value-type="string">
            <text:p>rdw_basisgegevens_eeg_uitvoering_uitvoering_registratie_datum</text:p>
          </table:table-cell>
          <table:table-cell table:formula="of:=IFERROR(FIND(&quot;_&quot;;[.$A307];1);LEN([.$A307]))" office:value-type="float" office:value="4" calcext:value-type="float">
            <text:p>4</text:p>
          </table:table-cell>
          <table:table-cell table:formula="of:=IFERROR(FIND(&quot;_&quot;;[.$A307];1+[.B307]);LEN([.$A307]))" office:value-type="float" office:value="18" calcext:value-type="float">
            <text:p>18</text:p>
          </table:table-cell>
          <table:table-cell table:formula="of:=IFERROR(FIND(&quot;_&quot;;[.$A307];1+[.C307]);LEN([.$A307]))" office:value-type="float" office:value="22" calcext:value-type="float">
            <text:p>22</text:p>
          </table:table-cell>
          <table:table-cell table:formula="of:=IFERROR(FIND(&quot;_&quot;;[.$A307];1+[.D307]);LEN([.$A307]))" office:value-type="float" office:value="33" calcext:value-type="float">
            <text:p>33</text:p>
          </table:table-cell>
          <table:table-cell table:formula="of:=IFERROR(FIND(&quot;_&quot;;[.$A307];1+[.E307]);LEN([.$A307]))" office:value-type="float" office:value="44" calcext:value-type="float">
            <text:p>44</text:p>
          </table:table-cell>
          <table:table-cell table:formula="of:=[.E307]" office:value-type="float" office:value="33" calcext:value-type="float">
            <text:p>33</text:p>
          </table:table-cell>
          <table:table-cell table:formula="of:=LEFT([.A307];[.G307])" office:value-type="string" office:string-value="rdw_basisgegevens_eeg_uitvoering_" calcext:value-type="string">
            <text:p>rdw_basisgegevens_eeg_uitvoering_</text:p>
          </table:table-cell>
          <table:table-cell table:formula="of:=VLOOKUP([.H307];[$source.$C$2:$source.$F$48];4;0)" office:value-type="float" office:value="303" calcext:value-type="float">
            <text:p>303</text:p>
          </table:table-cell>
          <table:table-cell table:style-name="ce7" table:formula="of:=IF(RIGHT([.A307];6)=&quot;_X_X_X&quot;;3;IF(RIGHT([.A307];4)=&quot;_X_X&quot;;2;IF(RIGHT([.A30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8])&gt;0;[$preferred_name.A308];&#10;LEN([$preferred_name.B308])&gt;0;[$preferred_name.B308]&#10;)" office:value-type="string" office:string-value="rdw_basisgegevens_eeg_uitvoering_begindatum_uitvoering" calcext:value-type="string">
            <text:p>rdw_basisgegevens_eeg_uitvoering_begindatum_uitvoering</text:p>
          </table:table-cell>
          <table:table-cell table:formula="of:=IFERROR(FIND(&quot;_&quot;;[.$A308];1);LEN([.$A308]))" office:value-type="float" office:value="4" calcext:value-type="float">
            <text:p>4</text:p>
          </table:table-cell>
          <table:table-cell table:formula="of:=IFERROR(FIND(&quot;_&quot;;[.$A308];1+[.B308]);LEN([.$A308]))" office:value-type="float" office:value="18" calcext:value-type="float">
            <text:p>18</text:p>
          </table:table-cell>
          <table:table-cell table:formula="of:=IFERROR(FIND(&quot;_&quot;;[.$A308];1+[.C308]);LEN([.$A308]))" office:value-type="float" office:value="22" calcext:value-type="float">
            <text:p>22</text:p>
          </table:table-cell>
          <table:table-cell table:formula="of:=IFERROR(FIND(&quot;_&quot;;[.$A308];1+[.D308]);LEN([.$A308]))" office:value-type="float" office:value="33" calcext:value-type="float">
            <text:p>33</text:p>
          </table:table-cell>
          <table:table-cell table:formula="of:=IFERROR(FIND(&quot;_&quot;;[.$A308];1+[.E308]);LEN([.$A308]))" office:value-type="float" office:value="44" calcext:value-type="float">
            <text:p>44</text:p>
          </table:table-cell>
          <table:table-cell table:formula="of:=[.E308]" office:value-type="float" office:value="33" calcext:value-type="float">
            <text:p>33</text:p>
          </table:table-cell>
          <table:table-cell table:formula="of:=LEFT([.A308];[.G308])" office:value-type="string" office:string-value="rdw_basisgegevens_eeg_uitvoering_" calcext:value-type="string">
            <text:p>rdw_basisgegevens_eeg_uitvoering_</text:p>
          </table:table-cell>
          <table:table-cell table:formula="of:=VLOOKUP([.H308];[$source.$C$2:$source.$F$48];4;0)" office:value-type="float" office:value="303" calcext:value-type="float">
            <text:p>303</text:p>
          </table:table-cell>
          <table:table-cell table:style-name="ce7" table:formula="of:=IF(RIGHT([.A308];6)=&quot;_X_X_X&quot;;3;IF(RIGHT([.A308];4)=&quot;_X_X&quot;;2;IF(RIGHT([.A30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09])&gt;0;[$preferred_name.A309];&#10;LEN([$preferred_name.B309])&gt;0;[$preferred_name.B309]&#10;)" office:value-type="string" office:string-value="rdw_basisgegevens_eeg_uitvoering_aantal_wielen" calcext:value-type="string">
            <text:p>rdw_basisgegevens_eeg_uitvoering_aantal_wielen</text:p>
          </table:table-cell>
          <table:table-cell table:formula="of:=IFERROR(FIND(&quot;_&quot;;[.$A309];1);LEN([.$A309]))" office:value-type="float" office:value="4" calcext:value-type="float">
            <text:p>4</text:p>
          </table:table-cell>
          <table:table-cell table:formula="of:=IFERROR(FIND(&quot;_&quot;;[.$A309];1+[.B309]);LEN([.$A309]))" office:value-type="float" office:value="18" calcext:value-type="float">
            <text:p>18</text:p>
          </table:table-cell>
          <table:table-cell table:formula="of:=IFERROR(FIND(&quot;_&quot;;[.$A309];1+[.C309]);LEN([.$A309]))" office:value-type="float" office:value="22" calcext:value-type="float">
            <text:p>22</text:p>
          </table:table-cell>
          <table:table-cell table:formula="of:=IFERROR(FIND(&quot;_&quot;;[.$A309];1+[.D309]);LEN([.$A309]))" office:value-type="float" office:value="33" calcext:value-type="float">
            <text:p>33</text:p>
          </table:table-cell>
          <table:table-cell table:formula="of:=IFERROR(FIND(&quot;_&quot;;[.$A309];1+[.E309]);LEN([.$A309]))" office:value-type="float" office:value="40" calcext:value-type="float">
            <text:p>40</text:p>
          </table:table-cell>
          <table:table-cell table:formula="of:=[.E309]" office:value-type="float" office:value="33" calcext:value-type="float">
            <text:p>33</text:p>
          </table:table-cell>
          <table:table-cell table:formula="of:=LEFT([.A309];[.G309])" office:value-type="string" office:string-value="rdw_basisgegevens_eeg_uitvoering_" calcext:value-type="string">
            <text:p>rdw_basisgegevens_eeg_uitvoering_</text:p>
          </table:table-cell>
          <table:table-cell table:formula="of:=VLOOKUP([.H309];[$source.$C$2:$source.$F$48];4;0)" office:value-type="float" office:value="303" calcext:value-type="float">
            <text:p>303</text:p>
          </table:table-cell>
          <table:table-cell table:style-name="ce7" table:formula="of:=IF(RIGHT([.A309];6)=&quot;_X_X_X&quot;;3;IF(RIGHT([.A309];4)=&quot;_X_X&quot;;2;IF(RIGHT([.A30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0])&gt;0;[$preferred_name.A310];&#10;LEN([$preferred_name.B310])&gt;0;[$preferred_name.B310]&#10;)" office:value-type="string" office:string-value="rdw_basisgegevens_eeg_uitvoering_inrichtingscode" calcext:value-type="string">
            <text:p>rdw_basisgegevens_eeg_uitvoering_inrichtingscode</text:p>
          </table:table-cell>
          <table:table-cell table:formula="of:=IFERROR(FIND(&quot;_&quot;;[.$A310];1);LEN([.$A310]))" office:value-type="float" office:value="4" calcext:value-type="float">
            <text:p>4</text:p>
          </table:table-cell>
          <table:table-cell table:formula="of:=IFERROR(FIND(&quot;_&quot;;[.$A310];1+[.B310]);LEN([.$A310]))" office:value-type="float" office:value="18" calcext:value-type="float">
            <text:p>18</text:p>
          </table:table-cell>
          <table:table-cell table:formula="of:=IFERROR(FIND(&quot;_&quot;;[.$A310];1+[.C310]);LEN([.$A310]))" office:value-type="float" office:value="22" calcext:value-type="float">
            <text:p>22</text:p>
          </table:table-cell>
          <table:table-cell table:formula="of:=IFERROR(FIND(&quot;_&quot;;[.$A310];1+[.D310]);LEN([.$A310]))" office:value-type="float" office:value="33" calcext:value-type="float">
            <text:p>33</text:p>
          </table:table-cell>
          <table:table-cell table:formula="of:=IFERROR(FIND(&quot;_&quot;;[.$A310];1+[.E310]);LEN([.$A310]))" office:value-type="float" office:value="48" calcext:value-type="float">
            <text:p>48</text:p>
          </table:table-cell>
          <table:table-cell table:formula="of:=[.E310]" office:value-type="float" office:value="33" calcext:value-type="float">
            <text:p>33</text:p>
          </table:table-cell>
          <table:table-cell table:formula="of:=LEFT([.A310];[.G310])" office:value-type="string" office:string-value="rdw_basisgegevens_eeg_uitvoering_" calcext:value-type="string">
            <text:p>rdw_basisgegevens_eeg_uitvoering_</text:p>
          </table:table-cell>
          <table:table-cell table:formula="of:=VLOOKUP([.H310];[$source.$C$2:$source.$F$48];4;0)" office:value-type="float" office:value="303" calcext:value-type="float">
            <text:p>303</text:p>
          </table:table-cell>
          <table:table-cell table:style-name="ce7" table:formula="of:=IF(RIGHT([.A310];6)=&quot;_X_X_X&quot;;3;IF(RIGHT([.A310];4)=&quot;_X_X&quot;;2;IF(RIGHT([.A31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11])&gt;0;[$preferred_name.A311];&#10;LEN([$preferred_name.B311])&gt;0;[$preferred_name.B311]&#10;)" office:value-type="string" office:string-value="rdw_basisgegevens_eeg_uitvoering_aantal_aangedreven_assen" calcext:value-type="string">
            <text:p>rdw_basisgegevens_eeg_uitvoering_aantal_aangedreven_assen</text:p>
          </table:table-cell>
          <table:table-cell table:formula="of:=IFERROR(FIND(&quot;_&quot;;[.$A311];1);LEN([.$A311]))" office:value-type="float" office:value="4" calcext:value-type="float">
            <text:p>4</text:p>
          </table:table-cell>
          <table:table-cell table:formula="of:=IFERROR(FIND(&quot;_&quot;;[.$A311];1+[.B311]);LEN([.$A311]))" office:value-type="float" office:value="18" calcext:value-type="float">
            <text:p>18</text:p>
          </table:table-cell>
          <table:table-cell table:formula="of:=IFERROR(FIND(&quot;_&quot;;[.$A311];1+[.C311]);LEN([.$A311]))" office:value-type="float" office:value="22" calcext:value-type="float">
            <text:p>22</text:p>
          </table:table-cell>
          <table:table-cell table:formula="of:=IFERROR(FIND(&quot;_&quot;;[.$A311];1+[.D311]);LEN([.$A311]))" office:value-type="float" office:value="33" calcext:value-type="float">
            <text:p>33</text:p>
          </table:table-cell>
          <table:table-cell table:formula="of:=IFERROR(FIND(&quot;_&quot;;[.$A311];1+[.E311]);LEN([.$A311]))" office:value-type="float" office:value="40" calcext:value-type="float">
            <text:p>40</text:p>
          </table:table-cell>
          <table:table-cell table:formula="of:=[.E311]" office:value-type="float" office:value="33" calcext:value-type="float">
            <text:p>33</text:p>
          </table:table-cell>
          <table:table-cell table:formula="of:=LEFT([.A311];[.G311])" office:value-type="string" office:string-value="rdw_basisgegevens_eeg_uitvoering_" calcext:value-type="string">
            <text:p>rdw_basisgegevens_eeg_uitvoering_</text:p>
          </table:table-cell>
          <table:table-cell table:formula="of:=VLOOKUP([.H311];[$source.$C$2:$source.$F$48];4;0)" office:value-type="float" office:value="303" calcext:value-type="float">
            <text:p>303</text:p>
          </table:table-cell>
          <table:table-cell table:style-name="ce7" table:formula="of:=IF(RIGHT([.A311];6)=&quot;_X_X_X&quot;;3;IF(RIGHT([.A311];4)=&quot;_X_X&quot;;2;IF(RIGHT([.A31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2])&gt;0;[$preferred_name.A312];&#10;LEN([$preferred_name.B312])&gt;0;[$preferred_name.B312]&#10;)" office:value-type="string" office:string-value="rdw_basisgegevens_eeg_uitvoering__24ghz_kortbereik_radar" calcext:value-type="string">
            <text:p>rdw_basisgegevens_eeg_uitvoering__24ghz_kortbereik_radar</text:p>
          </table:table-cell>
          <table:table-cell table:formula="of:=IFERROR(FIND(&quot;_&quot;;[.$A312];1);LEN([.$A312]))" office:value-type="float" office:value="4" calcext:value-type="float">
            <text:p>4</text:p>
          </table:table-cell>
          <table:table-cell table:formula="of:=IFERROR(FIND(&quot;_&quot;;[.$A312];1+[.B312]);LEN([.$A312]))" office:value-type="float" office:value="18" calcext:value-type="float">
            <text:p>18</text:p>
          </table:table-cell>
          <table:table-cell table:formula="of:=IFERROR(FIND(&quot;_&quot;;[.$A312];1+[.C312]);LEN([.$A312]))" office:value-type="float" office:value="22" calcext:value-type="float">
            <text:p>22</text:p>
          </table:table-cell>
          <table:table-cell table:formula="of:=IFERROR(FIND(&quot;_&quot;;[.$A312];1+[.D312]);LEN([.$A312]))" office:value-type="float" office:value="33" calcext:value-type="float">
            <text:p>33</text:p>
          </table:table-cell>
          <table:table-cell table:formula="of:=IFERROR(FIND(&quot;_&quot;;[.$A312];1+[.E312]);LEN([.$A312]))" office:value-type="float" office:value="34" calcext:value-type="float">
            <text:p>34</text:p>
          </table:table-cell>
          <table:table-cell table:formula="of:=[.E312]" office:value-type="float" office:value="33" calcext:value-type="float">
            <text:p>33</text:p>
          </table:table-cell>
          <table:table-cell table:formula="of:=LEFT([.A312];[.G312])" office:value-type="string" office:string-value="rdw_basisgegevens_eeg_uitvoering_" calcext:value-type="string">
            <text:p>rdw_basisgegevens_eeg_uitvoering_</text:p>
          </table:table-cell>
          <table:table-cell table:formula="of:=VLOOKUP([.H312];[$source.$C$2:$source.$F$48];4;0)" office:value-type="float" office:value="303" calcext:value-type="float">
            <text:p>303</text:p>
          </table:table-cell>
          <table:table-cell table:style-name="ce7" table:formula="of:=IF(RIGHT([.A312];6)=&quot;_X_X_X&quot;;3;IF(RIGHT([.A312];4)=&quot;_X_X&quot;;2;IF(RIGHT([.A3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13])&gt;0;[$preferred_name.A313];&#10;LEN([$preferred_name.B313])&gt;0;[$preferred_name.B313]&#10;)" office:value-type="string" office:string-value="rdw_basisgegevens_eeg_uitvoering_status_voertiug_kentekening" calcext:value-type="string">
            <text:p>rdw_basisgegevens_eeg_uitvoering_status_voertiug_kentekening</text:p>
          </table:table-cell>
          <table:table-cell table:formula="of:=IFERROR(FIND(&quot;_&quot;;[.$A313];1);LEN([.$A313]))" office:value-type="float" office:value="4" calcext:value-type="float">
            <text:p>4</text:p>
          </table:table-cell>
          <table:table-cell table:formula="of:=IFERROR(FIND(&quot;_&quot;;[.$A313];1+[.B313]);LEN([.$A313]))" office:value-type="float" office:value="18" calcext:value-type="float">
            <text:p>18</text:p>
          </table:table-cell>
          <table:table-cell table:formula="of:=IFERROR(FIND(&quot;_&quot;;[.$A313];1+[.C313]);LEN([.$A313]))" office:value-type="float" office:value="22" calcext:value-type="float">
            <text:p>22</text:p>
          </table:table-cell>
          <table:table-cell table:formula="of:=IFERROR(FIND(&quot;_&quot;;[.$A313];1+[.D313]);LEN([.$A313]))" office:value-type="float" office:value="33" calcext:value-type="float">
            <text:p>33</text:p>
          </table:table-cell>
          <table:table-cell table:formula="of:=IFERROR(FIND(&quot;_&quot;;[.$A313];1+[.E313]);LEN([.$A313]))" office:value-type="float" office:value="40" calcext:value-type="float">
            <text:p>40</text:p>
          </table:table-cell>
          <table:table-cell table:formula="of:=[.E313]" office:value-type="float" office:value="33" calcext:value-type="float">
            <text:p>33</text:p>
          </table:table-cell>
          <table:table-cell table:formula="of:=LEFT([.A313];[.G313])" office:value-type="string" office:string-value="rdw_basisgegevens_eeg_uitvoering_" calcext:value-type="string">
            <text:p>rdw_basisgegevens_eeg_uitvoering_</text:p>
          </table:table-cell>
          <table:table-cell table:formula="of:=VLOOKUP([.H313];[$source.$C$2:$source.$F$48];4;0)" office:value-type="float" office:value="303" calcext:value-type="float">
            <text:p>303</text:p>
          </table:table-cell>
          <table:table-cell table:style-name="ce7" table:formula="of:=IF(RIGHT([.A313];6)=&quot;_X_X_X&quot;;3;IF(RIGHT([.A313];4)=&quot;_X_X&quot;;2;IF(RIGHT([.A3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14])&gt;0;[$preferred_name.A314];&#10;LEN([$preferred_name.B314])&gt;0;[$preferred_name.B314]&#10;)" office:value-type="string" office:string-value="rdw_basisgegevens_eeg_uitvoering_begindatum_restant_voorraad" calcext:value-type="string">
            <text:p>rdw_basisgegevens_eeg_uitvoering_begindatum_restant_voorraad</text:p>
          </table:table-cell>
          <table:table-cell table:formula="of:=IFERROR(FIND(&quot;_&quot;;[.$A314];1);LEN([.$A314]))" office:value-type="float" office:value="4" calcext:value-type="float">
            <text:p>4</text:p>
          </table:table-cell>
          <table:table-cell table:formula="of:=IFERROR(FIND(&quot;_&quot;;[.$A314];1+[.B314]);LEN([.$A314]))" office:value-type="float" office:value="18" calcext:value-type="float">
            <text:p>18</text:p>
          </table:table-cell>
          <table:table-cell table:formula="of:=IFERROR(FIND(&quot;_&quot;;[.$A314];1+[.C314]);LEN([.$A314]))" office:value-type="float" office:value="22" calcext:value-type="float">
            <text:p>22</text:p>
          </table:table-cell>
          <table:table-cell table:formula="of:=IFERROR(FIND(&quot;_&quot;;[.$A314];1+[.D314]);LEN([.$A314]))" office:value-type="float" office:value="33" calcext:value-type="float">
            <text:p>33</text:p>
          </table:table-cell>
          <table:table-cell table:formula="of:=IFERROR(FIND(&quot;_&quot;;[.$A314];1+[.E314]);LEN([.$A314]))" office:value-type="float" office:value="44" calcext:value-type="float">
            <text:p>44</text:p>
          </table:table-cell>
          <table:table-cell table:formula="of:=[.E314]" office:value-type="float" office:value="33" calcext:value-type="float">
            <text:p>33</text:p>
          </table:table-cell>
          <table:table-cell table:formula="of:=LEFT([.A314];[.G314])" office:value-type="string" office:string-value="rdw_basisgegevens_eeg_uitvoering_" calcext:value-type="string">
            <text:p>rdw_basisgegevens_eeg_uitvoering_</text:p>
          </table:table-cell>
          <table:table-cell table:formula="of:=VLOOKUP([.H314];[$source.$C$2:$source.$F$48];4;0)" office:value-type="float" office:value="303" calcext:value-type="float">
            <text:p>303</text:p>
          </table:table-cell>
          <table:table-cell table:style-name="ce7" table:formula="of:=IF(RIGHT([.A314];6)=&quot;_X_X_X&quot;;3;IF(RIGHT([.A314];4)=&quot;_X_X&quot;;2;IF(RIGHT([.A31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15])&gt;0;[$preferred_name.A315];&#10;LEN([$preferred_name.B315])&gt;0;[$preferred_name.B315]&#10;)" office:value-type="string" office:string-value="rdw_basisgegevens_eeg_uitvoering_eindatum_restant_voorraad" calcext:value-type="string">
            <text:p>rdw_basisgegevens_eeg_uitvoering_eindatum_restant_voorraad</text:p>
          </table:table-cell>
          <table:table-cell table:formula="of:=IFERROR(FIND(&quot;_&quot;;[.$A315];1);LEN([.$A315]))" office:value-type="float" office:value="4" calcext:value-type="float">
            <text:p>4</text:p>
          </table:table-cell>
          <table:table-cell table:formula="of:=IFERROR(FIND(&quot;_&quot;;[.$A315];1+[.B315]);LEN([.$A315]))" office:value-type="float" office:value="18" calcext:value-type="float">
            <text:p>18</text:p>
          </table:table-cell>
          <table:table-cell table:formula="of:=IFERROR(FIND(&quot;_&quot;;[.$A315];1+[.C315]);LEN([.$A315]))" office:value-type="float" office:value="22" calcext:value-type="float">
            <text:p>22</text:p>
          </table:table-cell>
          <table:table-cell table:formula="of:=IFERROR(FIND(&quot;_&quot;;[.$A315];1+[.D315]);LEN([.$A315]))" office:value-type="float" office:value="33" calcext:value-type="float">
            <text:p>33</text:p>
          </table:table-cell>
          <table:table-cell table:formula="of:=IFERROR(FIND(&quot;_&quot;;[.$A315];1+[.E315]);LEN([.$A315]))" office:value-type="float" office:value="42" calcext:value-type="float">
            <text:p>42</text:p>
          </table:table-cell>
          <table:table-cell table:formula="of:=[.E315]" office:value-type="float" office:value="33" calcext:value-type="float">
            <text:p>33</text:p>
          </table:table-cell>
          <table:table-cell table:formula="of:=LEFT([.A315];[.G315])" office:value-type="string" office:string-value="rdw_basisgegevens_eeg_uitvoering_" calcext:value-type="string">
            <text:p>rdw_basisgegevens_eeg_uitvoering_</text:p>
          </table:table-cell>
          <table:table-cell table:formula="of:=VLOOKUP([.H315];[$source.$C$2:$source.$F$48];4;0)" office:value-type="float" office:value="303" calcext:value-type="float">
            <text:p>303</text:p>
          </table:table-cell>
          <table:table-cell table:style-name="ce7" table:formula="of:=IF(RIGHT([.A315];6)=&quot;_X_X_X&quot;;3;IF(RIGHT([.A315];4)=&quot;_X_X&quot;;2;IF(RIGHT([.A31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16])&gt;0;[$preferred_name.A316];&#10;LEN([$preferred_name.B316])&gt;0;[$preferred_name.B316]&#10;)" office:value-type="string" office:string-value="rdw_basisgegevens_eeg_uitvoering_wielbasis_ondergrens" calcext:value-type="string">
            <text:p>rdw_basisgegevens_eeg_uitvoering_wielbasis_ondergrens</text:p>
          </table:table-cell>
          <table:table-cell table:formula="of:=IFERROR(FIND(&quot;_&quot;;[.$A316];1);LEN([.$A316]))" office:value-type="float" office:value="4" calcext:value-type="float">
            <text:p>4</text:p>
          </table:table-cell>
          <table:table-cell table:formula="of:=IFERROR(FIND(&quot;_&quot;;[.$A316];1+[.B316]);LEN([.$A316]))" office:value-type="float" office:value="18" calcext:value-type="float">
            <text:p>18</text:p>
          </table:table-cell>
          <table:table-cell table:formula="of:=IFERROR(FIND(&quot;_&quot;;[.$A316];1+[.C316]);LEN([.$A316]))" office:value-type="float" office:value="22" calcext:value-type="float">
            <text:p>22</text:p>
          </table:table-cell>
          <table:table-cell table:formula="of:=IFERROR(FIND(&quot;_&quot;;[.$A316];1+[.D316]);LEN([.$A316]))" office:value-type="float" office:value="33" calcext:value-type="float">
            <text:p>33</text:p>
          </table:table-cell>
          <table:table-cell table:formula="of:=IFERROR(FIND(&quot;_&quot;;[.$A316];1+[.E316]);LEN([.$A316]))" office:value-type="float" office:value="43" calcext:value-type="float">
            <text:p>43</text:p>
          </table:table-cell>
          <table:table-cell table:formula="of:=[.E316]" office:value-type="float" office:value="33" calcext:value-type="float">
            <text:p>33</text:p>
          </table:table-cell>
          <table:table-cell table:formula="of:=LEFT([.A316];[.G316])" office:value-type="string" office:string-value="rdw_basisgegevens_eeg_uitvoering_" calcext:value-type="string">
            <text:p>rdw_basisgegevens_eeg_uitvoering_</text:p>
          </table:table-cell>
          <table:table-cell table:formula="of:=VLOOKUP([.H316];[$source.$C$2:$source.$F$48];4;0)" office:value-type="float" office:value="303" calcext:value-type="float">
            <text:p>303</text:p>
          </table:table-cell>
          <table:table-cell table:style-name="ce7" table:formula="of:=IF(RIGHT([.A316];6)=&quot;_X_X_X&quot;;3;IF(RIGHT([.A316];4)=&quot;_X_X&quot;;2;IF(RIGHT([.A3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7])&gt;0;[$preferred_name.A317];&#10;LEN([$preferred_name.B317])&gt;0;[$preferred_name.B317]&#10;)" office:value-type="string" office:string-value="rdw_basisgegevens_eeg_uitvoering_wielbasis_bovengrens" calcext:value-type="string">
            <text:p>rdw_basisgegevens_eeg_uitvoering_wielbasis_bovengrens</text:p>
          </table:table-cell>
          <table:table-cell table:formula="of:=IFERROR(FIND(&quot;_&quot;;[.$A317];1);LEN([.$A317]))" office:value-type="float" office:value="4" calcext:value-type="float">
            <text:p>4</text:p>
          </table:table-cell>
          <table:table-cell table:formula="of:=IFERROR(FIND(&quot;_&quot;;[.$A317];1+[.B317]);LEN([.$A317]))" office:value-type="float" office:value="18" calcext:value-type="float">
            <text:p>18</text:p>
          </table:table-cell>
          <table:table-cell table:formula="of:=IFERROR(FIND(&quot;_&quot;;[.$A317];1+[.C317]);LEN([.$A317]))" office:value-type="float" office:value="22" calcext:value-type="float">
            <text:p>22</text:p>
          </table:table-cell>
          <table:table-cell table:formula="of:=IFERROR(FIND(&quot;_&quot;;[.$A317];1+[.D317]);LEN([.$A317]))" office:value-type="float" office:value="33" calcext:value-type="float">
            <text:p>33</text:p>
          </table:table-cell>
          <table:table-cell table:formula="of:=IFERROR(FIND(&quot;_&quot;;[.$A317];1+[.E317]);LEN([.$A317]))" office:value-type="float" office:value="43" calcext:value-type="float">
            <text:p>43</text:p>
          </table:table-cell>
          <table:table-cell table:formula="of:=[.E317]" office:value-type="float" office:value="33" calcext:value-type="float">
            <text:p>33</text:p>
          </table:table-cell>
          <table:table-cell table:formula="of:=LEFT([.A317];[.G317])" office:value-type="string" office:string-value="rdw_basisgegevens_eeg_uitvoering_" calcext:value-type="string">
            <text:p>rdw_basisgegevens_eeg_uitvoering_</text:p>
          </table:table-cell>
          <table:table-cell table:formula="of:=VLOOKUP([.H317];[$source.$C$2:$source.$F$48];4;0)" office:value-type="float" office:value="303" calcext:value-type="float">
            <text:p>303</text:p>
          </table:table-cell>
          <table:table-cell table:style-name="ce7" table:formula="of:=IF(RIGHT([.A317];6)=&quot;_X_X_X&quot;;3;IF(RIGHT([.A317];4)=&quot;_X_X&quot;;2;IF(RIGHT([.A3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8])&gt;0;[$preferred_name.A318];&#10;LEN([$preferred_name.B318])&gt;0;[$preferred_name.B318]&#10;)" office:value-type="string" office:string-value="rdw_basisgegevens_eeg_uitvoering_aantal_zitplaatsen_ondergrens" calcext:value-type="string">
            <text:p>rdw_basisgegevens_eeg_uitvoering_aantal_zitplaatsen_ondergrens</text:p>
          </table:table-cell>
          <table:table-cell table:formula="of:=IFERROR(FIND(&quot;_&quot;;[.$A318];1);LEN([.$A318]))" office:value-type="float" office:value="4" calcext:value-type="float">
            <text:p>4</text:p>
          </table:table-cell>
          <table:table-cell table:formula="of:=IFERROR(FIND(&quot;_&quot;;[.$A318];1+[.B318]);LEN([.$A318]))" office:value-type="float" office:value="18" calcext:value-type="float">
            <text:p>18</text:p>
          </table:table-cell>
          <table:table-cell table:formula="of:=IFERROR(FIND(&quot;_&quot;;[.$A318];1+[.C318]);LEN([.$A318]))" office:value-type="float" office:value="22" calcext:value-type="float">
            <text:p>22</text:p>
          </table:table-cell>
          <table:table-cell table:formula="of:=IFERROR(FIND(&quot;_&quot;;[.$A318];1+[.D318]);LEN([.$A318]))" office:value-type="float" office:value="33" calcext:value-type="float">
            <text:p>33</text:p>
          </table:table-cell>
          <table:table-cell table:formula="of:=IFERROR(FIND(&quot;_&quot;;[.$A318];1+[.E318]);LEN([.$A318]))" office:value-type="float" office:value="40" calcext:value-type="float">
            <text:p>40</text:p>
          </table:table-cell>
          <table:table-cell table:formula="of:=[.E318]" office:value-type="float" office:value="33" calcext:value-type="float">
            <text:p>33</text:p>
          </table:table-cell>
          <table:table-cell table:formula="of:=LEFT([.A318];[.G318])" office:value-type="string" office:string-value="rdw_basisgegevens_eeg_uitvoering_" calcext:value-type="string">
            <text:p>rdw_basisgegevens_eeg_uitvoering_</text:p>
          </table:table-cell>
          <table:table-cell table:formula="of:=VLOOKUP([.H318];[$source.$C$2:$source.$F$48];4;0)" office:value-type="float" office:value="303" calcext:value-type="float">
            <text:p>303</text:p>
          </table:table-cell>
          <table:table-cell table:style-name="ce7" table:formula="of:=IF(RIGHT([.A318];6)=&quot;_X_X_X&quot;;3;IF(RIGHT([.A318];4)=&quot;_X_X&quot;;2;IF(RIGHT([.A3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19])&gt;0;[$preferred_name.A319];&#10;LEN([$preferred_name.B319])&gt;0;[$preferred_name.B319]&#10;)" office:value-type="string" office:string-value="rdw_basisgegevens_eeg_uitvoering_aantal_zitplaatsen_bovengrens" calcext:value-type="string">
            <text:p>rdw_basisgegevens_eeg_uitvoering_aantal_zitplaatsen_bovengrens</text:p>
          </table:table-cell>
          <table:table-cell table:formula="of:=IFERROR(FIND(&quot;_&quot;;[.$A319];1);LEN([.$A319]))" office:value-type="float" office:value="4" calcext:value-type="float">
            <text:p>4</text:p>
          </table:table-cell>
          <table:table-cell table:formula="of:=IFERROR(FIND(&quot;_&quot;;[.$A319];1+[.B319]);LEN([.$A319]))" office:value-type="float" office:value="18" calcext:value-type="float">
            <text:p>18</text:p>
          </table:table-cell>
          <table:table-cell table:formula="of:=IFERROR(FIND(&quot;_&quot;;[.$A319];1+[.C319]);LEN([.$A319]))" office:value-type="float" office:value="22" calcext:value-type="float">
            <text:p>22</text:p>
          </table:table-cell>
          <table:table-cell table:formula="of:=IFERROR(FIND(&quot;_&quot;;[.$A319];1+[.D319]);LEN([.$A319]))" office:value-type="float" office:value="33" calcext:value-type="float">
            <text:p>33</text:p>
          </table:table-cell>
          <table:table-cell table:formula="of:=IFERROR(FIND(&quot;_&quot;;[.$A319];1+[.E319]);LEN([.$A319]))" office:value-type="float" office:value="40" calcext:value-type="float">
            <text:p>40</text:p>
          </table:table-cell>
          <table:table-cell table:formula="of:=[.E319]" office:value-type="float" office:value="33" calcext:value-type="float">
            <text:p>33</text:p>
          </table:table-cell>
          <table:table-cell table:formula="of:=LEFT([.A319];[.G319])" office:value-type="string" office:string-value="rdw_basisgegevens_eeg_uitvoering_" calcext:value-type="string">
            <text:p>rdw_basisgegevens_eeg_uitvoering_</text:p>
          </table:table-cell>
          <table:table-cell table:formula="of:=VLOOKUP([.H319];[$source.$C$2:$source.$F$48];4;0)" office:value-type="float" office:value="303" calcext:value-type="float">
            <text:p>303</text:p>
          </table:table-cell>
          <table:table-cell table:style-name="ce7" table:formula="of:=IF(RIGHT([.A319];6)=&quot;_X_X_X&quot;;3;IF(RIGHT([.A319];4)=&quot;_X_X&quot;;2;IF(RIGHT([.A3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0])&gt;0;[$preferred_name.A320];&#10;LEN([$preferred_name.B320])&gt;0;[$preferred_name.B320]&#10;)" office:value-type="string" office:string-value="rdw_basisgegevens_eeg_uitvoering_massa_bedrijfsklaar_toestand_ondergrens" calcext:value-type="string">
            <text:p>rdw_basisgegevens_eeg_uitvoering_massa_bedrijfsklaar_toestand_ondergrens</text:p>
          </table:table-cell>
          <table:table-cell table:formula="of:=IFERROR(FIND(&quot;_&quot;;[.$A320];1);LEN([.$A320]))" office:value-type="float" office:value="4" calcext:value-type="float">
            <text:p>4</text:p>
          </table:table-cell>
          <table:table-cell table:formula="of:=IFERROR(FIND(&quot;_&quot;;[.$A320];1+[.B320]);LEN([.$A320]))" office:value-type="float" office:value="18" calcext:value-type="float">
            <text:p>18</text:p>
          </table:table-cell>
          <table:table-cell table:formula="of:=IFERROR(FIND(&quot;_&quot;;[.$A320];1+[.C320]);LEN([.$A320]))" office:value-type="float" office:value="22" calcext:value-type="float">
            <text:p>22</text:p>
          </table:table-cell>
          <table:table-cell table:formula="of:=IFERROR(FIND(&quot;_&quot;;[.$A320];1+[.D320]);LEN([.$A320]))" office:value-type="float" office:value="33" calcext:value-type="float">
            <text:p>33</text:p>
          </table:table-cell>
          <table:table-cell table:formula="of:=IFERROR(FIND(&quot;_&quot;;[.$A320];1+[.E320]);LEN([.$A320]))" office:value-type="float" office:value="39" calcext:value-type="float">
            <text:p>39</text:p>
          </table:table-cell>
          <table:table-cell table:formula="of:=[.E320]" office:value-type="float" office:value="33" calcext:value-type="float">
            <text:p>33</text:p>
          </table:table-cell>
          <table:table-cell table:formula="of:=LEFT([.A320];[.G320])" office:value-type="string" office:string-value="rdw_basisgegevens_eeg_uitvoering_" calcext:value-type="string">
            <text:p>rdw_basisgegevens_eeg_uitvoering_</text:p>
          </table:table-cell>
          <table:table-cell table:formula="of:=VLOOKUP([.H320];[$source.$C$2:$source.$F$48];4;0)" office:value-type="float" office:value="303" calcext:value-type="float">
            <text:p>303</text:p>
          </table:table-cell>
          <table:table-cell table:style-name="ce7" table:formula="of:=IF(RIGHT([.A320];6)=&quot;_X_X_X&quot;;3;IF(RIGHT([.A320];4)=&quot;_X_X&quot;;2;IF(RIGHT([.A3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1])&gt;0;[$preferred_name.A321];&#10;LEN([$preferred_name.B321])&gt;0;[$preferred_name.B321]&#10;)" office:value-type="string" office:string-value="rdw_basisgegevens_eeg_uitvoering_massa_bedrijfsklaar_toestand_bovengrens" calcext:value-type="string">
            <text:p>rdw_basisgegevens_eeg_uitvoering_massa_bedrijfsklaar_toestand_bovengrens</text:p>
          </table:table-cell>
          <table:table-cell table:formula="of:=IFERROR(FIND(&quot;_&quot;;[.$A321];1);LEN([.$A321]))" office:value-type="float" office:value="4" calcext:value-type="float">
            <text:p>4</text:p>
          </table:table-cell>
          <table:table-cell table:formula="of:=IFERROR(FIND(&quot;_&quot;;[.$A321];1+[.B321]);LEN([.$A321]))" office:value-type="float" office:value="18" calcext:value-type="float">
            <text:p>18</text:p>
          </table:table-cell>
          <table:table-cell table:formula="of:=IFERROR(FIND(&quot;_&quot;;[.$A321];1+[.C321]);LEN([.$A321]))" office:value-type="float" office:value="22" calcext:value-type="float">
            <text:p>22</text:p>
          </table:table-cell>
          <table:table-cell table:formula="of:=IFERROR(FIND(&quot;_&quot;;[.$A321];1+[.D321]);LEN([.$A321]))" office:value-type="float" office:value="33" calcext:value-type="float">
            <text:p>33</text:p>
          </table:table-cell>
          <table:table-cell table:formula="of:=IFERROR(FIND(&quot;_&quot;;[.$A321];1+[.E321]);LEN([.$A321]))" office:value-type="float" office:value="39" calcext:value-type="float">
            <text:p>39</text:p>
          </table:table-cell>
          <table:table-cell table:formula="of:=[.E321]" office:value-type="float" office:value="33" calcext:value-type="float">
            <text:p>33</text:p>
          </table:table-cell>
          <table:table-cell table:formula="of:=LEFT([.A321];[.G321])" office:value-type="string" office:string-value="rdw_basisgegevens_eeg_uitvoering_" calcext:value-type="string">
            <text:p>rdw_basisgegevens_eeg_uitvoering_</text:p>
          </table:table-cell>
          <table:table-cell table:formula="of:=VLOOKUP([.H321];[$source.$C$2:$source.$F$48];4;0)" office:value-type="float" office:value="303" calcext:value-type="float">
            <text:p>303</text:p>
          </table:table-cell>
          <table:table-cell table:style-name="ce7" table:formula="of:=IF(RIGHT([.A321];6)=&quot;_X_X_X&quot;;3;IF(RIGHT([.A321];4)=&quot;_X_X&quot;;2;IF(RIGHT([.A32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2])&gt;0;[$preferred_name.A322];&#10;LEN([$preferred_name.B322])&gt;0;[$preferred_name.B322]&#10;)" office:value-type="string" office:string-value="rdw_basisgegevens_eeg_uitvoering_max_massa_geremd_ondergrens" calcext:value-type="string">
            <text:p>rdw_basisgegevens_eeg_uitvoering_max_massa_geremd_ondergrens</text:p>
          </table:table-cell>
          <table:table-cell table:formula="of:=IFERROR(FIND(&quot;_&quot;;[.$A322];1);LEN([.$A322]))" office:value-type="float" office:value="4" calcext:value-type="float">
            <text:p>4</text:p>
          </table:table-cell>
          <table:table-cell table:formula="of:=IFERROR(FIND(&quot;_&quot;;[.$A322];1+[.B322]);LEN([.$A322]))" office:value-type="float" office:value="18" calcext:value-type="float">
            <text:p>18</text:p>
          </table:table-cell>
          <table:table-cell table:formula="of:=IFERROR(FIND(&quot;_&quot;;[.$A322];1+[.C322]);LEN([.$A322]))" office:value-type="float" office:value="22" calcext:value-type="float">
            <text:p>22</text:p>
          </table:table-cell>
          <table:table-cell table:formula="of:=IFERROR(FIND(&quot;_&quot;;[.$A322];1+[.D322]);LEN([.$A322]))" office:value-type="float" office:value="33" calcext:value-type="float">
            <text:p>33</text:p>
          </table:table-cell>
          <table:table-cell table:formula="of:=IFERROR(FIND(&quot;_&quot;;[.$A322];1+[.E322]);LEN([.$A322]))" office:value-type="float" office:value="37" calcext:value-type="float">
            <text:p>37</text:p>
          </table:table-cell>
          <table:table-cell table:formula="of:=[.E322]" office:value-type="float" office:value="33" calcext:value-type="float">
            <text:p>33</text:p>
          </table:table-cell>
          <table:table-cell table:formula="of:=LEFT([.A322];[.G322])" office:value-type="string" office:string-value="rdw_basisgegevens_eeg_uitvoering_" calcext:value-type="string">
            <text:p>rdw_basisgegevens_eeg_uitvoering_</text:p>
          </table:table-cell>
          <table:table-cell table:formula="of:=VLOOKUP([.H322];[$source.$C$2:$source.$F$48];4;0)" office:value-type="float" office:value="303" calcext:value-type="float">
            <text:p>303</text:p>
          </table:table-cell>
          <table:table-cell table:style-name="ce7" table:formula="of:=IF(RIGHT([.A322];6)=&quot;_X_X_X&quot;;3;IF(RIGHT([.A322];4)=&quot;_X_X&quot;;2;IF(RIGHT([.A3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3])&gt;0;[$preferred_name.A323];&#10;LEN([$preferred_name.B323])&gt;0;[$preferred_name.B323]&#10;)" office:value-type="string" office:string-value="rdw_basisgegevens_eeg_uitvoering_max_massa_geremd_bovengrens" calcext:value-type="string">
            <text:p>rdw_basisgegevens_eeg_uitvoering_max_massa_geremd_bovengrens</text:p>
          </table:table-cell>
          <table:table-cell table:formula="of:=IFERROR(FIND(&quot;_&quot;;[.$A323];1);LEN([.$A323]))" office:value-type="float" office:value="4" calcext:value-type="float">
            <text:p>4</text:p>
          </table:table-cell>
          <table:table-cell table:formula="of:=IFERROR(FIND(&quot;_&quot;;[.$A323];1+[.B323]);LEN([.$A323]))" office:value-type="float" office:value="18" calcext:value-type="float">
            <text:p>18</text:p>
          </table:table-cell>
          <table:table-cell table:formula="of:=IFERROR(FIND(&quot;_&quot;;[.$A323];1+[.C323]);LEN([.$A323]))" office:value-type="float" office:value="22" calcext:value-type="float">
            <text:p>22</text:p>
          </table:table-cell>
          <table:table-cell table:formula="of:=IFERROR(FIND(&quot;_&quot;;[.$A323];1+[.D323]);LEN([.$A323]))" office:value-type="float" office:value="33" calcext:value-type="float">
            <text:p>33</text:p>
          </table:table-cell>
          <table:table-cell table:formula="of:=IFERROR(FIND(&quot;_&quot;;[.$A323];1+[.E323]);LEN([.$A323]))" office:value-type="float" office:value="37" calcext:value-type="float">
            <text:p>37</text:p>
          </table:table-cell>
          <table:table-cell table:formula="of:=[.E323]" office:value-type="float" office:value="33" calcext:value-type="float">
            <text:p>33</text:p>
          </table:table-cell>
          <table:table-cell table:formula="of:=LEFT([.A323];[.G323])" office:value-type="string" office:string-value="rdw_basisgegevens_eeg_uitvoering_" calcext:value-type="string">
            <text:p>rdw_basisgegevens_eeg_uitvoering_</text:p>
          </table:table-cell>
          <table:table-cell table:formula="of:=VLOOKUP([.H323];[$source.$C$2:$source.$F$48];4;0)" office:value-type="float" office:value="303" calcext:value-type="float">
            <text:p>303</text:p>
          </table:table-cell>
          <table:table-cell table:style-name="ce7" table:formula="of:=IF(RIGHT([.A323];6)=&quot;_X_X_X&quot;;3;IF(RIGHT([.A323];4)=&quot;_X_X&quot;;2;IF(RIGHT([.A3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4])&gt;0;[$preferred_name.A324];&#10;LEN([$preferred_name.B324])&gt;0;[$preferred_name.B324]&#10;)" office:value-type="string" office:string-value="rdw_basisgegevens_eeg_uitvoering_max_massa_ongeremd_ondergrens" calcext:value-type="string">
            <text:p>rdw_basisgegevens_eeg_uitvoering_max_massa_ongeremd_ondergrens</text:p>
          </table:table-cell>
          <table:table-cell table:formula="of:=IFERROR(FIND(&quot;_&quot;;[.$A324];1);LEN([.$A324]))" office:value-type="float" office:value="4" calcext:value-type="float">
            <text:p>4</text:p>
          </table:table-cell>
          <table:table-cell table:formula="of:=IFERROR(FIND(&quot;_&quot;;[.$A324];1+[.B324]);LEN([.$A324]))" office:value-type="float" office:value="18" calcext:value-type="float">
            <text:p>18</text:p>
          </table:table-cell>
          <table:table-cell table:formula="of:=IFERROR(FIND(&quot;_&quot;;[.$A324];1+[.C324]);LEN([.$A324]))" office:value-type="float" office:value="22" calcext:value-type="float">
            <text:p>22</text:p>
          </table:table-cell>
          <table:table-cell table:formula="of:=IFERROR(FIND(&quot;_&quot;;[.$A324];1+[.D324]);LEN([.$A324]))" office:value-type="float" office:value="33" calcext:value-type="float">
            <text:p>33</text:p>
          </table:table-cell>
          <table:table-cell table:formula="of:=IFERROR(FIND(&quot;_&quot;;[.$A324];1+[.E324]);LEN([.$A324]))" office:value-type="float" office:value="37" calcext:value-type="float">
            <text:p>37</text:p>
          </table:table-cell>
          <table:table-cell table:formula="of:=[.E324]" office:value-type="float" office:value="33" calcext:value-type="float">
            <text:p>33</text:p>
          </table:table-cell>
          <table:table-cell table:formula="of:=LEFT([.A324];[.G324])" office:value-type="string" office:string-value="rdw_basisgegevens_eeg_uitvoering_" calcext:value-type="string">
            <text:p>rdw_basisgegevens_eeg_uitvoering_</text:p>
          </table:table-cell>
          <table:table-cell table:formula="of:=VLOOKUP([.H324];[$source.$C$2:$source.$F$48];4;0)" office:value-type="float" office:value="303" calcext:value-type="float">
            <text:p>303</text:p>
          </table:table-cell>
          <table:table-cell table:style-name="ce7" table:formula="of:=IF(RIGHT([.A324];6)=&quot;_X_X_X&quot;;3;IF(RIGHT([.A324];4)=&quot;_X_X&quot;;2;IF(RIGHT([.A3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5])&gt;0;[$preferred_name.A325];&#10;LEN([$preferred_name.B325])&gt;0;[$preferred_name.B325]&#10;)" office:value-type="string" office:string-value="rdw_basisgegevens_eeg_uitvoering_max_massa_ongeremd_bovengrens" calcext:value-type="string">
            <text:p>rdw_basisgegevens_eeg_uitvoering_max_massa_ongeremd_bovengrens</text:p>
          </table:table-cell>
          <table:table-cell table:formula="of:=IFERROR(FIND(&quot;_&quot;;[.$A325];1);LEN([.$A325]))" office:value-type="float" office:value="4" calcext:value-type="float">
            <text:p>4</text:p>
          </table:table-cell>
          <table:table-cell table:formula="of:=IFERROR(FIND(&quot;_&quot;;[.$A325];1+[.B325]);LEN([.$A325]))" office:value-type="float" office:value="18" calcext:value-type="float">
            <text:p>18</text:p>
          </table:table-cell>
          <table:table-cell table:formula="of:=IFERROR(FIND(&quot;_&quot;;[.$A325];1+[.C325]);LEN([.$A325]))" office:value-type="float" office:value="22" calcext:value-type="float">
            <text:p>22</text:p>
          </table:table-cell>
          <table:table-cell table:formula="of:=IFERROR(FIND(&quot;_&quot;;[.$A325];1+[.D325]);LEN([.$A325]))" office:value-type="float" office:value="33" calcext:value-type="float">
            <text:p>33</text:p>
          </table:table-cell>
          <table:table-cell table:formula="of:=IFERROR(FIND(&quot;_&quot;;[.$A325];1+[.E325]);LEN([.$A325]))" office:value-type="float" office:value="37" calcext:value-type="float">
            <text:p>37</text:p>
          </table:table-cell>
          <table:table-cell table:formula="of:=[.E325]" office:value-type="float" office:value="33" calcext:value-type="float">
            <text:p>33</text:p>
          </table:table-cell>
          <table:table-cell table:formula="of:=LEFT([.A325];[.G325])" office:value-type="string" office:string-value="rdw_basisgegevens_eeg_uitvoering_" calcext:value-type="string">
            <text:p>rdw_basisgegevens_eeg_uitvoering_</text:p>
          </table:table-cell>
          <table:table-cell table:formula="of:=VLOOKUP([.H325];[$source.$C$2:$source.$F$48];4;0)" office:value-type="float" office:value="303" calcext:value-type="float">
            <text:p>303</text:p>
          </table:table-cell>
          <table:table-cell table:style-name="ce7" table:formula="of:=IF(RIGHT([.A325];6)=&quot;_X_X_X&quot;;3;IF(RIGHT([.A325];4)=&quot;_X_X&quot;;2;IF(RIGHT([.A3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6])&gt;0;[$preferred_name.A326];&#10;LEN([$preferred_name.B326])&gt;0;[$preferred_name.B326]&#10;)" office:value-type="string" office:string-value="rdw_basisgegevens_eeg_uitvoering_max_massa_samenstel_ondergrens" calcext:value-type="string">
            <text:p>rdw_basisgegevens_eeg_uitvoering_max_massa_samenstel_ondergrens</text:p>
          </table:table-cell>
          <table:table-cell table:formula="of:=IFERROR(FIND(&quot;_&quot;;[.$A326];1);LEN([.$A326]))" office:value-type="float" office:value="4" calcext:value-type="float">
            <text:p>4</text:p>
          </table:table-cell>
          <table:table-cell table:formula="of:=IFERROR(FIND(&quot;_&quot;;[.$A326];1+[.B326]);LEN([.$A326]))" office:value-type="float" office:value="18" calcext:value-type="float">
            <text:p>18</text:p>
          </table:table-cell>
          <table:table-cell table:formula="of:=IFERROR(FIND(&quot;_&quot;;[.$A326];1+[.C326]);LEN([.$A326]))" office:value-type="float" office:value="22" calcext:value-type="float">
            <text:p>22</text:p>
          </table:table-cell>
          <table:table-cell table:formula="of:=IFERROR(FIND(&quot;_&quot;;[.$A326];1+[.D326]);LEN([.$A326]))" office:value-type="float" office:value="33" calcext:value-type="float">
            <text:p>33</text:p>
          </table:table-cell>
          <table:table-cell table:formula="of:=IFERROR(FIND(&quot;_&quot;;[.$A326];1+[.E326]);LEN([.$A326]))" office:value-type="float" office:value="37" calcext:value-type="float">
            <text:p>37</text:p>
          </table:table-cell>
          <table:table-cell table:formula="of:=[.E326]" office:value-type="float" office:value="33" calcext:value-type="float">
            <text:p>33</text:p>
          </table:table-cell>
          <table:table-cell table:formula="of:=LEFT([.A326];[.G326])" office:value-type="string" office:string-value="rdw_basisgegevens_eeg_uitvoering_" calcext:value-type="string">
            <text:p>rdw_basisgegevens_eeg_uitvoering_</text:p>
          </table:table-cell>
          <table:table-cell table:formula="of:=VLOOKUP([.H326];[$source.$C$2:$source.$F$48];4;0)" office:value-type="float" office:value="303" calcext:value-type="float">
            <text:p>303</text:p>
          </table:table-cell>
          <table:table-cell table:style-name="ce7" table:formula="of:=IF(RIGHT([.A326];6)=&quot;_X_X_X&quot;;3;IF(RIGHT([.A326];4)=&quot;_X_X&quot;;2;IF(RIGHT([.A32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7])&gt;0;[$preferred_name.A327];&#10;LEN([$preferred_name.B327])&gt;0;[$preferred_name.B327]&#10;)" office:value-type="string" office:string-value="rdw_basisgegevens_eeg_uitvoering_max_massa_samenstel_bovengrens" calcext:value-type="string">
            <text:p>rdw_basisgegevens_eeg_uitvoering_max_massa_samenstel_bovengrens</text:p>
          </table:table-cell>
          <table:table-cell table:formula="of:=IFERROR(FIND(&quot;_&quot;;[.$A327];1);LEN([.$A327]))" office:value-type="float" office:value="4" calcext:value-type="float">
            <text:p>4</text:p>
          </table:table-cell>
          <table:table-cell table:formula="of:=IFERROR(FIND(&quot;_&quot;;[.$A327];1+[.B327]);LEN([.$A327]))" office:value-type="float" office:value="18" calcext:value-type="float">
            <text:p>18</text:p>
          </table:table-cell>
          <table:table-cell table:formula="of:=IFERROR(FIND(&quot;_&quot;;[.$A327];1+[.C327]);LEN([.$A327]))" office:value-type="float" office:value="22" calcext:value-type="float">
            <text:p>22</text:p>
          </table:table-cell>
          <table:table-cell table:formula="of:=IFERROR(FIND(&quot;_&quot;;[.$A327];1+[.D327]);LEN([.$A327]))" office:value-type="float" office:value="33" calcext:value-type="float">
            <text:p>33</text:p>
          </table:table-cell>
          <table:table-cell table:formula="of:=IFERROR(FIND(&quot;_&quot;;[.$A327];1+[.E327]);LEN([.$A327]))" office:value-type="float" office:value="37" calcext:value-type="float">
            <text:p>37</text:p>
          </table:table-cell>
          <table:table-cell table:formula="of:=[.E327]" office:value-type="float" office:value="33" calcext:value-type="float">
            <text:p>33</text:p>
          </table:table-cell>
          <table:table-cell table:formula="of:=LEFT([.A327];[.G327])" office:value-type="string" office:string-value="rdw_basisgegevens_eeg_uitvoering_" calcext:value-type="string">
            <text:p>rdw_basisgegevens_eeg_uitvoering_</text:p>
          </table:table-cell>
          <table:table-cell table:formula="of:=VLOOKUP([.H327];[$source.$C$2:$source.$F$48];4;0)" office:value-type="float" office:value="303" calcext:value-type="float">
            <text:p>303</text:p>
          </table:table-cell>
          <table:table-cell table:style-name="ce7" table:formula="of:=IF(RIGHT([.A327];6)=&quot;_X_X_X&quot;;3;IF(RIGHT([.A327];4)=&quot;_X_X&quot;;2;IF(RIGHT([.A32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8])&gt;0;[$preferred_name.A328];&#10;LEN([$preferred_name.B328])&gt;0;[$preferred_name.B328]&#10;)" office:value-type="string" office:string-value="rdw_basisgegevens_eeg_uitvoering_lengte_voertuig_uitvoering_ondergrens" calcext:value-type="string">
            <text:p>rdw_basisgegevens_eeg_uitvoering_lengte_voertuig_uitvoering_ondergrens</text:p>
          </table:table-cell>
          <table:table-cell table:formula="of:=IFERROR(FIND(&quot;_&quot;;[.$A328];1);LEN([.$A328]))" office:value-type="float" office:value="4" calcext:value-type="float">
            <text:p>4</text:p>
          </table:table-cell>
          <table:table-cell table:formula="of:=IFERROR(FIND(&quot;_&quot;;[.$A328];1+[.B328]);LEN([.$A328]))" office:value-type="float" office:value="18" calcext:value-type="float">
            <text:p>18</text:p>
          </table:table-cell>
          <table:table-cell table:formula="of:=IFERROR(FIND(&quot;_&quot;;[.$A328];1+[.C328]);LEN([.$A328]))" office:value-type="float" office:value="22" calcext:value-type="float">
            <text:p>22</text:p>
          </table:table-cell>
          <table:table-cell table:formula="of:=IFERROR(FIND(&quot;_&quot;;[.$A328];1+[.D328]);LEN([.$A328]))" office:value-type="float" office:value="33" calcext:value-type="float">
            <text:p>33</text:p>
          </table:table-cell>
          <table:table-cell table:formula="of:=IFERROR(FIND(&quot;_&quot;;[.$A328];1+[.E328]);LEN([.$A328]))" office:value-type="float" office:value="40" calcext:value-type="float">
            <text:p>40</text:p>
          </table:table-cell>
          <table:table-cell table:formula="of:=[.E328]" office:value-type="float" office:value="33" calcext:value-type="float">
            <text:p>33</text:p>
          </table:table-cell>
          <table:table-cell table:formula="of:=LEFT([.A328];[.G328])" office:value-type="string" office:string-value="rdw_basisgegevens_eeg_uitvoering_" calcext:value-type="string">
            <text:p>rdw_basisgegevens_eeg_uitvoering_</text:p>
          </table:table-cell>
          <table:table-cell table:formula="of:=VLOOKUP([.H328];[$source.$C$2:$source.$F$48];4;0)" office:value-type="float" office:value="303" calcext:value-type="float">
            <text:p>303</text:p>
          </table:table-cell>
          <table:table-cell table:style-name="ce7" table:formula="of:=IF(RIGHT([.A328];6)=&quot;_X_X_X&quot;;3;IF(RIGHT([.A328];4)=&quot;_X_X&quot;;2;IF(RIGHT([.A3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29])&gt;0;[$preferred_name.A329];&#10;LEN([$preferred_name.B329])&gt;0;[$preferred_name.B329]&#10;)" office:value-type="string" office:string-value="rdw_basisgegevens_eeg_uitvoering_lengte_voertuig_uitvoering_bovengrens" calcext:value-type="string">
            <text:p>rdw_basisgegevens_eeg_uitvoering_lengte_voertuig_uitvoering_bovengrens</text:p>
          </table:table-cell>
          <table:table-cell table:formula="of:=IFERROR(FIND(&quot;_&quot;;[.$A329];1);LEN([.$A329]))" office:value-type="float" office:value="4" calcext:value-type="float">
            <text:p>4</text:p>
          </table:table-cell>
          <table:table-cell table:formula="of:=IFERROR(FIND(&quot;_&quot;;[.$A329];1+[.B329]);LEN([.$A329]))" office:value-type="float" office:value="18" calcext:value-type="float">
            <text:p>18</text:p>
          </table:table-cell>
          <table:table-cell table:formula="of:=IFERROR(FIND(&quot;_&quot;;[.$A329];1+[.C329]);LEN([.$A329]))" office:value-type="float" office:value="22" calcext:value-type="float">
            <text:p>22</text:p>
          </table:table-cell>
          <table:table-cell table:formula="of:=IFERROR(FIND(&quot;_&quot;;[.$A329];1+[.D329]);LEN([.$A329]))" office:value-type="float" office:value="33" calcext:value-type="float">
            <text:p>33</text:p>
          </table:table-cell>
          <table:table-cell table:formula="of:=IFERROR(FIND(&quot;_&quot;;[.$A329];1+[.E329]);LEN([.$A329]))" office:value-type="float" office:value="40" calcext:value-type="float">
            <text:p>40</text:p>
          </table:table-cell>
          <table:table-cell table:formula="of:=[.E329]" office:value-type="float" office:value="33" calcext:value-type="float">
            <text:p>33</text:p>
          </table:table-cell>
          <table:table-cell table:formula="of:=LEFT([.A329];[.G329])" office:value-type="string" office:string-value="rdw_basisgegevens_eeg_uitvoering_" calcext:value-type="string">
            <text:p>rdw_basisgegevens_eeg_uitvoering_</text:p>
          </table:table-cell>
          <table:table-cell table:formula="of:=VLOOKUP([.H329];[$source.$C$2:$source.$F$48];4;0)" office:value-type="float" office:value="303" calcext:value-type="float">
            <text:p>303</text:p>
          </table:table-cell>
          <table:table-cell table:style-name="ce7" table:formula="of:=IF(RIGHT([.A329];6)=&quot;_X_X_X&quot;;3;IF(RIGHT([.A329];4)=&quot;_X_X&quot;;2;IF(RIGHT([.A32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0])&gt;0;[$preferred_name.A330];&#10;LEN([$preferred_name.B330])&gt;0;[$preferred_name.B330]&#10;)" office:value-type="string" office:string-value="rdw_basisgegevens_eeg_uitvoering_breedte_voertuig_uitvoering_ondergrens" calcext:value-type="string">
            <text:p>rdw_basisgegevens_eeg_uitvoering_breedte_voertuig_uitvoering_ondergrens</text:p>
          </table:table-cell>
          <table:table-cell table:formula="of:=IFERROR(FIND(&quot;_&quot;;[.$A330];1);LEN([.$A330]))" office:value-type="float" office:value="4" calcext:value-type="float">
            <text:p>4</text:p>
          </table:table-cell>
          <table:table-cell table:formula="of:=IFERROR(FIND(&quot;_&quot;;[.$A330];1+[.B330]);LEN([.$A330]))" office:value-type="float" office:value="18" calcext:value-type="float">
            <text:p>18</text:p>
          </table:table-cell>
          <table:table-cell table:formula="of:=IFERROR(FIND(&quot;_&quot;;[.$A330];1+[.C330]);LEN([.$A330]))" office:value-type="float" office:value="22" calcext:value-type="float">
            <text:p>22</text:p>
          </table:table-cell>
          <table:table-cell table:formula="of:=IFERROR(FIND(&quot;_&quot;;[.$A330];1+[.D330]);LEN([.$A330]))" office:value-type="float" office:value="33" calcext:value-type="float">
            <text:p>33</text:p>
          </table:table-cell>
          <table:table-cell table:formula="of:=IFERROR(FIND(&quot;_&quot;;[.$A330];1+[.E330]);LEN([.$A330]))" office:value-type="float" office:value="41" calcext:value-type="float">
            <text:p>41</text:p>
          </table:table-cell>
          <table:table-cell table:formula="of:=[.E330]" office:value-type="float" office:value="33" calcext:value-type="float">
            <text:p>33</text:p>
          </table:table-cell>
          <table:table-cell table:formula="of:=LEFT([.A330];[.G330])" office:value-type="string" office:string-value="rdw_basisgegevens_eeg_uitvoering_" calcext:value-type="string">
            <text:p>rdw_basisgegevens_eeg_uitvoering_</text:p>
          </table:table-cell>
          <table:table-cell table:formula="of:=VLOOKUP([.H330];[$source.$C$2:$source.$F$48];4;0)" office:value-type="float" office:value="303" calcext:value-type="float">
            <text:p>303</text:p>
          </table:table-cell>
          <table:table-cell table:style-name="ce7" table:formula="of:=IF(RIGHT([.A330];6)=&quot;_X_X_X&quot;;3;IF(RIGHT([.A330];4)=&quot;_X_X&quot;;2;IF(RIGHT([.A3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1])&gt;0;[$preferred_name.A331];&#10;LEN([$preferred_name.B331])&gt;0;[$preferred_name.B331]&#10;)" office:value-type="string" office:string-value="rdw_basisgegevens_eeg_uitvoering_breedte_voertuig_uitvoering_bovengrens" calcext:value-type="string">
            <text:p>rdw_basisgegevens_eeg_uitvoering_breedte_voertuig_uitvoering_bovengrens</text:p>
          </table:table-cell>
          <table:table-cell table:formula="of:=IFERROR(FIND(&quot;_&quot;;[.$A331];1);LEN([.$A331]))" office:value-type="float" office:value="4" calcext:value-type="float">
            <text:p>4</text:p>
          </table:table-cell>
          <table:table-cell table:formula="of:=IFERROR(FIND(&quot;_&quot;;[.$A331];1+[.B331]);LEN([.$A331]))" office:value-type="float" office:value="18" calcext:value-type="float">
            <text:p>18</text:p>
          </table:table-cell>
          <table:table-cell table:formula="of:=IFERROR(FIND(&quot;_&quot;;[.$A331];1+[.C331]);LEN([.$A331]))" office:value-type="float" office:value="22" calcext:value-type="float">
            <text:p>22</text:p>
          </table:table-cell>
          <table:table-cell table:formula="of:=IFERROR(FIND(&quot;_&quot;;[.$A331];1+[.D331]);LEN([.$A331]))" office:value-type="float" office:value="33" calcext:value-type="float">
            <text:p>33</text:p>
          </table:table-cell>
          <table:table-cell table:formula="of:=IFERROR(FIND(&quot;_&quot;;[.$A331];1+[.E331]);LEN([.$A331]))" office:value-type="float" office:value="41" calcext:value-type="float">
            <text:p>41</text:p>
          </table:table-cell>
          <table:table-cell table:formula="of:=[.E331]" office:value-type="float" office:value="33" calcext:value-type="float">
            <text:p>33</text:p>
          </table:table-cell>
          <table:table-cell table:formula="of:=LEFT([.A331];[.G331])" office:value-type="string" office:string-value="rdw_basisgegevens_eeg_uitvoering_" calcext:value-type="string">
            <text:p>rdw_basisgegevens_eeg_uitvoering_</text:p>
          </table:table-cell>
          <table:table-cell table:formula="of:=VLOOKUP([.H331];[$source.$C$2:$source.$F$48];4;0)" office:value-type="float" office:value="303" calcext:value-type="float">
            <text:p>303</text:p>
          </table:table-cell>
          <table:table-cell table:style-name="ce7" table:formula="of:=IF(RIGHT([.A331];6)=&quot;_X_X_X&quot;;3;IF(RIGHT([.A331];4)=&quot;_X_X&quot;;2;IF(RIGHT([.A33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2])&gt;0;[$preferred_name.A332];&#10;LEN([$preferred_name.B332])&gt;0;[$preferred_name.B332]&#10;)" office:value-type="string" office:string-value="rdw_basisgegevens_eeg_uitvoering_hoogte_voertuig_uitvoering_ondergrens" calcext:value-type="string">
            <text:p>rdw_basisgegevens_eeg_uitvoering_hoogte_voertuig_uitvoering_ondergrens</text:p>
          </table:table-cell>
          <table:table-cell table:formula="of:=IFERROR(FIND(&quot;_&quot;;[.$A332];1);LEN([.$A332]))" office:value-type="float" office:value="4" calcext:value-type="float">
            <text:p>4</text:p>
          </table:table-cell>
          <table:table-cell table:formula="of:=IFERROR(FIND(&quot;_&quot;;[.$A332];1+[.B332]);LEN([.$A332]))" office:value-type="float" office:value="18" calcext:value-type="float">
            <text:p>18</text:p>
          </table:table-cell>
          <table:table-cell table:formula="of:=IFERROR(FIND(&quot;_&quot;;[.$A332];1+[.C332]);LEN([.$A332]))" office:value-type="float" office:value="22" calcext:value-type="float">
            <text:p>22</text:p>
          </table:table-cell>
          <table:table-cell table:formula="of:=IFERROR(FIND(&quot;_&quot;;[.$A332];1+[.D332]);LEN([.$A332]))" office:value-type="float" office:value="33" calcext:value-type="float">
            <text:p>33</text:p>
          </table:table-cell>
          <table:table-cell table:formula="of:=IFERROR(FIND(&quot;_&quot;;[.$A332];1+[.E332]);LEN([.$A332]))" office:value-type="float" office:value="40" calcext:value-type="float">
            <text:p>40</text:p>
          </table:table-cell>
          <table:table-cell table:formula="of:=[.E332]" office:value-type="float" office:value="33" calcext:value-type="float">
            <text:p>33</text:p>
          </table:table-cell>
          <table:table-cell table:formula="of:=LEFT([.A332];[.G332])" office:value-type="string" office:string-value="rdw_basisgegevens_eeg_uitvoering_" calcext:value-type="string">
            <text:p>rdw_basisgegevens_eeg_uitvoering_</text:p>
          </table:table-cell>
          <table:table-cell table:formula="of:=VLOOKUP([.H332];[$source.$C$2:$source.$F$48];4;0)" office:value-type="float" office:value="303" calcext:value-type="float">
            <text:p>303</text:p>
          </table:table-cell>
          <table:table-cell table:style-name="ce7" table:formula="of:=IF(RIGHT([.A332];6)=&quot;_X_X_X&quot;;3;IF(RIGHT([.A332];4)=&quot;_X_X&quot;;2;IF(RIGHT([.A3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3])&gt;0;[$preferred_name.A333];&#10;LEN([$preferred_name.B333])&gt;0;[$preferred_name.B333]&#10;)" office:value-type="string" office:string-value="rdw_basisgegevens_eeg_uitvoering_hoogte_voertuig_uitvoering_bovengrens" calcext:value-type="string">
            <text:p>rdw_basisgegevens_eeg_uitvoering_hoogte_voertuig_uitvoering_bovengrens</text:p>
          </table:table-cell>
          <table:table-cell table:formula="of:=IFERROR(FIND(&quot;_&quot;;[.$A333];1);LEN([.$A333]))" office:value-type="float" office:value="4" calcext:value-type="float">
            <text:p>4</text:p>
          </table:table-cell>
          <table:table-cell table:formula="of:=IFERROR(FIND(&quot;_&quot;;[.$A333];1+[.B333]);LEN([.$A333]))" office:value-type="float" office:value="18" calcext:value-type="float">
            <text:p>18</text:p>
          </table:table-cell>
          <table:table-cell table:formula="of:=IFERROR(FIND(&quot;_&quot;;[.$A333];1+[.C333]);LEN([.$A333]))" office:value-type="float" office:value="22" calcext:value-type="float">
            <text:p>22</text:p>
          </table:table-cell>
          <table:table-cell table:formula="of:=IFERROR(FIND(&quot;_&quot;;[.$A333];1+[.D333]);LEN([.$A333]))" office:value-type="float" office:value="33" calcext:value-type="float">
            <text:p>33</text:p>
          </table:table-cell>
          <table:table-cell table:formula="of:=IFERROR(FIND(&quot;_&quot;;[.$A333];1+[.E333]);LEN([.$A333]))" office:value-type="float" office:value="40" calcext:value-type="float">
            <text:p>40</text:p>
          </table:table-cell>
          <table:table-cell table:formula="of:=[.E333]" office:value-type="float" office:value="33" calcext:value-type="float">
            <text:p>33</text:p>
          </table:table-cell>
          <table:table-cell table:formula="of:=LEFT([.A333];[.G333])" office:value-type="string" office:string-value="rdw_basisgegevens_eeg_uitvoering_" calcext:value-type="string">
            <text:p>rdw_basisgegevens_eeg_uitvoering_</text:p>
          </table:table-cell>
          <table:table-cell table:formula="of:=VLOOKUP([.H333];[$source.$C$2:$source.$F$48];4;0)" office:value-type="float" office:value="303" calcext:value-type="float">
            <text:p>303</text:p>
          </table:table-cell>
          <table:table-cell table:style-name="ce7" table:formula="of:=IF(RIGHT([.A333];6)=&quot;_X_X_X&quot;;3;IF(RIGHT([.A333];4)=&quot;_X_X&quot;;2;IF(RIGHT([.A3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4])&gt;0;[$preferred_name.A334];&#10;LEN([$preferred_name.B334])&gt;0;[$preferred_name.B334]&#10;)" office:value-type="string" office:string-value="rdw_basisgegevens_eeg_uitvoering_max_massa_vrtg_techn_ondergrens" calcext:value-type="string">
            <text:p>rdw_basisgegevens_eeg_uitvoering_max_massa_vrtg_techn_ondergrens</text:p>
          </table:table-cell>
          <table:table-cell table:formula="of:=IFERROR(FIND(&quot;_&quot;;[.$A334];1);LEN([.$A334]))" office:value-type="float" office:value="4" calcext:value-type="float">
            <text:p>4</text:p>
          </table:table-cell>
          <table:table-cell table:formula="of:=IFERROR(FIND(&quot;_&quot;;[.$A334];1+[.B334]);LEN([.$A334]))" office:value-type="float" office:value="18" calcext:value-type="float">
            <text:p>18</text:p>
          </table:table-cell>
          <table:table-cell table:formula="of:=IFERROR(FIND(&quot;_&quot;;[.$A334];1+[.C334]);LEN([.$A334]))" office:value-type="float" office:value="22" calcext:value-type="float">
            <text:p>22</text:p>
          </table:table-cell>
          <table:table-cell table:formula="of:=IFERROR(FIND(&quot;_&quot;;[.$A334];1+[.D334]);LEN([.$A334]))" office:value-type="float" office:value="33" calcext:value-type="float">
            <text:p>33</text:p>
          </table:table-cell>
          <table:table-cell table:formula="of:=IFERROR(FIND(&quot;_&quot;;[.$A334];1+[.E334]);LEN([.$A334]))" office:value-type="float" office:value="37" calcext:value-type="float">
            <text:p>37</text:p>
          </table:table-cell>
          <table:table-cell table:formula="of:=[.E334]" office:value-type="float" office:value="33" calcext:value-type="float">
            <text:p>33</text:p>
          </table:table-cell>
          <table:table-cell table:formula="of:=LEFT([.A334];[.G334])" office:value-type="string" office:string-value="rdw_basisgegevens_eeg_uitvoering_" calcext:value-type="string">
            <text:p>rdw_basisgegevens_eeg_uitvoering_</text:p>
          </table:table-cell>
          <table:table-cell table:formula="of:=VLOOKUP([.H334];[$source.$C$2:$source.$F$48];4;0)" office:value-type="float" office:value="303" calcext:value-type="float">
            <text:p>303</text:p>
          </table:table-cell>
          <table:table-cell table:style-name="ce7" table:formula="of:=IF(RIGHT([.A334];6)=&quot;_X_X_X&quot;;3;IF(RIGHT([.A334];4)=&quot;_X_X&quot;;2;IF(RIGHT([.A33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5])&gt;0;[$preferred_name.A335];&#10;LEN([$preferred_name.B335])&gt;0;[$preferred_name.B335]&#10;)" office:value-type="string" office:string-value="rdw_basisgegevens_eeg_uitvoering_max_massa_vrtg_techn_bovengrens" calcext:value-type="string">
            <text:p>rdw_basisgegevens_eeg_uitvoering_max_massa_vrtg_techn_bovengrens</text:p>
          </table:table-cell>
          <table:table-cell table:formula="of:=IFERROR(FIND(&quot;_&quot;;[.$A335];1);LEN([.$A335]))" office:value-type="float" office:value="4" calcext:value-type="float">
            <text:p>4</text:p>
          </table:table-cell>
          <table:table-cell table:formula="of:=IFERROR(FIND(&quot;_&quot;;[.$A335];1+[.B335]);LEN([.$A335]))" office:value-type="float" office:value="18" calcext:value-type="float">
            <text:p>18</text:p>
          </table:table-cell>
          <table:table-cell table:formula="of:=IFERROR(FIND(&quot;_&quot;;[.$A335];1+[.C335]);LEN([.$A335]))" office:value-type="float" office:value="22" calcext:value-type="float">
            <text:p>22</text:p>
          </table:table-cell>
          <table:table-cell table:formula="of:=IFERROR(FIND(&quot;_&quot;;[.$A335];1+[.D335]);LEN([.$A335]))" office:value-type="float" office:value="33" calcext:value-type="float">
            <text:p>33</text:p>
          </table:table-cell>
          <table:table-cell table:formula="of:=IFERROR(FIND(&quot;_&quot;;[.$A335];1+[.E335]);LEN([.$A335]))" office:value-type="float" office:value="37" calcext:value-type="float">
            <text:p>37</text:p>
          </table:table-cell>
          <table:table-cell table:formula="of:=[.E335]" office:value-type="float" office:value="33" calcext:value-type="float">
            <text:p>33</text:p>
          </table:table-cell>
          <table:table-cell table:formula="of:=LEFT([.A335];[.G335])" office:value-type="string" office:string-value="rdw_basisgegevens_eeg_uitvoering_" calcext:value-type="string">
            <text:p>rdw_basisgegevens_eeg_uitvoering_</text:p>
          </table:table-cell>
          <table:table-cell table:formula="of:=VLOOKUP([.H335];[$source.$C$2:$source.$F$48];4;0)" office:value-type="float" office:value="303" calcext:value-type="float">
            <text:p>303</text:p>
          </table:table-cell>
          <table:table-cell table:style-name="ce7" table:formula="of:=IF(RIGHT([.A335];6)=&quot;_X_X_X&quot;;3;IF(RIGHT([.A335];4)=&quot;_X_X&quot;;2;IF(RIGHT([.A3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6])&gt;0;[$preferred_name.A336];&#10;LEN([$preferred_name.B336])&gt;0;[$preferred_name.B336]&#10;)" office:value-type="string" office:string-value="rdw_basisgegevens_eeg_uitvoering_techn_max_massa_samenst_ondergrens" calcext:value-type="string">
            <text:p>rdw_basisgegevens_eeg_uitvoering_techn_max_massa_samenst_ondergrens</text:p>
          </table:table-cell>
          <table:table-cell table:formula="of:=IFERROR(FIND(&quot;_&quot;;[.$A336];1);LEN([.$A336]))" office:value-type="float" office:value="4" calcext:value-type="float">
            <text:p>4</text:p>
          </table:table-cell>
          <table:table-cell table:formula="of:=IFERROR(FIND(&quot;_&quot;;[.$A336];1+[.B336]);LEN([.$A336]))" office:value-type="float" office:value="18" calcext:value-type="float">
            <text:p>18</text:p>
          </table:table-cell>
          <table:table-cell table:formula="of:=IFERROR(FIND(&quot;_&quot;;[.$A336];1+[.C336]);LEN([.$A336]))" office:value-type="float" office:value="22" calcext:value-type="float">
            <text:p>22</text:p>
          </table:table-cell>
          <table:table-cell table:formula="of:=IFERROR(FIND(&quot;_&quot;;[.$A336];1+[.D336]);LEN([.$A336]))" office:value-type="float" office:value="33" calcext:value-type="float">
            <text:p>33</text:p>
          </table:table-cell>
          <table:table-cell table:formula="of:=IFERROR(FIND(&quot;_&quot;;[.$A336];1+[.E336]);LEN([.$A336]))" office:value-type="float" office:value="39" calcext:value-type="float">
            <text:p>39</text:p>
          </table:table-cell>
          <table:table-cell table:formula="of:=[.E336]" office:value-type="float" office:value="33" calcext:value-type="float">
            <text:p>33</text:p>
          </table:table-cell>
          <table:table-cell table:formula="of:=LEFT([.A336];[.G336])" office:value-type="string" office:string-value="rdw_basisgegevens_eeg_uitvoering_" calcext:value-type="string">
            <text:p>rdw_basisgegevens_eeg_uitvoering_</text:p>
          </table:table-cell>
          <table:table-cell table:formula="of:=VLOOKUP([.H336];[$source.$C$2:$source.$F$48];4;0)" office:value-type="float" office:value="303" calcext:value-type="float">
            <text:p>303</text:p>
          </table:table-cell>
          <table:table-cell table:style-name="ce7" table:formula="of:=IF(RIGHT([.A336];6)=&quot;_X_X_X&quot;;3;IF(RIGHT([.A336];4)=&quot;_X_X&quot;;2;IF(RIGHT([.A3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7])&gt;0;[$preferred_name.A337];&#10;LEN([$preferred_name.B337])&gt;0;[$preferred_name.B337]&#10;)" office:value-type="string" office:string-value="rdw_basisgegevens_eeg_uitvoering_techn_max_massa_samenst_bovengrens" calcext:value-type="string">
            <text:p>rdw_basisgegevens_eeg_uitvoering_techn_max_massa_samenst_bovengrens</text:p>
          </table:table-cell>
          <table:table-cell table:formula="of:=IFERROR(FIND(&quot;_&quot;;[.$A337];1);LEN([.$A337]))" office:value-type="float" office:value="4" calcext:value-type="float">
            <text:p>4</text:p>
          </table:table-cell>
          <table:table-cell table:formula="of:=IFERROR(FIND(&quot;_&quot;;[.$A337];1+[.B337]);LEN([.$A337]))" office:value-type="float" office:value="18" calcext:value-type="float">
            <text:p>18</text:p>
          </table:table-cell>
          <table:table-cell table:formula="of:=IFERROR(FIND(&quot;_&quot;;[.$A337];1+[.C337]);LEN([.$A337]))" office:value-type="float" office:value="22" calcext:value-type="float">
            <text:p>22</text:p>
          </table:table-cell>
          <table:table-cell table:formula="of:=IFERROR(FIND(&quot;_&quot;;[.$A337];1+[.D337]);LEN([.$A337]))" office:value-type="float" office:value="33" calcext:value-type="float">
            <text:p>33</text:p>
          </table:table-cell>
          <table:table-cell table:formula="of:=IFERROR(FIND(&quot;_&quot;;[.$A337];1+[.E337]);LEN([.$A337]))" office:value-type="float" office:value="39" calcext:value-type="float">
            <text:p>39</text:p>
          </table:table-cell>
          <table:table-cell table:formula="of:=[.E337]" office:value-type="float" office:value="33" calcext:value-type="float">
            <text:p>33</text:p>
          </table:table-cell>
          <table:table-cell table:formula="of:=LEFT([.A337];[.G337])" office:value-type="string" office:string-value="rdw_basisgegevens_eeg_uitvoering_" calcext:value-type="string">
            <text:p>rdw_basisgegevens_eeg_uitvoering_</text:p>
          </table:table-cell>
          <table:table-cell table:formula="of:=VLOOKUP([.H337];[$source.$C$2:$source.$F$48];4;0)" office:value-type="float" office:value="303" calcext:value-type="float">
            <text:p>303</text:p>
          </table:table-cell>
          <table:table-cell table:style-name="ce7" table:formula="of:=IF(RIGHT([.A337];6)=&quot;_X_X_X&quot;;3;IF(RIGHT([.A337];4)=&quot;_X_X&quot;;2;IF(RIGHT([.A3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8])&gt;0;[$preferred_name.A338];&#10;LEN([$preferred_name.B338])&gt;0;[$preferred_name.B338]&#10;)" office:value-type="string" office:string-value="rdw_basisgegevens_eeg_uitvoering_techn_max_massa_middenas_ondergrens" calcext:value-type="string">
            <text:p>rdw_basisgegevens_eeg_uitvoering_techn_max_massa_middenas_ondergrens</text:p>
          </table:table-cell>
          <table:table-cell table:formula="of:=IFERROR(FIND(&quot;_&quot;;[.$A338];1);LEN([.$A338]))" office:value-type="float" office:value="4" calcext:value-type="float">
            <text:p>4</text:p>
          </table:table-cell>
          <table:table-cell table:formula="of:=IFERROR(FIND(&quot;_&quot;;[.$A338];1+[.B338]);LEN([.$A338]))" office:value-type="float" office:value="18" calcext:value-type="float">
            <text:p>18</text:p>
          </table:table-cell>
          <table:table-cell table:formula="of:=IFERROR(FIND(&quot;_&quot;;[.$A338];1+[.C338]);LEN([.$A338]))" office:value-type="float" office:value="22" calcext:value-type="float">
            <text:p>22</text:p>
          </table:table-cell>
          <table:table-cell table:formula="of:=IFERROR(FIND(&quot;_&quot;;[.$A338];1+[.D338]);LEN([.$A338]))" office:value-type="float" office:value="33" calcext:value-type="float">
            <text:p>33</text:p>
          </table:table-cell>
          <table:table-cell table:formula="of:=IFERROR(FIND(&quot;_&quot;;[.$A338];1+[.E338]);LEN([.$A338]))" office:value-type="float" office:value="39" calcext:value-type="float">
            <text:p>39</text:p>
          </table:table-cell>
          <table:table-cell table:formula="of:=[.E338]" office:value-type="float" office:value="33" calcext:value-type="float">
            <text:p>33</text:p>
          </table:table-cell>
          <table:table-cell table:formula="of:=LEFT([.A338];[.G338])" office:value-type="string" office:string-value="rdw_basisgegevens_eeg_uitvoering_" calcext:value-type="string">
            <text:p>rdw_basisgegevens_eeg_uitvoering_</text:p>
          </table:table-cell>
          <table:table-cell table:formula="of:=VLOOKUP([.H338];[$source.$C$2:$source.$F$48];4;0)" office:value-type="float" office:value="303" calcext:value-type="float">
            <text:p>303</text:p>
          </table:table-cell>
          <table:table-cell table:style-name="ce7" table:formula="of:=IF(RIGHT([.A338];6)=&quot;_X_X_X&quot;;3;IF(RIGHT([.A338];4)=&quot;_X_X&quot;;2;IF(RIGHT([.A3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39])&gt;0;[$preferred_name.A339];&#10;LEN([$preferred_name.B339])&gt;0;[$preferred_name.B339]&#10;)" office:value-type="string" office:string-value="rdw_basisgegevens_eeg_uitvoering_techn_max_massa_middenas_bovengrens" calcext:value-type="string">
            <text:p>rdw_basisgegevens_eeg_uitvoering_techn_max_massa_middenas_bovengrens</text:p>
          </table:table-cell>
          <table:table-cell table:formula="of:=IFERROR(FIND(&quot;_&quot;;[.$A339];1);LEN([.$A339]))" office:value-type="float" office:value="4" calcext:value-type="float">
            <text:p>4</text:p>
          </table:table-cell>
          <table:table-cell table:formula="of:=IFERROR(FIND(&quot;_&quot;;[.$A339];1+[.B339]);LEN([.$A339]))" office:value-type="float" office:value="18" calcext:value-type="float">
            <text:p>18</text:p>
          </table:table-cell>
          <table:table-cell table:formula="of:=IFERROR(FIND(&quot;_&quot;;[.$A339];1+[.C339]);LEN([.$A339]))" office:value-type="float" office:value="22" calcext:value-type="float">
            <text:p>22</text:p>
          </table:table-cell>
          <table:table-cell table:formula="of:=IFERROR(FIND(&quot;_&quot;;[.$A339];1+[.D339]);LEN([.$A339]))" office:value-type="float" office:value="33" calcext:value-type="float">
            <text:p>33</text:p>
          </table:table-cell>
          <table:table-cell table:formula="of:=IFERROR(FIND(&quot;_&quot;;[.$A339];1+[.E339]);LEN([.$A339]))" office:value-type="float" office:value="39" calcext:value-type="float">
            <text:p>39</text:p>
          </table:table-cell>
          <table:table-cell table:formula="of:=[.E339]" office:value-type="float" office:value="33" calcext:value-type="float">
            <text:p>33</text:p>
          </table:table-cell>
          <table:table-cell table:formula="of:=LEFT([.A339];[.G339])" office:value-type="string" office:string-value="rdw_basisgegevens_eeg_uitvoering_" calcext:value-type="string">
            <text:p>rdw_basisgegevens_eeg_uitvoering_</text:p>
          </table:table-cell>
          <table:table-cell table:formula="of:=VLOOKUP([.H339];[$source.$C$2:$source.$F$48];4;0)" office:value-type="float" office:value="303" calcext:value-type="float">
            <text:p>303</text:p>
          </table:table-cell>
          <table:table-cell table:style-name="ce7" table:formula="of:=IF(RIGHT([.A339];6)=&quot;_X_X_X&quot;;3;IF(RIGHT([.A339];4)=&quot;_X_X&quot;;2;IF(RIGHT([.A33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40])&gt;0;[$preferred_name.A340];&#10;LEN([$preferred_name.B340])&gt;0;[$preferred_name.B340]&#10;)" office:value-type="string" office:string-value="rdw_basisgegevens_eeg_uitvoering_max_constructie_snelheid_ondergrens" calcext:value-type="string">
            <text:p>rdw_basisgegevens_eeg_uitvoering_max_constructie_snelheid_ondergrens</text:p>
          </table:table-cell>
          <table:table-cell table:formula="of:=IFERROR(FIND(&quot;_&quot;;[.$A340];1);LEN([.$A340]))" office:value-type="float" office:value="4" calcext:value-type="float">
            <text:p>4</text:p>
          </table:table-cell>
          <table:table-cell table:formula="of:=IFERROR(FIND(&quot;_&quot;;[.$A340];1+[.B340]);LEN([.$A340]))" office:value-type="float" office:value="18" calcext:value-type="float">
            <text:p>18</text:p>
          </table:table-cell>
          <table:table-cell table:formula="of:=IFERROR(FIND(&quot;_&quot;;[.$A340];1+[.C340]);LEN([.$A340]))" office:value-type="float" office:value="22" calcext:value-type="float">
            <text:p>22</text:p>
          </table:table-cell>
          <table:table-cell table:formula="of:=IFERROR(FIND(&quot;_&quot;;[.$A340];1+[.D340]);LEN([.$A340]))" office:value-type="float" office:value="33" calcext:value-type="float">
            <text:p>33</text:p>
          </table:table-cell>
          <table:table-cell table:formula="of:=IFERROR(FIND(&quot;_&quot;;[.$A340];1+[.E340]);LEN([.$A340]))" office:value-type="float" office:value="37" calcext:value-type="float">
            <text:p>37</text:p>
          </table:table-cell>
          <table:table-cell table:formula="of:=[.E340]" office:value-type="float" office:value="33" calcext:value-type="float">
            <text:p>33</text:p>
          </table:table-cell>
          <table:table-cell table:formula="of:=LEFT([.A340];[.G340])" office:value-type="string" office:string-value="rdw_basisgegevens_eeg_uitvoering_" calcext:value-type="string">
            <text:p>rdw_basisgegevens_eeg_uitvoering_</text:p>
          </table:table-cell>
          <table:table-cell table:formula="of:=VLOOKUP([.H340];[$source.$C$2:$source.$F$48];4;0)" office:value-type="float" office:value="303" calcext:value-type="float">
            <text:p>303</text:p>
          </table:table-cell>
          <table:table-cell table:style-name="ce7" table:formula="of:=IF(RIGHT([.A340];6)=&quot;_X_X_X&quot;;3;IF(RIGHT([.A340];4)=&quot;_X_X&quot;;2;IF(RIGHT([.A34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41])&gt;0;[$preferred_name.A341];&#10;LEN([$preferred_name.B341])&gt;0;[$preferred_name.B341]&#10;)" office:value-type="string" office:string-value="rdw_basisgegevens_eeg_uitvoering_max_constructie_snelheid_bovengrens" calcext:value-type="string">
            <text:p>rdw_basisgegevens_eeg_uitvoering_max_constructie_snelheid_bovengrens</text:p>
          </table:table-cell>
          <table:table-cell table:formula="of:=IFERROR(FIND(&quot;_&quot;;[.$A341];1);LEN([.$A341]))" office:value-type="float" office:value="4" calcext:value-type="float">
            <text:p>4</text:p>
          </table:table-cell>
          <table:table-cell table:formula="of:=IFERROR(FIND(&quot;_&quot;;[.$A341];1+[.B341]);LEN([.$A341]))" office:value-type="float" office:value="18" calcext:value-type="float">
            <text:p>18</text:p>
          </table:table-cell>
          <table:table-cell table:formula="of:=IFERROR(FIND(&quot;_&quot;;[.$A341];1+[.C341]);LEN([.$A341]))" office:value-type="float" office:value="22" calcext:value-type="float">
            <text:p>22</text:p>
          </table:table-cell>
          <table:table-cell table:formula="of:=IFERROR(FIND(&quot;_&quot;;[.$A341];1+[.D341]);LEN([.$A341]))" office:value-type="float" office:value="33" calcext:value-type="float">
            <text:p>33</text:p>
          </table:table-cell>
          <table:table-cell table:formula="of:=IFERROR(FIND(&quot;_&quot;;[.$A341];1+[.E341]);LEN([.$A341]))" office:value-type="float" office:value="37" calcext:value-type="float">
            <text:p>37</text:p>
          </table:table-cell>
          <table:table-cell table:formula="of:=[.E341]" office:value-type="float" office:value="33" calcext:value-type="float">
            <text:p>33</text:p>
          </table:table-cell>
          <table:table-cell table:formula="of:=LEFT([.A341];[.G341])" office:value-type="string" office:string-value="rdw_basisgegevens_eeg_uitvoering_" calcext:value-type="string">
            <text:p>rdw_basisgegevens_eeg_uitvoering_</text:p>
          </table:table-cell>
          <table:table-cell table:formula="of:=VLOOKUP([.H341];[$source.$C$2:$source.$F$48];4;0)" office:value-type="float" office:value="303" calcext:value-type="float">
            <text:p>303</text:p>
          </table:table-cell>
          <table:table-cell table:style-name="ce7" table:formula="of:=IF(RIGHT([.A341];6)=&quot;_X_X_X&quot;;3;IF(RIGHT([.A341];4)=&quot;_X_X&quot;;2;IF(RIGHT([.A34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42])&gt;0;[$preferred_name.A342];&#10;LEN([$preferred_name.B342])&gt;0;[$preferred_name.B342]&#10;)" office:value-type="string" office:string-value="rdw_basisgegevens_eeg_uitvoering_uitvoering_registratie_datum_dt" calcext:value-type="string">
            <text:p>rdw_basisgegevens_eeg_uitvoering_uitvoering_registratie_datum_dt</text:p>
          </table:table-cell>
          <table:table-cell table:formula="of:=IFERROR(FIND(&quot;_&quot;;[.$A342];1);LEN([.$A342]))" office:value-type="float" office:value="4" calcext:value-type="float">
            <text:p>4</text:p>
          </table:table-cell>
          <table:table-cell table:formula="of:=IFERROR(FIND(&quot;_&quot;;[.$A342];1+[.B342]);LEN([.$A342]))" office:value-type="float" office:value="18" calcext:value-type="float">
            <text:p>18</text:p>
          </table:table-cell>
          <table:table-cell table:formula="of:=IFERROR(FIND(&quot;_&quot;;[.$A342];1+[.C342]);LEN([.$A342]))" office:value-type="float" office:value="22" calcext:value-type="float">
            <text:p>22</text:p>
          </table:table-cell>
          <table:table-cell table:formula="of:=IFERROR(FIND(&quot;_&quot;;[.$A342];1+[.D342]);LEN([.$A342]))" office:value-type="float" office:value="33" calcext:value-type="float">
            <text:p>33</text:p>
          </table:table-cell>
          <table:table-cell table:formula="of:=IFERROR(FIND(&quot;_&quot;;[.$A342];1+[.E342]);LEN([.$A342]))" office:value-type="float" office:value="44" calcext:value-type="float">
            <text:p>44</text:p>
          </table:table-cell>
          <table:table-cell table:formula="of:=[.E342]" office:value-type="float" office:value="33" calcext:value-type="float">
            <text:p>33</text:p>
          </table:table-cell>
          <table:table-cell table:formula="of:=LEFT([.A342];[.G342])" office:value-type="string" office:string-value="rdw_basisgegevens_eeg_uitvoering_" calcext:value-type="string">
            <text:p>rdw_basisgegevens_eeg_uitvoering_</text:p>
          </table:table-cell>
          <table:table-cell table:formula="of:=VLOOKUP([.H342];[$source.$C$2:$source.$F$48];4;0)" office:value-type="float" office:value="303" calcext:value-type="float">
            <text:p>303</text:p>
          </table:table-cell>
          <table:table-cell table:style-name="ce7" table:formula="of:=IF(RIGHT([.A342];6)=&quot;_X_X_X&quot;;3;IF(RIGHT([.A342];4)=&quot;_X_X&quot;;2;IF(RIGHT([.A3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43])&gt;0;[$preferred_name.A343];&#10;LEN([$preferred_name.B343])&gt;0;[$preferred_name.B343]&#10;)" office:value-type="string" office:string-value="rdw_basisgegevens_eeg_uitvoering_begindatum_uitvoering_dt" calcext:value-type="string">
            <text:p>rdw_basisgegevens_eeg_uitvoering_begindatum_uitvoering_dt</text:p>
          </table:table-cell>
          <table:table-cell table:formula="of:=IFERROR(FIND(&quot;_&quot;;[.$A343];1);LEN([.$A343]))" office:value-type="float" office:value="4" calcext:value-type="float">
            <text:p>4</text:p>
          </table:table-cell>
          <table:table-cell table:formula="of:=IFERROR(FIND(&quot;_&quot;;[.$A343];1+[.B343]);LEN([.$A343]))" office:value-type="float" office:value="18" calcext:value-type="float">
            <text:p>18</text:p>
          </table:table-cell>
          <table:table-cell table:formula="of:=IFERROR(FIND(&quot;_&quot;;[.$A343];1+[.C343]);LEN([.$A343]))" office:value-type="float" office:value="22" calcext:value-type="float">
            <text:p>22</text:p>
          </table:table-cell>
          <table:table-cell table:formula="of:=IFERROR(FIND(&quot;_&quot;;[.$A343];1+[.D343]);LEN([.$A343]))" office:value-type="float" office:value="33" calcext:value-type="float">
            <text:p>33</text:p>
          </table:table-cell>
          <table:table-cell table:formula="of:=IFERROR(FIND(&quot;_&quot;;[.$A343];1+[.E343]);LEN([.$A343]))" office:value-type="float" office:value="44" calcext:value-type="float">
            <text:p>44</text:p>
          </table:table-cell>
          <table:table-cell table:formula="of:=[.E343]" office:value-type="float" office:value="33" calcext:value-type="float">
            <text:p>33</text:p>
          </table:table-cell>
          <table:table-cell table:formula="of:=LEFT([.A343];[.G343])" office:value-type="string" office:string-value="rdw_basisgegevens_eeg_uitvoering_" calcext:value-type="string">
            <text:p>rdw_basisgegevens_eeg_uitvoering_</text:p>
          </table:table-cell>
          <table:table-cell table:formula="of:=VLOOKUP([.H343];[$source.$C$2:$source.$F$48];4;0)" office:value-type="float" office:value="303" calcext:value-type="float">
            <text:p>303</text:p>
          </table:table-cell>
          <table:table-cell table:style-name="ce7" table:formula="of:=IF(RIGHT([.A343];6)=&quot;_X_X_X&quot;;3;IF(RIGHT([.A343];4)=&quot;_X_X&quot;;2;IF(RIGHT([.A34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44])&gt;0;[$preferred_name.A344];&#10;LEN([$preferred_name.B344])&gt;0;[$preferred_name.B344]&#10;)" office:value-type="string" office:string-value="rdw_basisgegevens_eeg_uitvoering_begindatum_restant_voorraad_dt" calcext:value-type="string">
            <text:p>rdw_basisgegevens_eeg_uitvoering_begindatum_restant_voorraad_dt</text:p>
          </table:table-cell>
          <table:table-cell table:formula="of:=IFERROR(FIND(&quot;_&quot;;[.$A344];1);LEN([.$A344]))" office:value-type="float" office:value="4" calcext:value-type="float">
            <text:p>4</text:p>
          </table:table-cell>
          <table:table-cell table:formula="of:=IFERROR(FIND(&quot;_&quot;;[.$A344];1+[.B344]);LEN([.$A344]))" office:value-type="float" office:value="18" calcext:value-type="float">
            <text:p>18</text:p>
          </table:table-cell>
          <table:table-cell table:formula="of:=IFERROR(FIND(&quot;_&quot;;[.$A344];1+[.C344]);LEN([.$A344]))" office:value-type="float" office:value="22" calcext:value-type="float">
            <text:p>22</text:p>
          </table:table-cell>
          <table:table-cell table:formula="of:=IFERROR(FIND(&quot;_&quot;;[.$A344];1+[.D344]);LEN([.$A344]))" office:value-type="float" office:value="33" calcext:value-type="float">
            <text:p>33</text:p>
          </table:table-cell>
          <table:table-cell table:formula="of:=IFERROR(FIND(&quot;_&quot;;[.$A344];1+[.E344]);LEN([.$A344]))" office:value-type="float" office:value="44" calcext:value-type="float">
            <text:p>44</text:p>
          </table:table-cell>
          <table:table-cell table:formula="of:=[.E344]" office:value-type="float" office:value="33" calcext:value-type="float">
            <text:p>33</text:p>
          </table:table-cell>
          <table:table-cell table:formula="of:=LEFT([.A344];[.G344])" office:value-type="string" office:string-value="rdw_basisgegevens_eeg_uitvoering_" calcext:value-type="string">
            <text:p>rdw_basisgegevens_eeg_uitvoering_</text:p>
          </table:table-cell>
          <table:table-cell table:formula="of:=VLOOKUP([.H344];[$source.$C$2:$source.$F$48];4;0)" office:value-type="float" office:value="303" calcext:value-type="float">
            <text:p>303</text:p>
          </table:table-cell>
          <table:table-cell table:style-name="ce7" table:formula="of:=IF(RIGHT([.A344];6)=&quot;_X_X_X&quot;;3;IF(RIGHT([.A344];4)=&quot;_X_X&quot;;2;IF(RIGHT([.A3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45])&gt;0;[$preferred_name.A345];&#10;LEN([$preferred_name.B345])&gt;0;[$preferred_name.B345]&#10;)" office:value-type="string" office:string-value="rdw_basisgegevens_eeg_uitvoering_einddatum_restant_voorraad_dt" calcext:value-type="string">
            <text:p>rdw_basisgegevens_eeg_uitvoering_einddatum_restant_voorraad_dt</text:p>
          </table:table-cell>
          <table:table-cell table:formula="of:=IFERROR(FIND(&quot;_&quot;;[.$A345];1);LEN([.$A345]))" office:value-type="float" office:value="4" calcext:value-type="float">
            <text:p>4</text:p>
          </table:table-cell>
          <table:table-cell table:formula="of:=IFERROR(FIND(&quot;_&quot;;[.$A345];1+[.B345]);LEN([.$A345]))" office:value-type="float" office:value="18" calcext:value-type="float">
            <text:p>18</text:p>
          </table:table-cell>
          <table:table-cell table:formula="of:=IFERROR(FIND(&quot;_&quot;;[.$A345];1+[.C345]);LEN([.$A345]))" office:value-type="float" office:value="22" calcext:value-type="float">
            <text:p>22</text:p>
          </table:table-cell>
          <table:table-cell table:formula="of:=IFERROR(FIND(&quot;_&quot;;[.$A345];1+[.D345]);LEN([.$A345]))" office:value-type="float" office:value="33" calcext:value-type="float">
            <text:p>33</text:p>
          </table:table-cell>
          <table:table-cell table:formula="of:=IFERROR(FIND(&quot;_&quot;;[.$A345];1+[.E345]);LEN([.$A345]))" office:value-type="float" office:value="43" calcext:value-type="float">
            <text:p>43</text:p>
          </table:table-cell>
          <table:table-cell table:formula="of:=[.E345]" office:value-type="float" office:value="33" calcext:value-type="float">
            <text:p>33</text:p>
          </table:table-cell>
          <table:table-cell table:formula="of:=LEFT([.A345];[.G345])" office:value-type="string" office:string-value="rdw_basisgegevens_eeg_uitvoering_" calcext:value-type="string">
            <text:p>rdw_basisgegevens_eeg_uitvoering_</text:p>
          </table:table-cell>
          <table:table-cell table:formula="of:=VLOOKUP([.H345];[$source.$C$2:$source.$F$48];4;0)" office:value-type="float" office:value="303" calcext:value-type="float">
            <text:p>303</text:p>
          </table:table-cell>
          <table:table-cell table:style-name="ce7" table:formula="of:=IF(RIGHT([.A345];6)=&quot;_X_X_X&quot;;3;IF(RIGHT([.A345];4)=&quot;_X_X&quot;;2;IF(RIGHT([.A34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46])&gt;0;[$preferred_name.A346];&#10;LEN([$preferred_name.B346])&gt;0;[$preferred_name.B346]&#10;)" office:value-type="string" office:string-value="rdw_basisgegevens_eeg_uitvoering_composite_key" calcext:value-type="string">
            <text:p>rdw_basisgegevens_eeg_uitvoering_composite_key</text:p>
          </table:table-cell>
          <table:table-cell table:formula="of:=IFERROR(FIND(&quot;_&quot;;[.$A346];1);LEN([.$A346]))" office:value-type="float" office:value="4" calcext:value-type="float">
            <text:p>4</text:p>
          </table:table-cell>
          <table:table-cell table:formula="of:=IFERROR(FIND(&quot;_&quot;;[.$A346];1+[.B346]);LEN([.$A346]))" office:value-type="float" office:value="18" calcext:value-type="float">
            <text:p>18</text:p>
          </table:table-cell>
          <table:table-cell table:formula="of:=IFERROR(FIND(&quot;_&quot;;[.$A346];1+[.C346]);LEN([.$A346]))" office:value-type="float" office:value="22" calcext:value-type="float">
            <text:p>22</text:p>
          </table:table-cell>
          <table:table-cell table:formula="of:=IFERROR(FIND(&quot;_&quot;;[.$A346];1+[.D346]);LEN([.$A346]))" office:value-type="float" office:value="33" calcext:value-type="float">
            <text:p>33</text:p>
          </table:table-cell>
          <table:table-cell table:formula="of:=IFERROR(FIND(&quot;_&quot;;[.$A346];1+[.E346]);LEN([.$A346]))" office:value-type="float" office:value="43" calcext:value-type="float">
            <text:p>43</text:p>
          </table:table-cell>
          <table:table-cell table:formula="of:=[.E346]" office:value-type="float" office:value="33" calcext:value-type="float">
            <text:p>33</text:p>
          </table:table-cell>
          <table:table-cell table:formula="of:=LEFT([.A346];[.G346])" office:value-type="string" office:string-value="rdw_basisgegevens_eeg_uitvoering_" calcext:value-type="string">
            <text:p>rdw_basisgegevens_eeg_uitvoering_</text:p>
          </table:table-cell>
          <table:table-cell table:formula="of:=VLOOKUP([.H346];[$source.$C$2:$source.$F$48];4;0)" office:value-type="float" office:value="303" calcext:value-type="float">
            <text:p>303</text:p>
          </table:table-cell>
          <table:table-cell table:style-name="ce7" table:formula="of:=IF(RIGHT([.A346];6)=&quot;_X_X_X&quot;;3;IF(RIGHT([.A346];4)=&quot;_X_X&quot;;2;IF(RIGHT([.A3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table:number-columns-repeated="1013"/>
        </table:table-row>
        <table:table-row table:style-name="ro1">
          <table:table-cell table:formula="of:=COM.MICROSOFT.IFS(&#10;LEN([$preferred_name.A347])&gt;0;[$preferred_name.A347];&#10;LEN([$preferred_name.B347])&gt;0;[$preferred_name.B347]&#10;)" office:value-type="string" office:string-value="rdw_basisgegevens_eeg_uitvoering_handelsbenaming" calcext:value-type="string">
            <text:p>rdw_basisgegevens_eeg_uitvoering_handelsbenaming</text:p>
          </table:table-cell>
          <table:table-cell table:formula="of:=IFERROR(FIND(&quot;_&quot;;[.$A347];1);LEN([.$A347]))" office:value-type="float" office:value="4" calcext:value-type="float">
            <text:p>4</text:p>
          </table:table-cell>
          <table:table-cell table:formula="of:=IFERROR(FIND(&quot;_&quot;;[.$A347];1+[.B347]);LEN([.$A347]))" office:value-type="float" office:value="18" calcext:value-type="float">
            <text:p>18</text:p>
          </table:table-cell>
          <table:table-cell table:formula="of:=IFERROR(FIND(&quot;_&quot;;[.$A347];1+[.C347]);LEN([.$A347]))" office:value-type="float" office:value="22" calcext:value-type="float">
            <text:p>22</text:p>
          </table:table-cell>
          <table:table-cell table:formula="of:=IFERROR(FIND(&quot;_&quot;;[.$A347];1+[.D347]);LEN([.$A347]))" office:value-type="float" office:value="33" calcext:value-type="float">
            <text:p>33</text:p>
          </table:table-cell>
          <table:table-cell table:formula="of:=IFERROR(FIND(&quot;_&quot;;[.$A347];1+[.E347]);LEN([.$A347]))" office:value-type="float" office:value="48" calcext:value-type="float">
            <text:p>48</text:p>
          </table:table-cell>
          <table:table-cell table:formula="of:=[.E347]" office:value-type="float" office:value="33" calcext:value-type="float">
            <text:p>33</text:p>
          </table:table-cell>
          <table:table-cell table:formula="of:=LEFT([.A347];[.G347])" office:value-type="string" office:string-value="rdw_basisgegevens_eeg_uitvoering_" calcext:value-type="string">
            <text:p>rdw_basisgegevens_eeg_uitvoering_</text:p>
          </table:table-cell>
          <table:table-cell table:formula="of:=VLOOKUP([.H347];[$source.$C$2:$source.$F$48];4;0)" office:value-type="float" office:value="303" calcext:value-type="float">
            <text:p>303</text:p>
          </table:table-cell>
          <table:table-cell table:style-name="ce7" table:formula="of:=IF(RIGHT([.A347];6)=&quot;_X_X_X&quot;;3;IF(RIGHT([.A347];4)=&quot;_X_X&quot;;2;IF(RIGHT([.A34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lower</text:p>
          </table:table-cell>
          <table:table-cell table:number-columns-repeated="1010"/>
        </table:table-row>
        <table:table-row table:style-name="ro1">
          <table:table-cell table:formula="of:=COM.MICROSOFT.IFS(&#10;LEN([$preferred_name.A348])&gt;0;[$preferred_name.A348];&#10;LEN([$preferred_name.B348])&gt;0;[$preferred_name.B348]&#10;)" office:value-type="string" office:string-value="rdw_basisgegevens_eeg_uitvoering_compleet_voertuig_indicator" calcext:value-type="string">
            <text:p>rdw_basisgegevens_eeg_uitvoering_compleet_voertuig_indicator</text:p>
          </table:table-cell>
          <table:table-cell table:formula="of:=IFERROR(FIND(&quot;_&quot;;[.$A348];1);LEN([.$A348]))" office:value-type="float" office:value="4" calcext:value-type="float">
            <text:p>4</text:p>
          </table:table-cell>
          <table:table-cell table:formula="of:=IFERROR(FIND(&quot;_&quot;;[.$A348];1+[.B348]);LEN([.$A348]))" office:value-type="float" office:value="18" calcext:value-type="float">
            <text:p>18</text:p>
          </table:table-cell>
          <table:table-cell table:formula="of:=IFERROR(FIND(&quot;_&quot;;[.$A348];1+[.C348]);LEN([.$A348]))" office:value-type="float" office:value="22" calcext:value-type="float">
            <text:p>22</text:p>
          </table:table-cell>
          <table:table-cell table:formula="of:=IFERROR(FIND(&quot;_&quot;;[.$A348];1+[.D348]);LEN([.$A348]))" office:value-type="float" office:value="33" calcext:value-type="float">
            <text:p>33</text:p>
          </table:table-cell>
          <table:table-cell table:formula="of:=IFERROR(FIND(&quot;_&quot;;[.$A348];1+[.E348]);LEN([.$A348]))" office:value-type="float" office:value="42" calcext:value-type="float">
            <text:p>42</text:p>
          </table:table-cell>
          <table:table-cell table:formula="of:=[.E348]" office:value-type="float" office:value="33" calcext:value-type="float">
            <text:p>33</text:p>
          </table:table-cell>
          <table:table-cell table:formula="of:=LEFT([.A348];[.G348])" office:value-type="string" office:string-value="rdw_basisgegevens_eeg_uitvoering_" calcext:value-type="string">
            <text:p>rdw_basisgegevens_eeg_uitvoering_</text:p>
          </table:table-cell>
          <table:table-cell table:formula="of:=VLOOKUP([.H348];[$source.$C$2:$source.$F$48];4;0)" office:value-type="float" office:value="303" calcext:value-type="float">
            <text:p>303</text:p>
          </table:table-cell>
          <table:table-cell table:style-name="ce7" table:formula="of:=IF(RIGHT([.A348];6)=&quot;_X_X_X&quot;;3;IF(RIGHT([.A348];4)=&quot;_X_X&quot;;2;IF(RIGHT([.A3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349])&gt;0;[$preferred_name.A349];&#10;LEN([$preferred_name.B349])&gt;0;[$preferred_name.B349]&#10;)" office:value-type="string" office:string-value="rdw_basisgegevens_eeg_uitvoering_aantal_deuren_ondergrens" calcext:value-type="string">
            <text:p>rdw_basisgegevens_eeg_uitvoering_aantal_deuren_ondergrens</text:p>
          </table:table-cell>
          <table:table-cell table:formula="of:=IFERROR(FIND(&quot;_&quot;;[.$A349];1);LEN([.$A349]))" office:value-type="float" office:value="4" calcext:value-type="float">
            <text:p>4</text:p>
          </table:table-cell>
          <table:table-cell table:formula="of:=IFERROR(FIND(&quot;_&quot;;[.$A349];1+[.B349]);LEN([.$A349]))" office:value-type="float" office:value="18" calcext:value-type="float">
            <text:p>18</text:p>
          </table:table-cell>
          <table:table-cell table:formula="of:=IFERROR(FIND(&quot;_&quot;;[.$A349];1+[.C349]);LEN([.$A349]))" office:value-type="float" office:value="22" calcext:value-type="float">
            <text:p>22</text:p>
          </table:table-cell>
          <table:table-cell table:formula="of:=IFERROR(FIND(&quot;_&quot;;[.$A349];1+[.D349]);LEN([.$A349]))" office:value-type="float" office:value="33" calcext:value-type="float">
            <text:p>33</text:p>
          </table:table-cell>
          <table:table-cell table:formula="of:=IFERROR(FIND(&quot;_&quot;;[.$A349];1+[.E349]);LEN([.$A349]))" office:value-type="float" office:value="40" calcext:value-type="float">
            <text:p>40</text:p>
          </table:table-cell>
          <table:table-cell table:formula="of:=[.E349]" office:value-type="float" office:value="33" calcext:value-type="float">
            <text:p>33</text:p>
          </table:table-cell>
          <table:table-cell table:formula="of:=LEFT([.A349];[.G349])" office:value-type="string" office:string-value="rdw_basisgegevens_eeg_uitvoering_" calcext:value-type="string">
            <text:p>rdw_basisgegevens_eeg_uitvoering_</text:p>
          </table:table-cell>
          <table:table-cell table:formula="of:=VLOOKUP([.H349];[$source.$C$2:$source.$F$48];4;0)" office:value-type="float" office:value="303" calcext:value-type="float">
            <text:p>303</text:p>
          </table:table-cell>
          <table:table-cell table:style-name="ce7" table:formula="of:=IF(RIGHT([.A349];6)=&quot;_X_X_X&quot;;3;IF(RIGHT([.A349];4)=&quot;_X_X&quot;;2;IF(RIGHT([.A3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50])&gt;0;[$preferred_name.A350];&#10;LEN([$preferred_name.B350])&gt;0;[$preferred_name.B350]&#10;)" office:value-type="string" office:string-value="rdw_basisgegevens_eeg_uitvoering_aantal_deuren_bovengrens" calcext:value-type="string">
            <text:p>rdw_basisgegevens_eeg_uitvoering_aantal_deuren_bovengrens</text:p>
          </table:table-cell>
          <table:table-cell table:formula="of:=IFERROR(FIND(&quot;_&quot;;[.$A350];1);LEN([.$A350]))" office:value-type="float" office:value="4" calcext:value-type="float">
            <text:p>4</text:p>
          </table:table-cell>
          <table:table-cell table:formula="of:=IFERROR(FIND(&quot;_&quot;;[.$A350];1+[.B350]);LEN([.$A350]))" office:value-type="float" office:value="18" calcext:value-type="float">
            <text:p>18</text:p>
          </table:table-cell>
          <table:table-cell table:formula="of:=IFERROR(FIND(&quot;_&quot;;[.$A350];1+[.C350]);LEN([.$A350]))" office:value-type="float" office:value="22" calcext:value-type="float">
            <text:p>22</text:p>
          </table:table-cell>
          <table:table-cell table:formula="of:=IFERROR(FIND(&quot;_&quot;;[.$A350];1+[.D350]);LEN([.$A350]))" office:value-type="float" office:value="33" calcext:value-type="float">
            <text:p>33</text:p>
          </table:table-cell>
          <table:table-cell table:formula="of:=IFERROR(FIND(&quot;_&quot;;[.$A350];1+[.E350]);LEN([.$A350]))" office:value-type="float" office:value="40" calcext:value-type="float">
            <text:p>40</text:p>
          </table:table-cell>
          <table:table-cell table:formula="of:=[.E350]" office:value-type="float" office:value="33" calcext:value-type="float">
            <text:p>33</text:p>
          </table:table-cell>
          <table:table-cell table:formula="of:=LEFT([.A350];[.G350])" office:value-type="string" office:string-value="rdw_basisgegevens_eeg_uitvoering_" calcext:value-type="string">
            <text:p>rdw_basisgegevens_eeg_uitvoering_</text:p>
          </table:table-cell>
          <table:table-cell table:formula="of:=VLOOKUP([.H350];[$source.$C$2:$source.$F$48];4;0)" office:value-type="float" office:value="303" calcext:value-type="float">
            <text:p>303</text:p>
          </table:table-cell>
          <table:table-cell table:style-name="ce7" table:formula="of:=IF(RIGHT([.A350];6)=&quot;_X_X_X&quot;;3;IF(RIGHT([.A350];4)=&quot;_X_X&quot;;2;IF(RIGHT([.A3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51])&gt;0;[$preferred_name.A351];&#10;LEN([$preferred_name.B351])&gt;0;[$preferred_name.B351]&#10;)" office:value-type="string" office:string-value="rdw_basisgegevens_eeg_uitvoering_eur_codering_carrosserietype" calcext:value-type="string">
            <text:p>rdw_basisgegevens_eeg_uitvoering_eur_codering_carrosserietype</text:p>
          </table:table-cell>
          <table:table-cell table:formula="of:=IFERROR(FIND(&quot;_&quot;;[.$A351];1);LEN([.$A351]))" office:value-type="float" office:value="4" calcext:value-type="float">
            <text:p>4</text:p>
          </table:table-cell>
          <table:table-cell table:formula="of:=IFERROR(FIND(&quot;_&quot;;[.$A351];1+[.B351]);LEN([.$A351]))" office:value-type="float" office:value="18" calcext:value-type="float">
            <text:p>18</text:p>
          </table:table-cell>
          <table:table-cell table:formula="of:=IFERROR(FIND(&quot;_&quot;;[.$A351];1+[.C351]);LEN([.$A351]))" office:value-type="float" office:value="22" calcext:value-type="float">
            <text:p>22</text:p>
          </table:table-cell>
          <table:table-cell table:formula="of:=IFERROR(FIND(&quot;_&quot;;[.$A351];1+[.D351]);LEN([.$A351]))" office:value-type="float" office:value="33" calcext:value-type="float">
            <text:p>33</text:p>
          </table:table-cell>
          <table:table-cell table:formula="of:=IFERROR(FIND(&quot;_&quot;;[.$A351];1+[.E351]);LEN([.$A351]))" office:value-type="float" office:value="37" calcext:value-type="float">
            <text:p>37</text:p>
          </table:table-cell>
          <table:table-cell table:formula="of:=[.E351]" office:value-type="float" office:value="33" calcext:value-type="float">
            <text:p>33</text:p>
          </table:table-cell>
          <table:table-cell table:formula="of:=LEFT([.A351];[.G351])" office:value-type="string" office:string-value="rdw_basisgegevens_eeg_uitvoering_" calcext:value-type="string">
            <text:p>rdw_basisgegevens_eeg_uitvoering_</text:p>
          </table:table-cell>
          <table:table-cell table:formula="of:=VLOOKUP([.H351];[$source.$C$2:$source.$F$48];4;0)" office:value-type="float" office:value="303" calcext:value-type="float">
            <text:p>303</text:p>
          </table:table-cell>
          <table:table-cell table:style-name="ce7" table:formula="of:=IF(RIGHT([.A351];6)=&quot;_X_X_X&quot;;3;IF(RIGHT([.A351];4)=&quot;_X_X&quot;;2;IF(RIGHT([.A3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352])&gt;0;[$preferred_name.A352];&#10;LEN([$preferred_name.B352])&gt;0;[$preferred_name.B352]&#10;)" office:value-type="string" office:string-value="rdw_basisgegevens_eeg_uitvoering_einddatum_uitvoering" calcext:value-type="string">
            <text:p>rdw_basisgegevens_eeg_uitvoering_einddatum_uitvoering</text:p>
          </table:table-cell>
          <table:table-cell table:formula="of:=IFERROR(FIND(&quot;_&quot;;[.$A352];1);LEN([.$A352]))" office:value-type="float" office:value="4" calcext:value-type="float">
            <text:p>4</text:p>
          </table:table-cell>
          <table:table-cell table:formula="of:=IFERROR(FIND(&quot;_&quot;;[.$A352];1+[.B352]);LEN([.$A352]))" office:value-type="float" office:value="18" calcext:value-type="float">
            <text:p>18</text:p>
          </table:table-cell>
          <table:table-cell table:formula="of:=IFERROR(FIND(&quot;_&quot;;[.$A352];1+[.C352]);LEN([.$A352]))" office:value-type="float" office:value="22" calcext:value-type="float">
            <text:p>22</text:p>
          </table:table-cell>
          <table:table-cell table:formula="of:=IFERROR(FIND(&quot;_&quot;;[.$A352];1+[.D352]);LEN([.$A352]))" office:value-type="float" office:value="33" calcext:value-type="float">
            <text:p>33</text:p>
          </table:table-cell>
          <table:table-cell table:formula="of:=IFERROR(FIND(&quot;_&quot;;[.$A352];1+[.E352]);LEN([.$A352]))" office:value-type="float" office:value="43" calcext:value-type="float">
            <text:p>43</text:p>
          </table:table-cell>
          <table:table-cell table:formula="of:=[.E352]" office:value-type="float" office:value="33" calcext:value-type="float">
            <text:p>33</text:p>
          </table:table-cell>
          <table:table-cell table:formula="of:=LEFT([.A352];[.G352])" office:value-type="string" office:string-value="rdw_basisgegevens_eeg_uitvoering_" calcext:value-type="string">
            <text:p>rdw_basisgegevens_eeg_uitvoering_</text:p>
          </table:table-cell>
          <table:table-cell table:formula="of:=VLOOKUP([.H352];[$source.$C$2:$source.$F$48];4;0)" office:value-type="float" office:value="303" calcext:value-type="float">
            <text:p>303</text:p>
          </table:table-cell>
          <table:table-cell table:style-name="ce7" table:formula="of:=IF(RIGHT([.A352];6)=&quot;_X_X_X&quot;;3;IF(RIGHT([.A352];4)=&quot;_X_X&quot;;2;IF(RIGHT([.A35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53])&gt;0;[$preferred_name.A353];&#10;LEN([$preferred_name.B353])&gt;0;[$preferred_name.B353]&#10;)" office:value-type="string" office:string-value="rdw_basisgegevens_eeg_uitvoering_einddatum_uitvoering_dt" calcext:value-type="string">
            <text:p>rdw_basisgegevens_eeg_uitvoering_einddatum_uitvoering_dt</text:p>
          </table:table-cell>
          <table:table-cell table:formula="of:=IFERROR(FIND(&quot;_&quot;;[.$A353];1);LEN([.$A353]))" office:value-type="float" office:value="4" calcext:value-type="float">
            <text:p>4</text:p>
          </table:table-cell>
          <table:table-cell table:formula="of:=IFERROR(FIND(&quot;_&quot;;[.$A353];1+[.B353]);LEN([.$A353]))" office:value-type="float" office:value="18" calcext:value-type="float">
            <text:p>18</text:p>
          </table:table-cell>
          <table:table-cell table:formula="of:=IFERROR(FIND(&quot;_&quot;;[.$A353];1+[.C353]);LEN([.$A353]))" office:value-type="float" office:value="22" calcext:value-type="float">
            <text:p>22</text:p>
          </table:table-cell>
          <table:table-cell table:formula="of:=IFERROR(FIND(&quot;_&quot;;[.$A353];1+[.D353]);LEN([.$A353]))" office:value-type="float" office:value="33" calcext:value-type="float">
            <text:p>33</text:p>
          </table:table-cell>
          <table:table-cell table:formula="of:=IFERROR(FIND(&quot;_&quot;;[.$A353];1+[.E353]);LEN([.$A353]))" office:value-type="float" office:value="43" calcext:value-type="float">
            <text:p>43</text:p>
          </table:table-cell>
          <table:table-cell table:formula="of:=[.E353]" office:value-type="float" office:value="33" calcext:value-type="float">
            <text:p>33</text:p>
          </table:table-cell>
          <table:table-cell table:formula="of:=LEFT([.A353];[.G353])" office:value-type="string" office:string-value="rdw_basisgegevens_eeg_uitvoering_" calcext:value-type="string">
            <text:p>rdw_basisgegevens_eeg_uitvoering_</text:p>
          </table:table-cell>
          <table:table-cell table:formula="of:=VLOOKUP([.H353];[$source.$C$2:$source.$F$48];4;0)" office:value-type="float" office:value="303" calcext:value-type="float">
            <text:p>303</text:p>
          </table:table-cell>
          <table:table-cell table:style-name="ce7" table:formula="of:=IF(RIGHT([.A353];6)=&quot;_X_X_X&quot;;3;IF(RIGHT([.A353];4)=&quot;_X_X&quot;;2;IF(RIGHT([.A3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54])&gt;0;[$preferred_name.A354];&#10;LEN([$preferred_name.B354])&gt;0;[$preferred_name.B354]&#10;)" office:value-type="string" office:string-value="rdw_basisgegevens_eeg_uitvoering_links_rechts_rijdend" calcext:value-type="string">
            <text:p>rdw_basisgegevens_eeg_uitvoering_links_rechts_rijdend</text:p>
          </table:table-cell>
          <table:table-cell table:formula="of:=IFERROR(FIND(&quot;_&quot;;[.$A354];1);LEN([.$A354]))" office:value-type="float" office:value="4" calcext:value-type="float">
            <text:p>4</text:p>
          </table:table-cell>
          <table:table-cell table:formula="of:=IFERROR(FIND(&quot;_&quot;;[.$A354];1+[.B354]);LEN([.$A354]))" office:value-type="float" office:value="18" calcext:value-type="float">
            <text:p>18</text:p>
          </table:table-cell>
          <table:table-cell table:formula="of:=IFERROR(FIND(&quot;_&quot;;[.$A354];1+[.C354]);LEN([.$A354]))" office:value-type="float" office:value="22" calcext:value-type="float">
            <text:p>22</text:p>
          </table:table-cell>
          <table:table-cell table:formula="of:=IFERROR(FIND(&quot;_&quot;;[.$A354];1+[.D354]);LEN([.$A354]))" office:value-type="float" office:value="33" calcext:value-type="float">
            <text:p>33</text:p>
          </table:table-cell>
          <table:table-cell table:formula="of:=IFERROR(FIND(&quot;_&quot;;[.$A354];1+[.E354]);LEN([.$A354]))" office:value-type="float" office:value="39" calcext:value-type="float">
            <text:p>39</text:p>
          </table:table-cell>
          <table:table-cell table:formula="of:=[.E354]" office:value-type="float" office:value="33" calcext:value-type="float">
            <text:p>33</text:p>
          </table:table-cell>
          <table:table-cell table:formula="of:=LEFT([.A354];[.G354])" office:value-type="string" office:string-value="rdw_basisgegevens_eeg_uitvoering_" calcext:value-type="string">
            <text:p>rdw_basisgegevens_eeg_uitvoering_</text:p>
          </table:table-cell>
          <table:table-cell table:formula="of:=VLOOKUP([.H354];[$source.$C$2:$source.$F$48];4;0)" office:value-type="float" office:value="303" calcext:value-type="float">
            <text:p>303</text:p>
          </table:table-cell>
          <table:table-cell table:style-name="ce7" table:formula="of:=IF(RIGHT([.A354];6)=&quot;_X_X_X&quot;;3;IF(RIGHT([.A354];4)=&quot;_X_X&quot;;2;IF(RIGHT([.A35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55])&gt;0;[$preferred_name.A355];&#10;LEN([$preferred_name.B355])&gt;0;[$preferred_name.B355]&#10;)" office:value-type="string" office:string-value="rdw_basisgegevens_eeg_uitvoering_techn_max_massa_autonoom_ondergrens" calcext:value-type="string">
            <text:p>rdw_basisgegevens_eeg_uitvoering_techn_max_massa_autonoom_ondergrens</text:p>
          </table:table-cell>
          <table:table-cell table:formula="of:=IFERROR(FIND(&quot;_&quot;;[.$A355];1);LEN([.$A355]))" office:value-type="float" office:value="4" calcext:value-type="float">
            <text:p>4</text:p>
          </table:table-cell>
          <table:table-cell table:formula="of:=IFERROR(FIND(&quot;_&quot;;[.$A355];1+[.B355]);LEN([.$A355]))" office:value-type="float" office:value="18" calcext:value-type="float">
            <text:p>18</text:p>
          </table:table-cell>
          <table:table-cell table:formula="of:=IFERROR(FIND(&quot;_&quot;;[.$A355];1+[.C355]);LEN([.$A355]))" office:value-type="float" office:value="22" calcext:value-type="float">
            <text:p>22</text:p>
          </table:table-cell>
          <table:table-cell table:formula="of:=IFERROR(FIND(&quot;_&quot;;[.$A355];1+[.D355]);LEN([.$A355]))" office:value-type="float" office:value="33" calcext:value-type="float">
            <text:p>33</text:p>
          </table:table-cell>
          <table:table-cell table:formula="of:=IFERROR(FIND(&quot;_&quot;;[.$A355];1+[.E355]);LEN([.$A355]))" office:value-type="float" office:value="39" calcext:value-type="float">
            <text:p>39</text:p>
          </table:table-cell>
          <table:table-cell table:formula="of:=[.E355]" office:value-type="float" office:value="33" calcext:value-type="float">
            <text:p>33</text:p>
          </table:table-cell>
          <table:table-cell table:formula="of:=LEFT([.A355];[.G355])" office:value-type="string" office:string-value="rdw_basisgegevens_eeg_uitvoering_" calcext:value-type="string">
            <text:p>rdw_basisgegevens_eeg_uitvoering_</text:p>
          </table:table-cell>
          <table:table-cell table:formula="of:=VLOOKUP([.H355];[$source.$C$2:$source.$F$48];4;0)" office:value-type="float" office:value="303" calcext:value-type="float">
            <text:p>303</text:p>
          </table:table-cell>
          <table:table-cell table:style-name="ce7" table:formula="of:=IF(RIGHT([.A355];6)=&quot;_X_X_X&quot;;3;IF(RIGHT([.A355];4)=&quot;_X_X&quot;;2;IF(RIGHT([.A35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56])&gt;0;[$preferred_name.A356];&#10;LEN([$preferred_name.B356])&gt;0;[$preferred_name.B356]&#10;)" office:value-type="string" office:string-value="rdw_basisgegevens_eeg_uitvoering_techn_max_massa_autonoom_bovengrens" calcext:value-type="string">
            <text:p>rdw_basisgegevens_eeg_uitvoering_techn_max_massa_autonoom_bovengrens</text:p>
          </table:table-cell>
          <table:table-cell table:formula="of:=IFERROR(FIND(&quot;_&quot;;[.$A356];1);LEN([.$A356]))" office:value-type="float" office:value="4" calcext:value-type="float">
            <text:p>4</text:p>
          </table:table-cell>
          <table:table-cell table:formula="of:=IFERROR(FIND(&quot;_&quot;;[.$A356];1+[.B356]);LEN([.$A356]))" office:value-type="float" office:value="18" calcext:value-type="float">
            <text:p>18</text:p>
          </table:table-cell>
          <table:table-cell table:formula="of:=IFERROR(FIND(&quot;_&quot;;[.$A356];1+[.C356]);LEN([.$A356]))" office:value-type="float" office:value="22" calcext:value-type="float">
            <text:p>22</text:p>
          </table:table-cell>
          <table:table-cell table:formula="of:=IFERROR(FIND(&quot;_&quot;;[.$A356];1+[.D356]);LEN([.$A356]))" office:value-type="float" office:value="33" calcext:value-type="float">
            <text:p>33</text:p>
          </table:table-cell>
          <table:table-cell table:formula="of:=IFERROR(FIND(&quot;_&quot;;[.$A356];1+[.E356]);LEN([.$A356]))" office:value-type="float" office:value="39" calcext:value-type="float">
            <text:p>39</text:p>
          </table:table-cell>
          <table:table-cell table:formula="of:=[.E356]" office:value-type="float" office:value="33" calcext:value-type="float">
            <text:p>33</text:p>
          </table:table-cell>
          <table:table-cell table:formula="of:=LEFT([.A356];[.G356])" office:value-type="string" office:string-value="rdw_basisgegevens_eeg_uitvoering_" calcext:value-type="string">
            <text:p>rdw_basisgegevens_eeg_uitvoering_</text:p>
          </table:table-cell>
          <table:table-cell table:formula="of:=VLOOKUP([.H356];[$source.$C$2:$source.$F$48];4;0)" office:value-type="float" office:value="303" calcext:value-type="float">
            <text:p>303</text:p>
          </table:table-cell>
          <table:table-cell table:style-name="ce7" table:formula="of:=IF(RIGHT([.A356];6)=&quot;_X_X_X&quot;;3;IF(RIGHT([.A356];4)=&quot;_X_X&quot;;2;IF(RIGHT([.A35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57])&gt;0;[$preferred_name.A357];&#10;LEN([$preferred_name.B357])&gt;0;[$preferred_name.B357]&#10;)" office:value-type="string" office:string-value="rdw_basisgegevens_eeg_uitvoering_kant_van_het_stuur" calcext:value-type="string">
            <text:p>rdw_basisgegevens_eeg_uitvoering_kant_van_het_stuur</text:p>
          </table:table-cell>
          <table:table-cell table:formula="of:=IFERROR(FIND(&quot;_&quot;;[.$A357];1);LEN([.$A357]))" office:value-type="float" office:value="4" calcext:value-type="float">
            <text:p>4</text:p>
          </table:table-cell>
          <table:table-cell table:formula="of:=IFERROR(FIND(&quot;_&quot;;[.$A357];1+[.B357]);LEN([.$A357]))" office:value-type="float" office:value="18" calcext:value-type="float">
            <text:p>18</text:p>
          </table:table-cell>
          <table:table-cell table:formula="of:=IFERROR(FIND(&quot;_&quot;;[.$A357];1+[.C357]);LEN([.$A357]))" office:value-type="float" office:value="22" calcext:value-type="float">
            <text:p>22</text:p>
          </table:table-cell>
          <table:table-cell table:formula="of:=IFERROR(FIND(&quot;_&quot;;[.$A357];1+[.D357]);LEN([.$A357]))" office:value-type="float" office:value="33" calcext:value-type="float">
            <text:p>33</text:p>
          </table:table-cell>
          <table:table-cell table:formula="of:=IFERROR(FIND(&quot;_&quot;;[.$A357];1+[.E357]);LEN([.$A357]))" office:value-type="float" office:value="38" calcext:value-type="float">
            <text:p>38</text:p>
          </table:table-cell>
          <table:table-cell table:formula="of:=[.E357]" office:value-type="float" office:value="33" calcext:value-type="float">
            <text:p>33</text:p>
          </table:table-cell>
          <table:table-cell table:formula="of:=LEFT([.A357];[.G357])" office:value-type="string" office:string-value="rdw_basisgegevens_eeg_uitvoering_" calcext:value-type="string">
            <text:p>rdw_basisgegevens_eeg_uitvoering_</text:p>
          </table:table-cell>
          <table:table-cell table:formula="of:=VLOOKUP([.H357];[$source.$C$2:$source.$F$48];4;0)" office:value-type="float" office:value="303" calcext:value-type="float">
            <text:p>303</text:p>
          </table:table-cell>
          <table:table-cell table:style-name="ce7" table:formula="of:=IF(RIGHT([.A357];6)=&quot;_X_X_X&quot;;3;IF(RIGHT([.A357];4)=&quot;_X_X&quot;;2;IF(RIGHT([.A3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358])&gt;0;[$preferred_name.A358];&#10;LEN([$preferred_name.B358])&gt;0;[$preferred_name.B358]&#10;)" office:value-type="string" office:string-value="rdw_basisgegevens_eeg_uitvoering_eeg_uitvoering_cat_toevoeging" calcext:value-type="string">
            <text:p>rdw_basisgegevens_eeg_uitvoering_eeg_uitvoering_cat_toevoeging</text:p>
          </table:table-cell>
          <table:table-cell table:formula="of:=IFERROR(FIND(&quot;_&quot;;[.$A358];1);LEN([.$A358]))" office:value-type="float" office:value="4" calcext:value-type="float">
            <text:p>4</text:p>
          </table:table-cell>
          <table:table-cell table:formula="of:=IFERROR(FIND(&quot;_&quot;;[.$A358];1+[.B358]);LEN([.$A358]))" office:value-type="float" office:value="18" calcext:value-type="float">
            <text:p>18</text:p>
          </table:table-cell>
          <table:table-cell table:formula="of:=IFERROR(FIND(&quot;_&quot;;[.$A358];1+[.C358]);LEN([.$A358]))" office:value-type="float" office:value="22" calcext:value-type="float">
            <text:p>22</text:p>
          </table:table-cell>
          <table:table-cell table:formula="of:=IFERROR(FIND(&quot;_&quot;;[.$A358];1+[.D358]);LEN([.$A358]))" office:value-type="float" office:value="33" calcext:value-type="float">
            <text:p>33</text:p>
          </table:table-cell>
          <table:table-cell table:formula="of:=IFERROR(FIND(&quot;_&quot;;[.$A358];1+[.E358]);LEN([.$A358]))" office:value-type="float" office:value="37" calcext:value-type="float">
            <text:p>37</text:p>
          </table:table-cell>
          <table:table-cell table:formula="of:=[.E358]" office:value-type="float" office:value="33" calcext:value-type="float">
            <text:p>33</text:p>
          </table:table-cell>
          <table:table-cell table:formula="of:=LEFT([.A358];[.G358])" office:value-type="string" office:string-value="rdw_basisgegevens_eeg_uitvoering_" calcext:value-type="string">
            <text:p>rdw_basisgegevens_eeg_uitvoering_</text:p>
          </table:table-cell>
          <table:table-cell table:formula="of:=VLOOKUP([.H358];[$source.$C$2:$source.$F$48];4;0)" office:value-type="float" office:value="303" calcext:value-type="float">
            <text:p>303</text:p>
          </table:table-cell>
          <table:table-cell table:style-name="ce7" table:formula="of:=IF(RIGHT([.A358];6)=&quot;_X_X_X&quot;;3;IF(RIGHT([.A358];4)=&quot;_X_X&quot;;2;IF(RIGHT([.A35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59])&gt;0;[$preferred_name.A359];&#10;LEN([$preferred_name.B359])&gt;0;[$preferred_name.B359]&#10;)" office:value-type="string" office:string-value="rdw_basisgegevens_eeg_uitvoering_massa_leeg_voertuig_ondergrens" calcext:value-type="string">
            <text:p>rdw_basisgegevens_eeg_uitvoering_massa_leeg_voertuig_ondergrens</text:p>
          </table:table-cell>
          <table:table-cell table:formula="of:=IFERROR(FIND(&quot;_&quot;;[.$A359];1);LEN([.$A359]))" office:value-type="float" office:value="4" calcext:value-type="float">
            <text:p>4</text:p>
          </table:table-cell>
          <table:table-cell table:formula="of:=IFERROR(FIND(&quot;_&quot;;[.$A359];1+[.B359]);LEN([.$A359]))" office:value-type="float" office:value="18" calcext:value-type="float">
            <text:p>18</text:p>
          </table:table-cell>
          <table:table-cell table:formula="of:=IFERROR(FIND(&quot;_&quot;;[.$A359];1+[.C359]);LEN([.$A359]))" office:value-type="float" office:value="22" calcext:value-type="float">
            <text:p>22</text:p>
          </table:table-cell>
          <table:table-cell table:formula="of:=IFERROR(FIND(&quot;_&quot;;[.$A359];1+[.D359]);LEN([.$A359]))" office:value-type="float" office:value="33" calcext:value-type="float">
            <text:p>33</text:p>
          </table:table-cell>
          <table:table-cell table:formula="of:=IFERROR(FIND(&quot;_&quot;;[.$A359];1+[.E359]);LEN([.$A359]))" office:value-type="float" office:value="39" calcext:value-type="float">
            <text:p>39</text:p>
          </table:table-cell>
          <table:table-cell table:formula="of:=[.E359]" office:value-type="float" office:value="33" calcext:value-type="float">
            <text:p>33</text:p>
          </table:table-cell>
          <table:table-cell table:formula="of:=LEFT([.A359];[.G359])" office:value-type="string" office:string-value="rdw_basisgegevens_eeg_uitvoering_" calcext:value-type="string">
            <text:p>rdw_basisgegevens_eeg_uitvoering_</text:p>
          </table:table-cell>
          <table:table-cell table:formula="of:=VLOOKUP([.H359];[$source.$C$2:$source.$F$48];4;0)" office:value-type="float" office:value="303" calcext:value-type="float">
            <text:p>303</text:p>
          </table:table-cell>
          <table:table-cell table:style-name="ce7" table:formula="of:=IF(RIGHT([.A359];6)=&quot;_X_X_X&quot;;3;IF(RIGHT([.A359];4)=&quot;_X_X&quot;;2;IF(RIGHT([.A35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60])&gt;0;[$preferred_name.A360];&#10;LEN([$preferred_name.B360])&gt;0;[$preferred_name.B360]&#10;)" office:value-type="string" office:string-value="rdw_basisgegevens_eeg_uitvoering_massa_leeg_voertuig_bovengrens" calcext:value-type="string">
            <text:p>rdw_basisgegevens_eeg_uitvoering_massa_leeg_voertuig_bovengrens</text:p>
          </table:table-cell>
          <table:table-cell table:formula="of:=IFERROR(FIND(&quot;_&quot;;[.$A360];1);LEN([.$A360]))" office:value-type="float" office:value="4" calcext:value-type="float">
            <text:p>4</text:p>
          </table:table-cell>
          <table:table-cell table:formula="of:=IFERROR(FIND(&quot;_&quot;;[.$A360];1+[.B360]);LEN([.$A360]))" office:value-type="float" office:value="18" calcext:value-type="float">
            <text:p>18</text:p>
          </table:table-cell>
          <table:table-cell table:formula="of:=IFERROR(FIND(&quot;_&quot;;[.$A360];1+[.C360]);LEN([.$A360]))" office:value-type="float" office:value="22" calcext:value-type="float">
            <text:p>22</text:p>
          </table:table-cell>
          <table:table-cell table:formula="of:=IFERROR(FIND(&quot;_&quot;;[.$A360];1+[.D360]);LEN([.$A360]))" office:value-type="float" office:value="33" calcext:value-type="float">
            <text:p>33</text:p>
          </table:table-cell>
          <table:table-cell table:formula="of:=IFERROR(FIND(&quot;_&quot;;[.$A360];1+[.E360]);LEN([.$A360]))" office:value-type="float" office:value="39" calcext:value-type="float">
            <text:p>39</text:p>
          </table:table-cell>
          <table:table-cell table:formula="of:=[.E360]" office:value-type="float" office:value="33" calcext:value-type="float">
            <text:p>33</text:p>
          </table:table-cell>
          <table:table-cell table:formula="of:=LEFT([.A360];[.G360])" office:value-type="string" office:string-value="rdw_basisgegevens_eeg_uitvoering_" calcext:value-type="string">
            <text:p>rdw_basisgegevens_eeg_uitvoering_</text:p>
          </table:table-cell>
          <table:table-cell table:formula="of:=VLOOKUP([.H360];[$source.$C$2:$source.$F$48];4;0)" office:value-type="float" office:value="303" calcext:value-type="float">
            <text:p>303</text:p>
          </table:table-cell>
          <table:table-cell table:style-name="ce7" table:formula="of:=IF(RIGHT([.A360];6)=&quot;_X_X_X&quot;;3;IF(RIGHT([.A360];4)=&quot;_X_X&quot;;2;IF(RIGHT([.A36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61])&gt;0;[$preferred_name.A361];&#10;LEN([$preferred_name.B361])&gt;0;[$preferred_name.B361]&#10;)" office:value-type="string" office:string-value="rdw_basisgegevens_eeg_uitvoering_inhoud_brandstoftank" calcext:value-type="string">
            <text:p>rdw_basisgegevens_eeg_uitvoering_inhoud_brandstoftank</text:p>
          </table:table-cell>
          <table:table-cell table:formula="of:=IFERROR(FIND(&quot;_&quot;;[.$A361];1);LEN([.$A361]))" office:value-type="float" office:value="4" calcext:value-type="float">
            <text:p>4</text:p>
          </table:table-cell>
          <table:table-cell table:formula="of:=IFERROR(FIND(&quot;_&quot;;[.$A361];1+[.B361]);LEN([.$A361]))" office:value-type="float" office:value="18" calcext:value-type="float">
            <text:p>18</text:p>
          </table:table-cell>
          <table:table-cell table:formula="of:=IFERROR(FIND(&quot;_&quot;;[.$A361];1+[.C361]);LEN([.$A361]))" office:value-type="float" office:value="22" calcext:value-type="float">
            <text:p>22</text:p>
          </table:table-cell>
          <table:table-cell table:formula="of:=IFERROR(FIND(&quot;_&quot;;[.$A361];1+[.D361]);LEN([.$A361]))" office:value-type="float" office:value="33" calcext:value-type="float">
            <text:p>33</text:p>
          </table:table-cell>
          <table:table-cell table:formula="of:=IFERROR(FIND(&quot;_&quot;;[.$A361];1+[.E361]);LEN([.$A361]))" office:value-type="float" office:value="40" calcext:value-type="float">
            <text:p>40</text:p>
          </table:table-cell>
          <table:table-cell table:formula="of:=[.E361]" office:value-type="float" office:value="33" calcext:value-type="float">
            <text:p>33</text:p>
          </table:table-cell>
          <table:table-cell table:formula="of:=LEFT([.A361];[.G361])" office:value-type="string" office:string-value="rdw_basisgegevens_eeg_uitvoering_" calcext:value-type="string">
            <text:p>rdw_basisgegevens_eeg_uitvoering_</text:p>
          </table:table-cell>
          <table:table-cell table:formula="of:=VLOOKUP([.H361];[$source.$C$2:$source.$F$48];4;0)" office:value-type="float" office:value="303" calcext:value-type="float">
            <text:p>303</text:p>
          </table:table-cell>
          <table:table-cell table:style-name="ce7" table:formula="of:=IF(RIGHT([.A361];6)=&quot;_X_X_X&quot;;3;IF(RIGHT([.A361];4)=&quot;_X_X&quot;;2;IF(RIGHT([.A36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62])&gt;0;[$preferred_name.A362];&#10;LEN([$preferred_name.B362])&gt;0;[$preferred_name.B362]&#10;)" office:value-type="string" office:string-value="rdw_basisgegevens_eeg_uitvoering_tweede_brandstofcode_voertuig" calcext:value-type="string">
            <text:p>rdw_basisgegevens_eeg_uitvoering_tweede_brandstofcode_voertuig</text:p>
          </table:table-cell>
          <table:table-cell table:formula="of:=IFERROR(FIND(&quot;_&quot;;[.$A362];1);LEN([.$A362]))" office:value-type="float" office:value="4" calcext:value-type="float">
            <text:p>4</text:p>
          </table:table-cell>
          <table:table-cell table:formula="of:=IFERROR(FIND(&quot;_&quot;;[.$A362];1+[.B362]);LEN([.$A362]))" office:value-type="float" office:value="18" calcext:value-type="float">
            <text:p>18</text:p>
          </table:table-cell>
          <table:table-cell table:formula="of:=IFERROR(FIND(&quot;_&quot;;[.$A362];1+[.C362]);LEN([.$A362]))" office:value-type="float" office:value="22" calcext:value-type="float">
            <text:p>22</text:p>
          </table:table-cell>
          <table:table-cell table:formula="of:=IFERROR(FIND(&quot;_&quot;;[.$A362];1+[.D362]);LEN([.$A362]))" office:value-type="float" office:value="33" calcext:value-type="float">
            <text:p>33</text:p>
          </table:table-cell>
          <table:table-cell table:formula="of:=IFERROR(FIND(&quot;_&quot;;[.$A362];1+[.E362]);LEN([.$A362]))" office:value-type="float" office:value="40" calcext:value-type="float">
            <text:p>40</text:p>
          </table:table-cell>
          <table:table-cell table:formula="of:=[.E362]" office:value-type="float" office:value="33" calcext:value-type="float">
            <text:p>33</text:p>
          </table:table-cell>
          <table:table-cell table:formula="of:=LEFT([.A362];[.G362])" office:value-type="string" office:string-value="rdw_basisgegevens_eeg_uitvoering_" calcext:value-type="string">
            <text:p>rdw_basisgegevens_eeg_uitvoering_</text:p>
          </table:table-cell>
          <table:table-cell table:formula="of:=VLOOKUP([.H362];[$source.$C$2:$source.$F$48];4;0)" office:value-type="float" office:value="303" calcext:value-type="float">
            <text:p>303</text:p>
          </table:table-cell>
          <table:table-cell table:style-name="ce7" table:formula="of:=IF(RIGHT([.A362];6)=&quot;_X_X_X&quot;;3;IF(RIGHT([.A362];4)=&quot;_X_X&quot;;2;IF(RIGHT([.A3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63])&gt;0;[$preferred_name.A363];&#10;LEN([$preferred_name.B363])&gt;0;[$preferred_name.B363]&#10;)" office:value-type="string" office:string-value="rdw_basisgegevens_eeg_uitvoering_TimeStamp" calcext:value-type="string">
            <text:p>rdw_basisgegevens_eeg_uitvoering_TimeStamp</text:p>
          </table:table-cell>
          <table:table-cell table:formula="of:=IFERROR(FIND(&quot;_&quot;;[.$A363];1);LEN([.$A363]))" office:value-type="float" office:value="4" calcext:value-type="float">
            <text:p>4</text:p>
          </table:table-cell>
          <table:table-cell table:formula="of:=IFERROR(FIND(&quot;_&quot;;[.$A363];1+[.B363]);LEN([.$A363]))" office:value-type="float" office:value="18" calcext:value-type="float">
            <text:p>18</text:p>
          </table:table-cell>
          <table:table-cell table:formula="of:=IFERROR(FIND(&quot;_&quot;;[.$A363];1+[.C363]);LEN([.$A363]))" office:value-type="float" office:value="22" calcext:value-type="float">
            <text:p>22</text:p>
          </table:table-cell>
          <table:table-cell table:formula="of:=IFERROR(FIND(&quot;_&quot;;[.$A363];1+[.D363]);LEN([.$A363]))" office:value-type="float" office:value="33" calcext:value-type="float">
            <text:p>33</text:p>
          </table:table-cell>
          <table:table-cell table:formula="of:=IFERROR(FIND(&quot;_&quot;;[.$A363];1+[.E363]);LEN([.$A363]))" office:value-type="float" office:value="42" calcext:value-type="float">
            <text:p>42</text:p>
          </table:table-cell>
          <table:table-cell table:formula="of:=[.E363]" office:value-type="float" office:value="33" calcext:value-type="float">
            <text:p>33</text:p>
          </table:table-cell>
          <table:table-cell table:formula="of:=LEFT([.A363];[.G363])" office:value-type="string" office:string-value="rdw_basisgegevens_eeg_uitvoering_" calcext:value-type="string">
            <text:p>rdw_basisgegevens_eeg_uitvoering_</text:p>
          </table:table-cell>
          <table:table-cell table:formula="of:=VLOOKUP([.H363];[$source.$C$2:$source.$F$48];4;0)" office:value-type="float" office:value="303" calcext:value-type="float">
            <text:p>303</text:p>
          </table:table-cell>
          <table:table-cell table:style-name="ce7" table:formula="of:=IF(RIGHT([.A363];6)=&quot;_X_X_X&quot;;3;IF(RIGHT([.A363];4)=&quot;_X_X&quot;;2;IF(RIGHT([.A36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64])&gt;0;[$preferred_name.A364];&#10;LEN(#REF!)&gt;0;#REF!&#10;)" office:value-type="string" office:string-value="rdw_carrosserie_uitvoering_carrosserie_volgnummer_X" calcext:value-type="string">
            <text:p>rdw_carrosserie_uitvoering_carrosserie_volgnummer_X</text:p>
          </table:table-cell>
          <table:table-cell table:formula="of:=IFERROR(FIND(&quot;_&quot;;[.$A364];1);LEN([.$A364]))" office:value-type="float" office:value="4" calcext:value-type="float">
            <text:p>4</text:p>
          </table:table-cell>
          <table:table-cell table:formula="of:=IFERROR(FIND(&quot;_&quot;;[.$A364];1+[.B364]);LEN([.$A364]))" office:value-type="float" office:value="16" calcext:value-type="float">
            <text:p>16</text:p>
          </table:table-cell>
          <table:table-cell table:formula="of:=IFERROR(FIND(&quot;_&quot;;[.$A364];1+[.C364]);LEN([.$A364]))" office:value-type="float" office:value="27" calcext:value-type="float">
            <text:p>27</text:p>
          </table:table-cell>
          <table:table-cell table:formula="of:=IFERROR(FIND(&quot;_&quot;;[.$A364];1+[.D364]);LEN([.$A364]))" office:value-type="float" office:value="39" calcext:value-type="float">
            <text:p>39</text:p>
          </table:table-cell>
          <table:table-cell table:formula="of:=IFERROR(FIND(&quot;_&quot;;[.$A364];1+[.E364]);LEN([.$A364]))" office:value-type="float" office:value="50" calcext:value-type="float">
            <text:p>50</text:p>
          </table:table-cell>
          <table:table-cell table:formula="of:=[.C364]" office:value-type="float" office:value="16" calcext:value-type="float">
            <text:p>16</text:p>
          </table:table-cell>
          <table:table-cell table:formula="of:=LEFT([.A364];[.G364])" office:value-type="string" office:string-value="rdw_carrosserie_" calcext:value-type="string">
            <text:p>rdw_carrosserie_</text:p>
          </table:table-cell>
          <table:table-cell table:formula="of:=VLOOKUP([.H364];[$source.$C$2:$source.$F$48];4;0)" office:value-type="float" office:value="204" calcext:value-type="float">
            <text:p>204</text:p>
          </table:table-cell>
          <table:table-cell table:style-name="ce7" table:formula="of:=IF(RIGHT([.A364];6)=&quot;_X_X_X&quot;;3;IF(RIGHT([.A364];4)=&quot;_X_X&quot;;2;IF(RIGHT([.A36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65])&gt;0;[$preferred_name.A365];&#10;LEN(#REF!)&gt;0;#REF!&#10;)" office:value-type="string" office:string-value="rdw_carrosserie_uitvoering_type_carrosserie_europees_X" calcext:value-type="string">
            <text:p>rdw_carrosserie_uitvoering_type_carrosserie_europees_X</text:p>
          </table:table-cell>
          <table:table-cell table:formula="of:=IFERROR(FIND(&quot;_&quot;;[.$A365];1);LEN([.$A365]))" office:value-type="float" office:value="4" calcext:value-type="float">
            <text:p>4</text:p>
          </table:table-cell>
          <table:table-cell table:formula="of:=IFERROR(FIND(&quot;_&quot;;[.$A365];1+[.B365]);LEN([.$A365]))" office:value-type="float" office:value="16" calcext:value-type="float">
            <text:p>16</text:p>
          </table:table-cell>
          <table:table-cell table:formula="of:=IFERROR(FIND(&quot;_&quot;;[.$A365];1+[.C365]);LEN([.$A365]))" office:value-type="float" office:value="27" calcext:value-type="float">
            <text:p>27</text:p>
          </table:table-cell>
          <table:table-cell table:formula="of:=IFERROR(FIND(&quot;_&quot;;[.$A365];1+[.D365]);LEN([.$A365]))" office:value-type="float" office:value="32" calcext:value-type="float">
            <text:p>32</text:p>
          </table:table-cell>
          <table:table-cell table:formula="of:=IFERROR(FIND(&quot;_&quot;;[.$A365];1+[.E365]);LEN([.$A365]))" office:value-type="float" office:value="44" calcext:value-type="float">
            <text:p>44</text:p>
          </table:table-cell>
          <table:table-cell table:formula="of:=[.C365]" office:value-type="float" office:value="16" calcext:value-type="float">
            <text:p>16</text:p>
          </table:table-cell>
          <table:table-cell table:formula="of:=LEFT([.A365];[.G365])" office:value-type="string" office:string-value="rdw_carrosserie_" calcext:value-type="string">
            <text:p>rdw_carrosserie_</text:p>
          </table:table-cell>
          <table:table-cell table:formula="of:=VLOOKUP([.H365];[$source.$C$2:$source.$F$48];4;0)" office:value-type="float" office:value="204" calcext:value-type="float">
            <text:p>204</text:p>
          </table:table-cell>
          <table:table-cell table:style-name="ce7" table:formula="of:=IF(RIGHT([.A365];6)=&quot;_X_X_X&quot;;3;IF(RIGHT([.A365];4)=&quot;_X_X&quot;;2;IF(RIGHT([.A365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66])&gt;0;[$preferred_name.A366];&#10;LEN([$preferred_name.B366])&gt;0;[$preferred_name.B366]&#10;)" office:value-type="string" office:string-value="rdw_carrosserie_uitvoering_composite_key_X" calcext:value-type="string">
            <text:p>rdw_carrosserie_uitvoering_composite_key_X</text:p>
          </table:table-cell>
          <table:table-cell table:formula="of:=IFERROR(FIND(&quot;_&quot;;[.$A366];1);LEN([.$A366]))" office:value-type="float" office:value="4" calcext:value-type="float">
            <text:p>4</text:p>
          </table:table-cell>
          <table:table-cell table:formula="of:=IFERROR(FIND(&quot;_&quot;;[.$A366];1+[.B366]);LEN([.$A366]))" office:value-type="float" office:value="16" calcext:value-type="float">
            <text:p>16</text:p>
          </table:table-cell>
          <table:table-cell table:formula="of:=IFERROR(FIND(&quot;_&quot;;[.$A366];1+[.C366]);LEN([.$A366]))" office:value-type="float" office:value="27" calcext:value-type="float">
            <text:p>27</text:p>
          </table:table-cell>
          <table:table-cell table:formula="of:=IFERROR(FIND(&quot;_&quot;;[.$A366];1+[.D366]);LEN([.$A366]))" office:value-type="float" office:value="37" calcext:value-type="float">
            <text:p>37</text:p>
          </table:table-cell>
          <table:table-cell table:formula="of:=IFERROR(FIND(&quot;_&quot;;[.$A366];1+[.E366]);LEN([.$A366]))" office:value-type="float" office:value="41" calcext:value-type="float">
            <text:p>41</text:p>
          </table:table-cell>
          <table:table-cell table:formula="of:=[.C366]" office:value-type="float" office:value="16" calcext:value-type="float">
            <text:p>16</text:p>
          </table:table-cell>
          <table:table-cell table:formula="of:=LEFT([.A366];[.G366])" office:value-type="string" office:string-value="rdw_carrosserie_" calcext:value-type="string">
            <text:p>rdw_carrosserie_</text:p>
          </table:table-cell>
          <table:table-cell table:formula="of:=VLOOKUP([.H366];[$source.$C$2:$source.$F$48];4;0)" office:value-type="float" office:value="204" calcext:value-type="float">
            <text:p>204</text:p>
          </table:table-cell>
          <table:table-cell table:style-name="ce7" table:formula="of:=IF(RIGHT([.A366];6)=&quot;_X_X_X&quot;;3;IF(RIGHT([.A366];4)=&quot;_X_X&quot;;2;IF(RIGHT([.A36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67])&gt;0;[$preferred_name.A367];&#10;LEN([$preferred_name.B367])&gt;0;[$preferred_name.B367]&#10;)" office:value-type="string" office:string-value="rdw_carrosserie_uitvoering_TimeStamp" calcext:value-type="string">
            <text:p>rdw_carrosserie_uitvoering_TimeStamp</text:p>
          </table:table-cell>
          <table:table-cell table:formula="of:=IFERROR(FIND(&quot;_&quot;;[.$A367];1);LEN([.$A367]))" office:value-type="float" office:value="4" calcext:value-type="float">
            <text:p>4</text:p>
          </table:table-cell>
          <table:table-cell table:formula="of:=IFERROR(FIND(&quot;_&quot;;[.$A367];1+[.B367]);LEN([.$A367]))" office:value-type="float" office:value="16" calcext:value-type="float">
            <text:p>16</text:p>
          </table:table-cell>
          <table:table-cell table:formula="of:=IFERROR(FIND(&quot;_&quot;;[.$A367];1+[.C367]);LEN([.$A367]))" office:value-type="float" office:value="27" calcext:value-type="float">
            <text:p>27</text:p>
          </table:table-cell>
          <table:table-cell table:formula="of:=IFERROR(FIND(&quot;_&quot;;[.$A367];1+[.D367]);LEN([.$A367]))" office:value-type="float" office:value="36" calcext:value-type="float">
            <text:p>36</text:p>
          </table:table-cell>
          <table:table-cell table:formula="of:=IFERROR(FIND(&quot;_&quot;;[.$A367];1+[.E367]);LEN([.$A367]))" office:value-type="float" office:value="36" calcext:value-type="float">
            <text:p>36</text:p>
          </table:table-cell>
          <table:table-cell table:formula="of:=[.C367]" office:value-type="float" office:value="16" calcext:value-type="float">
            <text:p>16</text:p>
          </table:table-cell>
          <table:table-cell table:formula="of:=LEFT([.A367];[.G367])" office:value-type="string" office:string-value="rdw_carrosserie_" calcext:value-type="string">
            <text:p>rdw_carrosserie_</text:p>
          </table:table-cell>
          <table:table-cell table:formula="of:=VLOOKUP([.H367];[$source.$C$2:$source.$F$48];4;0)" office:value-type="float" office:value="204" calcext:value-type="float">
            <text:p>204</text:p>
          </table:table-cell>
          <table:table-cell table:style-name="ce7" table:formula="of:=IF(RIGHT([.A367];6)=&quot;_X_X_X&quot;;3;IF(RIGHT([.A367];4)=&quot;_X_X&quot;;2;IF(RIGHT([.A36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68])&gt;0;[$preferred_name.A368];&#10;LEN([$preferred_name.B368])&gt;0;[$preferred_name.B368]&#10;)" office:value-type="string" office:string-value="rdw_handelsbenaming_uitvoering_volgnummer_X" calcext:value-type="string">
            <text:p>rdw_handelsbenaming_uitvoering_volgnummer_X</text:p>
          </table:table-cell>
          <table:table-cell table:formula="of:=IFERROR(FIND(&quot;_&quot;;[.$A368];1);LEN([.$A368]))" office:value-type="float" office:value="4" calcext:value-type="float">
            <text:p>4</text:p>
          </table:table-cell>
          <table:table-cell table:formula="of:=IFERROR(FIND(&quot;_&quot;;[.$A368];1+[.B368]);LEN([.$A368]))" office:value-type="float" office:value="20" calcext:value-type="float">
            <text:p>20</text:p>
          </table:table-cell>
          <table:table-cell table:formula="of:=IFERROR(FIND(&quot;_&quot;;[.$A368];1+[.C368]);LEN([.$A368]))" office:value-type="float" office:value="31" calcext:value-type="float">
            <text:p>31</text:p>
          </table:table-cell>
          <table:table-cell table:formula="of:=IFERROR(FIND(&quot;_&quot;;[.$A368];1+[.D368]);LEN([.$A368]))" office:value-type="float" office:value="42" calcext:value-type="float">
            <text:p>42</text:p>
          </table:table-cell>
          <table:table-cell table:formula="of:=IFERROR(FIND(&quot;_&quot;;[.$A368];1+[.E368]);LEN([.$A368]))" office:value-type="float" office:value="43" calcext:value-type="float">
            <text:p>43</text:p>
          </table:table-cell>
          <table:table-cell table:formula="of:=[.D368]" office:value-type="float" office:value="31" calcext:value-type="float">
            <text:p>31</text:p>
          </table:table-cell>
          <table:table-cell table:formula="of:=LEFT([.A368];[.G368])" office:value-type="string" office:string-value="rdw_handelsbenaming_uitvoering_" calcext:value-type="string">
            <text:p>rdw_handelsbenaming_uitvoering_</text:p>
          </table:table-cell>
          <table:table-cell table:formula="of:=VLOOKUP([.H368];[$source.$C$2:$source.$F$48];4;0)" office:value-type="float" office:value="304" calcext:value-type="float">
            <text:p>304</text:p>
          </table:table-cell>
          <table:table-cell table:style-name="ce7" table:formula="of:=IF(RIGHT([.A368];6)=&quot;_X_X_X&quot;;3;IF(RIGHT([.A368];4)=&quot;_X_X&quot;;2;IF(RIGHT([.A36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69])&gt;0;[$preferred_name.A369];&#10;LEN(#REF!)&gt;0;#REF!&#10;)" office:value-type="string" office:string-value="rdw_handelsbenaming_uitvoering_handelsbenaming_fabrikant_X" calcext:value-type="string">
            <text:p>rdw_handelsbenaming_uitvoering_handelsbenaming_fabrikant_X</text:p>
          </table:table-cell>
          <table:table-cell table:formula="of:=IFERROR(FIND(&quot;_&quot;;[.$A369];1);LEN([.$A369]))" office:value-type="float" office:value="4" calcext:value-type="float">
            <text:p>4</text:p>
          </table:table-cell>
          <table:table-cell table:formula="of:=IFERROR(FIND(&quot;_&quot;;[.$A369];1+[.B369]);LEN([.$A369]))" office:value-type="float" office:value="20" calcext:value-type="float">
            <text:p>20</text:p>
          </table:table-cell>
          <table:table-cell table:formula="of:=IFERROR(FIND(&quot;_&quot;;[.$A369];1+[.C369]);LEN([.$A369]))" office:value-type="float" office:value="31" calcext:value-type="float">
            <text:p>31</text:p>
          </table:table-cell>
          <table:table-cell table:formula="of:=IFERROR(FIND(&quot;_&quot;;[.$A369];1+[.D369]);LEN([.$A369]))" office:value-type="float" office:value="47" calcext:value-type="float">
            <text:p>47</text:p>
          </table:table-cell>
          <table:table-cell table:formula="of:=IFERROR(FIND(&quot;_&quot;;[.$A369];1+[.E369]);LEN([.$A369]))" office:value-type="float" office:value="57" calcext:value-type="float">
            <text:p>57</text:p>
          </table:table-cell>
          <table:table-cell table:formula="of:=[.D369]" office:value-type="float" office:value="31" calcext:value-type="float">
            <text:p>31</text:p>
          </table:table-cell>
          <table:table-cell table:formula="of:=LEFT([.A369];[.G369])" office:value-type="string" office:string-value="rdw_handelsbenaming_uitvoering_" calcext:value-type="string">
            <text:p>rdw_handelsbenaming_uitvoering_</text:p>
          </table:table-cell>
          <table:table-cell table:formula="of:=VLOOKUP([.H369];[$source.$C$2:$source.$F$48];4;0)" office:value-type="float" office:value="304" calcext:value-type="float">
            <text:p>304</text:p>
          </table:table-cell>
          <table:table-cell table:style-name="ce7" table:formula="of:=IF(RIGHT([.A369];6)=&quot;_X_X_X&quot;;3;IF(RIGHT([.A369];4)=&quot;_X_X&quot;;2;IF(RIGHT([.A36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370])&gt;0;[$preferred_name.A370];&#10;LEN(#REF!)&gt;0;#REF!&#10;)" office:value-type="string" office:string-value="rdw_handelsbenaming_uitvoering_registratiedatum_handelsbenaming_X" calcext:value-type="string">
            <text:p>rdw_handelsbenaming_uitvoering_registratiedatum_handelsbenaming_X</text:p>
          </table:table-cell>
          <table:table-cell table:formula="of:=IFERROR(FIND(&quot;_&quot;;[.$A370];1);LEN([.$A370]))" office:value-type="float" office:value="4" calcext:value-type="float">
            <text:p>4</text:p>
          </table:table-cell>
          <table:table-cell table:formula="of:=IFERROR(FIND(&quot;_&quot;;[.$A370];1+[.B370]);LEN([.$A370]))" office:value-type="float" office:value="20" calcext:value-type="float">
            <text:p>20</text:p>
          </table:table-cell>
          <table:table-cell table:formula="of:=IFERROR(FIND(&quot;_&quot;;[.$A370];1+[.C370]);LEN([.$A370]))" office:value-type="float" office:value="31" calcext:value-type="float">
            <text:p>31</text:p>
          </table:table-cell>
          <table:table-cell table:formula="of:=IFERROR(FIND(&quot;_&quot;;[.$A370];1+[.D370]);LEN([.$A370]))" office:value-type="float" office:value="48" calcext:value-type="float">
            <text:p>48</text:p>
          </table:table-cell>
          <table:table-cell table:formula="of:=IFERROR(FIND(&quot;_&quot;;[.$A370];1+[.E370]);LEN([.$A370]))" office:value-type="float" office:value="64" calcext:value-type="float">
            <text:p>64</text:p>
          </table:table-cell>
          <table:table-cell table:formula="of:=[.D370]" office:value-type="float" office:value="31" calcext:value-type="float">
            <text:p>31</text:p>
          </table:table-cell>
          <table:table-cell table:formula="of:=LEFT([.A370];[.G370])" office:value-type="string" office:string-value="rdw_handelsbenaming_uitvoering_" calcext:value-type="string">
            <text:p>rdw_handelsbenaming_uitvoering_</text:p>
          </table:table-cell>
          <table:table-cell table:formula="of:=VLOOKUP([.H370];[$source.$C$2:$source.$F$48];4;0)" office:value-type="float" office:value="304" calcext:value-type="float">
            <text:p>304</text:p>
          </table:table-cell>
          <table:table-cell table:style-name="ce7" table:formula="of:=IF(RIGHT([.A370];6)=&quot;_X_X_X&quot;;3;IF(RIGHT([.A370];4)=&quot;_X_X&quot;;2;IF(RIGHT([.A37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1])&gt;0;[$preferred_name.A371];&#10;LEN(#REF!)&gt;0;#REF!&#10;)" office:value-type="string" office:string-value="rdw_handelsbenaming_uitvoering_registratiedatum_handelsbenaming_dt_X" calcext:value-type="string">
            <text:p>rdw_handelsbenaming_uitvoering_registratiedatum_handelsbenaming_dt_X</text:p>
          </table:table-cell>
          <table:table-cell table:formula="of:=IFERROR(FIND(&quot;_&quot;;[.$A371];1);LEN([.$A371]))" office:value-type="float" office:value="4" calcext:value-type="float">
            <text:p>4</text:p>
          </table:table-cell>
          <table:table-cell table:formula="of:=IFERROR(FIND(&quot;_&quot;;[.$A371];1+[.B371]);LEN([.$A371]))" office:value-type="float" office:value="20" calcext:value-type="float">
            <text:p>20</text:p>
          </table:table-cell>
          <table:table-cell table:formula="of:=IFERROR(FIND(&quot;_&quot;;[.$A371];1+[.C371]);LEN([.$A371]))" office:value-type="float" office:value="31" calcext:value-type="float">
            <text:p>31</text:p>
          </table:table-cell>
          <table:table-cell table:formula="of:=IFERROR(FIND(&quot;_&quot;;[.$A371];1+[.D371]);LEN([.$A371]))" office:value-type="float" office:value="48" calcext:value-type="float">
            <text:p>48</text:p>
          </table:table-cell>
          <table:table-cell table:formula="of:=IFERROR(FIND(&quot;_&quot;;[.$A371];1+[.E371]);LEN([.$A371]))" office:value-type="float" office:value="64" calcext:value-type="float">
            <text:p>64</text:p>
          </table:table-cell>
          <table:table-cell table:formula="of:=[.D371]" office:value-type="float" office:value="31" calcext:value-type="float">
            <text:p>31</text:p>
          </table:table-cell>
          <table:table-cell table:formula="of:=LEFT([.A371];[.G371])" office:value-type="string" office:string-value="rdw_handelsbenaming_uitvoering_" calcext:value-type="string">
            <text:p>rdw_handelsbenaming_uitvoering_</text:p>
          </table:table-cell>
          <table:table-cell table:formula="of:=VLOOKUP([.H371];[$source.$C$2:$source.$F$48];4;0)" office:value-type="float" office:value="304" calcext:value-type="float">
            <text:p>304</text:p>
          </table:table-cell>
          <table:table-cell table:style-name="ce7" table:formula="of:=IF(RIGHT([.A371];6)=&quot;_X_X_X&quot;;3;IF(RIGHT([.A371];4)=&quot;_X_X&quot;;2;IF(RIGHT([.A371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72])&gt;0;[$preferred_name.A372];&#10;LEN([$preferred_name.B372])&gt;0;[$preferred_name.B372]&#10;)" office:value-type="string" office:string-value="rdw_handelsbenaming_uitvoering_composite_key_X" calcext:value-type="string">
            <text:p>rdw_handelsbenaming_uitvoering_composite_key_X</text:p>
          </table:table-cell>
          <table:table-cell table:formula="of:=IFERROR(FIND(&quot;_&quot;;[.$A372];1);LEN([.$A372]))" office:value-type="float" office:value="4" calcext:value-type="float">
            <text:p>4</text:p>
          </table:table-cell>
          <table:table-cell table:formula="of:=IFERROR(FIND(&quot;_&quot;;[.$A372];1+[.B372]);LEN([.$A372]))" office:value-type="float" office:value="20" calcext:value-type="float">
            <text:p>20</text:p>
          </table:table-cell>
          <table:table-cell table:formula="of:=IFERROR(FIND(&quot;_&quot;;[.$A372];1+[.C372]);LEN([.$A372]))" office:value-type="float" office:value="31" calcext:value-type="float">
            <text:p>31</text:p>
          </table:table-cell>
          <table:table-cell table:formula="of:=IFERROR(FIND(&quot;_&quot;;[.$A372];1+[.D372]);LEN([.$A372]))" office:value-type="float" office:value="41" calcext:value-type="float">
            <text:p>41</text:p>
          </table:table-cell>
          <table:table-cell table:formula="of:=IFERROR(FIND(&quot;_&quot;;[.$A372];1+[.E372]);LEN([.$A372]))" office:value-type="float" office:value="45" calcext:value-type="float">
            <text:p>45</text:p>
          </table:table-cell>
          <table:table-cell table:formula="of:=[.D372]" office:value-type="float" office:value="31" calcext:value-type="float">
            <text:p>31</text:p>
          </table:table-cell>
          <table:table-cell table:formula="of:=LEFT([.A372];[.G372])" office:value-type="string" office:string-value="rdw_handelsbenaming_uitvoering_" calcext:value-type="string">
            <text:p>rdw_handelsbenaming_uitvoering_</text:p>
          </table:table-cell>
          <table:table-cell table:formula="of:=VLOOKUP([.H372];[$source.$C$2:$source.$F$48];4;0)" office:value-type="float" office:value="304" calcext:value-type="float">
            <text:p>304</text:p>
          </table:table-cell>
          <table:table-cell table:style-name="ce7" table:formula="of:=IF(RIGHT([.A372];6)=&quot;_X_X_X&quot;;3;IF(RIGHT([.A372];4)=&quot;_X_X&quot;;2;IF(RIGHT([.A37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3])&gt;0;[$preferred_name.A373];&#10;LEN([$preferred_name.B373])&gt;0;[$preferred_name.B373]&#10;)" office:value-type="string" office:string-value="rdw_handelsbenaming_uitvoering_TimeStamp" calcext:value-type="string">
            <text:p>rdw_handelsbenaming_uitvoering_TimeStamp</text:p>
          </table:table-cell>
          <table:table-cell table:formula="of:=IFERROR(FIND(&quot;_&quot;;[.$A373];1);LEN([.$A373]))" office:value-type="float" office:value="4" calcext:value-type="float">
            <text:p>4</text:p>
          </table:table-cell>
          <table:table-cell table:formula="of:=IFERROR(FIND(&quot;_&quot;;[.$A373];1+[.B373]);LEN([.$A373]))" office:value-type="float" office:value="20" calcext:value-type="float">
            <text:p>20</text:p>
          </table:table-cell>
          <table:table-cell table:formula="of:=IFERROR(FIND(&quot;_&quot;;[.$A373];1+[.C373]);LEN([.$A373]))" office:value-type="float" office:value="31" calcext:value-type="float">
            <text:p>31</text:p>
          </table:table-cell>
          <table:table-cell table:formula="of:=IFERROR(FIND(&quot;_&quot;;[.$A373];1+[.D373]);LEN([.$A373]))" office:value-type="float" office:value="40" calcext:value-type="float">
            <text:p>40</text:p>
          </table:table-cell>
          <table:table-cell table:formula="of:=IFERROR(FIND(&quot;_&quot;;[.$A373];1+[.E373]);LEN([.$A373]))" office:value-type="float" office:value="40" calcext:value-type="float">
            <text:p>40</text:p>
          </table:table-cell>
          <table:table-cell table:formula="of:=[.D373]" office:value-type="float" office:value="31" calcext:value-type="float">
            <text:p>31</text:p>
          </table:table-cell>
          <table:table-cell table:formula="of:=LEFT([.A373];[.G373])" office:value-type="string" office:string-value="rdw_handelsbenaming_uitvoering_" calcext:value-type="string">
            <text:p>rdw_handelsbenaming_uitvoering_</text:p>
          </table:table-cell>
          <table:table-cell table:formula="of:=VLOOKUP([.H373];[$source.$C$2:$source.$F$48];4;0)" office:value-type="float" office:value="304" calcext:value-type="float">
            <text:p>304</text:p>
          </table:table-cell>
          <table:table-cell table:style-name="ce7" table:formula="of:=IF(RIGHT([.A373];6)=&quot;_X_X_X&quot;;3;IF(RIGHT([.A373];4)=&quot;_X_X&quot;;2;IF(RIGHT([.A37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4])&gt;0;[$preferred_name.A374];&#10;LEN([$preferred_name.B374])&gt;0;[$preferred_name.B374]&#10;)" office:value-type="string" office:string-value="rdw_merk_uitvoering_toegestaan_merkcode_X" calcext:value-type="string">
            <text:p>rdw_merk_uitvoering_toegestaan_merkcode_X</text:p>
          </table:table-cell>
          <table:table-cell table:formula="of:=IFERROR(FIND(&quot;_&quot;;[.$A374];1);LEN([.$A374]))" office:value-type="float" office:value="4" calcext:value-type="float">
            <text:p>4</text:p>
          </table:table-cell>
          <table:table-cell table:formula="of:=IFERROR(FIND(&quot;_&quot;;[.$A374];1+[.B374]);LEN([.$A374]))" office:value-type="float" office:value="9" calcext:value-type="float">
            <text:p>9</text:p>
          </table:table-cell>
          <table:table-cell table:formula="of:=IFERROR(FIND(&quot;_&quot;;[.$A374];1+[.C374]);LEN([.$A374]))" office:value-type="float" office:value="20" calcext:value-type="float">
            <text:p>20</text:p>
          </table:table-cell>
          <table:table-cell table:formula="of:=IFERROR(FIND(&quot;_&quot;;[.$A374];1+[.D374]);LEN([.$A374]))" office:value-type="float" office:value="31" calcext:value-type="float">
            <text:p>31</text:p>
          </table:table-cell>
          <table:table-cell table:formula="of:=IFERROR(FIND(&quot;_&quot;;[.$A374];1+[.E374]);LEN([.$A374]))" office:value-type="float" office:value="40" calcext:value-type="float">
            <text:p>40</text:p>
          </table:table-cell>
          <table:table-cell table:formula="of:=[.E374]" office:value-type="float" office:value="31" calcext:value-type="float">
            <text:p>31</text:p>
          </table:table-cell>
          <table:table-cell table:formula="of:=LEFT([.A374];[.G374])" office:value-type="string" office:string-value="rdw_merk_uitvoering_toegestaan_" calcext:value-type="string">
            <text:p>rdw_merk_uitvoering_toegestaan_</text:p>
          </table:table-cell>
          <table:table-cell table:formula="of:=VLOOKUP([.H374];[$source.$C$2:$source.$F$48];4;0)" office:value-type="float" office:value="305" calcext:value-type="float">
            <text:p>305</text:p>
          </table:table-cell>
          <table:table-cell table:style-name="ce7" table:formula="of:=IF(RIGHT([.A374];6)=&quot;_X_X_X&quot;;3;IF(RIGHT([.A374];4)=&quot;_X_X&quot;;2;IF(RIGHT([.A37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5])&gt;0;[$preferred_name.A375];&#10;LEN([$preferred_name.B375])&gt;0;[$preferred_name.B375]&#10;)" office:value-type="string" office:string-value="rdw_merk_uitvoering_toegestaan_merk_registratie_datum_X" calcext:value-type="string">
            <text:p>rdw_merk_uitvoering_toegestaan_merk_registratie_datum_X</text:p>
          </table:table-cell>
          <table:table-cell table:formula="of:=IFERROR(FIND(&quot;_&quot;;[.$A375];1);LEN([.$A375]))" office:value-type="float" office:value="4" calcext:value-type="float">
            <text:p>4</text:p>
          </table:table-cell>
          <table:table-cell table:formula="of:=IFERROR(FIND(&quot;_&quot;;[.$A375];1+[.B375]);LEN([.$A375]))" office:value-type="float" office:value="9" calcext:value-type="float">
            <text:p>9</text:p>
          </table:table-cell>
          <table:table-cell table:formula="of:=IFERROR(FIND(&quot;_&quot;;[.$A375];1+[.C375]);LEN([.$A375]))" office:value-type="float" office:value="20" calcext:value-type="float">
            <text:p>20</text:p>
          </table:table-cell>
          <table:table-cell table:formula="of:=IFERROR(FIND(&quot;_&quot;;[.$A375];1+[.D375]);LEN([.$A375]))" office:value-type="float" office:value="31" calcext:value-type="float">
            <text:p>31</text:p>
          </table:table-cell>
          <table:table-cell table:formula="of:=IFERROR(FIND(&quot;_&quot;;[.$A375];1+[.E375]);LEN([.$A375]))" office:value-type="float" office:value="36" calcext:value-type="float">
            <text:p>36</text:p>
          </table:table-cell>
          <table:table-cell table:formula="of:=[.E375]" office:value-type="float" office:value="31" calcext:value-type="float">
            <text:p>31</text:p>
          </table:table-cell>
          <table:table-cell table:formula="of:=LEFT([.A375];[.G375])" office:value-type="string" office:string-value="rdw_merk_uitvoering_toegestaan_" calcext:value-type="string">
            <text:p>rdw_merk_uitvoering_toegestaan_</text:p>
          </table:table-cell>
          <table:table-cell table:formula="of:=VLOOKUP([.H375];[$source.$C$2:$source.$F$48];4;0)" office:value-type="float" office:value="305" calcext:value-type="float">
            <text:p>305</text:p>
          </table:table-cell>
          <table:table-cell table:style-name="ce7" table:formula="of:=IF(RIGHT([.A375];6)=&quot;_X_X_X&quot;;3;IF(RIGHT([.A375];4)=&quot;_X_X&quot;;2;IF(RIGHT([.A37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6])&gt;0;[$preferred_name.A376];&#10;LEN([$preferred_name.B376])&gt;0;[$preferred_name.B376]&#10;)" office:value-type="string" office:string-value="rdw_merk_uitvoering_toegestaan_composite_key_X" calcext:value-type="string">
            <text:p>rdw_merk_uitvoering_toegestaan_composite_key_X</text:p>
          </table:table-cell>
          <table:table-cell table:formula="of:=IFERROR(FIND(&quot;_&quot;;[.$A376];1);LEN([.$A376]))" office:value-type="float" office:value="4" calcext:value-type="float">
            <text:p>4</text:p>
          </table:table-cell>
          <table:table-cell table:formula="of:=IFERROR(FIND(&quot;_&quot;;[.$A376];1+[.B376]);LEN([.$A376]))" office:value-type="float" office:value="9" calcext:value-type="float">
            <text:p>9</text:p>
          </table:table-cell>
          <table:table-cell table:formula="of:=IFERROR(FIND(&quot;_&quot;;[.$A376];1+[.C376]);LEN([.$A376]))" office:value-type="float" office:value="20" calcext:value-type="float">
            <text:p>20</text:p>
          </table:table-cell>
          <table:table-cell table:formula="of:=IFERROR(FIND(&quot;_&quot;;[.$A376];1+[.D376]);LEN([.$A376]))" office:value-type="float" office:value="31" calcext:value-type="float">
            <text:p>31</text:p>
          </table:table-cell>
          <table:table-cell table:formula="of:=IFERROR(FIND(&quot;_&quot;;[.$A376];1+[.E376]);LEN([.$A376]))" office:value-type="float" office:value="41" calcext:value-type="float">
            <text:p>41</text:p>
          </table:table-cell>
          <table:table-cell table:formula="of:=[.E376]" office:value-type="float" office:value="31" calcext:value-type="float">
            <text:p>31</text:p>
          </table:table-cell>
          <table:table-cell table:formula="of:=LEFT([.A376];[.G376])" office:value-type="string" office:string-value="rdw_merk_uitvoering_toegestaan_" calcext:value-type="string">
            <text:p>rdw_merk_uitvoering_toegestaan_</text:p>
          </table:table-cell>
          <table:table-cell table:formula="of:=VLOOKUP([.H376];[$source.$C$2:$source.$F$48];4;0)" office:value-type="float" office:value="305" calcext:value-type="float">
            <text:p>305</text:p>
          </table:table-cell>
          <table:table-cell table:style-name="ce7" table:formula="of:=IF(RIGHT([.A376];6)=&quot;_X_X_X&quot;;3;IF(RIGHT([.A376];4)=&quot;_X_X&quot;;2;IF(RIGHT([.A37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7])&gt;0;[$preferred_name.A377];&#10;LEN([$preferred_name.B377])&gt;0;[$preferred_name.B377]&#10;)" office:value-type="string" office:string-value="rdw_merk_uitvoering_toegestaan_TimeStamp" calcext:value-type="string">
            <text:p>rdw_merk_uitvoering_toegestaan_TimeStamp</text:p>
          </table:table-cell>
          <table:table-cell table:formula="of:=IFERROR(FIND(&quot;_&quot;;[.$A377];1);LEN([.$A377]))" office:value-type="float" office:value="4" calcext:value-type="float">
            <text:p>4</text:p>
          </table:table-cell>
          <table:table-cell table:formula="of:=IFERROR(FIND(&quot;_&quot;;[.$A377];1+[.B377]);LEN([.$A377]))" office:value-type="float" office:value="9" calcext:value-type="float">
            <text:p>9</text:p>
          </table:table-cell>
          <table:table-cell table:formula="of:=IFERROR(FIND(&quot;_&quot;;[.$A377];1+[.C377]);LEN([.$A377]))" office:value-type="float" office:value="20" calcext:value-type="float">
            <text:p>20</text:p>
          </table:table-cell>
          <table:table-cell table:formula="of:=IFERROR(FIND(&quot;_&quot;;[.$A377];1+[.D377]);LEN([.$A377]))" office:value-type="float" office:value="31" calcext:value-type="float">
            <text:p>31</text:p>
          </table:table-cell>
          <table:table-cell table:formula="of:=IFERROR(FIND(&quot;_&quot;;[.$A377];1+[.E377]);LEN([.$A377]))" office:value-type="float" office:value="40" calcext:value-type="float">
            <text:p>40</text:p>
          </table:table-cell>
          <table:table-cell table:formula="of:=[.E377]" office:value-type="float" office:value="31" calcext:value-type="float">
            <text:p>31</text:p>
          </table:table-cell>
          <table:table-cell table:formula="of:=LEFT([.A377];[.G377])" office:value-type="string" office:string-value="rdw_merk_uitvoering_toegestaan_" calcext:value-type="string">
            <text:p>rdw_merk_uitvoering_toegestaan_</text:p>
          </table:table-cell>
          <table:table-cell table:formula="of:=VLOOKUP([.H377];[$source.$C$2:$source.$F$48];4;0)" office:value-type="float" office:value="305" calcext:value-type="float">
            <text:p>305</text:p>
          </table:table-cell>
          <table:table-cell table:style-name="ce7" table:formula="of:=IF(RIGHT([.A377];6)=&quot;_X_X_X&quot;;3;IF(RIGHT([.A377];4)=&quot;_X_X&quot;;2;IF(RIGHT([.A37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78])&gt;0;[$preferred_name.A378];&#10;LEN([$preferred_name.B378])&gt;0;[$preferred_name.B378]&#10;)" office:value-type="string" office:string-value="rdw_motor_uitvoering_volgnummer_X" calcext:value-type="string">
            <text:p>rdw_motor_uitvoering_volgnummer_X</text:p>
          </table:table-cell>
          <table:table-cell table:formula="of:=IFERROR(FIND(&quot;_&quot;;[.$A378];1);LEN([.$A378]))" office:value-type="float" office:value="4" calcext:value-type="float">
            <text:p>4</text:p>
          </table:table-cell>
          <table:table-cell table:formula="of:=IFERROR(FIND(&quot;_&quot;;[.$A378];1+[.B378]);LEN([.$A378]))" office:value-type="float" office:value="10" calcext:value-type="float">
            <text:p>10</text:p>
          </table:table-cell>
          <table:table-cell table:formula="of:=IFERROR(FIND(&quot;_&quot;;[.$A378];1+[.C378]);LEN([.$A378]))" office:value-type="float" office:value="21" calcext:value-type="float">
            <text:p>21</text:p>
          </table:table-cell>
          <table:table-cell table:formula="of:=IFERROR(FIND(&quot;_&quot;;[.$A378];1+[.D378]);LEN([.$A378]))" office:value-type="float" office:value="32" calcext:value-type="float">
            <text:p>32</text:p>
          </table:table-cell>
          <table:table-cell table:formula="of:=IFERROR(FIND(&quot;_&quot;;[.$A378];1+[.E378]);LEN([.$A378]))" office:value-type="float" office:value="33" calcext:value-type="float">
            <text:p>33</text:p>
          </table:table-cell>
          <table:table-cell table:formula="of:=[.D378]" office:value-type="float" office:value="21" calcext:value-type="float">
            <text:p>21</text:p>
          </table:table-cell>
          <table:table-cell table:formula="of:=LEFT([.A378];[.G378])" office:value-type="string" office:string-value="rdw_motor_uitvoering_" calcext:value-type="string">
            <text:p>rdw_motor_uitvoering_</text:p>
          </table:table-cell>
          <table:table-cell table:formula="of:=VLOOKUP([.H378];[$source.$C$2:$source.$F$48];4;0)" office:value-type="float" office:value="306" calcext:value-type="float">
            <text:p>306</text:p>
          </table:table-cell>
          <table:table-cell table:style-name="ce7" table:formula="of:=IF(RIGHT([.A378];6)=&quot;_X_X_X&quot;;3;IF(RIGHT([.A378];4)=&quot;_X_X&quot;;2;IF(RIGHT([.A37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79])&gt;0;[$preferred_name.A379];&#10;LEN(#REF!)&gt;0;#REF!&#10;)" office:value-type="string" office:string-value="rdw_motor_uitvoering_motorcode_X" calcext:value-type="string">
            <text:p>rdw_motor_uitvoering_motorcode_X</text:p>
          </table:table-cell>
          <table:table-cell table:formula="of:=IFERROR(FIND(&quot;_&quot;;[.$A379];1);LEN([.$A379]))" office:value-type="float" office:value="4" calcext:value-type="float">
            <text:p>4</text:p>
          </table:table-cell>
          <table:table-cell table:formula="of:=IFERROR(FIND(&quot;_&quot;;[.$A379];1+[.B379]);LEN([.$A379]))" office:value-type="float" office:value="10" calcext:value-type="float">
            <text:p>10</text:p>
          </table:table-cell>
          <table:table-cell table:formula="of:=IFERROR(FIND(&quot;_&quot;;[.$A379];1+[.C379]);LEN([.$A379]))" office:value-type="float" office:value="21" calcext:value-type="float">
            <text:p>21</text:p>
          </table:table-cell>
          <table:table-cell table:formula="of:=IFERROR(FIND(&quot;_&quot;;[.$A379];1+[.D379]);LEN([.$A379]))" office:value-type="float" office:value="31" calcext:value-type="float">
            <text:p>31</text:p>
          </table:table-cell>
          <table:table-cell table:formula="of:=IFERROR(FIND(&quot;_&quot;;[.$A379];1+[.E379]);LEN([.$A379]))" office:value-type="float" office:value="32" calcext:value-type="float">
            <text:p>32</text:p>
          </table:table-cell>
          <table:table-cell table:formula="of:=[.D379]" office:value-type="float" office:value="21" calcext:value-type="float">
            <text:p>21</text:p>
          </table:table-cell>
          <table:table-cell table:formula="of:=LEFT([.A379];[.G379])" office:value-type="string" office:string-value="rdw_motor_uitvoering_" calcext:value-type="string">
            <text:p>rdw_motor_uitvoering_</text:p>
          </table:table-cell>
          <table:table-cell table:formula="of:=VLOOKUP([.H379];[$source.$C$2:$source.$F$48];4;0)" office:value-type="float" office:value="306" calcext:value-type="float">
            <text:p>306</text:p>
          </table:table-cell>
          <table:table-cell table:style-name="ce7" table:formula="of:=IF(RIGHT([.A379];6)=&quot;_X_X_X&quot;;3;IF(RIGHT([.A379];4)=&quot;_X_X&quot;;2;IF(RIGHT([.A37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0])&gt;0;[$preferred_name.A380];&#10;LEN(#REF!)&gt;0;#REF!&#10;)" office:value-type="string" office:string-value="rdw_motor_uitvoering_motor_registratiedatum_X" calcext:value-type="string">
            <text:p>rdw_motor_uitvoering_motor_registratiedatum_X</text:p>
          </table:table-cell>
          <table:table-cell table:formula="of:=IFERROR(FIND(&quot;_&quot;;[.$A380];1);LEN([.$A380]))" office:value-type="float" office:value="4" calcext:value-type="float">
            <text:p>4</text:p>
          </table:table-cell>
          <table:table-cell table:formula="of:=IFERROR(FIND(&quot;_&quot;;[.$A380];1+[.B380]);LEN([.$A380]))" office:value-type="float" office:value="10" calcext:value-type="float">
            <text:p>10</text:p>
          </table:table-cell>
          <table:table-cell table:formula="of:=IFERROR(FIND(&quot;_&quot;;[.$A380];1+[.C380]);LEN([.$A380]))" office:value-type="float" office:value="21" calcext:value-type="float">
            <text:p>21</text:p>
          </table:table-cell>
          <table:table-cell table:formula="of:=IFERROR(FIND(&quot;_&quot;;[.$A380];1+[.D380]);LEN([.$A380]))" office:value-type="float" office:value="27" calcext:value-type="float">
            <text:p>27</text:p>
          </table:table-cell>
          <table:table-cell table:formula="of:=IFERROR(FIND(&quot;_&quot;;[.$A380];1+[.E380]);LEN([.$A380]))" office:value-type="float" office:value="44" calcext:value-type="float">
            <text:p>44</text:p>
          </table:table-cell>
          <table:table-cell table:formula="of:=[.D380]" office:value-type="float" office:value="21" calcext:value-type="float">
            <text:p>21</text:p>
          </table:table-cell>
          <table:table-cell table:formula="of:=LEFT([.A380];[.G380])" office:value-type="string" office:string-value="rdw_motor_uitvoering_" calcext:value-type="string">
            <text:p>rdw_motor_uitvoering_</text:p>
          </table:table-cell>
          <table:table-cell table:formula="of:=VLOOKUP([.H380];[$source.$C$2:$source.$F$48];4;0)" office:value-type="float" office:value="306" calcext:value-type="float">
            <text:p>306</text:p>
          </table:table-cell>
          <table:table-cell table:style-name="ce7" table:formula="of:=IF(RIGHT([.A380];6)=&quot;_X_X_X&quot;;3;IF(RIGHT([.A380];4)=&quot;_X_X&quot;;2;IF(RIGHT([.A38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1])&gt;0;[$preferred_name.A381];&#10;LEN(#REF!)&gt;0;#REF!&#10;)" office:value-type="string" office:string-value="rdw_motor_uitvoering_werkingsbeginsel_verbrandingsmotor_X" calcext:value-type="string">
            <text:p>rdw_motor_uitvoering_werkingsbeginsel_verbrandingsmotor_X</text:p>
          </table:table-cell>
          <table:table-cell table:formula="of:=IFERROR(FIND(&quot;_&quot;;[.$A381];1);LEN([.$A381]))" office:value-type="float" office:value="4" calcext:value-type="float">
            <text:p>4</text:p>
          </table:table-cell>
          <table:table-cell table:formula="of:=IFERROR(FIND(&quot;_&quot;;[.$A381];1+[.B381]);LEN([.$A381]))" office:value-type="float" office:value="10" calcext:value-type="float">
            <text:p>10</text:p>
          </table:table-cell>
          <table:table-cell table:formula="of:=IFERROR(FIND(&quot;_&quot;;[.$A381];1+[.C381]);LEN([.$A381]))" office:value-type="float" office:value="21" calcext:value-type="float">
            <text:p>21</text:p>
          </table:table-cell>
          <table:table-cell table:formula="of:=IFERROR(FIND(&quot;_&quot;;[.$A381];1+[.D381]);LEN([.$A381]))" office:value-type="float" office:value="38" calcext:value-type="float">
            <text:p>38</text:p>
          </table:table-cell>
          <table:table-cell table:formula="of:=IFERROR(FIND(&quot;_&quot;;[.$A381];1+[.E381]);LEN([.$A381]))" office:value-type="float" office:value="56" calcext:value-type="float">
            <text:p>56</text:p>
          </table:table-cell>
          <table:table-cell table:formula="of:=[.D381]" office:value-type="float" office:value="21" calcext:value-type="float">
            <text:p>21</text:p>
          </table:table-cell>
          <table:table-cell table:formula="of:=LEFT([.A381];[.G381])" office:value-type="string" office:string-value="rdw_motor_uitvoering_" calcext:value-type="string">
            <text:p>rdw_motor_uitvoering_</text:p>
          </table:table-cell>
          <table:table-cell table:formula="of:=VLOOKUP([.H381];[$source.$C$2:$source.$F$48];4;0)" office:value-type="float" office:value="306" calcext:value-type="float">
            <text:p>306</text:p>
          </table:table-cell>
          <table:table-cell table:style-name="ce7" table:formula="of:=IF(RIGHT([.A381];6)=&quot;_X_X_X&quot;;3;IF(RIGHT([.A381];4)=&quot;_X_X&quot;;2;IF(RIGHT([.A38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2])&gt;0;[$preferred_name.A382];&#10;LEN(#REF!)&gt;0;#REF!&#10;)" office:value-type="string" office:string-value="rdw_motor_uitvoering_cilinderinhoud_cm3_X" calcext:value-type="string">
            <text:p>rdw_motor_uitvoering_cilinderinhoud_cm3_X</text:p>
          </table:table-cell>
          <table:table-cell table:formula="of:=IFERROR(FIND(&quot;_&quot;;[.$A382];1);LEN([.$A382]))" office:value-type="float" office:value="4" calcext:value-type="float">
            <text:p>4</text:p>
          </table:table-cell>
          <table:table-cell table:formula="of:=IFERROR(FIND(&quot;_&quot;;[.$A382];1+[.B382]);LEN([.$A382]))" office:value-type="float" office:value="10" calcext:value-type="float">
            <text:p>10</text:p>
          </table:table-cell>
          <table:table-cell table:formula="of:=IFERROR(FIND(&quot;_&quot;;[.$A382];1+[.C382]);LEN([.$A382]))" office:value-type="float" office:value="21" calcext:value-type="float">
            <text:p>21</text:p>
          </table:table-cell>
          <table:table-cell table:formula="of:=IFERROR(FIND(&quot;_&quot;;[.$A382];1+[.D382]);LEN([.$A382]))" office:value-type="float" office:value="36" calcext:value-type="float">
            <text:p>36</text:p>
          </table:table-cell>
          <table:table-cell table:formula="of:=IFERROR(FIND(&quot;_&quot;;[.$A382];1+[.E382]);LEN([.$A382]))" office:value-type="float" office:value="40" calcext:value-type="float">
            <text:p>40</text:p>
          </table:table-cell>
          <table:table-cell table:formula="of:=[.D382]" office:value-type="float" office:value="21" calcext:value-type="float">
            <text:p>21</text:p>
          </table:table-cell>
          <table:table-cell table:formula="of:=LEFT([.A382];[.G382])" office:value-type="string" office:string-value="rdw_motor_uitvoering_" calcext:value-type="string">
            <text:p>rdw_motor_uitvoering_</text:p>
          </table:table-cell>
          <table:table-cell table:formula="of:=VLOOKUP([.H382];[$source.$C$2:$source.$F$48];4;0)" office:value-type="float" office:value="306" calcext:value-type="float">
            <text:p>306</text:p>
          </table:table-cell>
          <table:table-cell table:style-name="ce7" table:formula="of:=IF(RIGHT([.A382];6)=&quot;_X_X_X&quot;;3;IF(RIGHT([.A382];4)=&quot;_X_X&quot;;2;IF(RIGHT([.A38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83])&gt;0;[$preferred_name.A383];&#10;LEN(#REF!)&gt;0;#REF!&#10;)" office:value-type="string" office:string-value="rdw_motor_uitvoering_aantal_cilinders_X" calcext:value-type="string">
            <text:p>rdw_motor_uitvoering_aantal_cilinders_X</text:p>
          </table:table-cell>
          <table:table-cell table:formula="of:=IFERROR(FIND(&quot;_&quot;;[.$A383];1);LEN([.$A383]))" office:value-type="float" office:value="4" calcext:value-type="float">
            <text:p>4</text:p>
          </table:table-cell>
          <table:table-cell table:formula="of:=IFERROR(FIND(&quot;_&quot;;[.$A383];1+[.B383]);LEN([.$A383]))" office:value-type="float" office:value="10" calcext:value-type="float">
            <text:p>10</text:p>
          </table:table-cell>
          <table:table-cell table:formula="of:=IFERROR(FIND(&quot;_&quot;;[.$A383];1+[.C383]);LEN([.$A383]))" office:value-type="float" office:value="21" calcext:value-type="float">
            <text:p>21</text:p>
          </table:table-cell>
          <table:table-cell table:formula="of:=IFERROR(FIND(&quot;_&quot;;[.$A383];1+[.D383]);LEN([.$A383]))" office:value-type="float" office:value="28" calcext:value-type="float">
            <text:p>28</text:p>
          </table:table-cell>
          <table:table-cell table:formula="of:=IFERROR(FIND(&quot;_&quot;;[.$A383];1+[.E383]);LEN([.$A383]))" office:value-type="float" office:value="38" calcext:value-type="float">
            <text:p>38</text:p>
          </table:table-cell>
          <table:table-cell table:formula="of:=[.D383]" office:value-type="float" office:value="21" calcext:value-type="float">
            <text:p>21</text:p>
          </table:table-cell>
          <table:table-cell table:formula="of:=LEFT([.A383];[.G383])" office:value-type="string" office:string-value="rdw_motor_uitvoering_" calcext:value-type="string">
            <text:p>rdw_motor_uitvoering_</text:p>
          </table:table-cell>
          <table:table-cell table:formula="of:=VLOOKUP([.H383];[$source.$C$2:$source.$F$48];4;0)" office:value-type="float" office:value="306" calcext:value-type="float">
            <text:p>306</text:p>
          </table:table-cell>
          <table:table-cell table:style-name="ce7" table:formula="of:=IF(RIGHT([.A383];6)=&quot;_X_X_X&quot;;3;IF(RIGHT([.A383];4)=&quot;_X_X&quot;;2;IF(RIGHT([.A38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384])&gt;0;[$preferred_name.A384];&#10;LEN(#REF!)&gt;0;#REF!&#10;)" office:value-type="string" office:string-value="rdw_motor_uitvoering_katalysator_indicator_X" calcext:value-type="string">
            <text:p>rdw_motor_uitvoering_katalysator_indicator_X</text:p>
          </table:table-cell>
          <table:table-cell table:formula="of:=IFERROR(FIND(&quot;_&quot;;[.$A384];1);LEN([.$A384]))" office:value-type="float" office:value="4" calcext:value-type="float">
            <text:p>4</text:p>
          </table:table-cell>
          <table:table-cell table:formula="of:=IFERROR(FIND(&quot;_&quot;;[.$A384];1+[.B384]);LEN([.$A384]))" office:value-type="float" office:value="10" calcext:value-type="float">
            <text:p>10</text:p>
          </table:table-cell>
          <table:table-cell table:formula="of:=IFERROR(FIND(&quot;_&quot;;[.$A384];1+[.C384]);LEN([.$A384]))" office:value-type="float" office:value="21" calcext:value-type="float">
            <text:p>21</text:p>
          </table:table-cell>
          <table:table-cell table:formula="of:=IFERROR(FIND(&quot;_&quot;;[.$A384];1+[.D384]);LEN([.$A384]))" office:value-type="float" office:value="33" calcext:value-type="float">
            <text:p>33</text:p>
          </table:table-cell>
          <table:table-cell table:formula="of:=IFERROR(FIND(&quot;_&quot;;[.$A384];1+[.E384]);LEN([.$A384]))" office:value-type="float" office:value="43" calcext:value-type="float">
            <text:p>43</text:p>
          </table:table-cell>
          <table:table-cell table:formula="of:=[.D384]" office:value-type="float" office:value="21" calcext:value-type="float">
            <text:p>21</text:p>
          </table:table-cell>
          <table:table-cell table:formula="of:=LEFT([.A384];[.G384])" office:value-type="string" office:string-value="rdw_motor_uitvoering_" calcext:value-type="string">
            <text:p>rdw_motor_uitvoering_</text:p>
          </table:table-cell>
          <table:table-cell table:formula="of:=VLOOKUP([.H384];[$source.$C$2:$source.$F$48];4;0)" office:value-type="float" office:value="306" calcext:value-type="float">
            <text:p>306</text:p>
          </table:table-cell>
          <table:table-cell table:style-name="ce7" table:formula="of:=IF(RIGHT([.A384];6)=&quot;_X_X_X&quot;;3;IF(RIGHT([.A384];4)=&quot;_X_X&quot;;2;IF(RIGHT([.A38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5])&gt;0;[$preferred_name.A385];&#10;LEN(#REF!)&gt;0;#REF!&#10;)" office:value-type="string" office:string-value="rdw_motor_uitvoering_voertuigbrandstof_type_X" calcext:value-type="string">
            <text:p>rdw_motor_uitvoering_voertuigbrandstof_type_X</text:p>
          </table:table-cell>
          <table:table-cell table:formula="of:=IFERROR(FIND(&quot;_&quot;;[.$A385];1);LEN([.$A385]))" office:value-type="float" office:value="4" calcext:value-type="float">
            <text:p>4</text:p>
          </table:table-cell>
          <table:table-cell table:formula="of:=IFERROR(FIND(&quot;_&quot;;[.$A385];1+[.B385]);LEN([.$A385]))" office:value-type="float" office:value="10" calcext:value-type="float">
            <text:p>10</text:p>
          </table:table-cell>
          <table:table-cell table:formula="of:=IFERROR(FIND(&quot;_&quot;;[.$A385];1+[.C385]);LEN([.$A385]))" office:value-type="float" office:value="21" calcext:value-type="float">
            <text:p>21</text:p>
          </table:table-cell>
          <table:table-cell table:formula="of:=IFERROR(FIND(&quot;_&quot;;[.$A385];1+[.D385]);LEN([.$A385]))" office:value-type="float" office:value="39" calcext:value-type="float">
            <text:p>39</text:p>
          </table:table-cell>
          <table:table-cell table:formula="of:=IFERROR(FIND(&quot;_&quot;;[.$A385];1+[.E385]);LEN([.$A385]))" office:value-type="float" office:value="44" calcext:value-type="float">
            <text:p>44</text:p>
          </table:table-cell>
          <table:table-cell table:formula="of:=[.D385]" office:value-type="float" office:value="21" calcext:value-type="float">
            <text:p>21</text:p>
          </table:table-cell>
          <table:table-cell table:formula="of:=LEFT([.A385];[.G385])" office:value-type="string" office:string-value="rdw_motor_uitvoering_" calcext:value-type="string">
            <text:p>rdw_motor_uitvoering_</text:p>
          </table:table-cell>
          <table:table-cell table:formula="of:=VLOOKUP([.H385];[$source.$C$2:$source.$F$48];4;0)" office:value-type="float" office:value="306" calcext:value-type="float">
            <text:p>306</text:p>
          </table:table-cell>
          <table:table-cell table:style-name="ce7" table:formula="of:=IF(RIGHT([.A385];6)=&quot;_X_X_X&quot;;3;IF(RIGHT([.A385];4)=&quot;_X_X&quot;;2;IF(RIGHT([.A38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6])&gt;0;[$preferred_name.A386];&#10;LEN(#REF!)&gt;0;#REF!&#10;)" office:value-type="string" office:string-value="rdw_motor_uitvoering_motor_registratiedatum_dt_X" calcext:value-type="string">
            <text:p>rdw_motor_uitvoering_motor_registratiedatum_dt_X</text:p>
          </table:table-cell>
          <table:table-cell table:formula="of:=IFERROR(FIND(&quot;_&quot;;[.$A386];1);LEN([.$A386]))" office:value-type="float" office:value="4" calcext:value-type="float">
            <text:p>4</text:p>
          </table:table-cell>
          <table:table-cell table:formula="of:=IFERROR(FIND(&quot;_&quot;;[.$A386];1+[.B386]);LEN([.$A386]))" office:value-type="float" office:value="10" calcext:value-type="float">
            <text:p>10</text:p>
          </table:table-cell>
          <table:table-cell table:formula="of:=IFERROR(FIND(&quot;_&quot;;[.$A386];1+[.C386]);LEN([.$A386]))" office:value-type="float" office:value="21" calcext:value-type="float">
            <text:p>21</text:p>
          </table:table-cell>
          <table:table-cell table:formula="of:=IFERROR(FIND(&quot;_&quot;;[.$A386];1+[.D386]);LEN([.$A386]))" office:value-type="float" office:value="27" calcext:value-type="float">
            <text:p>27</text:p>
          </table:table-cell>
          <table:table-cell table:formula="of:=IFERROR(FIND(&quot;_&quot;;[.$A386];1+[.E386]);LEN([.$A386]))" office:value-type="float" office:value="44" calcext:value-type="float">
            <text:p>44</text:p>
          </table:table-cell>
          <table:table-cell table:formula="of:=[.D386]" office:value-type="float" office:value="21" calcext:value-type="float">
            <text:p>21</text:p>
          </table:table-cell>
          <table:table-cell table:formula="of:=LEFT([.A386];[.G386])" office:value-type="string" office:string-value="rdw_motor_uitvoering_" calcext:value-type="string">
            <text:p>rdw_motor_uitvoering_</text:p>
          </table:table-cell>
          <table:table-cell table:formula="of:=VLOOKUP([.H386];[$source.$C$2:$source.$F$48];4;0)" office:value-type="float" office:value="306" calcext:value-type="float">
            <text:p>306</text:p>
          </table:table-cell>
          <table:table-cell table:style-name="ce7" table:formula="of:=IF(RIGHT([.A386];6)=&quot;_X_X_X&quot;;3;IF(RIGHT([.A386];4)=&quot;_X_X&quot;;2;IF(RIGHT([.A386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387])&gt;0;[$preferred_name.A387];&#10;LEN([$preferred_name.B387])&gt;0;[$preferred_name.B387]&#10;)" office:value-type="string" office:string-value="rdw_motor_uitvoering_composite_key_X" calcext:value-type="string">
            <text:p>rdw_motor_uitvoering_composite_key_X</text:p>
          </table:table-cell>
          <table:table-cell table:formula="of:=IFERROR(FIND(&quot;_&quot;;[.$A387];1);LEN([.$A387]))" office:value-type="float" office:value="4" calcext:value-type="float">
            <text:p>4</text:p>
          </table:table-cell>
          <table:table-cell table:formula="of:=IFERROR(FIND(&quot;_&quot;;[.$A387];1+[.B387]);LEN([.$A387]))" office:value-type="float" office:value="10" calcext:value-type="float">
            <text:p>10</text:p>
          </table:table-cell>
          <table:table-cell table:formula="of:=IFERROR(FIND(&quot;_&quot;;[.$A387];1+[.C387]);LEN([.$A387]))" office:value-type="float" office:value="21" calcext:value-type="float">
            <text:p>21</text:p>
          </table:table-cell>
          <table:table-cell table:formula="of:=IFERROR(FIND(&quot;_&quot;;[.$A387];1+[.D387]);LEN([.$A387]))" office:value-type="float" office:value="31" calcext:value-type="float">
            <text:p>31</text:p>
          </table:table-cell>
          <table:table-cell table:formula="of:=IFERROR(FIND(&quot;_&quot;;[.$A387];1+[.E387]);LEN([.$A387]))" office:value-type="float" office:value="35" calcext:value-type="float">
            <text:p>35</text:p>
          </table:table-cell>
          <table:table-cell table:formula="of:=[.D387]" office:value-type="float" office:value="21" calcext:value-type="float">
            <text:p>21</text:p>
          </table:table-cell>
          <table:table-cell table:formula="of:=LEFT([.A387];[.G387])" office:value-type="string" office:string-value="rdw_motor_uitvoering_" calcext:value-type="string">
            <text:p>rdw_motor_uitvoering_</text:p>
          </table:table-cell>
          <table:table-cell table:formula="of:=VLOOKUP([.H387];[$source.$C$2:$source.$F$48];4;0)" office:value-type="float" office:value="306" calcext:value-type="float">
            <text:p>306</text:p>
          </table:table-cell>
          <table:table-cell table:style-name="ce7" table:formula="of:=IF(RIGHT([.A387];6)=&quot;_X_X_X&quot;;3;IF(RIGHT([.A387];4)=&quot;_X_X&quot;;2;IF(RIGHT([.A38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8])&gt;0;[$preferred_name.A388];&#10;LEN(#REF!)&gt;0;#REF!&#10;)" office:value-type="string" office:string-value="rdw_motor_uitvoering_brandstofcode_X" calcext:value-type="string">
            <text:p>rdw_motor_uitvoering_brandstofcode_X</text:p>
          </table:table-cell>
          <table:table-cell table:formula="of:=IFERROR(FIND(&quot;_&quot;;[.$A388];1);LEN([.$A388]))" office:value-type="float" office:value="4" calcext:value-type="float">
            <text:p>4</text:p>
          </table:table-cell>
          <table:table-cell table:formula="of:=IFERROR(FIND(&quot;_&quot;;[.$A388];1+[.B388]);LEN([.$A388]))" office:value-type="float" office:value="10" calcext:value-type="float">
            <text:p>10</text:p>
          </table:table-cell>
          <table:table-cell table:formula="of:=IFERROR(FIND(&quot;_&quot;;[.$A388];1+[.C388]);LEN([.$A388]))" office:value-type="float" office:value="21" calcext:value-type="float">
            <text:p>21</text:p>
          </table:table-cell>
          <table:table-cell table:formula="of:=IFERROR(FIND(&quot;_&quot;;[.$A388];1+[.D388]);LEN([.$A388]))" office:value-type="float" office:value="35" calcext:value-type="float">
            <text:p>35</text:p>
          </table:table-cell>
          <table:table-cell table:formula="of:=IFERROR(FIND(&quot;_&quot;;[.$A388];1+[.E388]);LEN([.$A388]))" office:value-type="float" office:value="36" calcext:value-type="float">
            <text:p>36</text:p>
          </table:table-cell>
          <table:table-cell table:formula="of:=[.D388]" office:value-type="float" office:value="21" calcext:value-type="float">
            <text:p>21</text:p>
          </table:table-cell>
          <table:table-cell table:formula="of:=LEFT([.A388];[.G388])" office:value-type="string" office:string-value="rdw_motor_uitvoering_" calcext:value-type="string">
            <text:p>rdw_motor_uitvoering_</text:p>
          </table:table-cell>
          <table:table-cell table:formula="of:=VLOOKUP([.H388];[$source.$C$2:$source.$F$48];4;0)" office:value-type="float" office:value="306" calcext:value-type="float">
            <text:p>306</text:p>
          </table:table-cell>
          <table:table-cell table:style-name="ce7" table:formula="of:=IF(RIGHT([.A388];6)=&quot;_X_X_X&quot;;3;IF(RIGHT([.A388];4)=&quot;_X_X&quot;;2;IF(RIGHT([.A38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89])&gt;0;[$preferred_name.A389];&#10;LEN(#REF!)&gt;0;#REF!&#10;)" office:value-type="string" office:string-value="rdw_motor_uitvoering_soort_inspuiting_motor_X" calcext:value-type="string">
            <text:p>rdw_motor_uitvoering_soort_inspuiting_motor_X</text:p>
          </table:table-cell>
          <table:table-cell table:formula="of:=IFERROR(FIND(&quot;_&quot;;[.$A389];1);LEN([.$A389]))" office:value-type="float" office:value="4" calcext:value-type="float">
            <text:p>4</text:p>
          </table:table-cell>
          <table:table-cell table:formula="of:=IFERROR(FIND(&quot;_&quot;;[.$A389];1+[.B389]);LEN([.$A389]))" office:value-type="float" office:value="10" calcext:value-type="float">
            <text:p>10</text:p>
          </table:table-cell>
          <table:table-cell table:formula="of:=IFERROR(FIND(&quot;_&quot;;[.$A389];1+[.C389]);LEN([.$A389]))" office:value-type="float" office:value="21" calcext:value-type="float">
            <text:p>21</text:p>
          </table:table-cell>
          <table:table-cell table:formula="of:=IFERROR(FIND(&quot;_&quot;;[.$A389];1+[.D389]);LEN([.$A389]))" office:value-type="float" office:value="27" calcext:value-type="float">
            <text:p>27</text:p>
          </table:table-cell>
          <table:table-cell table:formula="of:=IFERROR(FIND(&quot;_&quot;;[.$A389];1+[.E389]);LEN([.$A389]))" office:value-type="float" office:value="38" calcext:value-type="float">
            <text:p>38</text:p>
          </table:table-cell>
          <table:table-cell table:formula="of:=[.D389]" office:value-type="float" office:value="21" calcext:value-type="float">
            <text:p>21</text:p>
          </table:table-cell>
          <table:table-cell table:formula="of:=LEFT([.A389];[.G389])" office:value-type="string" office:string-value="rdw_motor_uitvoering_" calcext:value-type="string">
            <text:p>rdw_motor_uitvoering_</text:p>
          </table:table-cell>
          <table:table-cell table:formula="of:=VLOOKUP([.H389];[$source.$C$2:$source.$F$48];4;0)" office:value-type="float" office:value="306" calcext:value-type="float">
            <text:p>306</text:p>
          </table:table-cell>
          <table:table-cell table:style-name="ce7" table:formula="of:=IF(RIGHT([.A389];6)=&quot;_X_X_X&quot;;3;IF(RIGHT([.A389];4)=&quot;_X_X&quot;;2;IF(RIGHT([.A38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0])&gt;0;[$preferred_name.A390];&#10;LEN(#REF!)&gt;0;#REF!&#10;)" office:value-type="string" office:string-value="rdw_motor_uitvoering_geluidsniveau_rijdend_X" calcext:value-type="string">
            <text:p>rdw_motor_uitvoering_geluidsniveau_rijdend_X</text:p>
          </table:table-cell>
          <table:table-cell table:formula="of:=IFERROR(FIND(&quot;_&quot;;[.$A390];1);LEN([.$A390]))" office:value-type="float" office:value="4" calcext:value-type="float">
            <text:p>4</text:p>
          </table:table-cell>
          <table:table-cell table:formula="of:=IFERROR(FIND(&quot;_&quot;;[.$A390];1+[.B390]);LEN([.$A390]))" office:value-type="float" office:value="10" calcext:value-type="float">
            <text:p>10</text:p>
          </table:table-cell>
          <table:table-cell table:formula="of:=IFERROR(FIND(&quot;_&quot;;[.$A390];1+[.C390]);LEN([.$A390]))" office:value-type="float" office:value="21" calcext:value-type="float">
            <text:p>21</text:p>
          </table:table-cell>
          <table:table-cell table:formula="of:=IFERROR(FIND(&quot;_&quot;;[.$A390];1+[.D390]);LEN([.$A390]))" office:value-type="float" office:value="35" calcext:value-type="float">
            <text:p>35</text:p>
          </table:table-cell>
          <table:table-cell table:formula="of:=IFERROR(FIND(&quot;_&quot;;[.$A390];1+[.E390]);LEN([.$A390]))" office:value-type="float" office:value="43" calcext:value-type="float">
            <text:p>43</text:p>
          </table:table-cell>
          <table:table-cell table:formula="of:=[.D390]" office:value-type="float" office:value="21" calcext:value-type="float">
            <text:p>21</text:p>
          </table:table-cell>
          <table:table-cell table:formula="of:=LEFT([.A390];[.G390])" office:value-type="string" office:string-value="rdw_motor_uitvoering_" calcext:value-type="string">
            <text:p>rdw_motor_uitvoering_</text:p>
          </table:table-cell>
          <table:table-cell table:formula="of:=VLOOKUP([.H390];[$source.$C$2:$source.$F$48];4;0)" office:value-type="float" office:value="306" calcext:value-type="float">
            <text:p>306</text:p>
          </table:table-cell>
          <table:table-cell table:style-name="ce7" table:formula="of:=IF(RIGHT([.A390];6)=&quot;_X_X_X&quot;;3;IF(RIGHT([.A390];4)=&quot;_X_X&quot;;2;IF(RIGHT([.A39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1])&gt;0;[$preferred_name.A391];&#10;LEN(#REF!)&gt;0;#REF!&#10;)" office:value-type="string" office:string-value="rdw_motor_uitvoering_emissiecode_X" calcext:value-type="string">
            <text:p>rdw_motor_uitvoering_emissiecode_X</text:p>
          </table:table-cell>
          <table:table-cell table:formula="of:=IFERROR(FIND(&quot;_&quot;;[.$A391];1);LEN([.$A391]))" office:value-type="float" office:value="4" calcext:value-type="float">
            <text:p>4</text:p>
          </table:table-cell>
          <table:table-cell table:formula="of:=IFERROR(FIND(&quot;_&quot;;[.$A391];1+[.B391]);LEN([.$A391]))" office:value-type="float" office:value="10" calcext:value-type="float">
            <text:p>10</text:p>
          </table:table-cell>
          <table:table-cell table:formula="of:=IFERROR(FIND(&quot;_&quot;;[.$A391];1+[.C391]);LEN([.$A391]))" office:value-type="float" office:value="21" calcext:value-type="float">
            <text:p>21</text:p>
          </table:table-cell>
          <table:table-cell table:formula="of:=IFERROR(FIND(&quot;_&quot;;[.$A391];1+[.D391]);LEN([.$A391]))" office:value-type="float" office:value="33" calcext:value-type="float">
            <text:p>33</text:p>
          </table:table-cell>
          <table:table-cell table:formula="of:=IFERROR(FIND(&quot;_&quot;;[.$A391];1+[.E391]);LEN([.$A391]))" office:value-type="float" office:value="34" calcext:value-type="float">
            <text:p>34</text:p>
          </table:table-cell>
          <table:table-cell table:formula="of:=[.D391]" office:value-type="float" office:value="21" calcext:value-type="float">
            <text:p>21</text:p>
          </table:table-cell>
          <table:table-cell table:formula="of:=LEFT([.A391];[.G391])" office:value-type="string" office:string-value="rdw_motor_uitvoering_" calcext:value-type="string">
            <text:p>rdw_motor_uitvoering_</text:p>
          </table:table-cell>
          <table:table-cell table:formula="of:=VLOOKUP([.H391];[$source.$C$2:$source.$F$48];4;0)" office:value-type="float" office:value="306" calcext:value-type="float">
            <text:p>306</text:p>
          </table:table-cell>
          <table:table-cell table:style-name="ce7" table:formula="of:=IF(RIGHT([.A391];6)=&quot;_X_X_X&quot;;3;IF(RIGHT([.A391];4)=&quot;_X_X&quot;;2;IF(RIGHT([.A39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2])&gt;0;[$preferred_name.A392];&#10;LEN(#REF!)&gt;0;#REF!&#10;)" office:value-type="string" office:string-value="rdw_motor_uitvoering_lucht_injectie_indicator_X" calcext:value-type="string">
            <text:p>rdw_motor_uitvoering_lucht_injectie_indicator_X</text:p>
          </table:table-cell>
          <table:table-cell table:formula="of:=IFERROR(FIND(&quot;_&quot;;[.$A392];1);LEN([.$A392]))" office:value-type="float" office:value="4" calcext:value-type="float">
            <text:p>4</text:p>
          </table:table-cell>
          <table:table-cell table:formula="of:=IFERROR(FIND(&quot;_&quot;;[.$A392];1+[.B392]);LEN([.$A392]))" office:value-type="float" office:value="10" calcext:value-type="float">
            <text:p>10</text:p>
          </table:table-cell>
          <table:table-cell table:formula="of:=IFERROR(FIND(&quot;_&quot;;[.$A392];1+[.C392]);LEN([.$A392]))" office:value-type="float" office:value="21" calcext:value-type="float">
            <text:p>21</text:p>
          </table:table-cell>
          <table:table-cell table:formula="of:=IFERROR(FIND(&quot;_&quot;;[.$A392];1+[.D392]);LEN([.$A392]))" office:value-type="float" office:value="27" calcext:value-type="float">
            <text:p>27</text:p>
          </table:table-cell>
          <table:table-cell table:formula="of:=IFERROR(FIND(&quot;_&quot;;[.$A392];1+[.E392]);LEN([.$A392]))" office:value-type="float" office:value="36" calcext:value-type="float">
            <text:p>36</text:p>
          </table:table-cell>
          <table:table-cell table:formula="of:=[.D392]" office:value-type="float" office:value="21" calcext:value-type="float">
            <text:p>21</text:p>
          </table:table-cell>
          <table:table-cell table:formula="of:=LEFT([.A392];[.G392])" office:value-type="string" office:string-value="rdw_motor_uitvoering_" calcext:value-type="string">
            <text:p>rdw_motor_uitvoering_</text:p>
          </table:table-cell>
          <table:table-cell table:formula="of:=VLOOKUP([.H392];[$source.$C$2:$source.$F$48];4;0)" office:value-type="float" office:value="306" calcext:value-type="float">
            <text:p>306</text:p>
          </table:table-cell>
          <table:table-cell table:style-name="ce7" table:formula="of:=IF(RIGHT([.A392];6)=&quot;_X_X_X&quot;;3;IF(RIGHT([.A392];4)=&quot;_X_X&quot;;2;IF(RIGHT([.A39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3])&gt;0;[$preferred_name.A393];&#10;LEN(#REF!)&gt;0;#REF!&#10;)" office:value-type="string" office:string-value="rdw_motor_uitvoering_uitlaatgas_circulatie_indicator_X" calcext:value-type="string">
            <text:p>rdw_motor_uitvoering_uitlaatgas_circulatie_indicator_X</text:p>
          </table:table-cell>
          <table:table-cell table:formula="of:=IFERROR(FIND(&quot;_&quot;;[.$A393];1);LEN([.$A393]))" office:value-type="float" office:value="4" calcext:value-type="float">
            <text:p>4</text:p>
          </table:table-cell>
          <table:table-cell table:formula="of:=IFERROR(FIND(&quot;_&quot;;[.$A393];1+[.B393]);LEN([.$A393]))" office:value-type="float" office:value="10" calcext:value-type="float">
            <text:p>10</text:p>
          </table:table-cell>
          <table:table-cell table:formula="of:=IFERROR(FIND(&quot;_&quot;;[.$A393];1+[.C393]);LEN([.$A393]))" office:value-type="float" office:value="21" calcext:value-type="float">
            <text:p>21</text:p>
          </table:table-cell>
          <table:table-cell table:formula="of:=IFERROR(FIND(&quot;_&quot;;[.$A393];1+[.D393]);LEN([.$A393]))" office:value-type="float" office:value="32" calcext:value-type="float">
            <text:p>32</text:p>
          </table:table-cell>
          <table:table-cell table:formula="of:=IFERROR(FIND(&quot;_&quot;;[.$A393];1+[.E393]);LEN([.$A393]))" office:value-type="float" office:value="43" calcext:value-type="float">
            <text:p>43</text:p>
          </table:table-cell>
          <table:table-cell table:formula="of:=[.D393]" office:value-type="float" office:value="21" calcext:value-type="float">
            <text:p>21</text:p>
          </table:table-cell>
          <table:table-cell table:formula="of:=LEFT([.A393];[.G393])" office:value-type="string" office:string-value="rdw_motor_uitvoering_" calcext:value-type="string">
            <text:p>rdw_motor_uitvoering_</text:p>
          </table:table-cell>
          <table:table-cell table:formula="of:=VLOOKUP([.H393];[$source.$C$2:$source.$F$48];4;0)" office:value-type="float" office:value="306" calcext:value-type="float">
            <text:p>306</text:p>
          </table:table-cell>
          <table:table-cell table:style-name="ce7" table:formula="of:=IF(RIGHT([.A393];6)=&quot;_X_X_X&quot;;3;IF(RIGHT([.A393];4)=&quot;_X_X&quot;;2;IF(RIGHT([.A39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4])&gt;0;[$preferred_name.A394];&#10;LEN(#REF!)&gt;0;#REF!&#10;)" office:value-type="string" office:string-value="rdw_motor_uitvoering_stationair_toerental_ondergr_X" calcext:value-type="string">
            <text:p>rdw_motor_uitvoering_stationair_toerental_ondergr_X</text:p>
          </table:table-cell>
          <table:table-cell table:formula="of:=IFERROR(FIND(&quot;_&quot;;[.$A394];1);LEN([.$A394]))" office:value-type="float" office:value="4" calcext:value-type="float">
            <text:p>4</text:p>
          </table:table-cell>
          <table:table-cell table:formula="of:=IFERROR(FIND(&quot;_&quot;;[.$A394];1+[.B394]);LEN([.$A394]))" office:value-type="float" office:value="10" calcext:value-type="float">
            <text:p>10</text:p>
          </table:table-cell>
          <table:table-cell table:formula="of:=IFERROR(FIND(&quot;_&quot;;[.$A394];1+[.C394]);LEN([.$A394]))" office:value-type="float" office:value="21" calcext:value-type="float">
            <text:p>21</text:p>
          </table:table-cell>
          <table:table-cell table:formula="of:=IFERROR(FIND(&quot;_&quot;;[.$A394];1+[.D394]);LEN([.$A394]))" office:value-type="float" office:value="32" calcext:value-type="float">
            <text:p>32</text:p>
          </table:table-cell>
          <table:table-cell table:formula="of:=IFERROR(FIND(&quot;_&quot;;[.$A394];1+[.E394]);LEN([.$A394]))" office:value-type="float" office:value="42" calcext:value-type="float">
            <text:p>42</text:p>
          </table:table-cell>
          <table:table-cell table:formula="of:=[.D394]" office:value-type="float" office:value="21" calcext:value-type="float">
            <text:p>21</text:p>
          </table:table-cell>
          <table:table-cell table:formula="of:=LEFT([.A394];[.G394])" office:value-type="string" office:string-value="rdw_motor_uitvoering_" calcext:value-type="string">
            <text:p>rdw_motor_uitvoering_</text:p>
          </table:table-cell>
          <table:table-cell table:formula="of:=VLOOKUP([.H394];[$source.$C$2:$source.$F$48];4;0)" office:value-type="float" office:value="306" calcext:value-type="float">
            <text:p>306</text:p>
          </table:table-cell>
          <table:table-cell table:style-name="ce7" table:formula="of:=IF(RIGHT([.A394];6)=&quot;_X_X_X&quot;;3;IF(RIGHT([.A394];4)=&quot;_X_X&quot;;2;IF(RIGHT([.A39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5])&gt;0;[$preferred_name.A395];&#10;LEN(#REF!)&gt;0;#REF!&#10;)" office:value-type="string" office:string-value="rdw_motor_uitvoering_stationair_toerental_bovengr_X" calcext:value-type="string">
            <text:p>rdw_motor_uitvoering_stationair_toerental_bovengr_X</text:p>
          </table:table-cell>
          <table:table-cell table:formula="of:=IFERROR(FIND(&quot;_&quot;;[.$A395];1);LEN([.$A395]))" office:value-type="float" office:value="4" calcext:value-type="float">
            <text:p>4</text:p>
          </table:table-cell>
          <table:table-cell table:formula="of:=IFERROR(FIND(&quot;_&quot;;[.$A395];1+[.B395]);LEN([.$A395]))" office:value-type="float" office:value="10" calcext:value-type="float">
            <text:p>10</text:p>
          </table:table-cell>
          <table:table-cell table:formula="of:=IFERROR(FIND(&quot;_&quot;;[.$A395];1+[.C395]);LEN([.$A395]))" office:value-type="float" office:value="21" calcext:value-type="float">
            <text:p>21</text:p>
          </table:table-cell>
          <table:table-cell table:formula="of:=IFERROR(FIND(&quot;_&quot;;[.$A395];1+[.D395]);LEN([.$A395]))" office:value-type="float" office:value="32" calcext:value-type="float">
            <text:p>32</text:p>
          </table:table-cell>
          <table:table-cell table:formula="of:=IFERROR(FIND(&quot;_&quot;;[.$A395];1+[.E395]);LEN([.$A395]))" office:value-type="float" office:value="42" calcext:value-type="float">
            <text:p>42</text:p>
          </table:table-cell>
          <table:table-cell table:formula="of:=[.D395]" office:value-type="float" office:value="21" calcext:value-type="float">
            <text:p>21</text:p>
          </table:table-cell>
          <table:table-cell table:formula="of:=LEFT([.A395];[.G395])" office:value-type="string" office:string-value="rdw_motor_uitvoering_" calcext:value-type="string">
            <text:p>rdw_motor_uitvoering_</text:p>
          </table:table-cell>
          <table:table-cell table:formula="of:=VLOOKUP([.H395];[$source.$C$2:$source.$F$48];4;0)" office:value-type="float" office:value="306" calcext:value-type="float">
            <text:p>306</text:p>
          </table:table-cell>
          <table:table-cell table:style-name="ce7" table:formula="of:=IF(RIGHT([.A395];6)=&quot;_X_X_X&quot;;3;IF(RIGHT([.A395];4)=&quot;_X_X&quot;;2;IF(RIGHT([.A39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6])&gt;0;[$preferred_name.A396];&#10;LEN(#REF!)&gt;0;#REF!&#10;)" office:value-type="string" office:string-value="rdw_motor_uitvoering_roet_uitstoot_X" calcext:value-type="string">
            <text:p>rdw_motor_uitvoering_roet_uitstoot_X</text:p>
          </table:table-cell>
          <table:table-cell table:formula="of:=IFERROR(FIND(&quot;_&quot;;[.$A396];1);LEN([.$A396]))" office:value-type="float" office:value="4" calcext:value-type="float">
            <text:p>4</text:p>
          </table:table-cell>
          <table:table-cell table:formula="of:=IFERROR(FIND(&quot;_&quot;;[.$A396];1+[.B396]);LEN([.$A396]))" office:value-type="float" office:value="10" calcext:value-type="float">
            <text:p>10</text:p>
          </table:table-cell>
          <table:table-cell table:formula="of:=IFERROR(FIND(&quot;_&quot;;[.$A396];1+[.C396]);LEN([.$A396]))" office:value-type="float" office:value="21" calcext:value-type="float">
            <text:p>21</text:p>
          </table:table-cell>
          <table:table-cell table:formula="of:=IFERROR(FIND(&quot;_&quot;;[.$A396];1+[.D396]);LEN([.$A396]))" office:value-type="float" office:value="26" calcext:value-type="float">
            <text:p>26</text:p>
          </table:table-cell>
          <table:table-cell table:formula="of:=IFERROR(FIND(&quot;_&quot;;[.$A396];1+[.E396]);LEN([.$A396]))" office:value-type="float" office:value="35" calcext:value-type="float">
            <text:p>35</text:p>
          </table:table-cell>
          <table:table-cell table:formula="of:=[.D396]" office:value-type="float" office:value="21" calcext:value-type="float">
            <text:p>21</text:p>
          </table:table-cell>
          <table:table-cell table:formula="of:=LEFT([.A396];[.G396])" office:value-type="string" office:string-value="rdw_motor_uitvoering_" calcext:value-type="string">
            <text:p>rdw_motor_uitvoering_</text:p>
          </table:table-cell>
          <table:table-cell table:formula="of:=VLOOKUP([.H396];[$source.$C$2:$source.$F$48];4;0)" office:value-type="float" office:value="306" calcext:value-type="float">
            <text:p>306</text:p>
          </table:table-cell>
          <table:table-cell table:style-name="ce7" table:formula="of:=IF(RIGHT([.A396];6)=&quot;_X_X_X&quot;;3;IF(RIGHT([.A396];4)=&quot;_X_X&quot;;2;IF(RIGHT([.A39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7])&gt;0;[$preferred_name.A397];&#10;LEN(#REF!)&gt;0;#REF!&#10;)" office:value-type="string" office:string-value="rdw_motor_uitvoering_emissie_koolmonoxide_X" calcext:value-type="string">
            <text:p>rdw_motor_uitvoering_emissie_koolmonoxide_X</text:p>
          </table:table-cell>
          <table:table-cell table:formula="of:=IFERROR(FIND(&quot;_&quot;;[.$A397];1);LEN([.$A397]))" office:value-type="float" office:value="4" calcext:value-type="float">
            <text:p>4</text:p>
          </table:table-cell>
          <table:table-cell table:formula="of:=IFERROR(FIND(&quot;_&quot;;[.$A397];1+[.B397]);LEN([.$A397]))" office:value-type="float" office:value="10" calcext:value-type="float">
            <text:p>10</text:p>
          </table:table-cell>
          <table:table-cell table:formula="of:=IFERROR(FIND(&quot;_&quot;;[.$A397];1+[.C397]);LEN([.$A397]))" office:value-type="float" office:value="21" calcext:value-type="float">
            <text:p>21</text:p>
          </table:table-cell>
          <table:table-cell table:formula="of:=IFERROR(FIND(&quot;_&quot;;[.$A397];1+[.D397]);LEN([.$A397]))" office:value-type="float" office:value="29" calcext:value-type="float">
            <text:p>29</text:p>
          </table:table-cell>
          <table:table-cell table:formula="of:=IFERROR(FIND(&quot;_&quot;;[.$A397];1+[.E397]);LEN([.$A397]))" office:value-type="float" office:value="42" calcext:value-type="float">
            <text:p>42</text:p>
          </table:table-cell>
          <table:table-cell table:formula="of:=[.D397]" office:value-type="float" office:value="21" calcext:value-type="float">
            <text:p>21</text:p>
          </table:table-cell>
          <table:table-cell table:formula="of:=LEFT([.A397];[.G397])" office:value-type="string" office:string-value="rdw_motor_uitvoering_" calcext:value-type="string">
            <text:p>rdw_motor_uitvoering_</text:p>
          </table:table-cell>
          <table:table-cell table:formula="of:=VLOOKUP([.H397];[$source.$C$2:$source.$F$48];4;0)" office:value-type="float" office:value="306" calcext:value-type="float">
            <text:p>306</text:p>
          </table:table-cell>
          <table:table-cell table:style-name="ce7" table:formula="of:=IF(RIGHT([.A397];6)=&quot;_X_X_X&quot;;3;IF(RIGHT([.A397];4)=&quot;_X_X&quot;;2;IF(RIGHT([.A39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8])&gt;0;[$preferred_name.A398];&#10;LEN(#REF!)&gt;0;#REF!&#10;)" office:value-type="string" office:string-value="rdw_motor_uitvoering_emissie_stikstofoxide_X" calcext:value-type="string">
            <text:p>rdw_motor_uitvoering_emissie_stikstofoxide_X</text:p>
          </table:table-cell>
          <table:table-cell table:formula="of:=IFERROR(FIND(&quot;_&quot;;[.$A398];1);LEN([.$A398]))" office:value-type="float" office:value="4" calcext:value-type="float">
            <text:p>4</text:p>
          </table:table-cell>
          <table:table-cell table:formula="of:=IFERROR(FIND(&quot;_&quot;;[.$A398];1+[.B398]);LEN([.$A398]))" office:value-type="float" office:value="10" calcext:value-type="float">
            <text:p>10</text:p>
          </table:table-cell>
          <table:table-cell table:formula="of:=IFERROR(FIND(&quot;_&quot;;[.$A398];1+[.C398]);LEN([.$A398]))" office:value-type="float" office:value="21" calcext:value-type="float">
            <text:p>21</text:p>
          </table:table-cell>
          <table:table-cell table:formula="of:=IFERROR(FIND(&quot;_&quot;;[.$A398];1+[.D398]);LEN([.$A398]))" office:value-type="float" office:value="29" calcext:value-type="float">
            <text:p>29</text:p>
          </table:table-cell>
          <table:table-cell table:formula="of:=IFERROR(FIND(&quot;_&quot;;[.$A398];1+[.E398]);LEN([.$A398]))" office:value-type="float" office:value="43" calcext:value-type="float">
            <text:p>43</text:p>
          </table:table-cell>
          <table:table-cell table:formula="of:=[.D398]" office:value-type="float" office:value="21" calcext:value-type="float">
            <text:p>21</text:p>
          </table:table-cell>
          <table:table-cell table:formula="of:=LEFT([.A398];[.G398])" office:value-type="string" office:string-value="rdw_motor_uitvoering_" calcext:value-type="string">
            <text:p>rdw_motor_uitvoering_</text:p>
          </table:table-cell>
          <table:table-cell table:formula="of:=VLOOKUP([.H398];[$source.$C$2:$source.$F$48];4;0)" office:value-type="float" office:value="306" calcext:value-type="float">
            <text:p>306</text:p>
          </table:table-cell>
          <table:table-cell table:style-name="ce7" table:formula="of:=IF(RIGHT([.A398];6)=&quot;_X_X_X&quot;;3;IF(RIGHT([.A398];4)=&quot;_X_X&quot;;2;IF(RIGHT([.A39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399])&gt;0;[$preferred_name.A399];&#10;LEN(#REF!)&gt;0;#REF!&#10;)" office:value-type="string" office:string-value="rdw_motor_uitvoering_emissie_hc_en_nox_X" calcext:value-type="string">
            <text:p>rdw_motor_uitvoering_emissie_hc_en_nox_X</text:p>
          </table:table-cell>
          <table:table-cell table:formula="of:=IFERROR(FIND(&quot;_&quot;;[.$A399];1);LEN([.$A399]))" office:value-type="float" office:value="4" calcext:value-type="float">
            <text:p>4</text:p>
          </table:table-cell>
          <table:table-cell table:formula="of:=IFERROR(FIND(&quot;_&quot;;[.$A399];1+[.B399]);LEN([.$A399]))" office:value-type="float" office:value="10" calcext:value-type="float">
            <text:p>10</text:p>
          </table:table-cell>
          <table:table-cell table:formula="of:=IFERROR(FIND(&quot;_&quot;;[.$A399];1+[.C399]);LEN([.$A399]))" office:value-type="float" office:value="21" calcext:value-type="float">
            <text:p>21</text:p>
          </table:table-cell>
          <table:table-cell table:formula="of:=IFERROR(FIND(&quot;_&quot;;[.$A399];1+[.D399]);LEN([.$A399]))" office:value-type="float" office:value="29" calcext:value-type="float">
            <text:p>29</text:p>
          </table:table-cell>
          <table:table-cell table:formula="of:=IFERROR(FIND(&quot;_&quot;;[.$A399];1+[.E399]);LEN([.$A399]))" office:value-type="float" office:value="32" calcext:value-type="float">
            <text:p>32</text:p>
          </table:table-cell>
          <table:table-cell table:formula="of:=[.D399]" office:value-type="float" office:value="21" calcext:value-type="float">
            <text:p>21</text:p>
          </table:table-cell>
          <table:table-cell table:formula="of:=LEFT([.A399];[.G399])" office:value-type="string" office:string-value="rdw_motor_uitvoering_" calcext:value-type="string">
            <text:p>rdw_motor_uitvoering_</text:p>
          </table:table-cell>
          <table:table-cell table:formula="of:=VLOOKUP([.H399];[$source.$C$2:$source.$F$48];4;0)" office:value-type="float" office:value="306" calcext:value-type="float">
            <text:p>306</text:p>
          </table:table-cell>
          <table:table-cell table:style-name="ce7" table:formula="of:=IF(RIGHT([.A399];6)=&quot;_X_X_X&quot;;3;IF(RIGHT([.A399];4)=&quot;_X_X&quot;;2;IF(RIGHT([.A39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0])&gt;0;[$preferred_name.A400];&#10;LEN(#REF!)&gt;0;#REF!&#10;)" office:value-type="string" office:string-value="rdw_motor_uitvoering_emissie_vaste_stofdeeltjes_X" calcext:value-type="string">
            <text:p>rdw_motor_uitvoering_emissie_vaste_stofdeeltjes_X</text:p>
          </table:table-cell>
          <table:table-cell table:formula="of:=IFERROR(FIND(&quot;_&quot;;[.$A400];1);LEN([.$A400]))" office:value-type="float" office:value="4" calcext:value-type="float">
            <text:p>4</text:p>
          </table:table-cell>
          <table:table-cell table:formula="of:=IFERROR(FIND(&quot;_&quot;;[.$A400];1+[.B400]);LEN([.$A400]))" office:value-type="float" office:value="10" calcext:value-type="float">
            <text:p>10</text:p>
          </table:table-cell>
          <table:table-cell table:formula="of:=IFERROR(FIND(&quot;_&quot;;[.$A400];1+[.C400]);LEN([.$A400]))" office:value-type="float" office:value="21" calcext:value-type="float">
            <text:p>21</text:p>
          </table:table-cell>
          <table:table-cell table:formula="of:=IFERROR(FIND(&quot;_&quot;;[.$A400];1+[.D400]);LEN([.$A400]))" office:value-type="float" office:value="29" calcext:value-type="float">
            <text:p>29</text:p>
          </table:table-cell>
          <table:table-cell table:formula="of:=IFERROR(FIND(&quot;_&quot;;[.$A400];1+[.E400]);LEN([.$A400]))" office:value-type="float" office:value="35" calcext:value-type="float">
            <text:p>35</text:p>
          </table:table-cell>
          <table:table-cell table:formula="of:=[.D400]" office:value-type="float" office:value="21" calcext:value-type="float">
            <text:p>21</text:p>
          </table:table-cell>
          <table:table-cell table:formula="of:=LEFT([.A400];[.G400])" office:value-type="string" office:string-value="rdw_motor_uitvoering_" calcext:value-type="string">
            <text:p>rdw_motor_uitvoering_</text:p>
          </table:table-cell>
          <table:table-cell table:formula="of:=VLOOKUP([.H400];[$source.$C$2:$source.$F$48];4;0)" office:value-type="float" office:value="306" calcext:value-type="float">
            <text:p>306</text:p>
          </table:table-cell>
          <table:table-cell table:style-name="ce7" table:formula="of:=IF(RIGHT([.A400];6)=&quot;_X_X_X&quot;;3;IF(RIGHT([.A400];4)=&quot;_X_X&quot;;2;IF(RIGHT([.A40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1])&gt;0;[$preferred_name.A401];&#10;LEN(#REF!)&gt;0;#REF!&#10;)" office:value-type="string" office:string-value="rdw_motor_uitvoering_emissie_co2_stadsrit_X" calcext:value-type="string">
            <text:p>rdw_motor_uitvoering_emissie_co2_stadsrit_X</text:p>
          </table:table-cell>
          <table:table-cell table:formula="of:=IFERROR(FIND(&quot;_&quot;;[.$A401];1);LEN([.$A401]))" office:value-type="float" office:value="4" calcext:value-type="float">
            <text:p>4</text:p>
          </table:table-cell>
          <table:table-cell table:formula="of:=IFERROR(FIND(&quot;_&quot;;[.$A401];1+[.B401]);LEN([.$A401]))" office:value-type="float" office:value="10" calcext:value-type="float">
            <text:p>10</text:p>
          </table:table-cell>
          <table:table-cell table:formula="of:=IFERROR(FIND(&quot;_&quot;;[.$A401];1+[.C401]);LEN([.$A401]))" office:value-type="float" office:value="21" calcext:value-type="float">
            <text:p>21</text:p>
          </table:table-cell>
          <table:table-cell table:formula="of:=IFERROR(FIND(&quot;_&quot;;[.$A401];1+[.D401]);LEN([.$A401]))" office:value-type="float" office:value="29" calcext:value-type="float">
            <text:p>29</text:p>
          </table:table-cell>
          <table:table-cell table:formula="of:=IFERROR(FIND(&quot;_&quot;;[.$A401];1+[.E401]);LEN([.$A401]))" office:value-type="float" office:value="33" calcext:value-type="float">
            <text:p>33</text:p>
          </table:table-cell>
          <table:table-cell table:formula="of:=[.D401]" office:value-type="float" office:value="21" calcext:value-type="float">
            <text:p>21</text:p>
          </table:table-cell>
          <table:table-cell table:formula="of:=LEFT([.A401];[.G401])" office:value-type="string" office:string-value="rdw_motor_uitvoering_" calcext:value-type="string">
            <text:p>rdw_motor_uitvoering_</text:p>
          </table:table-cell>
          <table:table-cell table:formula="of:=VLOOKUP([.H401];[$source.$C$2:$source.$F$48];4;0)" office:value-type="float" office:value="306" calcext:value-type="float">
            <text:p>306</text:p>
          </table:table-cell>
          <table:table-cell table:style-name="ce7" table:formula="of:=IF(RIGHT([.A401];6)=&quot;_X_X_X&quot;;3;IF(RIGHT([.A401];4)=&quot;_X_X&quot;;2;IF(RIGHT([.A40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2])&gt;0;[$preferred_name.A402];&#10;LEN(#REF!)&gt;0;#REF!&#10;)" office:value-type="string" office:string-value="rdw_motor_uitvoering_emissie_co2_buitenweg_X" calcext:value-type="string">
            <text:p>rdw_motor_uitvoering_emissie_co2_buitenweg_X</text:p>
          </table:table-cell>
          <table:table-cell table:formula="of:=IFERROR(FIND(&quot;_&quot;;[.$A402];1);LEN([.$A402]))" office:value-type="float" office:value="4" calcext:value-type="float">
            <text:p>4</text:p>
          </table:table-cell>
          <table:table-cell table:formula="of:=IFERROR(FIND(&quot;_&quot;;[.$A402];1+[.B402]);LEN([.$A402]))" office:value-type="float" office:value="10" calcext:value-type="float">
            <text:p>10</text:p>
          </table:table-cell>
          <table:table-cell table:formula="of:=IFERROR(FIND(&quot;_&quot;;[.$A402];1+[.C402]);LEN([.$A402]))" office:value-type="float" office:value="21" calcext:value-type="float">
            <text:p>21</text:p>
          </table:table-cell>
          <table:table-cell table:formula="of:=IFERROR(FIND(&quot;_&quot;;[.$A402];1+[.D402]);LEN([.$A402]))" office:value-type="float" office:value="29" calcext:value-type="float">
            <text:p>29</text:p>
          </table:table-cell>
          <table:table-cell table:formula="of:=IFERROR(FIND(&quot;_&quot;;[.$A402];1+[.E402]);LEN([.$A402]))" office:value-type="float" office:value="33" calcext:value-type="float">
            <text:p>33</text:p>
          </table:table-cell>
          <table:table-cell table:formula="of:=[.D402]" office:value-type="float" office:value="21" calcext:value-type="float">
            <text:p>21</text:p>
          </table:table-cell>
          <table:table-cell table:formula="of:=LEFT([.A402];[.G402])" office:value-type="string" office:string-value="rdw_motor_uitvoering_" calcext:value-type="string">
            <text:p>rdw_motor_uitvoering_</text:p>
          </table:table-cell>
          <table:table-cell table:formula="of:=VLOOKUP([.H402];[$source.$C$2:$source.$F$48];4;0)" office:value-type="float" office:value="306" calcext:value-type="float">
            <text:p>306</text:p>
          </table:table-cell>
          <table:table-cell table:style-name="ce7" table:formula="of:=IF(RIGHT([.A402];6)=&quot;_X_X_X&quot;;3;IF(RIGHT([.A402];4)=&quot;_X_X&quot;;2;IF(RIGHT([.A40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3])&gt;0;[$preferred_name.A403];&#10;LEN(#REF!)&gt;0;#REF!&#10;)" office:value-type="string" office:string-value="rdw_motor_uitvoering_emissie_co2_combinatierit_X" calcext:value-type="string">
            <text:p>rdw_motor_uitvoering_emissie_co2_combinatierit_X</text:p>
          </table:table-cell>
          <table:table-cell table:formula="of:=IFERROR(FIND(&quot;_&quot;;[.$A403];1);LEN([.$A403]))" office:value-type="float" office:value="4" calcext:value-type="float">
            <text:p>4</text:p>
          </table:table-cell>
          <table:table-cell table:formula="of:=IFERROR(FIND(&quot;_&quot;;[.$A403];1+[.B403]);LEN([.$A403]))" office:value-type="float" office:value="10" calcext:value-type="float">
            <text:p>10</text:p>
          </table:table-cell>
          <table:table-cell table:formula="of:=IFERROR(FIND(&quot;_&quot;;[.$A403];1+[.C403]);LEN([.$A403]))" office:value-type="float" office:value="21" calcext:value-type="float">
            <text:p>21</text:p>
          </table:table-cell>
          <table:table-cell table:formula="of:=IFERROR(FIND(&quot;_&quot;;[.$A403];1+[.D403]);LEN([.$A403]))" office:value-type="float" office:value="29" calcext:value-type="float">
            <text:p>29</text:p>
          </table:table-cell>
          <table:table-cell table:formula="of:=IFERROR(FIND(&quot;_&quot;;[.$A403];1+[.E403]);LEN([.$A403]))" office:value-type="float" office:value="33" calcext:value-type="float">
            <text:p>33</text:p>
          </table:table-cell>
          <table:table-cell table:formula="of:=[.D403]" office:value-type="float" office:value="21" calcext:value-type="float">
            <text:p>21</text:p>
          </table:table-cell>
          <table:table-cell table:formula="of:=LEFT([.A403];[.G403])" office:value-type="string" office:string-value="rdw_motor_uitvoering_" calcext:value-type="string">
            <text:p>rdw_motor_uitvoering_</text:p>
          </table:table-cell>
          <table:table-cell table:formula="of:=VLOOKUP([.H403];[$source.$C$2:$source.$F$48];4;0)" office:value-type="float" office:value="306" calcext:value-type="float">
            <text:p>306</text:p>
          </table:table-cell>
          <table:table-cell table:style-name="ce7" table:formula="of:=IF(RIGHT([.A403];6)=&quot;_X_X_X&quot;;3;IF(RIGHT([.A403];4)=&quot;_X_X&quot;;2;IF(RIGHT([.A40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4])&gt;0;[$preferred_name.A404];&#10;LEN(#REF!)&gt;0;#REF!&#10;)" office:value-type="string" office:string-value="rdw_motor_uitvoering_brandstofverbruik_stadsrit_X" calcext:value-type="string">
            <text:p>rdw_motor_uitvoering_brandstofverbruik_stadsrit_X</text:p>
          </table:table-cell>
          <table:table-cell table:formula="of:=IFERROR(FIND(&quot;_&quot;;[.$A404];1);LEN([.$A404]))" office:value-type="float" office:value="4" calcext:value-type="float">
            <text:p>4</text:p>
          </table:table-cell>
          <table:table-cell table:formula="of:=IFERROR(FIND(&quot;_&quot;;[.$A404];1+[.B404]);LEN([.$A404]))" office:value-type="float" office:value="10" calcext:value-type="float">
            <text:p>10</text:p>
          </table:table-cell>
          <table:table-cell table:formula="of:=IFERROR(FIND(&quot;_&quot;;[.$A404];1+[.C404]);LEN([.$A404]))" office:value-type="float" office:value="21" calcext:value-type="float">
            <text:p>21</text:p>
          </table:table-cell>
          <table:table-cell table:formula="of:=IFERROR(FIND(&quot;_&quot;;[.$A404];1+[.D404]);LEN([.$A404]))" office:value-type="float" office:value="39" calcext:value-type="float">
            <text:p>39</text:p>
          </table:table-cell>
          <table:table-cell table:formula="of:=IFERROR(FIND(&quot;_&quot;;[.$A404];1+[.E404]);LEN([.$A404]))" office:value-type="float" office:value="48" calcext:value-type="float">
            <text:p>48</text:p>
          </table:table-cell>
          <table:table-cell table:formula="of:=[.D404]" office:value-type="float" office:value="21" calcext:value-type="float">
            <text:p>21</text:p>
          </table:table-cell>
          <table:table-cell table:formula="of:=LEFT([.A404];[.G404])" office:value-type="string" office:string-value="rdw_motor_uitvoering_" calcext:value-type="string">
            <text:p>rdw_motor_uitvoering_</text:p>
          </table:table-cell>
          <table:table-cell table:formula="of:=VLOOKUP([.H404];[$source.$C$2:$source.$F$48];4;0)" office:value-type="float" office:value="306" calcext:value-type="float">
            <text:p>306</text:p>
          </table:table-cell>
          <table:table-cell table:style-name="ce7" table:formula="of:=IF(RIGHT([.A404];6)=&quot;_X_X_X&quot;;3;IF(RIGHT([.A404];4)=&quot;_X_X&quot;;2;IF(RIGHT([.A40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5])&gt;0;[$preferred_name.A405];&#10;LEN(#REF!)&gt;0;#REF!&#10;)" office:value-type="string" office:string-value="rdw_motor_uitvoering_brandstofverbruik_buitenweg_X" calcext:value-type="string">
            <text:p>rdw_motor_uitvoering_brandstofverbruik_buitenweg_X</text:p>
          </table:table-cell>
          <table:table-cell table:formula="of:=IFERROR(FIND(&quot;_&quot;;[.$A405];1);LEN([.$A405]))" office:value-type="float" office:value="4" calcext:value-type="float">
            <text:p>4</text:p>
          </table:table-cell>
          <table:table-cell table:formula="of:=IFERROR(FIND(&quot;_&quot;;[.$A405];1+[.B405]);LEN([.$A405]))" office:value-type="float" office:value="10" calcext:value-type="float">
            <text:p>10</text:p>
          </table:table-cell>
          <table:table-cell table:formula="of:=IFERROR(FIND(&quot;_&quot;;[.$A405];1+[.C405]);LEN([.$A405]))" office:value-type="float" office:value="21" calcext:value-type="float">
            <text:p>21</text:p>
          </table:table-cell>
          <table:table-cell table:formula="of:=IFERROR(FIND(&quot;_&quot;;[.$A405];1+[.D405]);LEN([.$A405]))" office:value-type="float" office:value="39" calcext:value-type="float">
            <text:p>39</text:p>
          </table:table-cell>
          <table:table-cell table:formula="of:=IFERROR(FIND(&quot;_&quot;;[.$A405];1+[.E405]);LEN([.$A405]))" office:value-type="float" office:value="49" calcext:value-type="float">
            <text:p>49</text:p>
          </table:table-cell>
          <table:table-cell table:formula="of:=[.D405]" office:value-type="float" office:value="21" calcext:value-type="float">
            <text:p>21</text:p>
          </table:table-cell>
          <table:table-cell table:formula="of:=LEFT([.A405];[.G405])" office:value-type="string" office:string-value="rdw_motor_uitvoering_" calcext:value-type="string">
            <text:p>rdw_motor_uitvoering_</text:p>
          </table:table-cell>
          <table:table-cell table:formula="of:=VLOOKUP([.H405];[$source.$C$2:$source.$F$48];4;0)" office:value-type="float" office:value="306" calcext:value-type="float">
            <text:p>306</text:p>
          </table:table-cell>
          <table:table-cell table:style-name="ce7" table:formula="of:=IF(RIGHT([.A405];6)=&quot;_X_X_X&quot;;3;IF(RIGHT([.A405];4)=&quot;_X_X&quot;;2;IF(RIGHT([.A40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6])&gt;0;[$preferred_name.A406];&#10;LEN(#REF!)&gt;0;#REF!&#10;)" office:value-type="string" office:string-value="rdw_motor_uitvoering_brandstofverbruik_combin_rit_X" calcext:value-type="string">
            <text:p>rdw_motor_uitvoering_brandstofverbruik_combin_rit_X</text:p>
          </table:table-cell>
          <table:table-cell table:formula="of:=IFERROR(FIND(&quot;_&quot;;[.$A406];1);LEN([.$A406]))" office:value-type="float" office:value="4" calcext:value-type="float">
            <text:p>4</text:p>
          </table:table-cell>
          <table:table-cell table:formula="of:=IFERROR(FIND(&quot;_&quot;;[.$A406];1+[.B406]);LEN([.$A406]))" office:value-type="float" office:value="10" calcext:value-type="float">
            <text:p>10</text:p>
          </table:table-cell>
          <table:table-cell table:formula="of:=IFERROR(FIND(&quot;_&quot;;[.$A406];1+[.C406]);LEN([.$A406]))" office:value-type="float" office:value="21" calcext:value-type="float">
            <text:p>21</text:p>
          </table:table-cell>
          <table:table-cell table:formula="of:=IFERROR(FIND(&quot;_&quot;;[.$A406];1+[.D406]);LEN([.$A406]))" office:value-type="float" office:value="39" calcext:value-type="float">
            <text:p>39</text:p>
          </table:table-cell>
          <table:table-cell table:formula="of:=IFERROR(FIND(&quot;_&quot;;[.$A406];1+[.E406]);LEN([.$A406]))" office:value-type="float" office:value="46" calcext:value-type="float">
            <text:p>46</text:p>
          </table:table-cell>
          <table:table-cell table:formula="of:=[.D406]" office:value-type="float" office:value="21" calcext:value-type="float">
            <text:p>21</text:p>
          </table:table-cell>
          <table:table-cell table:formula="of:=LEFT([.A406];[.G406])" office:value-type="string" office:string-value="rdw_motor_uitvoering_" calcext:value-type="string">
            <text:p>rdw_motor_uitvoering_</text:p>
          </table:table-cell>
          <table:table-cell table:formula="of:=VLOOKUP([.H406];[$source.$C$2:$source.$F$48];4;0)" office:value-type="float" office:value="306" calcext:value-type="float">
            <text:p>306</text:p>
          </table:table-cell>
          <table:table-cell table:style-name="ce7" table:formula="of:=IF(RIGHT([.A406];6)=&quot;_X_X_X&quot;;3;IF(RIGHT([.A406];4)=&quot;_X_X&quot;;2;IF(RIGHT([.A40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7])&gt;0;[$preferred_name.A407];&#10;LEN(#REF!)&gt;0;#REF!&#10;)" office:value-type="string" office:string-value="rdw_motor_uitvoering_vermogen_ondergrens_X" calcext:value-type="string">
            <text:p>rdw_motor_uitvoering_vermogen_ondergrens_X</text:p>
          </table:table-cell>
          <table:table-cell table:formula="of:=IFERROR(FIND(&quot;_&quot;;[.$A407];1);LEN([.$A407]))" office:value-type="float" office:value="4" calcext:value-type="float">
            <text:p>4</text:p>
          </table:table-cell>
          <table:table-cell table:formula="of:=IFERROR(FIND(&quot;_&quot;;[.$A407];1+[.B407]);LEN([.$A407]))" office:value-type="float" office:value="10" calcext:value-type="float">
            <text:p>10</text:p>
          </table:table-cell>
          <table:table-cell table:formula="of:=IFERROR(FIND(&quot;_&quot;;[.$A407];1+[.C407]);LEN([.$A407]))" office:value-type="float" office:value="21" calcext:value-type="float">
            <text:p>21</text:p>
          </table:table-cell>
          <table:table-cell table:formula="of:=IFERROR(FIND(&quot;_&quot;;[.$A407];1+[.D407]);LEN([.$A407]))" office:value-type="float" office:value="30" calcext:value-type="float">
            <text:p>30</text:p>
          </table:table-cell>
          <table:table-cell table:formula="of:=IFERROR(FIND(&quot;_&quot;;[.$A407];1+[.E407]);LEN([.$A407]))" office:value-type="float" office:value="41" calcext:value-type="float">
            <text:p>41</text:p>
          </table:table-cell>
          <table:table-cell table:formula="of:=[.D407]" office:value-type="float" office:value="21" calcext:value-type="float">
            <text:p>21</text:p>
          </table:table-cell>
          <table:table-cell table:formula="of:=LEFT([.A407];[.G407])" office:value-type="string" office:string-value="rdw_motor_uitvoering_" calcext:value-type="string">
            <text:p>rdw_motor_uitvoering_</text:p>
          </table:table-cell>
          <table:table-cell table:formula="of:=VLOOKUP([.H407];[$source.$C$2:$source.$F$48];4;0)" office:value-type="float" office:value="306" calcext:value-type="float">
            <text:p>306</text:p>
          </table:table-cell>
          <table:table-cell table:style-name="ce7" table:formula="of:=IF(RIGHT([.A407];6)=&quot;_X_X_X&quot;;3;IF(RIGHT([.A407];4)=&quot;_X_X&quot;;2;IF(RIGHT([.A40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8])&gt;0;[$preferred_name.A408];&#10;LEN(#REF!)&gt;0;#REF!&#10;)" office:value-type="string" office:string-value="rdw_motor_uitvoering_vermogen_bovengrens_X" calcext:value-type="string">
            <text:p>rdw_motor_uitvoering_vermogen_bovengrens_X</text:p>
          </table:table-cell>
          <table:table-cell table:formula="of:=IFERROR(FIND(&quot;_&quot;;[.$A408];1);LEN([.$A408]))" office:value-type="float" office:value="4" calcext:value-type="float">
            <text:p>4</text:p>
          </table:table-cell>
          <table:table-cell table:formula="of:=IFERROR(FIND(&quot;_&quot;;[.$A408];1+[.B408]);LEN([.$A408]))" office:value-type="float" office:value="10" calcext:value-type="float">
            <text:p>10</text:p>
          </table:table-cell>
          <table:table-cell table:formula="of:=IFERROR(FIND(&quot;_&quot;;[.$A408];1+[.C408]);LEN([.$A408]))" office:value-type="float" office:value="21" calcext:value-type="float">
            <text:p>21</text:p>
          </table:table-cell>
          <table:table-cell table:formula="of:=IFERROR(FIND(&quot;_&quot;;[.$A408];1+[.D408]);LEN([.$A408]))" office:value-type="float" office:value="30" calcext:value-type="float">
            <text:p>30</text:p>
          </table:table-cell>
          <table:table-cell table:formula="of:=IFERROR(FIND(&quot;_&quot;;[.$A408];1+[.E408]);LEN([.$A408]))" office:value-type="float" office:value="41" calcext:value-type="float">
            <text:p>41</text:p>
          </table:table-cell>
          <table:table-cell table:formula="of:=[.D408]" office:value-type="float" office:value="21" calcext:value-type="float">
            <text:p>21</text:p>
          </table:table-cell>
          <table:table-cell table:formula="of:=LEFT([.A408];[.G408])" office:value-type="string" office:string-value="rdw_motor_uitvoering_" calcext:value-type="string">
            <text:p>rdw_motor_uitvoering_</text:p>
          </table:table-cell>
          <table:table-cell table:formula="of:=VLOOKUP([.H408];[$source.$C$2:$source.$F$48];4;0)" office:value-type="float" office:value="306" calcext:value-type="float">
            <text:p>306</text:p>
          </table:table-cell>
          <table:table-cell table:style-name="ce7" table:formula="of:=IF(RIGHT([.A408];6)=&quot;_X_X_X&quot;;3;IF(RIGHT([.A408];4)=&quot;_X_X&quot;;2;IF(RIGHT([.A40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09])&gt;0;[$preferred_name.A409];&#10;LEN(#REF!)&gt;0;#REF!&#10;)" office:value-type="string" office:string-value="rdw_motor_uitvoering_geluidsniveau_ondergrens_X" calcext:value-type="string">
            <text:p>rdw_motor_uitvoering_geluidsniveau_ondergrens_X</text:p>
          </table:table-cell>
          <table:table-cell table:formula="of:=IFERROR(FIND(&quot;_&quot;;[.$A409];1);LEN([.$A409]))" office:value-type="float" office:value="4" calcext:value-type="float">
            <text:p>4</text:p>
          </table:table-cell>
          <table:table-cell table:formula="of:=IFERROR(FIND(&quot;_&quot;;[.$A409];1+[.B409]);LEN([.$A409]))" office:value-type="float" office:value="10" calcext:value-type="float">
            <text:p>10</text:p>
          </table:table-cell>
          <table:table-cell table:formula="of:=IFERROR(FIND(&quot;_&quot;;[.$A409];1+[.C409]);LEN([.$A409]))" office:value-type="float" office:value="21" calcext:value-type="float">
            <text:p>21</text:p>
          </table:table-cell>
          <table:table-cell table:formula="of:=IFERROR(FIND(&quot;_&quot;;[.$A409];1+[.D409]);LEN([.$A409]))" office:value-type="float" office:value="35" calcext:value-type="float">
            <text:p>35</text:p>
          </table:table-cell>
          <table:table-cell table:formula="of:=IFERROR(FIND(&quot;_&quot;;[.$A409];1+[.E409]);LEN([.$A409]))" office:value-type="float" office:value="46" calcext:value-type="float">
            <text:p>46</text:p>
          </table:table-cell>
          <table:table-cell table:formula="of:=[.D409]" office:value-type="float" office:value="21" calcext:value-type="float">
            <text:p>21</text:p>
          </table:table-cell>
          <table:table-cell table:formula="of:=LEFT([.A409];[.G409])" office:value-type="string" office:string-value="rdw_motor_uitvoering_" calcext:value-type="string">
            <text:p>rdw_motor_uitvoering_</text:p>
          </table:table-cell>
          <table:table-cell table:formula="of:=VLOOKUP([.H409];[$source.$C$2:$source.$F$48];4;0)" office:value-type="float" office:value="306" calcext:value-type="float">
            <text:p>306</text:p>
          </table:table-cell>
          <table:table-cell table:style-name="ce7" table:formula="of:=IF(RIGHT([.A409];6)=&quot;_X_X_X&quot;;3;IF(RIGHT([.A409];4)=&quot;_X_X&quot;;2;IF(RIGHT([.A40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0])&gt;0;[$preferred_name.A410];&#10;LEN(#REF!)&gt;0;#REF!&#10;)" office:value-type="string" office:string-value="rdw_motor_uitvoering_geluidsniveau_bovengrens_X" calcext:value-type="string">
            <text:p>rdw_motor_uitvoering_geluidsniveau_bovengrens_X</text:p>
          </table:table-cell>
          <table:table-cell table:formula="of:=IFERROR(FIND(&quot;_&quot;;[.$A410];1);LEN([.$A410]))" office:value-type="float" office:value="4" calcext:value-type="float">
            <text:p>4</text:p>
          </table:table-cell>
          <table:table-cell table:formula="of:=IFERROR(FIND(&quot;_&quot;;[.$A410];1+[.B410]);LEN([.$A410]))" office:value-type="float" office:value="10" calcext:value-type="float">
            <text:p>10</text:p>
          </table:table-cell>
          <table:table-cell table:formula="of:=IFERROR(FIND(&quot;_&quot;;[.$A410];1+[.C410]);LEN([.$A410]))" office:value-type="float" office:value="21" calcext:value-type="float">
            <text:p>21</text:p>
          </table:table-cell>
          <table:table-cell table:formula="of:=IFERROR(FIND(&quot;_&quot;;[.$A410];1+[.D410]);LEN([.$A410]))" office:value-type="float" office:value="35" calcext:value-type="float">
            <text:p>35</text:p>
          </table:table-cell>
          <table:table-cell table:formula="of:=IFERROR(FIND(&quot;_&quot;;[.$A410];1+[.E410]);LEN([.$A410]))" office:value-type="float" office:value="46" calcext:value-type="float">
            <text:p>46</text:p>
          </table:table-cell>
          <table:table-cell table:formula="of:=[.D410]" office:value-type="float" office:value="21" calcext:value-type="float">
            <text:p>21</text:p>
          </table:table-cell>
          <table:table-cell table:formula="of:=LEFT([.A410];[.G410])" office:value-type="string" office:string-value="rdw_motor_uitvoering_" calcext:value-type="string">
            <text:p>rdw_motor_uitvoering_</text:p>
          </table:table-cell>
          <table:table-cell table:formula="of:=VLOOKUP([.H410];[$source.$C$2:$source.$F$48];4;0)" office:value-type="float" office:value="306" calcext:value-type="float">
            <text:p>306</text:p>
          </table:table-cell>
          <table:table-cell table:style-name="ce7" table:formula="of:=IF(RIGHT([.A410];6)=&quot;_X_X_X&quot;;3;IF(RIGHT([.A410];4)=&quot;_X_X&quot;;2;IF(RIGHT([.A41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1])&gt;0;[$preferred_name.A411];&#10;LEN(#REF!)&gt;0;#REF!&#10;)" office:value-type="string" office:string-value="rdw_motor_uitvoering_toerental_geluidsniveau_ondergrens_X" calcext:value-type="string">
            <text:p>rdw_motor_uitvoering_toerental_geluidsniveau_ondergrens_X</text:p>
          </table:table-cell>
          <table:table-cell table:formula="of:=IFERROR(FIND(&quot;_&quot;;[.$A411];1);LEN([.$A411]))" office:value-type="float" office:value="4" calcext:value-type="float">
            <text:p>4</text:p>
          </table:table-cell>
          <table:table-cell table:formula="of:=IFERROR(FIND(&quot;_&quot;;[.$A411];1+[.B411]);LEN([.$A411]))" office:value-type="float" office:value="10" calcext:value-type="float">
            <text:p>10</text:p>
          </table:table-cell>
          <table:table-cell table:formula="of:=IFERROR(FIND(&quot;_&quot;;[.$A411];1+[.C411]);LEN([.$A411]))" office:value-type="float" office:value="21" calcext:value-type="float">
            <text:p>21</text:p>
          </table:table-cell>
          <table:table-cell table:formula="of:=IFERROR(FIND(&quot;_&quot;;[.$A411];1+[.D411]);LEN([.$A411]))" office:value-type="float" office:value="31" calcext:value-type="float">
            <text:p>31</text:p>
          </table:table-cell>
          <table:table-cell table:formula="of:=IFERROR(FIND(&quot;_&quot;;[.$A411];1+[.E411]);LEN([.$A411]))" office:value-type="float" office:value="45" calcext:value-type="float">
            <text:p>45</text:p>
          </table:table-cell>
          <table:table-cell table:formula="of:=[.D411]" office:value-type="float" office:value="21" calcext:value-type="float">
            <text:p>21</text:p>
          </table:table-cell>
          <table:table-cell table:formula="of:=LEFT([.A411];[.G411])" office:value-type="string" office:string-value="rdw_motor_uitvoering_" calcext:value-type="string">
            <text:p>rdw_motor_uitvoering_</text:p>
          </table:table-cell>
          <table:table-cell table:formula="of:=VLOOKUP([.H411];[$source.$C$2:$source.$F$48];4;0)" office:value-type="float" office:value="306" calcext:value-type="float">
            <text:p>306</text:p>
          </table:table-cell>
          <table:table-cell table:style-name="ce7" table:formula="of:=IF(RIGHT([.A411];6)=&quot;_X_X_X&quot;;3;IF(RIGHT([.A411];4)=&quot;_X_X&quot;;2;IF(RIGHT([.A41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2])&gt;0;[$preferred_name.A412];&#10;LEN(#REF!)&gt;0;#REF!&#10;)" office:value-type="string" office:string-value="rdw_motor_uitvoering_toerental_geluidsniveau_bovengrens_X" calcext:value-type="string">
            <text:p>rdw_motor_uitvoering_toerental_geluidsniveau_bovengrens_X</text:p>
          </table:table-cell>
          <table:table-cell table:formula="of:=IFERROR(FIND(&quot;_&quot;;[.$A412];1);LEN([.$A412]))" office:value-type="float" office:value="4" calcext:value-type="float">
            <text:p>4</text:p>
          </table:table-cell>
          <table:table-cell table:formula="of:=IFERROR(FIND(&quot;_&quot;;[.$A412];1+[.B412]);LEN([.$A412]))" office:value-type="float" office:value="10" calcext:value-type="float">
            <text:p>10</text:p>
          </table:table-cell>
          <table:table-cell table:formula="of:=IFERROR(FIND(&quot;_&quot;;[.$A412];1+[.C412]);LEN([.$A412]))" office:value-type="float" office:value="21" calcext:value-type="float">
            <text:p>21</text:p>
          </table:table-cell>
          <table:table-cell table:formula="of:=IFERROR(FIND(&quot;_&quot;;[.$A412];1+[.D412]);LEN([.$A412]))" office:value-type="float" office:value="31" calcext:value-type="float">
            <text:p>31</text:p>
          </table:table-cell>
          <table:table-cell table:formula="of:=IFERROR(FIND(&quot;_&quot;;[.$A412];1+[.E412]);LEN([.$A412]))" office:value-type="float" office:value="45" calcext:value-type="float">
            <text:p>45</text:p>
          </table:table-cell>
          <table:table-cell table:formula="of:=[.D412]" office:value-type="float" office:value="21" calcext:value-type="float">
            <text:p>21</text:p>
          </table:table-cell>
          <table:table-cell table:formula="of:=LEFT([.A412];[.G412])" office:value-type="string" office:string-value="rdw_motor_uitvoering_" calcext:value-type="string">
            <text:p>rdw_motor_uitvoering_</text:p>
          </table:table-cell>
          <table:table-cell table:formula="of:=VLOOKUP([.H412];[$source.$C$2:$source.$F$48];4;0)" office:value-type="float" office:value="306" calcext:value-type="float">
            <text:p>306</text:p>
          </table:table-cell>
          <table:table-cell table:style-name="ce7" table:formula="of:=IF(RIGHT([.A412];6)=&quot;_X_X_X&quot;;3;IF(RIGHT([.A412];4)=&quot;_X_X&quot;;2;IF(RIGHT([.A41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3])&gt;0;[$preferred_name.A413];&#10;LEN(#REF!)&gt;0;#REF!&#10;)" office:value-type="string" office:string-value="rdw_motor_uitvoering_emissie_koolwaterstof_X" calcext:value-type="string">
            <text:p>rdw_motor_uitvoering_emissie_koolwaterstof_X</text:p>
          </table:table-cell>
          <table:table-cell table:formula="of:=IFERROR(FIND(&quot;_&quot;;[.$A413];1);LEN([.$A413]))" office:value-type="float" office:value="4" calcext:value-type="float">
            <text:p>4</text:p>
          </table:table-cell>
          <table:table-cell table:formula="of:=IFERROR(FIND(&quot;_&quot;;[.$A413];1+[.B413]);LEN([.$A413]))" office:value-type="float" office:value="10" calcext:value-type="float">
            <text:p>10</text:p>
          </table:table-cell>
          <table:table-cell table:formula="of:=IFERROR(FIND(&quot;_&quot;;[.$A413];1+[.C413]);LEN([.$A413]))" office:value-type="float" office:value="21" calcext:value-type="float">
            <text:p>21</text:p>
          </table:table-cell>
          <table:table-cell table:formula="of:=IFERROR(FIND(&quot;_&quot;;[.$A413];1+[.D413]);LEN([.$A413]))" office:value-type="float" office:value="29" calcext:value-type="float">
            <text:p>29</text:p>
          </table:table-cell>
          <table:table-cell table:formula="of:=IFERROR(FIND(&quot;_&quot;;[.$A413];1+[.E413]);LEN([.$A413]))" office:value-type="float" office:value="43" calcext:value-type="float">
            <text:p>43</text:p>
          </table:table-cell>
          <table:table-cell table:formula="of:=[.D413]" office:value-type="float" office:value="21" calcext:value-type="float">
            <text:p>21</text:p>
          </table:table-cell>
          <table:table-cell table:formula="of:=LEFT([.A413];[.G413])" office:value-type="string" office:string-value="rdw_motor_uitvoering_" calcext:value-type="string">
            <text:p>rdw_motor_uitvoering_</text:p>
          </table:table-cell>
          <table:table-cell table:formula="of:=VLOOKUP([.H413];[$source.$C$2:$source.$F$48];4;0)" office:value-type="float" office:value="306" calcext:value-type="float">
            <text:p>306</text:p>
          </table:table-cell>
          <table:table-cell table:style-name="ce7" table:formula="of:=IF(RIGHT([.A413];6)=&quot;_X_X_X&quot;;3;IF(RIGHT([.A413];4)=&quot;_X_X&quot;;2;IF(RIGHT([.A41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4])&gt;0;[$preferred_name.A414];&#10;LEN(#REF!)&gt;0;#REF!&#10;)" office:value-type="string" office:string-value="rdw_motor_uitvoering_hybride_elektrisch_voertuig_X" calcext:value-type="string">
            <text:p>rdw_motor_uitvoering_hybride_elektrisch_voertuig_X</text:p>
          </table:table-cell>
          <table:table-cell table:formula="of:=IFERROR(FIND(&quot;_&quot;;[.$A414];1);LEN([.$A414]))" office:value-type="float" office:value="4" calcext:value-type="float">
            <text:p>4</text:p>
          </table:table-cell>
          <table:table-cell table:formula="of:=IFERROR(FIND(&quot;_&quot;;[.$A414];1+[.B414]);LEN([.$A414]))" office:value-type="float" office:value="10" calcext:value-type="float">
            <text:p>10</text:p>
          </table:table-cell>
          <table:table-cell table:formula="of:=IFERROR(FIND(&quot;_&quot;;[.$A414];1+[.C414]);LEN([.$A414]))" office:value-type="float" office:value="21" calcext:value-type="float">
            <text:p>21</text:p>
          </table:table-cell>
          <table:table-cell table:formula="of:=IFERROR(FIND(&quot;_&quot;;[.$A414];1+[.D414]);LEN([.$A414]))" office:value-type="float" office:value="29" calcext:value-type="float">
            <text:p>29</text:p>
          </table:table-cell>
          <table:table-cell table:formula="of:=IFERROR(FIND(&quot;_&quot;;[.$A414];1+[.E414]);LEN([.$A414]))" office:value-type="float" office:value="40" calcext:value-type="float">
            <text:p>40</text:p>
          </table:table-cell>
          <table:table-cell table:formula="of:=[.D414]" office:value-type="float" office:value="21" calcext:value-type="float">
            <text:p>21</text:p>
          </table:table-cell>
          <table:table-cell table:formula="of:=LEFT([.A414];[.G414])" office:value-type="string" office:string-value="rdw_motor_uitvoering_" calcext:value-type="string">
            <text:p>rdw_motor_uitvoering_</text:p>
          </table:table-cell>
          <table:table-cell table:formula="of:=VLOOKUP([.H414];[$source.$C$2:$source.$F$48];4;0)" office:value-type="float" office:value="306" calcext:value-type="float">
            <text:p>306</text:p>
          </table:table-cell>
          <table:table-cell table:style-name="ce7" table:formula="of:=IF(RIGHT([.A414];6)=&quot;_X_X_X&quot;;3;IF(RIGHT([.A414];4)=&quot;_X_X&quot;;2;IF(RIGHT([.A41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415])&gt;0;[$preferred_name.A415];&#10;LEN(#REF!)&gt;0;#REF!&#10;)" office:value-type="string" office:string-value="rdw_motor_uitvoering_enkel_electrische_indicator_X" calcext:value-type="string">
            <text:p>rdw_motor_uitvoering_enkel_electrische_indicator_X</text:p>
          </table:table-cell>
          <table:table-cell table:formula="of:=IFERROR(FIND(&quot;_&quot;;[.$A415];1);LEN([.$A415]))" office:value-type="float" office:value="4" calcext:value-type="float">
            <text:p>4</text:p>
          </table:table-cell>
          <table:table-cell table:formula="of:=IFERROR(FIND(&quot;_&quot;;[.$A415];1+[.B415]);LEN([.$A415]))" office:value-type="float" office:value="10" calcext:value-type="float">
            <text:p>10</text:p>
          </table:table-cell>
          <table:table-cell table:formula="of:=IFERROR(FIND(&quot;_&quot;;[.$A415];1+[.C415]);LEN([.$A415]))" office:value-type="float" office:value="21" calcext:value-type="float">
            <text:p>21</text:p>
          </table:table-cell>
          <table:table-cell table:formula="of:=IFERROR(FIND(&quot;_&quot;;[.$A415];1+[.D415]);LEN([.$A415]))" office:value-type="float" office:value="27" calcext:value-type="float">
            <text:p>27</text:p>
          </table:table-cell>
          <table:table-cell table:formula="of:=IFERROR(FIND(&quot;_&quot;;[.$A415];1+[.E415]);LEN([.$A415]))" office:value-type="float" office:value="39" calcext:value-type="float">
            <text:p>39</text:p>
          </table:table-cell>
          <table:table-cell table:formula="of:=[.D415]" office:value-type="float" office:value="21" calcext:value-type="float">
            <text:p>21</text:p>
          </table:table-cell>
          <table:table-cell table:formula="of:=LEFT([.A415];[.G415])" office:value-type="string" office:string-value="rdw_motor_uitvoering_" calcext:value-type="string">
            <text:p>rdw_motor_uitvoering_</text:p>
          </table:table-cell>
          <table:table-cell table:formula="of:=VLOOKUP([.H415];[$source.$C$2:$source.$F$48];4;0)" office:value-type="float" office:value="306" calcext:value-type="float">
            <text:p>306</text:p>
          </table:table-cell>
          <table:table-cell table:style-name="ce7" table:formula="of:=IF(RIGHT([.A415];6)=&quot;_X_X_X&quot;;3;IF(RIGHT([.A415];4)=&quot;_X_X&quot;;2;IF(RIGHT([.A41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6])&gt;0;[$preferred_name.A416];&#10;LEN(#REF!)&gt;0;#REF!&#10;)" office:value-type="string" office:string-value="rdw_motor_uitvoering_electromotor_af_fabriek_indicator_X" calcext:value-type="string">
            <text:p>rdw_motor_uitvoering_electromotor_af_fabriek_indicator_X</text:p>
          </table:table-cell>
          <table:table-cell table:formula="of:=IFERROR(FIND(&quot;_&quot;;[.$A416];1);LEN([.$A416]))" office:value-type="float" office:value="4" calcext:value-type="float">
            <text:p>4</text:p>
          </table:table-cell>
          <table:table-cell table:formula="of:=IFERROR(FIND(&quot;_&quot;;[.$A416];1+[.B416]);LEN([.$A416]))" office:value-type="float" office:value="10" calcext:value-type="float">
            <text:p>10</text:p>
          </table:table-cell>
          <table:table-cell table:formula="of:=IFERROR(FIND(&quot;_&quot;;[.$A416];1+[.C416]);LEN([.$A416]))" office:value-type="float" office:value="21" calcext:value-type="float">
            <text:p>21</text:p>
          </table:table-cell>
          <table:table-cell table:formula="of:=IFERROR(FIND(&quot;_&quot;;[.$A416];1+[.D416]);LEN([.$A416]))" office:value-type="float" office:value="34" calcext:value-type="float">
            <text:p>34</text:p>
          </table:table-cell>
          <table:table-cell table:formula="of:=IFERROR(FIND(&quot;_&quot;;[.$A416];1+[.E416]);LEN([.$A416]))" office:value-type="float" office:value="37" calcext:value-type="float">
            <text:p>37</text:p>
          </table:table-cell>
          <table:table-cell table:formula="of:=[.D416]" office:value-type="float" office:value="21" calcext:value-type="float">
            <text:p>21</text:p>
          </table:table-cell>
          <table:table-cell table:formula="of:=LEFT([.A416];[.G416])" office:value-type="string" office:string-value="rdw_motor_uitvoering_" calcext:value-type="string">
            <text:p>rdw_motor_uitvoering_</text:p>
          </table:table-cell>
          <table:table-cell table:formula="of:=VLOOKUP([.H416];[$source.$C$2:$source.$F$48];4;0)" office:value-type="float" office:value="306" calcext:value-type="float">
            <text:p>306</text:p>
          </table:table-cell>
          <table:table-cell table:style-name="ce7" table:formula="of:=IF(RIGHT([.A416];6)=&quot;_X_X_X&quot;;3;IF(RIGHT([.A416];4)=&quot;_X_X&quot;;2;IF(RIGHT([.A41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7])&gt;0;[$preferred_name.A417];&#10;LEN(#REF!)&gt;0;#REF!&#10;)" office:value-type="string" office:string-value="rdw_motor_uitvoering_extern_oplaadbaar_X" calcext:value-type="string">
            <text:p>rdw_motor_uitvoering_extern_oplaadbaar_X</text:p>
          </table:table-cell>
          <table:table-cell table:formula="of:=IFERROR(FIND(&quot;_&quot;;[.$A417];1);LEN([.$A417]))" office:value-type="float" office:value="4" calcext:value-type="float">
            <text:p>4</text:p>
          </table:table-cell>
          <table:table-cell table:formula="of:=IFERROR(FIND(&quot;_&quot;;[.$A417];1+[.B417]);LEN([.$A417]))" office:value-type="float" office:value="10" calcext:value-type="float">
            <text:p>10</text:p>
          </table:table-cell>
          <table:table-cell table:formula="of:=IFERROR(FIND(&quot;_&quot;;[.$A417];1+[.C417]);LEN([.$A417]))" office:value-type="float" office:value="21" calcext:value-type="float">
            <text:p>21</text:p>
          </table:table-cell>
          <table:table-cell table:formula="of:=IFERROR(FIND(&quot;_&quot;;[.$A417];1+[.D417]);LEN([.$A417]))" office:value-type="float" office:value="28" calcext:value-type="float">
            <text:p>28</text:p>
          </table:table-cell>
          <table:table-cell table:formula="of:=IFERROR(FIND(&quot;_&quot;;[.$A417];1+[.E417]);LEN([.$A417]))" office:value-type="float" office:value="39" calcext:value-type="float">
            <text:p>39</text:p>
          </table:table-cell>
          <table:table-cell table:formula="of:=[.D417]" office:value-type="float" office:value="21" calcext:value-type="float">
            <text:p>21</text:p>
          </table:table-cell>
          <table:table-cell table:formula="of:=LEFT([.A417];[.G417])" office:value-type="string" office:string-value="rdw_motor_uitvoering_" calcext:value-type="string">
            <text:p>rdw_motor_uitvoering_</text:p>
          </table:table-cell>
          <table:table-cell table:formula="of:=VLOOKUP([.H417];[$source.$C$2:$source.$F$48];4;0)" office:value-type="float" office:value="306" calcext:value-type="float">
            <text:p>306</text:p>
          </table:table-cell>
          <table:table-cell table:style-name="ce7" table:formula="of:=IF(RIGHT([.A417];6)=&quot;_X_X_X&quot;;3;IF(RIGHT([.A417];4)=&quot;_X_X&quot;;2;IF(RIGHT([.A41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8])&gt;0;[$preferred_name.A418];&#10;LEN(#REF!)&gt;0;#REF!&#10;)" office:value-type="string" office:string-value="rdw_motor_uitvoering_lpg_systeem_X" calcext:value-type="string">
            <text:p>rdw_motor_uitvoering_lpg_systeem_X</text:p>
          </table:table-cell>
          <table:table-cell table:formula="of:=IFERROR(FIND(&quot;_&quot;;[.$A418];1);LEN([.$A418]))" office:value-type="float" office:value="4" calcext:value-type="float">
            <text:p>4</text:p>
          </table:table-cell>
          <table:table-cell table:formula="of:=IFERROR(FIND(&quot;_&quot;;[.$A418];1+[.B418]);LEN([.$A418]))" office:value-type="float" office:value="10" calcext:value-type="float">
            <text:p>10</text:p>
          </table:table-cell>
          <table:table-cell table:formula="of:=IFERROR(FIND(&quot;_&quot;;[.$A418];1+[.C418]);LEN([.$A418]))" office:value-type="float" office:value="21" calcext:value-type="float">
            <text:p>21</text:p>
          </table:table-cell>
          <table:table-cell table:formula="of:=IFERROR(FIND(&quot;_&quot;;[.$A418];1+[.D418]);LEN([.$A418]))" office:value-type="float" office:value="25" calcext:value-type="float">
            <text:p>25</text:p>
          </table:table-cell>
          <table:table-cell table:formula="of:=IFERROR(FIND(&quot;_&quot;;[.$A418];1+[.E418]);LEN([.$A418]))" office:value-type="float" office:value="33" calcext:value-type="float">
            <text:p>33</text:p>
          </table:table-cell>
          <table:table-cell table:formula="of:=[.D418]" office:value-type="float" office:value="21" calcext:value-type="float">
            <text:p>21</text:p>
          </table:table-cell>
          <table:table-cell table:formula="of:=LEFT([.A418];[.G418])" office:value-type="string" office:string-value="rdw_motor_uitvoering_" calcext:value-type="string">
            <text:p>rdw_motor_uitvoering_</text:p>
          </table:table-cell>
          <table:table-cell table:formula="of:=VLOOKUP([.H418];[$source.$C$2:$source.$F$48];4;0)" office:value-type="float" office:value="306" calcext:value-type="float">
            <text:p>306</text:p>
          </table:table-cell>
          <table:table-cell table:style-name="ce7" table:formula="of:=IF(RIGHT([.A418];6)=&quot;_X_X_X&quot;;3;IF(RIGHT([.A418];4)=&quot;_X_X&quot;;2;IF(RIGHT([.A41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19])&gt;0;[$preferred_name.A419];&#10;LEN(#REF!)&gt;0;#REF!&#10;)" office:value-type="string" office:string-value="rdw_motor_uitvoering_cng_systeem_X" calcext:value-type="string">
            <text:p>rdw_motor_uitvoering_cng_systeem_X</text:p>
          </table:table-cell>
          <table:table-cell table:formula="of:=IFERROR(FIND(&quot;_&quot;;[.$A419];1);LEN([.$A419]))" office:value-type="float" office:value="4" calcext:value-type="float">
            <text:p>4</text:p>
          </table:table-cell>
          <table:table-cell table:formula="of:=IFERROR(FIND(&quot;_&quot;;[.$A419];1+[.B419]);LEN([.$A419]))" office:value-type="float" office:value="10" calcext:value-type="float">
            <text:p>10</text:p>
          </table:table-cell>
          <table:table-cell table:formula="of:=IFERROR(FIND(&quot;_&quot;;[.$A419];1+[.C419]);LEN([.$A419]))" office:value-type="float" office:value="21" calcext:value-type="float">
            <text:p>21</text:p>
          </table:table-cell>
          <table:table-cell table:formula="of:=IFERROR(FIND(&quot;_&quot;;[.$A419];1+[.D419]);LEN([.$A419]))" office:value-type="float" office:value="25" calcext:value-type="float">
            <text:p>25</text:p>
          </table:table-cell>
          <table:table-cell table:formula="of:=IFERROR(FIND(&quot;_&quot;;[.$A419];1+[.E419]);LEN([.$A419]))" office:value-type="float" office:value="33" calcext:value-type="float">
            <text:p>33</text:p>
          </table:table-cell>
          <table:table-cell table:formula="of:=[.D419]" office:value-type="float" office:value="21" calcext:value-type="float">
            <text:p>21</text:p>
          </table:table-cell>
          <table:table-cell table:formula="of:=LEFT([.A419];[.G419])" office:value-type="string" office:string-value="rdw_motor_uitvoering_" calcext:value-type="string">
            <text:p>rdw_motor_uitvoering_</text:p>
          </table:table-cell>
          <table:table-cell table:formula="of:=VLOOKUP([.H419];[$source.$C$2:$source.$F$48];4;0)" office:value-type="float" office:value="306" calcext:value-type="float">
            <text:p>306</text:p>
          </table:table-cell>
          <table:table-cell table:style-name="ce7" table:formula="of:=IF(RIGHT([.A419];6)=&quot;_X_X_X&quot;;3;IF(RIGHT([.A419];4)=&quot;_X_X&quot;;2;IF(RIGHT([.A41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0])&gt;0;[$preferred_name.A420];&#10;LEN(#REF!)&gt;0;#REF!&#10;)" office:value-type="string" office:string-value="rdw_motor_uitvoering_emissie_co_bij_koude_start_X" calcext:value-type="string">
            <text:p>rdw_motor_uitvoering_emissie_co_bij_koude_start_X</text:p>
          </table:table-cell>
          <table:table-cell table:formula="of:=IFERROR(FIND(&quot;_&quot;;[.$A420];1);LEN([.$A420]))" office:value-type="float" office:value="4" calcext:value-type="float">
            <text:p>4</text:p>
          </table:table-cell>
          <table:table-cell table:formula="of:=IFERROR(FIND(&quot;_&quot;;[.$A420];1+[.B420]);LEN([.$A420]))" office:value-type="float" office:value="10" calcext:value-type="float">
            <text:p>10</text:p>
          </table:table-cell>
          <table:table-cell table:formula="of:=IFERROR(FIND(&quot;_&quot;;[.$A420];1+[.C420]);LEN([.$A420]))" office:value-type="float" office:value="21" calcext:value-type="float">
            <text:p>21</text:p>
          </table:table-cell>
          <table:table-cell table:formula="of:=IFERROR(FIND(&quot;_&quot;;[.$A420];1+[.D420]);LEN([.$A420]))" office:value-type="float" office:value="29" calcext:value-type="float">
            <text:p>29</text:p>
          </table:table-cell>
          <table:table-cell table:formula="of:=IFERROR(FIND(&quot;_&quot;;[.$A420];1+[.E420]);LEN([.$A420]))" office:value-type="float" office:value="32" calcext:value-type="float">
            <text:p>32</text:p>
          </table:table-cell>
          <table:table-cell table:formula="of:=[.D420]" office:value-type="float" office:value="21" calcext:value-type="float">
            <text:p>21</text:p>
          </table:table-cell>
          <table:table-cell table:formula="of:=LEFT([.A420];[.G420])" office:value-type="string" office:string-value="rdw_motor_uitvoering_" calcext:value-type="string">
            <text:p>rdw_motor_uitvoering_</text:p>
          </table:table-cell>
          <table:table-cell table:formula="of:=VLOOKUP([.H420];[$source.$C$2:$source.$F$48];4;0)" office:value-type="float" office:value="306" calcext:value-type="float">
            <text:p>306</text:p>
          </table:table-cell>
          <table:table-cell table:style-name="ce7" table:formula="of:=IF(RIGHT([.A420];6)=&quot;_X_X_X&quot;;3;IF(RIGHT([.A420];4)=&quot;_X_X&quot;;2;IF(RIGHT([.A42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1])&gt;0;[$preferred_name.A421];&#10;LEN(#REF!)&gt;0;#REF!&#10;)" office:value-type="string" office:string-value="rdw_motor_uitvoering_emissie_hc_bij_koude_start_X" calcext:value-type="string">
            <text:p>rdw_motor_uitvoering_emissie_hc_bij_koude_start_X</text:p>
          </table:table-cell>
          <table:table-cell table:formula="of:=IFERROR(FIND(&quot;_&quot;;[.$A421];1);LEN([.$A421]))" office:value-type="float" office:value="4" calcext:value-type="float">
            <text:p>4</text:p>
          </table:table-cell>
          <table:table-cell table:formula="of:=IFERROR(FIND(&quot;_&quot;;[.$A421];1+[.B421]);LEN([.$A421]))" office:value-type="float" office:value="10" calcext:value-type="float">
            <text:p>10</text:p>
          </table:table-cell>
          <table:table-cell table:formula="of:=IFERROR(FIND(&quot;_&quot;;[.$A421];1+[.C421]);LEN([.$A421]))" office:value-type="float" office:value="21" calcext:value-type="float">
            <text:p>21</text:p>
          </table:table-cell>
          <table:table-cell table:formula="of:=IFERROR(FIND(&quot;_&quot;;[.$A421];1+[.D421]);LEN([.$A421]))" office:value-type="float" office:value="29" calcext:value-type="float">
            <text:p>29</text:p>
          </table:table-cell>
          <table:table-cell table:formula="of:=IFERROR(FIND(&quot;_&quot;;[.$A421];1+[.E421]);LEN([.$A421]))" office:value-type="float" office:value="32" calcext:value-type="float">
            <text:p>32</text:p>
          </table:table-cell>
          <table:table-cell table:formula="of:=[.D421]" office:value-type="float" office:value="21" calcext:value-type="float">
            <text:p>21</text:p>
          </table:table-cell>
          <table:table-cell table:formula="of:=LEFT([.A421];[.G421])" office:value-type="string" office:string-value="rdw_motor_uitvoering_" calcext:value-type="string">
            <text:p>rdw_motor_uitvoering_</text:p>
          </table:table-cell>
          <table:table-cell table:formula="of:=VLOOKUP([.H421];[$source.$C$2:$source.$F$48];4;0)" office:value-type="float" office:value="306" calcext:value-type="float">
            <text:p>306</text:p>
          </table:table-cell>
          <table:table-cell table:style-name="ce7" table:formula="of:=IF(RIGHT([.A421];6)=&quot;_X_X_X&quot;;3;IF(RIGHT([.A421];4)=&quot;_X_X&quot;;2;IF(RIGHT([.A42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2])&gt;0;[$preferred_name.A422];&#10;LEN([$preferred_name.B422])&gt;0;[$preferred_name.B422]&#10;)" office:value-type="string" office:string-value="rdw_motor_uitvoering_TimeStamp" calcext:value-type="string">
            <text:p>rdw_motor_uitvoering_TimeStamp</text:p>
          </table:table-cell>
          <table:table-cell table:formula="of:=IFERROR(FIND(&quot;_&quot;;[.$A422];1);LEN([.$A422]))" office:value-type="float" office:value="4" calcext:value-type="float">
            <text:p>4</text:p>
          </table:table-cell>
          <table:table-cell table:formula="of:=IFERROR(FIND(&quot;_&quot;;[.$A422];1+[.B422]);LEN([.$A422]))" office:value-type="float" office:value="10" calcext:value-type="float">
            <text:p>10</text:p>
          </table:table-cell>
          <table:table-cell table:formula="of:=IFERROR(FIND(&quot;_&quot;;[.$A422];1+[.C422]);LEN([.$A422]))" office:value-type="float" office:value="21" calcext:value-type="float">
            <text:p>21</text:p>
          </table:table-cell>
          <table:table-cell table:formula="of:=IFERROR(FIND(&quot;_&quot;;[.$A422];1+[.D422]);LEN([.$A422]))" office:value-type="float" office:value="30" calcext:value-type="float">
            <text:p>30</text:p>
          </table:table-cell>
          <table:table-cell table:formula="of:=IFERROR(FIND(&quot;_&quot;;[.$A422];1+[.E422]);LEN([.$A422]))" office:value-type="float" office:value="30" calcext:value-type="float">
            <text:p>30</text:p>
          </table:table-cell>
          <table:table-cell table:formula="of:=[.D422]" office:value-type="float" office:value="21" calcext:value-type="float">
            <text:p>21</text:p>
          </table:table-cell>
          <table:table-cell table:formula="of:=LEFT([.A422];[.G422])" office:value-type="string" office:string-value="rdw_motor_uitvoering_" calcext:value-type="string">
            <text:p>rdw_motor_uitvoering_</text:p>
          </table:table-cell>
          <table:table-cell table:formula="of:=VLOOKUP([.H422];[$source.$C$2:$source.$F$48];4;0)" office:value-type="float" office:value="306" calcext:value-type="float">
            <text:p>306</text:p>
          </table:table-cell>
          <table:table-cell table:style-name="ce7" table:formula="of:=IF(RIGHT([.A422];6)=&quot;_X_X_X&quot;;3;IF(RIGHT([.A422];4)=&quot;_X_X&quot;;2;IF(RIGHT([.A42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3])&gt;0;[$preferred_name.A423];&#10;LEN([$preferred_name.B423])&gt;0;[$preferred_name.B423]&#10;)" office:value-type="string" office:string-value="rdw_motor_uitvoering_brandstof_volgnummer_X_X" calcext:value-type="string">
            <text:p>rdw_motor_uitvoering_brandstof_volgnummer_X_X</text:p>
          </table:table-cell>
          <table:table-cell table:formula="of:=IFERROR(FIND(&quot;_&quot;;[.$A423];1);LEN([.$A423]))" office:value-type="float" office:value="4" calcext:value-type="float">
            <text:p>4</text:p>
          </table:table-cell>
          <table:table-cell table:formula="of:=IFERROR(FIND(&quot;_&quot;;[.$A423];1+[.B423]);LEN([.$A423]))" office:value-type="float" office:value="10" calcext:value-type="float">
            <text:p>10</text:p>
          </table:table-cell>
          <table:table-cell table:formula="of:=IFERROR(FIND(&quot;_&quot;;[.$A423];1+[.C423]);LEN([.$A423]))" office:value-type="float" office:value="21" calcext:value-type="float">
            <text:p>21</text:p>
          </table:table-cell>
          <table:table-cell table:formula="of:=IFERROR(FIND(&quot;_&quot;;[.$A423];1+[.D423]);LEN([.$A423]))" office:value-type="float" office:value="31" calcext:value-type="float">
            <text:p>31</text:p>
          </table:table-cell>
          <table:table-cell table:formula="of:=IFERROR(FIND(&quot;_&quot;;[.$A423];1+[.E423]);LEN([.$A423]))" office:value-type="float" office:value="42" calcext:value-type="float">
            <text:p>42</text:p>
          </table:table-cell>
          <table:table-cell table:formula="of:=[.D423]" office:value-type="float" office:value="21" calcext:value-type="float">
            <text:p>21</text:p>
          </table:table-cell>
          <table:table-cell table:formula="of:=LEFT([.A423];[.G423])" office:value-type="string" office:string-value="rdw_motor_uitvoering_" calcext:value-type="string">
            <text:p>rdw_motor_uitvoering_</text:p>
          </table:table-cell>
          <table:table-cell table:formula="of:=VLOOKUP([.H423];[$source.$C$2:$source.$F$48];4;0)" office:value-type="float" office:value="306" calcext:value-type="float">
            <text:p>306</text:p>
          </table:table-cell>
          <table:table-cell table:style-name="ce7" table:formula="of:=IF(RIGHT([.A423];6)=&quot;_X_X_X&quot;;3;IF(RIGHT([.A423];4)=&quot;_X_X&quot;;2;IF(RIGHT([.A423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24])&gt;0;[$preferred_name.A424];&#10;LEN([$preferred_name.B424])&gt;0;[$preferred_name.B424]&#10;)" office:value-type="string" office:string-value="rdw_motor_uitvoering_brandstof_brandstof_volgnummer_X_X" calcext:value-type="string">
            <text:p>rdw_motor_uitvoering_brandstof_brandstof_volgnummer_X_X</text:p>
          </table:table-cell>
          <table:table-cell table:formula="of:=IFERROR(FIND(&quot;_&quot;;[.$A424];1);LEN([.$A424]))" office:value-type="float" office:value="4" calcext:value-type="float">
            <text:p>4</text:p>
          </table:table-cell>
          <table:table-cell table:formula="of:=IFERROR(FIND(&quot;_&quot;;[.$A424];1+[.B424]);LEN([.$A424]))" office:value-type="float" office:value="10" calcext:value-type="float">
            <text:p>10</text:p>
          </table:table-cell>
          <table:table-cell table:formula="of:=IFERROR(FIND(&quot;_&quot;;[.$A424];1+[.C424]);LEN([.$A424]))" office:value-type="float" office:value="21" calcext:value-type="float">
            <text:p>21</text:p>
          </table:table-cell>
          <table:table-cell table:formula="of:=IFERROR(FIND(&quot;_&quot;;[.$A424];1+[.D424]);LEN([.$A424]))" office:value-type="float" office:value="31" calcext:value-type="float">
            <text:p>31</text:p>
          </table:table-cell>
          <table:table-cell table:formula="of:=IFERROR(FIND(&quot;_&quot;;[.$A424];1+[.E424]);LEN([.$A424]))" office:value-type="float" office:value="41" calcext:value-type="float">
            <text:p>41</text:p>
          </table:table-cell>
          <table:table-cell table:formula="of:=[.D424]" office:value-type="float" office:value="21" calcext:value-type="float">
            <text:p>21</text:p>
          </table:table-cell>
          <table:table-cell table:formula="of:=LEFT([.A424];[.G424])" office:value-type="string" office:string-value="rdw_motor_uitvoering_" calcext:value-type="string">
            <text:p>rdw_motor_uitvoering_</text:p>
          </table:table-cell>
          <table:table-cell table:formula="of:=VLOOKUP([.H424];[$source.$C$2:$source.$F$48];4;0)" office:value-type="float" office:value="306" calcext:value-type="float">
            <text:p>306</text:p>
          </table:table-cell>
          <table:table-cell table:style-name="ce7" table:formula="of:=IF(RIGHT([.A424];6)=&quot;_X_X_X&quot;;3;IF(RIGHT([.A424];4)=&quot;_X_X&quot;;2;IF(RIGHT([.A424];2)=&quot;_X&quot;;1;0)))" office:value-type="float" office:value="2" calcext:value-type="float">
            <text:p>2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25])&gt;0;[$preferred_name.A425];&#10;LEN([$preferred_name.B425])&gt;0;[$preferred_name.B425]&#10;)" office:value-type="string" office:string-value="rdw_motor_uitvoering_brandstof_brandstofcode_X_X" calcext:value-type="string">
            <text:p>rdw_motor_uitvoering_brandstof_brandstofcode_X_X</text:p>
          </table:table-cell>
          <table:table-cell table:formula="of:=IFERROR(FIND(&quot;_&quot;;[.$A425];1);LEN([.$A425]))" office:value-type="float" office:value="4" calcext:value-type="float">
            <text:p>4</text:p>
          </table:table-cell>
          <table:table-cell table:formula="of:=IFERROR(FIND(&quot;_&quot;;[.$A425];1+[.B425]);LEN([.$A425]))" office:value-type="float" office:value="10" calcext:value-type="float">
            <text:p>10</text:p>
          </table:table-cell>
          <table:table-cell table:formula="of:=IFERROR(FIND(&quot;_&quot;;[.$A425];1+[.C425]);LEN([.$A425]))" office:value-type="float" office:value="21" calcext:value-type="float">
            <text:p>21</text:p>
          </table:table-cell>
          <table:table-cell table:formula="of:=IFERROR(FIND(&quot;_&quot;;[.$A425];1+[.D425]);LEN([.$A425]))" office:value-type="float" office:value="31" calcext:value-type="float">
            <text:p>31</text:p>
          </table:table-cell>
          <table:table-cell table:formula="of:=IFERROR(FIND(&quot;_&quot;;[.$A425];1+[.E425]);LEN([.$A425]))" office:value-type="float" office:value="45" calcext:value-type="float">
            <text:p>45</text:p>
          </table:table-cell>
          <table:table-cell table:formula="of:=[.D425]" office:value-type="float" office:value="21" calcext:value-type="float">
            <text:p>21</text:p>
          </table:table-cell>
          <table:table-cell table:formula="of:=LEFT([.A425];[.G425])" office:value-type="string" office:string-value="rdw_motor_uitvoering_" calcext:value-type="string">
            <text:p>rdw_motor_uitvoering_</text:p>
          </table:table-cell>
          <table:table-cell table:formula="of:=VLOOKUP([.H425];[$source.$C$2:$source.$F$48];4;0)" office:value-type="float" office:value="306" calcext:value-type="float">
            <text:p>306</text:p>
          </table:table-cell>
          <table:table-cell table:style-name="ce7" table:formula="of:=IF(RIGHT([.A425];6)=&quot;_X_X_X&quot;;3;IF(RIGHT([.A425];4)=&quot;_X_X&quot;;2;IF(RIGHT([.A42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6])&gt;0;[$preferred_name.A426];&#10;LEN(#REF!)&gt;0;#REF!&#10;)" office:value-type="string" office:string-value="rdw_motor_uitvoering_brandstof_emissiecode_X_X" calcext:value-type="string">
            <text:p>rdw_motor_uitvoering_brandstof_emissiecode_X_X</text:p>
          </table:table-cell>
          <table:table-cell table:formula="of:=IFERROR(FIND(&quot;_&quot;;[.$A426];1);LEN([.$A426]))" office:value-type="float" office:value="4" calcext:value-type="float">
            <text:p>4</text:p>
          </table:table-cell>
          <table:table-cell table:formula="of:=IFERROR(FIND(&quot;_&quot;;[.$A426];1+[.B426]);LEN([.$A426]))" office:value-type="float" office:value="10" calcext:value-type="float">
            <text:p>10</text:p>
          </table:table-cell>
          <table:table-cell table:formula="of:=IFERROR(FIND(&quot;_&quot;;[.$A426];1+[.C426]);LEN([.$A426]))" office:value-type="float" office:value="21" calcext:value-type="float">
            <text:p>21</text:p>
          </table:table-cell>
          <table:table-cell table:formula="of:=IFERROR(FIND(&quot;_&quot;;[.$A426];1+[.D426]);LEN([.$A426]))" office:value-type="float" office:value="31" calcext:value-type="float">
            <text:p>31</text:p>
          </table:table-cell>
          <table:table-cell table:formula="of:=IFERROR(FIND(&quot;_&quot;;[.$A426];1+[.E426]);LEN([.$A426]))" office:value-type="float" office:value="43" calcext:value-type="float">
            <text:p>43</text:p>
          </table:table-cell>
          <table:table-cell table:formula="of:=[.D426]" office:value-type="float" office:value="21" calcext:value-type="float">
            <text:p>21</text:p>
          </table:table-cell>
          <table:table-cell table:formula="of:=LEFT([.A426];[.G426])" office:value-type="string" office:string-value="rdw_motor_uitvoering_" calcext:value-type="string">
            <text:p>rdw_motor_uitvoering_</text:p>
          </table:table-cell>
          <table:table-cell table:formula="of:=VLOOKUP([.H426];[$source.$C$2:$source.$F$48];4;0)" office:value-type="float" office:value="306" calcext:value-type="float">
            <text:p>306</text:p>
          </table:table-cell>
          <table:table-cell table:style-name="ce7" table:formula="of:=IF(RIGHT([.A426];6)=&quot;_X_X_X&quot;;3;IF(RIGHT([.A426];4)=&quot;_X_X&quot;;2;IF(RIGHT([.A42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7])&gt;0;[$preferred_name.A427];&#10;LEN([$preferred_name.B427])&gt;0;[$preferred_name.B427]&#10;)" office:value-type="string" office:string-value="rdw_motor_uitvoering_brandstof_uitlaatgas_circulatie_indicator_X_X" calcext:value-type="string">
            <text:p>rdw_motor_uitvoering_brandstof_uitlaatgas_circulatie_indicator_X_X</text:p>
          </table:table-cell>
          <table:table-cell table:formula="of:=IFERROR(FIND(&quot;_&quot;;[.$A427];1);LEN([.$A427]))" office:value-type="float" office:value="4" calcext:value-type="float">
            <text:p>4</text:p>
          </table:table-cell>
          <table:table-cell table:formula="of:=IFERROR(FIND(&quot;_&quot;;[.$A427];1+[.B427]);LEN([.$A427]))" office:value-type="float" office:value="10" calcext:value-type="float">
            <text:p>10</text:p>
          </table:table-cell>
          <table:table-cell table:formula="of:=IFERROR(FIND(&quot;_&quot;;[.$A427];1+[.C427]);LEN([.$A427]))" office:value-type="float" office:value="21" calcext:value-type="float">
            <text:p>21</text:p>
          </table:table-cell>
          <table:table-cell table:formula="of:=IFERROR(FIND(&quot;_&quot;;[.$A427];1+[.D427]);LEN([.$A427]))" office:value-type="float" office:value="31" calcext:value-type="float">
            <text:p>31</text:p>
          </table:table-cell>
          <table:table-cell table:formula="of:=IFERROR(FIND(&quot;_&quot;;[.$A427];1+[.E427]);LEN([.$A427]))" office:value-type="float" office:value="42" calcext:value-type="float">
            <text:p>42</text:p>
          </table:table-cell>
          <table:table-cell table:formula="of:=[.D427]" office:value-type="float" office:value="21" calcext:value-type="float">
            <text:p>21</text:p>
          </table:table-cell>
          <table:table-cell table:formula="of:=LEFT([.A427];[.G427])" office:value-type="string" office:string-value="rdw_motor_uitvoering_" calcext:value-type="string">
            <text:p>rdw_motor_uitvoering_</text:p>
          </table:table-cell>
          <table:table-cell table:formula="of:=VLOOKUP([.H427];[$source.$C$2:$source.$F$48];4;0)" office:value-type="float" office:value="306" calcext:value-type="float">
            <text:p>306</text:p>
          </table:table-cell>
          <table:table-cell table:style-name="ce7" table:formula="of:=IF(RIGHT([.A427];6)=&quot;_X_X_X&quot;;3;IF(RIGHT([.A427];4)=&quot;_X_X&quot;;2;IF(RIGHT([.A42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8])&gt;0;[$preferred_name.A428];&#10;LEN([$preferred_name.B428])&gt;0;[$preferred_name.B428]&#10;)" office:value-type="string" office:string-value="rdw_motor_uitvoering_brandstof_lucht_injectie_indicator_X_X" calcext:value-type="string">
            <text:p>rdw_motor_uitvoering_brandstof_lucht_injectie_indicator_X_X</text:p>
          </table:table-cell>
          <table:table-cell table:formula="of:=IFERROR(FIND(&quot;_&quot;;[.$A428];1);LEN([.$A428]))" office:value-type="float" office:value="4" calcext:value-type="float">
            <text:p>4</text:p>
          </table:table-cell>
          <table:table-cell table:formula="of:=IFERROR(FIND(&quot;_&quot;;[.$A428];1+[.B428]);LEN([.$A428]))" office:value-type="float" office:value="10" calcext:value-type="float">
            <text:p>10</text:p>
          </table:table-cell>
          <table:table-cell table:formula="of:=IFERROR(FIND(&quot;_&quot;;[.$A428];1+[.C428]);LEN([.$A428]))" office:value-type="float" office:value="21" calcext:value-type="float">
            <text:p>21</text:p>
          </table:table-cell>
          <table:table-cell table:formula="of:=IFERROR(FIND(&quot;_&quot;;[.$A428];1+[.D428]);LEN([.$A428]))" office:value-type="float" office:value="31" calcext:value-type="float">
            <text:p>31</text:p>
          </table:table-cell>
          <table:table-cell table:formula="of:=IFERROR(FIND(&quot;_&quot;;[.$A428];1+[.E428]);LEN([.$A428]))" office:value-type="float" office:value="37" calcext:value-type="float">
            <text:p>37</text:p>
          </table:table-cell>
          <table:table-cell table:formula="of:=[.D428]" office:value-type="float" office:value="21" calcext:value-type="float">
            <text:p>21</text:p>
          </table:table-cell>
          <table:table-cell table:formula="of:=LEFT([.A428];[.G428])" office:value-type="string" office:string-value="rdw_motor_uitvoering_" calcext:value-type="string">
            <text:p>rdw_motor_uitvoering_</text:p>
          </table:table-cell>
          <table:table-cell table:formula="of:=VLOOKUP([.H428];[$source.$C$2:$source.$F$48];4;0)" office:value-type="float" office:value="306" calcext:value-type="float">
            <text:p>306</text:p>
          </table:table-cell>
          <table:table-cell table:style-name="ce7" table:formula="of:=IF(RIGHT([.A428];6)=&quot;_X_X_X&quot;;3;IF(RIGHT([.A428];4)=&quot;_X_X&quot;;2;IF(RIGHT([.A42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29])&gt;0;[$preferred_name.A429];&#10;LEN([$preferred_name.B429])&gt;0;[$preferred_name.B429]&#10;)" office:value-type="string" office:string-value="rdw_motor_uitvoering_brandstof_soort_inspuiting_motor_X_X" calcext:value-type="string">
            <text:p>rdw_motor_uitvoering_brandstof_soort_inspuiting_motor_X_X</text:p>
          </table:table-cell>
          <table:table-cell table:formula="of:=IFERROR(FIND(&quot;_&quot;;[.$A429];1);LEN([.$A429]))" office:value-type="float" office:value="4" calcext:value-type="float">
            <text:p>4</text:p>
          </table:table-cell>
          <table:table-cell table:formula="of:=IFERROR(FIND(&quot;_&quot;;[.$A429];1+[.B429]);LEN([.$A429]))" office:value-type="float" office:value="10" calcext:value-type="float">
            <text:p>10</text:p>
          </table:table-cell>
          <table:table-cell table:formula="of:=IFERROR(FIND(&quot;_&quot;;[.$A429];1+[.C429]);LEN([.$A429]))" office:value-type="float" office:value="21" calcext:value-type="float">
            <text:p>21</text:p>
          </table:table-cell>
          <table:table-cell table:formula="of:=IFERROR(FIND(&quot;_&quot;;[.$A429];1+[.D429]);LEN([.$A429]))" office:value-type="float" office:value="31" calcext:value-type="float">
            <text:p>31</text:p>
          </table:table-cell>
          <table:table-cell table:formula="of:=IFERROR(FIND(&quot;_&quot;;[.$A429];1+[.E429]);LEN([.$A429]))" office:value-type="float" office:value="37" calcext:value-type="float">
            <text:p>37</text:p>
          </table:table-cell>
          <table:table-cell table:formula="of:=[.D429]" office:value-type="float" office:value="21" calcext:value-type="float">
            <text:p>21</text:p>
          </table:table-cell>
          <table:table-cell table:formula="of:=LEFT([.A429];[.G429])" office:value-type="string" office:string-value="rdw_motor_uitvoering_" calcext:value-type="string">
            <text:p>rdw_motor_uitvoering_</text:p>
          </table:table-cell>
          <table:table-cell table:formula="of:=VLOOKUP([.H429];[$source.$C$2:$source.$F$48];4;0)" office:value-type="float" office:value="306" calcext:value-type="float">
            <text:p>306</text:p>
          </table:table-cell>
          <table:table-cell table:style-name="ce7" table:formula="of:=IF(RIGHT([.A429];6)=&quot;_X_X_X&quot;;3;IF(RIGHT([.A429];4)=&quot;_X_X&quot;;2;IF(RIGHT([.A42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0])&gt;0;[$preferred_name.A430];&#10;LEN(#REF!)&gt;0;#REF!&#10;)" office:value-type="string" office:string-value="rdw_motor_uitvoering_brandstof_geluidsniveau_rijdend_X_X" calcext:value-type="string">
            <text:p>rdw_motor_uitvoering_brandstof_geluidsniveau_rijdend_X_X</text:p>
          </table:table-cell>
          <table:table-cell table:formula="of:=IFERROR(FIND(&quot;_&quot;;[.$A430];1);LEN([.$A430]))" office:value-type="float" office:value="4" calcext:value-type="float">
            <text:p>4</text:p>
          </table:table-cell>
          <table:table-cell table:formula="of:=IFERROR(FIND(&quot;_&quot;;[.$A430];1+[.B430]);LEN([.$A430]))" office:value-type="float" office:value="10" calcext:value-type="float">
            <text:p>10</text:p>
          </table:table-cell>
          <table:table-cell table:formula="of:=IFERROR(FIND(&quot;_&quot;;[.$A430];1+[.C430]);LEN([.$A430]))" office:value-type="float" office:value="21" calcext:value-type="float">
            <text:p>21</text:p>
          </table:table-cell>
          <table:table-cell table:formula="of:=IFERROR(FIND(&quot;_&quot;;[.$A430];1+[.D430]);LEN([.$A430]))" office:value-type="float" office:value="31" calcext:value-type="float">
            <text:p>31</text:p>
          </table:table-cell>
          <table:table-cell table:formula="of:=IFERROR(FIND(&quot;_&quot;;[.$A430];1+[.E430]);LEN([.$A430]))" office:value-type="float" office:value="45" calcext:value-type="float">
            <text:p>45</text:p>
          </table:table-cell>
          <table:table-cell table:formula="of:=[.D430]" office:value-type="float" office:value="21" calcext:value-type="float">
            <text:p>21</text:p>
          </table:table-cell>
          <table:table-cell table:formula="of:=LEFT([.A430];[.G430])" office:value-type="string" office:string-value="rdw_motor_uitvoering_" calcext:value-type="string">
            <text:p>rdw_motor_uitvoering_</text:p>
          </table:table-cell>
          <table:table-cell table:formula="of:=VLOOKUP([.H430];[$source.$C$2:$source.$F$48];4;0)" office:value-type="float" office:value="306" calcext:value-type="float">
            <text:p>306</text:p>
          </table:table-cell>
          <table:table-cell table:style-name="ce7" table:formula="of:=IF(RIGHT([.A430];6)=&quot;_X_X_X&quot;;3;IF(RIGHT([.A430];4)=&quot;_X_X&quot;;2;IF(RIGHT([.A43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1])&gt;0;[$preferred_name.A431];&#10;LEN(#REF!)&gt;0;#REF!&#10;)" office:value-type="string" office:string-value="rdw_motor_uitvoering_brandstof_emissie_koolmonoxide_type1_X_X" calcext:value-type="string">
            <text:p>rdw_motor_uitvoering_brandstof_emissie_koolmonoxide_type1_X_X</text:p>
          </table:table-cell>
          <table:table-cell table:formula="of:=IFERROR(FIND(&quot;_&quot;;[.$A431];1);LEN([.$A431]))" office:value-type="float" office:value="4" calcext:value-type="float">
            <text:p>4</text:p>
          </table:table-cell>
          <table:table-cell table:formula="of:=IFERROR(FIND(&quot;_&quot;;[.$A431];1+[.B431]);LEN([.$A431]))" office:value-type="float" office:value="10" calcext:value-type="float">
            <text:p>10</text:p>
          </table:table-cell>
          <table:table-cell table:formula="of:=IFERROR(FIND(&quot;_&quot;;[.$A431];1+[.C431]);LEN([.$A431]))" office:value-type="float" office:value="21" calcext:value-type="float">
            <text:p>21</text:p>
          </table:table-cell>
          <table:table-cell table:formula="of:=IFERROR(FIND(&quot;_&quot;;[.$A431];1+[.D431]);LEN([.$A431]))" office:value-type="float" office:value="31" calcext:value-type="float">
            <text:p>31</text:p>
          </table:table-cell>
          <table:table-cell table:formula="of:=IFERROR(FIND(&quot;_&quot;;[.$A431];1+[.E431]);LEN([.$A431]))" office:value-type="float" office:value="39" calcext:value-type="float">
            <text:p>39</text:p>
          </table:table-cell>
          <table:table-cell table:formula="of:=[.D431]" office:value-type="float" office:value="21" calcext:value-type="float">
            <text:p>21</text:p>
          </table:table-cell>
          <table:table-cell table:formula="of:=LEFT([.A431];[.G431])" office:value-type="string" office:string-value="rdw_motor_uitvoering_" calcext:value-type="string">
            <text:p>rdw_motor_uitvoering_</text:p>
          </table:table-cell>
          <table:table-cell table:formula="of:=VLOOKUP([.H431];[$source.$C$2:$source.$F$48];4;0)" office:value-type="float" office:value="306" calcext:value-type="float">
            <text:p>306</text:p>
          </table:table-cell>
          <table:table-cell table:style-name="ce7" table:formula="of:=IF(RIGHT([.A431];6)=&quot;_X_X_X&quot;;3;IF(RIGHT([.A431];4)=&quot;_X_X&quot;;2;IF(RIGHT([.A43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2])&gt;0;[$preferred_name.A432];&#10;LEN(#REF!)&gt;0;#REF!&#10;)" office:value-type="string" office:string-value="rdw_motor_uitvoering_brandstof_emissie_stikstofoxide_type1_X_X" calcext:value-type="string">
            <text:p>rdw_motor_uitvoering_brandstof_emissie_stikstofoxide_type1_X_X</text:p>
          </table:table-cell>
          <table:table-cell table:formula="of:=IFERROR(FIND(&quot;_&quot;;[.$A432];1);LEN([.$A432]))" office:value-type="float" office:value="4" calcext:value-type="float">
            <text:p>4</text:p>
          </table:table-cell>
          <table:table-cell table:formula="of:=IFERROR(FIND(&quot;_&quot;;[.$A432];1+[.B432]);LEN([.$A432]))" office:value-type="float" office:value="10" calcext:value-type="float">
            <text:p>10</text:p>
          </table:table-cell>
          <table:table-cell table:formula="of:=IFERROR(FIND(&quot;_&quot;;[.$A432];1+[.C432]);LEN([.$A432]))" office:value-type="float" office:value="21" calcext:value-type="float">
            <text:p>21</text:p>
          </table:table-cell>
          <table:table-cell table:formula="of:=IFERROR(FIND(&quot;_&quot;;[.$A432];1+[.D432]);LEN([.$A432]))" office:value-type="float" office:value="31" calcext:value-type="float">
            <text:p>31</text:p>
          </table:table-cell>
          <table:table-cell table:formula="of:=IFERROR(FIND(&quot;_&quot;;[.$A432];1+[.E432]);LEN([.$A432]))" office:value-type="float" office:value="39" calcext:value-type="float">
            <text:p>39</text:p>
          </table:table-cell>
          <table:table-cell table:formula="of:=[.D432]" office:value-type="float" office:value="21" calcext:value-type="float">
            <text:p>21</text:p>
          </table:table-cell>
          <table:table-cell table:formula="of:=LEFT([.A432];[.G432])" office:value-type="string" office:string-value="rdw_motor_uitvoering_" calcext:value-type="string">
            <text:p>rdw_motor_uitvoering_</text:p>
          </table:table-cell>
          <table:table-cell table:formula="of:=VLOOKUP([.H432];[$source.$C$2:$source.$F$48];4;0)" office:value-type="float" office:value="306" calcext:value-type="float">
            <text:p>306</text:p>
          </table:table-cell>
          <table:table-cell table:style-name="ce7" table:formula="of:=IF(RIGHT([.A432];6)=&quot;_X_X_X&quot;;3;IF(RIGHT([.A432];4)=&quot;_X_X&quot;;2;IF(RIGHT([.A43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3])&gt;0;[$preferred_name.A433];&#10;LEN(#REF!)&gt;0;#REF!&#10;)" office:value-type="string" office:string-value="rdw_motor_uitvoering_brandstof_emissie_hc_en_nox_type1_X_X" calcext:value-type="string">
            <text:p>rdw_motor_uitvoering_brandstof_emissie_hc_en_nox_type1_X_X</text:p>
          </table:table-cell>
          <table:table-cell table:formula="of:=IFERROR(FIND(&quot;_&quot;;[.$A433];1);LEN([.$A433]))" office:value-type="float" office:value="4" calcext:value-type="float">
            <text:p>4</text:p>
          </table:table-cell>
          <table:table-cell table:formula="of:=IFERROR(FIND(&quot;_&quot;;[.$A433];1+[.B433]);LEN([.$A433]))" office:value-type="float" office:value="10" calcext:value-type="float">
            <text:p>10</text:p>
          </table:table-cell>
          <table:table-cell table:formula="of:=IFERROR(FIND(&quot;_&quot;;[.$A433];1+[.C433]);LEN([.$A433]))" office:value-type="float" office:value="21" calcext:value-type="float">
            <text:p>21</text:p>
          </table:table-cell>
          <table:table-cell table:formula="of:=IFERROR(FIND(&quot;_&quot;;[.$A433];1+[.D433]);LEN([.$A433]))" office:value-type="float" office:value="31" calcext:value-type="float">
            <text:p>31</text:p>
          </table:table-cell>
          <table:table-cell table:formula="of:=IFERROR(FIND(&quot;_&quot;;[.$A433];1+[.E433]);LEN([.$A433]))" office:value-type="float" office:value="39" calcext:value-type="float">
            <text:p>39</text:p>
          </table:table-cell>
          <table:table-cell table:formula="of:=[.D433]" office:value-type="float" office:value="21" calcext:value-type="float">
            <text:p>21</text:p>
          </table:table-cell>
          <table:table-cell table:formula="of:=LEFT([.A433];[.G433])" office:value-type="string" office:string-value="rdw_motor_uitvoering_" calcext:value-type="string">
            <text:p>rdw_motor_uitvoering_</text:p>
          </table:table-cell>
          <table:table-cell table:formula="of:=VLOOKUP([.H433];[$source.$C$2:$source.$F$48];4;0)" office:value-type="float" office:value="306" calcext:value-type="float">
            <text:p>306</text:p>
          </table:table-cell>
          <table:table-cell table:style-name="ce7" table:formula="of:=IF(RIGHT([.A433];6)=&quot;_X_X_X&quot;;3;IF(RIGHT([.A433];4)=&quot;_X_X&quot;;2;IF(RIGHT([.A43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4])&gt;0;[$preferred_name.A434];&#10;LEN(#REF!)&gt;0;#REF!&#10;)" office:value-type="string" office:string-value="rdw_motor_uitvoering_brandstof_emissie_vaste_stofdeeltjes_X_X" calcext:value-type="string">
            <text:p>rdw_motor_uitvoering_brandstof_emissie_vaste_stofdeeltjes_X_X</text:p>
          </table:table-cell>
          <table:table-cell table:formula="of:=IFERROR(FIND(&quot;_&quot;;[.$A434];1);LEN([.$A434]))" office:value-type="float" office:value="4" calcext:value-type="float">
            <text:p>4</text:p>
          </table:table-cell>
          <table:table-cell table:formula="of:=IFERROR(FIND(&quot;_&quot;;[.$A434];1+[.B434]);LEN([.$A434]))" office:value-type="float" office:value="10" calcext:value-type="float">
            <text:p>10</text:p>
          </table:table-cell>
          <table:table-cell table:formula="of:=IFERROR(FIND(&quot;_&quot;;[.$A434];1+[.C434]);LEN([.$A434]))" office:value-type="float" office:value="21" calcext:value-type="float">
            <text:p>21</text:p>
          </table:table-cell>
          <table:table-cell table:formula="of:=IFERROR(FIND(&quot;_&quot;;[.$A434];1+[.D434]);LEN([.$A434]))" office:value-type="float" office:value="31" calcext:value-type="float">
            <text:p>31</text:p>
          </table:table-cell>
          <table:table-cell table:formula="of:=IFERROR(FIND(&quot;_&quot;;[.$A434];1+[.E434]);LEN([.$A434]))" office:value-type="float" office:value="39" calcext:value-type="float">
            <text:p>39</text:p>
          </table:table-cell>
          <table:table-cell table:formula="of:=[.D434]" office:value-type="float" office:value="21" calcext:value-type="float">
            <text:p>21</text:p>
          </table:table-cell>
          <table:table-cell table:formula="of:=LEFT([.A434];[.G434])" office:value-type="string" office:string-value="rdw_motor_uitvoering_" calcext:value-type="string">
            <text:p>rdw_motor_uitvoering_</text:p>
          </table:table-cell>
          <table:table-cell table:formula="of:=VLOOKUP([.H434];[$source.$C$2:$source.$F$48];4;0)" office:value-type="float" office:value="306" calcext:value-type="float">
            <text:p>306</text:p>
          </table:table-cell>
          <table:table-cell table:style-name="ce7" table:formula="of:=IF(RIGHT([.A434];6)=&quot;_X_X_X&quot;;3;IF(RIGHT([.A434];4)=&quot;_X_X&quot;;2;IF(RIGHT([.A43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5])&gt;0;[$preferred_name.A435];&#10;LEN(#REF!)&gt;0;#REF!&#10;)" office:value-type="string" office:string-value="rdw_motor_uitvoering_brandstof_roet_uitstoot_acc_X_X" calcext:value-type="string">
            <text:p>rdw_motor_uitvoering_brandstof_roet_uitstoot_acc_X_X</text:p>
          </table:table-cell>
          <table:table-cell table:formula="of:=IFERROR(FIND(&quot;_&quot;;[.$A435];1);LEN([.$A435]))" office:value-type="float" office:value="4" calcext:value-type="float">
            <text:p>4</text:p>
          </table:table-cell>
          <table:table-cell table:formula="of:=IFERROR(FIND(&quot;_&quot;;[.$A435];1+[.B435]);LEN([.$A435]))" office:value-type="float" office:value="10" calcext:value-type="float">
            <text:p>10</text:p>
          </table:table-cell>
          <table:table-cell table:formula="of:=IFERROR(FIND(&quot;_&quot;;[.$A435];1+[.C435]);LEN([.$A435]))" office:value-type="float" office:value="21" calcext:value-type="float">
            <text:p>21</text:p>
          </table:table-cell>
          <table:table-cell table:formula="of:=IFERROR(FIND(&quot;_&quot;;[.$A435];1+[.D435]);LEN([.$A435]))" office:value-type="float" office:value="31" calcext:value-type="float">
            <text:p>31</text:p>
          </table:table-cell>
          <table:table-cell table:formula="of:=IFERROR(FIND(&quot;_&quot;;[.$A435];1+[.E435]);LEN([.$A435]))" office:value-type="float" office:value="36" calcext:value-type="float">
            <text:p>36</text:p>
          </table:table-cell>
          <table:table-cell table:formula="of:=[.D435]" office:value-type="float" office:value="21" calcext:value-type="float">
            <text:p>21</text:p>
          </table:table-cell>
          <table:table-cell table:formula="of:=LEFT([.A435];[.G435])" office:value-type="string" office:string-value="rdw_motor_uitvoering_" calcext:value-type="string">
            <text:p>rdw_motor_uitvoering_</text:p>
          </table:table-cell>
          <table:table-cell table:formula="of:=VLOOKUP([.H435];[$source.$C$2:$source.$F$48];4;0)" office:value-type="float" office:value="306" calcext:value-type="float">
            <text:p>306</text:p>
          </table:table-cell>
          <table:table-cell table:style-name="ce7" table:formula="of:=IF(RIGHT([.A435];6)=&quot;_X_X_X&quot;;3;IF(RIGHT([.A435];4)=&quot;_X_X&quot;;2;IF(RIGHT([.A43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6])&gt;0;[$preferred_name.A436];&#10;LEN(#REF!)&gt;0;#REF!&#10;)" office:value-type="string" office:string-value="rdw_motor_uitvoering_brandstof_emissie_co2_buitenweg_X_X" calcext:value-type="string">
            <text:p>rdw_motor_uitvoering_brandstof_emissie_co2_buitenweg_X_X</text:p>
          </table:table-cell>
          <table:table-cell table:formula="of:=IFERROR(FIND(&quot;_&quot;;[.$A436];1);LEN([.$A436]))" office:value-type="float" office:value="4" calcext:value-type="float">
            <text:p>4</text:p>
          </table:table-cell>
          <table:table-cell table:formula="of:=IFERROR(FIND(&quot;_&quot;;[.$A436];1+[.B436]);LEN([.$A436]))" office:value-type="float" office:value="10" calcext:value-type="float">
            <text:p>10</text:p>
          </table:table-cell>
          <table:table-cell table:formula="of:=IFERROR(FIND(&quot;_&quot;;[.$A436];1+[.C436]);LEN([.$A436]))" office:value-type="float" office:value="21" calcext:value-type="float">
            <text:p>21</text:p>
          </table:table-cell>
          <table:table-cell table:formula="of:=IFERROR(FIND(&quot;_&quot;;[.$A436];1+[.D436]);LEN([.$A436]))" office:value-type="float" office:value="31" calcext:value-type="float">
            <text:p>31</text:p>
          </table:table-cell>
          <table:table-cell table:formula="of:=IFERROR(FIND(&quot;_&quot;;[.$A436];1+[.E436]);LEN([.$A436]))" office:value-type="float" office:value="39" calcext:value-type="float">
            <text:p>39</text:p>
          </table:table-cell>
          <table:table-cell table:formula="of:=[.D436]" office:value-type="float" office:value="21" calcext:value-type="float">
            <text:p>21</text:p>
          </table:table-cell>
          <table:table-cell table:formula="of:=LEFT([.A436];[.G436])" office:value-type="string" office:string-value="rdw_motor_uitvoering_" calcext:value-type="string">
            <text:p>rdw_motor_uitvoering_</text:p>
          </table:table-cell>
          <table:table-cell table:formula="of:=VLOOKUP([.H436];[$source.$C$2:$source.$F$48];4;0)" office:value-type="float" office:value="306" calcext:value-type="float">
            <text:p>306</text:p>
          </table:table-cell>
          <table:table-cell table:style-name="ce7" table:formula="of:=IF(RIGHT([.A436];6)=&quot;_X_X_X&quot;;3;IF(RIGHT([.A436];4)=&quot;_X_X&quot;;2;IF(RIGHT([.A43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7])&gt;0;[$preferred_name.A437];&#10;LEN([$preferred_name.B438])&gt;0;[$preferred_name.B438]&#10;)" office:value-type="string" office:string-value="rdw_motor_uitvoering_brandstof_emissie_co2_stadsrit_X_X" calcext:value-type="string">
            <text:p>rdw_motor_uitvoering_brandstof_emissie_co2_stadsrit_X_X</text:p>
          </table:table-cell>
          <table:table-cell table:formula="of:=IFERROR(FIND(&quot;_&quot;;[.$A437];1);LEN([.$A437]))" office:value-type="float" office:value="4" calcext:value-type="float">
            <text:p>4</text:p>
          </table:table-cell>
          <table:table-cell table:formula="of:=IFERROR(FIND(&quot;_&quot;;[.$A437];1+[.B437]);LEN([.$A437]))" office:value-type="float" office:value="10" calcext:value-type="float">
            <text:p>10</text:p>
          </table:table-cell>
          <table:table-cell table:formula="of:=IFERROR(FIND(&quot;_&quot;;[.$A437];1+[.C437]);LEN([.$A437]))" office:value-type="float" office:value="21" calcext:value-type="float">
            <text:p>21</text:p>
          </table:table-cell>
          <table:table-cell table:formula="of:=IFERROR(FIND(&quot;_&quot;;[.$A437];1+[.D437]);LEN([.$A437]))" office:value-type="float" office:value="31" calcext:value-type="float">
            <text:p>31</text:p>
          </table:table-cell>
          <table:table-cell table:formula="of:=IFERROR(FIND(&quot;_&quot;;[.$A437];1+[.E437]);LEN([.$A437]))" office:value-type="float" office:value="39" calcext:value-type="float">
            <text:p>39</text:p>
          </table:table-cell>
          <table:table-cell table:formula="of:=[.D437]" office:value-type="float" office:value="21" calcext:value-type="float">
            <text:p>21</text:p>
          </table:table-cell>
          <table:table-cell table:formula="of:=LEFT([.A437];[.G437])" office:value-type="string" office:string-value="rdw_motor_uitvoering_" calcext:value-type="string">
            <text:p>rdw_motor_uitvoering_</text:p>
          </table:table-cell>
          <table:table-cell table:formula="of:=VLOOKUP([.H437];[$source.$C$2:$source.$F$48];4;0)" office:value-type="float" office:value="306" calcext:value-type="float">
            <text:p>306</text:p>
          </table:table-cell>
          <table:table-cell table:style-name="ce7" table:formula="of:=IF(RIGHT([.A437];6)=&quot;_X_X_X&quot;;3;IF(RIGHT([.A437];4)=&quot;_X_X&quot;;2;IF(RIGHT([.A43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8])&gt;0;[$preferred_name.A438];&#10;LEN([$preferred_name.B438])&gt;0;[$preferred_name.B438]&#10;)" office:value-type="string" office:string-value="rdw_motor_uitvoering_brandstof_emissie_co2_combinatierit_X_X" calcext:value-type="string">
            <text:p>rdw_motor_uitvoering_brandstof_emissie_co2_combinatierit_X_X</text:p>
          </table:table-cell>
          <table:table-cell table:formula="of:=IFERROR(FIND(&quot;_&quot;;[.$A438];1);LEN([.$A438]))" office:value-type="float" office:value="4" calcext:value-type="float">
            <text:p>4</text:p>
          </table:table-cell>
          <table:table-cell table:formula="of:=IFERROR(FIND(&quot;_&quot;;[.$A438];1+[.B438]);LEN([.$A438]))" office:value-type="float" office:value="10" calcext:value-type="float">
            <text:p>10</text:p>
          </table:table-cell>
          <table:table-cell table:formula="of:=IFERROR(FIND(&quot;_&quot;;[.$A438];1+[.C438]);LEN([.$A438]))" office:value-type="float" office:value="21" calcext:value-type="float">
            <text:p>21</text:p>
          </table:table-cell>
          <table:table-cell table:formula="of:=IFERROR(FIND(&quot;_&quot;;[.$A438];1+[.D438]);LEN([.$A438]))" office:value-type="float" office:value="31" calcext:value-type="float">
            <text:p>31</text:p>
          </table:table-cell>
          <table:table-cell table:formula="of:=IFERROR(FIND(&quot;_&quot;;[.$A438];1+[.E438]);LEN([.$A438]))" office:value-type="float" office:value="39" calcext:value-type="float">
            <text:p>39</text:p>
          </table:table-cell>
          <table:table-cell table:formula="of:=[.D438]" office:value-type="float" office:value="21" calcext:value-type="float">
            <text:p>21</text:p>
          </table:table-cell>
          <table:table-cell table:formula="of:=LEFT([.A438];[.G438])" office:value-type="string" office:string-value="rdw_motor_uitvoering_" calcext:value-type="string">
            <text:p>rdw_motor_uitvoering_</text:p>
          </table:table-cell>
          <table:table-cell table:formula="of:=VLOOKUP([.H438];[$source.$C$2:$source.$F$48];4;0)" office:value-type="float" office:value="306" calcext:value-type="float">
            <text:p>306</text:p>
          </table:table-cell>
          <table:table-cell table:style-name="ce7" table:formula="of:=IF(RIGHT([.A438];6)=&quot;_X_X_X&quot;;3;IF(RIGHT([.A438];4)=&quot;_X_X&quot;;2;IF(RIGHT([.A43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39])&gt;0;[$preferred_name.A439];&#10;LEN([$preferred_name.B440])&gt;0;[$preferred_name.B440]&#10;)" office:value-type="string" office:string-value="rdw_motor_uitvoering_brandstof_toerental_max_vermogen_ondergrens_X_X" calcext:value-type="string">
            <text:p>rdw_motor_uitvoering_brandstof_toerental_max_vermogen_ondergrens_X_X</text:p>
          </table:table-cell>
          <table:table-cell table:formula="of:=IFERROR(FIND(&quot;_&quot;;[.$A439];1);LEN([.$A439]))" office:value-type="float" office:value="4" calcext:value-type="float">
            <text:p>4</text:p>
          </table:table-cell>
          <table:table-cell table:formula="of:=IFERROR(FIND(&quot;_&quot;;[.$A439];1+[.B439]);LEN([.$A439]))" office:value-type="float" office:value="10" calcext:value-type="float">
            <text:p>10</text:p>
          </table:table-cell>
          <table:table-cell table:formula="of:=IFERROR(FIND(&quot;_&quot;;[.$A439];1+[.C439]);LEN([.$A439]))" office:value-type="float" office:value="21" calcext:value-type="float">
            <text:p>21</text:p>
          </table:table-cell>
          <table:table-cell table:formula="of:=IFERROR(FIND(&quot;_&quot;;[.$A439];1+[.D439]);LEN([.$A439]))" office:value-type="float" office:value="31" calcext:value-type="float">
            <text:p>31</text:p>
          </table:table-cell>
          <table:table-cell table:formula="of:=IFERROR(FIND(&quot;_&quot;;[.$A439];1+[.E439]);LEN([.$A439]))" office:value-type="float" office:value="41" calcext:value-type="float">
            <text:p>41</text:p>
          </table:table-cell>
          <table:table-cell table:formula="of:=[.D439]" office:value-type="float" office:value="21" calcext:value-type="float">
            <text:p>21</text:p>
          </table:table-cell>
          <table:table-cell table:formula="of:=LEFT([.A439];[.G439])" office:value-type="string" office:string-value="rdw_motor_uitvoering_" calcext:value-type="string">
            <text:p>rdw_motor_uitvoering_</text:p>
          </table:table-cell>
          <table:table-cell table:formula="of:=VLOOKUP([.H439];[$source.$C$2:$source.$F$48];4;0)" office:value-type="float" office:value="306" calcext:value-type="float">
            <text:p>306</text:p>
          </table:table-cell>
          <table:table-cell table:style-name="ce7" table:formula="of:=IF(RIGHT([.A439];6)=&quot;_X_X_X&quot;;3;IF(RIGHT([.A439];4)=&quot;_X_X&quot;;2;IF(RIGHT([.A43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0])&gt;0;[$preferred_name.A440];&#10;LEN([$preferred_name.B440])&gt;0;[$preferred_name.B440]&#10;)" office:value-type="string" office:string-value="rdw_motor_uitvoering_brandstof_toerental_max_vermogen_bovengrens_X_X" calcext:value-type="string">
            <text:p>rdw_motor_uitvoering_brandstof_toerental_max_vermogen_bovengrens_X_X</text:p>
          </table:table-cell>
          <table:table-cell table:formula="of:=IFERROR(FIND(&quot;_&quot;;[.$A440];1);LEN([.$A440]))" office:value-type="float" office:value="4" calcext:value-type="float">
            <text:p>4</text:p>
          </table:table-cell>
          <table:table-cell table:formula="of:=IFERROR(FIND(&quot;_&quot;;[.$A440];1+[.B440]);LEN([.$A440]))" office:value-type="float" office:value="10" calcext:value-type="float">
            <text:p>10</text:p>
          </table:table-cell>
          <table:table-cell table:formula="of:=IFERROR(FIND(&quot;_&quot;;[.$A440];1+[.C440]);LEN([.$A440]))" office:value-type="float" office:value="21" calcext:value-type="float">
            <text:p>21</text:p>
          </table:table-cell>
          <table:table-cell table:formula="of:=IFERROR(FIND(&quot;_&quot;;[.$A440];1+[.D440]);LEN([.$A440]))" office:value-type="float" office:value="31" calcext:value-type="float">
            <text:p>31</text:p>
          </table:table-cell>
          <table:table-cell table:formula="of:=IFERROR(FIND(&quot;_&quot;;[.$A440];1+[.E440]);LEN([.$A440]))" office:value-type="float" office:value="41" calcext:value-type="float">
            <text:p>41</text:p>
          </table:table-cell>
          <table:table-cell table:formula="of:=[.D440]" office:value-type="float" office:value="21" calcext:value-type="float">
            <text:p>21</text:p>
          </table:table-cell>
          <table:table-cell table:formula="of:=LEFT([.A440];[.G440])" office:value-type="string" office:string-value="rdw_motor_uitvoering_" calcext:value-type="string">
            <text:p>rdw_motor_uitvoering_</text:p>
          </table:table-cell>
          <table:table-cell table:formula="of:=VLOOKUP([.H440];[$source.$C$2:$source.$F$48];4;0)" office:value-type="float" office:value="306" calcext:value-type="float">
            <text:p>306</text:p>
          </table:table-cell>
          <table:table-cell table:style-name="ce7" table:formula="of:=IF(RIGHT([.A440];6)=&quot;_X_X_X&quot;;3;IF(RIGHT([.A440];4)=&quot;_X_X&quot;;2;IF(RIGHT([.A44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1])&gt;0;[$preferred_name.A441];&#10;LEN([$preferred_name.B442])&gt;0;[$preferred_name.B442]&#10;)" office:value-type="string" office:string-value="rdw_motor_uitvoering_brandstof_station_toerental_ondergrens_acc_X_X" calcext:value-type="string">
            <text:p>rdw_motor_uitvoering_brandstof_station_toerental_ondergrens_acc_X_X</text:p>
          </table:table-cell>
          <table:table-cell table:formula="of:=IFERROR(FIND(&quot;_&quot;;[.$A441];1);LEN([.$A441]))" office:value-type="float" office:value="4" calcext:value-type="float">
            <text:p>4</text:p>
          </table:table-cell>
          <table:table-cell table:formula="of:=IFERROR(FIND(&quot;_&quot;;[.$A441];1+[.B441]);LEN([.$A441]))" office:value-type="float" office:value="10" calcext:value-type="float">
            <text:p>10</text:p>
          </table:table-cell>
          <table:table-cell table:formula="of:=IFERROR(FIND(&quot;_&quot;;[.$A441];1+[.C441]);LEN([.$A441]))" office:value-type="float" office:value="21" calcext:value-type="float">
            <text:p>21</text:p>
          </table:table-cell>
          <table:table-cell table:formula="of:=IFERROR(FIND(&quot;_&quot;;[.$A441];1+[.D441]);LEN([.$A441]))" office:value-type="float" office:value="31" calcext:value-type="float">
            <text:p>31</text:p>
          </table:table-cell>
          <table:table-cell table:formula="of:=IFERROR(FIND(&quot;_&quot;;[.$A441];1+[.E441]);LEN([.$A441]))" office:value-type="float" office:value="39" calcext:value-type="float">
            <text:p>39</text:p>
          </table:table-cell>
          <table:table-cell table:formula="of:=[.D441]" office:value-type="float" office:value="21" calcext:value-type="float">
            <text:p>21</text:p>
          </table:table-cell>
          <table:table-cell table:formula="of:=LEFT([.A441];[.G441])" office:value-type="string" office:string-value="rdw_motor_uitvoering_" calcext:value-type="string">
            <text:p>rdw_motor_uitvoering_</text:p>
          </table:table-cell>
          <table:table-cell table:formula="of:=VLOOKUP([.H441];[$source.$C$2:$source.$F$48];4;0)" office:value-type="float" office:value="306" calcext:value-type="float">
            <text:p>306</text:p>
          </table:table-cell>
          <table:table-cell table:style-name="ce7" table:formula="of:=IF(RIGHT([.A441];6)=&quot;_X_X_X&quot;;3;IF(RIGHT([.A441];4)=&quot;_X_X&quot;;2;IF(RIGHT([.A44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2])&gt;0;[$preferred_name.A442];&#10;LEN([$preferred_name.B442])&gt;0;[$preferred_name.B442]&#10;)" office:value-type="string" office:string-value="rdw_motor_uitvoering_brandstof_station_toerental_bovengrens_acc_X_X" calcext:value-type="string">
            <text:p>rdw_motor_uitvoering_brandstof_station_toerental_bovengrens_acc_X_X</text:p>
          </table:table-cell>
          <table:table-cell table:formula="of:=IFERROR(FIND(&quot;_&quot;;[.$A442];1);LEN([.$A442]))" office:value-type="float" office:value="4" calcext:value-type="float">
            <text:p>4</text:p>
          </table:table-cell>
          <table:table-cell table:formula="of:=IFERROR(FIND(&quot;_&quot;;[.$A442];1+[.B442]);LEN([.$A442]))" office:value-type="float" office:value="10" calcext:value-type="float">
            <text:p>10</text:p>
          </table:table-cell>
          <table:table-cell table:formula="of:=IFERROR(FIND(&quot;_&quot;;[.$A442];1+[.C442]);LEN([.$A442]))" office:value-type="float" office:value="21" calcext:value-type="float">
            <text:p>21</text:p>
          </table:table-cell>
          <table:table-cell table:formula="of:=IFERROR(FIND(&quot;_&quot;;[.$A442];1+[.D442]);LEN([.$A442]))" office:value-type="float" office:value="31" calcext:value-type="float">
            <text:p>31</text:p>
          </table:table-cell>
          <table:table-cell table:formula="of:=IFERROR(FIND(&quot;_&quot;;[.$A442];1+[.E442]);LEN([.$A442]))" office:value-type="float" office:value="39" calcext:value-type="float">
            <text:p>39</text:p>
          </table:table-cell>
          <table:table-cell table:formula="of:=[.D442]" office:value-type="float" office:value="21" calcext:value-type="float">
            <text:p>21</text:p>
          </table:table-cell>
          <table:table-cell table:formula="of:=LEFT([.A442];[.G442])" office:value-type="string" office:string-value="rdw_motor_uitvoering_" calcext:value-type="string">
            <text:p>rdw_motor_uitvoering_</text:p>
          </table:table-cell>
          <table:table-cell table:formula="of:=VLOOKUP([.H442];[$source.$C$2:$source.$F$48];4;0)" office:value-type="float" office:value="306" calcext:value-type="float">
            <text:p>306</text:p>
          </table:table-cell>
          <table:table-cell table:style-name="ce7" table:formula="of:=IF(RIGHT([.A442];6)=&quot;_X_X_X&quot;;3;IF(RIGHT([.A442];4)=&quot;_X_X&quot;;2;IF(RIGHT([.A44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3])&gt;0;[$preferred_name.A443];&#10;LEN(#REF!)&gt;0;#REF!&#10;)" office:value-type="string" office:string-value="rdw_motor_uitvoering_brandstof_brandstofverbruik_buitenweg_X_X" calcext:value-type="string">
            <text:p>rdw_motor_uitvoering_brandstof_brandstofverbruik_buitenweg_X_X</text:p>
          </table:table-cell>
          <table:table-cell table:formula="of:=IFERROR(FIND(&quot;_&quot;;[.$A443];1);LEN([.$A443]))" office:value-type="float" office:value="4" calcext:value-type="float">
            <text:p>4</text:p>
          </table:table-cell>
          <table:table-cell table:formula="of:=IFERROR(FIND(&quot;_&quot;;[.$A443];1+[.B443]);LEN([.$A443]))" office:value-type="float" office:value="10" calcext:value-type="float">
            <text:p>10</text:p>
          </table:table-cell>
          <table:table-cell table:formula="of:=IFERROR(FIND(&quot;_&quot;;[.$A443];1+[.C443]);LEN([.$A443]))" office:value-type="float" office:value="21" calcext:value-type="float">
            <text:p>21</text:p>
          </table:table-cell>
          <table:table-cell table:formula="of:=IFERROR(FIND(&quot;_&quot;;[.$A443];1+[.D443]);LEN([.$A443]))" office:value-type="float" office:value="31" calcext:value-type="float">
            <text:p>31</text:p>
          </table:table-cell>
          <table:table-cell table:formula="of:=IFERROR(FIND(&quot;_&quot;;[.$A443];1+[.E443]);LEN([.$A443]))" office:value-type="float" office:value="49" calcext:value-type="float">
            <text:p>49</text:p>
          </table:table-cell>
          <table:table-cell table:formula="of:=[.D443]" office:value-type="float" office:value="21" calcext:value-type="float">
            <text:p>21</text:p>
          </table:table-cell>
          <table:table-cell table:formula="of:=LEFT([.A443];[.G443])" office:value-type="string" office:string-value="rdw_motor_uitvoering_" calcext:value-type="string">
            <text:p>rdw_motor_uitvoering_</text:p>
          </table:table-cell>
          <table:table-cell table:formula="of:=VLOOKUP([.H443];[$source.$C$2:$source.$F$48];4;0)" office:value-type="float" office:value="306" calcext:value-type="float">
            <text:p>306</text:p>
          </table:table-cell>
          <table:table-cell table:style-name="ce7" table:formula="of:=IF(RIGHT([.A443];6)=&quot;_X_X_X&quot;;3;IF(RIGHT([.A443];4)=&quot;_X_X&quot;;2;IF(RIGHT([.A44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4])&gt;0;[$preferred_name.A444];&#10;LEN(#REF!)&gt;0;#REF!&#10;)" office:value-type="string" office:string-value="rdw_motor_uitvoering_brandstof_brandstofverbruik_stadsrit_X_X" calcext:value-type="string">
            <text:p>rdw_motor_uitvoering_brandstof_brandstofverbruik_stadsrit_X_X</text:p>
          </table:table-cell>
          <table:table-cell table:formula="of:=IFERROR(FIND(&quot;_&quot;;[.$A444];1);LEN([.$A444]))" office:value-type="float" office:value="4" calcext:value-type="float">
            <text:p>4</text:p>
          </table:table-cell>
          <table:table-cell table:formula="of:=IFERROR(FIND(&quot;_&quot;;[.$A444];1+[.B444]);LEN([.$A444]))" office:value-type="float" office:value="10" calcext:value-type="float">
            <text:p>10</text:p>
          </table:table-cell>
          <table:table-cell table:formula="of:=IFERROR(FIND(&quot;_&quot;;[.$A444];1+[.C444]);LEN([.$A444]))" office:value-type="float" office:value="21" calcext:value-type="float">
            <text:p>21</text:p>
          </table:table-cell>
          <table:table-cell table:formula="of:=IFERROR(FIND(&quot;_&quot;;[.$A444];1+[.D444]);LEN([.$A444]))" office:value-type="float" office:value="31" calcext:value-type="float">
            <text:p>31</text:p>
          </table:table-cell>
          <table:table-cell table:formula="of:=IFERROR(FIND(&quot;_&quot;;[.$A444];1+[.E444]);LEN([.$A444]))" office:value-type="float" office:value="49" calcext:value-type="float">
            <text:p>49</text:p>
          </table:table-cell>
          <table:table-cell table:formula="of:=[.D444]" office:value-type="float" office:value="21" calcext:value-type="float">
            <text:p>21</text:p>
          </table:table-cell>
          <table:table-cell table:formula="of:=LEFT([.A444];[.G444])" office:value-type="string" office:string-value="rdw_motor_uitvoering_" calcext:value-type="string">
            <text:p>rdw_motor_uitvoering_</text:p>
          </table:table-cell>
          <table:table-cell table:formula="of:=VLOOKUP([.H444];[$source.$C$2:$source.$F$48];4;0)" office:value-type="float" office:value="306" calcext:value-type="float">
            <text:p>306</text:p>
          </table:table-cell>
          <table:table-cell table:style-name="ce7" table:formula="of:=IF(RIGHT([.A444];6)=&quot;_X_X_X&quot;;3;IF(RIGHT([.A444];4)=&quot;_X_X&quot;;2;IF(RIGHT([.A44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5])&gt;0;[$preferred_name.A445];&#10;LEN(#REF!)&gt;0;#REF!&#10;)" office:value-type="string" office:string-value="rdw_motor_uitvoering_brandstof_brandstofverbruik_combin_rit_X_X" calcext:value-type="string">
            <text:p>rdw_motor_uitvoering_brandstof_brandstofverbruik_combin_rit_X_X</text:p>
          </table:table-cell>
          <table:table-cell table:formula="of:=IFERROR(FIND(&quot;_&quot;;[.$A445];1);LEN([.$A445]))" office:value-type="float" office:value="4" calcext:value-type="float">
            <text:p>4</text:p>
          </table:table-cell>
          <table:table-cell table:formula="of:=IFERROR(FIND(&quot;_&quot;;[.$A445];1+[.B445]);LEN([.$A445]))" office:value-type="float" office:value="10" calcext:value-type="float">
            <text:p>10</text:p>
          </table:table-cell>
          <table:table-cell table:formula="of:=IFERROR(FIND(&quot;_&quot;;[.$A445];1+[.C445]);LEN([.$A445]))" office:value-type="float" office:value="21" calcext:value-type="float">
            <text:p>21</text:p>
          </table:table-cell>
          <table:table-cell table:formula="of:=IFERROR(FIND(&quot;_&quot;;[.$A445];1+[.D445]);LEN([.$A445]))" office:value-type="float" office:value="31" calcext:value-type="float">
            <text:p>31</text:p>
          </table:table-cell>
          <table:table-cell table:formula="of:=IFERROR(FIND(&quot;_&quot;;[.$A445];1+[.E445]);LEN([.$A445]))" office:value-type="float" office:value="49" calcext:value-type="float">
            <text:p>49</text:p>
          </table:table-cell>
          <table:table-cell table:formula="of:=[.D445]" office:value-type="float" office:value="21" calcext:value-type="float">
            <text:p>21</text:p>
          </table:table-cell>
          <table:table-cell table:formula="of:=LEFT([.A445];[.G445])" office:value-type="string" office:string-value="rdw_motor_uitvoering_" calcext:value-type="string">
            <text:p>rdw_motor_uitvoering_</text:p>
          </table:table-cell>
          <table:table-cell table:formula="of:=VLOOKUP([.H445];[$source.$C$2:$source.$F$48];4;0)" office:value-type="float" office:value="306" calcext:value-type="float">
            <text:p>306</text:p>
          </table:table-cell>
          <table:table-cell table:style-name="ce7" table:formula="of:=IF(RIGHT([.A445];6)=&quot;_X_X_X&quot;;3;IF(RIGHT([.A445];4)=&quot;_X_X&quot;;2;IF(RIGHT([.A44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6])&gt;0;[$preferred_name.A446];&#10;LEN(#REF!)&gt;0;#REF!&#10;)" office:value-type="string" office:string-value="rdw_motor_uitvoering_brandstof_geluidsniveau_ondergrens_X_X" calcext:value-type="string">
            <text:p>rdw_motor_uitvoering_brandstof_geluidsniveau_ondergrens_X_X</text:p>
          </table:table-cell>
          <table:table-cell table:formula="of:=IFERROR(FIND(&quot;_&quot;;[.$A446];1);LEN([.$A446]))" office:value-type="float" office:value="4" calcext:value-type="float">
            <text:p>4</text:p>
          </table:table-cell>
          <table:table-cell table:formula="of:=IFERROR(FIND(&quot;_&quot;;[.$A446];1+[.B446]);LEN([.$A446]))" office:value-type="float" office:value="10" calcext:value-type="float">
            <text:p>10</text:p>
          </table:table-cell>
          <table:table-cell table:formula="of:=IFERROR(FIND(&quot;_&quot;;[.$A446];1+[.C446]);LEN([.$A446]))" office:value-type="float" office:value="21" calcext:value-type="float">
            <text:p>21</text:p>
          </table:table-cell>
          <table:table-cell table:formula="of:=IFERROR(FIND(&quot;_&quot;;[.$A446];1+[.D446]);LEN([.$A446]))" office:value-type="float" office:value="31" calcext:value-type="float">
            <text:p>31</text:p>
          </table:table-cell>
          <table:table-cell table:formula="of:=IFERROR(FIND(&quot;_&quot;;[.$A446];1+[.E446]);LEN([.$A446]))" office:value-type="float" office:value="45" calcext:value-type="float">
            <text:p>45</text:p>
          </table:table-cell>
          <table:table-cell table:formula="of:=[.D446]" office:value-type="float" office:value="21" calcext:value-type="float">
            <text:p>21</text:p>
          </table:table-cell>
          <table:table-cell table:formula="of:=LEFT([.A446];[.G446])" office:value-type="string" office:string-value="rdw_motor_uitvoering_" calcext:value-type="string">
            <text:p>rdw_motor_uitvoering_</text:p>
          </table:table-cell>
          <table:table-cell table:formula="of:=VLOOKUP([.H446];[$source.$C$2:$source.$F$48];4;0)" office:value-type="float" office:value="306" calcext:value-type="float">
            <text:p>306</text:p>
          </table:table-cell>
          <table:table-cell table:style-name="ce7" table:formula="of:=IF(RIGHT([.A446];6)=&quot;_X_X_X&quot;;3;IF(RIGHT([.A446];4)=&quot;_X_X&quot;;2;IF(RIGHT([.A44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7])&gt;0;[$preferred_name.A447];&#10;LEN(#REF!)&gt;0;#REF!&#10;)" office:value-type="string" office:string-value="rdw_motor_uitvoering_brandstof_geluidsniveau_bovengrens_X_X" calcext:value-type="string">
            <text:p>rdw_motor_uitvoering_brandstof_geluidsniveau_bovengrens_X_X</text:p>
          </table:table-cell>
          <table:table-cell table:formula="of:=IFERROR(FIND(&quot;_&quot;;[.$A447];1);LEN([.$A447]))" office:value-type="float" office:value="4" calcext:value-type="float">
            <text:p>4</text:p>
          </table:table-cell>
          <table:table-cell table:formula="of:=IFERROR(FIND(&quot;_&quot;;[.$A447];1+[.B447]);LEN([.$A447]))" office:value-type="float" office:value="10" calcext:value-type="float">
            <text:p>10</text:p>
          </table:table-cell>
          <table:table-cell table:formula="of:=IFERROR(FIND(&quot;_&quot;;[.$A447];1+[.C447]);LEN([.$A447]))" office:value-type="float" office:value="21" calcext:value-type="float">
            <text:p>21</text:p>
          </table:table-cell>
          <table:table-cell table:formula="of:=IFERROR(FIND(&quot;_&quot;;[.$A447];1+[.D447]);LEN([.$A447]))" office:value-type="float" office:value="31" calcext:value-type="float">
            <text:p>31</text:p>
          </table:table-cell>
          <table:table-cell table:formula="of:=IFERROR(FIND(&quot;_&quot;;[.$A447];1+[.E447]);LEN([.$A447]))" office:value-type="float" office:value="45" calcext:value-type="float">
            <text:p>45</text:p>
          </table:table-cell>
          <table:table-cell table:formula="of:=[.D447]" office:value-type="float" office:value="21" calcext:value-type="float">
            <text:p>21</text:p>
          </table:table-cell>
          <table:table-cell table:formula="of:=LEFT([.A447];[.G447])" office:value-type="string" office:string-value="rdw_motor_uitvoering_" calcext:value-type="string">
            <text:p>rdw_motor_uitvoering_</text:p>
          </table:table-cell>
          <table:table-cell table:formula="of:=VLOOKUP([.H447];[$source.$C$2:$source.$F$48];4;0)" office:value-type="float" office:value="306" calcext:value-type="float">
            <text:p>306</text:p>
          </table:table-cell>
          <table:table-cell table:style-name="ce7" table:formula="of:=IF(RIGHT([.A447];6)=&quot;_X_X_X&quot;;3;IF(RIGHT([.A447];4)=&quot;_X_X&quot;;2;IF(RIGHT([.A44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8])&gt;0;[$preferred_name.A448];&#10;LEN(#REF!)&gt;0;#REF!&#10;)" office:value-type="string" office:string-value="rdw_motor_uitvoering_brandstof_netto_max_vermogen_bovengrens_X_X" calcext:value-type="string">
            <text:p>rdw_motor_uitvoering_brandstof_netto_max_vermogen_bovengrens_X_X</text:p>
          </table:table-cell>
          <table:table-cell table:formula="of:=IFERROR(FIND(&quot;_&quot;;[.$A448];1);LEN([.$A448]))" office:value-type="float" office:value="4" calcext:value-type="float">
            <text:p>4</text:p>
          </table:table-cell>
          <table:table-cell table:formula="of:=IFERROR(FIND(&quot;_&quot;;[.$A448];1+[.B448]);LEN([.$A448]))" office:value-type="float" office:value="10" calcext:value-type="float">
            <text:p>10</text:p>
          </table:table-cell>
          <table:table-cell table:formula="of:=IFERROR(FIND(&quot;_&quot;;[.$A448];1+[.C448]);LEN([.$A448]))" office:value-type="float" office:value="21" calcext:value-type="float">
            <text:p>21</text:p>
          </table:table-cell>
          <table:table-cell table:formula="of:=IFERROR(FIND(&quot;_&quot;;[.$A448];1+[.D448]);LEN([.$A448]))" office:value-type="float" office:value="31" calcext:value-type="float">
            <text:p>31</text:p>
          </table:table-cell>
          <table:table-cell table:formula="of:=IFERROR(FIND(&quot;_&quot;;[.$A448];1+[.E448]);LEN([.$A448]))" office:value-type="float" office:value="37" calcext:value-type="float">
            <text:p>37</text:p>
          </table:table-cell>
          <table:table-cell table:formula="of:=[.D448]" office:value-type="float" office:value="21" calcext:value-type="float">
            <text:p>21</text:p>
          </table:table-cell>
          <table:table-cell table:formula="of:=LEFT([.A448];[.G448])" office:value-type="string" office:string-value="rdw_motor_uitvoering_" calcext:value-type="string">
            <text:p>rdw_motor_uitvoering_</text:p>
          </table:table-cell>
          <table:table-cell table:formula="of:=VLOOKUP([.H448];[$source.$C$2:$source.$F$48];4;0)" office:value-type="float" office:value="306" calcext:value-type="float">
            <text:p>306</text:p>
          </table:table-cell>
          <table:table-cell table:style-name="ce7" table:formula="of:=IF(RIGHT([.A448];6)=&quot;_X_X_X&quot;;3;IF(RIGHT([.A448];4)=&quot;_X_X&quot;;2;IF(RIGHT([.A44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49])&gt;0;[$preferred_name.A449];&#10;LEN(#REF!)&gt;0;#REF!&#10;)" office:value-type="string" office:string-value="rdw_motor_uitvoering_brandstof_netto_max_vermogen_ondergrens_X_X" calcext:value-type="string">
            <text:p>rdw_motor_uitvoering_brandstof_netto_max_vermogen_ondergrens_X_X</text:p>
          </table:table-cell>
          <table:table-cell table:formula="of:=IFERROR(FIND(&quot;_&quot;;[.$A449];1);LEN([.$A449]))" office:value-type="float" office:value="4" calcext:value-type="float">
            <text:p>4</text:p>
          </table:table-cell>
          <table:table-cell table:formula="of:=IFERROR(FIND(&quot;_&quot;;[.$A449];1+[.B449]);LEN([.$A449]))" office:value-type="float" office:value="10" calcext:value-type="float">
            <text:p>10</text:p>
          </table:table-cell>
          <table:table-cell table:formula="of:=IFERROR(FIND(&quot;_&quot;;[.$A449];1+[.C449]);LEN([.$A449]))" office:value-type="float" office:value="21" calcext:value-type="float">
            <text:p>21</text:p>
          </table:table-cell>
          <table:table-cell table:formula="of:=IFERROR(FIND(&quot;_&quot;;[.$A449];1+[.D449]);LEN([.$A449]))" office:value-type="float" office:value="31" calcext:value-type="float">
            <text:p>31</text:p>
          </table:table-cell>
          <table:table-cell table:formula="of:=IFERROR(FIND(&quot;_&quot;;[.$A449];1+[.E449]);LEN([.$A449]))" office:value-type="float" office:value="37" calcext:value-type="float">
            <text:p>37</text:p>
          </table:table-cell>
          <table:table-cell table:formula="of:=[.D449]" office:value-type="float" office:value="21" calcext:value-type="float">
            <text:p>21</text:p>
          </table:table-cell>
          <table:table-cell table:formula="of:=LEFT([.A449];[.G449])" office:value-type="string" office:string-value="rdw_motor_uitvoering_" calcext:value-type="string">
            <text:p>rdw_motor_uitvoering_</text:p>
          </table:table-cell>
          <table:table-cell table:formula="of:=VLOOKUP([.H449];[$source.$C$2:$source.$F$48];4;0)" office:value-type="float" office:value="306" calcext:value-type="float">
            <text:p>306</text:p>
          </table:table-cell>
          <table:table-cell table:style-name="ce7" table:formula="of:=IF(RIGHT([.A449];6)=&quot;_X_X_X&quot;;3;IF(RIGHT([.A449];4)=&quot;_X_X&quot;;2;IF(RIGHT([.A44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0])&gt;0;[$preferred_name.A450];&#10;LEN([$preferred_name.B450])&gt;0;[$preferred_name.B450]&#10;)" office:value-type="string" office:string-value="rdw_motor_uitvoering_brandstof_composite_key_X_X" calcext:value-type="string">
            <text:p>rdw_motor_uitvoering_brandstof_composite_key_X_X</text:p>
          </table:table-cell>
          <table:table-cell table:formula="of:=IFERROR(FIND(&quot;_&quot;;[.$A450];1);LEN([.$A450]))" office:value-type="float" office:value="4" calcext:value-type="float">
            <text:p>4</text:p>
          </table:table-cell>
          <table:table-cell table:formula="of:=IFERROR(FIND(&quot;_&quot;;[.$A450];1+[.B450]);LEN([.$A450]))" office:value-type="float" office:value="10" calcext:value-type="float">
            <text:p>10</text:p>
          </table:table-cell>
          <table:table-cell table:formula="of:=IFERROR(FIND(&quot;_&quot;;[.$A450];1+[.C450]);LEN([.$A450]))" office:value-type="float" office:value="21" calcext:value-type="float">
            <text:p>21</text:p>
          </table:table-cell>
          <table:table-cell table:formula="of:=IFERROR(FIND(&quot;_&quot;;[.$A450];1+[.D450]);LEN([.$A450]))" office:value-type="float" office:value="31" calcext:value-type="float">
            <text:p>31</text:p>
          </table:table-cell>
          <table:table-cell table:formula="of:=IFERROR(FIND(&quot;_&quot;;[.$A450];1+[.E450]);LEN([.$A450]))" office:value-type="float" office:value="41" calcext:value-type="float">
            <text:p>41</text:p>
          </table:table-cell>
          <table:table-cell table:formula="of:=[.D450]" office:value-type="float" office:value="21" calcext:value-type="float">
            <text:p>21</text:p>
          </table:table-cell>
          <table:table-cell table:formula="of:=LEFT([.A450];[.G450])" office:value-type="string" office:string-value="rdw_motor_uitvoering_" calcext:value-type="string">
            <text:p>rdw_motor_uitvoering_</text:p>
          </table:table-cell>
          <table:table-cell table:formula="of:=VLOOKUP([.H450];[$source.$C$2:$source.$F$48];4;0)" office:value-type="float" office:value="306" calcext:value-type="float">
            <text:p>306</text:p>
          </table:table-cell>
          <table:table-cell table:style-name="ce7" table:formula="of:=IF(RIGHT([.A450];6)=&quot;_X_X_X&quot;;3;IF(RIGHT([.A450];4)=&quot;_X_X&quot;;2;IF(RIGHT([.A45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1])&gt;0;[$preferred_name.A451];&#10;LEN([$preferred_name.B451])&gt;0;[$preferred_name.B451]&#10;)" office:value-type="string" office:string-value="rdw_motor_uitvoering_brandstof_emissie_koolwaterstof_type1_X_X" calcext:value-type="string">
            <text:p>rdw_motor_uitvoering_brandstof_emissie_koolwaterstof_type1_X_X</text:p>
          </table:table-cell>
          <table:table-cell table:formula="of:=IFERROR(FIND(&quot;_&quot;;[.$A451];1);LEN([.$A451]))" office:value-type="float" office:value="4" calcext:value-type="float">
            <text:p>4</text:p>
          </table:table-cell>
          <table:table-cell table:formula="of:=IFERROR(FIND(&quot;_&quot;;[.$A451];1+[.B451]);LEN([.$A451]))" office:value-type="float" office:value="10" calcext:value-type="float">
            <text:p>10</text:p>
          </table:table-cell>
          <table:table-cell table:formula="of:=IFERROR(FIND(&quot;_&quot;;[.$A451];1+[.C451]);LEN([.$A451]))" office:value-type="float" office:value="21" calcext:value-type="float">
            <text:p>21</text:p>
          </table:table-cell>
          <table:table-cell table:formula="of:=IFERROR(FIND(&quot;_&quot;;[.$A451];1+[.D451]);LEN([.$A451]))" office:value-type="float" office:value="31" calcext:value-type="float">
            <text:p>31</text:p>
          </table:table-cell>
          <table:table-cell table:formula="of:=IFERROR(FIND(&quot;_&quot;;[.$A451];1+[.E451]);LEN([.$A451]))" office:value-type="float" office:value="39" calcext:value-type="float">
            <text:p>39</text:p>
          </table:table-cell>
          <table:table-cell table:formula="of:=[.D451]" office:value-type="float" office:value="21" calcext:value-type="float">
            <text:p>21</text:p>
          </table:table-cell>
          <table:table-cell table:formula="of:=LEFT([.A451];[.G451])" office:value-type="string" office:string-value="rdw_motor_uitvoering_" calcext:value-type="string">
            <text:p>rdw_motor_uitvoering_</text:p>
          </table:table-cell>
          <table:table-cell table:formula="of:=VLOOKUP([.H451];[$source.$C$2:$source.$F$48];4;0)" office:value-type="float" office:value="306" calcext:value-type="float">
            <text:p>306</text:p>
          </table:table-cell>
          <table:table-cell table:style-name="ce7" table:formula="of:=IF(RIGHT([.A451];6)=&quot;_X_X_X&quot;;3;IF(RIGHT([.A451];4)=&quot;_X_X&quot;;2;IF(RIGHT([.A45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2])&gt;0;[$preferred_name.A452];&#10;LEN(#REF!)&gt;0;#REF!&#10;)" office:value-type="string" office:string-value="rdw_motor_uitvoering_brandstof_emissie_co_bij_koude_start_X_X" calcext:value-type="string">
            <text:p>rdw_motor_uitvoering_brandstof_emissie_co_bij_koude_start_X_X</text:p>
          </table:table-cell>
          <table:table-cell table:formula="of:=IFERROR(FIND(&quot;_&quot;;[.$A452];1);LEN([.$A452]))" office:value-type="float" office:value="4" calcext:value-type="float">
            <text:p>4</text:p>
          </table:table-cell>
          <table:table-cell table:formula="of:=IFERROR(FIND(&quot;_&quot;;[.$A452];1+[.B452]);LEN([.$A452]))" office:value-type="float" office:value="10" calcext:value-type="float">
            <text:p>10</text:p>
          </table:table-cell>
          <table:table-cell table:formula="of:=IFERROR(FIND(&quot;_&quot;;[.$A452];1+[.C452]);LEN([.$A452]))" office:value-type="float" office:value="21" calcext:value-type="float">
            <text:p>21</text:p>
          </table:table-cell>
          <table:table-cell table:formula="of:=IFERROR(FIND(&quot;_&quot;;[.$A452];1+[.D452]);LEN([.$A452]))" office:value-type="float" office:value="31" calcext:value-type="float">
            <text:p>31</text:p>
          </table:table-cell>
          <table:table-cell table:formula="of:=IFERROR(FIND(&quot;_&quot;;[.$A452];1+[.E452]);LEN([.$A452]))" office:value-type="float" office:value="39" calcext:value-type="float">
            <text:p>39</text:p>
          </table:table-cell>
          <table:table-cell table:formula="of:=[.D452]" office:value-type="float" office:value="21" calcext:value-type="float">
            <text:p>21</text:p>
          </table:table-cell>
          <table:table-cell table:formula="of:=LEFT([.A452];[.G452])" office:value-type="string" office:string-value="rdw_motor_uitvoering_" calcext:value-type="string">
            <text:p>rdw_motor_uitvoering_</text:p>
          </table:table-cell>
          <table:table-cell table:formula="of:=VLOOKUP([.H452];[$source.$C$2:$source.$F$48];4;0)" office:value-type="float" office:value="306" calcext:value-type="float">
            <text:p>306</text:p>
          </table:table-cell>
          <table:table-cell table:style-name="ce7" table:formula="of:=IF(RIGHT([.A452];6)=&quot;_X_X_X&quot;;3;IF(RIGHT([.A452];4)=&quot;_X_X&quot;;2;IF(RIGHT([.A45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3])&gt;0;[$preferred_name.A453];&#10;LEN(#REF!)&gt;0;#REF!&#10;)" office:value-type="string" office:string-value="rdw_motor_uitvoering_brandstof_emissie_hc_bij_koude_start_X_X" calcext:value-type="string">
            <text:p>rdw_motor_uitvoering_brandstof_emissie_hc_bij_koude_start_X_X</text:p>
          </table:table-cell>
          <table:table-cell table:formula="of:=IFERROR(FIND(&quot;_&quot;;[.$A453];1);LEN([.$A453]))" office:value-type="float" office:value="4" calcext:value-type="float">
            <text:p>4</text:p>
          </table:table-cell>
          <table:table-cell table:formula="of:=IFERROR(FIND(&quot;_&quot;;[.$A453];1+[.B453]);LEN([.$A453]))" office:value-type="float" office:value="10" calcext:value-type="float">
            <text:p>10</text:p>
          </table:table-cell>
          <table:table-cell table:formula="of:=IFERROR(FIND(&quot;_&quot;;[.$A453];1+[.C453]);LEN([.$A453]))" office:value-type="float" office:value="21" calcext:value-type="float">
            <text:p>21</text:p>
          </table:table-cell>
          <table:table-cell table:formula="of:=IFERROR(FIND(&quot;_&quot;;[.$A453];1+[.D453]);LEN([.$A453]))" office:value-type="float" office:value="31" calcext:value-type="float">
            <text:p>31</text:p>
          </table:table-cell>
          <table:table-cell table:formula="of:=IFERROR(FIND(&quot;_&quot;;[.$A453];1+[.E453]);LEN([.$A453]))" office:value-type="float" office:value="39" calcext:value-type="float">
            <text:p>39</text:p>
          </table:table-cell>
          <table:table-cell table:formula="of:=[.D453]" office:value-type="float" office:value="21" calcext:value-type="float">
            <text:p>21</text:p>
          </table:table-cell>
          <table:table-cell table:formula="of:=LEFT([.A453];[.G453])" office:value-type="string" office:string-value="rdw_motor_uitvoering_" calcext:value-type="string">
            <text:p>rdw_motor_uitvoering_</text:p>
          </table:table-cell>
          <table:table-cell table:formula="of:=VLOOKUP([.H453];[$source.$C$2:$source.$F$48];4;0)" office:value-type="float" office:value="306" calcext:value-type="float">
            <text:p>306</text:p>
          </table:table-cell>
          <table:table-cell table:style-name="ce7" table:formula="of:=IF(RIGHT([.A453];6)=&quot;_X_X_X&quot;;3;IF(RIGHT([.A453];4)=&quot;_X_X&quot;;2;IF(RIGHT([.A45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4])&gt;0;[$preferred_name.A454];&#10;LEN(#REF!)&gt;0;#REF!&#10;)" office:value-type="string" office:string-value="rdw_motor_uitvoering_brandstof_vermogen_ondergrens_X_X" calcext:value-type="string">
            <text:p>rdw_motor_uitvoering_brandstof_vermogen_ondergrens_X_X</text:p>
          </table:table-cell>
          <table:table-cell table:formula="of:=IFERROR(FIND(&quot;_&quot;;[.$A454];1);LEN([.$A454]))" office:value-type="float" office:value="4" calcext:value-type="float">
            <text:p>4</text:p>
          </table:table-cell>
          <table:table-cell table:formula="of:=IFERROR(FIND(&quot;_&quot;;[.$A454];1+[.B454]);LEN([.$A454]))" office:value-type="float" office:value="10" calcext:value-type="float">
            <text:p>10</text:p>
          </table:table-cell>
          <table:table-cell table:formula="of:=IFERROR(FIND(&quot;_&quot;;[.$A454];1+[.C454]);LEN([.$A454]))" office:value-type="float" office:value="21" calcext:value-type="float">
            <text:p>21</text:p>
          </table:table-cell>
          <table:table-cell table:formula="of:=IFERROR(FIND(&quot;_&quot;;[.$A454];1+[.D454]);LEN([.$A454]))" office:value-type="float" office:value="31" calcext:value-type="float">
            <text:p>31</text:p>
          </table:table-cell>
          <table:table-cell table:formula="of:=IFERROR(FIND(&quot;_&quot;;[.$A454];1+[.E454]);LEN([.$A454]))" office:value-type="float" office:value="40" calcext:value-type="float">
            <text:p>40</text:p>
          </table:table-cell>
          <table:table-cell table:formula="of:=[.D454]" office:value-type="float" office:value="21" calcext:value-type="float">
            <text:p>21</text:p>
          </table:table-cell>
          <table:table-cell table:formula="of:=LEFT([.A454];[.G454])" office:value-type="string" office:string-value="rdw_motor_uitvoering_" calcext:value-type="string">
            <text:p>rdw_motor_uitvoering_</text:p>
          </table:table-cell>
          <table:table-cell table:formula="of:=VLOOKUP([.H454];[$source.$C$2:$source.$F$48];4;0)" office:value-type="float" office:value="306" calcext:value-type="float">
            <text:p>306</text:p>
          </table:table-cell>
          <table:table-cell table:style-name="ce7" table:formula="of:=IF(RIGHT([.A454];6)=&quot;_X_X_X&quot;;3;IF(RIGHT([.A454];4)=&quot;_X_X&quot;;2;IF(RIGHT([.A45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5])&gt;0;[$preferred_name.A455];&#10;LEN(#REF!)&gt;0;#REF!&#10;)" office:value-type="string" office:string-value="rdw_motor_uitvoering_brandstof_vermogen_bovengrens_X_X" calcext:value-type="string">
            <text:p>rdw_motor_uitvoering_brandstof_vermogen_bovengrens_X_X</text:p>
          </table:table-cell>
          <table:table-cell table:formula="of:=IFERROR(FIND(&quot;_&quot;;[.$A455];1);LEN([.$A455]))" office:value-type="float" office:value="4" calcext:value-type="float">
            <text:p>4</text:p>
          </table:table-cell>
          <table:table-cell table:formula="of:=IFERROR(FIND(&quot;_&quot;;[.$A455];1+[.B455]);LEN([.$A455]))" office:value-type="float" office:value="10" calcext:value-type="float">
            <text:p>10</text:p>
          </table:table-cell>
          <table:table-cell table:formula="of:=IFERROR(FIND(&quot;_&quot;;[.$A455];1+[.C455]);LEN([.$A455]))" office:value-type="float" office:value="21" calcext:value-type="float">
            <text:p>21</text:p>
          </table:table-cell>
          <table:table-cell table:formula="of:=IFERROR(FIND(&quot;_&quot;;[.$A455];1+[.D455]);LEN([.$A455]))" office:value-type="float" office:value="31" calcext:value-type="float">
            <text:p>31</text:p>
          </table:table-cell>
          <table:table-cell table:formula="of:=IFERROR(FIND(&quot;_&quot;;[.$A455];1+[.E455]);LEN([.$A455]))" office:value-type="float" office:value="40" calcext:value-type="float">
            <text:p>40</text:p>
          </table:table-cell>
          <table:table-cell table:formula="of:=[.D455]" office:value-type="float" office:value="21" calcext:value-type="float">
            <text:p>21</text:p>
          </table:table-cell>
          <table:table-cell table:formula="of:=LEFT([.A455];[.G455])" office:value-type="string" office:string-value="rdw_motor_uitvoering_" calcext:value-type="string">
            <text:p>rdw_motor_uitvoering_</text:p>
          </table:table-cell>
          <table:table-cell table:formula="of:=VLOOKUP([.H455];[$source.$C$2:$source.$F$48];4;0)" office:value-type="float" office:value="306" calcext:value-type="float">
            <text:p>306</text:p>
          </table:table-cell>
          <table:table-cell table:style-name="ce7" table:formula="of:=IF(RIGHT([.A455];6)=&quot;_X_X_X&quot;;3;IF(RIGHT([.A455];4)=&quot;_X_X&quot;;2;IF(RIGHT([.A45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6])&gt;0;[$preferred_name.A456];&#10;LEN(#REF!)&gt;0;#REF!&#10;)" office:value-type="string" office:string-value="rdw_motor_uitvoering_brandstof_emissie_aant_deeltjes_t1_test_X_X" calcext:value-type="string">
            <text:p>rdw_motor_uitvoering_brandstof_emissie_aant_deeltjes_t1_test_X_X</text:p>
          </table:table-cell>
          <table:table-cell table:formula="of:=IFERROR(FIND(&quot;_&quot;;[.$A456];1);LEN([.$A456]))" office:value-type="float" office:value="4" calcext:value-type="float">
            <text:p>4</text:p>
          </table:table-cell>
          <table:table-cell table:formula="of:=IFERROR(FIND(&quot;_&quot;;[.$A456];1+[.B456]);LEN([.$A456]))" office:value-type="float" office:value="10" calcext:value-type="float">
            <text:p>10</text:p>
          </table:table-cell>
          <table:table-cell table:formula="of:=IFERROR(FIND(&quot;_&quot;;[.$A456];1+[.C456]);LEN([.$A456]))" office:value-type="float" office:value="21" calcext:value-type="float">
            <text:p>21</text:p>
          </table:table-cell>
          <table:table-cell table:formula="of:=IFERROR(FIND(&quot;_&quot;;[.$A456];1+[.D456]);LEN([.$A456]))" office:value-type="float" office:value="31" calcext:value-type="float">
            <text:p>31</text:p>
          </table:table-cell>
          <table:table-cell table:formula="of:=IFERROR(FIND(&quot;_&quot;;[.$A456];1+[.E456]);LEN([.$A456]))" office:value-type="float" office:value="39" calcext:value-type="float">
            <text:p>39</text:p>
          </table:table-cell>
          <table:table-cell table:formula="of:=[.D456]" office:value-type="float" office:value="21" calcext:value-type="float">
            <text:p>21</text:p>
          </table:table-cell>
          <table:table-cell table:formula="of:=LEFT([.A456];[.G456])" office:value-type="string" office:string-value="rdw_motor_uitvoering_" calcext:value-type="string">
            <text:p>rdw_motor_uitvoering_</text:p>
          </table:table-cell>
          <table:table-cell table:formula="of:=VLOOKUP([.H456];[$source.$C$2:$source.$F$48];4;0)" office:value-type="float" office:value="306" calcext:value-type="float">
            <text:p>306</text:p>
          </table:table-cell>
          <table:table-cell table:style-name="ce7" table:formula="of:=IF(RIGHT([.A456];6)=&quot;_X_X_X&quot;;3;IF(RIGHT([.A456];4)=&quot;_X_X&quot;;2;IF(RIGHT([.A45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7])&gt;0;[$preferred_name.A457];&#10;LEN([$preferred_name.B457])&gt;0;[$preferred_name.B457]&#10;)" office:value-type="string" office:string-value="rdw_motor_uitvoering_brandstof_emissie_co2_gecombineerd_X_X" calcext:value-type="string">
            <text:p>rdw_motor_uitvoering_brandstof_emissie_co2_gecombineerd_X_X</text:p>
          </table:table-cell>
          <table:table-cell table:formula="of:=IFERROR(FIND(&quot;_&quot;;[.$A457];1);LEN([.$A457]))" office:value-type="float" office:value="4" calcext:value-type="float">
            <text:p>4</text:p>
          </table:table-cell>
          <table:table-cell table:formula="of:=IFERROR(FIND(&quot;_&quot;;[.$A457];1+[.B457]);LEN([.$A457]))" office:value-type="float" office:value="10" calcext:value-type="float">
            <text:p>10</text:p>
          </table:table-cell>
          <table:table-cell table:formula="of:=IFERROR(FIND(&quot;_&quot;;[.$A457];1+[.C457]);LEN([.$A457]))" office:value-type="float" office:value="21" calcext:value-type="float">
            <text:p>21</text:p>
          </table:table-cell>
          <table:table-cell table:formula="of:=IFERROR(FIND(&quot;_&quot;;[.$A457];1+[.D457]);LEN([.$A457]))" office:value-type="float" office:value="31" calcext:value-type="float">
            <text:p>31</text:p>
          </table:table-cell>
          <table:table-cell table:formula="of:=IFERROR(FIND(&quot;_&quot;;[.$A457];1+[.E457]);LEN([.$A457]))" office:value-type="float" office:value="39" calcext:value-type="float">
            <text:p>39</text:p>
          </table:table-cell>
          <table:table-cell table:formula="of:=[.D457]" office:value-type="float" office:value="21" calcext:value-type="float">
            <text:p>21</text:p>
          </table:table-cell>
          <table:table-cell table:formula="of:=LEFT([.A457];[.G457])" office:value-type="string" office:string-value="rdw_motor_uitvoering_" calcext:value-type="string">
            <text:p>rdw_motor_uitvoering_</text:p>
          </table:table-cell>
          <table:table-cell table:formula="of:=VLOOKUP([.H457];[$source.$C$2:$source.$F$48];4;0)" office:value-type="float" office:value="306" calcext:value-type="float">
            <text:p>306</text:p>
          </table:table-cell>
          <table:table-cell table:style-name="ce7" table:formula="of:=IF(RIGHT([.A457];6)=&quot;_X_X_X&quot;;3;IF(RIGHT([.A457];4)=&quot;_X_X&quot;;2;IF(RIGHT([.A45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8])&gt;0;[$preferred_name.A458];&#10;LEN([$preferred_name.B458])&gt;0;[$preferred_name.B458]&#10;)" office:value-type="string" office:string-value="rdw_motor_uitvoering_brandstof_verbruik_gecombineerd_X_X" calcext:value-type="string">
            <text:p>rdw_motor_uitvoering_brandstof_verbruik_gecombineerd_X_X</text:p>
          </table:table-cell>
          <table:table-cell table:formula="of:=IFERROR(FIND(&quot;_&quot;;[.$A458];1);LEN([.$A458]))" office:value-type="float" office:value="4" calcext:value-type="float">
            <text:p>4</text:p>
          </table:table-cell>
          <table:table-cell table:formula="of:=IFERROR(FIND(&quot;_&quot;;[.$A458];1+[.B458]);LEN([.$A458]))" office:value-type="float" office:value="10" calcext:value-type="float">
            <text:p>10</text:p>
          </table:table-cell>
          <table:table-cell table:formula="of:=IFERROR(FIND(&quot;_&quot;;[.$A458];1+[.C458]);LEN([.$A458]))" office:value-type="float" office:value="21" calcext:value-type="float">
            <text:p>21</text:p>
          </table:table-cell>
          <table:table-cell table:formula="of:=IFERROR(FIND(&quot;_&quot;;[.$A458];1+[.D458]);LEN([.$A458]))" office:value-type="float" office:value="31" calcext:value-type="float">
            <text:p>31</text:p>
          </table:table-cell>
          <table:table-cell table:formula="of:=IFERROR(FIND(&quot;_&quot;;[.$A458];1+[.E458]);LEN([.$A458]))" office:value-type="float" office:value="40" calcext:value-type="float">
            <text:p>40</text:p>
          </table:table-cell>
          <table:table-cell table:formula="of:=[.D458]" office:value-type="float" office:value="21" calcext:value-type="float">
            <text:p>21</text:p>
          </table:table-cell>
          <table:table-cell table:formula="of:=LEFT([.A458];[.G458])" office:value-type="string" office:string-value="rdw_motor_uitvoering_" calcext:value-type="string">
            <text:p>rdw_motor_uitvoering_</text:p>
          </table:table-cell>
          <table:table-cell table:formula="of:=VLOOKUP([.H458];[$source.$C$2:$source.$F$48];4;0)" office:value-type="float" office:value="306" calcext:value-type="float">
            <text:p>306</text:p>
          </table:table-cell>
          <table:table-cell table:style-name="ce7" table:formula="of:=IF(RIGHT([.A458];6)=&quot;_X_X_X&quot;;3;IF(RIGHT([.A458];4)=&quot;_X_X&quot;;2;IF(RIGHT([.A45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59])&gt;0;[$preferred_name.A459];&#10;LEN([$preferred_name.B459])&gt;0;[$preferred_name.B459]&#10;)" office:value-type="string" office:string-value="rdw_motor_uitvoering_brandstof_elektrisch_verbruik_gecomb_X_X" calcext:value-type="string">
            <text:p>rdw_motor_uitvoering_brandstof_elektrisch_verbruik_gecomb_X_X</text:p>
          </table:table-cell>
          <table:table-cell table:formula="of:=IFERROR(FIND(&quot;_&quot;;[.$A459];1);LEN([.$A459]))" office:value-type="float" office:value="4" calcext:value-type="float">
            <text:p>4</text:p>
          </table:table-cell>
          <table:table-cell table:formula="of:=IFERROR(FIND(&quot;_&quot;;[.$A459];1+[.B459]);LEN([.$A459]))" office:value-type="float" office:value="10" calcext:value-type="float">
            <text:p>10</text:p>
          </table:table-cell>
          <table:table-cell table:formula="of:=IFERROR(FIND(&quot;_&quot;;[.$A459];1+[.C459]);LEN([.$A459]))" office:value-type="float" office:value="21" calcext:value-type="float">
            <text:p>21</text:p>
          </table:table-cell>
          <table:table-cell table:formula="of:=IFERROR(FIND(&quot;_&quot;;[.$A459];1+[.D459]);LEN([.$A459]))" office:value-type="float" office:value="31" calcext:value-type="float">
            <text:p>31</text:p>
          </table:table-cell>
          <table:table-cell table:formula="of:=IFERROR(FIND(&quot;_&quot;;[.$A459];1+[.E459]);LEN([.$A459]))" office:value-type="float" office:value="42" calcext:value-type="float">
            <text:p>42</text:p>
          </table:table-cell>
          <table:table-cell table:formula="of:=[.D459]" office:value-type="float" office:value="21" calcext:value-type="float">
            <text:p>21</text:p>
          </table:table-cell>
          <table:table-cell table:formula="of:=LEFT([.A459];[.G459])" office:value-type="string" office:string-value="rdw_motor_uitvoering_" calcext:value-type="string">
            <text:p>rdw_motor_uitvoering_</text:p>
          </table:table-cell>
          <table:table-cell table:formula="of:=VLOOKUP([.H459];[$source.$C$2:$source.$F$48];4;0)" office:value-type="float" office:value="306" calcext:value-type="float">
            <text:p>306</text:p>
          </table:table-cell>
          <table:table-cell table:style-name="ce7" table:formula="of:=IF(RIGHT([.A459];6)=&quot;_X_X_X&quot;;3;IF(RIGHT([.A459];4)=&quot;_X_X&quot;;2;IF(RIGHT([.A45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0])&gt;0;[$preferred_name.A460];&#10;LEN([$preferred_name.B460])&gt;0;[$preferred_name.B460]&#10;)" office:value-type="string" office:string-value="rdw_motor_uitvoering_brandstof_max_vermogen_continu_ondergrens_X_X" calcext:value-type="string">
            <text:p>rdw_motor_uitvoering_brandstof_max_vermogen_continu_ondergrens_X_X</text:p>
          </table:table-cell>
          <table:table-cell table:formula="of:=IFERROR(FIND(&quot;_&quot;;[.$A460];1);LEN([.$A460]))" office:value-type="float" office:value="4" calcext:value-type="float">
            <text:p>4</text:p>
          </table:table-cell>
          <table:table-cell table:formula="of:=IFERROR(FIND(&quot;_&quot;;[.$A460];1+[.B460]);LEN([.$A460]))" office:value-type="float" office:value="10" calcext:value-type="float">
            <text:p>10</text:p>
          </table:table-cell>
          <table:table-cell table:formula="of:=IFERROR(FIND(&quot;_&quot;;[.$A460];1+[.C460]);LEN([.$A460]))" office:value-type="float" office:value="21" calcext:value-type="float">
            <text:p>21</text:p>
          </table:table-cell>
          <table:table-cell table:formula="of:=IFERROR(FIND(&quot;_&quot;;[.$A460];1+[.D460]);LEN([.$A460]))" office:value-type="float" office:value="31" calcext:value-type="float">
            <text:p>31</text:p>
          </table:table-cell>
          <table:table-cell table:formula="of:=IFERROR(FIND(&quot;_&quot;;[.$A460];1+[.E460]);LEN([.$A460]))" office:value-type="float" office:value="35" calcext:value-type="float">
            <text:p>35</text:p>
          </table:table-cell>
          <table:table-cell table:formula="of:=[.D460]" office:value-type="float" office:value="21" calcext:value-type="float">
            <text:p>21</text:p>
          </table:table-cell>
          <table:table-cell table:formula="of:=LEFT([.A460];[.G460])" office:value-type="string" office:string-value="rdw_motor_uitvoering_" calcext:value-type="string">
            <text:p>rdw_motor_uitvoering_</text:p>
          </table:table-cell>
          <table:table-cell table:formula="of:=VLOOKUP([.H460];[$source.$C$2:$source.$F$48];4;0)" office:value-type="float" office:value="306" calcext:value-type="float">
            <text:p>306</text:p>
          </table:table-cell>
          <table:table-cell table:style-name="ce7" table:formula="of:=IF(RIGHT([.A460];6)=&quot;_X_X_X&quot;;3;IF(RIGHT([.A460];4)=&quot;_X_X&quot;;2;IF(RIGHT([.A46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1])&gt;0;[$preferred_name.A461];&#10;LEN([$preferred_name.B461])&gt;0;[$preferred_name.B461]&#10;)" office:value-type="string" office:string-value="rdw_motor_uitvoering_brandstof_max_vermogen_continu_bovengrens_X_X" calcext:value-type="string">
            <text:p>rdw_motor_uitvoering_brandstof_max_vermogen_continu_bovengrens_X_X</text:p>
          </table:table-cell>
          <table:table-cell table:formula="of:=IFERROR(FIND(&quot;_&quot;;[.$A461];1);LEN([.$A461]))" office:value-type="float" office:value="4" calcext:value-type="float">
            <text:p>4</text:p>
          </table:table-cell>
          <table:table-cell table:formula="of:=IFERROR(FIND(&quot;_&quot;;[.$A461];1+[.B461]);LEN([.$A461]))" office:value-type="float" office:value="10" calcext:value-type="float">
            <text:p>10</text:p>
          </table:table-cell>
          <table:table-cell table:formula="of:=IFERROR(FIND(&quot;_&quot;;[.$A461];1+[.C461]);LEN([.$A461]))" office:value-type="float" office:value="21" calcext:value-type="float">
            <text:p>21</text:p>
          </table:table-cell>
          <table:table-cell table:formula="of:=IFERROR(FIND(&quot;_&quot;;[.$A461];1+[.D461]);LEN([.$A461]))" office:value-type="float" office:value="31" calcext:value-type="float">
            <text:p>31</text:p>
          </table:table-cell>
          <table:table-cell table:formula="of:=IFERROR(FIND(&quot;_&quot;;[.$A461];1+[.E461]);LEN([.$A461]))" office:value-type="float" office:value="35" calcext:value-type="float">
            <text:p>35</text:p>
          </table:table-cell>
          <table:table-cell table:formula="of:=[.D461]" office:value-type="float" office:value="21" calcext:value-type="float">
            <text:p>21</text:p>
          </table:table-cell>
          <table:table-cell table:formula="of:=LEFT([.A461];[.G461])" office:value-type="string" office:string-value="rdw_motor_uitvoering_" calcext:value-type="string">
            <text:p>rdw_motor_uitvoering_</text:p>
          </table:table-cell>
          <table:table-cell table:formula="of:=VLOOKUP([.H461];[$source.$C$2:$source.$F$48];4;0)" office:value-type="float" office:value="306" calcext:value-type="float">
            <text:p>306</text:p>
          </table:table-cell>
          <table:table-cell table:style-name="ce7" table:formula="of:=IF(RIGHT([.A461];6)=&quot;_X_X_X&quot;;3;IF(RIGHT([.A461];4)=&quot;_X_X&quot;;2;IF(RIGHT([.A46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2])&gt;0;[$preferred_name.A462];&#10;LEN(#REF!)&gt;0;#REF!&#10;)" office:value-type="string" office:string-value="rdw_motor_uitvoering_brandstof_actieradius_brandstof_extern_oplaadbaar_X_X" calcext:value-type="string">
            <text:p>rdw_motor_uitvoering_brandstof_actieradius_brandstof_extern_oplaadbaar_X_X</text:p>
          </table:table-cell>
          <table:table-cell table:formula="of:=IFERROR(FIND(&quot;_&quot;;[.$A462];1);LEN([.$A462]))" office:value-type="float" office:value="4" calcext:value-type="float">
            <text:p>4</text:p>
          </table:table-cell>
          <table:table-cell table:formula="of:=IFERROR(FIND(&quot;_&quot;;[.$A462];1+[.B462]);LEN([.$A462]))" office:value-type="float" office:value="10" calcext:value-type="float">
            <text:p>10</text:p>
          </table:table-cell>
          <table:table-cell table:formula="of:=IFERROR(FIND(&quot;_&quot;;[.$A462];1+[.C462]);LEN([.$A462]))" office:value-type="float" office:value="21" calcext:value-type="float">
            <text:p>21</text:p>
          </table:table-cell>
          <table:table-cell table:formula="of:=IFERROR(FIND(&quot;_&quot;;[.$A462];1+[.D462]);LEN([.$A462]))" office:value-type="float" office:value="31" calcext:value-type="float">
            <text:p>31</text:p>
          </table:table-cell>
          <table:table-cell table:formula="of:=IFERROR(FIND(&quot;_&quot;;[.$A462];1+[.E462]);LEN([.$A462]))" office:value-type="float" office:value="43" calcext:value-type="float">
            <text:p>43</text:p>
          </table:table-cell>
          <table:table-cell table:formula="of:=[.D462]" office:value-type="float" office:value="21" calcext:value-type="float">
            <text:p>21</text:p>
          </table:table-cell>
          <table:table-cell table:formula="of:=LEFT([.A462];[.G462])" office:value-type="string" office:string-value="rdw_motor_uitvoering_" calcext:value-type="string">
            <text:p>rdw_motor_uitvoering_</text:p>
          </table:table-cell>
          <table:table-cell table:formula="of:=VLOOKUP([.H462];[$source.$C$2:$source.$F$48];4;0)" office:value-type="float" office:value="306" calcext:value-type="float">
            <text:p>306</text:p>
          </table:table-cell>
          <table:table-cell table:style-name="ce7" table:formula="of:=IF(RIGHT([.A462];6)=&quot;_X_X_X&quot;;3;IF(RIGHT([.A462];4)=&quot;_X_X&quot;;2;IF(RIGHT([.A46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3])&gt;0;[$preferred_name.A463];&#10;LEN(#REF!)&gt;0;#REF!&#10;)" office:value-type="string" office:string-value="rdw_motor_uitvoering_brandstof_elektrisch_verbruik_combinatie_X_X" calcext:value-type="string">
            <text:p>rdw_motor_uitvoering_brandstof_elektrisch_verbruik_combinatie_X_X</text:p>
          </table:table-cell>
          <table:table-cell table:formula="of:=IFERROR(FIND(&quot;_&quot;;[.$A463];1);LEN([.$A463]))" office:value-type="float" office:value="4" calcext:value-type="float">
            <text:p>4</text:p>
          </table:table-cell>
          <table:table-cell table:formula="of:=IFERROR(FIND(&quot;_&quot;;[.$A463];1+[.B463]);LEN([.$A463]))" office:value-type="float" office:value="10" calcext:value-type="float">
            <text:p>10</text:p>
          </table:table-cell>
          <table:table-cell table:formula="of:=IFERROR(FIND(&quot;_&quot;;[.$A463];1+[.C463]);LEN([.$A463]))" office:value-type="float" office:value="21" calcext:value-type="float">
            <text:p>21</text:p>
          </table:table-cell>
          <table:table-cell table:formula="of:=IFERROR(FIND(&quot;_&quot;;[.$A463];1+[.D463]);LEN([.$A463]))" office:value-type="float" office:value="31" calcext:value-type="float">
            <text:p>31</text:p>
          </table:table-cell>
          <table:table-cell table:formula="of:=IFERROR(FIND(&quot;_&quot;;[.$A463];1+[.E463]);LEN([.$A463]))" office:value-type="float" office:value="42" calcext:value-type="float">
            <text:p>42</text:p>
          </table:table-cell>
          <table:table-cell table:formula="of:=[.D463]" office:value-type="float" office:value="21" calcext:value-type="float">
            <text:p>21</text:p>
          </table:table-cell>
          <table:table-cell table:formula="of:=LEFT([.A463];[.G463])" office:value-type="string" office:string-value="rdw_motor_uitvoering_" calcext:value-type="string">
            <text:p>rdw_motor_uitvoering_</text:p>
          </table:table-cell>
          <table:table-cell table:formula="of:=VLOOKUP([.H463];[$source.$C$2:$source.$F$48];4;0)" office:value-type="float" office:value="306" calcext:value-type="float">
            <text:p>306</text:p>
          </table:table-cell>
          <table:table-cell table:style-name="ce7" table:formula="of:=IF(RIGHT([.A463];6)=&quot;_X_X_X&quot;;3;IF(RIGHT([.A463];4)=&quot;_X_X&quot;;2;IF(RIGHT([.A46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4])&gt;0;[$preferred_name.A464];&#10;LEN(#REF!)&gt;0;#REF!&#10;)" office:value-type="string" office:string-value="rdw_motor_uitvoering_brandstof_maximale_biobrandstof_percentage_X_X" calcext:value-type="string">
            <text:p>rdw_motor_uitvoering_brandstof_maximale_biobrandstof_percentage_X_X</text:p>
          </table:table-cell>
          <table:table-cell table:formula="of:=IFERROR(FIND(&quot;_&quot;;[.$A464];1);LEN([.$A464]))" office:value-type="float" office:value="4" calcext:value-type="float">
            <text:p>4</text:p>
          </table:table-cell>
          <table:table-cell table:formula="of:=IFERROR(FIND(&quot;_&quot;;[.$A464];1+[.B464]);LEN([.$A464]))" office:value-type="float" office:value="10" calcext:value-type="float">
            <text:p>10</text:p>
          </table:table-cell>
          <table:table-cell table:formula="of:=IFERROR(FIND(&quot;_&quot;;[.$A464];1+[.C464]);LEN([.$A464]))" office:value-type="float" office:value="21" calcext:value-type="float">
            <text:p>21</text:p>
          </table:table-cell>
          <table:table-cell table:formula="of:=IFERROR(FIND(&quot;_&quot;;[.$A464];1+[.D464]);LEN([.$A464]))" office:value-type="float" office:value="31" calcext:value-type="float">
            <text:p>31</text:p>
          </table:table-cell>
          <table:table-cell table:formula="of:=IFERROR(FIND(&quot;_&quot;;[.$A464];1+[.E464]);LEN([.$A464]))" office:value-type="float" office:value="40" calcext:value-type="float">
            <text:p>40</text:p>
          </table:table-cell>
          <table:table-cell table:formula="of:=[.D464]" office:value-type="float" office:value="21" calcext:value-type="float">
            <text:p>21</text:p>
          </table:table-cell>
          <table:table-cell table:formula="of:=LEFT([.A464];[.G464])" office:value-type="string" office:string-value="rdw_motor_uitvoering_" calcext:value-type="string">
            <text:p>rdw_motor_uitvoering_</text:p>
          </table:table-cell>
          <table:table-cell table:formula="of:=VLOOKUP([.H464];[$source.$C$2:$source.$F$48];4;0)" office:value-type="float" office:value="306" calcext:value-type="float">
            <text:p>306</text:p>
          </table:table-cell>
          <table:table-cell table:style-name="ce7" table:formula="of:=IF(RIGHT([.A464];6)=&quot;_X_X_X&quot;;3;IF(RIGHT([.A464];4)=&quot;_X_X&quot;;2;IF(RIGHT([.A46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5])&gt;0;[$preferred_name.A465];&#10;LEN([$preferred_name.B465])&gt;0;[$preferred_name.B465]&#10;)" office:value-type="string" office:string-value="rdw_motor_uitvoering_brandstof_actieradius_brandstof_X_X" calcext:value-type="string">
            <text:p>rdw_motor_uitvoering_brandstof_actieradius_brandstof_X_X</text:p>
          </table:table-cell>
          <table:table-cell table:formula="of:=IFERROR(FIND(&quot;_&quot;;[.$A465];1);LEN([.$A465]))" office:value-type="float" office:value="4" calcext:value-type="float">
            <text:p>4</text:p>
          </table:table-cell>
          <table:table-cell table:formula="of:=IFERROR(FIND(&quot;_&quot;;[.$A465];1+[.B465]);LEN([.$A465]))" office:value-type="float" office:value="10" calcext:value-type="float">
            <text:p>10</text:p>
          </table:table-cell>
          <table:table-cell table:formula="of:=IFERROR(FIND(&quot;_&quot;;[.$A465];1+[.C465]);LEN([.$A465]))" office:value-type="float" office:value="21" calcext:value-type="float">
            <text:p>21</text:p>
          </table:table-cell>
          <table:table-cell table:formula="of:=IFERROR(FIND(&quot;_&quot;;[.$A465];1+[.D465]);LEN([.$A465]))" office:value-type="float" office:value="31" calcext:value-type="float">
            <text:p>31</text:p>
          </table:table-cell>
          <table:table-cell table:formula="of:=IFERROR(FIND(&quot;_&quot;;[.$A465];1+[.E465]);LEN([.$A465]))" office:value-type="float" office:value="43" calcext:value-type="float">
            <text:p>43</text:p>
          </table:table-cell>
          <table:table-cell table:formula="of:=[.D465]" office:value-type="float" office:value="21" calcext:value-type="float">
            <text:p>21</text:p>
          </table:table-cell>
          <table:table-cell table:formula="of:=LEFT([.A465];[.G465])" office:value-type="string" office:string-value="rdw_motor_uitvoering_" calcext:value-type="string">
            <text:p>rdw_motor_uitvoering_</text:p>
          </table:table-cell>
          <table:table-cell table:formula="of:=VLOOKUP([.H465];[$source.$C$2:$source.$F$48];4;0)" office:value-type="float" office:value="306" calcext:value-type="float">
            <text:p>306</text:p>
          </table:table-cell>
          <table:table-cell table:style-name="ce7" table:formula="of:=IF(RIGHT([.A465];6)=&quot;_X_X_X&quot;;3;IF(RIGHT([.A465];4)=&quot;_X_X&quot;;2;IF(RIGHT([.A46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6])&gt;0;[$preferred_name.A466];&#10;LEN([$preferred_name.B466])&gt;0;[$preferred_name.B466]&#10;)" office:value-type="string" office:string-value="rdw_motor_uitvoering_brandstof_TimeStamp" calcext:value-type="string">
            <text:p>rdw_motor_uitvoering_brandstof_TimeStamp</text:p>
          </table:table-cell>
          <table:table-cell table:formula="of:=IFERROR(FIND(&quot;_&quot;;[.$A466];1);LEN([.$A466]))" office:value-type="float" office:value="4" calcext:value-type="float">
            <text:p>4</text:p>
          </table:table-cell>
          <table:table-cell table:formula="of:=IFERROR(FIND(&quot;_&quot;;[.$A466];1+[.B466]);LEN([.$A466]))" office:value-type="float" office:value="10" calcext:value-type="float">
            <text:p>10</text:p>
          </table:table-cell>
          <table:table-cell table:formula="of:=IFERROR(FIND(&quot;_&quot;;[.$A466];1+[.C466]);LEN([.$A466]))" office:value-type="float" office:value="21" calcext:value-type="float">
            <text:p>21</text:p>
          </table:table-cell>
          <table:table-cell table:formula="of:=IFERROR(FIND(&quot;_&quot;;[.$A466];1+[.D466]);LEN([.$A466]))" office:value-type="float" office:value="31" calcext:value-type="float">
            <text:p>31</text:p>
          </table:table-cell>
          <table:table-cell table:formula="of:=IFERROR(FIND(&quot;_&quot;;[.$A466];1+[.E466]);LEN([.$A466]))" office:value-type="float" office:value="40" calcext:value-type="float">
            <text:p>40</text:p>
          </table:table-cell>
          <table:table-cell table:formula="of:=[.D466]" office:value-type="float" office:value="21" calcext:value-type="float">
            <text:p>21</text:p>
          </table:table-cell>
          <table:table-cell table:formula="of:=LEFT([.A466];[.G466])" office:value-type="string" office:string-value="rdw_motor_uitvoering_" calcext:value-type="string">
            <text:p>rdw_motor_uitvoering_</text:p>
          </table:table-cell>
          <table:table-cell table:formula="of:=VLOOKUP([.H466];[$source.$C$2:$source.$F$48];4;0)" office:value-type="float" office:value="306" calcext:value-type="float">
            <text:p>306</text:p>
          </table:table-cell>
          <table:table-cell table:style-name="ce7" table:formula="of:=IF(RIGHT([.A466];6)=&quot;_X_X_X&quot;;3;IF(RIGHT([.A466];4)=&quot;_X_X&quot;;2;IF(RIGHT([.A46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7])&gt;0;[$preferred_name.A467];&#10;LEN([$preferred_name.B467])&gt;0;[$preferred_name.B467]&#10;)" office:value-type="string" office:string-value="rdw_plaatsaanduiding_uitvoering_plaats_aanduiding_volgnummer_X" calcext:value-type="string">
            <text:p>rdw_plaatsaanduiding_uitvoering_plaats_aanduiding_volgnummer_X</text:p>
          </table:table-cell>
          <table:table-cell table:formula="of:=IFERROR(FIND(&quot;_&quot;;[.$A467];1);LEN([.$A467]))" office:value-type="float" office:value="4" calcext:value-type="float">
            <text:p>4</text:p>
          </table:table-cell>
          <table:table-cell table:formula="of:=IFERROR(FIND(&quot;_&quot;;[.$A467];1+[.B467]);LEN([.$A467]))" office:value-type="float" office:value="21" calcext:value-type="float">
            <text:p>21</text:p>
          </table:table-cell>
          <table:table-cell table:formula="of:=IFERROR(FIND(&quot;_&quot;;[.$A467];1+[.C467]);LEN([.$A467]))" office:value-type="float" office:value="32" calcext:value-type="float">
            <text:p>32</text:p>
          </table:table-cell>
          <table:table-cell table:formula="of:=IFERROR(FIND(&quot;_&quot;;[.$A467];1+[.D467]);LEN([.$A467]))" office:value-type="float" office:value="39" calcext:value-type="float">
            <text:p>39</text:p>
          </table:table-cell>
          <table:table-cell table:formula="of:=IFERROR(FIND(&quot;_&quot;;[.$A467];1+[.E467]);LEN([.$A467]))" office:value-type="float" office:value="50" calcext:value-type="float">
            <text:p>50</text:p>
          </table:table-cell>
          <table:table-cell table:formula="of:=[.D467]" office:value-type="float" office:value="32" calcext:value-type="float">
            <text:p>32</text:p>
          </table:table-cell>
          <table:table-cell table:formula="of:=LEFT([.A467];[.G467])" office:value-type="string" office:string-value="rdw_plaatsaanduiding_uitvoering_" calcext:value-type="string">
            <text:p>rdw_plaatsaanduiding_uitvoering_</text:p>
          </table:table-cell>
          <table:table-cell table:formula="of:=VLOOKUP([.H467];[$source.$C$2:$source.$F$48];4;0)" office:value-type="float" office:value="308" calcext:value-type="float">
            <text:p>308</text:p>
          </table:table-cell>
          <table:table-cell table:style-name="ce7" table:formula="of:=IF(RIGHT([.A467];6)=&quot;_X_X_X&quot;;3;IF(RIGHT([.A467];4)=&quot;_X_X&quot;;2;IF(RIGHT([.A46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68])&gt;0;[$preferred_name.A468];&#10;LEN([$preferred_name.B468])&gt;0;[$preferred_name.B468]&#10;)" office:value-type="string" office:string-value="rdw_plaatsaanduiding_uitvoering_plaatscode_voeruig_identificatie_X" calcext:value-type="string">
            <text:p>rdw_plaatsaanduiding_uitvoering_plaatscode_voeruig_identificatie_X</text:p>
          </table:table-cell>
          <table:table-cell table:formula="of:=IFERROR(FIND(&quot;_&quot;;[.$A468];1);LEN([.$A468]))" office:value-type="float" office:value="4" calcext:value-type="float">
            <text:p>4</text:p>
          </table:table-cell>
          <table:table-cell table:formula="of:=IFERROR(FIND(&quot;_&quot;;[.$A468];1+[.B468]);LEN([.$A468]))" office:value-type="float" office:value="21" calcext:value-type="float">
            <text:p>21</text:p>
          </table:table-cell>
          <table:table-cell table:formula="of:=IFERROR(FIND(&quot;_&quot;;[.$A468];1+[.C468]);LEN([.$A468]))" office:value-type="float" office:value="32" calcext:value-type="float">
            <text:p>32</text:p>
          </table:table-cell>
          <table:table-cell table:formula="of:=IFERROR(FIND(&quot;_&quot;;[.$A468];1+[.D468]);LEN([.$A468]))" office:value-type="float" office:value="43" calcext:value-type="float">
            <text:p>43</text:p>
          </table:table-cell>
          <table:table-cell table:formula="of:=IFERROR(FIND(&quot;_&quot;;[.$A468];1+[.E468]);LEN([.$A468]))" office:value-type="float" office:value="51" calcext:value-type="float">
            <text:p>51</text:p>
          </table:table-cell>
          <table:table-cell table:formula="of:=[.D468]" office:value-type="float" office:value="32" calcext:value-type="float">
            <text:p>32</text:p>
          </table:table-cell>
          <table:table-cell table:formula="of:=LEFT([.A468];[.G468])" office:value-type="string" office:string-value="rdw_plaatsaanduiding_uitvoering_" calcext:value-type="string">
            <text:p>rdw_plaatsaanduiding_uitvoering_</text:p>
          </table:table-cell>
          <table:table-cell table:formula="of:=VLOOKUP([.H468];[$source.$C$2:$source.$F$48];4;0)" office:value-type="float" office:value="308" calcext:value-type="float">
            <text:p>308</text:p>
          </table:table-cell>
          <table:table-cell table:style-name="ce7" table:formula="of:=IF(RIGHT([.A468];6)=&quot;_X_X_X&quot;;3;IF(RIGHT([.A468];4)=&quot;_X_X&quot;;2;IF(RIGHT([.A46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69])&gt;0;[$preferred_name.A469];&#10;LEN([$preferred_name.B469])&gt;0;[$preferred_name.B469]&#10;)" office:value-type="string" office:string-value="rdw_plaatsaanduiding_uitvoering_plaatsaanduiding_registratie_datum_X" calcext:value-type="string">
            <text:p>rdw_plaatsaanduiding_uitvoering_plaatsaanduiding_registratie_datum_X</text:p>
          </table:table-cell>
          <table:table-cell table:formula="of:=IFERROR(FIND(&quot;_&quot;;[.$A469];1);LEN([.$A469]))" office:value-type="float" office:value="4" calcext:value-type="float">
            <text:p>4</text:p>
          </table:table-cell>
          <table:table-cell table:formula="of:=IFERROR(FIND(&quot;_&quot;;[.$A469];1+[.B469]);LEN([.$A469]))" office:value-type="float" office:value="21" calcext:value-type="float">
            <text:p>21</text:p>
          </table:table-cell>
          <table:table-cell table:formula="of:=IFERROR(FIND(&quot;_&quot;;[.$A469];1+[.C469]);LEN([.$A469]))" office:value-type="float" office:value="32" calcext:value-type="float">
            <text:p>32</text:p>
          </table:table-cell>
          <table:table-cell table:formula="of:=IFERROR(FIND(&quot;_&quot;;[.$A469];1+[.D469]);LEN([.$A469]))" office:value-type="float" office:value="49" calcext:value-type="float">
            <text:p>49</text:p>
          </table:table-cell>
          <table:table-cell table:formula="of:=IFERROR(FIND(&quot;_&quot;;[.$A469];1+[.E469]);LEN([.$A469]))" office:value-type="float" office:value="61" calcext:value-type="float">
            <text:p>61</text:p>
          </table:table-cell>
          <table:table-cell table:formula="of:=[.D469]" office:value-type="float" office:value="32" calcext:value-type="float">
            <text:p>32</text:p>
          </table:table-cell>
          <table:table-cell table:formula="of:=LEFT([.A469];[.G469])" office:value-type="string" office:string-value="rdw_plaatsaanduiding_uitvoering_" calcext:value-type="string">
            <text:p>rdw_plaatsaanduiding_uitvoering_</text:p>
          </table:table-cell>
          <table:table-cell table:formula="of:=VLOOKUP([.H469];[$source.$C$2:$source.$F$48];4;0)" office:value-type="float" office:value="308" calcext:value-type="float">
            <text:p>308</text:p>
          </table:table-cell>
          <table:table-cell table:style-name="ce7" table:formula="of:=IF(RIGHT([.A469];6)=&quot;_X_X_X&quot;;3;IF(RIGHT([.A469];4)=&quot;_X_X&quot;;2;IF(RIGHT([.A46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0])&gt;0;[$preferred_name.A470];&#10;LEN([$preferred_name.B470])&gt;0;[$preferred_name.B470]&#10;)" office:value-type="string" office:string-value="rdw_plaatsaanduiding_uitvoering_plaatsaanduiding_registratie_datum_dt_X" calcext:value-type="string">
            <text:p>rdw_plaatsaanduiding_uitvoering_plaatsaanduiding_registratie_datum_dt_X</text:p>
          </table:table-cell>
          <table:table-cell table:formula="of:=IFERROR(FIND(&quot;_&quot;;[.$A470];1);LEN([.$A470]))" office:value-type="float" office:value="4" calcext:value-type="float">
            <text:p>4</text:p>
          </table:table-cell>
          <table:table-cell table:formula="of:=IFERROR(FIND(&quot;_&quot;;[.$A470];1+[.B470]);LEN([.$A470]))" office:value-type="float" office:value="21" calcext:value-type="float">
            <text:p>21</text:p>
          </table:table-cell>
          <table:table-cell table:formula="of:=IFERROR(FIND(&quot;_&quot;;[.$A470];1+[.C470]);LEN([.$A470]))" office:value-type="float" office:value="32" calcext:value-type="float">
            <text:p>32</text:p>
          </table:table-cell>
          <table:table-cell table:formula="of:=IFERROR(FIND(&quot;_&quot;;[.$A470];1+[.D470]);LEN([.$A470]))" office:value-type="float" office:value="49" calcext:value-type="float">
            <text:p>49</text:p>
          </table:table-cell>
          <table:table-cell table:formula="of:=IFERROR(FIND(&quot;_&quot;;[.$A470];1+[.E470]);LEN([.$A470]))" office:value-type="float" office:value="61" calcext:value-type="float">
            <text:p>61</text:p>
          </table:table-cell>
          <table:table-cell table:formula="of:=[.D470]" office:value-type="float" office:value="32" calcext:value-type="float">
            <text:p>32</text:p>
          </table:table-cell>
          <table:table-cell table:formula="of:=LEFT([.A470];[.G470])" office:value-type="string" office:string-value="rdw_plaatsaanduiding_uitvoering_" calcext:value-type="string">
            <text:p>rdw_plaatsaanduiding_uitvoering_</text:p>
          </table:table-cell>
          <table:table-cell table:formula="of:=VLOOKUP([.H470];[$source.$C$2:$source.$F$48];4;0)" office:value-type="float" office:value="308" calcext:value-type="float">
            <text:p>308</text:p>
          </table:table-cell>
          <table:table-cell table:style-name="ce7" table:formula="of:=IF(RIGHT([.A470];6)=&quot;_X_X_X&quot;;3;IF(RIGHT([.A470];4)=&quot;_X_X&quot;;2;IF(RIGHT([.A470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471])&gt;0;[$preferred_name.A471];&#10;LEN([$preferred_name.B471])&gt;0;[$preferred_name.B471]&#10;)" office:value-type="string" office:string-value="rdw_plaatsaanduiding_uitvoering_composite_key_X" calcext:value-type="string">
            <text:p>rdw_plaatsaanduiding_uitvoering_composite_key_X</text:p>
          </table:table-cell>
          <table:table-cell table:formula="of:=IFERROR(FIND(&quot;_&quot;;[.$A471];1);LEN([.$A471]))" office:value-type="float" office:value="4" calcext:value-type="float">
            <text:p>4</text:p>
          </table:table-cell>
          <table:table-cell table:formula="of:=IFERROR(FIND(&quot;_&quot;;[.$A471];1+[.B471]);LEN([.$A471]))" office:value-type="float" office:value="21" calcext:value-type="float">
            <text:p>21</text:p>
          </table:table-cell>
          <table:table-cell table:formula="of:=IFERROR(FIND(&quot;_&quot;;[.$A471];1+[.C471]);LEN([.$A471]))" office:value-type="float" office:value="32" calcext:value-type="float">
            <text:p>32</text:p>
          </table:table-cell>
          <table:table-cell table:formula="of:=IFERROR(FIND(&quot;_&quot;;[.$A471];1+[.D471]);LEN([.$A471]))" office:value-type="float" office:value="42" calcext:value-type="float">
            <text:p>42</text:p>
          </table:table-cell>
          <table:table-cell table:formula="of:=IFERROR(FIND(&quot;_&quot;;[.$A471];1+[.E471]);LEN([.$A471]))" office:value-type="float" office:value="46" calcext:value-type="float">
            <text:p>46</text:p>
          </table:table-cell>
          <table:table-cell table:formula="of:=[.D471]" office:value-type="float" office:value="32" calcext:value-type="float">
            <text:p>32</text:p>
          </table:table-cell>
          <table:table-cell table:formula="of:=LEFT([.A471];[.G471])" office:value-type="string" office:string-value="rdw_plaatsaanduiding_uitvoering_" calcext:value-type="string">
            <text:p>rdw_plaatsaanduiding_uitvoering_</text:p>
          </table:table-cell>
          <table:table-cell table:formula="of:=VLOOKUP([.H471];[$source.$C$2:$source.$F$48];4;0)" office:value-type="float" office:value="308" calcext:value-type="float">
            <text:p>308</text:p>
          </table:table-cell>
          <table:table-cell table:style-name="ce7" table:formula="of:=IF(RIGHT([.A471];6)=&quot;_X_X_X&quot;;3;IF(RIGHT([.A471];4)=&quot;_X_X&quot;;2;IF(RIGHT([.A47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2])&gt;0;[$preferred_name.A472];&#10;LEN([$preferred_name.B472])&gt;0;[$preferred_name.B472]&#10;)" office:value-type="string" office:string-value="rdw_plaatsaanduiding_uitvoering_TimeStamp" calcext:value-type="string">
            <text:p>rdw_plaatsaanduiding_uitvoering_TimeStamp</text:p>
          </table:table-cell>
          <table:table-cell table:formula="of:=IFERROR(FIND(&quot;_&quot;;[.$A472];1);LEN([.$A472]))" office:value-type="float" office:value="4" calcext:value-type="float">
            <text:p>4</text:p>
          </table:table-cell>
          <table:table-cell table:formula="of:=IFERROR(FIND(&quot;_&quot;;[.$A472];1+[.B472]);LEN([.$A472]))" office:value-type="float" office:value="21" calcext:value-type="float">
            <text:p>21</text:p>
          </table:table-cell>
          <table:table-cell table:formula="of:=IFERROR(FIND(&quot;_&quot;;[.$A472];1+[.C472]);LEN([.$A472]))" office:value-type="float" office:value="32" calcext:value-type="float">
            <text:p>32</text:p>
          </table:table-cell>
          <table:table-cell table:formula="of:=IFERROR(FIND(&quot;_&quot;;[.$A472];1+[.D472]);LEN([.$A472]))" office:value-type="float" office:value="41" calcext:value-type="float">
            <text:p>41</text:p>
          </table:table-cell>
          <table:table-cell table:formula="of:=IFERROR(FIND(&quot;_&quot;;[.$A472];1+[.E472]);LEN([.$A472]))" office:value-type="float" office:value="41" calcext:value-type="float">
            <text:p>41</text:p>
          </table:table-cell>
          <table:table-cell table:formula="of:=[.D472]" office:value-type="float" office:value="32" calcext:value-type="float">
            <text:p>32</text:p>
          </table:table-cell>
          <table:table-cell table:formula="of:=LEFT([.A472];[.G472])" office:value-type="string" office:string-value="rdw_plaatsaanduiding_uitvoering_" calcext:value-type="string">
            <text:p>rdw_plaatsaanduiding_uitvoering_</text:p>
          </table:table-cell>
          <table:table-cell table:formula="of:=VLOOKUP([.H472];[$source.$C$2:$source.$F$48];4;0)" office:value-type="float" office:value="308" calcext:value-type="float">
            <text:p>308</text:p>
          </table:table-cell>
          <table:table-cell table:style-name="ce7" table:formula="of:=IF(RIGHT([.A472];6)=&quot;_X_X_X&quot;;3;IF(RIGHT([.A472];4)=&quot;_X_X&quot;;2;IF(RIGHT([.A47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3])&gt;0;[$preferred_name.A473];&#10;LEN([$preferred_name.B473])&gt;0;[$preferred_name.B473]&#10;)" office:value-type="string" office:string-value="rdw_uitvoering_gebruiksgegevens_per_uitgave_uitvgavenummer_verbruikboek_X" calcext:value-type="string">
            <text:p>rdw_uitvoering_gebruiksgegevens_per_uitgave_uitvgavenummer_verbruikboek_X</text:p>
          </table:table-cell>
          <table:table-cell table:formula="of:=IFERROR(FIND(&quot;_&quot;;[.$A473];1);LEN([.$A473]))" office:value-type="float" office:value="4" calcext:value-type="float">
            <text:p>4</text:p>
          </table:table-cell>
          <table:table-cell table:formula="of:=IFERROR(FIND(&quot;_&quot;;[.$A473];1+[.B473]);LEN([.$A473]))" office:value-type="float" office:value="15" calcext:value-type="float">
            <text:p>15</text:p>
          </table:table-cell>
          <table:table-cell table:formula="of:=IFERROR(FIND(&quot;_&quot;;[.$A473];1+[.C473]);LEN([.$A473]))" office:value-type="float" office:value="32" calcext:value-type="float">
            <text:p>32</text:p>
          </table:table-cell>
          <table:table-cell table:formula="of:=IFERROR(FIND(&quot;_&quot;;[.$A473];1+[.D473]);LEN([.$A473]))" office:value-type="float" office:value="36" calcext:value-type="float">
            <text:p>36</text:p>
          </table:table-cell>
          <table:table-cell table:formula="of:=IFERROR(FIND(&quot;_&quot;;[.$A473];1+[.E473]);LEN([.$A473]))" office:value-type="float" office:value="44" calcext:value-type="float">
            <text:p>44</text:p>
          </table:table-cell>
          <table:table-cell table:formula="of:=[.F473]" office:value-type="float" office:value="44" calcext:value-type="float">
            <text:p>44</text:p>
          </table:table-cell>
          <table:table-cell table:formula="of:=LEFT([.A473];[.G473])" office:value-type="string" office:string-value="rdw_uitvoering_gebruiksgegevens_per_uitgave_" calcext:value-type="string">
            <text:p>rdw_uitvoering_gebruiksgegevens_per_uitgave_</text:p>
          </table:table-cell>
          <table:table-cell table:formula="of:=VLOOKUP([.H473];[$source.$C$2:$source.$F$48];4;0)" office:value-type="float" office:value="309" calcext:value-type="float">
            <text:p>309</text:p>
          </table:table-cell>
          <table:table-cell table:style-name="ce7" table:formula="of:=IF(RIGHT([.A473];6)=&quot;_X_X_X&quot;;3;IF(RIGHT([.A473];4)=&quot;_X_X&quot;;2;IF(RIGHT([.A47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4])&gt;0;[$preferred_name.A474];&#10;LEN([$preferred_name.B474])&gt;0;[$preferred_name.B474]&#10;)" office:value-type="string" office:string-value="rdw_uitvoering_gebruiksgegevens_per_uitgave_verbruikcategorie_uitvoering_X" calcext:value-type="string">
            <text:p>rdw_uitvoering_gebruiksgegevens_per_uitgave_verbruikcategorie_uitvoering_X</text:p>
          </table:table-cell>
          <table:table-cell table:formula="of:=IFERROR(FIND(&quot;_&quot;;[.$A474];1);LEN([.$A474]))" office:value-type="float" office:value="4" calcext:value-type="float">
            <text:p>4</text:p>
          </table:table-cell>
          <table:table-cell table:formula="of:=IFERROR(FIND(&quot;_&quot;;[.$A474];1+[.B474]);LEN([.$A474]))" office:value-type="float" office:value="15" calcext:value-type="float">
            <text:p>15</text:p>
          </table:table-cell>
          <table:table-cell table:formula="of:=IFERROR(FIND(&quot;_&quot;;[.$A474];1+[.C474]);LEN([.$A474]))" office:value-type="float" office:value="32" calcext:value-type="float">
            <text:p>32</text:p>
          </table:table-cell>
          <table:table-cell table:formula="of:=IFERROR(FIND(&quot;_&quot;;[.$A474];1+[.D474]);LEN([.$A474]))" office:value-type="float" office:value="36" calcext:value-type="float">
            <text:p>36</text:p>
          </table:table-cell>
          <table:table-cell table:formula="of:=IFERROR(FIND(&quot;_&quot;;[.$A474];1+[.E474]);LEN([.$A474]))" office:value-type="float" office:value="44" calcext:value-type="float">
            <text:p>44</text:p>
          </table:table-cell>
          <table:table-cell table:formula="of:=[.F474]" office:value-type="float" office:value="44" calcext:value-type="float">
            <text:p>44</text:p>
          </table:table-cell>
          <table:table-cell table:formula="of:=LEFT([.A474];[.G474])" office:value-type="string" office:string-value="rdw_uitvoering_gebruiksgegevens_per_uitgave_" calcext:value-type="string">
            <text:p>rdw_uitvoering_gebruiksgegevens_per_uitgave_</text:p>
          </table:table-cell>
          <table:table-cell table:formula="of:=VLOOKUP([.H474];[$source.$C$2:$source.$F$48];4;0)" office:value-type="float" office:value="309" calcext:value-type="float">
            <text:p>309</text:p>
          </table:table-cell>
          <table:table-cell table:style-name="ce7" table:formula="of:=IF(RIGHT([.A474];6)=&quot;_X_X_X&quot;;3;IF(RIGHT([.A474];4)=&quot;_X_X&quot;;2;IF(RIGHT([.A474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75])&gt;0;[$preferred_name.A475];&#10;LEN([$preferred_name.B475])&gt;0;[$preferred_name.B475]&#10;)" office:value-type="string" office:string-value="rdw_uitvoering_gebruiksgegevens_per_uitgave_composite_key_X" calcext:value-type="string">
            <text:p>rdw_uitvoering_gebruiksgegevens_per_uitgave_composite_key_X</text:p>
          </table:table-cell>
          <table:table-cell table:formula="of:=IFERROR(FIND(&quot;_&quot;;[.$A475];1);LEN([.$A475]))" office:value-type="float" office:value="4" calcext:value-type="float">
            <text:p>4</text:p>
          </table:table-cell>
          <table:table-cell table:formula="of:=IFERROR(FIND(&quot;_&quot;;[.$A475];1+[.B475]);LEN([.$A475]))" office:value-type="float" office:value="15" calcext:value-type="float">
            <text:p>15</text:p>
          </table:table-cell>
          <table:table-cell table:formula="of:=IFERROR(FIND(&quot;_&quot;;[.$A475];1+[.C475]);LEN([.$A475]))" office:value-type="float" office:value="32" calcext:value-type="float">
            <text:p>32</text:p>
          </table:table-cell>
          <table:table-cell table:formula="of:=IFERROR(FIND(&quot;_&quot;;[.$A475];1+[.D475]);LEN([.$A475]))" office:value-type="float" office:value="36" calcext:value-type="float">
            <text:p>36</text:p>
          </table:table-cell>
          <table:table-cell table:formula="of:=IFERROR(FIND(&quot;_&quot;;[.$A475];1+[.E475]);LEN([.$A475]))" office:value-type="float" office:value="44" calcext:value-type="float">
            <text:p>44</text:p>
          </table:table-cell>
          <table:table-cell table:formula="of:=[.F475]" office:value-type="float" office:value="44" calcext:value-type="float">
            <text:p>44</text:p>
          </table:table-cell>
          <table:table-cell table:formula="of:=LEFT([.A475];[.G475])" office:value-type="string" office:string-value="rdw_uitvoering_gebruiksgegevens_per_uitgave_" calcext:value-type="string">
            <text:p>rdw_uitvoering_gebruiksgegevens_per_uitgave_</text:p>
          </table:table-cell>
          <table:table-cell table:formula="of:=VLOOKUP([.H475];[$source.$C$2:$source.$F$48];4;0)" office:value-type="float" office:value="309" calcext:value-type="float">
            <text:p>309</text:p>
          </table:table-cell>
          <table:table-cell table:style-name="ce7" table:formula="of:=IF(RIGHT([.A475];6)=&quot;_X_X_X&quot;;3;IF(RIGHT([.A475];4)=&quot;_X_X&quot;;2;IF(RIGHT([.A47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6])&gt;0;[$preferred_name.A476];&#10;LEN([$preferred_name.B476])&gt;0;[$preferred_name.B476]&#10;)" office:value-type="string" office:string-value="rdw_uitvoering_gebruiksgegevens_per_uitgave_TimeStamp" calcext:value-type="string">
            <text:p>rdw_uitvoering_gebruiksgegevens_per_uitgave_TimeStamp</text:p>
          </table:table-cell>
          <table:table-cell table:formula="of:=IFERROR(FIND(&quot;_&quot;;[.$A476];1);LEN([.$A476]))" office:value-type="float" office:value="4" calcext:value-type="float">
            <text:p>4</text:p>
          </table:table-cell>
          <table:table-cell table:formula="of:=IFERROR(FIND(&quot;_&quot;;[.$A476];1+[.B476]);LEN([.$A476]))" office:value-type="float" office:value="15" calcext:value-type="float">
            <text:p>15</text:p>
          </table:table-cell>
          <table:table-cell table:formula="of:=IFERROR(FIND(&quot;_&quot;;[.$A476];1+[.C476]);LEN([.$A476]))" office:value-type="float" office:value="32" calcext:value-type="float">
            <text:p>32</text:p>
          </table:table-cell>
          <table:table-cell table:formula="of:=IFERROR(FIND(&quot;_&quot;;[.$A476];1+[.D476]);LEN([.$A476]))" office:value-type="float" office:value="36" calcext:value-type="float">
            <text:p>36</text:p>
          </table:table-cell>
          <table:table-cell table:formula="of:=IFERROR(FIND(&quot;_&quot;;[.$A476];1+[.E476]);LEN([.$A476]))" office:value-type="float" office:value="44" calcext:value-type="float">
            <text:p>44</text:p>
          </table:table-cell>
          <table:table-cell table:formula="of:=[.F476]" office:value-type="float" office:value="44" calcext:value-type="float">
            <text:p>44</text:p>
          </table:table-cell>
          <table:table-cell table:formula="of:=LEFT([.A476];[.G476])" office:value-type="string" office:string-value="rdw_uitvoering_gebruiksgegevens_per_uitgave_" calcext:value-type="string">
            <text:p>rdw_uitvoering_gebruiksgegevens_per_uitgave_</text:p>
          </table:table-cell>
          <table:table-cell table:formula="of:=VLOOKUP([.H476];[$source.$C$2:$source.$F$48];4;0)" office:value-type="float" office:value="309" calcext:value-type="float">
            <text:p>309</text:p>
          </table:table-cell>
          <table:table-cell table:style-name="ce7" table:formula="of:=IF(RIGHT([.A476];6)=&quot;_X_X_X&quot;;3;IF(RIGHT([.A476];4)=&quot;_X_X&quot;;2;IF(RIGHT([.A47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77])&gt;0;[$preferred_name.A477];&#10;LEN([$preferred_name.B477])&gt;0;[$preferred_name.B477]&#10;)" office:value-type="string" office:string-value="rdw_versnellingsbak_uitvoering_volgnummer_X" calcext:value-type="string">
            <text:p>rdw_versnellingsbak_uitvoering_volgnummer_X</text:p>
          </table:table-cell>
          <table:table-cell table:formula="of:=IFERROR(FIND(&quot;_&quot;;[.$A477];1);LEN([.$A477]))" office:value-type="float" office:value="4" calcext:value-type="float">
            <text:p>4</text:p>
          </table:table-cell>
          <table:table-cell table:formula="of:=IFERROR(FIND(&quot;_&quot;;[.$A477];1+[.B477]);LEN([.$A477]))" office:value-type="float" office:value="20" calcext:value-type="float">
            <text:p>20</text:p>
          </table:table-cell>
          <table:table-cell table:formula="of:=IFERROR(FIND(&quot;_&quot;;[.$A477];1+[.C477]);LEN([.$A477]))" office:value-type="float" office:value="31" calcext:value-type="float">
            <text:p>31</text:p>
          </table:table-cell>
          <table:table-cell table:formula="of:=IFERROR(FIND(&quot;_&quot;;[.$A477];1+[.D477]);LEN([.$A477]))" office:value-type="float" office:value="42" calcext:value-type="float">
            <text:p>42</text:p>
          </table:table-cell>
          <table:table-cell table:formula="of:=IFERROR(FIND(&quot;_&quot;;[.$A477];1+[.E477]);LEN([.$A477]))" office:value-type="float" office:value="43" calcext:value-type="float">
            <text:p>43</text:p>
          </table:table-cell>
          <table:table-cell table:formula="of:=[.D477]" office:value-type="float" office:value="31" calcext:value-type="float">
            <text:p>31</text:p>
          </table:table-cell>
          <table:table-cell table:formula="of:=LEFT([.A477];[.G477])" office:value-type="string" office:string-value="rdw_versnellingsbak_uitvoering_" calcext:value-type="string">
            <text:p>rdw_versnellingsbak_uitvoering_</text:p>
          </table:table-cell>
          <table:table-cell table:formula="of:=VLOOKUP([.H477];[$source.$C$2:$source.$F$48];4;0)" office:value-type="float" office:value="310" calcext:value-type="float">
            <text:p>310</text:p>
          </table:table-cell>
          <table:table-cell table:style-name="ce7" table:formula="of:=IF(RIGHT([.A477];6)=&quot;_X_X_X&quot;;3;IF(RIGHT([.A477];4)=&quot;_X_X&quot;;2;IF(RIGHT([.A47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78])&gt;0;[$preferred_name.A478];&#10;LEN([$preferred_name.B478])&gt;0;[$preferred_name.B478]&#10;)" office:value-type="string" office:string-value="rdw_versnellingsbak_uitvoering_type_versnellingsbak_X" calcext:value-type="string">
            <text:p>rdw_versnellingsbak_uitvoering_type_versnellingsbak_X</text:p>
          </table:table-cell>
          <table:table-cell table:formula="of:=IFERROR(FIND(&quot;_&quot;;[.$A478];1);LEN([.$A478]))" office:value-type="float" office:value="4" calcext:value-type="float">
            <text:p>4</text:p>
          </table:table-cell>
          <table:table-cell table:formula="of:=IFERROR(FIND(&quot;_&quot;;[.$A478];1+[.B478]);LEN([.$A478]))" office:value-type="float" office:value="20" calcext:value-type="float">
            <text:p>20</text:p>
          </table:table-cell>
          <table:table-cell table:formula="of:=IFERROR(FIND(&quot;_&quot;;[.$A478];1+[.C478]);LEN([.$A478]))" office:value-type="float" office:value="31" calcext:value-type="float">
            <text:p>31</text:p>
          </table:table-cell>
          <table:table-cell table:formula="of:=IFERROR(FIND(&quot;_&quot;;[.$A478];1+[.D478]);LEN([.$A478]))" office:value-type="float" office:value="36" calcext:value-type="float">
            <text:p>36</text:p>
          </table:table-cell>
          <table:table-cell table:formula="of:=IFERROR(FIND(&quot;_&quot;;[.$A478];1+[.E478]);LEN([.$A478]))" office:value-type="float" office:value="52" calcext:value-type="float">
            <text:p>52</text:p>
          </table:table-cell>
          <table:table-cell table:formula="of:=[.D478]" office:value-type="float" office:value="31" calcext:value-type="float">
            <text:p>31</text:p>
          </table:table-cell>
          <table:table-cell table:formula="of:=LEFT([.A478];[.G478])" office:value-type="string" office:string-value="rdw_versnellingsbak_uitvoering_" calcext:value-type="string">
            <text:p>rdw_versnellingsbak_uitvoering_</text:p>
          </table:table-cell>
          <table:table-cell table:formula="of:=VLOOKUP([.H478];[$source.$C$2:$source.$F$48];4;0)" office:value-type="float" office:value="310" calcext:value-type="float">
            <text:p>310</text:p>
          </table:table-cell>
          <table:table-cell table:style-name="ce7" table:formula="of:=IF(RIGHT([.A478];6)=&quot;_X_X_X&quot;;3;IF(RIGHT([.A478];4)=&quot;_X_X&quot;;2;IF(RIGHT([.A478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79])&gt;0;[$preferred_name.A479];&#10;LEN([$preferred_name.B479])&gt;0;[$preferred_name.B479]&#10;)" office:value-type="string" office:string-value="rdw_versnellingsbak_uitvoering_aantal_versnellingen_ondergrens_X" calcext:value-type="string">
            <text:p>rdw_versnellingsbak_uitvoering_aantal_versnellingen_ondergrens_X</text:p>
          </table:table-cell>
          <table:table-cell table:formula="of:=IFERROR(FIND(&quot;_&quot;;[.$A479];1);LEN([.$A479]))" office:value-type="float" office:value="4" calcext:value-type="float">
            <text:p>4</text:p>
          </table:table-cell>
          <table:table-cell table:formula="of:=IFERROR(FIND(&quot;_&quot;;[.$A479];1+[.B479]);LEN([.$A479]))" office:value-type="float" office:value="20" calcext:value-type="float">
            <text:p>20</text:p>
          </table:table-cell>
          <table:table-cell table:formula="of:=IFERROR(FIND(&quot;_&quot;;[.$A479];1+[.C479]);LEN([.$A479]))" office:value-type="float" office:value="31" calcext:value-type="float">
            <text:p>31</text:p>
          </table:table-cell>
          <table:table-cell table:formula="of:=IFERROR(FIND(&quot;_&quot;;[.$A479];1+[.D479]);LEN([.$A479]))" office:value-type="float" office:value="38" calcext:value-type="float">
            <text:p>38</text:p>
          </table:table-cell>
          <table:table-cell table:formula="of:=IFERROR(FIND(&quot;_&quot;;[.$A479];1+[.E479]);LEN([.$A479]))" office:value-type="float" office:value="52" calcext:value-type="float">
            <text:p>52</text:p>
          </table:table-cell>
          <table:table-cell table:formula="of:=[.D479]" office:value-type="float" office:value="31" calcext:value-type="float">
            <text:p>31</text:p>
          </table:table-cell>
          <table:table-cell table:formula="of:=LEFT([.A479];[.G479])" office:value-type="string" office:string-value="rdw_versnellingsbak_uitvoering_" calcext:value-type="string">
            <text:p>rdw_versnellingsbak_uitvoering_</text:p>
          </table:table-cell>
          <table:table-cell table:formula="of:=VLOOKUP([.H479];[$source.$C$2:$source.$F$48];4;0)" office:value-type="float" office:value="310" calcext:value-type="float">
            <text:p>310</text:p>
          </table:table-cell>
          <table:table-cell table:style-name="ce7" table:formula="of:=IF(RIGHT([.A479];6)=&quot;_X_X_X&quot;;3;IF(RIGHT([.A479];4)=&quot;_X_X&quot;;2;IF(RIGHT([.A479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80])&gt;0;[$preferred_name.A480];&#10;LEN([$preferred_name.B480])&gt;0;[$preferred_name.B480]&#10;)" office:value-type="string" office:string-value="rdw_versnellingsbak_uitvoering_aantal_versnellingen_bovengrens_X" calcext:value-type="string">
            <text:p>rdw_versnellingsbak_uitvoering_aantal_versnellingen_bovengrens_X</text:p>
          </table:table-cell>
          <table:table-cell table:formula="of:=IFERROR(FIND(&quot;_&quot;;[.$A480];1);LEN([.$A480]))" office:value-type="float" office:value="4" calcext:value-type="float">
            <text:p>4</text:p>
          </table:table-cell>
          <table:table-cell table:formula="of:=IFERROR(FIND(&quot;_&quot;;[.$A480];1+[.B480]);LEN([.$A480]))" office:value-type="float" office:value="20" calcext:value-type="float">
            <text:p>20</text:p>
          </table:table-cell>
          <table:table-cell table:formula="of:=IFERROR(FIND(&quot;_&quot;;[.$A480];1+[.C480]);LEN([.$A480]))" office:value-type="float" office:value="31" calcext:value-type="float">
            <text:p>31</text:p>
          </table:table-cell>
          <table:table-cell table:formula="of:=IFERROR(FIND(&quot;_&quot;;[.$A480];1+[.D480]);LEN([.$A480]))" office:value-type="float" office:value="38" calcext:value-type="float">
            <text:p>38</text:p>
          </table:table-cell>
          <table:table-cell table:formula="of:=IFERROR(FIND(&quot;_&quot;;[.$A480];1+[.E480]);LEN([.$A480]))" office:value-type="float" office:value="52" calcext:value-type="float">
            <text:p>52</text:p>
          </table:table-cell>
          <table:table-cell table:formula="of:=[.D480]" office:value-type="float" office:value="31" calcext:value-type="float">
            <text:p>31</text:p>
          </table:table-cell>
          <table:table-cell table:formula="of:=LEFT([.A480];[.G480])" office:value-type="string" office:string-value="rdw_versnellingsbak_uitvoering_" calcext:value-type="string">
            <text:p>rdw_versnellingsbak_uitvoering_</text:p>
          </table:table-cell>
          <table:table-cell table:formula="of:=VLOOKUP([.H480];[$source.$C$2:$source.$F$48];4;0)" office:value-type="float" office:value="310" calcext:value-type="float">
            <text:p>310</text:p>
          </table:table-cell>
          <table:table-cell table:style-name="ce7" table:formula="of:=IF(RIGHT([.A480];6)=&quot;_X_X_X&quot;;3;IF(RIGHT([.A480];4)=&quot;_X_X&quot;;2;IF(RIGHT([.A480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481])&gt;0;[$preferred_name.A481];&#10;LEN([$preferred_name.B481])&gt;0;[$preferred_name.B481]&#10;)" office:value-type="string" office:string-value="rdw_versnellingsbak_uitvoering_composite_key_X" calcext:value-type="string">
            <text:p>rdw_versnellingsbak_uitvoering_composite_key_X</text:p>
          </table:table-cell>
          <table:table-cell table:formula="of:=IFERROR(FIND(&quot;_&quot;;[.$A481];1);LEN([.$A481]))" office:value-type="float" office:value="4" calcext:value-type="float">
            <text:p>4</text:p>
          </table:table-cell>
          <table:table-cell table:formula="of:=IFERROR(FIND(&quot;_&quot;;[.$A481];1+[.B481]);LEN([.$A481]))" office:value-type="float" office:value="20" calcext:value-type="float">
            <text:p>20</text:p>
          </table:table-cell>
          <table:table-cell table:formula="of:=IFERROR(FIND(&quot;_&quot;;[.$A481];1+[.C481]);LEN([.$A481]))" office:value-type="float" office:value="31" calcext:value-type="float">
            <text:p>31</text:p>
          </table:table-cell>
          <table:table-cell table:formula="of:=IFERROR(FIND(&quot;_&quot;;[.$A481];1+[.D481]);LEN([.$A481]))" office:value-type="float" office:value="41" calcext:value-type="float">
            <text:p>41</text:p>
          </table:table-cell>
          <table:table-cell table:formula="of:=IFERROR(FIND(&quot;_&quot;;[.$A481];1+[.E481]);LEN([.$A481]))" office:value-type="float" office:value="45" calcext:value-type="float">
            <text:p>45</text:p>
          </table:table-cell>
          <table:table-cell table:formula="of:=[.D481]" office:value-type="float" office:value="31" calcext:value-type="float">
            <text:p>31</text:p>
          </table:table-cell>
          <table:table-cell table:formula="of:=LEFT([.A481];[.G481])" office:value-type="string" office:string-value="rdw_versnellingsbak_uitvoering_" calcext:value-type="string">
            <text:p>rdw_versnellingsbak_uitvoering_</text:p>
          </table:table-cell>
          <table:table-cell table:formula="of:=VLOOKUP([.H481];[$source.$C$2:$source.$F$48];4;0)" office:value-type="float" office:value="310" calcext:value-type="float">
            <text:p>310</text:p>
          </table:table-cell>
          <table:table-cell table:style-name="ce7" table:formula="of:=IF(RIGHT([.A481];6)=&quot;_X_X_X&quot;;3;IF(RIGHT([.A481];4)=&quot;_X_X&quot;;2;IF(RIGHT([.A48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82])&gt;0;[$preferred_name.A482];&#10;LEN([$preferred_name.B482])&gt;0;[$preferred_name.B482]&#10;)" office:value-type="string" office:string-value="rdw_versnellingsbak_uitvoering_TimeStamp" calcext:value-type="string">
            <text:p>rdw_versnellingsbak_uitvoering_TimeStamp</text:p>
          </table:table-cell>
          <table:table-cell table:formula="of:=IFERROR(FIND(&quot;_&quot;;[.$A482];1);LEN([.$A482]))" office:value-type="float" office:value="4" calcext:value-type="float">
            <text:p>4</text:p>
          </table:table-cell>
          <table:table-cell table:formula="of:=IFERROR(FIND(&quot;_&quot;;[.$A482];1+[.B482]);LEN([.$A482]))" office:value-type="float" office:value="20" calcext:value-type="float">
            <text:p>20</text:p>
          </table:table-cell>
          <table:table-cell table:formula="of:=IFERROR(FIND(&quot;_&quot;;[.$A482];1+[.C482]);LEN([.$A482]))" office:value-type="float" office:value="31" calcext:value-type="float">
            <text:p>31</text:p>
          </table:table-cell>
          <table:table-cell table:formula="of:=IFERROR(FIND(&quot;_&quot;;[.$A482];1+[.D482]);LEN([.$A482]))" office:value-type="float" office:value="40" calcext:value-type="float">
            <text:p>40</text:p>
          </table:table-cell>
          <table:table-cell table:formula="of:=IFERROR(FIND(&quot;_&quot;;[.$A482];1+[.E482]);LEN([.$A482]))" office:value-type="float" office:value="40" calcext:value-type="float">
            <text:p>40</text:p>
          </table:table-cell>
          <table:table-cell table:formula="of:=[.D482]" office:value-type="float" office:value="31" calcext:value-type="float">
            <text:p>31</text:p>
          </table:table-cell>
          <table:table-cell table:formula="of:=LEFT([.A482];[.G482])" office:value-type="string" office:string-value="rdw_versnellingsbak_uitvoering_" calcext:value-type="string">
            <text:p>rdw_versnellingsbak_uitvoering_</text:p>
          </table:table-cell>
          <table:table-cell table:formula="of:=VLOOKUP([.H482];[$source.$C$2:$source.$F$48];4;0)" office:value-type="float" office:value="310" calcext:value-type="float">
            <text:p>310</text:p>
          </table:table-cell>
          <table:table-cell table:style-name="ce7" table:formula="of:=IF(RIGHT([.A482];6)=&quot;_X_X_X&quot;;3;IF(RIGHT([.A482];4)=&quot;_X_X&quot;;2;IF(RIGHT([.A48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83])&gt;0;[$preferred_name.A483];&#10;LEN([$preferred_name.B483])&gt;0;[$preferred_name.B483]&#10;)" office:value-type="string" office:string-value="rdw_ovi_merk" calcext:value-type="string">
            <text:p>rdw_ovi_merk</text:p>
          </table:table-cell>
          <table:table-cell table:formula="of:=IFERROR(FIND(&quot;_&quot;;[.$A483];1);LEN([.$A483]))" office:value-type="float" office:value="4" calcext:value-type="float">
            <text:p>4</text:p>
          </table:table-cell>
          <table:table-cell table:formula="of:=IFERROR(FIND(&quot;_&quot;;[.$A483];1+[.B483]);LEN([.$A483]))" office:value-type="float" office:value="8" calcext:value-type="float">
            <text:p>8</text:p>
          </table:table-cell>
          <table:table-cell table:formula="of:=IFERROR(FIND(&quot;_&quot;;[.$A483];1+[.C483]);LEN([.$A483]))" office:value-type="float" office:value="12" calcext:value-type="float">
            <text:p>12</text:p>
          </table:table-cell>
          <table:table-cell table:formula="of:=IFERROR(FIND(&quot;_&quot;;[.$A483];1+[.D483]);LEN([.$A483]))" office:value-type="float" office:value="12" calcext:value-type="float">
            <text:p>12</text:p>
          </table:table-cell>
          <table:table-cell table:formula="of:=IFERROR(FIND(&quot;_&quot;;[.$A483];1+[.E483]);LEN([.$A483]))" office:value-type="float" office:value="12" calcext:value-type="float">
            <text:p>12</text:p>
          </table:table-cell>
          <table:table-cell table:formula="of:=[.C483]" office:value-type="float" office:value="8" calcext:value-type="float">
            <text:p>8</text:p>
          </table:table-cell>
          <table:table-cell table:formula="of:=LEFT([.A483];[.G483])" office:value-type="string" office:string-value="rdw_ovi_" calcext:value-type="string">
            <text:p>rdw_ovi_</text:p>
          </table:table-cell>
          <table:table-cell table:formula="of:=VLOOKUP([.H483];[$source.$C$2:$source.$F$48];4;0)" office:value-type="float" office:value="401" calcext:value-type="float">
            <text:p>401</text:p>
          </table:table-cell>
          <table:table-cell table:style-name="ce7" table:formula="of:=IF(RIGHT([.A483];6)=&quot;_X_X_X&quot;;3;IF(RIGHT([.A483];4)=&quot;_X_X&quot;;2;IF(RIGHT([.A48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uniform_brand</text:p>
          </table:table-cell>
          <table:table-cell office:value-type="string" calcext:value-type="string">
            <text:p>brand_to_model</text:p>
          </table:table-cell>
          <table:table-cell table:number-columns-repeated="1009"/>
        </table:table-row>
        <table:table-row table:style-name="ro1">
          <table:table-cell table:formula="of:=COM.MICROSOFT.IFS(&#10;LEN([$preferred_name.A484])&gt;0;[$preferred_name.A484];&#10;LEN([$preferred_name.B484])&gt;0;[$preferred_name.B484]&#10;)" office:value-type="string" office:string-value="rdw_ovi_type" calcext:value-type="string">
            <text:p>rdw_ovi_type</text:p>
          </table:table-cell>
          <table:table-cell table:formula="of:=IFERROR(FIND(&quot;_&quot;;[.$A484];1);LEN([.$A484]))" office:value-type="float" office:value="4" calcext:value-type="float">
            <text:p>4</text:p>
          </table:table-cell>
          <table:table-cell table:formula="of:=IFERROR(FIND(&quot;_&quot;;[.$A484];1+[.B484]);LEN([.$A484]))" office:value-type="float" office:value="8" calcext:value-type="float">
            <text:p>8</text:p>
          </table:table-cell>
          <table:table-cell table:formula="of:=IFERROR(FIND(&quot;_&quot;;[.$A484];1+[.C484]);LEN([.$A484]))" office:value-type="float" office:value="12" calcext:value-type="float">
            <text:p>12</text:p>
          </table:table-cell>
          <table:table-cell table:formula="of:=IFERROR(FIND(&quot;_&quot;;[.$A484];1+[.D484]);LEN([.$A484]))" office:value-type="float" office:value="12" calcext:value-type="float">
            <text:p>12</text:p>
          </table:table-cell>
          <table:table-cell table:formula="of:=IFERROR(FIND(&quot;_&quot;;[.$A484];1+[.E484]);LEN([.$A484]))" office:value-type="float" office:value="12" calcext:value-type="float">
            <text:p>12</text:p>
          </table:table-cell>
          <table:table-cell table:formula="of:=[.C484]" office:value-type="float" office:value="8" calcext:value-type="float">
            <text:p>8</text:p>
          </table:table-cell>
          <table:table-cell table:formula="of:=LEFT([.A484];[.G484])" office:value-type="string" office:string-value="rdw_ovi_" calcext:value-type="string">
            <text:p>rdw_ovi_</text:p>
          </table:table-cell>
          <table:table-cell table:formula="of:=VLOOKUP([.H484];[$source.$C$2:$source.$F$48];4;0)" office:value-type="float" office:value="401" calcext:value-type="float">
            <text:p>401</text:p>
          </table:table-cell>
          <table:table-cell table:style-name="ce7" table:formula="of:=IF(RIGHT([.A484];6)=&quot;_X_X_X&quot;;3;IF(RIGHT([.A484];4)=&quot;_X_X&quot;;2;IF(RIGHT([.A48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85])&gt;0;[$preferred_name.A485];&#10;LEN([$preferred_name.B485])&gt;0;[$preferred_name.B485]&#10;)" office:value-type="string" office:string-value="rdw_ovi_variant" calcext:value-type="string">
            <text:p>rdw_ovi_variant</text:p>
          </table:table-cell>
          <table:table-cell table:formula="of:=IFERROR(FIND(&quot;_&quot;;[.$A485];1);LEN([.$A485]))" office:value-type="float" office:value="4" calcext:value-type="float">
            <text:p>4</text:p>
          </table:table-cell>
          <table:table-cell table:formula="of:=IFERROR(FIND(&quot;_&quot;;[.$A485];1+[.B485]);LEN([.$A485]))" office:value-type="float" office:value="8" calcext:value-type="float">
            <text:p>8</text:p>
          </table:table-cell>
          <table:table-cell table:formula="of:=IFERROR(FIND(&quot;_&quot;;[.$A485];1+[.C485]);LEN([.$A485]))" office:value-type="float" office:value="15" calcext:value-type="float">
            <text:p>15</text:p>
          </table:table-cell>
          <table:table-cell table:formula="of:=IFERROR(FIND(&quot;_&quot;;[.$A485];1+[.D485]);LEN([.$A485]))" office:value-type="float" office:value="15" calcext:value-type="float">
            <text:p>15</text:p>
          </table:table-cell>
          <table:table-cell table:formula="of:=IFERROR(FIND(&quot;_&quot;;[.$A485];1+[.E485]);LEN([.$A485]))" office:value-type="float" office:value="15" calcext:value-type="float">
            <text:p>15</text:p>
          </table:table-cell>
          <table:table-cell table:formula="of:=[.C485]" office:value-type="float" office:value="8" calcext:value-type="float">
            <text:p>8</text:p>
          </table:table-cell>
          <table:table-cell table:formula="of:=LEFT([.A485];[.G485])" office:value-type="string" office:string-value="rdw_ovi_" calcext:value-type="string">
            <text:p>rdw_ovi_</text:p>
          </table:table-cell>
          <table:table-cell table:formula="of:=VLOOKUP([.H485];[$source.$C$2:$source.$F$48];4;0)" office:value-type="float" office:value="401" calcext:value-type="float">
            <text:p>401</text:p>
          </table:table-cell>
          <table:table-cell table:style-name="ce7" table:formula="of:=IF(RIGHT([.A485];6)=&quot;_X_X_X&quot;;3;IF(RIGHT([.A485];4)=&quot;_X_X&quot;;2;IF(RIGHT([.A48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86])&gt;0;[$preferred_name.A486];&#10;LEN([$preferred_name.B486])&gt;0;[$preferred_name.B486]&#10;)" office:value-type="string" office:string-value="rdw_ovi_uitvoering" calcext:value-type="string">
            <text:p>rdw_ovi_uitvoering</text:p>
          </table:table-cell>
          <table:table-cell table:formula="of:=IFERROR(FIND(&quot;_&quot;;[.$A486];1);LEN([.$A486]))" office:value-type="float" office:value="4" calcext:value-type="float">
            <text:p>4</text:p>
          </table:table-cell>
          <table:table-cell table:formula="of:=IFERROR(FIND(&quot;_&quot;;[.$A486];1+[.B486]);LEN([.$A486]))" office:value-type="float" office:value="8" calcext:value-type="float">
            <text:p>8</text:p>
          </table:table-cell>
          <table:table-cell table:formula="of:=IFERROR(FIND(&quot;_&quot;;[.$A486];1+[.C486]);LEN([.$A486]))" office:value-type="float" office:value="18" calcext:value-type="float">
            <text:p>18</text:p>
          </table:table-cell>
          <table:table-cell table:formula="of:=IFERROR(FIND(&quot;_&quot;;[.$A486];1+[.D486]);LEN([.$A486]))" office:value-type="float" office:value="18" calcext:value-type="float">
            <text:p>18</text:p>
          </table:table-cell>
          <table:table-cell table:formula="of:=IFERROR(FIND(&quot;_&quot;;[.$A486];1+[.E486]);LEN([.$A486]))" office:value-type="float" office:value="18" calcext:value-type="float">
            <text:p>18</text:p>
          </table:table-cell>
          <table:table-cell table:formula="of:=[.C486]" office:value-type="float" office:value="8" calcext:value-type="float">
            <text:p>8</text:p>
          </table:table-cell>
          <table:table-cell table:formula="of:=LEFT([.A486];[.G486])" office:value-type="string" office:string-value="rdw_ovi_" calcext:value-type="string">
            <text:p>rdw_ovi_</text:p>
          </table:table-cell>
          <table:table-cell table:formula="of:=VLOOKUP([.H486];[$source.$C$2:$source.$F$48];4;0)" office:value-type="float" office:value="401" calcext:value-type="float">
            <text:p>401</text:p>
          </table:table-cell>
          <table:table-cell table:style-name="ce7" table:formula="of:=IF(RIGHT([.A486];6)=&quot;_X_X_X&quot;;3;IF(RIGHT([.A486];4)=&quot;_X_X&quot;;2;IF(RIGHT([.A48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87])&gt;0;[$preferred_name.A487];&#10;LEN([$preferred_name.B487])&gt;0;[$preferred_name.B487]&#10;)" office:value-type="string" office:string-value="rdw_ovi_handelsbenaming" calcext:value-type="string">
            <text:p>rdw_ovi_handelsbenaming</text:p>
          </table:table-cell>
          <table:table-cell table:formula="of:=IFERROR(FIND(&quot;_&quot;;[.$A487];1);LEN([.$A487]))" office:value-type="float" office:value="4" calcext:value-type="float">
            <text:p>4</text:p>
          </table:table-cell>
          <table:table-cell table:formula="of:=IFERROR(FIND(&quot;_&quot;;[.$A487];1+[.B487]);LEN([.$A487]))" office:value-type="float" office:value="8" calcext:value-type="float">
            <text:p>8</text:p>
          </table:table-cell>
          <table:table-cell table:formula="of:=IFERROR(FIND(&quot;_&quot;;[.$A487];1+[.C487]);LEN([.$A487]))" office:value-type="float" office:value="23" calcext:value-type="float">
            <text:p>23</text:p>
          </table:table-cell>
          <table:table-cell table:formula="of:=IFERROR(FIND(&quot;_&quot;;[.$A487];1+[.D487]);LEN([.$A487]))" office:value-type="float" office:value="23" calcext:value-type="float">
            <text:p>23</text:p>
          </table:table-cell>
          <table:table-cell table:formula="of:=IFERROR(FIND(&quot;_&quot;;[.$A487];1+[.E487]);LEN([.$A487]))" office:value-type="float" office:value="23" calcext:value-type="float">
            <text:p>23</text:p>
          </table:table-cell>
          <table:table-cell table:formula="of:=[.C487]" office:value-type="float" office:value="8" calcext:value-type="float">
            <text:p>8</text:p>
          </table:table-cell>
          <table:table-cell table:formula="of:=LEFT([.A487];[.G487])" office:value-type="string" office:string-value="rdw_ovi_" calcext:value-type="string">
            <text:p>rdw_ovi_</text:p>
          </table:table-cell>
          <table:table-cell table:formula="of:=VLOOKUP([.H487];[$source.$C$2:$source.$F$48];4;0)" office:value-type="float" office:value="401" calcext:value-type="float">
            <text:p>401</text:p>
          </table:table-cell>
          <table:table-cell table:style-name="ce7" table:formula="of:=IF(RIGHT([.A487];6)=&quot;_X_X_X&quot;;3;IF(RIGHT([.A487];4)=&quot;_X_X&quot;;2;IF(RIGHT([.A48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trim_bran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lower</text:p>
          </table:table-cell>
          <table:table-cell table:number-columns-repeated="1009"/>
        </table:table-row>
        <table:table-row table:style-name="ro1">
          <table:table-cell table:formula="of:=COM.MICROSOFT.IFS(&#10;LEN([$preferred_name.A488])&gt;0;[$preferred_name.A488];&#10;LEN([$preferred_name.B488])&gt;0;[$preferred_name.B488]&#10;)" office:value-type="string" office:string-value="rdw_ovi_typegoedkeuring" calcext:value-type="string">
            <text:p>rdw_ovi_typegoedkeuring</text:p>
          </table:table-cell>
          <table:table-cell table:formula="of:=IFERROR(FIND(&quot;_&quot;;[.$A488];1);LEN([.$A488]))" office:value-type="float" office:value="4" calcext:value-type="float">
            <text:p>4</text:p>
          </table:table-cell>
          <table:table-cell table:formula="of:=IFERROR(FIND(&quot;_&quot;;[.$A488];1+[.B488]);LEN([.$A488]))" office:value-type="float" office:value="8" calcext:value-type="float">
            <text:p>8</text:p>
          </table:table-cell>
          <table:table-cell table:formula="of:=IFERROR(FIND(&quot;_&quot;;[.$A488];1+[.C488]);LEN([.$A488]))" office:value-type="float" office:value="23" calcext:value-type="float">
            <text:p>23</text:p>
          </table:table-cell>
          <table:table-cell table:formula="of:=IFERROR(FIND(&quot;_&quot;;[.$A488];1+[.D488]);LEN([.$A488]))" office:value-type="float" office:value="23" calcext:value-type="float">
            <text:p>23</text:p>
          </table:table-cell>
          <table:table-cell table:formula="of:=IFERROR(FIND(&quot;_&quot;;[.$A488];1+[.E488]);LEN([.$A488]))" office:value-type="float" office:value="23" calcext:value-type="float">
            <text:p>23</text:p>
          </table:table-cell>
          <table:table-cell table:formula="of:=[.C488]" office:value-type="float" office:value="8" calcext:value-type="float">
            <text:p>8</text:p>
          </table:table-cell>
          <table:table-cell table:formula="of:=LEFT([.A488];[.G488])" office:value-type="string" office:string-value="rdw_ovi_" calcext:value-type="string">
            <text:p>rdw_ovi_</text:p>
          </table:table-cell>
          <table:table-cell table:formula="of:=VLOOKUP([.H488];[$source.$C$2:$source.$F$48];4;0)" office:value-type="float" office:value="401" calcext:value-type="float">
            <text:p>401</text:p>
          </table:table-cell>
          <table:table-cell table:style-name="ce7" table:formula="of:=IF(RIGHT([.A488];6)=&quot;_X_X_X&quot;;3;IF(RIGHT([.A488];4)=&quot;_X_X&quot;;2;IF(RIGHT([.A48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89])&gt;0;[$preferred_name.A489];&#10;LEN([$preferred_name.B489])&gt;0;[$preferred_name.B489]&#10;)" office:value-type="string" office:string-value="rdw_ovi_plaats_chassis_omschrijving" calcext:value-type="string">
            <text:p>rdw_ovi_plaats_chassis_omschrijving</text:p>
          </table:table-cell>
          <table:table-cell table:formula="of:=IFERROR(FIND(&quot;_&quot;;[.$A489];1);LEN([.$A489]))" office:value-type="float" office:value="4" calcext:value-type="float">
            <text:p>4</text:p>
          </table:table-cell>
          <table:table-cell table:formula="of:=IFERROR(FIND(&quot;_&quot;;[.$A489];1+[.B489]);LEN([.$A489]))" office:value-type="float" office:value="8" calcext:value-type="float">
            <text:p>8</text:p>
          </table:table-cell>
          <table:table-cell table:formula="of:=IFERROR(FIND(&quot;_&quot;;[.$A489];1+[.C489]);LEN([.$A489]))" office:value-type="float" office:value="15" calcext:value-type="float">
            <text:p>15</text:p>
          </table:table-cell>
          <table:table-cell table:formula="of:=IFERROR(FIND(&quot;_&quot;;[.$A489];1+[.D489]);LEN([.$A489]))" office:value-type="float" office:value="23" calcext:value-type="float">
            <text:p>23</text:p>
          </table:table-cell>
          <table:table-cell table:formula="of:=IFERROR(FIND(&quot;_&quot;;[.$A489];1+[.E489]);LEN([.$A489]))" office:value-type="float" office:value="35" calcext:value-type="float">
            <text:p>35</text:p>
          </table:table-cell>
          <table:table-cell table:formula="of:=[.C489]" office:value-type="float" office:value="8" calcext:value-type="float">
            <text:p>8</text:p>
          </table:table-cell>
          <table:table-cell table:formula="of:=LEFT([.A489];[.G489])" office:value-type="string" office:string-value="rdw_ovi_" calcext:value-type="string">
            <text:p>rdw_ovi_</text:p>
          </table:table-cell>
          <table:table-cell table:formula="of:=VLOOKUP([.H489];[$source.$C$2:$source.$F$48];4;0)" office:value-type="float" office:value="401" calcext:value-type="float">
            <text:p>401</text:p>
          </table:table-cell>
          <table:table-cell table:style-name="ce7" table:formula="of:=IF(RIGHT([.A489];6)=&quot;_X_X_X&quot;;3;IF(RIGHT([.A489];4)=&quot;_X_X&quot;;2;IF(RIGHT([.A48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90])&gt;0;[$preferred_name.A490];&#10;LEN([$preferred_name.B490])&gt;0;[$preferred_name.B490]&#10;)" office:value-type="string" office:string-value="rdw_ovi_snorbrom" calcext:value-type="string">
            <text:p>rdw_ovi_snorbrom</text:p>
          </table:table-cell>
          <table:table-cell table:formula="of:=IFERROR(FIND(&quot;_&quot;;[.$A490];1);LEN([.$A490]))" office:value-type="float" office:value="4" calcext:value-type="float">
            <text:p>4</text:p>
          </table:table-cell>
          <table:table-cell table:formula="of:=IFERROR(FIND(&quot;_&quot;;[.$A490];1+[.B490]);LEN([.$A490]))" office:value-type="float" office:value="8" calcext:value-type="float">
            <text:p>8</text:p>
          </table:table-cell>
          <table:table-cell table:formula="of:=IFERROR(FIND(&quot;_&quot;;[.$A490];1+[.C490]);LEN([.$A490]))" office:value-type="float" office:value="16" calcext:value-type="float">
            <text:p>16</text:p>
          </table:table-cell>
          <table:table-cell table:formula="of:=IFERROR(FIND(&quot;_&quot;;[.$A490];1+[.D490]);LEN([.$A490]))" office:value-type="float" office:value="16" calcext:value-type="float">
            <text:p>16</text:p>
          </table:table-cell>
          <table:table-cell table:formula="of:=IFERROR(FIND(&quot;_&quot;;[.$A490];1+[.E490]);LEN([.$A490]))" office:value-type="float" office:value="16" calcext:value-type="float">
            <text:p>16</text:p>
          </table:table-cell>
          <table:table-cell table:formula="of:=[.C490]" office:value-type="float" office:value="8" calcext:value-type="float">
            <text:p>8</text:p>
          </table:table-cell>
          <table:table-cell table:formula="of:=LEFT([.A490];[.G490])" office:value-type="string" office:string-value="rdw_ovi_" calcext:value-type="string">
            <text:p>rdw_ovi_</text:p>
          </table:table-cell>
          <table:table-cell table:formula="of:=VLOOKUP([.H490];[$source.$C$2:$source.$F$48];4;0)" office:value-type="float" office:value="401" calcext:value-type="float">
            <text:p>401</text:p>
          </table:table-cell>
          <table:table-cell table:style-name="ce7" table:formula="of:=IF(RIGHT([.A490];6)=&quot;_X_X_X&quot;;3;IF(RIGHT([.A490];4)=&quot;_X_X&quot;;2;IF(RIGHT([.A49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491])&gt;0;[$preferred_name.A491];&#10;LEN(#REF!)&gt;0;#REF!&#10;)" office:value-type="string" office:string-value="rdw_ovi_eigenaren" calcext:value-type="string">
            <text:p>rdw_ovi_eigenaren</text:p>
          </table:table-cell>
          <table:table-cell table:formula="of:=IFERROR(FIND(&quot;_&quot;;[.$A491];1);LEN([.$A491]))" office:value-type="float" office:value="4" calcext:value-type="float">
            <text:p>4</text:p>
          </table:table-cell>
          <table:table-cell table:formula="of:=IFERROR(FIND(&quot;_&quot;;[.$A491];1+[.B491]);LEN([.$A491]))" office:value-type="float" office:value="8" calcext:value-type="float">
            <text:p>8</text:p>
          </table:table-cell>
          <table:table-cell table:formula="of:=IFERROR(FIND(&quot;_&quot;;[.$A491];1+[.C491]);LEN([.$A491]))" office:value-type="float" office:value="17" calcext:value-type="float">
            <text:p>17</text:p>
          </table:table-cell>
          <table:table-cell table:formula="of:=IFERROR(FIND(&quot;_&quot;;[.$A491];1+[.D491]);LEN([.$A491]))" office:value-type="float" office:value="17" calcext:value-type="float">
            <text:p>17</text:p>
          </table:table-cell>
          <table:table-cell table:formula="of:=IFERROR(FIND(&quot;_&quot;;[.$A491];1+[.E491]);LEN([.$A491]))" office:value-type="float" office:value="17" calcext:value-type="float">
            <text:p>17</text:p>
          </table:table-cell>
          <table:table-cell table:formula="of:=[.C491]" office:value-type="float" office:value="8" calcext:value-type="float">
            <text:p>8</text:p>
          </table:table-cell>
          <table:table-cell table:formula="of:=LEFT([.A491];[.G491])" office:value-type="string" office:string-value="rdw_ovi_" calcext:value-type="string">
            <text:p>rdw_ovi_</text:p>
          </table:table-cell>
          <table:table-cell table:formula="of:=VLOOKUP([.H491];[$source.$C$2:$source.$F$48];4;0)" office:value-type="float" office:value="401" calcext:value-type="float">
            <text:p>401</text:p>
          </table:table-cell>
          <table:table-cell table:style-name="ce7" table:formula="of:=IF(RIGHT([.A491];6)=&quot;_X_X_X&quot;;3;IF(RIGHT([.A491];4)=&quot;_X_X&quot;;2;IF(RIGHT([.A49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492])&gt;0;[$preferred_name.A492];&#10;LEN(#REF!)&gt;0;#REF!&#10;)" office:value-type="string" office:string-value="rdw_ovi_eerste_afgifte_nederland" calcext:value-type="string">
            <text:p>rdw_ovi_eerste_afgifte_nederland</text:p>
          </table:table-cell>
          <table:table-cell table:formula="of:=IFERROR(FIND(&quot;_&quot;;[.$A492];1);LEN([.$A492]))" office:value-type="float" office:value="4" calcext:value-type="float">
            <text:p>4</text:p>
          </table:table-cell>
          <table:table-cell table:formula="of:=IFERROR(FIND(&quot;_&quot;;[.$A492];1+[.B492]);LEN([.$A492]))" office:value-type="float" office:value="8" calcext:value-type="float">
            <text:p>8</text:p>
          </table:table-cell>
          <table:table-cell table:formula="of:=IFERROR(FIND(&quot;_&quot;;[.$A492];1+[.C492]);LEN([.$A492]))" office:value-type="float" office:value="15" calcext:value-type="float">
            <text:p>15</text:p>
          </table:table-cell>
          <table:table-cell table:formula="of:=IFERROR(FIND(&quot;_&quot;;[.$A492];1+[.D492]);LEN([.$A492]))" office:value-type="float" office:value="23" calcext:value-type="float">
            <text:p>23</text:p>
          </table:table-cell>
          <table:table-cell table:formula="of:=IFERROR(FIND(&quot;_&quot;;[.$A492];1+[.E492]);LEN([.$A492]))" office:value-type="float" office:value="32" calcext:value-type="float">
            <text:p>32</text:p>
          </table:table-cell>
          <table:table-cell table:formula="of:=[.C492]" office:value-type="float" office:value="8" calcext:value-type="float">
            <text:p>8</text:p>
          </table:table-cell>
          <table:table-cell table:formula="of:=LEFT([.A492];[.G492])" office:value-type="string" office:string-value="rdw_ovi_" calcext:value-type="string">
            <text:p>rdw_ovi_</text:p>
          </table:table-cell>
          <table:table-cell table:formula="of:=VLOOKUP([.H492];[$source.$C$2:$source.$F$48];4;0)" office:value-type="float" office:value="401" calcext:value-type="float">
            <text:p>401</text:p>
          </table:table-cell>
          <table:table-cell table:style-name="ce7" table:formula="of:=IF(RIGHT([.A492];6)=&quot;_X_X_X&quot;;3;IF(RIGHT([.A492];4)=&quot;_X_X&quot;;2;IF(RIGHT([.A49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3])&gt;0;[$preferred_name.A493];&#10;LEN(#REF!)&gt;0;#REF!&#10;)" office:value-type="string" office:string-value="rdw_ovi_eerste_toelatingsdatum" calcext:value-type="string">
            <text:p>rdw_ovi_eerste_toelatingsdatum</text:p>
          </table:table-cell>
          <table:table-cell table:formula="of:=IFERROR(FIND(&quot;_&quot;;[.$A493];1);LEN([.$A493]))" office:value-type="float" office:value="4" calcext:value-type="float">
            <text:p>4</text:p>
          </table:table-cell>
          <table:table-cell table:formula="of:=IFERROR(FIND(&quot;_&quot;;[.$A493];1+[.B493]);LEN([.$A493]))" office:value-type="float" office:value="8" calcext:value-type="float">
            <text:p>8</text:p>
          </table:table-cell>
          <table:table-cell table:formula="of:=IFERROR(FIND(&quot;_&quot;;[.$A493];1+[.C493]);LEN([.$A493]))" office:value-type="float" office:value="15" calcext:value-type="float">
            <text:p>15</text:p>
          </table:table-cell>
          <table:table-cell table:formula="of:=IFERROR(FIND(&quot;_&quot;;[.$A493];1+[.D493]);LEN([.$A493]))" office:value-type="float" office:value="30" calcext:value-type="float">
            <text:p>30</text:p>
          </table:table-cell>
          <table:table-cell table:formula="of:=IFERROR(FIND(&quot;_&quot;;[.$A493];1+[.E493]);LEN([.$A493]))" office:value-type="float" office:value="30" calcext:value-type="float">
            <text:p>30</text:p>
          </table:table-cell>
          <table:table-cell table:formula="of:=[.C493]" office:value-type="float" office:value="8" calcext:value-type="float">
            <text:p>8</text:p>
          </table:table-cell>
          <table:table-cell table:formula="of:=LEFT([.A493];[.G493])" office:value-type="string" office:string-value="rdw_ovi_" calcext:value-type="string">
            <text:p>rdw_ovi_</text:p>
          </table:table-cell>
          <table:table-cell table:formula="of:=VLOOKUP([.H493];[$source.$C$2:$source.$F$48];4;0)" office:value-type="float" office:value="401" calcext:value-type="float">
            <text:p>401</text:p>
          </table:table-cell>
          <table:table-cell table:style-name="ce7" table:formula="of:=IF(RIGHT([.A493];6)=&quot;_X_X_X&quot;;3;IF(RIGHT([.A493];4)=&quot;_X_X&quot;;2;IF(RIGHT([.A49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4])&gt;0;[$preferred_name.A494];&#10;LEN(#REF!)&gt;0;#REF!&#10;)" office:value-type="string" office:string-value="rdw_ovi_afg_dat_kent" calcext:value-type="string">
            <text:p>rdw_ovi_afg_dat_kent</text:p>
          </table:table-cell>
          <table:table-cell table:formula="of:=IFERROR(FIND(&quot;_&quot;;[.$A494];1);LEN([.$A494]))" office:value-type="float" office:value="4" calcext:value-type="float">
            <text:p>4</text:p>
          </table:table-cell>
          <table:table-cell table:formula="of:=IFERROR(FIND(&quot;_&quot;;[.$A494];1+[.B494]);LEN([.$A494]))" office:value-type="float" office:value="8" calcext:value-type="float">
            <text:p>8</text:p>
          </table:table-cell>
          <table:table-cell table:formula="of:=IFERROR(FIND(&quot;_&quot;;[.$A494];1+[.C494]);LEN([.$A494]))" office:value-type="float" office:value="12" calcext:value-type="float">
            <text:p>12</text:p>
          </table:table-cell>
          <table:table-cell table:formula="of:=IFERROR(FIND(&quot;_&quot;;[.$A494];1+[.D494]);LEN([.$A494]))" office:value-type="float" office:value="16" calcext:value-type="float">
            <text:p>16</text:p>
          </table:table-cell>
          <table:table-cell table:formula="of:=IFERROR(FIND(&quot;_&quot;;[.$A494];1+[.E494]);LEN([.$A494]))" office:value-type="float" office:value="20" calcext:value-type="float">
            <text:p>20</text:p>
          </table:table-cell>
          <table:table-cell table:formula="of:=[.C494]" office:value-type="float" office:value="8" calcext:value-type="float">
            <text:p>8</text:p>
          </table:table-cell>
          <table:table-cell table:formula="of:=LEFT([.A494];[.G494])" office:value-type="string" office:string-value="rdw_ovi_" calcext:value-type="string">
            <text:p>rdw_ovi_</text:p>
          </table:table-cell>
          <table:table-cell table:formula="of:=VLOOKUP([.H494];[$source.$C$2:$source.$F$48];4;0)" office:value-type="float" office:value="401" calcext:value-type="float">
            <text:p>401</text:p>
          </table:table-cell>
          <table:table-cell table:style-name="ce7" table:formula="of:=IF(RIGHT([.A494];6)=&quot;_X_X_X&quot;;3;IF(RIGHT([.A494];4)=&quot;_X_X&quot;;2;IF(RIGHT([.A49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5])&gt;0;[$preferred_name.A495];&#10;LEN(#REF!)&gt;0;#REF!&#10;)" office:value-type="string" office:string-value="rdw_ovi_datum_gdk" calcext:value-type="string">
            <text:p>rdw_ovi_datum_gdk</text:p>
          </table:table-cell>
          <table:table-cell table:formula="of:=IFERROR(FIND(&quot;_&quot;;[.$A495];1);LEN([.$A495]))" office:value-type="float" office:value="4" calcext:value-type="float">
            <text:p>4</text:p>
          </table:table-cell>
          <table:table-cell table:formula="of:=IFERROR(FIND(&quot;_&quot;;[.$A495];1+[.B495]);LEN([.$A495]))" office:value-type="float" office:value="8" calcext:value-type="float">
            <text:p>8</text:p>
          </table:table-cell>
          <table:table-cell table:formula="of:=IFERROR(FIND(&quot;_&quot;;[.$A495];1+[.C495]);LEN([.$A495]))" office:value-type="float" office:value="14" calcext:value-type="float">
            <text:p>14</text:p>
          </table:table-cell>
          <table:table-cell table:formula="of:=IFERROR(FIND(&quot;_&quot;;[.$A495];1+[.D495]);LEN([.$A495]))" office:value-type="float" office:value="17" calcext:value-type="float">
            <text:p>17</text:p>
          </table:table-cell>
          <table:table-cell table:formula="of:=IFERROR(FIND(&quot;_&quot;;[.$A495];1+[.E495]);LEN([.$A495]))" office:value-type="float" office:value="17" calcext:value-type="float">
            <text:p>17</text:p>
          </table:table-cell>
          <table:table-cell table:formula="of:=[.C495]" office:value-type="float" office:value="8" calcext:value-type="float">
            <text:p>8</text:p>
          </table:table-cell>
          <table:table-cell table:formula="of:=LEFT([.A495];[.G495])" office:value-type="string" office:string-value="rdw_ovi_" calcext:value-type="string">
            <text:p>rdw_ovi_</text:p>
          </table:table-cell>
          <table:table-cell table:formula="of:=VLOOKUP([.H495];[$source.$C$2:$source.$F$48];4;0)" office:value-type="float" office:value="401" calcext:value-type="float">
            <text:p>401</text:p>
          </table:table-cell>
          <table:table-cell table:style-name="ce7" table:formula="of:=IF(RIGHT([.A495];6)=&quot;_X_X_X&quot;;3;IF(RIGHT([.A495];4)=&quot;_X_X&quot;;2;IF(RIGHT([.A49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6])&gt;0;[$preferred_name.A496];&#10;LEN(#REF!)&gt;0;#REF!&#10;)" office:value-type="string" office:string-value="rdw_ovi_datum_aanvang_tenaamstelling" calcext:value-type="string">
            <text:p>rdw_ovi_datum_aanvang_tenaamstelling</text:p>
          </table:table-cell>
          <table:table-cell table:formula="of:=IFERROR(FIND(&quot;_&quot;;[.$A496];1);LEN([.$A496]))" office:value-type="float" office:value="4" calcext:value-type="float">
            <text:p>4</text:p>
          </table:table-cell>
          <table:table-cell table:formula="of:=IFERROR(FIND(&quot;_&quot;;[.$A496];1+[.B496]);LEN([.$A496]))" office:value-type="float" office:value="8" calcext:value-type="float">
            <text:p>8</text:p>
          </table:table-cell>
          <table:table-cell table:formula="of:=IFERROR(FIND(&quot;_&quot;;[.$A496];1+[.C496]);LEN([.$A496]))" office:value-type="float" office:value="14" calcext:value-type="float">
            <text:p>14</text:p>
          </table:table-cell>
          <table:table-cell table:formula="of:=IFERROR(FIND(&quot;_&quot;;[.$A496];1+[.D496]);LEN([.$A496]))" office:value-type="float" office:value="22" calcext:value-type="float">
            <text:p>22</text:p>
          </table:table-cell>
          <table:table-cell table:formula="of:=IFERROR(FIND(&quot;_&quot;;[.$A496];1+[.E496]);LEN([.$A496]))" office:value-type="float" office:value="36" calcext:value-type="float">
            <text:p>36</text:p>
          </table:table-cell>
          <table:table-cell table:formula="of:=[.C496]" office:value-type="float" office:value="8" calcext:value-type="float">
            <text:p>8</text:p>
          </table:table-cell>
          <table:table-cell table:formula="of:=LEFT([.A496];[.G496])" office:value-type="string" office:string-value="rdw_ovi_" calcext:value-type="string">
            <text:p>rdw_ovi_</text:p>
          </table:table-cell>
          <table:table-cell table:formula="of:=VLOOKUP([.H496];[$source.$C$2:$source.$F$48];4;0)" office:value-type="float" office:value="401" calcext:value-type="float">
            <text:p>401</text:p>
          </table:table-cell>
          <table:table-cell table:style-name="ce7" table:formula="of:=IF(RIGHT([.A496];6)=&quot;_X_X_X&quot;;3;IF(RIGHT([.A496];4)=&quot;_X_X&quot;;2;IF(RIGHT([.A49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497])&gt;0;[$preferred_name.A497];&#10;LEN(#REF!)&gt;0;#REF!&#10;)" office:value-type="string" office:string-value="rdw_ovi_tijd_aanvang_tenaamstelling" calcext:value-type="string">
            <text:p>rdw_ovi_tijd_aanvang_tenaamstelling</text:p>
          </table:table-cell>
          <table:table-cell table:formula="of:=IFERROR(FIND(&quot;_&quot;;[.$A497];1);LEN([.$A497]))" office:value-type="float" office:value="4" calcext:value-type="float">
            <text:p>4</text:p>
          </table:table-cell>
          <table:table-cell table:formula="of:=IFERROR(FIND(&quot;_&quot;;[.$A497];1+[.B497]);LEN([.$A497]))" office:value-type="float" office:value="8" calcext:value-type="float">
            <text:p>8</text:p>
          </table:table-cell>
          <table:table-cell table:formula="of:=IFERROR(FIND(&quot;_&quot;;[.$A497];1+[.C497]);LEN([.$A497]))" office:value-type="float" office:value="13" calcext:value-type="float">
            <text:p>13</text:p>
          </table:table-cell>
          <table:table-cell table:formula="of:=IFERROR(FIND(&quot;_&quot;;[.$A497];1+[.D497]);LEN([.$A497]))" office:value-type="float" office:value="21" calcext:value-type="float">
            <text:p>21</text:p>
          </table:table-cell>
          <table:table-cell table:formula="of:=IFERROR(FIND(&quot;_&quot;;[.$A497];1+[.E497]);LEN([.$A497]))" office:value-type="float" office:value="35" calcext:value-type="float">
            <text:p>35</text:p>
          </table:table-cell>
          <table:table-cell table:formula="of:=[.C497]" office:value-type="float" office:value="8" calcext:value-type="float">
            <text:p>8</text:p>
          </table:table-cell>
          <table:table-cell table:formula="of:=LEFT([.A497];[.G497])" office:value-type="string" office:string-value="rdw_ovi_" calcext:value-type="string">
            <text:p>rdw_ovi_</text:p>
          </table:table-cell>
          <table:table-cell table:formula="of:=VLOOKUP([.H497];[$source.$C$2:$source.$F$48];4;0)" office:value-type="float" office:value="401" calcext:value-type="float">
            <text:p>401</text:p>
          </table:table-cell>
          <table:table-cell table:style-name="ce7" table:formula="of:=IF(RIGHT([.A497];6)=&quot;_X_X_X&quot;;3;IF(RIGHT([.A497];4)=&quot;_X_X&quot;;2;IF(RIGHT([.A49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time_HH58MM</text:p>
          </table:table-cell>
          <table:table-cell table:number-columns-repeated="1012"/>
        </table:table-row>
        <table:table-row table:style-name="ro1">
          <table:table-cell table:formula="of:=COM.MICROSOFT.IFS(&#10;LEN([$preferred_name.A498])&gt;0;[$preferred_name.A498];&#10;LEN(#REF!)&gt;0;#REF!&#10;)" office:value-type="string" office:string-value="rdw_ovi_massa_ledig_voertuig" calcext:value-type="string">
            <text:p>rdw_ovi_massa_ledig_voertuig</text:p>
          </table:table-cell>
          <table:table-cell table:formula="of:=IFERROR(FIND(&quot;_&quot;;[.$A498];1);LEN([.$A498]))" office:value-type="float" office:value="4" calcext:value-type="float">
            <text:p>4</text:p>
          </table:table-cell>
          <table:table-cell table:formula="of:=IFERROR(FIND(&quot;_&quot;;[.$A498];1+[.B498]);LEN([.$A498]))" office:value-type="float" office:value="8" calcext:value-type="float">
            <text:p>8</text:p>
          </table:table-cell>
          <table:table-cell table:formula="of:=IFERROR(FIND(&quot;_&quot;;[.$A498];1+[.C498]);LEN([.$A498]))" office:value-type="float" office:value="14" calcext:value-type="float">
            <text:p>14</text:p>
          </table:table-cell>
          <table:table-cell table:formula="of:=IFERROR(FIND(&quot;_&quot;;[.$A498];1+[.D498]);LEN([.$A498]))" office:value-type="float" office:value="20" calcext:value-type="float">
            <text:p>20</text:p>
          </table:table-cell>
          <table:table-cell table:formula="of:=IFERROR(FIND(&quot;_&quot;;[.$A498];1+[.E498]);LEN([.$A498]))" office:value-type="float" office:value="28" calcext:value-type="float">
            <text:p>28</text:p>
          </table:table-cell>
          <table:table-cell table:formula="of:=[.C498]" office:value-type="float" office:value="8" calcext:value-type="float">
            <text:p>8</text:p>
          </table:table-cell>
          <table:table-cell table:formula="of:=LEFT([.A498];[.G498])" office:value-type="string" office:string-value="rdw_ovi_" calcext:value-type="string">
            <text:p>rdw_ovi_</text:p>
          </table:table-cell>
          <table:table-cell table:formula="of:=VLOOKUP([.H498];[$source.$C$2:$source.$F$48];4;0)" office:value-type="float" office:value="401" calcext:value-type="float">
            <text:p>401</text:p>
          </table:table-cell>
          <table:table-cell table:style-name="ce7" table:formula="of:=IF(RIGHT([.A498];6)=&quot;_X_X_X&quot;;3;IF(RIGHT([.A498];4)=&quot;_X_X&quot;;2;IF(RIGHT([.A49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499])&gt;0;[$preferred_name.A499];&#10;LEN(#REF!)&gt;0;#REF!&#10;)" office:value-type="string" office:string-value="rdw_ovi_technische_maximum_massa_voertuig" calcext:value-type="string">
            <text:p>rdw_ovi_technische_maximum_massa_voertuig</text:p>
          </table:table-cell>
          <table:table-cell table:formula="of:=IFERROR(FIND(&quot;_&quot;;[.$A499];1);LEN([.$A499]))" office:value-type="float" office:value="4" calcext:value-type="float">
            <text:p>4</text:p>
          </table:table-cell>
          <table:table-cell table:formula="of:=IFERROR(FIND(&quot;_&quot;;[.$A499];1+[.B499]);LEN([.$A499]))" office:value-type="float" office:value="8" calcext:value-type="float">
            <text:p>8</text:p>
          </table:table-cell>
          <table:table-cell table:formula="of:=IFERROR(FIND(&quot;_&quot;;[.$A499];1+[.C499]);LEN([.$A499]))" office:value-type="float" office:value="19" calcext:value-type="float">
            <text:p>19</text:p>
          </table:table-cell>
          <table:table-cell table:formula="of:=IFERROR(FIND(&quot;_&quot;;[.$A499];1+[.D499]);LEN([.$A499]))" office:value-type="float" office:value="27" calcext:value-type="float">
            <text:p>27</text:p>
          </table:table-cell>
          <table:table-cell table:formula="of:=IFERROR(FIND(&quot;_&quot;;[.$A499];1+[.E499]);LEN([.$A499]))" office:value-type="float" office:value="33" calcext:value-type="float">
            <text:p>33</text:p>
          </table:table-cell>
          <table:table-cell table:formula="of:=[.C499]" office:value-type="float" office:value="8" calcext:value-type="float">
            <text:p>8</text:p>
          </table:table-cell>
          <table:table-cell table:formula="of:=LEFT([.A499];[.G499])" office:value-type="string" office:string-value="rdw_ovi_" calcext:value-type="string">
            <text:p>rdw_ovi_</text:p>
          </table:table-cell>
          <table:table-cell table:formula="of:=VLOOKUP([.H499];[$source.$C$2:$source.$F$48];4;0)" office:value-type="float" office:value="401" calcext:value-type="float">
            <text:p>401</text:p>
          </table:table-cell>
          <table:table-cell table:style-name="ce7" table:formula="of:=IF(RIGHT([.A499];6)=&quot;_X_X_X&quot;;3;IF(RIGHT([.A499];4)=&quot;_X_X&quot;;2;IF(RIGHT([.A49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00])&gt;0;[$preferred_name.A500];&#10;LEN(#REF!)&gt;0;#REF!&#10;)" office:value-type="string" office:string-value="rdw_ovi_maximum_massa_voertuig" calcext:value-type="string">
            <text:p>rdw_ovi_maximum_massa_voertuig</text:p>
          </table:table-cell>
          <table:table-cell table:formula="of:=IFERROR(FIND(&quot;_&quot;;[.$A500];1);LEN([.$A500]))" office:value-type="float" office:value="4" calcext:value-type="float">
            <text:p>4</text:p>
          </table:table-cell>
          <table:table-cell table:formula="of:=IFERROR(FIND(&quot;_&quot;;[.$A500];1+[.B500]);LEN([.$A500]))" office:value-type="float" office:value="8" calcext:value-type="float">
            <text:p>8</text:p>
          </table:table-cell>
          <table:table-cell table:formula="of:=IFERROR(FIND(&quot;_&quot;;[.$A500];1+[.C500]);LEN([.$A500]))" office:value-type="float" office:value="16" calcext:value-type="float">
            <text:p>16</text:p>
          </table:table-cell>
          <table:table-cell table:formula="of:=IFERROR(FIND(&quot;_&quot;;[.$A500];1+[.D500]);LEN([.$A500]))" office:value-type="float" office:value="22" calcext:value-type="float">
            <text:p>22</text:p>
          </table:table-cell>
          <table:table-cell table:formula="of:=IFERROR(FIND(&quot;_&quot;;[.$A500];1+[.E500]);LEN([.$A500]))" office:value-type="float" office:value="30" calcext:value-type="float">
            <text:p>30</text:p>
          </table:table-cell>
          <table:table-cell table:formula="of:=[.C500]" office:value-type="float" office:value="8" calcext:value-type="float">
            <text:p>8</text:p>
          </table:table-cell>
          <table:table-cell table:formula="of:=LEFT([.A500];[.G500])" office:value-type="string" office:string-value="rdw_ovi_" calcext:value-type="string">
            <text:p>rdw_ovi_</text:p>
          </table:table-cell>
          <table:table-cell table:formula="of:=VLOOKUP([.H500];[$source.$C$2:$source.$F$48];4;0)" office:value-type="float" office:value="401" calcext:value-type="float">
            <text:p>401</text:p>
          </table:table-cell>
          <table:table-cell table:style-name="ce7" table:formula="of:=IF(RIGHT([.A500];6)=&quot;_X_X_X&quot;;3;IF(RIGHT([.A500];4)=&quot;_X_X&quot;;2;IF(RIGHT([.A50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01])&gt;0;[$preferred_name.A501];&#10;LEN(#REF!)&gt;0;#REF!&#10;)" office:value-type="string" office:string-value="rdw_ovi_geexporteerd" calcext:value-type="string">
            <text:p>rdw_ovi_geexporteerd</text:p>
          </table:table-cell>
          <table:table-cell table:formula="of:=IFERROR(FIND(&quot;_&quot;;[.$A501];1);LEN([.$A501]))" office:value-type="float" office:value="4" calcext:value-type="float">
            <text:p>4</text:p>
          </table:table-cell>
          <table:table-cell table:formula="of:=IFERROR(FIND(&quot;_&quot;;[.$A501];1+[.B501]);LEN([.$A501]))" office:value-type="float" office:value="8" calcext:value-type="float">
            <text:p>8</text:p>
          </table:table-cell>
          <table:table-cell table:formula="of:=IFERROR(FIND(&quot;_&quot;;[.$A501];1+[.C501]);LEN([.$A501]))" office:value-type="float" office:value="20" calcext:value-type="float">
            <text:p>20</text:p>
          </table:table-cell>
          <table:table-cell table:formula="of:=IFERROR(FIND(&quot;_&quot;;[.$A501];1+[.D501]);LEN([.$A501]))" office:value-type="float" office:value="20" calcext:value-type="float">
            <text:p>20</text:p>
          </table:table-cell>
          <table:table-cell table:formula="of:=IFERROR(FIND(&quot;_&quot;;[.$A501];1+[.E501]);LEN([.$A501]))" office:value-type="float" office:value="20" calcext:value-type="float">
            <text:p>20</text:p>
          </table:table-cell>
          <table:table-cell table:formula="of:=[.C501]" office:value-type="float" office:value="8" calcext:value-type="float">
            <text:p>8</text:p>
          </table:table-cell>
          <table:table-cell table:formula="of:=LEFT([.A501];[.G501])" office:value-type="string" office:string-value="rdw_ovi_" calcext:value-type="string">
            <text:p>rdw_ovi_</text:p>
          </table:table-cell>
          <table:table-cell table:formula="of:=VLOOKUP([.H501];[$source.$C$2:$source.$F$48];4;0)" office:value-type="float" office:value="401" calcext:value-type="float">
            <text:p>401</text:p>
          </table:table-cell>
          <table:table-cell table:style-name="ce7" table:formula="of:=IF(RIGHT([.A501];6)=&quot;_X_X_X&quot;;3;IF(RIGHT([.A501];4)=&quot;_X_X&quot;;2;IF(RIGHT([.A50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02])&gt;0;[$preferred_name.A502];&#10;LEN(#REF!)&gt;0;#REF!&#10;)" office:value-type="string" office:string-value="rdw_ovi_w_a_verzekerd" calcext:value-type="string">
            <text:p>rdw_ovi_w_a_verzekerd</text:p>
          </table:table-cell>
          <table:table-cell table:formula="of:=IFERROR(FIND(&quot;_&quot;;[.$A502];1);LEN([.$A502]))" office:value-type="float" office:value="4" calcext:value-type="float">
            <text:p>4</text:p>
          </table:table-cell>
          <table:table-cell table:formula="of:=IFERROR(FIND(&quot;_&quot;;[.$A502];1+[.B502]);LEN([.$A502]))" office:value-type="float" office:value="8" calcext:value-type="float">
            <text:p>8</text:p>
          </table:table-cell>
          <table:table-cell table:formula="of:=IFERROR(FIND(&quot;_&quot;;[.$A502];1+[.C502]);LEN([.$A502]))" office:value-type="float" office:value="10" calcext:value-type="float">
            <text:p>10</text:p>
          </table:table-cell>
          <table:table-cell table:formula="of:=IFERROR(FIND(&quot;_&quot;;[.$A502];1+[.D502]);LEN([.$A502]))" office:value-type="float" office:value="12" calcext:value-type="float">
            <text:p>12</text:p>
          </table:table-cell>
          <table:table-cell table:formula="of:=IFERROR(FIND(&quot;_&quot;;[.$A502];1+[.E502]);LEN([.$A502]))" office:value-type="float" office:value="21" calcext:value-type="float">
            <text:p>21</text:p>
          </table:table-cell>
          <table:table-cell table:formula="of:=[.C502]" office:value-type="float" office:value="8" calcext:value-type="float">
            <text:p>8</text:p>
          </table:table-cell>
          <table:table-cell table:formula="of:=LEFT([.A502];[.G502])" office:value-type="string" office:string-value="rdw_ovi_" calcext:value-type="string">
            <text:p>rdw_ovi_</text:p>
          </table:table-cell>
          <table:table-cell table:formula="of:=VLOOKUP([.H502];[$source.$C$2:$source.$F$48];4;0)" office:value-type="float" office:value="401" calcext:value-type="float">
            <text:p>401</text:p>
          </table:table-cell>
          <table:table-cell table:style-name="ce7" table:formula="of:=IF(RIGHT([.A502];6)=&quot;_X_X_X&quot;;3;IF(RIGHT([.A502];4)=&quot;_X_X&quot;;2;IF(RIGHT([.A50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03])&gt;0;[$preferred_name.A503];&#10;LEN(#REF!)&gt;0;#REF!&#10;)" office:value-type="string" office:string-value="rdw_ovi_wachten_op_keuring" calcext:value-type="string">
            <text:p>rdw_ovi_wachten_op_keuring</text:p>
          </table:table-cell>
          <table:table-cell table:formula="of:=IFERROR(FIND(&quot;_&quot;;[.$A503];1);LEN([.$A503]))" office:value-type="float" office:value="4" calcext:value-type="float">
            <text:p>4</text:p>
          </table:table-cell>
          <table:table-cell table:formula="of:=IFERROR(FIND(&quot;_&quot;;[.$A503];1+[.B503]);LEN([.$A503]))" office:value-type="float" office:value="8" calcext:value-type="float">
            <text:p>8</text:p>
          </table:table-cell>
          <table:table-cell table:formula="of:=IFERROR(FIND(&quot;_&quot;;[.$A503];1+[.C503]);LEN([.$A503]))" office:value-type="float" office:value="16" calcext:value-type="float">
            <text:p>16</text:p>
          </table:table-cell>
          <table:table-cell table:formula="of:=IFERROR(FIND(&quot;_&quot;;[.$A503];1+[.D503]);LEN([.$A503]))" office:value-type="float" office:value="19" calcext:value-type="float">
            <text:p>19</text:p>
          </table:table-cell>
          <table:table-cell table:formula="of:=IFERROR(FIND(&quot;_&quot;;[.$A503];1+[.E503]);LEN([.$A503]))" office:value-type="float" office:value="26" calcext:value-type="float">
            <text:p>26</text:p>
          </table:table-cell>
          <table:table-cell table:formula="of:=[.C503]" office:value-type="float" office:value="8" calcext:value-type="float">
            <text:p>8</text:p>
          </table:table-cell>
          <table:table-cell table:formula="of:=LEFT([.A503];[.G503])" office:value-type="string" office:string-value="rdw_ovi_" calcext:value-type="string">
            <text:p>rdw_ovi_</text:p>
          </table:table-cell>
          <table:table-cell table:formula="of:=VLOOKUP([.H503];[$source.$C$2:$source.$F$48];4;0)" office:value-type="float" office:value="401" calcext:value-type="float">
            <text:p>401</text:p>
          </table:table-cell>
          <table:table-cell table:style-name="ce7" table:formula="of:=IF(RIGHT([.A503];6)=&quot;_X_X_X&quot;;3;IF(RIGHT([.A503];4)=&quot;_X_X&quot;;2;IF(RIGHT([.A50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04])&gt;0;[$preferred_name.A504];&#10;LEN(#REF!)&gt;0;#REF!&#10;)" office:value-type="string" office:string-value="rdw_ovi_tenaamstellen_mogelijk" calcext:value-type="string">
            <text:p>rdw_ovi_tenaamstellen_mogelijk</text:p>
          </table:table-cell>
          <table:table-cell table:formula="of:=IFERROR(FIND(&quot;_&quot;;[.$A504];1);LEN([.$A504]))" office:value-type="float" office:value="4" calcext:value-type="float">
            <text:p>4</text:p>
          </table:table-cell>
          <table:table-cell table:formula="of:=IFERROR(FIND(&quot;_&quot;;[.$A504];1+[.B504]);LEN([.$A504]))" office:value-type="float" office:value="8" calcext:value-type="float">
            <text:p>8</text:p>
          </table:table-cell>
          <table:table-cell table:formula="of:=IFERROR(FIND(&quot;_&quot;;[.$A504];1+[.C504]);LEN([.$A504]))" office:value-type="float" office:value="22" calcext:value-type="float">
            <text:p>22</text:p>
          </table:table-cell>
          <table:table-cell table:formula="of:=IFERROR(FIND(&quot;_&quot;;[.$A504];1+[.D504]);LEN([.$A504]))" office:value-type="float" office:value="30" calcext:value-type="float">
            <text:p>30</text:p>
          </table:table-cell>
          <table:table-cell table:formula="of:=IFERROR(FIND(&quot;_&quot;;[.$A504];1+[.E504]);LEN([.$A504]))" office:value-type="float" office:value="30" calcext:value-type="float">
            <text:p>30</text:p>
          </table:table-cell>
          <table:table-cell table:formula="of:=[.C504]" office:value-type="float" office:value="8" calcext:value-type="float">
            <text:p>8</text:p>
          </table:table-cell>
          <table:table-cell table:formula="of:=LEFT([.A504];[.G504])" office:value-type="string" office:string-value="rdw_ovi_" calcext:value-type="string">
            <text:p>rdw_ovi_</text:p>
          </table:table-cell>
          <table:table-cell table:formula="of:=VLOOKUP([.H504];[$source.$C$2:$source.$F$48];4;0)" office:value-type="float" office:value="401" calcext:value-type="float">
            <text:p>401</text:p>
          </table:table-cell>
          <table:table-cell table:style-name="ce7" table:formula="of:=IF(RIGHT([.A504];6)=&quot;_X_X_X&quot;;3;IF(RIGHT([.A504];4)=&quot;_X_X&quot;;2;IF(RIGHT([.A50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05])&gt;0;[$preferred_name.A505];&#10;LEN(#REF!)&gt;0;#REF!&#10;)" office:value-type="string" office:string-value="rdw_ovi_aantal_cilinders" calcext:value-type="string">
            <text:p>rdw_ovi_aantal_cilinders</text:p>
          </table:table-cell>
          <table:table-cell table:formula="of:=IFERROR(FIND(&quot;_&quot;;[.$A505];1);LEN([.$A505]))" office:value-type="float" office:value="4" calcext:value-type="float">
            <text:p>4</text:p>
          </table:table-cell>
          <table:table-cell table:formula="of:=IFERROR(FIND(&quot;_&quot;;[.$A505];1+[.B505]);LEN([.$A505]))" office:value-type="float" office:value="8" calcext:value-type="float">
            <text:p>8</text:p>
          </table:table-cell>
          <table:table-cell table:formula="of:=IFERROR(FIND(&quot;_&quot;;[.$A505];1+[.C505]);LEN([.$A505]))" office:value-type="float" office:value="15" calcext:value-type="float">
            <text:p>15</text:p>
          </table:table-cell>
          <table:table-cell table:formula="of:=IFERROR(FIND(&quot;_&quot;;[.$A505];1+[.D505]);LEN([.$A505]))" office:value-type="float" office:value="24" calcext:value-type="float">
            <text:p>24</text:p>
          </table:table-cell>
          <table:table-cell table:formula="of:=IFERROR(FIND(&quot;_&quot;;[.$A505];1+[.E505]);LEN([.$A505]))" office:value-type="float" office:value="24" calcext:value-type="float">
            <text:p>24</text:p>
          </table:table-cell>
          <table:table-cell table:formula="of:=[.C505]" office:value-type="float" office:value="8" calcext:value-type="float">
            <text:p>8</text:p>
          </table:table-cell>
          <table:table-cell table:formula="of:=LEFT([.A505];[.G505])" office:value-type="string" office:string-value="rdw_ovi_" calcext:value-type="string">
            <text:p>rdw_ovi_</text:p>
          </table:table-cell>
          <table:table-cell table:formula="of:=VLOOKUP([.H505];[$source.$C$2:$source.$F$48];4;0)" office:value-type="float" office:value="401" calcext:value-type="float">
            <text:p>401</text:p>
          </table:table-cell>
          <table:table-cell table:style-name="ce7" table:formula="of:=IF(RIGHT([.A505];6)=&quot;_X_X_X&quot;;3;IF(RIGHT([.A505];4)=&quot;_X_X&quot;;2;IF(RIGHT([.A50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06])&gt;0;[$preferred_name.A506];&#10;LEN(#REF!)&gt;0;#REF!&#10;)" office:value-type="string" office:string-value="rdw_ovi_type_gas_installatie" calcext:value-type="string">
            <text:p>rdw_ovi_type_gas_installatie</text:p>
          </table:table-cell>
          <table:table-cell table:formula="of:=IFERROR(FIND(&quot;_&quot;;[.$A506];1);LEN([.$A506]))" office:value-type="float" office:value="4" calcext:value-type="float">
            <text:p>4</text:p>
          </table:table-cell>
          <table:table-cell table:formula="of:=IFERROR(FIND(&quot;_&quot;;[.$A506];1+[.B506]);LEN([.$A506]))" office:value-type="float" office:value="8" calcext:value-type="float">
            <text:p>8</text:p>
          </table:table-cell>
          <table:table-cell table:formula="of:=IFERROR(FIND(&quot;_&quot;;[.$A506];1+[.C506]);LEN([.$A506]))" office:value-type="float" office:value="13" calcext:value-type="float">
            <text:p>13</text:p>
          </table:table-cell>
          <table:table-cell table:formula="of:=IFERROR(FIND(&quot;_&quot;;[.$A506];1+[.D506]);LEN([.$A506]))" office:value-type="float" office:value="17" calcext:value-type="float">
            <text:p>17</text:p>
          </table:table-cell>
          <table:table-cell table:formula="of:=IFERROR(FIND(&quot;_&quot;;[.$A506];1+[.E506]);LEN([.$A506]))" office:value-type="float" office:value="28" calcext:value-type="float">
            <text:p>28</text:p>
          </table:table-cell>
          <table:table-cell table:formula="of:=[.C506]" office:value-type="float" office:value="8" calcext:value-type="float">
            <text:p>8</text:p>
          </table:table-cell>
          <table:table-cell table:formula="of:=LEFT([.A506];[.G506])" office:value-type="string" office:string-value="rdw_ovi_" calcext:value-type="string">
            <text:p>rdw_ovi_</text:p>
          </table:table-cell>
          <table:table-cell table:formula="of:=VLOOKUP([.H506];[$source.$C$2:$source.$F$48];4;0)" office:value-type="float" office:value="401" calcext:value-type="float">
            <text:p>401</text:p>
          </table:table-cell>
          <table:table-cell table:style-name="ce7" table:formula="of:=IF(RIGHT([.A506];6)=&quot;_X_X_X&quot;;3;IF(RIGHT([.A506];4)=&quot;_X_X&quot;;2;IF(RIGHT([.A50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07])&gt;0;[$preferred_name.A507];&#10;LEN(#REF!)&gt;0;#REF!&#10;)" office:value-type="string" office:string-value="rdw_ovi_vermogen_q" calcext:value-type="string">
            <text:p>rdw_ovi_vermogen_q</text:p>
          </table:table-cell>
          <table:table-cell table:formula="of:=IFERROR(FIND(&quot;_&quot;;[.$A507];1);LEN([.$A507]))" office:value-type="float" office:value="4" calcext:value-type="float">
            <text:p>4</text:p>
          </table:table-cell>
          <table:table-cell table:formula="of:=IFERROR(FIND(&quot;_&quot;;[.$A507];1+[.B507]);LEN([.$A507]))" office:value-type="float" office:value="8" calcext:value-type="float">
            <text:p>8</text:p>
          </table:table-cell>
          <table:table-cell table:formula="of:=IFERROR(FIND(&quot;_&quot;;[.$A507];1+[.C507]);LEN([.$A507]))" office:value-type="float" office:value="17" calcext:value-type="float">
            <text:p>17</text:p>
          </table:table-cell>
          <table:table-cell table:formula="of:=IFERROR(FIND(&quot;_&quot;;[.$A507];1+[.D507]);LEN([.$A507]))" office:value-type="float" office:value="18" calcext:value-type="float">
            <text:p>18</text:p>
          </table:table-cell>
          <table:table-cell table:formula="of:=IFERROR(FIND(&quot;_&quot;;[.$A507];1+[.E507]);LEN([.$A507]))" office:value-type="float" office:value="18" calcext:value-type="float">
            <text:p>18</text:p>
          </table:table-cell>
          <table:table-cell table:formula="of:=[.C507]" office:value-type="float" office:value="8" calcext:value-type="float">
            <text:p>8</text:p>
          </table:table-cell>
          <table:table-cell table:formula="of:=LEFT([.A507];[.G507])" office:value-type="string" office:string-value="rdw_ovi_" calcext:value-type="string">
            <text:p>rdw_ovi_</text:p>
          </table:table-cell>
          <table:table-cell table:formula="of:=VLOOKUP([.H507];[$source.$C$2:$source.$F$48];4;0)" office:value-type="float" office:value="401" calcext:value-type="float">
            <text:p>401</text:p>
          </table:table-cell>
          <table:table-cell table:style-name="ce7" table:formula="of:=IF(RIGHT([.A507];6)=&quot;_X_X_X&quot;;3;IF(RIGHT([.A507];4)=&quot;_X_X&quot;;2;IF(RIGHT([.A50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_kwpkg</text:p>
          </table:table-cell>
          <table:table-cell table:number-columns-repeated="1012"/>
        </table:table-row>
        <table:table-row table:style-name="ro1">
          <table:table-cell table:formula="of:=COM.MICROSOFT.IFS(&#10;LEN([$preferred_name.A508])&gt;0;[$preferred_name.A508];&#10;LEN(#REF!)&gt;0;#REF!&#10;)" office:value-type="string" office:string-value="rdw_ovi_aantal_wielen" calcext:value-type="string">
            <text:p>rdw_ovi_aantal_wielen</text:p>
          </table:table-cell>
          <table:table-cell table:formula="of:=IFERROR(FIND(&quot;_&quot;;[.$A508];1);LEN([.$A508]))" office:value-type="float" office:value="4" calcext:value-type="float">
            <text:p>4</text:p>
          </table:table-cell>
          <table:table-cell table:formula="of:=IFERROR(FIND(&quot;_&quot;;[.$A508];1+[.B508]);LEN([.$A508]))" office:value-type="float" office:value="8" calcext:value-type="float">
            <text:p>8</text:p>
          </table:table-cell>
          <table:table-cell table:formula="of:=IFERROR(FIND(&quot;_&quot;;[.$A508];1+[.C508]);LEN([.$A508]))" office:value-type="float" office:value="15" calcext:value-type="float">
            <text:p>15</text:p>
          </table:table-cell>
          <table:table-cell table:formula="of:=IFERROR(FIND(&quot;_&quot;;[.$A508];1+[.D508]);LEN([.$A508]))" office:value-type="float" office:value="21" calcext:value-type="float">
            <text:p>21</text:p>
          </table:table-cell>
          <table:table-cell table:formula="of:=IFERROR(FIND(&quot;_&quot;;[.$A508];1+[.E508]);LEN([.$A508]))" office:value-type="float" office:value="21" calcext:value-type="float">
            <text:p>21</text:p>
          </table:table-cell>
          <table:table-cell table:formula="of:=[.C508]" office:value-type="float" office:value="8" calcext:value-type="float">
            <text:p>8</text:p>
          </table:table-cell>
          <table:table-cell table:formula="of:=LEFT([.A508];[.G508])" office:value-type="string" office:string-value="rdw_ovi_" calcext:value-type="string">
            <text:p>rdw_ovi_</text:p>
          </table:table-cell>
          <table:table-cell table:formula="of:=VLOOKUP([.H508];[$source.$C$2:$source.$F$48];4;0)" office:value-type="float" office:value="401" calcext:value-type="float">
            <text:p>401</text:p>
          </table:table-cell>
          <table:table-cell table:style-name="ce7" table:formula="of:=IF(RIGHT([.A508];6)=&quot;_X_X_X&quot;;3;IF(RIGHT([.A508];4)=&quot;_X_X&quot;;2;IF(RIGHT([.A50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09])&gt;0;[$preferred_name.A509];&#10;LEN(#REF!)&gt;0;#REF!&#10;)" office:value-type="string" office:string-value="rdw_ovi_wielbasis" calcext:value-type="string">
            <text:p>rdw_ovi_wielbasis</text:p>
          </table:table-cell>
          <table:table-cell table:formula="of:=IFERROR(FIND(&quot;_&quot;;[.$A509];1);LEN([.$A509]))" office:value-type="float" office:value="4" calcext:value-type="float">
            <text:p>4</text:p>
          </table:table-cell>
          <table:table-cell table:formula="of:=IFERROR(FIND(&quot;_&quot;;[.$A509];1+[.B509]);LEN([.$A509]))" office:value-type="float" office:value="8" calcext:value-type="float">
            <text:p>8</text:p>
          </table:table-cell>
          <table:table-cell table:formula="of:=IFERROR(FIND(&quot;_&quot;;[.$A509];1+[.C509]);LEN([.$A509]))" office:value-type="float" office:value="17" calcext:value-type="float">
            <text:p>17</text:p>
          </table:table-cell>
          <table:table-cell table:formula="of:=IFERROR(FIND(&quot;_&quot;;[.$A509];1+[.D509]);LEN([.$A509]))" office:value-type="float" office:value="17" calcext:value-type="float">
            <text:p>17</text:p>
          </table:table-cell>
          <table:table-cell table:formula="of:=IFERROR(FIND(&quot;_&quot;;[.$A509];1+[.E509]);LEN([.$A509]))" office:value-type="float" office:value="17" calcext:value-type="float">
            <text:p>17</text:p>
          </table:table-cell>
          <table:table-cell table:formula="of:=[.C509]" office:value-type="float" office:value="8" calcext:value-type="float">
            <text:p>8</text:p>
          </table:table-cell>
          <table:table-cell table:formula="of:=LEFT([.A509];[.G509])" office:value-type="string" office:string-value="rdw_ovi_" calcext:value-type="string">
            <text:p>rdw_ovi_</text:p>
          </table:table-cell>
          <table:table-cell table:formula="of:=VLOOKUP([.H509];[$source.$C$2:$source.$F$48];4;0)" office:value-type="float" office:value="401" calcext:value-type="float">
            <text:p>401</text:p>
          </table:table-cell>
          <table:table-cell table:style-name="ce7" table:formula="of:=IF(RIGHT([.A509];6)=&quot;_X_X_X&quot;;3;IF(RIGHT([.A509];4)=&quot;_X_X&quot;;2;IF(RIGHT([.A50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table:number-columns-repeated="1012"/>
        </table:table-row>
        <table:table-row table:style-name="ro1">
          <table:table-cell table:formula="of:=COM.MICROSOFT.IFS(&#10;LEN([$preferred_name.A510])&gt;0;[$preferred_name.A510];&#10;LEN(#REF!)&gt;0;#REF!&#10;)" office:value-type="string" office:string-value="rdw_ovi_maximum_constructie_snelheid" calcext:value-type="string">
            <text:p>rdw_ovi_maximum_constructie_snelheid</text:p>
          </table:table-cell>
          <table:table-cell table:formula="of:=IFERROR(FIND(&quot;_&quot;;[.$A510];1);LEN([.$A510]))" office:value-type="float" office:value="4" calcext:value-type="float">
            <text:p>4</text:p>
          </table:table-cell>
          <table:table-cell table:formula="of:=IFERROR(FIND(&quot;_&quot;;[.$A510];1+[.B510]);LEN([.$A510]))" office:value-type="float" office:value="8" calcext:value-type="float">
            <text:p>8</text:p>
          </table:table-cell>
          <table:table-cell table:formula="of:=IFERROR(FIND(&quot;_&quot;;[.$A510];1+[.C510]);LEN([.$A510]))" office:value-type="float" office:value="16" calcext:value-type="float">
            <text:p>16</text:p>
          </table:table-cell>
          <table:table-cell table:formula="of:=IFERROR(FIND(&quot;_&quot;;[.$A510];1+[.D510]);LEN([.$A510]))" office:value-type="float" office:value="28" calcext:value-type="float">
            <text:p>28</text:p>
          </table:table-cell>
          <table:table-cell table:formula="of:=IFERROR(FIND(&quot;_&quot;;[.$A510];1+[.E510]);LEN([.$A510]))" office:value-type="float" office:value="36" calcext:value-type="float">
            <text:p>36</text:p>
          </table:table-cell>
          <table:table-cell table:formula="of:=[.C510]" office:value-type="float" office:value="8" calcext:value-type="float">
            <text:p>8</text:p>
          </table:table-cell>
          <table:table-cell table:formula="of:=LEFT([.A510];[.G510])" office:value-type="string" office:string-value="rdw_ovi_" calcext:value-type="string">
            <text:p>rdw_ovi_</text:p>
          </table:table-cell>
          <table:table-cell table:formula="of:=VLOOKUP([.H510];[$source.$C$2:$source.$F$48];4;0)" office:value-type="float" office:value="401" calcext:value-type="float">
            <text:p>401</text:p>
          </table:table-cell>
          <table:table-cell table:style-name="ce7" table:formula="of:=IF(RIGHT([.A510];6)=&quot;_X_X_X&quot;;3;IF(RIGHT([.A510];4)=&quot;_X_X&quot;;2;IF(RIGHT([.A5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int</text:p>
          </table:table-cell>
          <table:table-cell table:number-columns-repeated="1011"/>
        </table:table-row>
        <table:table-row table:style-name="ro1">
          <table:table-cell table:formula="of:=COM.MICROSOFT.IFS(&#10;LEN([$preferred_name.A511])&gt;0;[$preferred_name.A511];&#10;LEN(#REF!)&gt;0;#REF!&#10;)" office:value-type="string" office:string-value="rdw_ovi_maximumtrapondersteundesnelheid" calcext:value-type="string">
            <text:p>rdw_ovi_maximumtrapondersteundesnelheid</text:p>
          </table:table-cell>
          <table:table-cell table:formula="of:=IFERROR(FIND(&quot;_&quot;;[.$A511];1);LEN([.$A511]))" office:value-type="float" office:value="4" calcext:value-type="float">
            <text:p>4</text:p>
          </table:table-cell>
          <table:table-cell table:formula="of:=IFERROR(FIND(&quot;_&quot;;[.$A511];1+[.B511]);LEN([.$A511]))" office:value-type="float" office:value="8" calcext:value-type="float">
            <text:p>8</text:p>
          </table:table-cell>
          <table:table-cell table:formula="of:=IFERROR(FIND(&quot;_&quot;;[.$A511];1+[.C511]);LEN([.$A511]))" office:value-type="float" office:value="39" calcext:value-type="float">
            <text:p>39</text:p>
          </table:table-cell>
          <table:table-cell table:formula="of:=IFERROR(FIND(&quot;_&quot;;[.$A511];1+[.D511]);LEN([.$A511]))" office:value-type="float" office:value="39" calcext:value-type="float">
            <text:p>39</text:p>
          </table:table-cell>
          <table:table-cell table:formula="of:=IFERROR(FIND(&quot;_&quot;;[.$A511];1+[.E511]);LEN([.$A511]))" office:value-type="float" office:value="39" calcext:value-type="float">
            <text:p>39</text:p>
          </table:table-cell>
          <table:table-cell table:formula="of:=[.C511]" office:value-type="float" office:value="8" calcext:value-type="float">
            <text:p>8</text:p>
          </table:table-cell>
          <table:table-cell table:formula="of:=LEFT([.A511];[.G511])" office:value-type="string" office:string-value="rdw_ovi_" calcext:value-type="string">
            <text:p>rdw_ovi_</text:p>
          </table:table-cell>
          <table:table-cell table:formula="of:=VLOOKUP([.H511];[$source.$C$2:$source.$F$48];4;0)" office:value-type="float" office:value="401" calcext:value-type="float">
            <text:p>401</text:p>
          </table:table-cell>
          <table:table-cell table:style-name="ce7" table:formula="of:=IF(RIGHT([.A511];6)=&quot;_X_X_X&quot;;3;IF(RIGHT([.A511];4)=&quot;_X_X&quot;;2;IF(RIGHT([.A51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int</text:p>
          </table:table-cell>
          <table:table-cell table:number-columns-repeated="1011"/>
        </table:table-row>
        <table:table-row table:style-name="ro1">
          <table:table-cell table:formula="of:=COM.MICROSOFT.IFS(&#10;LEN([$preferred_name.A512])&gt;0;[$preferred_name.A512];&#10;LEN(#REF!)&gt;0;#REF!&#10;)" office:value-type="string" office:string-value="rdw_ovi_catalogus_prijs" calcext:value-type="string">
            <text:p>rdw_ovi_catalogus_prijs</text:p>
          </table:table-cell>
          <table:table-cell table:formula="of:=IFERROR(FIND(&quot;_&quot;;[.$A512];1);LEN([.$A512]))" office:value-type="float" office:value="4" calcext:value-type="float">
            <text:p>4</text:p>
          </table:table-cell>
          <table:table-cell table:formula="of:=IFERROR(FIND(&quot;_&quot;;[.$A512];1+[.B512]);LEN([.$A512]))" office:value-type="float" office:value="8" calcext:value-type="float">
            <text:p>8</text:p>
          </table:table-cell>
          <table:table-cell table:formula="of:=IFERROR(FIND(&quot;_&quot;;[.$A512];1+[.C512]);LEN([.$A512]))" office:value-type="float" office:value="18" calcext:value-type="float">
            <text:p>18</text:p>
          </table:table-cell>
          <table:table-cell table:formula="of:=IFERROR(FIND(&quot;_&quot;;[.$A512];1+[.D512]);LEN([.$A512]))" office:value-type="float" office:value="23" calcext:value-type="float">
            <text:p>23</text:p>
          </table:table-cell>
          <table:table-cell table:formula="of:=IFERROR(FIND(&quot;_&quot;;[.$A512];1+[.E512]);LEN([.$A512]))" office:value-type="float" office:value="23" calcext:value-type="float">
            <text:p>23</text:p>
          </table:table-cell>
          <table:table-cell table:formula="of:=[.C512]" office:value-type="float" office:value="8" calcext:value-type="float">
            <text:p>8</text:p>
          </table:table-cell>
          <table:table-cell table:formula="of:=LEFT([.A512];[.G512])" office:value-type="string" office:string-value="rdw_ovi_" calcext:value-type="string">
            <text:p>rdw_ovi_</text:p>
          </table:table-cell>
          <table:table-cell table:formula="of:=VLOOKUP([.H512];[$source.$C$2:$source.$F$48];4;0)" office:value-type="float" office:value="401" calcext:value-type="float">
            <text:p>401</text:p>
          </table:table-cell>
          <table:table-cell table:style-name="ce7" table:formula="of:=IF(RIGHT([.A512];6)=&quot;_X_X_X&quot;;3;IF(RIGHT([.A512];4)=&quot;_X_X&quot;;2;IF(RIGHT([.A5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euro_int</text:p>
          </table:table-cell>
          <table:table-cell table:number-columns-repeated="1012"/>
        </table:table-row>
        <table:table-row table:style-name="ro1">
          <table:table-cell table:formula="of:=COM.MICROSOFT.IFS(&#10;LEN([$preferred_name.A513])&gt;0;[$preferred_name.A513];&#10;LEN(#REF!)&gt;0;#REF!&#10;)" office:value-type="string" office:string-value="rdw_ovi_voertuigsoort" calcext:value-type="string">
            <text:p>rdw_ovi_voertuigsoort</text:p>
          </table:table-cell>
          <table:table-cell table:formula="of:=IFERROR(FIND(&quot;_&quot;;[.$A513];1);LEN([.$A513]))" office:value-type="float" office:value="4" calcext:value-type="float">
            <text:p>4</text:p>
          </table:table-cell>
          <table:table-cell table:formula="of:=IFERROR(FIND(&quot;_&quot;;[.$A513];1+[.B513]);LEN([.$A513]))" office:value-type="float" office:value="8" calcext:value-type="float">
            <text:p>8</text:p>
          </table:table-cell>
          <table:table-cell table:formula="of:=IFERROR(FIND(&quot;_&quot;;[.$A513];1+[.C513]);LEN([.$A513]))" office:value-type="float" office:value="21" calcext:value-type="float">
            <text:p>21</text:p>
          </table:table-cell>
          <table:table-cell table:formula="of:=IFERROR(FIND(&quot;_&quot;;[.$A513];1+[.D513]);LEN([.$A513]))" office:value-type="float" office:value="21" calcext:value-type="float">
            <text:p>21</text:p>
          </table:table-cell>
          <table:table-cell table:formula="of:=IFERROR(FIND(&quot;_&quot;;[.$A513];1+[.E513]);LEN([.$A513]))" office:value-type="float" office:value="21" calcext:value-type="float">
            <text:p>21</text:p>
          </table:table-cell>
          <table:table-cell table:formula="of:=[.C513]" office:value-type="float" office:value="8" calcext:value-type="float">
            <text:p>8</text:p>
          </table:table-cell>
          <table:table-cell table:formula="of:=LEFT([.A513];[.G513])" office:value-type="string" office:string-value="rdw_ovi_" calcext:value-type="string">
            <text:p>rdw_ovi_</text:p>
          </table:table-cell>
          <table:table-cell table:formula="of:=VLOOKUP([.H513];[$source.$C$2:$source.$F$48];4;0)" office:value-type="float" office:value="401" calcext:value-type="float">
            <text:p>401</text:p>
          </table:table-cell>
          <table:table-cell table:style-name="ce7" table:formula="of:=IF(RIGHT([.A513];6)=&quot;_X_X_X&quot;;3;IF(RIGHT([.A513];4)=&quot;_X_X&quot;;2;IF(RIGHT([.A5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14])&gt;0;[$preferred_name.A514];&#10;LEN(#REF!)&gt;0;#REF!&#10;)" office:value-type="string" office:string-value="rdw_ovi_vervaldatum_apk_keuring" calcext:value-type="string">
            <text:p>rdw_ovi_vervaldatum_apk_keuring</text:p>
          </table:table-cell>
          <table:table-cell table:formula="of:=IFERROR(FIND(&quot;_&quot;;[.$A514];1);LEN([.$A514]))" office:value-type="float" office:value="4" calcext:value-type="float">
            <text:p>4</text:p>
          </table:table-cell>
          <table:table-cell table:formula="of:=IFERROR(FIND(&quot;_&quot;;[.$A514];1+[.B514]);LEN([.$A514]))" office:value-type="float" office:value="8" calcext:value-type="float">
            <text:p>8</text:p>
          </table:table-cell>
          <table:table-cell table:formula="of:=IFERROR(FIND(&quot;_&quot;;[.$A514];1+[.C514]);LEN([.$A514]))" office:value-type="float" office:value="20" calcext:value-type="float">
            <text:p>20</text:p>
          </table:table-cell>
          <table:table-cell table:formula="of:=IFERROR(FIND(&quot;_&quot;;[.$A514];1+[.D514]);LEN([.$A514]))" office:value-type="float" office:value="24" calcext:value-type="float">
            <text:p>24</text:p>
          </table:table-cell>
          <table:table-cell table:formula="of:=IFERROR(FIND(&quot;_&quot;;[.$A514];1+[.E514]);LEN([.$A514]))" office:value-type="float" office:value="31" calcext:value-type="float">
            <text:p>31</text:p>
          </table:table-cell>
          <table:table-cell table:formula="of:=[.C514]" office:value-type="float" office:value="8" calcext:value-type="float">
            <text:p>8</text:p>
          </table:table-cell>
          <table:table-cell table:formula="of:=LEFT([.A514];[.G514])" office:value-type="string" office:string-value="rdw_ovi_" calcext:value-type="string">
            <text:p>rdw_ovi_</text:p>
          </table:table-cell>
          <table:table-cell table:formula="of:=VLOOKUP([.H514];[$source.$C$2:$source.$F$48];4;0)" office:value-type="float" office:value="401" calcext:value-type="float">
            <text:p>401</text:p>
          </table:table-cell>
          <table:table-cell table:style-name="ce7" table:formula="of:=IF(RIGHT([.A514];6)=&quot;_X_X_X&quot;;3;IF(RIGHT([.A514];4)=&quot;_X_X&quot;;2;IF(RIGHT([.A51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515])&gt;0;[$preferred_name.A515];&#10;LEN(#REF!)&gt;0;#REF!&#10;)" office:value-type="string" office:string-value="rdw_ovi_massa_bedrijfsklaar" calcext:value-type="string">
            <text:p>rdw_ovi_massa_bedrijfsklaar</text:p>
          </table:table-cell>
          <table:table-cell table:formula="of:=IFERROR(FIND(&quot;_&quot;;[.$A515];1);LEN([.$A515]))" office:value-type="float" office:value="4" calcext:value-type="float">
            <text:p>4</text:p>
          </table:table-cell>
          <table:table-cell table:formula="of:=IFERROR(FIND(&quot;_&quot;;[.$A515];1+[.B515]);LEN([.$A515]))" office:value-type="float" office:value="8" calcext:value-type="float">
            <text:p>8</text:p>
          </table:table-cell>
          <table:table-cell table:formula="of:=IFERROR(FIND(&quot;_&quot;;[.$A515];1+[.C515]);LEN([.$A515]))" office:value-type="float" office:value="14" calcext:value-type="float">
            <text:p>14</text:p>
          </table:table-cell>
          <table:table-cell table:formula="of:=IFERROR(FIND(&quot;_&quot;;[.$A515];1+[.D515]);LEN([.$A515]))" office:value-type="float" office:value="27" calcext:value-type="float">
            <text:p>27</text:p>
          </table:table-cell>
          <table:table-cell table:formula="of:=IFERROR(FIND(&quot;_&quot;;[.$A515];1+[.E515]);LEN([.$A515]))" office:value-type="float" office:value="27" calcext:value-type="float">
            <text:p>27</text:p>
          </table:table-cell>
          <table:table-cell table:formula="of:=[.C515]" office:value-type="float" office:value="8" calcext:value-type="float">
            <text:p>8</text:p>
          </table:table-cell>
          <table:table-cell table:formula="of:=LEFT([.A515];[.G515])" office:value-type="string" office:string-value="rdw_ovi_" calcext:value-type="string">
            <text:p>rdw_ovi_</text:p>
          </table:table-cell>
          <table:table-cell table:formula="of:=VLOOKUP([.H515];[$source.$C$2:$source.$F$48];4;0)" office:value-type="float" office:value="401" calcext:value-type="float">
            <text:p>401</text:p>
          </table:table-cell>
          <table:table-cell table:style-name="ce7" table:formula="of:=IF(RIGHT([.A515];6)=&quot;_X_X_X&quot;;3;IF(RIGHT([.A515];4)=&quot;_X_X&quot;;2;IF(RIGHT([.A51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16])&gt;0;[$preferred_name.A516];&#10;LEN(#REF!)&gt;0;#REF!&#10;)" office:value-type="string" office:string-value="rdw_ovi_gestolen" calcext:value-type="string">
            <text:p>rdw_ovi_gestolen</text:p>
          </table:table-cell>
          <table:table-cell table:formula="of:=IFERROR(FIND(&quot;_&quot;;[.$A516];1);LEN([.$A516]))" office:value-type="float" office:value="4" calcext:value-type="float">
            <text:p>4</text:p>
          </table:table-cell>
          <table:table-cell table:formula="of:=IFERROR(FIND(&quot;_&quot;;[.$A516];1+[.B516]);LEN([.$A516]))" office:value-type="float" office:value="8" calcext:value-type="float">
            <text:p>8</text:p>
          </table:table-cell>
          <table:table-cell table:formula="of:=IFERROR(FIND(&quot;_&quot;;[.$A516];1+[.C516]);LEN([.$A516]))" office:value-type="float" office:value="16" calcext:value-type="float">
            <text:p>16</text:p>
          </table:table-cell>
          <table:table-cell table:formula="of:=IFERROR(FIND(&quot;_&quot;;[.$A516];1+[.D516]);LEN([.$A516]))" office:value-type="float" office:value="16" calcext:value-type="float">
            <text:p>16</text:p>
          </table:table-cell>
          <table:table-cell table:formula="of:=IFERROR(FIND(&quot;_&quot;;[.$A516];1+[.E516]);LEN([.$A516]))" office:value-type="float" office:value="16" calcext:value-type="float">
            <text:p>16</text:p>
          </table:table-cell>
          <table:table-cell table:formula="of:=[.C516]" office:value-type="float" office:value="8" calcext:value-type="float">
            <text:p>8</text:p>
          </table:table-cell>
          <table:table-cell table:formula="of:=LEFT([.A516];[.G516])" office:value-type="string" office:string-value="rdw_ovi_" calcext:value-type="string">
            <text:p>rdw_ovi_</text:p>
          </table:table-cell>
          <table:table-cell table:formula="of:=VLOOKUP([.H516];[$source.$C$2:$source.$F$48];4;0)" office:value-type="float" office:value="401" calcext:value-type="float">
            <text:p>401</text:p>
          </table:table-cell>
          <table:table-cell table:style-name="ce7" table:formula="of:=IF(RIGHT([.A516];6)=&quot;_X_X_X&quot;;3;IF(RIGHT([.A516];4)=&quot;_X_X&quot;;2;IF(RIGHT([.A5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517])&gt;0;[$preferred_name.A517];&#10;LEN(#REF!)&gt;0;#REF!&#10;)" office:value-type="string" office:string-value="rdw_ovi_status_terugroepacties" calcext:value-type="string">
            <text:p>rdw_ovi_status_terugroepacties</text:p>
          </table:table-cell>
          <table:table-cell table:formula="of:=IFERROR(FIND(&quot;_&quot;;[.$A517];1);LEN([.$A517]))" office:value-type="float" office:value="4" calcext:value-type="float">
            <text:p>4</text:p>
          </table:table-cell>
          <table:table-cell table:formula="of:=IFERROR(FIND(&quot;_&quot;;[.$A517];1+[.B517]);LEN([.$A517]))" office:value-type="float" office:value="8" calcext:value-type="float">
            <text:p>8</text:p>
          </table:table-cell>
          <table:table-cell table:formula="of:=IFERROR(FIND(&quot;_&quot;;[.$A517];1+[.C517]);LEN([.$A517]))" office:value-type="float" office:value="15" calcext:value-type="float">
            <text:p>15</text:p>
          </table:table-cell>
          <table:table-cell table:formula="of:=IFERROR(FIND(&quot;_&quot;;[.$A517];1+[.D517]);LEN([.$A517]))" office:value-type="float" office:value="30" calcext:value-type="float">
            <text:p>30</text:p>
          </table:table-cell>
          <table:table-cell table:formula="of:=IFERROR(FIND(&quot;_&quot;;[.$A517];1+[.E517]);LEN([.$A517]))" office:value-type="float" office:value="30" calcext:value-type="float">
            <text:p>30</text:p>
          </table:table-cell>
          <table:table-cell table:formula="of:=[.C517]" office:value-type="float" office:value="8" calcext:value-type="float">
            <text:p>8</text:p>
          </table:table-cell>
          <table:table-cell table:formula="of:=LEFT([.A517];[.G517])" office:value-type="string" office:string-value="rdw_ovi_" calcext:value-type="string">
            <text:p>rdw_ovi_</text:p>
          </table:table-cell>
          <table:table-cell table:formula="of:=VLOOKUP([.H517];[$source.$C$2:$source.$F$48];4;0)" office:value-type="float" office:value="401" calcext:value-type="float">
            <text:p>401</text:p>
          </table:table-cell>
          <table:table-cell table:style-name="ce7" table:formula="of:=IF(RIGHT([.A517];6)=&quot;_X_X_X&quot;;3;IF(RIGHT([.A517];4)=&quot;_X_X&quot;;2;IF(RIGHT([.A5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18])&gt;0;[$preferred_name.A518];&#10;LEN(#REF!)&gt;0;#REF!&#10;)" office:value-type="string" office:string-value="rdw_ovi_cilinder_inhoud" calcext:value-type="string">
            <text:p>rdw_ovi_cilinder_inhoud</text:p>
          </table:table-cell>
          <table:table-cell table:formula="of:=IFERROR(FIND(&quot;_&quot;;[.$A518];1);LEN([.$A518]))" office:value-type="float" office:value="4" calcext:value-type="float">
            <text:p>4</text:p>
          </table:table-cell>
          <table:table-cell table:formula="of:=IFERROR(FIND(&quot;_&quot;;[.$A518];1+[.B518]);LEN([.$A518]))" office:value-type="float" office:value="8" calcext:value-type="float">
            <text:p>8</text:p>
          </table:table-cell>
          <table:table-cell table:formula="of:=IFERROR(FIND(&quot;_&quot;;[.$A518];1+[.C518]);LEN([.$A518]))" office:value-type="float" office:value="17" calcext:value-type="float">
            <text:p>17</text:p>
          </table:table-cell>
          <table:table-cell table:formula="of:=IFERROR(FIND(&quot;_&quot;;[.$A518];1+[.D518]);LEN([.$A518]))" office:value-type="float" office:value="23" calcext:value-type="float">
            <text:p>23</text:p>
          </table:table-cell>
          <table:table-cell table:formula="of:=IFERROR(FIND(&quot;_&quot;;[.$A518];1+[.E518]);LEN([.$A518]))" office:value-type="float" office:value="23" calcext:value-type="float">
            <text:p>23</text:p>
          </table:table-cell>
          <table:table-cell table:formula="of:=[.C518]" office:value-type="float" office:value="8" calcext:value-type="float">
            <text:p>8</text:p>
          </table:table-cell>
          <table:table-cell table:formula="of:=LEFT([.A518];[.G518])" office:value-type="string" office:string-value="rdw_ovi_" calcext:value-type="string">
            <text:p>rdw_ovi_</text:p>
          </table:table-cell>
          <table:table-cell table:formula="of:=VLOOKUP([.H518];[$source.$C$2:$source.$F$48];4;0)" office:value-type="float" office:value="401" calcext:value-type="float">
            <text:p>401</text:p>
          </table:table-cell>
          <table:table-cell table:style-name="ce7" table:formula="of:=IF(RIGHT([.A518];6)=&quot;_X_X_X&quot;;3;IF(RIGHT([.A518];4)=&quot;_X_X&quot;;2;IF(RIGHT([.A5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table:number-columns-repeated="1012"/>
        </table:table-row>
        <table:table-row table:style-name="ro1">
          <table:table-cell table:formula="of:=COM.MICROSOFT.IFS(&#10;LEN([$preferred_name.A519])&gt;0;[$preferred_name.A519];&#10;LEN(#REF!)&gt;0;#REF!&#10;)" office:value-type="string" office:string-value="rdw_ovi_aantal_zitplaatsen" calcext:value-type="string">
            <text:p>rdw_ovi_aantal_zitplaatsen</text:p>
          </table:table-cell>
          <table:table-cell table:formula="of:=IFERROR(FIND(&quot;_&quot;;[.$A519];1);LEN([.$A519]))" office:value-type="float" office:value="4" calcext:value-type="float">
            <text:p>4</text:p>
          </table:table-cell>
          <table:table-cell table:formula="of:=IFERROR(FIND(&quot;_&quot;;[.$A519];1+[.B519]);LEN([.$A519]))" office:value-type="float" office:value="8" calcext:value-type="float">
            <text:p>8</text:p>
          </table:table-cell>
          <table:table-cell table:formula="of:=IFERROR(FIND(&quot;_&quot;;[.$A519];1+[.C519]);LEN([.$A519]))" office:value-type="float" office:value="15" calcext:value-type="float">
            <text:p>15</text:p>
          </table:table-cell>
          <table:table-cell table:formula="of:=IFERROR(FIND(&quot;_&quot;;[.$A519];1+[.D519]);LEN([.$A519]))" office:value-type="float" office:value="26" calcext:value-type="float">
            <text:p>26</text:p>
          </table:table-cell>
          <table:table-cell table:formula="of:=IFERROR(FIND(&quot;_&quot;;[.$A519];1+[.E519]);LEN([.$A519]))" office:value-type="float" office:value="26" calcext:value-type="float">
            <text:p>26</text:p>
          </table:table-cell>
          <table:table-cell table:formula="of:=[.C519]" office:value-type="float" office:value="8" calcext:value-type="float">
            <text:p>8</text:p>
          </table:table-cell>
          <table:table-cell table:formula="of:=LEFT([.A519];[.G519])" office:value-type="string" office:string-value="rdw_ovi_" calcext:value-type="string">
            <text:p>rdw_ovi_</text:p>
          </table:table-cell>
          <table:table-cell table:formula="of:=VLOOKUP([.H519];[$source.$C$2:$source.$F$48];4;0)" office:value-type="float" office:value="401" calcext:value-type="float">
            <text:p>401</text:p>
          </table:table-cell>
          <table:table-cell table:style-name="ce7" table:formula="of:=IF(RIGHT([.A519];6)=&quot;_X_X_X&quot;;3;IF(RIGHT([.A519];4)=&quot;_X_X&quot;;2;IF(RIGHT([.A5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20])&gt;0;[$preferred_name.A520];&#10;LEN(#REF!)&gt;0;#REF!&#10;)" office:value-type="string" office:string-value="rdw_ovi_bpm_bedrag" calcext:value-type="string">
            <text:p>rdw_ovi_bpm_bedrag</text:p>
          </table:table-cell>
          <table:table-cell table:formula="of:=IFERROR(FIND(&quot;_&quot;;[.$A520];1);LEN([.$A520]))" office:value-type="float" office:value="4" calcext:value-type="float">
            <text:p>4</text:p>
          </table:table-cell>
          <table:table-cell table:formula="of:=IFERROR(FIND(&quot;_&quot;;[.$A520];1+[.B520]);LEN([.$A520]))" office:value-type="float" office:value="8" calcext:value-type="float">
            <text:p>8</text:p>
          </table:table-cell>
          <table:table-cell table:formula="of:=IFERROR(FIND(&quot;_&quot;;[.$A520];1+[.C520]);LEN([.$A520]))" office:value-type="float" office:value="12" calcext:value-type="float">
            <text:p>12</text:p>
          </table:table-cell>
          <table:table-cell table:formula="of:=IFERROR(FIND(&quot;_&quot;;[.$A520];1+[.D520]);LEN([.$A520]))" office:value-type="float" office:value="18" calcext:value-type="float">
            <text:p>18</text:p>
          </table:table-cell>
          <table:table-cell table:formula="of:=IFERROR(FIND(&quot;_&quot;;[.$A520];1+[.E520]);LEN([.$A520]))" office:value-type="float" office:value="18" calcext:value-type="float">
            <text:p>18</text:p>
          </table:table-cell>
          <table:table-cell table:formula="of:=[.C520]" office:value-type="float" office:value="8" calcext:value-type="float">
            <text:p>8</text:p>
          </table:table-cell>
          <table:table-cell table:formula="of:=LEFT([.A520];[.G520])" office:value-type="string" office:string-value="rdw_ovi_" calcext:value-type="string">
            <text:p>rdw_ovi_</text:p>
          </table:table-cell>
          <table:table-cell table:formula="of:=VLOOKUP([.H520];[$source.$C$2:$source.$F$48];4;0)" office:value-type="float" office:value="401" calcext:value-type="float">
            <text:p>401</text:p>
          </table:table-cell>
          <table:table-cell table:style-name="ce7" table:formula="of:=IF(RIGHT([.A520];6)=&quot;_X_X_X&quot;;3;IF(RIGHT([.A520];4)=&quot;_X_X&quot;;2;IF(RIGHT([.A5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euro_int</text:p>
          </table:table-cell>
          <table:table-cell table:number-columns-repeated="1012"/>
        </table:table-row>
        <table:table-row table:style-name="ro1">
          <table:table-cell table:style-name="ce22" table:formula="of:=COM.MICROSOFT.IFS(&#10;LEN([$preferred_name.A521])&gt;0;[$preferred_name.A521];&#10;LEN(#REF!)&gt;0;#REF!&#10;)" office:value-type="string" office:string-value="rdw_ovi_bijzonderheid_tekst" calcext:value-type="string">
            <text:p>rdw_ovi_bijzonderheid_tekst</text:p>
          </table:table-cell>
          <table:table-cell table:style-name="ce24" table:formula="of:=IFERROR(FIND(&quot;_&quot;;[.$A521];1);LEN([.$A521]))" office:value-type="float" office:value="4" calcext:value-type="float">
            <text:p>4</text:p>
          </table:table-cell>
          <table:table-cell table:style-name="ce24" table:formula="of:=IFERROR(FIND(&quot;_&quot;;[.$A521];1+[.B521]);LEN([.$A521]))" office:value-type="float" office:value="8" calcext:value-type="float">
            <text:p>8</text:p>
          </table:table-cell>
          <table:table-cell table:style-name="ce24" table:formula="of:=IFERROR(FIND(&quot;_&quot;;[.$A521];1+[.C521]);LEN([.$A521]))" office:value-type="float" office:value="22" calcext:value-type="float">
            <text:p>22</text:p>
          </table:table-cell>
          <table:table-cell table:style-name="ce24" table:formula="of:=IFERROR(FIND(&quot;_&quot;;[.$A521];1+[.D521]);LEN([.$A521]))" office:value-type="float" office:value="27" calcext:value-type="float">
            <text:p>27</text:p>
          </table:table-cell>
          <table:table-cell table:style-name="ce24" table:formula="of:=IFERROR(FIND(&quot;_&quot;;[.$A521];1+[.E521]);LEN([.$A521]))" office:value-type="float" office:value="27" calcext:value-type="float">
            <text:p>27</text:p>
          </table:table-cell>
          <table:table-cell table:style-name="ce26" table:formula="of:=[.C521]" office:value-type="float" office:value="8" calcext:value-type="float">
            <text:p>8</text:p>
          </table:table-cell>
          <table:table-cell table:style-name="ce22" table:formula="of:=LEFT([.A521];[.G521])" office:value-type="string" office:string-value="rdw_ovi_" calcext:value-type="string">
            <text:p>rdw_ovi_</text:p>
          </table:table-cell>
          <table:table-cell table:formula="of:=VLOOKUP([.H521];[$source.$C$2:$source.$F$48];4;0)" office:value-type="float" office:value="401" calcext:value-type="float">
            <text:p>401</text:p>
          </table:table-cell>
          <table:table-cell table:style-name="ce11" table:formula="of:=IF(RIGHT([.A521];6)=&quot;_X_X_X&quot;;3;IF(RIGHT([.A521];4)=&quot;_X_X&quot;;2;IF(RIGHT([.A521];2)=&quot;_X&quot;;1;0)))" office:value-type="float" office:value="0" calcext:value-type="float">
            <text:p>0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9" office:value-type="string" calcext:value-type="string">
            <text:p>nan2null</text:p>
          </table:table-cell>
          <table:table-cell table:style-name="ce9" office:value-type="string" calcext:value-type="string">
            <text:p>str</text:p>
          </table:table-cell>
          <table:table-cell/>
          <table:table-cell table:style-name="ce9" table:number-columns-repeated="1010"/>
        </table:table-row>
        <table:table-row table:style-name="ro1">
          <table:table-cell table:formula="of:=COM.MICROSOFT.IFS(&#10;LEN([$preferred_name.A522])&gt;0;[$preferred_name.A522];&#10;LEN(#REF!)&gt;0;#REF!&#10;)" office:value-type="string" office:string-value="rdw_ovi_carrosserie_omschrijving" calcext:value-type="string">
            <text:p>rdw_ovi_carrosserie_omschrijving</text:p>
          </table:table-cell>
          <table:table-cell table:formula="of:=IFERROR(FIND(&quot;_&quot;;[.$A522];1);LEN([.$A522]))" office:value-type="float" office:value="4" calcext:value-type="float">
            <text:p>4</text:p>
          </table:table-cell>
          <table:table-cell table:formula="of:=IFERROR(FIND(&quot;_&quot;;[.$A522];1+[.B522]);LEN([.$A522]))" office:value-type="float" office:value="8" calcext:value-type="float">
            <text:p>8</text:p>
          </table:table-cell>
          <table:table-cell table:formula="of:=IFERROR(FIND(&quot;_&quot;;[.$A522];1+[.C522]);LEN([.$A522]))" office:value-type="float" office:value="20" calcext:value-type="float">
            <text:p>20</text:p>
          </table:table-cell>
          <table:table-cell table:formula="of:=IFERROR(FIND(&quot;_&quot;;[.$A522];1+[.D522]);LEN([.$A522]))" office:value-type="float" office:value="32" calcext:value-type="float">
            <text:p>32</text:p>
          </table:table-cell>
          <table:table-cell table:formula="of:=IFERROR(FIND(&quot;_&quot;;[.$A522];1+[.E522]);LEN([.$A522]))" office:value-type="float" office:value="32" calcext:value-type="float">
            <text:p>32</text:p>
          </table:table-cell>
          <table:table-cell table:formula="of:=[.C522]" office:value-type="float" office:value="8" calcext:value-type="float">
            <text:p>8</text:p>
          </table:table-cell>
          <table:table-cell table:formula="of:=LEFT([.A522];[.G522])" office:value-type="string" office:string-value="rdw_ovi_" calcext:value-type="string">
            <text:p>rdw_ovi_</text:p>
          </table:table-cell>
          <table:table-cell table:formula="of:=VLOOKUP([.H522];[$source.$C$2:$source.$F$48];4;0)" office:value-type="float" office:value="401" calcext:value-type="float">
            <text:p>401</text:p>
          </table:table-cell>
          <table:table-cell table:style-name="ce7" table:formula="of:=IF(RIGHT([.A522];6)=&quot;_X_X_X&quot;;3;IF(RIGHT([.A522];4)=&quot;_X_X&quot;;2;IF(RIGHT([.A5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style-name="ce9" office:value-type="string" calcext:value-type="string">
            <text:p>split_bodycode</text:p>
          </table:table-cell>
          <table:table-cell office:value-type="string" calcext:value-type="string">
            <text:p>abrv_mpv</text:p>
          </table:table-cell>
          <table:table-cell office:value-type="string" calcext:value-type="string">
            <text:p>str</text:p>
          </table:table-cell>
          <table:table-cell table:number-columns-repeated="1009"/>
        </table:table-row>
        <table:table-row table:style-name="ro1">
          <table:table-cell table:formula="of:=COM.MICROSOFT.IFS(&#10;LEN([$preferred_name.A523])&gt;0;[$preferred_name.A523];&#10;LEN(#REF!)&gt;0;#REF!&#10;)" office:value-type="string" office:string-value="rdw_ovi_inrichting_code_omschrijving" calcext:value-type="string">
            <text:p>rdw_ovi_inrichting_code_omschrijving</text:p>
          </table:table-cell>
          <table:table-cell table:formula="of:=IFERROR(FIND(&quot;_&quot;;[.$A523];1);LEN([.$A523]))" office:value-type="float" office:value="4" calcext:value-type="float">
            <text:p>4</text:p>
          </table:table-cell>
          <table:table-cell table:formula="of:=IFERROR(FIND(&quot;_&quot;;[.$A523];1+[.B523]);LEN([.$A523]))" office:value-type="float" office:value="8" calcext:value-type="float">
            <text:p>8</text:p>
          </table:table-cell>
          <table:table-cell table:formula="of:=IFERROR(FIND(&quot;_&quot;;[.$A523];1+[.C523]);LEN([.$A523]))" office:value-type="float" office:value="19" calcext:value-type="float">
            <text:p>19</text:p>
          </table:table-cell>
          <table:table-cell table:formula="of:=IFERROR(FIND(&quot;_&quot;;[.$A523];1+[.D523]);LEN([.$A523]))" office:value-type="float" office:value="24" calcext:value-type="float">
            <text:p>24</text:p>
          </table:table-cell>
          <table:table-cell table:formula="of:=IFERROR(FIND(&quot;_&quot;;[.$A523];1+[.E523]);LEN([.$A523]))" office:value-type="float" office:value="36" calcext:value-type="float">
            <text:p>36</text:p>
          </table:table-cell>
          <table:table-cell table:formula="of:=[.C523]" office:value-type="float" office:value="8" calcext:value-type="float">
            <text:p>8</text:p>
          </table:table-cell>
          <table:table-cell table:formula="of:=LEFT([.A523];[.G523])" office:value-type="string" office:string-value="rdw_ovi_" calcext:value-type="string">
            <text:p>rdw_ovi_</text:p>
          </table:table-cell>
          <table:table-cell table:formula="of:=VLOOKUP([.H523];[$source.$C$2:$source.$F$48];4;0)" office:value-type="float" office:value="401" calcext:value-type="float">
            <text:p>401</text:p>
          </table:table-cell>
          <table:table-cell table:style-name="ce7" table:formula="of:=IF(RIGHT([.A523];6)=&quot;_X_X_X&quot;;3;IF(RIGHT([.A523];4)=&quot;_X_X&quot;;2;IF(RIGHT([.A5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24])&gt;0;[$preferred_name.A524];&#10;LEN(#REF!)&gt;0;#REF!&#10;)" office:value-type="string" office:string-value="rdw_ovi_kleur" calcext:value-type="string">
            <text:p>rdw_ovi_kleur</text:p>
          </table:table-cell>
          <table:table-cell table:formula="of:=IFERROR(FIND(&quot;_&quot;;[.$A524];1);LEN([.$A524]))" office:value-type="float" office:value="4" calcext:value-type="float">
            <text:p>4</text:p>
          </table:table-cell>
          <table:table-cell table:formula="of:=IFERROR(FIND(&quot;_&quot;;[.$A524];1+[.B524]);LEN([.$A524]))" office:value-type="float" office:value="8" calcext:value-type="float">
            <text:p>8</text:p>
          </table:table-cell>
          <table:table-cell table:formula="of:=IFERROR(FIND(&quot;_&quot;;[.$A524];1+[.C524]);LEN([.$A524]))" office:value-type="float" office:value="13" calcext:value-type="float">
            <text:p>13</text:p>
          </table:table-cell>
          <table:table-cell table:formula="of:=IFERROR(FIND(&quot;_&quot;;[.$A524];1+[.D524]);LEN([.$A524]))" office:value-type="float" office:value="13" calcext:value-type="float">
            <text:p>13</text:p>
          </table:table-cell>
          <table:table-cell table:formula="of:=IFERROR(FIND(&quot;_&quot;;[.$A524];1+[.E524]);LEN([.$A524]))" office:value-type="float" office:value="13" calcext:value-type="float">
            <text:p>13</text:p>
          </table:table-cell>
          <table:table-cell table:formula="of:=[.C524]" office:value-type="float" office:value="8" calcext:value-type="float">
            <text:p>8</text:p>
          </table:table-cell>
          <table:table-cell table:formula="of:=LEFT([.A524];[.G524])" office:value-type="string" office:string-value="rdw_ovi_" calcext:value-type="string">
            <text:p>rdw_ovi_</text:p>
          </table:table-cell>
          <table:table-cell table:formula="of:=VLOOKUP([.H524];[$source.$C$2:$source.$F$48];4;0)" office:value-type="float" office:value="401" calcext:value-type="float">
            <text:p>401</text:p>
          </table:table-cell>
          <table:table-cell table:style-name="ce7" table:formula="of:=IF(RIGHT([.A524];6)=&quot;_X_X_X&quot;;3;IF(RIGHT([.A524];4)=&quot;_X_X&quot;;2;IF(RIGHT([.A5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upper</text:p>
          </table:table-cell>
          <table:table-cell table:number-columns-repeated="1010"/>
        </table:table-row>
        <table:table-row table:style-name="ro1">
          <table:table-cell table:formula="of:=COM.MICROSOFT.IFS(&#10;LEN([$preferred_name.A525])&gt;0;[$preferred_name.A525];&#10;LEN(#REF!)&gt;0;#REF!&#10;)" office:value-type="string" office:string-value="rdw_ovi_maximum_massa_samenstel" calcext:value-type="string">
            <text:p>rdw_ovi_maximum_massa_samenstel</text:p>
          </table:table-cell>
          <table:table-cell table:formula="of:=IFERROR(FIND(&quot;_&quot;;[.$A525];1);LEN([.$A525]))" office:value-type="float" office:value="4" calcext:value-type="float">
            <text:p>4</text:p>
          </table:table-cell>
          <table:table-cell table:formula="of:=IFERROR(FIND(&quot;_&quot;;[.$A525];1+[.B525]);LEN([.$A525]))" office:value-type="float" office:value="8" calcext:value-type="float">
            <text:p>8</text:p>
          </table:table-cell>
          <table:table-cell table:formula="of:=IFERROR(FIND(&quot;_&quot;;[.$A525];1+[.C525]);LEN([.$A525]))" office:value-type="float" office:value="16" calcext:value-type="float">
            <text:p>16</text:p>
          </table:table-cell>
          <table:table-cell table:formula="of:=IFERROR(FIND(&quot;_&quot;;[.$A525];1+[.D525]);LEN([.$A525]))" office:value-type="float" office:value="22" calcext:value-type="float">
            <text:p>22</text:p>
          </table:table-cell>
          <table:table-cell table:formula="of:=IFERROR(FIND(&quot;_&quot;;[.$A525];1+[.E525]);LEN([.$A525]))" office:value-type="float" office:value="31" calcext:value-type="float">
            <text:p>31</text:p>
          </table:table-cell>
          <table:table-cell table:formula="of:=[.C525]" office:value-type="float" office:value="8" calcext:value-type="float">
            <text:p>8</text:p>
          </table:table-cell>
          <table:table-cell table:formula="of:=LEFT([.A525];[.G525])" office:value-type="string" office:string-value="rdw_ovi_" calcext:value-type="string">
            <text:p>rdw_ovi_</text:p>
          </table:table-cell>
          <table:table-cell table:formula="of:=VLOOKUP([.H525];[$source.$C$2:$source.$F$48];4;0)" office:value-type="float" office:value="401" calcext:value-type="float">
            <text:p>401</text:p>
          </table:table-cell>
          <table:table-cell table:style-name="ce7" table:formula="of:=IF(RIGHT([.A525];6)=&quot;_X_X_X&quot;;3;IF(RIGHT([.A525];4)=&quot;_X_X&quot;;2;IF(RIGHT([.A5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26])&gt;0;[$preferred_name.A526];&#10;LEN(#REF!)&gt;0;#REF!&#10;)" office:value-type="string" office:string-value="rdw_ovi_maximum_massa_geremd" calcext:value-type="string">
            <text:p>rdw_ovi_maximum_massa_geremd</text:p>
          </table:table-cell>
          <table:table-cell table:formula="of:=IFERROR(FIND(&quot;_&quot;;[.$A526];1);LEN([.$A526]))" office:value-type="float" office:value="4" calcext:value-type="float">
            <text:p>4</text:p>
          </table:table-cell>
          <table:table-cell table:formula="of:=IFERROR(FIND(&quot;_&quot;;[.$A526];1+[.B526]);LEN([.$A526]))" office:value-type="float" office:value="8" calcext:value-type="float">
            <text:p>8</text:p>
          </table:table-cell>
          <table:table-cell table:formula="of:=IFERROR(FIND(&quot;_&quot;;[.$A526];1+[.C526]);LEN([.$A526]))" office:value-type="float" office:value="16" calcext:value-type="float">
            <text:p>16</text:p>
          </table:table-cell>
          <table:table-cell table:formula="of:=IFERROR(FIND(&quot;_&quot;;[.$A526];1+[.D526]);LEN([.$A526]))" office:value-type="float" office:value="22" calcext:value-type="float">
            <text:p>22</text:p>
          </table:table-cell>
          <table:table-cell table:formula="of:=IFERROR(FIND(&quot;_&quot;;[.$A526];1+[.E526]);LEN([.$A526]))" office:value-type="float" office:value="28" calcext:value-type="float">
            <text:p>28</text:p>
          </table:table-cell>
          <table:table-cell table:formula="of:=[.C526]" office:value-type="float" office:value="8" calcext:value-type="float">
            <text:p>8</text:p>
          </table:table-cell>
          <table:table-cell table:formula="of:=LEFT([.A526];[.G526])" office:value-type="string" office:string-value="rdw_ovi_" calcext:value-type="string">
            <text:p>rdw_ovi_</text:p>
          </table:table-cell>
          <table:table-cell table:formula="of:=VLOOKUP([.H526];[$source.$C$2:$source.$F$48];4;0)" office:value-type="float" office:value="401" calcext:value-type="float">
            <text:p>401</text:p>
          </table:table-cell>
          <table:table-cell table:style-name="ce7" table:formula="of:=IF(RIGHT([.A526];6)=&quot;_X_X_X&quot;;3;IF(RIGHT([.A526];4)=&quot;_X_X&quot;;2;IF(RIGHT([.A52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27])&gt;0;[$preferred_name.A527];&#10;LEN(#REF!)&gt;0;#REF!&#10;)" office:value-type="string" office:string-value="rdw_ovi_maximum_massa_ongeremd" calcext:value-type="string">
            <text:p>rdw_ovi_maximum_massa_ongeremd</text:p>
          </table:table-cell>
          <table:table-cell table:formula="of:=IFERROR(FIND(&quot;_&quot;;[.$A527];1);LEN([.$A527]))" office:value-type="float" office:value="4" calcext:value-type="float">
            <text:p>4</text:p>
          </table:table-cell>
          <table:table-cell table:formula="of:=IFERROR(FIND(&quot;_&quot;;[.$A527];1+[.B527]);LEN([.$A527]))" office:value-type="float" office:value="8" calcext:value-type="float">
            <text:p>8</text:p>
          </table:table-cell>
          <table:table-cell table:formula="of:=IFERROR(FIND(&quot;_&quot;;[.$A527];1+[.C527]);LEN([.$A527]))" office:value-type="float" office:value="16" calcext:value-type="float">
            <text:p>16</text:p>
          </table:table-cell>
          <table:table-cell table:formula="of:=IFERROR(FIND(&quot;_&quot;;[.$A527];1+[.D527]);LEN([.$A527]))" office:value-type="float" office:value="22" calcext:value-type="float">
            <text:p>22</text:p>
          </table:table-cell>
          <table:table-cell table:formula="of:=IFERROR(FIND(&quot;_&quot;;[.$A527];1+[.E527]);LEN([.$A527]))" office:value-type="float" office:value="30" calcext:value-type="float">
            <text:p>30</text:p>
          </table:table-cell>
          <table:table-cell table:formula="of:=[.C527]" office:value-type="float" office:value="8" calcext:value-type="float">
            <text:p>8</text:p>
          </table:table-cell>
          <table:table-cell table:formula="of:=LEFT([.A527];[.G527])" office:value-type="string" office:string-value="rdw_ovi_" calcext:value-type="string">
            <text:p>rdw_ovi_</text:p>
          </table:table-cell>
          <table:table-cell table:formula="of:=VLOOKUP([.H527];[$source.$C$2:$source.$F$48];4;0)" office:value-type="float" office:value="401" calcext:value-type="float">
            <text:p>401</text:p>
          </table:table-cell>
          <table:table-cell table:style-name="ce7" table:formula="of:=IF(RIGHT([.A527];6)=&quot;_X_X_X&quot;;3;IF(RIGHT([.A527];4)=&quot;_X_X&quot;;2;IF(RIGHT([.A52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28])&gt;0;[$preferred_name.A528];&#10;LEN(#REF!)&gt;0;#REF!&#10;)" office:value-type="string" office:string-value="rdw_ovi_tellerstand_oordeel" calcext:value-type="string">
            <text:p>rdw_ovi_tellerstand_oordeel</text:p>
          </table:table-cell>
          <table:table-cell table:formula="of:=IFERROR(FIND(&quot;_&quot;;[.$A528];1);LEN([.$A528]))" office:value-type="float" office:value="4" calcext:value-type="float">
            <text:p>4</text:p>
          </table:table-cell>
          <table:table-cell table:formula="of:=IFERROR(FIND(&quot;_&quot;;[.$A528];1+[.B528]);LEN([.$A528]))" office:value-type="float" office:value="8" calcext:value-type="float">
            <text:p>8</text:p>
          </table:table-cell>
          <table:table-cell table:formula="of:=IFERROR(FIND(&quot;_&quot;;[.$A528];1+[.C528]);LEN([.$A528]))" office:value-type="float" office:value="20" calcext:value-type="float">
            <text:p>20</text:p>
          </table:table-cell>
          <table:table-cell table:formula="of:=IFERROR(FIND(&quot;_&quot;;[.$A528];1+[.D528]);LEN([.$A528]))" office:value-type="float" office:value="27" calcext:value-type="float">
            <text:p>27</text:p>
          </table:table-cell>
          <table:table-cell table:formula="of:=IFERROR(FIND(&quot;_&quot;;[.$A528];1+[.E528]);LEN([.$A528]))" office:value-type="float" office:value="27" calcext:value-type="float">
            <text:p>27</text:p>
          </table:table-cell>
          <table:table-cell table:formula="of:=[.C528]" office:value-type="float" office:value="8" calcext:value-type="float">
            <text:p>8</text:p>
          </table:table-cell>
          <table:table-cell table:formula="of:=LEFT([.A528];[.G528])" office:value-type="string" office:string-value="rdw_ovi_" calcext:value-type="string">
            <text:p>rdw_ovi_</text:p>
          </table:table-cell>
          <table:table-cell table:formula="of:=VLOOKUP([.H528];[$source.$C$2:$source.$F$48];4;0)" office:value-type="float" office:value="401" calcext:value-type="float">
            <text:p>401</text:p>
          </table:table-cell>
          <table:table-cell table:style-name="ce7" table:formula="of:=IF(RIGHT([.A528];6)=&quot;_X_X_X&quot;;3;IF(RIGHT([.A528];4)=&quot;_X_X&quot;;2;IF(RIGHT([.A5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29])&gt;0;[$preferred_name.A529];&#10;LEN(#REF!)&gt;0;#REF!&#10;)" office:value-type="string" office:string-value="rdw_ovi_tellerstand_toelichting" calcext:value-type="string">
            <text:p>rdw_ovi_tellerstand_toelichting</text:p>
          </table:table-cell>
          <table:table-cell table:formula="of:=IFERROR(FIND(&quot;_&quot;;[.$A529];1);LEN([.$A529]))" office:value-type="float" office:value="4" calcext:value-type="float">
            <text:p>4</text:p>
          </table:table-cell>
          <table:table-cell table:formula="of:=IFERROR(FIND(&quot;_&quot;;[.$A529];1+[.B529]);LEN([.$A529]))" office:value-type="float" office:value="8" calcext:value-type="float">
            <text:p>8</text:p>
          </table:table-cell>
          <table:table-cell table:formula="of:=IFERROR(FIND(&quot;_&quot;;[.$A529];1+[.C529]);LEN([.$A529]))" office:value-type="float" office:value="20" calcext:value-type="float">
            <text:p>20</text:p>
          </table:table-cell>
          <table:table-cell table:formula="of:=IFERROR(FIND(&quot;_&quot;;[.$A529];1+[.D529]);LEN([.$A529]))" office:value-type="float" office:value="31" calcext:value-type="float">
            <text:p>31</text:p>
          </table:table-cell>
          <table:table-cell table:formula="of:=IFERROR(FIND(&quot;_&quot;;[.$A529];1+[.E529]);LEN([.$A529]))" office:value-type="float" office:value="31" calcext:value-type="float">
            <text:p>31</text:p>
          </table:table-cell>
          <table:table-cell table:formula="of:=[.C529]" office:value-type="float" office:value="8" calcext:value-type="float">
            <text:p>8</text:p>
          </table:table-cell>
          <table:table-cell table:formula="of:=LEFT([.A529];[.G529])" office:value-type="string" office:string-value="rdw_ovi_" calcext:value-type="string">
            <text:p>rdw_ovi_</text:p>
          </table:table-cell>
          <table:table-cell table:formula="of:=VLOOKUP([.H529];[$source.$C$2:$source.$F$48];4;0)" office:value-type="float" office:value="401" calcext:value-type="float">
            <text:p>401</text:p>
          </table:table-cell>
          <table:table-cell table:style-name="ce7" table:formula="of:=IF(RIGHT([.A529];6)=&quot;_X_X_X&quot;;3;IF(RIGHT([.A529];4)=&quot;_X_X&quot;;2;IF(RIGHT([.A52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30])&gt;0;[$preferred_name.A530];&#10;LEN(#REF!)&gt;0;#REF!&#10;)" office:value-type="string" office:string-value="rdw_ovi_emissieklasse_diesel" calcext:value-type="string">
            <text:p>rdw_ovi_emissieklasse_diesel</text:p>
          </table:table-cell>
          <table:table-cell table:formula="of:=IFERROR(FIND(&quot;_&quot;;[.$A530];1);LEN([.$A530]))" office:value-type="float" office:value="4" calcext:value-type="float">
            <text:p>4</text:p>
          </table:table-cell>
          <table:table-cell table:formula="of:=IFERROR(FIND(&quot;_&quot;;[.$A530];1+[.B530]);LEN([.$A530]))" office:value-type="float" office:value="8" calcext:value-type="float">
            <text:p>8</text:p>
          </table:table-cell>
          <table:table-cell table:formula="of:=IFERROR(FIND(&quot;_&quot;;[.$A530];1+[.C530]);LEN([.$A530]))" office:value-type="float" office:value="22" calcext:value-type="float">
            <text:p>22</text:p>
          </table:table-cell>
          <table:table-cell table:formula="of:=IFERROR(FIND(&quot;_&quot;;[.$A530];1+[.D530]);LEN([.$A530]))" office:value-type="float" office:value="28" calcext:value-type="float">
            <text:p>28</text:p>
          </table:table-cell>
          <table:table-cell table:formula="of:=IFERROR(FIND(&quot;_&quot;;[.$A530];1+[.E530]);LEN([.$A530]))" office:value-type="float" office:value="28" calcext:value-type="float">
            <text:p>28</text:p>
          </table:table-cell>
          <table:table-cell table:formula="of:=[.C530]" office:value-type="float" office:value="8" calcext:value-type="float">
            <text:p>8</text:p>
          </table:table-cell>
          <table:table-cell table:formula="of:=LEFT([.A530];[.G530])" office:value-type="string" office:string-value="rdw_ovi_" calcext:value-type="string">
            <text:p>rdw_ovi_</text:p>
          </table:table-cell>
          <table:table-cell table:formula="of:=VLOOKUP([.H530];[$source.$C$2:$source.$F$48];4;0)" office:value-type="float" office:value="401" calcext:value-type="float">
            <text:p>401</text:p>
          </table:table-cell>
          <table:table-cell table:style-name="ce7" table:formula="of:=IF(RIGHT([.A530];6)=&quot;_X_X_X&quot;;3;IF(RIGHT([.A530];4)=&quot;_X_X&quot;;2;IF(RIGHT([.A5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31])&gt;0;[$preferred_name.A531];&#10;LEN(#REF!)&gt;0;#REF!&#10;)" office:value-type="string" office:string-value="rdw_ovi_aantal_rolstoelplaatsen" calcext:value-type="string">
            <text:p>rdw_ovi_aantal_rolstoelplaatsen</text:p>
          </table:table-cell>
          <table:table-cell table:formula="of:=IFERROR(FIND(&quot;_&quot;;[.$A531];1);LEN([.$A531]))" office:value-type="float" office:value="4" calcext:value-type="float">
            <text:p>4</text:p>
          </table:table-cell>
          <table:table-cell table:formula="of:=IFERROR(FIND(&quot;_&quot;;[.$A531];1+[.B531]);LEN([.$A531]))" office:value-type="float" office:value="8" calcext:value-type="float">
            <text:p>8</text:p>
          </table:table-cell>
          <table:table-cell table:formula="of:=IFERROR(FIND(&quot;_&quot;;[.$A531];1+[.C531]);LEN([.$A531]))" office:value-type="float" office:value="15" calcext:value-type="float">
            <text:p>15</text:p>
          </table:table-cell>
          <table:table-cell table:formula="of:=IFERROR(FIND(&quot;_&quot;;[.$A531];1+[.D531]);LEN([.$A531]))" office:value-type="float" office:value="31" calcext:value-type="float">
            <text:p>31</text:p>
          </table:table-cell>
          <table:table-cell table:formula="of:=IFERROR(FIND(&quot;_&quot;;[.$A531];1+[.E531]);LEN([.$A531]))" office:value-type="float" office:value="31" calcext:value-type="float">
            <text:p>31</text:p>
          </table:table-cell>
          <table:table-cell table:formula="of:=[.C531]" office:value-type="float" office:value="8" calcext:value-type="float">
            <text:p>8</text:p>
          </table:table-cell>
          <table:table-cell table:formula="of:=LEFT([.A531];[.G531])" office:value-type="string" office:string-value="rdw_ovi_" calcext:value-type="string">
            <text:p>rdw_ovi_</text:p>
          </table:table-cell>
          <table:table-cell table:formula="of:=VLOOKUP([.H531];[$source.$C$2:$source.$F$48];4;0)" office:value-type="float" office:value="401" calcext:value-type="float">
            <text:p>401</text:p>
          </table:table-cell>
          <table:table-cell table:style-name="ce7" table:formula="of:=IF(RIGHT([.A531];6)=&quot;_X_X_X&quot;;3;IF(RIGHT([.A531];4)=&quot;_X_X&quot;;2;IF(RIGHT([.A53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32])&gt;0;[$preferred_name.A532];&#10;LEN(#REF!)&gt;0;#REF!&#10;)" office:value-type="string" office:string-value="rdw_ovi_aantal_assen" calcext:value-type="string">
            <text:p>rdw_ovi_aantal_assen</text:p>
          </table:table-cell>
          <table:table-cell table:formula="of:=IFERROR(FIND(&quot;_&quot;;[.$A532];1);LEN([.$A532]))" office:value-type="float" office:value="4" calcext:value-type="float">
            <text:p>4</text:p>
          </table:table-cell>
          <table:table-cell table:formula="of:=IFERROR(FIND(&quot;_&quot;;[.$A532];1+[.B532]);LEN([.$A532]))" office:value-type="float" office:value="8" calcext:value-type="float">
            <text:p>8</text:p>
          </table:table-cell>
          <table:table-cell table:formula="of:=IFERROR(FIND(&quot;_&quot;;[.$A532];1+[.C532]);LEN([.$A532]))" office:value-type="float" office:value="15" calcext:value-type="float">
            <text:p>15</text:p>
          </table:table-cell>
          <table:table-cell table:formula="of:=IFERROR(FIND(&quot;_&quot;;[.$A532];1+[.D532]);LEN([.$A532]))" office:value-type="float" office:value="20" calcext:value-type="float">
            <text:p>20</text:p>
          </table:table-cell>
          <table:table-cell table:formula="of:=IFERROR(FIND(&quot;_&quot;;[.$A532];1+[.E532]);LEN([.$A532]))" office:value-type="float" office:value="20" calcext:value-type="float">
            <text:p>20</text:p>
          </table:table-cell>
          <table:table-cell table:formula="of:=[.C532]" office:value-type="float" office:value="8" calcext:value-type="float">
            <text:p>8</text:p>
          </table:table-cell>
          <table:table-cell table:formula="of:=LEFT([.A532];[.G532])" office:value-type="string" office:string-value="rdw_ovi_" calcext:value-type="string">
            <text:p>rdw_ovi_</text:p>
          </table:table-cell>
          <table:table-cell table:formula="of:=VLOOKUP([.H532];[$source.$C$2:$source.$F$48];4;0)" office:value-type="float" office:value="401" calcext:value-type="float">
            <text:p>401</text:p>
          </table:table-cell>
          <table:table-cell table:style-name="ce7" table:formula="of:=IF(RIGHT([.A532];6)=&quot;_X_X_X&quot;;3;IF(RIGHT([.A532];4)=&quot;_X_X&quot;;2;IF(RIGHT([.A5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33])&gt;0;[$preferred_name.A533];&#10;LEN(#REF!)&gt;0;#REF!&#10;)" office:value-type="string" office:string-value="rdw_ovi_afstand_voorzijde_vrtg_tot_hartkoppeling" calcext:value-type="string">
            <text:p>rdw_ovi_afstand_voorzijde_vrtg_tot_hartkoppeling</text:p>
          </table:table-cell>
          <table:table-cell table:formula="of:=IFERROR(FIND(&quot;_&quot;;[.$A533];1);LEN([.$A533]))" office:value-type="float" office:value="4" calcext:value-type="float">
            <text:p>4</text:p>
          </table:table-cell>
          <table:table-cell table:formula="of:=IFERROR(FIND(&quot;_&quot;;[.$A533];1+[.B533]);LEN([.$A533]))" office:value-type="float" office:value="8" calcext:value-type="float">
            <text:p>8</text:p>
          </table:table-cell>
          <table:table-cell table:formula="of:=IFERROR(FIND(&quot;_&quot;;[.$A533];1+[.C533]);LEN([.$A533]))" office:value-type="float" office:value="16" calcext:value-type="float">
            <text:p>16</text:p>
          </table:table-cell>
          <table:table-cell table:formula="of:=IFERROR(FIND(&quot;_&quot;;[.$A533];1+[.D533]);LEN([.$A533]))" office:value-type="float" office:value="26" calcext:value-type="float">
            <text:p>26</text:p>
          </table:table-cell>
          <table:table-cell table:formula="of:=IFERROR(FIND(&quot;_&quot;;[.$A533];1+[.E533]);LEN([.$A533]))" office:value-type="float" office:value="31" calcext:value-type="float">
            <text:p>31</text:p>
          </table:table-cell>
          <table:table-cell table:formula="of:=[.C533]" office:value-type="float" office:value="8" calcext:value-type="float">
            <text:p>8</text:p>
          </table:table-cell>
          <table:table-cell table:formula="of:=LEFT([.A533];[.G533])" office:value-type="string" office:string-value="rdw_ovi_" calcext:value-type="string">
            <text:p>rdw_ovi_</text:p>
          </table:table-cell>
          <table:table-cell table:formula="of:=VLOOKUP([.H533];[$source.$C$2:$source.$F$48];4;0)" office:value-type="float" office:value="401" calcext:value-type="float">
            <text:p>401</text:p>
          </table:table-cell>
          <table:table-cell table:style-name="ce7" table:formula="of:=IF(RIGHT([.A533];6)=&quot;_X_X_X&quot;;3;IF(RIGHT([.A533];4)=&quot;_X_X&quot;;2;IF(RIGHT([.A5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table:number-columns-repeated="1012"/>
        </table:table-row>
        <table:table-row table:style-name="ro1">
          <table:table-cell table:formula="of:=COM.MICROSOFT.IFS(&#10;LEN([$preferred_name.A534])&gt;0;[$preferred_name.A534];&#10;LEN(#REF!)&gt;0;#REF!&#10;)" office:value-type="string" office:string-value="rdw_ovi_tellerstand_datum" calcext:value-type="string">
            <text:p>rdw_ovi_tellerstand_datum</text:p>
          </table:table-cell>
          <table:table-cell table:formula="of:=IFERROR(FIND(&quot;_&quot;;[.$A534];1);LEN([.$A534]))" office:value-type="float" office:value="4" calcext:value-type="float">
            <text:p>4</text:p>
          </table:table-cell>
          <table:table-cell table:formula="of:=IFERROR(FIND(&quot;_&quot;;[.$A534];1+[.B534]);LEN([.$A534]))" office:value-type="float" office:value="8" calcext:value-type="float">
            <text:p>8</text:p>
          </table:table-cell>
          <table:table-cell table:formula="of:=IFERROR(FIND(&quot;_&quot;;[.$A534];1+[.C534]);LEN([.$A534]))" office:value-type="float" office:value="20" calcext:value-type="float">
            <text:p>20</text:p>
          </table:table-cell>
          <table:table-cell table:formula="of:=IFERROR(FIND(&quot;_&quot;;[.$A534];1+[.D534]);LEN([.$A534]))" office:value-type="float" office:value="25" calcext:value-type="float">
            <text:p>25</text:p>
          </table:table-cell>
          <table:table-cell table:formula="of:=IFERROR(FIND(&quot;_&quot;;[.$A534];1+[.E534]);LEN([.$A534]))" office:value-type="float" office:value="25" calcext:value-type="float">
            <text:p>25</text:p>
          </table:table-cell>
          <table:table-cell table:formula="of:=[.C534]" office:value-type="float" office:value="8" calcext:value-type="float">
            <text:p>8</text:p>
          </table:table-cell>
          <table:table-cell table:formula="of:=LEFT([.A534];[.G534])" office:value-type="string" office:string-value="rdw_ovi_" calcext:value-type="string">
            <text:p>rdw_ovi_</text:p>
          </table:table-cell>
          <table:table-cell table:formula="of:=VLOOKUP([.H534];[$source.$C$2:$source.$F$48];4;0)" office:value-type="float" office:value="401" calcext:value-type="float">
            <text:p>401</text:p>
          </table:table-cell>
          <table:table-cell table:style-name="ce7" table:formula="of:=IF(RIGHT([.A534];6)=&quot;_X_X_X&quot;;3;IF(RIGHT([.A534];4)=&quot;_X_X&quot;;2;IF(RIGHT([.A53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35])&gt;0;[$preferred_name.A535];&#10;LEN(#REF!)&gt;0;#REF!&#10;)" office:value-type="string" office:string-value="rdw_ovi_verval_dat_tachograaf" calcext:value-type="string">
            <text:p>rdw_ovi_verval_dat_tachograaf</text:p>
          </table:table-cell>
          <table:table-cell table:formula="of:=IFERROR(FIND(&quot;_&quot;;[.$A535];1);LEN([.$A535]))" office:value-type="float" office:value="4" calcext:value-type="float">
            <text:p>4</text:p>
          </table:table-cell>
          <table:table-cell table:formula="of:=IFERROR(FIND(&quot;_&quot;;[.$A535];1+[.B535]);LEN([.$A535]))" office:value-type="float" office:value="8" calcext:value-type="float">
            <text:p>8</text:p>
          </table:table-cell>
          <table:table-cell table:formula="of:=IFERROR(FIND(&quot;_&quot;;[.$A535];1+[.C535]);LEN([.$A535]))" office:value-type="float" office:value="15" calcext:value-type="float">
            <text:p>15</text:p>
          </table:table-cell>
          <table:table-cell table:formula="of:=IFERROR(FIND(&quot;_&quot;;[.$A535];1+[.D535]);LEN([.$A535]))" office:value-type="float" office:value="19" calcext:value-type="float">
            <text:p>19</text:p>
          </table:table-cell>
          <table:table-cell table:formula="of:=IFERROR(FIND(&quot;_&quot;;[.$A535];1+[.E535]);LEN([.$A535]))" office:value-type="float" office:value="29" calcext:value-type="float">
            <text:p>29</text:p>
          </table:table-cell>
          <table:table-cell table:formula="of:=[.C535]" office:value-type="float" office:value="8" calcext:value-type="float">
            <text:p>8</text:p>
          </table:table-cell>
          <table:table-cell table:formula="of:=LEFT([.A535];[.G535])" office:value-type="string" office:string-value="rdw_ovi_" calcext:value-type="string">
            <text:p>rdw_ovi_</text:p>
          </table:table-cell>
          <table:table-cell table:formula="of:=VLOOKUP([.H535];[$source.$C$2:$source.$F$48];4;0)" office:value-type="float" office:value="401" calcext:value-type="float">
            <text:p>401</text:p>
          </table:table-cell>
          <table:table-cell table:style-name="ce7" table:formula="of:=IF(RIGHT([.A535];6)=&quot;_X_X_X&quot;;3;IF(RIGHT([.A535];4)=&quot;_X_X&quot;;2;IF(RIGHT([.A5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date_dd45mm45yyyy</text:p>
          </table:table-cell>
          <table:table-cell table:number-columns-repeated="1011"/>
        </table:table-row>
        <table:table-row table:style-name="ro1">
          <table:table-cell table:formula="of:=COM.MICROSOFT.IFS(&#10;LEN([$preferred_name.A536])&gt;0;[$preferred_name.A536];&#10;LEN(#REF!)&gt;0;#REF!&#10;)" office:value-type="string" office:string-value="rdw_ovi_maximum_massa_middenas_geremd" calcext:value-type="string">
            <text:p>rdw_ovi_maximum_massa_middenas_geremd</text:p>
          </table:table-cell>
          <table:table-cell table:formula="of:=IFERROR(FIND(&quot;_&quot;;[.$A536];1);LEN([.$A536]))" office:value-type="float" office:value="4" calcext:value-type="float">
            <text:p>4</text:p>
          </table:table-cell>
          <table:table-cell table:formula="of:=IFERROR(FIND(&quot;_&quot;;[.$A536];1+[.B536]);LEN([.$A536]))" office:value-type="float" office:value="8" calcext:value-type="float">
            <text:p>8</text:p>
          </table:table-cell>
          <table:table-cell table:formula="of:=IFERROR(FIND(&quot;_&quot;;[.$A536];1+[.C536]);LEN([.$A536]))" office:value-type="float" office:value="16" calcext:value-type="float">
            <text:p>16</text:p>
          </table:table-cell>
          <table:table-cell table:formula="of:=IFERROR(FIND(&quot;_&quot;;[.$A536];1+[.D536]);LEN([.$A536]))" office:value-type="float" office:value="22" calcext:value-type="float">
            <text:p>22</text:p>
          </table:table-cell>
          <table:table-cell table:formula="of:=IFERROR(FIND(&quot;_&quot;;[.$A536];1+[.E536]);LEN([.$A536]))" office:value-type="float" office:value="31" calcext:value-type="float">
            <text:p>31</text:p>
          </table:table-cell>
          <table:table-cell table:formula="of:=[.C536]" office:value-type="float" office:value="8" calcext:value-type="float">
            <text:p>8</text:p>
          </table:table-cell>
          <table:table-cell table:formula="of:=LEFT([.A536];[.G536])" office:value-type="string" office:string-value="rdw_ovi_" calcext:value-type="string">
            <text:p>rdw_ovi_</text:p>
          </table:table-cell>
          <table:table-cell table:formula="of:=VLOOKUP([.H536];[$source.$C$2:$source.$F$48];4;0)" office:value-type="float" office:value="401" calcext:value-type="float">
            <text:p>401</text:p>
          </table:table-cell>
          <table:table-cell table:style-name="ce7" table:formula="of:=IF(RIGHT([.A536];6)=&quot;_X_X_X&quot;;3;IF(RIGHT([.A536];4)=&quot;_X_X&quot;;2;IF(RIGHT([.A5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37])&gt;0;[$preferred_name.A537];&#10;LEN(#REF!)&gt;0;#REF!&#10;)" office:value-type="string" office:string-value="rdw_ovi_maximum_massa_autonoom_geremd" calcext:value-type="string">
            <text:p>rdw_ovi_maximum_massa_autonoom_geremd</text:p>
          </table:table-cell>
          <table:table-cell table:formula="of:=IFERROR(FIND(&quot;_&quot;;[.$A537];1);LEN([.$A537]))" office:value-type="float" office:value="4" calcext:value-type="float">
            <text:p>4</text:p>
          </table:table-cell>
          <table:table-cell table:formula="of:=IFERROR(FIND(&quot;_&quot;;[.$A537];1+[.B537]);LEN([.$A537]))" office:value-type="float" office:value="8" calcext:value-type="float">
            <text:p>8</text:p>
          </table:table-cell>
          <table:table-cell table:formula="of:=IFERROR(FIND(&quot;_&quot;;[.$A537];1+[.C537]);LEN([.$A537]))" office:value-type="float" office:value="16" calcext:value-type="float">
            <text:p>16</text:p>
          </table:table-cell>
          <table:table-cell table:formula="of:=IFERROR(FIND(&quot;_&quot;;[.$A537];1+[.D537]);LEN([.$A537]))" office:value-type="float" office:value="22" calcext:value-type="float">
            <text:p>22</text:p>
          </table:table-cell>
          <table:table-cell table:formula="of:=IFERROR(FIND(&quot;_&quot;;[.$A537];1+[.E537]);LEN([.$A537]))" office:value-type="float" office:value="31" calcext:value-type="float">
            <text:p>31</text:p>
          </table:table-cell>
          <table:table-cell table:formula="of:=[.C537]" office:value-type="float" office:value="8" calcext:value-type="float">
            <text:p>8</text:p>
          </table:table-cell>
          <table:table-cell table:formula="of:=LEFT([.A537];[.G537])" office:value-type="string" office:string-value="rdw_ovi_" calcext:value-type="string">
            <text:p>rdw_ovi_</text:p>
          </table:table-cell>
          <table:table-cell table:formula="of:=VLOOKUP([.H537];[$source.$C$2:$source.$F$48];4;0)" office:value-type="float" office:value="401" calcext:value-type="float">
            <text:p>401</text:p>
          </table:table-cell>
          <table:table-cell table:style-name="ce7" table:formula="of:=IF(RIGHT([.A537];6)=&quot;_X_X_X&quot;;3;IF(RIGHT([.A537];4)=&quot;_X_X&quot;;2;IF(RIGHT([.A5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38])&gt;0;[$preferred_name.A538];&#10;LEN(#REF!)&gt;0;#REF!&#10;)" office:value-type="string" office:string-value="rdw_ovi_maximum_massa_oplegger_geremd" calcext:value-type="string">
            <text:p>rdw_ovi_maximum_massa_oplegger_geremd</text:p>
          </table:table-cell>
          <table:table-cell table:formula="of:=IFERROR(FIND(&quot;_&quot;;[.$A538];1);LEN([.$A538]))" office:value-type="float" office:value="4" calcext:value-type="float">
            <text:p>4</text:p>
          </table:table-cell>
          <table:table-cell table:formula="of:=IFERROR(FIND(&quot;_&quot;;[.$A538];1+[.B538]);LEN([.$A538]))" office:value-type="float" office:value="8" calcext:value-type="float">
            <text:p>8</text:p>
          </table:table-cell>
          <table:table-cell table:formula="of:=IFERROR(FIND(&quot;_&quot;;[.$A538];1+[.C538]);LEN([.$A538]))" office:value-type="float" office:value="16" calcext:value-type="float">
            <text:p>16</text:p>
          </table:table-cell>
          <table:table-cell table:formula="of:=IFERROR(FIND(&quot;_&quot;;[.$A538];1+[.D538]);LEN([.$A538]))" office:value-type="float" office:value="22" calcext:value-type="float">
            <text:p>22</text:p>
          </table:table-cell>
          <table:table-cell table:formula="of:=IFERROR(FIND(&quot;_&quot;;[.$A538];1+[.E538]);LEN([.$A538]))" office:value-type="float" office:value="31" calcext:value-type="float">
            <text:p>31</text:p>
          </table:table-cell>
          <table:table-cell table:formula="of:=[.C538]" office:value-type="float" office:value="8" calcext:value-type="float">
            <text:p>8</text:p>
          </table:table-cell>
          <table:table-cell table:formula="of:=LEFT([.A538];[.G538])" office:value-type="string" office:string-value="rdw_ovi_" calcext:value-type="string">
            <text:p>rdw_ovi_</text:p>
          </table:table-cell>
          <table:table-cell table:formula="of:=VLOOKUP([.H538];[$source.$C$2:$source.$F$48];4;0)" office:value-type="float" office:value="401" calcext:value-type="float">
            <text:p>401</text:p>
          </table:table-cell>
          <table:table-cell table:style-name="ce7" table:formula="of:=IF(RIGHT([.A538];6)=&quot;_X_X_X&quot;;3;IF(RIGHT([.A538];4)=&quot;_X_X&quot;;2;IF(RIGHT([.A5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39])&gt;0;[$preferred_name.A539];&#10;LEN(#REF!)&gt;0;#REF!&#10;)" office:value-type="string" office:string-value="rdw_ovi_breedte" calcext:value-type="string">
            <text:p>rdw_ovi_breedte</text:p>
          </table:table-cell>
          <table:table-cell table:formula="of:=IFERROR(FIND(&quot;_&quot;;[.$A539];1);LEN([.$A539]))" office:value-type="float" office:value="4" calcext:value-type="float">
            <text:p>4</text:p>
          </table:table-cell>
          <table:table-cell table:formula="of:=IFERROR(FIND(&quot;_&quot;;[.$A539];1+[.B539]);LEN([.$A539]))" office:value-type="float" office:value="8" calcext:value-type="float">
            <text:p>8</text:p>
          </table:table-cell>
          <table:table-cell table:formula="of:=IFERROR(FIND(&quot;_&quot;;[.$A539];1+[.C539]);LEN([.$A539]))" office:value-type="float" office:value="15" calcext:value-type="float">
            <text:p>15</text:p>
          </table:table-cell>
          <table:table-cell table:formula="of:=IFERROR(FIND(&quot;_&quot;;[.$A539];1+[.D539]);LEN([.$A539]))" office:value-type="float" office:value="15" calcext:value-type="float">
            <text:p>15</text:p>
          </table:table-cell>
          <table:table-cell table:formula="of:=IFERROR(FIND(&quot;_&quot;;[.$A539];1+[.E539]);LEN([.$A539]))" office:value-type="float" office:value="15" calcext:value-type="float">
            <text:p>15</text:p>
          </table:table-cell>
          <table:table-cell table:formula="of:=[.C539]" office:value-type="float" office:value="8" calcext:value-type="float">
            <text:p>8</text:p>
          </table:table-cell>
          <table:table-cell table:formula="of:=LEFT([.A539];[.G539])" office:value-type="string" office:string-value="rdw_ovi_" calcext:value-type="string">
            <text:p>rdw_ovi_</text:p>
          </table:table-cell>
          <table:table-cell table:formula="of:=VLOOKUP([.H539];[$source.$C$2:$source.$F$48];4;0)" office:value-type="float" office:value="401" calcext:value-type="float">
            <text:p>401</text:p>
          </table:table-cell>
          <table:table-cell table:style-name="ce7" table:formula="of:=IF(RIGHT([.A539];6)=&quot;_X_X_X&quot;;3;IF(RIGHT([.A539];4)=&quot;_X_X&quot;;2;IF(RIGHT([.A53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office:value-type="string" calcext:value-type="string">
            <text:p>times10</text:p>
          </table:table-cell>
          <table:table-cell table:number-columns-repeated="1011"/>
        </table:table-row>
        <table:table-row table:style-name="ro1">
          <table:table-cell table:formula="of:=COM.MICROSOFT.IFS(&#10;LEN([$preferred_name.A540])&gt;0;[$preferred_name.A540];&#10;LEN(#REF!)&gt;0;#REF!&#10;)" office:value-type="string" office:string-value="rdw_ovi_aantal_deuren" calcext:value-type="string">
            <text:p>rdw_ovi_aantal_deuren</text:p>
          </table:table-cell>
          <table:table-cell table:formula="of:=IFERROR(FIND(&quot;_&quot;;[.$A540];1);LEN([.$A540]))" office:value-type="float" office:value="4" calcext:value-type="float">
            <text:p>4</text:p>
          </table:table-cell>
          <table:table-cell table:formula="of:=IFERROR(FIND(&quot;_&quot;;[.$A540];1+[.B540]);LEN([.$A540]))" office:value-type="float" office:value="8" calcext:value-type="float">
            <text:p>8</text:p>
          </table:table-cell>
          <table:table-cell table:formula="of:=IFERROR(FIND(&quot;_&quot;;[.$A540];1+[.C540]);LEN([.$A540]))" office:value-type="float" office:value="15" calcext:value-type="float">
            <text:p>15</text:p>
          </table:table-cell>
          <table:table-cell table:formula="of:=IFERROR(FIND(&quot;_&quot;;[.$A540];1+[.D540]);LEN([.$A540]))" office:value-type="float" office:value="21" calcext:value-type="float">
            <text:p>21</text:p>
          </table:table-cell>
          <table:table-cell table:formula="of:=IFERROR(FIND(&quot;_&quot;;[.$A540];1+[.E540]);LEN([.$A540]))" office:value-type="float" office:value="21" calcext:value-type="float">
            <text:p>21</text:p>
          </table:table-cell>
          <table:table-cell table:formula="of:=[.C540]" office:value-type="float" office:value="8" calcext:value-type="float">
            <text:p>8</text:p>
          </table:table-cell>
          <table:table-cell table:formula="of:=LEFT([.A540];[.G540])" office:value-type="string" office:string-value="rdw_ovi_" calcext:value-type="string">
            <text:p>rdw_ovi_</text:p>
          </table:table-cell>
          <table:table-cell table:formula="of:=VLOOKUP([.H540];[$source.$C$2:$source.$F$48];4;0)" office:value-type="float" office:value="401" calcext:value-type="float">
            <text:p>401</text:p>
          </table:table-cell>
          <table:table-cell table:style-name="ce7" table:formula="of:=IF(RIGHT([.A540];6)=&quot;_X_X_X&quot;;3;IF(RIGHT([.A540];4)=&quot;_X_X&quot;;2;IF(RIGHT([.A54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41])&gt;0;[$preferred_name.A541];&#10;LEN(#REF!)&gt;0;#REF!&#10;)" office:value-type="string" office:string-value="rdw_ovi_aantal_staanplaatsen" calcext:value-type="string">
            <text:p>rdw_ovi_aantal_staanplaatsen</text:p>
          </table:table-cell>
          <table:table-cell table:formula="of:=IFERROR(FIND(&quot;_&quot;;[.$A541];1);LEN([.$A541]))" office:value-type="float" office:value="4" calcext:value-type="float">
            <text:p>4</text:p>
          </table:table-cell>
          <table:table-cell table:formula="of:=IFERROR(FIND(&quot;_&quot;;[.$A541];1+[.B541]);LEN([.$A541]))" office:value-type="float" office:value="8" calcext:value-type="float">
            <text:p>8</text:p>
          </table:table-cell>
          <table:table-cell table:formula="of:=IFERROR(FIND(&quot;_&quot;;[.$A541];1+[.C541]);LEN([.$A541]))" office:value-type="float" office:value="15" calcext:value-type="float">
            <text:p>15</text:p>
          </table:table-cell>
          <table:table-cell table:formula="of:=IFERROR(FIND(&quot;_&quot;;[.$A541];1+[.D541]);LEN([.$A541]))" office:value-type="float" office:value="28" calcext:value-type="float">
            <text:p>28</text:p>
          </table:table-cell>
          <table:table-cell table:formula="of:=IFERROR(FIND(&quot;_&quot;;[.$A541];1+[.E541]);LEN([.$A541]))" office:value-type="float" office:value="28" calcext:value-type="float">
            <text:p>28</text:p>
          </table:table-cell>
          <table:table-cell table:formula="of:=[.C541]" office:value-type="float" office:value="8" calcext:value-type="float">
            <text:p>8</text:p>
          </table:table-cell>
          <table:table-cell table:formula="of:=LEFT([.A541];[.G541])" office:value-type="string" office:string-value="rdw_ovi_" calcext:value-type="string">
            <text:p>rdw_ovi_</text:p>
          </table:table-cell>
          <table:table-cell table:formula="of:=VLOOKUP([.H541];[$source.$C$2:$source.$F$48];4;0)" office:value-type="float" office:value="401" calcext:value-type="float">
            <text:p>401</text:p>
          </table:table-cell>
          <table:table-cell table:style-name="ce7" table:formula="of:=IF(RIGHT([.A541];6)=&quot;_X_X_X&quot;;3;IF(RIGHT([.A541];4)=&quot;_X_X&quot;;2;IF(RIGHT([.A54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42])&gt;0;[$preferred_name.A542];&#10;LEN(#REF!)&gt;0;#REF!&#10;)" office:value-type="string" office:string-value="rdw_ovi_afwijkende_max_snelheid" calcext:value-type="string">
            <text:p>rdw_ovi_afwijkende_max_snelheid</text:p>
          </table:table-cell>
          <table:table-cell table:formula="of:=IFERROR(FIND(&quot;_&quot;;[.$A542];1);LEN([.$A542]))" office:value-type="float" office:value="4" calcext:value-type="float">
            <text:p>4</text:p>
          </table:table-cell>
          <table:table-cell table:formula="of:=IFERROR(FIND(&quot;_&quot;;[.$A542];1+[.B542]);LEN([.$A542]))" office:value-type="float" office:value="8" calcext:value-type="float">
            <text:p>8</text:p>
          </table:table-cell>
          <table:table-cell table:formula="of:=IFERROR(FIND(&quot;_&quot;;[.$A542];1+[.C542]);LEN([.$A542]))" office:value-type="float" office:value="19" calcext:value-type="float">
            <text:p>19</text:p>
          </table:table-cell>
          <table:table-cell table:formula="of:=IFERROR(FIND(&quot;_&quot;;[.$A542];1+[.D542]);LEN([.$A542]))" office:value-type="float" office:value="23" calcext:value-type="float">
            <text:p>23</text:p>
          </table:table-cell>
          <table:table-cell table:formula="of:=IFERROR(FIND(&quot;_&quot;;[.$A542];1+[.E542]);LEN([.$A542]))" office:value-type="float" office:value="31" calcext:value-type="float">
            <text:p>31</text:p>
          </table:table-cell>
          <table:table-cell table:formula="of:=[.C542]" office:value-type="float" office:value="8" calcext:value-type="float">
            <text:p>8</text:p>
          </table:table-cell>
          <table:table-cell table:formula="of:=LEFT([.A542];[.G542])" office:value-type="string" office:string-value="rdw_ovi_" calcext:value-type="string">
            <text:p>rdw_ovi_</text:p>
          </table:table-cell>
          <table:table-cell table:formula="of:=VLOOKUP([.H542];[$source.$C$2:$source.$F$48];4;0)" office:value-type="float" office:value="401" calcext:value-type="float">
            <text:p>401</text:p>
          </table:table-cell>
          <table:table-cell table:style-name="ce7" table:formula="of:=IF(RIGHT([.A542];6)=&quot;_X_X_X&quot;;3;IF(RIGHT([.A542];4)=&quot;_X_X&quot;;2;IF(RIGHT([.A5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number-columns-repeated="1012"/>
        </table:table-row>
        <table:table-row table:style-name="ro1">
          <table:table-cell table:formula="of:=COM.MICROSOFT.IFS(&#10;LEN([$preferred_name.A543])&gt;0;[$preferred_name.A543];&#10;LEN(#REF!)&gt;0;#REF!&#10;)" office:value-type="string" office:string-value="rdw_ovi_laadvermogen" calcext:value-type="string">
            <text:p>rdw_ovi_laadvermogen</text:p>
          </table:table-cell>
          <table:table-cell table:formula="of:=IFERROR(FIND(&quot;_&quot;;[.$A543];1);LEN([.$A543]))" office:value-type="float" office:value="4" calcext:value-type="float">
            <text:p>4</text:p>
          </table:table-cell>
          <table:table-cell table:formula="of:=IFERROR(FIND(&quot;_&quot;;[.$A543];1+[.B543]);LEN([.$A543]))" office:value-type="float" office:value="8" calcext:value-type="float">
            <text:p>8</text:p>
          </table:table-cell>
          <table:table-cell table:formula="of:=IFERROR(FIND(&quot;_&quot;;[.$A543];1+[.C543]);LEN([.$A543]))" office:value-type="float" office:value="20" calcext:value-type="float">
            <text:p>20</text:p>
          </table:table-cell>
          <table:table-cell table:formula="of:=IFERROR(FIND(&quot;_&quot;;[.$A543];1+[.D543]);LEN([.$A543]))" office:value-type="float" office:value="20" calcext:value-type="float">
            <text:p>20</text:p>
          </table:table-cell>
          <table:table-cell table:formula="of:=IFERROR(FIND(&quot;_&quot;;[.$A543];1+[.E543]);LEN([.$A543]))" office:value-type="float" office:value="20" calcext:value-type="float">
            <text:p>20</text:p>
          </table:table-cell>
          <table:table-cell table:formula="of:=[.C543]" office:value-type="float" office:value="8" calcext:value-type="float">
            <text:p>8</text:p>
          </table:table-cell>
          <table:table-cell table:formula="of:=LEFT([.A543];[.G543])" office:value-type="string" office:string-value="rdw_ovi_" calcext:value-type="string">
            <text:p>rdw_ovi_</text:p>
          </table:table-cell>
          <table:table-cell table:formula="of:=VLOOKUP([.H543];[$source.$C$2:$source.$F$48];4;0)" office:value-type="float" office:value="401" calcext:value-type="float">
            <text:p>401</text:p>
          </table:table-cell>
          <table:table-cell table:style-name="ce7" table:formula="of:=IF(RIGHT([.A543];6)=&quot;_X_X_X&quot;;3;IF(RIGHT([.A543];4)=&quot;_X_X&quot;;2;IF(RIGHT([.A54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g</text:p>
          </table:table-cell>
          <table:table-cell table:number-columns-repeated="1012"/>
        </table:table-row>
        <table:table-row table:style-name="ro1">
          <table:table-cell table:formula="of:=COM.MICROSOFT.IFS(&#10;LEN([$preferred_name.A544])&gt;0;[$preferred_name.A544];&#10;LEN(#REF!)&gt;0;#REF!&#10;)" office:value-type="string" office:string-value="rdw_ovi_lengte" calcext:value-type="string">
            <text:p>rdw_ovi_lengte</text:p>
          </table:table-cell>
          <table:table-cell table:formula="of:=IFERROR(FIND(&quot;_&quot;;[.$A544];1);LEN([.$A544]))" office:value-type="float" office:value="4" calcext:value-type="float">
            <text:p>4</text:p>
          </table:table-cell>
          <table:table-cell table:formula="of:=IFERROR(FIND(&quot;_&quot;;[.$A544];1+[.B544]);LEN([.$A544]))" office:value-type="float" office:value="8" calcext:value-type="float">
            <text:p>8</text:p>
          </table:table-cell>
          <table:table-cell table:formula="of:=IFERROR(FIND(&quot;_&quot;;[.$A544];1+[.C544]);LEN([.$A544]))" office:value-type="float" office:value="14" calcext:value-type="float">
            <text:p>14</text:p>
          </table:table-cell>
          <table:table-cell table:formula="of:=IFERROR(FIND(&quot;_&quot;;[.$A544];1+[.D544]);LEN([.$A544]))" office:value-type="float" office:value="14" calcext:value-type="float">
            <text:p>14</text:p>
          </table:table-cell>
          <table:table-cell table:formula="of:=IFERROR(FIND(&quot;_&quot;;[.$A544];1+[.E544]);LEN([.$A544]))" office:value-type="float" office:value="14" calcext:value-type="float">
            <text:p>14</text:p>
          </table:table-cell>
          <table:table-cell table:formula="of:=[.C544]" office:value-type="float" office:value="8" calcext:value-type="float">
            <text:p>8</text:p>
          </table:table-cell>
          <table:table-cell table:formula="of:=LEFT([.A544];[.G544])" office:value-type="string" office:string-value="rdw_ovi_" calcext:value-type="string">
            <text:p>rdw_ovi_</text:p>
          </table:table-cell>
          <table:table-cell table:formula="of:=VLOOKUP([.H544];[$source.$C$2:$source.$F$48];4;0)" office:value-type="float" office:value="401" calcext:value-type="float">
            <text:p>401</text:p>
          </table:table-cell>
          <table:table-cell table:style-name="ce7" table:formula="of:=IF(RIGHT([.A544];6)=&quot;_X_X_X&quot;;3;IF(RIGHT([.A544];4)=&quot;_X_X&quot;;2;IF(RIGHT([.A5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cm</text:p>
          </table:table-cell>
          <table:table-cell office:value-type="string" calcext:value-type="string">
            <text:p>times10</text:p>
          </table:table-cell>
          <table:table-cell table:number-columns-repeated="1011"/>
        </table:table-row>
        <table:table-row table:style-name="ro1">
          <table:table-cell table:formula="of:=COM.MICROSOFT.IFS(&#10;LEN([$preferred_name.A545])&gt;0;[$preferred_name.A545];&#10;LEN(#REF!)&gt;0;#REF!&#10;)" office:value-type="string" office:string-value="rdw_ovi_car_vtg_num_eu_omschrijving" calcext:value-type="string">
            <text:p>rdw_ovi_car_vtg_num_eu_omschrijving</text:p>
          </table:table-cell>
          <table:table-cell table:formula="of:=IFERROR(FIND(&quot;_&quot;;[.$A545];1);LEN([.$A545]))" office:value-type="float" office:value="4" calcext:value-type="float">
            <text:p>4</text:p>
          </table:table-cell>
          <table:table-cell table:formula="of:=IFERROR(FIND(&quot;_&quot;;[.$A545];1+[.B545]);LEN([.$A545]))" office:value-type="float" office:value="8" calcext:value-type="float">
            <text:p>8</text:p>
          </table:table-cell>
          <table:table-cell table:formula="of:=IFERROR(FIND(&quot;_&quot;;[.$A545];1+[.C545]);LEN([.$A545]))" office:value-type="float" office:value="12" calcext:value-type="float">
            <text:p>12</text:p>
          </table:table-cell>
          <table:table-cell table:formula="of:=IFERROR(FIND(&quot;_&quot;;[.$A545];1+[.D545]);LEN([.$A545]))" office:value-type="float" office:value="16" calcext:value-type="float">
            <text:p>16</text:p>
          </table:table-cell>
          <table:table-cell table:formula="of:=IFERROR(FIND(&quot;_&quot;;[.$A545];1+[.E545]);LEN([.$A545]))" office:value-type="float" office:value="20" calcext:value-type="float">
            <text:p>20</text:p>
          </table:table-cell>
          <table:table-cell table:formula="of:=[.C545]" office:value-type="float" office:value="8" calcext:value-type="float">
            <text:p>8</text:p>
          </table:table-cell>
          <table:table-cell table:formula="of:=LEFT([.A545];[.G545])" office:value-type="string" office:string-value="rdw_ovi_" calcext:value-type="string">
            <text:p>rdw_ovi_</text:p>
          </table:table-cell>
          <table:table-cell table:formula="of:=VLOOKUP([.H545];[$source.$C$2:$source.$F$48];4;0)" office:value-type="float" office:value="401" calcext:value-type="float">
            <text:p>401</text:p>
          </table:table-cell>
          <table:table-cell table:style-name="ce7" table:formula="of:=IF(RIGHT([.A545];6)=&quot;_X_X_X&quot;;3;IF(RIGHT([.A545];4)=&quot;_X_X&quot;;2;IF(RIGHT([.A54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46])&gt;0;[$preferred_name.A546];&#10;LEN(#REF!)&gt;0;#REF!&#10;)" office:value-type="string" office:string-value="rdw_ovi_omschrijving_defect" calcext:value-type="string">
            <text:p>rdw_ovi_omschrijving_defect</text:p>
          </table:table-cell>
          <table:table-cell table:formula="of:=IFERROR(FIND(&quot;_&quot;;[.$A546];1);LEN([.$A546]))" office:value-type="float" office:value="4" calcext:value-type="float">
            <text:p>4</text:p>
          </table:table-cell>
          <table:table-cell table:formula="of:=IFERROR(FIND(&quot;_&quot;;[.$A546];1+[.B546]);LEN([.$A546]))" office:value-type="float" office:value="8" calcext:value-type="float">
            <text:p>8</text:p>
          </table:table-cell>
          <table:table-cell table:formula="of:=IFERROR(FIND(&quot;_&quot;;[.$A546];1+[.C546]);LEN([.$A546]))" office:value-type="float" office:value="21" calcext:value-type="float">
            <text:p>21</text:p>
          </table:table-cell>
          <table:table-cell table:formula="of:=IFERROR(FIND(&quot;_&quot;;[.$A546];1+[.D546]);LEN([.$A546]))" office:value-type="float" office:value="27" calcext:value-type="float">
            <text:p>27</text:p>
          </table:table-cell>
          <table:table-cell table:formula="of:=IFERROR(FIND(&quot;_&quot;;[.$A546];1+[.E546]);LEN([.$A546]))" office:value-type="float" office:value="27" calcext:value-type="float">
            <text:p>27</text:p>
          </table:table-cell>
          <table:table-cell table:formula="of:=[.C546]" office:value-type="float" office:value="8" calcext:value-type="float">
            <text:p>8</text:p>
          </table:table-cell>
          <table:table-cell table:formula="of:=LEFT([.A546];[.G546])" office:value-type="string" office:string-value="rdw_ovi_" calcext:value-type="string">
            <text:p>rdw_ovi_</text:p>
          </table:table-cell>
          <table:table-cell table:formula="of:=VLOOKUP([.H546];[$source.$C$2:$source.$F$48];4;0)" office:value-type="float" office:value="401" calcext:value-type="float">
            <text:p>401</text:p>
          </table:table-cell>
          <table:table-cell table:style-name="ce7" table:formula="of:=IF(RIGHT([.A546];6)=&quot;_X_X_X&quot;;3;IF(RIGHT([.A546];4)=&quot;_X_X&quot;;2;IF(RIGHT([.A5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47])&gt;0;[$preferred_name.A547];&#10;LEN(#REF!)&gt;0;#REF!&#10;)" office:value-type="string" office:string-value="rdw_ovi_materiele_gevolgens" calcext:value-type="string">
            <text:p>rdw_ovi_materiele_gevolgens</text:p>
          </table:table-cell>
          <table:table-cell table:formula="of:=IFERROR(FIND(&quot;_&quot;;[.$A547];1);LEN([.$A547]))" office:value-type="float" office:value="4" calcext:value-type="float">
            <text:p>4</text:p>
          </table:table-cell>
          <table:table-cell table:formula="of:=IFERROR(FIND(&quot;_&quot;;[.$A547];1+[.B547]);LEN([.$A547]))" office:value-type="float" office:value="8" calcext:value-type="float">
            <text:p>8</text:p>
          </table:table-cell>
          <table:table-cell table:formula="of:=IFERROR(FIND(&quot;_&quot;;[.$A547];1+[.C547]);LEN([.$A547]))" office:value-type="float" office:value="18" calcext:value-type="float">
            <text:p>18</text:p>
          </table:table-cell>
          <table:table-cell table:formula="of:=IFERROR(FIND(&quot;_&quot;;[.$A547];1+[.D547]);LEN([.$A547]))" office:value-type="float" office:value="27" calcext:value-type="float">
            <text:p>27</text:p>
          </table:table-cell>
          <table:table-cell table:formula="of:=IFERROR(FIND(&quot;_&quot;;[.$A547];1+[.E547]);LEN([.$A547]))" office:value-type="float" office:value="27" calcext:value-type="float">
            <text:p>27</text:p>
          </table:table-cell>
          <table:table-cell table:formula="of:=[.C547]" office:value-type="float" office:value="8" calcext:value-type="float">
            <text:p>8</text:p>
          </table:table-cell>
          <table:table-cell table:formula="of:=LEFT([.A547];[.G547])" office:value-type="string" office:string-value="rdw_ovi_" calcext:value-type="string">
            <text:p>rdw_ovi_</text:p>
          </table:table-cell>
          <table:table-cell table:formula="of:=VLOOKUP([.H547];[$source.$C$2:$source.$F$48];4;0)" office:value-type="float" office:value="401" calcext:value-type="float">
            <text:p>401</text:p>
          </table:table-cell>
          <table:table-cell table:style-name="ce7" table:formula="of:=IF(RIGHT([.A547];6)=&quot;_X_X_X&quot;;3;IF(RIGHT([.A547];4)=&quot;_X_X&quot;;2;IF(RIGHT([.A54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48])&gt;0;[$preferred_name.A548];&#10;LEN(#REF!)&gt;0;#REF!&#10;)" office:value-type="string" office:string-value="rdw_ovi_mogelijk_gevaar" calcext:value-type="string">
            <text:p>rdw_ovi_mogelijk_gevaar</text:p>
          </table:table-cell>
          <table:table-cell table:formula="of:=IFERROR(FIND(&quot;_&quot;;[.$A548];1);LEN([.$A548]))" office:value-type="float" office:value="4" calcext:value-type="float">
            <text:p>4</text:p>
          </table:table-cell>
          <table:table-cell table:formula="of:=IFERROR(FIND(&quot;_&quot;;[.$A548];1+[.B548]);LEN([.$A548]))" office:value-type="float" office:value="8" calcext:value-type="float">
            <text:p>8</text:p>
          </table:table-cell>
          <table:table-cell table:formula="of:=IFERROR(FIND(&quot;_&quot;;[.$A548];1+[.C548]);LEN([.$A548]))" office:value-type="float" office:value="17" calcext:value-type="float">
            <text:p>17</text:p>
          </table:table-cell>
          <table:table-cell table:formula="of:=IFERROR(FIND(&quot;_&quot;;[.$A548];1+[.D548]);LEN([.$A548]))" office:value-type="float" office:value="23" calcext:value-type="float">
            <text:p>23</text:p>
          </table:table-cell>
          <table:table-cell table:formula="of:=IFERROR(FIND(&quot;_&quot;;[.$A548];1+[.E548]);LEN([.$A548]))" office:value-type="float" office:value="23" calcext:value-type="float">
            <text:p>23</text:p>
          </table:table-cell>
          <table:table-cell table:formula="of:=[.C548]" office:value-type="float" office:value="8" calcext:value-type="float">
            <text:p>8</text:p>
          </table:table-cell>
          <table:table-cell table:formula="of:=LEFT([.A548];[.G548])" office:value-type="string" office:string-value="rdw_ovi_" calcext:value-type="string">
            <text:p>rdw_ovi_</text:p>
          </table:table-cell>
          <table:table-cell table:formula="of:=VLOOKUP([.H548];[$source.$C$2:$source.$F$48];4;0)" office:value-type="float" office:value="401" calcext:value-type="float">
            <text:p>401</text:p>
          </table:table-cell>
          <table:table-cell table:style-name="ce7" table:formula="of:=IF(RIGHT([.A548];6)=&quot;_X_X_X&quot;;3;IF(RIGHT([.A548];4)=&quot;_X_X&quot;;2;IF(RIGHT([.A5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49])&gt;0;[$preferred_name.A549];&#10;LEN(#REF!)&gt;0;#REF!&#10;)" office:value-type="string" office:string-value="rdw_ovi_omschrijving_herstel" calcext:value-type="string">
            <text:p>rdw_ovi_omschrijving_herstel</text:p>
          </table:table-cell>
          <table:table-cell table:formula="of:=IFERROR(FIND(&quot;_&quot;;[.$A549];1);LEN([.$A549]))" office:value-type="float" office:value="4" calcext:value-type="float">
            <text:p>4</text:p>
          </table:table-cell>
          <table:table-cell table:formula="of:=IFERROR(FIND(&quot;_&quot;;[.$A549];1+[.B549]);LEN([.$A549]))" office:value-type="float" office:value="8" calcext:value-type="float">
            <text:p>8</text:p>
          </table:table-cell>
          <table:table-cell table:formula="of:=IFERROR(FIND(&quot;_&quot;;[.$A549];1+[.C549]);LEN([.$A549]))" office:value-type="float" office:value="21" calcext:value-type="float">
            <text:p>21</text:p>
          </table:table-cell>
          <table:table-cell table:formula="of:=IFERROR(FIND(&quot;_&quot;;[.$A549];1+[.D549]);LEN([.$A549]))" office:value-type="float" office:value="28" calcext:value-type="float">
            <text:p>28</text:p>
          </table:table-cell>
          <table:table-cell table:formula="of:=IFERROR(FIND(&quot;_&quot;;[.$A549];1+[.E549]);LEN([.$A549]))" office:value-type="float" office:value="28" calcext:value-type="float">
            <text:p>28</text:p>
          </table:table-cell>
          <table:table-cell table:formula="of:=[.C549]" office:value-type="float" office:value="8" calcext:value-type="float">
            <text:p>8</text:p>
          </table:table-cell>
          <table:table-cell table:formula="of:=LEFT([.A549];[.G549])" office:value-type="string" office:string-value="rdw_ovi_" calcext:value-type="string">
            <text:p>rdw_ovi_</text:p>
          </table:table-cell>
          <table:table-cell table:formula="of:=VLOOKUP([.H549];[$source.$C$2:$source.$F$48];4;0)" office:value-type="float" office:value="401" calcext:value-type="float">
            <text:p>401</text:p>
          </table:table-cell>
          <table:table-cell table:style-name="ce7" table:formula="of:=IF(RIGHT([.A549];6)=&quot;_X_X_X&quot;;3;IF(RIGHT([.A549];4)=&quot;_X_X&quot;;2;IF(RIGHT([.A5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550])&gt;0;[$preferred_name.A550];&#10;LEN([$preferred_name.B550])&gt;0;[$preferred_name.B550]&#10;)" office:value-type="string" office:string-value="rdw_ovi_contactinformatie" calcext:value-type="string">
            <text:p>rdw_ovi_contactinformatie</text:p>
          </table:table-cell>
          <table:table-cell table:formula="of:=IFERROR(FIND(&quot;_&quot;;[.$A550];1);LEN([.$A550]))" office:value-type="float" office:value="4" calcext:value-type="float">
            <text:p>4</text:p>
          </table:table-cell>
          <table:table-cell table:formula="of:=IFERROR(FIND(&quot;_&quot;;[.$A550];1+[.B550]);LEN([.$A550]))" office:value-type="float" office:value="8" calcext:value-type="float">
            <text:p>8</text:p>
          </table:table-cell>
          <table:table-cell table:formula="of:=IFERROR(FIND(&quot;_&quot;;[.$A550];1+[.C550]);LEN([.$A550]))" office:value-type="float" office:value="25" calcext:value-type="float">
            <text:p>25</text:p>
          </table:table-cell>
          <table:table-cell table:formula="of:=IFERROR(FIND(&quot;_&quot;;[.$A550];1+[.D550]);LEN([.$A550]))" office:value-type="float" office:value="25" calcext:value-type="float">
            <text:p>25</text:p>
          </table:table-cell>
          <table:table-cell table:formula="of:=IFERROR(FIND(&quot;_&quot;;[.$A550];1+[.E550]);LEN([.$A550]))" office:value-type="float" office:value="25" calcext:value-type="float">
            <text:p>25</text:p>
          </table:table-cell>
          <table:table-cell table:formula="of:=[.C550]" office:value-type="float" office:value="8" calcext:value-type="float">
            <text:p>8</text:p>
          </table:table-cell>
          <table:table-cell table:formula="of:=LEFT([.A550];[.G550])" office:value-type="string" office:string-value="rdw_ovi_" calcext:value-type="string">
            <text:p>rdw_ovi_</text:p>
          </table:table-cell>
          <table:table-cell table:formula="of:=VLOOKUP([.H550];[$source.$C$2:$source.$F$48];4;0)" office:value-type="float" office:value="401" calcext:value-type="float">
            <text:p>401</text:p>
          </table:table-cell>
          <table:table-cell table:style-name="ce7" table:formula="of:=IF(RIGHT([.A550];6)=&quot;_X_X_X&quot;;3;IF(RIGHT([.A550];4)=&quot;_X_X&quot;;2;IF(RIGHT([.A55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1])&gt;0;[$preferred_name.A551];&#10;LEN([$preferred_name.B551])&gt;0;[$preferred_name.B551]&#10;)" office:value-type="string" office:string-value="rdw_ovi_afstand_hartkoppeling_tot_achterzijde_vrtg" calcext:value-type="string">
            <text:p>rdw_ovi_afstand_hartkoppeling_tot_achterzijde_vrtg</text:p>
          </table:table-cell>
          <table:table-cell table:formula="of:=IFERROR(FIND(&quot;_&quot;;[.$A551];1);LEN([.$A551]))" office:value-type="float" office:value="4" calcext:value-type="float">
            <text:p>4</text:p>
          </table:table-cell>
          <table:table-cell table:formula="of:=IFERROR(FIND(&quot;_&quot;;[.$A551];1+[.B551]);LEN([.$A551]))" office:value-type="float" office:value="8" calcext:value-type="float">
            <text:p>8</text:p>
          </table:table-cell>
          <table:table-cell table:formula="of:=IFERROR(FIND(&quot;_&quot;;[.$A551];1+[.C551]);LEN([.$A551]))" office:value-type="float" office:value="16" calcext:value-type="float">
            <text:p>16</text:p>
          </table:table-cell>
          <table:table-cell table:formula="of:=IFERROR(FIND(&quot;_&quot;;[.$A551];1+[.D551]);LEN([.$A551]))" office:value-type="float" office:value="30" calcext:value-type="float">
            <text:p>30</text:p>
          </table:table-cell>
          <table:table-cell table:formula="of:=IFERROR(FIND(&quot;_&quot;;[.$A551];1+[.E551]);LEN([.$A551]))" office:value-type="float" office:value="34" calcext:value-type="float">
            <text:p>34</text:p>
          </table:table-cell>
          <table:table-cell table:formula="of:=[.C551]" office:value-type="float" office:value="8" calcext:value-type="float">
            <text:p>8</text:p>
          </table:table-cell>
          <table:table-cell table:formula="of:=LEFT([.A551];[.G551])" office:value-type="string" office:string-value="rdw_ovi_" calcext:value-type="string">
            <text:p>rdw_ovi_</text:p>
          </table:table-cell>
          <table:table-cell table:formula="of:=VLOOKUP([.H551];[$source.$C$2:$source.$F$48];4;0)" office:value-type="float" office:value="401" calcext:value-type="float">
            <text:p>401</text:p>
          </table:table-cell>
          <table:table-cell table:style-name="ce7" table:formula="of:=IF(RIGHT([.A551];6)=&quot;_X_X_X&quot;;3;IF(RIGHT([.A551];4)=&quot;_X_X&quot;;2;IF(RIGHT([.A55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2])&gt;0;[$preferred_name.A552];&#10;LEN([$preferred_name.B552])&gt;0;[$preferred_name.B552]&#10;)" office:value-type="string" office:string-value="rdw_ovi_TimeStamp" calcext:value-type="string">
            <text:p>rdw_ovi_TimeStamp</text:p>
          </table:table-cell>
          <table:table-cell table:formula="of:=IFERROR(FIND(&quot;_&quot;;[.$A552];1);LEN([.$A552]))" office:value-type="float" office:value="4" calcext:value-type="float">
            <text:p>4</text:p>
          </table:table-cell>
          <table:table-cell table:formula="of:=IFERROR(FIND(&quot;_&quot;;[.$A552];1+[.B552]);LEN([.$A552]))" office:value-type="float" office:value="8" calcext:value-type="float">
            <text:p>8</text:p>
          </table:table-cell>
          <table:table-cell table:formula="of:=IFERROR(FIND(&quot;_&quot;;[.$A552];1+[.C552]);LEN([.$A552]))" office:value-type="float" office:value="17" calcext:value-type="float">
            <text:p>17</text:p>
          </table:table-cell>
          <table:table-cell table:formula="of:=IFERROR(FIND(&quot;_&quot;;[.$A552];1+[.D552]);LEN([.$A552]))" office:value-type="float" office:value="17" calcext:value-type="float">
            <text:p>17</text:p>
          </table:table-cell>
          <table:table-cell table:formula="of:=IFERROR(FIND(&quot;_&quot;;[.$A552];1+[.E552]);LEN([.$A552]))" office:value-type="float" office:value="17" calcext:value-type="float">
            <text:p>17</text:p>
          </table:table-cell>
          <table:table-cell table:formula="of:=[.C552]" office:value-type="float" office:value="8" calcext:value-type="float">
            <text:p>8</text:p>
          </table:table-cell>
          <table:table-cell table:formula="of:=LEFT([.A552];[.G552])" office:value-type="string" office:string-value="rdw_ovi_" calcext:value-type="string">
            <text:p>rdw_ovi_</text:p>
          </table:table-cell>
          <table:table-cell table:formula="of:=VLOOKUP([.H552];[$source.$C$2:$source.$F$48];4;0)" office:value-type="float" office:value="401" calcext:value-type="float">
            <text:p>401</text:p>
          </table:table-cell>
          <table:table-cell table:style-name="ce7" table:formula="of:=IF(RIGHT([.A552];6)=&quot;_X_X_X&quot;;3;IF(RIGHT([.A552];4)=&quot;_X_X&quot;;2;IF(RIGHT([.A55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3])&gt;0;[$preferred_name.A553];&#10;LEN([$preferred_name.B553])&gt;0;[$preferred_name.B553]&#10;)" office:value-type="string" office:string-value="rdw_ovi_eigenaren_private" calcext:value-type="string">
            <text:p>rdw_ovi_eigenaren_private</text:p>
          </table:table-cell>
          <table:table-cell table:formula="of:=IFERROR(FIND(&quot;_&quot;;[.$A553];1);LEN([.$A553]))" office:value-type="float" office:value="4" calcext:value-type="float">
            <text:p>4</text:p>
          </table:table-cell>
          <table:table-cell table:formula="of:=IFERROR(FIND(&quot;_&quot;;[.$A553];1+[.B553]);LEN([.$A553]))" office:value-type="float" office:value="8" calcext:value-type="float">
            <text:p>8</text:p>
          </table:table-cell>
          <table:table-cell table:formula="of:=IFERROR(FIND(&quot;_&quot;;[.$A553];1+[.C553]);LEN([.$A553]))" office:value-type="float" office:value="18" calcext:value-type="float">
            <text:p>18</text:p>
          </table:table-cell>
          <table:table-cell table:formula="of:=IFERROR(FIND(&quot;_&quot;;[.$A553];1+[.D553]);LEN([.$A553]))" office:value-type="float" office:value="25" calcext:value-type="float">
            <text:p>25</text:p>
          </table:table-cell>
          <table:table-cell table:formula="of:=IFERROR(FIND(&quot;_&quot;;[.$A553];1+[.E553]);LEN([.$A553]))" office:value-type="float" office:value="25" calcext:value-type="float">
            <text:p>25</text:p>
          </table:table-cell>
          <table:table-cell table:formula="of:=[.C553]" office:value-type="float" office:value="8" calcext:value-type="float">
            <text:p>8</text:p>
          </table:table-cell>
          <table:table-cell table:formula="of:=LEFT([.A553];[.G553])" office:value-type="string" office:string-value="rdw_ovi_" calcext:value-type="string">
            <text:p>rdw_ovi_</text:p>
          </table:table-cell>
          <table:table-cell table:formula="of:=VLOOKUP([.H553];[$source.$C$2:$source.$F$48];4;0)" office:value-type="float" office:value="401" calcext:value-type="float">
            <text:p>401</text:p>
          </table:table-cell>
          <table:table-cell table:style-name="ce7" table:formula="of:=IF(RIGHT([.A553];6)=&quot;_X_X_X&quot;;3;IF(RIGHT([.A553];4)=&quot;_X_X&quot;;2;IF(RIGHT([.A55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4])&gt;0;[$preferred_name.A554];&#10;LEN([$preferred_name.B554])&gt;0;[$preferred_name.B554]&#10;)" office:value-type="string" office:string-value="rdw_ovi_eigenaren_company" calcext:value-type="string">
            <text:p>rdw_ovi_eigenaren_company</text:p>
          </table:table-cell>
          <table:table-cell table:formula="of:=IFERROR(FIND(&quot;_&quot;;[.$A554];1);LEN([.$A554]))" office:value-type="float" office:value="4" calcext:value-type="float">
            <text:p>4</text:p>
          </table:table-cell>
          <table:table-cell table:formula="of:=IFERROR(FIND(&quot;_&quot;;[.$A554];1+[.B554]);LEN([.$A554]))" office:value-type="float" office:value="8" calcext:value-type="float">
            <text:p>8</text:p>
          </table:table-cell>
          <table:table-cell table:formula="of:=IFERROR(FIND(&quot;_&quot;;[.$A554];1+[.C554]);LEN([.$A554]))" office:value-type="float" office:value="18" calcext:value-type="float">
            <text:p>18</text:p>
          </table:table-cell>
          <table:table-cell table:formula="of:=IFERROR(FIND(&quot;_&quot;;[.$A554];1+[.D554]);LEN([.$A554]))" office:value-type="float" office:value="25" calcext:value-type="float">
            <text:p>25</text:p>
          </table:table-cell>
          <table:table-cell table:formula="of:=IFERROR(FIND(&quot;_&quot;;[.$A554];1+[.E554]);LEN([.$A554]))" office:value-type="float" office:value="25" calcext:value-type="float">
            <text:p>25</text:p>
          </table:table-cell>
          <table:table-cell table:formula="of:=[.C554]" office:value-type="float" office:value="8" calcext:value-type="float">
            <text:p>8</text:p>
          </table:table-cell>
          <table:table-cell table:formula="of:=LEFT([.A554];[.G554])" office:value-type="string" office:string-value="rdw_ovi_" calcext:value-type="string">
            <text:p>rdw_ovi_</text:p>
          </table:table-cell>
          <table:table-cell table:formula="of:=VLOOKUP([.H554];[$source.$C$2:$source.$F$48];4;0)" office:value-type="float" office:value="401" calcext:value-type="float">
            <text:p>401</text:p>
          </table:table-cell>
          <table:table-cell table:style-name="ce7" table:formula="of:=IF(RIGHT([.A554];6)=&quot;_X_X_X&quot;;3;IF(RIGHT([.A554];4)=&quot;_X_X&quot;;2;IF(RIGHT([.A55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5])&gt;0;[$preferred_name.A555];&#10;LEN([$preferred_name.B555])&gt;0;[$preferred_name.B555]&#10;)" office:value-type="string" office:string-value="rdw_ovi_eigenaren_total" calcext:value-type="string">
            <text:p>rdw_ovi_eigenaren_total</text:p>
          </table:table-cell>
          <table:table-cell table:formula="of:=IFERROR(FIND(&quot;_&quot;;[.$A555];1);LEN([.$A555]))" office:value-type="float" office:value="4" calcext:value-type="float">
            <text:p>4</text:p>
          </table:table-cell>
          <table:table-cell table:formula="of:=IFERROR(FIND(&quot;_&quot;;[.$A555];1+[.B555]);LEN([.$A555]))" office:value-type="float" office:value="8" calcext:value-type="float">
            <text:p>8</text:p>
          </table:table-cell>
          <table:table-cell table:formula="of:=IFERROR(FIND(&quot;_&quot;;[.$A555];1+[.C555]);LEN([.$A555]))" office:value-type="float" office:value="18" calcext:value-type="float">
            <text:p>18</text:p>
          </table:table-cell>
          <table:table-cell table:formula="of:=IFERROR(FIND(&quot;_&quot;;[.$A555];1+[.D555]);LEN([.$A555]))" office:value-type="float" office:value="23" calcext:value-type="float">
            <text:p>23</text:p>
          </table:table-cell>
          <table:table-cell table:formula="of:=IFERROR(FIND(&quot;_&quot;;[.$A555];1+[.E555]);LEN([.$A555]))" office:value-type="float" office:value="23" calcext:value-type="float">
            <text:p>23</text:p>
          </table:table-cell>
          <table:table-cell table:formula="of:=[.C555]" office:value-type="float" office:value="8" calcext:value-type="float">
            <text:p>8</text:p>
          </table:table-cell>
          <table:table-cell table:formula="of:=LEFT([.A555];[.G555])" office:value-type="string" office:string-value="rdw_ovi_" calcext:value-type="string">
            <text:p>rdw_ovi_</text:p>
          </table:table-cell>
          <table:table-cell table:formula="of:=VLOOKUP([.H555];[$source.$C$2:$source.$F$48];4;0)" office:value-type="float" office:value="401" calcext:value-type="float">
            <text:p>401</text:p>
          </table:table-cell>
          <table:table-cell table:style-name="ce7" table:formula="of:=IF(RIGHT([.A555];6)=&quot;_X_X_X&quot;;3;IF(RIGHT([.A555];4)=&quot;_X_X&quot;;2;IF(RIGHT([.A55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56])&gt;0;[$preferred_name.A556];&#10;LEN([$preferred_name.B556])&gt;0;[$preferred_name.B556]&#10;)" office:value-type="string" office:string-value="nhtsa_vpic_VIN" calcext:value-type="string">
            <text:p>nhtsa_vpic_VIN</text:p>
          </table:table-cell>
          <table:table-cell table:formula="of:=IFERROR(FIND(&quot;_&quot;;[.$A556];1);LEN([.$A556]))" office:value-type="float" office:value="6" calcext:value-type="float">
            <text:p>6</text:p>
          </table:table-cell>
          <table:table-cell table:formula="of:=IFERROR(FIND(&quot;_&quot;;[.$A556];1+[.B556]);LEN([.$A556]))" office:value-type="float" office:value="11" calcext:value-type="float">
            <text:p>11</text:p>
          </table:table-cell>
          <table:table-cell table:formula="of:=IFERROR(FIND(&quot;_&quot;;[.$A556];1+[.C556]);LEN([.$A556]))" office:value-type="float" office:value="14" calcext:value-type="float">
            <text:p>14</text:p>
          </table:table-cell>
          <table:table-cell table:formula="of:=IFERROR(FIND(&quot;_&quot;;[.$A556];1+[.D556]);LEN([.$A556]))" office:value-type="float" office:value="14" calcext:value-type="float">
            <text:p>14</text:p>
          </table:table-cell>
          <table:table-cell table:formula="of:=IFERROR(FIND(&quot;_&quot;;[.$A556];1+[.E556]);LEN([.$A556]))" office:value-type="float" office:value="14" calcext:value-type="float">
            <text:p>14</text:p>
          </table:table-cell>
          <table:table-cell table:formula="of:=[.C556]" office:value-type="float" office:value="11" calcext:value-type="float">
            <text:p>11</text:p>
          </table:table-cell>
          <table:table-cell table:formula="of:=LEFT([.A556];[.G556])" office:value-type="string" office:string-value="nhtsa_vpic_" calcext:value-type="string">
            <text:p>nhtsa_vpic_</text:p>
          </table:table-cell>
          <table:table-cell table:formula="of:=VLOOKUP([.H556];[$source.$C$2:$source.$F$48];4;0)" office:value-type="float" office:value="501" calcext:value-type="float">
            <text:p>501</text:p>
          </table:table-cell>
          <table:table-cell table:style-name="ce7" table:formula="of:=IF(RIGHT([.A556];6)=&quot;_X_X_X&quot;;3;IF(RIGHT([.A556];4)=&quot;_X_X&quot;;2;IF(RIGHT([.A55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57])&gt;0;[$preferred_name.A557];&#10;LEN([$preferred_name.B557])&gt;0;[$preferred_name.B557]&#10;)" office:value-type="string" office:string-value="nhtsa_vpic_MFY" calcext:value-type="string">
            <text:p>nhtsa_vpic_MFY</text:p>
          </table:table-cell>
          <table:table-cell table:formula="of:=IFERROR(FIND(&quot;_&quot;;[.$A557];1);LEN([.$A557]))" office:value-type="float" office:value="6" calcext:value-type="float">
            <text:p>6</text:p>
          </table:table-cell>
          <table:table-cell table:formula="of:=IFERROR(FIND(&quot;_&quot;;[.$A557];1+[.B557]);LEN([.$A557]))" office:value-type="float" office:value="11" calcext:value-type="float">
            <text:p>11</text:p>
          </table:table-cell>
          <table:table-cell table:formula="of:=IFERROR(FIND(&quot;_&quot;;[.$A557];1+[.C557]);LEN([.$A557]))" office:value-type="float" office:value="14" calcext:value-type="float">
            <text:p>14</text:p>
          </table:table-cell>
          <table:table-cell table:formula="of:=IFERROR(FIND(&quot;_&quot;;[.$A557];1+[.D557]);LEN([.$A557]))" office:value-type="float" office:value="14" calcext:value-type="float">
            <text:p>14</text:p>
          </table:table-cell>
          <table:table-cell table:formula="of:=IFERROR(FIND(&quot;_&quot;;[.$A557];1+[.E557]);LEN([.$A557]))" office:value-type="float" office:value="14" calcext:value-type="float">
            <text:p>14</text:p>
          </table:table-cell>
          <table:table-cell table:formula="of:=[.C557]" office:value-type="float" office:value="11" calcext:value-type="float">
            <text:p>11</text:p>
          </table:table-cell>
          <table:table-cell table:formula="of:=LEFT([.A557];[.G557])" office:value-type="string" office:string-value="nhtsa_vpic_" calcext:value-type="string">
            <text:p>nhtsa_vpic_</text:p>
          </table:table-cell>
          <table:table-cell table:formula="of:=VLOOKUP([.H557];[$source.$C$2:$source.$F$48];4;0)" office:value-type="float" office:value="501" calcext:value-type="float">
            <text:p>501</text:p>
          </table:table-cell>
          <table:table-cell table:style-name="ce7" table:formula="of:=IF(RIGHT([.A557];6)=&quot;_X_X_X&quot;;3;IF(RIGHT([.A557];4)=&quot;_X_X&quot;;2;IF(RIGHT([.A5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58])&gt;0;[$preferred_name.A558];&#10;LEN([$preferred_name.B558])&gt;0;[$preferred_name.B558]&#10;)" office:value-type="string" office:string-value="nhtsa_vpic_activesafetysystem___abs" calcext:value-type="string">
            <text:p>nhtsa_vpic_activesafetysystem___abs</text:p>
          </table:table-cell>
          <table:table-cell table:formula="of:=IFERROR(FIND(&quot;_&quot;;[.$A558];1);LEN([.$A558]))" office:value-type="float" office:value="6" calcext:value-type="float">
            <text:p>6</text:p>
          </table:table-cell>
          <table:table-cell table:formula="of:=IFERROR(FIND(&quot;_&quot;;[.$A558];1+[.B558]);LEN([.$A558]))" office:value-type="float" office:value="11" calcext:value-type="float">
            <text:p>11</text:p>
          </table:table-cell>
          <table:table-cell table:formula="of:=IFERROR(FIND(&quot;_&quot;;[.$A558];1+[.C558]);LEN([.$A558]))" office:value-type="float" office:value="30" calcext:value-type="float">
            <text:p>30</text:p>
          </table:table-cell>
          <table:table-cell table:formula="of:=IFERROR(FIND(&quot;_&quot;;[.$A558];1+[.D558]);LEN([.$A558]))" office:value-type="float" office:value="31" calcext:value-type="float">
            <text:p>31</text:p>
          </table:table-cell>
          <table:table-cell table:formula="of:=IFERROR(FIND(&quot;_&quot;;[.$A558];1+[.E558]);LEN([.$A558]))" office:value-type="float" office:value="32" calcext:value-type="float">
            <text:p>32</text:p>
          </table:table-cell>
          <table:table-cell table:formula="of:=[.C558]" office:value-type="float" office:value="11" calcext:value-type="float">
            <text:p>11</text:p>
          </table:table-cell>
          <table:table-cell table:formula="of:=LEFT([.A558];[.G558])" office:value-type="string" office:string-value="nhtsa_vpic_" calcext:value-type="string">
            <text:p>nhtsa_vpic_</text:p>
          </table:table-cell>
          <table:table-cell table:formula="of:=VLOOKUP([.H558];[$source.$C$2:$source.$F$48];4;0)" office:value-type="float" office:value="501" calcext:value-type="float">
            <text:p>501</text:p>
          </table:table-cell>
          <table:table-cell table:style-name="ce7" table:formula="of:=IF(RIGHT([.A558];6)=&quot;_X_X_X&quot;;3;IF(RIGHT([.A558];4)=&quot;_X_X&quot;;2;IF(RIGHT([.A55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59])&gt;0;[$preferred_name.A559];&#10;LEN([$preferred_name.B559])&gt;0;[$preferred_name.B559]&#10;)" office:value-type="string" office:string-value="nhtsa_vpic_activesafetysystem___activesafetysysnote" calcext:value-type="string">
            <text:p>nhtsa_vpic_activesafetysystem___activesafetysysnote</text:p>
          </table:table-cell>
          <table:table-cell table:formula="of:=IFERROR(FIND(&quot;_&quot;;[.$A559];1);LEN([.$A559]))" office:value-type="float" office:value="6" calcext:value-type="float">
            <text:p>6</text:p>
          </table:table-cell>
          <table:table-cell table:formula="of:=IFERROR(FIND(&quot;_&quot;;[.$A559];1+[.B559]);LEN([.$A559]))" office:value-type="float" office:value="11" calcext:value-type="float">
            <text:p>11</text:p>
          </table:table-cell>
          <table:table-cell table:formula="of:=IFERROR(FIND(&quot;_&quot;;[.$A559];1+[.C559]);LEN([.$A559]))" office:value-type="float" office:value="30" calcext:value-type="float">
            <text:p>30</text:p>
          </table:table-cell>
          <table:table-cell table:formula="of:=IFERROR(FIND(&quot;_&quot;;[.$A559];1+[.D559]);LEN([.$A559]))" office:value-type="float" office:value="31" calcext:value-type="float">
            <text:p>31</text:p>
          </table:table-cell>
          <table:table-cell table:formula="of:=IFERROR(FIND(&quot;_&quot;;[.$A559];1+[.E559]);LEN([.$A559]))" office:value-type="float" office:value="32" calcext:value-type="float">
            <text:p>32</text:p>
          </table:table-cell>
          <table:table-cell table:formula="of:=[.C559]" office:value-type="float" office:value="11" calcext:value-type="float">
            <text:p>11</text:p>
          </table:table-cell>
          <table:table-cell table:formula="of:=LEFT([.A559];[.G559])" office:value-type="string" office:string-value="nhtsa_vpic_" calcext:value-type="string">
            <text:p>nhtsa_vpic_</text:p>
          </table:table-cell>
          <table:table-cell table:formula="of:=VLOOKUP([.H559];[$source.$C$2:$source.$F$48];4;0)" office:value-type="float" office:value="501" calcext:value-type="float">
            <text:p>501</text:p>
          </table:table-cell>
          <table:table-cell table:style-name="ce7" table:formula="of:=IF(RIGHT([.A559];6)=&quot;_X_X_X&quot;;3;IF(RIGHT([.A559];4)=&quot;_X_X&quot;;2;IF(RIGHT([.A55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60])&gt;0;[$preferred_name.A560];&#10;LEN([$preferred_name.B560])&gt;0;[$preferred_name.B560]&#10;)" office:value-type="string" office:string-value="nhtsa_vpic_activesafetysystem_maintainingsafedistance__adaptivecruisecontrol" calcext:value-type="string">
            <text:p>nhtsa_vpic_activesafetysystem_maintainingsafedistance__adaptivecruisecontrol</text:p>
          </table:table-cell>
          <table:table-cell table:formula="of:=IFERROR(FIND(&quot;_&quot;;[.$A560];1);LEN([.$A560]))" office:value-type="float" office:value="6" calcext:value-type="float">
            <text:p>6</text:p>
          </table:table-cell>
          <table:table-cell table:formula="of:=IFERROR(FIND(&quot;_&quot;;[.$A560];1+[.B560]);LEN([.$A560]))" office:value-type="float" office:value="11" calcext:value-type="float">
            <text:p>11</text:p>
          </table:table-cell>
          <table:table-cell table:formula="of:=IFERROR(FIND(&quot;_&quot;;[.$A560];1+[.C560]);LEN([.$A560]))" office:value-type="float" office:value="30" calcext:value-type="float">
            <text:p>30</text:p>
          </table:table-cell>
          <table:table-cell table:formula="of:=IFERROR(FIND(&quot;_&quot;;[.$A560];1+[.D560]);LEN([.$A560]))" office:value-type="float" office:value="54" calcext:value-type="float">
            <text:p>54</text:p>
          </table:table-cell>
          <table:table-cell table:formula="of:=IFERROR(FIND(&quot;_&quot;;[.$A560];1+[.E560]);LEN([.$A560]))" office:value-type="float" office:value="55" calcext:value-type="float">
            <text:p>55</text:p>
          </table:table-cell>
          <table:table-cell table:formula="of:=[.C560]" office:value-type="float" office:value="11" calcext:value-type="float">
            <text:p>11</text:p>
          </table:table-cell>
          <table:table-cell table:formula="of:=LEFT([.A560];[.G560])" office:value-type="string" office:string-value="nhtsa_vpic_" calcext:value-type="string">
            <text:p>nhtsa_vpic_</text:p>
          </table:table-cell>
          <table:table-cell table:formula="of:=VLOOKUP([.H560];[$source.$C$2:$source.$F$48];4;0)" office:value-type="float" office:value="501" calcext:value-type="float">
            <text:p>501</text:p>
          </table:table-cell>
          <table:table-cell table:style-name="ce7" table:formula="of:=IF(RIGHT([.A560];6)=&quot;_X_X_X&quot;;3;IF(RIGHT([.A560];4)=&quot;_X_X&quot;;2;IF(RIGHT([.A56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1])&gt;0;[$preferred_name.A561];&#10;LEN([$preferred_name.B561])&gt;0;[$preferred_name.B561]&#10;)" office:value-type="string" office:string-value="nhtsa_vpic_activesafetysystem_lightingtechnologies__adaptivedrivingbeam" calcext:value-type="string">
            <text:p>nhtsa_vpic_activesafetysystem_lightingtechnologies__adaptivedrivingbeam</text:p>
          </table:table-cell>
          <table:table-cell table:formula="of:=IFERROR(FIND(&quot;_&quot;;[.$A561];1);LEN([.$A561]))" office:value-type="float" office:value="6" calcext:value-type="float">
            <text:p>6</text:p>
          </table:table-cell>
          <table:table-cell table:formula="of:=IFERROR(FIND(&quot;_&quot;;[.$A561];1+[.B561]);LEN([.$A561]))" office:value-type="float" office:value="11" calcext:value-type="float">
            <text:p>11</text:p>
          </table:table-cell>
          <table:table-cell table:formula="of:=IFERROR(FIND(&quot;_&quot;;[.$A561];1+[.C561]);LEN([.$A561]))" office:value-type="float" office:value="30" calcext:value-type="float">
            <text:p>30</text:p>
          </table:table-cell>
          <table:table-cell table:formula="of:=IFERROR(FIND(&quot;_&quot;;[.$A561];1+[.D561]);LEN([.$A561]))" office:value-type="float" office:value="51" calcext:value-type="float">
            <text:p>51</text:p>
          </table:table-cell>
          <table:table-cell table:formula="of:=IFERROR(FIND(&quot;_&quot;;[.$A561];1+[.E561]);LEN([.$A561]))" office:value-type="float" office:value="52" calcext:value-type="float">
            <text:p>52</text:p>
          </table:table-cell>
          <table:table-cell table:formula="of:=[.C561]" office:value-type="float" office:value="11" calcext:value-type="float">
            <text:p>11</text:p>
          </table:table-cell>
          <table:table-cell table:formula="of:=LEFT([.A561];[.G561])" office:value-type="string" office:string-value="nhtsa_vpic_" calcext:value-type="string">
            <text:p>nhtsa_vpic_</text:p>
          </table:table-cell>
          <table:table-cell table:formula="of:=VLOOKUP([.H561];[$source.$C$2:$source.$F$48];4;0)" office:value-type="float" office:value="501" calcext:value-type="float">
            <text:p>501</text:p>
          </table:table-cell>
          <table:table-cell table:style-name="ce7" table:formula="of:=IF(RIGHT([.A561];6)=&quot;_X_X_X&quot;;3;IF(RIGHT([.A561];4)=&quot;_X_X&quot;;2;IF(RIGHT([.A56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2])&gt;0;[$preferred_name.A562];&#10;LEN([$preferred_name.B562])&gt;0;[$preferred_name.B562]&#10;)" office:value-type="string" office:string-value="nhtsa_vpic_passivesafetysystem_airbaglocation__airbagloccurtain" calcext:value-type="string">
            <text:p>nhtsa_vpic_passivesafetysystem_airbaglocation__airbagloccurtain</text:p>
          </table:table-cell>
          <table:table-cell table:formula="of:=IFERROR(FIND(&quot;_&quot;;[.$A562];1);LEN([.$A562]))" office:value-type="float" office:value="6" calcext:value-type="float">
            <text:p>6</text:p>
          </table:table-cell>
          <table:table-cell table:formula="of:=IFERROR(FIND(&quot;_&quot;;[.$A562];1+[.B562]);LEN([.$A562]))" office:value-type="float" office:value="11" calcext:value-type="float">
            <text:p>11</text:p>
          </table:table-cell>
          <table:table-cell table:formula="of:=IFERROR(FIND(&quot;_&quot;;[.$A562];1+[.C562]);LEN([.$A562]))" office:value-type="float" office:value="31" calcext:value-type="float">
            <text:p>31</text:p>
          </table:table-cell>
          <table:table-cell table:formula="of:=IFERROR(FIND(&quot;_&quot;;[.$A562];1+[.D562]);LEN([.$A562]))" office:value-type="float" office:value="46" calcext:value-type="float">
            <text:p>46</text:p>
          </table:table-cell>
          <table:table-cell table:formula="of:=IFERROR(FIND(&quot;_&quot;;[.$A562];1+[.E562]);LEN([.$A562]))" office:value-type="float" office:value="47" calcext:value-type="float">
            <text:p>47</text:p>
          </table:table-cell>
          <table:table-cell table:formula="of:=[.C562]" office:value-type="float" office:value="11" calcext:value-type="float">
            <text:p>11</text:p>
          </table:table-cell>
          <table:table-cell table:formula="of:=LEFT([.A562];[.G562])" office:value-type="string" office:string-value="nhtsa_vpic_" calcext:value-type="string">
            <text:p>nhtsa_vpic_</text:p>
          </table:table-cell>
          <table:table-cell table:formula="of:=VLOOKUP([.H562];[$source.$C$2:$source.$F$48];4;0)" office:value-type="float" office:value="501" calcext:value-type="float">
            <text:p>501</text:p>
          </table:table-cell>
          <table:table-cell table:style-name="ce7" table:formula="of:=IF(RIGHT([.A562];6)=&quot;_X_X_X&quot;;3;IF(RIGHT([.A562];4)=&quot;_X_X&quot;;2;IF(RIGHT([.A5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3])&gt;0;[$preferred_name.A563];&#10;LEN([$preferred_name.B563])&gt;0;[$preferred_name.B563]&#10;)" office:value-type="string" office:string-value="nhtsa_vpic_passivesafetysystem_airbaglocation__airbaglocfront" calcext:value-type="string">
            <text:p>nhtsa_vpic_passivesafetysystem_airbaglocation__airbaglocfront</text:p>
          </table:table-cell>
          <table:table-cell table:formula="of:=IFERROR(FIND(&quot;_&quot;;[.$A563];1);LEN([.$A563]))" office:value-type="float" office:value="6" calcext:value-type="float">
            <text:p>6</text:p>
          </table:table-cell>
          <table:table-cell table:formula="of:=IFERROR(FIND(&quot;_&quot;;[.$A563];1+[.B563]);LEN([.$A563]))" office:value-type="float" office:value="11" calcext:value-type="float">
            <text:p>11</text:p>
          </table:table-cell>
          <table:table-cell table:formula="of:=IFERROR(FIND(&quot;_&quot;;[.$A563];1+[.C563]);LEN([.$A563]))" office:value-type="float" office:value="31" calcext:value-type="float">
            <text:p>31</text:p>
          </table:table-cell>
          <table:table-cell table:formula="of:=IFERROR(FIND(&quot;_&quot;;[.$A563];1+[.D563]);LEN([.$A563]))" office:value-type="float" office:value="46" calcext:value-type="float">
            <text:p>46</text:p>
          </table:table-cell>
          <table:table-cell table:formula="of:=IFERROR(FIND(&quot;_&quot;;[.$A563];1+[.E563]);LEN([.$A563]))" office:value-type="float" office:value="47" calcext:value-type="float">
            <text:p>47</text:p>
          </table:table-cell>
          <table:table-cell table:formula="of:=[.C563]" office:value-type="float" office:value="11" calcext:value-type="float">
            <text:p>11</text:p>
          </table:table-cell>
          <table:table-cell table:formula="of:=LEFT([.A563];[.G563])" office:value-type="string" office:string-value="nhtsa_vpic_" calcext:value-type="string">
            <text:p>nhtsa_vpic_</text:p>
          </table:table-cell>
          <table:table-cell table:formula="of:=VLOOKUP([.H563];[$source.$C$2:$source.$F$48];4;0)" office:value-type="float" office:value="501" calcext:value-type="float">
            <text:p>501</text:p>
          </table:table-cell>
          <table:table-cell table:style-name="ce7" table:formula="of:=IF(RIGHT([.A563];6)=&quot;_X_X_X&quot;;3;IF(RIGHT([.A563];4)=&quot;_X_X&quot;;2;IF(RIGHT([.A56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4])&gt;0;[$preferred_name.A564];&#10;LEN([$preferred_name.B564])&gt;0;[$preferred_name.B564]&#10;)" office:value-type="string" office:string-value="nhtsa_vpic_passivesafetysystem_airbaglocation__airbaglocknee" calcext:value-type="string">
            <text:p>nhtsa_vpic_passivesafetysystem_airbaglocation__airbaglocknee</text:p>
          </table:table-cell>
          <table:table-cell table:formula="of:=IFERROR(FIND(&quot;_&quot;;[.$A564];1);LEN([.$A564]))" office:value-type="float" office:value="6" calcext:value-type="float">
            <text:p>6</text:p>
          </table:table-cell>
          <table:table-cell table:formula="of:=IFERROR(FIND(&quot;_&quot;;[.$A564];1+[.B564]);LEN([.$A564]))" office:value-type="float" office:value="11" calcext:value-type="float">
            <text:p>11</text:p>
          </table:table-cell>
          <table:table-cell table:formula="of:=IFERROR(FIND(&quot;_&quot;;[.$A564];1+[.C564]);LEN([.$A564]))" office:value-type="float" office:value="31" calcext:value-type="float">
            <text:p>31</text:p>
          </table:table-cell>
          <table:table-cell table:formula="of:=IFERROR(FIND(&quot;_&quot;;[.$A564];1+[.D564]);LEN([.$A564]))" office:value-type="float" office:value="46" calcext:value-type="float">
            <text:p>46</text:p>
          </table:table-cell>
          <table:table-cell table:formula="of:=IFERROR(FIND(&quot;_&quot;;[.$A564];1+[.E564]);LEN([.$A564]))" office:value-type="float" office:value="47" calcext:value-type="float">
            <text:p>47</text:p>
          </table:table-cell>
          <table:table-cell table:formula="of:=[.C564]" office:value-type="float" office:value="11" calcext:value-type="float">
            <text:p>11</text:p>
          </table:table-cell>
          <table:table-cell table:formula="of:=LEFT([.A564];[.G564])" office:value-type="string" office:string-value="nhtsa_vpic_" calcext:value-type="string">
            <text:p>nhtsa_vpic_</text:p>
          </table:table-cell>
          <table:table-cell table:formula="of:=VLOOKUP([.H564];[$source.$C$2:$source.$F$48];4;0)" office:value-type="float" office:value="501" calcext:value-type="float">
            <text:p>501</text:p>
          </table:table-cell>
          <table:table-cell table:style-name="ce7" table:formula="of:=IF(RIGHT([.A564];6)=&quot;_X_X_X&quot;;3;IF(RIGHT([.A564];4)=&quot;_X_X&quot;;2;IF(RIGHT([.A56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5])&gt;0;[$preferred_name.A565];&#10;LEN([$preferred_name.B565])&gt;0;[$preferred_name.B565]&#10;)" office:value-type="string" office:string-value="nhtsa_vpic_passivesafetysystem_airbaglocation__airbaglocseatcushion" calcext:value-type="string">
            <text:p>nhtsa_vpic_passivesafetysystem_airbaglocation__airbaglocseatcushion</text:p>
          </table:table-cell>
          <table:table-cell table:formula="of:=IFERROR(FIND(&quot;_&quot;;[.$A565];1);LEN([.$A565]))" office:value-type="float" office:value="6" calcext:value-type="float">
            <text:p>6</text:p>
          </table:table-cell>
          <table:table-cell table:formula="of:=IFERROR(FIND(&quot;_&quot;;[.$A565];1+[.B565]);LEN([.$A565]))" office:value-type="float" office:value="11" calcext:value-type="float">
            <text:p>11</text:p>
          </table:table-cell>
          <table:table-cell table:formula="of:=IFERROR(FIND(&quot;_&quot;;[.$A565];1+[.C565]);LEN([.$A565]))" office:value-type="float" office:value="31" calcext:value-type="float">
            <text:p>31</text:p>
          </table:table-cell>
          <table:table-cell table:formula="of:=IFERROR(FIND(&quot;_&quot;;[.$A565];1+[.D565]);LEN([.$A565]))" office:value-type="float" office:value="46" calcext:value-type="float">
            <text:p>46</text:p>
          </table:table-cell>
          <table:table-cell table:formula="of:=IFERROR(FIND(&quot;_&quot;;[.$A565];1+[.E565]);LEN([.$A565]))" office:value-type="float" office:value="47" calcext:value-type="float">
            <text:p>47</text:p>
          </table:table-cell>
          <table:table-cell table:formula="of:=[.C565]" office:value-type="float" office:value="11" calcext:value-type="float">
            <text:p>11</text:p>
          </table:table-cell>
          <table:table-cell table:formula="of:=LEFT([.A565];[.G565])" office:value-type="string" office:string-value="nhtsa_vpic_" calcext:value-type="string">
            <text:p>nhtsa_vpic_</text:p>
          </table:table-cell>
          <table:table-cell table:formula="of:=VLOOKUP([.H565];[$source.$C$2:$source.$F$48];4;0)" office:value-type="float" office:value="501" calcext:value-type="float">
            <text:p>501</text:p>
          </table:table-cell>
          <table:table-cell table:style-name="ce7" table:formula="of:=IF(RIGHT([.A565];6)=&quot;_X_X_X&quot;;3;IF(RIGHT([.A565];4)=&quot;_X_X&quot;;2;IF(RIGHT([.A56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6])&gt;0;[$preferred_name.A566];&#10;LEN([$preferred_name.B566])&gt;0;[$preferred_name.B566]&#10;)" office:value-type="string" office:string-value="nhtsa_vpic_passivesafetysystem_airbaglocation__airbaglocside" calcext:value-type="string">
            <text:p>nhtsa_vpic_passivesafetysystem_airbaglocation__airbaglocside</text:p>
          </table:table-cell>
          <table:table-cell table:formula="of:=IFERROR(FIND(&quot;_&quot;;[.$A566];1);LEN([.$A566]))" office:value-type="float" office:value="6" calcext:value-type="float">
            <text:p>6</text:p>
          </table:table-cell>
          <table:table-cell table:formula="of:=IFERROR(FIND(&quot;_&quot;;[.$A566];1+[.B566]);LEN([.$A566]))" office:value-type="float" office:value="11" calcext:value-type="float">
            <text:p>11</text:p>
          </table:table-cell>
          <table:table-cell table:formula="of:=IFERROR(FIND(&quot;_&quot;;[.$A566];1+[.C566]);LEN([.$A566]))" office:value-type="float" office:value="31" calcext:value-type="float">
            <text:p>31</text:p>
          </table:table-cell>
          <table:table-cell table:formula="of:=IFERROR(FIND(&quot;_&quot;;[.$A566];1+[.D566]);LEN([.$A566]))" office:value-type="float" office:value="46" calcext:value-type="float">
            <text:p>46</text:p>
          </table:table-cell>
          <table:table-cell table:formula="of:=IFERROR(FIND(&quot;_&quot;;[.$A566];1+[.E566]);LEN([.$A566]))" office:value-type="float" office:value="47" calcext:value-type="float">
            <text:p>47</text:p>
          </table:table-cell>
          <table:table-cell table:formula="of:=[.C566]" office:value-type="float" office:value="11" calcext:value-type="float">
            <text:p>11</text:p>
          </table:table-cell>
          <table:table-cell table:formula="of:=LEFT([.A566];[.G566])" office:value-type="string" office:string-value="nhtsa_vpic_" calcext:value-type="string">
            <text:p>nhtsa_vpic_</text:p>
          </table:table-cell>
          <table:table-cell table:formula="of:=VLOOKUP([.H566];[$source.$C$2:$source.$F$48];4;0)" office:value-type="float" office:value="501" calcext:value-type="float">
            <text:p>501</text:p>
          </table:table-cell>
          <table:table-cell table:style-name="ce7" table:formula="of:=IF(RIGHT([.A566];6)=&quot;_X_X_X&quot;;3;IF(RIGHT([.A566];4)=&quot;_X_X&quot;;2;IF(RIGHT([.A56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7])&gt;0;[$preferred_name.A567];&#10;LEN([$preferred_name.B567])&gt;0;[$preferred_name.B567]&#10;)" office:value-type="string" office:string-value="nhtsa_vpic_activesafetysystem___autoreversesystem" calcext:value-type="string">
            <text:p>nhtsa_vpic_activesafetysystem___autoreversesystem</text:p>
          </table:table-cell>
          <table:table-cell table:formula="of:=IFERROR(FIND(&quot;_&quot;;[.$A567];1);LEN([.$A567]))" office:value-type="float" office:value="6" calcext:value-type="float">
            <text:p>6</text:p>
          </table:table-cell>
          <table:table-cell table:formula="of:=IFERROR(FIND(&quot;_&quot;;[.$A567];1+[.B567]);LEN([.$A567]))" office:value-type="float" office:value="11" calcext:value-type="float">
            <text:p>11</text:p>
          </table:table-cell>
          <table:table-cell table:formula="of:=IFERROR(FIND(&quot;_&quot;;[.$A567];1+[.C567]);LEN([.$A567]))" office:value-type="float" office:value="30" calcext:value-type="float">
            <text:p>30</text:p>
          </table:table-cell>
          <table:table-cell table:formula="of:=IFERROR(FIND(&quot;_&quot;;[.$A567];1+[.D567]);LEN([.$A567]))" office:value-type="float" office:value="31" calcext:value-type="float">
            <text:p>31</text:p>
          </table:table-cell>
          <table:table-cell table:formula="of:=IFERROR(FIND(&quot;_&quot;;[.$A567];1+[.E567]);LEN([.$A567]))" office:value-type="float" office:value="32" calcext:value-type="float">
            <text:p>32</text:p>
          </table:table-cell>
          <table:table-cell table:formula="of:=[.C567]" office:value-type="float" office:value="11" calcext:value-type="float">
            <text:p>11</text:p>
          </table:table-cell>
          <table:table-cell table:formula="of:=LEFT([.A567];[.G567])" office:value-type="string" office:string-value="nhtsa_vpic_" calcext:value-type="string">
            <text:p>nhtsa_vpic_</text:p>
          </table:table-cell>
          <table:table-cell table:formula="of:=VLOOKUP([.H567];[$source.$C$2:$source.$F$48];4;0)" office:value-type="float" office:value="501" calcext:value-type="float">
            <text:p>501</text:p>
          </table:table-cell>
          <table:table-cell table:style-name="ce7" table:formula="of:=IF(RIGHT([.A567];6)=&quot;_X_X_X&quot;;3;IF(RIGHT([.A567];4)=&quot;_X_X&quot;;2;IF(RIGHT([.A56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8])&gt;0;[$preferred_name.A568];&#10;LEN([$preferred_name.B568])&gt;0;[$preferred_name.B568]&#10;)" office:value-type="string" office:string-value="nhtsa_vpic_activesafetysystem___automaticpedestrianalertingsound" calcext:value-type="string">
            <text:p>nhtsa_vpic_activesafetysystem___automaticpedestrianalertingsound</text:p>
          </table:table-cell>
          <table:table-cell table:formula="of:=IFERROR(FIND(&quot;_&quot;;[.$A568];1);LEN([.$A568]))" office:value-type="float" office:value="6" calcext:value-type="float">
            <text:p>6</text:p>
          </table:table-cell>
          <table:table-cell table:formula="of:=IFERROR(FIND(&quot;_&quot;;[.$A568];1+[.B568]);LEN([.$A568]))" office:value-type="float" office:value="11" calcext:value-type="float">
            <text:p>11</text:p>
          </table:table-cell>
          <table:table-cell table:formula="of:=IFERROR(FIND(&quot;_&quot;;[.$A568];1+[.C568]);LEN([.$A568]))" office:value-type="float" office:value="30" calcext:value-type="float">
            <text:p>30</text:p>
          </table:table-cell>
          <table:table-cell table:formula="of:=IFERROR(FIND(&quot;_&quot;;[.$A568];1+[.D568]);LEN([.$A568]))" office:value-type="float" office:value="31" calcext:value-type="float">
            <text:p>31</text:p>
          </table:table-cell>
          <table:table-cell table:formula="of:=IFERROR(FIND(&quot;_&quot;;[.$A568];1+[.E568]);LEN([.$A568]))" office:value-type="float" office:value="32" calcext:value-type="float">
            <text:p>32</text:p>
          </table:table-cell>
          <table:table-cell table:formula="of:=[.C568]" office:value-type="float" office:value="11" calcext:value-type="float">
            <text:p>11</text:p>
          </table:table-cell>
          <table:table-cell table:formula="of:=LEFT([.A568];[.G568])" office:value-type="string" office:string-value="nhtsa_vpic_" calcext:value-type="string">
            <text:p>nhtsa_vpic_</text:p>
          </table:table-cell>
          <table:table-cell table:formula="of:=VLOOKUP([.H568];[$source.$C$2:$source.$F$48];4;0)" office:value-type="float" office:value="501" calcext:value-type="float">
            <text:p>501</text:p>
          </table:table-cell>
          <table:table-cell table:style-name="ce7" table:formula="of:=IF(RIGHT([.A568];6)=&quot;_X_X_X&quot;;3;IF(RIGHT([.A568];4)=&quot;_X_X&quot;;2;IF(RIGHT([.A56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69])&gt;0;[$preferred_name.A569];&#10;LEN([$preferred_name.B569])&gt;0;[$preferred_name.B569]&#10;)" office:value-type="string" office:string-value="nhtsa_vpic_mechanical_drivetrain__axleconfiguration" calcext:value-type="string">
            <text:p>nhtsa_vpic_mechanical_drivetrain__axleconfiguration</text:p>
          </table:table-cell>
          <table:table-cell table:formula="of:=IFERROR(FIND(&quot;_&quot;;[.$A569];1);LEN([.$A569]))" office:value-type="float" office:value="6" calcext:value-type="float">
            <text:p>6</text:p>
          </table:table-cell>
          <table:table-cell table:formula="of:=IFERROR(FIND(&quot;_&quot;;[.$A569];1+[.B569]);LEN([.$A569]))" office:value-type="float" office:value="11" calcext:value-type="float">
            <text:p>11</text:p>
          </table:table-cell>
          <table:table-cell table:formula="of:=IFERROR(FIND(&quot;_&quot;;[.$A569];1+[.C569]);LEN([.$A569]))" office:value-type="float" office:value="22" calcext:value-type="float">
            <text:p>22</text:p>
          </table:table-cell>
          <table:table-cell table:formula="of:=IFERROR(FIND(&quot;_&quot;;[.$A569];1+[.D569]);LEN([.$A569]))" office:value-type="float" office:value="33" calcext:value-type="float">
            <text:p>33</text:p>
          </table:table-cell>
          <table:table-cell table:formula="of:=IFERROR(FIND(&quot;_&quot;;[.$A569];1+[.E569]);LEN([.$A569]))" office:value-type="float" office:value="34" calcext:value-type="float">
            <text:p>34</text:p>
          </table:table-cell>
          <table:table-cell table:formula="of:=[.C569]" office:value-type="float" office:value="11" calcext:value-type="float">
            <text:p>11</text:p>
          </table:table-cell>
          <table:table-cell table:formula="of:=LEFT([.A569];[.G569])" office:value-type="string" office:string-value="nhtsa_vpic_" calcext:value-type="string">
            <text:p>nhtsa_vpic_</text:p>
          </table:table-cell>
          <table:table-cell table:formula="of:=VLOOKUP([.H569];[$source.$C$2:$source.$F$48];4;0)" office:value-type="float" office:value="501" calcext:value-type="float">
            <text:p>501</text:p>
          </table:table-cell>
          <table:table-cell table:style-name="ce7" table:formula="of:=IF(RIGHT([.A569];6)=&quot;_X_X_X&quot;;3;IF(RIGHT([.A569];4)=&quot;_X_X&quot;;2;IF(RIGHT([.A56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0])&gt;0;[$preferred_name.A570];&#10;LEN([$preferred_name.B570])&gt;0;[$preferred_name.B570]&#10;)" office:value-type="string" office:string-value="nhtsa_vpic_mechanical_drivetrain__axles" calcext:value-type="string">
            <text:p>nhtsa_vpic_mechanical_drivetrain__axles</text:p>
          </table:table-cell>
          <table:table-cell table:formula="of:=IFERROR(FIND(&quot;_&quot;;[.$A570];1);LEN([.$A570]))" office:value-type="float" office:value="6" calcext:value-type="float">
            <text:p>6</text:p>
          </table:table-cell>
          <table:table-cell table:formula="of:=IFERROR(FIND(&quot;_&quot;;[.$A570];1+[.B570]);LEN([.$A570]))" office:value-type="float" office:value="11" calcext:value-type="float">
            <text:p>11</text:p>
          </table:table-cell>
          <table:table-cell table:formula="of:=IFERROR(FIND(&quot;_&quot;;[.$A570];1+[.C570]);LEN([.$A570]))" office:value-type="float" office:value="22" calcext:value-type="float">
            <text:p>22</text:p>
          </table:table-cell>
          <table:table-cell table:formula="of:=IFERROR(FIND(&quot;_&quot;;[.$A570];1+[.D570]);LEN([.$A570]))" office:value-type="float" office:value="33" calcext:value-type="float">
            <text:p>33</text:p>
          </table:table-cell>
          <table:table-cell table:formula="of:=IFERROR(FIND(&quot;_&quot;;[.$A570];1+[.E570]);LEN([.$A570]))" office:value-type="float" office:value="34" calcext:value-type="float">
            <text:p>34</text:p>
          </table:table-cell>
          <table:table-cell table:formula="of:=[.C570]" office:value-type="float" office:value="11" calcext:value-type="float">
            <text:p>11</text:p>
          </table:table-cell>
          <table:table-cell table:formula="of:=LEFT([.A570];[.G570])" office:value-type="string" office:string-value="nhtsa_vpic_" calcext:value-type="string">
            <text:p>nhtsa_vpic_</text:p>
          </table:table-cell>
          <table:table-cell table:formula="of:=VLOOKUP([.H570];[$source.$C$2:$source.$F$48];4;0)" office:value-type="float" office:value="501" calcext:value-type="float">
            <text:p>501</text:p>
          </table:table-cell>
          <table:table-cell table:style-name="ce7" table:formula="of:=IF(RIGHT([.A570];6)=&quot;_X_X_X&quot;;3;IF(RIGHT([.A570];4)=&quot;_X_X&quot;;2;IF(RIGHT([.A57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71])&gt;0;[$preferred_name.A571];&#10;LEN([$preferred_name.B571])&gt;0;[$preferred_name.B571]&#10;)" office:value-type="string" office:string-value="nhtsa_vpic_general___baseprice" calcext:value-type="string">
            <text:p>nhtsa_vpic_general___baseprice</text:p>
          </table:table-cell>
          <table:table-cell table:formula="of:=IFERROR(FIND(&quot;_&quot;;[.$A571];1);LEN([.$A571]))" office:value-type="float" office:value="6" calcext:value-type="float">
            <text:p>6</text:p>
          </table:table-cell>
          <table:table-cell table:formula="of:=IFERROR(FIND(&quot;_&quot;;[.$A571];1+[.B571]);LEN([.$A571]))" office:value-type="float" office:value="11" calcext:value-type="float">
            <text:p>11</text:p>
          </table:table-cell>
          <table:table-cell table:formula="of:=IFERROR(FIND(&quot;_&quot;;[.$A571];1+[.C571]);LEN([.$A571]))" office:value-type="float" office:value="19" calcext:value-type="float">
            <text:p>19</text:p>
          </table:table-cell>
          <table:table-cell table:formula="of:=IFERROR(FIND(&quot;_&quot;;[.$A571];1+[.D571]);LEN([.$A571]))" office:value-type="float" office:value="20" calcext:value-type="float">
            <text:p>20</text:p>
          </table:table-cell>
          <table:table-cell table:formula="of:=IFERROR(FIND(&quot;_&quot;;[.$A571];1+[.E571]);LEN([.$A571]))" office:value-type="float" office:value="21" calcext:value-type="float">
            <text:p>21</text:p>
          </table:table-cell>
          <table:table-cell table:formula="of:=[.C571]" office:value-type="float" office:value="11" calcext:value-type="float">
            <text:p>11</text:p>
          </table:table-cell>
          <table:table-cell table:formula="of:=LEFT([.A571];[.G571])" office:value-type="string" office:string-value="nhtsa_vpic_" calcext:value-type="string">
            <text:p>nhtsa_vpic_</text:p>
          </table:table-cell>
          <table:table-cell table:formula="of:=VLOOKUP([.H571];[$source.$C$2:$source.$F$48];4;0)" office:value-type="float" office:value="501" calcext:value-type="float">
            <text:p>501</text:p>
          </table:table-cell>
          <table:table-cell table:style-name="ce7" table:formula="of:=IF(RIGHT([.A571];6)=&quot;_X_X_X&quot;;3;IF(RIGHT([.A571];4)=&quot;_X_X&quot;;2;IF(RIGHT([.A57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572])&gt;0;[$preferred_name.A572];&#10;LEN([$preferred_name.B572])&gt;0;[$preferred_name.B572]&#10;)" office:value-type="string" office:string-value="nhtsa_vpic_mechanical_battery__batterya" calcext:value-type="string">
            <text:p>nhtsa_vpic_mechanical_battery__batterya</text:p>
          </table:table-cell>
          <table:table-cell table:formula="of:=IFERROR(FIND(&quot;_&quot;;[.$A572];1);LEN([.$A572]))" office:value-type="float" office:value="6" calcext:value-type="float">
            <text:p>6</text:p>
          </table:table-cell>
          <table:table-cell table:formula="of:=IFERROR(FIND(&quot;_&quot;;[.$A572];1+[.B572]);LEN([.$A572]))" office:value-type="float" office:value="11" calcext:value-type="float">
            <text:p>11</text:p>
          </table:table-cell>
          <table:table-cell table:formula="of:=IFERROR(FIND(&quot;_&quot;;[.$A572];1+[.C572]);LEN([.$A572]))" office:value-type="float" office:value="22" calcext:value-type="float">
            <text:p>22</text:p>
          </table:table-cell>
          <table:table-cell table:formula="of:=IFERROR(FIND(&quot;_&quot;;[.$A572];1+[.D572]);LEN([.$A572]))" office:value-type="float" office:value="30" calcext:value-type="float">
            <text:p>30</text:p>
          </table:table-cell>
          <table:table-cell table:formula="of:=IFERROR(FIND(&quot;_&quot;;[.$A572];1+[.E572]);LEN([.$A572]))" office:value-type="float" office:value="31" calcext:value-type="float">
            <text:p>31</text:p>
          </table:table-cell>
          <table:table-cell table:formula="of:=[.C572]" office:value-type="float" office:value="11" calcext:value-type="float">
            <text:p>11</text:p>
          </table:table-cell>
          <table:table-cell table:formula="of:=LEFT([.A572];[.G572])" office:value-type="string" office:string-value="nhtsa_vpic_" calcext:value-type="string">
            <text:p>nhtsa_vpic_</text:p>
          </table:table-cell>
          <table:table-cell table:formula="of:=VLOOKUP([.H572];[$source.$C$2:$source.$F$48];4;0)" office:value-type="float" office:value="501" calcext:value-type="float">
            <text:p>501</text:p>
          </table:table-cell>
          <table:table-cell table:style-name="ce7" table:formula="of:=IF(RIGHT([.A572];6)=&quot;_X_X_X&quot;;3;IF(RIGHT([.A572];4)=&quot;_X_X&quot;;2;IF(RIGHT([.A57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3])&gt;0;[$preferred_name.A573];&#10;LEN([$preferred_name.B573])&gt;0;[$preferred_name.B573]&#10;)" office:value-type="string" office:string-value="nhtsa_vpic_mechanical_battery__batterya_to" calcext:value-type="string">
            <text:p>nhtsa_vpic_mechanical_battery__batterya_to</text:p>
          </table:table-cell>
          <table:table-cell table:formula="of:=IFERROR(FIND(&quot;_&quot;;[.$A573];1);LEN([.$A573]))" office:value-type="float" office:value="6" calcext:value-type="float">
            <text:p>6</text:p>
          </table:table-cell>
          <table:table-cell table:formula="of:=IFERROR(FIND(&quot;_&quot;;[.$A573];1+[.B573]);LEN([.$A573]))" office:value-type="float" office:value="11" calcext:value-type="float">
            <text:p>11</text:p>
          </table:table-cell>
          <table:table-cell table:formula="of:=IFERROR(FIND(&quot;_&quot;;[.$A573];1+[.C573]);LEN([.$A573]))" office:value-type="float" office:value="22" calcext:value-type="float">
            <text:p>22</text:p>
          </table:table-cell>
          <table:table-cell table:formula="of:=IFERROR(FIND(&quot;_&quot;;[.$A573];1+[.D573]);LEN([.$A573]))" office:value-type="float" office:value="30" calcext:value-type="float">
            <text:p>30</text:p>
          </table:table-cell>
          <table:table-cell table:formula="of:=IFERROR(FIND(&quot;_&quot;;[.$A573];1+[.E573]);LEN([.$A573]))" office:value-type="float" office:value="31" calcext:value-type="float">
            <text:p>31</text:p>
          </table:table-cell>
          <table:table-cell table:formula="of:=[.C573]" office:value-type="float" office:value="11" calcext:value-type="float">
            <text:p>11</text:p>
          </table:table-cell>
          <table:table-cell table:formula="of:=LEFT([.A573];[.G573])" office:value-type="string" office:string-value="nhtsa_vpic_" calcext:value-type="string">
            <text:p>nhtsa_vpic_</text:p>
          </table:table-cell>
          <table:table-cell table:formula="of:=VLOOKUP([.H573];[$source.$C$2:$source.$F$48];4;0)" office:value-type="float" office:value="501" calcext:value-type="float">
            <text:p>501</text:p>
          </table:table-cell>
          <table:table-cell table:style-name="ce7" table:formula="of:=IF(RIGHT([.A573];6)=&quot;_X_X_X&quot;;3;IF(RIGHT([.A573];4)=&quot;_X_X&quot;;2;IF(RIGHT([.A57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4])&gt;0;[$preferred_name.A574];&#10;LEN([$preferred_name.B574])&gt;0;[$preferred_name.B574]&#10;)" office:value-type="string" office:string-value="nhtsa_vpic_mechanical_battery__batterycells" calcext:value-type="string">
            <text:p>nhtsa_vpic_mechanical_battery__batterycells</text:p>
          </table:table-cell>
          <table:table-cell table:formula="of:=IFERROR(FIND(&quot;_&quot;;[.$A574];1);LEN([.$A574]))" office:value-type="float" office:value="6" calcext:value-type="float">
            <text:p>6</text:p>
          </table:table-cell>
          <table:table-cell table:formula="of:=IFERROR(FIND(&quot;_&quot;;[.$A574];1+[.B574]);LEN([.$A574]))" office:value-type="float" office:value="11" calcext:value-type="float">
            <text:p>11</text:p>
          </table:table-cell>
          <table:table-cell table:formula="of:=IFERROR(FIND(&quot;_&quot;;[.$A574];1+[.C574]);LEN([.$A574]))" office:value-type="float" office:value="22" calcext:value-type="float">
            <text:p>22</text:p>
          </table:table-cell>
          <table:table-cell table:formula="of:=IFERROR(FIND(&quot;_&quot;;[.$A574];1+[.D574]);LEN([.$A574]))" office:value-type="float" office:value="30" calcext:value-type="float">
            <text:p>30</text:p>
          </table:table-cell>
          <table:table-cell table:formula="of:=IFERROR(FIND(&quot;_&quot;;[.$A574];1+[.E574]);LEN([.$A574]))" office:value-type="float" office:value="31" calcext:value-type="float">
            <text:p>31</text:p>
          </table:table-cell>
          <table:table-cell table:formula="of:=[.C574]" office:value-type="float" office:value="11" calcext:value-type="float">
            <text:p>11</text:p>
          </table:table-cell>
          <table:table-cell table:formula="of:=LEFT([.A574];[.G574])" office:value-type="string" office:string-value="nhtsa_vpic_" calcext:value-type="string">
            <text:p>nhtsa_vpic_</text:p>
          </table:table-cell>
          <table:table-cell table:formula="of:=VLOOKUP([.H574];[$source.$C$2:$source.$F$48];4;0)" office:value-type="float" office:value="501" calcext:value-type="float">
            <text:p>501</text:p>
          </table:table-cell>
          <table:table-cell table:style-name="ce7" table:formula="of:=IF(RIGHT([.A574];6)=&quot;_X_X_X&quot;;3;IF(RIGHT([.A574];4)=&quot;_X_X&quot;;2;IF(RIGHT([.A57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5])&gt;0;[$preferred_name.A575];&#10;LEN([$preferred_name.B575])&gt;0;[$preferred_name.B575]&#10;)" office:value-type="string" office:string-value="nhtsa_vpic_mechanical_battery__batteryinfo" calcext:value-type="string">
            <text:p>nhtsa_vpic_mechanical_battery__batteryinfo</text:p>
          </table:table-cell>
          <table:table-cell table:formula="of:=IFERROR(FIND(&quot;_&quot;;[.$A575];1);LEN([.$A575]))" office:value-type="float" office:value="6" calcext:value-type="float">
            <text:p>6</text:p>
          </table:table-cell>
          <table:table-cell table:formula="of:=IFERROR(FIND(&quot;_&quot;;[.$A575];1+[.B575]);LEN([.$A575]))" office:value-type="float" office:value="11" calcext:value-type="float">
            <text:p>11</text:p>
          </table:table-cell>
          <table:table-cell table:formula="of:=IFERROR(FIND(&quot;_&quot;;[.$A575];1+[.C575]);LEN([.$A575]))" office:value-type="float" office:value="22" calcext:value-type="float">
            <text:p>22</text:p>
          </table:table-cell>
          <table:table-cell table:formula="of:=IFERROR(FIND(&quot;_&quot;;[.$A575];1+[.D575]);LEN([.$A575]))" office:value-type="float" office:value="30" calcext:value-type="float">
            <text:p>30</text:p>
          </table:table-cell>
          <table:table-cell table:formula="of:=IFERROR(FIND(&quot;_&quot;;[.$A575];1+[.E575]);LEN([.$A575]))" office:value-type="float" office:value="31" calcext:value-type="float">
            <text:p>31</text:p>
          </table:table-cell>
          <table:table-cell table:formula="of:=[.C575]" office:value-type="float" office:value="11" calcext:value-type="float">
            <text:p>11</text:p>
          </table:table-cell>
          <table:table-cell table:formula="of:=LEFT([.A575];[.G575])" office:value-type="string" office:string-value="nhtsa_vpic_" calcext:value-type="string">
            <text:p>nhtsa_vpic_</text:p>
          </table:table-cell>
          <table:table-cell table:formula="of:=VLOOKUP([.H575];[$source.$C$2:$source.$F$48];4;0)" office:value-type="float" office:value="501" calcext:value-type="float">
            <text:p>501</text:p>
          </table:table-cell>
          <table:table-cell table:style-name="ce7" table:formula="of:=IF(RIGHT([.A575];6)=&quot;_X_X_X&quot;;3;IF(RIGHT([.A575];4)=&quot;_X_X&quot;;2;IF(RIGHT([.A57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6])&gt;0;[$preferred_name.A576];&#10;LEN([$preferred_name.B576])&gt;0;[$preferred_name.B576]&#10;)" office:value-type="string" office:string-value="nhtsa_vpic_mechanical_battery__batterykwh" calcext:value-type="string">
            <text:p>nhtsa_vpic_mechanical_battery__batterykwh</text:p>
          </table:table-cell>
          <table:table-cell table:formula="of:=IFERROR(FIND(&quot;_&quot;;[.$A576];1);LEN([.$A576]))" office:value-type="float" office:value="6" calcext:value-type="float">
            <text:p>6</text:p>
          </table:table-cell>
          <table:table-cell table:formula="of:=IFERROR(FIND(&quot;_&quot;;[.$A576];1+[.B576]);LEN([.$A576]))" office:value-type="float" office:value="11" calcext:value-type="float">
            <text:p>11</text:p>
          </table:table-cell>
          <table:table-cell table:formula="of:=IFERROR(FIND(&quot;_&quot;;[.$A576];1+[.C576]);LEN([.$A576]))" office:value-type="float" office:value="22" calcext:value-type="float">
            <text:p>22</text:p>
          </table:table-cell>
          <table:table-cell table:formula="of:=IFERROR(FIND(&quot;_&quot;;[.$A576];1+[.D576]);LEN([.$A576]))" office:value-type="float" office:value="30" calcext:value-type="float">
            <text:p>30</text:p>
          </table:table-cell>
          <table:table-cell table:formula="of:=IFERROR(FIND(&quot;_&quot;;[.$A576];1+[.E576]);LEN([.$A576]))" office:value-type="float" office:value="31" calcext:value-type="float">
            <text:p>31</text:p>
          </table:table-cell>
          <table:table-cell table:formula="of:=[.C576]" office:value-type="float" office:value="11" calcext:value-type="float">
            <text:p>11</text:p>
          </table:table-cell>
          <table:table-cell table:formula="of:=LEFT([.A576];[.G576])" office:value-type="string" office:string-value="nhtsa_vpic_" calcext:value-type="string">
            <text:p>nhtsa_vpic_</text:p>
          </table:table-cell>
          <table:table-cell table:formula="of:=VLOOKUP([.H576];[$source.$C$2:$source.$F$48];4;0)" office:value-type="float" office:value="501" calcext:value-type="float">
            <text:p>501</text:p>
          </table:table-cell>
          <table:table-cell table:style-name="ce7" table:formula="of:=IF(RIGHT([.A576];6)=&quot;_X_X_X&quot;;3;IF(RIGHT([.A576];4)=&quot;_X_X&quot;;2;IF(RIGHT([.A57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7])&gt;0;[$preferred_name.A577];&#10;LEN([$preferred_name.B577])&gt;0;[$preferred_name.B577]&#10;)" office:value-type="string" office:string-value="nhtsa_vpic_mechanical_battery__batterykwh_to" calcext:value-type="string">
            <text:p>nhtsa_vpic_mechanical_battery__batterykwh_to</text:p>
          </table:table-cell>
          <table:table-cell table:formula="of:=IFERROR(FIND(&quot;_&quot;;[.$A577];1);LEN([.$A577]))" office:value-type="float" office:value="6" calcext:value-type="float">
            <text:p>6</text:p>
          </table:table-cell>
          <table:table-cell table:formula="of:=IFERROR(FIND(&quot;_&quot;;[.$A577];1+[.B577]);LEN([.$A577]))" office:value-type="float" office:value="11" calcext:value-type="float">
            <text:p>11</text:p>
          </table:table-cell>
          <table:table-cell table:formula="of:=IFERROR(FIND(&quot;_&quot;;[.$A577];1+[.C577]);LEN([.$A577]))" office:value-type="float" office:value="22" calcext:value-type="float">
            <text:p>22</text:p>
          </table:table-cell>
          <table:table-cell table:formula="of:=IFERROR(FIND(&quot;_&quot;;[.$A577];1+[.D577]);LEN([.$A577]))" office:value-type="float" office:value="30" calcext:value-type="float">
            <text:p>30</text:p>
          </table:table-cell>
          <table:table-cell table:formula="of:=IFERROR(FIND(&quot;_&quot;;[.$A577];1+[.E577]);LEN([.$A577]))" office:value-type="float" office:value="31" calcext:value-type="float">
            <text:p>31</text:p>
          </table:table-cell>
          <table:table-cell table:formula="of:=[.C577]" office:value-type="float" office:value="11" calcext:value-type="float">
            <text:p>11</text:p>
          </table:table-cell>
          <table:table-cell table:formula="of:=LEFT([.A577];[.G577])" office:value-type="string" office:string-value="nhtsa_vpic_" calcext:value-type="string">
            <text:p>nhtsa_vpic_</text:p>
          </table:table-cell>
          <table:table-cell table:formula="of:=VLOOKUP([.H577];[$source.$C$2:$source.$F$48];4;0)" office:value-type="float" office:value="501" calcext:value-type="float">
            <text:p>501</text:p>
          </table:table-cell>
          <table:table-cell table:style-name="ce7" table:formula="of:=IF(RIGHT([.A577];6)=&quot;_X_X_X&quot;;3;IF(RIGHT([.A577];4)=&quot;_X_X&quot;;2;IF(RIGHT([.A57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8])&gt;0;[$preferred_name.A578];&#10;LEN([$preferred_name.B578])&gt;0;[$preferred_name.B578]&#10;)" office:value-type="string" office:string-value="nhtsa_vpic_mechanical_battery__batterymodules" calcext:value-type="string">
            <text:p>nhtsa_vpic_mechanical_battery__batterymodules</text:p>
          </table:table-cell>
          <table:table-cell table:formula="of:=IFERROR(FIND(&quot;_&quot;;[.$A578];1);LEN([.$A578]))" office:value-type="float" office:value="6" calcext:value-type="float">
            <text:p>6</text:p>
          </table:table-cell>
          <table:table-cell table:formula="of:=IFERROR(FIND(&quot;_&quot;;[.$A578];1+[.B578]);LEN([.$A578]))" office:value-type="float" office:value="11" calcext:value-type="float">
            <text:p>11</text:p>
          </table:table-cell>
          <table:table-cell table:formula="of:=IFERROR(FIND(&quot;_&quot;;[.$A578];1+[.C578]);LEN([.$A578]))" office:value-type="float" office:value="22" calcext:value-type="float">
            <text:p>22</text:p>
          </table:table-cell>
          <table:table-cell table:formula="of:=IFERROR(FIND(&quot;_&quot;;[.$A578];1+[.D578]);LEN([.$A578]))" office:value-type="float" office:value="30" calcext:value-type="float">
            <text:p>30</text:p>
          </table:table-cell>
          <table:table-cell table:formula="of:=IFERROR(FIND(&quot;_&quot;;[.$A578];1+[.E578]);LEN([.$A578]))" office:value-type="float" office:value="31" calcext:value-type="float">
            <text:p>31</text:p>
          </table:table-cell>
          <table:table-cell table:formula="of:=[.C578]" office:value-type="float" office:value="11" calcext:value-type="float">
            <text:p>11</text:p>
          </table:table-cell>
          <table:table-cell table:formula="of:=LEFT([.A578];[.G578])" office:value-type="string" office:string-value="nhtsa_vpic_" calcext:value-type="string">
            <text:p>nhtsa_vpic_</text:p>
          </table:table-cell>
          <table:table-cell table:formula="of:=VLOOKUP([.H578];[$source.$C$2:$source.$F$48];4;0)" office:value-type="float" office:value="501" calcext:value-type="float">
            <text:p>501</text:p>
          </table:table-cell>
          <table:table-cell table:style-name="ce7" table:formula="of:=IF(RIGHT([.A578];6)=&quot;_X_X_X&quot;;3;IF(RIGHT([.A578];4)=&quot;_X_X&quot;;2;IF(RIGHT([.A57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79])&gt;0;[$preferred_name.A579];&#10;LEN([$preferred_name.B579])&gt;0;[$preferred_name.B579]&#10;)" office:value-type="string" office:string-value="nhtsa_vpic_mechanical_battery__batterypacks" calcext:value-type="string">
            <text:p>nhtsa_vpic_mechanical_battery__batterypacks</text:p>
          </table:table-cell>
          <table:table-cell table:formula="of:=IFERROR(FIND(&quot;_&quot;;[.$A579];1);LEN([.$A579]))" office:value-type="float" office:value="6" calcext:value-type="float">
            <text:p>6</text:p>
          </table:table-cell>
          <table:table-cell table:formula="of:=IFERROR(FIND(&quot;_&quot;;[.$A579];1+[.B579]);LEN([.$A579]))" office:value-type="float" office:value="11" calcext:value-type="float">
            <text:p>11</text:p>
          </table:table-cell>
          <table:table-cell table:formula="of:=IFERROR(FIND(&quot;_&quot;;[.$A579];1+[.C579]);LEN([.$A579]))" office:value-type="float" office:value="22" calcext:value-type="float">
            <text:p>22</text:p>
          </table:table-cell>
          <table:table-cell table:formula="of:=IFERROR(FIND(&quot;_&quot;;[.$A579];1+[.D579]);LEN([.$A579]))" office:value-type="float" office:value="30" calcext:value-type="float">
            <text:p>30</text:p>
          </table:table-cell>
          <table:table-cell table:formula="of:=IFERROR(FIND(&quot;_&quot;;[.$A579];1+[.E579]);LEN([.$A579]))" office:value-type="float" office:value="31" calcext:value-type="float">
            <text:p>31</text:p>
          </table:table-cell>
          <table:table-cell table:formula="of:=[.C579]" office:value-type="float" office:value="11" calcext:value-type="float">
            <text:p>11</text:p>
          </table:table-cell>
          <table:table-cell table:formula="of:=LEFT([.A579];[.G579])" office:value-type="string" office:string-value="nhtsa_vpic_" calcext:value-type="string">
            <text:p>nhtsa_vpic_</text:p>
          </table:table-cell>
          <table:table-cell table:formula="of:=VLOOKUP([.H579];[$source.$C$2:$source.$F$48];4;0)" office:value-type="float" office:value="501" calcext:value-type="float">
            <text:p>501</text:p>
          </table:table-cell>
          <table:table-cell table:style-name="ce7" table:formula="of:=IF(RIGHT([.A579];6)=&quot;_X_X_X&quot;;3;IF(RIGHT([.A579];4)=&quot;_X_X&quot;;2;IF(RIGHT([.A57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580])&gt;0;[$preferred_name.A580];&#10;LEN([$preferred_name.B580])&gt;0;[$preferred_name.B580]&#10;)" office:value-type="string" office:string-value="nhtsa_vpic_mechanical_battery__batterytype" calcext:value-type="string">
            <text:p>nhtsa_vpic_mechanical_battery__batterytype</text:p>
          </table:table-cell>
          <table:table-cell table:formula="of:=IFERROR(FIND(&quot;_&quot;;[.$A580];1);LEN([.$A580]))" office:value-type="float" office:value="6" calcext:value-type="float">
            <text:p>6</text:p>
          </table:table-cell>
          <table:table-cell table:formula="of:=IFERROR(FIND(&quot;_&quot;;[.$A580];1+[.B580]);LEN([.$A580]))" office:value-type="float" office:value="11" calcext:value-type="float">
            <text:p>11</text:p>
          </table:table-cell>
          <table:table-cell table:formula="of:=IFERROR(FIND(&quot;_&quot;;[.$A580];1+[.C580]);LEN([.$A580]))" office:value-type="float" office:value="22" calcext:value-type="float">
            <text:p>22</text:p>
          </table:table-cell>
          <table:table-cell table:formula="of:=IFERROR(FIND(&quot;_&quot;;[.$A580];1+[.D580]);LEN([.$A580]))" office:value-type="float" office:value="30" calcext:value-type="float">
            <text:p>30</text:p>
          </table:table-cell>
          <table:table-cell table:formula="of:=IFERROR(FIND(&quot;_&quot;;[.$A580];1+[.E580]);LEN([.$A580]))" office:value-type="float" office:value="31" calcext:value-type="float">
            <text:p>31</text:p>
          </table:table-cell>
          <table:table-cell table:formula="of:=[.C580]" office:value-type="float" office:value="11" calcext:value-type="float">
            <text:p>11</text:p>
          </table:table-cell>
          <table:table-cell table:formula="of:=LEFT([.A580];[.G580])" office:value-type="string" office:string-value="nhtsa_vpic_" calcext:value-type="string">
            <text:p>nhtsa_vpic_</text:p>
          </table:table-cell>
          <table:table-cell table:formula="of:=VLOOKUP([.H580];[$source.$C$2:$source.$F$48];4;0)" office:value-type="float" office:value="501" calcext:value-type="float">
            <text:p>501</text:p>
          </table:table-cell>
          <table:table-cell table:style-name="ce7" table:formula="of:=IF(RIGHT([.A580];6)=&quot;_X_X_X&quot;;3;IF(RIGHT([.A580];4)=&quot;_X_X&quot;;2;IF(RIGHT([.A58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1])&gt;0;[$preferred_name.A581];&#10;LEN([$preferred_name.B581])&gt;0;[$preferred_name.B581]&#10;)" office:value-type="string" office:string-value="nhtsa_vpic_mechanical_battery__batteryv" calcext:value-type="string">
            <text:p>nhtsa_vpic_mechanical_battery__batteryv</text:p>
          </table:table-cell>
          <table:table-cell table:formula="of:=IFERROR(FIND(&quot;_&quot;;[.$A581];1);LEN([.$A581]))" office:value-type="float" office:value="6" calcext:value-type="float">
            <text:p>6</text:p>
          </table:table-cell>
          <table:table-cell table:formula="of:=IFERROR(FIND(&quot;_&quot;;[.$A581];1+[.B581]);LEN([.$A581]))" office:value-type="float" office:value="11" calcext:value-type="float">
            <text:p>11</text:p>
          </table:table-cell>
          <table:table-cell table:formula="of:=IFERROR(FIND(&quot;_&quot;;[.$A581];1+[.C581]);LEN([.$A581]))" office:value-type="float" office:value="22" calcext:value-type="float">
            <text:p>22</text:p>
          </table:table-cell>
          <table:table-cell table:formula="of:=IFERROR(FIND(&quot;_&quot;;[.$A581];1+[.D581]);LEN([.$A581]))" office:value-type="float" office:value="30" calcext:value-type="float">
            <text:p>30</text:p>
          </table:table-cell>
          <table:table-cell table:formula="of:=IFERROR(FIND(&quot;_&quot;;[.$A581];1+[.E581]);LEN([.$A581]))" office:value-type="float" office:value="31" calcext:value-type="float">
            <text:p>31</text:p>
          </table:table-cell>
          <table:table-cell table:formula="of:=[.C581]" office:value-type="float" office:value="11" calcext:value-type="float">
            <text:p>11</text:p>
          </table:table-cell>
          <table:table-cell table:formula="of:=LEFT([.A581];[.G581])" office:value-type="string" office:string-value="nhtsa_vpic_" calcext:value-type="string">
            <text:p>nhtsa_vpic_</text:p>
          </table:table-cell>
          <table:table-cell table:formula="of:=VLOOKUP([.H581];[$source.$C$2:$source.$F$48];4;0)" office:value-type="float" office:value="501" calcext:value-type="float">
            <text:p>501</text:p>
          </table:table-cell>
          <table:table-cell table:style-name="ce7" table:formula="of:=IF(RIGHT([.A581];6)=&quot;_X_X_X&quot;;3;IF(RIGHT([.A581];4)=&quot;_X_X&quot;;2;IF(RIGHT([.A58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2])&gt;0;[$preferred_name.A582];&#10;LEN([$preferred_name.B582])&gt;0;[$preferred_name.B582]&#10;)" office:value-type="string" office:string-value="nhtsa_vpic_mechanical_battery__batteryv_to" calcext:value-type="string">
            <text:p>nhtsa_vpic_mechanical_battery__batteryv_to</text:p>
          </table:table-cell>
          <table:table-cell table:formula="of:=IFERROR(FIND(&quot;_&quot;;[.$A582];1);LEN([.$A582]))" office:value-type="float" office:value="6" calcext:value-type="float">
            <text:p>6</text:p>
          </table:table-cell>
          <table:table-cell table:formula="of:=IFERROR(FIND(&quot;_&quot;;[.$A582];1+[.B582]);LEN([.$A582]))" office:value-type="float" office:value="11" calcext:value-type="float">
            <text:p>11</text:p>
          </table:table-cell>
          <table:table-cell table:formula="of:=IFERROR(FIND(&quot;_&quot;;[.$A582];1+[.C582]);LEN([.$A582]))" office:value-type="float" office:value="22" calcext:value-type="float">
            <text:p>22</text:p>
          </table:table-cell>
          <table:table-cell table:formula="of:=IFERROR(FIND(&quot;_&quot;;[.$A582];1+[.D582]);LEN([.$A582]))" office:value-type="float" office:value="30" calcext:value-type="float">
            <text:p>30</text:p>
          </table:table-cell>
          <table:table-cell table:formula="of:=IFERROR(FIND(&quot;_&quot;;[.$A582];1+[.E582]);LEN([.$A582]))" office:value-type="float" office:value="31" calcext:value-type="float">
            <text:p>31</text:p>
          </table:table-cell>
          <table:table-cell table:formula="of:=[.C582]" office:value-type="float" office:value="11" calcext:value-type="float">
            <text:p>11</text:p>
          </table:table-cell>
          <table:table-cell table:formula="of:=LEFT([.A582];[.G582])" office:value-type="string" office:string-value="nhtsa_vpic_" calcext:value-type="string">
            <text:p>nhtsa_vpic_</text:p>
          </table:table-cell>
          <table:table-cell table:formula="of:=VLOOKUP([.H582];[$source.$C$2:$source.$F$48];4;0)" office:value-type="float" office:value="501" calcext:value-type="float">
            <text:p>501</text:p>
          </table:table-cell>
          <table:table-cell table:style-name="ce7" table:formula="of:=IF(RIGHT([.A582];6)=&quot;_X_X_X&quot;;3;IF(RIGHT([.A582];4)=&quot;_X_X&quot;;2;IF(RIGHT([.A58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3])&gt;0;[$preferred_name.A583];&#10;LEN([$preferred_name.B583])&gt;0;[$preferred_name.B583]&#10;)" office:value-type="string" office:string-value="nhtsa_vpic_exterior_dimension__bedlengthin" calcext:value-type="string">
            <text:p>nhtsa_vpic_exterior_dimension__bedlengthin</text:p>
          </table:table-cell>
          <table:table-cell table:formula="of:=IFERROR(FIND(&quot;_&quot;;[.$A583];1);LEN([.$A583]))" office:value-type="float" office:value="6" calcext:value-type="float">
            <text:p>6</text:p>
          </table:table-cell>
          <table:table-cell table:formula="of:=IFERROR(FIND(&quot;_&quot;;[.$A583];1+[.B583]);LEN([.$A583]))" office:value-type="float" office:value="11" calcext:value-type="float">
            <text:p>11</text:p>
          </table:table-cell>
          <table:table-cell table:formula="of:=IFERROR(FIND(&quot;_&quot;;[.$A583];1+[.C583]);LEN([.$A583]))" office:value-type="float" office:value="20" calcext:value-type="float">
            <text:p>20</text:p>
          </table:table-cell>
          <table:table-cell table:formula="of:=IFERROR(FIND(&quot;_&quot;;[.$A583];1+[.D583]);LEN([.$A583]))" office:value-type="float" office:value="30" calcext:value-type="float">
            <text:p>30</text:p>
          </table:table-cell>
          <table:table-cell table:formula="of:=IFERROR(FIND(&quot;_&quot;;[.$A583];1+[.E583]);LEN([.$A583]))" office:value-type="float" office:value="31" calcext:value-type="float">
            <text:p>31</text:p>
          </table:table-cell>
          <table:table-cell table:formula="of:=[.C583]" office:value-type="float" office:value="11" calcext:value-type="float">
            <text:p>11</text:p>
          </table:table-cell>
          <table:table-cell table:formula="of:=LEFT([.A583];[.G583])" office:value-type="string" office:string-value="nhtsa_vpic_" calcext:value-type="string">
            <text:p>nhtsa_vpic_</text:p>
          </table:table-cell>
          <table:table-cell table:formula="of:=VLOOKUP([.H583];[$source.$C$2:$source.$F$48];4;0)" office:value-type="float" office:value="501" calcext:value-type="float">
            <text:p>501</text:p>
          </table:table-cell>
          <table:table-cell table:style-name="ce7" table:formula="of:=IF(RIGHT([.A583];6)=&quot;_X_X_X&quot;;3;IF(RIGHT([.A583];4)=&quot;_X_X&quot;;2;IF(RIGHT([.A58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4])&gt;0;[$preferred_name.A584];&#10;LEN([$preferred_name.B584])&gt;0;[$preferred_name.B584]&#10;)" office:value-type="string" office:string-value="nhtsa_vpic_exterior_truck__bedtype" calcext:value-type="string">
            <text:p>nhtsa_vpic_exterior_truck__bedtype</text:p>
          </table:table-cell>
          <table:table-cell table:formula="of:=IFERROR(FIND(&quot;_&quot;;[.$A584];1);LEN([.$A584]))" office:value-type="float" office:value="6" calcext:value-type="float">
            <text:p>6</text:p>
          </table:table-cell>
          <table:table-cell table:formula="of:=IFERROR(FIND(&quot;_&quot;;[.$A584];1+[.B584]);LEN([.$A584]))" office:value-type="float" office:value="11" calcext:value-type="float">
            <text:p>11</text:p>
          </table:table-cell>
          <table:table-cell table:formula="of:=IFERROR(FIND(&quot;_&quot;;[.$A584];1+[.C584]);LEN([.$A584]))" office:value-type="float" office:value="20" calcext:value-type="float">
            <text:p>20</text:p>
          </table:table-cell>
          <table:table-cell table:formula="of:=IFERROR(FIND(&quot;_&quot;;[.$A584];1+[.D584]);LEN([.$A584]))" office:value-type="float" office:value="26" calcext:value-type="float">
            <text:p>26</text:p>
          </table:table-cell>
          <table:table-cell table:formula="of:=IFERROR(FIND(&quot;_&quot;;[.$A584];1+[.E584]);LEN([.$A584]))" office:value-type="float" office:value="27" calcext:value-type="float">
            <text:p>27</text:p>
          </table:table-cell>
          <table:table-cell table:formula="of:=[.C584]" office:value-type="float" office:value="11" calcext:value-type="float">
            <text:p>11</text:p>
          </table:table-cell>
          <table:table-cell table:formula="of:=LEFT([.A584];[.G584])" office:value-type="string" office:string-value="nhtsa_vpic_" calcext:value-type="string">
            <text:p>nhtsa_vpic_</text:p>
          </table:table-cell>
          <table:table-cell table:formula="of:=VLOOKUP([.H584];[$source.$C$2:$source.$F$48];4;0)" office:value-type="float" office:value="501" calcext:value-type="float">
            <text:p>501</text:p>
          </table:table-cell>
          <table:table-cell table:style-name="ce7" table:formula="of:=IF(RIGHT([.A584];6)=&quot;_X_X_X&quot;;3;IF(RIGHT([.A584];4)=&quot;_X_X&quot;;2;IF(RIGHT([.A58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5])&gt;0;[$preferred_name.A585];&#10;LEN([$preferred_name.B585])&gt;0;[$preferred_name.B585]&#10;)" office:value-type="string" office:string-value="nhtsa_vpic_activesafetysystem_laneandsideassist__blindspotintervention" calcext:value-type="string">
            <text:p>nhtsa_vpic_activesafetysystem_laneandsideassist__blindspotintervention</text:p>
          </table:table-cell>
          <table:table-cell table:formula="of:=IFERROR(FIND(&quot;_&quot;;[.$A585];1);LEN([.$A585]))" office:value-type="float" office:value="6" calcext:value-type="float">
            <text:p>6</text:p>
          </table:table-cell>
          <table:table-cell table:formula="of:=IFERROR(FIND(&quot;_&quot;;[.$A585];1+[.B585]);LEN([.$A585]))" office:value-type="float" office:value="11" calcext:value-type="float">
            <text:p>11</text:p>
          </table:table-cell>
          <table:table-cell table:formula="of:=IFERROR(FIND(&quot;_&quot;;[.$A585];1+[.C585]);LEN([.$A585]))" office:value-type="float" office:value="30" calcext:value-type="float">
            <text:p>30</text:p>
          </table:table-cell>
          <table:table-cell table:formula="of:=IFERROR(FIND(&quot;_&quot;;[.$A585];1+[.D585]);LEN([.$A585]))" office:value-type="float" office:value="48" calcext:value-type="float">
            <text:p>48</text:p>
          </table:table-cell>
          <table:table-cell table:formula="of:=IFERROR(FIND(&quot;_&quot;;[.$A585];1+[.E585]);LEN([.$A585]))" office:value-type="float" office:value="49" calcext:value-type="float">
            <text:p>49</text:p>
          </table:table-cell>
          <table:table-cell table:formula="of:=[.C585]" office:value-type="float" office:value="11" calcext:value-type="float">
            <text:p>11</text:p>
          </table:table-cell>
          <table:table-cell table:formula="of:=LEFT([.A585];[.G585])" office:value-type="string" office:string-value="nhtsa_vpic_" calcext:value-type="string">
            <text:p>nhtsa_vpic_</text:p>
          </table:table-cell>
          <table:table-cell table:formula="of:=VLOOKUP([.H585];[$source.$C$2:$source.$F$48];4;0)" office:value-type="float" office:value="501" calcext:value-type="float">
            <text:p>501</text:p>
          </table:table-cell>
          <table:table-cell table:style-name="ce7" table:formula="of:=IF(RIGHT([.A585];6)=&quot;_X_X_X&quot;;3;IF(RIGHT([.A585];4)=&quot;_X_X&quot;;2;IF(RIGHT([.A58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86])&gt;0;[$preferred_name.A586];&#10;LEN([$preferred_name.B586])&gt;0;[$preferred_name.B586]&#10;)" office:value-type="string" office:string-value="nhtsa_vpic_activesafetysystem_laneandsideassist__blindspotmon" calcext:value-type="string">
            <text:p>nhtsa_vpic_activesafetysystem_laneandsideassist__blindspotmon</text:p>
          </table:table-cell>
          <table:table-cell table:formula="of:=IFERROR(FIND(&quot;_&quot;;[.$A586];1);LEN([.$A586]))" office:value-type="float" office:value="6" calcext:value-type="float">
            <text:p>6</text:p>
          </table:table-cell>
          <table:table-cell table:formula="of:=IFERROR(FIND(&quot;_&quot;;[.$A586];1+[.B586]);LEN([.$A586]))" office:value-type="float" office:value="11" calcext:value-type="float">
            <text:p>11</text:p>
          </table:table-cell>
          <table:table-cell table:formula="of:=IFERROR(FIND(&quot;_&quot;;[.$A586];1+[.C586]);LEN([.$A586]))" office:value-type="float" office:value="30" calcext:value-type="float">
            <text:p>30</text:p>
          </table:table-cell>
          <table:table-cell table:formula="of:=IFERROR(FIND(&quot;_&quot;;[.$A586];1+[.D586]);LEN([.$A586]))" office:value-type="float" office:value="48" calcext:value-type="float">
            <text:p>48</text:p>
          </table:table-cell>
          <table:table-cell table:formula="of:=IFERROR(FIND(&quot;_&quot;;[.$A586];1+[.E586]);LEN([.$A586]))" office:value-type="float" office:value="49" calcext:value-type="float">
            <text:p>49</text:p>
          </table:table-cell>
          <table:table-cell table:formula="of:=[.C586]" office:value-type="float" office:value="11" calcext:value-type="float">
            <text:p>11</text:p>
          </table:table-cell>
          <table:table-cell table:formula="of:=LEFT([.A586];[.G586])" office:value-type="string" office:string-value="nhtsa_vpic_" calcext:value-type="string">
            <text:p>nhtsa_vpic_</text:p>
          </table:table-cell>
          <table:table-cell table:formula="of:=VLOOKUP([.H586];[$source.$C$2:$source.$F$48];4;0)" office:value-type="float" office:value="501" calcext:value-type="float">
            <text:p>501</text:p>
          </table:table-cell>
          <table:table-cell table:style-name="ce7" table:formula="of:=IF(RIGHT([.A586];6)=&quot;_X_X_X&quot;;3;IF(RIGHT([.A586];4)=&quot;_X_X&quot;;2;IF(RIGHT([.A58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87])&gt;0;[$preferred_name.A587];&#10;LEN([$preferred_name.B587])&gt;0;[$preferred_name.B587]&#10;)" office:value-type="string" office:string-value="nhtsa_vpic_exterior_truck__bodycabtype" calcext:value-type="string">
            <text:p>nhtsa_vpic_exterior_truck__bodycabtype</text:p>
          </table:table-cell>
          <table:table-cell table:formula="of:=IFERROR(FIND(&quot;_&quot;;[.$A587];1);LEN([.$A587]))" office:value-type="float" office:value="6" calcext:value-type="float">
            <text:p>6</text:p>
          </table:table-cell>
          <table:table-cell table:formula="of:=IFERROR(FIND(&quot;_&quot;;[.$A587];1+[.B587]);LEN([.$A587]))" office:value-type="float" office:value="11" calcext:value-type="float">
            <text:p>11</text:p>
          </table:table-cell>
          <table:table-cell table:formula="of:=IFERROR(FIND(&quot;_&quot;;[.$A587];1+[.C587]);LEN([.$A587]))" office:value-type="float" office:value="20" calcext:value-type="float">
            <text:p>20</text:p>
          </table:table-cell>
          <table:table-cell table:formula="of:=IFERROR(FIND(&quot;_&quot;;[.$A587];1+[.D587]);LEN([.$A587]))" office:value-type="float" office:value="26" calcext:value-type="float">
            <text:p>26</text:p>
          </table:table-cell>
          <table:table-cell table:formula="of:=IFERROR(FIND(&quot;_&quot;;[.$A587];1+[.E587]);LEN([.$A587]))" office:value-type="float" office:value="27" calcext:value-type="float">
            <text:p>27</text:p>
          </table:table-cell>
          <table:table-cell table:formula="of:=[.C587]" office:value-type="float" office:value="11" calcext:value-type="float">
            <text:p>11</text:p>
          </table:table-cell>
          <table:table-cell table:formula="of:=LEFT([.A587];[.G587])" office:value-type="string" office:string-value="nhtsa_vpic_" calcext:value-type="string">
            <text:p>nhtsa_vpic_</text:p>
          </table:table-cell>
          <table:table-cell table:formula="of:=VLOOKUP([.H587];[$source.$C$2:$source.$F$48];4;0)" office:value-type="float" office:value="501" calcext:value-type="float">
            <text:p>501</text:p>
          </table:table-cell>
          <table:table-cell table:style-name="ce7" table:formula="of:=IF(RIGHT([.A587];6)=&quot;_X_X_X&quot;;3;IF(RIGHT([.A587];4)=&quot;_X_X&quot;;2;IF(RIGHT([.A58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88])&gt;0;[$preferred_name.A588];&#10;LEN([$preferred_name.B588])&gt;0;[$preferred_name.B588]&#10;)" office:value-type="string" office:string-value="nhtsa_vpic_exterior_body__bodyclass" calcext:value-type="string">
            <text:p>nhtsa_vpic_exterior_body__bodyclass</text:p>
          </table:table-cell>
          <table:table-cell table:formula="of:=IFERROR(FIND(&quot;_&quot;;[.$A588];1);LEN([.$A588]))" office:value-type="float" office:value="6" calcext:value-type="float">
            <text:p>6</text:p>
          </table:table-cell>
          <table:table-cell table:formula="of:=IFERROR(FIND(&quot;_&quot;;[.$A588];1+[.B588]);LEN([.$A588]))" office:value-type="float" office:value="11" calcext:value-type="float">
            <text:p>11</text:p>
          </table:table-cell>
          <table:table-cell table:formula="of:=IFERROR(FIND(&quot;_&quot;;[.$A588];1+[.C588]);LEN([.$A588]))" office:value-type="float" office:value="20" calcext:value-type="float">
            <text:p>20</text:p>
          </table:table-cell>
          <table:table-cell table:formula="of:=IFERROR(FIND(&quot;_&quot;;[.$A588];1+[.D588]);LEN([.$A588]))" office:value-type="float" office:value="25" calcext:value-type="float">
            <text:p>25</text:p>
          </table:table-cell>
          <table:table-cell table:formula="of:=IFERROR(FIND(&quot;_&quot;;[.$A588];1+[.E588]);LEN([.$A588]))" office:value-type="float" office:value="26" calcext:value-type="float">
            <text:p>26</text:p>
          </table:table-cell>
          <table:table-cell table:formula="of:=[.C588]" office:value-type="float" office:value="11" calcext:value-type="float">
            <text:p>11</text:p>
          </table:table-cell>
          <table:table-cell table:formula="of:=LEFT([.A588];[.G588])" office:value-type="string" office:string-value="nhtsa_vpic_" calcext:value-type="string">
            <text:p>nhtsa_vpic_</text:p>
          </table:table-cell>
          <table:table-cell table:formula="of:=VLOOKUP([.H588];[$source.$C$2:$source.$F$48];4;0)" office:value-type="float" office:value="501" calcext:value-type="float">
            <text:p>501</text:p>
          </table:table-cell>
          <table:table-cell table:style-name="ce7" table:formula="of:=IF(RIGHT([.A588];6)=&quot;_X_X_X&quot;;3;IF(RIGHT([.A588];4)=&quot;_X_X&quot;;2;IF(RIGHT([.A58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89])&gt;0;[$preferred_name.A589];&#10;LEN([$preferred_name.B589])&gt;0;[$preferred_name.B589]&#10;)" office:value-type="string" office:string-value="nhtsa_vpic_mechanical_brake__brakesystemdesc" calcext:value-type="string">
            <text:p>nhtsa_vpic_mechanical_brake__brakesystemdesc</text:p>
          </table:table-cell>
          <table:table-cell table:formula="of:=IFERROR(FIND(&quot;_&quot;;[.$A589];1);LEN([.$A589]))" office:value-type="float" office:value="6" calcext:value-type="float">
            <text:p>6</text:p>
          </table:table-cell>
          <table:table-cell table:formula="of:=IFERROR(FIND(&quot;_&quot;;[.$A589];1+[.B589]);LEN([.$A589]))" office:value-type="float" office:value="11" calcext:value-type="float">
            <text:p>11</text:p>
          </table:table-cell>
          <table:table-cell table:formula="of:=IFERROR(FIND(&quot;_&quot;;[.$A589];1+[.C589]);LEN([.$A589]))" office:value-type="float" office:value="22" calcext:value-type="float">
            <text:p>22</text:p>
          </table:table-cell>
          <table:table-cell table:formula="of:=IFERROR(FIND(&quot;_&quot;;[.$A589];1+[.D589]);LEN([.$A589]))" office:value-type="float" office:value="28" calcext:value-type="float">
            <text:p>28</text:p>
          </table:table-cell>
          <table:table-cell table:formula="of:=IFERROR(FIND(&quot;_&quot;;[.$A589];1+[.E589]);LEN([.$A589]))" office:value-type="float" office:value="29" calcext:value-type="float">
            <text:p>29</text:p>
          </table:table-cell>
          <table:table-cell table:formula="of:=[.C589]" office:value-type="float" office:value="11" calcext:value-type="float">
            <text:p>11</text:p>
          </table:table-cell>
          <table:table-cell table:formula="of:=LEFT([.A589];[.G589])" office:value-type="string" office:string-value="nhtsa_vpic_" calcext:value-type="string">
            <text:p>nhtsa_vpic_</text:p>
          </table:table-cell>
          <table:table-cell table:formula="of:=VLOOKUP([.H589];[$source.$C$2:$source.$F$48];4;0)" office:value-type="float" office:value="501" calcext:value-type="float">
            <text:p>501</text:p>
          </table:table-cell>
          <table:table-cell table:style-name="ce7" table:formula="of:=IF(RIGHT([.A589];6)=&quot;_X_X_X&quot;;3;IF(RIGHT([.A589];4)=&quot;_X_X&quot;;2;IF(RIGHT([.A58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90])&gt;0;[$preferred_name.A590];&#10;LEN([$preferred_name.B590])&gt;0;[$preferred_name.B590]&#10;)" office:value-type="string" office:string-value="nhtsa_vpic_mechanical_brake__brakesystemtype" calcext:value-type="string">
            <text:p>nhtsa_vpic_mechanical_brake__brakesystemtype</text:p>
          </table:table-cell>
          <table:table-cell table:formula="of:=IFERROR(FIND(&quot;_&quot;;[.$A590];1);LEN([.$A590]))" office:value-type="float" office:value="6" calcext:value-type="float">
            <text:p>6</text:p>
          </table:table-cell>
          <table:table-cell table:formula="of:=IFERROR(FIND(&quot;_&quot;;[.$A590];1+[.B590]);LEN([.$A590]))" office:value-type="float" office:value="11" calcext:value-type="float">
            <text:p>11</text:p>
          </table:table-cell>
          <table:table-cell table:formula="of:=IFERROR(FIND(&quot;_&quot;;[.$A590];1+[.C590]);LEN([.$A590]))" office:value-type="float" office:value="22" calcext:value-type="float">
            <text:p>22</text:p>
          </table:table-cell>
          <table:table-cell table:formula="of:=IFERROR(FIND(&quot;_&quot;;[.$A590];1+[.D590]);LEN([.$A590]))" office:value-type="float" office:value="28" calcext:value-type="float">
            <text:p>28</text:p>
          </table:table-cell>
          <table:table-cell table:formula="of:=IFERROR(FIND(&quot;_&quot;;[.$A590];1+[.E590]);LEN([.$A590]))" office:value-type="float" office:value="29" calcext:value-type="float">
            <text:p>29</text:p>
          </table:table-cell>
          <table:table-cell table:formula="of:=[.C590]" office:value-type="float" office:value="11" calcext:value-type="float">
            <text:p>11</text:p>
          </table:table-cell>
          <table:table-cell table:formula="of:=LEFT([.A590];[.G590])" office:value-type="string" office:string-value="nhtsa_vpic_" calcext:value-type="string">
            <text:p>nhtsa_vpic_</text:p>
          </table:table-cell>
          <table:table-cell table:formula="of:=VLOOKUP([.H590];[$source.$C$2:$source.$F$48];4;0)" office:value-type="float" office:value="501" calcext:value-type="float">
            <text:p>501</text:p>
          </table:table-cell>
          <table:table-cell table:style-name="ce7" table:formula="of:=IF(RIGHT([.A590];6)=&quot;_X_X_X&quot;;3;IF(RIGHT([.A590];4)=&quot;_X_X&quot;;2;IF(RIGHT([.A59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91])&gt;0;[$preferred_name.A591];&#10;LEN([$preferred_name.B591])&gt;0;[$preferred_name.B591]&#10;)" office:value-type="string" office:string-value="nhtsa_vpic_exterior_bus__busfloorconfigtype" calcext:value-type="string">
            <text:p>nhtsa_vpic_exterior_bus__busfloorconfigtype</text:p>
          </table:table-cell>
          <table:table-cell table:formula="of:=IFERROR(FIND(&quot;_&quot;;[.$A591];1);LEN([.$A591]))" office:value-type="float" office:value="6" calcext:value-type="float">
            <text:p>6</text:p>
          </table:table-cell>
          <table:table-cell table:formula="of:=IFERROR(FIND(&quot;_&quot;;[.$A591];1+[.B591]);LEN([.$A591]))" office:value-type="float" office:value="11" calcext:value-type="float">
            <text:p>11</text:p>
          </table:table-cell>
          <table:table-cell table:formula="of:=IFERROR(FIND(&quot;_&quot;;[.$A591];1+[.C591]);LEN([.$A591]))" office:value-type="float" office:value="20" calcext:value-type="float">
            <text:p>20</text:p>
          </table:table-cell>
          <table:table-cell table:formula="of:=IFERROR(FIND(&quot;_&quot;;[.$A591];1+[.D591]);LEN([.$A591]))" office:value-type="float" office:value="24" calcext:value-type="float">
            <text:p>24</text:p>
          </table:table-cell>
          <table:table-cell table:formula="of:=IFERROR(FIND(&quot;_&quot;;[.$A591];1+[.E591]);LEN([.$A591]))" office:value-type="float" office:value="25" calcext:value-type="float">
            <text:p>25</text:p>
          </table:table-cell>
          <table:table-cell table:formula="of:=[.C591]" office:value-type="float" office:value="11" calcext:value-type="float">
            <text:p>11</text:p>
          </table:table-cell>
          <table:table-cell table:formula="of:=LEFT([.A591];[.G591])" office:value-type="string" office:string-value="nhtsa_vpic_" calcext:value-type="string">
            <text:p>nhtsa_vpic_</text:p>
          </table:table-cell>
          <table:table-cell table:formula="of:=VLOOKUP([.H591];[$source.$C$2:$source.$F$48];4;0)" office:value-type="float" office:value="501" calcext:value-type="float">
            <text:p>501</text:p>
          </table:table-cell>
          <table:table-cell table:style-name="ce7" table:formula="of:=IF(RIGHT([.A591];6)=&quot;_X_X_X&quot;;3;IF(RIGHT([.A591];4)=&quot;_X_X&quot;;2;IF(RIGHT([.A59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2])&gt;0;[$preferred_name.A592];&#10;LEN([$preferred_name.B592])&gt;0;[$preferred_name.B592]&#10;)" office:value-type="string" office:string-value="nhtsa_vpic_exterior_bus__buslength" calcext:value-type="string">
            <text:p>nhtsa_vpic_exterior_bus__buslength</text:p>
          </table:table-cell>
          <table:table-cell table:formula="of:=IFERROR(FIND(&quot;_&quot;;[.$A592];1);LEN([.$A592]))" office:value-type="float" office:value="6" calcext:value-type="float">
            <text:p>6</text:p>
          </table:table-cell>
          <table:table-cell table:formula="of:=IFERROR(FIND(&quot;_&quot;;[.$A592];1+[.B592]);LEN([.$A592]))" office:value-type="float" office:value="11" calcext:value-type="float">
            <text:p>11</text:p>
          </table:table-cell>
          <table:table-cell table:formula="of:=IFERROR(FIND(&quot;_&quot;;[.$A592];1+[.C592]);LEN([.$A592]))" office:value-type="float" office:value="20" calcext:value-type="float">
            <text:p>20</text:p>
          </table:table-cell>
          <table:table-cell table:formula="of:=IFERROR(FIND(&quot;_&quot;;[.$A592];1+[.D592]);LEN([.$A592]))" office:value-type="float" office:value="24" calcext:value-type="float">
            <text:p>24</text:p>
          </table:table-cell>
          <table:table-cell table:formula="of:=IFERROR(FIND(&quot;_&quot;;[.$A592];1+[.E592]);LEN([.$A592]))" office:value-type="float" office:value="25" calcext:value-type="float">
            <text:p>25</text:p>
          </table:table-cell>
          <table:table-cell table:formula="of:=[.C592]" office:value-type="float" office:value="11" calcext:value-type="float">
            <text:p>11</text:p>
          </table:table-cell>
          <table:table-cell table:formula="of:=LEFT([.A592];[.G592])" office:value-type="string" office:string-value="nhtsa_vpic_" calcext:value-type="string">
            <text:p>nhtsa_vpic_</text:p>
          </table:table-cell>
          <table:table-cell table:formula="of:=VLOOKUP([.H592];[$source.$C$2:$source.$F$48];4;0)" office:value-type="float" office:value="501" calcext:value-type="float">
            <text:p>501</text:p>
          </table:table-cell>
          <table:table-cell table:style-name="ce7" table:formula="of:=IF(RIGHT([.A592];6)=&quot;_X_X_X&quot;;3;IF(RIGHT([.A592];4)=&quot;_X_X&quot;;2;IF(RIGHT([.A59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3])&gt;0;[$preferred_name.A593];&#10;LEN([$preferred_name.B593])&gt;0;[$preferred_name.B593]&#10;)" office:value-type="string" office:string-value="nhtsa_vpic_exterior_bus__bustype" calcext:value-type="string">
            <text:p>nhtsa_vpic_exterior_bus__bustype</text:p>
          </table:table-cell>
          <table:table-cell table:formula="of:=IFERROR(FIND(&quot;_&quot;;[.$A593];1);LEN([.$A593]))" office:value-type="float" office:value="6" calcext:value-type="float">
            <text:p>6</text:p>
          </table:table-cell>
          <table:table-cell table:formula="of:=IFERROR(FIND(&quot;_&quot;;[.$A593];1+[.B593]);LEN([.$A593]))" office:value-type="float" office:value="11" calcext:value-type="float">
            <text:p>11</text:p>
          </table:table-cell>
          <table:table-cell table:formula="of:=IFERROR(FIND(&quot;_&quot;;[.$A593];1+[.C593]);LEN([.$A593]))" office:value-type="float" office:value="20" calcext:value-type="float">
            <text:p>20</text:p>
          </table:table-cell>
          <table:table-cell table:formula="of:=IFERROR(FIND(&quot;_&quot;;[.$A593];1+[.D593]);LEN([.$A593]))" office:value-type="float" office:value="24" calcext:value-type="float">
            <text:p>24</text:p>
          </table:table-cell>
          <table:table-cell table:formula="of:=IFERROR(FIND(&quot;_&quot;;[.$A593];1+[.E593]);LEN([.$A593]))" office:value-type="float" office:value="25" calcext:value-type="float">
            <text:p>25</text:p>
          </table:table-cell>
          <table:table-cell table:formula="of:=[.C593]" office:value-type="float" office:value="11" calcext:value-type="float">
            <text:p>11</text:p>
          </table:table-cell>
          <table:table-cell table:formula="of:=LEFT([.A593];[.G593])" office:value-type="string" office:string-value="nhtsa_vpic_" calcext:value-type="string">
            <text:p>nhtsa_vpic_</text:p>
          </table:table-cell>
          <table:table-cell table:formula="of:=VLOOKUP([.H593];[$source.$C$2:$source.$F$48];4;0)" office:value-type="float" office:value="501" calcext:value-type="float">
            <text:p>501</text:p>
          </table:table-cell>
          <table:table-cell table:style-name="ce7" table:formula="of:=IF(RIGHT([.A593];6)=&quot;_X_X_X&quot;;3;IF(RIGHT([.A593];4)=&quot;_X_X&quot;;2;IF(RIGHT([.A59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4])&gt;0;[$preferred_name.A594];&#10;LEN([$preferred_name.B594])&gt;0;[$preferred_name.B594]&#10;)" office:value-type="string" office:string-value="nhtsa_vpic_activesafetysystem_911notification__can_aacn" calcext:value-type="string">
            <text:p>nhtsa_vpic_activesafetysystem_911notification__can_aacn</text:p>
          </table:table-cell>
          <table:table-cell table:formula="of:=IFERROR(FIND(&quot;_&quot;;[.$A594];1);LEN([.$A594]))" office:value-type="float" office:value="6" calcext:value-type="float">
            <text:p>6</text:p>
          </table:table-cell>
          <table:table-cell table:formula="of:=IFERROR(FIND(&quot;_&quot;;[.$A594];1+[.B594]);LEN([.$A594]))" office:value-type="float" office:value="11" calcext:value-type="float">
            <text:p>11</text:p>
          </table:table-cell>
          <table:table-cell table:formula="of:=IFERROR(FIND(&quot;_&quot;;[.$A594];1+[.C594]);LEN([.$A594]))" office:value-type="float" office:value="30" calcext:value-type="float">
            <text:p>30</text:p>
          </table:table-cell>
          <table:table-cell table:formula="of:=IFERROR(FIND(&quot;_&quot;;[.$A594];1+[.D594]);LEN([.$A594]))" office:value-type="float" office:value="46" calcext:value-type="float">
            <text:p>46</text:p>
          </table:table-cell>
          <table:table-cell table:formula="of:=IFERROR(FIND(&quot;_&quot;;[.$A594];1+[.E594]);LEN([.$A594]))" office:value-type="float" office:value="47" calcext:value-type="float">
            <text:p>47</text:p>
          </table:table-cell>
          <table:table-cell table:formula="of:=[.C594]" office:value-type="float" office:value="11" calcext:value-type="float">
            <text:p>11</text:p>
          </table:table-cell>
          <table:table-cell table:formula="of:=LEFT([.A594];[.G594])" office:value-type="string" office:string-value="nhtsa_vpic_" calcext:value-type="string">
            <text:p>nhtsa_vpic_</text:p>
          </table:table-cell>
          <table:table-cell table:formula="of:=VLOOKUP([.H594];[$source.$C$2:$source.$F$48];4;0)" office:value-type="float" office:value="501" calcext:value-type="float">
            <text:p>501</text:p>
          </table:table-cell>
          <table:table-cell table:style-name="ce7" table:formula="of:=IF(RIGHT([.A594];6)=&quot;_X_X_X&quot;;3;IF(RIGHT([.A594];4)=&quot;_X_X&quot;;2;IF(RIGHT([.A59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5])&gt;0;[$preferred_name.A595];&#10;LEN([$preferred_name.B595])&gt;0;[$preferred_name.B595]&#10;)" office:value-type="string" office:string-value="nhtsa_vpic_activesafetysystem_forwardcollisionprevention__cib" calcext:value-type="string">
            <text:p>nhtsa_vpic_activesafetysystem_forwardcollisionprevention__cib</text:p>
          </table:table-cell>
          <table:table-cell table:formula="of:=IFERROR(FIND(&quot;_&quot;;[.$A595];1);LEN([.$A595]))" office:value-type="float" office:value="6" calcext:value-type="float">
            <text:p>6</text:p>
          </table:table-cell>
          <table:table-cell table:formula="of:=IFERROR(FIND(&quot;_&quot;;[.$A595];1+[.B595]);LEN([.$A595]))" office:value-type="float" office:value="11" calcext:value-type="float">
            <text:p>11</text:p>
          </table:table-cell>
          <table:table-cell table:formula="of:=IFERROR(FIND(&quot;_&quot;;[.$A595];1+[.C595]);LEN([.$A595]))" office:value-type="float" office:value="30" calcext:value-type="float">
            <text:p>30</text:p>
          </table:table-cell>
          <table:table-cell table:formula="of:=IFERROR(FIND(&quot;_&quot;;[.$A595];1+[.D595]);LEN([.$A595]))" office:value-type="float" office:value="57" calcext:value-type="float">
            <text:p>57</text:p>
          </table:table-cell>
          <table:table-cell table:formula="of:=IFERROR(FIND(&quot;_&quot;;[.$A595];1+[.E595]);LEN([.$A595]))" office:value-type="float" office:value="58" calcext:value-type="float">
            <text:p>58</text:p>
          </table:table-cell>
          <table:table-cell table:formula="of:=[.C595]" office:value-type="float" office:value="11" calcext:value-type="float">
            <text:p>11</text:p>
          </table:table-cell>
          <table:table-cell table:formula="of:=LEFT([.A595];[.G595])" office:value-type="string" office:string-value="nhtsa_vpic_" calcext:value-type="string">
            <text:p>nhtsa_vpic_</text:p>
          </table:table-cell>
          <table:table-cell table:formula="of:=VLOOKUP([.H595];[$source.$C$2:$source.$F$48];4;0)" office:value-type="float" office:value="501" calcext:value-type="float">
            <text:p>501</text:p>
          </table:table-cell>
          <table:table-cell table:style-name="ce7" table:formula="of:=IF(RIGHT([.A595];6)=&quot;_X_X_X&quot;;3;IF(RIGHT([.A595];4)=&quot;_X_X&quot;;2;IF(RIGHT([.A59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96])&gt;0;[$preferred_name.A596];&#10;LEN([$preferred_name.B596])&gt;0;[$preferred_name.B596]&#10;)" office:value-type="string" office:string-value="nhtsa_vpic_mechanical_battery_charger_chargerlevel" calcext:value-type="string">
            <text:p>nhtsa_vpic_mechanical_battery_charger_chargerlevel</text:p>
          </table:table-cell>
          <table:table-cell table:formula="of:=IFERROR(FIND(&quot;_&quot;;[.$A596];1);LEN([.$A596]))" office:value-type="float" office:value="6" calcext:value-type="float">
            <text:p>6</text:p>
          </table:table-cell>
          <table:table-cell table:formula="of:=IFERROR(FIND(&quot;_&quot;;[.$A596];1+[.B596]);LEN([.$A596]))" office:value-type="float" office:value="11" calcext:value-type="float">
            <text:p>11</text:p>
          </table:table-cell>
          <table:table-cell table:formula="of:=IFERROR(FIND(&quot;_&quot;;[.$A596];1+[.C596]);LEN([.$A596]))" office:value-type="float" office:value="22" calcext:value-type="float">
            <text:p>22</text:p>
          </table:table-cell>
          <table:table-cell table:formula="of:=IFERROR(FIND(&quot;_&quot;;[.$A596];1+[.D596]);LEN([.$A596]))" office:value-type="float" office:value="30" calcext:value-type="float">
            <text:p>30</text:p>
          </table:table-cell>
          <table:table-cell table:formula="of:=IFERROR(FIND(&quot;_&quot;;[.$A596];1+[.E596]);LEN([.$A596]))" office:value-type="float" office:value="38" calcext:value-type="float">
            <text:p>38</text:p>
          </table:table-cell>
          <table:table-cell table:formula="of:=[.C596]" office:value-type="float" office:value="11" calcext:value-type="float">
            <text:p>11</text:p>
          </table:table-cell>
          <table:table-cell table:formula="of:=LEFT([.A596];[.G596])" office:value-type="string" office:string-value="nhtsa_vpic_" calcext:value-type="string">
            <text:p>nhtsa_vpic_</text:p>
          </table:table-cell>
          <table:table-cell table:formula="of:=VLOOKUP([.H596];[$source.$C$2:$source.$F$48];4;0)" office:value-type="float" office:value="501" calcext:value-type="float">
            <text:p>501</text:p>
          </table:table-cell>
          <table:table-cell table:style-name="ce7" table:formula="of:=IF(RIGHT([.A596];6)=&quot;_X_X_X&quot;;3;IF(RIGHT([.A596];4)=&quot;_X_X&quot;;2;IF(RIGHT([.A59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7])&gt;0;[$preferred_name.A597];&#10;LEN([$preferred_name.B597])&gt;0;[$preferred_name.B597]&#10;)" office:value-type="string" office:string-value="nhtsa_vpic_mechanical_battery_charger_chargerpowerkw" calcext:value-type="string">
            <text:p>nhtsa_vpic_mechanical_battery_charger_chargerpowerkw</text:p>
          </table:table-cell>
          <table:table-cell table:formula="of:=IFERROR(FIND(&quot;_&quot;;[.$A597];1);LEN([.$A597]))" office:value-type="float" office:value="6" calcext:value-type="float">
            <text:p>6</text:p>
          </table:table-cell>
          <table:table-cell table:formula="of:=IFERROR(FIND(&quot;_&quot;;[.$A597];1+[.B597]);LEN([.$A597]))" office:value-type="float" office:value="11" calcext:value-type="float">
            <text:p>11</text:p>
          </table:table-cell>
          <table:table-cell table:formula="of:=IFERROR(FIND(&quot;_&quot;;[.$A597];1+[.C597]);LEN([.$A597]))" office:value-type="float" office:value="22" calcext:value-type="float">
            <text:p>22</text:p>
          </table:table-cell>
          <table:table-cell table:formula="of:=IFERROR(FIND(&quot;_&quot;;[.$A597];1+[.D597]);LEN([.$A597]))" office:value-type="float" office:value="30" calcext:value-type="float">
            <text:p>30</text:p>
          </table:table-cell>
          <table:table-cell table:formula="of:=IFERROR(FIND(&quot;_&quot;;[.$A597];1+[.E597]);LEN([.$A597]))" office:value-type="float" office:value="38" calcext:value-type="float">
            <text:p>38</text:p>
          </table:table-cell>
          <table:table-cell table:formula="of:=[.C597]" office:value-type="float" office:value="11" calcext:value-type="float">
            <text:p>11</text:p>
          </table:table-cell>
          <table:table-cell table:formula="of:=LEFT([.A597];[.G597])" office:value-type="string" office:string-value="nhtsa_vpic_" calcext:value-type="string">
            <text:p>nhtsa_vpic_</text:p>
          </table:table-cell>
          <table:table-cell table:formula="of:=VLOOKUP([.H597];[$source.$C$2:$source.$F$48];4;0)" office:value-type="float" office:value="501" calcext:value-type="float">
            <text:p>501</text:p>
          </table:table-cell>
          <table:table-cell table:style-name="ce7" table:formula="of:=IF(RIGHT([.A597];6)=&quot;_X_X_X&quot;;3;IF(RIGHT([.A597];4)=&quot;_X_X&quot;;2;IF(RIGHT([.A59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598])&gt;0;[$preferred_name.A598];&#10;LEN([$preferred_name.B598])&gt;0;[$preferred_name.B598]&#10;)" office:value-type="string" office:string-value="nhtsa_vpic_engine___coolingtype" calcext:value-type="string">
            <text:p>nhtsa_vpic_engine___coolingtype</text:p>
          </table:table-cell>
          <table:table-cell table:formula="of:=IFERROR(FIND(&quot;_&quot;;[.$A598];1);LEN([.$A598]))" office:value-type="float" office:value="6" calcext:value-type="float">
            <text:p>6</text:p>
          </table:table-cell>
          <table:table-cell table:formula="of:=IFERROR(FIND(&quot;_&quot;;[.$A598];1+[.B598]);LEN([.$A598]))" office:value-type="float" office:value="11" calcext:value-type="float">
            <text:p>11</text:p>
          </table:table-cell>
          <table:table-cell table:formula="of:=IFERROR(FIND(&quot;_&quot;;[.$A598];1+[.C598]);LEN([.$A598]))" office:value-type="float" office:value="18" calcext:value-type="float">
            <text:p>18</text:p>
          </table:table-cell>
          <table:table-cell table:formula="of:=IFERROR(FIND(&quot;_&quot;;[.$A598];1+[.D598]);LEN([.$A598]))" office:value-type="float" office:value="19" calcext:value-type="float">
            <text:p>19</text:p>
          </table:table-cell>
          <table:table-cell table:formula="of:=IFERROR(FIND(&quot;_&quot;;[.$A598];1+[.E598]);LEN([.$A598]))" office:value-type="float" office:value="20" calcext:value-type="float">
            <text:p>20</text:p>
          </table:table-cell>
          <table:table-cell table:formula="of:=[.C598]" office:value-type="float" office:value="11" calcext:value-type="float">
            <text:p>11</text:p>
          </table:table-cell>
          <table:table-cell table:formula="of:=LEFT([.A598];[.G598])" office:value-type="string" office:string-value="nhtsa_vpic_" calcext:value-type="string">
            <text:p>nhtsa_vpic_</text:p>
          </table:table-cell>
          <table:table-cell table:formula="of:=VLOOKUP([.H598];[$source.$C$2:$source.$F$48];4;0)" office:value-type="float" office:value="501" calcext:value-type="float">
            <text:p>501</text:p>
          </table:table-cell>
          <table:table-cell table:style-name="ce7" table:formula="of:=IF(RIGHT([.A598];6)=&quot;_X_X_X&quot;;3;IF(RIGHT([.A598];4)=&quot;_X_X&quot;;2;IF(RIGHT([.A59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599])&gt;0;[$preferred_name.A599];&#10;LEN([$preferred_name.B599])&gt;0;[$preferred_name.B599]&#10;)" office:value-type="string" office:string-value="nhtsa_vpic_exterior_dimension__curbweightlb" calcext:value-type="string">
            <text:p>nhtsa_vpic_exterior_dimension__curbweightlb</text:p>
          </table:table-cell>
          <table:table-cell table:formula="of:=IFERROR(FIND(&quot;_&quot;;[.$A599];1);LEN([.$A599]))" office:value-type="float" office:value="6" calcext:value-type="float">
            <text:p>6</text:p>
          </table:table-cell>
          <table:table-cell table:formula="of:=IFERROR(FIND(&quot;_&quot;;[.$A599];1+[.B599]);LEN([.$A599]))" office:value-type="float" office:value="11" calcext:value-type="float">
            <text:p>11</text:p>
          </table:table-cell>
          <table:table-cell table:formula="of:=IFERROR(FIND(&quot;_&quot;;[.$A599];1+[.C599]);LEN([.$A599]))" office:value-type="float" office:value="20" calcext:value-type="float">
            <text:p>20</text:p>
          </table:table-cell>
          <table:table-cell table:formula="of:=IFERROR(FIND(&quot;_&quot;;[.$A599];1+[.D599]);LEN([.$A599]))" office:value-type="float" office:value="30" calcext:value-type="float">
            <text:p>30</text:p>
          </table:table-cell>
          <table:table-cell table:formula="of:=IFERROR(FIND(&quot;_&quot;;[.$A599];1+[.E599]);LEN([.$A599]))" office:value-type="float" office:value="31" calcext:value-type="float">
            <text:p>31</text:p>
          </table:table-cell>
          <table:table-cell table:formula="of:=[.C599]" office:value-type="float" office:value="11" calcext:value-type="float">
            <text:p>11</text:p>
          </table:table-cell>
          <table:table-cell table:formula="of:=LEFT([.A599];[.G599])" office:value-type="string" office:string-value="nhtsa_vpic_" calcext:value-type="string">
            <text:p>nhtsa_vpic_</text:p>
          </table:table-cell>
          <table:table-cell table:formula="of:=VLOOKUP([.H599];[$source.$C$2:$source.$F$48];4;0)" office:value-type="float" office:value="501" calcext:value-type="float">
            <text:p>501</text:p>
          </table:table-cell>
          <table:table-cell table:style-name="ce7" table:formula="of:=IF(RIGHT([.A599];6)=&quot;_X_X_X&quot;;3;IF(RIGHT([.A599];4)=&quot;_X_X&quot;;2;IF(RIGHT([.A59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00])&gt;0;[$preferred_name.A600];&#10;LEN([$preferred_name.B600])&gt;0;[$preferred_name.B600]&#10;)" office:value-type="string" office:string-value="nhtsa_vpic_exterior_motorcycle__custommotorcycletype" calcext:value-type="string">
            <text:p>nhtsa_vpic_exterior_motorcycle__custommotorcycletype</text:p>
          </table:table-cell>
          <table:table-cell table:formula="of:=IFERROR(FIND(&quot;_&quot;;[.$A600];1);LEN([.$A600]))" office:value-type="float" office:value="6" calcext:value-type="float">
            <text:p>6</text:p>
          </table:table-cell>
          <table:table-cell table:formula="of:=IFERROR(FIND(&quot;_&quot;;[.$A600];1+[.B600]);LEN([.$A600]))" office:value-type="float" office:value="11" calcext:value-type="float">
            <text:p>11</text:p>
          </table:table-cell>
          <table:table-cell table:formula="of:=IFERROR(FIND(&quot;_&quot;;[.$A600];1+[.C600]);LEN([.$A600]))" office:value-type="float" office:value="20" calcext:value-type="float">
            <text:p>20</text:p>
          </table:table-cell>
          <table:table-cell table:formula="of:=IFERROR(FIND(&quot;_&quot;;[.$A600];1+[.D600]);LEN([.$A600]))" office:value-type="float" office:value="31" calcext:value-type="float">
            <text:p>31</text:p>
          </table:table-cell>
          <table:table-cell table:formula="of:=IFERROR(FIND(&quot;_&quot;;[.$A600];1+[.E600]);LEN([.$A600]))" office:value-type="float" office:value="32" calcext:value-type="float">
            <text:p>32</text:p>
          </table:table-cell>
          <table:table-cell table:formula="of:=[.C600]" office:value-type="float" office:value="11" calcext:value-type="float">
            <text:p>11</text:p>
          </table:table-cell>
          <table:table-cell table:formula="of:=LEFT([.A600];[.G600])" office:value-type="string" office:string-value="nhtsa_vpic_" calcext:value-type="string">
            <text:p>nhtsa_vpic_</text:p>
          </table:table-cell>
          <table:table-cell table:formula="of:=VLOOKUP([.H600];[$source.$C$2:$source.$F$48];4;0)" office:value-type="float" office:value="501" calcext:value-type="float">
            <text:p>501</text:p>
          </table:table-cell>
          <table:table-cell table:style-name="ce7" table:formula="of:=IF(RIGHT([.A600];6)=&quot;_X_X_X&quot;;3;IF(RIGHT([.A600];4)=&quot;_X_X&quot;;2;IF(RIGHT([.A60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01])&gt;0;[$preferred_name.A601];&#10;LEN([$preferred_name.B601])&gt;0;[$preferred_name.B601]&#10;)" office:value-type="string" office:string-value="nhtsa_vpic_activesafetysystem_lightingtechnologies__daytimerunninglight" calcext:value-type="string">
            <text:p>nhtsa_vpic_activesafetysystem_lightingtechnologies__daytimerunninglight</text:p>
          </table:table-cell>
          <table:table-cell table:formula="of:=IFERROR(FIND(&quot;_&quot;;[.$A601];1);LEN([.$A601]))" office:value-type="float" office:value="6" calcext:value-type="float">
            <text:p>6</text:p>
          </table:table-cell>
          <table:table-cell table:formula="of:=IFERROR(FIND(&quot;_&quot;;[.$A601];1+[.B601]);LEN([.$A601]))" office:value-type="float" office:value="11" calcext:value-type="float">
            <text:p>11</text:p>
          </table:table-cell>
          <table:table-cell table:formula="of:=IFERROR(FIND(&quot;_&quot;;[.$A601];1+[.C601]);LEN([.$A601]))" office:value-type="float" office:value="30" calcext:value-type="float">
            <text:p>30</text:p>
          </table:table-cell>
          <table:table-cell table:formula="of:=IFERROR(FIND(&quot;_&quot;;[.$A601];1+[.D601]);LEN([.$A601]))" office:value-type="float" office:value="51" calcext:value-type="float">
            <text:p>51</text:p>
          </table:table-cell>
          <table:table-cell table:formula="of:=IFERROR(FIND(&quot;_&quot;;[.$A601];1+[.E601]);LEN([.$A601]))" office:value-type="float" office:value="52" calcext:value-type="float">
            <text:p>52</text:p>
          </table:table-cell>
          <table:table-cell table:formula="of:=[.C601]" office:value-type="float" office:value="11" calcext:value-type="float">
            <text:p>11</text:p>
          </table:table-cell>
          <table:table-cell table:formula="of:=LEFT([.A601];[.G601])" office:value-type="string" office:string-value="nhtsa_vpic_" calcext:value-type="string">
            <text:p>nhtsa_vpic_</text:p>
          </table:table-cell>
          <table:table-cell table:formula="of:=VLOOKUP([.H601];[$source.$C$2:$source.$F$48];4;0)" office:value-type="float" office:value="501" calcext:value-type="float">
            <text:p>501</text:p>
          </table:table-cell>
          <table:table-cell table:style-name="ce7" table:formula="of:=IF(RIGHT([.A601];6)=&quot;_X_X_X&quot;;3;IF(RIGHT([.A601];4)=&quot;_X_X&quot;;2;IF(RIGHT([.A60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02])&gt;0;[$preferred_name.A602];&#10;LEN([$preferred_name.B602])&gt;0;[$preferred_name.B602]&#10;)" office:value-type="string" office:string-value="nhtsa_vpic_general___destinationmarket" calcext:value-type="string">
            <text:p>nhtsa_vpic_general___destinationmarket</text:p>
          </table:table-cell>
          <table:table-cell table:formula="of:=IFERROR(FIND(&quot;_&quot;;[.$A602];1);LEN([.$A602]))" office:value-type="float" office:value="6" calcext:value-type="float">
            <text:p>6</text:p>
          </table:table-cell>
          <table:table-cell table:formula="of:=IFERROR(FIND(&quot;_&quot;;[.$A602];1+[.B602]);LEN([.$A602]))" office:value-type="float" office:value="11" calcext:value-type="float">
            <text:p>11</text:p>
          </table:table-cell>
          <table:table-cell table:formula="of:=IFERROR(FIND(&quot;_&quot;;[.$A602];1+[.C602]);LEN([.$A602]))" office:value-type="float" office:value="19" calcext:value-type="float">
            <text:p>19</text:p>
          </table:table-cell>
          <table:table-cell table:formula="of:=IFERROR(FIND(&quot;_&quot;;[.$A602];1+[.D602]);LEN([.$A602]))" office:value-type="float" office:value="20" calcext:value-type="float">
            <text:p>20</text:p>
          </table:table-cell>
          <table:table-cell table:formula="of:=IFERROR(FIND(&quot;_&quot;;[.$A602];1+[.E602]);LEN([.$A602]))" office:value-type="float" office:value="21" calcext:value-type="float">
            <text:p>21</text:p>
          </table:table-cell>
          <table:table-cell table:formula="of:=[.C602]" office:value-type="float" office:value="11" calcext:value-type="float">
            <text:p>11</text:p>
          </table:table-cell>
          <table:table-cell table:formula="of:=LEFT([.A602];[.G602])" office:value-type="string" office:string-value="nhtsa_vpic_" calcext:value-type="string">
            <text:p>nhtsa_vpic_</text:p>
          </table:table-cell>
          <table:table-cell table:formula="of:=VLOOKUP([.H602];[$source.$C$2:$source.$F$48];4;0)" office:value-type="float" office:value="501" calcext:value-type="float">
            <text:p>501</text:p>
          </table:table-cell>
          <table:table-cell table:style-name="ce7" table:formula="of:=IF(RIGHT([.A602];6)=&quot;_X_X_X&quot;;3;IF(RIGHT([.A602];4)=&quot;_X_X&quot;;2;IF(RIGHT([.A60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03])&gt;0;[$preferred_name.A603];&#10;LEN([$preferred_name.B603])&gt;0;[$preferred_name.B603]&#10;)" office:value-type="string" office:string-value="nhtsa_vpic_engine___displacementcc" calcext:value-type="string">
            <text:p>nhtsa_vpic_engine___displacementcc</text:p>
          </table:table-cell>
          <table:table-cell table:formula="of:=IFERROR(FIND(&quot;_&quot;;[.$A603];1);LEN([.$A603]))" office:value-type="float" office:value="6" calcext:value-type="float">
            <text:p>6</text:p>
          </table:table-cell>
          <table:table-cell table:formula="of:=IFERROR(FIND(&quot;_&quot;;[.$A603];1+[.B603]);LEN([.$A603]))" office:value-type="float" office:value="11" calcext:value-type="float">
            <text:p>11</text:p>
          </table:table-cell>
          <table:table-cell table:formula="of:=IFERROR(FIND(&quot;_&quot;;[.$A603];1+[.C603]);LEN([.$A603]))" office:value-type="float" office:value="18" calcext:value-type="float">
            <text:p>18</text:p>
          </table:table-cell>
          <table:table-cell table:formula="of:=IFERROR(FIND(&quot;_&quot;;[.$A603];1+[.D603]);LEN([.$A603]))" office:value-type="float" office:value="19" calcext:value-type="float">
            <text:p>19</text:p>
          </table:table-cell>
          <table:table-cell table:formula="of:=IFERROR(FIND(&quot;_&quot;;[.$A603];1+[.E603]);LEN([.$A603]))" office:value-type="float" office:value="20" calcext:value-type="float">
            <text:p>20</text:p>
          </table:table-cell>
          <table:table-cell table:formula="of:=[.C603]" office:value-type="float" office:value="11" calcext:value-type="float">
            <text:p>11</text:p>
          </table:table-cell>
          <table:table-cell table:formula="of:=LEFT([.A603];[.G603])" office:value-type="string" office:string-value="nhtsa_vpic_" calcext:value-type="string">
            <text:p>nhtsa_vpic_</text:p>
          </table:table-cell>
          <table:table-cell table:formula="of:=VLOOKUP([.H603];[$source.$C$2:$source.$F$48];4;0)" office:value-type="float" office:value="501" calcext:value-type="float">
            <text:p>501</text:p>
          </table:table-cell>
          <table:table-cell table:style-name="ce7" table:formula="of:=IF(RIGHT([.A603];6)=&quot;_X_X_X&quot;;3;IF(RIGHT([.A603];4)=&quot;_X_X&quot;;2;IF(RIGHT([.A60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04])&gt;0;[$preferred_name.A604];&#10;LEN([$preferred_name.B604])&gt;0;[$preferred_name.B604]&#10;)" office:value-type="string" office:string-value="nhtsa_vpic_engine___displacementci" calcext:value-type="string">
            <text:p>nhtsa_vpic_engine___displacementci</text:p>
          </table:table-cell>
          <table:table-cell table:formula="of:=IFERROR(FIND(&quot;_&quot;;[.$A604];1);LEN([.$A604]))" office:value-type="float" office:value="6" calcext:value-type="float">
            <text:p>6</text:p>
          </table:table-cell>
          <table:table-cell table:formula="of:=IFERROR(FIND(&quot;_&quot;;[.$A604];1+[.B604]);LEN([.$A604]))" office:value-type="float" office:value="11" calcext:value-type="float">
            <text:p>11</text:p>
          </table:table-cell>
          <table:table-cell table:formula="of:=IFERROR(FIND(&quot;_&quot;;[.$A604];1+[.C604]);LEN([.$A604]))" office:value-type="float" office:value="18" calcext:value-type="float">
            <text:p>18</text:p>
          </table:table-cell>
          <table:table-cell table:formula="of:=IFERROR(FIND(&quot;_&quot;;[.$A604];1+[.D604]);LEN([.$A604]))" office:value-type="float" office:value="19" calcext:value-type="float">
            <text:p>19</text:p>
          </table:table-cell>
          <table:table-cell table:formula="of:=IFERROR(FIND(&quot;_&quot;;[.$A604];1+[.E604]);LEN([.$A604]))" office:value-type="float" office:value="20" calcext:value-type="float">
            <text:p>20</text:p>
          </table:table-cell>
          <table:table-cell table:formula="of:=[.C604]" office:value-type="float" office:value="11" calcext:value-type="float">
            <text:p>11</text:p>
          </table:table-cell>
          <table:table-cell table:formula="of:=LEFT([.A604];[.G604])" office:value-type="string" office:string-value="nhtsa_vpic_" calcext:value-type="string">
            <text:p>nhtsa_vpic_</text:p>
          </table:table-cell>
          <table:table-cell table:formula="of:=VLOOKUP([.H604];[$source.$C$2:$source.$F$48];4;0)" office:value-type="float" office:value="501" calcext:value-type="float">
            <text:p>501</text:p>
          </table:table-cell>
          <table:table-cell table:style-name="ce7" table:formula="of:=IF(RIGHT([.A604];6)=&quot;_X_X_X&quot;;3;IF(RIGHT([.A604];4)=&quot;_X_X&quot;;2;IF(RIGHT([.A60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05])&gt;0;[$preferred_name.A605];&#10;LEN([$preferred_name.B605])&gt;0;[$preferred_name.B605]&#10;)" office:value-type="string" office:string-value="nhtsa_vpic_engine___displacementl" calcext:value-type="string">
            <text:p>nhtsa_vpic_engine___displacementl</text:p>
          </table:table-cell>
          <table:table-cell table:formula="of:=IFERROR(FIND(&quot;_&quot;;[.$A605];1);LEN([.$A605]))" office:value-type="float" office:value="6" calcext:value-type="float">
            <text:p>6</text:p>
          </table:table-cell>
          <table:table-cell table:formula="of:=IFERROR(FIND(&quot;_&quot;;[.$A605];1+[.B605]);LEN([.$A605]))" office:value-type="float" office:value="11" calcext:value-type="float">
            <text:p>11</text:p>
          </table:table-cell>
          <table:table-cell table:formula="of:=IFERROR(FIND(&quot;_&quot;;[.$A605];1+[.C605]);LEN([.$A605]))" office:value-type="float" office:value="18" calcext:value-type="float">
            <text:p>18</text:p>
          </table:table-cell>
          <table:table-cell table:formula="of:=IFERROR(FIND(&quot;_&quot;;[.$A605];1+[.D605]);LEN([.$A605]))" office:value-type="float" office:value="19" calcext:value-type="float">
            <text:p>19</text:p>
          </table:table-cell>
          <table:table-cell table:formula="of:=IFERROR(FIND(&quot;_&quot;;[.$A605];1+[.E605]);LEN([.$A605]))" office:value-type="float" office:value="20" calcext:value-type="float">
            <text:p>20</text:p>
          </table:table-cell>
          <table:table-cell table:formula="of:=[.C605]" office:value-type="float" office:value="11" calcext:value-type="float">
            <text:p>11</text:p>
          </table:table-cell>
          <table:table-cell table:formula="of:=LEFT([.A605];[.G605])" office:value-type="string" office:string-value="nhtsa_vpic_" calcext:value-type="string">
            <text:p>nhtsa_vpic_</text:p>
          </table:table-cell>
          <table:table-cell table:formula="of:=VLOOKUP([.H605];[$source.$C$2:$source.$F$48];4;0)" office:value-type="float" office:value="501" calcext:value-type="float">
            <text:p>501</text:p>
          </table:table-cell>
          <table:table-cell table:style-name="ce7" table:formula="of:=IF(RIGHT([.A605];6)=&quot;_X_X_X&quot;;3;IF(RIGHT([.A605];4)=&quot;_X_X&quot;;2;IF(RIGHT([.A60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06])&gt;0;[$preferred_name.A606];&#10;LEN([$preferred_name.B606])&gt;0;[$preferred_name.B606]&#10;)" office:value-type="string" office:string-value="nhtsa_vpic_exterior_body__doors" calcext:value-type="string">
            <text:p>nhtsa_vpic_exterior_body__doors</text:p>
          </table:table-cell>
          <table:table-cell table:formula="of:=IFERROR(FIND(&quot;_&quot;;[.$A606];1);LEN([.$A606]))" office:value-type="float" office:value="6" calcext:value-type="float">
            <text:p>6</text:p>
          </table:table-cell>
          <table:table-cell table:formula="of:=IFERROR(FIND(&quot;_&quot;;[.$A606];1+[.B606]);LEN([.$A606]))" office:value-type="float" office:value="11" calcext:value-type="float">
            <text:p>11</text:p>
          </table:table-cell>
          <table:table-cell table:formula="of:=IFERROR(FIND(&quot;_&quot;;[.$A606];1+[.C606]);LEN([.$A606]))" office:value-type="float" office:value="20" calcext:value-type="float">
            <text:p>20</text:p>
          </table:table-cell>
          <table:table-cell table:formula="of:=IFERROR(FIND(&quot;_&quot;;[.$A606];1+[.D606]);LEN([.$A606]))" office:value-type="float" office:value="25" calcext:value-type="float">
            <text:p>25</text:p>
          </table:table-cell>
          <table:table-cell table:formula="of:=IFERROR(FIND(&quot;_&quot;;[.$A606];1+[.E606]);LEN([.$A606]))" office:value-type="float" office:value="26" calcext:value-type="float">
            <text:p>26</text:p>
          </table:table-cell>
          <table:table-cell table:formula="of:=[.C606]" office:value-type="float" office:value="11" calcext:value-type="float">
            <text:p>11</text:p>
          </table:table-cell>
          <table:table-cell table:formula="of:=LEFT([.A606];[.G606])" office:value-type="string" office:string-value="nhtsa_vpic_" calcext:value-type="string">
            <text:p>nhtsa_vpic_</text:p>
          </table:table-cell>
          <table:table-cell table:formula="of:=VLOOKUP([.H606];[$source.$C$2:$source.$F$48];4;0)" office:value-type="float" office:value="501" calcext:value-type="float">
            <text:p>501</text:p>
          </table:table-cell>
          <table:table-cell table:style-name="ce7" table:formula="of:=IF(RIGHT([.A606];6)=&quot;_X_X_X&quot;;3;IF(RIGHT([.A606];4)=&quot;_X_X&quot;;2;IF(RIGHT([.A60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07])&gt;0;[$preferred_name.A607];&#10;LEN([$preferred_name.B607])&gt;0;[$preferred_name.B607]&#10;)" office:value-type="string" office:string-value="nhtsa_vpic_mechanical_drivetrain__drivetype" calcext:value-type="string">
            <text:p>nhtsa_vpic_mechanical_drivetrain__drivetype</text:p>
          </table:table-cell>
          <table:table-cell table:formula="of:=IFERROR(FIND(&quot;_&quot;;[.$A607];1);LEN([.$A607]))" office:value-type="float" office:value="6" calcext:value-type="float">
            <text:p>6</text:p>
          </table:table-cell>
          <table:table-cell table:formula="of:=IFERROR(FIND(&quot;_&quot;;[.$A607];1+[.B607]);LEN([.$A607]))" office:value-type="float" office:value="11" calcext:value-type="float">
            <text:p>11</text:p>
          </table:table-cell>
          <table:table-cell table:formula="of:=IFERROR(FIND(&quot;_&quot;;[.$A607];1+[.C607]);LEN([.$A607]))" office:value-type="float" office:value="22" calcext:value-type="float">
            <text:p>22</text:p>
          </table:table-cell>
          <table:table-cell table:formula="of:=IFERROR(FIND(&quot;_&quot;;[.$A607];1+[.D607]);LEN([.$A607]))" office:value-type="float" office:value="33" calcext:value-type="float">
            <text:p>33</text:p>
          </table:table-cell>
          <table:table-cell table:formula="of:=IFERROR(FIND(&quot;_&quot;;[.$A607];1+[.E607]);LEN([.$A607]))" office:value-type="float" office:value="34" calcext:value-type="float">
            <text:p>34</text:p>
          </table:table-cell>
          <table:table-cell table:formula="of:=[.C607]" office:value-type="float" office:value="11" calcext:value-type="float">
            <text:p>11</text:p>
          </table:table-cell>
          <table:table-cell table:formula="of:=LEFT([.A607];[.G607])" office:value-type="string" office:string-value="nhtsa_vpic_" calcext:value-type="string">
            <text:p>nhtsa_vpic_</text:p>
          </table:table-cell>
          <table:table-cell table:formula="of:=VLOOKUP([.H607];[$source.$C$2:$source.$F$48];4;0)" office:value-type="float" office:value="501" calcext:value-type="float">
            <text:p>501</text:p>
          </table:table-cell>
          <table:table-cell table:style-name="ce7" table:formula="of:=IF(RIGHT([.A607];6)=&quot;_X_X_X&quot;;3;IF(RIGHT([.A607];4)=&quot;_X_X&quot;;2;IF(RIGHT([.A60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08])&gt;0;[$preferred_name.A608];&#10;LEN([$preferred_name.B608])&gt;0;[$preferred_name.B608]&#10;)" office:value-type="string" office:string-value="nhtsa_vpic_activesafetysystem_forwardcollisionprevention__dynamicbrakesupport" calcext:value-type="string">
            <text:p>nhtsa_vpic_activesafetysystem_forwardcollisionprevention__dynamicbrakesupport</text:p>
          </table:table-cell>
          <table:table-cell table:formula="of:=IFERROR(FIND(&quot;_&quot;;[.$A608];1);LEN([.$A608]))" office:value-type="float" office:value="6" calcext:value-type="float">
            <text:p>6</text:p>
          </table:table-cell>
          <table:table-cell table:formula="of:=IFERROR(FIND(&quot;_&quot;;[.$A608];1+[.B608]);LEN([.$A608]))" office:value-type="float" office:value="11" calcext:value-type="float">
            <text:p>11</text:p>
          </table:table-cell>
          <table:table-cell table:formula="of:=IFERROR(FIND(&quot;_&quot;;[.$A608];1+[.C608]);LEN([.$A608]))" office:value-type="float" office:value="30" calcext:value-type="float">
            <text:p>30</text:p>
          </table:table-cell>
          <table:table-cell table:formula="of:=IFERROR(FIND(&quot;_&quot;;[.$A608];1+[.D608]);LEN([.$A608]))" office:value-type="float" office:value="57" calcext:value-type="float">
            <text:p>57</text:p>
          </table:table-cell>
          <table:table-cell table:formula="of:=IFERROR(FIND(&quot;_&quot;;[.$A608];1+[.E608]);LEN([.$A608]))" office:value-type="float" office:value="58" calcext:value-type="float">
            <text:p>58</text:p>
          </table:table-cell>
          <table:table-cell table:formula="of:=[.C608]" office:value-type="float" office:value="11" calcext:value-type="float">
            <text:p>11</text:p>
          </table:table-cell>
          <table:table-cell table:formula="of:=LEFT([.A608];[.G608])" office:value-type="string" office:string-value="nhtsa_vpic_" calcext:value-type="string">
            <text:p>nhtsa_vpic_</text:p>
          </table:table-cell>
          <table:table-cell table:formula="of:=VLOOKUP([.H608];[$source.$C$2:$source.$F$48];4;0)" office:value-type="float" office:value="501" calcext:value-type="float">
            <text:p>501</text:p>
          </table:table-cell>
          <table:table-cell table:style-name="ce7" table:formula="of:=IF(RIGHT([.A608];6)=&quot;_X_X_X&quot;;3;IF(RIGHT([.A608];4)=&quot;_X_X&quot;;2;IF(RIGHT([.A60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09])&gt;0;[$preferred_name.A609];&#10;LEN([$preferred_name.B609])&gt;0;[$preferred_name.B609]&#10;)" office:value-type="string" office:string-value="nhtsa_vpic_activesafetysystem___edr" calcext:value-type="string">
            <text:p>nhtsa_vpic_activesafetysystem___edr</text:p>
          </table:table-cell>
          <table:table-cell table:formula="of:=IFERROR(FIND(&quot;_&quot;;[.$A609];1);LEN([.$A609]))" office:value-type="float" office:value="6" calcext:value-type="float">
            <text:p>6</text:p>
          </table:table-cell>
          <table:table-cell table:formula="of:=IFERROR(FIND(&quot;_&quot;;[.$A609];1+[.B609]);LEN([.$A609]))" office:value-type="float" office:value="11" calcext:value-type="float">
            <text:p>11</text:p>
          </table:table-cell>
          <table:table-cell table:formula="of:=IFERROR(FIND(&quot;_&quot;;[.$A609];1+[.C609]);LEN([.$A609]))" office:value-type="float" office:value="30" calcext:value-type="float">
            <text:p>30</text:p>
          </table:table-cell>
          <table:table-cell table:formula="of:=IFERROR(FIND(&quot;_&quot;;[.$A609];1+[.D609]);LEN([.$A609]))" office:value-type="float" office:value="31" calcext:value-type="float">
            <text:p>31</text:p>
          </table:table-cell>
          <table:table-cell table:formula="of:=IFERROR(FIND(&quot;_&quot;;[.$A609];1+[.E609]);LEN([.$A609]))" office:value-type="float" office:value="32" calcext:value-type="float">
            <text:p>32</text:p>
          </table:table-cell>
          <table:table-cell table:formula="of:=[.C609]" office:value-type="float" office:value="11" calcext:value-type="float">
            <text:p>11</text:p>
          </table:table-cell>
          <table:table-cell table:formula="of:=LEFT([.A609];[.G609])" office:value-type="string" office:string-value="nhtsa_vpic_" calcext:value-type="string">
            <text:p>nhtsa_vpic_</text:p>
          </table:table-cell>
          <table:table-cell table:formula="of:=VLOOKUP([.H609];[$source.$C$2:$source.$F$48];4;0)" office:value-type="float" office:value="501" calcext:value-type="float">
            <text:p>501</text:p>
          </table:table-cell>
          <table:table-cell table:style-name="ce7" table:formula="of:=IF(RIGHT([.A609];6)=&quot;_X_X_X&quot;;3;IF(RIGHT([.A609];4)=&quot;_X_X&quot;;2;IF(RIGHT([.A60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10])&gt;0;[$preferred_name.A610];&#10;LEN([$preferred_name.B610])&gt;0;[$preferred_name.B610]&#10;)" office:value-type="string" office:string-value="nhtsa_vpic_activesafetysystem___esc" calcext:value-type="string">
            <text:p>nhtsa_vpic_activesafetysystem___esc</text:p>
          </table:table-cell>
          <table:table-cell table:formula="of:=IFERROR(FIND(&quot;_&quot;;[.$A610];1);LEN([.$A610]))" office:value-type="float" office:value="6" calcext:value-type="float">
            <text:p>6</text:p>
          </table:table-cell>
          <table:table-cell table:formula="of:=IFERROR(FIND(&quot;_&quot;;[.$A610];1+[.B610]);LEN([.$A610]))" office:value-type="float" office:value="11" calcext:value-type="float">
            <text:p>11</text:p>
          </table:table-cell>
          <table:table-cell table:formula="of:=IFERROR(FIND(&quot;_&quot;;[.$A610];1+[.C610]);LEN([.$A610]))" office:value-type="float" office:value="30" calcext:value-type="float">
            <text:p>30</text:p>
          </table:table-cell>
          <table:table-cell table:formula="of:=IFERROR(FIND(&quot;_&quot;;[.$A610];1+[.D610]);LEN([.$A610]))" office:value-type="float" office:value="31" calcext:value-type="float">
            <text:p>31</text:p>
          </table:table-cell>
          <table:table-cell table:formula="of:=IFERROR(FIND(&quot;_&quot;;[.$A610];1+[.E610]);LEN([.$A610]))" office:value-type="float" office:value="32" calcext:value-type="float">
            <text:p>32</text:p>
          </table:table-cell>
          <table:table-cell table:formula="of:=[.C610]" office:value-type="float" office:value="11" calcext:value-type="float">
            <text:p>11</text:p>
          </table:table-cell>
          <table:table-cell table:formula="of:=LEFT([.A610];[.G610])" office:value-type="string" office:string-value="nhtsa_vpic_" calcext:value-type="string">
            <text:p>nhtsa_vpic_</text:p>
          </table:table-cell>
          <table:table-cell table:formula="of:=VLOOKUP([.H610];[$source.$C$2:$source.$F$48];4;0)" office:value-type="float" office:value="501" calcext:value-type="float">
            <text:p>501</text:p>
          </table:table-cell>
          <table:table-cell table:style-name="ce7" table:formula="of:=IF(RIGHT([.A610];6)=&quot;_X_X_X&quot;;3;IF(RIGHT([.A610];4)=&quot;_X_X&quot;;2;IF(RIGHT([.A6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11])&gt;0;[$preferred_name.A611];&#10;LEN([$preferred_name.B611])&gt;0;[$preferred_name.B611]&#10;)" office:value-type="string" office:string-value="nhtsa_vpic_mechanical_battery__evdriveunit" calcext:value-type="string">
            <text:p>nhtsa_vpic_mechanical_battery__evdriveunit</text:p>
          </table:table-cell>
          <table:table-cell table:formula="of:=IFERROR(FIND(&quot;_&quot;;[.$A611];1);LEN([.$A611]))" office:value-type="float" office:value="6" calcext:value-type="float">
            <text:p>6</text:p>
          </table:table-cell>
          <table:table-cell table:formula="of:=IFERROR(FIND(&quot;_&quot;;[.$A611];1+[.B611]);LEN([.$A611]))" office:value-type="float" office:value="11" calcext:value-type="float">
            <text:p>11</text:p>
          </table:table-cell>
          <table:table-cell table:formula="of:=IFERROR(FIND(&quot;_&quot;;[.$A611];1+[.C611]);LEN([.$A611]))" office:value-type="float" office:value="22" calcext:value-type="float">
            <text:p>22</text:p>
          </table:table-cell>
          <table:table-cell table:formula="of:=IFERROR(FIND(&quot;_&quot;;[.$A611];1+[.D611]);LEN([.$A611]))" office:value-type="float" office:value="30" calcext:value-type="float">
            <text:p>30</text:p>
          </table:table-cell>
          <table:table-cell table:formula="of:=IFERROR(FIND(&quot;_&quot;;[.$A611];1+[.E611]);LEN([.$A611]))" office:value-type="float" office:value="31" calcext:value-type="float">
            <text:p>31</text:p>
          </table:table-cell>
          <table:table-cell table:formula="of:=[.C611]" office:value-type="float" office:value="11" calcext:value-type="float">
            <text:p>11</text:p>
          </table:table-cell>
          <table:table-cell table:formula="of:=LEFT([.A611];[.G611])" office:value-type="string" office:string-value="nhtsa_vpic_" calcext:value-type="string">
            <text:p>nhtsa_vpic_</text:p>
          </table:table-cell>
          <table:table-cell table:formula="of:=VLOOKUP([.H611];[$source.$C$2:$source.$F$48];4;0)" office:value-type="float" office:value="501" calcext:value-type="float">
            <text:p>501</text:p>
          </table:table-cell>
          <table:table-cell table:style-name="ce7" table:formula="of:=IF(RIGHT([.A611];6)=&quot;_X_X_X&quot;;3;IF(RIGHT([.A611];4)=&quot;_X_X&quot;;2;IF(RIGHT([.A61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12])&gt;0;[$preferred_name.A612];&#10;LEN([$preferred_name.B612])&gt;0;[$preferred_name.B612]&#10;)" office:value-type="string" office:string-value="nhtsa_vpic_engine___electrificationlevel" calcext:value-type="string">
            <text:p>nhtsa_vpic_engine___electrificationlevel</text:p>
          </table:table-cell>
          <table:table-cell table:formula="of:=IFERROR(FIND(&quot;_&quot;;[.$A612];1);LEN([.$A612]))" office:value-type="float" office:value="6" calcext:value-type="float">
            <text:p>6</text:p>
          </table:table-cell>
          <table:table-cell table:formula="of:=IFERROR(FIND(&quot;_&quot;;[.$A612];1+[.B612]);LEN([.$A612]))" office:value-type="float" office:value="11" calcext:value-type="float">
            <text:p>11</text:p>
          </table:table-cell>
          <table:table-cell table:formula="of:=IFERROR(FIND(&quot;_&quot;;[.$A612];1+[.C612]);LEN([.$A612]))" office:value-type="float" office:value="18" calcext:value-type="float">
            <text:p>18</text:p>
          </table:table-cell>
          <table:table-cell table:formula="of:=IFERROR(FIND(&quot;_&quot;;[.$A612];1+[.D612]);LEN([.$A612]))" office:value-type="float" office:value="19" calcext:value-type="float">
            <text:p>19</text:p>
          </table:table-cell>
          <table:table-cell table:formula="of:=IFERROR(FIND(&quot;_&quot;;[.$A612];1+[.E612]);LEN([.$A612]))" office:value-type="float" office:value="20" calcext:value-type="float">
            <text:p>20</text:p>
          </table:table-cell>
          <table:table-cell table:formula="of:=[.C612]" office:value-type="float" office:value="11" calcext:value-type="float">
            <text:p>11</text:p>
          </table:table-cell>
          <table:table-cell table:formula="of:=LEFT([.A612];[.G612])" office:value-type="string" office:string-value="nhtsa_vpic_" calcext:value-type="string">
            <text:p>nhtsa_vpic_</text:p>
          </table:table-cell>
          <table:table-cell table:formula="of:=VLOOKUP([.H612];[$source.$C$2:$source.$F$48];4;0)" office:value-type="float" office:value="501" calcext:value-type="float">
            <text:p>501</text:p>
          </table:table-cell>
          <table:table-cell table:style-name="ce7" table:formula="of:=IF(RIGHT([.A612];6)=&quot;_X_X_X&quot;;3;IF(RIGHT([.A612];4)=&quot;_X_X&quot;;2;IF(RIGHT([.A61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13])&gt;0;[$preferred_name.A613];&#10;LEN([$preferred_name.B613])&gt;0;[$preferred_name.B613]&#10;)" office:value-type="string" office:string-value="nhtsa_vpic_engine___engineconfiguration" calcext:value-type="string">
            <text:p>nhtsa_vpic_engine___engineconfiguration</text:p>
          </table:table-cell>
          <table:table-cell table:formula="of:=IFERROR(FIND(&quot;_&quot;;[.$A613];1);LEN([.$A613]))" office:value-type="float" office:value="6" calcext:value-type="float">
            <text:p>6</text:p>
          </table:table-cell>
          <table:table-cell table:formula="of:=IFERROR(FIND(&quot;_&quot;;[.$A613];1+[.B613]);LEN([.$A613]))" office:value-type="float" office:value="11" calcext:value-type="float">
            <text:p>11</text:p>
          </table:table-cell>
          <table:table-cell table:formula="of:=IFERROR(FIND(&quot;_&quot;;[.$A613];1+[.C613]);LEN([.$A613]))" office:value-type="float" office:value="18" calcext:value-type="float">
            <text:p>18</text:p>
          </table:table-cell>
          <table:table-cell table:formula="of:=IFERROR(FIND(&quot;_&quot;;[.$A613];1+[.D613]);LEN([.$A613]))" office:value-type="float" office:value="19" calcext:value-type="float">
            <text:p>19</text:p>
          </table:table-cell>
          <table:table-cell table:formula="of:=IFERROR(FIND(&quot;_&quot;;[.$A613];1+[.E613]);LEN([.$A613]))" office:value-type="float" office:value="20" calcext:value-type="float">
            <text:p>20</text:p>
          </table:table-cell>
          <table:table-cell table:formula="of:=[.C613]" office:value-type="float" office:value="11" calcext:value-type="float">
            <text:p>11</text:p>
          </table:table-cell>
          <table:table-cell table:formula="of:=LEFT([.A613];[.G613])" office:value-type="string" office:string-value="nhtsa_vpic_" calcext:value-type="string">
            <text:p>nhtsa_vpic_</text:p>
          </table:table-cell>
          <table:table-cell table:formula="of:=VLOOKUP([.H613];[$source.$C$2:$source.$F$48];4;0)" office:value-type="float" office:value="501" calcext:value-type="float">
            <text:p>501</text:p>
          </table:table-cell>
          <table:table-cell table:style-name="ce7" table:formula="of:=IF(RIGHT([.A613];6)=&quot;_X_X_X&quot;;3;IF(RIGHT([.A613];4)=&quot;_X_X&quot;;2;IF(RIGHT([.A61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14])&gt;0;[$preferred_name.A614];&#10;LEN([$preferred_name.B614])&gt;0;[$preferred_name.B614]&#10;)" office:value-type="string" office:string-value="nhtsa_vpic_engine___enginecycles" calcext:value-type="string">
            <text:p>nhtsa_vpic_engine___enginecycles</text:p>
          </table:table-cell>
          <table:table-cell table:formula="of:=IFERROR(FIND(&quot;_&quot;;[.$A614];1);LEN([.$A614]))" office:value-type="float" office:value="6" calcext:value-type="float">
            <text:p>6</text:p>
          </table:table-cell>
          <table:table-cell table:formula="of:=IFERROR(FIND(&quot;_&quot;;[.$A614];1+[.B614]);LEN([.$A614]))" office:value-type="float" office:value="11" calcext:value-type="float">
            <text:p>11</text:p>
          </table:table-cell>
          <table:table-cell table:formula="of:=IFERROR(FIND(&quot;_&quot;;[.$A614];1+[.C614]);LEN([.$A614]))" office:value-type="float" office:value="18" calcext:value-type="float">
            <text:p>18</text:p>
          </table:table-cell>
          <table:table-cell table:formula="of:=IFERROR(FIND(&quot;_&quot;;[.$A614];1+[.D614]);LEN([.$A614]))" office:value-type="float" office:value="19" calcext:value-type="float">
            <text:p>19</text:p>
          </table:table-cell>
          <table:table-cell table:formula="of:=IFERROR(FIND(&quot;_&quot;;[.$A614];1+[.E614]);LEN([.$A614]))" office:value-type="float" office:value="20" calcext:value-type="float">
            <text:p>20</text:p>
          </table:table-cell>
          <table:table-cell table:formula="of:=[.C614]" office:value-type="float" office:value="11" calcext:value-type="float">
            <text:p>11</text:p>
          </table:table-cell>
          <table:table-cell table:formula="of:=LEFT([.A614];[.G614])" office:value-type="string" office:string-value="nhtsa_vpic_" calcext:value-type="string">
            <text:p>nhtsa_vpic_</text:p>
          </table:table-cell>
          <table:table-cell table:formula="of:=VLOOKUP([.H614];[$source.$C$2:$source.$F$48];4;0)" office:value-type="float" office:value="501" calcext:value-type="float">
            <text:p>501</text:p>
          </table:table-cell>
          <table:table-cell table:style-name="ce7" table:formula="of:=IF(RIGHT([.A614];6)=&quot;_X_X_X&quot;;3;IF(RIGHT([.A614];4)=&quot;_X_X&quot;;2;IF(RIGHT([.A61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15])&gt;0;[$preferred_name.A615];&#10;LEN([$preferred_name.B615])&gt;0;[$preferred_name.B615]&#10;)" office:value-type="string" office:string-value="nhtsa_vpic_engine___enginecylinders" calcext:value-type="string">
            <text:p>nhtsa_vpic_engine___enginecylinders</text:p>
          </table:table-cell>
          <table:table-cell table:formula="of:=IFERROR(FIND(&quot;_&quot;;[.$A615];1);LEN([.$A615]))" office:value-type="float" office:value="6" calcext:value-type="float">
            <text:p>6</text:p>
          </table:table-cell>
          <table:table-cell table:formula="of:=IFERROR(FIND(&quot;_&quot;;[.$A615];1+[.B615]);LEN([.$A615]))" office:value-type="float" office:value="11" calcext:value-type="float">
            <text:p>11</text:p>
          </table:table-cell>
          <table:table-cell table:formula="of:=IFERROR(FIND(&quot;_&quot;;[.$A615];1+[.C615]);LEN([.$A615]))" office:value-type="float" office:value="18" calcext:value-type="float">
            <text:p>18</text:p>
          </table:table-cell>
          <table:table-cell table:formula="of:=IFERROR(FIND(&quot;_&quot;;[.$A615];1+[.D615]);LEN([.$A615]))" office:value-type="float" office:value="19" calcext:value-type="float">
            <text:p>19</text:p>
          </table:table-cell>
          <table:table-cell table:formula="of:=IFERROR(FIND(&quot;_&quot;;[.$A615];1+[.E615]);LEN([.$A615]))" office:value-type="float" office:value="20" calcext:value-type="float">
            <text:p>20</text:p>
          </table:table-cell>
          <table:table-cell table:formula="of:=[.C615]" office:value-type="float" office:value="11" calcext:value-type="float">
            <text:p>11</text:p>
          </table:table-cell>
          <table:table-cell table:formula="of:=LEFT([.A615];[.G615])" office:value-type="string" office:string-value="nhtsa_vpic_" calcext:value-type="string">
            <text:p>nhtsa_vpic_</text:p>
          </table:table-cell>
          <table:table-cell table:formula="of:=VLOOKUP([.H615];[$source.$C$2:$source.$F$48];4;0)" office:value-type="float" office:value="501" calcext:value-type="float">
            <text:p>501</text:p>
          </table:table-cell>
          <table:table-cell table:style-name="ce7" table:formula="of:=IF(RIGHT([.A615];6)=&quot;_X_X_X&quot;;3;IF(RIGHT([.A615];4)=&quot;_X_X&quot;;2;IF(RIGHT([.A61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16])&gt;0;[$preferred_name.A616];&#10;LEN([$preferred_name.B616])&gt;0;[$preferred_name.B616]&#10;)" office:value-type="string" office:string-value="nhtsa_vpic_engine___enginehp" calcext:value-type="string">
            <text:p>nhtsa_vpic_engine___enginehp</text:p>
          </table:table-cell>
          <table:table-cell table:formula="of:=IFERROR(FIND(&quot;_&quot;;[.$A616];1);LEN([.$A616]))" office:value-type="float" office:value="6" calcext:value-type="float">
            <text:p>6</text:p>
          </table:table-cell>
          <table:table-cell table:formula="of:=IFERROR(FIND(&quot;_&quot;;[.$A616];1+[.B616]);LEN([.$A616]))" office:value-type="float" office:value="11" calcext:value-type="float">
            <text:p>11</text:p>
          </table:table-cell>
          <table:table-cell table:formula="of:=IFERROR(FIND(&quot;_&quot;;[.$A616];1+[.C616]);LEN([.$A616]))" office:value-type="float" office:value="18" calcext:value-type="float">
            <text:p>18</text:p>
          </table:table-cell>
          <table:table-cell table:formula="of:=IFERROR(FIND(&quot;_&quot;;[.$A616];1+[.D616]);LEN([.$A616]))" office:value-type="float" office:value="19" calcext:value-type="float">
            <text:p>19</text:p>
          </table:table-cell>
          <table:table-cell table:formula="of:=IFERROR(FIND(&quot;_&quot;;[.$A616];1+[.E616]);LEN([.$A616]))" office:value-type="float" office:value="20" calcext:value-type="float">
            <text:p>20</text:p>
          </table:table-cell>
          <table:table-cell table:formula="of:=[.C616]" office:value-type="float" office:value="11" calcext:value-type="float">
            <text:p>11</text:p>
          </table:table-cell>
          <table:table-cell table:formula="of:=LEFT([.A616];[.G616])" office:value-type="string" office:string-value="nhtsa_vpic_" calcext:value-type="string">
            <text:p>nhtsa_vpic_</text:p>
          </table:table-cell>
          <table:table-cell table:formula="of:=VLOOKUP([.H616];[$source.$C$2:$source.$F$48];4;0)" office:value-type="float" office:value="501" calcext:value-type="float">
            <text:p>501</text:p>
          </table:table-cell>
          <table:table-cell table:style-name="ce7" table:formula="of:=IF(RIGHT([.A616];6)=&quot;_X_X_X&quot;;3;IF(RIGHT([.A616];4)=&quot;_X_X&quot;;2;IF(RIGHT([.A61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17])&gt;0;[$preferred_name.A617];&#10;LEN([$preferred_name.B617])&gt;0;[$preferred_name.B617]&#10;)" office:value-type="string" office:string-value="nhtsa_vpic_engine___enginehp_to" calcext:value-type="string">
            <text:p>nhtsa_vpic_engine___enginehp_to</text:p>
          </table:table-cell>
          <table:table-cell table:formula="of:=IFERROR(FIND(&quot;_&quot;;[.$A617];1);LEN([.$A617]))" office:value-type="float" office:value="6" calcext:value-type="float">
            <text:p>6</text:p>
          </table:table-cell>
          <table:table-cell table:formula="of:=IFERROR(FIND(&quot;_&quot;;[.$A617];1+[.B617]);LEN([.$A617]))" office:value-type="float" office:value="11" calcext:value-type="float">
            <text:p>11</text:p>
          </table:table-cell>
          <table:table-cell table:formula="of:=IFERROR(FIND(&quot;_&quot;;[.$A617];1+[.C617]);LEN([.$A617]))" office:value-type="float" office:value="18" calcext:value-type="float">
            <text:p>18</text:p>
          </table:table-cell>
          <table:table-cell table:formula="of:=IFERROR(FIND(&quot;_&quot;;[.$A617];1+[.D617]);LEN([.$A617]))" office:value-type="float" office:value="19" calcext:value-type="float">
            <text:p>19</text:p>
          </table:table-cell>
          <table:table-cell table:formula="of:=IFERROR(FIND(&quot;_&quot;;[.$A617];1+[.E617]);LEN([.$A617]))" office:value-type="float" office:value="20" calcext:value-type="float">
            <text:p>20</text:p>
          </table:table-cell>
          <table:table-cell table:formula="of:=[.C617]" office:value-type="float" office:value="11" calcext:value-type="float">
            <text:p>11</text:p>
          </table:table-cell>
          <table:table-cell table:formula="of:=LEFT([.A617];[.G617])" office:value-type="string" office:string-value="nhtsa_vpic_" calcext:value-type="string">
            <text:p>nhtsa_vpic_</text:p>
          </table:table-cell>
          <table:table-cell table:formula="of:=VLOOKUP([.H617];[$source.$C$2:$source.$F$48];4;0)" office:value-type="float" office:value="501" calcext:value-type="float">
            <text:p>501</text:p>
          </table:table-cell>
          <table:table-cell table:style-name="ce7" table:formula="of:=IF(RIGHT([.A617];6)=&quot;_X_X_X&quot;;3;IF(RIGHT([.A617];4)=&quot;_X_X&quot;;2;IF(RIGHT([.A61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18])&gt;0;[$preferred_name.A618];&#10;LEN([$preferred_name.B618])&gt;0;[$preferred_name.B618]&#10;)" office:value-type="string" office:string-value="nhtsa_vpic_engine___enginekw" calcext:value-type="string">
            <text:p>nhtsa_vpic_engine___enginekw</text:p>
          </table:table-cell>
          <table:table-cell table:formula="of:=IFERROR(FIND(&quot;_&quot;;[.$A618];1);LEN([.$A618]))" office:value-type="float" office:value="6" calcext:value-type="float">
            <text:p>6</text:p>
          </table:table-cell>
          <table:table-cell table:formula="of:=IFERROR(FIND(&quot;_&quot;;[.$A618];1+[.B618]);LEN([.$A618]))" office:value-type="float" office:value="11" calcext:value-type="float">
            <text:p>11</text:p>
          </table:table-cell>
          <table:table-cell table:formula="of:=IFERROR(FIND(&quot;_&quot;;[.$A618];1+[.C618]);LEN([.$A618]))" office:value-type="float" office:value="18" calcext:value-type="float">
            <text:p>18</text:p>
          </table:table-cell>
          <table:table-cell table:formula="of:=IFERROR(FIND(&quot;_&quot;;[.$A618];1+[.D618]);LEN([.$A618]))" office:value-type="float" office:value="19" calcext:value-type="float">
            <text:p>19</text:p>
          </table:table-cell>
          <table:table-cell table:formula="of:=IFERROR(FIND(&quot;_&quot;;[.$A618];1+[.E618]);LEN([.$A618]))" office:value-type="float" office:value="20" calcext:value-type="float">
            <text:p>20</text:p>
          </table:table-cell>
          <table:table-cell table:formula="of:=[.C618]" office:value-type="float" office:value="11" calcext:value-type="float">
            <text:p>11</text:p>
          </table:table-cell>
          <table:table-cell table:formula="of:=LEFT([.A618];[.G618])" office:value-type="string" office:string-value="nhtsa_vpic_" calcext:value-type="string">
            <text:p>nhtsa_vpic_</text:p>
          </table:table-cell>
          <table:table-cell table:formula="of:=VLOOKUP([.H618];[$source.$C$2:$source.$F$48];4;0)" office:value-type="float" office:value="501" calcext:value-type="float">
            <text:p>501</text:p>
          </table:table-cell>
          <table:table-cell table:style-name="ce7" table:formula="of:=IF(RIGHT([.A618];6)=&quot;_X_X_X&quot;;3;IF(RIGHT([.A618];4)=&quot;_X_X&quot;;2;IF(RIGHT([.A61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19])&gt;0;[$preferred_name.A619];&#10;LEN([$preferred_name.B619])&gt;0;[$preferred_name.B619]&#10;)" office:value-type="string" office:string-value="nhtsa_vpic_engine___enginemanufacturer" calcext:value-type="string">
            <text:p>nhtsa_vpic_engine___enginemanufacturer</text:p>
          </table:table-cell>
          <table:table-cell table:formula="of:=IFERROR(FIND(&quot;_&quot;;[.$A619];1);LEN([.$A619]))" office:value-type="float" office:value="6" calcext:value-type="float">
            <text:p>6</text:p>
          </table:table-cell>
          <table:table-cell table:formula="of:=IFERROR(FIND(&quot;_&quot;;[.$A619];1+[.B619]);LEN([.$A619]))" office:value-type="float" office:value="11" calcext:value-type="float">
            <text:p>11</text:p>
          </table:table-cell>
          <table:table-cell table:formula="of:=IFERROR(FIND(&quot;_&quot;;[.$A619];1+[.C619]);LEN([.$A619]))" office:value-type="float" office:value="18" calcext:value-type="float">
            <text:p>18</text:p>
          </table:table-cell>
          <table:table-cell table:formula="of:=IFERROR(FIND(&quot;_&quot;;[.$A619];1+[.D619]);LEN([.$A619]))" office:value-type="float" office:value="19" calcext:value-type="float">
            <text:p>19</text:p>
          </table:table-cell>
          <table:table-cell table:formula="of:=IFERROR(FIND(&quot;_&quot;;[.$A619];1+[.E619]);LEN([.$A619]))" office:value-type="float" office:value="20" calcext:value-type="float">
            <text:p>20</text:p>
          </table:table-cell>
          <table:table-cell table:formula="of:=[.C619]" office:value-type="float" office:value="11" calcext:value-type="float">
            <text:p>11</text:p>
          </table:table-cell>
          <table:table-cell table:formula="of:=LEFT([.A619];[.G619])" office:value-type="string" office:string-value="nhtsa_vpic_" calcext:value-type="string">
            <text:p>nhtsa_vpic_</text:p>
          </table:table-cell>
          <table:table-cell table:formula="of:=VLOOKUP([.H619];[$source.$C$2:$source.$F$48];4;0)" office:value-type="float" office:value="501" calcext:value-type="float">
            <text:p>501</text:p>
          </table:table-cell>
          <table:table-cell table:style-name="ce7" table:formula="of:=IF(RIGHT([.A619];6)=&quot;_X_X_X&quot;;3;IF(RIGHT([.A619];4)=&quot;_X_X&quot;;2;IF(RIGHT([.A61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0])&gt;0;[$preferred_name.A620];&#10;LEN([$preferred_name.B620])&gt;0;[$preferred_name.B620]&#10;)" office:value-type="string" office:string-value="nhtsa_vpic_engine___enginemodel" calcext:value-type="string">
            <text:p>nhtsa_vpic_engine___enginemodel</text:p>
          </table:table-cell>
          <table:table-cell table:formula="of:=IFERROR(FIND(&quot;_&quot;;[.$A620];1);LEN([.$A620]))" office:value-type="float" office:value="6" calcext:value-type="float">
            <text:p>6</text:p>
          </table:table-cell>
          <table:table-cell table:formula="of:=IFERROR(FIND(&quot;_&quot;;[.$A620];1+[.B620]);LEN([.$A620]))" office:value-type="float" office:value="11" calcext:value-type="float">
            <text:p>11</text:p>
          </table:table-cell>
          <table:table-cell table:formula="of:=IFERROR(FIND(&quot;_&quot;;[.$A620];1+[.C620]);LEN([.$A620]))" office:value-type="float" office:value="18" calcext:value-type="float">
            <text:p>18</text:p>
          </table:table-cell>
          <table:table-cell table:formula="of:=IFERROR(FIND(&quot;_&quot;;[.$A620];1+[.D620]);LEN([.$A620]))" office:value-type="float" office:value="19" calcext:value-type="float">
            <text:p>19</text:p>
          </table:table-cell>
          <table:table-cell table:formula="of:=IFERROR(FIND(&quot;_&quot;;[.$A620];1+[.E620]);LEN([.$A620]))" office:value-type="float" office:value="20" calcext:value-type="float">
            <text:p>20</text:p>
          </table:table-cell>
          <table:table-cell table:formula="of:=[.C620]" office:value-type="float" office:value="11" calcext:value-type="float">
            <text:p>11</text:p>
          </table:table-cell>
          <table:table-cell table:formula="of:=LEFT([.A620];[.G620])" office:value-type="string" office:string-value="nhtsa_vpic_" calcext:value-type="string">
            <text:p>nhtsa_vpic_</text:p>
          </table:table-cell>
          <table:table-cell table:formula="of:=VLOOKUP([.H620];[$source.$C$2:$source.$F$48];4;0)" office:value-type="float" office:value="501" calcext:value-type="float">
            <text:p>501</text:p>
          </table:table-cell>
          <table:table-cell table:style-name="ce7" table:formula="of:=IF(RIGHT([.A620];6)=&quot;_X_X_X&quot;;3;IF(RIGHT([.A620];4)=&quot;_X_X&quot;;2;IF(RIGHT([.A62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1])&gt;0;[$preferred_name.A621];&#10;LEN([$preferred_name.B621])&gt;0;[$preferred_name.B621]&#10;)" office:value-type="string" office:string-value="nhtsa_vpic_interior___entertainmentsystem" calcext:value-type="string">
            <text:p>nhtsa_vpic_interior___entertainmentsystem</text:p>
          </table:table-cell>
          <table:table-cell table:formula="of:=IFERROR(FIND(&quot;_&quot;;[.$A621];1);LEN([.$A621]))" office:value-type="float" office:value="6" calcext:value-type="float">
            <text:p>6</text:p>
          </table:table-cell>
          <table:table-cell table:formula="of:=IFERROR(FIND(&quot;_&quot;;[.$A621];1+[.B621]);LEN([.$A621]))" office:value-type="float" office:value="11" calcext:value-type="float">
            <text:p>11</text:p>
          </table:table-cell>
          <table:table-cell table:formula="of:=IFERROR(FIND(&quot;_&quot;;[.$A621];1+[.C621]);LEN([.$A621]))" office:value-type="float" office:value="20" calcext:value-type="float">
            <text:p>20</text:p>
          </table:table-cell>
          <table:table-cell table:formula="of:=IFERROR(FIND(&quot;_&quot;;[.$A621];1+[.D621]);LEN([.$A621]))" office:value-type="float" office:value="21" calcext:value-type="float">
            <text:p>21</text:p>
          </table:table-cell>
          <table:table-cell table:formula="of:=IFERROR(FIND(&quot;_&quot;;[.$A621];1+[.E621]);LEN([.$A621]))" office:value-type="float" office:value="22" calcext:value-type="float">
            <text:p>22</text:p>
          </table:table-cell>
          <table:table-cell table:formula="of:=[.C621]" office:value-type="float" office:value="11" calcext:value-type="float">
            <text:p>11</text:p>
          </table:table-cell>
          <table:table-cell table:formula="of:=LEFT([.A621];[.G621])" office:value-type="string" office:string-value="nhtsa_vpic_" calcext:value-type="string">
            <text:p>nhtsa_vpic_</text:p>
          </table:table-cell>
          <table:table-cell table:formula="of:=VLOOKUP([.H621];[$source.$C$2:$source.$F$48];4;0)" office:value-type="float" office:value="501" calcext:value-type="float">
            <text:p>501</text:p>
          </table:table-cell>
          <table:table-cell table:style-name="ce7" table:formula="of:=IF(RIGHT([.A621];6)=&quot;_X_X_X&quot;;3;IF(RIGHT([.A621];4)=&quot;_X_X&quot;;2;IF(RIGHT([.A62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2])&gt;0;[$preferred_name.A622];&#10;LEN([$preferred_name.B622])&gt;0;[$preferred_name.B622]&#10;)" office:value-type="string" office:string-value="nhtsa_vpic_activesafetysystem_forwardcollisionprevention__forwardcollisionwarning" calcext:value-type="string">
            <text:p>nhtsa_vpic_activesafetysystem_forwardcollisionprevention__forwardcollisionwarning</text:p>
          </table:table-cell>
          <table:table-cell table:formula="of:=IFERROR(FIND(&quot;_&quot;;[.$A622];1);LEN([.$A622]))" office:value-type="float" office:value="6" calcext:value-type="float">
            <text:p>6</text:p>
          </table:table-cell>
          <table:table-cell table:formula="of:=IFERROR(FIND(&quot;_&quot;;[.$A622];1+[.B622]);LEN([.$A622]))" office:value-type="float" office:value="11" calcext:value-type="float">
            <text:p>11</text:p>
          </table:table-cell>
          <table:table-cell table:formula="of:=IFERROR(FIND(&quot;_&quot;;[.$A622];1+[.C622]);LEN([.$A622]))" office:value-type="float" office:value="30" calcext:value-type="float">
            <text:p>30</text:p>
          </table:table-cell>
          <table:table-cell table:formula="of:=IFERROR(FIND(&quot;_&quot;;[.$A622];1+[.D622]);LEN([.$A622]))" office:value-type="float" office:value="57" calcext:value-type="float">
            <text:p>57</text:p>
          </table:table-cell>
          <table:table-cell table:formula="of:=IFERROR(FIND(&quot;_&quot;;[.$A622];1+[.E622]);LEN([.$A622]))" office:value-type="float" office:value="58" calcext:value-type="float">
            <text:p>58</text:p>
          </table:table-cell>
          <table:table-cell table:formula="of:=[.C622]" office:value-type="float" office:value="11" calcext:value-type="float">
            <text:p>11</text:p>
          </table:table-cell>
          <table:table-cell table:formula="of:=LEFT([.A622];[.G622])" office:value-type="string" office:string-value="nhtsa_vpic_" calcext:value-type="string">
            <text:p>nhtsa_vpic_</text:p>
          </table:table-cell>
          <table:table-cell table:formula="of:=VLOOKUP([.H622];[$source.$C$2:$source.$F$48];4;0)" office:value-type="float" office:value="501" calcext:value-type="float">
            <text:p>501</text:p>
          </table:table-cell>
          <table:table-cell table:style-name="ce7" table:formula="of:=IF(RIGHT([.A622];6)=&quot;_X_X_X&quot;;3;IF(RIGHT([.A622];4)=&quot;_X_X&quot;;2;IF(RIGHT([.A62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3])&gt;0;[$preferred_name.A623];&#10;LEN([$preferred_name.B623])&gt;0;[$preferred_name.B623]&#10;)" office:value-type="string" office:string-value="nhtsa_vpic_engine___fuelinjectiontype" calcext:value-type="string">
            <text:p>nhtsa_vpic_engine___fuelinjectiontype</text:p>
          </table:table-cell>
          <table:table-cell table:formula="of:=IFERROR(FIND(&quot;_&quot;;[.$A623];1);LEN([.$A623]))" office:value-type="float" office:value="6" calcext:value-type="float">
            <text:p>6</text:p>
          </table:table-cell>
          <table:table-cell table:formula="of:=IFERROR(FIND(&quot;_&quot;;[.$A623];1+[.B623]);LEN([.$A623]))" office:value-type="float" office:value="11" calcext:value-type="float">
            <text:p>11</text:p>
          </table:table-cell>
          <table:table-cell table:formula="of:=IFERROR(FIND(&quot;_&quot;;[.$A623];1+[.C623]);LEN([.$A623]))" office:value-type="float" office:value="18" calcext:value-type="float">
            <text:p>18</text:p>
          </table:table-cell>
          <table:table-cell table:formula="of:=IFERROR(FIND(&quot;_&quot;;[.$A623];1+[.D623]);LEN([.$A623]))" office:value-type="float" office:value="19" calcext:value-type="float">
            <text:p>19</text:p>
          </table:table-cell>
          <table:table-cell table:formula="of:=IFERROR(FIND(&quot;_&quot;;[.$A623];1+[.E623]);LEN([.$A623]))" office:value-type="float" office:value="20" calcext:value-type="float">
            <text:p>20</text:p>
          </table:table-cell>
          <table:table-cell table:formula="of:=[.C623]" office:value-type="float" office:value="11" calcext:value-type="float">
            <text:p>11</text:p>
          </table:table-cell>
          <table:table-cell table:formula="of:=LEFT([.A623];[.G623])" office:value-type="string" office:string-value="nhtsa_vpic_" calcext:value-type="string">
            <text:p>nhtsa_vpic_</text:p>
          </table:table-cell>
          <table:table-cell table:formula="of:=VLOOKUP([.H623];[$source.$C$2:$source.$F$48];4;0)" office:value-type="float" office:value="501" calcext:value-type="float">
            <text:p>501</text:p>
          </table:table-cell>
          <table:table-cell table:style-name="ce7" table:formula="of:=IF(RIGHT([.A623];6)=&quot;_X_X_X&quot;;3;IF(RIGHT([.A623];4)=&quot;_X_X&quot;;2;IF(RIGHT([.A62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4])&gt;0;[$preferred_name.A624];&#10;LEN([$preferred_name.B624])&gt;0;[$preferred_name.B624]&#10;)" office:value-type="string" office:string-value="nhtsa_vpic_engine___fueltypeprimary" calcext:value-type="string">
            <text:p>nhtsa_vpic_engine___fueltypeprimary</text:p>
          </table:table-cell>
          <table:table-cell table:formula="of:=IFERROR(FIND(&quot;_&quot;;[.$A624];1);LEN([.$A624]))" office:value-type="float" office:value="6" calcext:value-type="float">
            <text:p>6</text:p>
          </table:table-cell>
          <table:table-cell table:formula="of:=IFERROR(FIND(&quot;_&quot;;[.$A624];1+[.B624]);LEN([.$A624]))" office:value-type="float" office:value="11" calcext:value-type="float">
            <text:p>11</text:p>
          </table:table-cell>
          <table:table-cell table:formula="of:=IFERROR(FIND(&quot;_&quot;;[.$A624];1+[.C624]);LEN([.$A624]))" office:value-type="float" office:value="18" calcext:value-type="float">
            <text:p>18</text:p>
          </table:table-cell>
          <table:table-cell table:formula="of:=IFERROR(FIND(&quot;_&quot;;[.$A624];1+[.D624]);LEN([.$A624]))" office:value-type="float" office:value="19" calcext:value-type="float">
            <text:p>19</text:p>
          </table:table-cell>
          <table:table-cell table:formula="of:=IFERROR(FIND(&quot;_&quot;;[.$A624];1+[.E624]);LEN([.$A624]))" office:value-type="float" office:value="20" calcext:value-type="float">
            <text:p>20</text:p>
          </table:table-cell>
          <table:table-cell table:formula="of:=[.C624]" office:value-type="float" office:value="11" calcext:value-type="float">
            <text:p>11</text:p>
          </table:table-cell>
          <table:table-cell table:formula="of:=LEFT([.A624];[.G624])" office:value-type="string" office:string-value="nhtsa_vpic_" calcext:value-type="string">
            <text:p>nhtsa_vpic_</text:p>
          </table:table-cell>
          <table:table-cell table:formula="of:=VLOOKUP([.H624];[$source.$C$2:$source.$F$48];4;0)" office:value-type="float" office:value="501" calcext:value-type="float">
            <text:p>501</text:p>
          </table:table-cell>
          <table:table-cell table:style-name="ce7" table:formula="of:=IF(RIGHT([.A624];6)=&quot;_X_X_X&quot;;3;IF(RIGHT([.A624];4)=&quot;_X_X&quot;;2;IF(RIGHT([.A62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5])&gt;0;[$preferred_name.A625];&#10;LEN([$preferred_name.B625])&gt;0;[$preferred_name.B625]&#10;)" office:value-type="string" office:string-value="nhtsa_vpic_engine___fueltypesecondary" calcext:value-type="string">
            <text:p>nhtsa_vpic_engine___fueltypesecondary</text:p>
          </table:table-cell>
          <table:table-cell table:formula="of:=IFERROR(FIND(&quot;_&quot;;[.$A625];1);LEN([.$A625]))" office:value-type="float" office:value="6" calcext:value-type="float">
            <text:p>6</text:p>
          </table:table-cell>
          <table:table-cell table:formula="of:=IFERROR(FIND(&quot;_&quot;;[.$A625];1+[.B625]);LEN([.$A625]))" office:value-type="float" office:value="11" calcext:value-type="float">
            <text:p>11</text:p>
          </table:table-cell>
          <table:table-cell table:formula="of:=IFERROR(FIND(&quot;_&quot;;[.$A625];1+[.C625]);LEN([.$A625]))" office:value-type="float" office:value="18" calcext:value-type="float">
            <text:p>18</text:p>
          </table:table-cell>
          <table:table-cell table:formula="of:=IFERROR(FIND(&quot;_&quot;;[.$A625];1+[.D625]);LEN([.$A625]))" office:value-type="float" office:value="19" calcext:value-type="float">
            <text:p>19</text:p>
          </table:table-cell>
          <table:table-cell table:formula="of:=IFERROR(FIND(&quot;_&quot;;[.$A625];1+[.E625]);LEN([.$A625]))" office:value-type="float" office:value="20" calcext:value-type="float">
            <text:p>20</text:p>
          </table:table-cell>
          <table:table-cell table:formula="of:=[.C625]" office:value-type="float" office:value="11" calcext:value-type="float">
            <text:p>11</text:p>
          </table:table-cell>
          <table:table-cell table:formula="of:=LEFT([.A625];[.G625])" office:value-type="string" office:string-value="nhtsa_vpic_" calcext:value-type="string">
            <text:p>nhtsa_vpic_</text:p>
          </table:table-cell>
          <table:table-cell table:formula="of:=VLOOKUP([.H625];[$source.$C$2:$source.$F$48];4;0)" office:value-type="float" office:value="501" calcext:value-type="float">
            <text:p>501</text:p>
          </table:table-cell>
          <table:table-cell table:style-name="ce7" table:formula="of:=IF(RIGHT([.A625];6)=&quot;_X_X_X&quot;;3;IF(RIGHT([.A625];4)=&quot;_X_X&quot;;2;IF(RIGHT([.A62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6])&gt;0;[$preferred_name.A626];&#10;LEN([$preferred_name.B626])&gt;0;[$preferred_name.B626]&#10;)" office:value-type="string" office:string-value="nhtsa_vpic_exterior_dimension__gcwr" calcext:value-type="string">
            <text:p>nhtsa_vpic_exterior_dimension__gcwr</text:p>
          </table:table-cell>
          <table:table-cell table:formula="of:=IFERROR(FIND(&quot;_&quot;;[.$A626];1);LEN([.$A626]))" office:value-type="float" office:value="6" calcext:value-type="float">
            <text:p>6</text:p>
          </table:table-cell>
          <table:table-cell table:formula="of:=IFERROR(FIND(&quot;_&quot;;[.$A626];1+[.B626]);LEN([.$A626]))" office:value-type="float" office:value="11" calcext:value-type="float">
            <text:p>11</text:p>
          </table:table-cell>
          <table:table-cell table:formula="of:=IFERROR(FIND(&quot;_&quot;;[.$A626];1+[.C626]);LEN([.$A626]))" office:value-type="float" office:value="20" calcext:value-type="float">
            <text:p>20</text:p>
          </table:table-cell>
          <table:table-cell table:formula="of:=IFERROR(FIND(&quot;_&quot;;[.$A626];1+[.D626]);LEN([.$A626]))" office:value-type="float" office:value="30" calcext:value-type="float">
            <text:p>30</text:p>
          </table:table-cell>
          <table:table-cell table:formula="of:=IFERROR(FIND(&quot;_&quot;;[.$A626];1+[.E626]);LEN([.$A626]))" office:value-type="float" office:value="31" calcext:value-type="float">
            <text:p>31</text:p>
          </table:table-cell>
          <table:table-cell table:formula="of:=[.C626]" office:value-type="float" office:value="11" calcext:value-type="float">
            <text:p>11</text:p>
          </table:table-cell>
          <table:table-cell table:formula="of:=LEFT([.A626];[.G626])" office:value-type="string" office:string-value="nhtsa_vpic_" calcext:value-type="string">
            <text:p>nhtsa_vpic_</text:p>
          </table:table-cell>
          <table:table-cell table:formula="of:=VLOOKUP([.H626];[$source.$C$2:$source.$F$48];4;0)" office:value-type="float" office:value="501" calcext:value-type="float">
            <text:p>501</text:p>
          </table:table-cell>
          <table:table-cell table:style-name="ce7" table:formula="of:=IF(RIGHT([.A626];6)=&quot;_X_X_X&quot;;3;IF(RIGHT([.A626];4)=&quot;_X_X&quot;;2;IF(RIGHT([.A62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27])&gt;0;[$preferred_name.A627];&#10;LEN([$preferred_name.B627])&gt;0;[$preferred_name.B627]&#10;)" office:value-type="string" office:string-value="nhtsa_vpic_exterior_dimension__gcwr_to" calcext:value-type="string">
            <text:p>nhtsa_vpic_exterior_dimension__gcwr_to</text:p>
          </table:table-cell>
          <table:table-cell table:formula="of:=IFERROR(FIND(&quot;_&quot;;[.$A627];1);LEN([.$A627]))" office:value-type="float" office:value="6" calcext:value-type="float">
            <text:p>6</text:p>
          </table:table-cell>
          <table:table-cell table:formula="of:=IFERROR(FIND(&quot;_&quot;;[.$A627];1+[.B627]);LEN([.$A627]))" office:value-type="float" office:value="11" calcext:value-type="float">
            <text:p>11</text:p>
          </table:table-cell>
          <table:table-cell table:formula="of:=IFERROR(FIND(&quot;_&quot;;[.$A627];1+[.C627]);LEN([.$A627]))" office:value-type="float" office:value="20" calcext:value-type="float">
            <text:p>20</text:p>
          </table:table-cell>
          <table:table-cell table:formula="of:=IFERROR(FIND(&quot;_&quot;;[.$A627];1+[.D627]);LEN([.$A627]))" office:value-type="float" office:value="30" calcext:value-type="float">
            <text:p>30</text:p>
          </table:table-cell>
          <table:table-cell table:formula="of:=IFERROR(FIND(&quot;_&quot;;[.$A627];1+[.E627]);LEN([.$A627]))" office:value-type="float" office:value="31" calcext:value-type="float">
            <text:p>31</text:p>
          </table:table-cell>
          <table:table-cell table:formula="of:=[.C627]" office:value-type="float" office:value="11" calcext:value-type="float">
            <text:p>11</text:p>
          </table:table-cell>
          <table:table-cell table:formula="of:=LEFT([.A627];[.G627])" office:value-type="string" office:string-value="nhtsa_vpic_" calcext:value-type="string">
            <text:p>nhtsa_vpic_</text:p>
          </table:table-cell>
          <table:table-cell table:formula="of:=VLOOKUP([.H627];[$source.$C$2:$source.$F$48];4;0)" office:value-type="float" office:value="501" calcext:value-type="float">
            <text:p>501</text:p>
          </table:table-cell>
          <table:table-cell table:style-name="ce7" table:formula="of:=IF(RIGHT([.A627];6)=&quot;_X_X_X&quot;;3;IF(RIGHT([.A627];4)=&quot;_X_X&quot;;2;IF(RIGHT([.A62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28])&gt;0;[$preferred_name.A628];&#10;LEN([$preferred_name.B628])&gt;0;[$preferred_name.B628]&#10;)" office:value-type="string" office:string-value="nhtsa_vpic_exterior_dimension__gvwr" calcext:value-type="string">
            <text:p>nhtsa_vpic_exterior_dimension__gvwr</text:p>
          </table:table-cell>
          <table:table-cell table:formula="of:=IFERROR(FIND(&quot;_&quot;;[.$A628];1);LEN([.$A628]))" office:value-type="float" office:value="6" calcext:value-type="float">
            <text:p>6</text:p>
          </table:table-cell>
          <table:table-cell table:formula="of:=IFERROR(FIND(&quot;_&quot;;[.$A628];1+[.B628]);LEN([.$A628]))" office:value-type="float" office:value="11" calcext:value-type="float">
            <text:p>11</text:p>
          </table:table-cell>
          <table:table-cell table:formula="of:=IFERROR(FIND(&quot;_&quot;;[.$A628];1+[.C628]);LEN([.$A628]))" office:value-type="float" office:value="20" calcext:value-type="float">
            <text:p>20</text:p>
          </table:table-cell>
          <table:table-cell table:formula="of:=IFERROR(FIND(&quot;_&quot;;[.$A628];1+[.D628]);LEN([.$A628]))" office:value-type="float" office:value="30" calcext:value-type="float">
            <text:p>30</text:p>
          </table:table-cell>
          <table:table-cell table:formula="of:=IFERROR(FIND(&quot;_&quot;;[.$A628];1+[.E628]);LEN([.$A628]))" office:value-type="float" office:value="31" calcext:value-type="float">
            <text:p>31</text:p>
          </table:table-cell>
          <table:table-cell table:formula="of:=[.C628]" office:value-type="float" office:value="11" calcext:value-type="float">
            <text:p>11</text:p>
          </table:table-cell>
          <table:table-cell table:formula="of:=LEFT([.A628];[.G628])" office:value-type="string" office:string-value="nhtsa_vpic_" calcext:value-type="string">
            <text:p>nhtsa_vpic_</text:p>
          </table:table-cell>
          <table:table-cell table:formula="of:=VLOOKUP([.H628];[$source.$C$2:$source.$F$48];4;0)" office:value-type="float" office:value="501" calcext:value-type="float">
            <text:p>501</text:p>
          </table:table-cell>
          <table:table-cell table:style-name="ce7" table:formula="of:=IF(RIGHT([.A628];6)=&quot;_X_X_X&quot;;3;IF(RIGHT([.A628];4)=&quot;_X_X&quot;;2;IF(RIGHT([.A62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29])&gt;0;[$preferred_name.A629];&#10;LEN([$preferred_name.B629])&gt;0;[$preferred_name.B629]&#10;)" office:value-type="string" office:string-value="nhtsa_vpic_exterior_dimension__gvwr_to" calcext:value-type="string">
            <text:p>nhtsa_vpic_exterior_dimension__gvwr_to</text:p>
          </table:table-cell>
          <table:table-cell table:formula="of:=IFERROR(FIND(&quot;_&quot;;[.$A629];1);LEN([.$A629]))" office:value-type="float" office:value="6" calcext:value-type="float">
            <text:p>6</text:p>
          </table:table-cell>
          <table:table-cell table:formula="of:=IFERROR(FIND(&quot;_&quot;;[.$A629];1+[.B629]);LEN([.$A629]))" office:value-type="float" office:value="11" calcext:value-type="float">
            <text:p>11</text:p>
          </table:table-cell>
          <table:table-cell table:formula="of:=IFERROR(FIND(&quot;_&quot;;[.$A629];1+[.C629]);LEN([.$A629]))" office:value-type="float" office:value="20" calcext:value-type="float">
            <text:p>20</text:p>
          </table:table-cell>
          <table:table-cell table:formula="of:=IFERROR(FIND(&quot;_&quot;;[.$A629];1+[.D629]);LEN([.$A629]))" office:value-type="float" office:value="30" calcext:value-type="float">
            <text:p>30</text:p>
          </table:table-cell>
          <table:table-cell table:formula="of:=IFERROR(FIND(&quot;_&quot;;[.$A629];1+[.E629]);LEN([.$A629]))" office:value-type="float" office:value="31" calcext:value-type="float">
            <text:p>31</text:p>
          </table:table-cell>
          <table:table-cell table:formula="of:=[.C629]" office:value-type="float" office:value="11" calcext:value-type="float">
            <text:p>11</text:p>
          </table:table-cell>
          <table:table-cell table:formula="of:=LEFT([.A629];[.G629])" office:value-type="string" office:string-value="nhtsa_vpic_" calcext:value-type="string">
            <text:p>nhtsa_vpic_</text:p>
          </table:table-cell>
          <table:table-cell table:formula="of:=VLOOKUP([.H629];[$source.$C$2:$source.$F$48];4;0)" office:value-type="float" office:value="501" calcext:value-type="float">
            <text:p>501</text:p>
          </table:table-cell>
          <table:table-cell table:style-name="ce7" table:formula="of:=IF(RIGHT([.A629];6)=&quot;_X_X_X&quot;;3;IF(RIGHT([.A629];4)=&quot;_X_X&quot;;2;IF(RIGHT([.A62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30])&gt;0;[$preferred_name.A630];&#10;LEN([$preferred_name.B630])&gt;0;[$preferred_name.B630]&#10;)" office:value-type="string" office:string-value="nhtsa_vpic_activesafetysystem___keylessignition" calcext:value-type="string">
            <text:p>nhtsa_vpic_activesafetysystem___keylessignition</text:p>
          </table:table-cell>
          <table:table-cell table:formula="of:=IFERROR(FIND(&quot;_&quot;;[.$A630];1);LEN([.$A630]))" office:value-type="float" office:value="6" calcext:value-type="float">
            <text:p>6</text:p>
          </table:table-cell>
          <table:table-cell table:formula="of:=IFERROR(FIND(&quot;_&quot;;[.$A630];1+[.B630]);LEN([.$A630]))" office:value-type="float" office:value="11" calcext:value-type="float">
            <text:p>11</text:p>
          </table:table-cell>
          <table:table-cell table:formula="of:=IFERROR(FIND(&quot;_&quot;;[.$A630];1+[.C630]);LEN([.$A630]))" office:value-type="float" office:value="30" calcext:value-type="float">
            <text:p>30</text:p>
          </table:table-cell>
          <table:table-cell table:formula="of:=IFERROR(FIND(&quot;_&quot;;[.$A630];1+[.D630]);LEN([.$A630]))" office:value-type="float" office:value="31" calcext:value-type="float">
            <text:p>31</text:p>
          </table:table-cell>
          <table:table-cell table:formula="of:=IFERROR(FIND(&quot;_&quot;;[.$A630];1+[.E630]);LEN([.$A630]))" office:value-type="float" office:value="32" calcext:value-type="float">
            <text:p>32</text:p>
          </table:table-cell>
          <table:table-cell table:formula="of:=[.C630]" office:value-type="float" office:value="11" calcext:value-type="float">
            <text:p>11</text:p>
          </table:table-cell>
          <table:table-cell table:formula="of:=LEFT([.A630];[.G630])" office:value-type="string" office:string-value="nhtsa_vpic_" calcext:value-type="string">
            <text:p>nhtsa_vpic_</text:p>
          </table:table-cell>
          <table:table-cell table:formula="of:=VLOOKUP([.H630];[$source.$C$2:$source.$F$48];4;0)" office:value-type="float" office:value="501" calcext:value-type="float">
            <text:p>501</text:p>
          </table:table-cell>
          <table:table-cell table:style-name="ce7" table:formula="of:=IF(RIGHT([.A630];6)=&quot;_X_X_X&quot;;3;IF(RIGHT([.A630];4)=&quot;_X_X&quot;;2;IF(RIGHT([.A63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1])&gt;0;[$preferred_name.A631];&#10;LEN([$preferred_name.B631])&gt;0;[$preferred_name.B631]&#10;)" office:value-type="string" office:string-value="nhtsa_vpic_activesafetysystem_laneandsideassist__lanecenteringassistance" calcext:value-type="string">
            <text:p>nhtsa_vpic_activesafetysystem_laneandsideassist__lanecenteringassistance</text:p>
          </table:table-cell>
          <table:table-cell table:formula="of:=IFERROR(FIND(&quot;_&quot;;[.$A631];1);LEN([.$A631]))" office:value-type="float" office:value="6" calcext:value-type="float">
            <text:p>6</text:p>
          </table:table-cell>
          <table:table-cell table:formula="of:=IFERROR(FIND(&quot;_&quot;;[.$A631];1+[.B631]);LEN([.$A631]))" office:value-type="float" office:value="11" calcext:value-type="float">
            <text:p>11</text:p>
          </table:table-cell>
          <table:table-cell table:formula="of:=IFERROR(FIND(&quot;_&quot;;[.$A631];1+[.C631]);LEN([.$A631]))" office:value-type="float" office:value="30" calcext:value-type="float">
            <text:p>30</text:p>
          </table:table-cell>
          <table:table-cell table:formula="of:=IFERROR(FIND(&quot;_&quot;;[.$A631];1+[.D631]);LEN([.$A631]))" office:value-type="float" office:value="48" calcext:value-type="float">
            <text:p>48</text:p>
          </table:table-cell>
          <table:table-cell table:formula="of:=IFERROR(FIND(&quot;_&quot;;[.$A631];1+[.E631]);LEN([.$A631]))" office:value-type="float" office:value="49" calcext:value-type="float">
            <text:p>49</text:p>
          </table:table-cell>
          <table:table-cell table:formula="of:=[.C631]" office:value-type="float" office:value="11" calcext:value-type="float">
            <text:p>11</text:p>
          </table:table-cell>
          <table:table-cell table:formula="of:=LEFT([.A631];[.G631])" office:value-type="string" office:string-value="nhtsa_vpic_" calcext:value-type="string">
            <text:p>nhtsa_vpic_</text:p>
          </table:table-cell>
          <table:table-cell table:formula="of:=VLOOKUP([.H631];[$source.$C$2:$source.$F$48];4;0)" office:value-type="float" office:value="501" calcext:value-type="float">
            <text:p>501</text:p>
          </table:table-cell>
          <table:table-cell table:style-name="ce7" table:formula="of:=IF(RIGHT([.A631];6)=&quot;_X_X_X&quot;;3;IF(RIGHT([.A631];4)=&quot;_X_X&quot;;2;IF(RIGHT([.A63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32])&gt;0;[$preferred_name.A632];&#10;LEN([$preferred_name.B632])&gt;0;[$preferred_name.B632]&#10;)" office:value-type="string" office:string-value="nhtsa_vpic_activesafetysystem_laneandsideassist__lanedeparturewarning" calcext:value-type="string">
            <text:p>nhtsa_vpic_activesafetysystem_laneandsideassist__lanedeparturewarning</text:p>
          </table:table-cell>
          <table:table-cell table:formula="of:=IFERROR(FIND(&quot;_&quot;;[.$A632];1);LEN([.$A632]))" office:value-type="float" office:value="6" calcext:value-type="float">
            <text:p>6</text:p>
          </table:table-cell>
          <table:table-cell table:formula="of:=IFERROR(FIND(&quot;_&quot;;[.$A632];1+[.B632]);LEN([.$A632]))" office:value-type="float" office:value="11" calcext:value-type="float">
            <text:p>11</text:p>
          </table:table-cell>
          <table:table-cell table:formula="of:=IFERROR(FIND(&quot;_&quot;;[.$A632];1+[.C632]);LEN([.$A632]))" office:value-type="float" office:value="30" calcext:value-type="float">
            <text:p>30</text:p>
          </table:table-cell>
          <table:table-cell table:formula="of:=IFERROR(FIND(&quot;_&quot;;[.$A632];1+[.D632]);LEN([.$A632]))" office:value-type="float" office:value="48" calcext:value-type="float">
            <text:p>48</text:p>
          </table:table-cell>
          <table:table-cell table:formula="of:=IFERROR(FIND(&quot;_&quot;;[.$A632];1+[.E632]);LEN([.$A632]))" office:value-type="float" office:value="49" calcext:value-type="float">
            <text:p>49</text:p>
          </table:table-cell>
          <table:table-cell table:formula="of:=[.C632]" office:value-type="float" office:value="11" calcext:value-type="float">
            <text:p>11</text:p>
          </table:table-cell>
          <table:table-cell table:formula="of:=LEFT([.A632];[.G632])" office:value-type="string" office:string-value="nhtsa_vpic_" calcext:value-type="string">
            <text:p>nhtsa_vpic_</text:p>
          </table:table-cell>
          <table:table-cell table:formula="of:=VLOOKUP([.H632];[$source.$C$2:$source.$F$48];4;0)" office:value-type="float" office:value="501" calcext:value-type="float">
            <text:p>501</text:p>
          </table:table-cell>
          <table:table-cell table:style-name="ce7" table:formula="of:=IF(RIGHT([.A632];6)=&quot;_X_X_X&quot;;3;IF(RIGHT([.A632];4)=&quot;_X_X&quot;;2;IF(RIGHT([.A63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3])&gt;0;[$preferred_name.A633];&#10;LEN([$preferred_name.B633])&gt;0;[$preferred_name.B633]&#10;)" office:value-type="string" office:string-value="nhtsa_vpic_activesafetysystem_laneandsideassist__lanekeepsystem" calcext:value-type="string">
            <text:p>nhtsa_vpic_activesafetysystem_laneandsideassist__lanekeepsystem</text:p>
          </table:table-cell>
          <table:table-cell table:formula="of:=IFERROR(FIND(&quot;_&quot;;[.$A633];1);LEN([.$A633]))" office:value-type="float" office:value="6" calcext:value-type="float">
            <text:p>6</text:p>
          </table:table-cell>
          <table:table-cell table:formula="of:=IFERROR(FIND(&quot;_&quot;;[.$A633];1+[.B633]);LEN([.$A633]))" office:value-type="float" office:value="11" calcext:value-type="float">
            <text:p>11</text:p>
          </table:table-cell>
          <table:table-cell table:formula="of:=IFERROR(FIND(&quot;_&quot;;[.$A633];1+[.C633]);LEN([.$A633]))" office:value-type="float" office:value="30" calcext:value-type="float">
            <text:p>30</text:p>
          </table:table-cell>
          <table:table-cell table:formula="of:=IFERROR(FIND(&quot;_&quot;;[.$A633];1+[.D633]);LEN([.$A633]))" office:value-type="float" office:value="48" calcext:value-type="float">
            <text:p>48</text:p>
          </table:table-cell>
          <table:table-cell table:formula="of:=IFERROR(FIND(&quot;_&quot;;[.$A633];1+[.E633]);LEN([.$A633]))" office:value-type="float" office:value="49" calcext:value-type="float">
            <text:p>49</text:p>
          </table:table-cell>
          <table:table-cell table:formula="of:=[.C633]" office:value-type="float" office:value="11" calcext:value-type="float">
            <text:p>11</text:p>
          </table:table-cell>
          <table:table-cell table:formula="of:=LEFT([.A633];[.G633])" office:value-type="string" office:string-value="nhtsa_vpic_" calcext:value-type="string">
            <text:p>nhtsa_vpic_</text:p>
          </table:table-cell>
          <table:table-cell table:formula="of:=VLOOKUP([.H633];[$source.$C$2:$source.$F$48];4;0)" office:value-type="float" office:value="501" calcext:value-type="float">
            <text:p>501</text:p>
          </table:table-cell>
          <table:table-cell table:style-name="ce7" table:formula="of:=IF(RIGHT([.A633];6)=&quot;_X_X_X&quot;;3;IF(RIGHT([.A633];4)=&quot;_X_X&quot;;2;IF(RIGHT([.A63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4])&gt;0;[$preferred_name.A634];&#10;LEN([$preferred_name.B634])&gt;0;[$preferred_name.B634]&#10;)" office:value-type="string" office:string-value="nhtsa_vpic_activesafetysystem_lightingtechnologies__lowerbeamheadlamplightsource" calcext:value-type="string">
            <text:p>nhtsa_vpic_activesafetysystem_lightingtechnologies__lowerbeamheadlamplightsource</text:p>
          </table:table-cell>
          <table:table-cell table:formula="of:=IFERROR(FIND(&quot;_&quot;;[.$A634];1);LEN([.$A634]))" office:value-type="float" office:value="6" calcext:value-type="float">
            <text:p>6</text:p>
          </table:table-cell>
          <table:table-cell table:formula="of:=IFERROR(FIND(&quot;_&quot;;[.$A634];1+[.B634]);LEN([.$A634]))" office:value-type="float" office:value="11" calcext:value-type="float">
            <text:p>11</text:p>
          </table:table-cell>
          <table:table-cell table:formula="of:=IFERROR(FIND(&quot;_&quot;;[.$A634];1+[.C634]);LEN([.$A634]))" office:value-type="float" office:value="30" calcext:value-type="float">
            <text:p>30</text:p>
          </table:table-cell>
          <table:table-cell table:formula="of:=IFERROR(FIND(&quot;_&quot;;[.$A634];1+[.D634]);LEN([.$A634]))" office:value-type="float" office:value="51" calcext:value-type="float">
            <text:p>51</text:p>
          </table:table-cell>
          <table:table-cell table:formula="of:=IFERROR(FIND(&quot;_&quot;;[.$A634];1+[.E634]);LEN([.$A634]))" office:value-type="float" office:value="52" calcext:value-type="float">
            <text:p>52</text:p>
          </table:table-cell>
          <table:table-cell table:formula="of:=[.C634]" office:value-type="float" office:value="11" calcext:value-type="float">
            <text:p>11</text:p>
          </table:table-cell>
          <table:table-cell table:formula="of:=LEFT([.A634];[.G634])" office:value-type="string" office:string-value="nhtsa_vpic_" calcext:value-type="string">
            <text:p>nhtsa_vpic_</text:p>
          </table:table-cell>
          <table:table-cell table:formula="of:=VLOOKUP([.H634];[$source.$C$2:$source.$F$48];4;0)" office:value-type="float" office:value="501" calcext:value-type="float">
            <text:p>501</text:p>
          </table:table-cell>
          <table:table-cell table:style-name="ce7" table:formula="of:=IF(RIGHT([.A634];6)=&quot;_X_X_X&quot;;3;IF(RIGHT([.A634];4)=&quot;_X_X&quot;;2;IF(RIGHT([.A63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35])&gt;0;[$preferred_name.A635];&#10;LEN([$preferred_name.B635])&gt;0;[$preferred_name.B635]&#10;)" office:value-type="string" office:string-value="nhtsa_vpic_general___make" calcext:value-type="string">
            <text:p>nhtsa_vpic_general___make</text:p>
          </table:table-cell>
          <table:table-cell table:formula="of:=IFERROR(FIND(&quot;_&quot;;[.$A635];1);LEN([.$A635]))" office:value-type="float" office:value="6" calcext:value-type="float">
            <text:p>6</text:p>
          </table:table-cell>
          <table:table-cell table:formula="of:=IFERROR(FIND(&quot;_&quot;;[.$A635];1+[.B635]);LEN([.$A635]))" office:value-type="float" office:value="11" calcext:value-type="float">
            <text:p>11</text:p>
          </table:table-cell>
          <table:table-cell table:formula="of:=IFERROR(FIND(&quot;_&quot;;[.$A635];1+[.C635]);LEN([.$A635]))" office:value-type="float" office:value="19" calcext:value-type="float">
            <text:p>19</text:p>
          </table:table-cell>
          <table:table-cell table:formula="of:=IFERROR(FIND(&quot;_&quot;;[.$A635];1+[.D635]);LEN([.$A635]))" office:value-type="float" office:value="20" calcext:value-type="float">
            <text:p>20</text:p>
          </table:table-cell>
          <table:table-cell table:formula="of:=IFERROR(FIND(&quot;_&quot;;[.$A635];1+[.E635]);LEN([.$A635]))" office:value-type="float" office:value="21" calcext:value-type="float">
            <text:p>21</text:p>
          </table:table-cell>
          <table:table-cell table:formula="of:=[.C635]" office:value-type="float" office:value="11" calcext:value-type="float">
            <text:p>11</text:p>
          </table:table-cell>
          <table:table-cell table:formula="of:=LEFT([.A635];[.G635])" office:value-type="string" office:string-value="nhtsa_vpic_" calcext:value-type="string">
            <text:p>nhtsa_vpic_</text:p>
          </table:table-cell>
          <table:table-cell table:formula="of:=VLOOKUP([.H635];[$source.$C$2:$source.$F$48];4;0)" office:value-type="float" office:value="501" calcext:value-type="float">
            <text:p>501</text:p>
          </table:table-cell>
          <table:table-cell table:style-name="ce7" table:formula="of:=IF(RIGHT([.A635];6)=&quot;_X_X_X&quot;;3;IF(RIGHT([.A635];4)=&quot;_X_X&quot;;2;IF(RIGHT([.A63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6])&gt;0;[$preferred_name.A636];&#10;LEN([$preferred_name.B636])&gt;0;[$preferred_name.B636]&#10;)" office:value-type="string" office:string-value="nhtsa_vpic_general___manufacturer" calcext:value-type="string">
            <text:p>nhtsa_vpic_general___manufacturer</text:p>
          </table:table-cell>
          <table:table-cell table:formula="of:=IFERROR(FIND(&quot;_&quot;;[.$A636];1);LEN([.$A636]))" office:value-type="float" office:value="6" calcext:value-type="float">
            <text:p>6</text:p>
          </table:table-cell>
          <table:table-cell table:formula="of:=IFERROR(FIND(&quot;_&quot;;[.$A636];1+[.B636]);LEN([.$A636]))" office:value-type="float" office:value="11" calcext:value-type="float">
            <text:p>11</text:p>
          </table:table-cell>
          <table:table-cell table:formula="of:=IFERROR(FIND(&quot;_&quot;;[.$A636];1+[.C636]);LEN([.$A636]))" office:value-type="float" office:value="19" calcext:value-type="float">
            <text:p>19</text:p>
          </table:table-cell>
          <table:table-cell table:formula="of:=IFERROR(FIND(&quot;_&quot;;[.$A636];1+[.D636]);LEN([.$A636]))" office:value-type="float" office:value="20" calcext:value-type="float">
            <text:p>20</text:p>
          </table:table-cell>
          <table:table-cell table:formula="of:=IFERROR(FIND(&quot;_&quot;;[.$A636];1+[.E636]);LEN([.$A636]))" office:value-type="float" office:value="21" calcext:value-type="float">
            <text:p>21</text:p>
          </table:table-cell>
          <table:table-cell table:formula="of:=[.C636]" office:value-type="float" office:value="11" calcext:value-type="float">
            <text:p>11</text:p>
          </table:table-cell>
          <table:table-cell table:formula="of:=LEFT([.A636];[.G636])" office:value-type="string" office:string-value="nhtsa_vpic_" calcext:value-type="string">
            <text:p>nhtsa_vpic_</text:p>
          </table:table-cell>
          <table:table-cell table:formula="of:=VLOOKUP([.H636];[$source.$C$2:$source.$F$48];4;0)" office:value-type="float" office:value="501" calcext:value-type="float">
            <text:p>501</text:p>
          </table:table-cell>
          <table:table-cell table:style-name="ce7" table:formula="of:=IF(RIGHT([.A636];6)=&quot;_X_X_X&quot;;3;IF(RIGHT([.A636];4)=&quot;_X_X&quot;;2;IF(RIGHT([.A63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37])&gt;0;[$preferred_name.A637];&#10;LEN([$preferred_name.B637])&gt;0;[$preferred_name.B637]&#10;)" office:value-type="string" office:string-value="nhtsa_vpic_general___model" calcext:value-type="string">
            <text:p>nhtsa_vpic_general___model</text:p>
          </table:table-cell>
          <table:table-cell table:formula="of:=IFERROR(FIND(&quot;_&quot;;[.$A637];1);LEN([.$A637]))" office:value-type="float" office:value="6" calcext:value-type="float">
            <text:p>6</text:p>
          </table:table-cell>
          <table:table-cell table:formula="of:=IFERROR(FIND(&quot;_&quot;;[.$A637];1+[.B637]);LEN([.$A637]))" office:value-type="float" office:value="11" calcext:value-type="float">
            <text:p>11</text:p>
          </table:table-cell>
          <table:table-cell table:formula="of:=IFERROR(FIND(&quot;_&quot;;[.$A637];1+[.C637]);LEN([.$A637]))" office:value-type="float" office:value="19" calcext:value-type="float">
            <text:p>19</text:p>
          </table:table-cell>
          <table:table-cell table:formula="of:=IFERROR(FIND(&quot;_&quot;;[.$A637];1+[.D637]);LEN([.$A637]))" office:value-type="float" office:value="20" calcext:value-type="float">
            <text:p>20</text:p>
          </table:table-cell>
          <table:table-cell table:formula="of:=IFERROR(FIND(&quot;_&quot;;[.$A637];1+[.E637]);LEN([.$A637]))" office:value-type="float" office:value="21" calcext:value-type="float">
            <text:p>21</text:p>
          </table:table-cell>
          <table:table-cell table:formula="of:=[.C637]" office:value-type="float" office:value="11" calcext:value-type="float">
            <text:p>11</text:p>
          </table:table-cell>
          <table:table-cell table:formula="of:=LEFT([.A637];[.G637])" office:value-type="string" office:string-value="nhtsa_vpic_" calcext:value-type="string">
            <text:p>nhtsa_vpic_</text:p>
          </table:table-cell>
          <table:table-cell table:formula="of:=VLOOKUP([.H637];[$source.$C$2:$source.$F$48];4;0)" office:value-type="float" office:value="501" calcext:value-type="float">
            <text:p>501</text:p>
          </table:table-cell>
          <table:table-cell table:style-name="ce7" table:formula="of:=IF(RIGHT([.A637];6)=&quot;_X_X_X&quot;;3;IF(RIGHT([.A637];4)=&quot;_X_X&quot;;2;IF(RIGHT([.A63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lower</text:p>
          </table:table-cell>
          <table:table-cell table:number-columns-repeated="1011"/>
        </table:table-row>
        <table:table-row table:style-name="ro1">
          <table:table-cell table:formula="of:=COM.MICROSOFT.IFS(&#10;LEN([$preferred_name.A638])&gt;0;[$preferred_name.A638];&#10;LEN([$preferred_name.B638])&gt;0;[$preferred_name.B638]&#10;)" office:value-type="string" office:string-value="nhtsa_vpic_general___modelyear" calcext:value-type="string">
            <text:p>nhtsa_vpic_general___modelyear</text:p>
          </table:table-cell>
          <table:table-cell table:formula="of:=IFERROR(FIND(&quot;_&quot;;[.$A638];1);LEN([.$A638]))" office:value-type="float" office:value="6" calcext:value-type="float">
            <text:p>6</text:p>
          </table:table-cell>
          <table:table-cell table:formula="of:=IFERROR(FIND(&quot;_&quot;;[.$A638];1+[.B638]);LEN([.$A638]))" office:value-type="float" office:value="11" calcext:value-type="float">
            <text:p>11</text:p>
          </table:table-cell>
          <table:table-cell table:formula="of:=IFERROR(FIND(&quot;_&quot;;[.$A638];1+[.C638]);LEN([.$A638]))" office:value-type="float" office:value="19" calcext:value-type="float">
            <text:p>19</text:p>
          </table:table-cell>
          <table:table-cell table:formula="of:=IFERROR(FIND(&quot;_&quot;;[.$A638];1+[.D638]);LEN([.$A638]))" office:value-type="float" office:value="20" calcext:value-type="float">
            <text:p>20</text:p>
          </table:table-cell>
          <table:table-cell table:formula="of:=IFERROR(FIND(&quot;_&quot;;[.$A638];1+[.E638]);LEN([.$A638]))" office:value-type="float" office:value="21" calcext:value-type="float">
            <text:p>21</text:p>
          </table:table-cell>
          <table:table-cell table:formula="of:=[.C638]" office:value-type="float" office:value="11" calcext:value-type="float">
            <text:p>11</text:p>
          </table:table-cell>
          <table:table-cell table:formula="of:=LEFT([.A638];[.G638])" office:value-type="string" office:string-value="nhtsa_vpic_" calcext:value-type="string">
            <text:p>nhtsa_vpic_</text:p>
          </table:table-cell>
          <table:table-cell table:formula="of:=VLOOKUP([.H638];[$source.$C$2:$source.$F$48];4;0)" office:value-type="float" office:value="501" calcext:value-type="float">
            <text:p>501</text:p>
          </table:table-cell>
          <table:table-cell table:style-name="ce7" table:formula="of:=IF(RIGHT([.A638];6)=&quot;_X_X_X&quot;;3;IF(RIGHT([.A638];4)=&quot;_X_X&quot;;2;IF(RIGHT([.A63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39])&gt;0;[$preferred_name.A639];&#10;LEN([$preferred_name.B639])&gt;0;[$preferred_name.B639]&#10;)" office:value-type="string" office:string-value="nhtsa_vpic_exterior_motorcycle__motorcyclechassistype" calcext:value-type="string">
            <text:p>nhtsa_vpic_exterior_motorcycle__motorcyclechassistype</text:p>
          </table:table-cell>
          <table:table-cell table:formula="of:=IFERROR(FIND(&quot;_&quot;;[.$A639];1);LEN([.$A639]))" office:value-type="float" office:value="6" calcext:value-type="float">
            <text:p>6</text:p>
          </table:table-cell>
          <table:table-cell table:formula="of:=IFERROR(FIND(&quot;_&quot;;[.$A639];1+[.B639]);LEN([.$A639]))" office:value-type="float" office:value="11" calcext:value-type="float">
            <text:p>11</text:p>
          </table:table-cell>
          <table:table-cell table:formula="of:=IFERROR(FIND(&quot;_&quot;;[.$A639];1+[.C639]);LEN([.$A639]))" office:value-type="float" office:value="20" calcext:value-type="float">
            <text:p>20</text:p>
          </table:table-cell>
          <table:table-cell table:formula="of:=IFERROR(FIND(&quot;_&quot;;[.$A639];1+[.D639]);LEN([.$A639]))" office:value-type="float" office:value="31" calcext:value-type="float">
            <text:p>31</text:p>
          </table:table-cell>
          <table:table-cell table:formula="of:=IFERROR(FIND(&quot;_&quot;;[.$A639];1+[.E639]);LEN([.$A639]))" office:value-type="float" office:value="32" calcext:value-type="float">
            <text:p>32</text:p>
          </table:table-cell>
          <table:table-cell table:formula="of:=[.C639]" office:value-type="float" office:value="11" calcext:value-type="float">
            <text:p>11</text:p>
          </table:table-cell>
          <table:table-cell table:formula="of:=LEFT([.A639];[.G639])" office:value-type="string" office:string-value="nhtsa_vpic_" calcext:value-type="string">
            <text:p>nhtsa_vpic_</text:p>
          </table:table-cell>
          <table:table-cell table:formula="of:=VLOOKUP([.H639];[$source.$C$2:$source.$F$48];4;0)" office:value-type="float" office:value="501" calcext:value-type="float">
            <text:p>501</text:p>
          </table:table-cell>
          <table:table-cell table:style-name="ce7" table:formula="of:=IF(RIGHT([.A639];6)=&quot;_X_X_X&quot;;3;IF(RIGHT([.A639];4)=&quot;_X_X&quot;;2;IF(RIGHT([.A63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0])&gt;0;[$preferred_name.A640];&#10;LEN([$preferred_name.B640])&gt;0;[$preferred_name.B640]&#10;)" office:value-type="string" office:string-value="nhtsa_vpic_exterior_motorcycle__motorcyclesuspensiontype" calcext:value-type="string">
            <text:p>nhtsa_vpic_exterior_motorcycle__motorcyclesuspensiontype</text:p>
          </table:table-cell>
          <table:table-cell table:formula="of:=IFERROR(FIND(&quot;_&quot;;[.$A640];1);LEN([.$A640]))" office:value-type="float" office:value="6" calcext:value-type="float">
            <text:p>6</text:p>
          </table:table-cell>
          <table:table-cell table:formula="of:=IFERROR(FIND(&quot;_&quot;;[.$A640];1+[.B640]);LEN([.$A640]))" office:value-type="float" office:value="11" calcext:value-type="float">
            <text:p>11</text:p>
          </table:table-cell>
          <table:table-cell table:formula="of:=IFERROR(FIND(&quot;_&quot;;[.$A640];1+[.C640]);LEN([.$A640]))" office:value-type="float" office:value="20" calcext:value-type="float">
            <text:p>20</text:p>
          </table:table-cell>
          <table:table-cell table:formula="of:=IFERROR(FIND(&quot;_&quot;;[.$A640];1+[.D640]);LEN([.$A640]))" office:value-type="float" office:value="31" calcext:value-type="float">
            <text:p>31</text:p>
          </table:table-cell>
          <table:table-cell table:formula="of:=IFERROR(FIND(&quot;_&quot;;[.$A640];1+[.E640]);LEN([.$A640]))" office:value-type="float" office:value="32" calcext:value-type="float">
            <text:p>32</text:p>
          </table:table-cell>
          <table:table-cell table:formula="of:=[.C640]" office:value-type="float" office:value="11" calcext:value-type="float">
            <text:p>11</text:p>
          </table:table-cell>
          <table:table-cell table:formula="of:=LEFT([.A640];[.G640])" office:value-type="string" office:string-value="nhtsa_vpic_" calcext:value-type="string">
            <text:p>nhtsa_vpic_</text:p>
          </table:table-cell>
          <table:table-cell table:formula="of:=VLOOKUP([.H640];[$source.$C$2:$source.$F$48];4;0)" office:value-type="float" office:value="501" calcext:value-type="float">
            <text:p>501</text:p>
          </table:table-cell>
          <table:table-cell table:style-name="ce7" table:formula="of:=IF(RIGHT([.A640];6)=&quot;_X_X_X&quot;;3;IF(RIGHT([.A640];4)=&quot;_X_X&quot;;2;IF(RIGHT([.A64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1])&gt;0;[$preferred_name.A641];&#10;LEN([$preferred_name.B641])&gt;0;[$preferred_name.B641]&#10;)" office:value-type="string" office:string-value="nhtsa_vpic_general___nonlanduse" calcext:value-type="string">
            <text:p>nhtsa_vpic_general___nonlanduse</text:p>
          </table:table-cell>
          <table:table-cell table:formula="of:=IFERROR(FIND(&quot;_&quot;;[.$A641];1);LEN([.$A641]))" office:value-type="float" office:value="6" calcext:value-type="float">
            <text:p>6</text:p>
          </table:table-cell>
          <table:table-cell table:formula="of:=IFERROR(FIND(&quot;_&quot;;[.$A641];1+[.B641]);LEN([.$A641]))" office:value-type="float" office:value="11" calcext:value-type="float">
            <text:p>11</text:p>
          </table:table-cell>
          <table:table-cell table:formula="of:=IFERROR(FIND(&quot;_&quot;;[.$A641];1+[.C641]);LEN([.$A641]))" office:value-type="float" office:value="19" calcext:value-type="float">
            <text:p>19</text:p>
          </table:table-cell>
          <table:table-cell table:formula="of:=IFERROR(FIND(&quot;_&quot;;[.$A641];1+[.D641]);LEN([.$A641]))" office:value-type="float" office:value="20" calcext:value-type="float">
            <text:p>20</text:p>
          </table:table-cell>
          <table:table-cell table:formula="of:=IFERROR(FIND(&quot;_&quot;;[.$A641];1+[.E641]);LEN([.$A641]))" office:value-type="float" office:value="21" calcext:value-type="float">
            <text:p>21</text:p>
          </table:table-cell>
          <table:table-cell table:formula="of:=[.C641]" office:value-type="float" office:value="11" calcext:value-type="float">
            <text:p>11</text:p>
          </table:table-cell>
          <table:table-cell table:formula="of:=LEFT([.A641];[.G641])" office:value-type="string" office:string-value="nhtsa_vpic_" calcext:value-type="string">
            <text:p>nhtsa_vpic_</text:p>
          </table:table-cell>
          <table:table-cell table:formula="of:=VLOOKUP([.H641];[$source.$C$2:$source.$F$48];4;0)" office:value-type="float" office:value="501" calcext:value-type="float">
            <text:p>501</text:p>
          </table:table-cell>
          <table:table-cell table:style-name="ce7" table:formula="of:=IF(RIGHT([.A641];6)=&quot;_X_X_X&quot;;3;IF(RIGHT([.A641];4)=&quot;_X_X&quot;;2;IF(RIGHT([.A64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2])&gt;0;[$preferred_name.A642];&#10;LEN([$preferred_name.B642])&gt;0;[$preferred_name.B642]&#10;)" office:value-type="string" office:string-value="nhtsa_vpic_general___note" calcext:value-type="string">
            <text:p>nhtsa_vpic_general___note</text:p>
          </table:table-cell>
          <table:table-cell table:formula="of:=IFERROR(FIND(&quot;_&quot;;[.$A642];1);LEN([.$A642]))" office:value-type="float" office:value="6" calcext:value-type="float">
            <text:p>6</text:p>
          </table:table-cell>
          <table:table-cell table:formula="of:=IFERROR(FIND(&quot;_&quot;;[.$A642];1+[.B642]);LEN([.$A642]))" office:value-type="float" office:value="11" calcext:value-type="float">
            <text:p>11</text:p>
          </table:table-cell>
          <table:table-cell table:formula="of:=IFERROR(FIND(&quot;_&quot;;[.$A642];1+[.C642]);LEN([.$A642]))" office:value-type="float" office:value="19" calcext:value-type="float">
            <text:p>19</text:p>
          </table:table-cell>
          <table:table-cell table:formula="of:=IFERROR(FIND(&quot;_&quot;;[.$A642];1+[.D642]);LEN([.$A642]))" office:value-type="float" office:value="20" calcext:value-type="float">
            <text:p>20</text:p>
          </table:table-cell>
          <table:table-cell table:formula="of:=IFERROR(FIND(&quot;_&quot;;[.$A642];1+[.E642]);LEN([.$A642]))" office:value-type="float" office:value="21" calcext:value-type="float">
            <text:p>21</text:p>
          </table:table-cell>
          <table:table-cell table:formula="of:=[.C642]" office:value-type="float" office:value="11" calcext:value-type="float">
            <text:p>11</text:p>
          </table:table-cell>
          <table:table-cell table:formula="of:=LEFT([.A642];[.G642])" office:value-type="string" office:string-value="nhtsa_vpic_" calcext:value-type="string">
            <text:p>nhtsa_vpic_</text:p>
          </table:table-cell>
          <table:table-cell table:formula="of:=VLOOKUP([.H642];[$source.$C$2:$source.$F$48];4;0)" office:value-type="float" office:value="501" calcext:value-type="float">
            <text:p>501</text:p>
          </table:table-cell>
          <table:table-cell table:style-name="ce7" table:formula="of:=IF(RIGHT([.A642];6)=&quot;_X_X_X&quot;;3;IF(RIGHT([.A642];4)=&quot;_X_X&quot;;2;IF(RIGHT([.A64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43])&gt;0;[$preferred_name.A643];&#10;LEN([$preferred_name.B643])&gt;0;[$preferred_name.B643]&#10;)" office:value-type="string" office:string-value="nhtsa_vpic_exterior_bus__otherbusinfo" calcext:value-type="string">
            <text:p>nhtsa_vpic_exterior_bus__otherbusinfo</text:p>
          </table:table-cell>
          <table:table-cell table:formula="of:=IFERROR(FIND(&quot;_&quot;;[.$A643];1);LEN([.$A643]))" office:value-type="float" office:value="6" calcext:value-type="float">
            <text:p>6</text:p>
          </table:table-cell>
          <table:table-cell table:formula="of:=IFERROR(FIND(&quot;_&quot;;[.$A643];1+[.B643]);LEN([.$A643]))" office:value-type="float" office:value="11" calcext:value-type="float">
            <text:p>11</text:p>
          </table:table-cell>
          <table:table-cell table:formula="of:=IFERROR(FIND(&quot;_&quot;;[.$A643];1+[.C643]);LEN([.$A643]))" office:value-type="float" office:value="20" calcext:value-type="float">
            <text:p>20</text:p>
          </table:table-cell>
          <table:table-cell table:formula="of:=IFERROR(FIND(&quot;_&quot;;[.$A643];1+[.D643]);LEN([.$A643]))" office:value-type="float" office:value="24" calcext:value-type="float">
            <text:p>24</text:p>
          </table:table-cell>
          <table:table-cell table:formula="of:=IFERROR(FIND(&quot;_&quot;;[.$A643];1+[.E643]);LEN([.$A643]))" office:value-type="float" office:value="25" calcext:value-type="float">
            <text:p>25</text:p>
          </table:table-cell>
          <table:table-cell table:formula="of:=[.C643]" office:value-type="float" office:value="11" calcext:value-type="float">
            <text:p>11</text:p>
          </table:table-cell>
          <table:table-cell table:formula="of:=LEFT([.A643];[.G643])" office:value-type="string" office:string-value="nhtsa_vpic_" calcext:value-type="string">
            <text:p>nhtsa_vpic_</text:p>
          </table:table-cell>
          <table:table-cell table:formula="of:=VLOOKUP([.H643];[$source.$C$2:$source.$F$48];4;0)" office:value-type="float" office:value="501" calcext:value-type="float">
            <text:p>501</text:p>
          </table:table-cell>
          <table:table-cell table:style-name="ce7" table:formula="of:=IF(RIGHT([.A643];6)=&quot;_X_X_X&quot;;3;IF(RIGHT([.A643];4)=&quot;_X_X&quot;;2;IF(RIGHT([.A64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4])&gt;0;[$preferred_name.A644];&#10;LEN([$preferred_name.B644])&gt;0;[$preferred_name.B644]&#10;)" office:value-type="string" office:string-value="nhtsa_vpic_engine___otherengineinfo" calcext:value-type="string">
            <text:p>nhtsa_vpic_engine___otherengineinfo</text:p>
          </table:table-cell>
          <table:table-cell table:formula="of:=IFERROR(FIND(&quot;_&quot;;[.$A644];1);LEN([.$A644]))" office:value-type="float" office:value="6" calcext:value-type="float">
            <text:p>6</text:p>
          </table:table-cell>
          <table:table-cell table:formula="of:=IFERROR(FIND(&quot;_&quot;;[.$A644];1+[.B644]);LEN([.$A644]))" office:value-type="float" office:value="11" calcext:value-type="float">
            <text:p>11</text:p>
          </table:table-cell>
          <table:table-cell table:formula="of:=IFERROR(FIND(&quot;_&quot;;[.$A644];1+[.C644]);LEN([.$A644]))" office:value-type="float" office:value="18" calcext:value-type="float">
            <text:p>18</text:p>
          </table:table-cell>
          <table:table-cell table:formula="of:=IFERROR(FIND(&quot;_&quot;;[.$A644];1+[.D644]);LEN([.$A644]))" office:value-type="float" office:value="19" calcext:value-type="float">
            <text:p>19</text:p>
          </table:table-cell>
          <table:table-cell table:formula="of:=IFERROR(FIND(&quot;_&quot;;[.$A644];1+[.E644]);LEN([.$A644]))" office:value-type="float" office:value="20" calcext:value-type="float">
            <text:p>20</text:p>
          </table:table-cell>
          <table:table-cell table:formula="of:=[.C644]" office:value-type="float" office:value="11" calcext:value-type="float">
            <text:p>11</text:p>
          </table:table-cell>
          <table:table-cell table:formula="of:=LEFT([.A644];[.G644])" office:value-type="string" office:string-value="nhtsa_vpic_" calcext:value-type="string">
            <text:p>nhtsa_vpic_</text:p>
          </table:table-cell>
          <table:table-cell table:formula="of:=VLOOKUP([.H644];[$source.$C$2:$source.$F$48];4;0)" office:value-type="float" office:value="501" calcext:value-type="float">
            <text:p>501</text:p>
          </table:table-cell>
          <table:table-cell table:style-name="ce7" table:formula="of:=IF(RIGHT([.A644];6)=&quot;_X_X_X&quot;;3;IF(RIGHT([.A644];4)=&quot;_X_X&quot;;2;IF(RIGHT([.A64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45])&gt;0;[$preferred_name.A645];&#10;LEN([$preferred_name.B645])&gt;0;[$preferred_name.B645]&#10;)" office:value-type="string" office:string-value="nhtsa_vpic_exterior_motorcycle__othermotorcycleinfo" calcext:value-type="string">
            <text:p>nhtsa_vpic_exterior_motorcycle__othermotorcycleinfo</text:p>
          </table:table-cell>
          <table:table-cell table:formula="of:=IFERROR(FIND(&quot;_&quot;;[.$A645];1);LEN([.$A645]))" office:value-type="float" office:value="6" calcext:value-type="float">
            <text:p>6</text:p>
          </table:table-cell>
          <table:table-cell table:formula="of:=IFERROR(FIND(&quot;_&quot;;[.$A645];1+[.B645]);LEN([.$A645]))" office:value-type="float" office:value="11" calcext:value-type="float">
            <text:p>11</text:p>
          </table:table-cell>
          <table:table-cell table:formula="of:=IFERROR(FIND(&quot;_&quot;;[.$A645];1+[.C645]);LEN([.$A645]))" office:value-type="float" office:value="20" calcext:value-type="float">
            <text:p>20</text:p>
          </table:table-cell>
          <table:table-cell table:formula="of:=IFERROR(FIND(&quot;_&quot;;[.$A645];1+[.D645]);LEN([.$A645]))" office:value-type="float" office:value="31" calcext:value-type="float">
            <text:p>31</text:p>
          </table:table-cell>
          <table:table-cell table:formula="of:=IFERROR(FIND(&quot;_&quot;;[.$A645];1+[.E645]);LEN([.$A645]))" office:value-type="float" office:value="32" calcext:value-type="float">
            <text:p>32</text:p>
          </table:table-cell>
          <table:table-cell table:formula="of:=[.C645]" office:value-type="float" office:value="11" calcext:value-type="float">
            <text:p>11</text:p>
          </table:table-cell>
          <table:table-cell table:formula="of:=LEFT([.A645];[.G645])" office:value-type="string" office:string-value="nhtsa_vpic_" calcext:value-type="string">
            <text:p>nhtsa_vpic_</text:p>
          </table:table-cell>
          <table:table-cell table:formula="of:=VLOOKUP([.H645];[$source.$C$2:$source.$F$48];4;0)" office:value-type="float" office:value="501" calcext:value-type="float">
            <text:p>501</text:p>
          </table:table-cell>
          <table:table-cell table:style-name="ce7" table:formula="of:=IF(RIGHT([.A645];6)=&quot;_X_X_X&quot;;3;IF(RIGHT([.A645];4)=&quot;_X_X&quot;;2;IF(RIGHT([.A64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6])&gt;0;[$preferred_name.A646];&#10;LEN([$preferred_name.B646])&gt;0;[$preferred_name.B646]&#10;)" office:value-type="string" office:string-value="nhtsa_vpic_passivesafetysystem___otherrestraintsysteminfo" calcext:value-type="string">
            <text:p>nhtsa_vpic_passivesafetysystem___otherrestraintsysteminfo</text:p>
          </table:table-cell>
          <table:table-cell table:formula="of:=IFERROR(FIND(&quot;_&quot;;[.$A646];1);LEN([.$A646]))" office:value-type="float" office:value="6" calcext:value-type="float">
            <text:p>6</text:p>
          </table:table-cell>
          <table:table-cell table:formula="of:=IFERROR(FIND(&quot;_&quot;;[.$A646];1+[.B646]);LEN([.$A646]))" office:value-type="float" office:value="11" calcext:value-type="float">
            <text:p>11</text:p>
          </table:table-cell>
          <table:table-cell table:formula="of:=IFERROR(FIND(&quot;_&quot;;[.$A646];1+[.C646]);LEN([.$A646]))" office:value-type="float" office:value="31" calcext:value-type="float">
            <text:p>31</text:p>
          </table:table-cell>
          <table:table-cell table:formula="of:=IFERROR(FIND(&quot;_&quot;;[.$A646];1+[.D646]);LEN([.$A646]))" office:value-type="float" office:value="32" calcext:value-type="float">
            <text:p>32</text:p>
          </table:table-cell>
          <table:table-cell table:formula="of:=IFERROR(FIND(&quot;_&quot;;[.$A646];1+[.E646]);LEN([.$A646]))" office:value-type="float" office:value="33" calcext:value-type="float">
            <text:p>33</text:p>
          </table:table-cell>
          <table:table-cell table:formula="of:=[.C646]" office:value-type="float" office:value="11" calcext:value-type="float">
            <text:p>11</text:p>
          </table:table-cell>
          <table:table-cell table:formula="of:=LEFT([.A646];[.G646])" office:value-type="string" office:string-value="nhtsa_vpic_" calcext:value-type="string">
            <text:p>nhtsa_vpic_</text:p>
          </table:table-cell>
          <table:table-cell table:formula="of:=VLOOKUP([.H646];[$source.$C$2:$source.$F$48];4;0)" office:value-type="float" office:value="501" calcext:value-type="float">
            <text:p>501</text:p>
          </table:table-cell>
          <table:table-cell table:style-name="ce7" table:formula="of:=IF(RIGHT([.A646];6)=&quot;_X_X_X&quot;;3;IF(RIGHT([.A646];4)=&quot;_X_X&quot;;2;IF(RIGHT([.A64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47])&gt;0;[$preferred_name.A647];&#10;LEN([$preferred_name.B647])&gt;0;[$preferred_name.B647]&#10;)" office:value-type="string" office:string-value="nhtsa_vpic_exterior_trailer__othertrailerinfo" calcext:value-type="string">
            <text:p>nhtsa_vpic_exterior_trailer__othertrailerinfo</text:p>
          </table:table-cell>
          <table:table-cell table:formula="of:=IFERROR(FIND(&quot;_&quot;;[.$A647];1);LEN([.$A647]))" office:value-type="float" office:value="6" calcext:value-type="float">
            <text:p>6</text:p>
          </table:table-cell>
          <table:table-cell table:formula="of:=IFERROR(FIND(&quot;_&quot;;[.$A647];1+[.B647]);LEN([.$A647]))" office:value-type="float" office:value="11" calcext:value-type="float">
            <text:p>11</text:p>
          </table:table-cell>
          <table:table-cell table:formula="of:=IFERROR(FIND(&quot;_&quot;;[.$A647];1+[.C647]);LEN([.$A647]))" office:value-type="float" office:value="20" calcext:value-type="float">
            <text:p>20</text:p>
          </table:table-cell>
          <table:table-cell table:formula="of:=IFERROR(FIND(&quot;_&quot;;[.$A647];1+[.D647]);LEN([.$A647]))" office:value-type="float" office:value="28" calcext:value-type="float">
            <text:p>28</text:p>
          </table:table-cell>
          <table:table-cell table:formula="of:=IFERROR(FIND(&quot;_&quot;;[.$A647];1+[.E647]);LEN([.$A647]))" office:value-type="float" office:value="29" calcext:value-type="float">
            <text:p>29</text:p>
          </table:table-cell>
          <table:table-cell table:formula="of:=[.C647]" office:value-type="float" office:value="11" calcext:value-type="float">
            <text:p>11</text:p>
          </table:table-cell>
          <table:table-cell table:formula="of:=LEFT([.A647];[.G647])" office:value-type="string" office:string-value="nhtsa_vpic_" calcext:value-type="string">
            <text:p>nhtsa_vpic_</text:p>
          </table:table-cell>
          <table:table-cell table:formula="of:=VLOOKUP([.H647];[$source.$C$2:$source.$F$48];4;0)" office:value-type="float" office:value="501" calcext:value-type="float">
            <text:p>501</text:p>
          </table:table-cell>
          <table:table-cell table:style-name="ce7" table:formula="of:=IF(RIGHT([.A647];6)=&quot;_X_X_X&quot;;3;IF(RIGHT([.A647];4)=&quot;_X_X&quot;;2;IF(RIGHT([.A64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48])&gt;0;[$preferred_name.A648];&#10;LEN([$preferred_name.B648])&gt;0;[$preferred_name.B648]&#10;)" office:value-type="string" office:string-value="nhtsa_vpic_activesafetysystem_backingupandparking__parkassist" calcext:value-type="string">
            <text:p>nhtsa_vpic_activesafetysystem_backingupandparking__parkassist</text:p>
          </table:table-cell>
          <table:table-cell table:formula="of:=IFERROR(FIND(&quot;_&quot;;[.$A648];1);LEN([.$A648]))" office:value-type="float" office:value="6" calcext:value-type="float">
            <text:p>6</text:p>
          </table:table-cell>
          <table:table-cell table:formula="of:=IFERROR(FIND(&quot;_&quot;;[.$A648];1+[.B648]);LEN([.$A648]))" office:value-type="float" office:value="11" calcext:value-type="float">
            <text:p>11</text:p>
          </table:table-cell>
          <table:table-cell table:formula="of:=IFERROR(FIND(&quot;_&quot;;[.$A648];1+[.C648]);LEN([.$A648]))" office:value-type="float" office:value="30" calcext:value-type="float">
            <text:p>30</text:p>
          </table:table-cell>
          <table:table-cell table:formula="of:=IFERROR(FIND(&quot;_&quot;;[.$A648];1+[.D648]);LEN([.$A648]))" office:value-type="float" office:value="50" calcext:value-type="float">
            <text:p>50</text:p>
          </table:table-cell>
          <table:table-cell table:formula="of:=IFERROR(FIND(&quot;_&quot;;[.$A648];1+[.E648]);LEN([.$A648]))" office:value-type="float" office:value="51" calcext:value-type="float">
            <text:p>51</text:p>
          </table:table-cell>
          <table:table-cell table:formula="of:=[.C648]" office:value-type="float" office:value="11" calcext:value-type="float">
            <text:p>11</text:p>
          </table:table-cell>
          <table:table-cell table:formula="of:=LEFT([.A648];[.G648])" office:value-type="string" office:string-value="nhtsa_vpic_" calcext:value-type="string">
            <text:p>nhtsa_vpic_</text:p>
          </table:table-cell>
          <table:table-cell table:formula="of:=VLOOKUP([.H648];[$source.$C$2:$source.$F$48];4;0)" office:value-type="float" office:value="501" calcext:value-type="float">
            <text:p>501</text:p>
          </table:table-cell>
          <table:table-cell table:style-name="ce7" table:formula="of:=IF(RIGHT([.A648];6)=&quot;_X_X_X&quot;;3;IF(RIGHT([.A648];4)=&quot;_X_X&quot;;2;IF(RIGHT([.A64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49])&gt;0;[$preferred_name.A649];&#10;LEN([$preferred_name.B649])&gt;0;[$preferred_name.B649]&#10;)" office:value-type="string" office:string-value="nhtsa_vpic_activesafetysystem_forwardcollisionprevention__pedestrianautomaticemergencybraking" calcext:value-type="string">
            <text:p>nhtsa_vpic_activesafetysystem_forwardcollisionprevention__pedestrianautomaticemergencybraking</text:p>
          </table:table-cell>
          <table:table-cell table:formula="of:=IFERROR(FIND(&quot;_&quot;;[.$A649];1);LEN([.$A649]))" office:value-type="float" office:value="6" calcext:value-type="float">
            <text:p>6</text:p>
          </table:table-cell>
          <table:table-cell table:formula="of:=IFERROR(FIND(&quot;_&quot;;[.$A649];1+[.B649]);LEN([.$A649]))" office:value-type="float" office:value="11" calcext:value-type="float">
            <text:p>11</text:p>
          </table:table-cell>
          <table:table-cell table:formula="of:=IFERROR(FIND(&quot;_&quot;;[.$A649];1+[.C649]);LEN([.$A649]))" office:value-type="float" office:value="30" calcext:value-type="float">
            <text:p>30</text:p>
          </table:table-cell>
          <table:table-cell table:formula="of:=IFERROR(FIND(&quot;_&quot;;[.$A649];1+[.D649]);LEN([.$A649]))" office:value-type="float" office:value="57" calcext:value-type="float">
            <text:p>57</text:p>
          </table:table-cell>
          <table:table-cell table:formula="of:=IFERROR(FIND(&quot;_&quot;;[.$A649];1+[.E649]);LEN([.$A649]))" office:value-type="float" office:value="58" calcext:value-type="float">
            <text:p>58</text:p>
          </table:table-cell>
          <table:table-cell table:formula="of:=[.C649]" office:value-type="float" office:value="11" calcext:value-type="float">
            <text:p>11</text:p>
          </table:table-cell>
          <table:table-cell table:formula="of:=LEFT([.A649];[.G649])" office:value-type="string" office:string-value="nhtsa_vpic_" calcext:value-type="string">
            <text:p>nhtsa_vpic_</text:p>
          </table:table-cell>
          <table:table-cell table:formula="of:=VLOOKUP([.H649];[$source.$C$2:$source.$F$48];4;0)" office:value-type="float" office:value="501" calcext:value-type="float">
            <text:p>501</text:p>
          </table:table-cell>
          <table:table-cell table:style-name="ce7" table:formula="of:=IF(RIGHT([.A649];6)=&quot;_X_X_X&quot;;3;IF(RIGHT([.A649];4)=&quot;_X_X&quot;;2;IF(RIGHT([.A64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0])&gt;0;[$preferred_name.A650];&#10;LEN([$preferred_name.B650])&gt;0;[$preferred_name.B650]&#10;)" office:value-type="string" office:string-value="nhtsa_vpic_general___plantcity" calcext:value-type="string">
            <text:p>nhtsa_vpic_general___plantcity</text:p>
          </table:table-cell>
          <table:table-cell table:formula="of:=IFERROR(FIND(&quot;_&quot;;[.$A650];1);LEN([.$A650]))" office:value-type="float" office:value="6" calcext:value-type="float">
            <text:p>6</text:p>
          </table:table-cell>
          <table:table-cell table:formula="of:=IFERROR(FIND(&quot;_&quot;;[.$A650];1+[.B650]);LEN([.$A650]))" office:value-type="float" office:value="11" calcext:value-type="float">
            <text:p>11</text:p>
          </table:table-cell>
          <table:table-cell table:formula="of:=IFERROR(FIND(&quot;_&quot;;[.$A650];1+[.C650]);LEN([.$A650]))" office:value-type="float" office:value="19" calcext:value-type="float">
            <text:p>19</text:p>
          </table:table-cell>
          <table:table-cell table:formula="of:=IFERROR(FIND(&quot;_&quot;;[.$A650];1+[.D650]);LEN([.$A650]))" office:value-type="float" office:value="20" calcext:value-type="float">
            <text:p>20</text:p>
          </table:table-cell>
          <table:table-cell table:formula="of:=IFERROR(FIND(&quot;_&quot;;[.$A650];1+[.E650]);LEN([.$A650]))" office:value-type="float" office:value="21" calcext:value-type="float">
            <text:p>21</text:p>
          </table:table-cell>
          <table:table-cell table:formula="of:=[.C650]" office:value-type="float" office:value="11" calcext:value-type="float">
            <text:p>11</text:p>
          </table:table-cell>
          <table:table-cell table:formula="of:=LEFT([.A650];[.G650])" office:value-type="string" office:string-value="nhtsa_vpic_" calcext:value-type="string">
            <text:p>nhtsa_vpic_</text:p>
          </table:table-cell>
          <table:table-cell table:formula="of:=VLOOKUP([.H650];[$source.$C$2:$source.$F$48];4;0)" office:value-type="float" office:value="501" calcext:value-type="float">
            <text:p>501</text:p>
          </table:table-cell>
          <table:table-cell table:style-name="ce7" table:formula="of:=IF(RIGHT([.A650];6)=&quot;_X_X_X&quot;;3;IF(RIGHT([.A650];4)=&quot;_X_X&quot;;2;IF(RIGHT([.A65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1])&gt;0;[$preferred_name.A651];&#10;LEN([$preferred_name.B651])&gt;0;[$preferred_name.B651]&#10;)" office:value-type="string" office:string-value="nhtsa_vpic_general___plantcompanyname" calcext:value-type="string">
            <text:p>nhtsa_vpic_general___plantcompanyname</text:p>
          </table:table-cell>
          <table:table-cell table:formula="of:=IFERROR(FIND(&quot;_&quot;;[.$A651];1);LEN([.$A651]))" office:value-type="float" office:value="6" calcext:value-type="float">
            <text:p>6</text:p>
          </table:table-cell>
          <table:table-cell table:formula="of:=IFERROR(FIND(&quot;_&quot;;[.$A651];1+[.B651]);LEN([.$A651]))" office:value-type="float" office:value="11" calcext:value-type="float">
            <text:p>11</text:p>
          </table:table-cell>
          <table:table-cell table:formula="of:=IFERROR(FIND(&quot;_&quot;;[.$A651];1+[.C651]);LEN([.$A651]))" office:value-type="float" office:value="19" calcext:value-type="float">
            <text:p>19</text:p>
          </table:table-cell>
          <table:table-cell table:formula="of:=IFERROR(FIND(&quot;_&quot;;[.$A651];1+[.D651]);LEN([.$A651]))" office:value-type="float" office:value="20" calcext:value-type="float">
            <text:p>20</text:p>
          </table:table-cell>
          <table:table-cell table:formula="of:=IFERROR(FIND(&quot;_&quot;;[.$A651];1+[.E651]);LEN([.$A651]))" office:value-type="float" office:value="21" calcext:value-type="float">
            <text:p>21</text:p>
          </table:table-cell>
          <table:table-cell table:formula="of:=[.C651]" office:value-type="float" office:value="11" calcext:value-type="float">
            <text:p>11</text:p>
          </table:table-cell>
          <table:table-cell table:formula="of:=LEFT([.A651];[.G651])" office:value-type="string" office:string-value="nhtsa_vpic_" calcext:value-type="string">
            <text:p>nhtsa_vpic_</text:p>
          </table:table-cell>
          <table:table-cell table:formula="of:=VLOOKUP([.H651];[$source.$C$2:$source.$F$48];4;0)" office:value-type="float" office:value="501" calcext:value-type="float">
            <text:p>501</text:p>
          </table:table-cell>
          <table:table-cell table:style-name="ce7" table:formula="of:=IF(RIGHT([.A651];6)=&quot;_X_X_X&quot;;3;IF(RIGHT([.A651];4)=&quot;_X_X&quot;;2;IF(RIGHT([.A65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2])&gt;0;[$preferred_name.A652];&#10;LEN([$preferred_name.B652])&gt;0;[$preferred_name.B652]&#10;)" office:value-type="string" office:string-value="nhtsa_vpic_general___plantcountry" calcext:value-type="string">
            <text:p>nhtsa_vpic_general___plantcountry</text:p>
          </table:table-cell>
          <table:table-cell table:formula="of:=IFERROR(FIND(&quot;_&quot;;[.$A652];1);LEN([.$A652]))" office:value-type="float" office:value="6" calcext:value-type="float">
            <text:p>6</text:p>
          </table:table-cell>
          <table:table-cell table:formula="of:=IFERROR(FIND(&quot;_&quot;;[.$A652];1+[.B652]);LEN([.$A652]))" office:value-type="float" office:value="11" calcext:value-type="float">
            <text:p>11</text:p>
          </table:table-cell>
          <table:table-cell table:formula="of:=IFERROR(FIND(&quot;_&quot;;[.$A652];1+[.C652]);LEN([.$A652]))" office:value-type="float" office:value="19" calcext:value-type="float">
            <text:p>19</text:p>
          </table:table-cell>
          <table:table-cell table:formula="of:=IFERROR(FIND(&quot;_&quot;;[.$A652];1+[.D652]);LEN([.$A652]))" office:value-type="float" office:value="20" calcext:value-type="float">
            <text:p>20</text:p>
          </table:table-cell>
          <table:table-cell table:formula="of:=IFERROR(FIND(&quot;_&quot;;[.$A652];1+[.E652]);LEN([.$A652]))" office:value-type="float" office:value="21" calcext:value-type="float">
            <text:p>21</text:p>
          </table:table-cell>
          <table:table-cell table:formula="of:=[.C652]" office:value-type="float" office:value="11" calcext:value-type="float">
            <text:p>11</text:p>
          </table:table-cell>
          <table:table-cell table:formula="of:=LEFT([.A652];[.G652])" office:value-type="string" office:string-value="nhtsa_vpic_" calcext:value-type="string">
            <text:p>nhtsa_vpic_</text:p>
          </table:table-cell>
          <table:table-cell table:formula="of:=VLOOKUP([.H652];[$source.$C$2:$source.$F$48];4;0)" office:value-type="float" office:value="501" calcext:value-type="float">
            <text:p>501</text:p>
          </table:table-cell>
          <table:table-cell table:style-name="ce7" table:formula="of:=IF(RIGHT([.A652];6)=&quot;_X_X_X&quot;;3;IF(RIGHT([.A652];4)=&quot;_X_X&quot;;2;IF(RIGHT([.A65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3])&gt;0;[$preferred_name.A653];&#10;LEN([$preferred_name.B653])&gt;0;[$preferred_name.B653]&#10;)" office:value-type="string" office:string-value="nhtsa_vpic_general___plantstate" calcext:value-type="string">
            <text:p>nhtsa_vpic_general___plantstate</text:p>
          </table:table-cell>
          <table:table-cell table:formula="of:=IFERROR(FIND(&quot;_&quot;;[.$A653];1);LEN([.$A653]))" office:value-type="float" office:value="6" calcext:value-type="float">
            <text:p>6</text:p>
          </table:table-cell>
          <table:table-cell table:formula="of:=IFERROR(FIND(&quot;_&quot;;[.$A653];1+[.B653]);LEN([.$A653]))" office:value-type="float" office:value="11" calcext:value-type="float">
            <text:p>11</text:p>
          </table:table-cell>
          <table:table-cell table:formula="of:=IFERROR(FIND(&quot;_&quot;;[.$A653];1+[.C653]);LEN([.$A653]))" office:value-type="float" office:value="19" calcext:value-type="float">
            <text:p>19</text:p>
          </table:table-cell>
          <table:table-cell table:formula="of:=IFERROR(FIND(&quot;_&quot;;[.$A653];1+[.D653]);LEN([.$A653]))" office:value-type="float" office:value="20" calcext:value-type="float">
            <text:p>20</text:p>
          </table:table-cell>
          <table:table-cell table:formula="of:=IFERROR(FIND(&quot;_&quot;;[.$A653];1+[.E653]);LEN([.$A653]))" office:value-type="float" office:value="21" calcext:value-type="float">
            <text:p>21</text:p>
          </table:table-cell>
          <table:table-cell table:formula="of:=[.C653]" office:value-type="float" office:value="11" calcext:value-type="float">
            <text:p>11</text:p>
          </table:table-cell>
          <table:table-cell table:formula="of:=LEFT([.A653];[.G653])" office:value-type="string" office:string-value="nhtsa_vpic_" calcext:value-type="string">
            <text:p>nhtsa_vpic_</text:p>
          </table:table-cell>
          <table:table-cell table:formula="of:=VLOOKUP([.H653];[$source.$C$2:$source.$F$48];4;0)" office:value-type="float" office:value="501" calcext:value-type="float">
            <text:p>501</text:p>
          </table:table-cell>
          <table:table-cell table:style-name="ce7" table:formula="of:=IF(RIGHT([.A653];6)=&quot;_X_X_X&quot;;3;IF(RIGHT([.A653];4)=&quot;_X_X&quot;;2;IF(RIGHT([.A6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4])&gt;0;[$preferred_name.A654];&#10;LEN([$preferred_name.B654])&gt;0;[$preferred_name.B654]&#10;)" office:value-type="string" office:string-value="nhtsa_vpic_passivesafetysystem___pretensioner" calcext:value-type="string">
            <text:p>nhtsa_vpic_passivesafetysystem___pretensioner</text:p>
          </table:table-cell>
          <table:table-cell table:formula="of:=IFERROR(FIND(&quot;_&quot;;[.$A654];1);LEN([.$A654]))" office:value-type="float" office:value="6" calcext:value-type="float">
            <text:p>6</text:p>
          </table:table-cell>
          <table:table-cell table:formula="of:=IFERROR(FIND(&quot;_&quot;;[.$A654];1+[.B654]);LEN([.$A654]))" office:value-type="float" office:value="11" calcext:value-type="float">
            <text:p>11</text:p>
          </table:table-cell>
          <table:table-cell table:formula="of:=IFERROR(FIND(&quot;_&quot;;[.$A654];1+[.C654]);LEN([.$A654]))" office:value-type="float" office:value="31" calcext:value-type="float">
            <text:p>31</text:p>
          </table:table-cell>
          <table:table-cell table:formula="of:=IFERROR(FIND(&quot;_&quot;;[.$A654];1+[.D654]);LEN([.$A654]))" office:value-type="float" office:value="32" calcext:value-type="float">
            <text:p>32</text:p>
          </table:table-cell>
          <table:table-cell table:formula="of:=IFERROR(FIND(&quot;_&quot;;[.$A654];1+[.E654]);LEN([.$A654]))" office:value-type="float" office:value="33" calcext:value-type="float">
            <text:p>33</text:p>
          </table:table-cell>
          <table:table-cell table:formula="of:=[.C654]" office:value-type="float" office:value="11" calcext:value-type="float">
            <text:p>11</text:p>
          </table:table-cell>
          <table:table-cell table:formula="of:=LEFT([.A654];[.G654])" office:value-type="string" office:string-value="nhtsa_vpic_" calcext:value-type="string">
            <text:p>nhtsa_vpic_</text:p>
          </table:table-cell>
          <table:table-cell table:formula="of:=VLOOKUP([.H654];[$source.$C$2:$source.$F$48];4;0)" office:value-type="float" office:value="501" calcext:value-type="float">
            <text:p>501</text:p>
          </table:table-cell>
          <table:table-cell table:style-name="ce7" table:formula="of:=IF(RIGHT([.A654];6)=&quot;_X_X_X&quot;;3;IF(RIGHT([.A654];4)=&quot;_X_X&quot;;2;IF(RIGHT([.A65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YesNo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655])&gt;0;[$preferred_name.A655];&#10;LEN([$preferred_name.B655])&gt;0;[$preferred_name.B655]&#10;)" office:value-type="string" office:string-value="nhtsa_vpic_activesafetysystem_backingupandparking__rearautomaticemergencybraking" calcext:value-type="string">
            <text:p>nhtsa_vpic_activesafetysystem_backingupandparking__rearautomaticemergencybraking</text:p>
          </table:table-cell>
          <table:table-cell table:formula="of:=IFERROR(FIND(&quot;_&quot;;[.$A655];1);LEN([.$A655]))" office:value-type="float" office:value="6" calcext:value-type="float">
            <text:p>6</text:p>
          </table:table-cell>
          <table:table-cell table:formula="of:=IFERROR(FIND(&quot;_&quot;;[.$A655];1+[.B655]);LEN([.$A655]))" office:value-type="float" office:value="11" calcext:value-type="float">
            <text:p>11</text:p>
          </table:table-cell>
          <table:table-cell table:formula="of:=IFERROR(FIND(&quot;_&quot;;[.$A655];1+[.C655]);LEN([.$A655]))" office:value-type="float" office:value="30" calcext:value-type="float">
            <text:p>30</text:p>
          </table:table-cell>
          <table:table-cell table:formula="of:=IFERROR(FIND(&quot;_&quot;;[.$A655];1+[.D655]);LEN([.$A655]))" office:value-type="float" office:value="50" calcext:value-type="float">
            <text:p>50</text:p>
          </table:table-cell>
          <table:table-cell table:formula="of:=IFERROR(FIND(&quot;_&quot;;[.$A655];1+[.E655]);LEN([.$A655]))" office:value-type="float" office:value="51" calcext:value-type="float">
            <text:p>51</text:p>
          </table:table-cell>
          <table:table-cell table:formula="of:=[.C655]" office:value-type="float" office:value="11" calcext:value-type="float">
            <text:p>11</text:p>
          </table:table-cell>
          <table:table-cell table:formula="of:=LEFT([.A655];[.G655])" office:value-type="string" office:string-value="nhtsa_vpic_" calcext:value-type="string">
            <text:p>nhtsa_vpic_</text:p>
          </table:table-cell>
          <table:table-cell table:formula="of:=VLOOKUP([.H655];[$source.$C$2:$source.$F$48];4;0)" office:value-type="float" office:value="501" calcext:value-type="float">
            <text:p>501</text:p>
          </table:table-cell>
          <table:table-cell table:style-name="ce7" table:formula="of:=IF(RIGHT([.A655];6)=&quot;_X_X_X&quot;;3;IF(RIGHT([.A655];4)=&quot;_X_X&quot;;2;IF(RIGHT([.A65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56])&gt;0;[$preferred_name.A656];&#10;LEN([$preferred_name.B656])&gt;0;[$preferred_name.B656]&#10;)" office:value-type="string" office:string-value="nhtsa_vpic_activesafetysystem_backingupandparking__rearcrosstrafficalert" calcext:value-type="string">
            <text:p>nhtsa_vpic_activesafetysystem_backingupandparking__rearcrosstrafficalert</text:p>
          </table:table-cell>
          <table:table-cell table:formula="of:=IFERROR(FIND(&quot;_&quot;;[.$A656];1);LEN([.$A656]))" office:value-type="float" office:value="6" calcext:value-type="float">
            <text:p>6</text:p>
          </table:table-cell>
          <table:table-cell table:formula="of:=IFERROR(FIND(&quot;_&quot;;[.$A656];1+[.B656]);LEN([.$A656]))" office:value-type="float" office:value="11" calcext:value-type="float">
            <text:p>11</text:p>
          </table:table-cell>
          <table:table-cell table:formula="of:=IFERROR(FIND(&quot;_&quot;;[.$A656];1+[.C656]);LEN([.$A656]))" office:value-type="float" office:value="30" calcext:value-type="float">
            <text:p>30</text:p>
          </table:table-cell>
          <table:table-cell table:formula="of:=IFERROR(FIND(&quot;_&quot;;[.$A656];1+[.D656]);LEN([.$A656]))" office:value-type="float" office:value="50" calcext:value-type="float">
            <text:p>50</text:p>
          </table:table-cell>
          <table:table-cell table:formula="of:=IFERROR(FIND(&quot;_&quot;;[.$A656];1+[.E656]);LEN([.$A656]))" office:value-type="float" office:value="51" calcext:value-type="float">
            <text:p>51</text:p>
          </table:table-cell>
          <table:table-cell table:formula="of:=[.C656]" office:value-type="float" office:value="11" calcext:value-type="float">
            <text:p>11</text:p>
          </table:table-cell>
          <table:table-cell table:formula="of:=LEFT([.A656];[.G656])" office:value-type="string" office:string-value="nhtsa_vpic_" calcext:value-type="string">
            <text:p>nhtsa_vpic_</text:p>
          </table:table-cell>
          <table:table-cell table:formula="of:=VLOOKUP([.H656];[$source.$C$2:$source.$F$48];4;0)" office:value-type="float" office:value="501" calcext:value-type="float">
            <text:p>501</text:p>
          </table:table-cell>
          <table:table-cell table:style-name="ce7" table:formula="of:=IF(RIGHT([.A656];6)=&quot;_X_X_X&quot;;3;IF(RIGHT([.A656];4)=&quot;_X_X&quot;;2;IF(RIGHT([.A65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57])&gt;0;[$preferred_name.A657];&#10;LEN([$preferred_name.B657])&gt;0;[$preferred_name.B657]&#10;)" office:value-type="string" office:string-value="nhtsa_vpic_activesafetysystem_backingupandparking__rearvisibilitysystem" calcext:value-type="string">
            <text:p>nhtsa_vpic_activesafetysystem_backingupandparking__rearvisibilitysystem</text:p>
          </table:table-cell>
          <table:table-cell table:formula="of:=IFERROR(FIND(&quot;_&quot;;[.$A657];1);LEN([.$A657]))" office:value-type="float" office:value="6" calcext:value-type="float">
            <text:p>6</text:p>
          </table:table-cell>
          <table:table-cell table:formula="of:=IFERROR(FIND(&quot;_&quot;;[.$A657];1+[.B657]);LEN([.$A657]))" office:value-type="float" office:value="11" calcext:value-type="float">
            <text:p>11</text:p>
          </table:table-cell>
          <table:table-cell table:formula="of:=IFERROR(FIND(&quot;_&quot;;[.$A657];1+[.C657]);LEN([.$A657]))" office:value-type="float" office:value="30" calcext:value-type="float">
            <text:p>30</text:p>
          </table:table-cell>
          <table:table-cell table:formula="of:=IFERROR(FIND(&quot;_&quot;;[.$A657];1+[.D657]);LEN([.$A657]))" office:value-type="float" office:value="50" calcext:value-type="float">
            <text:p>50</text:p>
          </table:table-cell>
          <table:table-cell table:formula="of:=IFERROR(FIND(&quot;_&quot;;[.$A657];1+[.E657]);LEN([.$A657]))" office:value-type="float" office:value="51" calcext:value-type="float">
            <text:p>51</text:p>
          </table:table-cell>
          <table:table-cell table:formula="of:=[.C657]" office:value-type="float" office:value="11" calcext:value-type="float">
            <text:p>11</text:p>
          </table:table-cell>
          <table:table-cell table:formula="of:=LEFT([.A657];[.G657])" office:value-type="string" office:string-value="nhtsa_vpic_" calcext:value-type="string">
            <text:p>nhtsa_vpic_</text:p>
          </table:table-cell>
          <table:table-cell table:formula="of:=VLOOKUP([.H657];[$source.$C$2:$source.$F$48];4;0)" office:value-type="float" office:value="501" calcext:value-type="float">
            <text:p>501</text:p>
          </table:table-cell>
          <table:table-cell table:style-name="ce7" table:formula="of:=IF(RIGHT([.A657];6)=&quot;_X_X_X&quot;;3;IF(RIGHT([.A657];4)=&quot;_X_X&quot;;2;IF(RIGHT([.A65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58])&gt;0;[$preferred_name.A658];&#10;LEN([$preferred_name.B658])&gt;0;[$preferred_name.B658]&#10;)" office:value-type="string" office:string-value="nhtsa_vpic_activesafetysystem___saeautomationlevel" calcext:value-type="string">
            <text:p>nhtsa_vpic_activesafetysystem___saeautomationlevel</text:p>
          </table:table-cell>
          <table:table-cell table:formula="of:=IFERROR(FIND(&quot;_&quot;;[.$A658];1);LEN([.$A658]))" office:value-type="float" office:value="6" calcext:value-type="float">
            <text:p>6</text:p>
          </table:table-cell>
          <table:table-cell table:formula="of:=IFERROR(FIND(&quot;_&quot;;[.$A658];1+[.B658]);LEN([.$A658]))" office:value-type="float" office:value="11" calcext:value-type="float">
            <text:p>11</text:p>
          </table:table-cell>
          <table:table-cell table:formula="of:=IFERROR(FIND(&quot;_&quot;;[.$A658];1+[.C658]);LEN([.$A658]))" office:value-type="float" office:value="30" calcext:value-type="float">
            <text:p>30</text:p>
          </table:table-cell>
          <table:table-cell table:formula="of:=IFERROR(FIND(&quot;_&quot;;[.$A658];1+[.D658]);LEN([.$A658]))" office:value-type="float" office:value="31" calcext:value-type="float">
            <text:p>31</text:p>
          </table:table-cell>
          <table:table-cell table:formula="of:=IFERROR(FIND(&quot;_&quot;;[.$A658];1+[.E658]);LEN([.$A658]))" office:value-type="float" office:value="32" calcext:value-type="float">
            <text:p>32</text:p>
          </table:table-cell>
          <table:table-cell table:formula="of:=[.C658]" office:value-type="float" office:value="11" calcext:value-type="float">
            <text:p>11</text:p>
          </table:table-cell>
          <table:table-cell table:formula="of:=LEFT([.A658];[.G658])" office:value-type="string" office:string-value="nhtsa_vpic_" calcext:value-type="string">
            <text:p>nhtsa_vpic_</text:p>
          </table:table-cell>
          <table:table-cell table:formula="of:=VLOOKUP([.H658];[$source.$C$2:$source.$F$48];4;0)" office:value-type="float" office:value="501" calcext:value-type="float">
            <text:p>501</text:p>
          </table:table-cell>
          <table:table-cell table:style-name="ce7" table:formula="of:=IF(RIGHT([.A658];6)=&quot;_X_X_X&quot;;3;IF(RIGHT([.A658];4)=&quot;_X_X&quot;;2;IF(RIGHT([.A65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59])&gt;0;[$preferred_name.A659];&#10;LEN([$preferred_name.B659])&gt;0;[$preferred_name.B659]&#10;)" office:value-type="string" office:string-value="nhtsa_vpic_activesafetysystem___saeautomationlevel_to" calcext:value-type="string">
            <text:p>nhtsa_vpic_activesafetysystem___saeautomationlevel_to</text:p>
          </table:table-cell>
          <table:table-cell table:formula="of:=IFERROR(FIND(&quot;_&quot;;[.$A659];1);LEN([.$A659]))" office:value-type="float" office:value="6" calcext:value-type="float">
            <text:p>6</text:p>
          </table:table-cell>
          <table:table-cell table:formula="of:=IFERROR(FIND(&quot;_&quot;;[.$A659];1+[.B659]);LEN([.$A659]))" office:value-type="float" office:value="11" calcext:value-type="float">
            <text:p>11</text:p>
          </table:table-cell>
          <table:table-cell table:formula="of:=IFERROR(FIND(&quot;_&quot;;[.$A659];1+[.C659]);LEN([.$A659]))" office:value-type="float" office:value="30" calcext:value-type="float">
            <text:p>30</text:p>
          </table:table-cell>
          <table:table-cell table:formula="of:=IFERROR(FIND(&quot;_&quot;;[.$A659];1+[.D659]);LEN([.$A659]))" office:value-type="float" office:value="31" calcext:value-type="float">
            <text:p>31</text:p>
          </table:table-cell>
          <table:table-cell table:formula="of:=IFERROR(FIND(&quot;_&quot;;[.$A659];1+[.E659]);LEN([.$A659]))" office:value-type="float" office:value="32" calcext:value-type="float">
            <text:p>32</text:p>
          </table:table-cell>
          <table:table-cell table:formula="of:=[.C659]" office:value-type="float" office:value="11" calcext:value-type="float">
            <text:p>11</text:p>
          </table:table-cell>
          <table:table-cell table:formula="of:=LEFT([.A659];[.G659])" office:value-type="string" office:string-value="nhtsa_vpic_" calcext:value-type="string">
            <text:p>nhtsa_vpic_</text:p>
          </table:table-cell>
          <table:table-cell table:formula="of:=VLOOKUP([.H659];[$source.$C$2:$source.$F$48];4;0)" office:value-type="float" office:value="501" calcext:value-type="float">
            <text:p>501</text:p>
          </table:table-cell>
          <table:table-cell table:style-name="ce7" table:formula="of:=IF(RIGHT([.A659];6)=&quot;_X_X_X&quot;;3;IF(RIGHT([.A659];4)=&quot;_X_X&quot;;2;IF(RIGHT([.A65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60])&gt;0;[$preferred_name.A660];&#10;LEN([$preferred_name.B660])&gt;0;[$preferred_name.B660]&#10;)" office:value-type="string" office:string-value="nhtsa_vpic_passivesafetysystem___seatbeltsall" calcext:value-type="string">
            <text:p>nhtsa_vpic_passivesafetysystem___seatbeltsall</text:p>
          </table:table-cell>
          <table:table-cell table:formula="of:=IFERROR(FIND(&quot;_&quot;;[.$A660];1);LEN([.$A660]))" office:value-type="float" office:value="6" calcext:value-type="float">
            <text:p>6</text:p>
          </table:table-cell>
          <table:table-cell table:formula="of:=IFERROR(FIND(&quot;_&quot;;[.$A660];1+[.B660]);LEN([.$A660]))" office:value-type="float" office:value="11" calcext:value-type="float">
            <text:p>11</text:p>
          </table:table-cell>
          <table:table-cell table:formula="of:=IFERROR(FIND(&quot;_&quot;;[.$A660];1+[.C660]);LEN([.$A660]))" office:value-type="float" office:value="31" calcext:value-type="float">
            <text:p>31</text:p>
          </table:table-cell>
          <table:table-cell table:formula="of:=IFERROR(FIND(&quot;_&quot;;[.$A660];1+[.D660]);LEN([.$A660]))" office:value-type="float" office:value="32" calcext:value-type="float">
            <text:p>32</text:p>
          </table:table-cell>
          <table:table-cell table:formula="of:=IFERROR(FIND(&quot;_&quot;;[.$A660];1+[.E660]);LEN([.$A660]))" office:value-type="float" office:value="33" calcext:value-type="float">
            <text:p>33</text:p>
          </table:table-cell>
          <table:table-cell table:formula="of:=[.C660]" office:value-type="float" office:value="11" calcext:value-type="float">
            <text:p>11</text:p>
          </table:table-cell>
          <table:table-cell table:formula="of:=LEFT([.A660];[.G660])" office:value-type="string" office:string-value="nhtsa_vpic_" calcext:value-type="string">
            <text:p>nhtsa_vpic_</text:p>
          </table:table-cell>
          <table:table-cell table:formula="of:=VLOOKUP([.H660];[$source.$C$2:$source.$F$48];4;0)" office:value-type="float" office:value="501" calcext:value-type="float">
            <text:p>501</text:p>
          </table:table-cell>
          <table:table-cell table:style-name="ce7" table:formula="of:=IF(RIGHT([.A660];6)=&quot;_X_X_X&quot;;3;IF(RIGHT([.A660];4)=&quot;_X_X&quot;;2;IF(RIGHT([.A66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61])&gt;0;[$preferred_name.A661];&#10;LEN([$preferred_name.B661])&gt;0;[$preferred_name.B661]&#10;)" office:value-type="string" office:string-value="nhtsa_vpic_interior_seat__seatrows" calcext:value-type="string">
            <text:p>nhtsa_vpic_interior_seat__seatrows</text:p>
          </table:table-cell>
          <table:table-cell table:formula="of:=IFERROR(FIND(&quot;_&quot;;[.$A661];1);LEN([.$A661]))" office:value-type="float" office:value="6" calcext:value-type="float">
            <text:p>6</text:p>
          </table:table-cell>
          <table:table-cell table:formula="of:=IFERROR(FIND(&quot;_&quot;;[.$A661];1+[.B661]);LEN([.$A661]))" office:value-type="float" office:value="11" calcext:value-type="float">
            <text:p>11</text:p>
          </table:table-cell>
          <table:table-cell table:formula="of:=IFERROR(FIND(&quot;_&quot;;[.$A661];1+[.C661]);LEN([.$A661]))" office:value-type="float" office:value="20" calcext:value-type="float">
            <text:p>20</text:p>
          </table:table-cell>
          <table:table-cell table:formula="of:=IFERROR(FIND(&quot;_&quot;;[.$A661];1+[.D661]);LEN([.$A661]))" office:value-type="float" office:value="25" calcext:value-type="float">
            <text:p>25</text:p>
          </table:table-cell>
          <table:table-cell table:formula="of:=IFERROR(FIND(&quot;_&quot;;[.$A661];1+[.E661]);LEN([.$A661]))" office:value-type="float" office:value="26" calcext:value-type="float">
            <text:p>26</text:p>
          </table:table-cell>
          <table:table-cell table:formula="of:=[.C661]" office:value-type="float" office:value="11" calcext:value-type="float">
            <text:p>11</text:p>
          </table:table-cell>
          <table:table-cell table:formula="of:=LEFT([.A661];[.G661])" office:value-type="string" office:string-value="nhtsa_vpic_" calcext:value-type="string">
            <text:p>nhtsa_vpic_</text:p>
          </table:table-cell>
          <table:table-cell table:formula="of:=VLOOKUP([.H661];[$source.$C$2:$source.$F$48];4;0)" office:value-type="float" office:value="501" calcext:value-type="float">
            <text:p>501</text:p>
          </table:table-cell>
          <table:table-cell table:style-name="ce7" table:formula="of:=IF(RIGHT([.A661];6)=&quot;_X_X_X&quot;;3;IF(RIGHT([.A661];4)=&quot;_X_X&quot;;2;IF(RIGHT([.A66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62])&gt;0;[$preferred_name.A662];&#10;LEN([$preferred_name.B662])&gt;0;[$preferred_name.B662]&#10;)" office:value-type="string" office:string-value="nhtsa_vpic_interior_seat__seats" calcext:value-type="string">
            <text:p>nhtsa_vpic_interior_seat__seats</text:p>
          </table:table-cell>
          <table:table-cell table:formula="of:=IFERROR(FIND(&quot;_&quot;;[.$A662];1);LEN([.$A662]))" office:value-type="float" office:value="6" calcext:value-type="float">
            <text:p>6</text:p>
          </table:table-cell>
          <table:table-cell table:formula="of:=IFERROR(FIND(&quot;_&quot;;[.$A662];1+[.B662]);LEN([.$A662]))" office:value-type="float" office:value="11" calcext:value-type="float">
            <text:p>11</text:p>
          </table:table-cell>
          <table:table-cell table:formula="of:=IFERROR(FIND(&quot;_&quot;;[.$A662];1+[.C662]);LEN([.$A662]))" office:value-type="float" office:value="20" calcext:value-type="float">
            <text:p>20</text:p>
          </table:table-cell>
          <table:table-cell table:formula="of:=IFERROR(FIND(&quot;_&quot;;[.$A662];1+[.D662]);LEN([.$A662]))" office:value-type="float" office:value="25" calcext:value-type="float">
            <text:p>25</text:p>
          </table:table-cell>
          <table:table-cell table:formula="of:=IFERROR(FIND(&quot;_&quot;;[.$A662];1+[.E662]);LEN([.$A662]))" office:value-type="float" office:value="26" calcext:value-type="float">
            <text:p>26</text:p>
          </table:table-cell>
          <table:table-cell table:formula="of:=[.C662]" office:value-type="float" office:value="11" calcext:value-type="float">
            <text:p>11</text:p>
          </table:table-cell>
          <table:table-cell table:formula="of:=LEFT([.A662];[.G662])" office:value-type="string" office:string-value="nhtsa_vpic_" calcext:value-type="string">
            <text:p>nhtsa_vpic_</text:p>
          </table:table-cell>
          <table:table-cell table:formula="of:=VLOOKUP([.H662];[$source.$C$2:$source.$F$48];4;0)" office:value-type="float" office:value="501" calcext:value-type="float">
            <text:p>501</text:p>
          </table:table-cell>
          <table:table-cell table:style-name="ce7" table:formula="of:=IF(RIGHT([.A662];6)=&quot;_X_X_X&quot;;3;IF(RIGHT([.A662];4)=&quot;_X_X&quot;;2;IF(RIGHT([.A6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63])&gt;0;[$preferred_name.A663];&#10;LEN([$preferred_name.B663])&gt;0;[$preferred_name.B663]&#10;)" office:value-type="string" office:string-value="nhtsa_vpic_activesafetysystem_lightingtechnologies__semiautomaticheadlampbeamswitching" calcext:value-type="string">
            <text:p>nhtsa_vpic_activesafetysystem_lightingtechnologies__semiautomaticheadlampbeamswitching</text:p>
          </table:table-cell>
          <table:table-cell table:formula="of:=IFERROR(FIND(&quot;_&quot;;[.$A663];1);LEN([.$A663]))" office:value-type="float" office:value="6" calcext:value-type="float">
            <text:p>6</text:p>
          </table:table-cell>
          <table:table-cell table:formula="of:=IFERROR(FIND(&quot;_&quot;;[.$A663];1+[.B663]);LEN([.$A663]))" office:value-type="float" office:value="11" calcext:value-type="float">
            <text:p>11</text:p>
          </table:table-cell>
          <table:table-cell table:formula="of:=IFERROR(FIND(&quot;_&quot;;[.$A663];1+[.C663]);LEN([.$A663]))" office:value-type="float" office:value="30" calcext:value-type="float">
            <text:p>30</text:p>
          </table:table-cell>
          <table:table-cell table:formula="of:=IFERROR(FIND(&quot;_&quot;;[.$A663];1+[.D663]);LEN([.$A663]))" office:value-type="float" office:value="51" calcext:value-type="float">
            <text:p>51</text:p>
          </table:table-cell>
          <table:table-cell table:formula="of:=IFERROR(FIND(&quot;_&quot;;[.$A663];1+[.E663]);LEN([.$A663]))" office:value-type="float" office:value="52" calcext:value-type="float">
            <text:p>52</text:p>
          </table:table-cell>
          <table:table-cell table:formula="of:=[.C663]" office:value-type="float" office:value="11" calcext:value-type="float">
            <text:p>11</text:p>
          </table:table-cell>
          <table:table-cell table:formula="of:=LEFT([.A663];[.G663])" office:value-type="string" office:string-value="nhtsa_vpic_" calcext:value-type="string">
            <text:p>nhtsa_vpic_</text:p>
          </table:table-cell>
          <table:table-cell table:formula="of:=VLOOKUP([.H663];[$source.$C$2:$source.$F$48];4;0)" office:value-type="float" office:value="501" calcext:value-type="float">
            <text:p>501</text:p>
          </table:table-cell>
          <table:table-cell table:style-name="ce7" table:formula="of:=IF(RIGHT([.A663];6)=&quot;_X_X_X&quot;;3;IF(RIGHT([.A663];4)=&quot;_X_X&quot;;2;IF(RIGHT([.A66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64])&gt;0;[$preferred_name.A664];&#10;LEN([$preferred_name.B664])&gt;0;[$preferred_name.B664]&#10;)" office:value-type="string" office:string-value="nhtsa_vpic_general___series_X" calcext:value-type="string">
            <text:p>nhtsa_vpic_general___series_X</text:p>
          </table:table-cell>
          <table:table-cell table:formula="of:=IFERROR(FIND(&quot;_&quot;;[.$A664];1);LEN([.$A664]))" office:value-type="float" office:value="6" calcext:value-type="float">
            <text:p>6</text:p>
          </table:table-cell>
          <table:table-cell table:formula="of:=IFERROR(FIND(&quot;_&quot;;[.$A664];1+[.B664]);LEN([.$A664]))" office:value-type="float" office:value="11" calcext:value-type="float">
            <text:p>11</text:p>
          </table:table-cell>
          <table:table-cell table:formula="of:=IFERROR(FIND(&quot;_&quot;;[.$A664];1+[.C664]);LEN([.$A664]))" office:value-type="float" office:value="19" calcext:value-type="float">
            <text:p>19</text:p>
          </table:table-cell>
          <table:table-cell table:formula="of:=IFERROR(FIND(&quot;_&quot;;[.$A664];1+[.D664]);LEN([.$A664]))" office:value-type="float" office:value="20" calcext:value-type="float">
            <text:p>20</text:p>
          </table:table-cell>
          <table:table-cell table:formula="of:=IFERROR(FIND(&quot;_&quot;;[.$A664];1+[.E664]);LEN([.$A664]))" office:value-type="float" office:value="21" calcext:value-type="float">
            <text:p>21</text:p>
          </table:table-cell>
          <table:table-cell table:formula="of:=[.C664]" office:value-type="float" office:value="11" calcext:value-type="float">
            <text:p>11</text:p>
          </table:table-cell>
          <table:table-cell table:formula="of:=LEFT([.A664];[.G664])" office:value-type="string" office:string-value="nhtsa_vpic_" calcext:value-type="string">
            <text:p>nhtsa_vpic_</text:p>
          </table:table-cell>
          <table:table-cell table:formula="of:=VLOOKUP([.H664];[$source.$C$2:$source.$F$48];4;0)" office:value-type="float" office:value="501" calcext:value-type="float">
            <text:p>501</text:p>
          </table:table-cell>
          <table:table-cell table:style-name="ce7" table:formula="of:=IF(RIGHT([.A664];6)=&quot;_X_X_X&quot;;3;IF(RIGHT([.A664];4)=&quot;_X_X&quot;;2;IF(RIGHT([.A66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65])&gt;0;[$preferred_name.A665];&#10;LEN([$preferred_name.B665])&gt;0;[$preferred_name.B665]&#10;)" office:value-type="string" office:string-value="nhtsa_vpic_interior___steeringlocation" calcext:value-type="string">
            <text:p>nhtsa_vpic_interior___steeringlocation</text:p>
          </table:table-cell>
          <table:table-cell table:formula="of:=IFERROR(FIND(&quot;_&quot;;[.$A665];1);LEN([.$A665]))" office:value-type="float" office:value="6" calcext:value-type="float">
            <text:p>6</text:p>
          </table:table-cell>
          <table:table-cell table:formula="of:=IFERROR(FIND(&quot;_&quot;;[.$A665];1+[.B665]);LEN([.$A665]))" office:value-type="float" office:value="11" calcext:value-type="float">
            <text:p>11</text:p>
          </table:table-cell>
          <table:table-cell table:formula="of:=IFERROR(FIND(&quot;_&quot;;[.$A665];1+[.C665]);LEN([.$A665]))" office:value-type="float" office:value="20" calcext:value-type="float">
            <text:p>20</text:p>
          </table:table-cell>
          <table:table-cell table:formula="of:=IFERROR(FIND(&quot;_&quot;;[.$A665];1+[.D665]);LEN([.$A665]))" office:value-type="float" office:value="21" calcext:value-type="float">
            <text:p>21</text:p>
          </table:table-cell>
          <table:table-cell table:formula="of:=IFERROR(FIND(&quot;_&quot;;[.$A665];1+[.E665]);LEN([.$A665]))" office:value-type="float" office:value="22" calcext:value-type="float">
            <text:p>22</text:p>
          </table:table-cell>
          <table:table-cell table:formula="of:=[.C665]" office:value-type="float" office:value="11" calcext:value-type="float">
            <text:p>11</text:p>
          </table:table-cell>
          <table:table-cell table:formula="of:=LEFT([.A665];[.G665])" office:value-type="string" office:string-value="nhtsa_vpic_" calcext:value-type="string">
            <text:p>nhtsa_vpic_</text:p>
          </table:table-cell>
          <table:table-cell table:formula="of:=VLOOKUP([.H665];[$source.$C$2:$source.$F$48];4;0)" office:value-type="float" office:value="501" calcext:value-type="float">
            <text:p>501</text:p>
          </table:table-cell>
          <table:table-cell table:style-name="ce7" table:formula="of:=IF(RIGHT([.A665];6)=&quot;_X_X_X&quot;;3;IF(RIGHT([.A665];4)=&quot;_X_X&quot;;2;IF(RIGHT([.A66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66])&gt;0;[$preferred_name.A666];&#10;LEN([$preferred_name.B666])&gt;0;[$preferred_name.B666]&#10;)" office:value-type="string" office:string-value="nhtsa_vpic_activesafetysystem___tpms" calcext:value-type="string">
            <text:p>nhtsa_vpic_activesafetysystem___tpms</text:p>
          </table:table-cell>
          <table:table-cell table:formula="of:=IFERROR(FIND(&quot;_&quot;;[.$A666];1);LEN([.$A666]))" office:value-type="float" office:value="6" calcext:value-type="float">
            <text:p>6</text:p>
          </table:table-cell>
          <table:table-cell table:formula="of:=IFERROR(FIND(&quot;_&quot;;[.$A666];1+[.B666]);LEN([.$A666]))" office:value-type="float" office:value="11" calcext:value-type="float">
            <text:p>11</text:p>
          </table:table-cell>
          <table:table-cell table:formula="of:=IFERROR(FIND(&quot;_&quot;;[.$A666];1+[.C666]);LEN([.$A666]))" office:value-type="float" office:value="30" calcext:value-type="float">
            <text:p>30</text:p>
          </table:table-cell>
          <table:table-cell table:formula="of:=IFERROR(FIND(&quot;_&quot;;[.$A666];1+[.D666]);LEN([.$A666]))" office:value-type="float" office:value="31" calcext:value-type="float">
            <text:p>31</text:p>
          </table:table-cell>
          <table:table-cell table:formula="of:=IFERROR(FIND(&quot;_&quot;;[.$A666];1+[.E666]);LEN([.$A666]))" office:value-type="float" office:value="32" calcext:value-type="float">
            <text:p>32</text:p>
          </table:table-cell>
          <table:table-cell table:formula="of:=[.C666]" office:value-type="float" office:value="11" calcext:value-type="float">
            <text:p>11</text:p>
          </table:table-cell>
          <table:table-cell table:formula="of:=LEFT([.A666];[.G666])" office:value-type="string" office:string-value="nhtsa_vpic_" calcext:value-type="string">
            <text:p>nhtsa_vpic_</text:p>
          </table:table-cell>
          <table:table-cell table:formula="of:=VLOOKUP([.H666];[$source.$C$2:$source.$F$48];4;0)" office:value-type="float" office:value="501" calcext:value-type="float">
            <text:p>501</text:p>
          </table:table-cell>
          <table:table-cell table:style-name="ce7" table:formula="of:=IF(RIGHT([.A666];6)=&quot;_X_X_X&quot;;3;IF(RIGHT([.A666];4)=&quot;_X_X&quot;;2;IF(RIGHT([.A66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67])&gt;0;[$preferred_name.A667];&#10;LEN([$preferred_name.B667])&gt;0;[$preferred_name.B667]&#10;)" office:value-type="string" office:string-value="nhtsa_vpic_engine___topspeedmph" calcext:value-type="string">
            <text:p>nhtsa_vpic_engine___topspeedmph</text:p>
          </table:table-cell>
          <table:table-cell table:formula="of:=IFERROR(FIND(&quot;_&quot;;[.$A667];1);LEN([.$A667]))" office:value-type="float" office:value="6" calcext:value-type="float">
            <text:p>6</text:p>
          </table:table-cell>
          <table:table-cell table:formula="of:=IFERROR(FIND(&quot;_&quot;;[.$A667];1+[.B667]);LEN([.$A667]))" office:value-type="float" office:value="11" calcext:value-type="float">
            <text:p>11</text:p>
          </table:table-cell>
          <table:table-cell table:formula="of:=IFERROR(FIND(&quot;_&quot;;[.$A667];1+[.C667]);LEN([.$A667]))" office:value-type="float" office:value="18" calcext:value-type="float">
            <text:p>18</text:p>
          </table:table-cell>
          <table:table-cell table:formula="of:=IFERROR(FIND(&quot;_&quot;;[.$A667];1+[.D667]);LEN([.$A667]))" office:value-type="float" office:value="19" calcext:value-type="float">
            <text:p>19</text:p>
          </table:table-cell>
          <table:table-cell table:formula="of:=IFERROR(FIND(&quot;_&quot;;[.$A667];1+[.E667]);LEN([.$A667]))" office:value-type="float" office:value="20" calcext:value-type="float">
            <text:p>20</text:p>
          </table:table-cell>
          <table:table-cell table:formula="of:=[.C667]" office:value-type="float" office:value="11" calcext:value-type="float">
            <text:p>11</text:p>
          </table:table-cell>
          <table:table-cell table:formula="of:=LEFT([.A667];[.G667])" office:value-type="string" office:string-value="nhtsa_vpic_" calcext:value-type="string">
            <text:p>nhtsa_vpic_</text:p>
          </table:table-cell>
          <table:table-cell table:formula="of:=VLOOKUP([.H667];[$source.$C$2:$source.$F$48];4;0)" office:value-type="float" office:value="501" calcext:value-type="float">
            <text:p>501</text:p>
          </table:table-cell>
          <table:table-cell table:style-name="ce7" table:formula="of:=IF(RIGHT([.A667];6)=&quot;_X_X_X&quot;;3;IF(RIGHT([.A667];4)=&quot;_X_X&quot;;2;IF(RIGHT([.A66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68])&gt;0;[$preferred_name.A668];&#10;LEN([$preferred_name.B668])&gt;0;[$preferred_name.B668]&#10;)" office:value-type="string" office:string-value="nhtsa_vpic_exterior_body__trackwidth" calcext:value-type="string">
            <text:p>nhtsa_vpic_exterior_body__trackwidth</text:p>
          </table:table-cell>
          <table:table-cell table:formula="of:=IFERROR(FIND(&quot;_&quot;;[.$A668];1);LEN([.$A668]))" office:value-type="float" office:value="6" calcext:value-type="float">
            <text:p>6</text:p>
          </table:table-cell>
          <table:table-cell table:formula="of:=IFERROR(FIND(&quot;_&quot;;[.$A668];1+[.B668]);LEN([.$A668]))" office:value-type="float" office:value="11" calcext:value-type="float">
            <text:p>11</text:p>
          </table:table-cell>
          <table:table-cell table:formula="of:=IFERROR(FIND(&quot;_&quot;;[.$A668];1+[.C668]);LEN([.$A668]))" office:value-type="float" office:value="20" calcext:value-type="float">
            <text:p>20</text:p>
          </table:table-cell>
          <table:table-cell table:formula="of:=IFERROR(FIND(&quot;_&quot;;[.$A668];1+[.D668]);LEN([.$A668]))" office:value-type="float" office:value="25" calcext:value-type="float">
            <text:p>25</text:p>
          </table:table-cell>
          <table:table-cell table:formula="of:=IFERROR(FIND(&quot;_&quot;;[.$A668];1+[.E668]);LEN([.$A668]))" office:value-type="float" office:value="26" calcext:value-type="float">
            <text:p>26</text:p>
          </table:table-cell>
          <table:table-cell table:formula="of:=[.C668]" office:value-type="float" office:value="11" calcext:value-type="float">
            <text:p>11</text:p>
          </table:table-cell>
          <table:table-cell table:formula="of:=LEFT([.A668];[.G668])" office:value-type="string" office:string-value="nhtsa_vpic_" calcext:value-type="string">
            <text:p>nhtsa_vpic_</text:p>
          </table:table-cell>
          <table:table-cell table:formula="of:=VLOOKUP([.H668];[$source.$C$2:$source.$F$48];4;0)" office:value-type="float" office:value="501" calcext:value-type="float">
            <text:p>501</text:p>
          </table:table-cell>
          <table:table-cell table:style-name="ce7" table:formula="of:=IF(RIGHT([.A668];6)=&quot;_X_X_X&quot;;3;IF(RIGHT([.A668];4)=&quot;_X_X&quot;;2;IF(RIGHT([.A66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69])&gt;0;[$preferred_name.A669];&#10;LEN([$preferred_name.B669])&gt;0;[$preferred_name.B669]&#10;)" office:value-type="string" office:string-value="nhtsa_vpic_activesafetysystem___tractioncontrol" calcext:value-type="string">
            <text:p>nhtsa_vpic_activesafetysystem___tractioncontrol</text:p>
          </table:table-cell>
          <table:table-cell table:formula="of:=IFERROR(FIND(&quot;_&quot;;[.$A669];1);LEN([.$A669]))" office:value-type="float" office:value="6" calcext:value-type="float">
            <text:p>6</text:p>
          </table:table-cell>
          <table:table-cell table:formula="of:=IFERROR(FIND(&quot;_&quot;;[.$A669];1+[.B669]);LEN([.$A669]))" office:value-type="float" office:value="11" calcext:value-type="float">
            <text:p>11</text:p>
          </table:table-cell>
          <table:table-cell table:formula="of:=IFERROR(FIND(&quot;_&quot;;[.$A669];1+[.C669]);LEN([.$A669]))" office:value-type="float" office:value="30" calcext:value-type="float">
            <text:p>30</text:p>
          </table:table-cell>
          <table:table-cell table:formula="of:=IFERROR(FIND(&quot;_&quot;;[.$A669];1+[.D669]);LEN([.$A669]))" office:value-type="float" office:value="31" calcext:value-type="float">
            <text:p>31</text:p>
          </table:table-cell>
          <table:table-cell table:formula="of:=IFERROR(FIND(&quot;_&quot;;[.$A669];1+[.E669]);LEN([.$A669]))" office:value-type="float" office:value="32" calcext:value-type="float">
            <text:p>32</text:p>
          </table:table-cell>
          <table:table-cell table:formula="of:=[.C669]" office:value-type="float" office:value="11" calcext:value-type="float">
            <text:p>11</text:p>
          </table:table-cell>
          <table:table-cell table:formula="of:=LEFT([.A669];[.G669])" office:value-type="string" office:string-value="nhtsa_vpic_" calcext:value-type="string">
            <text:p>nhtsa_vpic_</text:p>
          </table:table-cell>
          <table:table-cell table:formula="of:=VLOOKUP([.H669];[$source.$C$2:$source.$F$48];4;0)" office:value-type="float" office:value="501" calcext:value-type="float">
            <text:p>501</text:p>
          </table:table-cell>
          <table:table-cell table:style-name="ce7" table:formula="of:=IF(RIGHT([.A669];6)=&quot;_X_X_X&quot;;3;IF(RIGHT([.A669];4)=&quot;_X_X&quot;;2;IF(RIGHT([.A66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70])&gt;0;[$preferred_name.A670];&#10;LEN([$preferred_name.B670])&gt;0;[$preferred_name.B670]&#10;)" office:value-type="string" office:string-value="nhtsa_vpic_exterior_trailer__trailerbodytype" calcext:value-type="string">
            <text:p>nhtsa_vpic_exterior_trailer__trailerbodytype</text:p>
          </table:table-cell>
          <table:table-cell table:formula="of:=IFERROR(FIND(&quot;_&quot;;[.$A670];1);LEN([.$A670]))" office:value-type="float" office:value="6" calcext:value-type="float">
            <text:p>6</text:p>
          </table:table-cell>
          <table:table-cell table:formula="of:=IFERROR(FIND(&quot;_&quot;;[.$A670];1+[.B670]);LEN([.$A670]))" office:value-type="float" office:value="11" calcext:value-type="float">
            <text:p>11</text:p>
          </table:table-cell>
          <table:table-cell table:formula="of:=IFERROR(FIND(&quot;_&quot;;[.$A670];1+[.C670]);LEN([.$A670]))" office:value-type="float" office:value="20" calcext:value-type="float">
            <text:p>20</text:p>
          </table:table-cell>
          <table:table-cell table:formula="of:=IFERROR(FIND(&quot;_&quot;;[.$A670];1+[.D670]);LEN([.$A670]))" office:value-type="float" office:value="28" calcext:value-type="float">
            <text:p>28</text:p>
          </table:table-cell>
          <table:table-cell table:formula="of:=IFERROR(FIND(&quot;_&quot;;[.$A670];1+[.E670]);LEN([.$A670]))" office:value-type="float" office:value="29" calcext:value-type="float">
            <text:p>29</text:p>
          </table:table-cell>
          <table:table-cell table:formula="of:=[.C670]" office:value-type="float" office:value="11" calcext:value-type="float">
            <text:p>11</text:p>
          </table:table-cell>
          <table:table-cell table:formula="of:=LEFT([.A670];[.G670])" office:value-type="string" office:string-value="nhtsa_vpic_" calcext:value-type="string">
            <text:p>nhtsa_vpic_</text:p>
          </table:table-cell>
          <table:table-cell table:formula="of:=VLOOKUP([.H670];[$source.$C$2:$source.$F$48];4;0)" office:value-type="float" office:value="501" calcext:value-type="float">
            <text:p>501</text:p>
          </table:table-cell>
          <table:table-cell table:style-name="ce7" table:formula="of:=IF(RIGHT([.A670];6)=&quot;_X_X_X&quot;;3;IF(RIGHT([.A670];4)=&quot;_X_X&quot;;2;IF(RIGHT([.A67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1])&gt;0;[$preferred_name.A671];&#10;LEN([$preferred_name.B671])&gt;0;[$preferred_name.B671]&#10;)" office:value-type="string" office:string-value="nhtsa_vpic_exterior_trailer__trailerlength" calcext:value-type="string">
            <text:p>nhtsa_vpic_exterior_trailer__trailerlength</text:p>
          </table:table-cell>
          <table:table-cell table:formula="of:=IFERROR(FIND(&quot;_&quot;;[.$A671];1);LEN([.$A671]))" office:value-type="float" office:value="6" calcext:value-type="float">
            <text:p>6</text:p>
          </table:table-cell>
          <table:table-cell table:formula="of:=IFERROR(FIND(&quot;_&quot;;[.$A671];1+[.B671]);LEN([.$A671]))" office:value-type="float" office:value="11" calcext:value-type="float">
            <text:p>11</text:p>
          </table:table-cell>
          <table:table-cell table:formula="of:=IFERROR(FIND(&quot;_&quot;;[.$A671];1+[.C671]);LEN([.$A671]))" office:value-type="float" office:value="20" calcext:value-type="float">
            <text:p>20</text:p>
          </table:table-cell>
          <table:table-cell table:formula="of:=IFERROR(FIND(&quot;_&quot;;[.$A671];1+[.D671]);LEN([.$A671]))" office:value-type="float" office:value="28" calcext:value-type="float">
            <text:p>28</text:p>
          </table:table-cell>
          <table:table-cell table:formula="of:=IFERROR(FIND(&quot;_&quot;;[.$A671];1+[.E671]);LEN([.$A671]))" office:value-type="float" office:value="29" calcext:value-type="float">
            <text:p>29</text:p>
          </table:table-cell>
          <table:table-cell table:formula="of:=[.C671]" office:value-type="float" office:value="11" calcext:value-type="float">
            <text:p>11</text:p>
          </table:table-cell>
          <table:table-cell table:formula="of:=LEFT([.A671];[.G671])" office:value-type="string" office:string-value="nhtsa_vpic_" calcext:value-type="string">
            <text:p>nhtsa_vpic_</text:p>
          </table:table-cell>
          <table:table-cell table:formula="of:=VLOOKUP([.H671];[$source.$C$2:$source.$F$48];4;0)" office:value-type="float" office:value="501" calcext:value-type="float">
            <text:p>501</text:p>
          </table:table-cell>
          <table:table-cell table:style-name="ce7" table:formula="of:=IF(RIGHT([.A671];6)=&quot;_X_X_X&quot;;3;IF(RIGHT([.A671];4)=&quot;_X_X&quot;;2;IF(RIGHT([.A67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2])&gt;0;[$preferred_name.A672];&#10;LEN([$preferred_name.B672])&gt;0;[$preferred_name.B672]&#10;)" office:value-type="string" office:string-value="nhtsa_vpic_exterior_trailer__trailertype" calcext:value-type="string">
            <text:p>nhtsa_vpic_exterior_trailer__trailertype</text:p>
          </table:table-cell>
          <table:table-cell table:formula="of:=IFERROR(FIND(&quot;_&quot;;[.$A672];1);LEN([.$A672]))" office:value-type="float" office:value="6" calcext:value-type="float">
            <text:p>6</text:p>
          </table:table-cell>
          <table:table-cell table:formula="of:=IFERROR(FIND(&quot;_&quot;;[.$A672];1+[.B672]);LEN([.$A672]))" office:value-type="float" office:value="11" calcext:value-type="float">
            <text:p>11</text:p>
          </table:table-cell>
          <table:table-cell table:formula="of:=IFERROR(FIND(&quot;_&quot;;[.$A672];1+[.C672]);LEN([.$A672]))" office:value-type="float" office:value="20" calcext:value-type="float">
            <text:p>20</text:p>
          </table:table-cell>
          <table:table-cell table:formula="of:=IFERROR(FIND(&quot;_&quot;;[.$A672];1+[.D672]);LEN([.$A672]))" office:value-type="float" office:value="28" calcext:value-type="float">
            <text:p>28</text:p>
          </table:table-cell>
          <table:table-cell table:formula="of:=IFERROR(FIND(&quot;_&quot;;[.$A672];1+[.E672]);LEN([.$A672]))" office:value-type="float" office:value="29" calcext:value-type="float">
            <text:p>29</text:p>
          </table:table-cell>
          <table:table-cell table:formula="of:=[.C672]" office:value-type="float" office:value="11" calcext:value-type="float">
            <text:p>11</text:p>
          </table:table-cell>
          <table:table-cell table:formula="of:=LEFT([.A672];[.G672])" office:value-type="string" office:string-value="nhtsa_vpic_" calcext:value-type="string">
            <text:p>nhtsa_vpic_</text:p>
          </table:table-cell>
          <table:table-cell table:formula="of:=VLOOKUP([.H672];[$source.$C$2:$source.$F$48];4;0)" office:value-type="float" office:value="501" calcext:value-type="float">
            <text:p>501</text:p>
          </table:table-cell>
          <table:table-cell table:style-name="ce7" table:formula="of:=IF(RIGHT([.A672];6)=&quot;_X_X_X&quot;;3;IF(RIGHT([.A672];4)=&quot;_X_X&quot;;2;IF(RIGHT([.A67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3])&gt;0;[$preferred_name.A673];&#10;LEN([$preferred_name.B673])&gt;0;[$preferred_name.B673]&#10;)" office:value-type="string" office:string-value="nhtsa_vpic_mechanical_transmission__transmissionspeeds" calcext:value-type="string">
            <text:p>nhtsa_vpic_mechanical_transmission__transmissionspeeds</text:p>
          </table:table-cell>
          <table:table-cell table:formula="of:=IFERROR(FIND(&quot;_&quot;;[.$A673];1);LEN([.$A673]))" office:value-type="float" office:value="6" calcext:value-type="float">
            <text:p>6</text:p>
          </table:table-cell>
          <table:table-cell table:formula="of:=IFERROR(FIND(&quot;_&quot;;[.$A673];1+[.B673]);LEN([.$A673]))" office:value-type="float" office:value="11" calcext:value-type="float">
            <text:p>11</text:p>
          </table:table-cell>
          <table:table-cell table:formula="of:=IFERROR(FIND(&quot;_&quot;;[.$A673];1+[.C673]);LEN([.$A673]))" office:value-type="float" office:value="22" calcext:value-type="float">
            <text:p>22</text:p>
          </table:table-cell>
          <table:table-cell table:formula="of:=IFERROR(FIND(&quot;_&quot;;[.$A673];1+[.D673]);LEN([.$A673]))" office:value-type="float" office:value="35" calcext:value-type="float">
            <text:p>35</text:p>
          </table:table-cell>
          <table:table-cell table:formula="of:=IFERROR(FIND(&quot;_&quot;;[.$A673];1+[.E673]);LEN([.$A673]))" office:value-type="float" office:value="36" calcext:value-type="float">
            <text:p>36</text:p>
          </table:table-cell>
          <table:table-cell table:formula="of:=[.C673]" office:value-type="float" office:value="11" calcext:value-type="float">
            <text:p>11</text:p>
          </table:table-cell>
          <table:table-cell table:formula="of:=LEFT([.A673];[.G673])" office:value-type="string" office:string-value="nhtsa_vpic_" calcext:value-type="string">
            <text:p>nhtsa_vpic_</text:p>
          </table:table-cell>
          <table:table-cell table:formula="of:=VLOOKUP([.H673];[$source.$C$2:$source.$F$48];4;0)" office:value-type="float" office:value="501" calcext:value-type="float">
            <text:p>501</text:p>
          </table:table-cell>
          <table:table-cell table:style-name="ce7" table:formula="of:=IF(RIGHT([.A673];6)=&quot;_X_X_X&quot;;3;IF(RIGHT([.A673];4)=&quot;_X_X&quot;;2;IF(RIGHT([.A67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74])&gt;0;[$preferred_name.A674];&#10;LEN([$preferred_name.B674])&gt;0;[$preferred_name.B674]&#10;)" office:value-type="string" office:string-value="nhtsa_vpic_mechanical_transmission__transmissionstyle" calcext:value-type="string">
            <text:p>nhtsa_vpic_mechanical_transmission__transmissionstyle</text:p>
          </table:table-cell>
          <table:table-cell table:formula="of:=IFERROR(FIND(&quot;_&quot;;[.$A674];1);LEN([.$A674]))" office:value-type="float" office:value="6" calcext:value-type="float">
            <text:p>6</text:p>
          </table:table-cell>
          <table:table-cell table:formula="of:=IFERROR(FIND(&quot;_&quot;;[.$A674];1+[.B674]);LEN([.$A674]))" office:value-type="float" office:value="11" calcext:value-type="float">
            <text:p>11</text:p>
          </table:table-cell>
          <table:table-cell table:formula="of:=IFERROR(FIND(&quot;_&quot;;[.$A674];1+[.C674]);LEN([.$A674]))" office:value-type="float" office:value="22" calcext:value-type="float">
            <text:p>22</text:p>
          </table:table-cell>
          <table:table-cell table:formula="of:=IFERROR(FIND(&quot;_&quot;;[.$A674];1+[.D674]);LEN([.$A674]))" office:value-type="float" office:value="35" calcext:value-type="float">
            <text:p>35</text:p>
          </table:table-cell>
          <table:table-cell table:formula="of:=IFERROR(FIND(&quot;_&quot;;[.$A674];1+[.E674]);LEN([.$A674]))" office:value-type="float" office:value="36" calcext:value-type="float">
            <text:p>36</text:p>
          </table:table-cell>
          <table:table-cell table:formula="of:=[.C674]" office:value-type="float" office:value="11" calcext:value-type="float">
            <text:p>11</text:p>
          </table:table-cell>
          <table:table-cell table:formula="of:=LEFT([.A674];[.G674])" office:value-type="string" office:string-value="nhtsa_vpic_" calcext:value-type="string">
            <text:p>nhtsa_vpic_</text:p>
          </table:table-cell>
          <table:table-cell table:formula="of:=VLOOKUP([.H674];[$source.$C$2:$source.$F$48];4;0)" office:value-type="float" office:value="501" calcext:value-type="float">
            <text:p>501</text:p>
          </table:table-cell>
          <table:table-cell table:style-name="ce7" table:formula="of:=IF(RIGHT([.A674];6)=&quot;_X_X_X&quot;;3;IF(RIGHT([.A674];4)=&quot;_X_X&quot;;2;IF(RIGHT([.A67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75])&gt;0;[$preferred_name.A675];&#10;LEN([$preferred_name.B675])&gt;0;[$preferred_name.B675]&#10;)" office:value-type="string" office:string-value="nhtsa_vpic_general___trim_X" calcext:value-type="string">
            <text:p>nhtsa_vpic_general___trim_X</text:p>
          </table:table-cell>
          <table:table-cell table:formula="of:=IFERROR(FIND(&quot;_&quot;;[.$A675];1);LEN([.$A675]))" office:value-type="float" office:value="6" calcext:value-type="float">
            <text:p>6</text:p>
          </table:table-cell>
          <table:table-cell table:formula="of:=IFERROR(FIND(&quot;_&quot;;[.$A675];1+[.B675]);LEN([.$A675]))" office:value-type="float" office:value="11" calcext:value-type="float">
            <text:p>11</text:p>
          </table:table-cell>
          <table:table-cell table:formula="of:=IFERROR(FIND(&quot;_&quot;;[.$A675];1+[.C675]);LEN([.$A675]))" office:value-type="float" office:value="19" calcext:value-type="float">
            <text:p>19</text:p>
          </table:table-cell>
          <table:table-cell table:formula="of:=IFERROR(FIND(&quot;_&quot;;[.$A675];1+[.D675]);LEN([.$A675]))" office:value-type="float" office:value="20" calcext:value-type="float">
            <text:p>20</text:p>
          </table:table-cell>
          <table:table-cell table:formula="of:=IFERROR(FIND(&quot;_&quot;;[.$A675];1+[.E675]);LEN([.$A675]))" office:value-type="float" office:value="21" calcext:value-type="float">
            <text:p>21</text:p>
          </table:table-cell>
          <table:table-cell table:formula="of:=[.C675]" office:value-type="float" office:value="11" calcext:value-type="float">
            <text:p>11</text:p>
          </table:table-cell>
          <table:table-cell table:formula="of:=LEFT([.A675];[.G675])" office:value-type="string" office:string-value="nhtsa_vpic_" calcext:value-type="string">
            <text:p>nhtsa_vpic_</text:p>
          </table:table-cell>
          <table:table-cell table:formula="of:=VLOOKUP([.H675];[$source.$C$2:$source.$F$48];4;0)" office:value-type="float" office:value="501" calcext:value-type="float">
            <text:p>501</text:p>
          </table:table-cell>
          <table:table-cell table:style-name="ce7" table:formula="of:=IF(RIGHT([.A675];6)=&quot;_X_X_X&quot;;3;IF(RIGHT([.A675];4)=&quot;_X_X&quot;;2;IF(RIGHT([.A67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6])&gt;0;[$preferred_name.A676];&#10;LEN([$preferred_name.B676])&gt;0;[$preferred_name.B676]&#10;)" office:value-type="string" office:string-value="nhtsa_vpic_engine___turbo" calcext:value-type="string">
            <text:p>nhtsa_vpic_engine___turbo</text:p>
          </table:table-cell>
          <table:table-cell table:formula="of:=IFERROR(FIND(&quot;_&quot;;[.$A676];1);LEN([.$A676]))" office:value-type="float" office:value="6" calcext:value-type="float">
            <text:p>6</text:p>
          </table:table-cell>
          <table:table-cell table:formula="of:=IFERROR(FIND(&quot;_&quot;;[.$A676];1+[.B676]);LEN([.$A676]))" office:value-type="float" office:value="11" calcext:value-type="float">
            <text:p>11</text:p>
          </table:table-cell>
          <table:table-cell table:formula="of:=IFERROR(FIND(&quot;_&quot;;[.$A676];1+[.C676]);LEN([.$A676]))" office:value-type="float" office:value="18" calcext:value-type="float">
            <text:p>18</text:p>
          </table:table-cell>
          <table:table-cell table:formula="of:=IFERROR(FIND(&quot;_&quot;;[.$A676];1+[.D676]);LEN([.$A676]))" office:value-type="float" office:value="19" calcext:value-type="float">
            <text:p>19</text:p>
          </table:table-cell>
          <table:table-cell table:formula="of:=IFERROR(FIND(&quot;_&quot;;[.$A676];1+[.E676]);LEN([.$A676]))" office:value-type="float" office:value="20" calcext:value-type="float">
            <text:p>20</text:p>
          </table:table-cell>
          <table:table-cell table:formula="of:=[.C676]" office:value-type="float" office:value="11" calcext:value-type="float">
            <text:p>11</text:p>
          </table:table-cell>
          <table:table-cell table:formula="of:=LEFT([.A676];[.G676])" office:value-type="string" office:string-value="nhtsa_vpic_" calcext:value-type="string">
            <text:p>nhtsa_vpic_</text:p>
          </table:table-cell>
          <table:table-cell table:formula="of:=VLOOKUP([.H676];[$source.$C$2:$source.$F$48];4;0)" office:value-type="float" office:value="501" calcext:value-type="float">
            <text:p>501</text:p>
          </table:table-cell>
          <table:table-cell table:style-name="ce7" table:formula="of:=IF(RIGHT([.A676];6)=&quot;_X_X_X&quot;;3;IF(RIGHT([.A676];4)=&quot;_X_X&quot;;2;IF(RIGHT([.A67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77])&gt;0;[$preferred_name.A677];&#10;LEN([$preferred_name.B677])&gt;0;[$preferred_name.B677]&#10;)" office:value-type="string" office:string-value="nhtsa_vpic_engine___valvetraindesign" calcext:value-type="string">
            <text:p>nhtsa_vpic_engine___valvetraindesign</text:p>
          </table:table-cell>
          <table:table-cell table:formula="of:=IFERROR(FIND(&quot;_&quot;;[.$A677];1);LEN([.$A677]))" office:value-type="float" office:value="6" calcext:value-type="float">
            <text:p>6</text:p>
          </table:table-cell>
          <table:table-cell table:formula="of:=IFERROR(FIND(&quot;_&quot;;[.$A677];1+[.B677]);LEN([.$A677]))" office:value-type="float" office:value="11" calcext:value-type="float">
            <text:p>11</text:p>
          </table:table-cell>
          <table:table-cell table:formula="of:=IFERROR(FIND(&quot;_&quot;;[.$A677];1+[.C677]);LEN([.$A677]))" office:value-type="float" office:value="18" calcext:value-type="float">
            <text:p>18</text:p>
          </table:table-cell>
          <table:table-cell table:formula="of:=IFERROR(FIND(&quot;_&quot;;[.$A677];1+[.D677]);LEN([.$A677]))" office:value-type="float" office:value="19" calcext:value-type="float">
            <text:p>19</text:p>
          </table:table-cell>
          <table:table-cell table:formula="of:=IFERROR(FIND(&quot;_&quot;;[.$A677];1+[.E677]);LEN([.$A677]))" office:value-type="float" office:value="20" calcext:value-type="float">
            <text:p>20</text:p>
          </table:table-cell>
          <table:table-cell table:formula="of:=[.C677]" office:value-type="float" office:value="11" calcext:value-type="float">
            <text:p>11</text:p>
          </table:table-cell>
          <table:table-cell table:formula="of:=LEFT([.A677];[.G677])" office:value-type="string" office:string-value="nhtsa_vpic_" calcext:value-type="string">
            <text:p>nhtsa_vpic_</text:p>
          </table:table-cell>
          <table:table-cell table:formula="of:=VLOOKUP([.H677];[$source.$C$2:$source.$F$48];4;0)" office:value-type="float" office:value="501" calcext:value-type="float">
            <text:p>501</text:p>
          </table:table-cell>
          <table:table-cell table:style-name="ce7" table:formula="of:=IF(RIGHT([.A677];6)=&quot;_X_X_X&quot;;3;IF(RIGHT([.A677];4)=&quot;_X_X&quot;;2;IF(RIGHT([.A67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78])&gt;0;[$preferred_name.A678];&#10;LEN([$preferred_name.B678])&gt;0;[$preferred_name.B678]&#10;)" office:value-type="string" office:string-value="nhtsa_vpic_general___vehicletype" calcext:value-type="string">
            <text:p>nhtsa_vpic_general___vehicletype</text:p>
          </table:table-cell>
          <table:table-cell table:formula="of:=IFERROR(FIND(&quot;_&quot;;[.$A678];1);LEN([.$A678]))" office:value-type="float" office:value="6" calcext:value-type="float">
            <text:p>6</text:p>
          </table:table-cell>
          <table:table-cell table:formula="of:=IFERROR(FIND(&quot;_&quot;;[.$A678];1+[.B678]);LEN([.$A678]))" office:value-type="float" office:value="11" calcext:value-type="float">
            <text:p>11</text:p>
          </table:table-cell>
          <table:table-cell table:formula="of:=IFERROR(FIND(&quot;_&quot;;[.$A678];1+[.C678]);LEN([.$A678]))" office:value-type="float" office:value="19" calcext:value-type="float">
            <text:p>19</text:p>
          </table:table-cell>
          <table:table-cell table:formula="of:=IFERROR(FIND(&quot;_&quot;;[.$A678];1+[.D678]);LEN([.$A678]))" office:value-type="float" office:value="20" calcext:value-type="float">
            <text:p>20</text:p>
          </table:table-cell>
          <table:table-cell table:formula="of:=IFERROR(FIND(&quot;_&quot;;[.$A678];1+[.E678]);LEN([.$A678]))" office:value-type="float" office:value="21" calcext:value-type="float">
            <text:p>21</text:p>
          </table:table-cell>
          <table:table-cell table:formula="of:=[.C678]" office:value-type="float" office:value="11" calcext:value-type="float">
            <text:p>11</text:p>
          </table:table-cell>
          <table:table-cell table:formula="of:=LEFT([.A678];[.G678])" office:value-type="string" office:string-value="nhtsa_vpic_" calcext:value-type="string">
            <text:p>nhtsa_vpic_</text:p>
          </table:table-cell>
          <table:table-cell table:formula="of:=VLOOKUP([.H678];[$source.$C$2:$source.$F$48];4;0)" office:value-type="float" office:value="501" calcext:value-type="float">
            <text:p>501</text:p>
          </table:table-cell>
          <table:table-cell table:style-name="ce7" table:formula="of:=IF(RIGHT([.A678];6)=&quot;_X_X_X&quot;;3;IF(RIGHT([.A678];4)=&quot;_X_X&quot;;2;IF(RIGHT([.A67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79])&gt;0;[$preferred_name.A679];&#10;LEN([$preferred_name.B679])&gt;0;[$preferred_name.B679]&#10;)" office:value-type="string" office:string-value="nhtsa_vpic_exterior_dimension__wheelbaselong" calcext:value-type="string">
            <text:p>nhtsa_vpic_exterior_dimension__wheelbaselong</text:p>
          </table:table-cell>
          <table:table-cell table:formula="of:=IFERROR(FIND(&quot;_&quot;;[.$A679];1);LEN([.$A679]))" office:value-type="float" office:value="6" calcext:value-type="float">
            <text:p>6</text:p>
          </table:table-cell>
          <table:table-cell table:formula="of:=IFERROR(FIND(&quot;_&quot;;[.$A679];1+[.B679]);LEN([.$A679]))" office:value-type="float" office:value="11" calcext:value-type="float">
            <text:p>11</text:p>
          </table:table-cell>
          <table:table-cell table:formula="of:=IFERROR(FIND(&quot;_&quot;;[.$A679];1+[.C679]);LEN([.$A679]))" office:value-type="float" office:value="20" calcext:value-type="float">
            <text:p>20</text:p>
          </table:table-cell>
          <table:table-cell table:formula="of:=IFERROR(FIND(&quot;_&quot;;[.$A679];1+[.D679]);LEN([.$A679]))" office:value-type="float" office:value="30" calcext:value-type="float">
            <text:p>30</text:p>
          </table:table-cell>
          <table:table-cell table:formula="of:=IFERROR(FIND(&quot;_&quot;;[.$A679];1+[.E679]);LEN([.$A679]))" office:value-type="float" office:value="31" calcext:value-type="float">
            <text:p>31</text:p>
          </table:table-cell>
          <table:table-cell table:formula="of:=[.C679]" office:value-type="float" office:value="11" calcext:value-type="float">
            <text:p>11</text:p>
          </table:table-cell>
          <table:table-cell table:formula="of:=LEFT([.A679];[.G679])" office:value-type="string" office:string-value="nhtsa_vpic_" calcext:value-type="string">
            <text:p>nhtsa_vpic_</text:p>
          </table:table-cell>
          <table:table-cell table:formula="of:=VLOOKUP([.H679];[$source.$C$2:$source.$F$48];4;0)" office:value-type="float" office:value="501" calcext:value-type="float">
            <text:p>501</text:p>
          </table:table-cell>
          <table:table-cell table:style-name="ce7" table:formula="of:=IF(RIGHT([.A679];6)=&quot;_X_X_X&quot;;3;IF(RIGHT([.A679];4)=&quot;_X_X&quot;;2;IF(RIGHT([.A67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80])&gt;0;[$preferred_name.A680];&#10;LEN([$preferred_name.B680])&gt;0;[$preferred_name.B680]&#10;)" office:value-type="string" office:string-value="nhtsa_vpic_exterior_dimension__wheelbaseshort" calcext:value-type="string">
            <text:p>nhtsa_vpic_exterior_dimension__wheelbaseshort</text:p>
          </table:table-cell>
          <table:table-cell table:formula="of:=IFERROR(FIND(&quot;_&quot;;[.$A680];1);LEN([.$A680]))" office:value-type="float" office:value="6" calcext:value-type="float">
            <text:p>6</text:p>
          </table:table-cell>
          <table:table-cell table:formula="of:=IFERROR(FIND(&quot;_&quot;;[.$A680];1+[.B680]);LEN([.$A680]))" office:value-type="float" office:value="11" calcext:value-type="float">
            <text:p>11</text:p>
          </table:table-cell>
          <table:table-cell table:formula="of:=IFERROR(FIND(&quot;_&quot;;[.$A680];1+[.C680]);LEN([.$A680]))" office:value-type="float" office:value="20" calcext:value-type="float">
            <text:p>20</text:p>
          </table:table-cell>
          <table:table-cell table:formula="of:=IFERROR(FIND(&quot;_&quot;;[.$A680];1+[.D680]);LEN([.$A680]))" office:value-type="float" office:value="30" calcext:value-type="float">
            <text:p>30</text:p>
          </table:table-cell>
          <table:table-cell table:formula="of:=IFERROR(FIND(&quot;_&quot;;[.$A680];1+[.E680]);LEN([.$A680]))" office:value-type="float" office:value="31" calcext:value-type="float">
            <text:p>31</text:p>
          </table:table-cell>
          <table:table-cell table:formula="of:=[.C680]" office:value-type="float" office:value="11" calcext:value-type="float">
            <text:p>11</text:p>
          </table:table-cell>
          <table:table-cell table:formula="of:=LEFT([.A680];[.G680])" office:value-type="string" office:string-value="nhtsa_vpic_" calcext:value-type="string">
            <text:p>nhtsa_vpic_</text:p>
          </table:table-cell>
          <table:table-cell table:formula="of:=VLOOKUP([.H680];[$source.$C$2:$source.$F$48];4;0)" office:value-type="float" office:value="501" calcext:value-type="float">
            <text:p>501</text:p>
          </table:table-cell>
          <table:table-cell table:style-name="ce7" table:formula="of:=IF(RIGHT([.A680];6)=&quot;_X_X_X&quot;;3;IF(RIGHT([.A680];4)=&quot;_X_X&quot;;2;IF(RIGHT([.A68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681])&gt;0;[$preferred_name.A681];&#10;LEN([$preferred_name.B681])&gt;0;[$preferred_name.B681]&#10;)" office:value-type="string" office:string-value="nhtsa_vpic_exterior_body__wheelbasetype" calcext:value-type="string">
            <text:p>nhtsa_vpic_exterior_body__wheelbasetype</text:p>
          </table:table-cell>
          <table:table-cell table:formula="of:=IFERROR(FIND(&quot;_&quot;;[.$A681];1);LEN([.$A681]))" office:value-type="float" office:value="6" calcext:value-type="float">
            <text:p>6</text:p>
          </table:table-cell>
          <table:table-cell table:formula="of:=IFERROR(FIND(&quot;_&quot;;[.$A681];1+[.B681]);LEN([.$A681]))" office:value-type="float" office:value="11" calcext:value-type="float">
            <text:p>11</text:p>
          </table:table-cell>
          <table:table-cell table:formula="of:=IFERROR(FIND(&quot;_&quot;;[.$A681];1+[.C681]);LEN([.$A681]))" office:value-type="float" office:value="20" calcext:value-type="float">
            <text:p>20</text:p>
          </table:table-cell>
          <table:table-cell table:formula="of:=IFERROR(FIND(&quot;_&quot;;[.$A681];1+[.D681]);LEN([.$A681]))" office:value-type="float" office:value="25" calcext:value-type="float">
            <text:p>25</text:p>
          </table:table-cell>
          <table:table-cell table:formula="of:=IFERROR(FIND(&quot;_&quot;;[.$A681];1+[.E681]);LEN([.$A681]))" office:value-type="float" office:value="26" calcext:value-type="float">
            <text:p>26</text:p>
          </table:table-cell>
          <table:table-cell table:formula="of:=[.C681]" office:value-type="float" office:value="11" calcext:value-type="float">
            <text:p>11</text:p>
          </table:table-cell>
          <table:table-cell table:formula="of:=LEFT([.A681];[.G681])" office:value-type="string" office:string-value="nhtsa_vpic_" calcext:value-type="string">
            <text:p>nhtsa_vpic_</text:p>
          </table:table-cell>
          <table:table-cell table:formula="of:=VLOOKUP([.H681];[$source.$C$2:$source.$F$48];4;0)" office:value-type="float" office:value="501" calcext:value-type="float">
            <text:p>501</text:p>
          </table:table-cell>
          <table:table-cell table:style-name="ce7" table:formula="of:=IF(RIGHT([.A681];6)=&quot;_X_X_X&quot;;3;IF(RIGHT([.A681];4)=&quot;_X_X&quot;;2;IF(RIGHT([.A68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682])&gt;0;[$preferred_name.A682];&#10;LEN([$preferred_name.B682])&gt;0;[$preferred_name.B682]&#10;)" office:value-type="string" office:string-value="nhtsa_vpic_exterior_wheeltire__wheelsizefront" calcext:value-type="string">
            <text:p>nhtsa_vpic_exterior_wheeltire__wheelsizefront</text:p>
          </table:table-cell>
          <table:table-cell table:formula="of:=IFERROR(FIND(&quot;_&quot;;[.$A682];1);LEN([.$A682]))" office:value-type="float" office:value="6" calcext:value-type="float">
            <text:p>6</text:p>
          </table:table-cell>
          <table:table-cell table:formula="of:=IFERROR(FIND(&quot;_&quot;;[.$A682];1+[.B682]);LEN([.$A682]))" office:value-type="float" office:value="11" calcext:value-type="float">
            <text:p>11</text:p>
          </table:table-cell>
          <table:table-cell table:formula="of:=IFERROR(FIND(&quot;_&quot;;[.$A682];1+[.C682]);LEN([.$A682]))" office:value-type="float" office:value="20" calcext:value-type="float">
            <text:p>20</text:p>
          </table:table-cell>
          <table:table-cell table:formula="of:=IFERROR(FIND(&quot;_&quot;;[.$A682];1+[.D682]);LEN([.$A682]))" office:value-type="float" office:value="30" calcext:value-type="float">
            <text:p>30</text:p>
          </table:table-cell>
          <table:table-cell table:formula="of:=IFERROR(FIND(&quot;_&quot;;[.$A682];1+[.E682]);LEN([.$A682]))" office:value-type="float" office:value="31" calcext:value-type="float">
            <text:p>31</text:p>
          </table:table-cell>
          <table:table-cell table:formula="of:=[.C682]" office:value-type="float" office:value="11" calcext:value-type="float">
            <text:p>11</text:p>
          </table:table-cell>
          <table:table-cell table:formula="of:=LEFT([.A682];[.G682])" office:value-type="string" office:string-value="nhtsa_vpic_" calcext:value-type="string">
            <text:p>nhtsa_vpic_</text:p>
          </table:table-cell>
          <table:table-cell table:formula="of:=VLOOKUP([.H682];[$source.$C$2:$source.$F$48];4;0)" office:value-type="float" office:value="501" calcext:value-type="float">
            <text:p>501</text:p>
          </table:table-cell>
          <table:table-cell table:style-name="ce7" table:formula="of:=IF(RIGHT([.A682];6)=&quot;_X_X_X&quot;;3;IF(RIGHT([.A682];4)=&quot;_X_X&quot;;2;IF(RIGHT([.A68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3])&gt;0;[$preferred_name.A683];&#10;LEN([$preferred_name.B683])&gt;0;[$preferred_name.B683]&#10;)" office:value-type="string" office:string-value="nhtsa_vpic_exterior_wheeltire__wheelsizerear" calcext:value-type="string">
            <text:p>nhtsa_vpic_exterior_wheeltire__wheelsizerear</text:p>
          </table:table-cell>
          <table:table-cell table:formula="of:=IFERROR(FIND(&quot;_&quot;;[.$A683];1);LEN([.$A683]))" office:value-type="float" office:value="6" calcext:value-type="float">
            <text:p>6</text:p>
          </table:table-cell>
          <table:table-cell table:formula="of:=IFERROR(FIND(&quot;_&quot;;[.$A683];1+[.B683]);LEN([.$A683]))" office:value-type="float" office:value="11" calcext:value-type="float">
            <text:p>11</text:p>
          </table:table-cell>
          <table:table-cell table:formula="of:=IFERROR(FIND(&quot;_&quot;;[.$A683];1+[.C683]);LEN([.$A683]))" office:value-type="float" office:value="20" calcext:value-type="float">
            <text:p>20</text:p>
          </table:table-cell>
          <table:table-cell table:formula="of:=IFERROR(FIND(&quot;_&quot;;[.$A683];1+[.D683]);LEN([.$A683]))" office:value-type="float" office:value="30" calcext:value-type="float">
            <text:p>30</text:p>
          </table:table-cell>
          <table:table-cell table:formula="of:=IFERROR(FIND(&quot;_&quot;;[.$A683];1+[.E683]);LEN([.$A683]))" office:value-type="float" office:value="31" calcext:value-type="float">
            <text:p>31</text:p>
          </table:table-cell>
          <table:table-cell table:formula="of:=[.C683]" office:value-type="float" office:value="11" calcext:value-type="float">
            <text:p>11</text:p>
          </table:table-cell>
          <table:table-cell table:formula="of:=LEFT([.A683];[.G683])" office:value-type="string" office:string-value="nhtsa_vpic_" calcext:value-type="string">
            <text:p>nhtsa_vpic_</text:p>
          </table:table-cell>
          <table:table-cell table:formula="of:=VLOOKUP([.H683];[$source.$C$2:$source.$F$48];4;0)" office:value-type="float" office:value="501" calcext:value-type="float">
            <text:p>501</text:p>
          </table:table-cell>
          <table:table-cell table:style-name="ce7" table:formula="of:=IF(RIGHT([.A683];6)=&quot;_X_X_X&quot;;3;IF(RIGHT([.A683];4)=&quot;_X_X&quot;;2;IF(RIGHT([.A68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4])&gt;0;[$preferred_name.A684];&#10;LEN([$preferred_name.B684])&gt;0;[$preferred_name.B684]&#10;)" office:value-type="string" office:string-value="nhtsa_vpic_exterior_wheeltire__wheels" calcext:value-type="string">
            <text:p>nhtsa_vpic_exterior_wheeltire__wheels</text:p>
          </table:table-cell>
          <table:table-cell table:formula="of:=IFERROR(FIND(&quot;_&quot;;[.$A684];1);LEN([.$A684]))" office:value-type="float" office:value="6" calcext:value-type="float">
            <text:p>6</text:p>
          </table:table-cell>
          <table:table-cell table:formula="of:=IFERROR(FIND(&quot;_&quot;;[.$A684];1+[.B684]);LEN([.$A684]))" office:value-type="float" office:value="11" calcext:value-type="float">
            <text:p>11</text:p>
          </table:table-cell>
          <table:table-cell table:formula="of:=IFERROR(FIND(&quot;_&quot;;[.$A684];1+[.C684]);LEN([.$A684]))" office:value-type="float" office:value="20" calcext:value-type="float">
            <text:p>20</text:p>
          </table:table-cell>
          <table:table-cell table:formula="of:=IFERROR(FIND(&quot;_&quot;;[.$A684];1+[.D684]);LEN([.$A684]))" office:value-type="float" office:value="30" calcext:value-type="float">
            <text:p>30</text:p>
          </table:table-cell>
          <table:table-cell table:formula="of:=IFERROR(FIND(&quot;_&quot;;[.$A684];1+[.E684]);LEN([.$A684]))" office:value-type="float" office:value="31" calcext:value-type="float">
            <text:p>31</text:p>
          </table:table-cell>
          <table:table-cell table:formula="of:=[.C684]" office:value-type="float" office:value="11" calcext:value-type="float">
            <text:p>11</text:p>
          </table:table-cell>
          <table:table-cell table:formula="of:=LEFT([.A684];[.G684])" office:value-type="string" office:string-value="nhtsa_vpic_" calcext:value-type="string">
            <text:p>nhtsa_vpic_</text:p>
          </table:table-cell>
          <table:table-cell table:formula="of:=VLOOKUP([.H684];[$source.$C$2:$source.$F$48];4;0)" office:value-type="float" office:value="501" calcext:value-type="float">
            <text:p>501</text:p>
          </table:table-cell>
          <table:table-cell table:style-name="ce7" table:formula="of:=IF(RIGHT([.A684];6)=&quot;_X_X_X&quot;;3;IF(RIGHT([.A684];4)=&quot;_X_X&quot;;2;IF(RIGHT([.A68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85])&gt;0;[$preferred_name.A685];&#10;LEN([$preferred_name.B685])&gt;0;[$preferred_name.B685]&#10;)" office:value-type="string" office:string-value="nhtsa_vpic_exterior_body__windows" calcext:value-type="string">
            <text:p>nhtsa_vpic_exterior_body__windows</text:p>
          </table:table-cell>
          <table:table-cell table:formula="of:=IFERROR(FIND(&quot;_&quot;;[.$A685];1);LEN([.$A685]))" office:value-type="float" office:value="6" calcext:value-type="float">
            <text:p>6</text:p>
          </table:table-cell>
          <table:table-cell table:formula="of:=IFERROR(FIND(&quot;_&quot;;[.$A685];1+[.B685]);LEN([.$A685]))" office:value-type="float" office:value="11" calcext:value-type="float">
            <text:p>11</text:p>
          </table:table-cell>
          <table:table-cell table:formula="of:=IFERROR(FIND(&quot;_&quot;;[.$A685];1+[.C685]);LEN([.$A685]))" office:value-type="float" office:value="20" calcext:value-type="float">
            <text:p>20</text:p>
          </table:table-cell>
          <table:table-cell table:formula="of:=IFERROR(FIND(&quot;_&quot;;[.$A685];1+[.D685]);LEN([.$A685]))" office:value-type="float" office:value="25" calcext:value-type="float">
            <text:p>25</text:p>
          </table:table-cell>
          <table:table-cell table:formula="of:=IFERROR(FIND(&quot;_&quot;;[.$A685];1+[.E685]);LEN([.$A685]))" office:value-type="float" office:value="26" calcext:value-type="float">
            <text:p>26</text:p>
          </table:table-cell>
          <table:table-cell table:formula="of:=[.C685]" office:value-type="float" office:value="11" calcext:value-type="float">
            <text:p>11</text:p>
          </table:table-cell>
          <table:table-cell table:formula="of:=LEFT([.A685];[.G685])" office:value-type="string" office:string-value="nhtsa_vpic_" calcext:value-type="string">
            <text:p>nhtsa_vpic_</text:p>
          </table:table-cell>
          <table:table-cell table:formula="of:=VLOOKUP([.H685];[$source.$C$2:$source.$F$48];4;0)" office:value-type="float" office:value="501" calcext:value-type="float">
            <text:p>501</text:p>
          </table:table-cell>
          <table:table-cell table:style-name="ce7" table:formula="of:=IF(RIGHT([.A685];6)=&quot;_X_X_X&quot;;3;IF(RIGHT([.A685];4)=&quot;_X_X&quot;;2;IF(RIGHT([.A68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6])&gt;0;[$preferred_name.A686];&#10;LEN([$preferred_name.B686])&gt;0;[$preferred_name.B686]&#10;)" office:value-type="string" office:string-value="nhtsa_vpic_TimeStamp" calcext:value-type="string">
            <text:p>nhtsa_vpic_TimeStamp</text:p>
          </table:table-cell>
          <table:table-cell table:formula="of:=IFERROR(FIND(&quot;_&quot;;[.$A686];1);LEN([.$A686]))" office:value-type="float" office:value="6" calcext:value-type="float">
            <text:p>6</text:p>
          </table:table-cell>
          <table:table-cell table:formula="of:=IFERROR(FIND(&quot;_&quot;;[.$A686];1+[.B686]);LEN([.$A686]))" office:value-type="float" office:value="11" calcext:value-type="float">
            <text:p>11</text:p>
          </table:table-cell>
          <table:table-cell table:formula="of:=IFERROR(FIND(&quot;_&quot;;[.$A686];1+[.C686]);LEN([.$A686]))" office:value-type="float" office:value="20" calcext:value-type="float">
            <text:p>20</text:p>
          </table:table-cell>
          <table:table-cell table:formula="of:=IFERROR(FIND(&quot;_&quot;;[.$A686];1+[.D686]);LEN([.$A686]))" office:value-type="float" office:value="20" calcext:value-type="float">
            <text:p>20</text:p>
          </table:table-cell>
          <table:table-cell table:formula="of:=IFERROR(FIND(&quot;_&quot;;[.$A686];1+[.E686]);LEN([.$A686]))" office:value-type="float" office:value="20" calcext:value-type="float">
            <text:p>20</text:p>
          </table:table-cell>
          <table:table-cell table:formula="of:=[.C686]" office:value-type="float" office:value="11" calcext:value-type="float">
            <text:p>11</text:p>
          </table:table-cell>
          <table:table-cell table:formula="of:=LEFT([.A686];[.G686])" office:value-type="string" office:string-value="nhtsa_vpic_" calcext:value-type="string">
            <text:p>nhtsa_vpic_</text:p>
          </table:table-cell>
          <table:table-cell table:formula="of:=VLOOKUP([.H686];[$source.$C$2:$source.$F$48];4;0)" office:value-type="float" office:value="501" calcext:value-type="float">
            <text:p>501</text:p>
          </table:table-cell>
          <table:table-cell table:style-name="ce7" table:formula="of:=IF(RIGHT([.A686];6)=&quot;_X_X_X&quot;;3;IF(RIGHT([.A686];4)=&quot;_X_X&quot;;2;IF(RIGHT([.A68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7])&gt;0;[$preferred_name.A687];&#10;LEN([$preferred_name.B687])&gt;0;[$preferred_name.B687]&#10;)" office:value-type="string" office:string-value="rdw_nr_of_meldingen_keuringsinstantie" calcext:value-type="string">
            <text:p>rdw_nr_of_meldingen_keuringsinstantie</text:p>
          </table:table-cell>
          <table:table-cell table:formula="of:=IFERROR(FIND(&quot;_&quot;;[.$A687];1);LEN([.$A687]))" office:value-type="float" office:value="4" calcext:value-type="float">
            <text:p>4</text:p>
          </table:table-cell>
          <table:table-cell table:formula="of:=IFERROR(FIND(&quot;_&quot;;[.$A687];1+[.B687]);LEN([.$A687]))" office:value-type="float" office:value="7" calcext:value-type="float">
            <text:p>7</text:p>
          </table:table-cell>
          <table:table-cell table:formula="of:=IFERROR(FIND(&quot;_&quot;;[.$A687];1+[.C687]);LEN([.$A687]))" office:value-type="float" office:value="10" calcext:value-type="float">
            <text:p>10</text:p>
          </table:table-cell>
          <table:table-cell table:formula="of:=IFERROR(FIND(&quot;_&quot;;[.$A687];1+[.D687]);LEN([.$A687]))" office:value-type="float" office:value="20" calcext:value-type="float">
            <text:p>20</text:p>
          </table:table-cell>
          <table:table-cell table:formula="of:=IFERROR(FIND(&quot;_&quot;;[.$A687];1+[.E687]);LEN([.$A687]))" office:value-type="float" office:value="37" calcext:value-type="float">
            <text:p>37</text:p>
          </table:table-cell>
          <table:table-cell/>
          <table:table-cell table:formula="of:=LEFT([.A687];[.G687])">
            <text:p/>
          </table:table-cell>
          <table:table-cell table:formula="of:=VLOOKUP([.H687];[$source.$C$2:$source.$F$48];4;0)" office:value-type="string" office:string-value="" calcext:value-type="error">
            <text:p>#N/A</text:p>
          </table:table-cell>
          <table:table-cell table:style-name="ce7" table:formula="of:=IF(RIGHT([.A687];6)=&quot;_X_X_X&quot;;3;IF(RIGHT([.A687];4)=&quot;_X_X&quot;;2;IF(RIGHT([.A68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8])&gt;0;[$preferred_name.A688];&#10;LEN([$preferred_name.B688])&gt;0;[$preferred_name.B688]&#10;)" office:value-type="string" office:string-value="rdw_nr_of_gebrek_constateringen" calcext:value-type="string">
            <text:p>rdw_nr_of_gebrek_constateringen</text:p>
          </table:table-cell>
          <table:table-cell table:formula="of:=IFERROR(FIND(&quot;_&quot;;[.$A688];1);LEN([.$A688]))" office:value-type="float" office:value="4" calcext:value-type="float">
            <text:p>4</text:p>
          </table:table-cell>
          <table:table-cell table:formula="of:=IFERROR(FIND(&quot;_&quot;;[.$A688];1+[.B688]);LEN([.$A688]))" office:value-type="float" office:value="7" calcext:value-type="float">
            <text:p>7</text:p>
          </table:table-cell>
          <table:table-cell table:formula="of:=IFERROR(FIND(&quot;_&quot;;[.$A688];1+[.C688]);LEN([.$A688]))" office:value-type="float" office:value="10" calcext:value-type="float">
            <text:p>10</text:p>
          </table:table-cell>
          <table:table-cell table:formula="of:=IFERROR(FIND(&quot;_&quot;;[.$A688];1+[.D688]);LEN([.$A688]))" office:value-type="float" office:value="17" calcext:value-type="float">
            <text:p>17</text:p>
          </table:table-cell>
          <table:table-cell table:formula="of:=IFERROR(FIND(&quot;_&quot;;[.$A688];1+[.E688]);LEN([.$A688]))" office:value-type="float" office:value="31" calcext:value-type="float">
            <text:p>31</text:p>
          </table:table-cell>
          <table:table-cell/>
          <table:table-cell table:formula="of:=LEFT([.A688];[.G688])">
            <text:p/>
          </table:table-cell>
          <table:table-cell table:formula="of:=VLOOKUP([.H688];[$source.$C$2:$source.$F$48];4;0)" office:value-type="string" office:string-value="" calcext:value-type="error">
            <text:p>#N/A</text:p>
          </table:table-cell>
          <table:table-cell table:style-name="ce7" table:formula="of:=IF(RIGHT([.A688];6)=&quot;_X_X_X&quot;;3;IF(RIGHT([.A688];4)=&quot;_X_X&quot;;2;IF(RIGHT([.A68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89])&gt;0;[$preferred_name.A689];&#10;LEN([$preferred_name.B689])&gt;0;[$preferred_name.B689]&#10;)" office:value-type="string" office:string-value="rdw_nr_of_toegevoegde_objecten" calcext:value-type="string">
            <text:p>rdw_nr_of_toegevoegde_objecten</text:p>
          </table:table-cell>
          <table:table-cell table:formula="of:=IFERROR(FIND(&quot;_&quot;;[.$A689];1);LEN([.$A689]))" office:value-type="float" office:value="4" calcext:value-type="float">
            <text:p>4</text:p>
          </table:table-cell>
          <table:table-cell table:formula="of:=IFERROR(FIND(&quot;_&quot;;[.$A689];1+[.B689]);LEN([.$A689]))" office:value-type="float" office:value="7" calcext:value-type="float">
            <text:p>7</text:p>
          </table:table-cell>
          <table:table-cell table:formula="of:=IFERROR(FIND(&quot;_&quot;;[.$A689];1+[.C689]);LEN([.$A689]))" office:value-type="float" office:value="10" calcext:value-type="float">
            <text:p>10</text:p>
          </table:table-cell>
          <table:table-cell table:formula="of:=IFERROR(FIND(&quot;_&quot;;[.$A689];1+[.D689]);LEN([.$A689]))" office:value-type="float" office:value="22" calcext:value-type="float">
            <text:p>22</text:p>
          </table:table-cell>
          <table:table-cell table:formula="of:=IFERROR(FIND(&quot;_&quot;;[.$A689];1+[.E689]);LEN([.$A689]))" office:value-type="float" office:value="30" calcext:value-type="float">
            <text:p>30</text:p>
          </table:table-cell>
          <table:table-cell/>
          <table:table-cell table:formula="of:=LEFT([.A689];[.G689])">
            <text:p/>
          </table:table-cell>
          <table:table-cell table:formula="of:=VLOOKUP([.H689];[$source.$C$2:$source.$F$48];4;0)" office:value-type="string" office:string-value="" calcext:value-type="error">
            <text:p>#N/A</text:p>
          </table:table-cell>
          <table:table-cell table:style-name="ce7" table:formula="of:=IF(RIGHT([.A689];6)=&quot;_X_X_X&quot;;3;IF(RIGHT([.A689];4)=&quot;_X_X&quot;;2;IF(RIGHT([.A68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0])&gt;0;[$preferred_name.A690];&#10;LEN([$preferred_name.B690])&gt;0;[$preferred_name.B690]&#10;)" office:value-type="string" office:string-value="rdw_basisgegevens_eeg_uitvoering_techn_max_last_koppelpunt_ondergrens" calcext:value-type="string">
            <text:p>rdw_basisgegevens_eeg_uitvoering_techn_max_last_koppelpunt_ondergrens</text:p>
          </table:table-cell>
          <table:table-cell table:formula="of:=IFERROR(FIND(&quot;_&quot;;[.$A690];1);LEN([.$A690]))" office:value-type="float" office:value="4" calcext:value-type="float">
            <text:p>4</text:p>
          </table:table-cell>
          <table:table-cell table:formula="of:=IFERROR(FIND(&quot;_&quot;;[.$A690];1+[.B690]);LEN([.$A690]))" office:value-type="float" office:value="18" calcext:value-type="float">
            <text:p>18</text:p>
          </table:table-cell>
          <table:table-cell table:formula="of:=IFERROR(FIND(&quot;_&quot;;[.$A690];1+[.C690]);LEN([.$A690]))" office:value-type="float" office:value="22" calcext:value-type="float">
            <text:p>22</text:p>
          </table:table-cell>
          <table:table-cell table:formula="of:=IFERROR(FIND(&quot;_&quot;;[.$A690];1+[.D690]);LEN([.$A690]))" office:value-type="float" office:value="33" calcext:value-type="float">
            <text:p>33</text:p>
          </table:table-cell>
          <table:table-cell table:formula="of:=IFERROR(FIND(&quot;_&quot;;[.$A690];1+[.E690]);LEN([.$A690]))" office:value-type="float" office:value="39" calcext:value-type="float">
            <text:p>39</text:p>
          </table:table-cell>
          <table:table-cell table:formula="of:=[.E690]" office:value-type="float" office:value="33" calcext:value-type="float">
            <text:p>33</text:p>
          </table:table-cell>
          <table:table-cell table:formula="of:=LEFT([.A690];[.G690])" office:value-type="string" office:string-value="rdw_basisgegevens_eeg_uitvoering_" calcext:value-type="string">
            <text:p>rdw_basisgegevens_eeg_uitvoering_</text:p>
          </table:table-cell>
          <table:table-cell table:formula="of:=VLOOKUP([.H690];[$source.$C$2:$source.$F$48];4;0)" office:value-type="float" office:value="303" calcext:value-type="float">
            <text:p>303</text:p>
          </table:table-cell>
          <table:table-cell table:style-name="ce7" table:formula="of:=IF(RIGHT([.A690];6)=&quot;_X_X_X&quot;;3;IF(RIGHT([.A690];4)=&quot;_X_X&quot;;2;IF(RIGHT([.A69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1])&gt;0;[$preferred_name.A691];&#10;LEN([$preferred_name.B691])&gt;0;[$preferred_name.B691]&#10;)" office:value-type="string" office:string-value="rdw_basisgegevens_eeg_uitvoering_techn_max_last_koppelpunt_bovengrens" calcext:value-type="string">
            <text:p>rdw_basisgegevens_eeg_uitvoering_techn_max_last_koppelpunt_bovengrens</text:p>
          </table:table-cell>
          <table:table-cell table:formula="of:=IFERROR(FIND(&quot;_&quot;;[.$A691];1);LEN([.$A691]))" office:value-type="float" office:value="4" calcext:value-type="float">
            <text:p>4</text:p>
          </table:table-cell>
          <table:table-cell table:formula="of:=IFERROR(FIND(&quot;_&quot;;[.$A691];1+[.B691]);LEN([.$A691]))" office:value-type="float" office:value="18" calcext:value-type="float">
            <text:p>18</text:p>
          </table:table-cell>
          <table:table-cell table:formula="of:=IFERROR(FIND(&quot;_&quot;;[.$A691];1+[.C691]);LEN([.$A691]))" office:value-type="float" office:value="22" calcext:value-type="float">
            <text:p>22</text:p>
          </table:table-cell>
          <table:table-cell table:formula="of:=IFERROR(FIND(&quot;_&quot;;[.$A691];1+[.D691]);LEN([.$A691]))" office:value-type="float" office:value="33" calcext:value-type="float">
            <text:p>33</text:p>
          </table:table-cell>
          <table:table-cell table:formula="of:=IFERROR(FIND(&quot;_&quot;;[.$A691];1+[.E691]);LEN([.$A691]))" office:value-type="float" office:value="39" calcext:value-type="float">
            <text:p>39</text:p>
          </table:table-cell>
          <table:table-cell table:formula="of:=[.E691]" office:value-type="float" office:value="33" calcext:value-type="float">
            <text:p>33</text:p>
          </table:table-cell>
          <table:table-cell table:formula="of:=LEFT([.A691];[.G691])" office:value-type="string" office:string-value="rdw_basisgegevens_eeg_uitvoering_" calcext:value-type="string">
            <text:p>rdw_basisgegevens_eeg_uitvoering_</text:p>
          </table:table-cell>
          <table:table-cell table:formula="of:=VLOOKUP([.H691];[$source.$C$2:$source.$F$48];4;0)" office:value-type="float" office:value="303" calcext:value-type="float">
            <text:p>303</text:p>
          </table:table-cell>
          <table:table-cell table:style-name="ce7" table:formula="of:=IF(RIGHT([.A691];6)=&quot;_X_X_X&quot;;3;IF(RIGHT([.A691];4)=&quot;_X_X&quot;;2;IF(RIGHT([.A69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2])&gt;0;[$preferred_name.A692];&#10;LEN([$preferred_name.B692])&gt;0;[$preferred_name.B692]&#10;)" office:value-type="string" office:string-value="rdw_as_gegevens_eeg_uitvoering_techn_max_last_asstel_bovengr_X" calcext:value-type="string">
            <text:p>rdw_as_gegevens_eeg_uitvoering_techn_max_last_asstel_bovengr_X</text:p>
          </table:table-cell>
          <table:table-cell table:formula="of:=IFERROR(FIND(&quot;_&quot;;[.$A692];1);LEN([.$A692]))" office:value-type="float" office:value="4" calcext:value-type="float">
            <text:p>4</text:p>
          </table:table-cell>
          <table:table-cell table:formula="of:=IFERROR(FIND(&quot;_&quot;;[.$A692];1+[.B692]);LEN([.$A692]))" office:value-type="float" office:value="7" calcext:value-type="float">
            <text:p>7</text:p>
          </table:table-cell>
          <table:table-cell table:formula="of:=IFERROR(FIND(&quot;_&quot;;[.$A692];1+[.C692]);LEN([.$A692]))" office:value-type="float" office:value="16" calcext:value-type="float">
            <text:p>16</text:p>
          </table:table-cell>
          <table:table-cell table:formula="of:=IFERROR(FIND(&quot;_&quot;;[.$A692];1+[.D692]);LEN([.$A692]))" office:value-type="float" office:value="20" calcext:value-type="float">
            <text:p>20</text:p>
          </table:table-cell>
          <table:table-cell table:formula="of:=IFERROR(FIND(&quot;_&quot;;[.$A692];1+[.E692]);LEN([.$A692]))" office:value-type="float" office:value="31" calcext:value-type="float">
            <text:p>31</text:p>
          </table:table-cell>
          <table:table-cell table:formula="of:=[.F692]" office:value-type="float" office:value="31" calcext:value-type="float">
            <text:p>31</text:p>
          </table:table-cell>
          <table:table-cell table:formula="of:=LEFT([.A692];[.G692])" office:value-type="string" office:string-value="rdw_as_gegevens_eeg_uitvoering_" calcext:value-type="string">
            <text:p>rdw_as_gegevens_eeg_uitvoering_</text:p>
          </table:table-cell>
          <table:table-cell table:formula="of:=VLOOKUP([.H692];[$source.$C$2:$source.$F$48];4;0)" office:value-type="float" office:value="302" calcext:value-type="float">
            <text:p>302</text:p>
          </table:table-cell>
          <table:table-cell table:style-name="ce7" table:formula="of:=IF(RIGHT([.A692];6)=&quot;_X_X_X&quot;;3;IF(RIGHT([.A692];4)=&quot;_X_X&quot;;2;IF(RIGHT([.A69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3])&gt;0;[$preferred_name.A693];&#10;LEN([$preferred_name.B693])&gt;0;[$preferred_name.B693]&#10;)" office:value-type="string" office:string-value="rdw_merk_registratie_datum_dt" calcext:value-type="string">
            <text:p>rdw_merk_registratie_datum_dt</text:p>
          </table:table-cell>
          <table:table-cell table:formula="of:=IFERROR(FIND(&quot;_&quot;;[.$A693];1);LEN([.$A693]))" office:value-type="float" office:value="4" calcext:value-type="float">
            <text:p>4</text:p>
          </table:table-cell>
          <table:table-cell table:formula="of:=IFERROR(FIND(&quot;_&quot;;[.$A693];1+[.B693]);LEN([.$A693]))" office:value-type="float" office:value="9" calcext:value-type="float">
            <text:p>9</text:p>
          </table:table-cell>
          <table:table-cell table:formula="of:=IFERROR(FIND(&quot;_&quot;;[.$A693];1+[.C693]);LEN([.$A693]))" office:value-type="float" office:value="21" calcext:value-type="float">
            <text:p>21</text:p>
          </table:table-cell>
          <table:table-cell table:formula="of:=IFERROR(FIND(&quot;_&quot;;[.$A693];1+[.D693]);LEN([.$A693]))" office:value-type="float" office:value="27" calcext:value-type="float">
            <text:p>27</text:p>
          </table:table-cell>
          <table:table-cell table:formula="of:=IFERROR(FIND(&quot;_&quot;;[.$A693];1+[.E693]);LEN([.$A693]))" office:value-type="float" office:value="29" calcext:value-type="float">
            <text:p>29</text:p>
          </table:table-cell>
          <table:table-cell/>
          <table:table-cell table:formula="of:=LEFT([.A693];[.G693])">
            <text:p/>
          </table:table-cell>
          <table:table-cell table:formula="of:=VLOOKUP([.H693];[$source.$C$2:$source.$F$48];4;0)" office:value-type="string" office:string-value="" calcext:value-type="error">
            <text:p>#N/A</text:p>
          </table:table-cell>
          <table:table-cell table:style-name="ce7" table:formula="of:=IF(RIGHT([.A693];6)=&quot;_X_X_X&quot;;3;IF(RIGHT([.A693];4)=&quot;_X_X&quot;;2;IF(RIGHT([.A69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list_datetime_yyyy45mm45ddTHH58mm58ss45000</text:p>
          </table:table-cell>
          <table:table-cell table:number-columns-repeated="1012"/>
        </table:table-row>
        <table:table-row table:style-name="ro1">
          <table:table-cell table:formula="of:=COM.MICROSOFT.IFS(&#10;LEN([$preferred_name.A694])&gt;0;[$preferred_name.A694];&#10;LEN([$preferred_name.B694])&gt;0;[$preferred_name.B694]&#10;)" office:value-type="string" office:string-value="rdw_ovi_sub_cat_omschrijving" calcext:value-type="string">
            <text:p>rdw_ovi_sub_cat_omschrijving</text:p>
          </table:table-cell>
          <table:table-cell table:formula="of:=IFERROR(FIND(&quot;_&quot;;[.$A694];1);LEN([.$A694]))" office:value-type="float" office:value="4" calcext:value-type="float">
            <text:p>4</text:p>
          </table:table-cell>
          <table:table-cell table:formula="of:=IFERROR(FIND(&quot;_&quot;;[.$A694];1+[.B694]);LEN([.$A694]))" office:value-type="float" office:value="8" calcext:value-type="float">
            <text:p>8</text:p>
          </table:table-cell>
          <table:table-cell table:formula="of:=IFERROR(FIND(&quot;_&quot;;[.$A694];1+[.C694]);LEN([.$A694]))" office:value-type="float" office:value="12" calcext:value-type="float">
            <text:p>12</text:p>
          </table:table-cell>
          <table:table-cell table:formula="of:=IFERROR(FIND(&quot;_&quot;;[.$A694];1+[.D694]);LEN([.$A694]))" office:value-type="float" office:value="16" calcext:value-type="float">
            <text:p>16</text:p>
          </table:table-cell>
          <table:table-cell table:formula="of:=IFERROR(FIND(&quot;_&quot;;[.$A694];1+[.E694]);LEN([.$A694]))" office:value-type="float" office:value="28" calcext:value-type="float">
            <text:p>28</text:p>
          </table:table-cell>
          <table:table-cell/>
          <table:table-cell table:formula="of:=LEFT([.A694];[.G694])">
            <text:p/>
          </table:table-cell>
          <table:table-cell table:formula="of:=VLOOKUP([.H694];[$source.$C$2:$source.$F$48];4;0)" office:value-type="string" office:string-value="" calcext:value-type="error">
            <text:p>#N/A</text:p>
          </table:table-cell>
          <table:table-cell table:style-name="ce7" table:formula="of:=IF(RIGHT([.A694];6)=&quot;_X_X_X&quot;;3;IF(RIGHT([.A694];4)=&quot;_X_X&quot;;2;IF(RIGHT([.A69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695])&gt;0;[$preferred_name.A695];&#10;LEN([$preferred_name.B695])&gt;0;[$preferred_name.B695]&#10;)" office:value-type="string" office:string-value="rdw_motor_uitvoering_max_vermogen_continu_ondergrens_X" calcext:value-type="string">
            <text:p>rdw_motor_uitvoering_max_vermogen_continu_ondergrens_X</text:p>
          </table:table-cell>
          <table:table-cell table:formula="of:=IFERROR(FIND(&quot;_&quot;;[.$A695];1);LEN([.$A695]))" office:value-type="float" office:value="4" calcext:value-type="float">
            <text:p>4</text:p>
          </table:table-cell>
          <table:table-cell table:formula="of:=IFERROR(FIND(&quot;_&quot;;[.$A695];1+[.B695]);LEN([.$A695]))" office:value-type="float" office:value="10" calcext:value-type="float">
            <text:p>10</text:p>
          </table:table-cell>
          <table:table-cell table:formula="of:=IFERROR(FIND(&quot;_&quot;;[.$A695];1+[.C695]);LEN([.$A695]))" office:value-type="float" office:value="21" calcext:value-type="float">
            <text:p>21</text:p>
          </table:table-cell>
          <table:table-cell table:formula="of:=IFERROR(FIND(&quot;_&quot;;[.$A695];1+[.D695]);LEN([.$A695]))" office:value-type="float" office:value="25" calcext:value-type="float">
            <text:p>25</text:p>
          </table:table-cell>
          <table:table-cell table:formula="of:=IFERROR(FIND(&quot;_&quot;;[.$A695];1+[.E695]);LEN([.$A695]))" office:value-type="float" office:value="34" calcext:value-type="float">
            <text:p>34</text:p>
          </table:table-cell>
          <table:table-cell/>
          <table:table-cell table:formula="of:=LEFT([.A695];[.G695])">
            <text:p/>
          </table:table-cell>
          <table:table-cell table:formula="of:=VLOOKUP([.H695];[$source.$C$2:$source.$F$48];4;0)" office:value-type="string" office:string-value="" calcext:value-type="error">
            <text:p>#N/A</text:p>
          </table:table-cell>
          <table:table-cell table:style-name="ce7" table:formula="of:=IF(RIGHT([.A695];6)=&quot;_X_X_X&quot;;3;IF(RIGHT([.A695];4)=&quot;_X_X&quot;;2;IF(RIGHT([.A69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6])&gt;0;[$preferred_name.A696];&#10;LEN([$preferred_name.B696])&gt;0;[$preferred_name.B696]&#10;)" office:value-type="string" office:string-value="rdw_motor_uitvoering_max_vermogen_continu_bovengrens_X" calcext:value-type="string">
            <text:p>rdw_motor_uitvoering_max_vermogen_continu_bovengrens_X</text:p>
          </table:table-cell>
          <table:table-cell table:formula="of:=IFERROR(FIND(&quot;_&quot;;[.$A696];1);LEN([.$A696]))" office:value-type="float" office:value="4" calcext:value-type="float">
            <text:p>4</text:p>
          </table:table-cell>
          <table:table-cell table:formula="of:=IFERROR(FIND(&quot;_&quot;;[.$A696];1+[.B696]);LEN([.$A696]))" office:value-type="float" office:value="10" calcext:value-type="float">
            <text:p>10</text:p>
          </table:table-cell>
          <table:table-cell table:formula="of:=IFERROR(FIND(&quot;_&quot;;[.$A696];1+[.C696]);LEN([.$A696]))" office:value-type="float" office:value="21" calcext:value-type="float">
            <text:p>21</text:p>
          </table:table-cell>
          <table:table-cell table:formula="of:=IFERROR(FIND(&quot;_&quot;;[.$A696];1+[.D696]);LEN([.$A696]))" office:value-type="float" office:value="25" calcext:value-type="float">
            <text:p>25</text:p>
          </table:table-cell>
          <table:table-cell table:formula="of:=IFERROR(FIND(&quot;_&quot;;[.$A696];1+[.E696]);LEN([.$A696]))" office:value-type="float" office:value="34" calcext:value-type="float">
            <text:p>34</text:p>
          </table:table-cell>
          <table:table-cell/>
          <table:table-cell table:formula="of:=LEFT([.A696];[.G696])">
            <text:p/>
          </table:table-cell>
          <table:table-cell table:formula="of:=VLOOKUP([.H696];[$source.$C$2:$source.$F$48];4;0)" office:value-type="string" office:string-value="" calcext:value-type="error">
            <text:p>#N/A</text:p>
          </table:table-cell>
          <table:table-cell table:style-name="ce7" table:formula="of:=IF(RIGHT([.A696];6)=&quot;_X_X_X&quot;;3;IF(RIGHT([.A696];4)=&quot;_X_X&quot;;2;IF(RIGHT([.A69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7])&gt;0;[$preferred_name.A697];&#10;LEN([$preferred_name.B697])&gt;0;[$preferred_name.B697]&#10;)" office:value-type="string" office:string-value="rdw_basisgegevens_zelfdragende_carrosserie" calcext:value-type="string">
            <text:p>rdw_basisgegevens_zelfdragende_carrosserie</text:p>
          </table:table-cell>
          <table:table-cell table:formula="of:=IFERROR(FIND(&quot;_&quot;;[.$A697];1);LEN([.$A697]))" office:value-type="float" office:value="4" calcext:value-type="float">
            <text:p>4</text:p>
          </table:table-cell>
          <table:table-cell table:formula="of:=IFERROR(FIND(&quot;_&quot;;[.$A697];1+[.B697]);LEN([.$A697]))" office:value-type="float" office:value="18" calcext:value-type="float">
            <text:p>18</text:p>
          </table:table-cell>
          <table:table-cell table:formula="of:=IFERROR(FIND(&quot;_&quot;;[.$A697];1+[.C697]);LEN([.$A697]))" office:value-type="float" office:value="31" calcext:value-type="float">
            <text:p>31</text:p>
          </table:table-cell>
          <table:table-cell table:formula="of:=IFERROR(FIND(&quot;_&quot;;[.$A697];1+[.D697]);LEN([.$A697]))" office:value-type="float" office:value="42" calcext:value-type="float">
            <text:p>42</text:p>
          </table:table-cell>
          <table:table-cell table:formula="of:=IFERROR(FIND(&quot;_&quot;;[.$A697];1+[.E697]);LEN([.$A697]))" office:value-type="float" office:value="42" calcext:value-type="float">
            <text:p>42</text:p>
          </table:table-cell>
          <table:table-cell/>
          <table:table-cell table:formula="of:=LEFT([.A697];[.G697])">
            <text:p/>
          </table:table-cell>
          <table:table-cell table:formula="of:=VLOOKUP([.H697];[$source.$C$2:$source.$F$48];4;0)" office:value-type="string" office:string-value="" calcext:value-type="error">
            <text:p>#N/A</text:p>
          </table:table-cell>
          <table:table-cell table:style-name="ce7" table:formula="of:=IF(RIGHT([.A697];6)=&quot;_X_X_X&quot;;3;IF(RIGHT([.A697];4)=&quot;_X_X&quot;;2;IF(RIGHT([.A69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698])&gt;0;[$preferred_name.A698];&#10;LEN([$preferred_name.B698])&gt;0;[$preferred_name.B698]&#10;)" office:value-type="string" office:string-value="rdw_basisgegevens_eeg_uitvoering_max_massa_voertuig_ondergrens" calcext:value-type="string">
            <text:p>rdw_basisgegevens_eeg_uitvoering_max_massa_voertuig_ondergrens</text:p>
          </table:table-cell>
          <table:table-cell table:formula="of:=IFERROR(FIND(&quot;_&quot;;[.$A698];1);LEN([.$A698]))" office:value-type="float" office:value="4" calcext:value-type="float">
            <text:p>4</text:p>
          </table:table-cell>
          <table:table-cell table:formula="of:=IFERROR(FIND(&quot;_&quot;;[.$A698];1+[.B698]);LEN([.$A698]))" office:value-type="float" office:value="18" calcext:value-type="float">
            <text:p>18</text:p>
          </table:table-cell>
          <table:table-cell table:formula="of:=IFERROR(FIND(&quot;_&quot;;[.$A698];1+[.C698]);LEN([.$A698]))" office:value-type="float" office:value="22" calcext:value-type="float">
            <text:p>22</text:p>
          </table:table-cell>
          <table:table-cell table:formula="of:=IFERROR(FIND(&quot;_&quot;;[.$A698];1+[.D698]);LEN([.$A698]))" office:value-type="float" office:value="33" calcext:value-type="float">
            <text:p>33</text:p>
          </table:table-cell>
          <table:table-cell table:formula="of:=IFERROR(FIND(&quot;_&quot;;[.$A698];1+[.E698]);LEN([.$A698]))" office:value-type="float" office:value="37" calcext:value-type="float">
            <text:p>37</text:p>
          </table:table-cell>
          <table:table-cell table:formula="of:=[.E698]" office:value-type="float" office:value="33" calcext:value-type="float">
            <text:p>33</text:p>
          </table:table-cell>
          <table:table-cell table:formula="of:=LEFT([.A698];[.G698])" office:value-type="string" office:string-value="rdw_basisgegevens_eeg_uitvoering_" calcext:value-type="string">
            <text:p>rdw_basisgegevens_eeg_uitvoering_</text:p>
          </table:table-cell>
          <table:table-cell table:formula="of:=VLOOKUP([.H698];[$source.$C$2:$source.$F$48];4;0)" office:value-type="float" office:value="303" calcext:value-type="float">
            <text:p>303</text:p>
          </table:table-cell>
          <table:table-cell table:style-name="ce7" table:formula="of:=IF(RIGHT([.A698];6)=&quot;_X_X_X&quot;;3;IF(RIGHT([.A698];4)=&quot;_X_X&quot;;2;IF(RIGHT([.A69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699])&gt;0;[$preferred_name.A699];&#10;LEN([$preferred_name.B699])&gt;0;[$preferred_name.B699]&#10;)" office:value-type="string" office:string-value="rdw_basisgegevens_eeg_uitvoering_max_massa_voertuig_bovengrens" calcext:value-type="string">
            <text:p>rdw_basisgegevens_eeg_uitvoering_max_massa_voertuig_bovengrens</text:p>
          </table:table-cell>
          <table:table-cell table:formula="of:=IFERROR(FIND(&quot;_&quot;;[.$A699];1);LEN([.$A699]))" office:value-type="float" office:value="4" calcext:value-type="float">
            <text:p>4</text:p>
          </table:table-cell>
          <table:table-cell table:formula="of:=IFERROR(FIND(&quot;_&quot;;[.$A699];1+[.B699]);LEN([.$A699]))" office:value-type="float" office:value="18" calcext:value-type="float">
            <text:p>18</text:p>
          </table:table-cell>
          <table:table-cell table:formula="of:=IFERROR(FIND(&quot;_&quot;;[.$A699];1+[.C699]);LEN([.$A699]))" office:value-type="float" office:value="22" calcext:value-type="float">
            <text:p>22</text:p>
          </table:table-cell>
          <table:table-cell table:formula="of:=IFERROR(FIND(&quot;_&quot;;[.$A699];1+[.D699]);LEN([.$A699]))" office:value-type="float" office:value="33" calcext:value-type="float">
            <text:p>33</text:p>
          </table:table-cell>
          <table:table-cell table:formula="of:=IFERROR(FIND(&quot;_&quot;;[.$A699];1+[.E699]);LEN([.$A699]))" office:value-type="float" office:value="37" calcext:value-type="float">
            <text:p>37</text:p>
          </table:table-cell>
          <table:table-cell table:formula="of:=[.E699]" office:value-type="float" office:value="33" calcext:value-type="float">
            <text:p>33</text:p>
          </table:table-cell>
          <table:table-cell table:formula="of:=LEFT([.A699];[.G699])" office:value-type="string" office:string-value="rdw_basisgegevens_eeg_uitvoering_" calcext:value-type="string">
            <text:p>rdw_basisgegevens_eeg_uitvoering_</text:p>
          </table:table-cell>
          <table:table-cell table:formula="of:=VLOOKUP([.H699];[$source.$C$2:$source.$F$48];4;0)" office:value-type="float" office:value="303" calcext:value-type="float">
            <text:p>303</text:p>
          </table:table-cell>
          <table:table-cell table:style-name="ce7" table:formula="of:=IF(RIGHT([.A699];6)=&quot;_X_X_X&quot;;3;IF(RIGHT([.A699];4)=&quot;_X_X&quot;;2;IF(RIGHT([.A69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00])&gt;0;[$preferred_name.A700];&#10;LEN([$preferred_name.B700])&gt;0;[$preferred_name.B700]&#10;)" office:value-type="string" office:string-value="rdw_basisgegevens_eeg_uitvoering_min_massa_voertuig" calcext:value-type="string">
            <text:p>rdw_basisgegevens_eeg_uitvoering_min_massa_voertuig</text:p>
          </table:table-cell>
          <table:table-cell table:formula="of:=IFERROR(FIND(&quot;_&quot;;[.$A700];1);LEN([.$A700]))" office:value-type="float" office:value="4" calcext:value-type="float">
            <text:p>4</text:p>
          </table:table-cell>
          <table:table-cell table:formula="of:=IFERROR(FIND(&quot;_&quot;;[.$A700];1+[.B700]);LEN([.$A700]))" office:value-type="float" office:value="18" calcext:value-type="float">
            <text:p>18</text:p>
          </table:table-cell>
          <table:table-cell table:formula="of:=IFERROR(FIND(&quot;_&quot;;[.$A700];1+[.C700]);LEN([.$A700]))" office:value-type="float" office:value="22" calcext:value-type="float">
            <text:p>22</text:p>
          </table:table-cell>
          <table:table-cell table:formula="of:=IFERROR(FIND(&quot;_&quot;;[.$A700];1+[.D700]);LEN([.$A700]))" office:value-type="float" office:value="33" calcext:value-type="float">
            <text:p>33</text:p>
          </table:table-cell>
          <table:table-cell table:formula="of:=IFERROR(FIND(&quot;_&quot;;[.$A700];1+[.E700]);LEN([.$A700]))" office:value-type="float" office:value="37" calcext:value-type="float">
            <text:p>37</text:p>
          </table:table-cell>
          <table:table-cell table:formula="of:=[.E700]" office:value-type="float" office:value="33" calcext:value-type="float">
            <text:p>33</text:p>
          </table:table-cell>
          <table:table-cell table:formula="of:=LEFT([.A700];[.G700])" office:value-type="string" office:string-value="rdw_basisgegevens_eeg_uitvoering_" calcext:value-type="string">
            <text:p>rdw_basisgegevens_eeg_uitvoering_</text:p>
          </table:table-cell>
          <table:table-cell table:formula="of:=VLOOKUP([.H700];[$source.$C$2:$source.$F$48];4;0)" office:value-type="float" office:value="303" calcext:value-type="float">
            <text:p>303</text:p>
          </table:table-cell>
          <table:table-cell table:style-name="ce7" table:formula="of:=IF(RIGHT([.A700];6)=&quot;_X_X_X&quot;;3;IF(RIGHT([.A700];4)=&quot;_X_X&quot;;2;IF(RIGHT([.A70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01])&gt;0;[$preferred_name.A701];&#10;LEN([$preferred_name.B701])&gt;0;[$preferred_name.B701]&#10;)" office:value-type="string" office:string-value="rdw_brandstof_uitstoot_deeltjes_zwaar_X" calcext:value-type="string">
            <text:p>rdw_brandstof_uitstoot_deeltjes_zwaar_X</text:p>
          </table:table-cell>
          <table:table-cell table:formula="of:=IFERROR(FIND(&quot;_&quot;;[.$A701];1);LEN([.$A701]))" office:value-type="float" office:value="4" calcext:value-type="float">
            <text:p>4</text:p>
          </table:table-cell>
          <table:table-cell table:formula="of:=IFERROR(FIND(&quot;_&quot;;[.$A701];1+[.B701]);LEN([.$A701]))" office:value-type="float" office:value="14" calcext:value-type="float">
            <text:p>14</text:p>
          </table:table-cell>
          <table:table-cell table:formula="of:=IFERROR(FIND(&quot;_&quot;;[.$A701];1+[.C701]);LEN([.$A701]))" office:value-type="float" office:value="23" calcext:value-type="float">
            <text:p>23</text:p>
          </table:table-cell>
          <table:table-cell table:formula="of:=IFERROR(FIND(&quot;_&quot;;[.$A701];1+[.D701]);LEN([.$A701]))" office:value-type="float" office:value="32" calcext:value-type="float">
            <text:p>32</text:p>
          </table:table-cell>
          <table:table-cell table:formula="of:=IFERROR(FIND(&quot;_&quot;;[.$A701];1+[.E701]);LEN([.$A701]))" office:value-type="float" office:value="38" calcext:value-type="float">
            <text:p>38</text:p>
          </table:table-cell>
          <table:table-cell/>
          <table:table-cell table:formula="of:=LEFT([.A701];[.G701])">
            <text:p/>
          </table:table-cell>
          <table:table-cell table:formula="of:=VLOOKUP([.H701];[$source.$C$2:$source.$F$48];4;0)" office:value-type="string" office:string-value="" calcext:value-type="error">
            <text:p>#N/A</text:p>
          </table:table-cell>
          <table:table-cell table:style-name="ce7" table:formula="of:=IF(RIGHT([.A701];6)=&quot;_X_X_X&quot;;3;IF(RIGHT([.A701];4)=&quot;_X_X&quot;;2;IF(RIGHT([.A70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02])&gt;0;[$preferred_name.A702];&#10;LEN([$preferred_name.B702])&gt;0;[$preferred_name.B702]&#10;)" office:value-type="string" office:string-value="rdw_subcategorie_uitvoering_subcategorie_uitvoering_volgnr_X" calcext:value-type="string">
            <text:p>rdw_subcategorie_uitvoering_subcategorie_uitvoering_volgnr_X</text:p>
          </table:table-cell>
          <table:table-cell table:formula="of:=IFERROR(FIND(&quot;_&quot;;[.$A702];1);LEN([.$A702]))" office:value-type="float" office:value="4" calcext:value-type="float">
            <text:p>4</text:p>
          </table:table-cell>
          <table:table-cell table:formula="of:=IFERROR(FIND(&quot;_&quot;;[.$A702];1+[.B702]);LEN([.$A702]))" office:value-type="float" office:value="17" calcext:value-type="float">
            <text:p>17</text:p>
          </table:table-cell>
          <table:table-cell table:formula="of:=IFERROR(FIND(&quot;_&quot;;[.$A702];1+[.C702]);LEN([.$A702]))" office:value-type="float" office:value="28" calcext:value-type="float">
            <text:p>28</text:p>
          </table:table-cell>
          <table:table-cell table:formula="of:=IFERROR(FIND(&quot;_&quot;;[.$A702];1+[.D702]);LEN([.$A702]))" office:value-type="float" office:value="41" calcext:value-type="float">
            <text:p>41</text:p>
          </table:table-cell>
          <table:table-cell table:formula="of:=IFERROR(FIND(&quot;_&quot;;[.$A702];1+[.E702]);LEN([.$A702]))" office:value-type="float" office:value="52" calcext:value-type="float">
            <text:p>52</text:p>
          </table:table-cell>
          <table:table-cell/>
          <table:table-cell table:formula="of:=LEFT([.A702];[.G702])">
            <text:p/>
          </table:table-cell>
          <table:table-cell table:formula="of:=VLOOKUP([.H702];[$source.$C$2:$source.$F$48];4;0)" office:value-type="string" office:string-value="" calcext:value-type="error">
            <text:p>#N/A</text:p>
          </table:table-cell>
          <table:table-cell table:style-name="ce7" table:formula="of:=IF(RIGHT([.A702];6)=&quot;_X_X_X&quot;;3;IF(RIGHT([.A702];4)=&quot;_X_X&quot;;2;IF(RIGHT([.A70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03])&gt;0;[$preferred_name.A703];&#10;LEN([$preferred_name.B703])&gt;0;[$preferred_name.B703]&#10;)" office:value-type="string" office:string-value="rdw_subcategorie_uitvoering_subcateg_uitvoering_europees_X" calcext:value-type="string">
            <text:p>rdw_subcategorie_uitvoering_subcateg_uitvoering_europees_X</text:p>
          </table:table-cell>
          <table:table-cell table:formula="of:=IFERROR(FIND(&quot;_&quot;;[.$A703];1);LEN([.$A703]))" office:value-type="float" office:value="4" calcext:value-type="float">
            <text:p>4</text:p>
          </table:table-cell>
          <table:table-cell table:formula="of:=IFERROR(FIND(&quot;_&quot;;[.$A703];1+[.B703]);LEN([.$A703]))" office:value-type="float" office:value="17" calcext:value-type="float">
            <text:p>17</text:p>
          </table:table-cell>
          <table:table-cell table:formula="of:=IFERROR(FIND(&quot;_&quot;;[.$A703];1+[.C703]);LEN([.$A703]))" office:value-type="float" office:value="28" calcext:value-type="float">
            <text:p>28</text:p>
          </table:table-cell>
          <table:table-cell table:formula="of:=IFERROR(FIND(&quot;_&quot;;[.$A703];1+[.D703]);LEN([.$A703]))" office:value-type="float" office:value="37" calcext:value-type="float">
            <text:p>37</text:p>
          </table:table-cell>
          <table:table-cell table:formula="of:=IFERROR(FIND(&quot;_&quot;;[.$A703];1+[.E703]);LEN([.$A703]))" office:value-type="float" office:value="48" calcext:value-type="float">
            <text:p>48</text:p>
          </table:table-cell>
          <table:table-cell/>
          <table:table-cell table:formula="of:=LEFT([.A703];[.G703])">
            <text:p/>
          </table:table-cell>
          <table:table-cell table:formula="of:=VLOOKUP([.H703];[$source.$C$2:$source.$F$48];4;0)" office:value-type="string" office:string-value="" calcext:value-type="error">
            <text:p>#N/A</text:p>
          </table:table-cell>
          <table:table-cell table:style-name="ce7" table:formula="of:=IF(RIGHT([.A703];6)=&quot;_X_X_X&quot;;3;IF(RIGHT([.A703];4)=&quot;_X_X&quot;;2;IF(RIGHT([.A70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04])&gt;0;[$preferred_name.A704];&#10;LEN([$preferred_name.B704])&gt;0;[$preferred_name.B704]&#10;)" office:value-type="string" office:string-value="rdw_ovi_voertuigomschrijving" calcext:value-type="string">
            <text:p>rdw_ovi_voertuigomschrijving</text:p>
          </table:table-cell>
          <table:table-cell table:formula="of:=IFERROR(FIND(&quot;_&quot;;[.$A704];1);LEN([.$A704]))" office:value-type="float" office:value="4" calcext:value-type="float">
            <text:p>4</text:p>
          </table:table-cell>
          <table:table-cell table:formula="of:=IFERROR(FIND(&quot;_&quot;;[.$A704];1+[.B704]);LEN([.$A704]))" office:value-type="float" office:value="8" calcext:value-type="float">
            <text:p>8</text:p>
          </table:table-cell>
          <table:table-cell table:formula="of:=IFERROR(FIND(&quot;_&quot;;[.$A704];1+[.C704]);LEN([.$A704]))" office:value-type="float" office:value="28" calcext:value-type="float">
            <text:p>28</text:p>
          </table:table-cell>
          <table:table-cell table:formula="of:=IFERROR(FIND(&quot;_&quot;;[.$A704];1+[.D704]);LEN([.$A704]))" office:value-type="float" office:value="28" calcext:value-type="float">
            <text:p>28</text:p>
          </table:table-cell>
          <table:table-cell table:formula="of:=IFERROR(FIND(&quot;_&quot;;[.$A704];1+[.E704]);LEN([.$A704]))" office:value-type="float" office:value="28" calcext:value-type="float">
            <text:p>28</text:p>
          </table:table-cell>
          <table:table-cell table:formula="of:=[.C704]" office:value-type="float" office:value="8" calcext:value-type="float">
            <text:p>8</text:p>
          </table:table-cell>
          <table:table-cell table:formula="of:=LEFT([.A704];[.G704])" office:value-type="string" office:string-value="rdw_ovi_" calcext:value-type="string">
            <text:p>rdw_ovi_</text:p>
          </table:table-cell>
          <table:table-cell table:formula="of:=VLOOKUP([.H704];[$source.$C$2:$source.$F$48];4;0)" office:value-type="float" office:value="401" calcext:value-type="float">
            <text:p>401</text:p>
          </table:table-cell>
          <table:table-cell table:style-name="ce7" table:formula="of:=IF(RIGHT([.A704];6)=&quot;_X_X_X&quot;;3;IF(RIGHT([.A704];4)=&quot;_X_X&quot;;2;IF(RIGHT([.A70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str</text:p>
          </table:table-cell>
          <table:table-cell table:number-columns-repeated="1011"/>
        </table:table-row>
        <table:table-row table:style-name="ro1">
          <table:table-cell table:formula="of:=COM.MICROSOFT.IFS(&#10;LEN([$preferred_name.A705])&gt;0;[$preferred_name.A705];&#10;LEN([$preferred_name.B705])&gt;0;[$preferred_name.B705]&#10;)" office:value-type="string" office:string-value="rdw_ovi_massa_rijklaar_min_max" calcext:value-type="string">
            <text:p>rdw_ovi_massa_rijklaar_min_max</text:p>
          </table:table-cell>
          <table:table-cell table:formula="of:=IFERROR(FIND(&quot;_&quot;;[.$A705];1);LEN([.$A705]))" office:value-type="float" office:value="4" calcext:value-type="float">
            <text:p>4</text:p>
          </table:table-cell>
          <table:table-cell table:formula="of:=IFERROR(FIND(&quot;_&quot;;[.$A705];1+[.B705]);LEN([.$A705]))" office:value-type="float" office:value="8" calcext:value-type="float">
            <text:p>8</text:p>
          </table:table-cell>
          <table:table-cell table:formula="of:=IFERROR(FIND(&quot;_&quot;;[.$A705];1+[.C705]);LEN([.$A705]))" office:value-type="float" office:value="14" calcext:value-type="float">
            <text:p>14</text:p>
          </table:table-cell>
          <table:table-cell table:formula="of:=IFERROR(FIND(&quot;_&quot;;[.$A705];1+[.D705]);LEN([.$A705]))" office:value-type="float" office:value="23" calcext:value-type="float">
            <text:p>23</text:p>
          </table:table-cell>
          <table:table-cell table:formula="of:=IFERROR(FIND(&quot;_&quot;;[.$A705];1+[.E705]);LEN([.$A705]))" office:value-type="float" office:value="27" calcext:value-type="float">
            <text:p>27</text:p>
          </table:table-cell>
          <table:table-cell table:formula="of:=[.C705]" office:value-type="float" office:value="8" calcext:value-type="float">
            <text:p>8</text:p>
          </table:table-cell>
          <table:table-cell table:formula="of:=LEFT([.A705];[.G705])" office:value-type="string" office:string-value="rdw_ovi_" calcext:value-type="string">
            <text:p>rdw_ovi_</text:p>
          </table:table-cell>
          <table:table-cell table:formula="of:=VLOOKUP([.H705];[$source.$C$2:$source.$F$48];4;0)" office:value-type="float" office:value="401" calcext:value-type="float">
            <text:p>401</text:p>
          </table:table-cell>
          <table:table-cell table:style-name="ce7" table:formula="of:=IF(RIGHT([.A705];6)=&quot;_X_X_X&quot;;3;IF(RIGHT([.A705];4)=&quot;_X_X&quot;;2;IF(RIGHT([.A705];2)=&quot;_X&quot;;1;0))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706])&gt;0;[$preferred_name.A706];&#10;LEN([$preferred_name.B706])&gt;0;[$preferred_name.B706]&#10;)" office:value-type="string" office:string-value="rdw_ovi_technische_maximum_massa_voertuig_min_max" calcext:value-type="string">
            <text:p>rdw_ovi_technische_maximum_massa_voertuig_min_max</text:p>
          </table:table-cell>
          <table:table-cell table:formula="of:=IFERROR(FIND(&quot;_&quot;;[.$A706];1);LEN([.$A706]))" office:value-type="float" office:value="4" calcext:value-type="float">
            <text:p>4</text:p>
          </table:table-cell>
          <table:table-cell table:formula="of:=IFERROR(FIND(&quot;_&quot;;[.$A706];1+[.B706]);LEN([.$A706]))" office:value-type="float" office:value="8" calcext:value-type="float">
            <text:p>8</text:p>
          </table:table-cell>
          <table:table-cell table:formula="of:=IFERROR(FIND(&quot;_&quot;;[.$A706];1+[.C706]);LEN([.$A706]))" office:value-type="float" office:value="19" calcext:value-type="float">
            <text:p>19</text:p>
          </table:table-cell>
          <table:table-cell table:formula="of:=IFERROR(FIND(&quot;_&quot;;[.$A706];1+[.D706]);LEN([.$A706]))" office:value-type="float" office:value="27" calcext:value-type="float">
            <text:p>27</text:p>
          </table:table-cell>
          <table:table-cell table:formula="of:=IFERROR(FIND(&quot;_&quot;;[.$A706];1+[.E706]);LEN([.$A706]))" office:value-type="float" office:value="33" calcext:value-type="float">
            <text:p>33</text:p>
          </table:table-cell>
          <table:table-cell table:formula="of:=[.C706]" office:value-type="float" office:value="8" calcext:value-type="float">
            <text:p>8</text:p>
          </table:table-cell>
          <table:table-cell table:formula="of:=LEFT([.A706];[.G706])" office:value-type="string" office:string-value="rdw_ovi_" calcext:value-type="string">
            <text:p>rdw_ovi_</text:p>
          </table:table-cell>
          <table:table-cell table:formula="of:=VLOOKUP([.H706];[$source.$C$2:$source.$F$48];4;0)" office:value-type="float" office:value="401" calcext:value-type="float">
            <text:p>401</text:p>
          </table:table-cell>
          <table:table-cell table:style-name="ce7" table:formula="of:=IF(RIGHT([.A706];6)=&quot;_X_X_X&quot;;3;IF(RIGHT([.A706];4)=&quot;_X_X&quot;;2;IF(RIGHT([.A70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07])&gt;0;[$preferred_name.A707];&#10;LEN([$preferred_name.B707])&gt;0;[$preferred_name.B707]&#10;)" office:value-type="string" office:string-value="rdw_ovi_lengte_min_max" calcext:value-type="string">
            <text:p>rdw_ovi_lengte_min_max</text:p>
          </table:table-cell>
          <table:table-cell table:formula="of:=IFERROR(FIND(&quot;_&quot;;[.$A707];1);LEN([.$A707]))" office:value-type="float" office:value="4" calcext:value-type="float">
            <text:p>4</text:p>
          </table:table-cell>
          <table:table-cell table:formula="of:=IFERROR(FIND(&quot;_&quot;;[.$A707];1+[.B707]);LEN([.$A707]))" office:value-type="float" office:value="8" calcext:value-type="float">
            <text:p>8</text:p>
          </table:table-cell>
          <table:table-cell table:formula="of:=IFERROR(FIND(&quot;_&quot;;[.$A707];1+[.C707]);LEN([.$A707]))" office:value-type="float" office:value="15" calcext:value-type="float">
            <text:p>15</text:p>
          </table:table-cell>
          <table:table-cell table:formula="of:=IFERROR(FIND(&quot;_&quot;;[.$A707];1+[.D707]);LEN([.$A707]))" office:value-type="float" office:value="19" calcext:value-type="float">
            <text:p>19</text:p>
          </table:table-cell>
          <table:table-cell table:formula="of:=IFERROR(FIND(&quot;_&quot;;[.$A707];1+[.E707]);LEN([.$A707]))" office:value-type="float" office:value="22" calcext:value-type="float">
            <text:p>22</text:p>
          </table:table-cell>
          <table:table-cell table:formula="of:=[.C707]" office:value-type="float" office:value="8" calcext:value-type="float">
            <text:p>8</text:p>
          </table:table-cell>
          <table:table-cell table:formula="of:=LEFT([.A707];[.G707])" office:value-type="string" office:string-value="rdw_ovi_" calcext:value-type="string">
            <text:p>rdw_ovi_</text:p>
          </table:table-cell>
          <table:table-cell table:formula="of:=VLOOKUP([.H707];[$source.$C$2:$source.$F$48];4;0)" office:value-type="float" office:value="401" calcext:value-type="float">
            <text:p>401</text:p>
          </table:table-cell>
          <table:table-cell table:style-name="ce7" table:formula="of:=IF(RIGHT([.A707];6)=&quot;_X_X_X&quot;;3;IF(RIGHT([.A707];4)=&quot;_X_X&quot;;2;IF(RIGHT([.A70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number-columns-repeated="1012"/>
        </table:table-row>
        <table:table-row table:style-name="ro1">
          <table:table-cell table:formula="of:=COM.MICROSOFT.IFS(&#10;LEN([$preferred_name.A708])&gt;0;[$preferred_name.A708];&#10;LEN([$preferred_name.B708])&gt;0;[$preferred_name.B708]&#10;)" office:value-type="string" office:string-value="rdw_ovi_breedte_min_max" calcext:value-type="string">
            <text:p>rdw_ovi_breedte_min_max</text:p>
          </table:table-cell>
          <table:table-cell table:formula="of:=IFERROR(FIND(&quot;_&quot;;[.$A708];1);LEN([.$A708]))" office:value-type="float" office:value="4" calcext:value-type="float">
            <text:p>4</text:p>
          </table:table-cell>
          <table:table-cell table:formula="of:=IFERROR(FIND(&quot;_&quot;;[.$A708];1+[.B708]);LEN([.$A708]))" office:value-type="float" office:value="8" calcext:value-type="float">
            <text:p>8</text:p>
          </table:table-cell>
          <table:table-cell table:formula="of:=IFERROR(FIND(&quot;_&quot;;[.$A708];1+[.C708]);LEN([.$A708]))" office:value-type="float" office:value="16" calcext:value-type="float">
            <text:p>16</text:p>
          </table:table-cell>
          <table:table-cell table:formula="of:=IFERROR(FIND(&quot;_&quot;;[.$A708];1+[.D708]);LEN([.$A708]))" office:value-type="float" office:value="20" calcext:value-type="float">
            <text:p>20</text:p>
          </table:table-cell>
          <table:table-cell table:formula="of:=IFERROR(FIND(&quot;_&quot;;[.$A708];1+[.E708]);LEN([.$A708]))" office:value-type="float" office:value="23" calcext:value-type="float">
            <text:p>23</text:p>
          </table:table-cell>
          <table:table-cell table:formula="of:=[.C708]" office:value-type="float" office:value="8" calcext:value-type="float">
            <text:p>8</text:p>
          </table:table-cell>
          <table:table-cell table:formula="of:=LEFT([.A708];[.G708])" office:value-type="string" office:string-value="rdw_ovi_" calcext:value-type="string">
            <text:p>rdw_ovi_</text:p>
          </table:table-cell>
          <table:table-cell table:formula="of:=VLOOKUP([.H708];[$source.$C$2:$source.$F$48];4;0)" office:value-type="float" office:value="401" calcext:value-type="float">
            <text:p>401</text:p>
          </table:table-cell>
          <table:table-cell table:style-name="ce7" table:formula="of:=IF(RIGHT([.A708];6)=&quot;_X_X_X&quot;;3;IF(RIGHT([.A708];4)=&quot;_X_X&quot;;2;IF(RIGHT([.A70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number-columns-repeated="1012"/>
        </table:table-row>
        <table:table-row table:style-name="ro1">
          <table:table-cell table:formula="of:=COM.MICROSOFT.IFS(&#10;LEN([$preferred_name.A709])&gt;0;[$preferred_name.A709];&#10;LEN([$preferred_name.B709])&gt;0;[$preferred_name.B709]&#10;)" office:value-type="string" office:string-value="rdw_ovi_wielbasis_min_max" calcext:value-type="string">
            <text:p>rdw_ovi_wielbasis_min_max</text:p>
          </table:table-cell>
          <table:table-cell table:formula="of:=IFERROR(FIND(&quot;_&quot;;[.$A709];1);LEN([.$A709]))" office:value-type="float" office:value="4" calcext:value-type="float">
            <text:p>4</text:p>
          </table:table-cell>
          <table:table-cell table:formula="of:=IFERROR(FIND(&quot;_&quot;;[.$A709];1+[.B709]);LEN([.$A709]))" office:value-type="float" office:value="8" calcext:value-type="float">
            <text:p>8</text:p>
          </table:table-cell>
          <table:table-cell table:formula="of:=IFERROR(FIND(&quot;_&quot;;[.$A709];1+[.C709]);LEN([.$A709]))" office:value-type="float" office:value="18" calcext:value-type="float">
            <text:p>18</text:p>
          </table:table-cell>
          <table:table-cell table:formula="of:=IFERROR(FIND(&quot;_&quot;;[.$A709];1+[.D709]);LEN([.$A709]))" office:value-type="float" office:value="22" calcext:value-type="float">
            <text:p>22</text:p>
          </table:table-cell>
          <table:table-cell table:formula="of:=IFERROR(FIND(&quot;_&quot;;[.$A709];1+[.E709]);LEN([.$A709]))" office:value-type="float" office:value="25" calcext:value-type="float">
            <text:p>25</text:p>
          </table:table-cell>
          <table:table-cell table:formula="of:=[.C709]" office:value-type="float" office:value="8" calcext:value-type="float">
            <text:p>8</text:p>
          </table:table-cell>
          <table:table-cell table:formula="of:=LEFT([.A709];[.G709])" office:value-type="string" office:string-value="rdw_ovi_" calcext:value-type="string">
            <text:p>rdw_ovi_</text:p>
          </table:table-cell>
          <table:table-cell table:formula="of:=VLOOKUP([.H709];[$source.$C$2:$source.$F$48];4;0)" office:value-type="float" office:value="401" calcext:value-type="float">
            <text:p>401</text:p>
          </table:table-cell>
          <table:table-cell table:style-name="ce7" table:formula="of:=IF(RIGHT([.A709];6)=&quot;_X_X_X&quot;;3;IF(RIGHT([.A709];4)=&quot;_X_X&quot;;2;IF(RIGHT([.A70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number-columns-repeated="1012"/>
        </table:table-row>
        <table:table-row table:style-name="ro1">
          <table:table-cell table:formula="of:=COM.MICROSOFT.IFS(&#10;LEN([$preferred_name.A710])&gt;0;[$preferred_name.A710];&#10;LEN([$preferred_name.B710])&gt;0;[$preferred_name.B710]&#10;)" office:value-type="string" office:string-value="rdw_ovi_opgegeven_max_snelheid" calcext:value-type="string">
            <text:p>rdw_ovi_opgegeven_max_snelheid</text:p>
          </table:table-cell>
          <table:table-cell table:formula="of:=IFERROR(FIND(&quot;_&quot;;[.$A710];1);LEN([.$A710]))" office:value-type="float" office:value="4" calcext:value-type="float">
            <text:p>4</text:p>
          </table:table-cell>
          <table:table-cell table:formula="of:=IFERROR(FIND(&quot;_&quot;;[.$A710];1+[.B710]);LEN([.$A710]))" office:value-type="float" office:value="8" calcext:value-type="float">
            <text:p>8</text:p>
          </table:table-cell>
          <table:table-cell table:formula="of:=IFERROR(FIND(&quot;_&quot;;[.$A710];1+[.C710]);LEN([.$A710]))" office:value-type="float" office:value="18" calcext:value-type="float">
            <text:p>18</text:p>
          </table:table-cell>
          <table:table-cell table:formula="of:=IFERROR(FIND(&quot;_&quot;;[.$A710];1+[.D710]);LEN([.$A710]))" office:value-type="float" office:value="22" calcext:value-type="float">
            <text:p>22</text:p>
          </table:table-cell>
          <table:table-cell table:formula="of:=IFERROR(FIND(&quot;_&quot;;[.$A710];1+[.E710]);LEN([.$A710]))" office:value-type="float" office:value="30" calcext:value-type="float">
            <text:p>30</text:p>
          </table:table-cell>
          <table:table-cell table:formula="of:=[.C710]" office:value-type="float" office:value="8" calcext:value-type="float">
            <text:p>8</text:p>
          </table:table-cell>
          <table:table-cell table:formula="of:=LEFT([.A710];[.G710])" office:value-type="string" office:string-value="rdw_ovi_" calcext:value-type="string">
            <text:p>rdw_ovi_</text:p>
          </table:table-cell>
          <table:table-cell table:formula="of:=VLOOKUP([.H710];[$source.$C$2:$source.$F$48];4;0)" office:value-type="float" office:value="401" calcext:value-type="float">
            <text:p>401</text:p>
          </table:table-cell>
          <table:table-cell table:style-name="ce7" table:formula="of:=IF(RIGHT([.A710];6)=&quot;_X_X_X&quot;;3;IF(RIGHT([.A710];4)=&quot;_X_X&quot;;2;IF(RIGHT([.A71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_kmph_fuel</text:p>
          </table:table-cell>
          <table:table-cell table:number-columns-repeated="1012"/>
        </table:table-row>
        <table:table-row table:style-name="ro1">
          <table:table-cell table:formula="of:=COM.MICROSOFT.IFS(&#10;LEN([$preferred_name.A711])&gt;0;[$preferred_name.A711];&#10;LEN([$preferred_name.B711])&gt;0;[$preferred_name.B711]&#10;)" office:value-type="string" office:string-value="drz__used_parts" calcext:value-type="string">
            <text:p>drz__used_parts</text:p>
          </table:table-cell>
          <table:table-cell table:formula="of:=IFERROR(FIND(&quot;_&quot;;[.$A711];1);LEN([.$A711]))" office:value-type="float" office:value="4" calcext:value-type="float">
            <text:p>4</text:p>
          </table:table-cell>
          <table:table-cell table:formula="of:=IFERROR(FIND(&quot;_&quot;;[.$A711];1+[.B711]);LEN([.$A711]))" office:value-type="float" office:value="5" calcext:value-type="float">
            <text:p>5</text:p>
          </table:table-cell>
          <table:table-cell table:formula="of:=IFERROR(FIND(&quot;_&quot;;[.$A711];1+[.C711]);LEN([.$A711]))" office:value-type="float" office:value="10" calcext:value-type="float">
            <text:p>10</text:p>
          </table:table-cell>
          <table:table-cell table:formula="of:=IFERROR(FIND(&quot;_&quot;;[.$A711];1+[.D711]);LEN([.$A711]))" office:value-type="float" office:value="15" calcext:value-type="float">
            <text:p>15</text:p>
          </table:table-cell>
          <table:table-cell table:formula="of:=IFERROR(FIND(&quot;_&quot;;[.$A711];1+[.E711]);LEN([.$A711]))" office:value-type="float" office:value="15" calcext:value-type="float">
            <text:p>15</text:p>
          </table:table-cell>
          <table:table-cell table:formula="of:=[.C711]" office:value-type="float" office:value="5" calcext:value-type="float">
            <text:p>5</text:p>
          </table:table-cell>
          <table:table-cell table:formula="of:=LEFT([.A711];[.G711])" office:value-type="string" office:string-value="drz__" calcext:value-type="string">
            <text:p>drz__</text:p>
          </table:table-cell>
          <table:table-cell table:formula="of:=VLOOKUP([.H711];[$source.$C$2:$source.$F$48];4;0)" office:value-type="float" office:value="100" calcext:value-type="float">
            <text:p>100</text:p>
          </table:table-cell>
          <table:table-cell table:style-name="ce7" table:formula="of:=IF(RIGHT([.A711];6)=&quot;_X_X_X&quot;;3;IF(RIGHT([.A711];4)=&quot;_X_X&quot;;2;IF(RIGHT([.A71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12])&gt;0;[$preferred_name.A712];&#10;LEN([$preferred_name.B712])&gt;0;[$preferred_name.B712]&#10;)" office:value-type="string" office:string-value="drz__import22_btw21" calcext:value-type="string">
            <text:p>drz__import22_btw21</text:p>
          </table:table-cell>
          <table:table-cell table:formula="of:=IFERROR(FIND(&quot;_&quot;;[.$A712];1);LEN([.$A712]))" office:value-type="float" office:value="4" calcext:value-type="float">
            <text:p>4</text:p>
          </table:table-cell>
          <table:table-cell table:formula="of:=IFERROR(FIND(&quot;_&quot;;[.$A712];1+[.B712]);LEN([.$A712]))" office:value-type="float" office:value="5" calcext:value-type="float">
            <text:p>5</text:p>
          </table:table-cell>
          <table:table-cell table:formula="of:=IFERROR(FIND(&quot;_&quot;;[.$A712];1+[.C712]);LEN([.$A712]))" office:value-type="float" office:value="14" calcext:value-type="float">
            <text:p>14</text:p>
          </table:table-cell>
          <table:table-cell table:formula="of:=IFERROR(FIND(&quot;_&quot;;[.$A712];1+[.D712]);LEN([.$A712]))" office:value-type="float" office:value="19" calcext:value-type="float">
            <text:p>19</text:p>
          </table:table-cell>
          <table:table-cell table:formula="of:=IFERROR(FIND(&quot;_&quot;;[.$A712];1+[.E712]);LEN([.$A712]))" office:value-type="float" office:value="19" calcext:value-type="float">
            <text:p>19</text:p>
          </table:table-cell>
          <table:table-cell table:formula="of:=[.C712]" office:value-type="float" office:value="5" calcext:value-type="float">
            <text:p>5</text:p>
          </table:table-cell>
          <table:table-cell table:formula="of:=LEFT([.A712];[.G712])" office:value-type="string" office:string-value="drz__" calcext:value-type="string">
            <text:p>drz__</text:p>
          </table:table-cell>
          <table:table-cell table:formula="of:=VLOOKUP([.H712];[$source.$C$2:$source.$F$48];4;0)" office:value-type="float" office:value="100" calcext:value-type="float">
            <text:p>100</text:p>
          </table:table-cell>
          <table:table-cell table:style-name="ce7" table:formula="of:=IF(RIGHT([.A712];6)=&quot;_X_X_X&quot;;3;IF(RIGHT([.A712];4)=&quot;_X_X&quot;;2;IF(RIGHT([.A71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3])&gt;0;[$preferred_name.A713];&#10;LEN([$preferred_name.B713])&gt;0;[$preferred_name.B713]&#10;)" office:value-type="string" office:string-value="drz__import27_btw21" calcext:value-type="string">
            <text:p>drz__import27_btw21</text:p>
          </table:table-cell>
          <table:table-cell table:formula="of:=IFERROR(FIND(&quot;_&quot;;[.$A713];1);LEN([.$A713]))" office:value-type="float" office:value="4" calcext:value-type="float">
            <text:p>4</text:p>
          </table:table-cell>
          <table:table-cell table:formula="of:=IFERROR(FIND(&quot;_&quot;;[.$A713];1+[.B713]);LEN([.$A713]))" office:value-type="float" office:value="5" calcext:value-type="float">
            <text:p>5</text:p>
          </table:table-cell>
          <table:table-cell table:formula="of:=IFERROR(FIND(&quot;_&quot;;[.$A713];1+[.C713]);LEN([.$A713]))" office:value-type="float" office:value="14" calcext:value-type="float">
            <text:p>14</text:p>
          </table:table-cell>
          <table:table-cell table:formula="of:=IFERROR(FIND(&quot;_&quot;;[.$A713];1+[.D713]);LEN([.$A713]))" office:value-type="float" office:value="19" calcext:value-type="float">
            <text:p>19</text:p>
          </table:table-cell>
          <table:table-cell table:formula="of:=IFERROR(FIND(&quot;_&quot;;[.$A713];1+[.E713]);LEN([.$A713]))" office:value-type="float" office:value="19" calcext:value-type="float">
            <text:p>19</text:p>
          </table:table-cell>
          <table:table-cell table:formula="of:=[.C713]" office:value-type="float" office:value="5" calcext:value-type="float">
            <text:p>5</text:p>
          </table:table-cell>
          <table:table-cell table:formula="of:=LEFT([.A713];[.G713])" office:value-type="string" office:string-value="drz__" calcext:value-type="string">
            <text:p>drz__</text:p>
          </table:table-cell>
          <table:table-cell table:formula="of:=VLOOKUP([.H713];[$source.$C$2:$source.$F$48];4;0)" office:value-type="float" office:value="100" calcext:value-type="float">
            <text:p>100</text:p>
          </table:table-cell>
          <table:table-cell table:style-name="ce7" table:formula="of:=IF(RIGHT([.A713];6)=&quot;_X_X_X&quot;;3;IF(RIGHT([.A713];4)=&quot;_X_X&quot;;2;IF(RIGHT([.A71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4])&gt;0;[$preferred_name.A714];&#10;LEN([$preferred_name.B714])&gt;0;[$preferred_name.B714]&#10;)" office:value-type="string" office:string-value="rdw_brandstof_netto_max_vermogen_elektrisch_X" calcext:value-type="string">
            <text:p>rdw_brandstof_netto_max_vermogen_elektrisch_X</text:p>
          </table:table-cell>
          <table:table-cell table:formula="of:=IFERROR(FIND(&quot;_&quot;;[.$A714];1);LEN([.$A714]))" office:value-type="float" office:value="4" calcext:value-type="float">
            <text:p>4</text:p>
          </table:table-cell>
          <table:table-cell table:formula="of:=IFERROR(FIND(&quot;_&quot;;[.$A714];1+[.B714]);LEN([.$A714]))" office:value-type="float" office:value="14" calcext:value-type="float">
            <text:p>14</text:p>
          </table:table-cell>
          <table:table-cell table:formula="of:=IFERROR(FIND(&quot;_&quot;;[.$A714];1+[.C714]);LEN([.$A714]))" office:value-type="float" office:value="20" calcext:value-type="float">
            <text:p>20</text:p>
          </table:table-cell>
          <table:table-cell table:formula="of:=IFERROR(FIND(&quot;_&quot;;[.$A714];1+[.D714]);LEN([.$A714]))" office:value-type="float" office:value="24" calcext:value-type="float">
            <text:p>24</text:p>
          </table:table-cell>
          <table:table-cell table:formula="of:=IFERROR(FIND(&quot;_&quot;;[.$A714];1+[.E714]);LEN([.$A714]))" office:value-type="float" office:value="33" calcext:value-type="float">
            <text:p>33</text:p>
          </table:table-cell>
          <table:table-cell/>
          <table:table-cell table:formula="of:=LEFT([.A714];[.G714])">
            <text:p/>
          </table:table-cell>
          <table:table-cell table:formula="of:=VLOOKUP([.H714];[$source.$C$2:$source.$F$48];4;0)" office:value-type="string" office:string-value="" calcext:value-type="error">
            <text:p>#N/A</text:p>
          </table:table-cell>
          <table:table-cell table:style-name="ce7" table:formula="of:=IF(RIGHT([.A714];6)=&quot;_X_X_X&quot;;3;IF(RIGHT([.A714];4)=&quot;_X_X&quot;;2;IF(RIGHT([.A71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5])&gt;0;[$preferred_name.A715];&#10;LEN([$preferred_name.B715])&gt;0;[$preferred_name.B715]&#10;)" office:value-type="string" office:string-value="rdw_brandstof_max_vermogen_60_minuten_X" calcext:value-type="string">
            <text:p>rdw_brandstof_max_vermogen_60_minuten_X</text:p>
          </table:table-cell>
          <table:table-cell table:formula="of:=IFERROR(FIND(&quot;_&quot;;[.$A715];1);LEN([.$A715]))" office:value-type="float" office:value="4" calcext:value-type="float">
            <text:p>4</text:p>
          </table:table-cell>
          <table:table-cell table:formula="of:=IFERROR(FIND(&quot;_&quot;;[.$A715];1+[.B715]);LEN([.$A715]))" office:value-type="float" office:value="14" calcext:value-type="float">
            <text:p>14</text:p>
          </table:table-cell>
          <table:table-cell table:formula="of:=IFERROR(FIND(&quot;_&quot;;[.$A715];1+[.C715]);LEN([.$A715]))" office:value-type="float" office:value="18" calcext:value-type="float">
            <text:p>18</text:p>
          </table:table-cell>
          <table:table-cell table:formula="of:=IFERROR(FIND(&quot;_&quot;;[.$A715];1+[.D715]);LEN([.$A715]))" office:value-type="float" office:value="27" calcext:value-type="float">
            <text:p>27</text:p>
          </table:table-cell>
          <table:table-cell table:formula="of:=IFERROR(FIND(&quot;_&quot;;[.$A715];1+[.E715]);LEN([.$A715]))" office:value-type="float" office:value="30" calcext:value-type="float">
            <text:p>30</text:p>
          </table:table-cell>
          <table:table-cell/>
          <table:table-cell table:formula="of:=LEFT([.A715];[.G715])">
            <text:p/>
          </table:table-cell>
          <table:table-cell table:formula="of:=VLOOKUP([.H715];[$source.$C$2:$source.$F$48];4;0)" office:value-type="string" office:string-value="" calcext:value-type="error">
            <text:p>#N/A</text:p>
          </table:table-cell>
          <table:table-cell table:style-name="ce7" table:formula="of:=IF(RIGHT([.A715];6)=&quot;_X_X_X&quot;;3;IF(RIGHT([.A715];4)=&quot;_X_X&quot;;2;IF(RIGHT([.A71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6])&gt;0;[$preferred_name.A716];&#10;LEN([$preferred_name.B716])&gt;0;[$preferred_name.B716]&#10;)" office:value-type="string" office:string-value="rdw_vermogen_brom_snorfiets_X" calcext:value-type="string">
            <text:p>rdw_vermogen_brom_snorfiets_X</text:p>
          </table:table-cell>
          <table:table-cell table:formula="of:=IFERROR(FIND(&quot;_&quot;;[.$A716];1);LEN([.$A716]))" office:value-type="float" office:value="4" calcext:value-type="float">
            <text:p>4</text:p>
          </table:table-cell>
          <table:table-cell table:formula="of:=IFERROR(FIND(&quot;_&quot;;[.$A716];1+[.B716]);LEN([.$A716]))" office:value-type="float" office:value="13" calcext:value-type="float">
            <text:p>13</text:p>
          </table:table-cell>
          <table:table-cell table:formula="of:=IFERROR(FIND(&quot;_&quot;;[.$A716];1+[.C716]);LEN([.$A716]))" office:value-type="float" office:value="18" calcext:value-type="float">
            <text:p>18</text:p>
          </table:table-cell>
          <table:table-cell table:formula="of:=IFERROR(FIND(&quot;_&quot;;[.$A716];1+[.D716]);LEN([.$A716]))" office:value-type="float" office:value="28" calcext:value-type="float">
            <text:p>28</text:p>
          </table:table-cell>
          <table:table-cell table:formula="of:=IFERROR(FIND(&quot;_&quot;;[.$A716];1+[.E716]);LEN([.$A716]))" office:value-type="float" office:value="29" calcext:value-type="float">
            <text:p>29</text:p>
          </table:table-cell>
          <table:table-cell/>
          <table:table-cell table:formula="of:=LEFT([.A716];[.G716])">
            <text:p/>
          </table:table-cell>
          <table:table-cell table:formula="of:=VLOOKUP([.H716];[$source.$C$2:$source.$F$48];4;0)" office:value-type="string" office:string-value="" calcext:value-type="error">
            <text:p>#N/A</text:p>
          </table:table-cell>
          <table:table-cell table:style-name="ce7" table:formula="of:=IF(RIGHT([.A716];6)=&quot;_X_X_X&quot;;3;IF(RIGHT([.A716];4)=&quot;_X_X&quot;;2;IF(RIGHT([.A71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7])&gt;0;[$preferred_name.A717];&#10;LEN([$preferred_name.B717])&gt;0;[$preferred_name.B717]&#10;)" office:value-type="string" office:string-value="rdw_retrofit_roetfilter_X" calcext:value-type="string">
            <text:p>rdw_retrofit_roetfilter_X</text:p>
          </table:table-cell>
          <table:table-cell table:formula="of:=IFERROR(FIND(&quot;_&quot;;[.$A717];1);LEN([.$A717]))" office:value-type="float" office:value="4" calcext:value-type="float">
            <text:p>4</text:p>
          </table:table-cell>
          <table:table-cell table:formula="of:=IFERROR(FIND(&quot;_&quot;;[.$A717];1+[.B717]);LEN([.$A717]))" office:value-type="float" office:value="13" calcext:value-type="float">
            <text:p>13</text:p>
          </table:table-cell>
          <table:table-cell table:formula="of:=IFERROR(FIND(&quot;_&quot;;[.$A717];1+[.C717]);LEN([.$A717]))" office:value-type="float" office:value="24" calcext:value-type="float">
            <text:p>24</text:p>
          </table:table-cell>
          <table:table-cell table:formula="of:=IFERROR(FIND(&quot;_&quot;;[.$A717];1+[.D717]);LEN([.$A717]))" office:value-type="float" office:value="25" calcext:value-type="float">
            <text:p>25</text:p>
          </table:table-cell>
          <table:table-cell table:formula="of:=IFERROR(FIND(&quot;_&quot;;[.$A717];1+[.E717]);LEN([.$A717]))" office:value-type="float" office:value="25" calcext:value-type="float">
            <text:p>25</text:p>
          </table:table-cell>
          <table:table-cell/>
          <table:table-cell table:formula="of:=LEFT([.A717];[.G717])">
            <text:p/>
          </table:table-cell>
          <table:table-cell table:formula="of:=VLOOKUP([.H717];[$source.$C$2:$source.$F$48];4;0)" office:value-type="string" office:string-value="" calcext:value-type="error">
            <text:p>#N/A</text:p>
          </table:table-cell>
          <table:table-cell table:style-name="ce7" table:formula="of:=IF(RIGHT([.A717];6)=&quot;_X_X_X&quot;;3;IF(RIGHT([.A717];4)=&quot;_X_X&quot;;2;IF(RIGHT([.A717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aNee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718])&gt;0;[$preferred_name.A718];&#10;LEN([$preferred_name.B718])&gt;0;[$preferred_name.B718]&#10;)" office:value-type="string" office:string-value="rdw_basisgegevens_eeg_uitvoering_afst_hart_koppeling_as_bovengrens" calcext:value-type="string">
            <text:p>rdw_basisgegevens_eeg_uitvoering_afst_hart_koppeling_as_bovengrens</text:p>
          </table:table-cell>
          <table:table-cell table:formula="of:=IFERROR(FIND(&quot;_&quot;;[.$A718];1);LEN([.$A718]))" office:value-type="float" office:value="4" calcext:value-type="float">
            <text:p>4</text:p>
          </table:table-cell>
          <table:table-cell table:formula="of:=IFERROR(FIND(&quot;_&quot;;[.$A718];1+[.B718]);LEN([.$A718]))" office:value-type="float" office:value="18" calcext:value-type="float">
            <text:p>18</text:p>
          </table:table-cell>
          <table:table-cell table:formula="of:=IFERROR(FIND(&quot;_&quot;;[.$A718];1+[.C718]);LEN([.$A718]))" office:value-type="float" office:value="22" calcext:value-type="float">
            <text:p>22</text:p>
          </table:table-cell>
          <table:table-cell table:formula="of:=IFERROR(FIND(&quot;_&quot;;[.$A718];1+[.D718]);LEN([.$A718]))" office:value-type="float" office:value="33" calcext:value-type="float">
            <text:p>33</text:p>
          </table:table-cell>
          <table:table-cell table:formula="of:=IFERROR(FIND(&quot;_&quot;;[.$A718];1+[.E718]);LEN([.$A718]))" office:value-type="float" office:value="38" calcext:value-type="float">
            <text:p>38</text:p>
          </table:table-cell>
          <table:table-cell table:formula="of:=[.E718]" office:value-type="float" office:value="33" calcext:value-type="float">
            <text:p>33</text:p>
          </table:table-cell>
          <table:table-cell table:formula="of:=LEFT([.A718];[.G718])" office:value-type="string" office:string-value="rdw_basisgegevens_eeg_uitvoering_" calcext:value-type="string">
            <text:p>rdw_basisgegevens_eeg_uitvoering_</text:p>
          </table:table-cell>
          <table:table-cell table:formula="of:=VLOOKUP([.H718];[$source.$C$2:$source.$F$48];4;0)" office:value-type="float" office:value="303" calcext:value-type="float">
            <text:p>303</text:p>
          </table:table-cell>
          <table:table-cell table:style-name="ce7" table:formula="of:=IF(RIGHT([.A718];6)=&quot;_X_X_X&quot;;3;IF(RIGHT([.A718];4)=&quot;_X_X&quot;;2;IF(RIGHT([.A71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19])&gt;0;[$preferred_name.A719];&#10;LEN([$preferred_name.B719])&gt;0;[$preferred_name.B719]&#10;)" office:value-type="string" office:string-value="rdw_basisgegevens_eeg_uitvoering_afst_hart_koppeling_as_ondergrens" calcext:value-type="string">
            <text:p>rdw_basisgegevens_eeg_uitvoering_afst_hart_koppeling_as_ondergrens</text:p>
          </table:table-cell>
          <table:table-cell table:formula="of:=IFERROR(FIND(&quot;_&quot;;[.$A719];1);LEN([.$A719]))" office:value-type="float" office:value="4" calcext:value-type="float">
            <text:p>4</text:p>
          </table:table-cell>
          <table:table-cell table:formula="of:=IFERROR(FIND(&quot;_&quot;;[.$A719];1+[.B719]);LEN([.$A719]))" office:value-type="float" office:value="18" calcext:value-type="float">
            <text:p>18</text:p>
          </table:table-cell>
          <table:table-cell table:formula="of:=IFERROR(FIND(&quot;_&quot;;[.$A719];1+[.C719]);LEN([.$A719]))" office:value-type="float" office:value="22" calcext:value-type="float">
            <text:p>22</text:p>
          </table:table-cell>
          <table:table-cell table:formula="of:=IFERROR(FIND(&quot;_&quot;;[.$A719];1+[.D719]);LEN([.$A719]))" office:value-type="float" office:value="33" calcext:value-type="float">
            <text:p>33</text:p>
          </table:table-cell>
          <table:table-cell table:formula="of:=IFERROR(FIND(&quot;_&quot;;[.$A719];1+[.E719]);LEN([.$A719]))" office:value-type="float" office:value="38" calcext:value-type="float">
            <text:p>38</text:p>
          </table:table-cell>
          <table:table-cell table:formula="of:=[.E719]" office:value-type="float" office:value="33" calcext:value-type="float">
            <text:p>33</text:p>
          </table:table-cell>
          <table:table-cell table:formula="of:=LEFT([.A719];[.G719])" office:value-type="string" office:string-value="rdw_basisgegevens_eeg_uitvoering_" calcext:value-type="string">
            <text:p>rdw_basisgegevens_eeg_uitvoering_</text:p>
          </table:table-cell>
          <table:table-cell table:formula="of:=VLOOKUP([.H719];[$source.$C$2:$source.$F$48];4;0)" office:value-type="float" office:value="303" calcext:value-type="float">
            <text:p>303</text:p>
          </table:table-cell>
          <table:table-cell table:style-name="ce7" table:formula="of:=IF(RIGHT([.A719];6)=&quot;_X_X_X&quot;;3;IF(RIGHT([.A719];4)=&quot;_X_X&quot;;2;IF(RIGHT([.A71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0])&gt;0;[$preferred_name.A720];&#10;LEN([$preferred_name.B720])&gt;0;[$preferred_name.B720]&#10;)" office:value-type="string" office:string-value="rdw_carrosserie_uitvoering_nummerieke_code_carrosserie_uitvoering_numeriek_europees_X_X_X" calcext:value-type="string">
            <text:p>rdw_carrosserie_uitvoering_nummerieke_code_carrosserie_uitvoering_numeriek_europees_X_X_X</text:p>
          </table:table-cell>
          <table:table-cell table:formula="of:=IFERROR(FIND(&quot;_&quot;;[.$A720];1);LEN([.$A720]))" office:value-type="float" office:value="4" calcext:value-type="float">
            <text:p>4</text:p>
          </table:table-cell>
          <table:table-cell table:formula="of:=IFERROR(FIND(&quot;_&quot;;[.$A720];1+[.B720]);LEN([.$A720]))" office:value-type="float" office:value="16" calcext:value-type="float">
            <text:p>16</text:p>
          </table:table-cell>
          <table:table-cell table:formula="of:=IFERROR(FIND(&quot;_&quot;;[.$A720];1+[.C720]);LEN([.$A720]))" office:value-type="float" office:value="27" calcext:value-type="float">
            <text:p>27</text:p>
          </table:table-cell>
          <table:table-cell table:formula="of:=IFERROR(FIND(&quot;_&quot;;[.$A720];1+[.D720]);LEN([.$A720]))" office:value-type="float" office:value="38" calcext:value-type="float">
            <text:p>38</text:p>
          </table:table-cell>
          <table:table-cell table:formula="of:=IFERROR(FIND(&quot;_&quot;;[.$A720];1+[.E720]);LEN([.$A720]))" office:value-type="float" office:value="43" calcext:value-type="float">
            <text:p>43</text:p>
          </table:table-cell>
          <table:table-cell table:formula="of:=[.F720]" office:value-type="float" office:value="43" calcext:value-type="float">
            <text:p>43</text:p>
          </table:table-cell>
          <table:table-cell table:formula="of:=LEFT([.A720];[.G720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0];[$source.$C$2:$source.$F$48];4;0)" office:value-type="float" office:value="322" calcext:value-type="float">
            <text:p>322</text:p>
          </table:table-cell>
          <table:table-cell table:style-name="ce7" table:formula="of:=IF(RIGHT([.A720];6)=&quot;_X_X_X&quot;;3;IF(RIGHT([.A720];4)=&quot;_X_X&quot;;2;IF(RIGHT([.A720];2)=&quot;_X&quot;;1;0)))" office:value-type="float" office:value="3" calcext:value-type="float">
            <text:p>3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1])&gt;0;[$preferred_name.A721];&#10;LEN([$preferred_name.B721])&gt;0;[$preferred_name.B721]&#10;)" office:value-type="string" office:string-value="rdw_carrosserie_uitvoering_nummerieke_code_carrosserie_uitvoering_numeriek_volgnummer_X_X_X" calcext:value-type="string">
            <text:p>rdw_carrosserie_uitvoering_nummerieke_code_carrosserie_uitvoering_numeriek_volgnummer_X_X_X</text:p>
          </table:table-cell>
          <table:table-cell table:formula="of:=IFERROR(FIND(&quot;_&quot;;[.$A721];1);LEN([.$A721]))" office:value-type="float" office:value="4" calcext:value-type="float">
            <text:p>4</text:p>
          </table:table-cell>
          <table:table-cell table:formula="of:=IFERROR(FIND(&quot;_&quot;;[.$A721];1+[.B721]);LEN([.$A721]))" office:value-type="float" office:value="16" calcext:value-type="float">
            <text:p>16</text:p>
          </table:table-cell>
          <table:table-cell table:formula="of:=IFERROR(FIND(&quot;_&quot;;[.$A721];1+[.C721]);LEN([.$A721]))" office:value-type="float" office:value="27" calcext:value-type="float">
            <text:p>27</text:p>
          </table:table-cell>
          <table:table-cell table:formula="of:=IFERROR(FIND(&quot;_&quot;;[.$A721];1+[.D721]);LEN([.$A721]))" office:value-type="float" office:value="38" calcext:value-type="float">
            <text:p>38</text:p>
          </table:table-cell>
          <table:table-cell table:formula="of:=IFERROR(FIND(&quot;_&quot;;[.$A721];1+[.E721]);LEN([.$A721]))" office:value-type="float" office:value="43" calcext:value-type="float">
            <text:p>43</text:p>
          </table:table-cell>
          <table:table-cell table:formula="of:=[.F721]" office:value-type="float" office:value="43" calcext:value-type="float">
            <text:p>43</text:p>
          </table:table-cell>
          <table:table-cell table:formula="of:=LEFT([.A721];[.G721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1];[$source.$C$2:$source.$F$48];4;0)" office:value-type="float" office:value="322" calcext:value-type="float">
            <text:p>322</text:p>
          </table:table-cell>
          <table:table-cell table:style-name="ce7" table:formula="of:=IF(RIGHT([.A721];6)=&quot;_X_X_X&quot;;3;IF(RIGHT([.A721];4)=&quot;_X_X&quot;;2;IF(RIGHT([.A721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22])&gt;0;[$preferred_name.A722];&#10;LEN([$preferred_name.B722])&gt;0;[$preferred_name.B722]&#10;)" office:value-type="string" office:string-value="rdw_carrosserie_uitvoering_nummerieke_code_carrosserie_volgnummer_X_X_X" calcext:value-type="string">
            <text:p>rdw_carrosserie_uitvoering_nummerieke_code_carrosserie_volgnummer_X_X_X</text:p>
          </table:table-cell>
          <table:table-cell table:formula="of:=IFERROR(FIND(&quot;_&quot;;[.$A722];1);LEN([.$A722]))" office:value-type="float" office:value="4" calcext:value-type="float">
            <text:p>4</text:p>
          </table:table-cell>
          <table:table-cell table:formula="of:=IFERROR(FIND(&quot;_&quot;;[.$A722];1+[.B722]);LEN([.$A722]))" office:value-type="float" office:value="16" calcext:value-type="float">
            <text:p>16</text:p>
          </table:table-cell>
          <table:table-cell table:formula="of:=IFERROR(FIND(&quot;_&quot;;[.$A722];1+[.C722]);LEN([.$A722]))" office:value-type="float" office:value="27" calcext:value-type="float">
            <text:p>27</text:p>
          </table:table-cell>
          <table:table-cell table:formula="of:=IFERROR(FIND(&quot;_&quot;;[.$A722];1+[.D722]);LEN([.$A722]))" office:value-type="float" office:value="38" calcext:value-type="float">
            <text:p>38</text:p>
          </table:table-cell>
          <table:table-cell table:formula="of:=IFERROR(FIND(&quot;_&quot;;[.$A722];1+[.E722]);LEN([.$A722]))" office:value-type="float" office:value="43" calcext:value-type="float">
            <text:p>43</text:p>
          </table:table-cell>
          <table:table-cell table:formula="of:=[.F722]" office:value-type="float" office:value="43" calcext:value-type="float">
            <text:p>43</text:p>
          </table:table-cell>
          <table:table-cell table:formula="of:=LEFT([.A722];[.G722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2];[$source.$C$2:$source.$F$48];4;0)" office:value-type="float" office:value="322" calcext:value-type="float">
            <text:p>322</text:p>
          </table:table-cell>
          <table:table-cell table:style-name="ce7" table:formula="of:=IF(RIGHT([.A722];6)=&quot;_X_X_X&quot;;3;IF(RIGHT([.A722];4)=&quot;_X_X&quot;;2;IF(RIGHT([.A722];2)=&quot;_X&quot;;1;0)))" office:value-type="float" office:value="3" calcext:value-type="float">
            <text:p>3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23])&gt;0;[$preferred_name.A723];&#10;LEN([$preferred_name.B723])&gt;0;[$preferred_name.B723]&#10;)" office:value-type="string" office:string-value="rdw_carrosserie_uitvoering_nummerieke_code_composite_key_X_X" calcext:value-type="string">
            <text:p>rdw_carrosserie_uitvoering_nummerieke_code_composite_key_X_X</text:p>
          </table:table-cell>
          <table:table-cell table:formula="of:=IFERROR(FIND(&quot;_&quot;;[.$A723];1);LEN([.$A723]))" office:value-type="float" office:value="4" calcext:value-type="float">
            <text:p>4</text:p>
          </table:table-cell>
          <table:table-cell table:formula="of:=IFERROR(FIND(&quot;_&quot;;[.$A723];1+[.B723]);LEN([.$A723]))" office:value-type="float" office:value="16" calcext:value-type="float">
            <text:p>16</text:p>
          </table:table-cell>
          <table:table-cell table:formula="of:=IFERROR(FIND(&quot;_&quot;;[.$A723];1+[.C723]);LEN([.$A723]))" office:value-type="float" office:value="27" calcext:value-type="float">
            <text:p>27</text:p>
          </table:table-cell>
          <table:table-cell table:formula="of:=IFERROR(FIND(&quot;_&quot;;[.$A723];1+[.D723]);LEN([.$A723]))" office:value-type="float" office:value="38" calcext:value-type="float">
            <text:p>38</text:p>
          </table:table-cell>
          <table:table-cell table:formula="of:=IFERROR(FIND(&quot;_&quot;;[.$A723];1+[.E723]);LEN([.$A723]))" office:value-type="float" office:value="43" calcext:value-type="float">
            <text:p>43</text:p>
          </table:table-cell>
          <table:table-cell table:formula="of:=[.F723]" office:value-type="float" office:value="43" calcext:value-type="float">
            <text:p>43</text:p>
          </table:table-cell>
          <table:table-cell table:formula="of:=LEFT([.A723];[.G723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3];[$source.$C$2:$source.$F$48];4;0)" office:value-type="float" office:value="322" calcext:value-type="float">
            <text:p>322</text:p>
          </table:table-cell>
          <table:table-cell table:style-name="ce7" table:formula="of:=IF(RIGHT([.A723];6)=&quot;_X_X_X&quot;;3;IF(RIGHT([.A723];4)=&quot;_X_X&quot;;2;IF(RIGHT([.A723];2)=&quot;_X&quot;;1;0)))" office:value-type="float" office:value="2" calcext:value-type="float">
            <text:p>2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724])&gt;0;[$preferred_name.A724];&#10;LEN([$preferred_name.B724])&gt;0;[$preferred_name.B724]&#10;)" office:value-type="string" office:string-value="rdw_carrosserie_uitvoering_nummerieke_code_TimeStamp" calcext:value-type="string">
            <text:p>rdw_carrosserie_uitvoering_nummerieke_code_TimeStamp</text:p>
          </table:table-cell>
          <table:table-cell table:formula="of:=IFERROR(FIND(&quot;_&quot;;[.$A724];1);LEN([.$A724]))" office:value-type="float" office:value="4" calcext:value-type="float">
            <text:p>4</text:p>
          </table:table-cell>
          <table:table-cell table:formula="of:=IFERROR(FIND(&quot;_&quot;;[.$A724];1+[.B724]);LEN([.$A724]))" office:value-type="float" office:value="16" calcext:value-type="float">
            <text:p>16</text:p>
          </table:table-cell>
          <table:table-cell table:formula="of:=IFERROR(FIND(&quot;_&quot;;[.$A724];1+[.C724]);LEN([.$A724]))" office:value-type="float" office:value="27" calcext:value-type="float">
            <text:p>27</text:p>
          </table:table-cell>
          <table:table-cell table:formula="of:=IFERROR(FIND(&quot;_&quot;;[.$A724];1+[.D724]);LEN([.$A724]))" office:value-type="float" office:value="38" calcext:value-type="float">
            <text:p>38</text:p>
          </table:table-cell>
          <table:table-cell table:formula="of:=IFERROR(FIND(&quot;_&quot;;[.$A724];1+[.E724]);LEN([.$A724]))" office:value-type="float" office:value="43" calcext:value-type="float">
            <text:p>43</text:p>
          </table:table-cell>
          <table:table-cell table:formula="of:=[.F724]" office:value-type="float" office:value="43" calcext:value-type="float">
            <text:p>43</text:p>
          </table:table-cell>
          <table:table-cell table:formula="of:=LEFT([.A724];[.G724])" office:value-type="string" office:string-value="rdw_carrosserie_uitvoering_nummerieke_code_" calcext:value-type="string">
            <text:p>rdw_carrosserie_uitvoering_nummerieke_code_</text:p>
          </table:table-cell>
          <table:table-cell table:formula="of:=VLOOKUP([.H724];[$source.$C$2:$source.$F$48];4;0)" office:value-type="float" office:value="322" calcext:value-type="float">
            <text:p>322</text:p>
          </table:table-cell>
          <table:table-cell table:style-name="ce7" table:formula="of:=IF(RIGHT([.A724];6)=&quot;_X_X_X&quot;;3;IF(RIGHT([.A724];4)=&quot;_X_X&quot;;2;IF(RIGHT([.A724];2)=&quot;_X&quot;;1;0))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725])&gt;0;[$preferred_name.A725];&#10;LEN([$preferred_name.B725])&gt;0;[$preferred_name.B725]&#10;)" office:value-type="string" office:string-value="rdw_brandstof_milieuklasse_eg_goedkeuring_zwaar_X" calcext:value-type="string">
            <text:p>rdw_brandstof_milieuklasse_eg_goedkeuring_zwaar_X</text:p>
          </table:table-cell>
          <table:table-cell table:formula="of:=IFERROR(FIND(&quot;_&quot;;[.$A725];1);LEN([.$A725]))" office:value-type="float" office:value="4" calcext:value-type="float">
            <text:p>4</text:p>
          </table:table-cell>
          <table:table-cell table:formula="of:=IFERROR(FIND(&quot;_&quot;;[.$A725];1+[.B725]);LEN([.$A725]))" office:value-type="float" office:value="14" calcext:value-type="float">
            <text:p>14</text:p>
          </table:table-cell>
          <table:table-cell table:formula="of:=IFERROR(FIND(&quot;_&quot;;[.$A725];1+[.C725]);LEN([.$A725]))" office:value-type="float" office:value="27" calcext:value-type="float">
            <text:p>27</text:p>
          </table:table-cell>
          <table:table-cell table:formula="of:=IFERROR(FIND(&quot;_&quot;;[.$A725];1+[.D725]);LEN([.$A725]))" office:value-type="float" office:value="30" calcext:value-type="float">
            <text:p>30</text:p>
          </table:table-cell>
          <table:table-cell table:formula="of:=IFERROR(FIND(&quot;_&quot;;[.$A725];1+[.E725]);LEN([.$A725]))" office:value-type="float" office:value="42" calcext:value-type="float">
            <text:p>42</text:p>
          </table:table-cell>
          <table:table-cell/>
          <table:table-cell table:formula="of:=LEFT([.A725];[.G725])">
            <text:p/>
          </table:table-cell>
          <table:table-cell table:formula="of:=VLOOKUP([.H725];[$source.$C$2:$source.$F$48];4;0)" office:value-type="string" office:string-value="" calcext:value-type="error">
            <text:p>#N/A</text:p>
          </table:table-cell>
          <table:table-cell table:style-name="ce7" table:formula="of:=IF(RIGHT([.A725];6)=&quot;_X_X_X&quot;;3;IF(RIGHT([.A725];4)=&quot;_X_X&quot;;2;IF(RIGHT([.A725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26])&gt;0;[$preferred_name.A726];&#10;LEN([$preferred_name.B726])&gt;0;[$preferred_name.B726]&#10;)" office:value-type="string" office:string-value="rdw_motor_uitvoering_brandstof_emissie_koolmonaxide_etc_test_X_X" calcext:value-type="string">
            <text:p>rdw_motor_uitvoering_brandstof_emissie_koolmonaxide_etc_test_X_X</text:p>
          </table:table-cell>
          <table:table-cell table:formula="of:=IFERROR(FIND(&quot;_&quot;;[.$A726];1);LEN([.$A726]))" office:value-type="float" office:value="4" calcext:value-type="float">
            <text:p>4</text:p>
          </table:table-cell>
          <table:table-cell table:formula="of:=IFERROR(FIND(&quot;_&quot;;[.$A726];1+[.B726]);LEN([.$A726]))" office:value-type="float" office:value="10" calcext:value-type="float">
            <text:p>10</text:p>
          </table:table-cell>
          <table:table-cell table:formula="of:=IFERROR(FIND(&quot;_&quot;;[.$A726];1+[.C726]);LEN([.$A726]))" office:value-type="float" office:value="21" calcext:value-type="float">
            <text:p>21</text:p>
          </table:table-cell>
          <table:table-cell table:formula="of:=IFERROR(FIND(&quot;_&quot;;[.$A726];1+[.D726]);LEN([.$A726]))" office:value-type="float" office:value="31" calcext:value-type="float">
            <text:p>31</text:p>
          </table:table-cell>
          <table:table-cell table:formula="of:=IFERROR(FIND(&quot;_&quot;;[.$A726];1+[.E726]);LEN([.$A726]))" office:value-type="float" office:value="39" calcext:value-type="float">
            <text:p>39</text:p>
          </table:table-cell>
          <table:table-cell table:formula="of:=[.E726]" office:value-type="float" office:value="31" calcext:value-type="float">
            <text:p>31</text:p>
          </table:table-cell>
          <table:table-cell table:formula="of:=LEFT([.A726];[.G726])" office:value-type="string" office:string-value="rdw_motor_uitvoering_brandstof_" calcext:value-type="string">
            <text:p>rdw_motor_uitvoering_brandstof_</text:p>
          </table:table-cell>
          <table:table-cell table:formula="of:=VLOOKUP([.H726];[$source.$C$2:$source.$F$48];4;0)" office:value-type="float" office:value="307" calcext:value-type="float">
            <text:p>307</text:p>
          </table:table-cell>
          <table:table-cell table:style-name="ce7" table:formula="of:=IF(RIGHT([.A726];6)=&quot;_X_X_X&quot;;3;IF(RIGHT([.A726];4)=&quot;_X_X&quot;;2;IF(RIGHT([.A72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7])&gt;0;[$preferred_name.A727];&#10;LEN([$preferred_name.B727])&gt;0;[$preferred_name.B727]&#10;)" office:value-type="string" office:string-value="rdw_motor_uitvoering_brandstof_emissie_koolmonoxide_esc_test_X_X" calcext:value-type="string">
            <text:p>rdw_motor_uitvoering_brandstof_emissie_koolmonoxide_esc_test_X_X</text:p>
          </table:table-cell>
          <table:table-cell table:formula="of:=IFERROR(FIND(&quot;_&quot;;[.$A727];1);LEN([.$A727]))" office:value-type="float" office:value="4" calcext:value-type="float">
            <text:p>4</text:p>
          </table:table-cell>
          <table:table-cell table:formula="of:=IFERROR(FIND(&quot;_&quot;;[.$A727];1+[.B727]);LEN([.$A727]))" office:value-type="float" office:value="10" calcext:value-type="float">
            <text:p>10</text:p>
          </table:table-cell>
          <table:table-cell table:formula="of:=IFERROR(FIND(&quot;_&quot;;[.$A727];1+[.C727]);LEN([.$A727]))" office:value-type="float" office:value="21" calcext:value-type="float">
            <text:p>21</text:p>
          </table:table-cell>
          <table:table-cell table:formula="of:=IFERROR(FIND(&quot;_&quot;;[.$A727];1+[.D727]);LEN([.$A727]))" office:value-type="float" office:value="31" calcext:value-type="float">
            <text:p>31</text:p>
          </table:table-cell>
          <table:table-cell table:formula="of:=IFERROR(FIND(&quot;_&quot;;[.$A727];1+[.E727]);LEN([.$A727]))" office:value-type="float" office:value="39" calcext:value-type="float">
            <text:p>39</text:p>
          </table:table-cell>
          <table:table-cell table:formula="of:=[.E727]" office:value-type="float" office:value="31" calcext:value-type="float">
            <text:p>31</text:p>
          </table:table-cell>
          <table:table-cell table:formula="of:=LEFT([.A727];[.G727])" office:value-type="string" office:string-value="rdw_motor_uitvoering_brandstof_" calcext:value-type="string">
            <text:p>rdw_motor_uitvoering_brandstof_</text:p>
          </table:table-cell>
          <table:table-cell table:formula="of:=VLOOKUP([.H727];[$source.$C$2:$source.$F$48];4;0)" office:value-type="float" office:value="307" calcext:value-type="float">
            <text:p>307</text:p>
          </table:table-cell>
          <table:table-cell table:style-name="ce7" table:formula="of:=IF(RIGHT([.A727];6)=&quot;_X_X_X&quot;;3;IF(RIGHT([.A727];4)=&quot;_X_X&quot;;2;IF(RIGHT([.A72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8])&gt;0;[$preferred_name.A728];&#10;LEN([$preferred_name.B728])&gt;0;[$preferred_name.B728]&#10;)" office:value-type="string" office:string-value="rdw_motor_uitvoering_brandstof_emissie_koolwaterstoffen_esc_test_X_X" calcext:value-type="string">
            <text:p>rdw_motor_uitvoering_brandstof_emissie_koolwaterstoffen_esc_test_X_X</text:p>
          </table:table-cell>
          <table:table-cell table:formula="of:=IFERROR(FIND(&quot;_&quot;;[.$A728];1);LEN([.$A728]))" office:value-type="float" office:value="4" calcext:value-type="float">
            <text:p>4</text:p>
          </table:table-cell>
          <table:table-cell table:formula="of:=IFERROR(FIND(&quot;_&quot;;[.$A728];1+[.B728]);LEN([.$A728]))" office:value-type="float" office:value="10" calcext:value-type="float">
            <text:p>10</text:p>
          </table:table-cell>
          <table:table-cell table:formula="of:=IFERROR(FIND(&quot;_&quot;;[.$A728];1+[.C728]);LEN([.$A728]))" office:value-type="float" office:value="21" calcext:value-type="float">
            <text:p>21</text:p>
          </table:table-cell>
          <table:table-cell table:formula="of:=IFERROR(FIND(&quot;_&quot;;[.$A728];1+[.D728]);LEN([.$A728]))" office:value-type="float" office:value="31" calcext:value-type="float">
            <text:p>31</text:p>
          </table:table-cell>
          <table:table-cell table:formula="of:=IFERROR(FIND(&quot;_&quot;;[.$A728];1+[.E728]);LEN([.$A728]))" office:value-type="float" office:value="39" calcext:value-type="float">
            <text:p>39</text:p>
          </table:table-cell>
          <table:table-cell table:formula="of:=[.E728]" office:value-type="float" office:value="31" calcext:value-type="float">
            <text:p>31</text:p>
          </table:table-cell>
          <table:table-cell table:formula="of:=LEFT([.A728];[.G728])" office:value-type="string" office:string-value="rdw_motor_uitvoering_brandstof_" calcext:value-type="string">
            <text:p>rdw_motor_uitvoering_brandstof_</text:p>
          </table:table-cell>
          <table:table-cell table:formula="of:=VLOOKUP([.H728];[$source.$C$2:$source.$F$48];4;0)" office:value-type="float" office:value="307" calcext:value-type="float">
            <text:p>307</text:p>
          </table:table-cell>
          <table:table-cell table:style-name="ce7" table:formula="of:=IF(RIGHT([.A728];6)=&quot;_X_X_X&quot;;3;IF(RIGHT([.A728];4)=&quot;_X_X&quot;;2;IF(RIGHT([.A72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29])&gt;0;[$preferred_name.A729];&#10;LEN([$preferred_name.B729])&gt;0;[$preferred_name.B729]&#10;)" office:value-type="string" office:string-value="rdw_motor_uitvoering_brandstof_emissie_koolwaterstoffen_etc_test_X_X" calcext:value-type="string">
            <text:p>rdw_motor_uitvoering_brandstof_emissie_koolwaterstoffen_etc_test_X_X</text:p>
          </table:table-cell>
          <table:table-cell table:formula="of:=IFERROR(FIND(&quot;_&quot;;[.$A729];1);LEN([.$A729]))" office:value-type="float" office:value="4" calcext:value-type="float">
            <text:p>4</text:p>
          </table:table-cell>
          <table:table-cell table:formula="of:=IFERROR(FIND(&quot;_&quot;;[.$A729];1+[.B729]);LEN([.$A729]))" office:value-type="float" office:value="10" calcext:value-type="float">
            <text:p>10</text:p>
          </table:table-cell>
          <table:table-cell table:formula="of:=IFERROR(FIND(&quot;_&quot;;[.$A729];1+[.C729]);LEN([.$A729]))" office:value-type="float" office:value="21" calcext:value-type="float">
            <text:p>21</text:p>
          </table:table-cell>
          <table:table-cell table:formula="of:=IFERROR(FIND(&quot;_&quot;;[.$A729];1+[.D729]);LEN([.$A729]))" office:value-type="float" office:value="31" calcext:value-type="float">
            <text:p>31</text:p>
          </table:table-cell>
          <table:table-cell table:formula="of:=IFERROR(FIND(&quot;_&quot;;[.$A729];1+[.E729]);LEN([.$A729]))" office:value-type="float" office:value="39" calcext:value-type="float">
            <text:p>39</text:p>
          </table:table-cell>
          <table:table-cell table:formula="of:=[.E729]" office:value-type="float" office:value="31" calcext:value-type="float">
            <text:p>31</text:p>
          </table:table-cell>
          <table:table-cell table:formula="of:=LEFT([.A729];[.G729])" office:value-type="string" office:string-value="rdw_motor_uitvoering_brandstof_" calcext:value-type="string">
            <text:p>rdw_motor_uitvoering_brandstof_</text:p>
          </table:table-cell>
          <table:table-cell table:formula="of:=VLOOKUP([.H729];[$source.$C$2:$source.$F$48];4;0)" office:value-type="float" office:value="307" calcext:value-type="float">
            <text:p>307</text:p>
          </table:table-cell>
          <table:table-cell table:style-name="ce7" table:formula="of:=IF(RIGHT([.A729];6)=&quot;_X_X_X&quot;;3;IF(RIGHT([.A729];4)=&quot;_X_X&quot;;2;IF(RIGHT([.A72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0])&gt;0;[$preferred_name.A730];&#10;LEN([$preferred_name.B730])&gt;0;[$preferred_name.B730]&#10;)" office:value-type="string" office:string-value="rdw_motor_uitvoering_brandstof_emissie_stikstofoxiden_esc_test_X_X" calcext:value-type="string">
            <text:p>rdw_motor_uitvoering_brandstof_emissie_stikstofoxiden_esc_test_X_X</text:p>
          </table:table-cell>
          <table:table-cell table:formula="of:=IFERROR(FIND(&quot;_&quot;;[.$A730];1);LEN([.$A730]))" office:value-type="float" office:value="4" calcext:value-type="float">
            <text:p>4</text:p>
          </table:table-cell>
          <table:table-cell table:formula="of:=IFERROR(FIND(&quot;_&quot;;[.$A730];1+[.B730]);LEN([.$A730]))" office:value-type="float" office:value="10" calcext:value-type="float">
            <text:p>10</text:p>
          </table:table-cell>
          <table:table-cell table:formula="of:=IFERROR(FIND(&quot;_&quot;;[.$A730];1+[.C730]);LEN([.$A730]))" office:value-type="float" office:value="21" calcext:value-type="float">
            <text:p>21</text:p>
          </table:table-cell>
          <table:table-cell table:formula="of:=IFERROR(FIND(&quot;_&quot;;[.$A730];1+[.D730]);LEN([.$A730]))" office:value-type="float" office:value="31" calcext:value-type="float">
            <text:p>31</text:p>
          </table:table-cell>
          <table:table-cell table:formula="of:=IFERROR(FIND(&quot;_&quot;;[.$A730];1+[.E730]);LEN([.$A730]))" office:value-type="float" office:value="39" calcext:value-type="float">
            <text:p>39</text:p>
          </table:table-cell>
          <table:table-cell table:formula="of:=[.E730]" office:value-type="float" office:value="31" calcext:value-type="float">
            <text:p>31</text:p>
          </table:table-cell>
          <table:table-cell table:formula="of:=LEFT([.A730];[.G730])" office:value-type="string" office:string-value="rdw_motor_uitvoering_brandstof_" calcext:value-type="string">
            <text:p>rdw_motor_uitvoering_brandstof_</text:p>
          </table:table-cell>
          <table:table-cell table:formula="of:=VLOOKUP([.H730];[$source.$C$2:$source.$F$48];4;0)" office:value-type="float" office:value="307" calcext:value-type="float">
            <text:p>307</text:p>
          </table:table-cell>
          <table:table-cell table:style-name="ce7" table:formula="of:=IF(RIGHT([.A730];6)=&quot;_X_X_X&quot;;3;IF(RIGHT([.A730];4)=&quot;_X_X&quot;;2;IF(RIGHT([.A73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1])&gt;0;[$preferred_name.A731];&#10;LEN([$preferred_name.B731])&gt;0;[$preferred_name.B731]&#10;)" office:value-type="string" office:string-value="rdw_motor_uitvoering_brandstof_emissie_stikstofoxiden_etc_test_X_X" calcext:value-type="string">
            <text:p>rdw_motor_uitvoering_brandstof_emissie_stikstofoxiden_etc_test_X_X</text:p>
          </table:table-cell>
          <table:table-cell table:formula="of:=IFERROR(FIND(&quot;_&quot;;[.$A731];1);LEN([.$A731]))" office:value-type="float" office:value="4" calcext:value-type="float">
            <text:p>4</text:p>
          </table:table-cell>
          <table:table-cell table:formula="of:=IFERROR(FIND(&quot;_&quot;;[.$A731];1+[.B731]);LEN([.$A731]))" office:value-type="float" office:value="10" calcext:value-type="float">
            <text:p>10</text:p>
          </table:table-cell>
          <table:table-cell table:formula="of:=IFERROR(FIND(&quot;_&quot;;[.$A731];1+[.C731]);LEN([.$A731]))" office:value-type="float" office:value="21" calcext:value-type="float">
            <text:p>21</text:p>
          </table:table-cell>
          <table:table-cell table:formula="of:=IFERROR(FIND(&quot;_&quot;;[.$A731];1+[.D731]);LEN([.$A731]))" office:value-type="float" office:value="31" calcext:value-type="float">
            <text:p>31</text:p>
          </table:table-cell>
          <table:table-cell table:formula="of:=IFERROR(FIND(&quot;_&quot;;[.$A731];1+[.E731]);LEN([.$A731]))" office:value-type="float" office:value="39" calcext:value-type="float">
            <text:p>39</text:p>
          </table:table-cell>
          <table:table-cell table:formula="of:=[.E731]" office:value-type="float" office:value="31" calcext:value-type="float">
            <text:p>31</text:p>
          </table:table-cell>
          <table:table-cell table:formula="of:=LEFT([.A731];[.G731])" office:value-type="string" office:string-value="rdw_motor_uitvoering_brandstof_" calcext:value-type="string">
            <text:p>rdw_motor_uitvoering_brandstof_</text:p>
          </table:table-cell>
          <table:table-cell table:formula="of:=VLOOKUP([.H731];[$source.$C$2:$source.$F$48];4;0)" office:value-type="float" office:value="307" calcext:value-type="float">
            <text:p>307</text:p>
          </table:table-cell>
          <table:table-cell table:style-name="ce7" table:formula="of:=IF(RIGHT([.A731];6)=&quot;_X_X_X&quot;;3;IF(RIGHT([.A731];4)=&quot;_X_X&quot;;2;IF(RIGHT([.A73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2])&gt;0;[$preferred_name.A732];&#10;LEN([$preferred_name.B732])&gt;0;[$preferred_name.B732]&#10;)" office:value-type="string" office:string-value="rdw_motor_uitvoering_brandstof_emissie_vaste_stofdeeltjes_esc_test_X_X" calcext:value-type="string">
            <text:p>rdw_motor_uitvoering_brandstof_emissie_vaste_stofdeeltjes_esc_test_X_X</text:p>
          </table:table-cell>
          <table:table-cell table:formula="of:=IFERROR(FIND(&quot;_&quot;;[.$A732];1);LEN([.$A732]))" office:value-type="float" office:value="4" calcext:value-type="float">
            <text:p>4</text:p>
          </table:table-cell>
          <table:table-cell table:formula="of:=IFERROR(FIND(&quot;_&quot;;[.$A732];1+[.B732]);LEN([.$A732]))" office:value-type="float" office:value="10" calcext:value-type="float">
            <text:p>10</text:p>
          </table:table-cell>
          <table:table-cell table:formula="of:=IFERROR(FIND(&quot;_&quot;;[.$A732];1+[.C732]);LEN([.$A732]))" office:value-type="float" office:value="21" calcext:value-type="float">
            <text:p>21</text:p>
          </table:table-cell>
          <table:table-cell table:formula="of:=IFERROR(FIND(&quot;_&quot;;[.$A732];1+[.D732]);LEN([.$A732]))" office:value-type="float" office:value="31" calcext:value-type="float">
            <text:p>31</text:p>
          </table:table-cell>
          <table:table-cell table:formula="of:=IFERROR(FIND(&quot;_&quot;;[.$A732];1+[.E732]);LEN([.$A732]))" office:value-type="float" office:value="39" calcext:value-type="float">
            <text:p>39</text:p>
          </table:table-cell>
          <table:table-cell table:formula="of:=[.E732]" office:value-type="float" office:value="31" calcext:value-type="float">
            <text:p>31</text:p>
          </table:table-cell>
          <table:table-cell table:formula="of:=LEFT([.A732];[.G732])" office:value-type="string" office:string-value="rdw_motor_uitvoering_brandstof_" calcext:value-type="string">
            <text:p>rdw_motor_uitvoering_brandstof_</text:p>
          </table:table-cell>
          <table:table-cell table:formula="of:=VLOOKUP([.H732];[$source.$C$2:$source.$F$48];4;0)" office:value-type="float" office:value="307" calcext:value-type="float">
            <text:p>307</text:p>
          </table:table-cell>
          <table:table-cell table:style-name="ce7" table:formula="of:=IF(RIGHT([.A732];6)=&quot;_X_X_X&quot;;3;IF(RIGHT([.A732];4)=&quot;_X_X&quot;;2;IF(RIGHT([.A73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3])&gt;0;[$preferred_name.A733];&#10;LEN([$preferred_name.B733])&gt;0;[$preferred_name.B733]&#10;)" office:value-type="string" office:string-value="rdw_motor_uitvoering_brandstof_emissie_vaste_stofdeeltjes_etc_test_X_X" calcext:value-type="string">
            <text:p>rdw_motor_uitvoering_brandstof_emissie_vaste_stofdeeltjes_etc_test_X_X</text:p>
          </table:table-cell>
          <table:table-cell table:formula="of:=IFERROR(FIND(&quot;_&quot;;[.$A733];1);LEN([.$A733]))" office:value-type="float" office:value="4" calcext:value-type="float">
            <text:p>4</text:p>
          </table:table-cell>
          <table:table-cell table:formula="of:=IFERROR(FIND(&quot;_&quot;;[.$A733];1+[.B733]);LEN([.$A733]))" office:value-type="float" office:value="10" calcext:value-type="float">
            <text:p>10</text:p>
          </table:table-cell>
          <table:table-cell table:formula="of:=IFERROR(FIND(&quot;_&quot;;[.$A733];1+[.C733]);LEN([.$A733]))" office:value-type="float" office:value="21" calcext:value-type="float">
            <text:p>21</text:p>
          </table:table-cell>
          <table:table-cell table:formula="of:=IFERROR(FIND(&quot;_&quot;;[.$A733];1+[.D733]);LEN([.$A733]))" office:value-type="float" office:value="31" calcext:value-type="float">
            <text:p>31</text:p>
          </table:table-cell>
          <table:table-cell table:formula="of:=IFERROR(FIND(&quot;_&quot;;[.$A733];1+[.E733]);LEN([.$A733]))" office:value-type="float" office:value="39" calcext:value-type="float">
            <text:p>39</text:p>
          </table:table-cell>
          <table:table-cell table:formula="of:=[.E733]" office:value-type="float" office:value="31" calcext:value-type="float">
            <text:p>31</text:p>
          </table:table-cell>
          <table:table-cell table:formula="of:=LEFT([.A733];[.G733])" office:value-type="string" office:string-value="rdw_motor_uitvoering_brandstof_" calcext:value-type="string">
            <text:p>rdw_motor_uitvoering_brandstof_</text:p>
          </table:table-cell>
          <table:table-cell table:formula="of:=VLOOKUP([.H733];[$source.$C$2:$source.$F$48];4;0)" office:value-type="float" office:value="307" calcext:value-type="float">
            <text:p>307</text:p>
          </table:table-cell>
          <table:table-cell table:style-name="ce7" table:formula="of:=IF(RIGHT([.A733];6)=&quot;_X_X_X&quot;;3;IF(RIGHT([.A733];4)=&quot;_X_X&quot;;2;IF(RIGHT([.A73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4])&gt;0;[$preferred_name.A734];&#10;LEN([$preferred_name.B734])&gt;0;[$preferred_name.B734]&#10;)" office:value-type="string" office:string-value="rdw_motor_uitvoering_brandstof_rookwaarde_elr_test_X_X" calcext:value-type="string">
            <text:p>rdw_motor_uitvoering_brandstof_rookwaarde_elr_test_X_X</text:p>
          </table:table-cell>
          <table:table-cell table:formula="of:=IFERROR(FIND(&quot;_&quot;;[.$A734];1);LEN([.$A734]))" office:value-type="float" office:value="4" calcext:value-type="float">
            <text:p>4</text:p>
          </table:table-cell>
          <table:table-cell table:formula="of:=IFERROR(FIND(&quot;_&quot;;[.$A734];1+[.B734]);LEN([.$A734]))" office:value-type="float" office:value="10" calcext:value-type="float">
            <text:p>10</text:p>
          </table:table-cell>
          <table:table-cell table:formula="of:=IFERROR(FIND(&quot;_&quot;;[.$A734];1+[.C734]);LEN([.$A734]))" office:value-type="float" office:value="21" calcext:value-type="float">
            <text:p>21</text:p>
          </table:table-cell>
          <table:table-cell table:formula="of:=IFERROR(FIND(&quot;_&quot;;[.$A734];1+[.D734]);LEN([.$A734]))" office:value-type="float" office:value="31" calcext:value-type="float">
            <text:p>31</text:p>
          </table:table-cell>
          <table:table-cell table:formula="of:=IFERROR(FIND(&quot;_&quot;;[.$A734];1+[.E734]);LEN([.$A734]))" office:value-type="float" office:value="42" calcext:value-type="float">
            <text:p>42</text:p>
          </table:table-cell>
          <table:table-cell table:formula="of:=[.E734]" office:value-type="float" office:value="31" calcext:value-type="float">
            <text:p>31</text:p>
          </table:table-cell>
          <table:table-cell table:formula="of:=LEFT([.A734];[.G734])" office:value-type="string" office:string-value="rdw_motor_uitvoering_brandstof_" calcext:value-type="string">
            <text:p>rdw_motor_uitvoering_brandstof_</text:p>
          </table:table-cell>
          <table:table-cell table:formula="of:=VLOOKUP([.H734];[$source.$C$2:$source.$F$48];4;0)" office:value-type="float" office:value="307" calcext:value-type="float">
            <text:p>307</text:p>
          </table:table-cell>
          <table:table-cell table:style-name="ce7" table:formula="of:=IF(RIGHT([.A734];6)=&quot;_X_X_X&quot;;3;IF(RIGHT([.A734];4)=&quot;_X_X&quot;;2;IF(RIGHT([.A73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5])&gt;0;[$preferred_name.A735];&#10;LEN([$preferred_name.B735])&gt;0;[$preferred_name.B735]&#10;)" office:value-type="string" office:string-value="rdw_motor_uitvoering_brandstof_emissie_co_volgens_whsc_X_X" calcext:value-type="string">
            <text:p>rdw_motor_uitvoering_brandstof_emissie_co_volgens_whsc_X_X</text:p>
          </table:table-cell>
          <table:table-cell table:formula="of:=IFERROR(FIND(&quot;_&quot;;[.$A735];1);LEN([.$A735]))" office:value-type="float" office:value="4" calcext:value-type="float">
            <text:p>4</text:p>
          </table:table-cell>
          <table:table-cell table:formula="of:=IFERROR(FIND(&quot;_&quot;;[.$A735];1+[.B735]);LEN([.$A735]))" office:value-type="float" office:value="10" calcext:value-type="float">
            <text:p>10</text:p>
          </table:table-cell>
          <table:table-cell table:formula="of:=IFERROR(FIND(&quot;_&quot;;[.$A735];1+[.C735]);LEN([.$A735]))" office:value-type="float" office:value="21" calcext:value-type="float">
            <text:p>21</text:p>
          </table:table-cell>
          <table:table-cell table:formula="of:=IFERROR(FIND(&quot;_&quot;;[.$A735];1+[.D735]);LEN([.$A735]))" office:value-type="float" office:value="31" calcext:value-type="float">
            <text:p>31</text:p>
          </table:table-cell>
          <table:table-cell table:formula="of:=IFERROR(FIND(&quot;_&quot;;[.$A735];1+[.E735]);LEN([.$A735]))" office:value-type="float" office:value="39" calcext:value-type="float">
            <text:p>39</text:p>
          </table:table-cell>
          <table:table-cell table:formula="of:=[.E735]" office:value-type="float" office:value="31" calcext:value-type="float">
            <text:p>31</text:p>
          </table:table-cell>
          <table:table-cell table:formula="of:=LEFT([.A735];[.G735])" office:value-type="string" office:string-value="rdw_motor_uitvoering_brandstof_" calcext:value-type="string">
            <text:p>rdw_motor_uitvoering_brandstof_</text:p>
          </table:table-cell>
          <table:table-cell table:formula="of:=VLOOKUP([.H735];[$source.$C$2:$source.$F$48];4;0)" office:value-type="float" office:value="307" calcext:value-type="float">
            <text:p>307</text:p>
          </table:table-cell>
          <table:table-cell table:style-name="ce7" table:formula="of:=IF(RIGHT([.A735];6)=&quot;_X_X_X&quot;;3;IF(RIGHT([.A735];4)=&quot;_X_X&quot;;2;IF(RIGHT([.A73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6])&gt;0;[$preferred_name.A736];&#10;LEN([$preferred_name.B736])&gt;0;[$preferred_name.B736]&#10;)" office:value-type="string" office:string-value="rdw_motor_uitvoering_brandstof_emissie_co_volgens_whtc_X_X" calcext:value-type="string">
            <text:p>rdw_motor_uitvoering_brandstof_emissie_co_volgens_whtc_X_X</text:p>
          </table:table-cell>
          <table:table-cell table:formula="of:=IFERROR(FIND(&quot;_&quot;;[.$A736];1);LEN([.$A736]))" office:value-type="float" office:value="4" calcext:value-type="float">
            <text:p>4</text:p>
          </table:table-cell>
          <table:table-cell table:formula="of:=IFERROR(FIND(&quot;_&quot;;[.$A736];1+[.B736]);LEN([.$A736]))" office:value-type="float" office:value="10" calcext:value-type="float">
            <text:p>10</text:p>
          </table:table-cell>
          <table:table-cell table:formula="of:=IFERROR(FIND(&quot;_&quot;;[.$A736];1+[.C736]);LEN([.$A736]))" office:value-type="float" office:value="21" calcext:value-type="float">
            <text:p>21</text:p>
          </table:table-cell>
          <table:table-cell table:formula="of:=IFERROR(FIND(&quot;_&quot;;[.$A736];1+[.D736]);LEN([.$A736]))" office:value-type="float" office:value="31" calcext:value-type="float">
            <text:p>31</text:p>
          </table:table-cell>
          <table:table-cell table:formula="of:=IFERROR(FIND(&quot;_&quot;;[.$A736];1+[.E736]);LEN([.$A736]))" office:value-type="float" office:value="39" calcext:value-type="float">
            <text:p>39</text:p>
          </table:table-cell>
          <table:table-cell table:formula="of:=[.E736]" office:value-type="float" office:value="31" calcext:value-type="float">
            <text:p>31</text:p>
          </table:table-cell>
          <table:table-cell table:formula="of:=LEFT([.A736];[.G736])" office:value-type="string" office:string-value="rdw_motor_uitvoering_brandstof_" calcext:value-type="string">
            <text:p>rdw_motor_uitvoering_brandstof_</text:p>
          </table:table-cell>
          <table:table-cell table:formula="of:=VLOOKUP([.H736];[$source.$C$2:$source.$F$48];4;0)" office:value-type="float" office:value="307" calcext:value-type="float">
            <text:p>307</text:p>
          </table:table-cell>
          <table:table-cell table:style-name="ce7" table:formula="of:=IF(RIGHT([.A736];6)=&quot;_X_X_X&quot;;3;IF(RIGHT([.A736];4)=&quot;_X_X&quot;;2;IF(RIGHT([.A73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7])&gt;0;[$preferred_name.A737];&#10;LEN([$preferred_name.B737])&gt;0;[$preferred_name.B737]&#10;)" office:value-type="string" office:string-value="rdw_motor_uitvoering_brandstof_emissie_deeltjes_aantal_whsc_X_X" calcext:value-type="string">
            <text:p>rdw_motor_uitvoering_brandstof_emissie_deeltjes_aantal_whsc_X_X</text:p>
          </table:table-cell>
          <table:table-cell table:formula="of:=IFERROR(FIND(&quot;_&quot;;[.$A737];1);LEN([.$A737]))" office:value-type="float" office:value="4" calcext:value-type="float">
            <text:p>4</text:p>
          </table:table-cell>
          <table:table-cell table:formula="of:=IFERROR(FIND(&quot;_&quot;;[.$A737];1+[.B737]);LEN([.$A737]))" office:value-type="float" office:value="10" calcext:value-type="float">
            <text:p>10</text:p>
          </table:table-cell>
          <table:table-cell table:formula="of:=IFERROR(FIND(&quot;_&quot;;[.$A737];1+[.C737]);LEN([.$A737]))" office:value-type="float" office:value="21" calcext:value-type="float">
            <text:p>21</text:p>
          </table:table-cell>
          <table:table-cell table:formula="of:=IFERROR(FIND(&quot;_&quot;;[.$A737];1+[.D737]);LEN([.$A737]))" office:value-type="float" office:value="31" calcext:value-type="float">
            <text:p>31</text:p>
          </table:table-cell>
          <table:table-cell table:formula="of:=IFERROR(FIND(&quot;_&quot;;[.$A737];1+[.E737]);LEN([.$A737]))" office:value-type="float" office:value="39" calcext:value-type="float">
            <text:p>39</text:p>
          </table:table-cell>
          <table:table-cell table:formula="of:=[.E737]" office:value-type="float" office:value="31" calcext:value-type="float">
            <text:p>31</text:p>
          </table:table-cell>
          <table:table-cell table:formula="of:=LEFT([.A737];[.G737])" office:value-type="string" office:string-value="rdw_motor_uitvoering_brandstof_" calcext:value-type="string">
            <text:p>rdw_motor_uitvoering_brandstof_</text:p>
          </table:table-cell>
          <table:table-cell table:formula="of:=VLOOKUP([.H737];[$source.$C$2:$source.$F$48];4;0)" office:value-type="float" office:value="307" calcext:value-type="float">
            <text:p>307</text:p>
          </table:table-cell>
          <table:table-cell table:style-name="ce7" table:formula="of:=IF(RIGHT([.A737];6)=&quot;_X_X_X&quot;;3;IF(RIGHT([.A737];4)=&quot;_X_X&quot;;2;IF(RIGHT([.A73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8])&gt;0;[$preferred_name.A738];&#10;LEN([$preferred_name.B738])&gt;0;[$preferred_name.B738]&#10;)" office:value-type="string" office:string-value="rdw_motor_uitvoering_brandstof_emissie_deeltjes_aantal_whtc_X_X" calcext:value-type="string">
            <text:p>rdw_motor_uitvoering_brandstof_emissie_deeltjes_aantal_whtc_X_X</text:p>
          </table:table-cell>
          <table:table-cell table:formula="of:=IFERROR(FIND(&quot;_&quot;;[.$A738];1);LEN([.$A738]))" office:value-type="float" office:value="4" calcext:value-type="float">
            <text:p>4</text:p>
          </table:table-cell>
          <table:table-cell table:formula="of:=IFERROR(FIND(&quot;_&quot;;[.$A738];1+[.B738]);LEN([.$A738]))" office:value-type="float" office:value="10" calcext:value-type="float">
            <text:p>10</text:p>
          </table:table-cell>
          <table:table-cell table:formula="of:=IFERROR(FIND(&quot;_&quot;;[.$A738];1+[.C738]);LEN([.$A738]))" office:value-type="float" office:value="21" calcext:value-type="float">
            <text:p>21</text:p>
          </table:table-cell>
          <table:table-cell table:formula="of:=IFERROR(FIND(&quot;_&quot;;[.$A738];1+[.D738]);LEN([.$A738]))" office:value-type="float" office:value="31" calcext:value-type="float">
            <text:p>31</text:p>
          </table:table-cell>
          <table:table-cell table:formula="of:=IFERROR(FIND(&quot;_&quot;;[.$A738];1+[.E738]);LEN([.$A738]))" office:value-type="float" office:value="39" calcext:value-type="float">
            <text:p>39</text:p>
          </table:table-cell>
          <table:table-cell table:formula="of:=[.E738]" office:value-type="float" office:value="31" calcext:value-type="float">
            <text:p>31</text:p>
          </table:table-cell>
          <table:table-cell table:formula="of:=LEFT([.A738];[.G738])" office:value-type="string" office:string-value="rdw_motor_uitvoering_brandstof_" calcext:value-type="string">
            <text:p>rdw_motor_uitvoering_brandstof_</text:p>
          </table:table-cell>
          <table:table-cell table:formula="of:=VLOOKUP([.H738];[$source.$C$2:$source.$F$48];4;0)" office:value-type="float" office:value="307" calcext:value-type="float">
            <text:p>307</text:p>
          </table:table-cell>
          <table:table-cell table:style-name="ce7" table:formula="of:=IF(RIGHT([.A738];6)=&quot;_X_X_X&quot;;3;IF(RIGHT([.A738];4)=&quot;_X_X&quot;;2;IF(RIGHT([.A73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39])&gt;0;[$preferred_name.A739];&#10;LEN([$preferred_name.B739])&gt;0;[$preferred_name.B739]&#10;)" office:value-type="string" office:string-value="rdw_motor_uitvoering_brandstof_emissie_deeltjes_massa_whsc_X_X" calcext:value-type="string">
            <text:p>rdw_motor_uitvoering_brandstof_emissie_deeltjes_massa_whsc_X_X</text:p>
          </table:table-cell>
          <table:table-cell table:formula="of:=IFERROR(FIND(&quot;_&quot;;[.$A739];1);LEN([.$A739]))" office:value-type="float" office:value="4" calcext:value-type="float">
            <text:p>4</text:p>
          </table:table-cell>
          <table:table-cell table:formula="of:=IFERROR(FIND(&quot;_&quot;;[.$A739];1+[.B739]);LEN([.$A739]))" office:value-type="float" office:value="10" calcext:value-type="float">
            <text:p>10</text:p>
          </table:table-cell>
          <table:table-cell table:formula="of:=IFERROR(FIND(&quot;_&quot;;[.$A739];1+[.C739]);LEN([.$A739]))" office:value-type="float" office:value="21" calcext:value-type="float">
            <text:p>21</text:p>
          </table:table-cell>
          <table:table-cell table:formula="of:=IFERROR(FIND(&quot;_&quot;;[.$A739];1+[.D739]);LEN([.$A739]))" office:value-type="float" office:value="31" calcext:value-type="float">
            <text:p>31</text:p>
          </table:table-cell>
          <table:table-cell table:formula="of:=IFERROR(FIND(&quot;_&quot;;[.$A739];1+[.E739]);LEN([.$A739]))" office:value-type="float" office:value="39" calcext:value-type="float">
            <text:p>39</text:p>
          </table:table-cell>
          <table:table-cell table:formula="of:=[.E739]" office:value-type="float" office:value="31" calcext:value-type="float">
            <text:p>31</text:p>
          </table:table-cell>
          <table:table-cell table:formula="of:=LEFT([.A739];[.G739])" office:value-type="string" office:string-value="rdw_motor_uitvoering_brandstof_" calcext:value-type="string">
            <text:p>rdw_motor_uitvoering_brandstof_</text:p>
          </table:table-cell>
          <table:table-cell table:formula="of:=VLOOKUP([.H739];[$source.$C$2:$source.$F$48];4;0)" office:value-type="float" office:value="307" calcext:value-type="float">
            <text:p>307</text:p>
          </table:table-cell>
          <table:table-cell table:style-name="ce7" table:formula="of:=IF(RIGHT([.A739];6)=&quot;_X_X_X&quot;;3;IF(RIGHT([.A739];4)=&quot;_X_X&quot;;2;IF(RIGHT([.A73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0])&gt;0;[$preferred_name.A740];&#10;LEN([$preferred_name.B740])&gt;0;[$preferred_name.B740]&#10;)" office:value-type="string" office:string-value="rdw_motor_uitvoering_brandstof_emissie_deeltjes_massa_whtc_X_X" calcext:value-type="string">
            <text:p>rdw_motor_uitvoering_brandstof_emissie_deeltjes_massa_whtc_X_X</text:p>
          </table:table-cell>
          <table:table-cell table:formula="of:=IFERROR(FIND(&quot;_&quot;;[.$A740];1);LEN([.$A740]))" office:value-type="float" office:value="4" calcext:value-type="float">
            <text:p>4</text:p>
          </table:table-cell>
          <table:table-cell table:formula="of:=IFERROR(FIND(&quot;_&quot;;[.$A740];1+[.B740]);LEN([.$A740]))" office:value-type="float" office:value="10" calcext:value-type="float">
            <text:p>10</text:p>
          </table:table-cell>
          <table:table-cell table:formula="of:=IFERROR(FIND(&quot;_&quot;;[.$A740];1+[.C740]);LEN([.$A740]))" office:value-type="float" office:value="21" calcext:value-type="float">
            <text:p>21</text:p>
          </table:table-cell>
          <table:table-cell table:formula="of:=IFERROR(FIND(&quot;_&quot;;[.$A740];1+[.D740]);LEN([.$A740]))" office:value-type="float" office:value="31" calcext:value-type="float">
            <text:p>31</text:p>
          </table:table-cell>
          <table:table-cell table:formula="of:=IFERROR(FIND(&quot;_&quot;;[.$A740];1+[.E740]);LEN([.$A740]))" office:value-type="float" office:value="39" calcext:value-type="float">
            <text:p>39</text:p>
          </table:table-cell>
          <table:table-cell table:formula="of:=[.E740]" office:value-type="float" office:value="31" calcext:value-type="float">
            <text:p>31</text:p>
          </table:table-cell>
          <table:table-cell table:formula="of:=LEFT([.A740];[.G740])" office:value-type="string" office:string-value="rdw_motor_uitvoering_brandstof_" calcext:value-type="string">
            <text:p>rdw_motor_uitvoering_brandstof_</text:p>
          </table:table-cell>
          <table:table-cell table:formula="of:=VLOOKUP([.H740];[$source.$C$2:$source.$F$48];4;0)" office:value-type="float" office:value="307" calcext:value-type="float">
            <text:p>307</text:p>
          </table:table-cell>
          <table:table-cell table:style-name="ce7" table:formula="of:=IF(RIGHT([.A740];6)=&quot;_X_X_X&quot;;3;IF(RIGHT([.A740];4)=&quot;_X_X&quot;;2;IF(RIGHT([.A74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1])&gt;0;[$preferred_name.A741];&#10;LEN([$preferred_name.B741])&gt;0;[$preferred_name.B741]&#10;)" office:value-type="string" office:string-value="rdw_motor_uitvoering_brandstof_emissie_nh3_volgens_whsc_X_X" calcext:value-type="string">
            <text:p>rdw_motor_uitvoering_brandstof_emissie_nh3_volgens_whsc_X_X</text:p>
          </table:table-cell>
          <table:table-cell table:formula="of:=IFERROR(FIND(&quot;_&quot;;[.$A741];1);LEN([.$A741]))" office:value-type="float" office:value="4" calcext:value-type="float">
            <text:p>4</text:p>
          </table:table-cell>
          <table:table-cell table:formula="of:=IFERROR(FIND(&quot;_&quot;;[.$A741];1+[.B741]);LEN([.$A741]))" office:value-type="float" office:value="10" calcext:value-type="float">
            <text:p>10</text:p>
          </table:table-cell>
          <table:table-cell table:formula="of:=IFERROR(FIND(&quot;_&quot;;[.$A741];1+[.C741]);LEN([.$A741]))" office:value-type="float" office:value="21" calcext:value-type="float">
            <text:p>21</text:p>
          </table:table-cell>
          <table:table-cell table:formula="of:=IFERROR(FIND(&quot;_&quot;;[.$A741];1+[.D741]);LEN([.$A741]))" office:value-type="float" office:value="31" calcext:value-type="float">
            <text:p>31</text:p>
          </table:table-cell>
          <table:table-cell table:formula="of:=IFERROR(FIND(&quot;_&quot;;[.$A741];1+[.E741]);LEN([.$A741]))" office:value-type="float" office:value="39" calcext:value-type="float">
            <text:p>39</text:p>
          </table:table-cell>
          <table:table-cell table:formula="of:=[.E741]" office:value-type="float" office:value="31" calcext:value-type="float">
            <text:p>31</text:p>
          </table:table-cell>
          <table:table-cell table:formula="of:=LEFT([.A741];[.G741])" office:value-type="string" office:string-value="rdw_motor_uitvoering_brandstof_" calcext:value-type="string">
            <text:p>rdw_motor_uitvoering_brandstof_</text:p>
          </table:table-cell>
          <table:table-cell table:formula="of:=VLOOKUP([.H741];[$source.$C$2:$source.$F$48];4;0)" office:value-type="float" office:value="307" calcext:value-type="float">
            <text:p>307</text:p>
          </table:table-cell>
          <table:table-cell table:style-name="ce7" table:formula="of:=IF(RIGHT([.A741];6)=&quot;_X_X_X&quot;;3;IF(RIGHT([.A741];4)=&quot;_X_X&quot;;2;IF(RIGHT([.A74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2])&gt;0;[$preferred_name.A742];&#10;LEN([$preferred_name.B742])&gt;0;[$preferred_name.B742]&#10;)" office:value-type="string" office:string-value="rdw_motor_uitvoering_brandstof_emissie_nh3_volgens_whtc_X_X" calcext:value-type="string">
            <text:p>rdw_motor_uitvoering_brandstof_emissie_nh3_volgens_whtc_X_X</text:p>
          </table:table-cell>
          <table:table-cell table:formula="of:=IFERROR(FIND(&quot;_&quot;;[.$A742];1);LEN([.$A742]))" office:value-type="float" office:value="4" calcext:value-type="float">
            <text:p>4</text:p>
          </table:table-cell>
          <table:table-cell table:formula="of:=IFERROR(FIND(&quot;_&quot;;[.$A742];1+[.B742]);LEN([.$A742]))" office:value-type="float" office:value="10" calcext:value-type="float">
            <text:p>10</text:p>
          </table:table-cell>
          <table:table-cell table:formula="of:=IFERROR(FIND(&quot;_&quot;;[.$A742];1+[.C742]);LEN([.$A742]))" office:value-type="float" office:value="21" calcext:value-type="float">
            <text:p>21</text:p>
          </table:table-cell>
          <table:table-cell table:formula="of:=IFERROR(FIND(&quot;_&quot;;[.$A742];1+[.D742]);LEN([.$A742]))" office:value-type="float" office:value="31" calcext:value-type="float">
            <text:p>31</text:p>
          </table:table-cell>
          <table:table-cell table:formula="of:=IFERROR(FIND(&quot;_&quot;;[.$A742];1+[.E742]);LEN([.$A742]))" office:value-type="float" office:value="39" calcext:value-type="float">
            <text:p>39</text:p>
          </table:table-cell>
          <table:table-cell table:formula="of:=[.E742]" office:value-type="float" office:value="31" calcext:value-type="float">
            <text:p>31</text:p>
          </table:table-cell>
          <table:table-cell table:formula="of:=LEFT([.A742];[.G742])" office:value-type="string" office:string-value="rdw_motor_uitvoering_brandstof_" calcext:value-type="string">
            <text:p>rdw_motor_uitvoering_brandstof_</text:p>
          </table:table-cell>
          <table:table-cell table:formula="of:=VLOOKUP([.H742];[$source.$C$2:$source.$F$48];4;0)" office:value-type="float" office:value="307" calcext:value-type="float">
            <text:p>307</text:p>
          </table:table-cell>
          <table:table-cell table:style-name="ce7" table:formula="of:=IF(RIGHT([.A742];6)=&quot;_X_X_X&quot;;3;IF(RIGHT([.A742];4)=&quot;_X_X&quot;;2;IF(RIGHT([.A74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3])&gt;0;[$preferred_name.A743];&#10;LEN([$preferred_name.B743])&gt;0;[$preferred_name.B743]&#10;)" office:value-type="string" office:string-value="rdw_motor_uitvoering_brandstof_emissie_nox_volgens_whsc_X_X" calcext:value-type="string">
            <text:p>rdw_motor_uitvoering_brandstof_emissie_nox_volgens_whsc_X_X</text:p>
          </table:table-cell>
          <table:table-cell table:formula="of:=IFERROR(FIND(&quot;_&quot;;[.$A743];1);LEN([.$A743]))" office:value-type="float" office:value="4" calcext:value-type="float">
            <text:p>4</text:p>
          </table:table-cell>
          <table:table-cell table:formula="of:=IFERROR(FIND(&quot;_&quot;;[.$A743];1+[.B743]);LEN([.$A743]))" office:value-type="float" office:value="10" calcext:value-type="float">
            <text:p>10</text:p>
          </table:table-cell>
          <table:table-cell table:formula="of:=IFERROR(FIND(&quot;_&quot;;[.$A743];1+[.C743]);LEN([.$A743]))" office:value-type="float" office:value="21" calcext:value-type="float">
            <text:p>21</text:p>
          </table:table-cell>
          <table:table-cell table:formula="of:=IFERROR(FIND(&quot;_&quot;;[.$A743];1+[.D743]);LEN([.$A743]))" office:value-type="float" office:value="31" calcext:value-type="float">
            <text:p>31</text:p>
          </table:table-cell>
          <table:table-cell table:formula="of:=IFERROR(FIND(&quot;_&quot;;[.$A743];1+[.E743]);LEN([.$A743]))" office:value-type="float" office:value="39" calcext:value-type="float">
            <text:p>39</text:p>
          </table:table-cell>
          <table:table-cell table:formula="of:=[.E743]" office:value-type="float" office:value="31" calcext:value-type="float">
            <text:p>31</text:p>
          </table:table-cell>
          <table:table-cell table:formula="of:=LEFT([.A743];[.G743])" office:value-type="string" office:string-value="rdw_motor_uitvoering_brandstof_" calcext:value-type="string">
            <text:p>rdw_motor_uitvoering_brandstof_</text:p>
          </table:table-cell>
          <table:table-cell table:formula="of:=VLOOKUP([.H743];[$source.$C$2:$source.$F$48];4;0)" office:value-type="float" office:value="307" calcext:value-type="float">
            <text:p>307</text:p>
          </table:table-cell>
          <table:table-cell table:style-name="ce7" table:formula="of:=IF(RIGHT([.A743];6)=&quot;_X_X_X&quot;;3;IF(RIGHT([.A743];4)=&quot;_X_X&quot;;2;IF(RIGHT([.A74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4])&gt;0;[$preferred_name.A744];&#10;LEN([$preferred_name.B744])&gt;0;[$preferred_name.B744]&#10;)" office:value-type="string" office:string-value="rdw_motor_uitvoering_brandstof_emissie_nox_volgens_whtc_X_X" calcext:value-type="string">
            <text:p>rdw_motor_uitvoering_brandstof_emissie_nox_volgens_whtc_X_X</text:p>
          </table:table-cell>
          <table:table-cell table:formula="of:=IFERROR(FIND(&quot;_&quot;;[.$A744];1);LEN([.$A744]))" office:value-type="float" office:value="4" calcext:value-type="float">
            <text:p>4</text:p>
          </table:table-cell>
          <table:table-cell table:formula="of:=IFERROR(FIND(&quot;_&quot;;[.$A744];1+[.B744]);LEN([.$A744]))" office:value-type="float" office:value="10" calcext:value-type="float">
            <text:p>10</text:p>
          </table:table-cell>
          <table:table-cell table:formula="of:=IFERROR(FIND(&quot;_&quot;;[.$A744];1+[.C744]);LEN([.$A744]))" office:value-type="float" office:value="21" calcext:value-type="float">
            <text:p>21</text:p>
          </table:table-cell>
          <table:table-cell table:formula="of:=IFERROR(FIND(&quot;_&quot;;[.$A744];1+[.D744]);LEN([.$A744]))" office:value-type="float" office:value="31" calcext:value-type="float">
            <text:p>31</text:p>
          </table:table-cell>
          <table:table-cell table:formula="of:=IFERROR(FIND(&quot;_&quot;;[.$A744];1+[.E744]);LEN([.$A744]))" office:value-type="float" office:value="39" calcext:value-type="float">
            <text:p>39</text:p>
          </table:table-cell>
          <table:table-cell table:formula="of:=[.E744]" office:value-type="float" office:value="31" calcext:value-type="float">
            <text:p>31</text:p>
          </table:table-cell>
          <table:table-cell table:formula="of:=LEFT([.A744];[.G744])" office:value-type="string" office:string-value="rdw_motor_uitvoering_brandstof_" calcext:value-type="string">
            <text:p>rdw_motor_uitvoering_brandstof_</text:p>
          </table:table-cell>
          <table:table-cell table:formula="of:=VLOOKUP([.H744];[$source.$C$2:$source.$F$48];4;0)" office:value-type="float" office:value="307" calcext:value-type="float">
            <text:p>307</text:p>
          </table:table-cell>
          <table:table-cell table:style-name="ce7" table:formula="of:=IF(RIGHT([.A744];6)=&quot;_X_X_X&quot;;3;IF(RIGHT([.A744];4)=&quot;_X_X&quot;;2;IF(RIGHT([.A74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5])&gt;0;[$preferred_name.A745];&#10;LEN([$preferred_name.B745])&gt;0;[$preferred_name.B745]&#10;)" office:value-type="string" office:string-value="rdw_motor_uitvoering_brandstof_emissie_thc_volgens_whsc_X_X" calcext:value-type="string">
            <text:p>rdw_motor_uitvoering_brandstof_emissie_thc_volgens_whsc_X_X</text:p>
          </table:table-cell>
          <table:table-cell table:formula="of:=IFERROR(FIND(&quot;_&quot;;[.$A745];1);LEN([.$A745]))" office:value-type="float" office:value="4" calcext:value-type="float">
            <text:p>4</text:p>
          </table:table-cell>
          <table:table-cell table:formula="of:=IFERROR(FIND(&quot;_&quot;;[.$A745];1+[.B745]);LEN([.$A745]))" office:value-type="float" office:value="10" calcext:value-type="float">
            <text:p>10</text:p>
          </table:table-cell>
          <table:table-cell table:formula="of:=IFERROR(FIND(&quot;_&quot;;[.$A745];1+[.C745]);LEN([.$A745]))" office:value-type="float" office:value="21" calcext:value-type="float">
            <text:p>21</text:p>
          </table:table-cell>
          <table:table-cell table:formula="of:=IFERROR(FIND(&quot;_&quot;;[.$A745];1+[.D745]);LEN([.$A745]))" office:value-type="float" office:value="31" calcext:value-type="float">
            <text:p>31</text:p>
          </table:table-cell>
          <table:table-cell table:formula="of:=IFERROR(FIND(&quot;_&quot;;[.$A745];1+[.E745]);LEN([.$A745]))" office:value-type="float" office:value="39" calcext:value-type="float">
            <text:p>39</text:p>
          </table:table-cell>
          <table:table-cell table:formula="of:=[.E745]" office:value-type="float" office:value="31" calcext:value-type="float">
            <text:p>31</text:p>
          </table:table-cell>
          <table:table-cell table:formula="of:=LEFT([.A745];[.G745])" office:value-type="string" office:string-value="rdw_motor_uitvoering_brandstof_" calcext:value-type="string">
            <text:p>rdw_motor_uitvoering_brandstof_</text:p>
          </table:table-cell>
          <table:table-cell table:formula="of:=VLOOKUP([.H745];[$source.$C$2:$source.$F$48];4;0)" office:value-type="float" office:value="307" calcext:value-type="float">
            <text:p>307</text:p>
          </table:table-cell>
          <table:table-cell table:style-name="ce7" table:formula="of:=IF(RIGHT([.A745];6)=&quot;_X_X_X&quot;;3;IF(RIGHT([.A745];4)=&quot;_X_X&quot;;2;IF(RIGHT([.A74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6])&gt;0;[$preferred_name.A746];&#10;LEN([$preferred_name.B746])&gt;0;[$preferred_name.B746]&#10;)" office:value-type="string" office:string-value="rdw_motor_uitvoering_brandstof_emissie_thc_volgens_whtc_X_X" calcext:value-type="string">
            <text:p>rdw_motor_uitvoering_brandstof_emissie_thc_volgens_whtc_X_X</text:p>
          </table:table-cell>
          <table:table-cell table:formula="of:=IFERROR(FIND(&quot;_&quot;;[.$A746];1);LEN([.$A746]))" office:value-type="float" office:value="4" calcext:value-type="float">
            <text:p>4</text:p>
          </table:table-cell>
          <table:table-cell table:formula="of:=IFERROR(FIND(&quot;_&quot;;[.$A746];1+[.B746]);LEN([.$A746]))" office:value-type="float" office:value="10" calcext:value-type="float">
            <text:p>10</text:p>
          </table:table-cell>
          <table:table-cell table:formula="of:=IFERROR(FIND(&quot;_&quot;;[.$A746];1+[.C746]);LEN([.$A746]))" office:value-type="float" office:value="21" calcext:value-type="float">
            <text:p>21</text:p>
          </table:table-cell>
          <table:table-cell table:formula="of:=IFERROR(FIND(&quot;_&quot;;[.$A746];1+[.D746]);LEN([.$A746]))" office:value-type="float" office:value="31" calcext:value-type="float">
            <text:p>31</text:p>
          </table:table-cell>
          <table:table-cell table:formula="of:=IFERROR(FIND(&quot;_&quot;;[.$A746];1+[.E746]);LEN([.$A746]))" office:value-type="float" office:value="39" calcext:value-type="float">
            <text:p>39</text:p>
          </table:table-cell>
          <table:table-cell table:formula="of:=[.E746]" office:value-type="float" office:value="31" calcext:value-type="float">
            <text:p>31</text:p>
          </table:table-cell>
          <table:table-cell table:formula="of:=LEFT([.A746];[.G746])" office:value-type="string" office:string-value="rdw_motor_uitvoering_brandstof_" calcext:value-type="string">
            <text:p>rdw_motor_uitvoering_brandstof_</text:p>
          </table:table-cell>
          <table:table-cell table:formula="of:=VLOOKUP([.H746];[$source.$C$2:$source.$F$48];4;0)" office:value-type="float" office:value="307" calcext:value-type="float">
            <text:p>307</text:p>
          </table:table-cell>
          <table:table-cell table:style-name="ce7" table:formula="of:=IF(RIGHT([.A746];6)=&quot;_X_X_X&quot;;3;IF(RIGHT([.A746];4)=&quot;_X_X&quot;;2;IF(RIGHT([.A74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7])&gt;0;[$preferred_name.A747];&#10;LEN([$preferred_name.B747])&gt;0;[$preferred_name.B747]&#10;)" office:value-type="string" office:string-value="rdw_motor_uitvoering_brandstof_emissie_non_methaan_koolw_etc_test_X_X" calcext:value-type="string">
            <text:p>rdw_motor_uitvoering_brandstof_emissie_non_methaan_koolw_etc_test_X_X</text:p>
          </table:table-cell>
          <table:table-cell table:formula="of:=IFERROR(FIND(&quot;_&quot;;[.$A747];1);LEN([.$A747]))" office:value-type="float" office:value="4" calcext:value-type="float">
            <text:p>4</text:p>
          </table:table-cell>
          <table:table-cell table:formula="of:=IFERROR(FIND(&quot;_&quot;;[.$A747];1+[.B747]);LEN([.$A747]))" office:value-type="float" office:value="10" calcext:value-type="float">
            <text:p>10</text:p>
          </table:table-cell>
          <table:table-cell table:formula="of:=IFERROR(FIND(&quot;_&quot;;[.$A747];1+[.C747]);LEN([.$A747]))" office:value-type="float" office:value="21" calcext:value-type="float">
            <text:p>21</text:p>
          </table:table-cell>
          <table:table-cell table:formula="of:=IFERROR(FIND(&quot;_&quot;;[.$A747];1+[.D747]);LEN([.$A747]))" office:value-type="float" office:value="31" calcext:value-type="float">
            <text:p>31</text:p>
          </table:table-cell>
          <table:table-cell table:formula="of:=IFERROR(FIND(&quot;_&quot;;[.$A747];1+[.E747]);LEN([.$A747]))" office:value-type="float" office:value="39" calcext:value-type="float">
            <text:p>39</text:p>
          </table:table-cell>
          <table:table-cell table:formula="of:=[.E747]" office:value-type="float" office:value="31" calcext:value-type="float">
            <text:p>31</text:p>
          </table:table-cell>
          <table:table-cell table:formula="of:=LEFT([.A747];[.G747])" office:value-type="string" office:string-value="rdw_motor_uitvoering_brandstof_" calcext:value-type="string">
            <text:p>rdw_motor_uitvoering_brandstof_</text:p>
          </table:table-cell>
          <table:table-cell table:formula="of:=VLOOKUP([.H747];[$source.$C$2:$source.$F$48];4;0)" office:value-type="float" office:value="307" calcext:value-type="float">
            <text:p>307</text:p>
          </table:table-cell>
          <table:table-cell table:style-name="ce7" table:formula="of:=IF(RIGHT([.A747];6)=&quot;_X_X_X&quot;;3;IF(RIGHT([.A747];4)=&quot;_X_X&quot;;2;IF(RIGHT([.A74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8])&gt;0;[$preferred_name.A748];&#10;LEN([$preferred_name.B748])&gt;0;[$preferred_name.B748]&#10;)" office:value-type="string" office:string-value="rdw_basisgegevens_eeg_uitvoering_techn_max_massa_oplegger_bovengrens" calcext:value-type="string">
            <text:p>rdw_basisgegevens_eeg_uitvoering_techn_max_massa_oplegger_bovengrens</text:p>
          </table:table-cell>
          <table:table-cell table:formula="of:=IFERROR(FIND(&quot;_&quot;;[.$A748];1);LEN([.$A748]))" office:value-type="float" office:value="4" calcext:value-type="float">
            <text:p>4</text:p>
          </table:table-cell>
          <table:table-cell table:formula="of:=IFERROR(FIND(&quot;_&quot;;[.$A748];1+[.B748]);LEN([.$A748]))" office:value-type="float" office:value="18" calcext:value-type="float">
            <text:p>18</text:p>
          </table:table-cell>
          <table:table-cell table:formula="of:=IFERROR(FIND(&quot;_&quot;;[.$A748];1+[.C748]);LEN([.$A748]))" office:value-type="float" office:value="22" calcext:value-type="float">
            <text:p>22</text:p>
          </table:table-cell>
          <table:table-cell table:formula="of:=IFERROR(FIND(&quot;_&quot;;[.$A748];1+[.D748]);LEN([.$A748]))" office:value-type="float" office:value="33" calcext:value-type="float">
            <text:p>33</text:p>
          </table:table-cell>
          <table:table-cell table:formula="of:=IFERROR(FIND(&quot;_&quot;;[.$A748];1+[.E748]);LEN([.$A748]))" office:value-type="float" office:value="39" calcext:value-type="float">
            <text:p>39</text:p>
          </table:table-cell>
          <table:table-cell table:formula="of:=[.E748]" office:value-type="float" office:value="33" calcext:value-type="float">
            <text:p>33</text:p>
          </table:table-cell>
          <table:table-cell table:formula="of:=LEFT([.A748];[.G748])" office:value-type="string" office:string-value="rdw_basisgegevens_eeg_uitvoering_" calcext:value-type="string">
            <text:p>rdw_basisgegevens_eeg_uitvoering_</text:p>
          </table:table-cell>
          <table:table-cell table:formula="of:=VLOOKUP([.H748];[$source.$C$2:$source.$F$48];4;0)" office:value-type="float" office:value="303" calcext:value-type="float">
            <text:p>303</text:p>
          </table:table-cell>
          <table:table-cell table:style-name="ce7" table:formula="of:=IF(RIGHT([.A748];6)=&quot;_X_X_X&quot;;3;IF(RIGHT([.A748];4)=&quot;_X_X&quot;;2;IF(RIGHT([.A74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49])&gt;0;[$preferred_name.A749];&#10;LEN([$preferred_name.B749])&gt;0;[$preferred_name.B749]&#10;)" office:value-type="string" office:string-value="rdw_basisgegevens_eeg_uitvoering_max_ondersteuning_snelheid_bovengrens" calcext:value-type="string">
            <text:p>rdw_basisgegevens_eeg_uitvoering_max_ondersteuning_snelheid_bovengrens</text:p>
          </table:table-cell>
          <table:table-cell table:formula="of:=IFERROR(FIND(&quot;_&quot;;[.$A749];1);LEN([.$A749]))" office:value-type="float" office:value="4" calcext:value-type="float">
            <text:p>4</text:p>
          </table:table-cell>
          <table:table-cell table:formula="of:=IFERROR(FIND(&quot;_&quot;;[.$A749];1+[.B749]);LEN([.$A749]))" office:value-type="float" office:value="18" calcext:value-type="float">
            <text:p>18</text:p>
          </table:table-cell>
          <table:table-cell table:formula="of:=IFERROR(FIND(&quot;_&quot;;[.$A749];1+[.C749]);LEN([.$A749]))" office:value-type="float" office:value="22" calcext:value-type="float">
            <text:p>22</text:p>
          </table:table-cell>
          <table:table-cell table:formula="of:=IFERROR(FIND(&quot;_&quot;;[.$A749];1+[.D749]);LEN([.$A749]))" office:value-type="float" office:value="33" calcext:value-type="float">
            <text:p>33</text:p>
          </table:table-cell>
          <table:table-cell table:formula="of:=IFERROR(FIND(&quot;_&quot;;[.$A749];1+[.E749]);LEN([.$A749]))" office:value-type="float" office:value="37" calcext:value-type="float">
            <text:p>37</text:p>
          </table:table-cell>
          <table:table-cell table:formula="of:=[.E749]" office:value-type="float" office:value="33" calcext:value-type="float">
            <text:p>33</text:p>
          </table:table-cell>
          <table:table-cell table:formula="of:=LEFT([.A749];[.G749])" office:value-type="string" office:string-value="rdw_basisgegevens_eeg_uitvoering_" calcext:value-type="string">
            <text:p>rdw_basisgegevens_eeg_uitvoering_</text:p>
          </table:table-cell>
          <table:table-cell table:formula="of:=VLOOKUP([.H749];[$source.$C$2:$source.$F$48];4;0)" office:value-type="float" office:value="303" calcext:value-type="float">
            <text:p>303</text:p>
          </table:table-cell>
          <table:table-cell table:style-name="ce7" table:formula="of:=IF(RIGHT([.A749];6)=&quot;_X_X_X&quot;;3;IF(RIGHT([.A749];4)=&quot;_X_X&quot;;2;IF(RIGHT([.A74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0])&gt;0;[$preferred_name.A750];&#10;LEN([$preferred_name.B750])&gt;0;[$preferred_name.B750]&#10;)" office:value-type="string" office:string-value="rdw_basisgegevens_eeg_uitvoering_max_ondersteuning_snelheid_ondergrens" calcext:value-type="string">
            <text:p>rdw_basisgegevens_eeg_uitvoering_max_ondersteuning_snelheid_ondergrens</text:p>
          </table:table-cell>
          <table:table-cell table:formula="of:=IFERROR(FIND(&quot;_&quot;;[.$A750];1);LEN([.$A750]))" office:value-type="float" office:value="4" calcext:value-type="float">
            <text:p>4</text:p>
          </table:table-cell>
          <table:table-cell table:formula="of:=IFERROR(FIND(&quot;_&quot;;[.$A750];1+[.B750]);LEN([.$A750]))" office:value-type="float" office:value="18" calcext:value-type="float">
            <text:p>18</text:p>
          </table:table-cell>
          <table:table-cell table:formula="of:=IFERROR(FIND(&quot;_&quot;;[.$A750];1+[.C750]);LEN([.$A750]))" office:value-type="float" office:value="22" calcext:value-type="float">
            <text:p>22</text:p>
          </table:table-cell>
          <table:table-cell table:formula="of:=IFERROR(FIND(&quot;_&quot;;[.$A750];1+[.D750]);LEN([.$A750]))" office:value-type="float" office:value="33" calcext:value-type="float">
            <text:p>33</text:p>
          </table:table-cell>
          <table:table-cell table:formula="of:=IFERROR(FIND(&quot;_&quot;;[.$A750];1+[.E750]);LEN([.$A750]))" office:value-type="float" office:value="37" calcext:value-type="float">
            <text:p>37</text:p>
          </table:table-cell>
          <table:table-cell table:formula="of:=[.E750]" office:value-type="float" office:value="33" calcext:value-type="float">
            <text:p>33</text:p>
          </table:table-cell>
          <table:table-cell table:formula="of:=LEFT([.A750];[.G750])" office:value-type="string" office:string-value="rdw_basisgegevens_eeg_uitvoering_" calcext:value-type="string">
            <text:p>rdw_basisgegevens_eeg_uitvoering_</text:p>
          </table:table-cell>
          <table:table-cell table:formula="of:=VLOOKUP([.H750];[$source.$C$2:$source.$F$48];4;0)" office:value-type="float" office:value="303" calcext:value-type="float">
            <text:p>303</text:p>
          </table:table-cell>
          <table:table-cell table:style-name="ce7" table:formula="of:=IF(RIGHT([.A750];6)=&quot;_X_X_X&quot;;3;IF(RIGHT([.A750];4)=&quot;_X_X&quot;;2;IF(RIGHT([.A75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1])&gt;0;[$preferred_name.A751];&#10;LEN([$preferred_name.B751])&gt;0;[$preferred_name.B751]&#10;)" office:value-type="string" office:string-value="rdw_brandstof_opgegeven_maximum_snelheid_X" calcext:value-type="string">
            <text:p>rdw_brandstof_opgegeven_maximum_snelheid_X</text:p>
          </table:table-cell>
          <table:table-cell table:formula="of:=IFERROR(FIND(&quot;_&quot;;[.$A751];1);LEN([.$A751]))" office:value-type="float" office:value="4" calcext:value-type="float">
            <text:p>4</text:p>
          </table:table-cell>
          <table:table-cell table:formula="of:=IFERROR(FIND(&quot;_&quot;;[.$A751];1+[.B751]);LEN([.$A751]))" office:value-type="float" office:value="14" calcext:value-type="float">
            <text:p>14</text:p>
          </table:table-cell>
          <table:table-cell table:formula="of:=IFERROR(FIND(&quot;_&quot;;[.$A751];1+[.C751]);LEN([.$A751]))" office:value-type="float" office:value="24" calcext:value-type="float">
            <text:p>24</text:p>
          </table:table-cell>
          <table:table-cell table:formula="of:=IFERROR(FIND(&quot;_&quot;;[.$A751];1+[.D751]);LEN([.$A751]))" office:value-type="float" office:value="32" calcext:value-type="float">
            <text:p>32</text:p>
          </table:table-cell>
          <table:table-cell table:formula="of:=IFERROR(FIND(&quot;_&quot;;[.$A751];1+[.E751]);LEN([.$A751]))" office:value-type="float" office:value="41" calcext:value-type="float">
            <text:p>41</text:p>
          </table:table-cell>
          <table:table-cell/>
          <table:table-cell table:formula="of:=LEFT([.A751];[.G751])">
            <text:p/>
          </table:table-cell>
          <table:table-cell table:formula="of:=VLOOKUP([.H751];[$source.$C$2:$source.$F$48];4;0)" office:value-type="string" office:string-value="" calcext:value-type="error">
            <text:p>#N/A</text:p>
          </table:table-cell>
          <table:table-cell table:style-name="ce7" table:formula="of:=IF(RIGHT([.A751];6)=&quot;_X_X_X&quot;;3;IF(RIGHT([.A751];4)=&quot;_X_X&quot;;2;IF(RIGHT([.A75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2])&gt;0;[$preferred_name.A752];&#10;LEN([$preferred_name.B752])&gt;0;[$preferred_name.B752]&#10;)" office:value-type="string" office:string-value="rdw_subcategorie_nederland" calcext:value-type="string">
            <text:p>rdw_subcategorie_nederland</text:p>
          </table:table-cell>
          <table:table-cell table:formula="of:=IFERROR(FIND(&quot;_&quot;;[.$A752];1);LEN([.$A752]))" office:value-type="float" office:value="4" calcext:value-type="float">
            <text:p>4</text:p>
          </table:table-cell>
          <table:table-cell table:formula="of:=IFERROR(FIND(&quot;_&quot;;[.$A752];1+[.B752]);LEN([.$A752]))" office:value-type="float" office:value="17" calcext:value-type="float">
            <text:p>17</text:p>
          </table:table-cell>
          <table:table-cell table:formula="of:=IFERROR(FIND(&quot;_&quot;;[.$A752];1+[.C752]);LEN([.$A752]))" office:value-type="float" office:value="26" calcext:value-type="float">
            <text:p>26</text:p>
          </table:table-cell>
          <table:table-cell table:formula="of:=IFERROR(FIND(&quot;_&quot;;[.$A752];1+[.D752]);LEN([.$A752]))" office:value-type="float" office:value="26" calcext:value-type="float">
            <text:p>26</text:p>
          </table:table-cell>
          <table:table-cell table:formula="of:=IFERROR(FIND(&quot;_&quot;;[.$A752];1+[.E752]);LEN([.$A752]))" office:value-type="float" office:value="26" calcext:value-type="float">
            <text:p>26</text:p>
          </table:table-cell>
          <table:table-cell/>
          <table:table-cell table:formula="of:=LEFT([.A752];[.G752])">
            <text:p/>
          </table:table-cell>
          <table:table-cell table:formula="of:=VLOOKUP([.H752];[$source.$C$2:$source.$F$48];4;0)" office:value-type="string" office:string-value="" calcext:value-type="error">
            <text:p>#N/A</text:p>
          </table:table-cell>
          <table:table-cell table:style-name="ce7" table:formula="of:=IF(RIGHT([.A752];6)=&quot;_X_X_X&quot;;3;IF(RIGHT([.A752];4)=&quot;_X_X&quot;;2;IF(RIGHT([.A75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str</text:p>
          </table:table-cell>
          <table:table-cell table:number-columns-repeated="1012"/>
        </table:table-row>
        <table:table-row table:style-name="ro1">
          <table:table-cell table:formula="of:=COM.MICROSOFT.IFS(&#10;LEN([$preferred_name.A753])&gt;0;[$preferred_name.A753];&#10;LEN([$preferred_name.B753])&gt;0;[$preferred_name.B753]&#10;)" office:value-type="string" office:string-value="rdw_gekentekende_voertuigen_verticale_belasting_koppelpunt_getrokken_voertuig" calcext:value-type="string">
            <text:p>rdw_gekentekende_voertuigen_verticale_belasting_koppelpunt_getrokken_voertuig</text:p>
          </table:table-cell>
          <table:table-cell table:formula="of:=IFERROR(FIND(&quot;_&quot;;[.$A753];1);LEN([.$A753]))" office:value-type="float" office:value="4" calcext:value-type="float">
            <text:p>4</text:p>
          </table:table-cell>
          <table:table-cell table:formula="of:=IFERROR(FIND(&quot;_&quot;;[.$A753];1+[.B753]);LEN([.$A753]))" office:value-type="float" office:value="17" calcext:value-type="float">
            <text:p>17</text:p>
          </table:table-cell>
          <table:table-cell table:formula="of:=IFERROR(FIND(&quot;_&quot;;[.$A753];1+[.C753]);LEN([.$A753]))" office:value-type="float" office:value="28" calcext:value-type="float">
            <text:p>28</text:p>
          </table:table-cell>
          <table:table-cell table:formula="of:=IFERROR(FIND(&quot;_&quot;;[.$A753];1+[.D753]);LEN([.$A753]))" office:value-type="float" office:value="38" calcext:value-type="float">
            <text:p>38</text:p>
          </table:table-cell>
          <table:table-cell table:formula="of:=IFERROR(FIND(&quot;_&quot;;[.$A753];1+[.E753]);LEN([.$A753]))" office:value-type="float" office:value="48" calcext:value-type="float">
            <text:p>48</text:p>
          </table:table-cell>
          <table:table-cell table:formula="of:=[.D753]" office:value-type="float" office:value="28" calcext:value-type="float">
            <text:p>28</text:p>
          </table:table-cell>
          <table:table-cell table:formula="of:=LEFT([.A753];[.G753])" office:value-type="string" office:string-value="rdw_gekentekende_voertuigen_" calcext:value-type="string">
            <text:p>rdw_gekentekende_voertuigen_</text:p>
          </table:table-cell>
          <table:table-cell table:formula="of:=VLOOKUP([.H753];[$source.$C$2:$source.$F$48];4;0)" office:value-type="float" office:value="201" calcext:value-type="float">
            <text:p>201</text:p>
          </table:table-cell>
          <table:table-cell table:style-name="ce7" table:formula="of:=IF(RIGHT([.A753];6)=&quot;_X_X_X&quot;;3;IF(RIGHT([.A753];4)=&quot;_X_X&quot;;2;IF(RIGHT([.A75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54])&gt;0;[$preferred_name.A754];&#10;LEN([$preferred_name.B754])&gt;0;[$preferred_name.B754]&#10;)" office:value-type="string" office:string-value="rdw_brandstof_elektrisch_verbruik_enkel_elektrisch_wltp_X" calcext:value-type="string">
            <text:p>rdw_brandstof_elektrisch_verbruik_enkel_elektrisch_wltp_X</text:p>
          </table:table-cell>
          <table:table-cell table:formula="of:=IFERROR(FIND(&quot;_&quot;;[.$A754];1);LEN([.$A754]))" office:value-type="float" office:value="4" calcext:value-type="float">
            <text:p>4</text:p>
          </table:table-cell>
          <table:table-cell table:formula="of:=IFERROR(FIND(&quot;_&quot;;[.$A754];1+[.B754]);LEN([.$A754]))" office:value-type="float" office:value="14" calcext:value-type="float">
            <text:p>14</text:p>
          </table:table-cell>
          <table:table-cell table:formula="of:=IFERROR(FIND(&quot;_&quot;;[.$A754];1+[.C754]);LEN([.$A754]))" office:value-type="float" office:value="25" calcext:value-type="float">
            <text:p>25</text:p>
          </table:table-cell>
          <table:table-cell table:formula="of:=IFERROR(FIND(&quot;_&quot;;[.$A754];1+[.D754]);LEN([.$A754]))" office:value-type="float" office:value="34" calcext:value-type="float">
            <text:p>34</text:p>
          </table:table-cell>
          <table:table-cell table:formula="of:=IFERROR(FIND(&quot;_&quot;;[.$A754];1+[.E754]);LEN([.$A754]))" office:value-type="float" office:value="40" calcext:value-type="float">
            <text:p>40</text:p>
          </table:table-cell>
          <table:table-cell/>
          <table:table-cell table:formula="of:=LEFT([.A754];[.G754])">
            <text:p/>
          </table:table-cell>
          <table:table-cell table:formula="of:=VLOOKUP([.H754];[$source.$C$2:$source.$F$48];4;0)" office:value-type="string" office:string-value="" calcext:value-type="error">
            <text:p>#N/A</text:p>
          </table:table-cell>
          <table:table-cell table:style-name="ce7" table:formula="of:=IF(RIGHT([.A754];6)=&quot;_X_X_X&quot;;3;IF(RIGHT([.A754];4)=&quot;_X_X&quot;;2;IF(RIGHT([.A75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5])&gt;0;[$preferred_name.A755];&#10;LEN([$preferred_name.B755])&gt;0;[$preferred_name.B755]&#10;)" office:value-type="string" office:string-value="rdw_brandstof_actie_radius_enkel_elektrisch_wltp_X" calcext:value-type="string">
            <text:p>rdw_brandstof_actie_radius_enkel_elektrisch_wltp_X</text:p>
          </table:table-cell>
          <table:table-cell table:formula="of:=IFERROR(FIND(&quot;_&quot;;[.$A755];1);LEN([.$A755]))" office:value-type="float" office:value="4" calcext:value-type="float">
            <text:p>4</text:p>
          </table:table-cell>
          <table:table-cell table:formula="of:=IFERROR(FIND(&quot;_&quot;;[.$A755];1+[.B755]);LEN([.$A755]))" office:value-type="float" office:value="14" calcext:value-type="float">
            <text:p>14</text:p>
          </table:table-cell>
          <table:table-cell table:formula="of:=IFERROR(FIND(&quot;_&quot;;[.$A755];1+[.C755]);LEN([.$A755]))" office:value-type="float" office:value="20" calcext:value-type="float">
            <text:p>20</text:p>
          </table:table-cell>
          <table:table-cell table:formula="of:=IFERROR(FIND(&quot;_&quot;;[.$A755];1+[.D755]);LEN([.$A755]))" office:value-type="float" office:value="27" calcext:value-type="float">
            <text:p>27</text:p>
          </table:table-cell>
          <table:table-cell table:formula="of:=IFERROR(FIND(&quot;_&quot;;[.$A755];1+[.E755]);LEN([.$A755]))" office:value-type="float" office:value="33" calcext:value-type="float">
            <text:p>33</text:p>
          </table:table-cell>
          <table:table-cell/>
          <table:table-cell table:formula="of:=LEFT([.A755];[.G755])">
            <text:p/>
          </table:table-cell>
          <table:table-cell table:formula="of:=VLOOKUP([.H755];[$source.$C$2:$source.$F$48];4;0)" office:value-type="string" office:string-value="" calcext:value-type="error">
            <text:p>#N/A</text:p>
          </table:table-cell>
          <table:table-cell table:style-name="ce7" table:formula="of:=IF(RIGHT([.A755];6)=&quot;_X_X_X&quot;;3;IF(RIGHT([.A755];4)=&quot;_X_X&quot;;2;IF(RIGHT([.A75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6])&gt;0;[$preferred_name.A756];&#10;LEN([$preferred_name.B756])&gt;0;[$preferred_name.B756]&#10;)" office:value-type="string" office:string-value="rdw_brandstof_actie_radius_enkel_elektrisch_stad_wltp_X" calcext:value-type="string">
            <text:p>rdw_brandstof_actie_radius_enkel_elektrisch_stad_wltp_X</text:p>
          </table:table-cell>
          <table:table-cell table:formula="of:=IFERROR(FIND(&quot;_&quot;;[.$A756];1);LEN([.$A756]))" office:value-type="float" office:value="4" calcext:value-type="float">
            <text:p>4</text:p>
          </table:table-cell>
          <table:table-cell table:formula="of:=IFERROR(FIND(&quot;_&quot;;[.$A756];1+[.B756]);LEN([.$A756]))" office:value-type="float" office:value="14" calcext:value-type="float">
            <text:p>14</text:p>
          </table:table-cell>
          <table:table-cell table:formula="of:=IFERROR(FIND(&quot;_&quot;;[.$A756];1+[.C756]);LEN([.$A756]))" office:value-type="float" office:value="20" calcext:value-type="float">
            <text:p>20</text:p>
          </table:table-cell>
          <table:table-cell table:formula="of:=IFERROR(FIND(&quot;_&quot;;[.$A756];1+[.D756]);LEN([.$A756]))" office:value-type="float" office:value="27" calcext:value-type="float">
            <text:p>27</text:p>
          </table:table-cell>
          <table:table-cell table:formula="of:=IFERROR(FIND(&quot;_&quot;;[.$A756];1+[.E756]);LEN([.$A756]))" office:value-type="float" office:value="33" calcext:value-type="float">
            <text:p>33</text:p>
          </table:table-cell>
          <table:table-cell/>
          <table:table-cell table:formula="of:=LEFT([.A756];[.G756])">
            <text:p/>
          </table:table-cell>
          <table:table-cell table:formula="of:=VLOOKUP([.H756];[$source.$C$2:$source.$F$48];4;0)" office:value-type="string" office:string-value="" calcext:value-type="error">
            <text:p>#N/A</text:p>
          </table:table-cell>
          <table:table-cell table:style-name="ce7" table:formula="of:=IF(RIGHT([.A756];6)=&quot;_X_X_X&quot;;3;IF(RIGHT([.A756];4)=&quot;_X_X&quot;;2;IF(RIGHT([.A75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7])&gt;0;[$preferred_name.A757];&#10;LEN([$preferred_name.B757])&gt;0;[$preferred_name.B757]&#10;)" office:value-type="string" office:string-value="rdw_brandstof_elektrisch_verbruik_extern_opladen_wltp_X" calcext:value-type="string">
            <text:p>rdw_brandstof_elektrisch_verbruik_extern_opladen_wltp_X</text:p>
          </table:table-cell>
          <table:table-cell table:formula="of:=IFERROR(FIND(&quot;_&quot;;[.$A757];1);LEN([.$A757]))" office:value-type="float" office:value="4" calcext:value-type="float">
            <text:p>4</text:p>
          </table:table-cell>
          <table:table-cell table:formula="of:=IFERROR(FIND(&quot;_&quot;;[.$A757];1+[.B757]);LEN([.$A757]))" office:value-type="float" office:value="14" calcext:value-type="float">
            <text:p>14</text:p>
          </table:table-cell>
          <table:table-cell table:formula="of:=IFERROR(FIND(&quot;_&quot;;[.$A757];1+[.C757]);LEN([.$A757]))" office:value-type="float" office:value="25" calcext:value-type="float">
            <text:p>25</text:p>
          </table:table-cell>
          <table:table-cell table:formula="of:=IFERROR(FIND(&quot;_&quot;;[.$A757];1+[.D757]);LEN([.$A757]))" office:value-type="float" office:value="34" calcext:value-type="float">
            <text:p>34</text:p>
          </table:table-cell>
          <table:table-cell table:formula="of:=IFERROR(FIND(&quot;_&quot;;[.$A757];1+[.E757]);LEN([.$A757]))" office:value-type="float" office:value="41" calcext:value-type="float">
            <text:p>41</text:p>
          </table:table-cell>
          <table:table-cell/>
          <table:table-cell table:formula="of:=LEFT([.A757];[.G757])">
            <text:p/>
          </table:table-cell>
          <table:table-cell table:formula="of:=VLOOKUP([.H757];[$source.$C$2:$source.$F$48];4;0)" office:value-type="string" office:string-value="" calcext:value-type="error">
            <text:p>#N/A</text:p>
          </table:table-cell>
          <table:table-cell table:style-name="ce7" table:formula="of:=IF(RIGHT([.A757];6)=&quot;_X_X_X&quot;;3;IF(RIGHT([.A757];4)=&quot;_X_X&quot;;2;IF(RIGHT([.A75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8])&gt;0;[$preferred_name.A758];&#10;LEN([$preferred_name.B758])&gt;0;[$preferred_name.B758]&#10;)" office:value-type="string" office:string-value="rdw_brandstof_actie_radius_extern_opladen_wltp_X" calcext:value-type="string">
            <text:p>rdw_brandstof_actie_radius_extern_opladen_wltp_X</text:p>
          </table:table-cell>
          <table:table-cell table:formula="of:=IFERROR(FIND(&quot;_&quot;;[.$A758];1);LEN([.$A758]))" office:value-type="float" office:value="4" calcext:value-type="float">
            <text:p>4</text:p>
          </table:table-cell>
          <table:table-cell table:formula="of:=IFERROR(FIND(&quot;_&quot;;[.$A758];1+[.B758]);LEN([.$A758]))" office:value-type="float" office:value="14" calcext:value-type="float">
            <text:p>14</text:p>
          </table:table-cell>
          <table:table-cell table:formula="of:=IFERROR(FIND(&quot;_&quot;;[.$A758];1+[.C758]);LEN([.$A758]))" office:value-type="float" office:value="20" calcext:value-type="float">
            <text:p>20</text:p>
          </table:table-cell>
          <table:table-cell table:formula="of:=IFERROR(FIND(&quot;_&quot;;[.$A758];1+[.D758]);LEN([.$A758]))" office:value-type="float" office:value="27" calcext:value-type="float">
            <text:p>27</text:p>
          </table:table-cell>
          <table:table-cell table:formula="of:=IFERROR(FIND(&quot;_&quot;;[.$A758];1+[.E758]);LEN([.$A758]))" office:value-type="float" office:value="34" calcext:value-type="float">
            <text:p>34</text:p>
          </table:table-cell>
          <table:table-cell/>
          <table:table-cell table:formula="of:=LEFT([.A758];[.G758])">
            <text:p/>
          </table:table-cell>
          <table:table-cell table:formula="of:=VLOOKUP([.H758];[$source.$C$2:$source.$F$48];4;0)" office:value-type="string" office:string-value="" calcext:value-type="error">
            <text:p>#N/A</text:p>
          </table:table-cell>
          <table:table-cell table:style-name="ce7" table:formula="of:=IF(RIGHT([.A758];6)=&quot;_X_X_X&quot;;3;IF(RIGHT([.A758];4)=&quot;_X_X&quot;;2;IF(RIGHT([.A75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59])&gt;0;[$preferred_name.A759];&#10;LEN([$preferred_name.B759])&gt;0;[$preferred_name.B759]&#10;)" office:value-type="string" office:string-value="rdw_brandstof_actie_radius_extern_opladen_stad_wltp_X" calcext:value-type="string">
            <text:p>rdw_brandstof_actie_radius_extern_opladen_stad_wltp_X</text:p>
          </table:table-cell>
          <table:table-cell table:formula="of:=IFERROR(FIND(&quot;_&quot;;[.$A759];1);LEN([.$A759]))" office:value-type="float" office:value="4" calcext:value-type="float">
            <text:p>4</text:p>
          </table:table-cell>
          <table:table-cell table:formula="of:=IFERROR(FIND(&quot;_&quot;;[.$A759];1+[.B759]);LEN([.$A759]))" office:value-type="float" office:value="14" calcext:value-type="float">
            <text:p>14</text:p>
          </table:table-cell>
          <table:table-cell table:formula="of:=IFERROR(FIND(&quot;_&quot;;[.$A759];1+[.C759]);LEN([.$A759]))" office:value-type="float" office:value="20" calcext:value-type="float">
            <text:p>20</text:p>
          </table:table-cell>
          <table:table-cell table:formula="of:=IFERROR(FIND(&quot;_&quot;;[.$A759];1+[.D759]);LEN([.$A759]))" office:value-type="float" office:value="27" calcext:value-type="float">
            <text:p>27</text:p>
          </table:table-cell>
          <table:table-cell table:formula="of:=IFERROR(FIND(&quot;_&quot;;[.$A759];1+[.E759]);LEN([.$A759]))" office:value-type="float" office:value="34" calcext:value-type="float">
            <text:p>34</text:p>
          </table:table-cell>
          <table:table-cell/>
          <table:table-cell table:formula="of:=LEFT([.A759];[.G759])">
            <text:p/>
          </table:table-cell>
          <table:table-cell table:formula="of:=VLOOKUP([.H759];[$source.$C$2:$source.$F$48];4;0)" office:value-type="string" office:string-value="" calcext:value-type="error">
            <text:p>#N/A</text:p>
          </table:table-cell>
          <table:table-cell table:style-name="ce7" table:formula="of:=IF(RIGHT([.A759];6)=&quot;_X_X_X&quot;;3;IF(RIGHT([.A759];4)=&quot;_X_X&quot;;2;IF(RIGHT([.A75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60])&gt;0;[$preferred_name.A760];&#10;LEN([$preferred_name.B760])&gt;0;[$preferred_name.B760]&#10;)" office:value-type="string" office:string-value="rdwinfo" calcext:value-type="string">
            <text:p>rdwinfo</text:p>
          </table:table-cell>
          <table:table-cell table:formula="of:=IFERROR(FIND(&quot;_&quot;;[.$A760];1);LEN([.$A760]))" office:value-type="float" office:value="7" calcext:value-type="float">
            <text:p>7</text:p>
          </table:table-cell>
          <table:table-cell table:formula="of:=IFERROR(FIND(&quot;_&quot;;[.$A760];1+[.B760]);LEN([.$A760]))" office:value-type="float" office:value="7" calcext:value-type="float">
            <text:p>7</text:p>
          </table:table-cell>
          <table:table-cell table:formula="of:=IFERROR(FIND(&quot;_&quot;;[.$A760];1+[.C760]);LEN([.$A760]))" office:value-type="float" office:value="7" calcext:value-type="float">
            <text:p>7</text:p>
          </table:table-cell>
          <table:table-cell table:formula="of:=IFERROR(FIND(&quot;_&quot;;[.$A760];1+[.D760]);LEN([.$A760]))" office:value-type="float" office:value="7" calcext:value-type="float">
            <text:p>7</text:p>
          </table:table-cell>
          <table:table-cell table:formula="of:=IFERROR(FIND(&quot;_&quot;;[.$A760];1+[.E760]);LEN([.$A760]))" office:value-type="float" office:value="7" calcext:value-type="float">
            <text:p>7</text:p>
          </table:table-cell>
          <table:table-cell/>
          <table:table-cell table:formula="of:=LEFT([.A760];[.G760])">
            <text:p/>
          </table:table-cell>
          <table:table-cell table:formula="of:=VLOOKUP([.H760];[$source.$C$2:$source.$F$48];4;0)" office:value-type="string" office:string-value="" calcext:value-type="error">
            <text:p>#N/A</text:p>
          </table:table-cell>
          <table:table-cell table:style-name="ce7" table:formula="of:=IF(RIGHT([.A760];6)=&quot;_X_X_X&quot;;3;IF(RIGHT([.A760];4)=&quot;_X_X&quot;;2;IF(RIGHT([.A76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61])&gt;0;[$preferred_name.A761];&#10;LEN([$preferred_name.B761])&gt;0;[$preferred_name.B761]&#10;)" office:value-type="string" office:string-value="drz__OdoKM_num" calcext:value-type="string">
            <text:p>drz__OdoKM_num</text:p>
          </table:table-cell>
          <table:table-cell table:formula="of:=IFERROR(FIND(&quot;_&quot;;[.$A761];1);LEN([.$A761]))" office:value-type="float" office:value="4" calcext:value-type="float">
            <text:p>4</text:p>
          </table:table-cell>
          <table:table-cell table:formula="of:=IFERROR(FIND(&quot;_&quot;;[.$A761];1+[.B761]);LEN([.$A761]))" office:value-type="float" office:value="5" calcext:value-type="float">
            <text:p>5</text:p>
          </table:table-cell>
          <table:table-cell table:formula="of:=IFERROR(FIND(&quot;_&quot;;[.$A761];1+[.C761]);LEN([.$A761]))" office:value-type="float" office:value="11" calcext:value-type="float">
            <text:p>11</text:p>
          </table:table-cell>
          <table:table-cell table:formula="of:=IFERROR(FIND(&quot;_&quot;;[.$A761];1+[.D761]);LEN([.$A761]))" office:value-type="float" office:value="14" calcext:value-type="float">
            <text:p>14</text:p>
          </table:table-cell>
          <table:table-cell table:formula="of:=IFERROR(FIND(&quot;_&quot;;[.$A761];1+[.E761]);LEN([.$A761]))" office:value-type="float" office:value="14" calcext:value-type="float">
            <text:p>14</text:p>
          </table:table-cell>
          <table:table-cell table:formula="of:=[.C761]" office:value-type="float" office:value="5" calcext:value-type="float">
            <text:p>5</text:p>
          </table:table-cell>
          <table:table-cell table:formula="of:=LEFT([.A761];[.G761])" office:value-type="string" office:string-value="drz__" calcext:value-type="string">
            <text:p>drz__</text:p>
          </table:table-cell>
          <table:table-cell table:formula="of:=VLOOKUP([.H761];[$source.$C$2:$source.$F$48];4;0)" office:value-type="float" office:value="100" calcext:value-type="float">
            <text:p>100</text:p>
          </table:table-cell>
          <table:table-cell table:style-name="ce7" table:formula="of:=IF(RIGHT([.A761];6)=&quot;_X_X_X&quot;;3;IF(RIGHT([.A761];4)=&quot;_X_X&quot;;2;IF(RIGHT([.A761];2)=&quot;_X&quot;;1;0)))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COM.MICROSOFT.IFS(&#10;LEN([$preferred_name.A762])&gt;0;[$preferred_name.A762];&#10;LEN([$preferred_name.B762])&gt;0;[$preferred_name.B762]&#10;)" office:value-type="string" office:string-value="rdw_basisgegevens_eeg_uitvoering_zelfdragende_carrosserie" calcext:value-type="string">
            <text:p>rdw_basisgegevens_eeg_uitvoering_zelfdragende_carrosserie</text:p>
          </table:table-cell>
          <table:table-cell table:formula="of:=IFERROR(FIND(&quot;_&quot;;[.$A762];1);LEN([.$A762]))" office:value-type="float" office:value="4" calcext:value-type="float">
            <text:p>4</text:p>
          </table:table-cell>
          <table:table-cell table:formula="of:=IFERROR(FIND(&quot;_&quot;;[.$A762];1+[.B762]);LEN([.$A762]))" office:value-type="float" office:value="18" calcext:value-type="float">
            <text:p>18</text:p>
          </table:table-cell>
          <table:table-cell table:formula="of:=IFERROR(FIND(&quot;_&quot;;[.$A762];1+[.C762]);LEN([.$A762]))" office:value-type="float" office:value="22" calcext:value-type="float">
            <text:p>22</text:p>
          </table:table-cell>
          <table:table-cell table:formula="of:=IFERROR(FIND(&quot;_&quot;;[.$A762];1+[.D762]);LEN([.$A762]))" office:value-type="float" office:value="33" calcext:value-type="float">
            <text:p>33</text:p>
          </table:table-cell>
          <table:table-cell table:formula="of:=IFERROR(FIND(&quot;_&quot;;[.$A762];1+[.E762]);LEN([.$A762]))" office:value-type="float" office:value="46" calcext:value-type="float">
            <text:p>46</text:p>
          </table:table-cell>
          <table:table-cell table:formula="of:=[.E762]" office:value-type="float" office:value="33" calcext:value-type="float">
            <text:p>33</text:p>
          </table:table-cell>
          <table:table-cell table:formula="of:=LEFT([.A762];[.G762])" office:value-type="string" office:string-value="rdw_basisgegevens_eeg_uitvoering_" calcext:value-type="string">
            <text:p>rdw_basisgegevens_eeg_uitvoering_</text:p>
          </table:table-cell>
          <table:table-cell table:formula="of:=VLOOKUP([.H762];[$source.$C$2:$source.$F$48];4;0)" office:value-type="float" office:value="303" calcext:value-type="float">
            <text:p>303</text:p>
          </table:table-cell>
          <table:table-cell table:style-name="ce7" table:formula="of:=IF(RIGHT([.A762];6)=&quot;_X_X_X&quot;;3;IF(RIGHT([.A762];4)=&quot;_X_X&quot;;2;IF(RIGHT([.A76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763])&gt;0;[$preferred_name.A763];&#10;LEN([$preferred_name.B763])&gt;0;[$preferred_name.B763]&#10;)" office:value-type="string" office:string-value="rdw_subcategorie_uitvoering_composite_key_X" calcext:value-type="string">
            <text:p>rdw_subcategorie_uitvoering_composite_key_X</text:p>
          </table:table-cell>
          <table:table-cell table:formula="of:=IFERROR(FIND(&quot;_&quot;;[.$A763];1);LEN([.$A763]))" office:value-type="float" office:value="4" calcext:value-type="float">
            <text:p>4</text:p>
          </table:table-cell>
          <table:table-cell table:formula="of:=IFERROR(FIND(&quot;_&quot;;[.$A763];1+[.B763]);LEN([.$A763]))" office:value-type="float" office:value="17" calcext:value-type="float">
            <text:p>17</text:p>
          </table:table-cell>
          <table:table-cell table:formula="of:=IFERROR(FIND(&quot;_&quot;;[.$A763];1+[.C763]);LEN([.$A763]))" office:value-type="float" office:value="28" calcext:value-type="float">
            <text:p>28</text:p>
          </table:table-cell>
          <table:table-cell table:formula="of:=IFERROR(FIND(&quot;_&quot;;[.$A763];1+[.D763]);LEN([.$A763]))" office:value-type="float" office:value="38" calcext:value-type="float">
            <text:p>38</text:p>
          </table:table-cell>
          <table:table-cell table:formula="of:=IFERROR(FIND(&quot;_&quot;;[.$A763];1+[.E763]);LEN([.$A763]))" office:value-type="float" office:value="42" calcext:value-type="float">
            <text:p>42</text:p>
          </table:table-cell>
          <table:table-cell table:formula="of:=[.D763]" office:value-type="float" office:value="28" calcext:value-type="float">
            <text:p>28</text:p>
          </table:table-cell>
          <table:table-cell table:formula="of:=LEFT([.A763];[.G763])" office:value-type="string" office:string-value="rdw_subcategorie_uitvoering_" calcext:value-type="string">
            <text:p>rdw_subcategorie_uitvoering_</text:p>
          </table:table-cell>
          <table:table-cell table:formula="of:=VLOOKUP([.H763];[$source.$C$2:$source.$F$48];4;0)" office:value-type="float" office:value="324" calcext:value-type="float">
            <text:p>324</text:p>
          </table:table-cell>
          <table:table-cell table:style-name="ce7" table:formula="of:=IF(RIGHT([.A763];6)=&quot;_X_X_X&quot;;3;IF(RIGHT([.A763];4)=&quot;_X_X&quot;;2;IF(RIGHT([.A76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64])&gt;0;[$preferred_name.A764];&#10;LEN([$preferred_name.B764])&gt;0;[$preferred_name.B764]&#10;)" office:value-type="string" office:string-value="rdw_subcategorie_uitvoering_TimeStamp" calcext:value-type="string">
            <text:p>rdw_subcategorie_uitvoering_TimeStamp</text:p>
          </table:table-cell>
          <table:table-cell table:formula="of:=IFERROR(FIND(&quot;_&quot;;[.$A764];1);LEN([.$A764]))" office:value-type="float" office:value="4" calcext:value-type="float">
            <text:p>4</text:p>
          </table:table-cell>
          <table:table-cell table:formula="of:=IFERROR(FIND(&quot;_&quot;;[.$A764];1+[.B764]);LEN([.$A764]))" office:value-type="float" office:value="17" calcext:value-type="float">
            <text:p>17</text:p>
          </table:table-cell>
          <table:table-cell table:formula="of:=IFERROR(FIND(&quot;_&quot;;[.$A764];1+[.C764]);LEN([.$A764]))" office:value-type="float" office:value="28" calcext:value-type="float">
            <text:p>28</text:p>
          </table:table-cell>
          <table:table-cell table:formula="of:=IFERROR(FIND(&quot;_&quot;;[.$A764];1+[.D764]);LEN([.$A764]))" office:value-type="float" office:value="37" calcext:value-type="float">
            <text:p>37</text:p>
          </table:table-cell>
          <table:table-cell table:formula="of:=IFERROR(FIND(&quot;_&quot;;[.$A764];1+[.E764]);LEN([.$A764]))" office:value-type="float" office:value="37" calcext:value-type="float">
            <text:p>37</text:p>
          </table:table-cell>
          <table:table-cell table:formula="of:=[.D764]" office:value-type="float" office:value="28" calcext:value-type="float">
            <text:p>28</text:p>
          </table:table-cell>
          <table:table-cell table:formula="of:=LEFT([.A764];[.G764])" office:value-type="string" office:string-value="rdw_subcategorie_uitvoering_" calcext:value-type="string">
            <text:p>rdw_subcategorie_uitvoering_</text:p>
          </table:table-cell>
          <table:table-cell table:formula="of:=VLOOKUP([.H764];[$source.$C$2:$source.$F$48];4;0)" office:value-type="float" office:value="324" calcext:value-type="float">
            <text:p>324</text:p>
          </table:table-cell>
          <table:table-cell table:style-name="ce7" table:formula="of:=IF(RIGHT([.A764];6)=&quot;_X_X_X&quot;;3;IF(RIGHT([.A764];4)=&quot;_X_X&quot;;2;IF(RIGHT([.A764];2)=&quot;_X&quot;;1;0)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COM.MICROSOFT.IFS(&#10;LEN([$preferred_name.A765])&gt;0;[$preferred_name.A765];&#10;LEN([$preferred_name.B765])&gt;0;[$preferred_name.B765]&#10;)" office:value-type="string" office:string-value="rdw_gekentekende_voertuigen_afwijkende_maximum_snelheid" calcext:value-type="string">
            <text:p>rdw_gekentekende_voertuigen_afwijkende_maximum_snelheid</text:p>
          </table:table-cell>
          <table:table-cell table:formula="of:=IFERROR(FIND(&quot;_&quot;;[.$A765];1);LEN([.$A765]))" office:value-type="float" office:value="4" calcext:value-type="float">
            <text:p>4</text:p>
          </table:table-cell>
          <table:table-cell table:formula="of:=IFERROR(FIND(&quot;_&quot;;[.$A765];1+[.B765]);LEN([.$A765]))" office:value-type="float" office:value="17" calcext:value-type="float">
            <text:p>17</text:p>
          </table:table-cell>
          <table:table-cell table:formula="of:=IFERROR(FIND(&quot;_&quot;;[.$A765];1+[.C765]);LEN([.$A765]))" office:value-type="float" office:value="28" calcext:value-type="float">
            <text:p>28</text:p>
          </table:table-cell>
          <table:table-cell table:formula="of:=IFERROR(FIND(&quot;_&quot;;[.$A765];1+[.D765]);LEN([.$A765]))" office:value-type="float" office:value="39" calcext:value-type="float">
            <text:p>39</text:p>
          </table:table-cell>
          <table:table-cell table:formula="of:=IFERROR(FIND(&quot;_&quot;;[.$A765];1+[.E765]);LEN([.$A765]))" office:value-type="float" office:value="47" calcext:value-type="float">
            <text:p>47</text:p>
          </table:table-cell>
          <table:table-cell table:formula="of:=[.D765]" office:value-type="float" office:value="28" calcext:value-type="float">
            <text:p>28</text:p>
          </table:table-cell>
          <table:table-cell table:formula="of:=LEFT([.A765];[.G765])" office:value-type="string" office:string-value="rdw_gekentekende_voertuigen_" calcext:value-type="string">
            <text:p>rdw_gekentekende_voertuigen_</text:p>
          </table:table-cell>
          <table:table-cell table:formula="of:=VLOOKUP([.H765];[$source.$C$2:$source.$F$48];4;0)" office:value-type="float" office:value="201" calcext:value-type="float">
            <text:p>201</text:p>
          </table:table-cell>
          <table:table-cell table:style-name="ce7" table:formula="of:=IF(RIGHT([.A765];6)=&quot;_X_X_X&quot;;3;IF(RIGHT([.A765];4)=&quot;_X_X&quot;;2;IF(RIGHT([.A76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766])&gt;0;[$preferred_name.A766];&#10;LEN([$preferred_name.B766])&gt;0;[$preferred_name.B766]&#10;)" office:value-type="string" office:string-value="rdw_gekentekende_voertuigen_lengte_voertuig_minimum" calcext:value-type="string">
            <text:p>rdw_gekentekende_voertuigen_lengte_voertuig_minimum</text:p>
          </table:table-cell>
          <table:table-cell table:formula="of:=IFERROR(FIND(&quot;_&quot;;[.$A766];1);LEN([.$A766]))" office:value-type="float" office:value="4" calcext:value-type="float">
            <text:p>4</text:p>
          </table:table-cell>
          <table:table-cell table:formula="of:=IFERROR(FIND(&quot;_&quot;;[.$A766];1+[.B766]);LEN([.$A766]))" office:value-type="float" office:value="17" calcext:value-type="float">
            <text:p>17</text:p>
          </table:table-cell>
          <table:table-cell table:formula="of:=IFERROR(FIND(&quot;_&quot;;[.$A766];1+[.C766]);LEN([.$A766]))" office:value-type="float" office:value="28" calcext:value-type="float">
            <text:p>28</text:p>
          </table:table-cell>
          <table:table-cell table:formula="of:=IFERROR(FIND(&quot;_&quot;;[.$A766];1+[.D766]);LEN([.$A766]))" office:value-type="float" office:value="35" calcext:value-type="float">
            <text:p>35</text:p>
          </table:table-cell>
          <table:table-cell table:formula="of:=IFERROR(FIND(&quot;_&quot;;[.$A766];1+[.E766]);LEN([.$A766]))" office:value-type="float" office:value="44" calcext:value-type="float">
            <text:p>44</text:p>
          </table:table-cell>
          <table:table-cell table:formula="of:=[.D766]" office:value-type="float" office:value="28" calcext:value-type="float">
            <text:p>28</text:p>
          </table:table-cell>
          <table:table-cell table:formula="of:=LEFT([.A766];[.G766])" office:value-type="string" office:string-value="rdw_gekentekende_voertuigen_" calcext:value-type="string">
            <text:p>rdw_gekentekende_voertuigen_</text:p>
          </table:table-cell>
          <table:table-cell table:formula="of:=VLOOKUP([.H766];[$source.$C$2:$source.$F$48];4;0)" office:value-type="float" office:value="201" calcext:value-type="float">
            <text:p>201</text:p>
          </table:table-cell>
          <table:table-cell table:style-name="ce7" table:formula="of:=IF(RIGHT([.A766];6)=&quot;_X_X_X&quot;;3;IF(RIGHT([.A766];4)=&quot;_X_X&quot;;2;IF(RIGHT([.A76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67])&gt;0;[$preferred_name.A767];&#10;LEN([$preferred_name.B767])&gt;0;[$preferred_name.B767]&#10;)" office:value-type="string" office:string-value="rdw_gekentekende_voertuigen_lengte_voertuig_maximum" calcext:value-type="string">
            <text:p>rdw_gekentekende_voertuigen_lengte_voertuig_maximum</text:p>
          </table:table-cell>
          <table:table-cell table:formula="of:=IFERROR(FIND(&quot;_&quot;;[.$A767];1);LEN([.$A767]))" office:value-type="float" office:value="4" calcext:value-type="float">
            <text:p>4</text:p>
          </table:table-cell>
          <table:table-cell table:formula="of:=IFERROR(FIND(&quot;_&quot;;[.$A767];1+[.B767]);LEN([.$A767]))" office:value-type="float" office:value="17" calcext:value-type="float">
            <text:p>17</text:p>
          </table:table-cell>
          <table:table-cell table:formula="of:=IFERROR(FIND(&quot;_&quot;;[.$A767];1+[.C767]);LEN([.$A767]))" office:value-type="float" office:value="28" calcext:value-type="float">
            <text:p>28</text:p>
          </table:table-cell>
          <table:table-cell table:formula="of:=IFERROR(FIND(&quot;_&quot;;[.$A767];1+[.D767]);LEN([.$A767]))" office:value-type="float" office:value="35" calcext:value-type="float">
            <text:p>35</text:p>
          </table:table-cell>
          <table:table-cell table:formula="of:=IFERROR(FIND(&quot;_&quot;;[.$A767];1+[.E767]);LEN([.$A767]))" office:value-type="float" office:value="44" calcext:value-type="float">
            <text:p>44</text:p>
          </table:table-cell>
          <table:table-cell table:formula="of:=[.D767]" office:value-type="float" office:value="28" calcext:value-type="float">
            <text:p>28</text:p>
          </table:table-cell>
          <table:table-cell table:formula="of:=LEFT([.A767];[.G767])" office:value-type="string" office:string-value="rdw_gekentekende_voertuigen_" calcext:value-type="string">
            <text:p>rdw_gekentekende_voertuigen_</text:p>
          </table:table-cell>
          <table:table-cell table:formula="of:=VLOOKUP([.H767];[$source.$C$2:$source.$F$48];4;0)" office:value-type="float" office:value="201" calcext:value-type="float">
            <text:p>201</text:p>
          </table:table-cell>
          <table:table-cell table:style-name="ce7" table:formula="of:=IF(RIGHT([.A767];6)=&quot;_X_X_X&quot;;3;IF(RIGHT([.A767];4)=&quot;_X_X&quot;;2;IF(RIGHT([.A767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68])&gt;0;[$preferred_name.A768];&#10;LEN([$preferred_name.B768])&gt;0;[$preferred_name.B768]&#10;)" office:value-type="string" office:string-value="rdw_gekentekende_voertuigen_hoogte_voertuig_minimum" calcext:value-type="string">
            <text:p>rdw_gekentekende_voertuigen_hoogte_voertuig_minimum</text:p>
          </table:table-cell>
          <table:table-cell table:formula="of:=IFERROR(FIND(&quot;_&quot;;[.$A768];1);LEN([.$A768]))" office:value-type="float" office:value="4" calcext:value-type="float">
            <text:p>4</text:p>
          </table:table-cell>
          <table:table-cell table:formula="of:=IFERROR(FIND(&quot;_&quot;;[.$A768];1+[.B768]);LEN([.$A768]))" office:value-type="float" office:value="17" calcext:value-type="float">
            <text:p>17</text:p>
          </table:table-cell>
          <table:table-cell table:formula="of:=IFERROR(FIND(&quot;_&quot;;[.$A768];1+[.C768]);LEN([.$A768]))" office:value-type="float" office:value="28" calcext:value-type="float">
            <text:p>28</text:p>
          </table:table-cell>
          <table:table-cell table:formula="of:=IFERROR(FIND(&quot;_&quot;;[.$A768];1+[.D768]);LEN([.$A768]))" office:value-type="float" office:value="35" calcext:value-type="float">
            <text:p>35</text:p>
          </table:table-cell>
          <table:table-cell table:formula="of:=IFERROR(FIND(&quot;_&quot;;[.$A768];1+[.E768]);LEN([.$A768]))" office:value-type="float" office:value="44" calcext:value-type="float">
            <text:p>44</text:p>
          </table:table-cell>
          <table:table-cell table:formula="of:=[.D768]" office:value-type="float" office:value="28" calcext:value-type="float">
            <text:p>28</text:p>
          </table:table-cell>
          <table:table-cell table:formula="of:=LEFT([.A768];[.G768])" office:value-type="string" office:string-value="rdw_gekentekende_voertuigen_" calcext:value-type="string">
            <text:p>rdw_gekentekende_voertuigen_</text:p>
          </table:table-cell>
          <table:table-cell table:formula="of:=VLOOKUP([.H768];[$source.$C$2:$source.$F$48];4;0)" office:value-type="float" office:value="201" calcext:value-type="float">
            <text:p>201</text:p>
          </table:table-cell>
          <table:table-cell table:style-name="ce7" table:formula="of:=IF(RIGHT([.A768];6)=&quot;_X_X_X&quot;;3;IF(RIGHT([.A768];4)=&quot;_X_X&quot;;2;IF(RIGHT([.A768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69])&gt;0;[$preferred_name.A769];&#10;LEN([$preferred_name.B769])&gt;0;[$preferred_name.B769]&#10;)" office:value-type="string" office:string-value="rdw_gekentekende_voertuigen_hoogte_voertuig_maximum" calcext:value-type="string">
            <text:p>rdw_gekentekende_voertuigen_hoogte_voertuig_maximum</text:p>
          </table:table-cell>
          <table:table-cell table:formula="of:=IFERROR(FIND(&quot;_&quot;;[.$A769];1);LEN([.$A769]))" office:value-type="float" office:value="4" calcext:value-type="float">
            <text:p>4</text:p>
          </table:table-cell>
          <table:table-cell table:formula="of:=IFERROR(FIND(&quot;_&quot;;[.$A769];1+[.B769]);LEN([.$A769]))" office:value-type="float" office:value="17" calcext:value-type="float">
            <text:p>17</text:p>
          </table:table-cell>
          <table:table-cell table:formula="of:=IFERROR(FIND(&quot;_&quot;;[.$A769];1+[.C769]);LEN([.$A769]))" office:value-type="float" office:value="28" calcext:value-type="float">
            <text:p>28</text:p>
          </table:table-cell>
          <table:table-cell table:formula="of:=IFERROR(FIND(&quot;_&quot;;[.$A769];1+[.D769]);LEN([.$A769]))" office:value-type="float" office:value="35" calcext:value-type="float">
            <text:p>35</text:p>
          </table:table-cell>
          <table:table-cell table:formula="of:=IFERROR(FIND(&quot;_&quot;;[.$A769];1+[.E769]);LEN([.$A769]))" office:value-type="float" office:value="44" calcext:value-type="float">
            <text:p>44</text:p>
          </table:table-cell>
          <table:table-cell table:formula="of:=[.D769]" office:value-type="float" office:value="28" calcext:value-type="float">
            <text:p>28</text:p>
          </table:table-cell>
          <table:table-cell table:formula="of:=LEFT([.A769];[.G769])" office:value-type="string" office:string-value="rdw_gekentekende_voertuigen_" calcext:value-type="string">
            <text:p>rdw_gekentekende_voertuigen_</text:p>
          </table:table-cell>
          <table:table-cell table:formula="of:=VLOOKUP([.H769];[$source.$C$2:$source.$F$48];4;0)" office:value-type="float" office:value="201" calcext:value-type="float">
            <text:p>201</text:p>
          </table:table-cell>
          <table:table-cell table:style-name="ce7" table:formula="of:=IF(RIGHT([.A769];6)=&quot;_X_X_X&quot;;3;IF(RIGHT([.A769];4)=&quot;_X_X&quot;;2;IF(RIGHT([.A769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70])&gt;0;[$preferred_name.A770];&#10;LEN([$preferred_name.B770])&gt;0;[$preferred_name.B770]&#10;)" office:value-type="string" office:string-value="rdw_gekentekende_voertuigen_breedte_voertuig_minimum" calcext:value-type="string">
            <text:p>rdw_gekentekende_voertuigen_breedte_voertuig_minimum</text:p>
          </table:table-cell>
          <table:table-cell table:formula="of:=IFERROR(FIND(&quot;_&quot;;[.$A770];1);LEN([.$A770]))" office:value-type="float" office:value="4" calcext:value-type="float">
            <text:p>4</text:p>
          </table:table-cell>
          <table:table-cell table:formula="of:=IFERROR(FIND(&quot;_&quot;;[.$A770];1+[.B770]);LEN([.$A770]))" office:value-type="float" office:value="17" calcext:value-type="float">
            <text:p>17</text:p>
          </table:table-cell>
          <table:table-cell table:formula="of:=IFERROR(FIND(&quot;_&quot;;[.$A770];1+[.C770]);LEN([.$A770]))" office:value-type="float" office:value="28" calcext:value-type="float">
            <text:p>28</text:p>
          </table:table-cell>
          <table:table-cell table:formula="of:=IFERROR(FIND(&quot;_&quot;;[.$A770];1+[.D770]);LEN([.$A770]))" office:value-type="float" office:value="36" calcext:value-type="float">
            <text:p>36</text:p>
          </table:table-cell>
          <table:table-cell table:formula="of:=IFERROR(FIND(&quot;_&quot;;[.$A770];1+[.E770]);LEN([.$A770]))" office:value-type="float" office:value="45" calcext:value-type="float">
            <text:p>45</text:p>
          </table:table-cell>
          <table:table-cell table:formula="of:=[.D770]" office:value-type="float" office:value="28" calcext:value-type="float">
            <text:p>28</text:p>
          </table:table-cell>
          <table:table-cell table:formula="of:=LEFT([.A770];[.G770])" office:value-type="string" office:string-value="rdw_gekentekende_voertuigen_" calcext:value-type="string">
            <text:p>rdw_gekentekende_voertuigen_</text:p>
          </table:table-cell>
          <table:table-cell table:formula="of:=VLOOKUP([.H770];[$source.$C$2:$source.$F$48];4;0)" office:value-type="float" office:value="201" calcext:value-type="float">
            <text:p>201</text:p>
          </table:table-cell>
          <table:table-cell table:style-name="ce7" table:formula="of:=IF(RIGHT([.A770];6)=&quot;_X_X_X&quot;;3;IF(RIGHT([.A770];4)=&quot;_X_X&quot;;2;IF(RIGHT([.A770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71])&gt;0;[$preferred_name.A771];&#10;LEN([$preferred_name.B771])&gt;0;[$preferred_name.B771]&#10;)" office:value-type="string" office:string-value="rdw_gekentekende_voertuigen_breedte_voertuig_maximum" calcext:value-type="string">
            <text:p>rdw_gekentekende_voertuigen_breedte_voertuig_maximum</text:p>
          </table:table-cell>
          <table:table-cell table:formula="of:=IFERROR(FIND(&quot;_&quot;;[.$A771];1);LEN([.$A771]))" office:value-type="float" office:value="4" calcext:value-type="float">
            <text:p>4</text:p>
          </table:table-cell>
          <table:table-cell table:formula="of:=IFERROR(FIND(&quot;_&quot;;[.$A771];1+[.B771]);LEN([.$A771]))" office:value-type="float" office:value="17" calcext:value-type="float">
            <text:p>17</text:p>
          </table:table-cell>
          <table:table-cell table:formula="of:=IFERROR(FIND(&quot;_&quot;;[.$A771];1+[.C771]);LEN([.$A771]))" office:value-type="float" office:value="28" calcext:value-type="float">
            <text:p>28</text:p>
          </table:table-cell>
          <table:table-cell table:formula="of:=IFERROR(FIND(&quot;_&quot;;[.$A771];1+[.D771]);LEN([.$A771]))" office:value-type="float" office:value="36" calcext:value-type="float">
            <text:p>36</text:p>
          </table:table-cell>
          <table:table-cell table:formula="of:=IFERROR(FIND(&quot;_&quot;;[.$A771];1+[.E771]);LEN([.$A771]))" office:value-type="float" office:value="45" calcext:value-type="float">
            <text:p>45</text:p>
          </table:table-cell>
          <table:table-cell table:formula="of:=[.D771]" office:value-type="float" office:value="28" calcext:value-type="float">
            <text:p>28</text:p>
          </table:table-cell>
          <table:table-cell table:formula="of:=LEFT([.A771];[.G771])" office:value-type="string" office:string-value="rdw_gekentekende_voertuigen_" calcext:value-type="string">
            <text:p>rdw_gekentekende_voertuigen_</text:p>
          </table:table-cell>
          <table:table-cell table:formula="of:=VLOOKUP([.H771];[$source.$C$2:$source.$F$48];4;0)" office:value-type="float" office:value="201" calcext:value-type="float">
            <text:p>201</text:p>
          </table:table-cell>
          <table:table-cell table:style-name="ce7" table:formula="of:=IF(RIGHT([.A771];6)=&quot;_X_X_X&quot;;3;IF(RIGHT([.A771];4)=&quot;_X_X&quot;;2;IF(RIGHT([.A771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72])&gt;0;[$preferred_name.A772];&#10;LEN([$preferred_name.B772])&gt;0;[$preferred_name.B772]&#10;)" office:value-type="string" office:string-value="rdw_gekentekende_voertuigen_massa_bedrijfsklaar_minimaal" calcext:value-type="string">
            <text:p>rdw_gekentekende_voertuigen_massa_bedrijfsklaar_minimaal</text:p>
          </table:table-cell>
          <table:table-cell table:formula="of:=IFERROR(FIND(&quot;_&quot;;[.$A772];1);LEN([.$A772]))" office:value-type="float" office:value="4" calcext:value-type="float">
            <text:p>4</text:p>
          </table:table-cell>
          <table:table-cell table:formula="of:=IFERROR(FIND(&quot;_&quot;;[.$A772];1+[.B772]);LEN([.$A772]))" office:value-type="float" office:value="17" calcext:value-type="float">
            <text:p>17</text:p>
          </table:table-cell>
          <table:table-cell table:formula="of:=IFERROR(FIND(&quot;_&quot;;[.$A772];1+[.C772]);LEN([.$A772]))" office:value-type="float" office:value="28" calcext:value-type="float">
            <text:p>28</text:p>
          </table:table-cell>
          <table:table-cell table:formula="of:=IFERROR(FIND(&quot;_&quot;;[.$A772];1+[.D772]);LEN([.$A772]))" office:value-type="float" office:value="34" calcext:value-type="float">
            <text:p>34</text:p>
          </table:table-cell>
          <table:table-cell table:formula="of:=IFERROR(FIND(&quot;_&quot;;[.$A772];1+[.E772]);LEN([.$A772]))" office:value-type="float" office:value="48" calcext:value-type="float">
            <text:p>48</text:p>
          </table:table-cell>
          <table:table-cell table:formula="of:=[.D772]" office:value-type="float" office:value="28" calcext:value-type="float">
            <text:p>28</text:p>
          </table:table-cell>
          <table:table-cell table:formula="of:=LEFT([.A772];[.G772])" office:value-type="string" office:string-value="rdw_gekentekende_voertuigen_" calcext:value-type="string">
            <text:p>rdw_gekentekende_voertuigen_</text:p>
          </table:table-cell>
          <table:table-cell table:formula="of:=VLOOKUP([.H772];[$source.$C$2:$source.$F$48];4;0)" office:value-type="float" office:value="201" calcext:value-type="float">
            <text:p>201</text:p>
          </table:table-cell>
          <table:table-cell table:style-name="ce7" table:formula="of:=IF(RIGHT([.A772];6)=&quot;_X_X_X&quot;;3;IF(RIGHT([.A772];4)=&quot;_X_X&quot;;2;IF(RIGHT([.A772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73])&gt;0;[$preferred_name.A773];&#10;LEN([$preferred_name.B773])&gt;0;[$preferred_name.B773]&#10;)" office:value-type="string" office:string-value="rdw_gekentekende_voertuigen_massa_bedrijfsklaar_maximaal" calcext:value-type="string">
            <text:p>rdw_gekentekende_voertuigen_massa_bedrijfsklaar_maximaal</text:p>
          </table:table-cell>
          <table:table-cell table:formula="of:=IFERROR(FIND(&quot;_&quot;;[.$A773];1);LEN([.$A773]))" office:value-type="float" office:value="4" calcext:value-type="float">
            <text:p>4</text:p>
          </table:table-cell>
          <table:table-cell table:formula="of:=IFERROR(FIND(&quot;_&quot;;[.$A773];1+[.B773]);LEN([.$A773]))" office:value-type="float" office:value="17" calcext:value-type="float">
            <text:p>17</text:p>
          </table:table-cell>
          <table:table-cell table:formula="of:=IFERROR(FIND(&quot;_&quot;;[.$A773];1+[.C773]);LEN([.$A773]))" office:value-type="float" office:value="28" calcext:value-type="float">
            <text:p>28</text:p>
          </table:table-cell>
          <table:table-cell table:formula="of:=IFERROR(FIND(&quot;_&quot;;[.$A773];1+[.D773]);LEN([.$A773]))" office:value-type="float" office:value="34" calcext:value-type="float">
            <text:p>34</text:p>
          </table:table-cell>
          <table:table-cell table:formula="of:=IFERROR(FIND(&quot;_&quot;;[.$A773];1+[.E773]);LEN([.$A773]))" office:value-type="float" office:value="48" calcext:value-type="float">
            <text:p>48</text:p>
          </table:table-cell>
          <table:table-cell table:formula="of:=[.D773]" office:value-type="float" office:value="28" calcext:value-type="float">
            <text:p>28</text:p>
          </table:table-cell>
          <table:table-cell table:formula="of:=LEFT([.A773];[.G773])" office:value-type="string" office:string-value="rdw_gekentekende_voertuigen_" calcext:value-type="string">
            <text:p>rdw_gekentekende_voertuigen_</text:p>
          </table:table-cell>
          <table:table-cell table:formula="of:=VLOOKUP([.H773];[$source.$C$2:$source.$F$48];4;0)" office:value-type="float" office:value="201" calcext:value-type="float">
            <text:p>201</text:p>
          </table:table-cell>
          <table:table-cell table:style-name="ce7" table:formula="of:=IF(RIGHT([.A773];6)=&quot;_X_X_X&quot;;3;IF(RIGHT([.A773];4)=&quot;_X_X&quot;;2;IF(RIGHT([.A773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float</text:p>
          </table:table-cell>
          <table:table-cell table:number-columns-repeated="1012"/>
        </table:table-row>
        <table:table-row table:style-name="ro1">
          <table:table-cell table:formula="of:=COM.MICROSOFT.IFS(&#10;LEN([$preferred_name.A774])&gt;0;[$preferred_name.A774];&#10;LEN([$preferred_name.B774])&gt;0;[$preferred_name.B774]&#10;)" office:value-type="string" office:string-value="drz__no_charger_cable" calcext:value-type="string">
            <text:p>drz__no_charger_cable</text:p>
          </table:table-cell>
          <table:table-cell table:formula="of:=IFERROR(FIND(&quot;_&quot;;[.$A774];1);LEN([.$A774]))" office:value-type="float" office:value="4" calcext:value-type="float">
            <text:p>4</text:p>
          </table:table-cell>
          <table:table-cell table:formula="of:=IFERROR(FIND(&quot;_&quot;;[.$A774];1+[.B774]);LEN([.$A774]))" office:value-type="float" office:value="5" calcext:value-type="float">
            <text:p>5</text:p>
          </table:table-cell>
          <table:table-cell table:formula="of:=IFERROR(FIND(&quot;_&quot;;[.$A774];1+[.C774]);LEN([.$A774]))" office:value-type="float" office:value="8" calcext:value-type="float">
            <text:p>8</text:p>
          </table:table-cell>
          <table:table-cell table:formula="of:=IFERROR(FIND(&quot;_&quot;;[.$A774];1+[.D774]);LEN([.$A774]))" office:value-type="float" office:value="16" calcext:value-type="float">
            <text:p>16</text:p>
          </table:table-cell>
          <table:table-cell table:formula="of:=IFERROR(FIND(&quot;_&quot;;[.$A774];1+[.E774]);LEN([.$A774]))" office:value-type="float" office:value="21" calcext:value-type="float">
            <text:p>21</text:p>
          </table:table-cell>
          <table:table-cell table:formula="of:=[.C774]" office:value-type="float" office:value="5" calcext:value-type="float">
            <text:p>5</text:p>
          </table:table-cell>
          <table:table-cell table:formula="of:=LEFT([.A774];[.G774])" office:value-type="string" office:string-value="drz__" calcext:value-type="string">
            <text:p>drz__</text:p>
          </table:table-cell>
          <table:table-cell table:formula="of:=VLOOKUP([.H774];[$source.$C$2:$source.$F$48];4;0)" office:value-type="float" office:value="100" calcext:value-type="float">
            <text:p>100</text:p>
          </table:table-cell>
          <table:table-cell table:style-name="ce7" table:formula="of:=IF(RIGHT([.A774];6)=&quot;_X_X_X&quot;;3;IF(RIGHT([.A774];4)=&quot;_X_X&quot;;2;IF(RIGHT([.A774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75])&gt;0;[$preferred_name.A775];&#10;LEN([$preferred_name.B775])&gt;0;[$preferred_name.B775]&#10;)" office:value-type="string" office:string-value="drz__not_complete" calcext:value-type="string">
            <text:p>drz__not_complete</text:p>
          </table:table-cell>
          <table:table-cell table:formula="of:=IFERROR(FIND(&quot;_&quot;;[.$A775];1);LEN([.$A775]))" office:value-type="float" office:value="4" calcext:value-type="float">
            <text:p>4</text:p>
          </table:table-cell>
          <table:table-cell table:formula="of:=IFERROR(FIND(&quot;_&quot;;[.$A775];1+[.B775]);LEN([.$A775]))" office:value-type="float" office:value="5" calcext:value-type="float">
            <text:p>5</text:p>
          </table:table-cell>
          <table:table-cell table:formula="of:=IFERROR(FIND(&quot;_&quot;;[.$A775];1+[.C775]);LEN([.$A775]))" office:value-type="float" office:value="9" calcext:value-type="float">
            <text:p>9</text:p>
          </table:table-cell>
          <table:table-cell table:formula="of:=IFERROR(FIND(&quot;_&quot;;[.$A775];1+[.D775]);LEN([.$A775]))" office:value-type="float" office:value="17" calcext:value-type="float">
            <text:p>17</text:p>
          </table:table-cell>
          <table:table-cell table:formula="of:=IFERROR(FIND(&quot;_&quot;;[.$A775];1+[.E775]);LEN([.$A775]))" office:value-type="float" office:value="17" calcext:value-type="float">
            <text:p>17</text:p>
          </table:table-cell>
          <table:table-cell table:formula="of:=[.C775]" office:value-type="float" office:value="5" calcext:value-type="float">
            <text:p>5</text:p>
          </table:table-cell>
          <table:table-cell table:formula="of:=LEFT([.A775];[.G775])" office:value-type="string" office:string-value="drz__" calcext:value-type="string">
            <text:p>drz__</text:p>
          </table:table-cell>
          <table:table-cell table:formula="of:=VLOOKUP([.H775];[$source.$C$2:$source.$F$48];4;0)" office:value-type="float" office:value="100" calcext:value-type="float">
            <text:p>100</text:p>
          </table:table-cell>
          <table:table-cell table:style-name="ce7" table:formula="of:=IF(RIGHT([.A775];6)=&quot;_X_X_X&quot;;3;IF(RIGHT([.A775];4)=&quot;_X_X&quot;;2;IF(RIGHT([.A775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76])&gt;0;[$preferred_name.A776];&#10;LEN([$preferred_name.B776])&gt;0;[$preferred_name.B776]&#10;)" office:value-type="string" office:string-value="drz__no_plates" calcext:value-type="string">
            <text:p>drz__no_plates</text:p>
          </table:table-cell>
          <table:table-cell table:formula="of:=IFERROR(FIND(&quot;_&quot;;[.$A776];1);LEN([.$A776]))" office:value-type="float" office:value="4" calcext:value-type="float">
            <text:p>4</text:p>
          </table:table-cell>
          <table:table-cell table:formula="of:=IFERROR(FIND(&quot;_&quot;;[.$A776];1+[.B776]);LEN([.$A776]))" office:value-type="float" office:value="5" calcext:value-type="float">
            <text:p>5</text:p>
          </table:table-cell>
          <table:table-cell table:formula="of:=IFERROR(FIND(&quot;_&quot;;[.$A776];1+[.C776]);LEN([.$A776]))" office:value-type="float" office:value="8" calcext:value-type="float">
            <text:p>8</text:p>
          </table:table-cell>
          <table:table-cell table:formula="of:=IFERROR(FIND(&quot;_&quot;;[.$A776];1+[.D776]);LEN([.$A776]))" office:value-type="float" office:value="14" calcext:value-type="float">
            <text:p>14</text:p>
          </table:table-cell>
          <table:table-cell table:formula="of:=IFERROR(FIND(&quot;_&quot;;[.$A776];1+[.E776]);LEN([.$A776]))" office:value-type="float" office:value="14" calcext:value-type="float">
            <text:p>14</text:p>
          </table:table-cell>
          <table:table-cell table:formula="of:=[.C776]" office:value-type="float" office:value="5" calcext:value-type="float">
            <text:p>5</text:p>
          </table:table-cell>
          <table:table-cell table:formula="of:=LEFT([.A776];[.G776])" office:value-type="string" office:string-value="drz__" calcext:value-type="string">
            <text:p>drz__</text:p>
          </table:table-cell>
          <table:table-cell table:formula="of:=VLOOKUP([.H776];[$source.$C$2:$source.$F$48];4;0)" office:value-type="float" office:value="100" calcext:value-type="float">
            <text:p>100</text:p>
          </table:table-cell>
          <table:table-cell table:style-name="ce7" table:formula="of:=IF(RIGHT([.A776];6)=&quot;_X_X_X&quot;;3;IF(RIGHT([.A776];4)=&quot;_X_X&quot;;2;IF(RIGHT([.A776];2)=&quot;_X&quot;;1;0)))" office:value-type="float" office:value="0" calcext:value-type="float">
            <text:p>0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bool</text:p>
          </table:table-cell>
          <table:table-cell table:number-columns-repeated="1012"/>
        </table:table-row>
        <table:table-row table:style-name="ro1">
          <table:table-cell table:formula="of:=COM.MICROSOFT.IFS(&#10;LEN([$preferred_name.A777])&gt;0;[$preferred_name.A777];&#10;LEN([$preferred_name.B777])&gt;0;[$preferred_name.B777]&#10;)" office:value-type="string" office:string-value="" calcext:value-type="error">
            <text:p>#N/A</text:p>
          </table:table-cell>
          <table:table-cell table:formula="of:=IFERROR(FIND(&quot;_&quot;;[.$A777];1);LEN([.$A777]))" office:value-type="string" office:string-value="" calcext:value-type="error">
            <text:p>#N/A</text:p>
          </table:table-cell>
          <table:table-cell table:formula="of:=IFERROR(FIND(&quot;_&quot;;[.$A777];1+[.B777]);LEN([.$A777]))" office:value-type="string" office:string-value="" calcext:value-type="error">
            <text:p>#N/A</text:p>
          </table:table-cell>
          <table:table-cell table:formula="of:=IFERROR(FIND(&quot;_&quot;;[.$A777];1+[.C777]);LEN([.$A777]))" office:value-type="string" office:string-value="" calcext:value-type="error">
            <text:p>#N/A</text:p>
          </table:table-cell>
          <table:table-cell table:formula="of:=IFERROR(FIND(&quot;_&quot;;[.$A777];1+[.D777]);LEN([.$A777]))" office:value-type="string" office:string-value="" calcext:value-type="error">
            <text:p>#N/A</text:p>
          </table:table-cell>
          <table:table-cell table:formula="of:=IFERROR(FIND(&quot;_&quot;;[.$A777];1+[.E777]);LEN([.$A777]))" office:value-type="string" office:string-value="" calcext:value-type="error">
            <text:p>#N/A</text:p>
          </table:table-cell>
          <table:table-cell/>
          <table:table-cell table:formula="of:=LEFT([.A777];[.G777])" office:value-type="string" office:string-value="" calcext:value-type="error">
            <text:p>#N/A</text:p>
          </table:table-cell>
          <table:table-cell table:formula="of:=VLOOKUP([.H777];[$source.$C$2:$source.$F$48];4;0)" office:value-type="string" office:string-value="" calcext:value-type="error">
            <text:p>#N/A</text:p>
          </table:table-cell>
          <table:table-cell table:style-name="ce7" table:formula="of:=IF(RIGHT([.A777];6)=&quot;_X_X_X&quot;;3;IF(RIGHT([.A777];4)=&quot;_X_X&quot;;2;IF(RIGHT([.A77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78])&gt;0;[$preferred_name.A778];&#10;LEN([$preferred_name.B778])&gt;0;[$preferred_name.B778]&#10;)" office:value-type="string" office:string-value="" calcext:value-type="error">
            <text:p>#N/A</text:p>
          </table:table-cell>
          <table:table-cell table:formula="of:=IFERROR(FIND(&quot;_&quot;;[.$A778];1);LEN([.$A778]))" office:value-type="string" office:string-value="" calcext:value-type="error">
            <text:p>#N/A</text:p>
          </table:table-cell>
          <table:table-cell table:formula="of:=IFERROR(FIND(&quot;_&quot;;[.$A778];1+[.B778]);LEN([.$A778]))" office:value-type="string" office:string-value="" calcext:value-type="error">
            <text:p>#N/A</text:p>
          </table:table-cell>
          <table:table-cell table:formula="of:=IFERROR(FIND(&quot;_&quot;;[.$A778];1+[.C778]);LEN([.$A778]))" office:value-type="string" office:string-value="" calcext:value-type="error">
            <text:p>#N/A</text:p>
          </table:table-cell>
          <table:table-cell table:formula="of:=IFERROR(FIND(&quot;_&quot;;[.$A778];1+[.D778]);LEN([.$A778]))" office:value-type="string" office:string-value="" calcext:value-type="error">
            <text:p>#N/A</text:p>
          </table:table-cell>
          <table:table-cell table:formula="of:=IFERROR(FIND(&quot;_&quot;;[.$A778];1+[.E778]);LEN([.$A778]))" office:value-type="string" office:string-value="" calcext:value-type="error">
            <text:p>#N/A</text:p>
          </table:table-cell>
          <table:table-cell/>
          <table:table-cell table:formula="of:=LEFT([.A778];[.G778])" office:value-type="string" office:string-value="" calcext:value-type="error">
            <text:p>#N/A</text:p>
          </table:table-cell>
          <table:table-cell table:formula="of:=VLOOKUP([.H778];[$source.$C$2:$source.$F$48];4;0)" office:value-type="string" office:string-value="" calcext:value-type="error">
            <text:p>#N/A</text:p>
          </table:table-cell>
          <table:table-cell table:style-name="ce7" table:formula="of:=IF(RIGHT([.A778];6)=&quot;_X_X_X&quot;;3;IF(RIGHT([.A778];4)=&quot;_X_X&quot;;2;IF(RIGHT([.A77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79])&gt;0;[$preferred_name.A779];&#10;LEN([$preferred_name.B779])&gt;0;[$preferred_name.B779]&#10;)" office:value-type="string" office:string-value="" calcext:value-type="error">
            <text:p>#N/A</text:p>
          </table:table-cell>
          <table:table-cell table:formula="of:=IFERROR(FIND(&quot;_&quot;;[.$A779];1);LEN([.$A779]))" office:value-type="string" office:string-value="" calcext:value-type="error">
            <text:p>#N/A</text:p>
          </table:table-cell>
          <table:table-cell table:formula="of:=IFERROR(FIND(&quot;_&quot;;[.$A779];1+[.B779]);LEN([.$A779]))" office:value-type="string" office:string-value="" calcext:value-type="error">
            <text:p>#N/A</text:p>
          </table:table-cell>
          <table:table-cell table:formula="of:=IFERROR(FIND(&quot;_&quot;;[.$A779];1+[.C779]);LEN([.$A779]))" office:value-type="string" office:string-value="" calcext:value-type="error">
            <text:p>#N/A</text:p>
          </table:table-cell>
          <table:table-cell table:formula="of:=IFERROR(FIND(&quot;_&quot;;[.$A779];1+[.D779]);LEN([.$A779]))" office:value-type="string" office:string-value="" calcext:value-type="error">
            <text:p>#N/A</text:p>
          </table:table-cell>
          <table:table-cell table:formula="of:=IFERROR(FIND(&quot;_&quot;;[.$A779];1+[.E779]);LEN([.$A779]))" office:value-type="string" office:string-value="" calcext:value-type="error">
            <text:p>#N/A</text:p>
          </table:table-cell>
          <table:table-cell/>
          <table:table-cell table:formula="of:=LEFT([.A779];[.G779])" office:value-type="string" office:string-value="" calcext:value-type="error">
            <text:p>#N/A</text:p>
          </table:table-cell>
          <table:table-cell table:formula="of:=VLOOKUP([.H779];[$source.$C$2:$source.$F$48];4;0)" office:value-type="string" office:string-value="" calcext:value-type="error">
            <text:p>#N/A</text:p>
          </table:table-cell>
          <table:table-cell table:style-name="ce7" table:formula="of:=IF(RIGHT([.A779];6)=&quot;_X_X_X&quot;;3;IF(RIGHT([.A779];4)=&quot;_X_X&quot;;2;IF(RIGHT([.A77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0])&gt;0;[$preferred_name.A780];&#10;LEN([$preferred_name.B780])&gt;0;[$preferred_name.B780]&#10;)" office:value-type="string" office:string-value="" calcext:value-type="error">
            <text:p>#N/A</text:p>
          </table:table-cell>
          <table:table-cell table:formula="of:=IFERROR(FIND(&quot;_&quot;;[.$A780];1);LEN([.$A780]))" office:value-type="string" office:string-value="" calcext:value-type="error">
            <text:p>#N/A</text:p>
          </table:table-cell>
          <table:table-cell table:formula="of:=IFERROR(FIND(&quot;_&quot;;[.$A780];1+[.B780]);LEN([.$A780]))" office:value-type="string" office:string-value="" calcext:value-type="error">
            <text:p>#N/A</text:p>
          </table:table-cell>
          <table:table-cell table:formula="of:=IFERROR(FIND(&quot;_&quot;;[.$A780];1+[.C780]);LEN([.$A780]))" office:value-type="string" office:string-value="" calcext:value-type="error">
            <text:p>#N/A</text:p>
          </table:table-cell>
          <table:table-cell table:formula="of:=IFERROR(FIND(&quot;_&quot;;[.$A780];1+[.D780]);LEN([.$A780]))" office:value-type="string" office:string-value="" calcext:value-type="error">
            <text:p>#N/A</text:p>
          </table:table-cell>
          <table:table-cell table:formula="of:=IFERROR(FIND(&quot;_&quot;;[.$A780];1+[.E780]);LEN([.$A780]))" office:value-type="string" office:string-value="" calcext:value-type="error">
            <text:p>#N/A</text:p>
          </table:table-cell>
          <table:table-cell/>
          <table:table-cell table:formula="of:=LEFT([.A780];[.G780])" office:value-type="string" office:string-value="" calcext:value-type="error">
            <text:p>#N/A</text:p>
          </table:table-cell>
          <table:table-cell table:formula="of:=VLOOKUP([.H780];[$source.$C$2:$source.$F$48];4;0)" office:value-type="string" office:string-value="" calcext:value-type="error">
            <text:p>#N/A</text:p>
          </table:table-cell>
          <table:table-cell table:style-name="ce7" table:formula="of:=IF(RIGHT([.A780];6)=&quot;_X_X_X&quot;;3;IF(RIGHT([.A780];4)=&quot;_X_X&quot;;2;IF(RIGHT([.A78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1])&gt;0;[$preferred_name.A781];&#10;LEN([$preferred_name.B781])&gt;0;[$preferred_name.B781]&#10;)" office:value-type="string" office:string-value="rdw_intrekking_typegoedkeuring_typegoedkeuringsnummer" calcext:value-type="string">
            <text:p>rdw_intrekking_typegoedkeuring_typegoedkeuringsnummer</text:p>
          </table:table-cell>
          <table:table-cell table:formula="of:=IFERROR(FIND(&quot;_&quot;;[.$A781];1);LEN([.$A781]))" office:value-type="float" office:value="4" calcext:value-type="float">
            <text:p>4</text:p>
          </table:table-cell>
          <table:table-cell table:formula="of:=IFERROR(FIND(&quot;_&quot;;[.$A781];1+[.B781]);LEN([.$A781]))" office:value-type="float" office:value="15" calcext:value-type="float">
            <text:p>15</text:p>
          </table:table-cell>
          <table:table-cell table:formula="of:=IFERROR(FIND(&quot;_&quot;;[.$A781];1+[.C781]);LEN([.$A781]))" office:value-type="float" office:value="31" calcext:value-type="float">
            <text:p>31</text:p>
          </table:table-cell>
          <table:table-cell table:formula="of:=IFERROR(FIND(&quot;_&quot;;[.$A781];1+[.D781]);LEN([.$A781]))" office:value-type="float" office:value="53" calcext:value-type="float">
            <text:p>53</text:p>
          </table:table-cell>
          <table:table-cell table:formula="of:=IFERROR(FIND(&quot;_&quot;;[.$A781];1+[.E781]);LEN([.$A781]))" office:value-type="float" office:value="53" calcext:value-type="float">
            <text:p>53</text:p>
          </table:table-cell>
          <table:table-cell table:formula="of:=[.D781]" office:value-type="float" office:value="31" calcext:value-type="float">
            <text:p>31</text:p>
          </table:table-cell>
          <table:table-cell table:formula="of:=LEFT([.A781];[.G781])" office:value-type="string" office:string-value="rdw_intrekking_typegoedkeuring_" calcext:value-type="string">
            <text:p>rdw_intrekking_typegoedkeuring_</text:p>
          </table:table-cell>
          <table:table-cell table:formula="of:=VLOOKUP([.H781];[$source.$C$2:$source.$F$48];4;0)" office:value-type="float" office:value="631" calcext:value-type="float">
            <text:p>631</text:p>
          </table:table-cell>
          <table:table-cell table:style-name="ce7" table:formula="of:=IF(RIGHT([.A781];6)=&quot;_X_X_X&quot;;3;IF(RIGHT([.A781];4)=&quot;_X_X&quot;;2;IF(RIGHT([.A78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2])&gt;0;[$preferred_name.A782];&#10;LEN([$preferred_name.B782])&gt;0;[$preferred_name.B782]&#10;)" office:value-type="string" office:string-value="rdw_intrekking_typegoedkeuring_volgnummerintrekkingtgk_X" calcext:value-type="string">
            <text:p>rdw_intrekking_typegoedkeuring_volgnummerintrekkingtgk_X</text:p>
          </table:table-cell>
          <table:table-cell table:formula="of:=IFERROR(FIND(&quot;_&quot;;[.$A782];1);LEN([.$A782]))" office:value-type="float" office:value="4" calcext:value-type="float">
            <text:p>4</text:p>
          </table:table-cell>
          <table:table-cell table:formula="of:=IFERROR(FIND(&quot;_&quot;;[.$A782];1+[.B782]);LEN([.$A782]))" office:value-type="float" office:value="15" calcext:value-type="float">
            <text:p>15</text:p>
          </table:table-cell>
          <table:table-cell table:formula="of:=IFERROR(FIND(&quot;_&quot;;[.$A782];1+[.C782]);LEN([.$A782]))" office:value-type="float" office:value="31" calcext:value-type="float">
            <text:p>31</text:p>
          </table:table-cell>
          <table:table-cell table:formula="of:=IFERROR(FIND(&quot;_&quot;;[.$A782];1+[.D782]);LEN([.$A782]))" office:value-type="float" office:value="55" calcext:value-type="float">
            <text:p>55</text:p>
          </table:table-cell>
          <table:table-cell table:formula="of:=IFERROR(FIND(&quot;_&quot;;[.$A782];1+[.E782]);LEN([.$A782]))" office:value-type="float" office:value="56" calcext:value-type="float">
            <text:p>56</text:p>
          </table:table-cell>
          <table:table-cell table:formula="of:=[.D782]" office:value-type="float" office:value="31" calcext:value-type="float">
            <text:p>31</text:p>
          </table:table-cell>
          <table:table-cell table:formula="of:=LEFT([.A782];[.G782])" office:value-type="string" office:string-value="rdw_intrekking_typegoedkeuring_" calcext:value-type="string">
            <text:p>rdw_intrekking_typegoedkeuring_</text:p>
          </table:table-cell>
          <table:table-cell table:formula="of:=VLOOKUP([.H782];[$source.$C$2:$source.$F$48];4;0)" office:value-type="float" office:value="631" calcext:value-type="float">
            <text:p>631</text:p>
          </table:table-cell>
          <table:table-cell table:style-name="ce7" table:formula="of:=IF(RIGHT([.A782];6)=&quot;_X_X_X&quot;;3;IF(RIGHT([.A782];4)=&quot;_X_X&quot;;2;IF(RIGHT([.A78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3])&gt;0;[$preferred_name.A783];&#10;LEN([$preferred_name.B783])&gt;0;[$preferred_name.B783]&#10;)" office:value-type="string" office:string-value="rdw_intrekking_typegoedkeuring_begindatumintrekkingtgk_X" calcext:value-type="string">
            <text:p>rdw_intrekking_typegoedkeuring_begindatumintrekkingtgk_X</text:p>
          </table:table-cell>
          <table:table-cell table:formula="of:=IFERROR(FIND(&quot;_&quot;;[.$A783];1);LEN([.$A783]))" office:value-type="float" office:value="4" calcext:value-type="float">
            <text:p>4</text:p>
          </table:table-cell>
          <table:table-cell table:formula="of:=IFERROR(FIND(&quot;_&quot;;[.$A783];1+[.B783]);LEN([.$A783]))" office:value-type="float" office:value="15" calcext:value-type="float">
            <text:p>15</text:p>
          </table:table-cell>
          <table:table-cell table:formula="of:=IFERROR(FIND(&quot;_&quot;;[.$A783];1+[.C783]);LEN([.$A783]))" office:value-type="float" office:value="31" calcext:value-type="float">
            <text:p>31</text:p>
          </table:table-cell>
          <table:table-cell table:formula="of:=IFERROR(FIND(&quot;_&quot;;[.$A783];1+[.D783]);LEN([.$A783]))" office:value-type="float" office:value="55" calcext:value-type="float">
            <text:p>55</text:p>
          </table:table-cell>
          <table:table-cell table:formula="of:=IFERROR(FIND(&quot;_&quot;;[.$A783];1+[.E783]);LEN([.$A783]))" office:value-type="float" office:value="56" calcext:value-type="float">
            <text:p>56</text:p>
          </table:table-cell>
          <table:table-cell table:formula="of:=[.D783]" office:value-type="float" office:value="31" calcext:value-type="float">
            <text:p>31</text:p>
          </table:table-cell>
          <table:table-cell table:formula="of:=LEFT([.A783];[.G783])" office:value-type="string" office:string-value="rdw_intrekking_typegoedkeuring_" calcext:value-type="string">
            <text:p>rdw_intrekking_typegoedkeuring_</text:p>
          </table:table-cell>
          <table:table-cell table:formula="of:=VLOOKUP([.H783];[$source.$C$2:$source.$F$48];4;0)" office:value-type="float" office:value="631" calcext:value-type="float">
            <text:p>631</text:p>
          </table:table-cell>
          <table:table-cell table:style-name="ce7" table:formula="of:=IF(RIGHT([.A783];6)=&quot;_X_X_X&quot;;3;IF(RIGHT([.A783];4)=&quot;_X_X&quot;;2;IF(RIGHT([.A78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4])&gt;0;[$preferred_name.A784];&#10;LEN([$preferred_name.B784])&gt;0;[$preferred_name.B784]&#10;)" office:value-type="string" office:string-value="rdw_intrekking_typegoedkeuring_TimeStamp" calcext:value-type="string">
            <text:p>rdw_intrekking_typegoedkeuring_TimeStamp</text:p>
          </table:table-cell>
          <table:table-cell table:formula="of:=IFERROR(FIND(&quot;_&quot;;[.$A784];1);LEN([.$A784]))" office:value-type="float" office:value="4" calcext:value-type="float">
            <text:p>4</text:p>
          </table:table-cell>
          <table:table-cell table:formula="of:=IFERROR(FIND(&quot;_&quot;;[.$A784];1+[.B784]);LEN([.$A784]))" office:value-type="float" office:value="15" calcext:value-type="float">
            <text:p>15</text:p>
          </table:table-cell>
          <table:table-cell table:formula="of:=IFERROR(FIND(&quot;_&quot;;[.$A784];1+[.C784]);LEN([.$A784]))" office:value-type="float" office:value="31" calcext:value-type="float">
            <text:p>31</text:p>
          </table:table-cell>
          <table:table-cell table:formula="of:=IFERROR(FIND(&quot;_&quot;;[.$A784];1+[.D784]);LEN([.$A784]))" office:value-type="float" office:value="40" calcext:value-type="float">
            <text:p>40</text:p>
          </table:table-cell>
          <table:table-cell table:formula="of:=IFERROR(FIND(&quot;_&quot;;[.$A784];1+[.E784]);LEN([.$A784]))" office:value-type="float" office:value="40" calcext:value-type="float">
            <text:p>40</text:p>
          </table:table-cell>
          <table:table-cell table:formula="of:=[.D784]" office:value-type="float" office:value="31" calcext:value-type="float">
            <text:p>31</text:p>
          </table:table-cell>
          <table:table-cell table:formula="of:=LEFT([.A784];[.G784])" office:value-type="string" office:string-value="rdw_intrekking_typegoedkeuring_" calcext:value-type="string">
            <text:p>rdw_intrekking_typegoedkeuring_</text:p>
          </table:table-cell>
          <table:table-cell table:formula="of:=VLOOKUP([.H784];[$source.$C$2:$source.$F$48];4;0)" office:value-type="float" office:value="631" calcext:value-type="float">
            <text:p>631</text:p>
          </table:table-cell>
          <table:table-cell table:style-name="ce7" table:formula="of:=IF(RIGHT([.A784];6)=&quot;_X_X_X&quot;;3;IF(RIGHT([.A784];4)=&quot;_X_X&quot;;2;IF(RIGHT([.A78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5])&gt;0;[$preferred_name.A785];&#10;LEN([$preferred_name.B785])&gt;0;[$preferred_name.B785]&#10;)" office:value-type="string" office:string-value="rdw_as_uitvoering_volgnummeras_X" calcext:value-type="string">
            <text:p>rdw_as_uitvoering_volgnummeras_X</text:p>
          </table:table-cell>
          <table:table-cell table:formula="of:=IFERROR(FIND(&quot;_&quot;;[.$A785];1);LEN([.$A785]))" office:value-type="float" office:value="4" calcext:value-type="float">
            <text:p>4</text:p>
          </table:table-cell>
          <table:table-cell table:formula="of:=IFERROR(FIND(&quot;_&quot;;[.$A785];1+[.B785]);LEN([.$A785]))" office:value-type="float" office:value="7" calcext:value-type="float">
            <text:p>7</text:p>
          </table:table-cell>
          <table:table-cell table:formula="of:=IFERROR(FIND(&quot;_&quot;;[.$A785];1+[.C785]);LEN([.$A785]))" office:value-type="float" office:value="18" calcext:value-type="float">
            <text:p>18</text:p>
          </table:table-cell>
          <table:table-cell table:formula="of:=IFERROR(FIND(&quot;_&quot;;[.$A785];1+[.D785]);LEN([.$A785]))" office:value-type="float" office:value="31" calcext:value-type="float">
            <text:p>31</text:p>
          </table:table-cell>
          <table:table-cell table:formula="of:=IFERROR(FIND(&quot;_&quot;;[.$A785];1+[.E785]);LEN([.$A785]))" office:value-type="float" office:value="32" calcext:value-type="float">
            <text:p>32</text:p>
          </table:table-cell>
          <table:table-cell table:formula="of:=[.D785]" office:value-type="float" office:value="18" calcext:value-type="float">
            <text:p>18</text:p>
          </table:table-cell>
          <table:table-cell table:formula="of:=LEFT([.A785];[.G785])" office:value-type="string" office:string-value="rdw_as_uitvoering_" calcext:value-type="string">
            <text:p>rdw_as_uitvoering_</text:p>
          </table:table-cell>
          <table:table-cell table:formula="of:=VLOOKUP([.H785];[$source.$C$2:$source.$F$48];4;0)" office:value-type="float" office:value="602" calcext:value-type="float">
            <text:p>602</text:p>
          </table:table-cell>
          <table:table-cell table:style-name="ce7" table:formula="of:=IF(RIGHT([.A785];6)=&quot;_X_X_X&quot;;3;IF(RIGHT([.A785];4)=&quot;_X_X&quot;;2;IF(RIGHT([.A78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6])&gt;0;[$preferred_name.A786];&#10;LEN([$preferred_name.B786])&gt;0;[$preferred_name.B786]&#10;)" office:value-type="string" office:string-value="rdw_as_uitvoering_aangedrevenasindicator_X" calcext:value-type="string">
            <text:p>rdw_as_uitvoering_aangedrevenasindicator_X</text:p>
          </table:table-cell>
          <table:table-cell table:formula="of:=IFERROR(FIND(&quot;_&quot;;[.$A786];1);LEN([.$A786]))" office:value-type="float" office:value="4" calcext:value-type="float">
            <text:p>4</text:p>
          </table:table-cell>
          <table:table-cell table:formula="of:=IFERROR(FIND(&quot;_&quot;;[.$A786];1+[.B786]);LEN([.$A786]))" office:value-type="float" office:value="7" calcext:value-type="float">
            <text:p>7</text:p>
          </table:table-cell>
          <table:table-cell table:formula="of:=IFERROR(FIND(&quot;_&quot;;[.$A786];1+[.C786]);LEN([.$A786]))" office:value-type="float" office:value="18" calcext:value-type="float">
            <text:p>18</text:p>
          </table:table-cell>
          <table:table-cell table:formula="of:=IFERROR(FIND(&quot;_&quot;;[.$A786];1+[.D786]);LEN([.$A786]))" office:value-type="float" office:value="41" calcext:value-type="float">
            <text:p>41</text:p>
          </table:table-cell>
          <table:table-cell table:formula="of:=IFERROR(FIND(&quot;_&quot;;[.$A786];1+[.E786]);LEN([.$A786]))" office:value-type="float" office:value="42" calcext:value-type="float">
            <text:p>42</text:p>
          </table:table-cell>
          <table:table-cell table:formula="of:=[.D786]" office:value-type="float" office:value="18" calcext:value-type="float">
            <text:p>18</text:p>
          </table:table-cell>
          <table:table-cell table:formula="of:=LEFT([.A786];[.G786])" office:value-type="string" office:string-value="rdw_as_uitvoering_" calcext:value-type="string">
            <text:p>rdw_as_uitvoering_</text:p>
          </table:table-cell>
          <table:table-cell table:formula="of:=VLOOKUP([.H786];[$source.$C$2:$source.$F$48];4;0)" office:value-type="float" office:value="602" calcext:value-type="float">
            <text:p>602</text:p>
          </table:table-cell>
          <table:table-cell table:style-name="ce7" table:formula="of:=IF(RIGHT([.A786];6)=&quot;_X_X_X&quot;;3;IF(RIGHT([.A786];4)=&quot;_X_X&quot;;2;IF(RIGHT([.A78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7])&gt;0;[$preferred_name.A787];&#10;LEN([$preferred_name.B787])&gt;0;[$preferred_name.B787]&#10;)" office:value-type="string" office:string-value="rdw_as_uitvoering_spoorbreedteondergrens_X" calcext:value-type="string">
            <text:p>rdw_as_uitvoering_spoorbreedteondergrens_X</text:p>
          </table:table-cell>
          <table:table-cell table:formula="of:=IFERROR(FIND(&quot;_&quot;;[.$A787];1);LEN([.$A787]))" office:value-type="float" office:value="4" calcext:value-type="float">
            <text:p>4</text:p>
          </table:table-cell>
          <table:table-cell table:formula="of:=IFERROR(FIND(&quot;_&quot;;[.$A787];1+[.B787]);LEN([.$A787]))" office:value-type="float" office:value="7" calcext:value-type="float">
            <text:p>7</text:p>
          </table:table-cell>
          <table:table-cell table:formula="of:=IFERROR(FIND(&quot;_&quot;;[.$A787];1+[.C787]);LEN([.$A787]))" office:value-type="float" office:value="18" calcext:value-type="float">
            <text:p>18</text:p>
          </table:table-cell>
          <table:table-cell table:formula="of:=IFERROR(FIND(&quot;_&quot;;[.$A787];1+[.D787]);LEN([.$A787]))" office:value-type="float" office:value="41" calcext:value-type="float">
            <text:p>41</text:p>
          </table:table-cell>
          <table:table-cell table:formula="of:=IFERROR(FIND(&quot;_&quot;;[.$A787];1+[.E787]);LEN([.$A787]))" office:value-type="float" office:value="42" calcext:value-type="float">
            <text:p>42</text:p>
          </table:table-cell>
          <table:table-cell table:formula="of:=[.D787]" office:value-type="float" office:value="18" calcext:value-type="float">
            <text:p>18</text:p>
          </table:table-cell>
          <table:table-cell table:formula="of:=LEFT([.A787];[.G787])" office:value-type="string" office:string-value="rdw_as_uitvoering_" calcext:value-type="string">
            <text:p>rdw_as_uitvoering_</text:p>
          </table:table-cell>
          <table:table-cell table:formula="of:=VLOOKUP([.H787];[$source.$C$2:$source.$F$48];4;0)" office:value-type="float" office:value="602" calcext:value-type="float">
            <text:p>602</text:p>
          </table:table-cell>
          <table:table-cell table:style-name="ce7" table:formula="of:=IF(RIGHT([.A787];6)=&quot;_X_X_X&quot;;3;IF(RIGHT([.A787];4)=&quot;_X_X&quot;;2;IF(RIGHT([.A78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8])&gt;0;[$preferred_name.A788];&#10;LEN([$preferred_name.B788])&gt;0;[$preferred_name.B788]&#10;)" office:value-type="string" office:string-value="rdw_as_uitvoering_spoorbreedtebovengrens_X" calcext:value-type="string">
            <text:p>rdw_as_uitvoering_spoorbreedtebovengrens_X</text:p>
          </table:table-cell>
          <table:table-cell table:formula="of:=IFERROR(FIND(&quot;_&quot;;[.$A788];1);LEN([.$A788]))" office:value-type="float" office:value="4" calcext:value-type="float">
            <text:p>4</text:p>
          </table:table-cell>
          <table:table-cell table:formula="of:=IFERROR(FIND(&quot;_&quot;;[.$A788];1+[.B788]);LEN([.$A788]))" office:value-type="float" office:value="7" calcext:value-type="float">
            <text:p>7</text:p>
          </table:table-cell>
          <table:table-cell table:formula="of:=IFERROR(FIND(&quot;_&quot;;[.$A788];1+[.C788]);LEN([.$A788]))" office:value-type="float" office:value="18" calcext:value-type="float">
            <text:p>18</text:p>
          </table:table-cell>
          <table:table-cell table:formula="of:=IFERROR(FIND(&quot;_&quot;;[.$A788];1+[.D788]);LEN([.$A788]))" office:value-type="float" office:value="41" calcext:value-type="float">
            <text:p>41</text:p>
          </table:table-cell>
          <table:table-cell table:formula="of:=IFERROR(FIND(&quot;_&quot;;[.$A788];1+[.E788]);LEN([.$A788]))" office:value-type="float" office:value="42" calcext:value-type="float">
            <text:p>42</text:p>
          </table:table-cell>
          <table:table-cell table:formula="of:=[.D788]" office:value-type="float" office:value="18" calcext:value-type="float">
            <text:p>18</text:p>
          </table:table-cell>
          <table:table-cell table:formula="of:=LEFT([.A788];[.G788])" office:value-type="string" office:string-value="rdw_as_uitvoering_" calcext:value-type="string">
            <text:p>rdw_as_uitvoering_</text:p>
          </table:table-cell>
          <table:table-cell table:formula="of:=VLOOKUP([.H788];[$source.$C$2:$source.$F$48];4;0)" office:value-type="float" office:value="602" calcext:value-type="float">
            <text:p>602</text:p>
          </table:table-cell>
          <table:table-cell table:style-name="ce7" table:formula="of:=IF(RIGHT([.A788];6)=&quot;_X_X_X&quot;;3;IF(RIGHT([.A788];4)=&quot;_X_X&quot;;2;IF(RIGHT([.A78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89])&gt;0;[$preferred_name.A789];&#10;LEN([$preferred_name.B789])&gt;0;[$preferred_name.B789]&#10;)" office:value-type="string" office:string-value="rdw_as_uitvoering_maximummassaasbelastingogr_X" calcext:value-type="string">
            <text:p>rdw_as_uitvoering_maximummassaasbelastingogr_X</text:p>
          </table:table-cell>
          <table:table-cell table:formula="of:=IFERROR(FIND(&quot;_&quot;;[.$A789];1);LEN([.$A789]))" office:value-type="float" office:value="4" calcext:value-type="float">
            <text:p>4</text:p>
          </table:table-cell>
          <table:table-cell table:formula="of:=IFERROR(FIND(&quot;_&quot;;[.$A789];1+[.B789]);LEN([.$A789]))" office:value-type="float" office:value="7" calcext:value-type="float">
            <text:p>7</text:p>
          </table:table-cell>
          <table:table-cell table:formula="of:=IFERROR(FIND(&quot;_&quot;;[.$A789];1+[.C789]);LEN([.$A789]))" office:value-type="float" office:value="18" calcext:value-type="float">
            <text:p>18</text:p>
          </table:table-cell>
          <table:table-cell table:formula="of:=IFERROR(FIND(&quot;_&quot;;[.$A789];1+[.D789]);LEN([.$A789]))" office:value-type="float" office:value="45" calcext:value-type="float">
            <text:p>45</text:p>
          </table:table-cell>
          <table:table-cell table:formula="of:=IFERROR(FIND(&quot;_&quot;;[.$A789];1+[.E789]);LEN([.$A789]))" office:value-type="float" office:value="46" calcext:value-type="float">
            <text:p>46</text:p>
          </table:table-cell>
          <table:table-cell table:formula="of:=[.D789]" office:value-type="float" office:value="18" calcext:value-type="float">
            <text:p>18</text:p>
          </table:table-cell>
          <table:table-cell table:formula="of:=LEFT([.A789];[.G789])" office:value-type="string" office:string-value="rdw_as_uitvoering_" calcext:value-type="string">
            <text:p>rdw_as_uitvoering_</text:p>
          </table:table-cell>
          <table:table-cell table:formula="of:=VLOOKUP([.H789];[$source.$C$2:$source.$F$48];4;0)" office:value-type="float" office:value="602" calcext:value-type="float">
            <text:p>602</text:p>
          </table:table-cell>
          <table:table-cell table:style-name="ce7" table:formula="of:=IF(RIGHT([.A789];6)=&quot;_X_X_X&quot;;3;IF(RIGHT([.A789];4)=&quot;_X_X&quot;;2;IF(RIGHT([.A78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0])&gt;0;[$preferred_name.A790];&#10;LEN([$preferred_name.B790])&gt;0;[$preferred_name.B790]&#10;)" office:value-type="string" office:string-value="rdw_as_uitvoering_maximummassaasbelastingbgr_X" calcext:value-type="string">
            <text:p>rdw_as_uitvoering_maximummassaasbelastingbgr_X</text:p>
          </table:table-cell>
          <table:table-cell table:formula="of:=IFERROR(FIND(&quot;_&quot;;[.$A790];1);LEN([.$A790]))" office:value-type="float" office:value="4" calcext:value-type="float">
            <text:p>4</text:p>
          </table:table-cell>
          <table:table-cell table:formula="of:=IFERROR(FIND(&quot;_&quot;;[.$A790];1+[.B790]);LEN([.$A790]))" office:value-type="float" office:value="7" calcext:value-type="float">
            <text:p>7</text:p>
          </table:table-cell>
          <table:table-cell table:formula="of:=IFERROR(FIND(&quot;_&quot;;[.$A790];1+[.C790]);LEN([.$A790]))" office:value-type="float" office:value="18" calcext:value-type="float">
            <text:p>18</text:p>
          </table:table-cell>
          <table:table-cell table:formula="of:=IFERROR(FIND(&quot;_&quot;;[.$A790];1+[.D790]);LEN([.$A790]))" office:value-type="float" office:value="45" calcext:value-type="float">
            <text:p>45</text:p>
          </table:table-cell>
          <table:table-cell table:formula="of:=IFERROR(FIND(&quot;_&quot;;[.$A790];1+[.E790]);LEN([.$A790]))" office:value-type="float" office:value="46" calcext:value-type="float">
            <text:p>46</text:p>
          </table:table-cell>
          <table:table-cell table:formula="of:=[.D790]" office:value-type="float" office:value="18" calcext:value-type="float">
            <text:p>18</text:p>
          </table:table-cell>
          <table:table-cell table:formula="of:=LEFT([.A790];[.G790])" office:value-type="string" office:string-value="rdw_as_uitvoering_" calcext:value-type="string">
            <text:p>rdw_as_uitvoering_</text:p>
          </table:table-cell>
          <table:table-cell table:formula="of:=VLOOKUP([.H790];[$source.$C$2:$source.$F$48];4;0)" office:value-type="float" office:value="602" calcext:value-type="float">
            <text:p>602</text:p>
          </table:table-cell>
          <table:table-cell table:style-name="ce7" table:formula="of:=IF(RIGHT([.A790];6)=&quot;_X_X_X&quot;;3;IF(RIGHT([.A790];4)=&quot;_X_X&quot;;2;IF(RIGHT([.A79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1])&gt;0;[$preferred_name.A791];&#10;LEN([$preferred_name.B791])&gt;0;[$preferred_name.B791]&#10;)" office:value-type="string" office:string-value="rdw_as_uitvoering_afstandvolgendeasondergrens_X" calcext:value-type="string">
            <text:p>rdw_as_uitvoering_afstandvolgendeasondergrens_X</text:p>
          </table:table-cell>
          <table:table-cell table:formula="of:=IFERROR(FIND(&quot;_&quot;;[.$A791];1);LEN([.$A791]))" office:value-type="float" office:value="4" calcext:value-type="float">
            <text:p>4</text:p>
          </table:table-cell>
          <table:table-cell table:formula="of:=IFERROR(FIND(&quot;_&quot;;[.$A791];1+[.B791]);LEN([.$A791]))" office:value-type="float" office:value="7" calcext:value-type="float">
            <text:p>7</text:p>
          </table:table-cell>
          <table:table-cell table:formula="of:=IFERROR(FIND(&quot;_&quot;;[.$A791];1+[.C791]);LEN([.$A791]))" office:value-type="float" office:value="18" calcext:value-type="float">
            <text:p>18</text:p>
          </table:table-cell>
          <table:table-cell table:formula="of:=IFERROR(FIND(&quot;_&quot;;[.$A791];1+[.D791]);LEN([.$A791]))" office:value-type="float" office:value="46" calcext:value-type="float">
            <text:p>46</text:p>
          </table:table-cell>
          <table:table-cell table:formula="of:=IFERROR(FIND(&quot;_&quot;;[.$A791];1+[.E791]);LEN([.$A791]))" office:value-type="float" office:value="47" calcext:value-type="float">
            <text:p>47</text:p>
          </table:table-cell>
          <table:table-cell table:formula="of:=[.D791]" office:value-type="float" office:value="18" calcext:value-type="float">
            <text:p>18</text:p>
          </table:table-cell>
          <table:table-cell table:formula="of:=LEFT([.A791];[.G791])" office:value-type="string" office:string-value="rdw_as_uitvoering_" calcext:value-type="string">
            <text:p>rdw_as_uitvoering_</text:p>
          </table:table-cell>
          <table:table-cell table:formula="of:=VLOOKUP([.H791];[$source.$C$2:$source.$F$48];4;0)" office:value-type="float" office:value="602" calcext:value-type="float">
            <text:p>602</text:p>
          </table:table-cell>
          <table:table-cell table:style-name="ce7" table:formula="of:=IF(RIGHT([.A791];6)=&quot;_X_X_X&quot;;3;IF(RIGHT([.A791];4)=&quot;_X_X&quot;;2;IF(RIGHT([.A79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2])&gt;0;[$preferred_name.A792];&#10;LEN([$preferred_name.B792])&gt;0;[$preferred_name.B792]&#10;)" office:value-type="string" office:string-value="rdw_as_uitvoering_afstandvolgendeasbovengrens_X" calcext:value-type="string">
            <text:p>rdw_as_uitvoering_afstandvolgendeasbovengrens_X</text:p>
          </table:table-cell>
          <table:table-cell table:formula="of:=IFERROR(FIND(&quot;_&quot;;[.$A792];1);LEN([.$A792]))" office:value-type="float" office:value="4" calcext:value-type="float">
            <text:p>4</text:p>
          </table:table-cell>
          <table:table-cell table:formula="of:=IFERROR(FIND(&quot;_&quot;;[.$A792];1+[.B792]);LEN([.$A792]))" office:value-type="float" office:value="7" calcext:value-type="float">
            <text:p>7</text:p>
          </table:table-cell>
          <table:table-cell table:formula="of:=IFERROR(FIND(&quot;_&quot;;[.$A792];1+[.C792]);LEN([.$A792]))" office:value-type="float" office:value="18" calcext:value-type="float">
            <text:p>18</text:p>
          </table:table-cell>
          <table:table-cell table:formula="of:=IFERROR(FIND(&quot;_&quot;;[.$A792];1+[.D792]);LEN([.$A792]))" office:value-type="float" office:value="46" calcext:value-type="float">
            <text:p>46</text:p>
          </table:table-cell>
          <table:table-cell table:formula="of:=IFERROR(FIND(&quot;_&quot;;[.$A792];1+[.E792]);LEN([.$A792]))" office:value-type="float" office:value="47" calcext:value-type="float">
            <text:p>47</text:p>
          </table:table-cell>
          <table:table-cell table:formula="of:=[.D792]" office:value-type="float" office:value="18" calcext:value-type="float">
            <text:p>18</text:p>
          </table:table-cell>
          <table:table-cell table:formula="of:=LEFT([.A792];[.G792])" office:value-type="string" office:string-value="rdw_as_uitvoering_" calcext:value-type="string">
            <text:p>rdw_as_uitvoering_</text:p>
          </table:table-cell>
          <table:table-cell table:formula="of:=VLOOKUP([.H792];[$source.$C$2:$source.$F$48];4;0)" office:value-type="float" office:value="602" calcext:value-type="float">
            <text:p>602</text:p>
          </table:table-cell>
          <table:table-cell table:style-name="ce7" table:formula="of:=IF(RIGHT([.A792];6)=&quot;_X_X_X&quot;;3;IF(RIGHT([.A792];4)=&quot;_X_X&quot;;2;IF(RIGHT([.A79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3])&gt;0;[$preferred_name.A793];&#10;LEN([$preferred_name.B793])&gt;0;[$preferred_name.B793]&#10;)" office:value-type="string" office:string-value="rdw_as_uitvoering_composite_key_X" calcext:value-type="string">
            <text:p>rdw_as_uitvoering_composite_key_X</text:p>
          </table:table-cell>
          <table:table-cell table:formula="of:=IFERROR(FIND(&quot;_&quot;;[.$A793];1);LEN([.$A793]))" office:value-type="float" office:value="4" calcext:value-type="float">
            <text:p>4</text:p>
          </table:table-cell>
          <table:table-cell table:formula="of:=IFERROR(FIND(&quot;_&quot;;[.$A793];1+[.B793]);LEN([.$A793]))" office:value-type="float" office:value="7" calcext:value-type="float">
            <text:p>7</text:p>
          </table:table-cell>
          <table:table-cell table:formula="of:=IFERROR(FIND(&quot;_&quot;;[.$A793];1+[.C793]);LEN([.$A793]))" office:value-type="float" office:value="18" calcext:value-type="float">
            <text:p>18</text:p>
          </table:table-cell>
          <table:table-cell table:formula="of:=IFERROR(FIND(&quot;_&quot;;[.$A793];1+[.D793]);LEN([.$A793]))" office:value-type="float" office:value="28" calcext:value-type="float">
            <text:p>28</text:p>
          </table:table-cell>
          <table:table-cell table:formula="of:=IFERROR(FIND(&quot;_&quot;;[.$A793];1+[.E793]);LEN([.$A793]))" office:value-type="float" office:value="32" calcext:value-type="float">
            <text:p>32</text:p>
          </table:table-cell>
          <table:table-cell table:formula="of:=[.D793]" office:value-type="float" office:value="18" calcext:value-type="float">
            <text:p>18</text:p>
          </table:table-cell>
          <table:table-cell table:formula="of:=LEFT([.A793];[.G793])" office:value-type="string" office:string-value="rdw_as_uitvoering_" calcext:value-type="string">
            <text:p>rdw_as_uitvoering_</text:p>
          </table:table-cell>
          <table:table-cell table:formula="of:=VLOOKUP([.H793];[$source.$C$2:$source.$F$48];4;0)" office:value-type="float" office:value="602" calcext:value-type="float">
            <text:p>602</text:p>
          </table:table-cell>
          <table:table-cell table:style-name="ce7" table:formula="of:=IF(RIGHT([.A793];6)=&quot;_X_X_X&quot;;3;IF(RIGHT([.A793];4)=&quot;_X_X&quot;;2;IF(RIGHT([.A79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4])&gt;0;[$preferred_name.A794];&#10;LEN([$preferred_name.B794])&gt;0;[$preferred_name.B794]&#10;)" office:value-type="string" office:string-value="rdw_as_uitvoering_dubbelemontageindicator_X" calcext:value-type="string">
            <text:p>rdw_as_uitvoering_dubbelemontageindicator_X</text:p>
          </table:table-cell>
          <table:table-cell table:formula="of:=IFERROR(FIND(&quot;_&quot;;[.$A794];1);LEN([.$A794]))" office:value-type="float" office:value="4" calcext:value-type="float">
            <text:p>4</text:p>
          </table:table-cell>
          <table:table-cell table:formula="of:=IFERROR(FIND(&quot;_&quot;;[.$A794];1+[.B794]);LEN([.$A794]))" office:value-type="float" office:value="7" calcext:value-type="float">
            <text:p>7</text:p>
          </table:table-cell>
          <table:table-cell table:formula="of:=IFERROR(FIND(&quot;_&quot;;[.$A794];1+[.C794]);LEN([.$A794]))" office:value-type="float" office:value="18" calcext:value-type="float">
            <text:p>18</text:p>
          </table:table-cell>
          <table:table-cell table:formula="of:=IFERROR(FIND(&quot;_&quot;;[.$A794];1+[.D794]);LEN([.$A794]))" office:value-type="float" office:value="42" calcext:value-type="float">
            <text:p>42</text:p>
          </table:table-cell>
          <table:table-cell table:formula="of:=IFERROR(FIND(&quot;_&quot;;[.$A794];1+[.E794]);LEN([.$A794]))" office:value-type="float" office:value="43" calcext:value-type="float">
            <text:p>43</text:p>
          </table:table-cell>
          <table:table-cell table:formula="of:=[.D794]" office:value-type="float" office:value="18" calcext:value-type="float">
            <text:p>18</text:p>
          </table:table-cell>
          <table:table-cell table:formula="of:=LEFT([.A794];[.G794])" office:value-type="string" office:string-value="rdw_as_uitvoering_" calcext:value-type="string">
            <text:p>rdw_as_uitvoering_</text:p>
          </table:table-cell>
          <table:table-cell table:formula="of:=VLOOKUP([.H794];[$source.$C$2:$source.$F$48];4;0)" office:value-type="float" office:value="602" calcext:value-type="float">
            <text:p>602</text:p>
          </table:table-cell>
          <table:table-cell table:style-name="ce7" table:formula="of:=IF(RIGHT([.A794];6)=&quot;_X_X_X&quot;;3;IF(RIGHT([.A794];4)=&quot;_X_X&quot;;2;IF(RIGHT([.A79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5])&gt;0;[$preferred_name.A795];&#10;LEN([$preferred_name.B795])&gt;0;[$preferred_name.B795]&#10;)" office:value-type="string" office:string-value="rdw_as_uitvoering_stuurasindicator_X" calcext:value-type="string">
            <text:p>rdw_as_uitvoering_stuurasindicator_X</text:p>
          </table:table-cell>
          <table:table-cell table:formula="of:=IFERROR(FIND(&quot;_&quot;;[.$A795];1);LEN([.$A795]))" office:value-type="float" office:value="4" calcext:value-type="float">
            <text:p>4</text:p>
          </table:table-cell>
          <table:table-cell table:formula="of:=IFERROR(FIND(&quot;_&quot;;[.$A795];1+[.B795]);LEN([.$A795]))" office:value-type="float" office:value="7" calcext:value-type="float">
            <text:p>7</text:p>
          </table:table-cell>
          <table:table-cell table:formula="of:=IFERROR(FIND(&quot;_&quot;;[.$A795];1+[.C795]);LEN([.$A795]))" office:value-type="float" office:value="18" calcext:value-type="float">
            <text:p>18</text:p>
          </table:table-cell>
          <table:table-cell table:formula="of:=IFERROR(FIND(&quot;_&quot;;[.$A795];1+[.D795]);LEN([.$A795]))" office:value-type="float" office:value="35" calcext:value-type="float">
            <text:p>35</text:p>
          </table:table-cell>
          <table:table-cell table:formula="of:=IFERROR(FIND(&quot;_&quot;;[.$A795];1+[.E795]);LEN([.$A795]))" office:value-type="float" office:value="36" calcext:value-type="float">
            <text:p>36</text:p>
          </table:table-cell>
          <table:table-cell table:formula="of:=[.D795]" office:value-type="float" office:value="18" calcext:value-type="float">
            <text:p>18</text:p>
          </table:table-cell>
          <table:table-cell table:formula="of:=LEFT([.A795];[.G795])" office:value-type="string" office:string-value="rdw_as_uitvoering_" calcext:value-type="string">
            <text:p>rdw_as_uitvoering_</text:p>
          </table:table-cell>
          <table:table-cell table:formula="of:=VLOOKUP([.H795];[$source.$C$2:$source.$F$48];4;0)" office:value-type="float" office:value="602" calcext:value-type="float">
            <text:p>602</text:p>
          </table:table-cell>
          <table:table-cell table:style-name="ce7" table:formula="of:=IF(RIGHT([.A795];6)=&quot;_X_X_X&quot;;3;IF(RIGHT([.A795];4)=&quot;_X_X&quot;;2;IF(RIGHT([.A79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6])&gt;0;[$preferred_name.A796];&#10;LEN([$preferred_name.B796])&gt;0;[$preferred_name.B796]&#10;)" office:value-type="string" office:string-value="rdw_as_uitvoering_hefasindicator_X" calcext:value-type="string">
            <text:p>rdw_as_uitvoering_hefasindicator_X</text:p>
          </table:table-cell>
          <table:table-cell table:formula="of:=IFERROR(FIND(&quot;_&quot;;[.$A796];1);LEN([.$A796]))" office:value-type="float" office:value="4" calcext:value-type="float">
            <text:p>4</text:p>
          </table:table-cell>
          <table:table-cell table:formula="of:=IFERROR(FIND(&quot;_&quot;;[.$A796];1+[.B796]);LEN([.$A796]))" office:value-type="float" office:value="7" calcext:value-type="float">
            <text:p>7</text:p>
          </table:table-cell>
          <table:table-cell table:formula="of:=IFERROR(FIND(&quot;_&quot;;[.$A796];1+[.C796]);LEN([.$A796]))" office:value-type="float" office:value="18" calcext:value-type="float">
            <text:p>18</text:p>
          </table:table-cell>
          <table:table-cell table:formula="of:=IFERROR(FIND(&quot;_&quot;;[.$A796];1+[.D796]);LEN([.$A796]))" office:value-type="float" office:value="33" calcext:value-type="float">
            <text:p>33</text:p>
          </table:table-cell>
          <table:table-cell table:formula="of:=IFERROR(FIND(&quot;_&quot;;[.$A796];1+[.E796]);LEN([.$A796]))" office:value-type="float" office:value="34" calcext:value-type="float">
            <text:p>34</text:p>
          </table:table-cell>
          <table:table-cell table:formula="of:=[.D796]" office:value-type="float" office:value="18" calcext:value-type="float">
            <text:p>18</text:p>
          </table:table-cell>
          <table:table-cell table:formula="of:=LEFT([.A796];[.G796])" office:value-type="string" office:string-value="rdw_as_uitvoering_" calcext:value-type="string">
            <text:p>rdw_as_uitvoering_</text:p>
          </table:table-cell>
          <table:table-cell table:formula="of:=VLOOKUP([.H796];[$source.$C$2:$source.$F$48];4;0)" office:value-type="float" office:value="602" calcext:value-type="float">
            <text:p>602</text:p>
          </table:table-cell>
          <table:table-cell table:style-name="ce7" table:formula="of:=IF(RIGHT([.A796];6)=&quot;_X_X_X&quot;;3;IF(RIGHT([.A796];4)=&quot;_X_X&quot;;2;IF(RIGHT([.A79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7])&gt;0;[$preferred_name.A797];&#10;LEN([$preferred_name.B797])&gt;0;[$preferred_name.B797]&#10;)" office:value-type="string" office:string-value="rdw_as_uitvoering_luchtveringaangedrevenasind_X" calcext:value-type="string">
            <text:p>rdw_as_uitvoering_luchtveringaangedrevenasind_X</text:p>
          </table:table-cell>
          <table:table-cell table:formula="of:=IFERROR(FIND(&quot;_&quot;;[.$A797];1);LEN([.$A797]))" office:value-type="float" office:value="4" calcext:value-type="float">
            <text:p>4</text:p>
          </table:table-cell>
          <table:table-cell table:formula="of:=IFERROR(FIND(&quot;_&quot;;[.$A797];1+[.B797]);LEN([.$A797]))" office:value-type="float" office:value="7" calcext:value-type="float">
            <text:p>7</text:p>
          </table:table-cell>
          <table:table-cell table:formula="of:=IFERROR(FIND(&quot;_&quot;;[.$A797];1+[.C797]);LEN([.$A797]))" office:value-type="float" office:value="18" calcext:value-type="float">
            <text:p>18</text:p>
          </table:table-cell>
          <table:table-cell table:formula="of:=IFERROR(FIND(&quot;_&quot;;[.$A797];1+[.D797]);LEN([.$A797]))" office:value-type="float" office:value="46" calcext:value-type="float">
            <text:p>46</text:p>
          </table:table-cell>
          <table:table-cell table:formula="of:=IFERROR(FIND(&quot;_&quot;;[.$A797];1+[.E797]);LEN([.$A797]))" office:value-type="float" office:value="47" calcext:value-type="float">
            <text:p>47</text:p>
          </table:table-cell>
          <table:table-cell table:formula="of:=[.D797]" office:value-type="float" office:value="18" calcext:value-type="float">
            <text:p>18</text:p>
          </table:table-cell>
          <table:table-cell table:formula="of:=LEFT([.A797];[.G797])" office:value-type="string" office:string-value="rdw_as_uitvoering_" calcext:value-type="string">
            <text:p>rdw_as_uitvoering_</text:p>
          </table:table-cell>
          <table:table-cell table:formula="of:=VLOOKUP([.H797];[$source.$C$2:$source.$F$48];4;0)" office:value-type="float" office:value="602" calcext:value-type="float">
            <text:p>602</text:p>
          </table:table-cell>
          <table:table-cell table:style-name="ce7" table:formula="of:=IF(RIGHT([.A797];6)=&quot;_X_X_X&quot;;3;IF(RIGHT([.A797];4)=&quot;_X_X&quot;;2;IF(RIGHT([.A79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8])&gt;0;[$preferred_name.A798];&#10;LEN([$preferred_name.B798])&gt;0;[$preferred_name.B798]&#10;)" office:value-type="string" office:string-value="rdw_as_uitvoering_gelijkwaardigaangedrevenasind_X" calcext:value-type="string">
            <text:p>rdw_as_uitvoering_gelijkwaardigaangedrevenasind_X</text:p>
          </table:table-cell>
          <table:table-cell table:formula="of:=IFERROR(FIND(&quot;_&quot;;[.$A798];1);LEN([.$A798]))" office:value-type="float" office:value="4" calcext:value-type="float">
            <text:p>4</text:p>
          </table:table-cell>
          <table:table-cell table:formula="of:=IFERROR(FIND(&quot;_&quot;;[.$A798];1+[.B798]);LEN([.$A798]))" office:value-type="float" office:value="7" calcext:value-type="float">
            <text:p>7</text:p>
          </table:table-cell>
          <table:table-cell table:formula="of:=IFERROR(FIND(&quot;_&quot;;[.$A798];1+[.C798]);LEN([.$A798]))" office:value-type="float" office:value="18" calcext:value-type="float">
            <text:p>18</text:p>
          </table:table-cell>
          <table:table-cell table:formula="of:=IFERROR(FIND(&quot;_&quot;;[.$A798];1+[.D798]);LEN([.$A798]))" office:value-type="float" office:value="48" calcext:value-type="float">
            <text:p>48</text:p>
          </table:table-cell>
          <table:table-cell table:formula="of:=IFERROR(FIND(&quot;_&quot;;[.$A798];1+[.E798]);LEN([.$A798]))" office:value-type="float" office:value="49" calcext:value-type="float">
            <text:p>49</text:p>
          </table:table-cell>
          <table:table-cell table:formula="of:=[.D798]" office:value-type="float" office:value="18" calcext:value-type="float">
            <text:p>18</text:p>
          </table:table-cell>
          <table:table-cell table:formula="of:=LEFT([.A798];[.G798])" office:value-type="string" office:string-value="rdw_as_uitvoering_" calcext:value-type="string">
            <text:p>rdw_as_uitvoering_</text:p>
          </table:table-cell>
          <table:table-cell table:formula="of:=VLOOKUP([.H798];[$source.$C$2:$source.$F$48];4;0)" office:value-type="float" office:value="602" calcext:value-type="float">
            <text:p>602</text:p>
          </table:table-cell>
          <table:table-cell table:style-name="ce7" table:formula="of:=IF(RIGHT([.A798];6)=&quot;_X_X_X&quot;;3;IF(RIGHT([.A798];4)=&quot;_X_X&quot;;2;IF(RIGHT([.A79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799])&gt;0;[$preferred_name.A799];&#10;LEN([$preferred_name.B799])&gt;0;[$preferred_name.B799]&#10;)" office:value-type="string" office:string-value="rdw_as_uitvoering_TimeStamp" calcext:value-type="string">
            <text:p>rdw_as_uitvoering_TimeStamp</text:p>
          </table:table-cell>
          <table:table-cell table:formula="of:=IFERROR(FIND(&quot;_&quot;;[.$A799];1);LEN([.$A799]))" office:value-type="float" office:value="4" calcext:value-type="float">
            <text:p>4</text:p>
          </table:table-cell>
          <table:table-cell table:formula="of:=IFERROR(FIND(&quot;_&quot;;[.$A799];1+[.B799]);LEN([.$A799]))" office:value-type="float" office:value="7" calcext:value-type="float">
            <text:p>7</text:p>
          </table:table-cell>
          <table:table-cell table:formula="of:=IFERROR(FIND(&quot;_&quot;;[.$A799];1+[.C799]);LEN([.$A799]))" office:value-type="float" office:value="18" calcext:value-type="float">
            <text:p>18</text:p>
          </table:table-cell>
          <table:table-cell table:formula="of:=IFERROR(FIND(&quot;_&quot;;[.$A799];1+[.D799]);LEN([.$A799]))" office:value-type="float" office:value="27" calcext:value-type="float">
            <text:p>27</text:p>
          </table:table-cell>
          <table:table-cell table:formula="of:=IFERROR(FIND(&quot;_&quot;;[.$A799];1+[.E799]);LEN([.$A799]))" office:value-type="float" office:value="27" calcext:value-type="float">
            <text:p>27</text:p>
          </table:table-cell>
          <table:table-cell table:formula="of:=[.D799]" office:value-type="float" office:value="18" calcext:value-type="float">
            <text:p>18</text:p>
          </table:table-cell>
          <table:table-cell table:formula="of:=LEFT([.A799];[.G799])" office:value-type="string" office:string-value="rdw_as_uitvoering_" calcext:value-type="string">
            <text:p>rdw_as_uitvoering_</text:p>
          </table:table-cell>
          <table:table-cell table:formula="of:=VLOOKUP([.H799];[$source.$C$2:$source.$F$48];4;0)" office:value-type="float" office:value="602" calcext:value-type="float">
            <text:p>602</text:p>
          </table:table-cell>
          <table:table-cell table:style-name="ce7" table:formula="of:=IF(RIGHT([.A799];6)=&quot;_X_X_X&quot;;3;IF(RIGHT([.A799];4)=&quot;_X_X&quot;;2;IF(RIGHT([.A79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0])&gt;0;[$preferred_name.A800];&#10;LEN([$preferred_name.B800])&gt;0;[$preferred_name.B800]&#10;)" office:value-type="string" office:string-value="rdw_handelsbenaming_fabrikant_volgnummerhandelsbenamingfabr_X" calcext:value-type="string">
            <text:p>rdw_handelsbenaming_fabrikant_volgnummerhandelsbenamingfabr_X</text:p>
          </table:table-cell>
          <table:table-cell table:formula="of:=IFERROR(FIND(&quot;_&quot;;[.$A800];1);LEN([.$A800]))" office:value-type="float" office:value="4" calcext:value-type="float">
            <text:p>4</text:p>
          </table:table-cell>
          <table:table-cell table:formula="of:=IFERROR(FIND(&quot;_&quot;;[.$A800];1+[.B800]);LEN([.$A800]))" office:value-type="float" office:value="20" calcext:value-type="float">
            <text:p>20</text:p>
          </table:table-cell>
          <table:table-cell table:formula="of:=IFERROR(FIND(&quot;_&quot;;[.$A800];1+[.C800]);LEN([.$A800]))" office:value-type="float" office:value="30" calcext:value-type="float">
            <text:p>30</text:p>
          </table:table-cell>
          <table:table-cell table:formula="of:=IFERROR(FIND(&quot;_&quot;;[.$A800];1+[.D800]);LEN([.$A800]))" office:value-type="float" office:value="60" calcext:value-type="float">
            <text:p>60</text:p>
          </table:table-cell>
          <table:table-cell table:formula="of:=IFERROR(FIND(&quot;_&quot;;[.$A800];1+[.E800]);LEN([.$A800]))" office:value-type="float" office:value="61" calcext:value-type="float">
            <text:p>61</text:p>
          </table:table-cell>
          <table:table-cell table:formula="of:=[.D800]" office:value-type="float" office:value="30" calcext:value-type="float">
            <text:p>30</text:p>
          </table:table-cell>
          <table:table-cell table:formula="of:=LEFT([.A800];[.G800])" office:value-type="string" office:string-value="rdw_handelsbenaming_fabrikant_" calcext:value-type="string">
            <text:p>rdw_handelsbenaming_fabrikant_</text:p>
          </table:table-cell>
          <table:table-cell table:formula="of:=VLOOKUP([.H800];[$source.$C$2:$source.$F$48];4;0)" office:value-type="float" office:value="604" calcext:value-type="float">
            <text:p>604</text:p>
          </table:table-cell>
          <table:table-cell table:style-name="ce7" table:formula="of:=IF(RIGHT([.A800];6)=&quot;_X_X_X&quot;;3;IF(RIGHT([.A800];4)=&quot;_X_X&quot;;2;IF(RIGHT([.A80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1])&gt;0;[$preferred_name.A801];&#10;LEN([$preferred_name.B801])&gt;0;[$preferred_name.B801]&#10;)" office:value-type="string" office:string-value="rdw_handelsbenaming_fabrikant_handelsbenamingfabrikant_X" calcext:value-type="string">
            <text:p>rdw_handelsbenaming_fabrikant_handelsbenamingfabrikant_X</text:p>
          </table:table-cell>
          <table:table-cell table:formula="of:=IFERROR(FIND(&quot;_&quot;;[.$A801];1);LEN([.$A801]))" office:value-type="float" office:value="4" calcext:value-type="float">
            <text:p>4</text:p>
          </table:table-cell>
          <table:table-cell table:formula="of:=IFERROR(FIND(&quot;_&quot;;[.$A801];1+[.B801]);LEN([.$A801]))" office:value-type="float" office:value="20" calcext:value-type="float">
            <text:p>20</text:p>
          </table:table-cell>
          <table:table-cell table:formula="of:=IFERROR(FIND(&quot;_&quot;;[.$A801];1+[.C801]);LEN([.$A801]))" office:value-type="float" office:value="30" calcext:value-type="float">
            <text:p>30</text:p>
          </table:table-cell>
          <table:table-cell table:formula="of:=IFERROR(FIND(&quot;_&quot;;[.$A801];1+[.D801]);LEN([.$A801]))" office:value-type="float" office:value="55" calcext:value-type="float">
            <text:p>55</text:p>
          </table:table-cell>
          <table:table-cell table:formula="of:=IFERROR(FIND(&quot;_&quot;;[.$A801];1+[.E801]);LEN([.$A801]))" office:value-type="float" office:value="56" calcext:value-type="float">
            <text:p>56</text:p>
          </table:table-cell>
          <table:table-cell table:formula="of:=[.D801]" office:value-type="float" office:value="30" calcext:value-type="float">
            <text:p>30</text:p>
          </table:table-cell>
          <table:table-cell table:formula="of:=LEFT([.A801];[.G801])" office:value-type="string" office:string-value="rdw_handelsbenaming_fabrikant_" calcext:value-type="string">
            <text:p>rdw_handelsbenaming_fabrikant_</text:p>
          </table:table-cell>
          <table:table-cell table:formula="of:=VLOOKUP([.H801];[$source.$C$2:$source.$F$48];4;0)" office:value-type="float" office:value="604" calcext:value-type="float">
            <text:p>604</text:p>
          </table:table-cell>
          <table:table-cell table:style-name="ce7" table:formula="of:=IF(RIGHT([.A801];6)=&quot;_X_X_X&quot;;3;IF(RIGHT([.A801];4)=&quot;_X_X&quot;;2;IF(RIGHT([.A801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trim_bran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r_lower</text:p>
          </table:table-cell>
          <table:table-cell table:number-columns-repeated="1009"/>
        </table:table-row>
        <table:table-row table:style-name="ro1">
          <table:table-cell table:formula="of:=COM.MICROSOFT.IFS(&#10;LEN([$preferred_name.A802])&gt;0;[$preferred_name.A802];&#10;LEN([$preferred_name.B802])&gt;0;[$preferred_name.B802]&#10;)" office:value-type="string" office:string-value="rdw_handelsbenaming_fabrikant_composite_key_X" calcext:value-type="string">
            <text:p>rdw_handelsbenaming_fabrikant_composite_key_X</text:p>
          </table:table-cell>
          <table:table-cell table:formula="of:=IFERROR(FIND(&quot;_&quot;;[.$A802];1);LEN([.$A802]))" office:value-type="float" office:value="4" calcext:value-type="float">
            <text:p>4</text:p>
          </table:table-cell>
          <table:table-cell table:formula="of:=IFERROR(FIND(&quot;_&quot;;[.$A802];1+[.B802]);LEN([.$A802]))" office:value-type="float" office:value="20" calcext:value-type="float">
            <text:p>20</text:p>
          </table:table-cell>
          <table:table-cell table:formula="of:=IFERROR(FIND(&quot;_&quot;;[.$A802];1+[.C802]);LEN([.$A802]))" office:value-type="float" office:value="30" calcext:value-type="float">
            <text:p>30</text:p>
          </table:table-cell>
          <table:table-cell table:formula="of:=IFERROR(FIND(&quot;_&quot;;[.$A802];1+[.D802]);LEN([.$A802]))" office:value-type="float" office:value="40" calcext:value-type="float">
            <text:p>40</text:p>
          </table:table-cell>
          <table:table-cell table:formula="of:=IFERROR(FIND(&quot;_&quot;;[.$A802];1+[.E802]);LEN([.$A802]))" office:value-type="float" office:value="44" calcext:value-type="float">
            <text:p>44</text:p>
          </table:table-cell>
          <table:table-cell table:formula="of:=[.D802]" office:value-type="float" office:value="30" calcext:value-type="float">
            <text:p>30</text:p>
          </table:table-cell>
          <table:table-cell table:formula="of:=LEFT([.A802];[.G802])" office:value-type="string" office:string-value="rdw_handelsbenaming_fabrikant_" calcext:value-type="string">
            <text:p>rdw_handelsbenaming_fabrikant_</text:p>
          </table:table-cell>
          <table:table-cell table:formula="of:=VLOOKUP([.H802];[$source.$C$2:$source.$F$48];4;0)" office:value-type="float" office:value="604" calcext:value-type="float">
            <text:p>604</text:p>
          </table:table-cell>
          <table:table-cell table:style-name="ce7" table:formula="of:=IF(RIGHT([.A802];6)=&quot;_X_X_X&quot;;3;IF(RIGHT([.A802];4)=&quot;_X_X&quot;;2;IF(RIGHT([.A80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3])&gt;0;[$preferred_name.A803];&#10;LEN([$preferred_name.B803])&gt;0;[$preferred_name.B803]&#10;)" office:value-type="string" office:string-value="rdw_handelsbenaming_fabrikant_TimeStamp" calcext:value-type="string">
            <text:p>rdw_handelsbenaming_fabrikant_TimeStamp</text:p>
          </table:table-cell>
          <table:table-cell table:formula="of:=IFERROR(FIND(&quot;_&quot;;[.$A803];1);LEN([.$A803]))" office:value-type="float" office:value="4" calcext:value-type="float">
            <text:p>4</text:p>
          </table:table-cell>
          <table:table-cell table:formula="of:=IFERROR(FIND(&quot;_&quot;;[.$A803];1+[.B803]);LEN([.$A803]))" office:value-type="float" office:value="20" calcext:value-type="float">
            <text:p>20</text:p>
          </table:table-cell>
          <table:table-cell table:formula="of:=IFERROR(FIND(&quot;_&quot;;[.$A803];1+[.C803]);LEN([.$A803]))" office:value-type="float" office:value="30" calcext:value-type="float">
            <text:p>30</text:p>
          </table:table-cell>
          <table:table-cell table:formula="of:=IFERROR(FIND(&quot;_&quot;;[.$A803];1+[.D803]);LEN([.$A803]))" office:value-type="float" office:value="39" calcext:value-type="float">
            <text:p>39</text:p>
          </table:table-cell>
          <table:table-cell table:formula="of:=IFERROR(FIND(&quot;_&quot;;[.$A803];1+[.E803]);LEN([.$A803]))" office:value-type="float" office:value="39" calcext:value-type="float">
            <text:p>39</text:p>
          </table:table-cell>
          <table:table-cell table:formula="of:=[.D803]" office:value-type="float" office:value="30" calcext:value-type="float">
            <text:p>30</text:p>
          </table:table-cell>
          <table:table-cell table:formula="of:=LEFT([.A803];[.G803])" office:value-type="string" office:string-value="rdw_handelsbenaming_fabrikant_" calcext:value-type="string">
            <text:p>rdw_handelsbenaming_fabrikant_</text:p>
          </table:table-cell>
          <table:table-cell table:formula="of:=VLOOKUP([.H803];[$source.$C$2:$source.$F$48];4;0)" office:value-type="float" office:value="604" calcext:value-type="float">
            <text:p>604</text:p>
          </table:table-cell>
          <table:table-cell table:style-name="ce7" table:formula="of:=IF(RIGHT([.A803];6)=&quot;_X_X_X&quot;;3;IF(RIGHT([.A803];4)=&quot;_X_X&quot;;2;IF(RIGHT([.A80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4])&gt;0;[$preferred_name.A804];&#10;LEN([$preferred_name.B804])&gt;0;[$preferred_name.B804]&#10;)" office:value-type="string" office:string-value="rdw_speciale_doeleinden_volgnummerspecialedoeleinden_X" calcext:value-type="string">
            <text:p>rdw_speciale_doeleinden_volgnummerspecialedoeleinden_X</text:p>
          </table:table-cell>
          <table:table-cell table:formula="of:=IFERROR(FIND(&quot;_&quot;;[.$A804];1);LEN([.$A804]))" office:value-type="float" office:value="4" calcext:value-type="float">
            <text:p>4</text:p>
          </table:table-cell>
          <table:table-cell table:formula="of:=IFERROR(FIND(&quot;_&quot;;[.$A804];1+[.B804]);LEN([.$A804]))" office:value-type="float" office:value="13" calcext:value-type="float">
            <text:p>13</text:p>
          </table:table-cell>
          <table:table-cell table:formula="of:=IFERROR(FIND(&quot;_&quot;;[.$A804];1+[.C804]);LEN([.$A804]))" office:value-type="float" office:value="24" calcext:value-type="float">
            <text:p>24</text:p>
          </table:table-cell>
          <table:table-cell table:formula="of:=IFERROR(FIND(&quot;_&quot;;[.$A804];1+[.D804]);LEN([.$A804]))" office:value-type="float" office:value="53" calcext:value-type="float">
            <text:p>53</text:p>
          </table:table-cell>
          <table:table-cell table:formula="of:=IFERROR(FIND(&quot;_&quot;;[.$A804];1+[.E804]);LEN([.$A804]))" office:value-type="float" office:value="54" calcext:value-type="float">
            <text:p>54</text:p>
          </table:table-cell>
          <table:table-cell table:formula="of:=[.D804]" office:value-type="float" office:value="24" calcext:value-type="float">
            <text:p>24</text:p>
          </table:table-cell>
          <table:table-cell table:formula="of:=LEFT([.A804];[.G804])" office:value-type="string" office:string-value="rdw_speciale_doeleinden_" calcext:value-type="string">
            <text:p>rdw_speciale_doeleinden_</text:p>
          </table:table-cell>
          <table:table-cell table:formula="of:=VLOOKUP([.H804];[$source.$C$2:$source.$F$48];4;0)" office:value-type="float" office:value="624" calcext:value-type="float">
            <text:p>624</text:p>
          </table:table-cell>
          <table:table-cell table:style-name="ce7" table:formula="of:=IF(RIGHT([.A804];6)=&quot;_X_X_X&quot;;3;IF(RIGHT([.A804];4)=&quot;_X_X&quot;;2;IF(RIGHT([.A80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5])&gt;0;[$preferred_name.A805];&#10;LEN([$preferred_name.B805])&gt;0;[$preferred_name.B805]&#10;)" office:value-type="string" office:string-value="rdw_speciale_doeleinden_codespecialedoeleinden_X" calcext:value-type="string">
            <text:p>rdw_speciale_doeleinden_codespecialedoeleinden_X</text:p>
          </table:table-cell>
          <table:table-cell table:formula="of:=IFERROR(FIND(&quot;_&quot;;[.$A805];1);LEN([.$A805]))" office:value-type="float" office:value="4" calcext:value-type="float">
            <text:p>4</text:p>
          </table:table-cell>
          <table:table-cell table:formula="of:=IFERROR(FIND(&quot;_&quot;;[.$A805];1+[.B805]);LEN([.$A805]))" office:value-type="float" office:value="13" calcext:value-type="float">
            <text:p>13</text:p>
          </table:table-cell>
          <table:table-cell table:formula="of:=IFERROR(FIND(&quot;_&quot;;[.$A805];1+[.C805]);LEN([.$A805]))" office:value-type="float" office:value="24" calcext:value-type="float">
            <text:p>24</text:p>
          </table:table-cell>
          <table:table-cell table:formula="of:=IFERROR(FIND(&quot;_&quot;;[.$A805];1+[.D805]);LEN([.$A805]))" office:value-type="float" office:value="47" calcext:value-type="float">
            <text:p>47</text:p>
          </table:table-cell>
          <table:table-cell table:formula="of:=IFERROR(FIND(&quot;_&quot;;[.$A805];1+[.E805]);LEN([.$A805]))" office:value-type="float" office:value="48" calcext:value-type="float">
            <text:p>48</text:p>
          </table:table-cell>
          <table:table-cell table:formula="of:=[.D805]" office:value-type="float" office:value="24" calcext:value-type="float">
            <text:p>24</text:p>
          </table:table-cell>
          <table:table-cell table:formula="of:=LEFT([.A805];[.G805])" office:value-type="string" office:string-value="rdw_speciale_doeleinden_" calcext:value-type="string">
            <text:p>rdw_speciale_doeleinden_</text:p>
          </table:table-cell>
          <table:table-cell table:formula="of:=VLOOKUP([.H805];[$source.$C$2:$source.$F$48];4;0)" office:value-type="float" office:value="624" calcext:value-type="float">
            <text:p>624</text:p>
          </table:table-cell>
          <table:table-cell table:style-name="ce7" table:formula="of:=IF(RIGHT([.A805];6)=&quot;_X_X_X&quot;;3;IF(RIGHT([.A805];4)=&quot;_X_X&quot;;2;IF(RIGHT([.A80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6])&gt;0;[$preferred_name.A806];&#10;LEN([$preferred_name.B806])&gt;0;[$preferred_name.B806]&#10;)" office:value-type="string" office:string-value="rdw_speciale_doeleinden_composite_key_X" calcext:value-type="string">
            <text:p>rdw_speciale_doeleinden_composite_key_X</text:p>
          </table:table-cell>
          <table:table-cell table:formula="of:=IFERROR(FIND(&quot;_&quot;;[.$A806];1);LEN([.$A806]))" office:value-type="float" office:value="4" calcext:value-type="float">
            <text:p>4</text:p>
          </table:table-cell>
          <table:table-cell table:formula="of:=IFERROR(FIND(&quot;_&quot;;[.$A806];1+[.B806]);LEN([.$A806]))" office:value-type="float" office:value="13" calcext:value-type="float">
            <text:p>13</text:p>
          </table:table-cell>
          <table:table-cell table:formula="of:=IFERROR(FIND(&quot;_&quot;;[.$A806];1+[.C806]);LEN([.$A806]))" office:value-type="float" office:value="24" calcext:value-type="float">
            <text:p>24</text:p>
          </table:table-cell>
          <table:table-cell table:formula="of:=IFERROR(FIND(&quot;_&quot;;[.$A806];1+[.D806]);LEN([.$A806]))" office:value-type="float" office:value="34" calcext:value-type="float">
            <text:p>34</text:p>
          </table:table-cell>
          <table:table-cell table:formula="of:=IFERROR(FIND(&quot;_&quot;;[.$A806];1+[.E806]);LEN([.$A806]))" office:value-type="float" office:value="38" calcext:value-type="float">
            <text:p>38</text:p>
          </table:table-cell>
          <table:table-cell table:formula="of:=[.D806]" office:value-type="float" office:value="24" calcext:value-type="float">
            <text:p>24</text:p>
          </table:table-cell>
          <table:table-cell table:formula="of:=LEFT([.A806];[.G806])" office:value-type="string" office:string-value="rdw_speciale_doeleinden_" calcext:value-type="string">
            <text:p>rdw_speciale_doeleinden_</text:p>
          </table:table-cell>
          <table:table-cell table:formula="of:=VLOOKUP([.H806];[$source.$C$2:$source.$F$48];4;0)" office:value-type="float" office:value="624" calcext:value-type="float">
            <text:p>624</text:p>
          </table:table-cell>
          <table:table-cell table:style-name="ce7" table:formula="of:=IF(RIGHT([.A806];6)=&quot;_X_X_X&quot;;3;IF(RIGHT([.A806];4)=&quot;_X_X&quot;;2;IF(RIGHT([.A80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7])&gt;0;[$preferred_name.A807];&#10;LEN([$preferred_name.B807])&gt;0;[$preferred_name.B807]&#10;)" office:value-type="string" office:string-value="rdw_speciale_doeleinden_TimeStamp" calcext:value-type="string">
            <text:p>rdw_speciale_doeleinden_TimeStamp</text:p>
          </table:table-cell>
          <table:table-cell table:formula="of:=IFERROR(FIND(&quot;_&quot;;[.$A807];1);LEN([.$A807]))" office:value-type="float" office:value="4" calcext:value-type="float">
            <text:p>4</text:p>
          </table:table-cell>
          <table:table-cell table:formula="of:=IFERROR(FIND(&quot;_&quot;;[.$A807];1+[.B807]);LEN([.$A807]))" office:value-type="float" office:value="13" calcext:value-type="float">
            <text:p>13</text:p>
          </table:table-cell>
          <table:table-cell table:formula="of:=IFERROR(FIND(&quot;_&quot;;[.$A807];1+[.C807]);LEN([.$A807]))" office:value-type="float" office:value="24" calcext:value-type="float">
            <text:p>24</text:p>
          </table:table-cell>
          <table:table-cell table:formula="of:=IFERROR(FIND(&quot;_&quot;;[.$A807];1+[.D807]);LEN([.$A807]))" office:value-type="float" office:value="33" calcext:value-type="float">
            <text:p>33</text:p>
          </table:table-cell>
          <table:table-cell table:formula="of:=IFERROR(FIND(&quot;_&quot;;[.$A807];1+[.E807]);LEN([.$A807]))" office:value-type="float" office:value="33" calcext:value-type="float">
            <text:p>33</text:p>
          </table:table-cell>
          <table:table-cell table:formula="of:=[.D807]" office:value-type="float" office:value="24" calcext:value-type="float">
            <text:p>24</text:p>
          </table:table-cell>
          <table:table-cell table:formula="of:=LEFT([.A807];[.G807])" office:value-type="string" office:string-value="rdw_speciale_doeleinden_" calcext:value-type="string">
            <text:p>rdw_speciale_doeleinden_</text:p>
          </table:table-cell>
          <table:table-cell table:formula="of:=VLOOKUP([.H807];[$source.$C$2:$source.$F$48];4;0)" office:value-type="float" office:value="624" calcext:value-type="float">
            <text:p>624</text:p>
          </table:table-cell>
          <table:table-cell table:style-name="ce7" table:formula="of:=IF(RIGHT([.A807];6)=&quot;_X_X_X&quot;;3;IF(RIGHT([.A807];4)=&quot;_X_X&quot;;2;IF(RIGHT([.A80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8])&gt;0;[$preferred_name.A808];&#10;LEN([$preferred_name.B808])&gt;0;[$preferred_name.B808]&#10;)" office:value-type="string" office:string-value="rdw_merk_uitvoering_volgnummermerk_X" calcext:value-type="string">
            <text:p>rdw_merk_uitvoering_volgnummermerk_X</text:p>
          </table:table-cell>
          <table:table-cell table:formula="of:=IFERROR(FIND(&quot;_&quot;;[.$A808];1);LEN([.$A808]))" office:value-type="float" office:value="4" calcext:value-type="float">
            <text:p>4</text:p>
          </table:table-cell>
          <table:table-cell table:formula="of:=IFERROR(FIND(&quot;_&quot;;[.$A808];1+[.B808]);LEN([.$A808]))" office:value-type="float" office:value="9" calcext:value-type="float">
            <text:p>9</text:p>
          </table:table-cell>
          <table:table-cell table:formula="of:=IFERROR(FIND(&quot;_&quot;;[.$A808];1+[.C808]);LEN([.$A808]))" office:value-type="float" office:value="20" calcext:value-type="float">
            <text:p>20</text:p>
          </table:table-cell>
          <table:table-cell table:formula="of:=IFERROR(FIND(&quot;_&quot;;[.$A808];1+[.D808]);LEN([.$A808]))" office:value-type="float" office:value="35" calcext:value-type="float">
            <text:p>35</text:p>
          </table:table-cell>
          <table:table-cell table:formula="of:=IFERROR(FIND(&quot;_&quot;;[.$A808];1+[.E808]);LEN([.$A808]))" office:value-type="float" office:value="36" calcext:value-type="float">
            <text:p>36</text:p>
          </table:table-cell>
          <table:table-cell table:formula="of:=[.D808]" office:value-type="float" office:value="20" calcext:value-type="float">
            <text:p>20</text:p>
          </table:table-cell>
          <table:table-cell table:formula="of:=LEFT([.A808];[.G808])" office:value-type="string" office:string-value="rdw_merk_uitvoering_" calcext:value-type="string">
            <text:p>rdw_merk_uitvoering_</text:p>
          </table:table-cell>
          <table:table-cell table:formula="of:=VLOOKUP([.H808];[$source.$C$2:$source.$F$48];4;0)" office:value-type="float" office:value="632" calcext:value-type="float">
            <text:p>632</text:p>
          </table:table-cell>
          <table:table-cell table:style-name="ce7" table:formula="of:=IF(RIGHT([.A808];6)=&quot;_X_X_X&quot;;3;IF(RIGHT([.A808];4)=&quot;_X_X&quot;;2;IF(RIGHT([.A80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09])&gt;0;[$preferred_name.A809];&#10;LEN([$preferred_name.B809])&gt;0;[$preferred_name.B809]&#10;)" office:value-type="string" office:string-value="rdw_merk_uitvoering_merkcoderdw_X" calcext:value-type="string">
            <text:p>rdw_merk_uitvoering_merkcoderdw_X</text:p>
          </table:table-cell>
          <table:table-cell table:formula="of:=IFERROR(FIND(&quot;_&quot;;[.$A809];1);LEN([.$A809]))" office:value-type="float" office:value="4" calcext:value-type="float">
            <text:p>4</text:p>
          </table:table-cell>
          <table:table-cell table:formula="of:=IFERROR(FIND(&quot;_&quot;;[.$A809];1+[.B809]);LEN([.$A809]))" office:value-type="float" office:value="9" calcext:value-type="float">
            <text:p>9</text:p>
          </table:table-cell>
          <table:table-cell table:formula="of:=IFERROR(FIND(&quot;_&quot;;[.$A809];1+[.C809]);LEN([.$A809]))" office:value-type="float" office:value="20" calcext:value-type="float">
            <text:p>20</text:p>
          </table:table-cell>
          <table:table-cell table:formula="of:=IFERROR(FIND(&quot;_&quot;;[.$A809];1+[.D809]);LEN([.$A809]))" office:value-type="float" office:value="32" calcext:value-type="float">
            <text:p>32</text:p>
          </table:table-cell>
          <table:table-cell table:formula="of:=IFERROR(FIND(&quot;_&quot;;[.$A809];1+[.E809]);LEN([.$A809]))" office:value-type="float" office:value="33" calcext:value-type="float">
            <text:p>33</text:p>
          </table:table-cell>
          <table:table-cell table:formula="of:=[.D809]" office:value-type="float" office:value="20" calcext:value-type="float">
            <text:p>20</text:p>
          </table:table-cell>
          <table:table-cell table:formula="of:=LEFT([.A809];[.G809])" office:value-type="string" office:string-value="rdw_merk_uitvoering_" calcext:value-type="string">
            <text:p>rdw_merk_uitvoering_</text:p>
          </table:table-cell>
          <table:table-cell table:formula="of:=VLOOKUP([.H809];[$source.$C$2:$source.$F$48];4;0)" office:value-type="float" office:value="632" calcext:value-type="float">
            <text:p>632</text:p>
          </table:table-cell>
          <table:table-cell table:style-name="ce7" table:formula="of:=IF(RIGHT([.A809];6)=&quot;_X_X_X&quot;;3;IF(RIGHT([.A809];4)=&quot;_X_X&quot;;2;IF(RIGHT([.A80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0])&gt;0;[$preferred_name.A810];&#10;LEN([$preferred_name.B810])&gt;0;[$preferred_name.B810]&#10;)" office:value-type="string" office:string-value="rdw_merk_uitvoering_composite_key_X" calcext:value-type="string">
            <text:p>rdw_merk_uitvoering_composite_key_X</text:p>
          </table:table-cell>
          <table:table-cell table:formula="of:=IFERROR(FIND(&quot;_&quot;;[.$A810];1);LEN([.$A810]))" office:value-type="float" office:value="4" calcext:value-type="float">
            <text:p>4</text:p>
          </table:table-cell>
          <table:table-cell table:formula="of:=IFERROR(FIND(&quot;_&quot;;[.$A810];1+[.B810]);LEN([.$A810]))" office:value-type="float" office:value="9" calcext:value-type="float">
            <text:p>9</text:p>
          </table:table-cell>
          <table:table-cell table:formula="of:=IFERROR(FIND(&quot;_&quot;;[.$A810];1+[.C810]);LEN([.$A810]))" office:value-type="float" office:value="20" calcext:value-type="float">
            <text:p>20</text:p>
          </table:table-cell>
          <table:table-cell table:formula="of:=IFERROR(FIND(&quot;_&quot;;[.$A810];1+[.D810]);LEN([.$A810]))" office:value-type="float" office:value="30" calcext:value-type="float">
            <text:p>30</text:p>
          </table:table-cell>
          <table:table-cell table:formula="of:=IFERROR(FIND(&quot;_&quot;;[.$A810];1+[.E810]);LEN([.$A810]))" office:value-type="float" office:value="34" calcext:value-type="float">
            <text:p>34</text:p>
          </table:table-cell>
          <table:table-cell table:formula="of:=[.D810]" office:value-type="float" office:value="20" calcext:value-type="float">
            <text:p>20</text:p>
          </table:table-cell>
          <table:table-cell table:formula="of:=LEFT([.A810];[.G810])" office:value-type="string" office:string-value="rdw_merk_uitvoering_" calcext:value-type="string">
            <text:p>rdw_merk_uitvoering_</text:p>
          </table:table-cell>
          <table:table-cell table:formula="of:=VLOOKUP([.H810];[$source.$C$2:$source.$F$48];4;0)" office:value-type="float" office:value="632" calcext:value-type="float">
            <text:p>632</text:p>
          </table:table-cell>
          <table:table-cell table:style-name="ce7" table:formula="of:=IF(RIGHT([.A810];6)=&quot;_X_X_X&quot;;3;IF(RIGHT([.A810];4)=&quot;_X_X&quot;;2;IF(RIGHT([.A81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1])&gt;0;[$preferred_name.A811];&#10;LEN([$preferred_name.B811])&gt;0;[$preferred_name.B811]&#10;)" office:value-type="string" office:string-value="rdw_merk_uitvoering_TimeStamp" calcext:value-type="string">
            <text:p>rdw_merk_uitvoering_TimeStamp</text:p>
          </table:table-cell>
          <table:table-cell table:formula="of:=IFERROR(FIND(&quot;_&quot;;[.$A811];1);LEN([.$A811]))" office:value-type="float" office:value="4" calcext:value-type="float">
            <text:p>4</text:p>
          </table:table-cell>
          <table:table-cell table:formula="of:=IFERROR(FIND(&quot;_&quot;;[.$A811];1+[.B811]);LEN([.$A811]))" office:value-type="float" office:value="9" calcext:value-type="float">
            <text:p>9</text:p>
          </table:table-cell>
          <table:table-cell table:formula="of:=IFERROR(FIND(&quot;_&quot;;[.$A811];1+[.C811]);LEN([.$A811]))" office:value-type="float" office:value="20" calcext:value-type="float">
            <text:p>20</text:p>
          </table:table-cell>
          <table:table-cell table:formula="of:=IFERROR(FIND(&quot;_&quot;;[.$A811];1+[.D811]);LEN([.$A811]))" office:value-type="float" office:value="29" calcext:value-type="float">
            <text:p>29</text:p>
          </table:table-cell>
          <table:table-cell table:formula="of:=IFERROR(FIND(&quot;_&quot;;[.$A811];1+[.E811]);LEN([.$A811]))" office:value-type="float" office:value="29" calcext:value-type="float">
            <text:p>29</text:p>
          </table:table-cell>
          <table:table-cell table:formula="of:=[.D811]" office:value-type="float" office:value="20" calcext:value-type="float">
            <text:p>20</text:p>
          </table:table-cell>
          <table:table-cell table:formula="of:=LEFT([.A811];[.G811])" office:value-type="string" office:string-value="rdw_merk_uitvoering_" calcext:value-type="string">
            <text:p>rdw_merk_uitvoering_</text:p>
          </table:table-cell>
          <table:table-cell table:formula="of:=VLOOKUP([.H811];[$source.$C$2:$source.$F$48];4;0)" office:value-type="float" office:value="632" calcext:value-type="float">
            <text:p>632</text:p>
          </table:table-cell>
          <table:table-cell table:style-name="ce7" table:formula="of:=IF(RIGHT([.A811];6)=&quot;_X_X_X&quot;;3;IF(RIGHT([.A811];4)=&quot;_X_X&quot;;2;IF(RIGHT([.A81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2])&gt;0;[$preferred_name.A812];&#10;LEN([$preferred_name.B812])&gt;0;[$preferred_name.B812]&#10;)" office:value-type="string" office:string-value="rdw_carrosserie_uitvoering_volgnummercarrosserietype_X" calcext:value-type="string">
            <text:p>rdw_carrosserie_uitvoering_volgnummercarrosserietype_X</text:p>
          </table:table-cell>
          <table:table-cell table:formula="of:=IFERROR(FIND(&quot;_&quot;;[.$A812];1);LEN([.$A812]))" office:value-type="float" office:value="4" calcext:value-type="float">
            <text:p>4</text:p>
          </table:table-cell>
          <table:table-cell table:formula="of:=IFERROR(FIND(&quot;_&quot;;[.$A812];1+[.B812]);LEN([.$A812]))" office:value-type="float" office:value="16" calcext:value-type="float">
            <text:p>16</text:p>
          </table:table-cell>
          <table:table-cell table:formula="of:=IFERROR(FIND(&quot;_&quot;;[.$A812];1+[.C812]);LEN([.$A812]))" office:value-type="float" office:value="27" calcext:value-type="float">
            <text:p>27</text:p>
          </table:table-cell>
          <table:table-cell table:formula="of:=IFERROR(FIND(&quot;_&quot;;[.$A812];1+[.D812]);LEN([.$A812]))" office:value-type="float" office:value="53" calcext:value-type="float">
            <text:p>53</text:p>
          </table:table-cell>
          <table:table-cell table:formula="of:=IFERROR(FIND(&quot;_&quot;;[.$A812];1+[.E812]);LEN([.$A812]))" office:value-type="float" office:value="54" calcext:value-type="float">
            <text:p>54</text:p>
          </table:table-cell>
          <table:table-cell table:formula="of:=[.D812]" office:value-type="float" office:value="27" calcext:value-type="float">
            <text:p>27</text:p>
          </table:table-cell>
          <table:table-cell table:formula="of:=LEFT([.A812];[.G812])" office:value-type="string" office:string-value="rdw_carrosserie_uitvoering_" calcext:value-type="string">
            <text:p>rdw_carrosserie_uitvoering_</text:p>
          </table:table-cell>
          <table:table-cell table:formula="of:=VLOOKUP([.H812];[$source.$C$2:$source.$F$48];4;0)" office:value-type="float" office:value="321" calcext:value-type="float">
            <text:p>321</text:p>
          </table:table-cell>
          <table:table-cell table:style-name="ce7" table:formula="of:=IF(RIGHT([.A812];6)=&quot;_X_X_X&quot;;3;IF(RIGHT([.A812];4)=&quot;_X_X&quot;;2;IF(RIGHT([.A81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3])&gt;0;[$preferred_name.A813];&#10;LEN([$preferred_name.B813])&gt;0;[$preferred_name.B813]&#10;)" office:value-type="string" office:string-value="rdw_carrosserie_uitvoering_codecarrosserietype_X" calcext:value-type="string">
            <text:p>rdw_carrosserie_uitvoering_codecarrosserietype_X</text:p>
          </table:table-cell>
          <table:table-cell table:formula="of:=IFERROR(FIND(&quot;_&quot;;[.$A813];1);LEN([.$A813]))" office:value-type="float" office:value="4" calcext:value-type="float">
            <text:p>4</text:p>
          </table:table-cell>
          <table:table-cell table:formula="of:=IFERROR(FIND(&quot;_&quot;;[.$A813];1+[.B813]);LEN([.$A813]))" office:value-type="float" office:value="16" calcext:value-type="float">
            <text:p>16</text:p>
          </table:table-cell>
          <table:table-cell table:formula="of:=IFERROR(FIND(&quot;_&quot;;[.$A813];1+[.C813]);LEN([.$A813]))" office:value-type="float" office:value="27" calcext:value-type="float">
            <text:p>27</text:p>
          </table:table-cell>
          <table:table-cell table:formula="of:=IFERROR(FIND(&quot;_&quot;;[.$A813];1+[.D813]);LEN([.$A813]))" office:value-type="float" office:value="47" calcext:value-type="float">
            <text:p>47</text:p>
          </table:table-cell>
          <table:table-cell table:formula="of:=IFERROR(FIND(&quot;_&quot;;[.$A813];1+[.E813]);LEN([.$A813]))" office:value-type="float" office:value="48" calcext:value-type="float">
            <text:p>48</text:p>
          </table:table-cell>
          <table:table-cell table:formula="of:=[.D813]" office:value-type="float" office:value="27" calcext:value-type="float">
            <text:p>27</text:p>
          </table:table-cell>
          <table:table-cell table:formula="of:=LEFT([.A813];[.G813])" office:value-type="string" office:string-value="rdw_carrosserie_uitvoering_" calcext:value-type="string">
            <text:p>rdw_carrosserie_uitvoering_</text:p>
          </table:table-cell>
          <table:table-cell table:formula="of:=VLOOKUP([.H813];[$source.$C$2:$source.$F$48];4;0)" office:value-type="float" office:value="321" calcext:value-type="float">
            <text:p>321</text:p>
          </table:table-cell>
          <table:table-cell table:style-name="ce7" table:formula="of:=IF(RIGHT([.A813];6)=&quot;_X_X_X&quot;;3;IF(RIGHT([.A813];4)=&quot;_X_X&quot;;2;IF(RIGHT([.A81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4])&gt;0;[$preferred_name.A814];&#10;LEN([$preferred_name.B814])&gt;0;[$preferred_name.B814]&#10;)" office:value-type="string" office:string-value="rdw_carrosserie_uitvoering_volgnummercarrosseriecode_X" calcext:value-type="string">
            <text:p>rdw_carrosserie_uitvoering_volgnummercarrosseriecode_X</text:p>
          </table:table-cell>
          <table:table-cell table:formula="of:=IFERROR(FIND(&quot;_&quot;;[.$A814];1);LEN([.$A814]))" office:value-type="float" office:value="4" calcext:value-type="float">
            <text:p>4</text:p>
          </table:table-cell>
          <table:table-cell table:formula="of:=IFERROR(FIND(&quot;_&quot;;[.$A814];1+[.B814]);LEN([.$A814]))" office:value-type="float" office:value="16" calcext:value-type="float">
            <text:p>16</text:p>
          </table:table-cell>
          <table:table-cell table:formula="of:=IFERROR(FIND(&quot;_&quot;;[.$A814];1+[.C814]);LEN([.$A814]))" office:value-type="float" office:value="27" calcext:value-type="float">
            <text:p>27</text:p>
          </table:table-cell>
          <table:table-cell table:formula="of:=IFERROR(FIND(&quot;_&quot;;[.$A814];1+[.D814]);LEN([.$A814]))" office:value-type="float" office:value="53" calcext:value-type="float">
            <text:p>53</text:p>
          </table:table-cell>
          <table:table-cell table:formula="of:=IFERROR(FIND(&quot;_&quot;;[.$A814];1+[.E814]);LEN([.$A814]))" office:value-type="float" office:value="54" calcext:value-type="float">
            <text:p>54</text:p>
          </table:table-cell>
          <table:table-cell table:formula="of:=[.D814]" office:value-type="float" office:value="27" calcext:value-type="float">
            <text:p>27</text:p>
          </table:table-cell>
          <table:table-cell table:formula="of:=LEFT([.A814];[.G814])" office:value-type="string" office:string-value="rdw_carrosserie_uitvoering_" calcext:value-type="string">
            <text:p>rdw_carrosserie_uitvoering_</text:p>
          </table:table-cell>
          <table:table-cell table:formula="of:=VLOOKUP([.H814];[$source.$C$2:$source.$F$48];4;0)" office:value-type="float" office:value="321" calcext:value-type="float">
            <text:p>321</text:p>
          </table:table-cell>
          <table:table-cell table:style-name="ce7" table:formula="of:=IF(RIGHT([.A814];6)=&quot;_X_X_X&quot;;3;IF(RIGHT([.A814];4)=&quot;_X_X&quot;;2;IF(RIGHT([.A81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5])&gt;0;[$preferred_name.A815];&#10;LEN([$preferred_name.B815])&gt;0;[$preferred_name.B815]&#10;)" office:value-type="string" office:string-value="rdw_carrosserie_uitvoering_codecarrosseriecode_X" calcext:value-type="string">
            <text:p>rdw_carrosserie_uitvoering_codecarrosseriecode_X</text:p>
          </table:table-cell>
          <table:table-cell table:formula="of:=IFERROR(FIND(&quot;_&quot;;[.$A815];1);LEN([.$A815]))" office:value-type="float" office:value="4" calcext:value-type="float">
            <text:p>4</text:p>
          </table:table-cell>
          <table:table-cell table:formula="of:=IFERROR(FIND(&quot;_&quot;;[.$A815];1+[.B815]);LEN([.$A815]))" office:value-type="float" office:value="16" calcext:value-type="float">
            <text:p>16</text:p>
          </table:table-cell>
          <table:table-cell table:formula="of:=IFERROR(FIND(&quot;_&quot;;[.$A815];1+[.C815]);LEN([.$A815]))" office:value-type="float" office:value="27" calcext:value-type="float">
            <text:p>27</text:p>
          </table:table-cell>
          <table:table-cell table:formula="of:=IFERROR(FIND(&quot;_&quot;;[.$A815];1+[.D815]);LEN([.$A815]))" office:value-type="float" office:value="47" calcext:value-type="float">
            <text:p>47</text:p>
          </table:table-cell>
          <table:table-cell table:formula="of:=IFERROR(FIND(&quot;_&quot;;[.$A815];1+[.E815]);LEN([.$A815]))" office:value-type="float" office:value="48" calcext:value-type="float">
            <text:p>48</text:p>
          </table:table-cell>
          <table:table-cell table:formula="of:=[.D815]" office:value-type="float" office:value="27" calcext:value-type="float">
            <text:p>27</text:p>
          </table:table-cell>
          <table:table-cell table:formula="of:=LEFT([.A815];[.G815])" office:value-type="string" office:string-value="rdw_carrosserie_uitvoering_" calcext:value-type="string">
            <text:p>rdw_carrosserie_uitvoering_</text:p>
          </table:table-cell>
          <table:table-cell table:formula="of:=VLOOKUP([.H815];[$source.$C$2:$source.$F$48];4;0)" office:value-type="float" office:value="321" calcext:value-type="float">
            <text:p>321</text:p>
          </table:table-cell>
          <table:table-cell table:style-name="ce7" table:formula="of:=IF(RIGHT([.A815];6)=&quot;_X_X_X&quot;;3;IF(RIGHT([.A815];4)=&quot;_X_X&quot;;2;IF(RIGHT([.A81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6])&gt;0;[$preferred_name.A816];&#10;LEN([$preferred_name.B816])&gt;0;[$preferred_name.B816]&#10;)" office:value-type="string" office:string-value="rdw_energiebron_uitvoering_volgnummeraandrijving_X_X" calcext:value-type="string">
            <text:p>rdw_energiebron_uitvoering_volgnummeraandrijving_X_X</text:p>
          </table:table-cell>
          <table:table-cell table:formula="of:=IFERROR(FIND(&quot;_&quot;;[.$A816];1);LEN([.$A816]))" office:value-type="float" office:value="4" calcext:value-type="float">
            <text:p>4</text:p>
          </table:table-cell>
          <table:table-cell table:formula="of:=IFERROR(FIND(&quot;_&quot;;[.$A816];1+[.B816]);LEN([.$A816]))" office:value-type="float" office:value="16" calcext:value-type="float">
            <text:p>16</text:p>
          </table:table-cell>
          <table:table-cell table:formula="of:=IFERROR(FIND(&quot;_&quot;;[.$A816];1+[.C816]);LEN([.$A816]))" office:value-type="float" office:value="27" calcext:value-type="float">
            <text:p>27</text:p>
          </table:table-cell>
          <table:table-cell table:formula="of:=IFERROR(FIND(&quot;_&quot;;[.$A816];1+[.D816]);LEN([.$A816]))" office:value-type="float" office:value="49" calcext:value-type="float">
            <text:p>49</text:p>
          </table:table-cell>
          <table:table-cell table:formula="of:=IFERROR(FIND(&quot;_&quot;;[.$A816];1+[.E816]);LEN([.$A816]))" office:value-type="float" office:value="51" calcext:value-type="float">
            <text:p>51</text:p>
          </table:table-cell>
          <table:table-cell table:formula="of:=[.D816]" office:value-type="float" office:value="27" calcext:value-type="float">
            <text:p>27</text:p>
          </table:table-cell>
          <table:table-cell table:formula="of:=LEFT([.A816];[.G816])" office:value-type="string" office:string-value="rdw_energiebron_uitvoering_" calcext:value-type="string">
            <text:p>rdw_energiebron_uitvoering_</text:p>
          </table:table-cell>
          <table:table-cell table:formula="of:=VLOOKUP([.H816];[$source.$C$2:$source.$F$48];4;0)" office:value-type="float" office:value="606" calcext:value-type="float">
            <text:p>606</text:p>
          </table:table-cell>
          <table:table-cell table:style-name="ce7" table:formula="of:=IF(RIGHT([.A816];6)=&quot;_X_X_X&quot;;3;IF(RIGHT([.A816];4)=&quot;_X_X&quot;;2;IF(RIGHT([.A81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7])&gt;0;[$preferred_name.A817];&#10;LEN([$preferred_name.B817])&gt;0;[$preferred_name.B817]&#10;)" office:value-type="string" office:string-value="rdw_energiebron_uitvoering_volgnummerenergiebron_X_X" calcext:value-type="string">
            <text:p>rdw_energiebron_uitvoering_volgnummerenergiebron_X_X</text:p>
          </table:table-cell>
          <table:table-cell table:formula="of:=IFERROR(FIND(&quot;_&quot;;[.$A817];1);LEN([.$A817]))" office:value-type="float" office:value="4" calcext:value-type="float">
            <text:p>4</text:p>
          </table:table-cell>
          <table:table-cell table:formula="of:=IFERROR(FIND(&quot;_&quot;;[.$A817];1+[.B817]);LEN([.$A817]))" office:value-type="float" office:value="16" calcext:value-type="float">
            <text:p>16</text:p>
          </table:table-cell>
          <table:table-cell table:formula="of:=IFERROR(FIND(&quot;_&quot;;[.$A817];1+[.C817]);LEN([.$A817]))" office:value-type="float" office:value="27" calcext:value-type="float">
            <text:p>27</text:p>
          </table:table-cell>
          <table:table-cell table:formula="of:=IFERROR(FIND(&quot;_&quot;;[.$A817];1+[.D817]);LEN([.$A817]))" office:value-type="float" office:value="49" calcext:value-type="float">
            <text:p>49</text:p>
          </table:table-cell>
          <table:table-cell table:formula="of:=IFERROR(FIND(&quot;_&quot;;[.$A817];1+[.E817]);LEN([.$A817]))" office:value-type="float" office:value="51" calcext:value-type="float">
            <text:p>51</text:p>
          </table:table-cell>
          <table:table-cell table:formula="of:=[.D817]" office:value-type="float" office:value="27" calcext:value-type="float">
            <text:p>27</text:p>
          </table:table-cell>
          <table:table-cell table:formula="of:=LEFT([.A817];[.G817])" office:value-type="string" office:string-value="rdw_energiebron_uitvoering_" calcext:value-type="string">
            <text:p>rdw_energiebron_uitvoering_</text:p>
          </table:table-cell>
          <table:table-cell table:formula="of:=VLOOKUP([.H817];[$source.$C$2:$source.$F$48];4;0)" office:value-type="float" office:value="606" calcext:value-type="float">
            <text:p>606</text:p>
          </table:table-cell>
          <table:table-cell table:style-name="ce7" table:formula="of:=IF(RIGHT([.A817];6)=&quot;_X_X_X&quot;;3;IF(RIGHT([.A817];4)=&quot;_X_X&quot;;2;IF(RIGHT([.A81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8])&gt;0;[$preferred_name.A818];&#10;LEN([$preferred_name.B818])&gt;0;[$preferred_name.B818]&#10;)" office:value-type="string" office:string-value="rdw_energiebron_uitvoering_codeenergiebron_X_X" calcext:value-type="string">
            <text:p>rdw_energiebron_uitvoering_codeenergiebron_X_X</text:p>
          </table:table-cell>
          <table:table-cell table:formula="of:=IFERROR(FIND(&quot;_&quot;;[.$A818];1);LEN([.$A818]))" office:value-type="float" office:value="4" calcext:value-type="float">
            <text:p>4</text:p>
          </table:table-cell>
          <table:table-cell table:formula="of:=IFERROR(FIND(&quot;_&quot;;[.$A818];1+[.B818]);LEN([.$A818]))" office:value-type="float" office:value="16" calcext:value-type="float">
            <text:p>16</text:p>
          </table:table-cell>
          <table:table-cell table:formula="of:=IFERROR(FIND(&quot;_&quot;;[.$A818];1+[.C818]);LEN([.$A818]))" office:value-type="float" office:value="27" calcext:value-type="float">
            <text:p>27</text:p>
          </table:table-cell>
          <table:table-cell table:formula="of:=IFERROR(FIND(&quot;_&quot;;[.$A818];1+[.D818]);LEN([.$A818]))" office:value-type="float" office:value="43" calcext:value-type="float">
            <text:p>43</text:p>
          </table:table-cell>
          <table:table-cell table:formula="of:=IFERROR(FIND(&quot;_&quot;;[.$A818];1+[.E818]);LEN([.$A818]))" office:value-type="float" office:value="45" calcext:value-type="float">
            <text:p>45</text:p>
          </table:table-cell>
          <table:table-cell table:formula="of:=[.D818]" office:value-type="float" office:value="27" calcext:value-type="float">
            <text:p>27</text:p>
          </table:table-cell>
          <table:table-cell table:formula="of:=LEFT([.A818];[.G818])" office:value-type="string" office:string-value="rdw_energiebron_uitvoering_" calcext:value-type="string">
            <text:p>rdw_energiebron_uitvoering_</text:p>
          </table:table-cell>
          <table:table-cell table:formula="of:=VLOOKUP([.H818];[$source.$C$2:$source.$F$48];4;0)" office:value-type="float" office:value="606" calcext:value-type="float">
            <text:p>606</text:p>
          </table:table-cell>
          <table:table-cell table:style-name="ce7" table:formula="of:=IF(RIGHT([.A818];6)=&quot;_X_X_X&quot;;3;IF(RIGHT([.A818];4)=&quot;_X_X&quot;;2;IF(RIGHT([.A81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19])&gt;0;[$preferred_name.A819];&#10;LEN([$preferred_name.B819])&gt;0;[$preferred_name.B819]&#10;)" office:value-type="string" office:string-value="rdw_energiebron_uitvoering_maximumnettovermogenogr_X_X" calcext:value-type="string">
            <text:p>rdw_energiebron_uitvoering_maximumnettovermogenogr_X_X</text:p>
          </table:table-cell>
          <table:table-cell table:formula="of:=IFERROR(FIND(&quot;_&quot;;[.$A819];1);LEN([.$A819]))" office:value-type="float" office:value="4" calcext:value-type="float">
            <text:p>4</text:p>
          </table:table-cell>
          <table:table-cell table:formula="of:=IFERROR(FIND(&quot;_&quot;;[.$A819];1+[.B819]);LEN([.$A819]))" office:value-type="float" office:value="16" calcext:value-type="float">
            <text:p>16</text:p>
          </table:table-cell>
          <table:table-cell table:formula="of:=IFERROR(FIND(&quot;_&quot;;[.$A819];1+[.C819]);LEN([.$A819]))" office:value-type="float" office:value="27" calcext:value-type="float">
            <text:p>27</text:p>
          </table:table-cell>
          <table:table-cell table:formula="of:=IFERROR(FIND(&quot;_&quot;;[.$A819];1+[.D819]);LEN([.$A819]))" office:value-type="float" office:value="51" calcext:value-type="float">
            <text:p>51</text:p>
          </table:table-cell>
          <table:table-cell table:formula="of:=IFERROR(FIND(&quot;_&quot;;[.$A819];1+[.E819]);LEN([.$A819]))" office:value-type="float" office:value="53" calcext:value-type="float">
            <text:p>53</text:p>
          </table:table-cell>
          <table:table-cell table:formula="of:=[.D819]" office:value-type="float" office:value="27" calcext:value-type="float">
            <text:p>27</text:p>
          </table:table-cell>
          <table:table-cell table:formula="of:=LEFT([.A819];[.G819])" office:value-type="string" office:string-value="rdw_energiebron_uitvoering_" calcext:value-type="string">
            <text:p>rdw_energiebron_uitvoering_</text:p>
          </table:table-cell>
          <table:table-cell table:formula="of:=VLOOKUP([.H819];[$source.$C$2:$source.$F$48];4;0)" office:value-type="float" office:value="606" calcext:value-type="float">
            <text:p>606</text:p>
          </table:table-cell>
          <table:table-cell table:style-name="ce7" table:formula="of:=IF(RIGHT([.A819];6)=&quot;_X_X_X&quot;;3;IF(RIGHT([.A819];4)=&quot;_X_X&quot;;2;IF(RIGHT([.A81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0])&gt;0;[$preferred_name.A820];&#10;LEN([$preferred_name.B820])&gt;0;[$preferred_name.B820]&#10;)" office:value-type="string" office:string-value="rdw_energiebron_uitvoering_maximumnettovermogenbgr_X_X" calcext:value-type="string">
            <text:p>rdw_energiebron_uitvoering_maximumnettovermogenbgr_X_X</text:p>
          </table:table-cell>
          <table:table-cell table:formula="of:=IFERROR(FIND(&quot;_&quot;;[.$A820];1);LEN([.$A820]))" office:value-type="float" office:value="4" calcext:value-type="float">
            <text:p>4</text:p>
          </table:table-cell>
          <table:table-cell table:formula="of:=IFERROR(FIND(&quot;_&quot;;[.$A820];1+[.B820]);LEN([.$A820]))" office:value-type="float" office:value="16" calcext:value-type="float">
            <text:p>16</text:p>
          </table:table-cell>
          <table:table-cell table:formula="of:=IFERROR(FIND(&quot;_&quot;;[.$A820];1+[.C820]);LEN([.$A820]))" office:value-type="float" office:value="27" calcext:value-type="float">
            <text:p>27</text:p>
          </table:table-cell>
          <table:table-cell table:formula="of:=IFERROR(FIND(&quot;_&quot;;[.$A820];1+[.D820]);LEN([.$A820]))" office:value-type="float" office:value="51" calcext:value-type="float">
            <text:p>51</text:p>
          </table:table-cell>
          <table:table-cell table:formula="of:=IFERROR(FIND(&quot;_&quot;;[.$A820];1+[.E820]);LEN([.$A820]))" office:value-type="float" office:value="53" calcext:value-type="float">
            <text:p>53</text:p>
          </table:table-cell>
          <table:table-cell table:formula="of:=[.D820]" office:value-type="float" office:value="27" calcext:value-type="float">
            <text:p>27</text:p>
          </table:table-cell>
          <table:table-cell table:formula="of:=LEFT([.A820];[.G820])" office:value-type="string" office:string-value="rdw_energiebron_uitvoering_" calcext:value-type="string">
            <text:p>rdw_energiebron_uitvoering_</text:p>
          </table:table-cell>
          <table:table-cell table:formula="of:=VLOOKUP([.H820];[$source.$C$2:$source.$F$48];4;0)" office:value-type="float" office:value="606" calcext:value-type="float">
            <text:p>606</text:p>
          </table:table-cell>
          <table:table-cell table:style-name="ce7" table:formula="of:=IF(RIGHT([.A820];6)=&quot;_X_X_X&quot;;3;IF(RIGHT([.A820];4)=&quot;_X_X&quot;;2;IF(RIGHT([.A82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1])&gt;0;[$preferred_name.A821];&#10;LEN([$preferred_name.B821])&gt;0;[$preferred_name.B821]&#10;)" office:value-type="string" office:string-value="rdw_energiebron_uitvoering_toerentalmaxnettovermogenogr_X_X" calcext:value-type="string">
            <text:p>rdw_energiebron_uitvoering_toerentalmaxnettovermogenogr_X_X</text:p>
          </table:table-cell>
          <table:table-cell table:formula="of:=IFERROR(FIND(&quot;_&quot;;[.$A821];1);LEN([.$A821]))" office:value-type="float" office:value="4" calcext:value-type="float">
            <text:p>4</text:p>
          </table:table-cell>
          <table:table-cell table:formula="of:=IFERROR(FIND(&quot;_&quot;;[.$A821];1+[.B821]);LEN([.$A821]))" office:value-type="float" office:value="16" calcext:value-type="float">
            <text:p>16</text:p>
          </table:table-cell>
          <table:table-cell table:formula="of:=IFERROR(FIND(&quot;_&quot;;[.$A821];1+[.C821]);LEN([.$A821]))" office:value-type="float" office:value="27" calcext:value-type="float">
            <text:p>27</text:p>
          </table:table-cell>
          <table:table-cell table:formula="of:=IFERROR(FIND(&quot;_&quot;;[.$A821];1+[.D821]);LEN([.$A821]))" office:value-type="float" office:value="56" calcext:value-type="float">
            <text:p>56</text:p>
          </table:table-cell>
          <table:table-cell table:formula="of:=IFERROR(FIND(&quot;_&quot;;[.$A821];1+[.E821]);LEN([.$A821]))" office:value-type="float" office:value="58" calcext:value-type="float">
            <text:p>58</text:p>
          </table:table-cell>
          <table:table-cell table:formula="of:=[.D821]" office:value-type="float" office:value="27" calcext:value-type="float">
            <text:p>27</text:p>
          </table:table-cell>
          <table:table-cell table:formula="of:=LEFT([.A821];[.G821])" office:value-type="string" office:string-value="rdw_energiebron_uitvoering_" calcext:value-type="string">
            <text:p>rdw_energiebron_uitvoering_</text:p>
          </table:table-cell>
          <table:table-cell table:formula="of:=VLOOKUP([.H821];[$source.$C$2:$source.$F$48];4;0)" office:value-type="float" office:value="606" calcext:value-type="float">
            <text:p>606</text:p>
          </table:table-cell>
          <table:table-cell table:style-name="ce7" table:formula="of:=IF(RIGHT([.A821];6)=&quot;_X_X_X&quot;;3;IF(RIGHT([.A821];4)=&quot;_X_X&quot;;2;IF(RIGHT([.A82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2])&gt;0;[$preferred_name.A822];&#10;LEN([$preferred_name.B822])&gt;0;[$preferred_name.B822]&#10;)" office:value-type="string" office:string-value="rdw_energiebron_uitvoering_toerentalmaxnettovermogenbgr_X_X" calcext:value-type="string">
            <text:p>rdw_energiebron_uitvoering_toerentalmaxnettovermogenbgr_X_X</text:p>
          </table:table-cell>
          <table:table-cell table:formula="of:=IFERROR(FIND(&quot;_&quot;;[.$A822];1);LEN([.$A822]))" office:value-type="float" office:value="4" calcext:value-type="float">
            <text:p>4</text:p>
          </table:table-cell>
          <table:table-cell table:formula="of:=IFERROR(FIND(&quot;_&quot;;[.$A822];1+[.B822]);LEN([.$A822]))" office:value-type="float" office:value="16" calcext:value-type="float">
            <text:p>16</text:p>
          </table:table-cell>
          <table:table-cell table:formula="of:=IFERROR(FIND(&quot;_&quot;;[.$A822];1+[.C822]);LEN([.$A822]))" office:value-type="float" office:value="27" calcext:value-type="float">
            <text:p>27</text:p>
          </table:table-cell>
          <table:table-cell table:formula="of:=IFERROR(FIND(&quot;_&quot;;[.$A822];1+[.D822]);LEN([.$A822]))" office:value-type="float" office:value="56" calcext:value-type="float">
            <text:p>56</text:p>
          </table:table-cell>
          <table:table-cell table:formula="of:=IFERROR(FIND(&quot;_&quot;;[.$A822];1+[.E822]);LEN([.$A822]))" office:value-type="float" office:value="58" calcext:value-type="float">
            <text:p>58</text:p>
          </table:table-cell>
          <table:table-cell table:formula="of:=[.D822]" office:value-type="float" office:value="27" calcext:value-type="float">
            <text:p>27</text:p>
          </table:table-cell>
          <table:table-cell table:formula="of:=LEFT([.A822];[.G822])" office:value-type="string" office:string-value="rdw_energiebron_uitvoering_" calcext:value-type="string">
            <text:p>rdw_energiebron_uitvoering_</text:p>
          </table:table-cell>
          <table:table-cell table:formula="of:=VLOOKUP([.H822];[$source.$C$2:$source.$F$48];4;0)" office:value-type="float" office:value="606" calcext:value-type="float">
            <text:p>606</text:p>
          </table:table-cell>
          <table:table-cell table:style-name="ce7" table:formula="of:=IF(RIGHT([.A822];6)=&quot;_X_X_X&quot;;3;IF(RIGHT([.A822];4)=&quot;_X_X&quot;;2;IF(RIGHT([.A82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3])&gt;0;[$preferred_name.A823];&#10;LEN([$preferred_name.B823])&gt;0;[$preferred_name.B823]&#10;)" office:value-type="string" office:string-value="rdw_energiebron_uitvoering_geluidsniveauondergrens_X_X" calcext:value-type="string">
            <text:p>rdw_energiebron_uitvoering_geluidsniveauondergrens_X_X</text:p>
          </table:table-cell>
          <table:table-cell table:formula="of:=IFERROR(FIND(&quot;_&quot;;[.$A823];1);LEN([.$A823]))" office:value-type="float" office:value="4" calcext:value-type="float">
            <text:p>4</text:p>
          </table:table-cell>
          <table:table-cell table:formula="of:=IFERROR(FIND(&quot;_&quot;;[.$A823];1+[.B823]);LEN([.$A823]))" office:value-type="float" office:value="16" calcext:value-type="float">
            <text:p>16</text:p>
          </table:table-cell>
          <table:table-cell table:formula="of:=IFERROR(FIND(&quot;_&quot;;[.$A823];1+[.C823]);LEN([.$A823]))" office:value-type="float" office:value="27" calcext:value-type="float">
            <text:p>27</text:p>
          </table:table-cell>
          <table:table-cell table:formula="of:=IFERROR(FIND(&quot;_&quot;;[.$A823];1+[.D823]);LEN([.$A823]))" office:value-type="float" office:value="51" calcext:value-type="float">
            <text:p>51</text:p>
          </table:table-cell>
          <table:table-cell table:formula="of:=IFERROR(FIND(&quot;_&quot;;[.$A823];1+[.E823]);LEN([.$A823]))" office:value-type="float" office:value="53" calcext:value-type="float">
            <text:p>53</text:p>
          </table:table-cell>
          <table:table-cell table:formula="of:=[.D823]" office:value-type="float" office:value="27" calcext:value-type="float">
            <text:p>27</text:p>
          </table:table-cell>
          <table:table-cell table:formula="of:=LEFT([.A823];[.G823])" office:value-type="string" office:string-value="rdw_energiebron_uitvoering_" calcext:value-type="string">
            <text:p>rdw_energiebron_uitvoering_</text:p>
          </table:table-cell>
          <table:table-cell table:formula="of:=VLOOKUP([.H823];[$source.$C$2:$source.$F$48];4;0)" office:value-type="float" office:value="606" calcext:value-type="float">
            <text:p>606</text:p>
          </table:table-cell>
          <table:table-cell table:style-name="ce7" table:formula="of:=IF(RIGHT([.A823];6)=&quot;_X_X_X&quot;;3;IF(RIGHT([.A823];4)=&quot;_X_X&quot;;2;IF(RIGHT([.A82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4])&gt;0;[$preferred_name.A824];&#10;LEN([$preferred_name.B824])&gt;0;[$preferred_name.B824]&#10;)" office:value-type="string" office:string-value="rdw_energiebron_uitvoering_geluidsniveaubovengrens_X_X" calcext:value-type="string">
            <text:p>rdw_energiebron_uitvoering_geluidsniveaubovengrens_X_X</text:p>
          </table:table-cell>
          <table:table-cell table:formula="of:=IFERROR(FIND(&quot;_&quot;;[.$A824];1);LEN([.$A824]))" office:value-type="float" office:value="4" calcext:value-type="float">
            <text:p>4</text:p>
          </table:table-cell>
          <table:table-cell table:formula="of:=IFERROR(FIND(&quot;_&quot;;[.$A824];1+[.B824]);LEN([.$A824]))" office:value-type="float" office:value="16" calcext:value-type="float">
            <text:p>16</text:p>
          </table:table-cell>
          <table:table-cell table:formula="of:=IFERROR(FIND(&quot;_&quot;;[.$A824];1+[.C824]);LEN([.$A824]))" office:value-type="float" office:value="27" calcext:value-type="float">
            <text:p>27</text:p>
          </table:table-cell>
          <table:table-cell table:formula="of:=IFERROR(FIND(&quot;_&quot;;[.$A824];1+[.D824]);LEN([.$A824]))" office:value-type="float" office:value="51" calcext:value-type="float">
            <text:p>51</text:p>
          </table:table-cell>
          <table:table-cell table:formula="of:=IFERROR(FIND(&quot;_&quot;;[.$A824];1+[.E824]);LEN([.$A824]))" office:value-type="float" office:value="53" calcext:value-type="float">
            <text:p>53</text:p>
          </table:table-cell>
          <table:table-cell table:formula="of:=[.D824]" office:value-type="float" office:value="27" calcext:value-type="float">
            <text:p>27</text:p>
          </table:table-cell>
          <table:table-cell table:formula="of:=LEFT([.A824];[.G824])" office:value-type="string" office:string-value="rdw_energiebron_uitvoering_" calcext:value-type="string">
            <text:p>rdw_energiebron_uitvoering_</text:p>
          </table:table-cell>
          <table:table-cell table:formula="of:=VLOOKUP([.H824];[$source.$C$2:$source.$F$48];4;0)" office:value-type="float" office:value="606" calcext:value-type="float">
            <text:p>606</text:p>
          </table:table-cell>
          <table:table-cell table:style-name="ce7" table:formula="of:=IF(RIGHT([.A824];6)=&quot;_X_X_X&quot;;3;IF(RIGHT([.A824];4)=&quot;_X_X&quot;;2;IF(RIGHT([.A82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5])&gt;0;[$preferred_name.A825];&#10;LEN([$preferred_name.B825])&gt;0;[$preferred_name.B825]&#10;)" office:value-type="string" office:string-value="rdw_energiebron_uitvoering_geluidsniveaurijdend_X_X" calcext:value-type="string">
            <text:p>rdw_energiebron_uitvoering_geluidsniveaurijdend_X_X</text:p>
          </table:table-cell>
          <table:table-cell table:formula="of:=IFERROR(FIND(&quot;_&quot;;[.$A825];1);LEN([.$A825]))" office:value-type="float" office:value="4" calcext:value-type="float">
            <text:p>4</text:p>
          </table:table-cell>
          <table:table-cell table:formula="of:=IFERROR(FIND(&quot;_&quot;;[.$A825];1+[.B825]);LEN([.$A825]))" office:value-type="float" office:value="16" calcext:value-type="float">
            <text:p>16</text:p>
          </table:table-cell>
          <table:table-cell table:formula="of:=IFERROR(FIND(&quot;_&quot;;[.$A825];1+[.C825]);LEN([.$A825]))" office:value-type="float" office:value="27" calcext:value-type="float">
            <text:p>27</text:p>
          </table:table-cell>
          <table:table-cell table:formula="of:=IFERROR(FIND(&quot;_&quot;;[.$A825];1+[.D825]);LEN([.$A825]))" office:value-type="float" office:value="48" calcext:value-type="float">
            <text:p>48</text:p>
          </table:table-cell>
          <table:table-cell table:formula="of:=IFERROR(FIND(&quot;_&quot;;[.$A825];1+[.E825]);LEN([.$A825]))" office:value-type="float" office:value="50" calcext:value-type="float">
            <text:p>50</text:p>
          </table:table-cell>
          <table:table-cell table:formula="of:=[.D825]" office:value-type="float" office:value="27" calcext:value-type="float">
            <text:p>27</text:p>
          </table:table-cell>
          <table:table-cell table:formula="of:=LEFT([.A825];[.G825])" office:value-type="string" office:string-value="rdw_energiebron_uitvoering_" calcext:value-type="string">
            <text:p>rdw_energiebron_uitvoering_</text:p>
          </table:table-cell>
          <table:table-cell table:formula="of:=VLOOKUP([.H825];[$source.$C$2:$source.$F$48];4;0)" office:value-type="float" office:value="606" calcext:value-type="float">
            <text:p>606</text:p>
          </table:table-cell>
          <table:table-cell table:style-name="ce7" table:formula="of:=IF(RIGHT([.A825];6)=&quot;_X_X_X&quot;;3;IF(RIGHT([.A825];4)=&quot;_X_X&quot;;2;IF(RIGHT([.A82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6])&gt;0;[$preferred_name.A826];&#10;LEN([$preferred_name.B826])&gt;0;[$preferred_name.B826]&#10;)" office:value-type="string" office:string-value="rdw_energiebron_uitvoering_geluidsniveautoerentalogr_X_X" calcext:value-type="string">
            <text:p>rdw_energiebron_uitvoering_geluidsniveautoerentalogr_X_X</text:p>
          </table:table-cell>
          <table:table-cell table:formula="of:=IFERROR(FIND(&quot;_&quot;;[.$A826];1);LEN([.$A826]))" office:value-type="float" office:value="4" calcext:value-type="float">
            <text:p>4</text:p>
          </table:table-cell>
          <table:table-cell table:formula="of:=IFERROR(FIND(&quot;_&quot;;[.$A826];1+[.B826]);LEN([.$A826]))" office:value-type="float" office:value="16" calcext:value-type="float">
            <text:p>16</text:p>
          </table:table-cell>
          <table:table-cell table:formula="of:=IFERROR(FIND(&quot;_&quot;;[.$A826];1+[.C826]);LEN([.$A826]))" office:value-type="float" office:value="27" calcext:value-type="float">
            <text:p>27</text:p>
          </table:table-cell>
          <table:table-cell table:formula="of:=IFERROR(FIND(&quot;_&quot;;[.$A826];1+[.D826]);LEN([.$A826]))" office:value-type="float" office:value="53" calcext:value-type="float">
            <text:p>53</text:p>
          </table:table-cell>
          <table:table-cell table:formula="of:=IFERROR(FIND(&quot;_&quot;;[.$A826];1+[.E826]);LEN([.$A826]))" office:value-type="float" office:value="55" calcext:value-type="float">
            <text:p>55</text:p>
          </table:table-cell>
          <table:table-cell table:formula="of:=[.D826]" office:value-type="float" office:value="27" calcext:value-type="float">
            <text:p>27</text:p>
          </table:table-cell>
          <table:table-cell table:formula="of:=LEFT([.A826];[.G826])" office:value-type="string" office:string-value="rdw_energiebron_uitvoering_" calcext:value-type="string">
            <text:p>rdw_energiebron_uitvoering_</text:p>
          </table:table-cell>
          <table:table-cell table:formula="of:=VLOOKUP([.H826];[$source.$C$2:$source.$F$48];4;0)" office:value-type="float" office:value="606" calcext:value-type="float">
            <text:p>606</text:p>
          </table:table-cell>
          <table:table-cell table:style-name="ce7" table:formula="of:=IF(RIGHT([.A826];6)=&quot;_X_X_X&quot;;3;IF(RIGHT([.A826];4)=&quot;_X_X&quot;;2;IF(RIGHT([.A82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7])&gt;0;[$preferred_name.A827];&#10;LEN([$preferred_name.B827])&gt;0;[$preferred_name.B827]&#10;)" office:value-type="string" office:string-value="rdw_energiebron_uitvoering_geluidsniveautoerentalbgr_X_X" calcext:value-type="string">
            <text:p>rdw_energiebron_uitvoering_geluidsniveautoerentalbgr_X_X</text:p>
          </table:table-cell>
          <table:table-cell table:formula="of:=IFERROR(FIND(&quot;_&quot;;[.$A827];1);LEN([.$A827]))" office:value-type="float" office:value="4" calcext:value-type="float">
            <text:p>4</text:p>
          </table:table-cell>
          <table:table-cell table:formula="of:=IFERROR(FIND(&quot;_&quot;;[.$A827];1+[.B827]);LEN([.$A827]))" office:value-type="float" office:value="16" calcext:value-type="float">
            <text:p>16</text:p>
          </table:table-cell>
          <table:table-cell table:formula="of:=IFERROR(FIND(&quot;_&quot;;[.$A827];1+[.C827]);LEN([.$A827]))" office:value-type="float" office:value="27" calcext:value-type="float">
            <text:p>27</text:p>
          </table:table-cell>
          <table:table-cell table:formula="of:=IFERROR(FIND(&quot;_&quot;;[.$A827];1+[.D827]);LEN([.$A827]))" office:value-type="float" office:value="53" calcext:value-type="float">
            <text:p>53</text:p>
          </table:table-cell>
          <table:table-cell table:formula="of:=IFERROR(FIND(&quot;_&quot;;[.$A827];1+[.E827]);LEN([.$A827]))" office:value-type="float" office:value="55" calcext:value-type="float">
            <text:p>55</text:p>
          </table:table-cell>
          <table:table-cell table:formula="of:=[.D827]" office:value-type="float" office:value="27" calcext:value-type="float">
            <text:p>27</text:p>
          </table:table-cell>
          <table:table-cell table:formula="of:=LEFT([.A827];[.G827])" office:value-type="string" office:string-value="rdw_energiebron_uitvoering_" calcext:value-type="string">
            <text:p>rdw_energiebron_uitvoering_</text:p>
          </table:table-cell>
          <table:table-cell table:formula="of:=VLOOKUP([.H827];[$source.$C$2:$source.$F$48];4;0)" office:value-type="float" office:value="606" calcext:value-type="float">
            <text:p>606</text:p>
          </table:table-cell>
          <table:table-cell table:style-name="ce7" table:formula="of:=IF(RIGHT([.A827];6)=&quot;_X_X_X&quot;;3;IF(RIGHT([.A827];4)=&quot;_X_X&quot;;2;IF(RIGHT([.A82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8])&gt;0;[$preferred_name.A828];&#10;LEN([$preferred_name.B828])&gt;0;[$preferred_name.B828]&#10;)" office:value-type="string" office:string-value="rdw_energiebron_uitvoering_maximumconstructiesnelheidogr_X_X" calcext:value-type="string">
            <text:p>rdw_energiebron_uitvoering_maximumconstructiesnelheidogr_X_X</text:p>
          </table:table-cell>
          <table:table-cell table:formula="of:=IFERROR(FIND(&quot;_&quot;;[.$A828];1);LEN([.$A828]))" office:value-type="float" office:value="4" calcext:value-type="float">
            <text:p>4</text:p>
          </table:table-cell>
          <table:table-cell table:formula="of:=IFERROR(FIND(&quot;_&quot;;[.$A828];1+[.B828]);LEN([.$A828]))" office:value-type="float" office:value="16" calcext:value-type="float">
            <text:p>16</text:p>
          </table:table-cell>
          <table:table-cell table:formula="of:=IFERROR(FIND(&quot;_&quot;;[.$A828];1+[.C828]);LEN([.$A828]))" office:value-type="float" office:value="27" calcext:value-type="float">
            <text:p>27</text:p>
          </table:table-cell>
          <table:table-cell table:formula="of:=IFERROR(FIND(&quot;_&quot;;[.$A828];1+[.D828]);LEN([.$A828]))" office:value-type="float" office:value="57" calcext:value-type="float">
            <text:p>57</text:p>
          </table:table-cell>
          <table:table-cell table:formula="of:=IFERROR(FIND(&quot;_&quot;;[.$A828];1+[.E828]);LEN([.$A828]))" office:value-type="float" office:value="59" calcext:value-type="float">
            <text:p>59</text:p>
          </table:table-cell>
          <table:table-cell table:formula="of:=[.D828]" office:value-type="float" office:value="27" calcext:value-type="float">
            <text:p>27</text:p>
          </table:table-cell>
          <table:table-cell table:formula="of:=LEFT([.A828];[.G828])" office:value-type="string" office:string-value="rdw_energiebron_uitvoering_" calcext:value-type="string">
            <text:p>rdw_energiebron_uitvoering_</text:p>
          </table:table-cell>
          <table:table-cell table:formula="of:=VLOOKUP([.H828];[$source.$C$2:$source.$F$48];4;0)" office:value-type="float" office:value="606" calcext:value-type="float">
            <text:p>606</text:p>
          </table:table-cell>
          <table:table-cell table:style-name="ce7" table:formula="of:=IF(RIGHT([.A828];6)=&quot;_X_X_X&quot;;3;IF(RIGHT([.A828];4)=&quot;_X_X&quot;;2;IF(RIGHT([.A82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29])&gt;0;[$preferred_name.A829];&#10;LEN([$preferred_name.B829])&gt;0;[$preferred_name.B829]&#10;)" office:value-type="string" office:string-value="rdw_energiebron_uitvoering_maximumconstructiesnelheidbgr_X_X" calcext:value-type="string">
            <text:p>rdw_energiebron_uitvoering_maximumconstructiesnelheidbgr_X_X</text:p>
          </table:table-cell>
          <table:table-cell table:formula="of:=IFERROR(FIND(&quot;_&quot;;[.$A829];1);LEN([.$A829]))" office:value-type="float" office:value="4" calcext:value-type="float">
            <text:p>4</text:p>
          </table:table-cell>
          <table:table-cell table:formula="of:=IFERROR(FIND(&quot;_&quot;;[.$A829];1+[.B829]);LEN([.$A829]))" office:value-type="float" office:value="16" calcext:value-type="float">
            <text:p>16</text:p>
          </table:table-cell>
          <table:table-cell table:formula="of:=IFERROR(FIND(&quot;_&quot;;[.$A829];1+[.C829]);LEN([.$A829]))" office:value-type="float" office:value="27" calcext:value-type="float">
            <text:p>27</text:p>
          </table:table-cell>
          <table:table-cell table:formula="of:=IFERROR(FIND(&quot;_&quot;;[.$A829];1+[.D829]);LEN([.$A829]))" office:value-type="float" office:value="57" calcext:value-type="float">
            <text:p>57</text:p>
          </table:table-cell>
          <table:table-cell table:formula="of:=IFERROR(FIND(&quot;_&quot;;[.$A829];1+[.E829]);LEN([.$A829]))" office:value-type="float" office:value="59" calcext:value-type="float">
            <text:p>59</text:p>
          </table:table-cell>
          <table:table-cell table:formula="of:=[.D829]" office:value-type="float" office:value="27" calcext:value-type="float">
            <text:p>27</text:p>
          </table:table-cell>
          <table:table-cell table:formula="of:=LEFT([.A829];[.G829])" office:value-type="string" office:string-value="rdw_energiebron_uitvoering_" calcext:value-type="string">
            <text:p>rdw_energiebron_uitvoering_</text:p>
          </table:table-cell>
          <table:table-cell table:formula="of:=VLOOKUP([.H829];[$source.$C$2:$source.$F$48];4;0)" office:value-type="float" office:value="606" calcext:value-type="float">
            <text:p>606</text:p>
          </table:table-cell>
          <table:table-cell table:style-name="ce7" table:formula="of:=IF(RIGHT([.A829];6)=&quot;_X_X_X&quot;;3;IF(RIGHT([.A829];4)=&quot;_X_X&quot;;2;IF(RIGHT([.A82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0])&gt;0;[$preferred_name.A830];&#10;LEN([$preferred_name.B830])&gt;0;[$preferred_name.B830]&#10;)" office:value-type="string" office:string-value="rdw_energiebron_uitvoering_regelgevingemissievoertuigen_X_X" calcext:value-type="string">
            <text:p>rdw_energiebron_uitvoering_regelgevingemissievoertuigen_X_X</text:p>
          </table:table-cell>
          <table:table-cell table:formula="of:=IFERROR(FIND(&quot;_&quot;;[.$A830];1);LEN([.$A830]))" office:value-type="float" office:value="4" calcext:value-type="float">
            <text:p>4</text:p>
          </table:table-cell>
          <table:table-cell table:formula="of:=IFERROR(FIND(&quot;_&quot;;[.$A830];1+[.B830]);LEN([.$A830]))" office:value-type="float" office:value="16" calcext:value-type="float">
            <text:p>16</text:p>
          </table:table-cell>
          <table:table-cell table:formula="of:=IFERROR(FIND(&quot;_&quot;;[.$A830];1+[.C830]);LEN([.$A830]))" office:value-type="float" office:value="27" calcext:value-type="float">
            <text:p>27</text:p>
          </table:table-cell>
          <table:table-cell table:formula="of:=IFERROR(FIND(&quot;_&quot;;[.$A830];1+[.D830]);LEN([.$A830]))" office:value-type="float" office:value="56" calcext:value-type="float">
            <text:p>56</text:p>
          </table:table-cell>
          <table:table-cell table:formula="of:=IFERROR(FIND(&quot;_&quot;;[.$A830];1+[.E830]);LEN([.$A830]))" office:value-type="float" office:value="58" calcext:value-type="float">
            <text:p>58</text:p>
          </table:table-cell>
          <table:table-cell table:formula="of:=[.D830]" office:value-type="float" office:value="27" calcext:value-type="float">
            <text:p>27</text:p>
          </table:table-cell>
          <table:table-cell table:formula="of:=LEFT([.A830];[.G830])" office:value-type="string" office:string-value="rdw_energiebron_uitvoering_" calcext:value-type="string">
            <text:p>rdw_energiebron_uitvoering_</text:p>
          </table:table-cell>
          <table:table-cell table:formula="of:=VLOOKUP([.H830];[$source.$C$2:$source.$F$48];4;0)" office:value-type="float" office:value="606" calcext:value-type="float">
            <text:p>606</text:p>
          </table:table-cell>
          <table:table-cell table:style-name="ce7" table:formula="of:=IF(RIGHT([.A830];6)=&quot;_X_X_X&quot;;3;IF(RIGHT([.A830];4)=&quot;_X_X&quot;;2;IF(RIGHT([.A83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1])&gt;0;[$preferred_name.A831];&#10;LEN([$preferred_name.B831])&gt;0;[$preferred_name.B831]&#10;)" office:value-type="string" office:string-value="rdw_energiebron_uitvoering_uitlaatemissieniveau_X_X" calcext:value-type="string">
            <text:p>rdw_energiebron_uitvoering_uitlaatemissieniveau_X_X</text:p>
          </table:table-cell>
          <table:table-cell table:formula="of:=IFERROR(FIND(&quot;_&quot;;[.$A831];1);LEN([.$A831]))" office:value-type="float" office:value="4" calcext:value-type="float">
            <text:p>4</text:p>
          </table:table-cell>
          <table:table-cell table:formula="of:=IFERROR(FIND(&quot;_&quot;;[.$A831];1+[.B831]);LEN([.$A831]))" office:value-type="float" office:value="16" calcext:value-type="float">
            <text:p>16</text:p>
          </table:table-cell>
          <table:table-cell table:formula="of:=IFERROR(FIND(&quot;_&quot;;[.$A831];1+[.C831]);LEN([.$A831]))" office:value-type="float" office:value="27" calcext:value-type="float">
            <text:p>27</text:p>
          </table:table-cell>
          <table:table-cell table:formula="of:=IFERROR(FIND(&quot;_&quot;;[.$A831];1+[.D831]);LEN([.$A831]))" office:value-type="float" office:value="48" calcext:value-type="float">
            <text:p>48</text:p>
          </table:table-cell>
          <table:table-cell table:formula="of:=IFERROR(FIND(&quot;_&quot;;[.$A831];1+[.E831]);LEN([.$A831]))" office:value-type="float" office:value="50" calcext:value-type="float">
            <text:p>50</text:p>
          </table:table-cell>
          <table:table-cell table:formula="of:=[.D831]" office:value-type="float" office:value="27" calcext:value-type="float">
            <text:p>27</text:p>
          </table:table-cell>
          <table:table-cell table:formula="of:=LEFT([.A831];[.G831])" office:value-type="string" office:string-value="rdw_energiebron_uitvoering_" calcext:value-type="string">
            <text:p>rdw_energiebron_uitvoering_</text:p>
          </table:table-cell>
          <table:table-cell table:formula="of:=VLOOKUP([.H831];[$source.$C$2:$source.$F$48];4;0)" office:value-type="float" office:value="606" calcext:value-type="float">
            <text:p>606</text:p>
          </table:table-cell>
          <table:table-cell table:style-name="ce7" table:formula="of:=IF(RIGHT([.A831];6)=&quot;_X_X_X&quot;;3;IF(RIGHT([.A831];4)=&quot;_X_X&quot;;2;IF(RIGHT([.A83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2])&gt;0;[$preferred_name.A832];&#10;LEN([$preferred_name.B832])&gt;0;[$preferred_name.B832]&#10;)" office:value-type="string" office:string-value="rdw_energiebron_uitvoering_verbruikgecombineerdnedclaag_X_X" calcext:value-type="string">
            <text:p>rdw_energiebron_uitvoering_verbruikgecombineerdnedclaag_X_X</text:p>
          </table:table-cell>
          <table:table-cell table:formula="of:=IFERROR(FIND(&quot;_&quot;;[.$A832];1);LEN([.$A832]))" office:value-type="float" office:value="4" calcext:value-type="float">
            <text:p>4</text:p>
          </table:table-cell>
          <table:table-cell table:formula="of:=IFERROR(FIND(&quot;_&quot;;[.$A832];1+[.B832]);LEN([.$A832]))" office:value-type="float" office:value="16" calcext:value-type="float">
            <text:p>16</text:p>
          </table:table-cell>
          <table:table-cell table:formula="of:=IFERROR(FIND(&quot;_&quot;;[.$A832];1+[.C832]);LEN([.$A832]))" office:value-type="float" office:value="27" calcext:value-type="float">
            <text:p>27</text:p>
          </table:table-cell>
          <table:table-cell table:formula="of:=IFERROR(FIND(&quot;_&quot;;[.$A832];1+[.D832]);LEN([.$A832]))" office:value-type="float" office:value="56" calcext:value-type="float">
            <text:p>56</text:p>
          </table:table-cell>
          <table:table-cell table:formula="of:=IFERROR(FIND(&quot;_&quot;;[.$A832];1+[.E832]);LEN([.$A832]))" office:value-type="float" office:value="58" calcext:value-type="float">
            <text:p>58</text:p>
          </table:table-cell>
          <table:table-cell table:formula="of:=[.D832]" office:value-type="float" office:value="27" calcext:value-type="float">
            <text:p>27</text:p>
          </table:table-cell>
          <table:table-cell table:formula="of:=LEFT([.A832];[.G832])" office:value-type="string" office:string-value="rdw_energiebron_uitvoering_" calcext:value-type="string">
            <text:p>rdw_energiebron_uitvoering_</text:p>
          </table:table-cell>
          <table:table-cell table:formula="of:=VLOOKUP([.H832];[$source.$C$2:$source.$F$48];4;0)" office:value-type="float" office:value="606" calcext:value-type="float">
            <text:p>606</text:p>
          </table:table-cell>
          <table:table-cell table:style-name="ce7" table:formula="of:=IF(RIGHT([.A832];6)=&quot;_X_X_X&quot;;3;IF(RIGHT([.A832];4)=&quot;_X_X&quot;;2;IF(RIGHT([.A83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3])&gt;0;[$preferred_name.A833];&#10;LEN([$preferred_name.B833])&gt;0;[$preferred_name.B833]&#10;)" office:value-type="string" office:string-value="rdw_energiebron_uitvoering_verbruikgecombineerdnedchoog_X_X" calcext:value-type="string">
            <text:p>rdw_energiebron_uitvoering_verbruikgecombineerdnedchoog_X_X</text:p>
          </table:table-cell>
          <table:table-cell table:formula="of:=IFERROR(FIND(&quot;_&quot;;[.$A833];1);LEN([.$A833]))" office:value-type="float" office:value="4" calcext:value-type="float">
            <text:p>4</text:p>
          </table:table-cell>
          <table:table-cell table:formula="of:=IFERROR(FIND(&quot;_&quot;;[.$A833];1+[.B833]);LEN([.$A833]))" office:value-type="float" office:value="16" calcext:value-type="float">
            <text:p>16</text:p>
          </table:table-cell>
          <table:table-cell table:formula="of:=IFERROR(FIND(&quot;_&quot;;[.$A833];1+[.C833]);LEN([.$A833]))" office:value-type="float" office:value="27" calcext:value-type="float">
            <text:p>27</text:p>
          </table:table-cell>
          <table:table-cell table:formula="of:=IFERROR(FIND(&quot;_&quot;;[.$A833];1+[.D833]);LEN([.$A833]))" office:value-type="float" office:value="56" calcext:value-type="float">
            <text:p>56</text:p>
          </table:table-cell>
          <table:table-cell table:formula="of:=IFERROR(FIND(&quot;_&quot;;[.$A833];1+[.E833]);LEN([.$A833]))" office:value-type="float" office:value="58" calcext:value-type="float">
            <text:p>58</text:p>
          </table:table-cell>
          <table:table-cell table:formula="of:=[.D833]" office:value-type="float" office:value="27" calcext:value-type="float">
            <text:p>27</text:p>
          </table:table-cell>
          <table:table-cell table:formula="of:=LEFT([.A833];[.G833])" office:value-type="string" office:string-value="rdw_energiebron_uitvoering_" calcext:value-type="string">
            <text:p>rdw_energiebron_uitvoering_</text:p>
          </table:table-cell>
          <table:table-cell table:formula="of:=VLOOKUP([.H833];[$source.$C$2:$source.$F$48];4;0)" office:value-type="float" office:value="606" calcext:value-type="float">
            <text:p>606</text:p>
          </table:table-cell>
          <table:table-cell table:style-name="ce7" table:formula="of:=IF(RIGHT([.A833];6)=&quot;_X_X_X&quot;;3;IF(RIGHT([.A833];4)=&quot;_X_X&quot;;2;IF(RIGHT([.A83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4])&gt;0;[$preferred_name.A834];&#10;LEN([$preferred_name.B834])&gt;0;[$preferred_name.B834]&#10;)" office:value-type="string" office:string-value="rdw_energiebron_uitvoering_co2emissiestadnedclaag_X_X" calcext:value-type="string">
            <text:p>rdw_energiebron_uitvoering_co2emissiestadnedclaag_X_X</text:p>
          </table:table-cell>
          <table:table-cell table:formula="of:=IFERROR(FIND(&quot;_&quot;;[.$A834];1);LEN([.$A834]))" office:value-type="float" office:value="4" calcext:value-type="float">
            <text:p>4</text:p>
          </table:table-cell>
          <table:table-cell table:formula="of:=IFERROR(FIND(&quot;_&quot;;[.$A834];1+[.B834]);LEN([.$A834]))" office:value-type="float" office:value="16" calcext:value-type="float">
            <text:p>16</text:p>
          </table:table-cell>
          <table:table-cell table:formula="of:=IFERROR(FIND(&quot;_&quot;;[.$A834];1+[.C834]);LEN([.$A834]))" office:value-type="float" office:value="27" calcext:value-type="float">
            <text:p>27</text:p>
          </table:table-cell>
          <table:table-cell table:formula="of:=IFERROR(FIND(&quot;_&quot;;[.$A834];1+[.D834]);LEN([.$A834]))" office:value-type="float" office:value="50" calcext:value-type="float">
            <text:p>50</text:p>
          </table:table-cell>
          <table:table-cell table:formula="of:=IFERROR(FIND(&quot;_&quot;;[.$A834];1+[.E834]);LEN([.$A834]))" office:value-type="float" office:value="52" calcext:value-type="float">
            <text:p>52</text:p>
          </table:table-cell>
          <table:table-cell table:formula="of:=[.D834]" office:value-type="float" office:value="27" calcext:value-type="float">
            <text:p>27</text:p>
          </table:table-cell>
          <table:table-cell table:formula="of:=LEFT([.A834];[.G834])" office:value-type="string" office:string-value="rdw_energiebron_uitvoering_" calcext:value-type="string">
            <text:p>rdw_energiebron_uitvoering_</text:p>
          </table:table-cell>
          <table:table-cell table:formula="of:=VLOOKUP([.H834];[$source.$C$2:$source.$F$48];4;0)" office:value-type="float" office:value="606" calcext:value-type="float">
            <text:p>606</text:p>
          </table:table-cell>
          <table:table-cell table:style-name="ce7" table:formula="of:=IF(RIGHT([.A834];6)=&quot;_X_X_X&quot;;3;IF(RIGHT([.A834];4)=&quot;_X_X&quot;;2;IF(RIGHT([.A83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5])&gt;0;[$preferred_name.A835];&#10;LEN([$preferred_name.B835])&gt;0;[$preferred_name.B835]&#10;)" office:value-type="string" office:string-value="rdw_energiebron_uitvoering_co2emissiestadnedchoog_X_X" calcext:value-type="string">
            <text:p>rdw_energiebron_uitvoering_co2emissiestadnedchoog_X_X</text:p>
          </table:table-cell>
          <table:table-cell table:formula="of:=IFERROR(FIND(&quot;_&quot;;[.$A835];1);LEN([.$A835]))" office:value-type="float" office:value="4" calcext:value-type="float">
            <text:p>4</text:p>
          </table:table-cell>
          <table:table-cell table:formula="of:=IFERROR(FIND(&quot;_&quot;;[.$A835];1+[.B835]);LEN([.$A835]))" office:value-type="float" office:value="16" calcext:value-type="float">
            <text:p>16</text:p>
          </table:table-cell>
          <table:table-cell table:formula="of:=IFERROR(FIND(&quot;_&quot;;[.$A835];1+[.C835]);LEN([.$A835]))" office:value-type="float" office:value="27" calcext:value-type="float">
            <text:p>27</text:p>
          </table:table-cell>
          <table:table-cell table:formula="of:=IFERROR(FIND(&quot;_&quot;;[.$A835];1+[.D835]);LEN([.$A835]))" office:value-type="float" office:value="50" calcext:value-type="float">
            <text:p>50</text:p>
          </table:table-cell>
          <table:table-cell table:formula="of:=IFERROR(FIND(&quot;_&quot;;[.$A835];1+[.E835]);LEN([.$A835]))" office:value-type="float" office:value="52" calcext:value-type="float">
            <text:p>52</text:p>
          </table:table-cell>
          <table:table-cell table:formula="of:=[.D835]" office:value-type="float" office:value="27" calcext:value-type="float">
            <text:p>27</text:p>
          </table:table-cell>
          <table:table-cell table:formula="of:=LEFT([.A835];[.G835])" office:value-type="string" office:string-value="rdw_energiebron_uitvoering_" calcext:value-type="string">
            <text:p>rdw_energiebron_uitvoering_</text:p>
          </table:table-cell>
          <table:table-cell table:formula="of:=VLOOKUP([.H835];[$source.$C$2:$source.$F$48];4;0)" office:value-type="float" office:value="606" calcext:value-type="float">
            <text:p>606</text:p>
          </table:table-cell>
          <table:table-cell table:style-name="ce7" table:formula="of:=IF(RIGHT([.A835];6)=&quot;_X_X_X&quot;;3;IF(RIGHT([.A835];4)=&quot;_X_X&quot;;2;IF(RIGHT([.A83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6])&gt;0;[$preferred_name.A836];&#10;LEN([$preferred_name.B836])&gt;0;[$preferred_name.B836]&#10;)" office:value-type="string" office:string-value="rdw_energiebron_uitvoering_co2emissiebuitennedclaag_X_X" calcext:value-type="string">
            <text:p>rdw_energiebron_uitvoering_co2emissiebuitennedclaag_X_X</text:p>
          </table:table-cell>
          <table:table-cell table:formula="of:=IFERROR(FIND(&quot;_&quot;;[.$A836];1);LEN([.$A836]))" office:value-type="float" office:value="4" calcext:value-type="float">
            <text:p>4</text:p>
          </table:table-cell>
          <table:table-cell table:formula="of:=IFERROR(FIND(&quot;_&quot;;[.$A836];1+[.B836]);LEN([.$A836]))" office:value-type="float" office:value="16" calcext:value-type="float">
            <text:p>16</text:p>
          </table:table-cell>
          <table:table-cell table:formula="of:=IFERROR(FIND(&quot;_&quot;;[.$A836];1+[.C836]);LEN([.$A836]))" office:value-type="float" office:value="27" calcext:value-type="float">
            <text:p>27</text:p>
          </table:table-cell>
          <table:table-cell table:formula="of:=IFERROR(FIND(&quot;_&quot;;[.$A836];1+[.D836]);LEN([.$A836]))" office:value-type="float" office:value="52" calcext:value-type="float">
            <text:p>52</text:p>
          </table:table-cell>
          <table:table-cell table:formula="of:=IFERROR(FIND(&quot;_&quot;;[.$A836];1+[.E836]);LEN([.$A836]))" office:value-type="float" office:value="54" calcext:value-type="float">
            <text:p>54</text:p>
          </table:table-cell>
          <table:table-cell table:formula="of:=[.D836]" office:value-type="float" office:value="27" calcext:value-type="float">
            <text:p>27</text:p>
          </table:table-cell>
          <table:table-cell table:formula="of:=LEFT([.A836];[.G836])" office:value-type="string" office:string-value="rdw_energiebron_uitvoering_" calcext:value-type="string">
            <text:p>rdw_energiebron_uitvoering_</text:p>
          </table:table-cell>
          <table:table-cell table:formula="of:=VLOOKUP([.H836];[$source.$C$2:$source.$F$48];4;0)" office:value-type="float" office:value="606" calcext:value-type="float">
            <text:p>606</text:p>
          </table:table-cell>
          <table:table-cell table:style-name="ce7" table:formula="of:=IF(RIGHT([.A836];6)=&quot;_X_X_X&quot;;3;IF(RIGHT([.A836];4)=&quot;_X_X&quot;;2;IF(RIGHT([.A83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7])&gt;0;[$preferred_name.A837];&#10;LEN([$preferred_name.B837])&gt;0;[$preferred_name.B837]&#10;)" office:value-type="string" office:string-value="rdw_energiebron_uitvoering_co2emissiebuitennedchoog_X_X" calcext:value-type="string">
            <text:p>rdw_energiebron_uitvoering_co2emissiebuitennedchoog_X_X</text:p>
          </table:table-cell>
          <table:table-cell table:formula="of:=IFERROR(FIND(&quot;_&quot;;[.$A837];1);LEN([.$A837]))" office:value-type="float" office:value="4" calcext:value-type="float">
            <text:p>4</text:p>
          </table:table-cell>
          <table:table-cell table:formula="of:=IFERROR(FIND(&quot;_&quot;;[.$A837];1+[.B837]);LEN([.$A837]))" office:value-type="float" office:value="16" calcext:value-type="float">
            <text:p>16</text:p>
          </table:table-cell>
          <table:table-cell table:formula="of:=IFERROR(FIND(&quot;_&quot;;[.$A837];1+[.C837]);LEN([.$A837]))" office:value-type="float" office:value="27" calcext:value-type="float">
            <text:p>27</text:p>
          </table:table-cell>
          <table:table-cell table:formula="of:=IFERROR(FIND(&quot;_&quot;;[.$A837];1+[.D837]);LEN([.$A837]))" office:value-type="float" office:value="52" calcext:value-type="float">
            <text:p>52</text:p>
          </table:table-cell>
          <table:table-cell table:formula="of:=IFERROR(FIND(&quot;_&quot;;[.$A837];1+[.E837]);LEN([.$A837]))" office:value-type="float" office:value="54" calcext:value-type="float">
            <text:p>54</text:p>
          </table:table-cell>
          <table:table-cell table:formula="of:=[.D837]" office:value-type="float" office:value="27" calcext:value-type="float">
            <text:p>27</text:p>
          </table:table-cell>
          <table:table-cell table:formula="of:=LEFT([.A837];[.G837])" office:value-type="string" office:string-value="rdw_energiebron_uitvoering_" calcext:value-type="string">
            <text:p>rdw_energiebron_uitvoering_</text:p>
          </table:table-cell>
          <table:table-cell table:formula="of:=VLOOKUP([.H837];[$source.$C$2:$source.$F$48];4;0)" office:value-type="float" office:value="606" calcext:value-type="float">
            <text:p>606</text:p>
          </table:table-cell>
          <table:table-cell table:style-name="ce7" table:formula="of:=IF(RIGHT([.A837];6)=&quot;_X_X_X&quot;;3;IF(RIGHT([.A837];4)=&quot;_X_X&quot;;2;IF(RIGHT([.A83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8])&gt;0;[$preferred_name.A838];&#10;LEN([$preferred_name.B838])&gt;0;[$preferred_name.B838]&#10;)" office:value-type="string" office:string-value="rdw_energiebron_uitvoering_co2emisgecombineerdnedclaag_X_X" calcext:value-type="string">
            <text:p>rdw_energiebron_uitvoering_co2emisgecombineerdnedclaag_X_X</text:p>
          </table:table-cell>
          <table:table-cell table:formula="of:=IFERROR(FIND(&quot;_&quot;;[.$A838];1);LEN([.$A838]))" office:value-type="float" office:value="4" calcext:value-type="float">
            <text:p>4</text:p>
          </table:table-cell>
          <table:table-cell table:formula="of:=IFERROR(FIND(&quot;_&quot;;[.$A838];1+[.B838]);LEN([.$A838]))" office:value-type="float" office:value="16" calcext:value-type="float">
            <text:p>16</text:p>
          </table:table-cell>
          <table:table-cell table:formula="of:=IFERROR(FIND(&quot;_&quot;;[.$A838];1+[.C838]);LEN([.$A838]))" office:value-type="float" office:value="27" calcext:value-type="float">
            <text:p>27</text:p>
          </table:table-cell>
          <table:table-cell table:formula="of:=IFERROR(FIND(&quot;_&quot;;[.$A838];1+[.D838]);LEN([.$A838]))" office:value-type="float" office:value="55" calcext:value-type="float">
            <text:p>55</text:p>
          </table:table-cell>
          <table:table-cell table:formula="of:=IFERROR(FIND(&quot;_&quot;;[.$A838];1+[.E838]);LEN([.$A838]))" office:value-type="float" office:value="57" calcext:value-type="float">
            <text:p>57</text:p>
          </table:table-cell>
          <table:table-cell table:formula="of:=[.D838]" office:value-type="float" office:value="27" calcext:value-type="float">
            <text:p>27</text:p>
          </table:table-cell>
          <table:table-cell table:formula="of:=LEFT([.A838];[.G838])" office:value-type="string" office:string-value="rdw_energiebron_uitvoering_" calcext:value-type="string">
            <text:p>rdw_energiebron_uitvoering_</text:p>
          </table:table-cell>
          <table:table-cell table:formula="of:=VLOOKUP([.H838];[$source.$C$2:$source.$F$48];4;0)" office:value-type="float" office:value="606" calcext:value-type="float">
            <text:p>606</text:p>
          </table:table-cell>
          <table:table-cell table:style-name="ce7" table:formula="of:=IF(RIGHT([.A838];6)=&quot;_X_X_X&quot;;3;IF(RIGHT([.A838];4)=&quot;_X_X&quot;;2;IF(RIGHT([.A83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39])&gt;0;[$preferred_name.A839];&#10;LEN([$preferred_name.B839])&gt;0;[$preferred_name.B839]&#10;)" office:value-type="string" office:string-value="rdw_energiebron_uitvoering_co2emisgecombineerdnedchoog_X_X" calcext:value-type="string">
            <text:p>rdw_energiebron_uitvoering_co2emisgecombineerdnedchoog_X_X</text:p>
          </table:table-cell>
          <table:table-cell table:formula="of:=IFERROR(FIND(&quot;_&quot;;[.$A839];1);LEN([.$A839]))" office:value-type="float" office:value="4" calcext:value-type="float">
            <text:p>4</text:p>
          </table:table-cell>
          <table:table-cell table:formula="of:=IFERROR(FIND(&quot;_&quot;;[.$A839];1+[.B839]);LEN([.$A839]))" office:value-type="float" office:value="16" calcext:value-type="float">
            <text:p>16</text:p>
          </table:table-cell>
          <table:table-cell table:formula="of:=IFERROR(FIND(&quot;_&quot;;[.$A839];1+[.C839]);LEN([.$A839]))" office:value-type="float" office:value="27" calcext:value-type="float">
            <text:p>27</text:p>
          </table:table-cell>
          <table:table-cell table:formula="of:=IFERROR(FIND(&quot;_&quot;;[.$A839];1+[.D839]);LEN([.$A839]))" office:value-type="float" office:value="55" calcext:value-type="float">
            <text:p>55</text:p>
          </table:table-cell>
          <table:table-cell table:formula="of:=IFERROR(FIND(&quot;_&quot;;[.$A839];1+[.E839]);LEN([.$A839]))" office:value-type="float" office:value="57" calcext:value-type="float">
            <text:p>57</text:p>
          </table:table-cell>
          <table:table-cell table:formula="of:=[.D839]" office:value-type="float" office:value="27" calcext:value-type="float">
            <text:p>27</text:p>
          </table:table-cell>
          <table:table-cell table:formula="of:=LEFT([.A839];[.G839])" office:value-type="string" office:string-value="rdw_energiebron_uitvoering_" calcext:value-type="string">
            <text:p>rdw_energiebron_uitvoering_</text:p>
          </table:table-cell>
          <table:table-cell table:formula="of:=VLOOKUP([.H839];[$source.$C$2:$source.$F$48];4;0)" office:value-type="float" office:value="606" calcext:value-type="float">
            <text:p>606</text:p>
          </table:table-cell>
          <table:table-cell table:style-name="ce7" table:formula="of:=IF(RIGHT([.A839];6)=&quot;_X_X_X&quot;;3;IF(RIGHT([.A839];4)=&quot;_X_X&quot;;2;IF(RIGHT([.A83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0])&gt;0;[$preferred_name.A840];&#10;LEN([$preferred_name.B840])&gt;0;[$preferred_name.B840]&#10;)" office:value-type="string" office:string-value="rdw_energiebron_uitvoering_coemissietype1_X_X" calcext:value-type="string">
            <text:p>rdw_energiebron_uitvoering_coemissietype1_X_X</text:p>
          </table:table-cell>
          <table:table-cell table:formula="of:=IFERROR(FIND(&quot;_&quot;;[.$A840];1);LEN([.$A840]))" office:value-type="float" office:value="4" calcext:value-type="float">
            <text:p>4</text:p>
          </table:table-cell>
          <table:table-cell table:formula="of:=IFERROR(FIND(&quot;_&quot;;[.$A840];1+[.B840]);LEN([.$A840]))" office:value-type="float" office:value="16" calcext:value-type="float">
            <text:p>16</text:p>
          </table:table-cell>
          <table:table-cell table:formula="of:=IFERROR(FIND(&quot;_&quot;;[.$A840];1+[.C840]);LEN([.$A840]))" office:value-type="float" office:value="27" calcext:value-type="float">
            <text:p>27</text:p>
          </table:table-cell>
          <table:table-cell table:formula="of:=IFERROR(FIND(&quot;_&quot;;[.$A840];1+[.D840]);LEN([.$A840]))" office:value-type="float" office:value="42" calcext:value-type="float">
            <text:p>42</text:p>
          </table:table-cell>
          <table:table-cell table:formula="of:=IFERROR(FIND(&quot;_&quot;;[.$A840];1+[.E840]);LEN([.$A840]))" office:value-type="float" office:value="44" calcext:value-type="float">
            <text:p>44</text:p>
          </table:table-cell>
          <table:table-cell table:formula="of:=[.D840]" office:value-type="float" office:value="27" calcext:value-type="float">
            <text:p>27</text:p>
          </table:table-cell>
          <table:table-cell table:formula="of:=LEFT([.A840];[.G840])" office:value-type="string" office:string-value="rdw_energiebron_uitvoering_" calcext:value-type="string">
            <text:p>rdw_energiebron_uitvoering_</text:p>
          </table:table-cell>
          <table:table-cell table:formula="of:=VLOOKUP([.H840];[$source.$C$2:$source.$F$48];4;0)" office:value-type="float" office:value="606" calcext:value-type="float">
            <text:p>606</text:p>
          </table:table-cell>
          <table:table-cell table:style-name="ce7" table:formula="of:=IF(RIGHT([.A840];6)=&quot;_X_X_X&quot;;3;IF(RIGHT([.A840];4)=&quot;_X_X&quot;;2;IF(RIGHT([.A84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1])&gt;0;[$preferred_name.A841];&#10;LEN([$preferred_name.B841])&gt;0;[$preferred_name.B841]&#10;)" office:value-type="string" office:string-value="rdw_energiebron_uitvoering_hcemissietype1_X_X" calcext:value-type="string">
            <text:p>rdw_energiebron_uitvoering_hcemissietype1_X_X</text:p>
          </table:table-cell>
          <table:table-cell table:formula="of:=IFERROR(FIND(&quot;_&quot;;[.$A841];1);LEN([.$A841]))" office:value-type="float" office:value="4" calcext:value-type="float">
            <text:p>4</text:p>
          </table:table-cell>
          <table:table-cell table:formula="of:=IFERROR(FIND(&quot;_&quot;;[.$A841];1+[.B841]);LEN([.$A841]))" office:value-type="float" office:value="16" calcext:value-type="float">
            <text:p>16</text:p>
          </table:table-cell>
          <table:table-cell table:formula="of:=IFERROR(FIND(&quot;_&quot;;[.$A841];1+[.C841]);LEN([.$A841]))" office:value-type="float" office:value="27" calcext:value-type="float">
            <text:p>27</text:p>
          </table:table-cell>
          <table:table-cell table:formula="of:=IFERROR(FIND(&quot;_&quot;;[.$A841];1+[.D841]);LEN([.$A841]))" office:value-type="float" office:value="42" calcext:value-type="float">
            <text:p>42</text:p>
          </table:table-cell>
          <table:table-cell table:formula="of:=IFERROR(FIND(&quot;_&quot;;[.$A841];1+[.E841]);LEN([.$A841]))" office:value-type="float" office:value="44" calcext:value-type="float">
            <text:p>44</text:p>
          </table:table-cell>
          <table:table-cell table:formula="of:=[.D841]" office:value-type="float" office:value="27" calcext:value-type="float">
            <text:p>27</text:p>
          </table:table-cell>
          <table:table-cell table:formula="of:=LEFT([.A841];[.G841])" office:value-type="string" office:string-value="rdw_energiebron_uitvoering_" calcext:value-type="string">
            <text:p>rdw_energiebron_uitvoering_</text:p>
          </table:table-cell>
          <table:table-cell table:formula="of:=VLOOKUP([.H841];[$source.$C$2:$source.$F$48];4;0)" office:value-type="float" office:value="606" calcext:value-type="float">
            <text:p>606</text:p>
          </table:table-cell>
          <table:table-cell table:style-name="ce7" table:formula="of:=IF(RIGHT([.A841];6)=&quot;_X_X_X&quot;;3;IF(RIGHT([.A841];4)=&quot;_X_X&quot;;2;IF(RIGHT([.A84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2])&gt;0;[$preferred_name.A842];&#10;LEN([$preferred_name.B842])&gt;0;[$preferred_name.B842]&#10;)" office:value-type="string" office:string-value="rdw_energiebron_uitvoering_noxemissietype1_X_X" calcext:value-type="string">
            <text:p>rdw_energiebron_uitvoering_noxemissietype1_X_X</text:p>
          </table:table-cell>
          <table:table-cell table:formula="of:=IFERROR(FIND(&quot;_&quot;;[.$A842];1);LEN([.$A842]))" office:value-type="float" office:value="4" calcext:value-type="float">
            <text:p>4</text:p>
          </table:table-cell>
          <table:table-cell table:formula="of:=IFERROR(FIND(&quot;_&quot;;[.$A842];1+[.B842]);LEN([.$A842]))" office:value-type="float" office:value="16" calcext:value-type="float">
            <text:p>16</text:p>
          </table:table-cell>
          <table:table-cell table:formula="of:=IFERROR(FIND(&quot;_&quot;;[.$A842];1+[.C842]);LEN([.$A842]))" office:value-type="float" office:value="27" calcext:value-type="float">
            <text:p>27</text:p>
          </table:table-cell>
          <table:table-cell table:formula="of:=IFERROR(FIND(&quot;_&quot;;[.$A842];1+[.D842]);LEN([.$A842]))" office:value-type="float" office:value="43" calcext:value-type="float">
            <text:p>43</text:p>
          </table:table-cell>
          <table:table-cell table:formula="of:=IFERROR(FIND(&quot;_&quot;;[.$A842];1+[.E842]);LEN([.$A842]))" office:value-type="float" office:value="45" calcext:value-type="float">
            <text:p>45</text:p>
          </table:table-cell>
          <table:table-cell table:formula="of:=[.D842]" office:value-type="float" office:value="27" calcext:value-type="float">
            <text:p>27</text:p>
          </table:table-cell>
          <table:table-cell table:formula="of:=LEFT([.A842];[.G842])" office:value-type="string" office:string-value="rdw_energiebron_uitvoering_" calcext:value-type="string">
            <text:p>rdw_energiebron_uitvoering_</text:p>
          </table:table-cell>
          <table:table-cell table:formula="of:=VLOOKUP([.H842];[$source.$C$2:$source.$F$48];4;0)" office:value-type="float" office:value="606" calcext:value-type="float">
            <text:p>606</text:p>
          </table:table-cell>
          <table:table-cell table:style-name="ce7" table:formula="of:=IF(RIGHT([.A842];6)=&quot;_X_X_X&quot;;3;IF(RIGHT([.A842];4)=&quot;_X_X&quot;;2;IF(RIGHT([.A84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3])&gt;0;[$preferred_name.A843];&#10;LEN([$preferred_name.B843])&gt;0;[$preferred_name.B843]&#10;)" office:value-type="string" office:string-value="rdw_energiebron_uitvoering_composite_key_X_X" calcext:value-type="string">
            <text:p>rdw_energiebron_uitvoering_composite_key_X_X</text:p>
          </table:table-cell>
          <table:table-cell table:formula="of:=IFERROR(FIND(&quot;_&quot;;[.$A843];1);LEN([.$A843]))" office:value-type="float" office:value="4" calcext:value-type="float">
            <text:p>4</text:p>
          </table:table-cell>
          <table:table-cell table:formula="of:=IFERROR(FIND(&quot;_&quot;;[.$A843];1+[.B843]);LEN([.$A843]))" office:value-type="float" office:value="16" calcext:value-type="float">
            <text:p>16</text:p>
          </table:table-cell>
          <table:table-cell table:formula="of:=IFERROR(FIND(&quot;_&quot;;[.$A843];1+[.C843]);LEN([.$A843]))" office:value-type="float" office:value="27" calcext:value-type="float">
            <text:p>27</text:p>
          </table:table-cell>
          <table:table-cell table:formula="of:=IFERROR(FIND(&quot;_&quot;;[.$A843];1+[.D843]);LEN([.$A843]))" office:value-type="float" office:value="37" calcext:value-type="float">
            <text:p>37</text:p>
          </table:table-cell>
          <table:table-cell table:formula="of:=IFERROR(FIND(&quot;_&quot;;[.$A843];1+[.E843]);LEN([.$A843]))" office:value-type="float" office:value="41" calcext:value-type="float">
            <text:p>41</text:p>
          </table:table-cell>
          <table:table-cell table:formula="of:=[.D843]" office:value-type="float" office:value="27" calcext:value-type="float">
            <text:p>27</text:p>
          </table:table-cell>
          <table:table-cell table:formula="of:=LEFT([.A843];[.G843])" office:value-type="string" office:string-value="rdw_energiebron_uitvoering_" calcext:value-type="string">
            <text:p>rdw_energiebron_uitvoering_</text:p>
          </table:table-cell>
          <table:table-cell table:formula="of:=VLOOKUP([.H843];[$source.$C$2:$source.$F$48];4;0)" office:value-type="float" office:value="606" calcext:value-type="float">
            <text:p>606</text:p>
          </table:table-cell>
          <table:table-cell table:style-name="ce7" table:formula="of:=IF(RIGHT([.A843];6)=&quot;_X_X_X&quot;;3;IF(RIGHT([.A843];4)=&quot;_X_X&quot;;2;IF(RIGHT([.A84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4])&gt;0;[$preferred_name.A844];&#10;LEN([$preferred_name.B844])&gt;0;[$preferred_name.B844]&#10;)" office:value-type="string" office:string-value="rdw_energiebron_uitvoering_emissiedeeltjestype1_X_X" calcext:value-type="string">
            <text:p>rdw_energiebron_uitvoering_emissiedeeltjestype1_X_X</text:p>
          </table:table-cell>
          <table:table-cell table:formula="of:=IFERROR(FIND(&quot;_&quot;;[.$A844];1);LEN([.$A844]))" office:value-type="float" office:value="4" calcext:value-type="float">
            <text:p>4</text:p>
          </table:table-cell>
          <table:table-cell table:formula="of:=IFERROR(FIND(&quot;_&quot;;[.$A844];1+[.B844]);LEN([.$A844]))" office:value-type="float" office:value="16" calcext:value-type="float">
            <text:p>16</text:p>
          </table:table-cell>
          <table:table-cell table:formula="of:=IFERROR(FIND(&quot;_&quot;;[.$A844];1+[.C844]);LEN([.$A844]))" office:value-type="float" office:value="27" calcext:value-type="float">
            <text:p>27</text:p>
          </table:table-cell>
          <table:table-cell table:formula="of:=IFERROR(FIND(&quot;_&quot;;[.$A844];1+[.D844]);LEN([.$A844]))" office:value-type="float" office:value="48" calcext:value-type="float">
            <text:p>48</text:p>
          </table:table-cell>
          <table:table-cell table:formula="of:=IFERROR(FIND(&quot;_&quot;;[.$A844];1+[.E844]);LEN([.$A844]))" office:value-type="float" office:value="50" calcext:value-type="float">
            <text:p>50</text:p>
          </table:table-cell>
          <table:table-cell table:formula="of:=[.D844]" office:value-type="float" office:value="27" calcext:value-type="float">
            <text:p>27</text:p>
          </table:table-cell>
          <table:table-cell table:formula="of:=LEFT([.A844];[.G844])" office:value-type="string" office:string-value="rdw_energiebron_uitvoering_" calcext:value-type="string">
            <text:p>rdw_energiebron_uitvoering_</text:p>
          </table:table-cell>
          <table:table-cell table:formula="of:=VLOOKUP([.H844];[$source.$C$2:$source.$F$48];4;0)" office:value-type="float" office:value="606" calcext:value-type="float">
            <text:p>606</text:p>
          </table:table-cell>
          <table:table-cell table:style-name="ce7" table:formula="of:=IF(RIGHT([.A844];6)=&quot;_X_X_X&quot;;3;IF(RIGHT([.A844];4)=&quot;_X_X&quot;;2;IF(RIGHT([.A84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5])&gt;0;[$preferred_name.A845];&#10;LEN([$preferred_name.B845])&gt;0;[$preferred_name.B845]&#10;)" office:value-type="string" office:string-value="rdw_energiebron_uitvoering_emissieaantaldeeltjestype1_X_X" calcext:value-type="string">
            <text:p>rdw_energiebron_uitvoering_emissieaantaldeeltjestype1_X_X</text:p>
          </table:table-cell>
          <table:table-cell table:formula="of:=IFERROR(FIND(&quot;_&quot;;[.$A845];1);LEN([.$A845]))" office:value-type="float" office:value="4" calcext:value-type="float">
            <text:p>4</text:p>
          </table:table-cell>
          <table:table-cell table:formula="of:=IFERROR(FIND(&quot;_&quot;;[.$A845];1+[.B845]);LEN([.$A845]))" office:value-type="float" office:value="16" calcext:value-type="float">
            <text:p>16</text:p>
          </table:table-cell>
          <table:table-cell table:formula="of:=IFERROR(FIND(&quot;_&quot;;[.$A845];1+[.C845]);LEN([.$A845]))" office:value-type="float" office:value="27" calcext:value-type="float">
            <text:p>27</text:p>
          </table:table-cell>
          <table:table-cell table:formula="of:=IFERROR(FIND(&quot;_&quot;;[.$A845];1+[.D845]);LEN([.$A845]))" office:value-type="float" office:value="54" calcext:value-type="float">
            <text:p>54</text:p>
          </table:table-cell>
          <table:table-cell table:formula="of:=IFERROR(FIND(&quot;_&quot;;[.$A845];1+[.E845]);LEN([.$A845]))" office:value-type="float" office:value="56" calcext:value-type="float">
            <text:p>56</text:p>
          </table:table-cell>
          <table:table-cell table:formula="of:=[.D845]" office:value-type="float" office:value="27" calcext:value-type="float">
            <text:p>27</text:p>
          </table:table-cell>
          <table:table-cell table:formula="of:=LEFT([.A845];[.G845])" office:value-type="string" office:string-value="rdw_energiebron_uitvoering_" calcext:value-type="string">
            <text:p>rdw_energiebron_uitvoering_</text:p>
          </table:table-cell>
          <table:table-cell table:formula="of:=VLOOKUP([.H845];[$source.$C$2:$source.$F$48];4;0)" office:value-type="float" office:value="606" calcext:value-type="float">
            <text:p>606</text:p>
          </table:table-cell>
          <table:table-cell table:style-name="ce7" table:formula="of:=IF(RIGHT([.A845];6)=&quot;_X_X_X&quot;;3;IF(RIGHT([.A845];4)=&quot;_X_X&quot;;2;IF(RIGHT([.A84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6])&gt;0;[$preferred_name.A846];&#10;LEN([$preferred_name.B846])&gt;0;[$preferred_name.B846]&#10;)" office:value-type="string" office:string-value="rdw_energiebron_uitvoering_hcnoxemissietype1_X_X" calcext:value-type="string">
            <text:p>rdw_energiebron_uitvoering_hcnoxemissietype1_X_X</text:p>
          </table:table-cell>
          <table:table-cell table:formula="of:=IFERROR(FIND(&quot;_&quot;;[.$A846];1);LEN([.$A846]))" office:value-type="float" office:value="4" calcext:value-type="float">
            <text:p>4</text:p>
          </table:table-cell>
          <table:table-cell table:formula="of:=IFERROR(FIND(&quot;_&quot;;[.$A846];1+[.B846]);LEN([.$A846]))" office:value-type="float" office:value="16" calcext:value-type="float">
            <text:p>16</text:p>
          </table:table-cell>
          <table:table-cell table:formula="of:=IFERROR(FIND(&quot;_&quot;;[.$A846];1+[.C846]);LEN([.$A846]))" office:value-type="float" office:value="27" calcext:value-type="float">
            <text:p>27</text:p>
          </table:table-cell>
          <table:table-cell table:formula="of:=IFERROR(FIND(&quot;_&quot;;[.$A846];1+[.D846]);LEN([.$A846]))" office:value-type="float" office:value="45" calcext:value-type="float">
            <text:p>45</text:p>
          </table:table-cell>
          <table:table-cell table:formula="of:=IFERROR(FIND(&quot;_&quot;;[.$A846];1+[.E846]);LEN([.$A846]))" office:value-type="float" office:value="47" calcext:value-type="float">
            <text:p>47</text:p>
          </table:table-cell>
          <table:table-cell table:formula="of:=[.D846]" office:value-type="float" office:value="27" calcext:value-type="float">
            <text:p>27</text:p>
          </table:table-cell>
          <table:table-cell table:formula="of:=LEFT([.A846];[.G846])" office:value-type="string" office:string-value="rdw_energiebron_uitvoering_" calcext:value-type="string">
            <text:p>rdw_energiebron_uitvoering_</text:p>
          </table:table-cell>
          <table:table-cell table:formula="of:=VLOOKUP([.H846];[$source.$C$2:$source.$F$48];4;0)" office:value-type="float" office:value="606" calcext:value-type="float">
            <text:p>606</text:p>
          </table:table-cell>
          <table:table-cell table:style-name="ce7" table:formula="of:=IF(RIGHT([.A846];6)=&quot;_X_X_X&quot;;3;IF(RIGHT([.A846];4)=&quot;_X_X&quot;;2;IF(RIGHT([.A84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7])&gt;0;[$preferred_name.A847];&#10;LEN([$preferred_name.B847])&gt;0;[$preferred_name.B847]&#10;)" office:value-type="string" office:string-value="rdw_energiebron_uitvoering_maxbiopercentagebrandstof_X_X" calcext:value-type="string">
            <text:p>rdw_energiebron_uitvoering_maxbiopercentagebrandstof_X_X</text:p>
          </table:table-cell>
          <table:table-cell table:formula="of:=IFERROR(FIND(&quot;_&quot;;[.$A847];1);LEN([.$A847]))" office:value-type="float" office:value="4" calcext:value-type="float">
            <text:p>4</text:p>
          </table:table-cell>
          <table:table-cell table:formula="of:=IFERROR(FIND(&quot;_&quot;;[.$A847];1+[.B847]);LEN([.$A847]))" office:value-type="float" office:value="16" calcext:value-type="float">
            <text:p>16</text:p>
          </table:table-cell>
          <table:table-cell table:formula="of:=IFERROR(FIND(&quot;_&quot;;[.$A847];1+[.C847]);LEN([.$A847]))" office:value-type="float" office:value="27" calcext:value-type="float">
            <text:p>27</text:p>
          </table:table-cell>
          <table:table-cell table:formula="of:=IFERROR(FIND(&quot;_&quot;;[.$A847];1+[.D847]);LEN([.$A847]))" office:value-type="float" office:value="53" calcext:value-type="float">
            <text:p>53</text:p>
          </table:table-cell>
          <table:table-cell table:formula="of:=IFERROR(FIND(&quot;_&quot;;[.$A847];1+[.E847]);LEN([.$A847]))" office:value-type="float" office:value="55" calcext:value-type="float">
            <text:p>55</text:p>
          </table:table-cell>
          <table:table-cell table:formula="of:=[.D847]" office:value-type="float" office:value="27" calcext:value-type="float">
            <text:p>27</text:p>
          </table:table-cell>
          <table:table-cell table:formula="of:=LEFT([.A847];[.G847])" office:value-type="string" office:string-value="rdw_energiebron_uitvoering_" calcext:value-type="string">
            <text:p>rdw_energiebron_uitvoering_</text:p>
          </table:table-cell>
          <table:table-cell table:formula="of:=VLOOKUP([.H847];[$source.$C$2:$source.$F$48];4;0)" office:value-type="float" office:value="606" calcext:value-type="float">
            <text:p>606</text:p>
          </table:table-cell>
          <table:table-cell table:style-name="ce7" table:formula="of:=IF(RIGHT([.A847];6)=&quot;_X_X_X&quot;;3;IF(RIGHT([.A847];4)=&quot;_X_X&quot;;2;IF(RIGHT([.A84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8])&gt;0;[$preferred_name.A848];&#10;LEN([$preferred_name.B848])&gt;0;[$preferred_name.B848]&#10;)" office:value-type="string" office:string-value="rdw_energiebron_uitvoering_coemissietype1wltp_X_X" calcext:value-type="string">
            <text:p>rdw_energiebron_uitvoering_coemissietype1wltp_X_X</text:p>
          </table:table-cell>
          <table:table-cell table:formula="of:=IFERROR(FIND(&quot;_&quot;;[.$A848];1);LEN([.$A848]))" office:value-type="float" office:value="4" calcext:value-type="float">
            <text:p>4</text:p>
          </table:table-cell>
          <table:table-cell table:formula="of:=IFERROR(FIND(&quot;_&quot;;[.$A848];1+[.B848]);LEN([.$A848]))" office:value-type="float" office:value="16" calcext:value-type="float">
            <text:p>16</text:p>
          </table:table-cell>
          <table:table-cell table:formula="of:=IFERROR(FIND(&quot;_&quot;;[.$A848];1+[.C848]);LEN([.$A848]))" office:value-type="float" office:value="27" calcext:value-type="float">
            <text:p>27</text:p>
          </table:table-cell>
          <table:table-cell table:formula="of:=IFERROR(FIND(&quot;_&quot;;[.$A848];1+[.D848]);LEN([.$A848]))" office:value-type="float" office:value="46" calcext:value-type="float">
            <text:p>46</text:p>
          </table:table-cell>
          <table:table-cell table:formula="of:=IFERROR(FIND(&quot;_&quot;;[.$A848];1+[.E848]);LEN([.$A848]))" office:value-type="float" office:value="48" calcext:value-type="float">
            <text:p>48</text:p>
          </table:table-cell>
          <table:table-cell table:formula="of:=[.D848]" office:value-type="float" office:value="27" calcext:value-type="float">
            <text:p>27</text:p>
          </table:table-cell>
          <table:table-cell table:formula="of:=LEFT([.A848];[.G848])" office:value-type="string" office:string-value="rdw_energiebron_uitvoering_" calcext:value-type="string">
            <text:p>rdw_energiebron_uitvoering_</text:p>
          </table:table-cell>
          <table:table-cell table:formula="of:=VLOOKUP([.H848];[$source.$C$2:$source.$F$48];4;0)" office:value-type="float" office:value="606" calcext:value-type="float">
            <text:p>606</text:p>
          </table:table-cell>
          <table:table-cell table:style-name="ce7" table:formula="of:=IF(RIGHT([.A848];6)=&quot;_X_X_X&quot;;3;IF(RIGHT([.A848];4)=&quot;_X_X&quot;;2;IF(RIGHT([.A84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49])&gt;0;[$preferred_name.A849];&#10;LEN([$preferred_name.B849])&gt;0;[$preferred_name.B849]&#10;)" office:value-type="string" office:string-value="rdw_energiebron_uitvoering_noxemissietype1wltp_X_X" calcext:value-type="string">
            <text:p>rdw_energiebron_uitvoering_noxemissietype1wltp_X_X</text:p>
          </table:table-cell>
          <table:table-cell table:formula="of:=IFERROR(FIND(&quot;_&quot;;[.$A849];1);LEN([.$A849]))" office:value-type="float" office:value="4" calcext:value-type="float">
            <text:p>4</text:p>
          </table:table-cell>
          <table:table-cell table:formula="of:=IFERROR(FIND(&quot;_&quot;;[.$A849];1+[.B849]);LEN([.$A849]))" office:value-type="float" office:value="16" calcext:value-type="float">
            <text:p>16</text:p>
          </table:table-cell>
          <table:table-cell table:formula="of:=IFERROR(FIND(&quot;_&quot;;[.$A849];1+[.C849]);LEN([.$A849]))" office:value-type="float" office:value="27" calcext:value-type="float">
            <text:p>27</text:p>
          </table:table-cell>
          <table:table-cell table:formula="of:=IFERROR(FIND(&quot;_&quot;;[.$A849];1+[.D849]);LEN([.$A849]))" office:value-type="float" office:value="47" calcext:value-type="float">
            <text:p>47</text:p>
          </table:table-cell>
          <table:table-cell table:formula="of:=IFERROR(FIND(&quot;_&quot;;[.$A849];1+[.E849]);LEN([.$A849]))" office:value-type="float" office:value="49" calcext:value-type="float">
            <text:p>49</text:p>
          </table:table-cell>
          <table:table-cell table:formula="of:=[.D849]" office:value-type="float" office:value="27" calcext:value-type="float">
            <text:p>27</text:p>
          </table:table-cell>
          <table:table-cell table:formula="of:=LEFT([.A849];[.G849])" office:value-type="string" office:string-value="rdw_energiebron_uitvoering_" calcext:value-type="string">
            <text:p>rdw_energiebron_uitvoering_</text:p>
          </table:table-cell>
          <table:table-cell table:formula="of:=VLOOKUP([.H849];[$source.$C$2:$source.$F$48];4;0)" office:value-type="float" office:value="606" calcext:value-type="float">
            <text:p>606</text:p>
          </table:table-cell>
          <table:table-cell table:style-name="ce7" table:formula="of:=IF(RIGHT([.A849];6)=&quot;_X_X_X&quot;;3;IF(RIGHT([.A849];4)=&quot;_X_X&quot;;2;IF(RIGHT([.A84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0])&gt;0;[$preferred_name.A850];&#10;LEN([$preferred_name.B850])&gt;0;[$preferred_name.B850]&#10;)" office:value-type="string" office:string-value="rdw_energiebron_uitvoering_emissiedeeltjestype1wltp_X_X" calcext:value-type="string">
            <text:p>rdw_energiebron_uitvoering_emissiedeeltjestype1wltp_X_X</text:p>
          </table:table-cell>
          <table:table-cell table:formula="of:=IFERROR(FIND(&quot;_&quot;;[.$A850];1);LEN([.$A850]))" office:value-type="float" office:value="4" calcext:value-type="float">
            <text:p>4</text:p>
          </table:table-cell>
          <table:table-cell table:formula="of:=IFERROR(FIND(&quot;_&quot;;[.$A850];1+[.B850]);LEN([.$A850]))" office:value-type="float" office:value="16" calcext:value-type="float">
            <text:p>16</text:p>
          </table:table-cell>
          <table:table-cell table:formula="of:=IFERROR(FIND(&quot;_&quot;;[.$A850];1+[.C850]);LEN([.$A850]))" office:value-type="float" office:value="27" calcext:value-type="float">
            <text:p>27</text:p>
          </table:table-cell>
          <table:table-cell table:formula="of:=IFERROR(FIND(&quot;_&quot;;[.$A850];1+[.D850]);LEN([.$A850]))" office:value-type="float" office:value="52" calcext:value-type="float">
            <text:p>52</text:p>
          </table:table-cell>
          <table:table-cell table:formula="of:=IFERROR(FIND(&quot;_&quot;;[.$A850];1+[.E850]);LEN([.$A850]))" office:value-type="float" office:value="54" calcext:value-type="float">
            <text:p>54</text:p>
          </table:table-cell>
          <table:table-cell table:formula="of:=[.D850]" office:value-type="float" office:value="27" calcext:value-type="float">
            <text:p>27</text:p>
          </table:table-cell>
          <table:table-cell table:formula="of:=LEFT([.A850];[.G850])" office:value-type="string" office:string-value="rdw_energiebron_uitvoering_" calcext:value-type="string">
            <text:p>rdw_energiebron_uitvoering_</text:p>
          </table:table-cell>
          <table:table-cell table:formula="of:=VLOOKUP([.H850];[$source.$C$2:$source.$F$48];4;0)" office:value-type="float" office:value="606" calcext:value-type="float">
            <text:p>606</text:p>
          </table:table-cell>
          <table:table-cell table:style-name="ce7" table:formula="of:=IF(RIGHT([.A850];6)=&quot;_X_X_X&quot;;3;IF(RIGHT([.A850];4)=&quot;_X_X&quot;;2;IF(RIGHT([.A85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1])&gt;0;[$preferred_name.A851];&#10;LEN([$preferred_name.B851])&gt;0;[$preferred_name.B851]&#10;)" office:value-type="string" office:string-value="rdw_energiebron_uitvoering_emissieaantaldeeltjestype1wltp_X_X" calcext:value-type="string">
            <text:p>rdw_energiebron_uitvoering_emissieaantaldeeltjestype1wltp_X_X</text:p>
          </table:table-cell>
          <table:table-cell table:formula="of:=IFERROR(FIND(&quot;_&quot;;[.$A851];1);LEN([.$A851]))" office:value-type="float" office:value="4" calcext:value-type="float">
            <text:p>4</text:p>
          </table:table-cell>
          <table:table-cell table:formula="of:=IFERROR(FIND(&quot;_&quot;;[.$A851];1+[.B851]);LEN([.$A851]))" office:value-type="float" office:value="16" calcext:value-type="float">
            <text:p>16</text:p>
          </table:table-cell>
          <table:table-cell table:formula="of:=IFERROR(FIND(&quot;_&quot;;[.$A851];1+[.C851]);LEN([.$A851]))" office:value-type="float" office:value="27" calcext:value-type="float">
            <text:p>27</text:p>
          </table:table-cell>
          <table:table-cell table:formula="of:=IFERROR(FIND(&quot;_&quot;;[.$A851];1+[.D851]);LEN([.$A851]))" office:value-type="float" office:value="58" calcext:value-type="float">
            <text:p>58</text:p>
          </table:table-cell>
          <table:table-cell table:formula="of:=IFERROR(FIND(&quot;_&quot;;[.$A851];1+[.E851]);LEN([.$A851]))" office:value-type="float" office:value="60" calcext:value-type="float">
            <text:p>60</text:p>
          </table:table-cell>
          <table:table-cell table:formula="of:=[.D851]" office:value-type="float" office:value="27" calcext:value-type="float">
            <text:p>27</text:p>
          </table:table-cell>
          <table:table-cell table:formula="of:=LEFT([.A851];[.G851])" office:value-type="string" office:string-value="rdw_energiebron_uitvoering_" calcext:value-type="string">
            <text:p>rdw_energiebron_uitvoering_</text:p>
          </table:table-cell>
          <table:table-cell table:formula="of:=VLOOKUP([.H851];[$source.$C$2:$source.$F$48];4;0)" office:value-type="float" office:value="606" calcext:value-type="float">
            <text:p>606</text:p>
          </table:table-cell>
          <table:table-cell table:style-name="ce7" table:formula="of:=IF(RIGHT([.A851];6)=&quot;_X_X_X&quot;;3;IF(RIGHT([.A851];4)=&quot;_X_X&quot;;2;IF(RIGHT([.A85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2])&gt;0;[$preferred_name.A852];&#10;LEN([$preferred_name.B852])&gt;0;[$preferred_name.B852]&#10;)" office:value-type="string" office:string-value="rdw_energiebron_uitvoering_co2emisgecombineerdwltpogr_X_X" calcext:value-type="string">
            <text:p>rdw_energiebron_uitvoering_co2emisgecombineerdwltpogr_X_X</text:p>
          </table:table-cell>
          <table:table-cell table:formula="of:=IFERROR(FIND(&quot;_&quot;;[.$A852];1);LEN([.$A852]))" office:value-type="float" office:value="4" calcext:value-type="float">
            <text:p>4</text:p>
          </table:table-cell>
          <table:table-cell table:formula="of:=IFERROR(FIND(&quot;_&quot;;[.$A852];1+[.B852]);LEN([.$A852]))" office:value-type="float" office:value="16" calcext:value-type="float">
            <text:p>16</text:p>
          </table:table-cell>
          <table:table-cell table:formula="of:=IFERROR(FIND(&quot;_&quot;;[.$A852];1+[.C852]);LEN([.$A852]))" office:value-type="float" office:value="27" calcext:value-type="float">
            <text:p>27</text:p>
          </table:table-cell>
          <table:table-cell table:formula="of:=IFERROR(FIND(&quot;_&quot;;[.$A852];1+[.D852]);LEN([.$A852]))" office:value-type="float" office:value="54" calcext:value-type="float">
            <text:p>54</text:p>
          </table:table-cell>
          <table:table-cell table:formula="of:=IFERROR(FIND(&quot;_&quot;;[.$A852];1+[.E852]);LEN([.$A852]))" office:value-type="float" office:value="56" calcext:value-type="float">
            <text:p>56</text:p>
          </table:table-cell>
          <table:table-cell table:formula="of:=[.D852]" office:value-type="float" office:value="27" calcext:value-type="float">
            <text:p>27</text:p>
          </table:table-cell>
          <table:table-cell table:formula="of:=LEFT([.A852];[.G852])" office:value-type="string" office:string-value="rdw_energiebron_uitvoering_" calcext:value-type="string">
            <text:p>rdw_energiebron_uitvoering_</text:p>
          </table:table-cell>
          <table:table-cell table:formula="of:=VLOOKUP([.H852];[$source.$C$2:$source.$F$48];4;0)" office:value-type="float" office:value="606" calcext:value-type="float">
            <text:p>606</text:p>
          </table:table-cell>
          <table:table-cell table:style-name="ce7" table:formula="of:=IF(RIGHT([.A852];6)=&quot;_X_X_X&quot;;3;IF(RIGHT([.A852];4)=&quot;_X_X&quot;;2;IF(RIGHT([.A85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3])&gt;0;[$preferred_name.A853];&#10;LEN([$preferred_name.B853])&gt;0;[$preferred_name.B853]&#10;)" office:value-type="string" office:string-value="rdw_energiebron_uitvoering_co2emisgecombineerdwltpbgr_X_X" calcext:value-type="string">
            <text:p>rdw_energiebron_uitvoering_co2emisgecombineerdwltpbgr_X_X</text:p>
          </table:table-cell>
          <table:table-cell table:formula="of:=IFERROR(FIND(&quot;_&quot;;[.$A853];1);LEN([.$A853]))" office:value-type="float" office:value="4" calcext:value-type="float">
            <text:p>4</text:p>
          </table:table-cell>
          <table:table-cell table:formula="of:=IFERROR(FIND(&quot;_&quot;;[.$A853];1+[.B853]);LEN([.$A853]))" office:value-type="float" office:value="16" calcext:value-type="float">
            <text:p>16</text:p>
          </table:table-cell>
          <table:table-cell table:formula="of:=IFERROR(FIND(&quot;_&quot;;[.$A853];1+[.C853]);LEN([.$A853]))" office:value-type="float" office:value="27" calcext:value-type="float">
            <text:p>27</text:p>
          </table:table-cell>
          <table:table-cell table:formula="of:=IFERROR(FIND(&quot;_&quot;;[.$A853];1+[.D853]);LEN([.$A853]))" office:value-type="float" office:value="54" calcext:value-type="float">
            <text:p>54</text:p>
          </table:table-cell>
          <table:table-cell table:formula="of:=IFERROR(FIND(&quot;_&quot;;[.$A853];1+[.E853]);LEN([.$A853]))" office:value-type="float" office:value="56" calcext:value-type="float">
            <text:p>56</text:p>
          </table:table-cell>
          <table:table-cell table:formula="of:=[.D853]" office:value-type="float" office:value="27" calcext:value-type="float">
            <text:p>27</text:p>
          </table:table-cell>
          <table:table-cell table:formula="of:=LEFT([.A853];[.G853])" office:value-type="string" office:string-value="rdw_energiebron_uitvoering_" calcext:value-type="string">
            <text:p>rdw_energiebron_uitvoering_</text:p>
          </table:table-cell>
          <table:table-cell table:formula="of:=VLOOKUP([.H853];[$source.$C$2:$source.$F$48];4;0)" office:value-type="float" office:value="606" calcext:value-type="float">
            <text:p>606</text:p>
          </table:table-cell>
          <table:table-cell table:style-name="ce7" table:formula="of:=IF(RIGHT([.A853];6)=&quot;_X_X_X&quot;;3;IF(RIGHT([.A853];4)=&quot;_X_X&quot;;2;IF(RIGHT([.A85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4])&gt;0;[$preferred_name.A854];&#10;LEN([$preferred_name.B854])&gt;0;[$preferred_name.B854]&#10;)" office:value-type="string" office:string-value="rdw_energiebron_uitvoering_brandstofverbruikgecombwltpogr_X_X" calcext:value-type="string">
            <text:p>rdw_energiebron_uitvoering_brandstofverbruikgecombwltpogr_X_X</text:p>
          </table:table-cell>
          <table:table-cell table:formula="of:=IFERROR(FIND(&quot;_&quot;;[.$A854];1);LEN([.$A854]))" office:value-type="float" office:value="4" calcext:value-type="float">
            <text:p>4</text:p>
          </table:table-cell>
          <table:table-cell table:formula="of:=IFERROR(FIND(&quot;_&quot;;[.$A854];1+[.B854]);LEN([.$A854]))" office:value-type="float" office:value="16" calcext:value-type="float">
            <text:p>16</text:p>
          </table:table-cell>
          <table:table-cell table:formula="of:=IFERROR(FIND(&quot;_&quot;;[.$A854];1+[.C854]);LEN([.$A854]))" office:value-type="float" office:value="27" calcext:value-type="float">
            <text:p>27</text:p>
          </table:table-cell>
          <table:table-cell table:formula="of:=IFERROR(FIND(&quot;_&quot;;[.$A854];1+[.D854]);LEN([.$A854]))" office:value-type="float" office:value="58" calcext:value-type="float">
            <text:p>58</text:p>
          </table:table-cell>
          <table:table-cell table:formula="of:=IFERROR(FIND(&quot;_&quot;;[.$A854];1+[.E854]);LEN([.$A854]))" office:value-type="float" office:value="60" calcext:value-type="float">
            <text:p>60</text:p>
          </table:table-cell>
          <table:table-cell table:formula="of:=[.D854]" office:value-type="float" office:value="27" calcext:value-type="float">
            <text:p>27</text:p>
          </table:table-cell>
          <table:table-cell table:formula="of:=LEFT([.A854];[.G854])" office:value-type="string" office:string-value="rdw_energiebron_uitvoering_" calcext:value-type="string">
            <text:p>rdw_energiebron_uitvoering_</text:p>
          </table:table-cell>
          <table:table-cell table:formula="of:=VLOOKUP([.H854];[$source.$C$2:$source.$F$48];4;0)" office:value-type="float" office:value="606" calcext:value-type="float">
            <text:p>606</text:p>
          </table:table-cell>
          <table:table-cell table:style-name="ce7" table:formula="of:=IF(RIGHT([.A854];6)=&quot;_X_X_X&quot;;3;IF(RIGHT([.A854];4)=&quot;_X_X&quot;;2;IF(RIGHT([.A85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5])&gt;0;[$preferred_name.A855];&#10;LEN([$preferred_name.B855])&gt;0;[$preferred_name.B855]&#10;)" office:value-type="string" office:string-value="rdw_energiebron_uitvoering_brandstofverbruikgecombwltpbgr_X_X" calcext:value-type="string">
            <text:p>rdw_energiebron_uitvoering_brandstofverbruikgecombwltpbgr_X_X</text:p>
          </table:table-cell>
          <table:table-cell table:formula="of:=IFERROR(FIND(&quot;_&quot;;[.$A855];1);LEN([.$A855]))" office:value-type="float" office:value="4" calcext:value-type="float">
            <text:p>4</text:p>
          </table:table-cell>
          <table:table-cell table:formula="of:=IFERROR(FIND(&quot;_&quot;;[.$A855];1+[.B855]);LEN([.$A855]))" office:value-type="float" office:value="16" calcext:value-type="float">
            <text:p>16</text:p>
          </table:table-cell>
          <table:table-cell table:formula="of:=IFERROR(FIND(&quot;_&quot;;[.$A855];1+[.C855]);LEN([.$A855]))" office:value-type="float" office:value="27" calcext:value-type="float">
            <text:p>27</text:p>
          </table:table-cell>
          <table:table-cell table:formula="of:=IFERROR(FIND(&quot;_&quot;;[.$A855];1+[.D855]);LEN([.$A855]))" office:value-type="float" office:value="58" calcext:value-type="float">
            <text:p>58</text:p>
          </table:table-cell>
          <table:table-cell table:formula="of:=IFERROR(FIND(&quot;_&quot;;[.$A855];1+[.E855]);LEN([.$A855]))" office:value-type="float" office:value="60" calcext:value-type="float">
            <text:p>60</text:p>
          </table:table-cell>
          <table:table-cell table:formula="of:=[.D855]" office:value-type="float" office:value="27" calcext:value-type="float">
            <text:p>27</text:p>
          </table:table-cell>
          <table:table-cell table:formula="of:=LEFT([.A855];[.G855])" office:value-type="string" office:string-value="rdw_energiebron_uitvoering_" calcext:value-type="string">
            <text:p>rdw_energiebron_uitvoering_</text:p>
          </table:table-cell>
          <table:table-cell table:formula="of:=VLOOKUP([.H855];[$source.$C$2:$source.$F$48];4;0)" office:value-type="float" office:value="606" calcext:value-type="float">
            <text:p>606</text:p>
          </table:table-cell>
          <table:table-cell table:style-name="ce7" table:formula="of:=IF(RIGHT([.A855];6)=&quot;_X_X_X&quot;;3;IF(RIGHT([.A855];4)=&quot;_X_X&quot;;2;IF(RIGHT([.A85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6])&gt;0;[$preferred_name.A856];&#10;LEN([$preferred_name.B856])&gt;0;[$preferred_name.B856]&#10;)" office:value-type="string" office:string-value="rdw_energiebron_uitvoering_maximumvermogen30minogr_X_X" calcext:value-type="string">
            <text:p>rdw_energiebron_uitvoering_maximumvermogen30minogr_X_X</text:p>
          </table:table-cell>
          <table:table-cell table:formula="of:=IFERROR(FIND(&quot;_&quot;;[.$A856];1);LEN([.$A856]))" office:value-type="float" office:value="4" calcext:value-type="float">
            <text:p>4</text:p>
          </table:table-cell>
          <table:table-cell table:formula="of:=IFERROR(FIND(&quot;_&quot;;[.$A856];1+[.B856]);LEN([.$A856]))" office:value-type="float" office:value="16" calcext:value-type="float">
            <text:p>16</text:p>
          </table:table-cell>
          <table:table-cell table:formula="of:=IFERROR(FIND(&quot;_&quot;;[.$A856];1+[.C856]);LEN([.$A856]))" office:value-type="float" office:value="27" calcext:value-type="float">
            <text:p>27</text:p>
          </table:table-cell>
          <table:table-cell table:formula="of:=IFERROR(FIND(&quot;_&quot;;[.$A856];1+[.D856]);LEN([.$A856]))" office:value-type="float" office:value="51" calcext:value-type="float">
            <text:p>51</text:p>
          </table:table-cell>
          <table:table-cell table:formula="of:=IFERROR(FIND(&quot;_&quot;;[.$A856];1+[.E856]);LEN([.$A856]))" office:value-type="float" office:value="53" calcext:value-type="float">
            <text:p>53</text:p>
          </table:table-cell>
          <table:table-cell table:formula="of:=[.D856]" office:value-type="float" office:value="27" calcext:value-type="float">
            <text:p>27</text:p>
          </table:table-cell>
          <table:table-cell table:formula="of:=LEFT([.A856];[.G856])" office:value-type="string" office:string-value="rdw_energiebron_uitvoering_" calcext:value-type="string">
            <text:p>rdw_energiebron_uitvoering_</text:p>
          </table:table-cell>
          <table:table-cell table:formula="of:=VLOOKUP([.H856];[$source.$C$2:$source.$F$48];4;0)" office:value-type="float" office:value="606" calcext:value-type="float">
            <text:p>606</text:p>
          </table:table-cell>
          <table:table-cell table:style-name="ce7" table:formula="of:=IF(RIGHT([.A856];6)=&quot;_X_X_X&quot;;3;IF(RIGHT([.A856];4)=&quot;_X_X&quot;;2;IF(RIGHT([.A85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7])&gt;0;[$preferred_name.A857];&#10;LEN([$preferred_name.B857])&gt;0;[$preferred_name.B857]&#10;)" office:value-type="string" office:string-value="rdw_energiebron_uitvoering_maximumvermogen30minbgr_X_X" calcext:value-type="string">
            <text:p>rdw_energiebron_uitvoering_maximumvermogen30minbgr_X_X</text:p>
          </table:table-cell>
          <table:table-cell table:formula="of:=IFERROR(FIND(&quot;_&quot;;[.$A857];1);LEN([.$A857]))" office:value-type="float" office:value="4" calcext:value-type="float">
            <text:p>4</text:p>
          </table:table-cell>
          <table:table-cell table:formula="of:=IFERROR(FIND(&quot;_&quot;;[.$A857];1+[.B857]);LEN([.$A857]))" office:value-type="float" office:value="16" calcext:value-type="float">
            <text:p>16</text:p>
          </table:table-cell>
          <table:table-cell table:formula="of:=IFERROR(FIND(&quot;_&quot;;[.$A857];1+[.C857]);LEN([.$A857]))" office:value-type="float" office:value="27" calcext:value-type="float">
            <text:p>27</text:p>
          </table:table-cell>
          <table:table-cell table:formula="of:=IFERROR(FIND(&quot;_&quot;;[.$A857];1+[.D857]);LEN([.$A857]))" office:value-type="float" office:value="51" calcext:value-type="float">
            <text:p>51</text:p>
          </table:table-cell>
          <table:table-cell table:formula="of:=IFERROR(FIND(&quot;_&quot;;[.$A857];1+[.E857]);LEN([.$A857]))" office:value-type="float" office:value="53" calcext:value-type="float">
            <text:p>53</text:p>
          </table:table-cell>
          <table:table-cell table:formula="of:=[.D857]" office:value-type="float" office:value="27" calcext:value-type="float">
            <text:p>27</text:p>
          </table:table-cell>
          <table:table-cell table:formula="of:=LEFT([.A857];[.G857])" office:value-type="string" office:string-value="rdw_energiebron_uitvoering_" calcext:value-type="string">
            <text:p>rdw_energiebron_uitvoering_</text:p>
          </table:table-cell>
          <table:table-cell table:formula="of:=VLOOKUP([.H857];[$source.$C$2:$source.$F$48];4;0)" office:value-type="float" office:value="606" calcext:value-type="float">
            <text:p>606</text:p>
          </table:table-cell>
          <table:table-cell table:style-name="ce7" table:formula="of:=IF(RIGHT([.A857];6)=&quot;_X_X_X&quot;;3;IF(RIGHT([.A857];4)=&quot;_X_X&quot;;2;IF(RIGHT([.A85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8])&gt;0;[$preferred_name.A858];&#10;LEN([$preferred_name.B858])&gt;0;[$preferred_name.B858]&#10;)" office:value-type="string" office:string-value="rdw_energiebron_uitvoering_elekverbrexternoplaadbwltpogr_X_X" calcext:value-type="string">
            <text:p>rdw_energiebron_uitvoering_elekverbrexternoplaadbwltpogr_X_X</text:p>
          </table:table-cell>
          <table:table-cell table:formula="of:=IFERROR(FIND(&quot;_&quot;;[.$A858];1);LEN([.$A858]))" office:value-type="float" office:value="4" calcext:value-type="float">
            <text:p>4</text:p>
          </table:table-cell>
          <table:table-cell table:formula="of:=IFERROR(FIND(&quot;_&quot;;[.$A858];1+[.B858]);LEN([.$A858]))" office:value-type="float" office:value="16" calcext:value-type="float">
            <text:p>16</text:p>
          </table:table-cell>
          <table:table-cell table:formula="of:=IFERROR(FIND(&quot;_&quot;;[.$A858];1+[.C858]);LEN([.$A858]))" office:value-type="float" office:value="27" calcext:value-type="float">
            <text:p>27</text:p>
          </table:table-cell>
          <table:table-cell table:formula="of:=IFERROR(FIND(&quot;_&quot;;[.$A858];1+[.D858]);LEN([.$A858]))" office:value-type="float" office:value="57" calcext:value-type="float">
            <text:p>57</text:p>
          </table:table-cell>
          <table:table-cell table:formula="of:=IFERROR(FIND(&quot;_&quot;;[.$A858];1+[.E858]);LEN([.$A858]))" office:value-type="float" office:value="59" calcext:value-type="float">
            <text:p>59</text:p>
          </table:table-cell>
          <table:table-cell table:formula="of:=[.D858]" office:value-type="float" office:value="27" calcext:value-type="float">
            <text:p>27</text:p>
          </table:table-cell>
          <table:table-cell table:formula="of:=LEFT([.A858];[.G858])" office:value-type="string" office:string-value="rdw_energiebron_uitvoering_" calcext:value-type="string">
            <text:p>rdw_energiebron_uitvoering_</text:p>
          </table:table-cell>
          <table:table-cell table:formula="of:=VLOOKUP([.H858];[$source.$C$2:$source.$F$48];4;0)" office:value-type="float" office:value="606" calcext:value-type="float">
            <text:p>606</text:p>
          </table:table-cell>
          <table:table-cell table:style-name="ce7" table:formula="of:=IF(RIGHT([.A858];6)=&quot;_X_X_X&quot;;3;IF(RIGHT([.A858];4)=&quot;_X_X&quot;;2;IF(RIGHT([.A85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59])&gt;0;[$preferred_name.A859];&#10;LEN([$preferred_name.B859])&gt;0;[$preferred_name.B859]&#10;)" office:value-type="string" office:string-value="rdw_energiebron_uitvoering_elekverbrexternoplaadbwltpbgr_X_X" calcext:value-type="string">
            <text:p>rdw_energiebron_uitvoering_elekverbrexternoplaadbwltpbgr_X_X</text:p>
          </table:table-cell>
          <table:table-cell table:formula="of:=IFERROR(FIND(&quot;_&quot;;[.$A859];1);LEN([.$A859]))" office:value-type="float" office:value="4" calcext:value-type="float">
            <text:p>4</text:p>
          </table:table-cell>
          <table:table-cell table:formula="of:=IFERROR(FIND(&quot;_&quot;;[.$A859];1+[.B859]);LEN([.$A859]))" office:value-type="float" office:value="16" calcext:value-type="float">
            <text:p>16</text:p>
          </table:table-cell>
          <table:table-cell table:formula="of:=IFERROR(FIND(&quot;_&quot;;[.$A859];1+[.C859]);LEN([.$A859]))" office:value-type="float" office:value="27" calcext:value-type="float">
            <text:p>27</text:p>
          </table:table-cell>
          <table:table-cell table:formula="of:=IFERROR(FIND(&quot;_&quot;;[.$A859];1+[.D859]);LEN([.$A859]))" office:value-type="float" office:value="57" calcext:value-type="float">
            <text:p>57</text:p>
          </table:table-cell>
          <table:table-cell table:formula="of:=IFERROR(FIND(&quot;_&quot;;[.$A859];1+[.E859]);LEN([.$A859]))" office:value-type="float" office:value="59" calcext:value-type="float">
            <text:p>59</text:p>
          </table:table-cell>
          <table:table-cell table:formula="of:=[.D859]" office:value-type="float" office:value="27" calcext:value-type="float">
            <text:p>27</text:p>
          </table:table-cell>
          <table:table-cell table:formula="of:=LEFT([.A859];[.G859])" office:value-type="string" office:string-value="rdw_energiebron_uitvoering_" calcext:value-type="string">
            <text:p>rdw_energiebron_uitvoering_</text:p>
          </table:table-cell>
          <table:table-cell table:formula="of:=VLOOKUP([.H859];[$source.$C$2:$source.$F$48];4;0)" office:value-type="float" office:value="606" calcext:value-type="float">
            <text:p>606</text:p>
          </table:table-cell>
          <table:table-cell table:style-name="ce7" table:formula="of:=IF(RIGHT([.A859];6)=&quot;_X_X_X&quot;;3;IF(RIGHT([.A859];4)=&quot;_X_X&quot;;2;IF(RIGHT([.A85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0])&gt;0;[$preferred_name.A860];&#10;LEN([$preferred_name.B860])&gt;0;[$preferred_name.B860]&#10;)" office:value-type="string" office:string-value="rdw_energiebron_uitvoering_actieradiusexternoplaadwltpogr_X_X" calcext:value-type="string">
            <text:p>rdw_energiebron_uitvoering_actieradiusexternoplaadwltpogr_X_X</text:p>
          </table:table-cell>
          <table:table-cell table:formula="of:=IFERROR(FIND(&quot;_&quot;;[.$A860];1);LEN([.$A860]))" office:value-type="float" office:value="4" calcext:value-type="float">
            <text:p>4</text:p>
          </table:table-cell>
          <table:table-cell table:formula="of:=IFERROR(FIND(&quot;_&quot;;[.$A860];1+[.B860]);LEN([.$A860]))" office:value-type="float" office:value="16" calcext:value-type="float">
            <text:p>16</text:p>
          </table:table-cell>
          <table:table-cell table:formula="of:=IFERROR(FIND(&quot;_&quot;;[.$A860];1+[.C860]);LEN([.$A860]))" office:value-type="float" office:value="27" calcext:value-type="float">
            <text:p>27</text:p>
          </table:table-cell>
          <table:table-cell table:formula="of:=IFERROR(FIND(&quot;_&quot;;[.$A860];1+[.D860]);LEN([.$A860]))" office:value-type="float" office:value="58" calcext:value-type="float">
            <text:p>58</text:p>
          </table:table-cell>
          <table:table-cell table:formula="of:=IFERROR(FIND(&quot;_&quot;;[.$A860];1+[.E860]);LEN([.$A860]))" office:value-type="float" office:value="60" calcext:value-type="float">
            <text:p>60</text:p>
          </table:table-cell>
          <table:table-cell table:formula="of:=[.D860]" office:value-type="float" office:value="27" calcext:value-type="float">
            <text:p>27</text:p>
          </table:table-cell>
          <table:table-cell table:formula="of:=LEFT([.A860];[.G860])" office:value-type="string" office:string-value="rdw_energiebron_uitvoering_" calcext:value-type="string">
            <text:p>rdw_energiebron_uitvoering_</text:p>
          </table:table-cell>
          <table:table-cell table:formula="of:=VLOOKUP([.H860];[$source.$C$2:$source.$F$48];4;0)" office:value-type="float" office:value="606" calcext:value-type="float">
            <text:p>606</text:p>
          </table:table-cell>
          <table:table-cell table:style-name="ce7" table:formula="of:=IF(RIGHT([.A860];6)=&quot;_X_X_X&quot;;3;IF(RIGHT([.A860];4)=&quot;_X_X&quot;;2;IF(RIGHT([.A86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1])&gt;0;[$preferred_name.A861];&#10;LEN([$preferred_name.B861])&gt;0;[$preferred_name.B861]&#10;)" office:value-type="string" office:string-value="rdw_energiebron_uitvoering_actieradiusexternoplaadwltpbgr_X_X" calcext:value-type="string">
            <text:p>rdw_energiebron_uitvoering_actieradiusexternoplaadwltpbgr_X_X</text:p>
          </table:table-cell>
          <table:table-cell table:formula="of:=IFERROR(FIND(&quot;_&quot;;[.$A861];1);LEN([.$A861]))" office:value-type="float" office:value="4" calcext:value-type="float">
            <text:p>4</text:p>
          </table:table-cell>
          <table:table-cell table:formula="of:=IFERROR(FIND(&quot;_&quot;;[.$A861];1+[.B861]);LEN([.$A861]))" office:value-type="float" office:value="16" calcext:value-type="float">
            <text:p>16</text:p>
          </table:table-cell>
          <table:table-cell table:formula="of:=IFERROR(FIND(&quot;_&quot;;[.$A861];1+[.C861]);LEN([.$A861]))" office:value-type="float" office:value="27" calcext:value-type="float">
            <text:p>27</text:p>
          </table:table-cell>
          <table:table-cell table:formula="of:=IFERROR(FIND(&quot;_&quot;;[.$A861];1+[.D861]);LEN([.$A861]))" office:value-type="float" office:value="58" calcext:value-type="float">
            <text:p>58</text:p>
          </table:table-cell>
          <table:table-cell table:formula="of:=IFERROR(FIND(&quot;_&quot;;[.$A861];1+[.E861]);LEN([.$A861]))" office:value-type="float" office:value="60" calcext:value-type="float">
            <text:p>60</text:p>
          </table:table-cell>
          <table:table-cell table:formula="of:=[.D861]" office:value-type="float" office:value="27" calcext:value-type="float">
            <text:p>27</text:p>
          </table:table-cell>
          <table:table-cell table:formula="of:=LEFT([.A861];[.G861])" office:value-type="string" office:string-value="rdw_energiebron_uitvoering_" calcext:value-type="string">
            <text:p>rdw_energiebron_uitvoering_</text:p>
          </table:table-cell>
          <table:table-cell table:formula="of:=VLOOKUP([.H861];[$source.$C$2:$source.$F$48];4;0)" office:value-type="float" office:value="606" calcext:value-type="float">
            <text:p>606</text:p>
          </table:table-cell>
          <table:table-cell table:style-name="ce7" table:formula="of:=IF(RIGHT([.A861];6)=&quot;_X_X_X&quot;;3;IF(RIGHT([.A861];4)=&quot;_X_X&quot;;2;IF(RIGHT([.A86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2])&gt;0;[$preferred_name.A862];&#10;LEN([$preferred_name.B862])&gt;0;[$preferred_name.B862]&#10;)" office:value-type="string" office:string-value="rdw_energiebron_uitvoering_elekactieradiusextoplaadbnedc_X_X" calcext:value-type="string">
            <text:p>rdw_energiebron_uitvoering_elekactieradiusextoplaadbnedc_X_X</text:p>
          </table:table-cell>
          <table:table-cell table:formula="of:=IFERROR(FIND(&quot;_&quot;;[.$A862];1);LEN([.$A862]))" office:value-type="float" office:value="4" calcext:value-type="float">
            <text:p>4</text:p>
          </table:table-cell>
          <table:table-cell table:formula="of:=IFERROR(FIND(&quot;_&quot;;[.$A862];1+[.B862]);LEN([.$A862]))" office:value-type="float" office:value="16" calcext:value-type="float">
            <text:p>16</text:p>
          </table:table-cell>
          <table:table-cell table:formula="of:=IFERROR(FIND(&quot;_&quot;;[.$A862];1+[.C862]);LEN([.$A862]))" office:value-type="float" office:value="27" calcext:value-type="float">
            <text:p>27</text:p>
          </table:table-cell>
          <table:table-cell table:formula="of:=IFERROR(FIND(&quot;_&quot;;[.$A862];1+[.D862]);LEN([.$A862]))" office:value-type="float" office:value="57" calcext:value-type="float">
            <text:p>57</text:p>
          </table:table-cell>
          <table:table-cell table:formula="of:=IFERROR(FIND(&quot;_&quot;;[.$A862];1+[.E862]);LEN([.$A862]))" office:value-type="float" office:value="59" calcext:value-type="float">
            <text:p>59</text:p>
          </table:table-cell>
          <table:table-cell table:formula="of:=[.D862]" office:value-type="float" office:value="27" calcext:value-type="float">
            <text:p>27</text:p>
          </table:table-cell>
          <table:table-cell table:formula="of:=LEFT([.A862];[.G862])" office:value-type="string" office:string-value="rdw_energiebron_uitvoering_" calcext:value-type="string">
            <text:p>rdw_energiebron_uitvoering_</text:p>
          </table:table-cell>
          <table:table-cell table:formula="of:=VLOOKUP([.H862];[$source.$C$2:$source.$F$48];4;0)" office:value-type="float" office:value="606" calcext:value-type="float">
            <text:p>606</text:p>
          </table:table-cell>
          <table:table-cell table:style-name="ce7" table:formula="of:=IF(RIGHT([.A862];6)=&quot;_X_X_X&quot;;3;IF(RIGHT([.A862];4)=&quot;_X_X&quot;;2;IF(RIGHT([.A86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3])&gt;0;[$preferred_name.A863];&#10;LEN([$preferred_name.B863])&gt;0;[$preferred_name.B863]&#10;)" office:value-type="string" office:string-value="rdw_energiebron_uitvoering_co2emisgewogengecombwltpogr_X_X" calcext:value-type="string">
            <text:p>rdw_energiebron_uitvoering_co2emisgewogengecombwltpogr_X_X</text:p>
          </table:table-cell>
          <table:table-cell table:formula="of:=IFERROR(FIND(&quot;_&quot;;[.$A863];1);LEN([.$A863]))" office:value-type="float" office:value="4" calcext:value-type="float">
            <text:p>4</text:p>
          </table:table-cell>
          <table:table-cell table:formula="of:=IFERROR(FIND(&quot;_&quot;;[.$A863];1+[.B863]);LEN([.$A863]))" office:value-type="float" office:value="16" calcext:value-type="float">
            <text:p>16</text:p>
          </table:table-cell>
          <table:table-cell table:formula="of:=IFERROR(FIND(&quot;_&quot;;[.$A863];1+[.C863]);LEN([.$A863]))" office:value-type="float" office:value="27" calcext:value-type="float">
            <text:p>27</text:p>
          </table:table-cell>
          <table:table-cell table:formula="of:=IFERROR(FIND(&quot;_&quot;;[.$A863];1+[.D863]);LEN([.$A863]))" office:value-type="float" office:value="55" calcext:value-type="float">
            <text:p>55</text:p>
          </table:table-cell>
          <table:table-cell table:formula="of:=IFERROR(FIND(&quot;_&quot;;[.$A863];1+[.E863]);LEN([.$A863]))" office:value-type="float" office:value="57" calcext:value-type="float">
            <text:p>57</text:p>
          </table:table-cell>
          <table:table-cell table:formula="of:=[.D863]" office:value-type="float" office:value="27" calcext:value-type="float">
            <text:p>27</text:p>
          </table:table-cell>
          <table:table-cell table:formula="of:=LEFT([.A863];[.G863])" office:value-type="string" office:string-value="rdw_energiebron_uitvoering_" calcext:value-type="string">
            <text:p>rdw_energiebron_uitvoering_</text:p>
          </table:table-cell>
          <table:table-cell table:formula="of:=VLOOKUP([.H863];[$source.$C$2:$source.$F$48];4;0)" office:value-type="float" office:value="606" calcext:value-type="float">
            <text:p>606</text:p>
          </table:table-cell>
          <table:table-cell table:style-name="ce7" table:formula="of:=IF(RIGHT([.A863];6)=&quot;_X_X_X&quot;;3;IF(RIGHT([.A863];4)=&quot;_X_X&quot;;2;IF(RIGHT([.A86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4])&gt;0;[$preferred_name.A864];&#10;LEN([$preferred_name.B864])&gt;0;[$preferred_name.B864]&#10;)" office:value-type="string" office:string-value="rdw_energiebron_uitvoering_co2emisgewogengecombwltpbgr_X_X" calcext:value-type="string">
            <text:p>rdw_energiebron_uitvoering_co2emisgewogengecombwltpbgr_X_X</text:p>
          </table:table-cell>
          <table:table-cell table:formula="of:=IFERROR(FIND(&quot;_&quot;;[.$A864];1);LEN([.$A864]))" office:value-type="float" office:value="4" calcext:value-type="float">
            <text:p>4</text:p>
          </table:table-cell>
          <table:table-cell table:formula="of:=IFERROR(FIND(&quot;_&quot;;[.$A864];1+[.B864]);LEN([.$A864]))" office:value-type="float" office:value="16" calcext:value-type="float">
            <text:p>16</text:p>
          </table:table-cell>
          <table:table-cell table:formula="of:=IFERROR(FIND(&quot;_&quot;;[.$A864];1+[.C864]);LEN([.$A864]))" office:value-type="float" office:value="27" calcext:value-type="float">
            <text:p>27</text:p>
          </table:table-cell>
          <table:table-cell table:formula="of:=IFERROR(FIND(&quot;_&quot;;[.$A864];1+[.D864]);LEN([.$A864]))" office:value-type="float" office:value="55" calcext:value-type="float">
            <text:p>55</text:p>
          </table:table-cell>
          <table:table-cell table:formula="of:=IFERROR(FIND(&quot;_&quot;;[.$A864];1+[.E864]);LEN([.$A864]))" office:value-type="float" office:value="57" calcext:value-type="float">
            <text:p>57</text:p>
          </table:table-cell>
          <table:table-cell table:formula="of:=[.D864]" office:value-type="float" office:value="27" calcext:value-type="float">
            <text:p>27</text:p>
          </table:table-cell>
          <table:table-cell table:formula="of:=LEFT([.A864];[.G864])" office:value-type="string" office:string-value="rdw_energiebron_uitvoering_" calcext:value-type="string">
            <text:p>rdw_energiebron_uitvoering_</text:p>
          </table:table-cell>
          <table:table-cell table:formula="of:=VLOOKUP([.H864];[$source.$C$2:$source.$F$48];4;0)" office:value-type="float" office:value="606" calcext:value-type="float">
            <text:p>606</text:p>
          </table:table-cell>
          <table:table-cell table:style-name="ce7" table:formula="of:=IF(RIGHT([.A864];6)=&quot;_X_X_X&quot;;3;IF(RIGHT([.A864];4)=&quot;_X_X&quot;;2;IF(RIGHT([.A86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5])&gt;0;[$preferred_name.A865];&#10;LEN([$preferred_name.B865])&gt;0;[$preferred_name.B865]&#10;)" office:value-type="string" office:string-value="rdw_energiebron_uitvoering_brandstverbrgewogencombwltpogr_X_X" calcext:value-type="string">
            <text:p>rdw_energiebron_uitvoering_brandstverbrgewogencombwltpogr_X_X</text:p>
          </table:table-cell>
          <table:table-cell table:formula="of:=IFERROR(FIND(&quot;_&quot;;[.$A865];1);LEN([.$A865]))" office:value-type="float" office:value="4" calcext:value-type="float">
            <text:p>4</text:p>
          </table:table-cell>
          <table:table-cell table:formula="of:=IFERROR(FIND(&quot;_&quot;;[.$A865];1+[.B865]);LEN([.$A865]))" office:value-type="float" office:value="16" calcext:value-type="float">
            <text:p>16</text:p>
          </table:table-cell>
          <table:table-cell table:formula="of:=IFERROR(FIND(&quot;_&quot;;[.$A865];1+[.C865]);LEN([.$A865]))" office:value-type="float" office:value="27" calcext:value-type="float">
            <text:p>27</text:p>
          </table:table-cell>
          <table:table-cell table:formula="of:=IFERROR(FIND(&quot;_&quot;;[.$A865];1+[.D865]);LEN([.$A865]))" office:value-type="float" office:value="58" calcext:value-type="float">
            <text:p>58</text:p>
          </table:table-cell>
          <table:table-cell table:formula="of:=IFERROR(FIND(&quot;_&quot;;[.$A865];1+[.E865]);LEN([.$A865]))" office:value-type="float" office:value="60" calcext:value-type="float">
            <text:p>60</text:p>
          </table:table-cell>
          <table:table-cell table:formula="of:=[.D865]" office:value-type="float" office:value="27" calcext:value-type="float">
            <text:p>27</text:p>
          </table:table-cell>
          <table:table-cell table:formula="of:=LEFT([.A865];[.G865])" office:value-type="string" office:string-value="rdw_energiebron_uitvoering_" calcext:value-type="string">
            <text:p>rdw_energiebron_uitvoering_</text:p>
          </table:table-cell>
          <table:table-cell table:formula="of:=VLOOKUP([.H865];[$source.$C$2:$source.$F$48];4;0)" office:value-type="float" office:value="606" calcext:value-type="float">
            <text:p>606</text:p>
          </table:table-cell>
          <table:table-cell table:style-name="ce7" table:formula="of:=IF(RIGHT([.A865];6)=&quot;_X_X_X&quot;;3;IF(RIGHT([.A865];4)=&quot;_X_X&quot;;2;IF(RIGHT([.A86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6])&gt;0;[$preferred_name.A866];&#10;LEN([$preferred_name.B866])&gt;0;[$preferred_name.B866]&#10;)" office:value-type="string" office:string-value="rdw_energiebron_uitvoering_brandstverbrgewogencombwltpbgr_X_X" calcext:value-type="string">
            <text:p>rdw_energiebron_uitvoering_brandstverbrgewogencombwltpbgr_X_X</text:p>
          </table:table-cell>
          <table:table-cell table:formula="of:=IFERROR(FIND(&quot;_&quot;;[.$A866];1);LEN([.$A866]))" office:value-type="float" office:value="4" calcext:value-type="float">
            <text:p>4</text:p>
          </table:table-cell>
          <table:table-cell table:formula="of:=IFERROR(FIND(&quot;_&quot;;[.$A866];1+[.B866]);LEN([.$A866]))" office:value-type="float" office:value="16" calcext:value-type="float">
            <text:p>16</text:p>
          </table:table-cell>
          <table:table-cell table:formula="of:=IFERROR(FIND(&quot;_&quot;;[.$A866];1+[.C866]);LEN([.$A866]))" office:value-type="float" office:value="27" calcext:value-type="float">
            <text:p>27</text:p>
          </table:table-cell>
          <table:table-cell table:formula="of:=IFERROR(FIND(&quot;_&quot;;[.$A866];1+[.D866]);LEN([.$A866]))" office:value-type="float" office:value="58" calcext:value-type="float">
            <text:p>58</text:p>
          </table:table-cell>
          <table:table-cell table:formula="of:=IFERROR(FIND(&quot;_&quot;;[.$A866];1+[.E866]);LEN([.$A866]))" office:value-type="float" office:value="60" calcext:value-type="float">
            <text:p>60</text:p>
          </table:table-cell>
          <table:table-cell table:formula="of:=[.D866]" office:value-type="float" office:value="27" calcext:value-type="float">
            <text:p>27</text:p>
          </table:table-cell>
          <table:table-cell table:formula="of:=LEFT([.A866];[.G866])" office:value-type="string" office:string-value="rdw_energiebron_uitvoering_" calcext:value-type="string">
            <text:p>rdw_energiebron_uitvoering_</text:p>
          </table:table-cell>
          <table:table-cell table:formula="of:=VLOOKUP([.H866];[$source.$C$2:$source.$F$48];4;0)" office:value-type="float" office:value="606" calcext:value-type="float">
            <text:p>606</text:p>
          </table:table-cell>
          <table:table-cell table:style-name="ce7" table:formula="of:=IF(RIGHT([.A866];6)=&quot;_X_X_X&quot;;3;IF(RIGHT([.A866];4)=&quot;_X_X&quot;;2;IF(RIGHT([.A86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7])&gt;0;[$preferred_name.A867];&#10;LEN([$preferred_name.B867])&gt;0;[$preferred_name.B867]&#10;)" office:value-type="string" office:string-value="rdw_energiebron_uitvoering_verbrgewogengecombnedclaag_X_X" calcext:value-type="string">
            <text:p>rdw_energiebron_uitvoering_verbrgewogengecombnedclaag_X_X</text:p>
          </table:table-cell>
          <table:table-cell table:formula="of:=IFERROR(FIND(&quot;_&quot;;[.$A867];1);LEN([.$A867]))" office:value-type="float" office:value="4" calcext:value-type="float">
            <text:p>4</text:p>
          </table:table-cell>
          <table:table-cell table:formula="of:=IFERROR(FIND(&quot;_&quot;;[.$A867];1+[.B867]);LEN([.$A867]))" office:value-type="float" office:value="16" calcext:value-type="float">
            <text:p>16</text:p>
          </table:table-cell>
          <table:table-cell table:formula="of:=IFERROR(FIND(&quot;_&quot;;[.$A867];1+[.C867]);LEN([.$A867]))" office:value-type="float" office:value="27" calcext:value-type="float">
            <text:p>27</text:p>
          </table:table-cell>
          <table:table-cell table:formula="of:=IFERROR(FIND(&quot;_&quot;;[.$A867];1+[.D867]);LEN([.$A867]))" office:value-type="float" office:value="54" calcext:value-type="float">
            <text:p>54</text:p>
          </table:table-cell>
          <table:table-cell table:formula="of:=IFERROR(FIND(&quot;_&quot;;[.$A867];1+[.E867]);LEN([.$A867]))" office:value-type="float" office:value="56" calcext:value-type="float">
            <text:p>56</text:p>
          </table:table-cell>
          <table:table-cell table:formula="of:=[.D867]" office:value-type="float" office:value="27" calcext:value-type="float">
            <text:p>27</text:p>
          </table:table-cell>
          <table:table-cell table:formula="of:=LEFT([.A867];[.G867])" office:value-type="string" office:string-value="rdw_energiebron_uitvoering_" calcext:value-type="string">
            <text:p>rdw_energiebron_uitvoering_</text:p>
          </table:table-cell>
          <table:table-cell table:formula="of:=VLOOKUP([.H867];[$source.$C$2:$source.$F$48];4;0)" office:value-type="float" office:value="606" calcext:value-type="float">
            <text:p>606</text:p>
          </table:table-cell>
          <table:table-cell table:style-name="ce7" table:formula="of:=IF(RIGHT([.A867];6)=&quot;_X_X_X&quot;;3;IF(RIGHT([.A867];4)=&quot;_X_X&quot;;2;IF(RIGHT([.A86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8])&gt;0;[$preferred_name.A868];&#10;LEN([$preferred_name.B868])&gt;0;[$preferred_name.B868]&#10;)" office:value-type="string" office:string-value="rdw_energiebron_uitvoering_verbrgewogengecombnedchoog_X_X" calcext:value-type="string">
            <text:p>rdw_energiebron_uitvoering_verbrgewogengecombnedchoog_X_X</text:p>
          </table:table-cell>
          <table:table-cell table:formula="of:=IFERROR(FIND(&quot;_&quot;;[.$A868];1);LEN([.$A868]))" office:value-type="float" office:value="4" calcext:value-type="float">
            <text:p>4</text:p>
          </table:table-cell>
          <table:table-cell table:formula="of:=IFERROR(FIND(&quot;_&quot;;[.$A868];1+[.B868]);LEN([.$A868]))" office:value-type="float" office:value="16" calcext:value-type="float">
            <text:p>16</text:p>
          </table:table-cell>
          <table:table-cell table:formula="of:=IFERROR(FIND(&quot;_&quot;;[.$A868];1+[.C868]);LEN([.$A868]))" office:value-type="float" office:value="27" calcext:value-type="float">
            <text:p>27</text:p>
          </table:table-cell>
          <table:table-cell table:formula="of:=IFERROR(FIND(&quot;_&quot;;[.$A868];1+[.D868]);LEN([.$A868]))" office:value-type="float" office:value="54" calcext:value-type="float">
            <text:p>54</text:p>
          </table:table-cell>
          <table:table-cell table:formula="of:=IFERROR(FIND(&quot;_&quot;;[.$A868];1+[.E868]);LEN([.$A868]))" office:value-type="float" office:value="56" calcext:value-type="float">
            <text:p>56</text:p>
          </table:table-cell>
          <table:table-cell table:formula="of:=[.D868]" office:value-type="float" office:value="27" calcext:value-type="float">
            <text:p>27</text:p>
          </table:table-cell>
          <table:table-cell table:formula="of:=LEFT([.A868];[.G868])" office:value-type="string" office:string-value="rdw_energiebron_uitvoering_" calcext:value-type="string">
            <text:p>rdw_energiebron_uitvoering_</text:p>
          </table:table-cell>
          <table:table-cell table:formula="of:=VLOOKUP([.H868];[$source.$C$2:$source.$F$48];4;0)" office:value-type="float" office:value="606" calcext:value-type="float">
            <text:p>606</text:p>
          </table:table-cell>
          <table:table-cell table:style-name="ce7" table:formula="of:=IF(RIGHT([.A868];6)=&quot;_X_X_X&quot;;3;IF(RIGHT([.A868];4)=&quot;_X_X&quot;;2;IF(RIGHT([.A86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69])&gt;0;[$preferred_name.A869];&#10;LEN([$preferred_name.B869])&gt;0;[$preferred_name.B869]&#10;)" office:value-type="string" office:string-value="rdw_energiebron_uitvoering_co2emisgewgecombnedclaag_X_X" calcext:value-type="string">
            <text:p>rdw_energiebron_uitvoering_co2emisgewgecombnedclaag_X_X</text:p>
          </table:table-cell>
          <table:table-cell table:formula="of:=IFERROR(FIND(&quot;_&quot;;[.$A869];1);LEN([.$A869]))" office:value-type="float" office:value="4" calcext:value-type="float">
            <text:p>4</text:p>
          </table:table-cell>
          <table:table-cell table:formula="of:=IFERROR(FIND(&quot;_&quot;;[.$A869];1+[.B869]);LEN([.$A869]))" office:value-type="float" office:value="16" calcext:value-type="float">
            <text:p>16</text:p>
          </table:table-cell>
          <table:table-cell table:formula="of:=IFERROR(FIND(&quot;_&quot;;[.$A869];1+[.C869]);LEN([.$A869]))" office:value-type="float" office:value="27" calcext:value-type="float">
            <text:p>27</text:p>
          </table:table-cell>
          <table:table-cell table:formula="of:=IFERROR(FIND(&quot;_&quot;;[.$A869];1+[.D869]);LEN([.$A869]))" office:value-type="float" office:value="52" calcext:value-type="float">
            <text:p>52</text:p>
          </table:table-cell>
          <table:table-cell table:formula="of:=IFERROR(FIND(&quot;_&quot;;[.$A869];1+[.E869]);LEN([.$A869]))" office:value-type="float" office:value="54" calcext:value-type="float">
            <text:p>54</text:p>
          </table:table-cell>
          <table:table-cell table:formula="of:=[.D869]" office:value-type="float" office:value="27" calcext:value-type="float">
            <text:p>27</text:p>
          </table:table-cell>
          <table:table-cell table:formula="of:=LEFT([.A869];[.G869])" office:value-type="string" office:string-value="rdw_energiebron_uitvoering_" calcext:value-type="string">
            <text:p>rdw_energiebron_uitvoering_</text:p>
          </table:table-cell>
          <table:table-cell table:formula="of:=VLOOKUP([.H869];[$source.$C$2:$source.$F$48];4;0)" office:value-type="float" office:value="606" calcext:value-type="float">
            <text:p>606</text:p>
          </table:table-cell>
          <table:table-cell table:style-name="ce7" table:formula="of:=IF(RIGHT([.A869];6)=&quot;_X_X_X&quot;;3;IF(RIGHT([.A869];4)=&quot;_X_X&quot;;2;IF(RIGHT([.A86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0])&gt;0;[$preferred_name.A870];&#10;LEN([$preferred_name.B870])&gt;0;[$preferred_name.B870]&#10;)" office:value-type="string" office:string-value="rdw_energiebron_uitvoering_co2emisgewgecombnedchoog_X_X" calcext:value-type="string">
            <text:p>rdw_energiebron_uitvoering_co2emisgewgecombnedchoog_X_X</text:p>
          </table:table-cell>
          <table:table-cell table:formula="of:=IFERROR(FIND(&quot;_&quot;;[.$A870];1);LEN([.$A870]))" office:value-type="float" office:value="4" calcext:value-type="float">
            <text:p>4</text:p>
          </table:table-cell>
          <table:table-cell table:formula="of:=IFERROR(FIND(&quot;_&quot;;[.$A870];1+[.B870]);LEN([.$A870]))" office:value-type="float" office:value="16" calcext:value-type="float">
            <text:p>16</text:p>
          </table:table-cell>
          <table:table-cell table:formula="of:=IFERROR(FIND(&quot;_&quot;;[.$A870];1+[.C870]);LEN([.$A870]))" office:value-type="float" office:value="27" calcext:value-type="float">
            <text:p>27</text:p>
          </table:table-cell>
          <table:table-cell table:formula="of:=IFERROR(FIND(&quot;_&quot;;[.$A870];1+[.D870]);LEN([.$A870]))" office:value-type="float" office:value="52" calcext:value-type="float">
            <text:p>52</text:p>
          </table:table-cell>
          <table:table-cell table:formula="of:=IFERROR(FIND(&quot;_&quot;;[.$A870];1+[.E870]);LEN([.$A870]))" office:value-type="float" office:value="54" calcext:value-type="float">
            <text:p>54</text:p>
          </table:table-cell>
          <table:table-cell table:formula="of:=[.D870]" office:value-type="float" office:value="27" calcext:value-type="float">
            <text:p>27</text:p>
          </table:table-cell>
          <table:table-cell table:formula="of:=LEFT([.A870];[.G870])" office:value-type="string" office:string-value="rdw_energiebron_uitvoering_" calcext:value-type="string">
            <text:p>rdw_energiebron_uitvoering_</text:p>
          </table:table-cell>
          <table:table-cell table:formula="of:=VLOOKUP([.H870];[$source.$C$2:$source.$F$48];4;0)" office:value-type="float" office:value="606" calcext:value-type="float">
            <text:p>606</text:p>
          </table:table-cell>
          <table:table-cell table:style-name="ce7" table:formula="of:=IF(RIGHT([.A870];6)=&quot;_X_X_X&quot;;3;IF(RIGHT([.A870];4)=&quot;_X_X&quot;;2;IF(RIGHT([.A87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1])&gt;0;[$preferred_name.A871];&#10;LEN([$preferred_name.B871])&gt;0;[$preferred_name.B871]&#10;)" office:value-type="string" office:string-value="rdw_energiebron_uitvoering_elektrischeactieradiusnedc_X_X" calcext:value-type="string">
            <text:p>rdw_energiebron_uitvoering_elektrischeactieradiusnedc_X_X</text:p>
          </table:table-cell>
          <table:table-cell table:formula="of:=IFERROR(FIND(&quot;_&quot;;[.$A871];1);LEN([.$A871]))" office:value-type="float" office:value="4" calcext:value-type="float">
            <text:p>4</text:p>
          </table:table-cell>
          <table:table-cell table:formula="of:=IFERROR(FIND(&quot;_&quot;;[.$A871];1+[.B871]);LEN([.$A871]))" office:value-type="float" office:value="16" calcext:value-type="float">
            <text:p>16</text:p>
          </table:table-cell>
          <table:table-cell table:formula="of:=IFERROR(FIND(&quot;_&quot;;[.$A871];1+[.C871]);LEN([.$A871]))" office:value-type="float" office:value="27" calcext:value-type="float">
            <text:p>27</text:p>
          </table:table-cell>
          <table:table-cell table:formula="of:=IFERROR(FIND(&quot;_&quot;;[.$A871];1+[.D871]);LEN([.$A871]))" office:value-type="float" office:value="54" calcext:value-type="float">
            <text:p>54</text:p>
          </table:table-cell>
          <table:table-cell table:formula="of:=IFERROR(FIND(&quot;_&quot;;[.$A871];1+[.E871]);LEN([.$A871]))" office:value-type="float" office:value="56" calcext:value-type="float">
            <text:p>56</text:p>
          </table:table-cell>
          <table:table-cell table:formula="of:=[.D871]" office:value-type="float" office:value="27" calcext:value-type="float">
            <text:p>27</text:p>
          </table:table-cell>
          <table:table-cell table:formula="of:=LEFT([.A871];[.G871])" office:value-type="string" office:string-value="rdw_energiebron_uitvoering_" calcext:value-type="string">
            <text:p>rdw_energiebron_uitvoering_</text:p>
          </table:table-cell>
          <table:table-cell table:formula="of:=VLOOKUP([.H871];[$source.$C$2:$source.$F$48];4;0)" office:value-type="float" office:value="606" calcext:value-type="float">
            <text:p>606</text:p>
          </table:table-cell>
          <table:table-cell table:style-name="ce7" table:formula="of:=IF(RIGHT([.A871];6)=&quot;_X_X_X&quot;;3;IF(RIGHT([.A871];4)=&quot;_X_X&quot;;2;IF(RIGHT([.A87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2])&gt;0;[$preferred_name.A872];&#10;LEN([$preferred_name.B872])&gt;0;[$preferred_name.B872]&#10;)" office:value-type="string" office:string-value="rdw_energiebron_uitvoering_elekverbruikgecombineerdnedc_X_X" calcext:value-type="string">
            <text:p>rdw_energiebron_uitvoering_elekverbruikgecombineerdnedc_X_X</text:p>
          </table:table-cell>
          <table:table-cell table:formula="of:=IFERROR(FIND(&quot;_&quot;;[.$A872];1);LEN([.$A872]))" office:value-type="float" office:value="4" calcext:value-type="float">
            <text:p>4</text:p>
          </table:table-cell>
          <table:table-cell table:formula="of:=IFERROR(FIND(&quot;_&quot;;[.$A872];1+[.B872]);LEN([.$A872]))" office:value-type="float" office:value="16" calcext:value-type="float">
            <text:p>16</text:p>
          </table:table-cell>
          <table:table-cell table:formula="of:=IFERROR(FIND(&quot;_&quot;;[.$A872];1+[.C872]);LEN([.$A872]))" office:value-type="float" office:value="27" calcext:value-type="float">
            <text:p>27</text:p>
          </table:table-cell>
          <table:table-cell table:formula="of:=IFERROR(FIND(&quot;_&quot;;[.$A872];1+[.D872]);LEN([.$A872]))" office:value-type="float" office:value="56" calcext:value-type="float">
            <text:p>56</text:p>
          </table:table-cell>
          <table:table-cell table:formula="of:=IFERROR(FIND(&quot;_&quot;;[.$A872];1+[.E872]);LEN([.$A872]))" office:value-type="float" office:value="58" calcext:value-type="float">
            <text:p>58</text:p>
          </table:table-cell>
          <table:table-cell table:formula="of:=[.D872]" office:value-type="float" office:value="27" calcext:value-type="float">
            <text:p>27</text:p>
          </table:table-cell>
          <table:table-cell table:formula="of:=LEFT([.A872];[.G872])" office:value-type="string" office:string-value="rdw_energiebron_uitvoering_" calcext:value-type="string">
            <text:p>rdw_energiebron_uitvoering_</text:p>
          </table:table-cell>
          <table:table-cell table:formula="of:=VLOOKUP([.H872];[$source.$C$2:$source.$F$48];4;0)" office:value-type="float" office:value="606" calcext:value-type="float">
            <text:p>606</text:p>
          </table:table-cell>
          <table:table-cell table:style-name="ce7" table:formula="of:=IF(RIGHT([.A872];6)=&quot;_X_X_X&quot;;3;IF(RIGHT([.A872];4)=&quot;_X_X&quot;;2;IF(RIGHT([.A87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3])&gt;0;[$preferred_name.A873];&#10;LEN([$preferred_name.B873])&gt;0;[$preferred_name.B873]&#10;)" office:value-type="string" office:string-value="rdw_energiebron_uitvoering_elekverbruikgewgecombverbrnedc_X_X" calcext:value-type="string">
            <text:p>rdw_energiebron_uitvoering_elekverbruikgewgecombverbrnedc_X_X</text:p>
          </table:table-cell>
          <table:table-cell table:formula="of:=IFERROR(FIND(&quot;_&quot;;[.$A873];1);LEN([.$A873]))" office:value-type="float" office:value="4" calcext:value-type="float">
            <text:p>4</text:p>
          </table:table-cell>
          <table:table-cell table:formula="of:=IFERROR(FIND(&quot;_&quot;;[.$A873];1+[.B873]);LEN([.$A873]))" office:value-type="float" office:value="16" calcext:value-type="float">
            <text:p>16</text:p>
          </table:table-cell>
          <table:table-cell table:formula="of:=IFERROR(FIND(&quot;_&quot;;[.$A873];1+[.C873]);LEN([.$A873]))" office:value-type="float" office:value="27" calcext:value-type="float">
            <text:p>27</text:p>
          </table:table-cell>
          <table:table-cell table:formula="of:=IFERROR(FIND(&quot;_&quot;;[.$A873];1+[.D873]);LEN([.$A873]))" office:value-type="float" office:value="58" calcext:value-type="float">
            <text:p>58</text:p>
          </table:table-cell>
          <table:table-cell table:formula="of:=IFERROR(FIND(&quot;_&quot;;[.$A873];1+[.E873]);LEN([.$A873]))" office:value-type="float" office:value="60" calcext:value-type="float">
            <text:p>60</text:p>
          </table:table-cell>
          <table:table-cell table:formula="of:=[.D873]" office:value-type="float" office:value="27" calcext:value-type="float">
            <text:p>27</text:p>
          </table:table-cell>
          <table:table-cell table:formula="of:=LEFT([.A873];[.G873])" office:value-type="string" office:string-value="rdw_energiebron_uitvoering_" calcext:value-type="string">
            <text:p>rdw_energiebron_uitvoering_</text:p>
          </table:table-cell>
          <table:table-cell table:formula="of:=VLOOKUP([.H873];[$source.$C$2:$source.$F$48];4;0)" office:value-type="float" office:value="606" calcext:value-type="float">
            <text:p>606</text:p>
          </table:table-cell>
          <table:table-cell table:style-name="ce7" table:formula="of:=IF(RIGHT([.A873];6)=&quot;_X_X_X&quot;;3;IF(RIGHT([.A873];4)=&quot;_X_X&quot;;2;IF(RIGHT([.A87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4])&gt;0;[$preferred_name.A874];&#10;LEN([$preferred_name.B874])&gt;0;[$preferred_name.B874]&#10;)" office:value-type="string" office:string-value="rdw_energiebron_uitvoering_TimeStamp" calcext:value-type="string">
            <text:p>rdw_energiebron_uitvoering_TimeStamp</text:p>
          </table:table-cell>
          <table:table-cell table:formula="of:=IFERROR(FIND(&quot;_&quot;;[.$A874];1);LEN([.$A874]))" office:value-type="float" office:value="4" calcext:value-type="float">
            <text:p>4</text:p>
          </table:table-cell>
          <table:table-cell table:formula="of:=IFERROR(FIND(&quot;_&quot;;[.$A874];1+[.B874]);LEN([.$A874]))" office:value-type="float" office:value="16" calcext:value-type="float">
            <text:p>16</text:p>
          </table:table-cell>
          <table:table-cell table:formula="of:=IFERROR(FIND(&quot;_&quot;;[.$A874];1+[.C874]);LEN([.$A874]))" office:value-type="float" office:value="27" calcext:value-type="float">
            <text:p>27</text:p>
          </table:table-cell>
          <table:table-cell table:formula="of:=IFERROR(FIND(&quot;_&quot;;[.$A874];1+[.D874]);LEN([.$A874]))" office:value-type="float" office:value="36" calcext:value-type="float">
            <text:p>36</text:p>
          </table:table-cell>
          <table:table-cell table:formula="of:=IFERROR(FIND(&quot;_&quot;;[.$A874];1+[.E874]);LEN([.$A874]))" office:value-type="float" office:value="36" calcext:value-type="float">
            <text:p>36</text:p>
          </table:table-cell>
          <table:table-cell table:formula="of:=[.D874]" office:value-type="float" office:value="27" calcext:value-type="float">
            <text:p>27</text:p>
          </table:table-cell>
          <table:table-cell table:formula="of:=LEFT([.A874];[.G874])" office:value-type="string" office:string-value="rdw_energiebron_uitvoering_" calcext:value-type="string">
            <text:p>rdw_energiebron_uitvoering_</text:p>
          </table:table-cell>
          <table:table-cell table:formula="of:=VLOOKUP([.H874];[$source.$C$2:$source.$F$48];4;0)" office:value-type="float" office:value="606" calcext:value-type="float">
            <text:p>606</text:p>
          </table:table-cell>
          <table:table-cell table:style-name="ce7" table:formula="of:=IF(RIGHT([.A874];6)=&quot;_X_X_X&quot;;3;IF(RIGHT([.A874];4)=&quot;_X_X&quot;;2;IF(RIGHT([.A87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5])&gt;0;[$preferred_name.A875];&#10;LEN([$preferred_name.B875])&gt;0;[$preferred_name.B875]&#10;)" office:value-type="string" office:string-value="rdw_koppeling_uitvoering_volgnummerkoppeling_X" calcext:value-type="string">
            <text:p>rdw_koppeling_uitvoering_volgnummerkoppeling_X</text:p>
          </table:table-cell>
          <table:table-cell table:formula="of:=IFERROR(FIND(&quot;_&quot;;[.$A875];1);LEN([.$A875]))" office:value-type="float" office:value="4" calcext:value-type="float">
            <text:p>4</text:p>
          </table:table-cell>
          <table:table-cell table:formula="of:=IFERROR(FIND(&quot;_&quot;;[.$A875];1+[.B875]);LEN([.$A875]))" office:value-type="float" office:value="14" calcext:value-type="float">
            <text:p>14</text:p>
          </table:table-cell>
          <table:table-cell table:formula="of:=IFERROR(FIND(&quot;_&quot;;[.$A875];1+[.C875]);LEN([.$A875]))" office:value-type="float" office:value="25" calcext:value-type="float">
            <text:p>25</text:p>
          </table:table-cell>
          <table:table-cell table:formula="of:=IFERROR(FIND(&quot;_&quot;;[.$A875];1+[.D875]);LEN([.$A875]))" office:value-type="float" office:value="45" calcext:value-type="float">
            <text:p>45</text:p>
          </table:table-cell>
          <table:table-cell table:formula="of:=IFERROR(FIND(&quot;_&quot;;[.$A875];1+[.E875]);LEN([.$A875]))" office:value-type="float" office:value="46" calcext:value-type="float">
            <text:p>46</text:p>
          </table:table-cell>
          <table:table-cell table:formula="of:=[.D875]" office:value-type="float" office:value="25" calcext:value-type="float">
            <text:p>25</text:p>
          </table:table-cell>
          <table:table-cell table:formula="of:=LEFT([.A875];[.G875])" office:value-type="string" office:string-value="rdw_koppeling_uitvoering_" calcext:value-type="string">
            <text:p>rdw_koppeling_uitvoering_</text:p>
          </table:table-cell>
          <table:table-cell table:formula="of:=VLOOKUP([.H875];[$source.$C$2:$source.$F$48];4;0)" office:value-type="float" office:value="633" calcext:value-type="float">
            <text:p>633</text:p>
          </table:table-cell>
          <table:table-cell table:style-name="ce7" table:formula="of:=IF(RIGHT([.A875];6)=&quot;_X_X_X&quot;;3;IF(RIGHT([.A875];4)=&quot;_X_X&quot;;2;IF(RIGHT([.A87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6])&gt;0;[$preferred_name.A876];&#10;LEN([$preferred_name.B876])&gt;0;[$preferred_name.B876]&#10;)" office:value-type="string" office:string-value="rdw_koppeling_uitvoering_maximummassaongeremdogr_X" calcext:value-type="string">
            <text:p>rdw_koppeling_uitvoering_maximummassaongeremdogr_X</text:p>
          </table:table-cell>
          <table:table-cell table:formula="of:=IFERROR(FIND(&quot;_&quot;;[.$A876];1);LEN([.$A876]))" office:value-type="float" office:value="4" calcext:value-type="float">
            <text:p>4</text:p>
          </table:table-cell>
          <table:table-cell table:formula="of:=IFERROR(FIND(&quot;_&quot;;[.$A876];1+[.B876]);LEN([.$A876]))" office:value-type="float" office:value="14" calcext:value-type="float">
            <text:p>14</text:p>
          </table:table-cell>
          <table:table-cell table:formula="of:=IFERROR(FIND(&quot;_&quot;;[.$A876];1+[.C876]);LEN([.$A876]))" office:value-type="float" office:value="25" calcext:value-type="float">
            <text:p>25</text:p>
          </table:table-cell>
          <table:table-cell table:formula="of:=IFERROR(FIND(&quot;_&quot;;[.$A876];1+[.D876]);LEN([.$A876]))" office:value-type="float" office:value="49" calcext:value-type="float">
            <text:p>49</text:p>
          </table:table-cell>
          <table:table-cell table:formula="of:=IFERROR(FIND(&quot;_&quot;;[.$A876];1+[.E876]);LEN([.$A876]))" office:value-type="float" office:value="50" calcext:value-type="float">
            <text:p>50</text:p>
          </table:table-cell>
          <table:table-cell table:formula="of:=[.D876]" office:value-type="float" office:value="25" calcext:value-type="float">
            <text:p>25</text:p>
          </table:table-cell>
          <table:table-cell table:formula="of:=LEFT([.A876];[.G876])" office:value-type="string" office:string-value="rdw_koppeling_uitvoering_" calcext:value-type="string">
            <text:p>rdw_koppeling_uitvoering_</text:p>
          </table:table-cell>
          <table:table-cell table:formula="of:=VLOOKUP([.H876];[$source.$C$2:$source.$F$48];4;0)" office:value-type="float" office:value="633" calcext:value-type="float">
            <text:p>633</text:p>
          </table:table-cell>
          <table:table-cell table:style-name="ce7" table:formula="of:=IF(RIGHT([.A876];6)=&quot;_X_X_X&quot;;3;IF(RIGHT([.A876];4)=&quot;_X_X&quot;;2;IF(RIGHT([.A87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7])&gt;0;[$preferred_name.A877];&#10;LEN([$preferred_name.B877])&gt;0;[$preferred_name.B877]&#10;)" office:value-type="string" office:string-value="rdw_koppeling_uitvoering_maximummassaongeremdbgr_X" calcext:value-type="string">
            <text:p>rdw_koppeling_uitvoering_maximummassaongeremdbgr_X</text:p>
          </table:table-cell>
          <table:table-cell table:formula="of:=IFERROR(FIND(&quot;_&quot;;[.$A877];1);LEN([.$A877]))" office:value-type="float" office:value="4" calcext:value-type="float">
            <text:p>4</text:p>
          </table:table-cell>
          <table:table-cell table:formula="of:=IFERROR(FIND(&quot;_&quot;;[.$A877];1+[.B877]);LEN([.$A877]))" office:value-type="float" office:value="14" calcext:value-type="float">
            <text:p>14</text:p>
          </table:table-cell>
          <table:table-cell table:formula="of:=IFERROR(FIND(&quot;_&quot;;[.$A877];1+[.C877]);LEN([.$A877]))" office:value-type="float" office:value="25" calcext:value-type="float">
            <text:p>25</text:p>
          </table:table-cell>
          <table:table-cell table:formula="of:=IFERROR(FIND(&quot;_&quot;;[.$A877];1+[.D877]);LEN([.$A877]))" office:value-type="float" office:value="49" calcext:value-type="float">
            <text:p>49</text:p>
          </table:table-cell>
          <table:table-cell table:formula="of:=IFERROR(FIND(&quot;_&quot;;[.$A877];1+[.E877]);LEN([.$A877]))" office:value-type="float" office:value="50" calcext:value-type="float">
            <text:p>50</text:p>
          </table:table-cell>
          <table:table-cell table:formula="of:=[.D877]" office:value-type="float" office:value="25" calcext:value-type="float">
            <text:p>25</text:p>
          </table:table-cell>
          <table:table-cell table:formula="of:=LEFT([.A877];[.G877])" office:value-type="string" office:string-value="rdw_koppeling_uitvoering_" calcext:value-type="string">
            <text:p>rdw_koppeling_uitvoering_</text:p>
          </table:table-cell>
          <table:table-cell table:formula="of:=VLOOKUP([.H877];[$source.$C$2:$source.$F$48];4;0)" office:value-type="float" office:value="633" calcext:value-type="float">
            <text:p>633</text:p>
          </table:table-cell>
          <table:table-cell table:style-name="ce7" table:formula="of:=IF(RIGHT([.A877];6)=&quot;_X_X_X&quot;;3;IF(RIGHT([.A877];4)=&quot;_X_X&quot;;2;IF(RIGHT([.A87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8])&gt;0;[$preferred_name.A878];&#10;LEN([$preferred_name.B878])&gt;0;[$preferred_name.B878]&#10;)" office:value-type="string" office:string-value="rdw_koppeling_uitvoering_composite_key_X" calcext:value-type="string">
            <text:p>rdw_koppeling_uitvoering_composite_key_X</text:p>
          </table:table-cell>
          <table:table-cell table:formula="of:=IFERROR(FIND(&quot;_&quot;;[.$A878];1);LEN([.$A878]))" office:value-type="float" office:value="4" calcext:value-type="float">
            <text:p>4</text:p>
          </table:table-cell>
          <table:table-cell table:formula="of:=IFERROR(FIND(&quot;_&quot;;[.$A878];1+[.B878]);LEN([.$A878]))" office:value-type="float" office:value="14" calcext:value-type="float">
            <text:p>14</text:p>
          </table:table-cell>
          <table:table-cell table:formula="of:=IFERROR(FIND(&quot;_&quot;;[.$A878];1+[.C878]);LEN([.$A878]))" office:value-type="float" office:value="25" calcext:value-type="float">
            <text:p>25</text:p>
          </table:table-cell>
          <table:table-cell table:formula="of:=IFERROR(FIND(&quot;_&quot;;[.$A878];1+[.D878]);LEN([.$A878]))" office:value-type="float" office:value="35" calcext:value-type="float">
            <text:p>35</text:p>
          </table:table-cell>
          <table:table-cell table:formula="of:=IFERROR(FIND(&quot;_&quot;;[.$A878];1+[.E878]);LEN([.$A878]))" office:value-type="float" office:value="39" calcext:value-type="float">
            <text:p>39</text:p>
          </table:table-cell>
          <table:table-cell table:formula="of:=[.D878]" office:value-type="float" office:value="25" calcext:value-type="float">
            <text:p>25</text:p>
          </table:table-cell>
          <table:table-cell table:formula="of:=LEFT([.A878];[.G878])" office:value-type="string" office:string-value="rdw_koppeling_uitvoering_" calcext:value-type="string">
            <text:p>rdw_koppeling_uitvoering_</text:p>
          </table:table-cell>
          <table:table-cell table:formula="of:=VLOOKUP([.H878];[$source.$C$2:$source.$F$48];4;0)" office:value-type="float" office:value="633" calcext:value-type="float">
            <text:p>633</text:p>
          </table:table-cell>
          <table:table-cell table:style-name="ce7" table:formula="of:=IF(RIGHT([.A878];6)=&quot;_X_X_X&quot;;3;IF(RIGHT([.A878];4)=&quot;_X_X&quot;;2;IF(RIGHT([.A87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79])&gt;0;[$preferred_name.A879];&#10;LEN([$preferred_name.B879])&gt;0;[$preferred_name.B879]&#10;)" office:value-type="string" office:string-value="rdw_koppeling_uitvoering_maximummassamiddenasogr_X" calcext:value-type="string">
            <text:p>rdw_koppeling_uitvoering_maximummassamiddenasogr_X</text:p>
          </table:table-cell>
          <table:table-cell table:formula="of:=IFERROR(FIND(&quot;_&quot;;[.$A879];1);LEN([.$A879]))" office:value-type="float" office:value="4" calcext:value-type="float">
            <text:p>4</text:p>
          </table:table-cell>
          <table:table-cell table:formula="of:=IFERROR(FIND(&quot;_&quot;;[.$A879];1+[.B879]);LEN([.$A879]))" office:value-type="float" office:value="14" calcext:value-type="float">
            <text:p>14</text:p>
          </table:table-cell>
          <table:table-cell table:formula="of:=IFERROR(FIND(&quot;_&quot;;[.$A879];1+[.C879]);LEN([.$A879]))" office:value-type="float" office:value="25" calcext:value-type="float">
            <text:p>25</text:p>
          </table:table-cell>
          <table:table-cell table:formula="of:=IFERROR(FIND(&quot;_&quot;;[.$A879];1+[.D879]);LEN([.$A879]))" office:value-type="float" office:value="49" calcext:value-type="float">
            <text:p>49</text:p>
          </table:table-cell>
          <table:table-cell table:formula="of:=IFERROR(FIND(&quot;_&quot;;[.$A879];1+[.E879]);LEN([.$A879]))" office:value-type="float" office:value="50" calcext:value-type="float">
            <text:p>50</text:p>
          </table:table-cell>
          <table:table-cell table:formula="of:=[.D879]" office:value-type="float" office:value="25" calcext:value-type="float">
            <text:p>25</text:p>
          </table:table-cell>
          <table:table-cell table:formula="of:=LEFT([.A879];[.G879])" office:value-type="string" office:string-value="rdw_koppeling_uitvoering_" calcext:value-type="string">
            <text:p>rdw_koppeling_uitvoering_</text:p>
          </table:table-cell>
          <table:table-cell table:formula="of:=VLOOKUP([.H879];[$source.$C$2:$source.$F$48];4;0)" office:value-type="float" office:value="633" calcext:value-type="float">
            <text:p>633</text:p>
          </table:table-cell>
          <table:table-cell table:style-name="ce7" table:formula="of:=IF(RIGHT([.A879];6)=&quot;_X_X_X&quot;;3;IF(RIGHT([.A879];4)=&quot;_X_X&quot;;2;IF(RIGHT([.A87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0])&gt;0;[$preferred_name.A880];&#10;LEN([$preferred_name.B880])&gt;0;[$preferred_name.B880]&#10;)" office:value-type="string" office:string-value="rdw_koppeling_uitvoering_maximummassamiddenasbgr_X" calcext:value-type="string">
            <text:p>rdw_koppeling_uitvoering_maximummassamiddenasbgr_X</text:p>
          </table:table-cell>
          <table:table-cell table:formula="of:=IFERROR(FIND(&quot;_&quot;;[.$A880];1);LEN([.$A880]))" office:value-type="float" office:value="4" calcext:value-type="float">
            <text:p>4</text:p>
          </table:table-cell>
          <table:table-cell table:formula="of:=IFERROR(FIND(&quot;_&quot;;[.$A880];1+[.B880]);LEN([.$A880]))" office:value-type="float" office:value="14" calcext:value-type="float">
            <text:p>14</text:p>
          </table:table-cell>
          <table:table-cell table:formula="of:=IFERROR(FIND(&quot;_&quot;;[.$A880];1+[.C880]);LEN([.$A880]))" office:value-type="float" office:value="25" calcext:value-type="float">
            <text:p>25</text:p>
          </table:table-cell>
          <table:table-cell table:formula="of:=IFERROR(FIND(&quot;_&quot;;[.$A880];1+[.D880]);LEN([.$A880]))" office:value-type="float" office:value="49" calcext:value-type="float">
            <text:p>49</text:p>
          </table:table-cell>
          <table:table-cell table:formula="of:=IFERROR(FIND(&quot;_&quot;;[.$A880];1+[.E880]);LEN([.$A880]))" office:value-type="float" office:value="50" calcext:value-type="float">
            <text:p>50</text:p>
          </table:table-cell>
          <table:table-cell table:formula="of:=[.D880]" office:value-type="float" office:value="25" calcext:value-type="float">
            <text:p>25</text:p>
          </table:table-cell>
          <table:table-cell table:formula="of:=LEFT([.A880];[.G880])" office:value-type="string" office:string-value="rdw_koppeling_uitvoering_" calcext:value-type="string">
            <text:p>rdw_koppeling_uitvoering_</text:p>
          </table:table-cell>
          <table:table-cell table:formula="of:=VLOOKUP([.H880];[$source.$C$2:$source.$F$48];4;0)" office:value-type="float" office:value="633" calcext:value-type="float">
            <text:p>633</text:p>
          </table:table-cell>
          <table:table-cell table:style-name="ce7" table:formula="of:=IF(RIGHT([.A880];6)=&quot;_X_X_X&quot;;3;IF(RIGHT([.A880];4)=&quot;_X_X&quot;;2;IF(RIGHT([.A88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1])&gt;0;[$preferred_name.A881];&#10;LEN([$preferred_name.B881])&gt;0;[$preferred_name.B881]&#10;)" office:value-type="string" office:string-value="rdw_koppeling_uitvoering_maximummassasamenstelogr_X" calcext:value-type="string">
            <text:p>rdw_koppeling_uitvoering_maximummassasamenstelogr_X</text:p>
          </table:table-cell>
          <table:table-cell table:formula="of:=IFERROR(FIND(&quot;_&quot;;[.$A881];1);LEN([.$A881]))" office:value-type="float" office:value="4" calcext:value-type="float">
            <text:p>4</text:p>
          </table:table-cell>
          <table:table-cell table:formula="of:=IFERROR(FIND(&quot;_&quot;;[.$A881];1+[.B881]);LEN([.$A881]))" office:value-type="float" office:value="14" calcext:value-type="float">
            <text:p>14</text:p>
          </table:table-cell>
          <table:table-cell table:formula="of:=IFERROR(FIND(&quot;_&quot;;[.$A881];1+[.C881]);LEN([.$A881]))" office:value-type="float" office:value="25" calcext:value-type="float">
            <text:p>25</text:p>
          </table:table-cell>
          <table:table-cell table:formula="of:=IFERROR(FIND(&quot;_&quot;;[.$A881];1+[.D881]);LEN([.$A881]))" office:value-type="float" office:value="50" calcext:value-type="float">
            <text:p>50</text:p>
          </table:table-cell>
          <table:table-cell table:formula="of:=IFERROR(FIND(&quot;_&quot;;[.$A881];1+[.E881]);LEN([.$A881]))" office:value-type="float" office:value="51" calcext:value-type="float">
            <text:p>51</text:p>
          </table:table-cell>
          <table:table-cell table:formula="of:=[.D881]" office:value-type="float" office:value="25" calcext:value-type="float">
            <text:p>25</text:p>
          </table:table-cell>
          <table:table-cell table:formula="of:=LEFT([.A881];[.G881])" office:value-type="string" office:string-value="rdw_koppeling_uitvoering_" calcext:value-type="string">
            <text:p>rdw_koppeling_uitvoering_</text:p>
          </table:table-cell>
          <table:table-cell table:formula="of:=VLOOKUP([.H881];[$source.$C$2:$source.$F$48];4;0)" office:value-type="float" office:value="633" calcext:value-type="float">
            <text:p>633</text:p>
          </table:table-cell>
          <table:table-cell table:style-name="ce7" table:formula="of:=IF(RIGHT([.A881];6)=&quot;_X_X_X&quot;;3;IF(RIGHT([.A881];4)=&quot;_X_X&quot;;2;IF(RIGHT([.A88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2])&gt;0;[$preferred_name.A882];&#10;LEN([$preferred_name.B882])&gt;0;[$preferred_name.B882]&#10;)" office:value-type="string" office:string-value="rdw_koppeling_uitvoering_maximummassasamenstelbgr_X" calcext:value-type="string">
            <text:p>rdw_koppeling_uitvoering_maximummassasamenstelbgr_X</text:p>
          </table:table-cell>
          <table:table-cell table:formula="of:=IFERROR(FIND(&quot;_&quot;;[.$A882];1);LEN([.$A882]))" office:value-type="float" office:value="4" calcext:value-type="float">
            <text:p>4</text:p>
          </table:table-cell>
          <table:table-cell table:formula="of:=IFERROR(FIND(&quot;_&quot;;[.$A882];1+[.B882]);LEN([.$A882]))" office:value-type="float" office:value="14" calcext:value-type="float">
            <text:p>14</text:p>
          </table:table-cell>
          <table:table-cell table:formula="of:=IFERROR(FIND(&quot;_&quot;;[.$A882];1+[.C882]);LEN([.$A882]))" office:value-type="float" office:value="25" calcext:value-type="float">
            <text:p>25</text:p>
          </table:table-cell>
          <table:table-cell table:formula="of:=IFERROR(FIND(&quot;_&quot;;[.$A882];1+[.D882]);LEN([.$A882]))" office:value-type="float" office:value="50" calcext:value-type="float">
            <text:p>50</text:p>
          </table:table-cell>
          <table:table-cell table:formula="of:=IFERROR(FIND(&quot;_&quot;;[.$A882];1+[.E882]);LEN([.$A882]))" office:value-type="float" office:value="51" calcext:value-type="float">
            <text:p>51</text:p>
          </table:table-cell>
          <table:table-cell table:formula="of:=[.D882]" office:value-type="float" office:value="25" calcext:value-type="float">
            <text:p>25</text:p>
          </table:table-cell>
          <table:table-cell table:formula="of:=LEFT([.A882];[.G882])" office:value-type="string" office:string-value="rdw_koppeling_uitvoering_" calcext:value-type="string">
            <text:p>rdw_koppeling_uitvoering_</text:p>
          </table:table-cell>
          <table:table-cell table:formula="of:=VLOOKUP([.H882];[$source.$C$2:$source.$F$48];4;0)" office:value-type="float" office:value="633" calcext:value-type="float">
            <text:p>633</text:p>
          </table:table-cell>
          <table:table-cell table:style-name="ce7" table:formula="of:=IF(RIGHT([.A882];6)=&quot;_X_X_X&quot;;3;IF(RIGHT([.A882];4)=&quot;_X_X&quot;;2;IF(RIGHT([.A88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3])&gt;0;[$preferred_name.A883];&#10;LEN([$preferred_name.B883])&gt;0;[$preferred_name.B883]&#10;)" office:value-type="string" office:string-value="rdw_koppeling_uitvoering_maximummassaautonoomogr_X" calcext:value-type="string">
            <text:p>rdw_koppeling_uitvoering_maximummassaautonoomogr_X</text:p>
          </table:table-cell>
          <table:table-cell table:formula="of:=IFERROR(FIND(&quot;_&quot;;[.$A883];1);LEN([.$A883]))" office:value-type="float" office:value="4" calcext:value-type="float">
            <text:p>4</text:p>
          </table:table-cell>
          <table:table-cell table:formula="of:=IFERROR(FIND(&quot;_&quot;;[.$A883];1+[.B883]);LEN([.$A883]))" office:value-type="float" office:value="14" calcext:value-type="float">
            <text:p>14</text:p>
          </table:table-cell>
          <table:table-cell table:formula="of:=IFERROR(FIND(&quot;_&quot;;[.$A883];1+[.C883]);LEN([.$A883]))" office:value-type="float" office:value="25" calcext:value-type="float">
            <text:p>25</text:p>
          </table:table-cell>
          <table:table-cell table:formula="of:=IFERROR(FIND(&quot;_&quot;;[.$A883];1+[.D883]);LEN([.$A883]))" office:value-type="float" office:value="49" calcext:value-type="float">
            <text:p>49</text:p>
          </table:table-cell>
          <table:table-cell table:formula="of:=IFERROR(FIND(&quot;_&quot;;[.$A883];1+[.E883]);LEN([.$A883]))" office:value-type="float" office:value="50" calcext:value-type="float">
            <text:p>50</text:p>
          </table:table-cell>
          <table:table-cell table:formula="of:=[.D883]" office:value-type="float" office:value="25" calcext:value-type="float">
            <text:p>25</text:p>
          </table:table-cell>
          <table:table-cell table:formula="of:=LEFT([.A883];[.G883])" office:value-type="string" office:string-value="rdw_koppeling_uitvoering_" calcext:value-type="string">
            <text:p>rdw_koppeling_uitvoering_</text:p>
          </table:table-cell>
          <table:table-cell table:formula="of:=VLOOKUP([.H883];[$source.$C$2:$source.$F$48];4;0)" office:value-type="float" office:value="633" calcext:value-type="float">
            <text:p>633</text:p>
          </table:table-cell>
          <table:table-cell table:style-name="ce7" table:formula="of:=IF(RIGHT([.A883];6)=&quot;_X_X_X&quot;;3;IF(RIGHT([.A883];4)=&quot;_X_X&quot;;2;IF(RIGHT([.A88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4])&gt;0;[$preferred_name.A884];&#10;LEN([$preferred_name.B884])&gt;0;[$preferred_name.B884]&#10;)" office:value-type="string" office:string-value="rdw_koppeling_uitvoering_maximummassaautonoombgr_X" calcext:value-type="string">
            <text:p>rdw_koppeling_uitvoering_maximummassaautonoombgr_X</text:p>
          </table:table-cell>
          <table:table-cell table:formula="of:=IFERROR(FIND(&quot;_&quot;;[.$A884];1);LEN([.$A884]))" office:value-type="float" office:value="4" calcext:value-type="float">
            <text:p>4</text:p>
          </table:table-cell>
          <table:table-cell table:formula="of:=IFERROR(FIND(&quot;_&quot;;[.$A884];1+[.B884]);LEN([.$A884]))" office:value-type="float" office:value="14" calcext:value-type="float">
            <text:p>14</text:p>
          </table:table-cell>
          <table:table-cell table:formula="of:=IFERROR(FIND(&quot;_&quot;;[.$A884];1+[.C884]);LEN([.$A884]))" office:value-type="float" office:value="25" calcext:value-type="float">
            <text:p>25</text:p>
          </table:table-cell>
          <table:table-cell table:formula="of:=IFERROR(FIND(&quot;_&quot;;[.$A884];1+[.D884]);LEN([.$A884]))" office:value-type="float" office:value="49" calcext:value-type="float">
            <text:p>49</text:p>
          </table:table-cell>
          <table:table-cell table:formula="of:=IFERROR(FIND(&quot;_&quot;;[.$A884];1+[.E884]);LEN([.$A884]))" office:value-type="float" office:value="50" calcext:value-type="float">
            <text:p>50</text:p>
          </table:table-cell>
          <table:table-cell table:formula="of:=[.D884]" office:value-type="float" office:value="25" calcext:value-type="float">
            <text:p>25</text:p>
          </table:table-cell>
          <table:table-cell table:formula="of:=LEFT([.A884];[.G884])" office:value-type="string" office:string-value="rdw_koppeling_uitvoering_" calcext:value-type="string">
            <text:p>rdw_koppeling_uitvoering_</text:p>
          </table:table-cell>
          <table:table-cell table:formula="of:=VLOOKUP([.H884];[$source.$C$2:$source.$F$48];4;0)" office:value-type="float" office:value="633" calcext:value-type="float">
            <text:p>633</text:p>
          </table:table-cell>
          <table:table-cell table:style-name="ce7" table:formula="of:=IF(RIGHT([.A884];6)=&quot;_X_X_X&quot;;3;IF(RIGHT([.A884];4)=&quot;_X_X&quot;;2;IF(RIGHT([.A88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5])&gt;0;[$preferred_name.A885];&#10;LEN([$preferred_name.B885])&gt;0;[$preferred_name.B885]&#10;)" office:value-type="string" office:string-value="rdw_koppeling_uitvoering_TimeStamp" calcext:value-type="string">
            <text:p>rdw_koppeling_uitvoering_TimeStamp</text:p>
          </table:table-cell>
          <table:table-cell table:formula="of:=IFERROR(FIND(&quot;_&quot;;[.$A885];1);LEN([.$A885]))" office:value-type="float" office:value="4" calcext:value-type="float">
            <text:p>4</text:p>
          </table:table-cell>
          <table:table-cell table:formula="of:=IFERROR(FIND(&quot;_&quot;;[.$A885];1+[.B885]);LEN([.$A885]))" office:value-type="float" office:value="14" calcext:value-type="float">
            <text:p>14</text:p>
          </table:table-cell>
          <table:table-cell table:formula="of:=IFERROR(FIND(&quot;_&quot;;[.$A885];1+[.C885]);LEN([.$A885]))" office:value-type="float" office:value="25" calcext:value-type="float">
            <text:p>25</text:p>
          </table:table-cell>
          <table:table-cell table:formula="of:=IFERROR(FIND(&quot;_&quot;;[.$A885];1+[.D885]);LEN([.$A885]))" office:value-type="float" office:value="34" calcext:value-type="float">
            <text:p>34</text:p>
          </table:table-cell>
          <table:table-cell table:formula="of:=IFERROR(FIND(&quot;_&quot;;[.$A885];1+[.E885]);LEN([.$A885]))" office:value-type="float" office:value="34" calcext:value-type="float">
            <text:p>34</text:p>
          </table:table-cell>
          <table:table-cell table:formula="of:=[.D885]" office:value-type="float" office:value="25" calcext:value-type="float">
            <text:p>25</text:p>
          </table:table-cell>
          <table:table-cell table:formula="of:=LEFT([.A885];[.G885])" office:value-type="string" office:string-value="rdw_koppeling_uitvoering_" calcext:value-type="string">
            <text:p>rdw_koppeling_uitvoering_</text:p>
          </table:table-cell>
          <table:table-cell table:formula="of:=VLOOKUP([.H885];[$source.$C$2:$source.$F$48];4;0)" office:value-type="float" office:value="633" calcext:value-type="float">
            <text:p>633</text:p>
          </table:table-cell>
          <table:table-cell table:style-name="ce7" table:formula="of:=IF(RIGHT([.A885];6)=&quot;_X_X_X&quot;;3;IF(RIGHT([.A885];4)=&quot;_X_X&quot;;2;IF(RIGHT([.A88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6])&gt;0;[$preferred_name.A886];&#10;LEN([$preferred_name.B886])&gt;0;[$preferred_name.B886]&#10;)" office:value-type="string" office:string-value="rdw_basis_uitvoering_begindatumrevisieuitvoering" calcext:value-type="string">
            <text:p>rdw_basis_uitvoering_begindatumrevisieuitvoering</text:p>
          </table:table-cell>
          <table:table-cell table:formula="of:=IFERROR(FIND(&quot;_&quot;;[.$A886];1);LEN([.$A886]))" office:value-type="float" office:value="4" calcext:value-type="float">
            <text:p>4</text:p>
          </table:table-cell>
          <table:table-cell table:formula="of:=IFERROR(FIND(&quot;_&quot;;[.$A886];1+[.B886]);LEN([.$A886]))" office:value-type="float" office:value="10" calcext:value-type="float">
            <text:p>10</text:p>
          </table:table-cell>
          <table:table-cell table:formula="of:=IFERROR(FIND(&quot;_&quot;;[.$A886];1+[.C886]);LEN([.$A886]))" office:value-type="float" office:value="21" calcext:value-type="float">
            <text:p>21</text:p>
          </table:table-cell>
          <table:table-cell table:formula="of:=IFERROR(FIND(&quot;_&quot;;[.$A886];1+[.D886]);LEN([.$A886]))" office:value-type="float" office:value="48" calcext:value-type="float">
            <text:p>48</text:p>
          </table:table-cell>
          <table:table-cell table:formula="of:=IFERROR(FIND(&quot;_&quot;;[.$A886];1+[.E886]);LEN([.$A886]))" office:value-type="float" office:value="48" calcext:value-type="float">
            <text:p>48</text:p>
          </table:table-cell>
          <table:table-cell table:formula="of:=[.D886]" office:value-type="float" office:value="21" calcext:value-type="float">
            <text:p>21</text:p>
          </table:table-cell>
          <table:table-cell table:formula="of:=LEFT([.A886];[.G886])" office:value-type="string" office:string-value="rdw_basis_uitvoering_" calcext:value-type="string">
            <text:p>rdw_basis_uitvoering_</text:p>
          </table:table-cell>
          <table:table-cell table:formula="of:=VLOOKUP([.H886];[$source.$C$2:$source.$F$48];4;0)" office:value-type="float" office:value="603" calcext:value-type="float">
            <text:p>603</text:p>
          </table:table-cell>
          <table:table-cell table:style-name="ce7" table:formula="of:=IF(RIGHT([.A886];6)=&quot;_X_X_X&quot;;3;IF(RIGHT([.A886];4)=&quot;_X_X&quot;;2;IF(RIGHT([.A88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7])&gt;0;[$preferred_name.A887];&#10;LEN([$preferred_name.B887])&gt;0;[$preferred_name.B887]&#10;)" office:value-type="string" office:string-value="rdw_basis_uitvoering_voertuigcategorie" calcext:value-type="string">
            <text:p>rdw_basis_uitvoering_voertuigcategorie</text:p>
          </table:table-cell>
          <table:table-cell table:formula="of:=IFERROR(FIND(&quot;_&quot;;[.$A887];1);LEN([.$A887]))" office:value-type="float" office:value="4" calcext:value-type="float">
            <text:p>4</text:p>
          </table:table-cell>
          <table:table-cell table:formula="of:=IFERROR(FIND(&quot;_&quot;;[.$A887];1+[.B887]);LEN([.$A887]))" office:value-type="float" office:value="10" calcext:value-type="float">
            <text:p>10</text:p>
          </table:table-cell>
          <table:table-cell table:formula="of:=IFERROR(FIND(&quot;_&quot;;[.$A887];1+[.C887]);LEN([.$A887]))" office:value-type="float" office:value="21" calcext:value-type="float">
            <text:p>21</text:p>
          </table:table-cell>
          <table:table-cell table:formula="of:=IFERROR(FIND(&quot;_&quot;;[.$A887];1+[.D887]);LEN([.$A887]))" office:value-type="float" office:value="38" calcext:value-type="float">
            <text:p>38</text:p>
          </table:table-cell>
          <table:table-cell table:formula="of:=IFERROR(FIND(&quot;_&quot;;[.$A887];1+[.E887]);LEN([.$A887]))" office:value-type="float" office:value="38" calcext:value-type="float">
            <text:p>38</text:p>
          </table:table-cell>
          <table:table-cell table:formula="of:=[.D887]" office:value-type="float" office:value="21" calcext:value-type="float">
            <text:p>21</text:p>
          </table:table-cell>
          <table:table-cell table:formula="of:=LEFT([.A887];[.G887])" office:value-type="string" office:string-value="rdw_basis_uitvoering_" calcext:value-type="string">
            <text:p>rdw_basis_uitvoering_</text:p>
          </table:table-cell>
          <table:table-cell table:formula="of:=VLOOKUP([.H887];[$source.$C$2:$source.$F$48];4;0)" office:value-type="float" office:value="603" calcext:value-type="float">
            <text:p>603</text:p>
          </table:table-cell>
          <table:table-cell table:style-name="ce7" table:formula="of:=IF(RIGHT([.A887];6)=&quot;_X_X_X&quot;;3;IF(RIGHT([.A887];4)=&quot;_X_X&quot;;2;IF(RIGHT([.A88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8])&gt;0;[$preferred_name.A888];&#10;LEN([$preferred_name.B888])&gt;0;[$preferred_name.B888]&#10;)" office:value-type="string" office:string-value="rdw_basis_uitvoering_aantalwielen" calcext:value-type="string">
            <text:p>rdw_basis_uitvoering_aantalwielen</text:p>
          </table:table-cell>
          <table:table-cell table:formula="of:=IFERROR(FIND(&quot;_&quot;;[.$A888];1);LEN([.$A888]))" office:value-type="float" office:value="4" calcext:value-type="float">
            <text:p>4</text:p>
          </table:table-cell>
          <table:table-cell table:formula="of:=IFERROR(FIND(&quot;_&quot;;[.$A888];1+[.B888]);LEN([.$A888]))" office:value-type="float" office:value="10" calcext:value-type="float">
            <text:p>10</text:p>
          </table:table-cell>
          <table:table-cell table:formula="of:=IFERROR(FIND(&quot;_&quot;;[.$A888];1+[.C888]);LEN([.$A888]))" office:value-type="float" office:value="21" calcext:value-type="float">
            <text:p>21</text:p>
          </table:table-cell>
          <table:table-cell table:formula="of:=IFERROR(FIND(&quot;_&quot;;[.$A888];1+[.D888]);LEN([.$A888]))" office:value-type="float" office:value="33" calcext:value-type="float">
            <text:p>33</text:p>
          </table:table-cell>
          <table:table-cell table:formula="of:=IFERROR(FIND(&quot;_&quot;;[.$A888];1+[.E888]);LEN([.$A888]))" office:value-type="float" office:value="33" calcext:value-type="float">
            <text:p>33</text:p>
          </table:table-cell>
          <table:table-cell table:formula="of:=[.D888]" office:value-type="float" office:value="21" calcext:value-type="float">
            <text:p>21</text:p>
          </table:table-cell>
          <table:table-cell table:formula="of:=LEFT([.A888];[.G888])" office:value-type="string" office:string-value="rdw_basis_uitvoering_" calcext:value-type="string">
            <text:p>rdw_basis_uitvoering_</text:p>
          </table:table-cell>
          <table:table-cell table:formula="of:=VLOOKUP([.H888];[$source.$C$2:$source.$F$48];4;0)" office:value-type="float" office:value="603" calcext:value-type="float">
            <text:p>603</text:p>
          </table:table-cell>
          <table:table-cell table:style-name="ce7" table:formula="of:=IF(RIGHT([.A888];6)=&quot;_X_X_X&quot;;3;IF(RIGHT([.A888];4)=&quot;_X_X&quot;;2;IF(RIGHT([.A88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89])&gt;0;[$preferred_name.A889];&#10;LEN([$preferred_name.B889])&gt;0;[$preferred_name.B889]&#10;)" office:value-type="string" office:string-value="rdw_basis_uitvoering_wielbasisondergrens" calcext:value-type="string">
            <text:p>rdw_basis_uitvoering_wielbasisondergrens</text:p>
          </table:table-cell>
          <table:table-cell table:formula="of:=IFERROR(FIND(&quot;_&quot;;[.$A889];1);LEN([.$A889]))" office:value-type="float" office:value="4" calcext:value-type="float">
            <text:p>4</text:p>
          </table:table-cell>
          <table:table-cell table:formula="of:=IFERROR(FIND(&quot;_&quot;;[.$A889];1+[.B889]);LEN([.$A889]))" office:value-type="float" office:value="10" calcext:value-type="float">
            <text:p>10</text:p>
          </table:table-cell>
          <table:table-cell table:formula="of:=IFERROR(FIND(&quot;_&quot;;[.$A889];1+[.C889]);LEN([.$A889]))" office:value-type="float" office:value="21" calcext:value-type="float">
            <text:p>21</text:p>
          </table:table-cell>
          <table:table-cell table:formula="of:=IFERROR(FIND(&quot;_&quot;;[.$A889];1+[.D889]);LEN([.$A889]))" office:value-type="float" office:value="40" calcext:value-type="float">
            <text:p>40</text:p>
          </table:table-cell>
          <table:table-cell table:formula="of:=IFERROR(FIND(&quot;_&quot;;[.$A889];1+[.E889]);LEN([.$A889]))" office:value-type="float" office:value="40" calcext:value-type="float">
            <text:p>40</text:p>
          </table:table-cell>
          <table:table-cell table:formula="of:=[.D889]" office:value-type="float" office:value="21" calcext:value-type="float">
            <text:p>21</text:p>
          </table:table-cell>
          <table:table-cell table:formula="of:=LEFT([.A889];[.G889])" office:value-type="string" office:string-value="rdw_basis_uitvoering_" calcext:value-type="string">
            <text:p>rdw_basis_uitvoering_</text:p>
          </table:table-cell>
          <table:table-cell table:formula="of:=VLOOKUP([.H889];[$source.$C$2:$source.$F$48];4;0)" office:value-type="float" office:value="603" calcext:value-type="float">
            <text:p>603</text:p>
          </table:table-cell>
          <table:table-cell table:style-name="ce7" table:formula="of:=IF(RIGHT([.A889];6)=&quot;_X_X_X&quot;;3;IF(RIGHT([.A889];4)=&quot;_X_X&quot;;2;IF(RIGHT([.A88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0])&gt;0;[$preferred_name.A890];&#10;LEN([$preferred_name.B890])&gt;0;[$preferred_name.B890]&#10;)" office:value-type="string" office:string-value="rdw_basis_uitvoering_wielbasisbovengrens" calcext:value-type="string">
            <text:p>rdw_basis_uitvoering_wielbasisbovengrens</text:p>
          </table:table-cell>
          <table:table-cell table:formula="of:=IFERROR(FIND(&quot;_&quot;;[.$A890];1);LEN([.$A890]))" office:value-type="float" office:value="4" calcext:value-type="float">
            <text:p>4</text:p>
          </table:table-cell>
          <table:table-cell table:formula="of:=IFERROR(FIND(&quot;_&quot;;[.$A890];1+[.B890]);LEN([.$A890]))" office:value-type="float" office:value="10" calcext:value-type="float">
            <text:p>10</text:p>
          </table:table-cell>
          <table:table-cell table:formula="of:=IFERROR(FIND(&quot;_&quot;;[.$A890];1+[.C890]);LEN([.$A890]))" office:value-type="float" office:value="21" calcext:value-type="float">
            <text:p>21</text:p>
          </table:table-cell>
          <table:table-cell table:formula="of:=IFERROR(FIND(&quot;_&quot;;[.$A890];1+[.D890]);LEN([.$A890]))" office:value-type="float" office:value="40" calcext:value-type="float">
            <text:p>40</text:p>
          </table:table-cell>
          <table:table-cell table:formula="of:=IFERROR(FIND(&quot;_&quot;;[.$A890];1+[.E890]);LEN([.$A890]))" office:value-type="float" office:value="40" calcext:value-type="float">
            <text:p>40</text:p>
          </table:table-cell>
          <table:table-cell table:formula="of:=[.D890]" office:value-type="float" office:value="21" calcext:value-type="float">
            <text:p>21</text:p>
          </table:table-cell>
          <table:table-cell table:formula="of:=LEFT([.A890];[.G890])" office:value-type="string" office:string-value="rdw_basis_uitvoering_" calcext:value-type="string">
            <text:p>rdw_basis_uitvoering_</text:p>
          </table:table-cell>
          <table:table-cell table:formula="of:=VLOOKUP([.H890];[$source.$C$2:$source.$F$48];4;0)" office:value-type="float" office:value="603" calcext:value-type="float">
            <text:p>603</text:p>
          </table:table-cell>
          <table:table-cell table:style-name="ce7" table:formula="of:=IF(RIGHT([.A890];6)=&quot;_X_X_X&quot;;3;IF(RIGHT([.A890];4)=&quot;_X_X&quot;;2;IF(RIGHT([.A89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1])&gt;0;[$preferred_name.A891];&#10;LEN([$preferred_name.B891])&gt;0;[$preferred_name.B891]&#10;)" office:value-type="string" office:string-value="rdw_basis_uitvoering_lengteondergrens" calcext:value-type="string">
            <text:p>rdw_basis_uitvoering_lengteondergrens</text:p>
          </table:table-cell>
          <table:table-cell table:formula="of:=IFERROR(FIND(&quot;_&quot;;[.$A891];1);LEN([.$A891]))" office:value-type="float" office:value="4" calcext:value-type="float">
            <text:p>4</text:p>
          </table:table-cell>
          <table:table-cell table:formula="of:=IFERROR(FIND(&quot;_&quot;;[.$A891];1+[.B891]);LEN([.$A891]))" office:value-type="float" office:value="10" calcext:value-type="float">
            <text:p>10</text:p>
          </table:table-cell>
          <table:table-cell table:formula="of:=IFERROR(FIND(&quot;_&quot;;[.$A891];1+[.C891]);LEN([.$A891]))" office:value-type="float" office:value="21" calcext:value-type="float">
            <text:p>21</text:p>
          </table:table-cell>
          <table:table-cell table:formula="of:=IFERROR(FIND(&quot;_&quot;;[.$A891];1+[.D891]);LEN([.$A891]))" office:value-type="float" office:value="37" calcext:value-type="float">
            <text:p>37</text:p>
          </table:table-cell>
          <table:table-cell table:formula="of:=IFERROR(FIND(&quot;_&quot;;[.$A891];1+[.E891]);LEN([.$A891]))" office:value-type="float" office:value="37" calcext:value-type="float">
            <text:p>37</text:p>
          </table:table-cell>
          <table:table-cell table:formula="of:=[.D891]" office:value-type="float" office:value="21" calcext:value-type="float">
            <text:p>21</text:p>
          </table:table-cell>
          <table:table-cell table:formula="of:=LEFT([.A891];[.G891])" office:value-type="string" office:string-value="rdw_basis_uitvoering_" calcext:value-type="string">
            <text:p>rdw_basis_uitvoering_</text:p>
          </table:table-cell>
          <table:table-cell table:formula="of:=VLOOKUP([.H891];[$source.$C$2:$source.$F$48];4;0)" office:value-type="float" office:value="603" calcext:value-type="float">
            <text:p>603</text:p>
          </table:table-cell>
          <table:table-cell table:style-name="ce7" table:formula="of:=IF(RIGHT([.A891];6)=&quot;_X_X_X&quot;;3;IF(RIGHT([.A891];4)=&quot;_X_X&quot;;2;IF(RIGHT([.A89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2])&gt;0;[$preferred_name.A892];&#10;LEN([$preferred_name.B892])&gt;0;[$preferred_name.B892]&#10;)" office:value-type="string" office:string-value="rdw_basis_uitvoering_lengtebovengrens" calcext:value-type="string">
            <text:p>rdw_basis_uitvoering_lengtebovengrens</text:p>
          </table:table-cell>
          <table:table-cell table:formula="of:=IFERROR(FIND(&quot;_&quot;;[.$A892];1);LEN([.$A892]))" office:value-type="float" office:value="4" calcext:value-type="float">
            <text:p>4</text:p>
          </table:table-cell>
          <table:table-cell table:formula="of:=IFERROR(FIND(&quot;_&quot;;[.$A892];1+[.B892]);LEN([.$A892]))" office:value-type="float" office:value="10" calcext:value-type="float">
            <text:p>10</text:p>
          </table:table-cell>
          <table:table-cell table:formula="of:=IFERROR(FIND(&quot;_&quot;;[.$A892];1+[.C892]);LEN([.$A892]))" office:value-type="float" office:value="21" calcext:value-type="float">
            <text:p>21</text:p>
          </table:table-cell>
          <table:table-cell table:formula="of:=IFERROR(FIND(&quot;_&quot;;[.$A892];1+[.D892]);LEN([.$A892]))" office:value-type="float" office:value="37" calcext:value-type="float">
            <text:p>37</text:p>
          </table:table-cell>
          <table:table-cell table:formula="of:=IFERROR(FIND(&quot;_&quot;;[.$A892];1+[.E892]);LEN([.$A892]))" office:value-type="float" office:value="37" calcext:value-type="float">
            <text:p>37</text:p>
          </table:table-cell>
          <table:table-cell table:formula="of:=[.D892]" office:value-type="float" office:value="21" calcext:value-type="float">
            <text:p>21</text:p>
          </table:table-cell>
          <table:table-cell table:formula="of:=LEFT([.A892];[.G892])" office:value-type="string" office:string-value="rdw_basis_uitvoering_" calcext:value-type="string">
            <text:p>rdw_basis_uitvoering_</text:p>
          </table:table-cell>
          <table:table-cell table:formula="of:=VLOOKUP([.H892];[$source.$C$2:$source.$F$48];4;0)" office:value-type="float" office:value="603" calcext:value-type="float">
            <text:p>603</text:p>
          </table:table-cell>
          <table:table-cell table:style-name="ce7" table:formula="of:=IF(RIGHT([.A892];6)=&quot;_X_X_X&quot;;3;IF(RIGHT([.A892];4)=&quot;_X_X&quot;;2;IF(RIGHT([.A89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3])&gt;0;[$preferred_name.A893];&#10;LEN([$preferred_name.B893])&gt;0;[$preferred_name.B893]&#10;)" office:value-type="string" office:string-value="rdw_basis_uitvoering_breedteondergrens" calcext:value-type="string">
            <text:p>rdw_basis_uitvoering_breedteondergrens</text:p>
          </table:table-cell>
          <table:table-cell table:formula="of:=IFERROR(FIND(&quot;_&quot;;[.$A893];1);LEN([.$A893]))" office:value-type="float" office:value="4" calcext:value-type="float">
            <text:p>4</text:p>
          </table:table-cell>
          <table:table-cell table:formula="of:=IFERROR(FIND(&quot;_&quot;;[.$A893];1+[.B893]);LEN([.$A893]))" office:value-type="float" office:value="10" calcext:value-type="float">
            <text:p>10</text:p>
          </table:table-cell>
          <table:table-cell table:formula="of:=IFERROR(FIND(&quot;_&quot;;[.$A893];1+[.C893]);LEN([.$A893]))" office:value-type="float" office:value="21" calcext:value-type="float">
            <text:p>21</text:p>
          </table:table-cell>
          <table:table-cell table:formula="of:=IFERROR(FIND(&quot;_&quot;;[.$A893];1+[.D893]);LEN([.$A893]))" office:value-type="float" office:value="38" calcext:value-type="float">
            <text:p>38</text:p>
          </table:table-cell>
          <table:table-cell table:formula="of:=IFERROR(FIND(&quot;_&quot;;[.$A893];1+[.E893]);LEN([.$A893]))" office:value-type="float" office:value="38" calcext:value-type="float">
            <text:p>38</text:p>
          </table:table-cell>
          <table:table-cell table:formula="of:=[.D893]" office:value-type="float" office:value="21" calcext:value-type="float">
            <text:p>21</text:p>
          </table:table-cell>
          <table:table-cell table:formula="of:=LEFT([.A893];[.G893])" office:value-type="string" office:string-value="rdw_basis_uitvoering_" calcext:value-type="string">
            <text:p>rdw_basis_uitvoering_</text:p>
          </table:table-cell>
          <table:table-cell table:formula="of:=VLOOKUP([.H893];[$source.$C$2:$source.$F$48];4;0)" office:value-type="float" office:value="603" calcext:value-type="float">
            <text:p>603</text:p>
          </table:table-cell>
          <table:table-cell table:style-name="ce7" table:formula="of:=IF(RIGHT([.A893];6)=&quot;_X_X_X&quot;;3;IF(RIGHT([.A893];4)=&quot;_X_X&quot;;2;IF(RIGHT([.A89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4])&gt;0;[$preferred_name.A894];&#10;LEN([$preferred_name.B894])&gt;0;[$preferred_name.B894]&#10;)" office:value-type="string" office:string-value="rdw_basis_uitvoering_breedtebovengrens" calcext:value-type="string">
            <text:p>rdw_basis_uitvoering_breedtebovengrens</text:p>
          </table:table-cell>
          <table:table-cell table:formula="of:=IFERROR(FIND(&quot;_&quot;;[.$A894];1);LEN([.$A894]))" office:value-type="float" office:value="4" calcext:value-type="float">
            <text:p>4</text:p>
          </table:table-cell>
          <table:table-cell table:formula="of:=IFERROR(FIND(&quot;_&quot;;[.$A894];1+[.B894]);LEN([.$A894]))" office:value-type="float" office:value="10" calcext:value-type="float">
            <text:p>10</text:p>
          </table:table-cell>
          <table:table-cell table:formula="of:=IFERROR(FIND(&quot;_&quot;;[.$A894];1+[.C894]);LEN([.$A894]))" office:value-type="float" office:value="21" calcext:value-type="float">
            <text:p>21</text:p>
          </table:table-cell>
          <table:table-cell table:formula="of:=IFERROR(FIND(&quot;_&quot;;[.$A894];1+[.D894]);LEN([.$A894]))" office:value-type="float" office:value="38" calcext:value-type="float">
            <text:p>38</text:p>
          </table:table-cell>
          <table:table-cell table:formula="of:=IFERROR(FIND(&quot;_&quot;;[.$A894];1+[.E894]);LEN([.$A894]))" office:value-type="float" office:value="38" calcext:value-type="float">
            <text:p>38</text:p>
          </table:table-cell>
          <table:table-cell table:formula="of:=[.D894]" office:value-type="float" office:value="21" calcext:value-type="float">
            <text:p>21</text:p>
          </table:table-cell>
          <table:table-cell table:formula="of:=LEFT([.A894];[.G894])" office:value-type="string" office:string-value="rdw_basis_uitvoering_" calcext:value-type="string">
            <text:p>rdw_basis_uitvoering_</text:p>
          </table:table-cell>
          <table:table-cell table:formula="of:=VLOOKUP([.H894];[$source.$C$2:$source.$F$48];4;0)" office:value-type="float" office:value="603" calcext:value-type="float">
            <text:p>603</text:p>
          </table:table-cell>
          <table:table-cell table:style-name="ce7" table:formula="of:=IF(RIGHT([.A894];6)=&quot;_X_X_X&quot;;3;IF(RIGHT([.A894];4)=&quot;_X_X&quot;;2;IF(RIGHT([.A89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5])&gt;0;[$preferred_name.A895];&#10;LEN([$preferred_name.B895])&gt;0;[$preferred_name.B895]&#10;)" office:value-type="string" office:string-value="rdw_basis_uitvoering_hoogteondergrens" calcext:value-type="string">
            <text:p>rdw_basis_uitvoering_hoogteondergrens</text:p>
          </table:table-cell>
          <table:table-cell table:formula="of:=IFERROR(FIND(&quot;_&quot;;[.$A895];1);LEN([.$A895]))" office:value-type="float" office:value="4" calcext:value-type="float">
            <text:p>4</text:p>
          </table:table-cell>
          <table:table-cell table:formula="of:=IFERROR(FIND(&quot;_&quot;;[.$A895];1+[.B895]);LEN([.$A895]))" office:value-type="float" office:value="10" calcext:value-type="float">
            <text:p>10</text:p>
          </table:table-cell>
          <table:table-cell table:formula="of:=IFERROR(FIND(&quot;_&quot;;[.$A895];1+[.C895]);LEN([.$A895]))" office:value-type="float" office:value="21" calcext:value-type="float">
            <text:p>21</text:p>
          </table:table-cell>
          <table:table-cell table:formula="of:=IFERROR(FIND(&quot;_&quot;;[.$A895];1+[.D895]);LEN([.$A895]))" office:value-type="float" office:value="37" calcext:value-type="float">
            <text:p>37</text:p>
          </table:table-cell>
          <table:table-cell table:formula="of:=IFERROR(FIND(&quot;_&quot;;[.$A895];1+[.E895]);LEN([.$A895]))" office:value-type="float" office:value="37" calcext:value-type="float">
            <text:p>37</text:p>
          </table:table-cell>
          <table:table-cell table:formula="of:=[.D895]" office:value-type="float" office:value="21" calcext:value-type="float">
            <text:p>21</text:p>
          </table:table-cell>
          <table:table-cell table:formula="of:=LEFT([.A895];[.G895])" office:value-type="string" office:string-value="rdw_basis_uitvoering_" calcext:value-type="string">
            <text:p>rdw_basis_uitvoering_</text:p>
          </table:table-cell>
          <table:table-cell table:formula="of:=VLOOKUP([.H895];[$source.$C$2:$source.$F$48];4;0)" office:value-type="float" office:value="603" calcext:value-type="float">
            <text:p>603</text:p>
          </table:table-cell>
          <table:table-cell table:style-name="ce7" table:formula="of:=IF(RIGHT([.A895];6)=&quot;_X_X_X&quot;;3;IF(RIGHT([.A895];4)=&quot;_X_X&quot;;2;IF(RIGHT([.A89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6])&gt;0;[$preferred_name.A896];&#10;LEN([$preferred_name.B896])&gt;0;[$preferred_name.B896]&#10;)" office:value-type="string" office:string-value="rdw_basis_uitvoering_hoogtebovengrens" calcext:value-type="string">
            <text:p>rdw_basis_uitvoering_hoogtebovengrens</text:p>
          </table:table-cell>
          <table:table-cell table:formula="of:=IFERROR(FIND(&quot;_&quot;;[.$A896];1);LEN([.$A896]))" office:value-type="float" office:value="4" calcext:value-type="float">
            <text:p>4</text:p>
          </table:table-cell>
          <table:table-cell table:formula="of:=IFERROR(FIND(&quot;_&quot;;[.$A896];1+[.B896]);LEN([.$A896]))" office:value-type="float" office:value="10" calcext:value-type="float">
            <text:p>10</text:p>
          </table:table-cell>
          <table:table-cell table:formula="of:=IFERROR(FIND(&quot;_&quot;;[.$A896];1+[.C896]);LEN([.$A896]))" office:value-type="float" office:value="21" calcext:value-type="float">
            <text:p>21</text:p>
          </table:table-cell>
          <table:table-cell table:formula="of:=IFERROR(FIND(&quot;_&quot;;[.$A896];1+[.D896]);LEN([.$A896]))" office:value-type="float" office:value="37" calcext:value-type="float">
            <text:p>37</text:p>
          </table:table-cell>
          <table:table-cell table:formula="of:=IFERROR(FIND(&quot;_&quot;;[.$A896];1+[.E896]);LEN([.$A896]))" office:value-type="float" office:value="37" calcext:value-type="float">
            <text:p>37</text:p>
          </table:table-cell>
          <table:table-cell table:formula="of:=[.D896]" office:value-type="float" office:value="21" calcext:value-type="float">
            <text:p>21</text:p>
          </table:table-cell>
          <table:table-cell table:formula="of:=LEFT([.A896];[.G896])" office:value-type="string" office:string-value="rdw_basis_uitvoering_" calcext:value-type="string">
            <text:p>rdw_basis_uitvoering_</text:p>
          </table:table-cell>
          <table:table-cell table:formula="of:=VLOOKUP([.H896];[$source.$C$2:$source.$F$48];4;0)" office:value-type="float" office:value="603" calcext:value-type="float">
            <text:p>603</text:p>
          </table:table-cell>
          <table:table-cell table:style-name="ce7" table:formula="of:=IF(RIGHT([.A896];6)=&quot;_X_X_X&quot;;3;IF(RIGHT([.A896];4)=&quot;_X_X&quot;;2;IF(RIGHT([.A89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7])&gt;0;[$preferred_name.A897];&#10;LEN([$preferred_name.B897])&gt;0;[$preferred_name.B897]&#10;)" office:value-type="string" office:string-value="rdw_basis_uitvoering_aantalzitplaatsenondergrens" calcext:value-type="string">
            <text:p>rdw_basis_uitvoering_aantalzitplaatsenondergrens</text:p>
          </table:table-cell>
          <table:table-cell table:formula="of:=IFERROR(FIND(&quot;_&quot;;[.$A897];1);LEN([.$A897]))" office:value-type="float" office:value="4" calcext:value-type="float">
            <text:p>4</text:p>
          </table:table-cell>
          <table:table-cell table:formula="of:=IFERROR(FIND(&quot;_&quot;;[.$A897];1+[.B897]);LEN([.$A897]))" office:value-type="float" office:value="10" calcext:value-type="float">
            <text:p>10</text:p>
          </table:table-cell>
          <table:table-cell table:formula="of:=IFERROR(FIND(&quot;_&quot;;[.$A897];1+[.C897]);LEN([.$A897]))" office:value-type="float" office:value="21" calcext:value-type="float">
            <text:p>21</text:p>
          </table:table-cell>
          <table:table-cell table:formula="of:=IFERROR(FIND(&quot;_&quot;;[.$A897];1+[.D897]);LEN([.$A897]))" office:value-type="float" office:value="48" calcext:value-type="float">
            <text:p>48</text:p>
          </table:table-cell>
          <table:table-cell table:formula="of:=IFERROR(FIND(&quot;_&quot;;[.$A897];1+[.E897]);LEN([.$A897]))" office:value-type="float" office:value="48" calcext:value-type="float">
            <text:p>48</text:p>
          </table:table-cell>
          <table:table-cell table:formula="of:=[.D897]" office:value-type="float" office:value="21" calcext:value-type="float">
            <text:p>21</text:p>
          </table:table-cell>
          <table:table-cell table:formula="of:=LEFT([.A897];[.G897])" office:value-type="string" office:string-value="rdw_basis_uitvoering_" calcext:value-type="string">
            <text:p>rdw_basis_uitvoering_</text:p>
          </table:table-cell>
          <table:table-cell table:formula="of:=VLOOKUP([.H897];[$source.$C$2:$source.$F$48];4;0)" office:value-type="float" office:value="603" calcext:value-type="float">
            <text:p>603</text:p>
          </table:table-cell>
          <table:table-cell table:style-name="ce7" table:formula="of:=IF(RIGHT([.A897];6)=&quot;_X_X_X&quot;;3;IF(RIGHT([.A897];4)=&quot;_X_X&quot;;2;IF(RIGHT([.A89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8])&gt;0;[$preferred_name.A898];&#10;LEN([$preferred_name.B898])&gt;0;[$preferred_name.B898]&#10;)" office:value-type="string" office:string-value="rdw_basis_uitvoering_aantalzitplaatsenbovengrens" calcext:value-type="string">
            <text:p>rdw_basis_uitvoering_aantalzitplaatsenbovengrens</text:p>
          </table:table-cell>
          <table:table-cell table:formula="of:=IFERROR(FIND(&quot;_&quot;;[.$A898];1);LEN([.$A898]))" office:value-type="float" office:value="4" calcext:value-type="float">
            <text:p>4</text:p>
          </table:table-cell>
          <table:table-cell table:formula="of:=IFERROR(FIND(&quot;_&quot;;[.$A898];1+[.B898]);LEN([.$A898]))" office:value-type="float" office:value="10" calcext:value-type="float">
            <text:p>10</text:p>
          </table:table-cell>
          <table:table-cell table:formula="of:=IFERROR(FIND(&quot;_&quot;;[.$A898];1+[.C898]);LEN([.$A898]))" office:value-type="float" office:value="21" calcext:value-type="float">
            <text:p>21</text:p>
          </table:table-cell>
          <table:table-cell table:formula="of:=IFERROR(FIND(&quot;_&quot;;[.$A898];1+[.D898]);LEN([.$A898]))" office:value-type="float" office:value="48" calcext:value-type="float">
            <text:p>48</text:p>
          </table:table-cell>
          <table:table-cell table:formula="of:=IFERROR(FIND(&quot;_&quot;;[.$A898];1+[.E898]);LEN([.$A898]))" office:value-type="float" office:value="48" calcext:value-type="float">
            <text:p>48</text:p>
          </table:table-cell>
          <table:table-cell table:formula="of:=[.D898]" office:value-type="float" office:value="21" calcext:value-type="float">
            <text:p>21</text:p>
          </table:table-cell>
          <table:table-cell table:formula="of:=LEFT([.A898];[.G898])" office:value-type="string" office:string-value="rdw_basis_uitvoering_" calcext:value-type="string">
            <text:p>rdw_basis_uitvoering_</text:p>
          </table:table-cell>
          <table:table-cell table:formula="of:=VLOOKUP([.H898];[$source.$C$2:$source.$F$48];4;0)" office:value-type="float" office:value="603" calcext:value-type="float">
            <text:p>603</text:p>
          </table:table-cell>
          <table:table-cell table:style-name="ce7" table:formula="of:=IF(RIGHT([.A898];6)=&quot;_X_X_X&quot;;3;IF(RIGHT([.A898];4)=&quot;_X_X&quot;;2;IF(RIGHT([.A89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899])&gt;0;[$preferred_name.A899];&#10;LEN([$preferred_name.B899])&gt;0;[$preferred_name.B899]&#10;)" office:value-type="string" office:string-value="rdw_basis_uitvoering_maximummassaondergrens" calcext:value-type="string">
            <text:p>rdw_basis_uitvoering_maximummassaondergrens</text:p>
          </table:table-cell>
          <table:table-cell table:formula="of:=IFERROR(FIND(&quot;_&quot;;[.$A899];1);LEN([.$A899]))" office:value-type="float" office:value="4" calcext:value-type="float">
            <text:p>4</text:p>
          </table:table-cell>
          <table:table-cell table:formula="of:=IFERROR(FIND(&quot;_&quot;;[.$A899];1+[.B899]);LEN([.$A899]))" office:value-type="float" office:value="10" calcext:value-type="float">
            <text:p>10</text:p>
          </table:table-cell>
          <table:table-cell table:formula="of:=IFERROR(FIND(&quot;_&quot;;[.$A899];1+[.C899]);LEN([.$A899]))" office:value-type="float" office:value="21" calcext:value-type="float">
            <text:p>21</text:p>
          </table:table-cell>
          <table:table-cell table:formula="of:=IFERROR(FIND(&quot;_&quot;;[.$A899];1+[.D899]);LEN([.$A899]))" office:value-type="float" office:value="43" calcext:value-type="float">
            <text:p>43</text:p>
          </table:table-cell>
          <table:table-cell table:formula="of:=IFERROR(FIND(&quot;_&quot;;[.$A899];1+[.E899]);LEN([.$A899]))" office:value-type="float" office:value="43" calcext:value-type="float">
            <text:p>43</text:p>
          </table:table-cell>
          <table:table-cell table:formula="of:=[.D899]" office:value-type="float" office:value="21" calcext:value-type="float">
            <text:p>21</text:p>
          </table:table-cell>
          <table:table-cell table:formula="of:=LEFT([.A899];[.G899])" office:value-type="string" office:string-value="rdw_basis_uitvoering_" calcext:value-type="string">
            <text:p>rdw_basis_uitvoering_</text:p>
          </table:table-cell>
          <table:table-cell table:formula="of:=VLOOKUP([.H899];[$source.$C$2:$source.$F$48];4;0)" office:value-type="float" office:value="603" calcext:value-type="float">
            <text:p>603</text:p>
          </table:table-cell>
          <table:table-cell table:style-name="ce7" table:formula="of:=IF(RIGHT([.A899];6)=&quot;_X_X_X&quot;;3;IF(RIGHT([.A899];4)=&quot;_X_X&quot;;2;IF(RIGHT([.A89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0])&gt;0;[$preferred_name.A900];&#10;LEN([$preferred_name.B900])&gt;0;[$preferred_name.B900]&#10;)" office:value-type="string" office:string-value="rdw_basis_uitvoering_maximummassabovengrens" calcext:value-type="string">
            <text:p>rdw_basis_uitvoering_maximummassabovengrens</text:p>
          </table:table-cell>
          <table:table-cell table:formula="of:=IFERROR(FIND(&quot;_&quot;;[.$A900];1);LEN([.$A900]))" office:value-type="float" office:value="4" calcext:value-type="float">
            <text:p>4</text:p>
          </table:table-cell>
          <table:table-cell table:formula="of:=IFERROR(FIND(&quot;_&quot;;[.$A900];1+[.B900]);LEN([.$A900]))" office:value-type="float" office:value="10" calcext:value-type="float">
            <text:p>10</text:p>
          </table:table-cell>
          <table:table-cell table:formula="of:=IFERROR(FIND(&quot;_&quot;;[.$A900];1+[.C900]);LEN([.$A900]))" office:value-type="float" office:value="21" calcext:value-type="float">
            <text:p>21</text:p>
          </table:table-cell>
          <table:table-cell table:formula="of:=IFERROR(FIND(&quot;_&quot;;[.$A900];1+[.D900]);LEN([.$A900]))" office:value-type="float" office:value="43" calcext:value-type="float">
            <text:p>43</text:p>
          </table:table-cell>
          <table:table-cell table:formula="of:=IFERROR(FIND(&quot;_&quot;;[.$A900];1+[.E900]);LEN([.$A900]))" office:value-type="float" office:value="43" calcext:value-type="float">
            <text:p>43</text:p>
          </table:table-cell>
          <table:table-cell table:formula="of:=[.D900]" office:value-type="float" office:value="21" calcext:value-type="float">
            <text:p>21</text:p>
          </table:table-cell>
          <table:table-cell table:formula="of:=LEFT([.A900];[.G900])" office:value-type="string" office:string-value="rdw_basis_uitvoering_" calcext:value-type="string">
            <text:p>rdw_basis_uitvoering_</text:p>
          </table:table-cell>
          <table:table-cell table:formula="of:=VLOOKUP([.H900];[$source.$C$2:$source.$F$48];4;0)" office:value-type="float" office:value="603" calcext:value-type="float">
            <text:p>603</text:p>
          </table:table-cell>
          <table:table-cell table:style-name="ce7" table:formula="of:=IF(RIGHT([.A900];6)=&quot;_X_X_X&quot;;3;IF(RIGHT([.A900];4)=&quot;_X_X&quot;;2;IF(RIGHT([.A90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1])&gt;0;[$preferred_name.A901];&#10;LEN([$preferred_name.B901])&gt;0;[$preferred_name.B901]&#10;)" office:value-type="string" office:string-value="rdw_basis_uitvoering_massarijklaarondergrens" calcext:value-type="string">
            <text:p>rdw_basis_uitvoering_massarijklaarondergrens</text:p>
          </table:table-cell>
          <table:table-cell table:formula="of:=IFERROR(FIND(&quot;_&quot;;[.$A901];1);LEN([.$A901]))" office:value-type="float" office:value="4" calcext:value-type="float">
            <text:p>4</text:p>
          </table:table-cell>
          <table:table-cell table:formula="of:=IFERROR(FIND(&quot;_&quot;;[.$A901];1+[.B901]);LEN([.$A901]))" office:value-type="float" office:value="10" calcext:value-type="float">
            <text:p>10</text:p>
          </table:table-cell>
          <table:table-cell table:formula="of:=IFERROR(FIND(&quot;_&quot;;[.$A901];1+[.C901]);LEN([.$A901]))" office:value-type="float" office:value="21" calcext:value-type="float">
            <text:p>21</text:p>
          </table:table-cell>
          <table:table-cell table:formula="of:=IFERROR(FIND(&quot;_&quot;;[.$A901];1+[.D901]);LEN([.$A901]))" office:value-type="float" office:value="44" calcext:value-type="float">
            <text:p>44</text:p>
          </table:table-cell>
          <table:table-cell table:formula="of:=IFERROR(FIND(&quot;_&quot;;[.$A901];1+[.E901]);LEN([.$A901]))" office:value-type="float" office:value="44" calcext:value-type="float">
            <text:p>44</text:p>
          </table:table-cell>
          <table:table-cell table:formula="of:=[.D901]" office:value-type="float" office:value="21" calcext:value-type="float">
            <text:p>21</text:p>
          </table:table-cell>
          <table:table-cell table:formula="of:=LEFT([.A901];[.G901])" office:value-type="string" office:string-value="rdw_basis_uitvoering_" calcext:value-type="string">
            <text:p>rdw_basis_uitvoering_</text:p>
          </table:table-cell>
          <table:table-cell table:formula="of:=VLOOKUP([.H901];[$source.$C$2:$source.$F$48];4;0)" office:value-type="float" office:value="603" calcext:value-type="float">
            <text:p>603</text:p>
          </table:table-cell>
          <table:table-cell table:style-name="ce7" table:formula="of:=IF(RIGHT([.A901];6)=&quot;_X_X_X&quot;;3;IF(RIGHT([.A901];4)=&quot;_X_X&quot;;2;IF(RIGHT([.A90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2])&gt;0;[$preferred_name.A902];&#10;LEN([$preferred_name.B902])&gt;0;[$preferred_name.B902]&#10;)" office:value-type="string" office:string-value="rdw_basis_uitvoering_massarijklaarbovengrens" calcext:value-type="string">
            <text:p>rdw_basis_uitvoering_massarijklaarbovengrens</text:p>
          </table:table-cell>
          <table:table-cell table:formula="of:=IFERROR(FIND(&quot;_&quot;;[.$A902];1);LEN([.$A902]))" office:value-type="float" office:value="4" calcext:value-type="float">
            <text:p>4</text:p>
          </table:table-cell>
          <table:table-cell table:formula="of:=IFERROR(FIND(&quot;_&quot;;[.$A902];1+[.B902]);LEN([.$A902]))" office:value-type="float" office:value="10" calcext:value-type="float">
            <text:p>10</text:p>
          </table:table-cell>
          <table:table-cell table:formula="of:=IFERROR(FIND(&quot;_&quot;;[.$A902];1+[.C902]);LEN([.$A902]))" office:value-type="float" office:value="21" calcext:value-type="float">
            <text:p>21</text:p>
          </table:table-cell>
          <table:table-cell table:formula="of:=IFERROR(FIND(&quot;_&quot;;[.$A902];1+[.D902]);LEN([.$A902]))" office:value-type="float" office:value="44" calcext:value-type="float">
            <text:p>44</text:p>
          </table:table-cell>
          <table:table-cell table:formula="of:=IFERROR(FIND(&quot;_&quot;;[.$A902];1+[.E902]);LEN([.$A902]))" office:value-type="float" office:value="44" calcext:value-type="float">
            <text:p>44</text:p>
          </table:table-cell>
          <table:table-cell table:formula="of:=[.D902]" office:value-type="float" office:value="21" calcext:value-type="float">
            <text:p>21</text:p>
          </table:table-cell>
          <table:table-cell table:formula="of:=LEFT([.A902];[.G902])" office:value-type="string" office:string-value="rdw_basis_uitvoering_" calcext:value-type="string">
            <text:p>rdw_basis_uitvoering_</text:p>
          </table:table-cell>
          <table:table-cell table:formula="of:=VLOOKUP([.H902];[$source.$C$2:$source.$F$48];4;0)" office:value-type="float" office:value="603" calcext:value-type="float">
            <text:p>603</text:p>
          </table:table-cell>
          <table:table-cell table:style-name="ce7" table:formula="of:=IF(RIGHT([.A902];6)=&quot;_X_X_X&quot;;3;IF(RIGHT([.A902];4)=&quot;_X_X&quot;;2;IF(RIGHT([.A90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3])&gt;0;[$preferred_name.A903];&#10;LEN([$preferred_name.B903])&gt;0;[$preferred_name.B903]&#10;)" office:value-type="string" office:string-value="rdw_basis_uitvoering_maxconstructiesnelheidahwogr" calcext:value-type="string">
            <text:p>rdw_basis_uitvoering_maxconstructiesnelheidahwogr</text:p>
          </table:table-cell>
          <table:table-cell table:formula="of:=IFERROR(FIND(&quot;_&quot;;[.$A903];1);LEN([.$A903]))" office:value-type="float" office:value="4" calcext:value-type="float">
            <text:p>4</text:p>
          </table:table-cell>
          <table:table-cell table:formula="of:=IFERROR(FIND(&quot;_&quot;;[.$A903];1+[.B903]);LEN([.$A903]))" office:value-type="float" office:value="10" calcext:value-type="float">
            <text:p>10</text:p>
          </table:table-cell>
          <table:table-cell table:formula="of:=IFERROR(FIND(&quot;_&quot;;[.$A903];1+[.C903]);LEN([.$A903]))" office:value-type="float" office:value="21" calcext:value-type="float">
            <text:p>21</text:p>
          </table:table-cell>
          <table:table-cell table:formula="of:=IFERROR(FIND(&quot;_&quot;;[.$A903];1+[.D903]);LEN([.$A903]))" office:value-type="float" office:value="49" calcext:value-type="float">
            <text:p>49</text:p>
          </table:table-cell>
          <table:table-cell table:formula="of:=IFERROR(FIND(&quot;_&quot;;[.$A903];1+[.E903]);LEN([.$A903]))" office:value-type="float" office:value="49" calcext:value-type="float">
            <text:p>49</text:p>
          </table:table-cell>
          <table:table-cell table:formula="of:=[.D903]" office:value-type="float" office:value="21" calcext:value-type="float">
            <text:p>21</text:p>
          </table:table-cell>
          <table:table-cell table:formula="of:=LEFT([.A903];[.G903])" office:value-type="string" office:string-value="rdw_basis_uitvoering_" calcext:value-type="string">
            <text:p>rdw_basis_uitvoering_</text:p>
          </table:table-cell>
          <table:table-cell table:formula="of:=VLOOKUP([.H903];[$source.$C$2:$source.$F$48];4;0)" office:value-type="float" office:value="603" calcext:value-type="float">
            <text:p>603</text:p>
          </table:table-cell>
          <table:table-cell table:style-name="ce7" table:formula="of:=IF(RIGHT([.A903];6)=&quot;_X_X_X&quot;;3;IF(RIGHT([.A903];4)=&quot;_X_X&quot;;2;IF(RIGHT([.A90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4])&gt;0;[$preferred_name.A904];&#10;LEN([$preferred_name.B904])&gt;0;[$preferred_name.B904]&#10;)" office:value-type="string" office:string-value="rdw_basis_uitvoering_maxconstructiesnelheidahwbgr" calcext:value-type="string">
            <text:p>rdw_basis_uitvoering_maxconstructiesnelheidahwbgr</text:p>
          </table:table-cell>
          <table:table-cell table:formula="of:=IFERROR(FIND(&quot;_&quot;;[.$A904];1);LEN([.$A904]))" office:value-type="float" office:value="4" calcext:value-type="float">
            <text:p>4</text:p>
          </table:table-cell>
          <table:table-cell table:formula="of:=IFERROR(FIND(&quot;_&quot;;[.$A904];1+[.B904]);LEN([.$A904]))" office:value-type="float" office:value="10" calcext:value-type="float">
            <text:p>10</text:p>
          </table:table-cell>
          <table:table-cell table:formula="of:=IFERROR(FIND(&quot;_&quot;;[.$A904];1+[.C904]);LEN([.$A904]))" office:value-type="float" office:value="21" calcext:value-type="float">
            <text:p>21</text:p>
          </table:table-cell>
          <table:table-cell table:formula="of:=IFERROR(FIND(&quot;_&quot;;[.$A904];1+[.D904]);LEN([.$A904]))" office:value-type="float" office:value="49" calcext:value-type="float">
            <text:p>49</text:p>
          </table:table-cell>
          <table:table-cell table:formula="of:=IFERROR(FIND(&quot;_&quot;;[.$A904];1+[.E904]);LEN([.$A904]))" office:value-type="float" office:value="49" calcext:value-type="float">
            <text:p>49</text:p>
          </table:table-cell>
          <table:table-cell table:formula="of:=[.D904]" office:value-type="float" office:value="21" calcext:value-type="float">
            <text:p>21</text:p>
          </table:table-cell>
          <table:table-cell table:formula="of:=LEFT([.A904];[.G904])" office:value-type="string" office:string-value="rdw_basis_uitvoering_" calcext:value-type="string">
            <text:p>rdw_basis_uitvoering_</text:p>
          </table:table-cell>
          <table:table-cell table:formula="of:=VLOOKUP([.H904];[$source.$C$2:$source.$F$48];4;0)" office:value-type="float" office:value="603" calcext:value-type="float">
            <text:p>603</text:p>
          </table:table-cell>
          <table:table-cell table:style-name="ce7" table:formula="of:=IF(RIGHT([.A904];6)=&quot;_X_X_X&quot;;3;IF(RIGHT([.A904];4)=&quot;_X_X&quot;;2;IF(RIGHT([.A90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5])&gt;0;[$preferred_name.A905];&#10;LEN([$preferred_name.B905])&gt;0;[$preferred_name.B905]&#10;)" office:value-type="string" office:string-value="rdw_basis_uitvoering_composite_key" calcext:value-type="string">
            <text:p>rdw_basis_uitvoering_composite_key</text:p>
          </table:table-cell>
          <table:table-cell table:formula="of:=IFERROR(FIND(&quot;_&quot;;[.$A905];1);LEN([.$A905]))" office:value-type="float" office:value="4" calcext:value-type="float">
            <text:p>4</text:p>
          </table:table-cell>
          <table:table-cell table:formula="of:=IFERROR(FIND(&quot;_&quot;;[.$A905];1+[.B905]);LEN([.$A905]))" office:value-type="float" office:value="10" calcext:value-type="float">
            <text:p>10</text:p>
          </table:table-cell>
          <table:table-cell table:formula="of:=IFERROR(FIND(&quot;_&quot;;[.$A905];1+[.C905]);LEN([.$A905]))" office:value-type="float" office:value="21" calcext:value-type="float">
            <text:p>21</text:p>
          </table:table-cell>
          <table:table-cell table:formula="of:=IFERROR(FIND(&quot;_&quot;;[.$A905];1+[.D905]);LEN([.$A905]))" office:value-type="float" office:value="31" calcext:value-type="float">
            <text:p>31</text:p>
          </table:table-cell>
          <table:table-cell table:formula="of:=IFERROR(FIND(&quot;_&quot;;[.$A905];1+[.E905]);LEN([.$A905]))" office:value-type="float" office:value="34" calcext:value-type="float">
            <text:p>34</text:p>
          </table:table-cell>
          <table:table-cell table:formula="of:=[.D905]" office:value-type="float" office:value="21" calcext:value-type="float">
            <text:p>21</text:p>
          </table:table-cell>
          <table:table-cell table:formula="of:=LEFT([.A905];[.G905])" office:value-type="string" office:string-value="rdw_basis_uitvoering_" calcext:value-type="string">
            <text:p>rdw_basis_uitvoering_</text:p>
          </table:table-cell>
          <table:table-cell table:formula="of:=VLOOKUP([.H905];[$source.$C$2:$source.$F$48];4;0)" office:value-type="float" office:value="603" calcext:value-type="float">
            <text:p>603</text:p>
          </table:table-cell>
          <table:table-cell table:style-name="ce7" table:formula="of:=IF(RIGHT([.A905];6)=&quot;_X_X_X&quot;;3;IF(RIGHT([.A905];4)=&quot;_X_X&quot;;2;IF(RIGHT([.A90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6])&gt;0;[$preferred_name.A906];&#10;LEN([$preferred_name.B906])&gt;0;[$preferred_name.B906]&#10;)" office:value-type="string" office:string-value="rdw_basis_uitvoering_aantaldeurenondergrens" calcext:value-type="string">
            <text:p>rdw_basis_uitvoering_aantaldeurenondergrens</text:p>
          </table:table-cell>
          <table:table-cell table:formula="of:=IFERROR(FIND(&quot;_&quot;;[.$A906];1);LEN([.$A906]))" office:value-type="float" office:value="4" calcext:value-type="float">
            <text:p>4</text:p>
          </table:table-cell>
          <table:table-cell table:formula="of:=IFERROR(FIND(&quot;_&quot;;[.$A906];1+[.B906]);LEN([.$A906]))" office:value-type="float" office:value="10" calcext:value-type="float">
            <text:p>10</text:p>
          </table:table-cell>
          <table:table-cell table:formula="of:=IFERROR(FIND(&quot;_&quot;;[.$A906];1+[.C906]);LEN([.$A906]))" office:value-type="float" office:value="21" calcext:value-type="float">
            <text:p>21</text:p>
          </table:table-cell>
          <table:table-cell table:formula="of:=IFERROR(FIND(&quot;_&quot;;[.$A906];1+[.D906]);LEN([.$A906]))" office:value-type="float" office:value="43" calcext:value-type="float">
            <text:p>43</text:p>
          </table:table-cell>
          <table:table-cell table:formula="of:=IFERROR(FIND(&quot;_&quot;;[.$A906];1+[.E906]);LEN([.$A906]))" office:value-type="float" office:value="43" calcext:value-type="float">
            <text:p>43</text:p>
          </table:table-cell>
          <table:table-cell table:formula="of:=[.D906]" office:value-type="float" office:value="21" calcext:value-type="float">
            <text:p>21</text:p>
          </table:table-cell>
          <table:table-cell table:formula="of:=LEFT([.A906];[.G906])" office:value-type="string" office:string-value="rdw_basis_uitvoering_" calcext:value-type="string">
            <text:p>rdw_basis_uitvoering_</text:p>
          </table:table-cell>
          <table:table-cell table:formula="of:=VLOOKUP([.H906];[$source.$C$2:$source.$F$48];4;0)" office:value-type="float" office:value="603" calcext:value-type="float">
            <text:p>603</text:p>
          </table:table-cell>
          <table:table-cell table:style-name="ce7" table:formula="of:=IF(RIGHT([.A906];6)=&quot;_X_X_X&quot;;3;IF(RIGHT([.A906];4)=&quot;_X_X&quot;;2;IF(RIGHT([.A90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7])&gt;0;[$preferred_name.A907];&#10;LEN([$preferred_name.B907])&gt;0;[$preferred_name.B907]&#10;)" office:value-type="string" office:string-value="rdw_basis_uitvoering_aantaldeurenbovengrens" calcext:value-type="string">
            <text:p>rdw_basis_uitvoering_aantaldeurenbovengrens</text:p>
          </table:table-cell>
          <table:table-cell table:formula="of:=IFERROR(FIND(&quot;_&quot;;[.$A907];1);LEN([.$A907]))" office:value-type="float" office:value="4" calcext:value-type="float">
            <text:p>4</text:p>
          </table:table-cell>
          <table:table-cell table:formula="of:=IFERROR(FIND(&quot;_&quot;;[.$A907];1+[.B907]);LEN([.$A907]))" office:value-type="float" office:value="10" calcext:value-type="float">
            <text:p>10</text:p>
          </table:table-cell>
          <table:table-cell table:formula="of:=IFERROR(FIND(&quot;_&quot;;[.$A907];1+[.C907]);LEN([.$A907]))" office:value-type="float" office:value="21" calcext:value-type="float">
            <text:p>21</text:p>
          </table:table-cell>
          <table:table-cell table:formula="of:=IFERROR(FIND(&quot;_&quot;;[.$A907];1+[.D907]);LEN([.$A907]))" office:value-type="float" office:value="43" calcext:value-type="float">
            <text:p>43</text:p>
          </table:table-cell>
          <table:table-cell table:formula="of:=IFERROR(FIND(&quot;_&quot;;[.$A907];1+[.E907]);LEN([.$A907]))" office:value-type="float" office:value="43" calcext:value-type="float">
            <text:p>43</text:p>
          </table:table-cell>
          <table:table-cell table:formula="of:=[.D907]" office:value-type="float" office:value="21" calcext:value-type="float">
            <text:p>21</text:p>
          </table:table-cell>
          <table:table-cell table:formula="of:=LEFT([.A907];[.G907])" office:value-type="string" office:string-value="rdw_basis_uitvoering_" calcext:value-type="string">
            <text:p>rdw_basis_uitvoering_</text:p>
          </table:table-cell>
          <table:table-cell table:formula="of:=VLOOKUP([.H907];[$source.$C$2:$source.$F$48];4;0)" office:value-type="float" office:value="603" calcext:value-type="float">
            <text:p>603</text:p>
          </table:table-cell>
          <table:table-cell table:style-name="ce7" table:formula="of:=IF(RIGHT([.A907];6)=&quot;_X_X_X&quot;;3;IF(RIGHT([.A907];4)=&quot;_X_X&quot;;2;IF(RIGHT([.A90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8])&gt;0;[$preferred_name.A908];&#10;LEN([$preferred_name.B908])&gt;0;[$preferred_name.B908]&#10;)" office:value-type="string" office:string-value="rdw_basis_uitvoering_maxverticalebelastopkoppbgr" calcext:value-type="string">
            <text:p>rdw_basis_uitvoering_maxverticalebelastopkoppbgr</text:p>
          </table:table-cell>
          <table:table-cell table:formula="of:=IFERROR(FIND(&quot;_&quot;;[.$A908];1);LEN([.$A908]))" office:value-type="float" office:value="4" calcext:value-type="float">
            <text:p>4</text:p>
          </table:table-cell>
          <table:table-cell table:formula="of:=IFERROR(FIND(&quot;_&quot;;[.$A908];1+[.B908]);LEN([.$A908]))" office:value-type="float" office:value="10" calcext:value-type="float">
            <text:p>10</text:p>
          </table:table-cell>
          <table:table-cell table:formula="of:=IFERROR(FIND(&quot;_&quot;;[.$A908];1+[.C908]);LEN([.$A908]))" office:value-type="float" office:value="21" calcext:value-type="float">
            <text:p>21</text:p>
          </table:table-cell>
          <table:table-cell table:formula="of:=IFERROR(FIND(&quot;_&quot;;[.$A908];1+[.D908]);LEN([.$A908]))" office:value-type="float" office:value="48" calcext:value-type="float">
            <text:p>48</text:p>
          </table:table-cell>
          <table:table-cell table:formula="of:=IFERROR(FIND(&quot;_&quot;;[.$A908];1+[.E908]);LEN([.$A908]))" office:value-type="float" office:value="48" calcext:value-type="float">
            <text:p>48</text:p>
          </table:table-cell>
          <table:table-cell table:formula="of:=[.D908]" office:value-type="float" office:value="21" calcext:value-type="float">
            <text:p>21</text:p>
          </table:table-cell>
          <table:table-cell table:formula="of:=LEFT([.A908];[.G908])" office:value-type="string" office:string-value="rdw_basis_uitvoering_" calcext:value-type="string">
            <text:p>rdw_basis_uitvoering_</text:p>
          </table:table-cell>
          <table:table-cell table:formula="of:=VLOOKUP([.H908];[$source.$C$2:$source.$F$48];4;0)" office:value-type="float" office:value="603" calcext:value-type="float">
            <text:p>603</text:p>
          </table:table-cell>
          <table:table-cell table:style-name="ce7" table:formula="of:=IF(RIGHT([.A908];6)=&quot;_X_X_X&quot;;3;IF(RIGHT([.A908];4)=&quot;_X_X&quot;;2;IF(RIGHT([.A90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09])&gt;0;[$preferred_name.A909];&#10;LEN([$preferred_name.B909])&gt;0;[$preferred_name.B909]&#10;)" office:value-type="string" office:string-value="rdw_basis_uitvoering_codelinksrechtsrijdend" calcext:value-type="string">
            <text:p>rdw_basis_uitvoering_codelinksrechtsrijdend</text:p>
          </table:table-cell>
          <table:table-cell table:formula="of:=IFERROR(FIND(&quot;_&quot;;[.$A909];1);LEN([.$A909]))" office:value-type="float" office:value="4" calcext:value-type="float">
            <text:p>4</text:p>
          </table:table-cell>
          <table:table-cell table:formula="of:=IFERROR(FIND(&quot;_&quot;;[.$A909];1+[.B909]);LEN([.$A909]))" office:value-type="float" office:value="10" calcext:value-type="float">
            <text:p>10</text:p>
          </table:table-cell>
          <table:table-cell table:formula="of:=IFERROR(FIND(&quot;_&quot;;[.$A909];1+[.C909]);LEN([.$A909]))" office:value-type="float" office:value="21" calcext:value-type="float">
            <text:p>21</text:p>
          </table:table-cell>
          <table:table-cell table:formula="of:=IFERROR(FIND(&quot;_&quot;;[.$A909];1+[.D909]);LEN([.$A909]))" office:value-type="float" office:value="43" calcext:value-type="float">
            <text:p>43</text:p>
          </table:table-cell>
          <table:table-cell table:formula="of:=IFERROR(FIND(&quot;_&quot;;[.$A909];1+[.E909]);LEN([.$A909]))" office:value-type="float" office:value="43" calcext:value-type="float">
            <text:p>43</text:p>
          </table:table-cell>
          <table:table-cell table:formula="of:=[.D909]" office:value-type="float" office:value="21" calcext:value-type="float">
            <text:p>21</text:p>
          </table:table-cell>
          <table:table-cell table:formula="of:=LEFT([.A909];[.G909])" office:value-type="string" office:string-value="rdw_basis_uitvoering_" calcext:value-type="string">
            <text:p>rdw_basis_uitvoering_</text:p>
          </table:table-cell>
          <table:table-cell table:formula="of:=VLOOKUP([.H909];[$source.$C$2:$source.$F$48];4;0)" office:value-type="float" office:value="603" calcext:value-type="float">
            <text:p>603</text:p>
          </table:table-cell>
          <table:table-cell table:style-name="ce7" table:formula="of:=IF(RIGHT([.A909];6)=&quot;_X_X_X&quot;;3;IF(RIGHT([.A909];4)=&quot;_X_X&quot;;2;IF(RIGHT([.A90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0])&gt;0;[$preferred_name.A910];&#10;LEN([$preferred_name.B910])&gt;0;[$preferred_name.B910]&#10;)" office:value-type="string" office:string-value="rdw_basis_uitvoering_einddatumrevisieuitvoering" calcext:value-type="string">
            <text:p>rdw_basis_uitvoering_einddatumrevisieuitvoering</text:p>
          </table:table-cell>
          <table:table-cell table:formula="of:=IFERROR(FIND(&quot;_&quot;;[.$A910];1);LEN([.$A910]))" office:value-type="float" office:value="4" calcext:value-type="float">
            <text:p>4</text:p>
          </table:table-cell>
          <table:table-cell table:formula="of:=IFERROR(FIND(&quot;_&quot;;[.$A910];1+[.B910]);LEN([.$A910]))" office:value-type="float" office:value="10" calcext:value-type="float">
            <text:p>10</text:p>
          </table:table-cell>
          <table:table-cell table:formula="of:=IFERROR(FIND(&quot;_&quot;;[.$A910];1+[.C910]);LEN([.$A910]))" office:value-type="float" office:value="21" calcext:value-type="float">
            <text:p>21</text:p>
          </table:table-cell>
          <table:table-cell table:formula="of:=IFERROR(FIND(&quot;_&quot;;[.$A910];1+[.D910]);LEN([.$A910]))" office:value-type="float" office:value="47" calcext:value-type="float">
            <text:p>47</text:p>
          </table:table-cell>
          <table:table-cell table:formula="of:=IFERROR(FIND(&quot;_&quot;;[.$A910];1+[.E910]);LEN([.$A910]))" office:value-type="float" office:value="47" calcext:value-type="float">
            <text:p>47</text:p>
          </table:table-cell>
          <table:table-cell table:formula="of:=[.D910]" office:value-type="float" office:value="21" calcext:value-type="float">
            <text:p>21</text:p>
          </table:table-cell>
          <table:table-cell table:formula="of:=LEFT([.A910];[.G910])" office:value-type="string" office:string-value="rdw_basis_uitvoering_" calcext:value-type="string">
            <text:p>rdw_basis_uitvoering_</text:p>
          </table:table-cell>
          <table:table-cell table:formula="of:=VLOOKUP([.H910];[$source.$C$2:$source.$F$48];4;0)" office:value-type="float" office:value="603" calcext:value-type="float">
            <text:p>603</text:p>
          </table:table-cell>
          <table:table-cell table:style-name="ce7" table:formula="of:=IF(RIGHT([.A910];6)=&quot;_X_X_X&quot;;3;IF(RIGHT([.A910];4)=&quot;_X_X&quot;;2;IF(RIGHT([.A91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1])&gt;0;[$preferred_name.A911];&#10;LEN([$preferred_name.B911])&gt;0;[$preferred_name.B911]&#10;)" office:value-type="string" office:string-value="rdw_basis_uitvoering_paramrijweerstandf0ondergrens" calcext:value-type="string">
            <text:p>rdw_basis_uitvoering_paramrijweerstandf0ondergrens</text:p>
          </table:table-cell>
          <table:table-cell table:formula="of:=IFERROR(FIND(&quot;_&quot;;[.$A911];1);LEN([.$A911]))" office:value-type="float" office:value="4" calcext:value-type="float">
            <text:p>4</text:p>
          </table:table-cell>
          <table:table-cell table:formula="of:=IFERROR(FIND(&quot;_&quot;;[.$A911];1+[.B911]);LEN([.$A911]))" office:value-type="float" office:value="10" calcext:value-type="float">
            <text:p>10</text:p>
          </table:table-cell>
          <table:table-cell table:formula="of:=IFERROR(FIND(&quot;_&quot;;[.$A911];1+[.C911]);LEN([.$A911]))" office:value-type="float" office:value="21" calcext:value-type="float">
            <text:p>21</text:p>
          </table:table-cell>
          <table:table-cell table:formula="of:=IFERROR(FIND(&quot;_&quot;;[.$A911];1+[.D911]);LEN([.$A911]))" office:value-type="float" office:value="50" calcext:value-type="float">
            <text:p>50</text:p>
          </table:table-cell>
          <table:table-cell table:formula="of:=IFERROR(FIND(&quot;_&quot;;[.$A911];1+[.E911]);LEN([.$A911]))" office:value-type="float" office:value="50" calcext:value-type="float">
            <text:p>50</text:p>
          </table:table-cell>
          <table:table-cell table:formula="of:=[.D911]" office:value-type="float" office:value="21" calcext:value-type="float">
            <text:p>21</text:p>
          </table:table-cell>
          <table:table-cell table:formula="of:=LEFT([.A911];[.G911])" office:value-type="string" office:string-value="rdw_basis_uitvoering_" calcext:value-type="string">
            <text:p>rdw_basis_uitvoering_</text:p>
          </table:table-cell>
          <table:table-cell table:formula="of:=VLOOKUP([.H911];[$source.$C$2:$source.$F$48];4;0)" office:value-type="float" office:value="603" calcext:value-type="float">
            <text:p>603</text:p>
          </table:table-cell>
          <table:table-cell table:style-name="ce7" table:formula="of:=IF(RIGHT([.A911];6)=&quot;_X_X_X&quot;;3;IF(RIGHT([.A911];4)=&quot;_X_X&quot;;2;IF(RIGHT([.A91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2])&gt;0;[$preferred_name.A912];&#10;LEN([$preferred_name.B912])&gt;0;[$preferred_name.B912]&#10;)" office:value-type="string" office:string-value="rdw_basis_uitvoering_paramrijweerstandf0bovengrens" calcext:value-type="string">
            <text:p>rdw_basis_uitvoering_paramrijweerstandf0bovengrens</text:p>
          </table:table-cell>
          <table:table-cell table:formula="of:=IFERROR(FIND(&quot;_&quot;;[.$A912];1);LEN([.$A912]))" office:value-type="float" office:value="4" calcext:value-type="float">
            <text:p>4</text:p>
          </table:table-cell>
          <table:table-cell table:formula="of:=IFERROR(FIND(&quot;_&quot;;[.$A912];1+[.B912]);LEN([.$A912]))" office:value-type="float" office:value="10" calcext:value-type="float">
            <text:p>10</text:p>
          </table:table-cell>
          <table:table-cell table:formula="of:=IFERROR(FIND(&quot;_&quot;;[.$A912];1+[.C912]);LEN([.$A912]))" office:value-type="float" office:value="21" calcext:value-type="float">
            <text:p>21</text:p>
          </table:table-cell>
          <table:table-cell table:formula="of:=IFERROR(FIND(&quot;_&quot;;[.$A912];1+[.D912]);LEN([.$A912]))" office:value-type="float" office:value="50" calcext:value-type="float">
            <text:p>50</text:p>
          </table:table-cell>
          <table:table-cell table:formula="of:=IFERROR(FIND(&quot;_&quot;;[.$A912];1+[.E912]);LEN([.$A912]))" office:value-type="float" office:value="50" calcext:value-type="float">
            <text:p>50</text:p>
          </table:table-cell>
          <table:table-cell table:formula="of:=[.D912]" office:value-type="float" office:value="21" calcext:value-type="float">
            <text:p>21</text:p>
          </table:table-cell>
          <table:table-cell table:formula="of:=LEFT([.A912];[.G912])" office:value-type="string" office:string-value="rdw_basis_uitvoering_" calcext:value-type="string">
            <text:p>rdw_basis_uitvoering_</text:p>
          </table:table-cell>
          <table:table-cell table:formula="of:=VLOOKUP([.H912];[$source.$C$2:$source.$F$48];4;0)" office:value-type="float" office:value="603" calcext:value-type="float">
            <text:p>603</text:p>
          </table:table-cell>
          <table:table-cell table:style-name="ce7" table:formula="of:=IF(RIGHT([.A912];6)=&quot;_X_X_X&quot;;3;IF(RIGHT([.A912];4)=&quot;_X_X&quot;;2;IF(RIGHT([.A91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3])&gt;0;[$preferred_name.A913];&#10;LEN([$preferred_name.B913])&gt;0;[$preferred_name.B913]&#10;)" office:value-type="string" office:string-value="rdw_basis_uitvoering_paramrijweerstandf1ondergrens" calcext:value-type="string">
            <text:p>rdw_basis_uitvoering_paramrijweerstandf1ondergrens</text:p>
          </table:table-cell>
          <table:table-cell table:formula="of:=IFERROR(FIND(&quot;_&quot;;[.$A913];1);LEN([.$A913]))" office:value-type="float" office:value="4" calcext:value-type="float">
            <text:p>4</text:p>
          </table:table-cell>
          <table:table-cell table:formula="of:=IFERROR(FIND(&quot;_&quot;;[.$A913];1+[.B913]);LEN([.$A913]))" office:value-type="float" office:value="10" calcext:value-type="float">
            <text:p>10</text:p>
          </table:table-cell>
          <table:table-cell table:formula="of:=IFERROR(FIND(&quot;_&quot;;[.$A913];1+[.C913]);LEN([.$A913]))" office:value-type="float" office:value="21" calcext:value-type="float">
            <text:p>21</text:p>
          </table:table-cell>
          <table:table-cell table:formula="of:=IFERROR(FIND(&quot;_&quot;;[.$A913];1+[.D913]);LEN([.$A913]))" office:value-type="float" office:value="50" calcext:value-type="float">
            <text:p>50</text:p>
          </table:table-cell>
          <table:table-cell table:formula="of:=IFERROR(FIND(&quot;_&quot;;[.$A913];1+[.E913]);LEN([.$A913]))" office:value-type="float" office:value="50" calcext:value-type="float">
            <text:p>50</text:p>
          </table:table-cell>
          <table:table-cell table:formula="of:=[.D913]" office:value-type="float" office:value="21" calcext:value-type="float">
            <text:p>21</text:p>
          </table:table-cell>
          <table:table-cell table:formula="of:=LEFT([.A913];[.G913])" office:value-type="string" office:string-value="rdw_basis_uitvoering_" calcext:value-type="string">
            <text:p>rdw_basis_uitvoering_</text:p>
          </table:table-cell>
          <table:table-cell table:formula="of:=VLOOKUP([.H913];[$source.$C$2:$source.$F$48];4;0)" office:value-type="float" office:value="603" calcext:value-type="float">
            <text:p>603</text:p>
          </table:table-cell>
          <table:table-cell table:style-name="ce7" table:formula="of:=IF(RIGHT([.A913];6)=&quot;_X_X_X&quot;;3;IF(RIGHT([.A913];4)=&quot;_X_X&quot;;2;IF(RIGHT([.A913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4])&gt;0;[$preferred_name.A914];&#10;LEN([$preferred_name.B914])&gt;0;[$preferred_name.B914]&#10;)" office:value-type="string" office:string-value="rdw_basis_uitvoering_paramrijweerstandf1bovengrens" calcext:value-type="string">
            <text:p>rdw_basis_uitvoering_paramrijweerstandf1bovengrens</text:p>
          </table:table-cell>
          <table:table-cell table:formula="of:=IFERROR(FIND(&quot;_&quot;;[.$A914];1);LEN([.$A914]))" office:value-type="float" office:value="4" calcext:value-type="float">
            <text:p>4</text:p>
          </table:table-cell>
          <table:table-cell table:formula="of:=IFERROR(FIND(&quot;_&quot;;[.$A914];1+[.B914]);LEN([.$A914]))" office:value-type="float" office:value="10" calcext:value-type="float">
            <text:p>10</text:p>
          </table:table-cell>
          <table:table-cell table:formula="of:=IFERROR(FIND(&quot;_&quot;;[.$A914];1+[.C914]);LEN([.$A914]))" office:value-type="float" office:value="21" calcext:value-type="float">
            <text:p>21</text:p>
          </table:table-cell>
          <table:table-cell table:formula="of:=IFERROR(FIND(&quot;_&quot;;[.$A914];1+[.D914]);LEN([.$A914]))" office:value-type="float" office:value="50" calcext:value-type="float">
            <text:p>50</text:p>
          </table:table-cell>
          <table:table-cell table:formula="of:=IFERROR(FIND(&quot;_&quot;;[.$A914];1+[.E914]);LEN([.$A914]))" office:value-type="float" office:value="50" calcext:value-type="float">
            <text:p>50</text:p>
          </table:table-cell>
          <table:table-cell table:formula="of:=[.D914]" office:value-type="float" office:value="21" calcext:value-type="float">
            <text:p>21</text:p>
          </table:table-cell>
          <table:table-cell table:formula="of:=LEFT([.A914];[.G914])" office:value-type="string" office:string-value="rdw_basis_uitvoering_" calcext:value-type="string">
            <text:p>rdw_basis_uitvoering_</text:p>
          </table:table-cell>
          <table:table-cell table:formula="of:=VLOOKUP([.H914];[$source.$C$2:$source.$F$48];4;0)" office:value-type="float" office:value="603" calcext:value-type="float">
            <text:p>603</text:p>
          </table:table-cell>
          <table:table-cell table:style-name="ce7" table:formula="of:=IF(RIGHT([.A914];6)=&quot;_X_X_X&quot;;3;IF(RIGHT([.A914];4)=&quot;_X_X&quot;;2;IF(RIGHT([.A914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5])&gt;0;[$preferred_name.A915];&#10;LEN([$preferred_name.B915])&gt;0;[$preferred_name.B915]&#10;)" office:value-type="string" office:string-value="rdw_basis_uitvoering_paramrijweerstandf2ondergrens" calcext:value-type="string">
            <text:p>rdw_basis_uitvoering_paramrijweerstandf2ondergrens</text:p>
          </table:table-cell>
          <table:table-cell table:formula="of:=IFERROR(FIND(&quot;_&quot;;[.$A915];1);LEN([.$A915]))" office:value-type="float" office:value="4" calcext:value-type="float">
            <text:p>4</text:p>
          </table:table-cell>
          <table:table-cell table:formula="of:=IFERROR(FIND(&quot;_&quot;;[.$A915];1+[.B915]);LEN([.$A915]))" office:value-type="float" office:value="10" calcext:value-type="float">
            <text:p>10</text:p>
          </table:table-cell>
          <table:table-cell table:formula="of:=IFERROR(FIND(&quot;_&quot;;[.$A915];1+[.C915]);LEN([.$A915]))" office:value-type="float" office:value="21" calcext:value-type="float">
            <text:p>21</text:p>
          </table:table-cell>
          <table:table-cell table:formula="of:=IFERROR(FIND(&quot;_&quot;;[.$A915];1+[.D915]);LEN([.$A915]))" office:value-type="float" office:value="50" calcext:value-type="float">
            <text:p>50</text:p>
          </table:table-cell>
          <table:table-cell table:formula="of:=IFERROR(FIND(&quot;_&quot;;[.$A915];1+[.E915]);LEN([.$A915]))" office:value-type="float" office:value="50" calcext:value-type="float">
            <text:p>50</text:p>
          </table:table-cell>
          <table:table-cell table:formula="of:=[.D915]" office:value-type="float" office:value="21" calcext:value-type="float">
            <text:p>21</text:p>
          </table:table-cell>
          <table:table-cell table:formula="of:=LEFT([.A915];[.G915])" office:value-type="string" office:string-value="rdw_basis_uitvoering_" calcext:value-type="string">
            <text:p>rdw_basis_uitvoering_</text:p>
          </table:table-cell>
          <table:table-cell table:formula="of:=VLOOKUP([.H915];[$source.$C$2:$source.$F$48];4;0)" office:value-type="float" office:value="603" calcext:value-type="float">
            <text:p>603</text:p>
          </table:table-cell>
          <table:table-cell table:style-name="ce7" table:formula="of:=IF(RIGHT([.A915];6)=&quot;_X_X_X&quot;;3;IF(RIGHT([.A915];4)=&quot;_X_X&quot;;2;IF(RIGHT([.A91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6])&gt;0;[$preferred_name.A916];&#10;LEN([$preferred_name.B916])&gt;0;[$preferred_name.B916]&#10;)" office:value-type="string" office:string-value="rdw_basis_uitvoering_paramrijweerstandf2bovengrens" calcext:value-type="string">
            <text:p>rdw_basis_uitvoering_paramrijweerstandf2bovengrens</text:p>
          </table:table-cell>
          <table:table-cell table:formula="of:=IFERROR(FIND(&quot;_&quot;;[.$A916];1);LEN([.$A916]))" office:value-type="float" office:value="4" calcext:value-type="float">
            <text:p>4</text:p>
          </table:table-cell>
          <table:table-cell table:formula="of:=IFERROR(FIND(&quot;_&quot;;[.$A916];1+[.B916]);LEN([.$A916]))" office:value-type="float" office:value="10" calcext:value-type="float">
            <text:p>10</text:p>
          </table:table-cell>
          <table:table-cell table:formula="of:=IFERROR(FIND(&quot;_&quot;;[.$A916];1+[.C916]);LEN([.$A916]))" office:value-type="float" office:value="21" calcext:value-type="float">
            <text:p>21</text:p>
          </table:table-cell>
          <table:table-cell table:formula="of:=IFERROR(FIND(&quot;_&quot;;[.$A916];1+[.D916]);LEN([.$A916]))" office:value-type="float" office:value="50" calcext:value-type="float">
            <text:p>50</text:p>
          </table:table-cell>
          <table:table-cell table:formula="of:=IFERROR(FIND(&quot;_&quot;;[.$A916];1+[.E916]);LEN([.$A916]))" office:value-type="float" office:value="50" calcext:value-type="float">
            <text:p>50</text:p>
          </table:table-cell>
          <table:table-cell table:formula="of:=[.D916]" office:value-type="float" office:value="21" calcext:value-type="float">
            <text:p>21</text:p>
          </table:table-cell>
          <table:table-cell table:formula="of:=LEFT([.A916];[.G916])" office:value-type="string" office:string-value="rdw_basis_uitvoering_" calcext:value-type="string">
            <text:p>rdw_basis_uitvoering_</text:p>
          </table:table-cell>
          <table:table-cell table:formula="of:=VLOOKUP([.H916];[$source.$C$2:$source.$F$48];4;0)" office:value-type="float" office:value="603" calcext:value-type="float">
            <text:p>603</text:p>
          </table:table-cell>
          <table:table-cell table:style-name="ce7" table:formula="of:=IF(RIGHT([.A916];6)=&quot;_X_X_X&quot;;3;IF(RIGHT([.A916];4)=&quot;_X_X&quot;;2;IF(RIGHT([.A916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7])&gt;0;[$preferred_name.A917];&#10;LEN([$preferred_name.B917])&gt;0;[$preferred_name.B917]&#10;)" office:value-type="string" office:string-value="rdw_basis_uitvoering_massaledigondergrens" calcext:value-type="string">
            <text:p>rdw_basis_uitvoering_massaledigondergrens</text:p>
          </table:table-cell>
          <table:table-cell table:formula="of:=IFERROR(FIND(&quot;_&quot;;[.$A917];1);LEN([.$A917]))" office:value-type="float" office:value="4" calcext:value-type="float">
            <text:p>4</text:p>
          </table:table-cell>
          <table:table-cell table:formula="of:=IFERROR(FIND(&quot;_&quot;;[.$A917];1+[.B917]);LEN([.$A917]))" office:value-type="float" office:value="10" calcext:value-type="float">
            <text:p>10</text:p>
          </table:table-cell>
          <table:table-cell table:formula="of:=IFERROR(FIND(&quot;_&quot;;[.$A917];1+[.C917]);LEN([.$A917]))" office:value-type="float" office:value="21" calcext:value-type="float">
            <text:p>21</text:p>
          </table:table-cell>
          <table:table-cell table:formula="of:=IFERROR(FIND(&quot;_&quot;;[.$A917];1+[.D917]);LEN([.$A917]))" office:value-type="float" office:value="41" calcext:value-type="float">
            <text:p>41</text:p>
          </table:table-cell>
          <table:table-cell table:formula="of:=IFERROR(FIND(&quot;_&quot;;[.$A917];1+[.E917]);LEN([.$A917]))" office:value-type="float" office:value="41" calcext:value-type="float">
            <text:p>41</text:p>
          </table:table-cell>
          <table:table-cell table:formula="of:=[.D917]" office:value-type="float" office:value="21" calcext:value-type="float">
            <text:p>21</text:p>
          </table:table-cell>
          <table:table-cell table:formula="of:=LEFT([.A917];[.G917])" office:value-type="string" office:string-value="rdw_basis_uitvoering_" calcext:value-type="string">
            <text:p>rdw_basis_uitvoering_</text:p>
          </table:table-cell>
          <table:table-cell table:formula="of:=VLOOKUP([.H917];[$source.$C$2:$source.$F$48];4;0)" office:value-type="float" office:value="603" calcext:value-type="float">
            <text:p>603</text:p>
          </table:table-cell>
          <table:table-cell table:style-name="ce7" table:formula="of:=IF(RIGHT([.A917];6)=&quot;_X_X_X&quot;;3;IF(RIGHT([.A917];4)=&quot;_X_X&quot;;2;IF(RIGHT([.A917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8])&gt;0;[$preferred_name.A918];&#10;LEN([$preferred_name.B918])&gt;0;[$preferred_name.B918]&#10;)" office:value-type="string" office:string-value="rdw_basis_uitvoering_massaledigbovengrens" calcext:value-type="string">
            <text:p>rdw_basis_uitvoering_massaledigbovengrens</text:p>
          </table:table-cell>
          <table:table-cell table:formula="of:=IFERROR(FIND(&quot;_&quot;;[.$A918];1);LEN([.$A918]))" office:value-type="float" office:value="4" calcext:value-type="float">
            <text:p>4</text:p>
          </table:table-cell>
          <table:table-cell table:formula="of:=IFERROR(FIND(&quot;_&quot;;[.$A918];1+[.B918]);LEN([.$A918]))" office:value-type="float" office:value="10" calcext:value-type="float">
            <text:p>10</text:p>
          </table:table-cell>
          <table:table-cell table:formula="of:=IFERROR(FIND(&quot;_&quot;;[.$A918];1+[.C918]);LEN([.$A918]))" office:value-type="float" office:value="21" calcext:value-type="float">
            <text:p>21</text:p>
          </table:table-cell>
          <table:table-cell table:formula="of:=IFERROR(FIND(&quot;_&quot;;[.$A918];1+[.D918]);LEN([.$A918]))" office:value-type="float" office:value="41" calcext:value-type="float">
            <text:p>41</text:p>
          </table:table-cell>
          <table:table-cell table:formula="of:=IFERROR(FIND(&quot;_&quot;;[.$A918];1+[.E918]);LEN([.$A918]))" office:value-type="float" office:value="41" calcext:value-type="float">
            <text:p>41</text:p>
          </table:table-cell>
          <table:table-cell table:formula="of:=[.D918]" office:value-type="float" office:value="21" calcext:value-type="float">
            <text:p>21</text:p>
          </table:table-cell>
          <table:table-cell table:formula="of:=LEFT([.A918];[.G918])" office:value-type="string" office:string-value="rdw_basis_uitvoering_" calcext:value-type="string">
            <text:p>rdw_basis_uitvoering_</text:p>
          </table:table-cell>
          <table:table-cell table:formula="of:=VLOOKUP([.H918];[$source.$C$2:$source.$F$48];4;0)" office:value-type="float" office:value="603" calcext:value-type="float">
            <text:p>603</text:p>
          </table:table-cell>
          <table:table-cell table:style-name="ce7" table:formula="of:=IF(RIGHT([.A918];6)=&quot;_X_X_X&quot;;3;IF(RIGHT([.A918];4)=&quot;_X_X&quot;;2;IF(RIGHT([.A91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19])&gt;0;[$preferred_name.A919];&#10;LEN([$preferred_name.B919])&gt;0;[$preferred_name.B919]&#10;)" office:value-type="string" office:string-value="rdw_basis_uitvoering_TimeStamp" calcext:value-type="string">
            <text:p>rdw_basis_uitvoering_TimeStamp</text:p>
          </table:table-cell>
          <table:table-cell table:formula="of:=IFERROR(FIND(&quot;_&quot;;[.$A919];1);LEN([.$A919]))" office:value-type="float" office:value="4" calcext:value-type="float">
            <text:p>4</text:p>
          </table:table-cell>
          <table:table-cell table:formula="of:=IFERROR(FIND(&quot;_&quot;;[.$A919];1+[.B919]);LEN([.$A919]))" office:value-type="float" office:value="10" calcext:value-type="float">
            <text:p>10</text:p>
          </table:table-cell>
          <table:table-cell table:formula="of:=IFERROR(FIND(&quot;_&quot;;[.$A919];1+[.C919]);LEN([.$A919]))" office:value-type="float" office:value="21" calcext:value-type="float">
            <text:p>21</text:p>
          </table:table-cell>
          <table:table-cell table:formula="of:=IFERROR(FIND(&quot;_&quot;;[.$A919];1+[.D919]);LEN([.$A919]))" office:value-type="float" office:value="30" calcext:value-type="float">
            <text:p>30</text:p>
          </table:table-cell>
          <table:table-cell table:formula="of:=IFERROR(FIND(&quot;_&quot;;[.$A919];1+[.E919]);LEN([.$A919]))" office:value-type="float" office:value="30" calcext:value-type="float">
            <text:p>30</text:p>
          </table:table-cell>
          <table:table-cell table:formula="of:=[.D919]" office:value-type="float" office:value="21" calcext:value-type="float">
            <text:p>21</text:p>
          </table:table-cell>
          <table:table-cell table:formula="of:=LEFT([.A919];[.G919])" office:value-type="string" office:string-value="rdw_basis_uitvoering_" calcext:value-type="string">
            <text:p>rdw_basis_uitvoering_</text:p>
          </table:table-cell>
          <table:table-cell table:formula="of:=VLOOKUP([.H919];[$source.$C$2:$source.$F$48];4;0)" office:value-type="float" office:value="603" calcext:value-type="float">
            <text:p>603</text:p>
          </table:table-cell>
          <table:table-cell table:style-name="ce7" table:formula="of:=IF(RIGHT([.A919];6)=&quot;_X_X_X&quot;;3;IF(RIGHT([.A919];4)=&quot;_X_X&quot;;2;IF(RIGHT([.A91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0])&gt;0;[$preferred_name.A920];&#10;LEN([$preferred_name.B920])&gt;0;[$preferred_name.B920]&#10;)" office:value-type="string" office:string-value="rdw_versnelling_uitvoering_volgnummerversnelling_X" calcext:value-type="string">
            <text:p>rdw_versnelling_uitvoering_volgnummerversnelling_X</text:p>
          </table:table-cell>
          <table:table-cell table:formula="of:=IFERROR(FIND(&quot;_&quot;;[.$A920];1);LEN([.$A920]))" office:value-type="float" office:value="4" calcext:value-type="float">
            <text:p>4</text:p>
          </table:table-cell>
          <table:table-cell table:formula="of:=IFERROR(FIND(&quot;_&quot;;[.$A920];1+[.B920]);LEN([.$A920]))" office:value-type="float" office:value="16" calcext:value-type="float">
            <text:p>16</text:p>
          </table:table-cell>
          <table:table-cell table:formula="of:=IFERROR(FIND(&quot;_&quot;;[.$A920];1+[.C920]);LEN([.$A920]))" office:value-type="float" office:value="27" calcext:value-type="float">
            <text:p>27</text:p>
          </table:table-cell>
          <table:table-cell table:formula="of:=IFERROR(FIND(&quot;_&quot;;[.$A920];1+[.D920]);LEN([.$A920]))" office:value-type="float" office:value="49" calcext:value-type="float">
            <text:p>49</text:p>
          </table:table-cell>
          <table:table-cell table:formula="of:=IFERROR(FIND(&quot;_&quot;;[.$A920];1+[.E920]);LEN([.$A920]))" office:value-type="float" office:value="50" calcext:value-type="float">
            <text:p>50</text:p>
          </table:table-cell>
          <table:table-cell table:formula="of:=[.D920]" office:value-type="float" office:value="27" calcext:value-type="float">
            <text:p>27</text:p>
          </table:table-cell>
          <table:table-cell table:formula="of:=LEFT([.A920];[.G920])" office:value-type="string" office:string-value="rdw_versnelling_uitvoering_" calcext:value-type="string">
            <text:p>rdw_versnelling_uitvoering_</text:p>
          </table:table-cell>
          <table:table-cell table:formula="of:=VLOOKUP([.H920];[$source.$C$2:$source.$F$48];4;0)" office:value-type="float" office:value="610" calcext:value-type="float">
            <text:p>610</text:p>
          </table:table-cell>
          <table:table-cell table:style-name="ce7" table:formula="of:=IF(RIGHT([.A920];6)=&quot;_X_X_X&quot;;3;IF(RIGHT([.A920];4)=&quot;_X_X&quot;;2;IF(RIGHT([.A92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1])&gt;0;[$preferred_name.A921];&#10;LEN([$preferred_name.B921])&gt;0;[$preferred_name.B921]&#10;)" office:value-type="string" office:string-value="rdw_versnelling_uitvoering_codetypeversnellingsbak_X" calcext:value-type="string">
            <text:p>rdw_versnelling_uitvoering_codetypeversnellingsbak_X</text:p>
          </table:table-cell>
          <table:table-cell table:formula="of:=IFERROR(FIND(&quot;_&quot;;[.$A921];1);LEN([.$A921]))" office:value-type="float" office:value="4" calcext:value-type="float">
            <text:p>4</text:p>
          </table:table-cell>
          <table:table-cell table:formula="of:=IFERROR(FIND(&quot;_&quot;;[.$A921];1+[.B921]);LEN([.$A921]))" office:value-type="float" office:value="16" calcext:value-type="float">
            <text:p>16</text:p>
          </table:table-cell>
          <table:table-cell table:formula="of:=IFERROR(FIND(&quot;_&quot;;[.$A921];1+[.C921]);LEN([.$A921]))" office:value-type="float" office:value="27" calcext:value-type="float">
            <text:p>27</text:p>
          </table:table-cell>
          <table:table-cell table:formula="of:=IFERROR(FIND(&quot;_&quot;;[.$A921];1+[.D921]);LEN([.$A921]))" office:value-type="float" office:value="51" calcext:value-type="float">
            <text:p>51</text:p>
          </table:table-cell>
          <table:table-cell table:formula="of:=IFERROR(FIND(&quot;_&quot;;[.$A921];1+[.E921]);LEN([.$A921]))" office:value-type="float" office:value="52" calcext:value-type="float">
            <text:p>52</text:p>
          </table:table-cell>
          <table:table-cell table:formula="of:=[.D921]" office:value-type="float" office:value="27" calcext:value-type="float">
            <text:p>27</text:p>
          </table:table-cell>
          <table:table-cell table:formula="of:=LEFT([.A921];[.G921])" office:value-type="string" office:string-value="rdw_versnelling_uitvoering_" calcext:value-type="string">
            <text:p>rdw_versnelling_uitvoering_</text:p>
          </table:table-cell>
          <table:table-cell table:formula="of:=VLOOKUP([.H921];[$source.$C$2:$source.$F$48];4;0)" office:value-type="float" office:value="610" calcext:value-type="float">
            <text:p>610</text:p>
          </table:table-cell>
          <table:table-cell table:style-name="ce7" table:formula="of:=IF(RIGHT([.A921];6)=&quot;_X_X_X&quot;;3;IF(RIGHT([.A921];4)=&quot;_X_X&quot;;2;IF(RIGHT([.A92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2])&gt;0;[$preferred_name.A922];&#10;LEN([$preferred_name.B922])&gt;0;[$preferred_name.B922]&#10;)" office:value-type="string" office:string-value="rdw_versnelling_uitvoering_aantalversnellingenondergrens_X" calcext:value-type="string">
            <text:p>rdw_versnelling_uitvoering_aantalversnellingenondergrens_X</text:p>
          </table:table-cell>
          <table:table-cell table:formula="of:=IFERROR(FIND(&quot;_&quot;;[.$A922];1);LEN([.$A922]))" office:value-type="float" office:value="4" calcext:value-type="float">
            <text:p>4</text:p>
          </table:table-cell>
          <table:table-cell table:formula="of:=IFERROR(FIND(&quot;_&quot;;[.$A922];1+[.B922]);LEN([.$A922]))" office:value-type="float" office:value="16" calcext:value-type="float">
            <text:p>16</text:p>
          </table:table-cell>
          <table:table-cell table:formula="of:=IFERROR(FIND(&quot;_&quot;;[.$A922];1+[.C922]);LEN([.$A922]))" office:value-type="float" office:value="27" calcext:value-type="float">
            <text:p>27</text:p>
          </table:table-cell>
          <table:table-cell table:formula="of:=IFERROR(FIND(&quot;_&quot;;[.$A922];1+[.D922]);LEN([.$A922]))" office:value-type="float" office:value="57" calcext:value-type="float">
            <text:p>57</text:p>
          </table:table-cell>
          <table:table-cell table:formula="of:=IFERROR(FIND(&quot;_&quot;;[.$A922];1+[.E922]);LEN([.$A922]))" office:value-type="float" office:value="58" calcext:value-type="float">
            <text:p>58</text:p>
          </table:table-cell>
          <table:table-cell table:formula="of:=[.D922]" office:value-type="float" office:value="27" calcext:value-type="float">
            <text:p>27</text:p>
          </table:table-cell>
          <table:table-cell table:formula="of:=LEFT([.A922];[.G922])" office:value-type="string" office:string-value="rdw_versnelling_uitvoering_" calcext:value-type="string">
            <text:p>rdw_versnelling_uitvoering_</text:p>
          </table:table-cell>
          <table:table-cell table:formula="of:=VLOOKUP([.H922];[$source.$C$2:$source.$F$48];4;0)" office:value-type="float" office:value="610" calcext:value-type="float">
            <text:p>610</text:p>
          </table:table-cell>
          <table:table-cell table:style-name="ce7" table:formula="of:=IF(RIGHT([.A922];6)=&quot;_X_X_X&quot;;3;IF(RIGHT([.A922];4)=&quot;_X_X&quot;;2;IF(RIGHT([.A922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23])&gt;0;[$preferred_name.A923];&#10;LEN([$preferred_name.B923])&gt;0;[$preferred_name.B923]&#10;)" office:value-type="string" office:string-value="rdw_versnelling_uitvoering_aantalversnellingenbovengrens_X" calcext:value-type="string">
            <text:p>rdw_versnelling_uitvoering_aantalversnellingenbovengrens_X</text:p>
          </table:table-cell>
          <table:table-cell table:formula="of:=IFERROR(FIND(&quot;_&quot;;[.$A923];1);LEN([.$A923]))" office:value-type="float" office:value="4" calcext:value-type="float">
            <text:p>4</text:p>
          </table:table-cell>
          <table:table-cell table:formula="of:=IFERROR(FIND(&quot;_&quot;;[.$A923];1+[.B923]);LEN([.$A923]))" office:value-type="float" office:value="16" calcext:value-type="float">
            <text:p>16</text:p>
          </table:table-cell>
          <table:table-cell table:formula="of:=IFERROR(FIND(&quot;_&quot;;[.$A923];1+[.C923]);LEN([.$A923]))" office:value-type="float" office:value="27" calcext:value-type="float">
            <text:p>27</text:p>
          </table:table-cell>
          <table:table-cell table:formula="of:=IFERROR(FIND(&quot;_&quot;;[.$A923];1+[.D923]);LEN([.$A923]))" office:value-type="float" office:value="57" calcext:value-type="float">
            <text:p>57</text:p>
          </table:table-cell>
          <table:table-cell table:formula="of:=IFERROR(FIND(&quot;_&quot;;[.$A923];1+[.E923]);LEN([.$A923]))" office:value-type="float" office:value="58" calcext:value-type="float">
            <text:p>58</text:p>
          </table:table-cell>
          <table:table-cell table:formula="of:=[.D923]" office:value-type="float" office:value="27" calcext:value-type="float">
            <text:p>27</text:p>
          </table:table-cell>
          <table:table-cell table:formula="of:=LEFT([.A923];[.G923])" office:value-type="string" office:string-value="rdw_versnelling_uitvoering_" calcext:value-type="string">
            <text:p>rdw_versnelling_uitvoering_</text:p>
          </table:table-cell>
          <table:table-cell table:formula="of:=VLOOKUP([.H923];[$source.$C$2:$source.$F$48];4;0)" office:value-type="float" office:value="610" calcext:value-type="float">
            <text:p>610</text:p>
          </table:table-cell>
          <table:table-cell table:style-name="ce7" table:formula="of:=IF(RIGHT([.A923];6)=&quot;_X_X_X&quot;;3;IF(RIGHT([.A923];4)=&quot;_X_X&quot;;2;IF(RIGHT([.A92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int</text:p>
          </table:table-cell>
          <table:table-cell table:number-columns-repeated="1012"/>
        </table:table-row>
        <table:table-row table:style-name="ro1">
          <table:table-cell table:formula="of:=COM.MICROSOFT.IFS(&#10;LEN([$preferred_name.A924])&gt;0;[$preferred_name.A924];&#10;LEN([$preferred_name.B924])&gt;0;[$preferred_name.B924]&#10;)" office:value-type="string" office:string-value="rdw_versnelling_uitvoering_composite_key_X" calcext:value-type="string">
            <text:p>rdw_versnelling_uitvoering_composite_key_X</text:p>
          </table:table-cell>
          <table:table-cell table:formula="of:=IFERROR(FIND(&quot;_&quot;;[.$A924];1);LEN([.$A924]))" office:value-type="float" office:value="4" calcext:value-type="float">
            <text:p>4</text:p>
          </table:table-cell>
          <table:table-cell table:formula="of:=IFERROR(FIND(&quot;_&quot;;[.$A924];1+[.B924]);LEN([.$A924]))" office:value-type="float" office:value="16" calcext:value-type="float">
            <text:p>16</text:p>
          </table:table-cell>
          <table:table-cell table:formula="of:=IFERROR(FIND(&quot;_&quot;;[.$A924];1+[.C924]);LEN([.$A924]))" office:value-type="float" office:value="27" calcext:value-type="float">
            <text:p>27</text:p>
          </table:table-cell>
          <table:table-cell table:formula="of:=IFERROR(FIND(&quot;_&quot;;[.$A924];1+[.D924]);LEN([.$A924]))" office:value-type="float" office:value="37" calcext:value-type="float">
            <text:p>37</text:p>
          </table:table-cell>
          <table:table-cell table:formula="of:=IFERROR(FIND(&quot;_&quot;;[.$A924];1+[.E924]);LEN([.$A924]))" office:value-type="float" office:value="41" calcext:value-type="float">
            <text:p>41</text:p>
          </table:table-cell>
          <table:table-cell table:formula="of:=[.D924]" office:value-type="float" office:value="27" calcext:value-type="float">
            <text:p>27</text:p>
          </table:table-cell>
          <table:table-cell table:formula="of:=LEFT([.A924];[.G924])" office:value-type="string" office:string-value="rdw_versnelling_uitvoering_" calcext:value-type="string">
            <text:p>rdw_versnelling_uitvoering_</text:p>
          </table:table-cell>
          <table:table-cell table:formula="of:=VLOOKUP([.H924];[$source.$C$2:$source.$F$48];4;0)" office:value-type="float" office:value="610" calcext:value-type="float">
            <text:p>610</text:p>
          </table:table-cell>
          <table:table-cell table:style-name="ce7" table:formula="of:=IF(RIGHT([.A924];6)=&quot;_X_X_X&quot;;3;IF(RIGHT([.A924];4)=&quot;_X_X&quot;;2;IF(RIGHT([.A92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5])&gt;0;[$preferred_name.A925];&#10;LEN([$preferred_name.B925])&gt;0;[$preferred_name.B925]&#10;)" office:value-type="string" office:string-value="rdw_versnelling_uitvoering_TimeStamp" calcext:value-type="string">
            <text:p>rdw_versnelling_uitvoering_TimeStamp</text:p>
          </table:table-cell>
          <table:table-cell table:formula="of:=IFERROR(FIND(&quot;_&quot;;[.$A925];1);LEN([.$A925]))" office:value-type="float" office:value="4" calcext:value-type="float">
            <text:p>4</text:p>
          </table:table-cell>
          <table:table-cell table:formula="of:=IFERROR(FIND(&quot;_&quot;;[.$A925];1+[.B925]);LEN([.$A925]))" office:value-type="float" office:value="16" calcext:value-type="float">
            <text:p>16</text:p>
          </table:table-cell>
          <table:table-cell table:formula="of:=IFERROR(FIND(&quot;_&quot;;[.$A925];1+[.C925]);LEN([.$A925]))" office:value-type="float" office:value="27" calcext:value-type="float">
            <text:p>27</text:p>
          </table:table-cell>
          <table:table-cell table:formula="of:=IFERROR(FIND(&quot;_&quot;;[.$A925];1+[.D925]);LEN([.$A925]))" office:value-type="float" office:value="36" calcext:value-type="float">
            <text:p>36</text:p>
          </table:table-cell>
          <table:table-cell table:formula="of:=IFERROR(FIND(&quot;_&quot;;[.$A925];1+[.E925]);LEN([.$A925]))" office:value-type="float" office:value="36" calcext:value-type="float">
            <text:p>36</text:p>
          </table:table-cell>
          <table:table-cell table:formula="of:=[.D925]" office:value-type="float" office:value="27" calcext:value-type="float">
            <text:p>27</text:p>
          </table:table-cell>
          <table:table-cell table:formula="of:=LEFT([.A925];[.G925])" office:value-type="string" office:string-value="rdw_versnelling_uitvoering_" calcext:value-type="string">
            <text:p>rdw_versnelling_uitvoering_</text:p>
          </table:table-cell>
          <table:table-cell table:formula="of:=VLOOKUP([.H925];[$source.$C$2:$source.$F$48];4;0)" office:value-type="float" office:value="610" calcext:value-type="float">
            <text:p>610</text:p>
          </table:table-cell>
          <table:table-cell table:style-name="ce7" table:formula="of:=IF(RIGHT([.A925];6)=&quot;_X_X_X&quot;;3;IF(RIGHT([.A925];4)=&quot;_X_X&quot;;2;IF(RIGHT([.A92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6])&gt;0;[$preferred_name.A926];&#10;LEN([$preferred_name.B926])&gt;0;[$preferred_name.B926]&#10;)" office:value-type="string" office:string-value="rdw_aandrijving_uitvoering_volgnummeraandrijving_X" calcext:value-type="string">
            <text:p>rdw_aandrijving_uitvoering_volgnummeraandrijving_X</text:p>
          </table:table-cell>
          <table:table-cell table:formula="of:=IFERROR(FIND(&quot;_&quot;;[.$A926];1);LEN([.$A926]))" office:value-type="float" office:value="4" calcext:value-type="float">
            <text:p>4</text:p>
          </table:table-cell>
          <table:table-cell table:formula="of:=IFERROR(FIND(&quot;_&quot;;[.$A926];1+[.B926]);LEN([.$A926]))" office:value-type="float" office:value="16" calcext:value-type="float">
            <text:p>16</text:p>
          </table:table-cell>
          <table:table-cell table:formula="of:=IFERROR(FIND(&quot;_&quot;;[.$A926];1+[.C926]);LEN([.$A926]))" office:value-type="float" office:value="27" calcext:value-type="float">
            <text:p>27</text:p>
          </table:table-cell>
          <table:table-cell table:formula="of:=IFERROR(FIND(&quot;_&quot;;[.$A926];1+[.D926]);LEN([.$A926]))" office:value-type="float" office:value="49" calcext:value-type="float">
            <text:p>49</text:p>
          </table:table-cell>
          <table:table-cell table:formula="of:=IFERROR(FIND(&quot;_&quot;;[.$A926];1+[.E926]);LEN([.$A926]))" office:value-type="float" office:value="50" calcext:value-type="float">
            <text:p>50</text:p>
          </table:table-cell>
          <table:table-cell table:formula="of:=[.D926]" office:value-type="float" office:value="27" calcext:value-type="float">
            <text:p>27</text:p>
          </table:table-cell>
          <table:table-cell table:formula="of:=LEFT([.A926];[.G926])" office:value-type="string" office:string-value="rdw_aandrijving_uitvoering_" calcext:value-type="string">
            <text:p>rdw_aandrijving_uitvoering_</text:p>
          </table:table-cell>
          <table:table-cell table:formula="of:=VLOOKUP([.H926];[$source.$C$2:$source.$F$48];4;0)" office:value-type="float" office:value="607" calcext:value-type="float">
            <text:p>607</text:p>
          </table:table-cell>
          <table:table-cell table:style-name="ce7" table:formula="of:=IF(RIGHT([.A926];6)=&quot;_X_X_X&quot;;3;IF(RIGHT([.A926];4)=&quot;_X_X&quot;;2;IF(RIGHT([.A92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7])&gt;0;[$preferred_name.A927];&#10;LEN([$preferred_name.B927])&gt;0;[$preferred_name.B927]&#10;)" office:value-type="string" office:string-value="rdw_aandrijving_uitvoering_motorcode_X" calcext:value-type="string">
            <text:p>rdw_aandrijving_uitvoering_motorcode_X</text:p>
          </table:table-cell>
          <table:table-cell table:formula="of:=IFERROR(FIND(&quot;_&quot;;[.$A927];1);LEN([.$A927]))" office:value-type="float" office:value="4" calcext:value-type="float">
            <text:p>4</text:p>
          </table:table-cell>
          <table:table-cell table:formula="of:=IFERROR(FIND(&quot;_&quot;;[.$A927];1+[.B927]);LEN([.$A927]))" office:value-type="float" office:value="16" calcext:value-type="float">
            <text:p>16</text:p>
          </table:table-cell>
          <table:table-cell table:formula="of:=IFERROR(FIND(&quot;_&quot;;[.$A927];1+[.C927]);LEN([.$A927]))" office:value-type="float" office:value="27" calcext:value-type="float">
            <text:p>27</text:p>
          </table:table-cell>
          <table:table-cell table:formula="of:=IFERROR(FIND(&quot;_&quot;;[.$A927];1+[.D927]);LEN([.$A927]))" office:value-type="float" office:value="37" calcext:value-type="float">
            <text:p>37</text:p>
          </table:table-cell>
          <table:table-cell table:formula="of:=IFERROR(FIND(&quot;_&quot;;[.$A927];1+[.E927]);LEN([.$A927]))" office:value-type="float" office:value="38" calcext:value-type="float">
            <text:p>38</text:p>
          </table:table-cell>
          <table:table-cell table:formula="of:=[.D927]" office:value-type="float" office:value="27" calcext:value-type="float">
            <text:p>27</text:p>
          </table:table-cell>
          <table:table-cell table:formula="of:=LEFT([.A927];[.G927])" office:value-type="string" office:string-value="rdw_aandrijving_uitvoering_" calcext:value-type="string">
            <text:p>rdw_aandrijving_uitvoering_</text:p>
          </table:table-cell>
          <table:table-cell table:formula="of:=VLOOKUP([.H927];[$source.$C$2:$source.$F$48];4;0)" office:value-type="float" office:value="607" calcext:value-type="float">
            <text:p>607</text:p>
          </table:table-cell>
          <table:table-cell table:style-name="ce7" table:formula="of:=IF(RIGHT([.A927];6)=&quot;_X_X_X&quot;;3;IF(RIGHT([.A927];4)=&quot;_X_X&quot;;2;IF(RIGHT([.A92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8])&gt;0;[$preferred_name.A928];&#10;LEN([$preferred_name.B928])&gt;0;[$preferred_name.B928]&#10;)" office:value-type="string" office:string-value="rdw_aandrijving_uitvoering_codewerkingmotor_X" calcext:value-type="string">
            <text:p>rdw_aandrijving_uitvoering_codewerkingmotor_X</text:p>
          </table:table-cell>
          <table:table-cell table:formula="of:=IFERROR(FIND(&quot;_&quot;;[.$A928];1);LEN([.$A928]))" office:value-type="float" office:value="4" calcext:value-type="float">
            <text:p>4</text:p>
          </table:table-cell>
          <table:table-cell table:formula="of:=IFERROR(FIND(&quot;_&quot;;[.$A928];1+[.B928]);LEN([.$A928]))" office:value-type="float" office:value="16" calcext:value-type="float">
            <text:p>16</text:p>
          </table:table-cell>
          <table:table-cell table:formula="of:=IFERROR(FIND(&quot;_&quot;;[.$A928];1+[.C928]);LEN([.$A928]))" office:value-type="float" office:value="27" calcext:value-type="float">
            <text:p>27</text:p>
          </table:table-cell>
          <table:table-cell table:formula="of:=IFERROR(FIND(&quot;_&quot;;[.$A928];1+[.D928]);LEN([.$A928]))" office:value-type="float" office:value="44" calcext:value-type="float">
            <text:p>44</text:p>
          </table:table-cell>
          <table:table-cell table:formula="of:=IFERROR(FIND(&quot;_&quot;;[.$A928];1+[.E928]);LEN([.$A928]))" office:value-type="float" office:value="45" calcext:value-type="float">
            <text:p>45</text:p>
          </table:table-cell>
          <table:table-cell table:formula="of:=[.D928]" office:value-type="float" office:value="27" calcext:value-type="float">
            <text:p>27</text:p>
          </table:table-cell>
          <table:table-cell table:formula="of:=LEFT([.A928];[.G928])" office:value-type="string" office:string-value="rdw_aandrijving_uitvoering_" calcext:value-type="string">
            <text:p>rdw_aandrijving_uitvoering_</text:p>
          </table:table-cell>
          <table:table-cell table:formula="of:=VLOOKUP([.H928];[$source.$C$2:$source.$F$48];4;0)" office:value-type="float" office:value="607" calcext:value-type="float">
            <text:p>607</text:p>
          </table:table-cell>
          <table:table-cell table:style-name="ce7" table:formula="of:=IF(RIGHT([.A928];6)=&quot;_X_X_X&quot;;3;IF(RIGHT([.A928];4)=&quot;_X_X&quot;;2;IF(RIGHT([.A92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29])&gt;0;[$preferred_name.A929];&#10;LEN([$preferred_name.B929])&gt;0;[$preferred_name.B929]&#10;)" office:value-type="string" office:string-value="rdw_aandrijving_uitvoering_aantalcilinders_X" calcext:value-type="string">
            <text:p>rdw_aandrijving_uitvoering_aantalcilinders_X</text:p>
          </table:table-cell>
          <table:table-cell table:formula="of:=IFERROR(FIND(&quot;_&quot;;[.$A929];1);LEN([.$A929]))" office:value-type="float" office:value="4" calcext:value-type="float">
            <text:p>4</text:p>
          </table:table-cell>
          <table:table-cell table:formula="of:=IFERROR(FIND(&quot;_&quot;;[.$A929];1+[.B929]);LEN([.$A929]))" office:value-type="float" office:value="16" calcext:value-type="float">
            <text:p>16</text:p>
          </table:table-cell>
          <table:table-cell table:formula="of:=IFERROR(FIND(&quot;_&quot;;[.$A929];1+[.C929]);LEN([.$A929]))" office:value-type="float" office:value="27" calcext:value-type="float">
            <text:p>27</text:p>
          </table:table-cell>
          <table:table-cell table:formula="of:=IFERROR(FIND(&quot;_&quot;;[.$A929];1+[.D929]);LEN([.$A929]))" office:value-type="float" office:value="43" calcext:value-type="float">
            <text:p>43</text:p>
          </table:table-cell>
          <table:table-cell table:formula="of:=IFERROR(FIND(&quot;_&quot;;[.$A929];1+[.E929]);LEN([.$A929]))" office:value-type="float" office:value="44" calcext:value-type="float">
            <text:p>44</text:p>
          </table:table-cell>
          <table:table-cell table:formula="of:=[.D929]" office:value-type="float" office:value="27" calcext:value-type="float">
            <text:p>27</text:p>
          </table:table-cell>
          <table:table-cell table:formula="of:=LEFT([.A929];[.G929])" office:value-type="string" office:string-value="rdw_aandrijving_uitvoering_" calcext:value-type="string">
            <text:p>rdw_aandrijving_uitvoering_</text:p>
          </table:table-cell>
          <table:table-cell table:formula="of:=VLOOKUP([.H929];[$source.$C$2:$source.$F$48];4;0)" office:value-type="float" office:value="607" calcext:value-type="float">
            <text:p>607</text:p>
          </table:table-cell>
          <table:table-cell table:style-name="ce7" table:formula="of:=IF(RIGHT([.A929];6)=&quot;_X_X_X&quot;;3;IF(RIGHT([.A929];4)=&quot;_X_X&quot;;2;IF(RIGHT([.A929];2)=&quot;_X&quot;;1;0))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formula="of:=COM.MICROSOFT.IFS(&#10;LEN([$preferred_name.A930])&gt;0;[$preferred_name.A930];&#10;LEN([$preferred_name.B930])&gt;0;[$preferred_name.B930]&#10;)" office:value-type="string" office:string-value="rdw_aandrijving_uitvoering_cilinderinhoud_X" calcext:value-type="string">
            <text:p>rdw_aandrijving_uitvoering_cilinderinhoud_X</text:p>
          </table:table-cell>
          <table:table-cell table:formula="of:=IFERROR(FIND(&quot;_&quot;;[.$A930];1);LEN([.$A930]))" office:value-type="float" office:value="4" calcext:value-type="float">
            <text:p>4</text:p>
          </table:table-cell>
          <table:table-cell table:formula="of:=IFERROR(FIND(&quot;_&quot;;[.$A930];1+[.B930]);LEN([.$A930]))" office:value-type="float" office:value="16" calcext:value-type="float">
            <text:p>16</text:p>
          </table:table-cell>
          <table:table-cell table:formula="of:=IFERROR(FIND(&quot;_&quot;;[.$A930];1+[.C930]);LEN([.$A930]))" office:value-type="float" office:value="27" calcext:value-type="float">
            <text:p>27</text:p>
          </table:table-cell>
          <table:table-cell table:formula="of:=IFERROR(FIND(&quot;_&quot;;[.$A930];1+[.D930]);LEN([.$A930]))" office:value-type="float" office:value="42" calcext:value-type="float">
            <text:p>42</text:p>
          </table:table-cell>
          <table:table-cell table:formula="of:=IFERROR(FIND(&quot;_&quot;;[.$A930];1+[.E930]);LEN([.$A930]))" office:value-type="float" office:value="43" calcext:value-type="float">
            <text:p>43</text:p>
          </table:table-cell>
          <table:table-cell table:formula="of:=[.D930]" office:value-type="float" office:value="27" calcext:value-type="float">
            <text:p>27</text:p>
          </table:table-cell>
          <table:table-cell table:formula="of:=LEFT([.A930];[.G930])" office:value-type="string" office:string-value="rdw_aandrijving_uitvoering_" calcext:value-type="string">
            <text:p>rdw_aandrijving_uitvoering_</text:p>
          </table:table-cell>
          <table:table-cell table:formula="of:=VLOOKUP([.H930];[$source.$C$2:$source.$F$48];4;0)" office:value-type="float" office:value="607" calcext:value-type="float">
            <text:p>607</text:p>
          </table:table-cell>
          <table:table-cell table:style-name="ce7" table:formula="of:=IF(RIGHT([.A930];6)=&quot;_X_X_X&quot;;3;IF(RIGHT([.A930];4)=&quot;_X_X&quot;;2;IF(RIGHT([.A930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table:number-columns-repeated="1012"/>
        </table:table-row>
        <table:table-row table:style-name="ro1">
          <table:table-cell table:formula="of:=COM.MICROSOFT.IFS(&#10;LEN([$preferred_name.A931])&gt;0;[$preferred_name.A931];&#10;LEN([$preferred_name.B931])&gt;0;[$preferred_name.B931]&#10;)" office:value-type="string" office:string-value="rdw_aandrijving_uitvoering_codebrandstoftypemotor_X" calcext:value-type="string">
            <text:p>rdw_aandrijving_uitvoering_codebrandstoftypemotor_X</text:p>
          </table:table-cell>
          <table:table-cell table:formula="of:=IFERROR(FIND(&quot;_&quot;;[.$A931];1);LEN([.$A931]))" office:value-type="float" office:value="4" calcext:value-type="float">
            <text:p>4</text:p>
          </table:table-cell>
          <table:table-cell table:formula="of:=IFERROR(FIND(&quot;_&quot;;[.$A931];1+[.B931]);LEN([.$A931]))" office:value-type="float" office:value="16" calcext:value-type="float">
            <text:p>16</text:p>
          </table:table-cell>
          <table:table-cell table:formula="of:=IFERROR(FIND(&quot;_&quot;;[.$A931];1+[.C931]);LEN([.$A931]))" office:value-type="float" office:value="27" calcext:value-type="float">
            <text:p>27</text:p>
          </table:table-cell>
          <table:table-cell table:formula="of:=IFERROR(FIND(&quot;_&quot;;[.$A931];1+[.D931]);LEN([.$A931]))" office:value-type="float" office:value="50" calcext:value-type="float">
            <text:p>50</text:p>
          </table:table-cell>
          <table:table-cell table:formula="of:=IFERROR(FIND(&quot;_&quot;;[.$A931];1+[.E931]);LEN([.$A931]))" office:value-type="float" office:value="51" calcext:value-type="float">
            <text:p>51</text:p>
          </table:table-cell>
          <table:table-cell table:formula="of:=[.D931]" office:value-type="float" office:value="27" calcext:value-type="float">
            <text:p>27</text:p>
          </table:table-cell>
          <table:table-cell table:formula="of:=LEFT([.A931];[.G931])" office:value-type="string" office:string-value="rdw_aandrijving_uitvoering_" calcext:value-type="string">
            <text:p>rdw_aandrijving_uitvoering_</text:p>
          </table:table-cell>
          <table:table-cell table:formula="of:=VLOOKUP([.H931];[$source.$C$2:$source.$F$48];4;0)" office:value-type="float" office:value="607" calcext:value-type="float">
            <text:p>607</text:p>
          </table:table-cell>
          <table:table-cell table:style-name="ce7" table:formula="of:=IF(RIGHT([.A931];6)=&quot;_X_X_X&quot;;3;IF(RIGHT([.A931];4)=&quot;_X_X&quot;;2;IF(RIGHT([.A93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2])&gt;0;[$preferred_name.A932];&#10;LEN([$preferred_name.B932])&gt;0;[$preferred_name.B932]&#10;)" office:value-type="string" office:string-value="rdw_aandrijving_uitvoering_composite_key_X" calcext:value-type="string">
            <text:p>rdw_aandrijving_uitvoering_composite_key_X</text:p>
          </table:table-cell>
          <table:table-cell table:formula="of:=IFERROR(FIND(&quot;_&quot;;[.$A932];1);LEN([.$A932]))" office:value-type="float" office:value="4" calcext:value-type="float">
            <text:p>4</text:p>
          </table:table-cell>
          <table:table-cell table:formula="of:=IFERROR(FIND(&quot;_&quot;;[.$A932];1+[.B932]);LEN([.$A932]))" office:value-type="float" office:value="16" calcext:value-type="float">
            <text:p>16</text:p>
          </table:table-cell>
          <table:table-cell table:formula="of:=IFERROR(FIND(&quot;_&quot;;[.$A932];1+[.C932]);LEN([.$A932]))" office:value-type="float" office:value="27" calcext:value-type="float">
            <text:p>27</text:p>
          </table:table-cell>
          <table:table-cell table:formula="of:=IFERROR(FIND(&quot;_&quot;;[.$A932];1+[.D932]);LEN([.$A932]))" office:value-type="float" office:value="37" calcext:value-type="float">
            <text:p>37</text:p>
          </table:table-cell>
          <table:table-cell table:formula="of:=IFERROR(FIND(&quot;_&quot;;[.$A932];1+[.E932]);LEN([.$A932]))" office:value-type="float" office:value="41" calcext:value-type="float">
            <text:p>41</text:p>
          </table:table-cell>
          <table:table-cell table:formula="of:=[.D932]" office:value-type="float" office:value="27" calcext:value-type="float">
            <text:p>27</text:p>
          </table:table-cell>
          <table:table-cell table:formula="of:=LEFT([.A932];[.G932])" office:value-type="string" office:string-value="rdw_aandrijving_uitvoering_" calcext:value-type="string">
            <text:p>rdw_aandrijving_uitvoering_</text:p>
          </table:table-cell>
          <table:table-cell table:formula="of:=VLOOKUP([.H932];[$source.$C$2:$source.$F$48];4;0)" office:value-type="float" office:value="607" calcext:value-type="float">
            <text:p>607</text:p>
          </table:table-cell>
          <table:table-cell table:style-name="ce7" table:formula="of:=IF(RIGHT([.A932];6)=&quot;_X_X_X&quot;;3;IF(RIGHT([.A932];4)=&quot;_X_X&quot;;2;IF(RIGHT([.A93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3])&gt;0;[$preferred_name.A933];&#10;LEN([$preferred_name.B933])&gt;0;[$preferred_name.B933]&#10;)" office:value-type="string" office:string-value="rdw_aandrijving_uitvoering_hybridemotorindicator_X" calcext:value-type="string">
            <text:p>rdw_aandrijving_uitvoering_hybridemotorindicator_X</text:p>
          </table:table-cell>
          <table:table-cell table:formula="of:=IFERROR(FIND(&quot;_&quot;;[.$A933];1);LEN([.$A933]))" office:value-type="float" office:value="4" calcext:value-type="float">
            <text:p>4</text:p>
          </table:table-cell>
          <table:table-cell table:formula="of:=IFERROR(FIND(&quot;_&quot;;[.$A933];1+[.B933]);LEN([.$A933]))" office:value-type="float" office:value="16" calcext:value-type="float">
            <text:p>16</text:p>
          </table:table-cell>
          <table:table-cell table:formula="of:=IFERROR(FIND(&quot;_&quot;;[.$A933];1+[.C933]);LEN([.$A933]))" office:value-type="float" office:value="27" calcext:value-type="float">
            <text:p>27</text:p>
          </table:table-cell>
          <table:table-cell table:formula="of:=IFERROR(FIND(&quot;_&quot;;[.$A933];1+[.D933]);LEN([.$A933]))" office:value-type="float" office:value="49" calcext:value-type="float">
            <text:p>49</text:p>
          </table:table-cell>
          <table:table-cell table:formula="of:=IFERROR(FIND(&quot;_&quot;;[.$A933];1+[.E933]);LEN([.$A933]))" office:value-type="float" office:value="50" calcext:value-type="float">
            <text:p>50</text:p>
          </table:table-cell>
          <table:table-cell table:formula="of:=[.D933]" office:value-type="float" office:value="27" calcext:value-type="float">
            <text:p>27</text:p>
          </table:table-cell>
          <table:table-cell table:formula="of:=LEFT([.A933];[.G933])" office:value-type="string" office:string-value="rdw_aandrijving_uitvoering_" calcext:value-type="string">
            <text:p>rdw_aandrijving_uitvoering_</text:p>
          </table:table-cell>
          <table:table-cell table:formula="of:=VLOOKUP([.H933];[$source.$C$2:$source.$F$48];4;0)" office:value-type="float" office:value="607" calcext:value-type="float">
            <text:p>607</text:p>
          </table:table-cell>
          <table:table-cell table:style-name="ce7" table:formula="of:=IF(RIGHT([.A933];6)=&quot;_X_X_X&quot;;3;IF(RIGHT([.A933];4)=&quot;_X_X&quot;;2;IF(RIGHT([.A933];2)=&quot;_X&quot;;1;0)))" office:value-type="float" office:value="1" calcext:value-type="float">
            <text:p>1</text:p>
          </table:table-cell>
          <table:table-cell table:style-name="ce15" office:value-type="boolean" office:boolean-value="true" calcext:value-type="boolean">
            <text:p>TRUE</text:p>
          </table:table-cell>
          <table:table-cell office:value-type="string" calcext:value-type="string">
            <text:p>nan2null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bool</text:p>
          </table:table-cell>
          <table:table-cell table:number-columns-repeated="1010"/>
        </table:table-row>
        <table:table-row table:style-name="ro1">
          <table:table-cell table:formula="of:=COM.MICROSOFT.IFS(&#10;LEN([$preferred_name.A934])&gt;0;[$preferred_name.A934];&#10;LEN([$preferred_name.B934])&gt;0;[$preferred_name.B934]&#10;)" office:value-type="string" office:string-value="rdw_aandrijving_uitvoering_elektromotorindicator_X" calcext:value-type="string">
            <text:p>rdw_aandrijving_uitvoering_elektromotorindicator_X</text:p>
          </table:table-cell>
          <table:table-cell table:formula="of:=IFERROR(FIND(&quot;_&quot;;[.$A934];1);LEN([.$A934]))" office:value-type="float" office:value="4" calcext:value-type="float">
            <text:p>4</text:p>
          </table:table-cell>
          <table:table-cell table:formula="of:=IFERROR(FIND(&quot;_&quot;;[.$A934];1+[.B934]);LEN([.$A934]))" office:value-type="float" office:value="16" calcext:value-type="float">
            <text:p>16</text:p>
          </table:table-cell>
          <table:table-cell table:formula="of:=IFERROR(FIND(&quot;_&quot;;[.$A934];1+[.C934]);LEN([.$A934]))" office:value-type="float" office:value="27" calcext:value-type="float">
            <text:p>27</text:p>
          </table:table-cell>
          <table:table-cell table:formula="of:=IFERROR(FIND(&quot;_&quot;;[.$A934];1+[.D934]);LEN([.$A934]))" office:value-type="float" office:value="49" calcext:value-type="float">
            <text:p>49</text:p>
          </table:table-cell>
          <table:table-cell table:formula="of:=IFERROR(FIND(&quot;_&quot;;[.$A934];1+[.E934]);LEN([.$A934]))" office:value-type="float" office:value="50" calcext:value-type="float">
            <text:p>50</text:p>
          </table:table-cell>
          <table:table-cell table:formula="of:=[.D934]" office:value-type="float" office:value="27" calcext:value-type="float">
            <text:p>27</text:p>
          </table:table-cell>
          <table:table-cell table:formula="of:=LEFT([.A934];[.G934])" office:value-type="string" office:string-value="rdw_aandrijving_uitvoering_" calcext:value-type="string">
            <text:p>rdw_aandrijving_uitvoering_</text:p>
          </table:table-cell>
          <table:table-cell table:formula="of:=VLOOKUP([.H934];[$source.$C$2:$source.$F$48];4;0)" office:value-type="float" office:value="607" calcext:value-type="float">
            <text:p>607</text:p>
          </table:table-cell>
          <table:table-cell table:style-name="ce7" table:formula="of:=IF(RIGHT([.A934];6)=&quot;_X_X_X&quot;;3;IF(RIGHT([.A934];4)=&quot;_X_X&quot;;2;IF(RIGHT([.A93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5])&gt;0;[$preferred_name.A935];&#10;LEN([$preferred_name.B935])&gt;0;[$preferred_name.B935]&#10;)" office:value-type="string" office:string-value="rdw_aandrijving_uitvoering_enkelelektrischschakelingind_X" calcext:value-type="string">
            <text:p>rdw_aandrijving_uitvoering_enkelelektrischschakelingind_X</text:p>
          </table:table-cell>
          <table:table-cell table:formula="of:=IFERROR(FIND(&quot;_&quot;;[.$A935];1);LEN([.$A935]))" office:value-type="float" office:value="4" calcext:value-type="float">
            <text:p>4</text:p>
          </table:table-cell>
          <table:table-cell table:formula="of:=IFERROR(FIND(&quot;_&quot;;[.$A935];1+[.B935]);LEN([.$A935]))" office:value-type="float" office:value="16" calcext:value-type="float">
            <text:p>16</text:p>
          </table:table-cell>
          <table:table-cell table:formula="of:=IFERROR(FIND(&quot;_&quot;;[.$A935];1+[.C935]);LEN([.$A935]))" office:value-type="float" office:value="27" calcext:value-type="float">
            <text:p>27</text:p>
          </table:table-cell>
          <table:table-cell table:formula="of:=IFERROR(FIND(&quot;_&quot;;[.$A935];1+[.D935]);LEN([.$A935]))" office:value-type="float" office:value="56" calcext:value-type="float">
            <text:p>56</text:p>
          </table:table-cell>
          <table:table-cell table:formula="of:=IFERROR(FIND(&quot;_&quot;;[.$A935];1+[.E935]);LEN([.$A935]))" office:value-type="float" office:value="57" calcext:value-type="float">
            <text:p>57</text:p>
          </table:table-cell>
          <table:table-cell table:formula="of:=[.D935]" office:value-type="float" office:value="27" calcext:value-type="float">
            <text:p>27</text:p>
          </table:table-cell>
          <table:table-cell table:formula="of:=LEFT([.A935];[.G935])" office:value-type="string" office:string-value="rdw_aandrijving_uitvoering_" calcext:value-type="string">
            <text:p>rdw_aandrijving_uitvoering_</text:p>
          </table:table-cell>
          <table:table-cell table:formula="of:=VLOOKUP([.H935];[$source.$C$2:$source.$F$48];4;0)" office:value-type="float" office:value="607" calcext:value-type="float">
            <text:p>607</text:p>
          </table:table-cell>
          <table:table-cell table:style-name="ce7" table:formula="of:=IF(RIGHT([.A935];6)=&quot;_X_X_X&quot;;3;IF(RIGHT([.A935];4)=&quot;_X_X&quot;;2;IF(RIGHT([.A93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6])&gt;0;[$preferred_name.A936];&#10;LEN([$preferred_name.B936])&gt;0;[$preferred_name.B936]&#10;)" office:value-type="string" office:string-value="rdw_aandrijving_uitvoering_externoplaadbaarindicator_X" calcext:value-type="string">
            <text:p>rdw_aandrijving_uitvoering_externoplaadbaarindicator_X</text:p>
          </table:table-cell>
          <table:table-cell table:formula="of:=IFERROR(FIND(&quot;_&quot;;[.$A936];1);LEN([.$A936]))" office:value-type="float" office:value="4" calcext:value-type="float">
            <text:p>4</text:p>
          </table:table-cell>
          <table:table-cell table:formula="of:=IFERROR(FIND(&quot;_&quot;;[.$A936];1+[.B936]);LEN([.$A936]))" office:value-type="float" office:value="16" calcext:value-type="float">
            <text:p>16</text:p>
          </table:table-cell>
          <table:table-cell table:formula="of:=IFERROR(FIND(&quot;_&quot;;[.$A936];1+[.C936]);LEN([.$A936]))" office:value-type="float" office:value="27" calcext:value-type="float">
            <text:p>27</text:p>
          </table:table-cell>
          <table:table-cell table:formula="of:=IFERROR(FIND(&quot;_&quot;;[.$A936];1+[.D936]);LEN([.$A936]))" office:value-type="float" office:value="53" calcext:value-type="float">
            <text:p>53</text:p>
          </table:table-cell>
          <table:table-cell table:formula="of:=IFERROR(FIND(&quot;_&quot;;[.$A936];1+[.E936]);LEN([.$A936]))" office:value-type="float" office:value="54" calcext:value-type="float">
            <text:p>54</text:p>
          </table:table-cell>
          <table:table-cell table:formula="of:=[.D936]" office:value-type="float" office:value="27" calcext:value-type="float">
            <text:p>27</text:p>
          </table:table-cell>
          <table:table-cell table:formula="of:=LEFT([.A936];[.G936])" office:value-type="string" office:string-value="rdw_aandrijving_uitvoering_" calcext:value-type="string">
            <text:p>rdw_aandrijving_uitvoering_</text:p>
          </table:table-cell>
          <table:table-cell table:formula="of:=VLOOKUP([.H936];[$source.$C$2:$source.$F$48];4;0)" office:value-type="float" office:value="607" calcext:value-type="float">
            <text:p>607</text:p>
          </table:table-cell>
          <table:table-cell table:style-name="ce7" table:formula="of:=IF(RIGHT([.A936];6)=&quot;_X_X_X&quot;;3;IF(RIGHT([.A936];4)=&quot;_X_X&quot;;2;IF(RIGHT([.A93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7])&gt;0;[$preferred_name.A937];&#10;LEN([$preferred_name.B937])&gt;0;[$preferred_name.B937]&#10;)" office:value-type="string" office:string-value="rdw_aandrijving_uitvoering_codecilinderopstelling_X" calcext:value-type="string">
            <text:p>rdw_aandrijving_uitvoering_codecilinderopstelling_X</text:p>
          </table:table-cell>
          <table:table-cell table:formula="of:=IFERROR(FIND(&quot;_&quot;;[.$A937];1);LEN([.$A937]))" office:value-type="float" office:value="4" calcext:value-type="float">
            <text:p>4</text:p>
          </table:table-cell>
          <table:table-cell table:formula="of:=IFERROR(FIND(&quot;_&quot;;[.$A937];1+[.B937]);LEN([.$A937]))" office:value-type="float" office:value="16" calcext:value-type="float">
            <text:p>16</text:p>
          </table:table-cell>
          <table:table-cell table:formula="of:=IFERROR(FIND(&quot;_&quot;;[.$A937];1+[.C937]);LEN([.$A937]))" office:value-type="float" office:value="27" calcext:value-type="float">
            <text:p>27</text:p>
          </table:table-cell>
          <table:table-cell table:formula="of:=IFERROR(FIND(&quot;_&quot;;[.$A937];1+[.D937]);LEN([.$A937]))" office:value-type="float" office:value="50" calcext:value-type="float">
            <text:p>50</text:p>
          </table:table-cell>
          <table:table-cell table:formula="of:=IFERROR(FIND(&quot;_&quot;;[.$A937];1+[.E937]);LEN([.$A937]))" office:value-type="float" office:value="51" calcext:value-type="float">
            <text:p>51</text:p>
          </table:table-cell>
          <table:table-cell table:formula="of:=[.D937]" office:value-type="float" office:value="27" calcext:value-type="float">
            <text:p>27</text:p>
          </table:table-cell>
          <table:table-cell table:formula="of:=LEFT([.A937];[.G937])" office:value-type="string" office:string-value="rdw_aandrijving_uitvoering_" calcext:value-type="string">
            <text:p>rdw_aandrijving_uitvoering_</text:p>
          </table:table-cell>
          <table:table-cell table:formula="of:=VLOOKUP([.H937];[$source.$C$2:$source.$F$48];4;0)" office:value-type="float" office:value="607" calcext:value-type="float">
            <text:p>607</text:p>
          </table:table-cell>
          <table:table-cell table:style-name="ce7" table:formula="of:=IF(RIGHT([.A937];6)=&quot;_X_X_X&quot;;3;IF(RIGHT([.A937];4)=&quot;_X_X&quot;;2;IF(RIGHT([.A93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8])&gt;0;[$preferred_name.A938];&#10;LEN([$preferred_name.B938])&gt;0;[$preferred_name.B938]&#10;)" office:value-type="string" office:string-value="rdw_aandrijving_uitvoering_TimeStamp" calcext:value-type="string">
            <text:p>rdw_aandrijving_uitvoering_TimeStamp</text:p>
          </table:table-cell>
          <table:table-cell table:formula="of:=IFERROR(FIND(&quot;_&quot;;[.$A938];1);LEN([.$A938]))" office:value-type="float" office:value="4" calcext:value-type="float">
            <text:p>4</text:p>
          </table:table-cell>
          <table:table-cell table:formula="of:=IFERROR(FIND(&quot;_&quot;;[.$A938];1+[.B938]);LEN([.$A938]))" office:value-type="float" office:value="16" calcext:value-type="float">
            <text:p>16</text:p>
          </table:table-cell>
          <table:table-cell table:formula="of:=IFERROR(FIND(&quot;_&quot;;[.$A938];1+[.C938]);LEN([.$A938]))" office:value-type="float" office:value="27" calcext:value-type="float">
            <text:p>27</text:p>
          </table:table-cell>
          <table:table-cell table:formula="of:=IFERROR(FIND(&quot;_&quot;;[.$A938];1+[.D938]);LEN([.$A938]))" office:value-type="float" office:value="36" calcext:value-type="float">
            <text:p>36</text:p>
          </table:table-cell>
          <table:table-cell table:formula="of:=IFERROR(FIND(&quot;_&quot;;[.$A938];1+[.E938]);LEN([.$A938]))" office:value-type="float" office:value="36" calcext:value-type="float">
            <text:p>36</text:p>
          </table:table-cell>
          <table:table-cell table:formula="of:=[.D938]" office:value-type="float" office:value="27" calcext:value-type="float">
            <text:p>27</text:p>
          </table:table-cell>
          <table:table-cell table:formula="of:=LEFT([.A938];[.G938])" office:value-type="string" office:string-value="rdw_aandrijving_uitvoering_" calcext:value-type="string">
            <text:p>rdw_aandrijving_uitvoering_</text:p>
          </table:table-cell>
          <table:table-cell table:formula="of:=VLOOKUP([.H938];[$source.$C$2:$source.$F$48];4;0)" office:value-type="float" office:value="607" calcext:value-type="float">
            <text:p>607</text:p>
          </table:table-cell>
          <table:table-cell table:style-name="ce7" table:formula="of:=IF(RIGHT([.A938];6)=&quot;_X_X_X&quot;;3;IF(RIGHT([.A938];4)=&quot;_X_X&quot;;2;IF(RIGHT([.A938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39])&gt;0;[$preferred_name.A939];&#10;LEN([$preferred_name.B939])&gt;0;[$preferred_name.B939]&#10;)" office:value-type="string" office:string-value="rdw_energiebron_uitvoering_volgnummerenergiebron_X" calcext:value-type="string">
            <text:p>rdw_energiebron_uitvoering_volgnummerenergiebron_X</text:p>
          </table:table-cell>
          <table:table-cell table:formula="of:=IFERROR(FIND(&quot;_&quot;;[.$A939];1);LEN([.$A939]))" office:value-type="float" office:value="4" calcext:value-type="float">
            <text:p>4</text:p>
          </table:table-cell>
          <table:table-cell table:formula="of:=IFERROR(FIND(&quot;_&quot;;[.$A939];1+[.B939]);LEN([.$A939]))" office:value-type="float" office:value="16" calcext:value-type="float">
            <text:p>16</text:p>
          </table:table-cell>
          <table:table-cell table:formula="of:=IFERROR(FIND(&quot;_&quot;;[.$A939];1+[.C939]);LEN([.$A939]))" office:value-type="float" office:value="27" calcext:value-type="float">
            <text:p>27</text:p>
          </table:table-cell>
          <table:table-cell table:formula="of:=IFERROR(FIND(&quot;_&quot;;[.$A939];1+[.D939]);LEN([.$A939]))" office:value-type="float" office:value="49" calcext:value-type="float">
            <text:p>49</text:p>
          </table:table-cell>
          <table:table-cell table:formula="of:=IFERROR(FIND(&quot;_&quot;;[.$A939];1+[.E939]);LEN([.$A939]))" office:value-type="float" office:value="50" calcext:value-type="float">
            <text:p>50</text:p>
          </table:table-cell>
          <table:table-cell table:formula="of:=[.D939]" office:value-type="float" office:value="27" calcext:value-type="float">
            <text:p>27</text:p>
          </table:table-cell>
          <table:table-cell table:formula="of:=LEFT([.A939];[.G939])" office:value-type="string" office:string-value="rdw_energiebron_uitvoering_" calcext:value-type="string">
            <text:p>rdw_energiebron_uitvoering_</text:p>
          </table:table-cell>
          <table:table-cell table:formula="of:=VLOOKUP([.H939];[$source.$C$2:$source.$F$48];4;0)" office:value-type="float" office:value="606" calcext:value-type="float">
            <text:p>606</text:p>
          </table:table-cell>
          <table:table-cell table:style-name="ce7" table:formula="of:=IF(RIGHT([.A939];6)=&quot;_X_X_X&quot;;3;IF(RIGHT([.A939];4)=&quot;_X_X&quot;;2;IF(RIGHT([.A93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0])&gt;0;[$preferred_name.A940];&#10;LEN([$preferred_name.B940])&gt;0;[$preferred_name.B940]&#10;)" office:value-type="string" office:string-value="rdw_energiebron_uitvoering_volgnummeraandrijving_X" calcext:value-type="string">
            <text:p>rdw_energiebron_uitvoering_volgnummeraandrijving_X</text:p>
          </table:table-cell>
          <table:table-cell table:formula="of:=IFERROR(FIND(&quot;_&quot;;[.$A940];1);LEN([.$A940]))" office:value-type="float" office:value="4" calcext:value-type="float">
            <text:p>4</text:p>
          </table:table-cell>
          <table:table-cell table:formula="of:=IFERROR(FIND(&quot;_&quot;;[.$A940];1+[.B940]);LEN([.$A940]))" office:value-type="float" office:value="16" calcext:value-type="float">
            <text:p>16</text:p>
          </table:table-cell>
          <table:table-cell table:formula="of:=IFERROR(FIND(&quot;_&quot;;[.$A940];1+[.C940]);LEN([.$A940]))" office:value-type="float" office:value="27" calcext:value-type="float">
            <text:p>27</text:p>
          </table:table-cell>
          <table:table-cell table:formula="of:=IFERROR(FIND(&quot;_&quot;;[.$A940];1+[.D940]);LEN([.$A940]))" office:value-type="float" office:value="49" calcext:value-type="float">
            <text:p>49</text:p>
          </table:table-cell>
          <table:table-cell table:formula="of:=IFERROR(FIND(&quot;_&quot;;[.$A940];1+[.E940]);LEN([.$A940]))" office:value-type="float" office:value="50" calcext:value-type="float">
            <text:p>50</text:p>
          </table:table-cell>
          <table:table-cell table:formula="of:=[.D940]" office:value-type="float" office:value="27" calcext:value-type="float">
            <text:p>27</text:p>
          </table:table-cell>
          <table:table-cell table:formula="of:=LEFT([.A940];[.G940])" office:value-type="string" office:string-value="rdw_energiebron_uitvoering_" calcext:value-type="string">
            <text:p>rdw_energiebron_uitvoering_</text:p>
          </table:table-cell>
          <table:table-cell table:formula="of:=VLOOKUP([.H940];[$source.$C$2:$source.$F$48];4;0)" office:value-type="float" office:value="606" calcext:value-type="float">
            <text:p>606</text:p>
          </table:table-cell>
          <table:table-cell table:style-name="ce7" table:formula="of:=IF(RIGHT([.A940];6)=&quot;_X_X_X&quot;;3;IF(RIGHT([.A940];4)=&quot;_X_X&quot;;2;IF(RIGHT([.A94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1])&gt;0;[$preferred_name.A941];&#10;LEN([$preferred_name.B941])&gt;0;[$preferred_name.B941]&#10;)" office:value-type="string" office:string-value="rdw_energiebron_uitvoering_codeenergiebron_X" calcext:value-type="string">
            <text:p>rdw_energiebron_uitvoering_codeenergiebron_X</text:p>
          </table:table-cell>
          <table:table-cell table:formula="of:=IFERROR(FIND(&quot;_&quot;;[.$A941];1);LEN([.$A941]))" office:value-type="float" office:value="4" calcext:value-type="float">
            <text:p>4</text:p>
          </table:table-cell>
          <table:table-cell table:formula="of:=IFERROR(FIND(&quot;_&quot;;[.$A941];1+[.B941]);LEN([.$A941]))" office:value-type="float" office:value="16" calcext:value-type="float">
            <text:p>16</text:p>
          </table:table-cell>
          <table:table-cell table:formula="of:=IFERROR(FIND(&quot;_&quot;;[.$A941];1+[.C941]);LEN([.$A941]))" office:value-type="float" office:value="27" calcext:value-type="float">
            <text:p>27</text:p>
          </table:table-cell>
          <table:table-cell table:formula="of:=IFERROR(FIND(&quot;_&quot;;[.$A941];1+[.D941]);LEN([.$A941]))" office:value-type="float" office:value="43" calcext:value-type="float">
            <text:p>43</text:p>
          </table:table-cell>
          <table:table-cell table:formula="of:=IFERROR(FIND(&quot;_&quot;;[.$A941];1+[.E941]);LEN([.$A941]))" office:value-type="float" office:value="44" calcext:value-type="float">
            <text:p>44</text:p>
          </table:table-cell>
          <table:table-cell table:formula="of:=[.D941]" office:value-type="float" office:value="27" calcext:value-type="float">
            <text:p>27</text:p>
          </table:table-cell>
          <table:table-cell table:formula="of:=LEFT([.A941];[.G941])" office:value-type="string" office:string-value="rdw_energiebron_uitvoering_" calcext:value-type="string">
            <text:p>rdw_energiebron_uitvoering_</text:p>
          </table:table-cell>
          <table:table-cell table:formula="of:=VLOOKUP([.H941];[$source.$C$2:$source.$F$48];4;0)" office:value-type="float" office:value="606" calcext:value-type="float">
            <text:p>606</text:p>
          </table:table-cell>
          <table:table-cell table:style-name="ce7" table:formula="of:=IF(RIGHT([.A941];6)=&quot;_X_X_X&quot;;3;IF(RIGHT([.A941];4)=&quot;_X_X&quot;;2;IF(RIGHT([.A94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2])&gt;0;[$preferred_name.A942];&#10;LEN([$preferred_name.B942])&gt;0;[$preferred_name.B942]&#10;)" office:value-type="string" office:string-value="rdw_energiebron_uitvoering_maximumnettovermogenogr_X" calcext:value-type="string">
            <text:p>rdw_energiebron_uitvoering_maximumnettovermogenogr_X</text:p>
          </table:table-cell>
          <table:table-cell table:formula="of:=IFERROR(FIND(&quot;_&quot;;[.$A942];1);LEN([.$A942]))" office:value-type="float" office:value="4" calcext:value-type="float">
            <text:p>4</text:p>
          </table:table-cell>
          <table:table-cell table:formula="of:=IFERROR(FIND(&quot;_&quot;;[.$A942];1+[.B942]);LEN([.$A942]))" office:value-type="float" office:value="16" calcext:value-type="float">
            <text:p>16</text:p>
          </table:table-cell>
          <table:table-cell table:formula="of:=IFERROR(FIND(&quot;_&quot;;[.$A942];1+[.C942]);LEN([.$A942]))" office:value-type="float" office:value="27" calcext:value-type="float">
            <text:p>27</text:p>
          </table:table-cell>
          <table:table-cell table:formula="of:=IFERROR(FIND(&quot;_&quot;;[.$A942];1+[.D942]);LEN([.$A942]))" office:value-type="float" office:value="51" calcext:value-type="float">
            <text:p>51</text:p>
          </table:table-cell>
          <table:table-cell table:formula="of:=IFERROR(FIND(&quot;_&quot;;[.$A942];1+[.E942]);LEN([.$A942]))" office:value-type="float" office:value="52" calcext:value-type="float">
            <text:p>52</text:p>
          </table:table-cell>
          <table:table-cell table:formula="of:=[.D942]" office:value-type="float" office:value="27" calcext:value-type="float">
            <text:p>27</text:p>
          </table:table-cell>
          <table:table-cell table:formula="of:=LEFT([.A942];[.G942])" office:value-type="string" office:string-value="rdw_energiebron_uitvoering_" calcext:value-type="string">
            <text:p>rdw_energiebron_uitvoering_</text:p>
          </table:table-cell>
          <table:table-cell table:formula="of:=VLOOKUP([.H942];[$source.$C$2:$source.$F$48];4;0)" office:value-type="float" office:value="606" calcext:value-type="float">
            <text:p>606</text:p>
          </table:table-cell>
          <table:table-cell table:style-name="ce7" table:formula="of:=IF(RIGHT([.A942];6)=&quot;_X_X_X&quot;;3;IF(RIGHT([.A942];4)=&quot;_X_X&quot;;2;IF(RIGHT([.A94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3])&gt;0;[$preferred_name.A943];&#10;LEN([$preferred_name.B943])&gt;0;[$preferred_name.B943]&#10;)" office:value-type="string" office:string-value="rdw_energiebron_uitvoering_maximumnettovermogenbgr_X" calcext:value-type="string">
            <text:p>rdw_energiebron_uitvoering_maximumnettovermogenbgr_X</text:p>
          </table:table-cell>
          <table:table-cell table:formula="of:=IFERROR(FIND(&quot;_&quot;;[.$A943];1);LEN([.$A943]))" office:value-type="float" office:value="4" calcext:value-type="float">
            <text:p>4</text:p>
          </table:table-cell>
          <table:table-cell table:formula="of:=IFERROR(FIND(&quot;_&quot;;[.$A943];1+[.B943]);LEN([.$A943]))" office:value-type="float" office:value="16" calcext:value-type="float">
            <text:p>16</text:p>
          </table:table-cell>
          <table:table-cell table:formula="of:=IFERROR(FIND(&quot;_&quot;;[.$A943];1+[.C943]);LEN([.$A943]))" office:value-type="float" office:value="27" calcext:value-type="float">
            <text:p>27</text:p>
          </table:table-cell>
          <table:table-cell table:formula="of:=IFERROR(FIND(&quot;_&quot;;[.$A943];1+[.D943]);LEN([.$A943]))" office:value-type="float" office:value="51" calcext:value-type="float">
            <text:p>51</text:p>
          </table:table-cell>
          <table:table-cell table:formula="of:=IFERROR(FIND(&quot;_&quot;;[.$A943];1+[.E943]);LEN([.$A943]))" office:value-type="float" office:value="52" calcext:value-type="float">
            <text:p>52</text:p>
          </table:table-cell>
          <table:table-cell table:formula="of:=[.D943]" office:value-type="float" office:value="27" calcext:value-type="float">
            <text:p>27</text:p>
          </table:table-cell>
          <table:table-cell table:formula="of:=LEFT([.A943];[.G943])" office:value-type="string" office:string-value="rdw_energiebron_uitvoering_" calcext:value-type="string">
            <text:p>rdw_energiebron_uitvoering_</text:p>
          </table:table-cell>
          <table:table-cell table:formula="of:=VLOOKUP([.H943];[$source.$C$2:$source.$F$48];4;0)" office:value-type="float" office:value="606" calcext:value-type="float">
            <text:p>606</text:p>
          </table:table-cell>
          <table:table-cell table:style-name="ce7" table:formula="of:=IF(RIGHT([.A943];6)=&quot;_X_X_X&quot;;3;IF(RIGHT([.A943];4)=&quot;_X_X&quot;;2;IF(RIGHT([.A94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4])&gt;0;[$preferred_name.A944];&#10;LEN([$preferred_name.B944])&gt;0;[$preferred_name.B944]&#10;)" office:value-type="string" office:string-value="rdw_energiebron_uitvoering_toerentalmaxnettovermogenogr_X" calcext:value-type="string">
            <text:p>rdw_energiebron_uitvoering_toerentalmaxnettovermogenogr_X</text:p>
          </table:table-cell>
          <table:table-cell table:formula="of:=IFERROR(FIND(&quot;_&quot;;[.$A944];1);LEN([.$A944]))" office:value-type="float" office:value="4" calcext:value-type="float">
            <text:p>4</text:p>
          </table:table-cell>
          <table:table-cell table:formula="of:=IFERROR(FIND(&quot;_&quot;;[.$A944];1+[.B944]);LEN([.$A944]))" office:value-type="float" office:value="16" calcext:value-type="float">
            <text:p>16</text:p>
          </table:table-cell>
          <table:table-cell table:formula="of:=IFERROR(FIND(&quot;_&quot;;[.$A944];1+[.C944]);LEN([.$A944]))" office:value-type="float" office:value="27" calcext:value-type="float">
            <text:p>27</text:p>
          </table:table-cell>
          <table:table-cell table:formula="of:=IFERROR(FIND(&quot;_&quot;;[.$A944];1+[.D944]);LEN([.$A944]))" office:value-type="float" office:value="56" calcext:value-type="float">
            <text:p>56</text:p>
          </table:table-cell>
          <table:table-cell table:formula="of:=IFERROR(FIND(&quot;_&quot;;[.$A944];1+[.E944]);LEN([.$A944]))" office:value-type="float" office:value="57" calcext:value-type="float">
            <text:p>57</text:p>
          </table:table-cell>
          <table:table-cell table:formula="of:=[.D944]" office:value-type="float" office:value="27" calcext:value-type="float">
            <text:p>27</text:p>
          </table:table-cell>
          <table:table-cell table:formula="of:=LEFT([.A944];[.G944])" office:value-type="string" office:string-value="rdw_energiebron_uitvoering_" calcext:value-type="string">
            <text:p>rdw_energiebron_uitvoering_</text:p>
          </table:table-cell>
          <table:table-cell table:formula="of:=VLOOKUP([.H944];[$source.$C$2:$source.$F$48];4;0)" office:value-type="float" office:value="606" calcext:value-type="float">
            <text:p>606</text:p>
          </table:table-cell>
          <table:table-cell table:style-name="ce7" table:formula="of:=IF(RIGHT([.A944];6)=&quot;_X_X_X&quot;;3;IF(RIGHT([.A944];4)=&quot;_X_X&quot;;2;IF(RIGHT([.A94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5])&gt;0;[$preferred_name.A945];&#10;LEN([$preferred_name.B945])&gt;0;[$preferred_name.B945]&#10;)" office:value-type="string" office:string-value="rdw_energiebron_uitvoering_toerentalmaxnettovermogenbgr_X" calcext:value-type="string">
            <text:p>rdw_energiebron_uitvoering_toerentalmaxnettovermogenbgr_X</text:p>
          </table:table-cell>
          <table:table-cell table:formula="of:=IFERROR(FIND(&quot;_&quot;;[.$A945];1);LEN([.$A945]))" office:value-type="float" office:value="4" calcext:value-type="float">
            <text:p>4</text:p>
          </table:table-cell>
          <table:table-cell table:formula="of:=IFERROR(FIND(&quot;_&quot;;[.$A945];1+[.B945]);LEN([.$A945]))" office:value-type="float" office:value="16" calcext:value-type="float">
            <text:p>16</text:p>
          </table:table-cell>
          <table:table-cell table:formula="of:=IFERROR(FIND(&quot;_&quot;;[.$A945];1+[.C945]);LEN([.$A945]))" office:value-type="float" office:value="27" calcext:value-type="float">
            <text:p>27</text:p>
          </table:table-cell>
          <table:table-cell table:formula="of:=IFERROR(FIND(&quot;_&quot;;[.$A945];1+[.D945]);LEN([.$A945]))" office:value-type="float" office:value="56" calcext:value-type="float">
            <text:p>56</text:p>
          </table:table-cell>
          <table:table-cell table:formula="of:=IFERROR(FIND(&quot;_&quot;;[.$A945];1+[.E945]);LEN([.$A945]))" office:value-type="float" office:value="57" calcext:value-type="float">
            <text:p>57</text:p>
          </table:table-cell>
          <table:table-cell table:formula="of:=[.D945]" office:value-type="float" office:value="27" calcext:value-type="float">
            <text:p>27</text:p>
          </table:table-cell>
          <table:table-cell table:formula="of:=LEFT([.A945];[.G945])" office:value-type="string" office:string-value="rdw_energiebron_uitvoering_" calcext:value-type="string">
            <text:p>rdw_energiebron_uitvoering_</text:p>
          </table:table-cell>
          <table:table-cell table:formula="of:=VLOOKUP([.H945];[$source.$C$2:$source.$F$48];4;0)" office:value-type="float" office:value="606" calcext:value-type="float">
            <text:p>606</text:p>
          </table:table-cell>
          <table:table-cell table:style-name="ce7" table:formula="of:=IF(RIGHT([.A945];6)=&quot;_X_X_X&quot;;3;IF(RIGHT([.A945];4)=&quot;_X_X&quot;;2;IF(RIGHT([.A94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6])&gt;0;[$preferred_name.A946];&#10;LEN([$preferred_name.B946])&gt;0;[$preferred_name.B946]&#10;)" office:value-type="string" office:string-value="rdw_energiebron_uitvoering_geluidsniveauondergrens_X" calcext:value-type="string">
            <text:p>rdw_energiebron_uitvoering_geluidsniveauondergrens_X</text:p>
          </table:table-cell>
          <table:table-cell table:formula="of:=IFERROR(FIND(&quot;_&quot;;[.$A946];1);LEN([.$A946]))" office:value-type="float" office:value="4" calcext:value-type="float">
            <text:p>4</text:p>
          </table:table-cell>
          <table:table-cell table:formula="of:=IFERROR(FIND(&quot;_&quot;;[.$A946];1+[.B946]);LEN([.$A946]))" office:value-type="float" office:value="16" calcext:value-type="float">
            <text:p>16</text:p>
          </table:table-cell>
          <table:table-cell table:formula="of:=IFERROR(FIND(&quot;_&quot;;[.$A946];1+[.C946]);LEN([.$A946]))" office:value-type="float" office:value="27" calcext:value-type="float">
            <text:p>27</text:p>
          </table:table-cell>
          <table:table-cell table:formula="of:=IFERROR(FIND(&quot;_&quot;;[.$A946];1+[.D946]);LEN([.$A946]))" office:value-type="float" office:value="51" calcext:value-type="float">
            <text:p>51</text:p>
          </table:table-cell>
          <table:table-cell table:formula="of:=IFERROR(FIND(&quot;_&quot;;[.$A946];1+[.E946]);LEN([.$A946]))" office:value-type="float" office:value="52" calcext:value-type="float">
            <text:p>52</text:p>
          </table:table-cell>
          <table:table-cell table:formula="of:=[.D946]" office:value-type="float" office:value="27" calcext:value-type="float">
            <text:p>27</text:p>
          </table:table-cell>
          <table:table-cell table:formula="of:=LEFT([.A946];[.G946])" office:value-type="string" office:string-value="rdw_energiebron_uitvoering_" calcext:value-type="string">
            <text:p>rdw_energiebron_uitvoering_</text:p>
          </table:table-cell>
          <table:table-cell table:formula="of:=VLOOKUP([.H946];[$source.$C$2:$source.$F$48];4;0)" office:value-type="float" office:value="606" calcext:value-type="float">
            <text:p>606</text:p>
          </table:table-cell>
          <table:table-cell table:style-name="ce7" table:formula="of:=IF(RIGHT([.A946];6)=&quot;_X_X_X&quot;;3;IF(RIGHT([.A946];4)=&quot;_X_X&quot;;2;IF(RIGHT([.A94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7])&gt;0;[$preferred_name.A947];&#10;LEN([$preferred_name.B947])&gt;0;[$preferred_name.B947]&#10;)" office:value-type="string" office:string-value="rdw_energiebron_uitvoering_geluidsniveaubovengrens_X" calcext:value-type="string">
            <text:p>rdw_energiebron_uitvoering_geluidsniveaubovengrens_X</text:p>
          </table:table-cell>
          <table:table-cell table:formula="of:=IFERROR(FIND(&quot;_&quot;;[.$A947];1);LEN([.$A947]))" office:value-type="float" office:value="4" calcext:value-type="float">
            <text:p>4</text:p>
          </table:table-cell>
          <table:table-cell table:formula="of:=IFERROR(FIND(&quot;_&quot;;[.$A947];1+[.B947]);LEN([.$A947]))" office:value-type="float" office:value="16" calcext:value-type="float">
            <text:p>16</text:p>
          </table:table-cell>
          <table:table-cell table:formula="of:=IFERROR(FIND(&quot;_&quot;;[.$A947];1+[.C947]);LEN([.$A947]))" office:value-type="float" office:value="27" calcext:value-type="float">
            <text:p>27</text:p>
          </table:table-cell>
          <table:table-cell table:formula="of:=IFERROR(FIND(&quot;_&quot;;[.$A947];1+[.D947]);LEN([.$A947]))" office:value-type="float" office:value="51" calcext:value-type="float">
            <text:p>51</text:p>
          </table:table-cell>
          <table:table-cell table:formula="of:=IFERROR(FIND(&quot;_&quot;;[.$A947];1+[.E947]);LEN([.$A947]))" office:value-type="float" office:value="52" calcext:value-type="float">
            <text:p>52</text:p>
          </table:table-cell>
          <table:table-cell table:formula="of:=[.D947]" office:value-type="float" office:value="27" calcext:value-type="float">
            <text:p>27</text:p>
          </table:table-cell>
          <table:table-cell table:formula="of:=LEFT([.A947];[.G947])" office:value-type="string" office:string-value="rdw_energiebron_uitvoering_" calcext:value-type="string">
            <text:p>rdw_energiebron_uitvoering_</text:p>
          </table:table-cell>
          <table:table-cell table:formula="of:=VLOOKUP([.H947];[$source.$C$2:$source.$F$48];4;0)" office:value-type="float" office:value="606" calcext:value-type="float">
            <text:p>606</text:p>
          </table:table-cell>
          <table:table-cell table:style-name="ce7" table:formula="of:=IF(RIGHT([.A947];6)=&quot;_X_X_X&quot;;3;IF(RIGHT([.A947];4)=&quot;_X_X&quot;;2;IF(RIGHT([.A94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8])&gt;0;[$preferred_name.A948];&#10;LEN([$preferred_name.B948])&gt;0;[$preferred_name.B948]&#10;)" office:value-type="string" office:string-value="rdw_energiebron_uitvoering_geluidsniveaurijdend_X" calcext:value-type="string">
            <text:p>rdw_energiebron_uitvoering_geluidsniveaurijdend_X</text:p>
          </table:table-cell>
          <table:table-cell table:formula="of:=IFERROR(FIND(&quot;_&quot;;[.$A948];1);LEN([.$A948]))" office:value-type="float" office:value="4" calcext:value-type="float">
            <text:p>4</text:p>
          </table:table-cell>
          <table:table-cell table:formula="of:=IFERROR(FIND(&quot;_&quot;;[.$A948];1+[.B948]);LEN([.$A948]))" office:value-type="float" office:value="16" calcext:value-type="float">
            <text:p>16</text:p>
          </table:table-cell>
          <table:table-cell table:formula="of:=IFERROR(FIND(&quot;_&quot;;[.$A948];1+[.C948]);LEN([.$A948]))" office:value-type="float" office:value="27" calcext:value-type="float">
            <text:p>27</text:p>
          </table:table-cell>
          <table:table-cell table:formula="of:=IFERROR(FIND(&quot;_&quot;;[.$A948];1+[.D948]);LEN([.$A948]))" office:value-type="float" office:value="48" calcext:value-type="float">
            <text:p>48</text:p>
          </table:table-cell>
          <table:table-cell table:formula="of:=IFERROR(FIND(&quot;_&quot;;[.$A948];1+[.E948]);LEN([.$A948]))" office:value-type="float" office:value="49" calcext:value-type="float">
            <text:p>49</text:p>
          </table:table-cell>
          <table:table-cell table:formula="of:=[.D948]" office:value-type="float" office:value="27" calcext:value-type="float">
            <text:p>27</text:p>
          </table:table-cell>
          <table:table-cell table:formula="of:=LEFT([.A948];[.G948])" office:value-type="string" office:string-value="rdw_energiebron_uitvoering_" calcext:value-type="string">
            <text:p>rdw_energiebron_uitvoering_</text:p>
          </table:table-cell>
          <table:table-cell table:formula="of:=VLOOKUP([.H948];[$source.$C$2:$source.$F$48];4;0)" office:value-type="float" office:value="606" calcext:value-type="float">
            <text:p>606</text:p>
          </table:table-cell>
          <table:table-cell table:style-name="ce7" table:formula="of:=IF(RIGHT([.A948];6)=&quot;_X_X_X&quot;;3;IF(RIGHT([.A948];4)=&quot;_X_X&quot;;2;IF(RIGHT([.A94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49])&gt;0;[$preferred_name.A949];&#10;LEN([$preferred_name.B949])&gt;0;[$preferred_name.B949]&#10;)" office:value-type="string" office:string-value="rdw_energiebron_uitvoering_geluidsniveautoerentalogr_X" calcext:value-type="string">
            <text:p>rdw_energiebron_uitvoering_geluidsniveautoerentalogr_X</text:p>
          </table:table-cell>
          <table:table-cell table:formula="of:=IFERROR(FIND(&quot;_&quot;;[.$A949];1);LEN([.$A949]))" office:value-type="float" office:value="4" calcext:value-type="float">
            <text:p>4</text:p>
          </table:table-cell>
          <table:table-cell table:formula="of:=IFERROR(FIND(&quot;_&quot;;[.$A949];1+[.B949]);LEN([.$A949]))" office:value-type="float" office:value="16" calcext:value-type="float">
            <text:p>16</text:p>
          </table:table-cell>
          <table:table-cell table:formula="of:=IFERROR(FIND(&quot;_&quot;;[.$A949];1+[.C949]);LEN([.$A949]))" office:value-type="float" office:value="27" calcext:value-type="float">
            <text:p>27</text:p>
          </table:table-cell>
          <table:table-cell table:formula="of:=IFERROR(FIND(&quot;_&quot;;[.$A949];1+[.D949]);LEN([.$A949]))" office:value-type="float" office:value="53" calcext:value-type="float">
            <text:p>53</text:p>
          </table:table-cell>
          <table:table-cell table:formula="of:=IFERROR(FIND(&quot;_&quot;;[.$A949];1+[.E949]);LEN([.$A949]))" office:value-type="float" office:value="54" calcext:value-type="float">
            <text:p>54</text:p>
          </table:table-cell>
          <table:table-cell table:formula="of:=[.D949]" office:value-type="float" office:value="27" calcext:value-type="float">
            <text:p>27</text:p>
          </table:table-cell>
          <table:table-cell table:formula="of:=LEFT([.A949];[.G949])" office:value-type="string" office:string-value="rdw_energiebron_uitvoering_" calcext:value-type="string">
            <text:p>rdw_energiebron_uitvoering_</text:p>
          </table:table-cell>
          <table:table-cell table:formula="of:=VLOOKUP([.H949];[$source.$C$2:$source.$F$48];4;0)" office:value-type="float" office:value="606" calcext:value-type="float">
            <text:p>606</text:p>
          </table:table-cell>
          <table:table-cell table:style-name="ce7" table:formula="of:=IF(RIGHT([.A949];6)=&quot;_X_X_X&quot;;3;IF(RIGHT([.A949];4)=&quot;_X_X&quot;;2;IF(RIGHT([.A94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0])&gt;0;[$preferred_name.A950];&#10;LEN([$preferred_name.B950])&gt;0;[$preferred_name.B950]&#10;)" office:value-type="string" office:string-value="rdw_energiebron_uitvoering_geluidsniveautoerentalbgr_X" calcext:value-type="string">
            <text:p>rdw_energiebron_uitvoering_geluidsniveautoerentalbgr_X</text:p>
          </table:table-cell>
          <table:table-cell table:formula="of:=IFERROR(FIND(&quot;_&quot;;[.$A950];1);LEN([.$A950]))" office:value-type="float" office:value="4" calcext:value-type="float">
            <text:p>4</text:p>
          </table:table-cell>
          <table:table-cell table:formula="of:=IFERROR(FIND(&quot;_&quot;;[.$A950];1+[.B950]);LEN([.$A950]))" office:value-type="float" office:value="16" calcext:value-type="float">
            <text:p>16</text:p>
          </table:table-cell>
          <table:table-cell table:formula="of:=IFERROR(FIND(&quot;_&quot;;[.$A950];1+[.C950]);LEN([.$A950]))" office:value-type="float" office:value="27" calcext:value-type="float">
            <text:p>27</text:p>
          </table:table-cell>
          <table:table-cell table:formula="of:=IFERROR(FIND(&quot;_&quot;;[.$A950];1+[.D950]);LEN([.$A950]))" office:value-type="float" office:value="53" calcext:value-type="float">
            <text:p>53</text:p>
          </table:table-cell>
          <table:table-cell table:formula="of:=IFERROR(FIND(&quot;_&quot;;[.$A950];1+[.E950]);LEN([.$A950]))" office:value-type="float" office:value="54" calcext:value-type="float">
            <text:p>54</text:p>
          </table:table-cell>
          <table:table-cell table:formula="of:=[.D950]" office:value-type="float" office:value="27" calcext:value-type="float">
            <text:p>27</text:p>
          </table:table-cell>
          <table:table-cell table:formula="of:=LEFT([.A950];[.G950])" office:value-type="string" office:string-value="rdw_energiebron_uitvoering_" calcext:value-type="string">
            <text:p>rdw_energiebron_uitvoering_</text:p>
          </table:table-cell>
          <table:table-cell table:formula="of:=VLOOKUP([.H950];[$source.$C$2:$source.$F$48];4;0)" office:value-type="float" office:value="606" calcext:value-type="float">
            <text:p>606</text:p>
          </table:table-cell>
          <table:table-cell table:style-name="ce7" table:formula="of:=IF(RIGHT([.A950];6)=&quot;_X_X_X&quot;;3;IF(RIGHT([.A950];4)=&quot;_X_X&quot;;2;IF(RIGHT([.A95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1])&gt;0;[$preferred_name.A951];&#10;LEN([$preferred_name.B951])&gt;0;[$preferred_name.B951]&#10;)" office:value-type="string" office:string-value="rdw_energiebron_uitvoering_maximumconstructiesnelheidogr_X" calcext:value-type="string">
            <text:p>rdw_energiebron_uitvoering_maximumconstructiesnelheidogr_X</text:p>
          </table:table-cell>
          <table:table-cell table:formula="of:=IFERROR(FIND(&quot;_&quot;;[.$A951];1);LEN([.$A951]))" office:value-type="float" office:value="4" calcext:value-type="float">
            <text:p>4</text:p>
          </table:table-cell>
          <table:table-cell table:formula="of:=IFERROR(FIND(&quot;_&quot;;[.$A951];1+[.B951]);LEN([.$A951]))" office:value-type="float" office:value="16" calcext:value-type="float">
            <text:p>16</text:p>
          </table:table-cell>
          <table:table-cell table:formula="of:=IFERROR(FIND(&quot;_&quot;;[.$A951];1+[.C951]);LEN([.$A951]))" office:value-type="float" office:value="27" calcext:value-type="float">
            <text:p>27</text:p>
          </table:table-cell>
          <table:table-cell table:formula="of:=IFERROR(FIND(&quot;_&quot;;[.$A951];1+[.D951]);LEN([.$A951]))" office:value-type="float" office:value="57" calcext:value-type="float">
            <text:p>57</text:p>
          </table:table-cell>
          <table:table-cell table:formula="of:=IFERROR(FIND(&quot;_&quot;;[.$A951];1+[.E951]);LEN([.$A951]))" office:value-type="float" office:value="58" calcext:value-type="float">
            <text:p>58</text:p>
          </table:table-cell>
          <table:table-cell table:formula="of:=[.D951]" office:value-type="float" office:value="27" calcext:value-type="float">
            <text:p>27</text:p>
          </table:table-cell>
          <table:table-cell table:formula="of:=LEFT([.A951];[.G951])" office:value-type="string" office:string-value="rdw_energiebron_uitvoering_" calcext:value-type="string">
            <text:p>rdw_energiebron_uitvoering_</text:p>
          </table:table-cell>
          <table:table-cell table:formula="of:=VLOOKUP([.H951];[$source.$C$2:$source.$F$48];4;0)" office:value-type="float" office:value="606" calcext:value-type="float">
            <text:p>606</text:p>
          </table:table-cell>
          <table:table-cell table:style-name="ce7" table:formula="of:=IF(RIGHT([.A951];6)=&quot;_X_X_X&quot;;3;IF(RIGHT([.A951];4)=&quot;_X_X&quot;;2;IF(RIGHT([.A95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2])&gt;0;[$preferred_name.A952];&#10;LEN([$preferred_name.B952])&gt;0;[$preferred_name.B952]&#10;)" office:value-type="string" office:string-value="rdw_energiebron_uitvoering_maximumconstructiesnelheidbgr_X" calcext:value-type="string">
            <text:p>rdw_energiebron_uitvoering_maximumconstructiesnelheidbgr_X</text:p>
          </table:table-cell>
          <table:table-cell table:formula="of:=IFERROR(FIND(&quot;_&quot;;[.$A952];1);LEN([.$A952]))" office:value-type="float" office:value="4" calcext:value-type="float">
            <text:p>4</text:p>
          </table:table-cell>
          <table:table-cell table:formula="of:=IFERROR(FIND(&quot;_&quot;;[.$A952];1+[.B952]);LEN([.$A952]))" office:value-type="float" office:value="16" calcext:value-type="float">
            <text:p>16</text:p>
          </table:table-cell>
          <table:table-cell table:formula="of:=IFERROR(FIND(&quot;_&quot;;[.$A952];1+[.C952]);LEN([.$A952]))" office:value-type="float" office:value="27" calcext:value-type="float">
            <text:p>27</text:p>
          </table:table-cell>
          <table:table-cell table:formula="of:=IFERROR(FIND(&quot;_&quot;;[.$A952];1+[.D952]);LEN([.$A952]))" office:value-type="float" office:value="57" calcext:value-type="float">
            <text:p>57</text:p>
          </table:table-cell>
          <table:table-cell table:formula="of:=IFERROR(FIND(&quot;_&quot;;[.$A952];1+[.E952]);LEN([.$A952]))" office:value-type="float" office:value="58" calcext:value-type="float">
            <text:p>58</text:p>
          </table:table-cell>
          <table:table-cell table:formula="of:=[.D952]" office:value-type="float" office:value="27" calcext:value-type="float">
            <text:p>27</text:p>
          </table:table-cell>
          <table:table-cell table:formula="of:=LEFT([.A952];[.G952])" office:value-type="string" office:string-value="rdw_energiebron_uitvoering_" calcext:value-type="string">
            <text:p>rdw_energiebron_uitvoering_</text:p>
          </table:table-cell>
          <table:table-cell table:formula="of:=VLOOKUP([.H952];[$source.$C$2:$source.$F$48];4;0)" office:value-type="float" office:value="606" calcext:value-type="float">
            <text:p>606</text:p>
          </table:table-cell>
          <table:table-cell table:style-name="ce7" table:formula="of:=IF(RIGHT([.A952];6)=&quot;_X_X_X&quot;;3;IF(RIGHT([.A952];4)=&quot;_X_X&quot;;2;IF(RIGHT([.A95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3])&gt;0;[$preferred_name.A953];&#10;LEN([$preferred_name.B953])&gt;0;[$preferred_name.B953]&#10;)" office:value-type="string" office:string-value="rdw_energiebron_uitvoering_regelgevingemissievoertuigen_X" calcext:value-type="string">
            <text:p>rdw_energiebron_uitvoering_regelgevingemissievoertuigen_X</text:p>
          </table:table-cell>
          <table:table-cell table:formula="of:=IFERROR(FIND(&quot;_&quot;;[.$A953];1);LEN([.$A953]))" office:value-type="float" office:value="4" calcext:value-type="float">
            <text:p>4</text:p>
          </table:table-cell>
          <table:table-cell table:formula="of:=IFERROR(FIND(&quot;_&quot;;[.$A953];1+[.B953]);LEN([.$A953]))" office:value-type="float" office:value="16" calcext:value-type="float">
            <text:p>16</text:p>
          </table:table-cell>
          <table:table-cell table:formula="of:=IFERROR(FIND(&quot;_&quot;;[.$A953];1+[.C953]);LEN([.$A953]))" office:value-type="float" office:value="27" calcext:value-type="float">
            <text:p>27</text:p>
          </table:table-cell>
          <table:table-cell table:formula="of:=IFERROR(FIND(&quot;_&quot;;[.$A953];1+[.D953]);LEN([.$A953]))" office:value-type="float" office:value="56" calcext:value-type="float">
            <text:p>56</text:p>
          </table:table-cell>
          <table:table-cell table:formula="of:=IFERROR(FIND(&quot;_&quot;;[.$A953];1+[.E953]);LEN([.$A953]))" office:value-type="float" office:value="57" calcext:value-type="float">
            <text:p>57</text:p>
          </table:table-cell>
          <table:table-cell table:formula="of:=[.D953]" office:value-type="float" office:value="27" calcext:value-type="float">
            <text:p>27</text:p>
          </table:table-cell>
          <table:table-cell table:formula="of:=LEFT([.A953];[.G953])" office:value-type="string" office:string-value="rdw_energiebron_uitvoering_" calcext:value-type="string">
            <text:p>rdw_energiebron_uitvoering_</text:p>
          </table:table-cell>
          <table:table-cell table:formula="of:=VLOOKUP([.H953];[$source.$C$2:$source.$F$48];4;0)" office:value-type="float" office:value="606" calcext:value-type="float">
            <text:p>606</text:p>
          </table:table-cell>
          <table:table-cell table:style-name="ce7" table:formula="of:=IF(RIGHT([.A953];6)=&quot;_X_X_X&quot;;3;IF(RIGHT([.A953];4)=&quot;_X_X&quot;;2;IF(RIGHT([.A95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4])&gt;0;[$preferred_name.A954];&#10;LEN([$preferred_name.B954])&gt;0;[$preferred_name.B954]&#10;)" office:value-type="string" office:string-value="rdw_energiebron_uitvoering_uitlaatemissieniveau_X" calcext:value-type="string">
            <text:p>rdw_energiebron_uitvoering_uitlaatemissieniveau_X</text:p>
          </table:table-cell>
          <table:table-cell table:formula="of:=IFERROR(FIND(&quot;_&quot;;[.$A954];1);LEN([.$A954]))" office:value-type="float" office:value="4" calcext:value-type="float">
            <text:p>4</text:p>
          </table:table-cell>
          <table:table-cell table:formula="of:=IFERROR(FIND(&quot;_&quot;;[.$A954];1+[.B954]);LEN([.$A954]))" office:value-type="float" office:value="16" calcext:value-type="float">
            <text:p>16</text:p>
          </table:table-cell>
          <table:table-cell table:formula="of:=IFERROR(FIND(&quot;_&quot;;[.$A954];1+[.C954]);LEN([.$A954]))" office:value-type="float" office:value="27" calcext:value-type="float">
            <text:p>27</text:p>
          </table:table-cell>
          <table:table-cell table:formula="of:=IFERROR(FIND(&quot;_&quot;;[.$A954];1+[.D954]);LEN([.$A954]))" office:value-type="float" office:value="48" calcext:value-type="float">
            <text:p>48</text:p>
          </table:table-cell>
          <table:table-cell table:formula="of:=IFERROR(FIND(&quot;_&quot;;[.$A954];1+[.E954]);LEN([.$A954]))" office:value-type="float" office:value="49" calcext:value-type="float">
            <text:p>49</text:p>
          </table:table-cell>
          <table:table-cell table:formula="of:=[.D954]" office:value-type="float" office:value="27" calcext:value-type="float">
            <text:p>27</text:p>
          </table:table-cell>
          <table:table-cell table:formula="of:=LEFT([.A954];[.G954])" office:value-type="string" office:string-value="rdw_energiebron_uitvoering_" calcext:value-type="string">
            <text:p>rdw_energiebron_uitvoering_</text:p>
          </table:table-cell>
          <table:table-cell table:formula="of:=VLOOKUP([.H954];[$source.$C$2:$source.$F$48];4;0)" office:value-type="float" office:value="606" calcext:value-type="float">
            <text:p>606</text:p>
          </table:table-cell>
          <table:table-cell table:style-name="ce7" table:formula="of:=IF(RIGHT([.A954];6)=&quot;_X_X_X&quot;;3;IF(RIGHT([.A954];4)=&quot;_X_X&quot;;2;IF(RIGHT([.A95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5])&gt;0;[$preferred_name.A955];&#10;LEN([$preferred_name.B955])&gt;0;[$preferred_name.B955]&#10;)" office:value-type="string" office:string-value="rdw_energiebron_uitvoering_verbruikgecombineerdnedclaag_X" calcext:value-type="string">
            <text:p>rdw_energiebron_uitvoering_verbruikgecombineerdnedclaag_X</text:p>
          </table:table-cell>
          <table:table-cell table:formula="of:=IFERROR(FIND(&quot;_&quot;;[.$A955];1);LEN([.$A955]))" office:value-type="float" office:value="4" calcext:value-type="float">
            <text:p>4</text:p>
          </table:table-cell>
          <table:table-cell table:formula="of:=IFERROR(FIND(&quot;_&quot;;[.$A955];1+[.B955]);LEN([.$A955]))" office:value-type="float" office:value="16" calcext:value-type="float">
            <text:p>16</text:p>
          </table:table-cell>
          <table:table-cell table:formula="of:=IFERROR(FIND(&quot;_&quot;;[.$A955];1+[.C955]);LEN([.$A955]))" office:value-type="float" office:value="27" calcext:value-type="float">
            <text:p>27</text:p>
          </table:table-cell>
          <table:table-cell table:formula="of:=IFERROR(FIND(&quot;_&quot;;[.$A955];1+[.D955]);LEN([.$A955]))" office:value-type="float" office:value="56" calcext:value-type="float">
            <text:p>56</text:p>
          </table:table-cell>
          <table:table-cell table:formula="of:=IFERROR(FIND(&quot;_&quot;;[.$A955];1+[.E955]);LEN([.$A955]))" office:value-type="float" office:value="57" calcext:value-type="float">
            <text:p>57</text:p>
          </table:table-cell>
          <table:table-cell table:formula="of:=[.D955]" office:value-type="float" office:value="27" calcext:value-type="float">
            <text:p>27</text:p>
          </table:table-cell>
          <table:table-cell table:formula="of:=LEFT([.A955];[.G955])" office:value-type="string" office:string-value="rdw_energiebron_uitvoering_" calcext:value-type="string">
            <text:p>rdw_energiebron_uitvoering_</text:p>
          </table:table-cell>
          <table:table-cell table:formula="of:=VLOOKUP([.H955];[$source.$C$2:$source.$F$48];4;0)" office:value-type="float" office:value="606" calcext:value-type="float">
            <text:p>606</text:p>
          </table:table-cell>
          <table:table-cell table:style-name="ce7" table:formula="of:=IF(RIGHT([.A955];6)=&quot;_X_X_X&quot;;3;IF(RIGHT([.A955];4)=&quot;_X_X&quot;;2;IF(RIGHT([.A95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6])&gt;0;[$preferred_name.A956];&#10;LEN([$preferred_name.B956])&gt;0;[$preferred_name.B956]&#10;)" office:value-type="string" office:string-value="rdw_energiebron_uitvoering_verbruikgecombineerdnedchoog_X" calcext:value-type="string">
            <text:p>rdw_energiebron_uitvoering_verbruikgecombineerdnedchoog_X</text:p>
          </table:table-cell>
          <table:table-cell table:formula="of:=IFERROR(FIND(&quot;_&quot;;[.$A956];1);LEN([.$A956]))" office:value-type="float" office:value="4" calcext:value-type="float">
            <text:p>4</text:p>
          </table:table-cell>
          <table:table-cell table:formula="of:=IFERROR(FIND(&quot;_&quot;;[.$A956];1+[.B956]);LEN([.$A956]))" office:value-type="float" office:value="16" calcext:value-type="float">
            <text:p>16</text:p>
          </table:table-cell>
          <table:table-cell table:formula="of:=IFERROR(FIND(&quot;_&quot;;[.$A956];1+[.C956]);LEN([.$A956]))" office:value-type="float" office:value="27" calcext:value-type="float">
            <text:p>27</text:p>
          </table:table-cell>
          <table:table-cell table:formula="of:=IFERROR(FIND(&quot;_&quot;;[.$A956];1+[.D956]);LEN([.$A956]))" office:value-type="float" office:value="56" calcext:value-type="float">
            <text:p>56</text:p>
          </table:table-cell>
          <table:table-cell table:formula="of:=IFERROR(FIND(&quot;_&quot;;[.$A956];1+[.E956]);LEN([.$A956]))" office:value-type="float" office:value="57" calcext:value-type="float">
            <text:p>57</text:p>
          </table:table-cell>
          <table:table-cell table:formula="of:=[.D956]" office:value-type="float" office:value="27" calcext:value-type="float">
            <text:p>27</text:p>
          </table:table-cell>
          <table:table-cell table:formula="of:=LEFT([.A956];[.G956])" office:value-type="string" office:string-value="rdw_energiebron_uitvoering_" calcext:value-type="string">
            <text:p>rdw_energiebron_uitvoering_</text:p>
          </table:table-cell>
          <table:table-cell table:formula="of:=VLOOKUP([.H956];[$source.$C$2:$source.$F$48];4;0)" office:value-type="float" office:value="606" calcext:value-type="float">
            <text:p>606</text:p>
          </table:table-cell>
          <table:table-cell table:style-name="ce7" table:formula="of:=IF(RIGHT([.A956];6)=&quot;_X_X_X&quot;;3;IF(RIGHT([.A956];4)=&quot;_X_X&quot;;2;IF(RIGHT([.A95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7])&gt;0;[$preferred_name.A957];&#10;LEN([$preferred_name.B957])&gt;0;[$preferred_name.B957]&#10;)" office:value-type="string" office:string-value="rdw_energiebron_uitvoering_co2emissiestadnedclaag_X" calcext:value-type="string">
            <text:p>rdw_energiebron_uitvoering_co2emissiestadnedclaag_X</text:p>
          </table:table-cell>
          <table:table-cell table:formula="of:=IFERROR(FIND(&quot;_&quot;;[.$A957];1);LEN([.$A957]))" office:value-type="float" office:value="4" calcext:value-type="float">
            <text:p>4</text:p>
          </table:table-cell>
          <table:table-cell table:formula="of:=IFERROR(FIND(&quot;_&quot;;[.$A957];1+[.B957]);LEN([.$A957]))" office:value-type="float" office:value="16" calcext:value-type="float">
            <text:p>16</text:p>
          </table:table-cell>
          <table:table-cell table:formula="of:=IFERROR(FIND(&quot;_&quot;;[.$A957];1+[.C957]);LEN([.$A957]))" office:value-type="float" office:value="27" calcext:value-type="float">
            <text:p>27</text:p>
          </table:table-cell>
          <table:table-cell table:formula="of:=IFERROR(FIND(&quot;_&quot;;[.$A957];1+[.D957]);LEN([.$A957]))" office:value-type="float" office:value="50" calcext:value-type="float">
            <text:p>50</text:p>
          </table:table-cell>
          <table:table-cell table:formula="of:=IFERROR(FIND(&quot;_&quot;;[.$A957];1+[.E957]);LEN([.$A957]))" office:value-type="float" office:value="51" calcext:value-type="float">
            <text:p>51</text:p>
          </table:table-cell>
          <table:table-cell table:formula="of:=[.D957]" office:value-type="float" office:value="27" calcext:value-type="float">
            <text:p>27</text:p>
          </table:table-cell>
          <table:table-cell table:formula="of:=LEFT([.A957];[.G957])" office:value-type="string" office:string-value="rdw_energiebron_uitvoering_" calcext:value-type="string">
            <text:p>rdw_energiebron_uitvoering_</text:p>
          </table:table-cell>
          <table:table-cell table:formula="of:=VLOOKUP([.H957];[$source.$C$2:$source.$F$48];4;0)" office:value-type="float" office:value="606" calcext:value-type="float">
            <text:p>606</text:p>
          </table:table-cell>
          <table:table-cell table:style-name="ce7" table:formula="of:=IF(RIGHT([.A957];6)=&quot;_X_X_X&quot;;3;IF(RIGHT([.A957];4)=&quot;_X_X&quot;;2;IF(RIGHT([.A95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8])&gt;0;[$preferred_name.A958];&#10;LEN([$preferred_name.B958])&gt;0;[$preferred_name.B958]&#10;)" office:value-type="string" office:string-value="rdw_energiebron_uitvoering_co2emissiestadnedchoog_X" calcext:value-type="string">
            <text:p>rdw_energiebron_uitvoering_co2emissiestadnedchoog_X</text:p>
          </table:table-cell>
          <table:table-cell table:formula="of:=IFERROR(FIND(&quot;_&quot;;[.$A958];1);LEN([.$A958]))" office:value-type="float" office:value="4" calcext:value-type="float">
            <text:p>4</text:p>
          </table:table-cell>
          <table:table-cell table:formula="of:=IFERROR(FIND(&quot;_&quot;;[.$A958];1+[.B958]);LEN([.$A958]))" office:value-type="float" office:value="16" calcext:value-type="float">
            <text:p>16</text:p>
          </table:table-cell>
          <table:table-cell table:formula="of:=IFERROR(FIND(&quot;_&quot;;[.$A958];1+[.C958]);LEN([.$A958]))" office:value-type="float" office:value="27" calcext:value-type="float">
            <text:p>27</text:p>
          </table:table-cell>
          <table:table-cell table:formula="of:=IFERROR(FIND(&quot;_&quot;;[.$A958];1+[.D958]);LEN([.$A958]))" office:value-type="float" office:value="50" calcext:value-type="float">
            <text:p>50</text:p>
          </table:table-cell>
          <table:table-cell table:formula="of:=IFERROR(FIND(&quot;_&quot;;[.$A958];1+[.E958]);LEN([.$A958]))" office:value-type="float" office:value="51" calcext:value-type="float">
            <text:p>51</text:p>
          </table:table-cell>
          <table:table-cell table:formula="of:=[.D958]" office:value-type="float" office:value="27" calcext:value-type="float">
            <text:p>27</text:p>
          </table:table-cell>
          <table:table-cell table:formula="of:=LEFT([.A958];[.G958])" office:value-type="string" office:string-value="rdw_energiebron_uitvoering_" calcext:value-type="string">
            <text:p>rdw_energiebron_uitvoering_</text:p>
          </table:table-cell>
          <table:table-cell table:formula="of:=VLOOKUP([.H958];[$source.$C$2:$source.$F$48];4;0)" office:value-type="float" office:value="606" calcext:value-type="float">
            <text:p>606</text:p>
          </table:table-cell>
          <table:table-cell table:style-name="ce7" table:formula="of:=IF(RIGHT([.A958];6)=&quot;_X_X_X&quot;;3;IF(RIGHT([.A958];4)=&quot;_X_X&quot;;2;IF(RIGHT([.A95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59])&gt;0;[$preferred_name.A959];&#10;LEN([$preferred_name.B959])&gt;0;[$preferred_name.B959]&#10;)" office:value-type="string" office:string-value="rdw_energiebron_uitvoering_co2emissiebuitennedclaag_X" calcext:value-type="string">
            <text:p>rdw_energiebron_uitvoering_co2emissiebuitennedclaag_X</text:p>
          </table:table-cell>
          <table:table-cell table:formula="of:=IFERROR(FIND(&quot;_&quot;;[.$A959];1);LEN([.$A959]))" office:value-type="float" office:value="4" calcext:value-type="float">
            <text:p>4</text:p>
          </table:table-cell>
          <table:table-cell table:formula="of:=IFERROR(FIND(&quot;_&quot;;[.$A959];1+[.B959]);LEN([.$A959]))" office:value-type="float" office:value="16" calcext:value-type="float">
            <text:p>16</text:p>
          </table:table-cell>
          <table:table-cell table:formula="of:=IFERROR(FIND(&quot;_&quot;;[.$A959];1+[.C959]);LEN([.$A959]))" office:value-type="float" office:value="27" calcext:value-type="float">
            <text:p>27</text:p>
          </table:table-cell>
          <table:table-cell table:formula="of:=IFERROR(FIND(&quot;_&quot;;[.$A959];1+[.D959]);LEN([.$A959]))" office:value-type="float" office:value="52" calcext:value-type="float">
            <text:p>52</text:p>
          </table:table-cell>
          <table:table-cell table:formula="of:=IFERROR(FIND(&quot;_&quot;;[.$A959];1+[.E959]);LEN([.$A959]))" office:value-type="float" office:value="53" calcext:value-type="float">
            <text:p>53</text:p>
          </table:table-cell>
          <table:table-cell table:formula="of:=[.D959]" office:value-type="float" office:value="27" calcext:value-type="float">
            <text:p>27</text:p>
          </table:table-cell>
          <table:table-cell table:formula="of:=LEFT([.A959];[.G959])" office:value-type="string" office:string-value="rdw_energiebron_uitvoering_" calcext:value-type="string">
            <text:p>rdw_energiebron_uitvoering_</text:p>
          </table:table-cell>
          <table:table-cell table:formula="of:=VLOOKUP([.H959];[$source.$C$2:$source.$F$48];4;0)" office:value-type="float" office:value="606" calcext:value-type="float">
            <text:p>606</text:p>
          </table:table-cell>
          <table:table-cell table:style-name="ce7" table:formula="of:=IF(RIGHT([.A959];6)=&quot;_X_X_X&quot;;3;IF(RIGHT([.A959];4)=&quot;_X_X&quot;;2;IF(RIGHT([.A95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0])&gt;0;[$preferred_name.A960];&#10;LEN([$preferred_name.B960])&gt;0;[$preferred_name.B960]&#10;)" office:value-type="string" office:string-value="rdw_energiebron_uitvoering_co2emissiebuitennedchoog_X" calcext:value-type="string">
            <text:p>rdw_energiebron_uitvoering_co2emissiebuitennedchoog_X</text:p>
          </table:table-cell>
          <table:table-cell table:formula="of:=IFERROR(FIND(&quot;_&quot;;[.$A960];1);LEN([.$A960]))" office:value-type="float" office:value="4" calcext:value-type="float">
            <text:p>4</text:p>
          </table:table-cell>
          <table:table-cell table:formula="of:=IFERROR(FIND(&quot;_&quot;;[.$A960];1+[.B960]);LEN([.$A960]))" office:value-type="float" office:value="16" calcext:value-type="float">
            <text:p>16</text:p>
          </table:table-cell>
          <table:table-cell table:formula="of:=IFERROR(FIND(&quot;_&quot;;[.$A960];1+[.C960]);LEN([.$A960]))" office:value-type="float" office:value="27" calcext:value-type="float">
            <text:p>27</text:p>
          </table:table-cell>
          <table:table-cell table:formula="of:=IFERROR(FIND(&quot;_&quot;;[.$A960];1+[.D960]);LEN([.$A960]))" office:value-type="float" office:value="52" calcext:value-type="float">
            <text:p>52</text:p>
          </table:table-cell>
          <table:table-cell table:formula="of:=IFERROR(FIND(&quot;_&quot;;[.$A960];1+[.E960]);LEN([.$A960]))" office:value-type="float" office:value="53" calcext:value-type="float">
            <text:p>53</text:p>
          </table:table-cell>
          <table:table-cell table:formula="of:=[.D960]" office:value-type="float" office:value="27" calcext:value-type="float">
            <text:p>27</text:p>
          </table:table-cell>
          <table:table-cell table:formula="of:=LEFT([.A960];[.G960])" office:value-type="string" office:string-value="rdw_energiebron_uitvoering_" calcext:value-type="string">
            <text:p>rdw_energiebron_uitvoering_</text:p>
          </table:table-cell>
          <table:table-cell table:formula="of:=VLOOKUP([.H960];[$source.$C$2:$source.$F$48];4;0)" office:value-type="float" office:value="606" calcext:value-type="float">
            <text:p>606</text:p>
          </table:table-cell>
          <table:table-cell table:style-name="ce7" table:formula="of:=IF(RIGHT([.A960];6)=&quot;_X_X_X&quot;;3;IF(RIGHT([.A960];4)=&quot;_X_X&quot;;2;IF(RIGHT([.A96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1])&gt;0;[$preferred_name.A961];&#10;LEN([$preferred_name.B961])&gt;0;[$preferred_name.B961]&#10;)" office:value-type="string" office:string-value="rdw_energiebron_uitvoering_co2emisgecombineerdnedclaag_X" calcext:value-type="string">
            <text:p>rdw_energiebron_uitvoering_co2emisgecombineerdnedclaag_X</text:p>
          </table:table-cell>
          <table:table-cell table:formula="of:=IFERROR(FIND(&quot;_&quot;;[.$A961];1);LEN([.$A961]))" office:value-type="float" office:value="4" calcext:value-type="float">
            <text:p>4</text:p>
          </table:table-cell>
          <table:table-cell table:formula="of:=IFERROR(FIND(&quot;_&quot;;[.$A961];1+[.B961]);LEN([.$A961]))" office:value-type="float" office:value="16" calcext:value-type="float">
            <text:p>16</text:p>
          </table:table-cell>
          <table:table-cell table:formula="of:=IFERROR(FIND(&quot;_&quot;;[.$A961];1+[.C961]);LEN([.$A961]))" office:value-type="float" office:value="27" calcext:value-type="float">
            <text:p>27</text:p>
          </table:table-cell>
          <table:table-cell table:formula="of:=IFERROR(FIND(&quot;_&quot;;[.$A961];1+[.D961]);LEN([.$A961]))" office:value-type="float" office:value="55" calcext:value-type="float">
            <text:p>55</text:p>
          </table:table-cell>
          <table:table-cell table:formula="of:=IFERROR(FIND(&quot;_&quot;;[.$A961];1+[.E961]);LEN([.$A961]))" office:value-type="float" office:value="56" calcext:value-type="float">
            <text:p>56</text:p>
          </table:table-cell>
          <table:table-cell table:formula="of:=[.D961]" office:value-type="float" office:value="27" calcext:value-type="float">
            <text:p>27</text:p>
          </table:table-cell>
          <table:table-cell table:formula="of:=LEFT([.A961];[.G961])" office:value-type="string" office:string-value="rdw_energiebron_uitvoering_" calcext:value-type="string">
            <text:p>rdw_energiebron_uitvoering_</text:p>
          </table:table-cell>
          <table:table-cell table:formula="of:=VLOOKUP([.H961];[$source.$C$2:$source.$F$48];4;0)" office:value-type="float" office:value="606" calcext:value-type="float">
            <text:p>606</text:p>
          </table:table-cell>
          <table:table-cell table:style-name="ce7" table:formula="of:=IF(RIGHT([.A961];6)=&quot;_X_X_X&quot;;3;IF(RIGHT([.A961];4)=&quot;_X_X&quot;;2;IF(RIGHT([.A96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2])&gt;0;[$preferred_name.A962];&#10;LEN([$preferred_name.B962])&gt;0;[$preferred_name.B962]&#10;)" office:value-type="string" office:string-value="rdw_energiebron_uitvoering_co2emisgecombineerdnedchoog_X" calcext:value-type="string">
            <text:p>rdw_energiebron_uitvoering_co2emisgecombineerdnedchoog_X</text:p>
          </table:table-cell>
          <table:table-cell table:formula="of:=IFERROR(FIND(&quot;_&quot;;[.$A962];1);LEN([.$A962]))" office:value-type="float" office:value="4" calcext:value-type="float">
            <text:p>4</text:p>
          </table:table-cell>
          <table:table-cell table:formula="of:=IFERROR(FIND(&quot;_&quot;;[.$A962];1+[.B962]);LEN([.$A962]))" office:value-type="float" office:value="16" calcext:value-type="float">
            <text:p>16</text:p>
          </table:table-cell>
          <table:table-cell table:formula="of:=IFERROR(FIND(&quot;_&quot;;[.$A962];1+[.C962]);LEN([.$A962]))" office:value-type="float" office:value="27" calcext:value-type="float">
            <text:p>27</text:p>
          </table:table-cell>
          <table:table-cell table:formula="of:=IFERROR(FIND(&quot;_&quot;;[.$A962];1+[.D962]);LEN([.$A962]))" office:value-type="float" office:value="55" calcext:value-type="float">
            <text:p>55</text:p>
          </table:table-cell>
          <table:table-cell table:formula="of:=IFERROR(FIND(&quot;_&quot;;[.$A962];1+[.E962]);LEN([.$A962]))" office:value-type="float" office:value="56" calcext:value-type="float">
            <text:p>56</text:p>
          </table:table-cell>
          <table:table-cell table:formula="of:=[.D962]" office:value-type="float" office:value="27" calcext:value-type="float">
            <text:p>27</text:p>
          </table:table-cell>
          <table:table-cell table:formula="of:=LEFT([.A962];[.G962])" office:value-type="string" office:string-value="rdw_energiebron_uitvoering_" calcext:value-type="string">
            <text:p>rdw_energiebron_uitvoering_</text:p>
          </table:table-cell>
          <table:table-cell table:formula="of:=VLOOKUP([.H962];[$source.$C$2:$source.$F$48];4;0)" office:value-type="float" office:value="606" calcext:value-type="float">
            <text:p>606</text:p>
          </table:table-cell>
          <table:table-cell table:style-name="ce7" table:formula="of:=IF(RIGHT([.A962];6)=&quot;_X_X_X&quot;;3;IF(RIGHT([.A962];4)=&quot;_X_X&quot;;2;IF(RIGHT([.A96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3])&gt;0;[$preferred_name.A963];&#10;LEN([$preferred_name.B963])&gt;0;[$preferred_name.B963]&#10;)" office:value-type="string" office:string-value="rdw_energiebron_uitvoering_coemissietype1_X" calcext:value-type="string">
            <text:p>rdw_energiebron_uitvoering_coemissietype1_X</text:p>
          </table:table-cell>
          <table:table-cell table:formula="of:=IFERROR(FIND(&quot;_&quot;;[.$A963];1);LEN([.$A963]))" office:value-type="float" office:value="4" calcext:value-type="float">
            <text:p>4</text:p>
          </table:table-cell>
          <table:table-cell table:formula="of:=IFERROR(FIND(&quot;_&quot;;[.$A963];1+[.B963]);LEN([.$A963]))" office:value-type="float" office:value="16" calcext:value-type="float">
            <text:p>16</text:p>
          </table:table-cell>
          <table:table-cell table:formula="of:=IFERROR(FIND(&quot;_&quot;;[.$A963];1+[.C963]);LEN([.$A963]))" office:value-type="float" office:value="27" calcext:value-type="float">
            <text:p>27</text:p>
          </table:table-cell>
          <table:table-cell table:formula="of:=IFERROR(FIND(&quot;_&quot;;[.$A963];1+[.D963]);LEN([.$A963]))" office:value-type="float" office:value="42" calcext:value-type="float">
            <text:p>42</text:p>
          </table:table-cell>
          <table:table-cell table:formula="of:=IFERROR(FIND(&quot;_&quot;;[.$A963];1+[.E963]);LEN([.$A963]))" office:value-type="float" office:value="43" calcext:value-type="float">
            <text:p>43</text:p>
          </table:table-cell>
          <table:table-cell table:formula="of:=[.D963]" office:value-type="float" office:value="27" calcext:value-type="float">
            <text:p>27</text:p>
          </table:table-cell>
          <table:table-cell table:formula="of:=LEFT([.A963];[.G963])" office:value-type="string" office:string-value="rdw_energiebron_uitvoering_" calcext:value-type="string">
            <text:p>rdw_energiebron_uitvoering_</text:p>
          </table:table-cell>
          <table:table-cell table:formula="of:=VLOOKUP([.H963];[$source.$C$2:$source.$F$48];4;0)" office:value-type="float" office:value="606" calcext:value-type="float">
            <text:p>606</text:p>
          </table:table-cell>
          <table:table-cell table:style-name="ce7" table:formula="of:=IF(RIGHT([.A963];6)=&quot;_X_X_X&quot;;3;IF(RIGHT([.A963];4)=&quot;_X_X&quot;;2;IF(RIGHT([.A96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4])&gt;0;[$preferred_name.A964];&#10;LEN([$preferred_name.B964])&gt;0;[$preferred_name.B964]&#10;)" office:value-type="string" office:string-value="rdw_energiebron_uitvoering_hcemissietype1_X" calcext:value-type="string">
            <text:p>rdw_energiebron_uitvoering_hcemissietype1_X</text:p>
          </table:table-cell>
          <table:table-cell table:formula="of:=IFERROR(FIND(&quot;_&quot;;[.$A964];1);LEN([.$A964]))" office:value-type="float" office:value="4" calcext:value-type="float">
            <text:p>4</text:p>
          </table:table-cell>
          <table:table-cell table:formula="of:=IFERROR(FIND(&quot;_&quot;;[.$A964];1+[.B964]);LEN([.$A964]))" office:value-type="float" office:value="16" calcext:value-type="float">
            <text:p>16</text:p>
          </table:table-cell>
          <table:table-cell table:formula="of:=IFERROR(FIND(&quot;_&quot;;[.$A964];1+[.C964]);LEN([.$A964]))" office:value-type="float" office:value="27" calcext:value-type="float">
            <text:p>27</text:p>
          </table:table-cell>
          <table:table-cell table:formula="of:=IFERROR(FIND(&quot;_&quot;;[.$A964];1+[.D964]);LEN([.$A964]))" office:value-type="float" office:value="42" calcext:value-type="float">
            <text:p>42</text:p>
          </table:table-cell>
          <table:table-cell table:formula="of:=IFERROR(FIND(&quot;_&quot;;[.$A964];1+[.E964]);LEN([.$A964]))" office:value-type="float" office:value="43" calcext:value-type="float">
            <text:p>43</text:p>
          </table:table-cell>
          <table:table-cell table:formula="of:=[.D964]" office:value-type="float" office:value="27" calcext:value-type="float">
            <text:p>27</text:p>
          </table:table-cell>
          <table:table-cell table:formula="of:=LEFT([.A964];[.G964])" office:value-type="string" office:string-value="rdw_energiebron_uitvoering_" calcext:value-type="string">
            <text:p>rdw_energiebron_uitvoering_</text:p>
          </table:table-cell>
          <table:table-cell table:formula="of:=VLOOKUP([.H964];[$source.$C$2:$source.$F$48];4;0)" office:value-type="float" office:value="606" calcext:value-type="float">
            <text:p>606</text:p>
          </table:table-cell>
          <table:table-cell table:style-name="ce7" table:formula="of:=IF(RIGHT([.A964];6)=&quot;_X_X_X&quot;;3;IF(RIGHT([.A964];4)=&quot;_X_X&quot;;2;IF(RIGHT([.A96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5])&gt;0;[$preferred_name.A965];&#10;LEN([$preferred_name.B965])&gt;0;[$preferred_name.B965]&#10;)" office:value-type="string" office:string-value="rdw_energiebron_uitvoering_noxemissietype1_X" calcext:value-type="string">
            <text:p>rdw_energiebron_uitvoering_noxemissietype1_X</text:p>
          </table:table-cell>
          <table:table-cell table:formula="of:=IFERROR(FIND(&quot;_&quot;;[.$A965];1);LEN([.$A965]))" office:value-type="float" office:value="4" calcext:value-type="float">
            <text:p>4</text:p>
          </table:table-cell>
          <table:table-cell table:formula="of:=IFERROR(FIND(&quot;_&quot;;[.$A965];1+[.B965]);LEN([.$A965]))" office:value-type="float" office:value="16" calcext:value-type="float">
            <text:p>16</text:p>
          </table:table-cell>
          <table:table-cell table:formula="of:=IFERROR(FIND(&quot;_&quot;;[.$A965];1+[.C965]);LEN([.$A965]))" office:value-type="float" office:value="27" calcext:value-type="float">
            <text:p>27</text:p>
          </table:table-cell>
          <table:table-cell table:formula="of:=IFERROR(FIND(&quot;_&quot;;[.$A965];1+[.D965]);LEN([.$A965]))" office:value-type="float" office:value="43" calcext:value-type="float">
            <text:p>43</text:p>
          </table:table-cell>
          <table:table-cell table:formula="of:=IFERROR(FIND(&quot;_&quot;;[.$A965];1+[.E965]);LEN([.$A965]))" office:value-type="float" office:value="44" calcext:value-type="float">
            <text:p>44</text:p>
          </table:table-cell>
          <table:table-cell table:formula="of:=[.D965]" office:value-type="float" office:value="27" calcext:value-type="float">
            <text:p>27</text:p>
          </table:table-cell>
          <table:table-cell table:formula="of:=LEFT([.A965];[.G965])" office:value-type="string" office:string-value="rdw_energiebron_uitvoering_" calcext:value-type="string">
            <text:p>rdw_energiebron_uitvoering_</text:p>
          </table:table-cell>
          <table:table-cell table:formula="of:=VLOOKUP([.H965];[$source.$C$2:$source.$F$48];4;0)" office:value-type="float" office:value="606" calcext:value-type="float">
            <text:p>606</text:p>
          </table:table-cell>
          <table:table-cell table:style-name="ce7" table:formula="of:=IF(RIGHT([.A965];6)=&quot;_X_X_X&quot;;3;IF(RIGHT([.A965];4)=&quot;_X_X&quot;;2;IF(RIGHT([.A96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6])&gt;0;[$preferred_name.A966];&#10;LEN([$preferred_name.B966])&gt;0;[$preferred_name.B966]&#10;)" office:value-type="string" office:string-value="rdw_energiebron_uitvoering_composite_key_X" calcext:value-type="string">
            <text:p>rdw_energiebron_uitvoering_composite_key_X</text:p>
          </table:table-cell>
          <table:table-cell table:formula="of:=IFERROR(FIND(&quot;_&quot;;[.$A966];1);LEN([.$A966]))" office:value-type="float" office:value="4" calcext:value-type="float">
            <text:p>4</text:p>
          </table:table-cell>
          <table:table-cell table:formula="of:=IFERROR(FIND(&quot;_&quot;;[.$A966];1+[.B966]);LEN([.$A966]))" office:value-type="float" office:value="16" calcext:value-type="float">
            <text:p>16</text:p>
          </table:table-cell>
          <table:table-cell table:formula="of:=IFERROR(FIND(&quot;_&quot;;[.$A966];1+[.C966]);LEN([.$A966]))" office:value-type="float" office:value="27" calcext:value-type="float">
            <text:p>27</text:p>
          </table:table-cell>
          <table:table-cell table:formula="of:=IFERROR(FIND(&quot;_&quot;;[.$A966];1+[.D966]);LEN([.$A966]))" office:value-type="float" office:value="37" calcext:value-type="float">
            <text:p>37</text:p>
          </table:table-cell>
          <table:table-cell table:formula="of:=IFERROR(FIND(&quot;_&quot;;[.$A966];1+[.E966]);LEN([.$A966]))" office:value-type="float" office:value="41" calcext:value-type="float">
            <text:p>41</text:p>
          </table:table-cell>
          <table:table-cell table:formula="of:=[.D966]" office:value-type="float" office:value="27" calcext:value-type="float">
            <text:p>27</text:p>
          </table:table-cell>
          <table:table-cell table:formula="of:=LEFT([.A966];[.G966])" office:value-type="string" office:string-value="rdw_energiebron_uitvoering_" calcext:value-type="string">
            <text:p>rdw_energiebron_uitvoering_</text:p>
          </table:table-cell>
          <table:table-cell table:formula="of:=VLOOKUP([.H966];[$source.$C$2:$source.$F$48];4;0)" office:value-type="float" office:value="606" calcext:value-type="float">
            <text:p>606</text:p>
          </table:table-cell>
          <table:table-cell table:style-name="ce7" table:formula="of:=IF(RIGHT([.A966];6)=&quot;_X_X_X&quot;;3;IF(RIGHT([.A966];4)=&quot;_X_X&quot;;2;IF(RIGHT([.A96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7])&gt;0;[$preferred_name.A967];&#10;LEN([$preferred_name.B967])&gt;0;[$preferred_name.B967]&#10;)" office:value-type="string" office:string-value="rdw_energiebron_uitvoering_emissiedeeltjestype1_X" calcext:value-type="string">
            <text:p>rdw_energiebron_uitvoering_emissiedeeltjestype1_X</text:p>
          </table:table-cell>
          <table:table-cell table:formula="of:=IFERROR(FIND(&quot;_&quot;;[.$A967];1);LEN([.$A967]))" office:value-type="float" office:value="4" calcext:value-type="float">
            <text:p>4</text:p>
          </table:table-cell>
          <table:table-cell table:formula="of:=IFERROR(FIND(&quot;_&quot;;[.$A967];1+[.B967]);LEN([.$A967]))" office:value-type="float" office:value="16" calcext:value-type="float">
            <text:p>16</text:p>
          </table:table-cell>
          <table:table-cell table:formula="of:=IFERROR(FIND(&quot;_&quot;;[.$A967];1+[.C967]);LEN([.$A967]))" office:value-type="float" office:value="27" calcext:value-type="float">
            <text:p>27</text:p>
          </table:table-cell>
          <table:table-cell table:formula="of:=IFERROR(FIND(&quot;_&quot;;[.$A967];1+[.D967]);LEN([.$A967]))" office:value-type="float" office:value="48" calcext:value-type="float">
            <text:p>48</text:p>
          </table:table-cell>
          <table:table-cell table:formula="of:=IFERROR(FIND(&quot;_&quot;;[.$A967];1+[.E967]);LEN([.$A967]))" office:value-type="float" office:value="49" calcext:value-type="float">
            <text:p>49</text:p>
          </table:table-cell>
          <table:table-cell table:formula="of:=[.D967]" office:value-type="float" office:value="27" calcext:value-type="float">
            <text:p>27</text:p>
          </table:table-cell>
          <table:table-cell table:formula="of:=LEFT([.A967];[.G967])" office:value-type="string" office:string-value="rdw_energiebron_uitvoering_" calcext:value-type="string">
            <text:p>rdw_energiebron_uitvoering_</text:p>
          </table:table-cell>
          <table:table-cell table:formula="of:=VLOOKUP([.H967];[$source.$C$2:$source.$F$48];4;0)" office:value-type="float" office:value="606" calcext:value-type="float">
            <text:p>606</text:p>
          </table:table-cell>
          <table:table-cell table:style-name="ce7" table:formula="of:=IF(RIGHT([.A967];6)=&quot;_X_X_X&quot;;3;IF(RIGHT([.A967];4)=&quot;_X_X&quot;;2;IF(RIGHT([.A96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8])&gt;0;[$preferred_name.A968];&#10;LEN([$preferred_name.B968])&gt;0;[$preferred_name.B968]&#10;)" office:value-type="string" office:string-value="rdw_energiebron_uitvoering_hcnoxemissietype1_X" calcext:value-type="string">
            <text:p>rdw_energiebron_uitvoering_hcnoxemissietype1_X</text:p>
          </table:table-cell>
          <table:table-cell table:formula="of:=IFERROR(FIND(&quot;_&quot;;[.$A968];1);LEN([.$A968]))" office:value-type="float" office:value="4" calcext:value-type="float">
            <text:p>4</text:p>
          </table:table-cell>
          <table:table-cell table:formula="of:=IFERROR(FIND(&quot;_&quot;;[.$A968];1+[.B968]);LEN([.$A968]))" office:value-type="float" office:value="16" calcext:value-type="float">
            <text:p>16</text:p>
          </table:table-cell>
          <table:table-cell table:formula="of:=IFERROR(FIND(&quot;_&quot;;[.$A968];1+[.C968]);LEN([.$A968]))" office:value-type="float" office:value="27" calcext:value-type="float">
            <text:p>27</text:p>
          </table:table-cell>
          <table:table-cell table:formula="of:=IFERROR(FIND(&quot;_&quot;;[.$A968];1+[.D968]);LEN([.$A968]))" office:value-type="float" office:value="45" calcext:value-type="float">
            <text:p>45</text:p>
          </table:table-cell>
          <table:table-cell table:formula="of:=IFERROR(FIND(&quot;_&quot;;[.$A968];1+[.E968]);LEN([.$A968]))" office:value-type="float" office:value="46" calcext:value-type="float">
            <text:p>46</text:p>
          </table:table-cell>
          <table:table-cell table:formula="of:=[.D968]" office:value-type="float" office:value="27" calcext:value-type="float">
            <text:p>27</text:p>
          </table:table-cell>
          <table:table-cell table:formula="of:=LEFT([.A968];[.G968])" office:value-type="string" office:string-value="rdw_energiebron_uitvoering_" calcext:value-type="string">
            <text:p>rdw_energiebron_uitvoering_</text:p>
          </table:table-cell>
          <table:table-cell table:formula="of:=VLOOKUP([.H968];[$source.$C$2:$source.$F$48];4;0)" office:value-type="float" office:value="606" calcext:value-type="float">
            <text:p>606</text:p>
          </table:table-cell>
          <table:table-cell table:style-name="ce7" table:formula="of:=IF(RIGHT([.A968];6)=&quot;_X_X_X&quot;;3;IF(RIGHT([.A968];4)=&quot;_X_X&quot;;2;IF(RIGHT([.A96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69])&gt;0;[$preferred_name.A969];&#10;LEN([$preferred_name.B969])&gt;0;[$preferred_name.B969]&#10;)" office:value-type="string" office:string-value="rdw_energiebron_uitvoering_emissieaantaldeeltjestype1_X" calcext:value-type="string">
            <text:p>rdw_energiebron_uitvoering_emissieaantaldeeltjestype1_X</text:p>
          </table:table-cell>
          <table:table-cell table:formula="of:=IFERROR(FIND(&quot;_&quot;;[.$A969];1);LEN([.$A969]))" office:value-type="float" office:value="4" calcext:value-type="float">
            <text:p>4</text:p>
          </table:table-cell>
          <table:table-cell table:formula="of:=IFERROR(FIND(&quot;_&quot;;[.$A969];1+[.B969]);LEN([.$A969]))" office:value-type="float" office:value="16" calcext:value-type="float">
            <text:p>16</text:p>
          </table:table-cell>
          <table:table-cell table:formula="of:=IFERROR(FIND(&quot;_&quot;;[.$A969];1+[.C969]);LEN([.$A969]))" office:value-type="float" office:value="27" calcext:value-type="float">
            <text:p>27</text:p>
          </table:table-cell>
          <table:table-cell table:formula="of:=IFERROR(FIND(&quot;_&quot;;[.$A969];1+[.D969]);LEN([.$A969]))" office:value-type="float" office:value="54" calcext:value-type="float">
            <text:p>54</text:p>
          </table:table-cell>
          <table:table-cell table:formula="of:=IFERROR(FIND(&quot;_&quot;;[.$A969];1+[.E969]);LEN([.$A969]))" office:value-type="float" office:value="55" calcext:value-type="float">
            <text:p>55</text:p>
          </table:table-cell>
          <table:table-cell table:formula="of:=[.D969]" office:value-type="float" office:value="27" calcext:value-type="float">
            <text:p>27</text:p>
          </table:table-cell>
          <table:table-cell table:formula="of:=LEFT([.A969];[.G969])" office:value-type="string" office:string-value="rdw_energiebron_uitvoering_" calcext:value-type="string">
            <text:p>rdw_energiebron_uitvoering_</text:p>
          </table:table-cell>
          <table:table-cell table:formula="of:=VLOOKUP([.H969];[$source.$C$2:$source.$F$48];4;0)" office:value-type="float" office:value="606" calcext:value-type="float">
            <text:p>606</text:p>
          </table:table-cell>
          <table:table-cell table:style-name="ce7" table:formula="of:=IF(RIGHT([.A969];6)=&quot;_X_X_X&quot;;3;IF(RIGHT([.A969];4)=&quot;_X_X&quot;;2;IF(RIGHT([.A96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0])&gt;0;[$preferred_name.A970];&#10;LEN([$preferred_name.B970])&gt;0;[$preferred_name.B970]&#10;)" office:value-type="string" office:string-value="rdw_energiebron_uitvoering_maxbiopercentagebrandstof_X" calcext:value-type="string">
            <text:p>rdw_energiebron_uitvoering_maxbiopercentagebrandstof_X</text:p>
          </table:table-cell>
          <table:table-cell table:formula="of:=IFERROR(FIND(&quot;_&quot;;[.$A970];1);LEN([.$A970]))" office:value-type="float" office:value="4" calcext:value-type="float">
            <text:p>4</text:p>
          </table:table-cell>
          <table:table-cell table:formula="of:=IFERROR(FIND(&quot;_&quot;;[.$A970];1+[.B970]);LEN([.$A970]))" office:value-type="float" office:value="16" calcext:value-type="float">
            <text:p>16</text:p>
          </table:table-cell>
          <table:table-cell table:formula="of:=IFERROR(FIND(&quot;_&quot;;[.$A970];1+[.C970]);LEN([.$A970]))" office:value-type="float" office:value="27" calcext:value-type="float">
            <text:p>27</text:p>
          </table:table-cell>
          <table:table-cell table:formula="of:=IFERROR(FIND(&quot;_&quot;;[.$A970];1+[.D970]);LEN([.$A970]))" office:value-type="float" office:value="53" calcext:value-type="float">
            <text:p>53</text:p>
          </table:table-cell>
          <table:table-cell table:formula="of:=IFERROR(FIND(&quot;_&quot;;[.$A970];1+[.E970]);LEN([.$A970]))" office:value-type="float" office:value="54" calcext:value-type="float">
            <text:p>54</text:p>
          </table:table-cell>
          <table:table-cell table:formula="of:=[.D970]" office:value-type="float" office:value="27" calcext:value-type="float">
            <text:p>27</text:p>
          </table:table-cell>
          <table:table-cell table:formula="of:=LEFT([.A970];[.G970])" office:value-type="string" office:string-value="rdw_energiebron_uitvoering_" calcext:value-type="string">
            <text:p>rdw_energiebron_uitvoering_</text:p>
          </table:table-cell>
          <table:table-cell table:formula="of:=VLOOKUP([.H970];[$source.$C$2:$source.$F$48];4;0)" office:value-type="float" office:value="606" calcext:value-type="float">
            <text:p>606</text:p>
          </table:table-cell>
          <table:table-cell table:style-name="ce7" table:formula="of:=IF(RIGHT([.A970];6)=&quot;_X_X_X&quot;;3;IF(RIGHT([.A970];4)=&quot;_X_X&quot;;2;IF(RIGHT([.A97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1])&gt;0;[$preferred_name.A971];&#10;LEN([$preferred_name.B971])&gt;0;[$preferred_name.B971]&#10;)" office:value-type="string" office:string-value="rdw_energiebron_uitvoering_verbrgewogengecombnedclaag_X" calcext:value-type="string">
            <text:p>rdw_energiebron_uitvoering_verbrgewogengecombnedclaag_X</text:p>
          </table:table-cell>
          <table:table-cell table:formula="of:=IFERROR(FIND(&quot;_&quot;;[.$A971];1);LEN([.$A971]))" office:value-type="float" office:value="4" calcext:value-type="float">
            <text:p>4</text:p>
          </table:table-cell>
          <table:table-cell table:formula="of:=IFERROR(FIND(&quot;_&quot;;[.$A971];1+[.B971]);LEN([.$A971]))" office:value-type="float" office:value="16" calcext:value-type="float">
            <text:p>16</text:p>
          </table:table-cell>
          <table:table-cell table:formula="of:=IFERROR(FIND(&quot;_&quot;;[.$A971];1+[.C971]);LEN([.$A971]))" office:value-type="float" office:value="27" calcext:value-type="float">
            <text:p>27</text:p>
          </table:table-cell>
          <table:table-cell table:formula="of:=IFERROR(FIND(&quot;_&quot;;[.$A971];1+[.D971]);LEN([.$A971]))" office:value-type="float" office:value="54" calcext:value-type="float">
            <text:p>54</text:p>
          </table:table-cell>
          <table:table-cell table:formula="of:=IFERROR(FIND(&quot;_&quot;;[.$A971];1+[.E971]);LEN([.$A971]))" office:value-type="float" office:value="55" calcext:value-type="float">
            <text:p>55</text:p>
          </table:table-cell>
          <table:table-cell table:formula="of:=[.D971]" office:value-type="float" office:value="27" calcext:value-type="float">
            <text:p>27</text:p>
          </table:table-cell>
          <table:table-cell table:formula="of:=LEFT([.A971];[.G971])" office:value-type="string" office:string-value="rdw_energiebron_uitvoering_" calcext:value-type="string">
            <text:p>rdw_energiebron_uitvoering_</text:p>
          </table:table-cell>
          <table:table-cell table:formula="of:=VLOOKUP([.H971];[$source.$C$2:$source.$F$48];4;0)" office:value-type="float" office:value="606" calcext:value-type="float">
            <text:p>606</text:p>
          </table:table-cell>
          <table:table-cell table:style-name="ce7" table:formula="of:=IF(RIGHT([.A971];6)=&quot;_X_X_X&quot;;3;IF(RIGHT([.A971];4)=&quot;_X_X&quot;;2;IF(RIGHT([.A97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2])&gt;0;[$preferred_name.A972];&#10;LEN([$preferred_name.B972])&gt;0;[$preferred_name.B972]&#10;)" office:value-type="string" office:string-value="rdw_energiebron_uitvoering_verbrgewogengecombnedchoog_X" calcext:value-type="string">
            <text:p>rdw_energiebron_uitvoering_verbrgewogengecombnedchoog_X</text:p>
          </table:table-cell>
          <table:table-cell table:formula="of:=IFERROR(FIND(&quot;_&quot;;[.$A972];1);LEN([.$A972]))" office:value-type="float" office:value="4" calcext:value-type="float">
            <text:p>4</text:p>
          </table:table-cell>
          <table:table-cell table:formula="of:=IFERROR(FIND(&quot;_&quot;;[.$A972];1+[.B972]);LEN([.$A972]))" office:value-type="float" office:value="16" calcext:value-type="float">
            <text:p>16</text:p>
          </table:table-cell>
          <table:table-cell table:formula="of:=IFERROR(FIND(&quot;_&quot;;[.$A972];1+[.C972]);LEN([.$A972]))" office:value-type="float" office:value="27" calcext:value-type="float">
            <text:p>27</text:p>
          </table:table-cell>
          <table:table-cell table:formula="of:=IFERROR(FIND(&quot;_&quot;;[.$A972];1+[.D972]);LEN([.$A972]))" office:value-type="float" office:value="54" calcext:value-type="float">
            <text:p>54</text:p>
          </table:table-cell>
          <table:table-cell table:formula="of:=IFERROR(FIND(&quot;_&quot;;[.$A972];1+[.E972]);LEN([.$A972]))" office:value-type="float" office:value="55" calcext:value-type="float">
            <text:p>55</text:p>
          </table:table-cell>
          <table:table-cell table:formula="of:=[.D972]" office:value-type="float" office:value="27" calcext:value-type="float">
            <text:p>27</text:p>
          </table:table-cell>
          <table:table-cell table:formula="of:=LEFT([.A972];[.G972])" office:value-type="string" office:string-value="rdw_energiebron_uitvoering_" calcext:value-type="string">
            <text:p>rdw_energiebron_uitvoering_</text:p>
          </table:table-cell>
          <table:table-cell table:formula="of:=VLOOKUP([.H972];[$source.$C$2:$source.$F$48];4;0)" office:value-type="float" office:value="606" calcext:value-type="float">
            <text:p>606</text:p>
          </table:table-cell>
          <table:table-cell table:style-name="ce7" table:formula="of:=IF(RIGHT([.A972];6)=&quot;_X_X_X&quot;;3;IF(RIGHT([.A972];4)=&quot;_X_X&quot;;2;IF(RIGHT([.A97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3])&gt;0;[$preferred_name.A973];&#10;LEN([$preferred_name.B973])&gt;0;[$preferred_name.B973]&#10;)" office:value-type="string" office:string-value="rdw_energiebron_uitvoering_elekverbruikgewgecombverbrnedc_X" calcext:value-type="string">
            <text:p>rdw_energiebron_uitvoering_elekverbruikgewgecombverbrnedc_X</text:p>
          </table:table-cell>
          <table:table-cell table:formula="of:=IFERROR(FIND(&quot;_&quot;;[.$A973];1);LEN([.$A973]))" office:value-type="float" office:value="4" calcext:value-type="float">
            <text:p>4</text:p>
          </table:table-cell>
          <table:table-cell table:formula="of:=IFERROR(FIND(&quot;_&quot;;[.$A973];1+[.B973]);LEN([.$A973]))" office:value-type="float" office:value="16" calcext:value-type="float">
            <text:p>16</text:p>
          </table:table-cell>
          <table:table-cell table:formula="of:=IFERROR(FIND(&quot;_&quot;;[.$A973];1+[.C973]);LEN([.$A973]))" office:value-type="float" office:value="27" calcext:value-type="float">
            <text:p>27</text:p>
          </table:table-cell>
          <table:table-cell table:formula="of:=IFERROR(FIND(&quot;_&quot;;[.$A973];1+[.D973]);LEN([.$A973]))" office:value-type="float" office:value="58" calcext:value-type="float">
            <text:p>58</text:p>
          </table:table-cell>
          <table:table-cell table:formula="of:=IFERROR(FIND(&quot;_&quot;;[.$A973];1+[.E973]);LEN([.$A973]))" office:value-type="float" office:value="59" calcext:value-type="float">
            <text:p>59</text:p>
          </table:table-cell>
          <table:table-cell table:formula="of:=[.D973]" office:value-type="float" office:value="27" calcext:value-type="float">
            <text:p>27</text:p>
          </table:table-cell>
          <table:table-cell table:formula="of:=LEFT([.A973];[.G973])" office:value-type="string" office:string-value="rdw_energiebron_uitvoering_" calcext:value-type="string">
            <text:p>rdw_energiebron_uitvoering_</text:p>
          </table:table-cell>
          <table:table-cell table:formula="of:=VLOOKUP([.H973];[$source.$C$2:$source.$F$48];4;0)" office:value-type="float" office:value="606" calcext:value-type="float">
            <text:p>606</text:p>
          </table:table-cell>
          <table:table-cell table:style-name="ce7" table:formula="of:=IF(RIGHT([.A973];6)=&quot;_X_X_X&quot;;3;IF(RIGHT([.A973];4)=&quot;_X_X&quot;;2;IF(RIGHT([.A97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4])&gt;0;[$preferred_name.A974];&#10;LEN([$preferred_name.B974])&gt;0;[$preferred_name.B974]&#10;)" office:value-type="string" office:string-value="rdw_energiebron_uitvoering_co2emisgewgecombnedclaag_X" calcext:value-type="string">
            <text:p>rdw_energiebron_uitvoering_co2emisgewgecombnedclaag_X</text:p>
          </table:table-cell>
          <table:table-cell table:formula="of:=IFERROR(FIND(&quot;_&quot;;[.$A974];1);LEN([.$A974]))" office:value-type="float" office:value="4" calcext:value-type="float">
            <text:p>4</text:p>
          </table:table-cell>
          <table:table-cell table:formula="of:=IFERROR(FIND(&quot;_&quot;;[.$A974];1+[.B974]);LEN([.$A974]))" office:value-type="float" office:value="16" calcext:value-type="float">
            <text:p>16</text:p>
          </table:table-cell>
          <table:table-cell table:formula="of:=IFERROR(FIND(&quot;_&quot;;[.$A974];1+[.C974]);LEN([.$A974]))" office:value-type="float" office:value="27" calcext:value-type="float">
            <text:p>27</text:p>
          </table:table-cell>
          <table:table-cell table:formula="of:=IFERROR(FIND(&quot;_&quot;;[.$A974];1+[.D974]);LEN([.$A974]))" office:value-type="float" office:value="52" calcext:value-type="float">
            <text:p>52</text:p>
          </table:table-cell>
          <table:table-cell table:formula="of:=IFERROR(FIND(&quot;_&quot;;[.$A974];1+[.E974]);LEN([.$A974]))" office:value-type="float" office:value="53" calcext:value-type="float">
            <text:p>53</text:p>
          </table:table-cell>
          <table:table-cell table:formula="of:=[.D974]" office:value-type="float" office:value="27" calcext:value-type="float">
            <text:p>27</text:p>
          </table:table-cell>
          <table:table-cell table:formula="of:=LEFT([.A974];[.G974])" office:value-type="string" office:string-value="rdw_energiebron_uitvoering_" calcext:value-type="string">
            <text:p>rdw_energiebron_uitvoering_</text:p>
          </table:table-cell>
          <table:table-cell table:formula="of:=VLOOKUP([.H974];[$source.$C$2:$source.$F$48];4;0)" office:value-type="float" office:value="606" calcext:value-type="float">
            <text:p>606</text:p>
          </table:table-cell>
          <table:table-cell table:style-name="ce7" table:formula="of:=IF(RIGHT([.A974];6)=&quot;_X_X_X&quot;;3;IF(RIGHT([.A974];4)=&quot;_X_X&quot;;2;IF(RIGHT([.A97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5])&gt;0;[$preferred_name.A975];&#10;LEN([$preferred_name.B975])&gt;0;[$preferred_name.B975]&#10;)" office:value-type="string" office:string-value="rdw_energiebron_uitvoering_co2emisgewgecombnedchoog_X" calcext:value-type="string">
            <text:p>rdw_energiebron_uitvoering_co2emisgewgecombnedchoog_X</text:p>
          </table:table-cell>
          <table:table-cell table:formula="of:=IFERROR(FIND(&quot;_&quot;;[.$A975];1);LEN([.$A975]))" office:value-type="float" office:value="4" calcext:value-type="float">
            <text:p>4</text:p>
          </table:table-cell>
          <table:table-cell table:formula="of:=IFERROR(FIND(&quot;_&quot;;[.$A975];1+[.B975]);LEN([.$A975]))" office:value-type="float" office:value="16" calcext:value-type="float">
            <text:p>16</text:p>
          </table:table-cell>
          <table:table-cell table:formula="of:=IFERROR(FIND(&quot;_&quot;;[.$A975];1+[.C975]);LEN([.$A975]))" office:value-type="float" office:value="27" calcext:value-type="float">
            <text:p>27</text:p>
          </table:table-cell>
          <table:table-cell table:formula="of:=IFERROR(FIND(&quot;_&quot;;[.$A975];1+[.D975]);LEN([.$A975]))" office:value-type="float" office:value="52" calcext:value-type="float">
            <text:p>52</text:p>
          </table:table-cell>
          <table:table-cell table:formula="of:=IFERROR(FIND(&quot;_&quot;;[.$A975];1+[.E975]);LEN([.$A975]))" office:value-type="float" office:value="53" calcext:value-type="float">
            <text:p>53</text:p>
          </table:table-cell>
          <table:table-cell table:formula="of:=[.D975]" office:value-type="float" office:value="27" calcext:value-type="float">
            <text:p>27</text:p>
          </table:table-cell>
          <table:table-cell table:formula="of:=LEFT([.A975];[.G975])" office:value-type="string" office:string-value="rdw_energiebron_uitvoering_" calcext:value-type="string">
            <text:p>rdw_energiebron_uitvoering_</text:p>
          </table:table-cell>
          <table:table-cell table:formula="of:=VLOOKUP([.H975];[$source.$C$2:$source.$F$48];4;0)" office:value-type="float" office:value="606" calcext:value-type="float">
            <text:p>606</text:p>
          </table:table-cell>
          <table:table-cell table:style-name="ce7" table:formula="of:=IF(RIGHT([.A975];6)=&quot;_X_X_X&quot;;3;IF(RIGHT([.A975];4)=&quot;_X_X&quot;;2;IF(RIGHT([.A97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6])&gt;0;[$preferred_name.A976];&#10;LEN([$preferred_name.B976])&gt;0;[$preferred_name.B976]&#10;)" office:value-type="string" office:string-value="rdw_energiebron_uitvoering_maximumvermogen30minogr_X" calcext:value-type="string">
            <text:p>rdw_energiebron_uitvoering_maximumvermogen30minogr_X</text:p>
          </table:table-cell>
          <table:table-cell table:formula="of:=IFERROR(FIND(&quot;_&quot;;[.$A976];1);LEN([.$A976]))" office:value-type="float" office:value="4" calcext:value-type="float">
            <text:p>4</text:p>
          </table:table-cell>
          <table:table-cell table:formula="of:=IFERROR(FIND(&quot;_&quot;;[.$A976];1+[.B976]);LEN([.$A976]))" office:value-type="float" office:value="16" calcext:value-type="float">
            <text:p>16</text:p>
          </table:table-cell>
          <table:table-cell table:formula="of:=IFERROR(FIND(&quot;_&quot;;[.$A976];1+[.C976]);LEN([.$A976]))" office:value-type="float" office:value="27" calcext:value-type="float">
            <text:p>27</text:p>
          </table:table-cell>
          <table:table-cell table:formula="of:=IFERROR(FIND(&quot;_&quot;;[.$A976];1+[.D976]);LEN([.$A976]))" office:value-type="float" office:value="51" calcext:value-type="float">
            <text:p>51</text:p>
          </table:table-cell>
          <table:table-cell table:formula="of:=IFERROR(FIND(&quot;_&quot;;[.$A976];1+[.E976]);LEN([.$A976]))" office:value-type="float" office:value="52" calcext:value-type="float">
            <text:p>52</text:p>
          </table:table-cell>
          <table:table-cell table:formula="of:=[.D976]" office:value-type="float" office:value="27" calcext:value-type="float">
            <text:p>27</text:p>
          </table:table-cell>
          <table:table-cell table:formula="of:=LEFT([.A976];[.G976])" office:value-type="string" office:string-value="rdw_energiebron_uitvoering_" calcext:value-type="string">
            <text:p>rdw_energiebron_uitvoering_</text:p>
          </table:table-cell>
          <table:table-cell table:formula="of:=VLOOKUP([.H976];[$source.$C$2:$source.$F$48];4;0)" office:value-type="float" office:value="606" calcext:value-type="float">
            <text:p>606</text:p>
          </table:table-cell>
          <table:table-cell table:style-name="ce7" table:formula="of:=IF(RIGHT([.A976];6)=&quot;_X_X_X&quot;;3;IF(RIGHT([.A976];4)=&quot;_X_X&quot;;2;IF(RIGHT([.A97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7])&gt;0;[$preferred_name.A977];&#10;LEN([$preferred_name.B977])&gt;0;[$preferred_name.B977]&#10;)" office:value-type="string" office:string-value="rdw_energiebron_uitvoering_maximumvermogen30minbgr_X" calcext:value-type="string">
            <text:p>rdw_energiebron_uitvoering_maximumvermogen30minbgr_X</text:p>
          </table:table-cell>
          <table:table-cell table:formula="of:=IFERROR(FIND(&quot;_&quot;;[.$A977];1);LEN([.$A977]))" office:value-type="float" office:value="4" calcext:value-type="float">
            <text:p>4</text:p>
          </table:table-cell>
          <table:table-cell table:formula="of:=IFERROR(FIND(&quot;_&quot;;[.$A977];1+[.B977]);LEN([.$A977]))" office:value-type="float" office:value="16" calcext:value-type="float">
            <text:p>16</text:p>
          </table:table-cell>
          <table:table-cell table:formula="of:=IFERROR(FIND(&quot;_&quot;;[.$A977];1+[.C977]);LEN([.$A977]))" office:value-type="float" office:value="27" calcext:value-type="float">
            <text:p>27</text:p>
          </table:table-cell>
          <table:table-cell table:formula="of:=IFERROR(FIND(&quot;_&quot;;[.$A977];1+[.D977]);LEN([.$A977]))" office:value-type="float" office:value="51" calcext:value-type="float">
            <text:p>51</text:p>
          </table:table-cell>
          <table:table-cell table:formula="of:=IFERROR(FIND(&quot;_&quot;;[.$A977];1+[.E977]);LEN([.$A977]))" office:value-type="float" office:value="52" calcext:value-type="float">
            <text:p>52</text:p>
          </table:table-cell>
          <table:table-cell table:formula="of:=[.D977]" office:value-type="float" office:value="27" calcext:value-type="float">
            <text:p>27</text:p>
          </table:table-cell>
          <table:table-cell table:formula="of:=LEFT([.A977];[.G977])" office:value-type="string" office:string-value="rdw_energiebron_uitvoering_" calcext:value-type="string">
            <text:p>rdw_energiebron_uitvoering_</text:p>
          </table:table-cell>
          <table:table-cell table:formula="of:=VLOOKUP([.H977];[$source.$C$2:$source.$F$48];4;0)" office:value-type="float" office:value="606" calcext:value-type="float">
            <text:p>606</text:p>
          </table:table-cell>
          <table:table-cell table:style-name="ce7" table:formula="of:=IF(RIGHT([.A977];6)=&quot;_X_X_X&quot;;3;IF(RIGHT([.A977];4)=&quot;_X_X&quot;;2;IF(RIGHT([.A97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8])&gt;0;[$preferred_name.A978];&#10;LEN([$preferred_name.B978])&gt;0;[$preferred_name.B978]&#10;)" office:value-type="string" office:string-value="rdw_energiebron_uitvoering_elekactieradiusextoplaadbnedc_X" calcext:value-type="string">
            <text:p>rdw_energiebron_uitvoering_elekactieradiusextoplaadbnedc_X</text:p>
          </table:table-cell>
          <table:table-cell table:formula="of:=IFERROR(FIND(&quot;_&quot;;[.$A978];1);LEN([.$A978]))" office:value-type="float" office:value="4" calcext:value-type="float">
            <text:p>4</text:p>
          </table:table-cell>
          <table:table-cell table:formula="of:=IFERROR(FIND(&quot;_&quot;;[.$A978];1+[.B978]);LEN([.$A978]))" office:value-type="float" office:value="16" calcext:value-type="float">
            <text:p>16</text:p>
          </table:table-cell>
          <table:table-cell table:formula="of:=IFERROR(FIND(&quot;_&quot;;[.$A978];1+[.C978]);LEN([.$A978]))" office:value-type="float" office:value="27" calcext:value-type="float">
            <text:p>27</text:p>
          </table:table-cell>
          <table:table-cell table:formula="of:=IFERROR(FIND(&quot;_&quot;;[.$A978];1+[.D978]);LEN([.$A978]))" office:value-type="float" office:value="57" calcext:value-type="float">
            <text:p>57</text:p>
          </table:table-cell>
          <table:table-cell table:formula="of:=IFERROR(FIND(&quot;_&quot;;[.$A978];1+[.E978]);LEN([.$A978]))" office:value-type="float" office:value="58" calcext:value-type="float">
            <text:p>58</text:p>
          </table:table-cell>
          <table:table-cell table:formula="of:=[.D978]" office:value-type="float" office:value="27" calcext:value-type="float">
            <text:p>27</text:p>
          </table:table-cell>
          <table:table-cell table:formula="of:=LEFT([.A978];[.G978])" office:value-type="string" office:string-value="rdw_energiebron_uitvoering_" calcext:value-type="string">
            <text:p>rdw_energiebron_uitvoering_</text:p>
          </table:table-cell>
          <table:table-cell table:formula="of:=VLOOKUP([.H978];[$source.$C$2:$source.$F$48];4;0)" office:value-type="float" office:value="606" calcext:value-type="float">
            <text:p>606</text:p>
          </table:table-cell>
          <table:table-cell table:style-name="ce7" table:formula="of:=IF(RIGHT([.A978];6)=&quot;_X_X_X&quot;;3;IF(RIGHT([.A978];4)=&quot;_X_X&quot;;2;IF(RIGHT([.A97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79])&gt;0;[$preferred_name.A979];&#10;LEN([$preferred_name.B979])&gt;0;[$preferred_name.B979]&#10;)" office:value-type="string" office:string-value="rdw_energiebron_uitvoering_coemissietype1wltp_X" calcext:value-type="string">
            <text:p>rdw_energiebron_uitvoering_coemissietype1wltp_X</text:p>
          </table:table-cell>
          <table:table-cell table:formula="of:=IFERROR(FIND(&quot;_&quot;;[.$A979];1);LEN([.$A979]))" office:value-type="float" office:value="4" calcext:value-type="float">
            <text:p>4</text:p>
          </table:table-cell>
          <table:table-cell table:formula="of:=IFERROR(FIND(&quot;_&quot;;[.$A979];1+[.B979]);LEN([.$A979]))" office:value-type="float" office:value="16" calcext:value-type="float">
            <text:p>16</text:p>
          </table:table-cell>
          <table:table-cell table:formula="of:=IFERROR(FIND(&quot;_&quot;;[.$A979];1+[.C979]);LEN([.$A979]))" office:value-type="float" office:value="27" calcext:value-type="float">
            <text:p>27</text:p>
          </table:table-cell>
          <table:table-cell table:formula="of:=IFERROR(FIND(&quot;_&quot;;[.$A979];1+[.D979]);LEN([.$A979]))" office:value-type="float" office:value="46" calcext:value-type="float">
            <text:p>46</text:p>
          </table:table-cell>
          <table:table-cell table:formula="of:=IFERROR(FIND(&quot;_&quot;;[.$A979];1+[.E979]);LEN([.$A979]))" office:value-type="float" office:value="47" calcext:value-type="float">
            <text:p>47</text:p>
          </table:table-cell>
          <table:table-cell table:formula="of:=[.D979]" office:value-type="float" office:value="27" calcext:value-type="float">
            <text:p>27</text:p>
          </table:table-cell>
          <table:table-cell table:formula="of:=LEFT([.A979];[.G979])" office:value-type="string" office:string-value="rdw_energiebron_uitvoering_" calcext:value-type="string">
            <text:p>rdw_energiebron_uitvoering_</text:p>
          </table:table-cell>
          <table:table-cell table:formula="of:=VLOOKUP([.H979];[$source.$C$2:$source.$F$48];4;0)" office:value-type="float" office:value="606" calcext:value-type="float">
            <text:p>606</text:p>
          </table:table-cell>
          <table:table-cell table:style-name="ce7" table:formula="of:=IF(RIGHT([.A979];6)=&quot;_X_X_X&quot;;3;IF(RIGHT([.A979];4)=&quot;_X_X&quot;;2;IF(RIGHT([.A979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0])&gt;0;[$preferred_name.A980];&#10;LEN([$preferred_name.B980])&gt;0;[$preferred_name.B980]&#10;)" office:value-type="string" office:string-value="rdw_energiebron_uitvoering_noxemissietype1wltp_X" calcext:value-type="string">
            <text:p>rdw_energiebron_uitvoering_noxemissietype1wltp_X</text:p>
          </table:table-cell>
          <table:table-cell table:formula="of:=IFERROR(FIND(&quot;_&quot;;[.$A980];1);LEN([.$A980]))" office:value-type="float" office:value="4" calcext:value-type="float">
            <text:p>4</text:p>
          </table:table-cell>
          <table:table-cell table:formula="of:=IFERROR(FIND(&quot;_&quot;;[.$A980];1+[.B980]);LEN([.$A980]))" office:value-type="float" office:value="16" calcext:value-type="float">
            <text:p>16</text:p>
          </table:table-cell>
          <table:table-cell table:formula="of:=IFERROR(FIND(&quot;_&quot;;[.$A980];1+[.C980]);LEN([.$A980]))" office:value-type="float" office:value="27" calcext:value-type="float">
            <text:p>27</text:p>
          </table:table-cell>
          <table:table-cell table:formula="of:=IFERROR(FIND(&quot;_&quot;;[.$A980];1+[.D980]);LEN([.$A980]))" office:value-type="float" office:value="47" calcext:value-type="float">
            <text:p>47</text:p>
          </table:table-cell>
          <table:table-cell table:formula="of:=IFERROR(FIND(&quot;_&quot;;[.$A980];1+[.E980]);LEN([.$A980]))" office:value-type="float" office:value="48" calcext:value-type="float">
            <text:p>48</text:p>
          </table:table-cell>
          <table:table-cell table:formula="of:=[.D980]" office:value-type="float" office:value="27" calcext:value-type="float">
            <text:p>27</text:p>
          </table:table-cell>
          <table:table-cell table:formula="of:=LEFT([.A980];[.G980])" office:value-type="string" office:string-value="rdw_energiebron_uitvoering_" calcext:value-type="string">
            <text:p>rdw_energiebron_uitvoering_</text:p>
          </table:table-cell>
          <table:table-cell table:formula="of:=VLOOKUP([.H980];[$source.$C$2:$source.$F$48];4;0)" office:value-type="float" office:value="606" calcext:value-type="float">
            <text:p>606</text:p>
          </table:table-cell>
          <table:table-cell table:style-name="ce7" table:formula="of:=IF(RIGHT([.A980];6)=&quot;_X_X_X&quot;;3;IF(RIGHT([.A980];4)=&quot;_X_X&quot;;2;IF(RIGHT([.A980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1])&gt;0;[$preferred_name.A981];&#10;LEN([$preferred_name.B981])&gt;0;[$preferred_name.B981]&#10;)" office:value-type="string" office:string-value="rdw_energiebron_uitvoering_emissiedeeltjestype1wltp_X" calcext:value-type="string">
            <text:p>rdw_energiebron_uitvoering_emissiedeeltjestype1wltp_X</text:p>
          </table:table-cell>
          <table:table-cell table:formula="of:=IFERROR(FIND(&quot;_&quot;;[.$A981];1);LEN([.$A981]))" office:value-type="float" office:value="4" calcext:value-type="float">
            <text:p>4</text:p>
          </table:table-cell>
          <table:table-cell table:formula="of:=IFERROR(FIND(&quot;_&quot;;[.$A981];1+[.B981]);LEN([.$A981]))" office:value-type="float" office:value="16" calcext:value-type="float">
            <text:p>16</text:p>
          </table:table-cell>
          <table:table-cell table:formula="of:=IFERROR(FIND(&quot;_&quot;;[.$A981];1+[.C981]);LEN([.$A981]))" office:value-type="float" office:value="27" calcext:value-type="float">
            <text:p>27</text:p>
          </table:table-cell>
          <table:table-cell table:formula="of:=IFERROR(FIND(&quot;_&quot;;[.$A981];1+[.D981]);LEN([.$A981]))" office:value-type="float" office:value="52" calcext:value-type="float">
            <text:p>52</text:p>
          </table:table-cell>
          <table:table-cell table:formula="of:=IFERROR(FIND(&quot;_&quot;;[.$A981];1+[.E981]);LEN([.$A981]))" office:value-type="float" office:value="53" calcext:value-type="float">
            <text:p>53</text:p>
          </table:table-cell>
          <table:table-cell table:formula="of:=[.D981]" office:value-type="float" office:value="27" calcext:value-type="float">
            <text:p>27</text:p>
          </table:table-cell>
          <table:table-cell table:formula="of:=LEFT([.A981];[.G981])" office:value-type="string" office:string-value="rdw_energiebron_uitvoering_" calcext:value-type="string">
            <text:p>rdw_energiebron_uitvoering_</text:p>
          </table:table-cell>
          <table:table-cell table:formula="of:=VLOOKUP([.H981];[$source.$C$2:$source.$F$48];4;0)" office:value-type="float" office:value="606" calcext:value-type="float">
            <text:p>606</text:p>
          </table:table-cell>
          <table:table-cell table:style-name="ce7" table:formula="of:=IF(RIGHT([.A981];6)=&quot;_X_X_X&quot;;3;IF(RIGHT([.A981];4)=&quot;_X_X&quot;;2;IF(RIGHT([.A981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2])&gt;0;[$preferred_name.A982];&#10;LEN([$preferred_name.B982])&gt;0;[$preferred_name.B982]&#10;)" office:value-type="string" office:string-value="rdw_energiebron_uitvoering_emissieaantaldeeltjestype1wltp_X" calcext:value-type="string">
            <text:p>rdw_energiebron_uitvoering_emissieaantaldeeltjestype1wltp_X</text:p>
          </table:table-cell>
          <table:table-cell table:formula="of:=IFERROR(FIND(&quot;_&quot;;[.$A982];1);LEN([.$A982]))" office:value-type="float" office:value="4" calcext:value-type="float">
            <text:p>4</text:p>
          </table:table-cell>
          <table:table-cell table:formula="of:=IFERROR(FIND(&quot;_&quot;;[.$A982];1+[.B982]);LEN([.$A982]))" office:value-type="float" office:value="16" calcext:value-type="float">
            <text:p>16</text:p>
          </table:table-cell>
          <table:table-cell table:formula="of:=IFERROR(FIND(&quot;_&quot;;[.$A982];1+[.C982]);LEN([.$A982]))" office:value-type="float" office:value="27" calcext:value-type="float">
            <text:p>27</text:p>
          </table:table-cell>
          <table:table-cell table:formula="of:=IFERROR(FIND(&quot;_&quot;;[.$A982];1+[.D982]);LEN([.$A982]))" office:value-type="float" office:value="58" calcext:value-type="float">
            <text:p>58</text:p>
          </table:table-cell>
          <table:table-cell table:formula="of:=IFERROR(FIND(&quot;_&quot;;[.$A982];1+[.E982]);LEN([.$A982]))" office:value-type="float" office:value="59" calcext:value-type="float">
            <text:p>59</text:p>
          </table:table-cell>
          <table:table-cell table:formula="of:=[.D982]" office:value-type="float" office:value="27" calcext:value-type="float">
            <text:p>27</text:p>
          </table:table-cell>
          <table:table-cell table:formula="of:=LEFT([.A982];[.G982])" office:value-type="string" office:string-value="rdw_energiebron_uitvoering_" calcext:value-type="string">
            <text:p>rdw_energiebron_uitvoering_</text:p>
          </table:table-cell>
          <table:table-cell table:formula="of:=VLOOKUP([.H982];[$source.$C$2:$source.$F$48];4;0)" office:value-type="float" office:value="606" calcext:value-type="float">
            <text:p>606</text:p>
          </table:table-cell>
          <table:table-cell table:style-name="ce7" table:formula="of:=IF(RIGHT([.A982];6)=&quot;_X_X_X&quot;;3;IF(RIGHT([.A982];4)=&quot;_X_X&quot;;2;IF(RIGHT([.A982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3])&gt;0;[$preferred_name.A983];&#10;LEN([$preferred_name.B983])&gt;0;[$preferred_name.B983]&#10;)" office:value-type="string" office:string-value="rdw_energiebron_uitvoering_co2emisgecombineerdwltpogr_X" calcext:value-type="string">
            <text:p>rdw_energiebron_uitvoering_co2emisgecombineerdwltpogr_X</text:p>
          </table:table-cell>
          <table:table-cell table:formula="of:=IFERROR(FIND(&quot;_&quot;;[.$A983];1);LEN([.$A983]))" office:value-type="float" office:value="4" calcext:value-type="float">
            <text:p>4</text:p>
          </table:table-cell>
          <table:table-cell table:formula="of:=IFERROR(FIND(&quot;_&quot;;[.$A983];1+[.B983]);LEN([.$A983]))" office:value-type="float" office:value="16" calcext:value-type="float">
            <text:p>16</text:p>
          </table:table-cell>
          <table:table-cell table:formula="of:=IFERROR(FIND(&quot;_&quot;;[.$A983];1+[.C983]);LEN([.$A983]))" office:value-type="float" office:value="27" calcext:value-type="float">
            <text:p>27</text:p>
          </table:table-cell>
          <table:table-cell table:formula="of:=IFERROR(FIND(&quot;_&quot;;[.$A983];1+[.D983]);LEN([.$A983]))" office:value-type="float" office:value="54" calcext:value-type="float">
            <text:p>54</text:p>
          </table:table-cell>
          <table:table-cell table:formula="of:=IFERROR(FIND(&quot;_&quot;;[.$A983];1+[.E983]);LEN([.$A983]))" office:value-type="float" office:value="55" calcext:value-type="float">
            <text:p>55</text:p>
          </table:table-cell>
          <table:table-cell table:formula="of:=[.D983]" office:value-type="float" office:value="27" calcext:value-type="float">
            <text:p>27</text:p>
          </table:table-cell>
          <table:table-cell table:formula="of:=LEFT([.A983];[.G983])" office:value-type="string" office:string-value="rdw_energiebron_uitvoering_" calcext:value-type="string">
            <text:p>rdw_energiebron_uitvoering_</text:p>
          </table:table-cell>
          <table:table-cell table:formula="of:=VLOOKUP([.H983];[$source.$C$2:$source.$F$48];4;0)" office:value-type="float" office:value="606" calcext:value-type="float">
            <text:p>606</text:p>
          </table:table-cell>
          <table:table-cell table:style-name="ce7" table:formula="of:=IF(RIGHT([.A983];6)=&quot;_X_X_X&quot;;3;IF(RIGHT([.A983];4)=&quot;_X_X&quot;;2;IF(RIGHT([.A983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4])&gt;0;[$preferred_name.A984];&#10;LEN([$preferred_name.B984])&gt;0;[$preferred_name.B984]&#10;)" office:value-type="string" office:string-value="rdw_energiebron_uitvoering_co2emisgecombineerdwltpbgr_X" calcext:value-type="string">
            <text:p>rdw_energiebron_uitvoering_co2emisgecombineerdwltpbgr_X</text:p>
          </table:table-cell>
          <table:table-cell table:formula="of:=IFERROR(FIND(&quot;_&quot;;[.$A984];1);LEN([.$A984]))" office:value-type="float" office:value="4" calcext:value-type="float">
            <text:p>4</text:p>
          </table:table-cell>
          <table:table-cell table:formula="of:=IFERROR(FIND(&quot;_&quot;;[.$A984];1+[.B984]);LEN([.$A984]))" office:value-type="float" office:value="16" calcext:value-type="float">
            <text:p>16</text:p>
          </table:table-cell>
          <table:table-cell table:formula="of:=IFERROR(FIND(&quot;_&quot;;[.$A984];1+[.C984]);LEN([.$A984]))" office:value-type="float" office:value="27" calcext:value-type="float">
            <text:p>27</text:p>
          </table:table-cell>
          <table:table-cell table:formula="of:=IFERROR(FIND(&quot;_&quot;;[.$A984];1+[.D984]);LEN([.$A984]))" office:value-type="float" office:value="54" calcext:value-type="float">
            <text:p>54</text:p>
          </table:table-cell>
          <table:table-cell table:formula="of:=IFERROR(FIND(&quot;_&quot;;[.$A984];1+[.E984]);LEN([.$A984]))" office:value-type="float" office:value="55" calcext:value-type="float">
            <text:p>55</text:p>
          </table:table-cell>
          <table:table-cell table:formula="of:=[.D984]" office:value-type="float" office:value="27" calcext:value-type="float">
            <text:p>27</text:p>
          </table:table-cell>
          <table:table-cell table:formula="of:=LEFT([.A984];[.G984])" office:value-type="string" office:string-value="rdw_energiebron_uitvoering_" calcext:value-type="string">
            <text:p>rdw_energiebron_uitvoering_</text:p>
          </table:table-cell>
          <table:table-cell table:formula="of:=VLOOKUP([.H984];[$source.$C$2:$source.$F$48];4;0)" office:value-type="float" office:value="606" calcext:value-type="float">
            <text:p>606</text:p>
          </table:table-cell>
          <table:table-cell table:style-name="ce7" table:formula="of:=IF(RIGHT([.A984];6)=&quot;_X_X_X&quot;;3;IF(RIGHT([.A984];4)=&quot;_X_X&quot;;2;IF(RIGHT([.A98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5])&gt;0;[$preferred_name.A985];&#10;LEN([$preferred_name.B985])&gt;0;[$preferred_name.B985]&#10;)" office:value-type="string" office:string-value="rdw_energiebron_uitvoering_brandstofverbruikgecombwltpogr_X" calcext:value-type="string">
            <text:p>rdw_energiebron_uitvoering_brandstofverbruikgecombwltpogr_X</text:p>
          </table:table-cell>
          <table:table-cell table:formula="of:=IFERROR(FIND(&quot;_&quot;;[.$A985];1);LEN([.$A985]))" office:value-type="float" office:value="4" calcext:value-type="float">
            <text:p>4</text:p>
          </table:table-cell>
          <table:table-cell table:formula="of:=IFERROR(FIND(&quot;_&quot;;[.$A985];1+[.B985]);LEN([.$A985]))" office:value-type="float" office:value="16" calcext:value-type="float">
            <text:p>16</text:p>
          </table:table-cell>
          <table:table-cell table:formula="of:=IFERROR(FIND(&quot;_&quot;;[.$A985];1+[.C985]);LEN([.$A985]))" office:value-type="float" office:value="27" calcext:value-type="float">
            <text:p>27</text:p>
          </table:table-cell>
          <table:table-cell table:formula="of:=IFERROR(FIND(&quot;_&quot;;[.$A985];1+[.D985]);LEN([.$A985]))" office:value-type="float" office:value="58" calcext:value-type="float">
            <text:p>58</text:p>
          </table:table-cell>
          <table:table-cell table:formula="of:=IFERROR(FIND(&quot;_&quot;;[.$A985];1+[.E985]);LEN([.$A985]))" office:value-type="float" office:value="59" calcext:value-type="float">
            <text:p>59</text:p>
          </table:table-cell>
          <table:table-cell table:formula="of:=[.D985]" office:value-type="float" office:value="27" calcext:value-type="float">
            <text:p>27</text:p>
          </table:table-cell>
          <table:table-cell table:formula="of:=LEFT([.A985];[.G985])" office:value-type="string" office:string-value="rdw_energiebron_uitvoering_" calcext:value-type="string">
            <text:p>rdw_energiebron_uitvoering_</text:p>
          </table:table-cell>
          <table:table-cell table:formula="of:=VLOOKUP([.H985];[$source.$C$2:$source.$F$48];4;0)" office:value-type="float" office:value="606" calcext:value-type="float">
            <text:p>606</text:p>
          </table:table-cell>
          <table:table-cell table:style-name="ce7" table:formula="of:=IF(RIGHT([.A985];6)=&quot;_X_X_X&quot;;3;IF(RIGHT([.A985];4)=&quot;_X_X&quot;;2;IF(RIGHT([.A98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6])&gt;0;[$preferred_name.A986];&#10;LEN([$preferred_name.B986])&gt;0;[$preferred_name.B986]&#10;)" office:value-type="string" office:string-value="rdw_energiebron_uitvoering_brandstofverbruikgecombwltpbgr_X" calcext:value-type="string">
            <text:p>rdw_energiebron_uitvoering_brandstofverbruikgecombwltpbgr_X</text:p>
          </table:table-cell>
          <table:table-cell table:formula="of:=IFERROR(FIND(&quot;_&quot;;[.$A986];1);LEN([.$A986]))" office:value-type="float" office:value="4" calcext:value-type="float">
            <text:p>4</text:p>
          </table:table-cell>
          <table:table-cell table:formula="of:=IFERROR(FIND(&quot;_&quot;;[.$A986];1+[.B986]);LEN([.$A986]))" office:value-type="float" office:value="16" calcext:value-type="float">
            <text:p>16</text:p>
          </table:table-cell>
          <table:table-cell table:formula="of:=IFERROR(FIND(&quot;_&quot;;[.$A986];1+[.C986]);LEN([.$A986]))" office:value-type="float" office:value="27" calcext:value-type="float">
            <text:p>27</text:p>
          </table:table-cell>
          <table:table-cell table:formula="of:=IFERROR(FIND(&quot;_&quot;;[.$A986];1+[.D986]);LEN([.$A986]))" office:value-type="float" office:value="58" calcext:value-type="float">
            <text:p>58</text:p>
          </table:table-cell>
          <table:table-cell table:formula="of:=IFERROR(FIND(&quot;_&quot;;[.$A986];1+[.E986]);LEN([.$A986]))" office:value-type="float" office:value="59" calcext:value-type="float">
            <text:p>59</text:p>
          </table:table-cell>
          <table:table-cell table:formula="of:=[.D986]" office:value-type="float" office:value="27" calcext:value-type="float">
            <text:p>27</text:p>
          </table:table-cell>
          <table:table-cell table:formula="of:=LEFT([.A986];[.G986])" office:value-type="string" office:string-value="rdw_energiebron_uitvoering_" calcext:value-type="string">
            <text:p>rdw_energiebron_uitvoering_</text:p>
          </table:table-cell>
          <table:table-cell table:formula="of:=VLOOKUP([.H986];[$source.$C$2:$source.$F$48];4;0)" office:value-type="float" office:value="606" calcext:value-type="float">
            <text:p>606</text:p>
          </table:table-cell>
          <table:table-cell table:style-name="ce7" table:formula="of:=IF(RIGHT([.A986];6)=&quot;_X_X_X&quot;;3;IF(RIGHT([.A986];4)=&quot;_X_X&quot;;2;IF(RIGHT([.A986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7])&gt;0;[$preferred_name.A987];&#10;LEN([$preferred_name.B987])&gt;0;[$preferred_name.B987]&#10;)" office:value-type="string" office:string-value="rdw_energiebron_uitvoering_elektrischeactieradiusnedc_X" calcext:value-type="string">
            <text:p>rdw_energiebron_uitvoering_elektrischeactieradiusnedc_X</text:p>
          </table:table-cell>
          <table:table-cell table:formula="of:=IFERROR(FIND(&quot;_&quot;;[.$A987];1);LEN([.$A987]))" office:value-type="float" office:value="4" calcext:value-type="float">
            <text:p>4</text:p>
          </table:table-cell>
          <table:table-cell table:formula="of:=IFERROR(FIND(&quot;_&quot;;[.$A987];1+[.B987]);LEN([.$A987]))" office:value-type="float" office:value="16" calcext:value-type="float">
            <text:p>16</text:p>
          </table:table-cell>
          <table:table-cell table:formula="of:=IFERROR(FIND(&quot;_&quot;;[.$A987];1+[.C987]);LEN([.$A987]))" office:value-type="float" office:value="27" calcext:value-type="float">
            <text:p>27</text:p>
          </table:table-cell>
          <table:table-cell table:formula="of:=IFERROR(FIND(&quot;_&quot;;[.$A987];1+[.D987]);LEN([.$A987]))" office:value-type="float" office:value="54" calcext:value-type="float">
            <text:p>54</text:p>
          </table:table-cell>
          <table:table-cell table:formula="of:=IFERROR(FIND(&quot;_&quot;;[.$A987];1+[.E987]);LEN([.$A987]))" office:value-type="float" office:value="55" calcext:value-type="float">
            <text:p>55</text:p>
          </table:table-cell>
          <table:table-cell table:formula="of:=[.D987]" office:value-type="float" office:value="27" calcext:value-type="float">
            <text:p>27</text:p>
          </table:table-cell>
          <table:table-cell table:formula="of:=LEFT([.A987];[.G987])" office:value-type="string" office:string-value="rdw_energiebron_uitvoering_" calcext:value-type="string">
            <text:p>rdw_energiebron_uitvoering_</text:p>
          </table:table-cell>
          <table:table-cell table:formula="of:=VLOOKUP([.H987];[$source.$C$2:$source.$F$48];4;0)" office:value-type="float" office:value="606" calcext:value-type="float">
            <text:p>606</text:p>
          </table:table-cell>
          <table:table-cell table:style-name="ce7" table:formula="of:=IF(RIGHT([.A987];6)=&quot;_X_X_X&quot;;3;IF(RIGHT([.A987];4)=&quot;_X_X&quot;;2;IF(RIGHT([.A987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8])&gt;0;[$preferred_name.A988];&#10;LEN([$preferred_name.B988])&gt;0;[$preferred_name.B988]&#10;)" office:value-type="string" office:string-value="rdw_energiebron_uitvoering_elekverbruikgecombineerdnedc_X" calcext:value-type="string">
            <text:p>rdw_energiebron_uitvoering_elekverbruikgecombineerdnedc_X</text:p>
          </table:table-cell>
          <table:table-cell table:formula="of:=IFERROR(FIND(&quot;_&quot;;[.$A988];1);LEN([.$A988]))" office:value-type="float" office:value="4" calcext:value-type="float">
            <text:p>4</text:p>
          </table:table-cell>
          <table:table-cell table:formula="of:=IFERROR(FIND(&quot;_&quot;;[.$A988];1+[.B988]);LEN([.$A988]))" office:value-type="float" office:value="16" calcext:value-type="float">
            <text:p>16</text:p>
          </table:table-cell>
          <table:table-cell table:formula="of:=IFERROR(FIND(&quot;_&quot;;[.$A988];1+[.C988]);LEN([.$A988]))" office:value-type="float" office:value="27" calcext:value-type="float">
            <text:p>27</text:p>
          </table:table-cell>
          <table:table-cell table:formula="of:=IFERROR(FIND(&quot;_&quot;;[.$A988];1+[.D988]);LEN([.$A988]))" office:value-type="float" office:value="56" calcext:value-type="float">
            <text:p>56</text:p>
          </table:table-cell>
          <table:table-cell table:formula="of:=IFERROR(FIND(&quot;_&quot;;[.$A988];1+[.E988]);LEN([.$A988]))" office:value-type="float" office:value="57" calcext:value-type="float">
            <text:p>57</text:p>
          </table:table-cell>
          <table:table-cell table:formula="of:=[.D988]" office:value-type="float" office:value="27" calcext:value-type="float">
            <text:p>27</text:p>
          </table:table-cell>
          <table:table-cell table:formula="of:=LEFT([.A988];[.G988])" office:value-type="string" office:string-value="rdw_energiebron_uitvoering_" calcext:value-type="string">
            <text:p>rdw_energiebron_uitvoering_</text:p>
          </table:table-cell>
          <table:table-cell table:formula="of:=VLOOKUP([.H988];[$source.$C$2:$source.$F$48];4;0)" office:value-type="float" office:value="606" calcext:value-type="float">
            <text:p>606</text:p>
          </table:table-cell>
          <table:table-cell table:style-name="ce7" table:formula="of:=IF(RIGHT([.A988];6)=&quot;_X_X_X&quot;;3;IF(RIGHT([.A988];4)=&quot;_X_X&quot;;2;IF(RIGHT([.A988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89])&gt;0;[$preferred_name.A989];&#10;LEN([$preferred_name.B989])&gt;0;[$preferred_name.B989]&#10;)" office:value-type="string" office:string-value="rdw_gekentekende_voertuigen_aerodyn_voorz" calcext:value-type="string">
            <text:p>rdw_gekentekende_voertuigen_aerodyn_voorz</text:p>
          </table:table-cell>
          <table:table-cell table:formula="of:=IFERROR(FIND(&quot;_&quot;;[.$A989];1);LEN([.$A989]))" office:value-type="float" office:value="4" calcext:value-type="float">
            <text:p>4</text:p>
          </table:table-cell>
          <table:table-cell table:formula="of:=IFERROR(FIND(&quot;_&quot;;[.$A989];1+[.B989]);LEN([.$A989]))" office:value-type="float" office:value="17" calcext:value-type="float">
            <text:p>17</text:p>
          </table:table-cell>
          <table:table-cell table:formula="of:=IFERROR(FIND(&quot;_&quot;;[.$A989];1+[.C989]);LEN([.$A989]))" office:value-type="float" office:value="28" calcext:value-type="float">
            <text:p>28</text:p>
          </table:table-cell>
          <table:table-cell table:formula="of:=IFERROR(FIND(&quot;_&quot;;[.$A989];1+[.D989]);LEN([.$A989]))" office:value-type="float" office:value="36" calcext:value-type="float">
            <text:p>36</text:p>
          </table:table-cell>
          <table:table-cell table:formula="of:=IFERROR(FIND(&quot;_&quot;;[.$A989];1+[.E989]);LEN([.$A989]))" office:value-type="float" office:value="41" calcext:value-type="float">
            <text:p>41</text:p>
          </table:table-cell>
          <table:table-cell table:formula="of:=[.D989]" office:value-type="float" office:value="28" calcext:value-type="float">
            <text:p>28</text:p>
          </table:table-cell>
          <table:table-cell table:formula="of:=LEFT([.A989];[.G989])" office:value-type="string" office:string-value="rdw_gekentekende_voertuigen_" calcext:value-type="string">
            <text:p>rdw_gekentekende_voertuigen_</text:p>
          </table:table-cell>
          <table:table-cell table:formula="of:=VLOOKUP([.H989];[$source.$C$2:$source.$F$48];4;0)" office:value-type="float" office:value="201" calcext:value-type="float">
            <text:p>201</text:p>
          </table:table-cell>
          <table:table-cell table:style-name="ce7" table:formula="of:=IF(RIGHT([.A989];6)=&quot;_X_X_X&quot;;3;IF(RIGHT([.A989];4)=&quot;_X_X&quot;;2;IF(RIGHT([.A989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0])&gt;0;[$preferred_name.A990];&#10;LEN([$preferred_name.B990])&gt;0;[$preferred_name.B990]&#10;)" office:value-type="string" office:string-value="rdw_gekentekende_voertuigen_verl_cab_ind" calcext:value-type="string">
            <text:p>rdw_gekentekende_voertuigen_verl_cab_ind</text:p>
          </table:table-cell>
          <table:table-cell table:formula="of:=IFERROR(FIND(&quot;_&quot;;[.$A990];1);LEN([.$A990]))" office:value-type="float" office:value="4" calcext:value-type="float">
            <text:p>4</text:p>
          </table:table-cell>
          <table:table-cell table:formula="of:=IFERROR(FIND(&quot;_&quot;;[.$A990];1+[.B990]);LEN([.$A990]))" office:value-type="float" office:value="17" calcext:value-type="float">
            <text:p>17</text:p>
          </table:table-cell>
          <table:table-cell table:formula="of:=IFERROR(FIND(&quot;_&quot;;[.$A990];1+[.C990]);LEN([.$A990]))" office:value-type="float" office:value="28" calcext:value-type="float">
            <text:p>28</text:p>
          </table:table-cell>
          <table:table-cell table:formula="of:=IFERROR(FIND(&quot;_&quot;;[.$A990];1+[.D990]);LEN([.$A990]))" office:value-type="float" office:value="33" calcext:value-type="float">
            <text:p>33</text:p>
          </table:table-cell>
          <table:table-cell table:formula="of:=IFERROR(FIND(&quot;_&quot;;[.$A990];1+[.E990]);LEN([.$A990]))" office:value-type="float" office:value="37" calcext:value-type="float">
            <text:p>37</text:p>
          </table:table-cell>
          <table:table-cell table:formula="of:=[.D990]" office:value-type="float" office:value="28" calcext:value-type="float">
            <text:p>28</text:p>
          </table:table-cell>
          <table:table-cell table:formula="of:=LEFT([.A990];[.G990])" office:value-type="string" office:string-value="rdw_gekentekende_voertuigen_" calcext:value-type="string">
            <text:p>rdw_gekentekende_voertuigen_</text:p>
          </table:table-cell>
          <table:table-cell table:formula="of:=VLOOKUP([.H990];[$source.$C$2:$source.$F$48];4;0)" office:value-type="float" office:value="201" calcext:value-type="float">
            <text:p>201</text:p>
          </table:table-cell>
          <table:table-cell table:style-name="ce7" table:formula="of:=IF(RIGHT([.A990];6)=&quot;_X_X_X&quot;;3;IF(RIGHT([.A990];4)=&quot;_X_X&quot;;2;IF(RIGHT([.A990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1])&gt;0;[$preferred_name.A991];&#10;LEN([$preferred_name.B991])&gt;0;[$preferred_name.B991]&#10;)" office:value-type="string" office:string-value="rdw_basis_uitvoering_maxondersteundesnelheidogr" calcext:value-type="string">
            <text:p>rdw_basis_uitvoering_maxondersteundesnelheidogr</text:p>
          </table:table-cell>
          <table:table-cell table:formula="of:=IFERROR(FIND(&quot;_&quot;;[.$A991];1);LEN([.$A991]))" office:value-type="float" office:value="4" calcext:value-type="float">
            <text:p>4</text:p>
          </table:table-cell>
          <table:table-cell table:formula="of:=IFERROR(FIND(&quot;_&quot;;[.$A991];1+[.B991]);LEN([.$A991]))" office:value-type="float" office:value="10" calcext:value-type="float">
            <text:p>10</text:p>
          </table:table-cell>
          <table:table-cell table:formula="of:=IFERROR(FIND(&quot;_&quot;;[.$A991];1+[.C991]);LEN([.$A991]))" office:value-type="float" office:value="21" calcext:value-type="float">
            <text:p>21</text:p>
          </table:table-cell>
          <table:table-cell table:formula="of:=IFERROR(FIND(&quot;_&quot;;[.$A991];1+[.D991]);LEN([.$A991]))" office:value-type="float" office:value="47" calcext:value-type="float">
            <text:p>47</text:p>
          </table:table-cell>
          <table:table-cell table:formula="of:=IFERROR(FIND(&quot;_&quot;;[.$A991];1+[.E991]);LEN([.$A991]))" office:value-type="float" office:value="47" calcext:value-type="float">
            <text:p>47</text:p>
          </table:table-cell>
          <table:table-cell table:formula="of:=[.D991]" office:value-type="float" office:value="21" calcext:value-type="float">
            <text:p>21</text:p>
          </table:table-cell>
          <table:table-cell table:formula="of:=LEFT([.A991];[.G991])" office:value-type="string" office:string-value="rdw_basis_uitvoering_" calcext:value-type="string">
            <text:p>rdw_basis_uitvoering_</text:p>
          </table:table-cell>
          <table:table-cell table:formula="of:=VLOOKUP([.H991];[$source.$C$2:$source.$F$48];4;0)" office:value-type="float" office:value="603" calcext:value-type="float">
            <text:p>603</text:p>
          </table:table-cell>
          <table:table-cell table:style-name="ce7" table:formula="of:=IF(RIGHT([.A991];6)=&quot;_X_X_X&quot;;3;IF(RIGHT([.A991];4)=&quot;_X_X&quot;;2;IF(RIGHT([.A991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2])&gt;0;[$preferred_name.A992];&#10;LEN([$preferred_name.B992])&gt;0;[$preferred_name.B992]&#10;)" office:value-type="string" office:string-value="rdw_basis_uitvoering_maxondersteundesnelheidbgr" calcext:value-type="string">
            <text:p>rdw_basis_uitvoering_maxondersteundesnelheidbgr</text:p>
          </table:table-cell>
          <table:table-cell table:formula="of:=IFERROR(FIND(&quot;_&quot;;[.$A992];1);LEN([.$A992]))" office:value-type="float" office:value="4" calcext:value-type="float">
            <text:p>4</text:p>
          </table:table-cell>
          <table:table-cell table:formula="of:=IFERROR(FIND(&quot;_&quot;;[.$A992];1+[.B992]);LEN([.$A992]))" office:value-type="float" office:value="10" calcext:value-type="float">
            <text:p>10</text:p>
          </table:table-cell>
          <table:table-cell table:formula="of:=IFERROR(FIND(&quot;_&quot;;[.$A992];1+[.C992]);LEN([.$A992]))" office:value-type="float" office:value="21" calcext:value-type="float">
            <text:p>21</text:p>
          </table:table-cell>
          <table:table-cell table:formula="of:=IFERROR(FIND(&quot;_&quot;;[.$A992];1+[.D992]);LEN([.$A992]))" office:value-type="float" office:value="47" calcext:value-type="float">
            <text:p>47</text:p>
          </table:table-cell>
          <table:table-cell table:formula="of:=IFERROR(FIND(&quot;_&quot;;[.$A992];1+[.E992]);LEN([.$A992]))" office:value-type="float" office:value="47" calcext:value-type="float">
            <text:p>47</text:p>
          </table:table-cell>
          <table:table-cell table:formula="of:=[.D992]" office:value-type="float" office:value="21" calcext:value-type="float">
            <text:p>21</text:p>
          </table:table-cell>
          <table:table-cell table:formula="of:=LEFT([.A992];[.G992])" office:value-type="string" office:string-value="rdw_basis_uitvoering_" calcext:value-type="string">
            <text:p>rdw_basis_uitvoering_</text:p>
          </table:table-cell>
          <table:table-cell table:formula="of:=VLOOKUP([.H992];[$source.$C$2:$source.$F$48];4;0)" office:value-type="float" office:value="603" calcext:value-type="float">
            <text:p>603</text:p>
          </table:table-cell>
          <table:table-cell table:style-name="ce7" table:formula="of:=IF(RIGHT([.A992];6)=&quot;_X_X_X&quot;;3;IF(RIGHT([.A992];4)=&quot;_X_X&quot;;2;IF(RIGHT([.A992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3])&gt;0;[$preferred_name.A993];&#10;LEN([$preferred_name.B993])&gt;0;[$preferred_name.B993]&#10;)" office:value-type="string" office:string-value="" calcext:value-type="error">
            <text:p>#N/A</text:p>
          </table:table-cell>
          <table:table-cell table:formula="of:=IFERROR(FIND(&quot;_&quot;;[.$A993];1);LEN([.$A993]))" office:value-type="string" office:string-value="" calcext:value-type="error">
            <text:p>#N/A</text:p>
          </table:table-cell>
          <table:table-cell table:formula="of:=IFERROR(FIND(&quot;_&quot;;[.$A993];1+[.B993]);LEN([.$A993]))" office:value-type="string" office:string-value="" calcext:value-type="error">
            <text:p>#N/A</text:p>
          </table:table-cell>
          <table:table-cell table:formula="of:=IFERROR(FIND(&quot;_&quot;;[.$A993];1+[.C993]);LEN([.$A993]))" office:value-type="string" office:string-value="" calcext:value-type="error">
            <text:p>#N/A</text:p>
          </table:table-cell>
          <table:table-cell table:formula="of:=IFERROR(FIND(&quot;_&quot;;[.$A993];1+[.D993]);LEN([.$A993]))" office:value-type="string" office:string-value="" calcext:value-type="error">
            <text:p>#N/A</text:p>
          </table:table-cell>
          <table:table-cell table:formula="of:=IFERROR(FIND(&quot;_&quot;;[.$A993];1+[.E993]);LEN([.$A993]))" office:value-type="string" office:string-value="" calcext:value-type="error">
            <text:p>#N/A</text:p>
          </table:table-cell>
          <table:table-cell table:formula="of:=[.D993]" office:value-type="string" office:string-value="" calcext:value-type="error">
            <text:p>#N/A</text:p>
          </table:table-cell>
          <table:table-cell table:formula="of:=LEFT([.A993];[.G993])" office:value-type="string" office:string-value="" calcext:value-type="error">
            <text:p>#N/A</text:p>
          </table:table-cell>
          <table:table-cell table:formula="of:=VLOOKUP([.H993];[$source.$C$2:$source.$F$48];4;0)" office:value-type="string" office:string-value="" calcext:value-type="error">
            <text:p>#N/A</text:p>
          </table:table-cell>
          <table:table-cell table:style-name="ce7" table:formula="of:=IF(RIGHT([.A993];6)=&quot;_X_X_X&quot;;3;IF(RIGHT([.A993];4)=&quot;_X_X&quot;;2;IF(RIGHT([.A99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4])&gt;0;[$preferred_name.A994];&#10;LEN([$preferred_name.B994])&gt;0;[$preferred_name.B994]&#10;)" office:value-type="string" office:string-value="rdw_koppeling_uitvoering_maximummassaopleggerogr_X" calcext:value-type="string">
            <text:p>rdw_koppeling_uitvoering_maximummassaopleggerogr_X</text:p>
          </table:table-cell>
          <table:table-cell table:formula="of:=IFERROR(FIND(&quot;_&quot;;[.$A994];1);LEN([.$A994]))" office:value-type="float" office:value="4" calcext:value-type="float">
            <text:p>4</text:p>
          </table:table-cell>
          <table:table-cell table:formula="of:=IFERROR(FIND(&quot;_&quot;;[.$A994];1+[.B994]);LEN([.$A994]))" office:value-type="float" office:value="14" calcext:value-type="float">
            <text:p>14</text:p>
          </table:table-cell>
          <table:table-cell table:formula="of:=IFERROR(FIND(&quot;_&quot;;[.$A994];1+[.C994]);LEN([.$A994]))" office:value-type="float" office:value="25" calcext:value-type="float">
            <text:p>25</text:p>
          </table:table-cell>
          <table:table-cell table:formula="of:=IFERROR(FIND(&quot;_&quot;;[.$A994];1+[.D994]);LEN([.$A994]))" office:value-type="float" office:value="49" calcext:value-type="float">
            <text:p>49</text:p>
          </table:table-cell>
          <table:table-cell table:formula="of:=IFERROR(FIND(&quot;_&quot;;[.$A994];1+[.E994]);LEN([.$A994]))" office:value-type="float" office:value="50" calcext:value-type="float">
            <text:p>50</text:p>
          </table:table-cell>
          <table:table-cell table:formula="of:=[.D994]" office:value-type="float" office:value="25" calcext:value-type="float">
            <text:p>25</text:p>
          </table:table-cell>
          <table:table-cell table:formula="of:=LEFT([.A994];[.G994])" office:value-type="string" office:string-value="rdw_koppeling_uitvoering_" calcext:value-type="string">
            <text:p>rdw_koppeling_uitvoering_</text:p>
          </table:table-cell>
          <table:table-cell table:formula="of:=VLOOKUP([.H994];[$source.$C$2:$source.$F$48];4;0)" office:value-type="float" office:value="633" calcext:value-type="float">
            <text:p>633</text:p>
          </table:table-cell>
          <table:table-cell table:style-name="ce7" table:formula="of:=IF(RIGHT([.A994];6)=&quot;_X_X_X&quot;;3;IF(RIGHT([.A994];4)=&quot;_X_X&quot;;2;IF(RIGHT([.A994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5])&gt;0;[$preferred_name.A995];&#10;LEN([$preferred_name.B995])&gt;0;[$preferred_name.B995]&#10;)" office:value-type="string" office:string-value="rdw_koppeling_uitvoering_maximummassaopleggerbgr_X" calcext:value-type="string">
            <text:p>rdw_koppeling_uitvoering_maximummassaopleggerbgr_X</text:p>
          </table:table-cell>
          <table:table-cell table:formula="of:=IFERROR(FIND(&quot;_&quot;;[.$A995];1);LEN([.$A995]))" office:value-type="float" office:value="4" calcext:value-type="float">
            <text:p>4</text:p>
          </table:table-cell>
          <table:table-cell table:formula="of:=IFERROR(FIND(&quot;_&quot;;[.$A995];1+[.B995]);LEN([.$A995]))" office:value-type="float" office:value="14" calcext:value-type="float">
            <text:p>14</text:p>
          </table:table-cell>
          <table:table-cell table:formula="of:=IFERROR(FIND(&quot;_&quot;;[.$A995];1+[.C995]);LEN([.$A995]))" office:value-type="float" office:value="25" calcext:value-type="float">
            <text:p>25</text:p>
          </table:table-cell>
          <table:table-cell table:formula="of:=IFERROR(FIND(&quot;_&quot;;[.$A995];1+[.D995]);LEN([.$A995]))" office:value-type="float" office:value="49" calcext:value-type="float">
            <text:p>49</text:p>
          </table:table-cell>
          <table:table-cell table:formula="of:=IFERROR(FIND(&quot;_&quot;;[.$A995];1+[.E995]);LEN([.$A995]))" office:value-type="float" office:value="50" calcext:value-type="float">
            <text:p>50</text:p>
          </table:table-cell>
          <table:table-cell table:formula="of:=[.D995]" office:value-type="float" office:value="25" calcext:value-type="float">
            <text:p>25</text:p>
          </table:table-cell>
          <table:table-cell table:formula="of:=LEFT([.A995];[.G995])" office:value-type="string" office:string-value="rdw_koppeling_uitvoering_" calcext:value-type="string">
            <text:p>rdw_koppeling_uitvoering_</text:p>
          </table:table-cell>
          <table:table-cell table:formula="of:=VLOOKUP([.H995];[$source.$C$2:$source.$F$48];4;0)" office:value-type="float" office:value="633" calcext:value-type="float">
            <text:p>633</text:p>
          </table:table-cell>
          <table:table-cell table:style-name="ce7" table:formula="of:=IF(RIGHT([.A995];6)=&quot;_X_X_X&quot;;3;IF(RIGHT([.A995];4)=&quot;_X_X&quot;;2;IF(RIGHT([.A995];2)=&quot;_X&quot;;1;0)))" office:value-type="float" office:value="1" calcext:value-type="float">
            <text:p>1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6])&gt;0;[$preferred_name.A996];&#10;LEN([$preferred_name.B996])&gt;0;[$preferred_name.B996]&#10;)" office:value-type="string" office:string-value="rdw_energiebron_uitvoering_regelgevingemissiemotoren_X_X" calcext:value-type="string">
            <text:p>rdw_energiebron_uitvoering_regelgevingemissiemotoren_X_X</text:p>
          </table:table-cell>
          <table:table-cell table:formula="of:=IFERROR(FIND(&quot;_&quot;;[.$A996];1);LEN([.$A996]))" office:value-type="float" office:value="4" calcext:value-type="float">
            <text:p>4</text:p>
          </table:table-cell>
          <table:table-cell table:formula="of:=IFERROR(FIND(&quot;_&quot;;[.$A996];1+[.B996]);LEN([.$A996]))" office:value-type="float" office:value="16" calcext:value-type="float">
            <text:p>16</text:p>
          </table:table-cell>
          <table:table-cell table:formula="of:=IFERROR(FIND(&quot;_&quot;;[.$A996];1+[.C996]);LEN([.$A996]))" office:value-type="float" office:value="27" calcext:value-type="float">
            <text:p>27</text:p>
          </table:table-cell>
          <table:table-cell table:formula="of:=IFERROR(FIND(&quot;_&quot;;[.$A996];1+[.D996]);LEN([.$A996]))" office:value-type="float" office:value="53" calcext:value-type="float">
            <text:p>53</text:p>
          </table:table-cell>
          <table:table-cell table:formula="of:=IFERROR(FIND(&quot;_&quot;;[.$A996];1+[.E996]);LEN([.$A996]))" office:value-type="float" office:value="55" calcext:value-type="float">
            <text:p>55</text:p>
          </table:table-cell>
          <table:table-cell table:formula="of:=[.D996]" office:value-type="float" office:value="27" calcext:value-type="float">
            <text:p>27</text:p>
          </table:table-cell>
          <table:table-cell table:formula="of:=LEFT([.A996];[.G996])" office:value-type="string" office:string-value="rdw_energiebron_uitvoering_" calcext:value-type="string">
            <text:p>rdw_energiebron_uitvoering_</text:p>
          </table:table-cell>
          <table:table-cell table:formula="of:=VLOOKUP([.H996];[$source.$C$2:$source.$F$48];4;0)" office:value-type="float" office:value="606" calcext:value-type="float">
            <text:p>606</text:p>
          </table:table-cell>
          <table:table-cell table:style-name="ce7" table:formula="of:=IF(RIGHT([.A996];6)=&quot;_X_X_X&quot;;3;IF(RIGHT([.A996];4)=&quot;_X_X&quot;;2;IF(RIGHT([.A99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7])&gt;0;[$preferred_name.A997];&#10;LEN([$preferred_name.B997])&gt;0;[$preferred_name.B997]&#10;)" office:value-type="string" office:string-value="rdw_energiebron_uitvoering_coemissiewhsc_X_X" calcext:value-type="string">
            <text:p>rdw_energiebron_uitvoering_coemissiewhsc_X_X</text:p>
          </table:table-cell>
          <table:table-cell table:formula="of:=IFERROR(FIND(&quot;_&quot;;[.$A997];1);LEN([.$A997]))" office:value-type="float" office:value="4" calcext:value-type="float">
            <text:p>4</text:p>
          </table:table-cell>
          <table:table-cell table:formula="of:=IFERROR(FIND(&quot;_&quot;;[.$A997];1+[.B997]);LEN([.$A997]))" office:value-type="float" office:value="16" calcext:value-type="float">
            <text:p>16</text:p>
          </table:table-cell>
          <table:table-cell table:formula="of:=IFERROR(FIND(&quot;_&quot;;[.$A997];1+[.C997]);LEN([.$A997]))" office:value-type="float" office:value="27" calcext:value-type="float">
            <text:p>27</text:p>
          </table:table-cell>
          <table:table-cell table:formula="of:=IFERROR(FIND(&quot;_&quot;;[.$A997];1+[.D997]);LEN([.$A997]))" office:value-type="float" office:value="41" calcext:value-type="float">
            <text:p>41</text:p>
          </table:table-cell>
          <table:table-cell table:formula="of:=IFERROR(FIND(&quot;_&quot;;[.$A997];1+[.E997]);LEN([.$A997]))" office:value-type="float" office:value="43" calcext:value-type="float">
            <text:p>43</text:p>
          </table:table-cell>
          <table:table-cell table:formula="of:=[.D997]" office:value-type="float" office:value="27" calcext:value-type="float">
            <text:p>27</text:p>
          </table:table-cell>
          <table:table-cell table:formula="of:=LEFT([.A997];[.G997])" office:value-type="string" office:string-value="rdw_energiebron_uitvoering_" calcext:value-type="string">
            <text:p>rdw_energiebron_uitvoering_</text:p>
          </table:table-cell>
          <table:table-cell table:formula="of:=VLOOKUP([.H997];[$source.$C$2:$source.$F$48];4;0)" office:value-type="float" office:value="606" calcext:value-type="float">
            <text:p>606</text:p>
          </table:table-cell>
          <table:table-cell table:style-name="ce7" table:formula="of:=IF(RIGHT([.A997];6)=&quot;_X_X_X&quot;;3;IF(RIGHT([.A997];4)=&quot;_X_X&quot;;2;IF(RIGHT([.A99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8])&gt;0;[$preferred_name.A998];&#10;LEN([$preferred_name.B998])&gt;0;[$preferred_name.B998]&#10;)" office:value-type="string" office:string-value="rdw_energiebron_uitvoering_coemissiewhtc_X_X" calcext:value-type="string">
            <text:p>rdw_energiebron_uitvoering_coemissiewhtc_X_X</text:p>
          </table:table-cell>
          <table:table-cell table:formula="of:=IFERROR(FIND(&quot;_&quot;;[.$A998];1);LEN([.$A998]))" office:value-type="float" office:value="4" calcext:value-type="float">
            <text:p>4</text:p>
          </table:table-cell>
          <table:table-cell table:formula="of:=IFERROR(FIND(&quot;_&quot;;[.$A998];1+[.B998]);LEN([.$A998]))" office:value-type="float" office:value="16" calcext:value-type="float">
            <text:p>16</text:p>
          </table:table-cell>
          <table:table-cell table:formula="of:=IFERROR(FIND(&quot;_&quot;;[.$A998];1+[.C998]);LEN([.$A998]))" office:value-type="float" office:value="27" calcext:value-type="float">
            <text:p>27</text:p>
          </table:table-cell>
          <table:table-cell table:formula="of:=IFERROR(FIND(&quot;_&quot;;[.$A998];1+[.D998]);LEN([.$A998]))" office:value-type="float" office:value="41" calcext:value-type="float">
            <text:p>41</text:p>
          </table:table-cell>
          <table:table-cell table:formula="of:=IFERROR(FIND(&quot;_&quot;;[.$A998];1+[.E998]);LEN([.$A998]))" office:value-type="float" office:value="43" calcext:value-type="float">
            <text:p>43</text:p>
          </table:table-cell>
          <table:table-cell table:formula="of:=[.D998]" office:value-type="float" office:value="27" calcext:value-type="float">
            <text:p>27</text:p>
          </table:table-cell>
          <table:table-cell table:formula="of:=LEFT([.A998];[.G998])" office:value-type="string" office:string-value="rdw_energiebron_uitvoering_" calcext:value-type="string">
            <text:p>rdw_energiebron_uitvoering_</text:p>
          </table:table-cell>
          <table:table-cell table:formula="of:=VLOOKUP([.H998];[$source.$C$2:$source.$F$48];4;0)" office:value-type="float" office:value="606" calcext:value-type="float">
            <text:p>606</text:p>
          </table:table-cell>
          <table:table-cell table:style-name="ce7" table:formula="of:=IF(RIGHT([.A998];6)=&quot;_X_X_X&quot;;3;IF(RIGHT([.A998];4)=&quot;_X_X&quot;;2;IF(RIGHT([.A99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999])&gt;0;[$preferred_name.A999];&#10;LEN([$preferred_name.B999])&gt;0;[$preferred_name.B999]&#10;)" office:value-type="string" office:string-value="rdw_energiebron_uitvoering_emissieaantaldeeltjeswhsc_X_X" calcext:value-type="string">
            <text:p>rdw_energiebron_uitvoering_emissieaantaldeeltjeswhsc_X_X</text:p>
          </table:table-cell>
          <table:table-cell table:formula="of:=IFERROR(FIND(&quot;_&quot;;[.$A999];1);LEN([.$A999]))" office:value-type="float" office:value="4" calcext:value-type="float">
            <text:p>4</text:p>
          </table:table-cell>
          <table:table-cell table:formula="of:=IFERROR(FIND(&quot;_&quot;;[.$A999];1+[.B999]);LEN([.$A999]))" office:value-type="float" office:value="16" calcext:value-type="float">
            <text:p>16</text:p>
          </table:table-cell>
          <table:table-cell table:formula="of:=IFERROR(FIND(&quot;_&quot;;[.$A999];1+[.C999]);LEN([.$A999]))" office:value-type="float" office:value="27" calcext:value-type="float">
            <text:p>27</text:p>
          </table:table-cell>
          <table:table-cell table:formula="of:=IFERROR(FIND(&quot;_&quot;;[.$A999];1+[.D999]);LEN([.$A999]))" office:value-type="float" office:value="53" calcext:value-type="float">
            <text:p>53</text:p>
          </table:table-cell>
          <table:table-cell table:formula="of:=IFERROR(FIND(&quot;_&quot;;[.$A999];1+[.E999]);LEN([.$A999]))" office:value-type="float" office:value="55" calcext:value-type="float">
            <text:p>55</text:p>
          </table:table-cell>
          <table:table-cell table:formula="of:=[.D999]" office:value-type="float" office:value="27" calcext:value-type="float">
            <text:p>27</text:p>
          </table:table-cell>
          <table:table-cell table:formula="of:=LEFT([.A999];[.G999])" office:value-type="string" office:string-value="rdw_energiebron_uitvoering_" calcext:value-type="string">
            <text:p>rdw_energiebron_uitvoering_</text:p>
          </table:table-cell>
          <table:table-cell table:formula="of:=VLOOKUP([.H999];[$source.$C$2:$source.$F$48];4;0)" office:value-type="float" office:value="606" calcext:value-type="float">
            <text:p>606</text:p>
          </table:table-cell>
          <table:table-cell table:style-name="ce7" table:formula="of:=IF(RIGHT([.A999];6)=&quot;_X_X_X&quot;;3;IF(RIGHT([.A999];4)=&quot;_X_X&quot;;2;IF(RIGHT([.A99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0])&gt;0;[$preferred_name.A1000];&#10;LEN([$preferred_name.B1000])&gt;0;[$preferred_name.B1000]&#10;)" office:value-type="string" office:string-value="rdw_energiebron_uitvoering_emissieaantaldeeltjeswhtc_X_X" calcext:value-type="string">
            <text:p>rdw_energiebron_uitvoering_emissieaantaldeeltjeswhtc_X_X</text:p>
          </table:table-cell>
          <table:table-cell table:formula="of:=IFERROR(FIND(&quot;_&quot;;[.$A1000];1);LEN([.$A1000]))" office:value-type="float" office:value="4" calcext:value-type="float">
            <text:p>4</text:p>
          </table:table-cell>
          <table:table-cell table:formula="of:=IFERROR(FIND(&quot;_&quot;;[.$A1000];1+[.B1000]);LEN([.$A1000]))" office:value-type="float" office:value="16" calcext:value-type="float">
            <text:p>16</text:p>
          </table:table-cell>
          <table:table-cell table:formula="of:=IFERROR(FIND(&quot;_&quot;;[.$A1000];1+[.C1000]);LEN([.$A1000]))" office:value-type="float" office:value="27" calcext:value-type="float">
            <text:p>27</text:p>
          </table:table-cell>
          <table:table-cell table:formula="of:=IFERROR(FIND(&quot;_&quot;;[.$A1000];1+[.D1000]);LEN([.$A1000]))" office:value-type="float" office:value="53" calcext:value-type="float">
            <text:p>53</text:p>
          </table:table-cell>
          <table:table-cell table:formula="of:=IFERROR(FIND(&quot;_&quot;;[.$A1000];1+[.E1000]);LEN([.$A1000]))" office:value-type="float" office:value="55" calcext:value-type="float">
            <text:p>55</text:p>
          </table:table-cell>
          <table:table-cell table:formula="of:=[.D1000]" office:value-type="float" office:value="27" calcext:value-type="float">
            <text:p>27</text:p>
          </table:table-cell>
          <table:table-cell table:formula="of:=LEFT([.A1000];[.G1000])" office:value-type="string" office:string-value="rdw_energiebron_uitvoering_" calcext:value-type="string">
            <text:p>rdw_energiebron_uitvoering_</text:p>
          </table:table-cell>
          <table:table-cell table:formula="of:=VLOOKUP([.H1000];[$source.$C$2:$source.$F$48];4;0)" office:value-type="float" office:value="606" calcext:value-type="float">
            <text:p>606</text:p>
          </table:table-cell>
          <table:table-cell table:style-name="ce7" table:formula="of:=IF(RIGHT([.A1000];6)=&quot;_X_X_X&quot;;3;IF(RIGHT([.A1000];4)=&quot;_X_X&quot;;2;IF(RIGHT([.A100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1])&gt;0;[$preferred_name.A1001];&#10;LEN([$preferred_name.B1001])&gt;0;[$preferred_name.B1001]&#10;)" office:value-type="string" office:string-value="rdw_energiebron_uitvoering_emissiedeeltjeswhsc_X_X" calcext:value-type="string">
            <text:p>rdw_energiebron_uitvoering_emissiedeeltjeswhsc_X_X</text:p>
          </table:table-cell>
          <table:table-cell table:formula="of:=IFERROR(FIND(&quot;_&quot;;[.$A1001];1);LEN([.$A1001]))" office:value-type="float" office:value="4" calcext:value-type="float">
            <text:p>4</text:p>
          </table:table-cell>
          <table:table-cell table:formula="of:=IFERROR(FIND(&quot;_&quot;;[.$A1001];1+[.B1001]);LEN([.$A1001]))" office:value-type="float" office:value="16" calcext:value-type="float">
            <text:p>16</text:p>
          </table:table-cell>
          <table:table-cell table:formula="of:=IFERROR(FIND(&quot;_&quot;;[.$A1001];1+[.C1001]);LEN([.$A1001]))" office:value-type="float" office:value="27" calcext:value-type="float">
            <text:p>27</text:p>
          </table:table-cell>
          <table:table-cell table:formula="of:=IFERROR(FIND(&quot;_&quot;;[.$A1001];1+[.D1001]);LEN([.$A1001]))" office:value-type="float" office:value="47" calcext:value-type="float">
            <text:p>47</text:p>
          </table:table-cell>
          <table:table-cell table:formula="of:=IFERROR(FIND(&quot;_&quot;;[.$A1001];1+[.E1001]);LEN([.$A1001]))" office:value-type="float" office:value="49" calcext:value-type="float">
            <text:p>49</text:p>
          </table:table-cell>
          <table:table-cell table:formula="of:=[.D1001]" office:value-type="float" office:value="27" calcext:value-type="float">
            <text:p>27</text:p>
          </table:table-cell>
          <table:table-cell table:formula="of:=LEFT([.A1001];[.G1001])" office:value-type="string" office:string-value="rdw_energiebron_uitvoering_" calcext:value-type="string">
            <text:p>rdw_energiebron_uitvoering_</text:p>
          </table:table-cell>
          <table:table-cell table:formula="of:=VLOOKUP([.H1001];[$source.$C$2:$source.$F$48];4;0)" office:value-type="float" office:value="606" calcext:value-type="float">
            <text:p>606</text:p>
          </table:table-cell>
          <table:table-cell table:style-name="ce7" table:formula="of:=IF(RIGHT([.A1001];6)=&quot;_X_X_X&quot;;3;IF(RIGHT([.A1001];4)=&quot;_X_X&quot;;2;IF(RIGHT([.A100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2])&gt;0;[$preferred_name.A1002];&#10;LEN([$preferred_name.B1002])&gt;0;[$preferred_name.B1002]&#10;)" office:value-type="string" office:string-value="rdw_energiebron_uitvoering_emissiedeeltjeswhtc_X_X" calcext:value-type="string">
            <text:p>rdw_energiebron_uitvoering_emissiedeeltjeswhtc_X_X</text:p>
          </table:table-cell>
          <table:table-cell table:formula="of:=IFERROR(FIND(&quot;_&quot;;[.$A1002];1);LEN([.$A1002]))" office:value-type="float" office:value="4" calcext:value-type="float">
            <text:p>4</text:p>
          </table:table-cell>
          <table:table-cell table:formula="of:=IFERROR(FIND(&quot;_&quot;;[.$A1002];1+[.B1002]);LEN([.$A1002]))" office:value-type="float" office:value="16" calcext:value-type="float">
            <text:p>16</text:p>
          </table:table-cell>
          <table:table-cell table:formula="of:=IFERROR(FIND(&quot;_&quot;;[.$A1002];1+[.C1002]);LEN([.$A1002]))" office:value-type="float" office:value="27" calcext:value-type="float">
            <text:p>27</text:p>
          </table:table-cell>
          <table:table-cell table:formula="of:=IFERROR(FIND(&quot;_&quot;;[.$A1002];1+[.D1002]);LEN([.$A1002]))" office:value-type="float" office:value="47" calcext:value-type="float">
            <text:p>47</text:p>
          </table:table-cell>
          <table:table-cell table:formula="of:=IFERROR(FIND(&quot;_&quot;;[.$A1002];1+[.E1002]);LEN([.$A1002]))" office:value-type="float" office:value="49" calcext:value-type="float">
            <text:p>49</text:p>
          </table:table-cell>
          <table:table-cell table:formula="of:=[.D1002]" office:value-type="float" office:value="27" calcext:value-type="float">
            <text:p>27</text:p>
          </table:table-cell>
          <table:table-cell table:formula="of:=LEFT([.A1002];[.G1002])" office:value-type="string" office:string-value="rdw_energiebron_uitvoering_" calcext:value-type="string">
            <text:p>rdw_energiebron_uitvoering_</text:p>
          </table:table-cell>
          <table:table-cell table:formula="of:=VLOOKUP([.H1002];[$source.$C$2:$source.$F$48];4;0)" office:value-type="float" office:value="606" calcext:value-type="float">
            <text:p>606</text:p>
          </table:table-cell>
          <table:table-cell table:style-name="ce7" table:formula="of:=IF(RIGHT([.A1002];6)=&quot;_X_X_X&quot;;3;IF(RIGHT([.A1002];4)=&quot;_X_X&quot;;2;IF(RIGHT([.A100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3])&gt;0;[$preferred_name.A1003];&#10;LEN([$preferred_name.B1003])&gt;0;[$preferred_name.B1003]&#10;)" office:value-type="string" office:string-value="rdw_energiebron_uitvoering_noxemissiewhsc_X_X" calcext:value-type="string">
            <text:p>rdw_energiebron_uitvoering_noxemissiewhsc_X_X</text:p>
          </table:table-cell>
          <table:table-cell table:formula="of:=IFERROR(FIND(&quot;_&quot;;[.$A1003];1);LEN([.$A1003]))" office:value-type="float" office:value="4" calcext:value-type="float">
            <text:p>4</text:p>
          </table:table-cell>
          <table:table-cell table:formula="of:=IFERROR(FIND(&quot;_&quot;;[.$A1003];1+[.B1003]);LEN([.$A1003]))" office:value-type="float" office:value="16" calcext:value-type="float">
            <text:p>16</text:p>
          </table:table-cell>
          <table:table-cell table:formula="of:=IFERROR(FIND(&quot;_&quot;;[.$A1003];1+[.C1003]);LEN([.$A1003]))" office:value-type="float" office:value="27" calcext:value-type="float">
            <text:p>27</text:p>
          </table:table-cell>
          <table:table-cell table:formula="of:=IFERROR(FIND(&quot;_&quot;;[.$A1003];1+[.D1003]);LEN([.$A1003]))" office:value-type="float" office:value="42" calcext:value-type="float">
            <text:p>42</text:p>
          </table:table-cell>
          <table:table-cell table:formula="of:=IFERROR(FIND(&quot;_&quot;;[.$A1003];1+[.E1003]);LEN([.$A1003]))" office:value-type="float" office:value="44" calcext:value-type="float">
            <text:p>44</text:p>
          </table:table-cell>
          <table:table-cell table:formula="of:=[.D1003]" office:value-type="float" office:value="27" calcext:value-type="float">
            <text:p>27</text:p>
          </table:table-cell>
          <table:table-cell table:formula="of:=LEFT([.A1003];[.G1003])" office:value-type="string" office:string-value="rdw_energiebron_uitvoering_" calcext:value-type="string">
            <text:p>rdw_energiebron_uitvoering_</text:p>
          </table:table-cell>
          <table:table-cell table:formula="of:=VLOOKUP([.H1003];[$source.$C$2:$source.$F$48];4;0)" office:value-type="float" office:value="606" calcext:value-type="float">
            <text:p>606</text:p>
          </table:table-cell>
          <table:table-cell table:style-name="ce7" table:formula="of:=IF(RIGHT([.A1003];6)=&quot;_X_X_X&quot;;3;IF(RIGHT([.A1003];4)=&quot;_X_X&quot;;2;IF(RIGHT([.A100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4])&gt;0;[$preferred_name.A1004];&#10;LEN([$preferred_name.B1004])&gt;0;[$preferred_name.B1004]&#10;)" office:value-type="string" office:string-value="rdw_energiebron_uitvoering_noxemissiewhtc_X_X" calcext:value-type="string">
            <text:p>rdw_energiebron_uitvoering_noxemissiewhtc_X_X</text:p>
          </table:table-cell>
          <table:table-cell table:formula="of:=IFERROR(FIND(&quot;_&quot;;[.$A1004];1);LEN([.$A1004]))" office:value-type="float" office:value="4" calcext:value-type="float">
            <text:p>4</text:p>
          </table:table-cell>
          <table:table-cell table:formula="of:=IFERROR(FIND(&quot;_&quot;;[.$A1004];1+[.B1004]);LEN([.$A1004]))" office:value-type="float" office:value="16" calcext:value-type="float">
            <text:p>16</text:p>
          </table:table-cell>
          <table:table-cell table:formula="of:=IFERROR(FIND(&quot;_&quot;;[.$A1004];1+[.C1004]);LEN([.$A1004]))" office:value-type="float" office:value="27" calcext:value-type="float">
            <text:p>27</text:p>
          </table:table-cell>
          <table:table-cell table:formula="of:=IFERROR(FIND(&quot;_&quot;;[.$A1004];1+[.D1004]);LEN([.$A1004]))" office:value-type="float" office:value="42" calcext:value-type="float">
            <text:p>42</text:p>
          </table:table-cell>
          <table:table-cell table:formula="of:=IFERROR(FIND(&quot;_&quot;;[.$A1004];1+[.E1004]);LEN([.$A1004]))" office:value-type="float" office:value="44" calcext:value-type="float">
            <text:p>44</text:p>
          </table:table-cell>
          <table:table-cell table:formula="of:=[.D1004]" office:value-type="float" office:value="27" calcext:value-type="float">
            <text:p>27</text:p>
          </table:table-cell>
          <table:table-cell table:formula="of:=LEFT([.A1004];[.G1004])" office:value-type="string" office:string-value="rdw_energiebron_uitvoering_" calcext:value-type="string">
            <text:p>rdw_energiebron_uitvoering_</text:p>
          </table:table-cell>
          <table:table-cell table:formula="of:=VLOOKUP([.H1004];[$source.$C$2:$source.$F$48];4;0)" office:value-type="float" office:value="606" calcext:value-type="float">
            <text:p>606</text:p>
          </table:table-cell>
          <table:table-cell table:style-name="ce7" table:formula="of:=IF(RIGHT([.A1004];6)=&quot;_X_X_X&quot;;3;IF(RIGHT([.A1004];4)=&quot;_X_X&quot;;2;IF(RIGHT([.A100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5])&gt;0;[$preferred_name.A1005];&#10;LEN([$preferred_name.B1005])&gt;0;[$preferred_name.B1005]&#10;)" office:value-type="string" office:string-value="rdw_energiebron_uitvoering_verbruikvolledigelekwltpogr_X_X" calcext:value-type="string">
            <text:p>rdw_energiebron_uitvoering_verbruikvolledigelekwltpogr_X_X</text:p>
          </table:table-cell>
          <table:table-cell table:formula="of:=IFERROR(FIND(&quot;_&quot;;[.$A1005];1);LEN([.$A1005]))" office:value-type="float" office:value="4" calcext:value-type="float">
            <text:p>4</text:p>
          </table:table-cell>
          <table:table-cell table:formula="of:=IFERROR(FIND(&quot;_&quot;;[.$A1005];1+[.B1005]);LEN([.$A1005]))" office:value-type="float" office:value="16" calcext:value-type="float">
            <text:p>16</text:p>
          </table:table-cell>
          <table:table-cell table:formula="of:=IFERROR(FIND(&quot;_&quot;;[.$A1005];1+[.C1005]);LEN([.$A1005]))" office:value-type="float" office:value="27" calcext:value-type="float">
            <text:p>27</text:p>
          </table:table-cell>
          <table:table-cell table:formula="of:=IFERROR(FIND(&quot;_&quot;;[.$A1005];1+[.D1005]);LEN([.$A1005]))" office:value-type="float" office:value="55" calcext:value-type="float">
            <text:p>55</text:p>
          </table:table-cell>
          <table:table-cell table:formula="of:=IFERROR(FIND(&quot;_&quot;;[.$A1005];1+[.E1005]);LEN([.$A1005]))" office:value-type="float" office:value="57" calcext:value-type="float">
            <text:p>57</text:p>
          </table:table-cell>
          <table:table-cell table:formula="of:=[.D1005]" office:value-type="float" office:value="27" calcext:value-type="float">
            <text:p>27</text:p>
          </table:table-cell>
          <table:table-cell table:formula="of:=LEFT([.A1005];[.G1005])" office:value-type="string" office:string-value="rdw_energiebron_uitvoering_" calcext:value-type="string">
            <text:p>rdw_energiebron_uitvoering_</text:p>
          </table:table-cell>
          <table:table-cell table:formula="of:=VLOOKUP([.H1005];[$source.$C$2:$source.$F$48];4;0)" office:value-type="float" office:value="606" calcext:value-type="float">
            <text:p>606</text:p>
          </table:table-cell>
          <table:table-cell table:style-name="ce7" table:formula="of:=IF(RIGHT([.A1005];6)=&quot;_X_X_X&quot;;3;IF(RIGHT([.A1005];4)=&quot;_X_X&quot;;2;IF(RIGHT([.A1005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6])&gt;0;[$preferred_name.A1006];&#10;LEN([$preferred_name.B1006])&gt;0;[$preferred_name.B1006]&#10;)" office:value-type="string" office:string-value="rdw_energiebron_uitvoering_verbruikvolledigelekwltpbgr_X_X" calcext:value-type="string">
            <text:p>rdw_energiebron_uitvoering_verbruikvolledigelekwltpbgr_X_X</text:p>
          </table:table-cell>
          <table:table-cell table:formula="of:=IFERROR(FIND(&quot;_&quot;;[.$A1006];1);LEN([.$A1006]))" office:value-type="float" office:value="4" calcext:value-type="float">
            <text:p>4</text:p>
          </table:table-cell>
          <table:table-cell table:formula="of:=IFERROR(FIND(&quot;_&quot;;[.$A1006];1+[.B1006]);LEN([.$A1006]))" office:value-type="float" office:value="16" calcext:value-type="float">
            <text:p>16</text:p>
          </table:table-cell>
          <table:table-cell table:formula="of:=IFERROR(FIND(&quot;_&quot;;[.$A1006];1+[.C1006]);LEN([.$A1006]))" office:value-type="float" office:value="27" calcext:value-type="float">
            <text:p>27</text:p>
          </table:table-cell>
          <table:table-cell table:formula="of:=IFERROR(FIND(&quot;_&quot;;[.$A1006];1+[.D1006]);LEN([.$A1006]))" office:value-type="float" office:value="55" calcext:value-type="float">
            <text:p>55</text:p>
          </table:table-cell>
          <table:table-cell table:formula="of:=IFERROR(FIND(&quot;_&quot;;[.$A1006];1+[.E1006]);LEN([.$A1006]))" office:value-type="float" office:value="57" calcext:value-type="float">
            <text:p>57</text:p>
          </table:table-cell>
          <table:table-cell table:formula="of:=[.D1006]" office:value-type="float" office:value="27" calcext:value-type="float">
            <text:p>27</text:p>
          </table:table-cell>
          <table:table-cell table:formula="of:=LEFT([.A1006];[.G1006])" office:value-type="string" office:string-value="rdw_energiebron_uitvoering_" calcext:value-type="string">
            <text:p>rdw_energiebron_uitvoering_</text:p>
          </table:table-cell>
          <table:table-cell table:formula="of:=VLOOKUP([.H1006];[$source.$C$2:$source.$F$48];4;0)" office:value-type="float" office:value="606" calcext:value-type="float">
            <text:p>606</text:p>
          </table:table-cell>
          <table:table-cell table:style-name="ce7" table:formula="of:=IF(RIGHT([.A1006];6)=&quot;_X_X_X&quot;;3;IF(RIGHT([.A1006];4)=&quot;_X_X&quot;;2;IF(RIGHT([.A1006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7])&gt;0;[$preferred_name.A1007];&#10;LEN([$preferred_name.B1007])&gt;0;[$preferred_name.B1007]&#10;)" office:value-type="string" office:string-value="rdw_energiebron_uitvoering_actieradiusvolledigelekwltpogr_X_X" calcext:value-type="string">
            <text:p>rdw_energiebron_uitvoering_actieradiusvolledigelekwltpogr_X_X</text:p>
          </table:table-cell>
          <table:table-cell table:formula="of:=IFERROR(FIND(&quot;_&quot;;[.$A1007];1);LEN([.$A1007]))" office:value-type="float" office:value="4" calcext:value-type="float">
            <text:p>4</text:p>
          </table:table-cell>
          <table:table-cell table:formula="of:=IFERROR(FIND(&quot;_&quot;;[.$A1007];1+[.B1007]);LEN([.$A1007]))" office:value-type="float" office:value="16" calcext:value-type="float">
            <text:p>16</text:p>
          </table:table-cell>
          <table:table-cell table:formula="of:=IFERROR(FIND(&quot;_&quot;;[.$A1007];1+[.C1007]);LEN([.$A1007]))" office:value-type="float" office:value="27" calcext:value-type="float">
            <text:p>27</text:p>
          </table:table-cell>
          <table:table-cell table:formula="of:=IFERROR(FIND(&quot;_&quot;;[.$A1007];1+[.D1007]);LEN([.$A1007]))" office:value-type="float" office:value="58" calcext:value-type="float">
            <text:p>58</text:p>
          </table:table-cell>
          <table:table-cell table:formula="of:=IFERROR(FIND(&quot;_&quot;;[.$A1007];1+[.E1007]);LEN([.$A1007]))" office:value-type="float" office:value="60" calcext:value-type="float">
            <text:p>60</text:p>
          </table:table-cell>
          <table:table-cell table:formula="of:=[.D1007]" office:value-type="float" office:value="27" calcext:value-type="float">
            <text:p>27</text:p>
          </table:table-cell>
          <table:table-cell table:formula="of:=LEFT([.A1007];[.G1007])" office:value-type="string" office:string-value="rdw_energiebron_uitvoering_" calcext:value-type="string">
            <text:p>rdw_energiebron_uitvoering_</text:p>
          </table:table-cell>
          <table:table-cell table:formula="of:=VLOOKUP([.H1007];[$source.$C$2:$source.$F$48];4;0)" office:value-type="float" office:value="606" calcext:value-type="float">
            <text:p>606</text:p>
          </table:table-cell>
          <table:table-cell table:style-name="ce7" table:formula="of:=IF(RIGHT([.A1007];6)=&quot;_X_X_X&quot;;3;IF(RIGHT([.A1007];4)=&quot;_X_X&quot;;2;IF(RIGHT([.A1007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8])&gt;0;[$preferred_name.A1008];&#10;LEN([$preferred_name.B1008])&gt;0;[$preferred_name.B1008]&#10;)" office:value-type="string" office:string-value="rdw_energiebron_uitvoering_actieradiusvolledigelekwltpbgr_X_X" calcext:value-type="string">
            <text:p>rdw_energiebron_uitvoering_actieradiusvolledigelekwltpbgr_X_X</text:p>
          </table:table-cell>
          <table:table-cell table:formula="of:=IFERROR(FIND(&quot;_&quot;;[.$A1008];1);LEN([.$A1008]))" office:value-type="float" office:value="4" calcext:value-type="float">
            <text:p>4</text:p>
          </table:table-cell>
          <table:table-cell table:formula="of:=IFERROR(FIND(&quot;_&quot;;[.$A1008];1+[.B1008]);LEN([.$A1008]))" office:value-type="float" office:value="16" calcext:value-type="float">
            <text:p>16</text:p>
          </table:table-cell>
          <table:table-cell table:formula="of:=IFERROR(FIND(&quot;_&quot;;[.$A1008];1+[.C1008]);LEN([.$A1008]))" office:value-type="float" office:value="27" calcext:value-type="float">
            <text:p>27</text:p>
          </table:table-cell>
          <table:table-cell table:formula="of:=IFERROR(FIND(&quot;_&quot;;[.$A1008];1+[.D1008]);LEN([.$A1008]))" office:value-type="float" office:value="58" calcext:value-type="float">
            <text:p>58</text:p>
          </table:table-cell>
          <table:table-cell table:formula="of:=IFERROR(FIND(&quot;_&quot;;[.$A1008];1+[.E1008]);LEN([.$A1008]))" office:value-type="float" office:value="60" calcext:value-type="float">
            <text:p>60</text:p>
          </table:table-cell>
          <table:table-cell table:formula="of:=[.D1008]" office:value-type="float" office:value="27" calcext:value-type="float">
            <text:p>27</text:p>
          </table:table-cell>
          <table:table-cell table:formula="of:=LEFT([.A1008];[.G1008])" office:value-type="string" office:string-value="rdw_energiebron_uitvoering_" calcext:value-type="string">
            <text:p>rdw_energiebron_uitvoering_</text:p>
          </table:table-cell>
          <table:table-cell table:formula="of:=VLOOKUP([.H1008];[$source.$C$2:$source.$F$48];4;0)" office:value-type="float" office:value="606" calcext:value-type="float">
            <text:p>606</text:p>
          </table:table-cell>
          <table:table-cell table:style-name="ce7" table:formula="of:=IF(RIGHT([.A1008];6)=&quot;_X_X_X&quot;;3;IF(RIGHT([.A1008];4)=&quot;_X_X&quot;;2;IF(RIGHT([.A1008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09])&gt;0;[$preferred_name.A1009];&#10;LEN([$preferred_name.B1009])&gt;0;[$preferred_name.B1009]&#10;)" office:value-type="string" office:string-value="rdw_energiebron_uitvoering_noxemissieesc_X_X" calcext:value-type="string">
            <text:p>rdw_energiebron_uitvoering_noxemissieesc_X_X</text:p>
          </table:table-cell>
          <table:table-cell table:formula="of:=IFERROR(FIND(&quot;_&quot;;[.$A1009];1);LEN([.$A1009]))" office:value-type="float" office:value="4" calcext:value-type="float">
            <text:p>4</text:p>
          </table:table-cell>
          <table:table-cell table:formula="of:=IFERROR(FIND(&quot;_&quot;;[.$A1009];1+[.B1009]);LEN([.$A1009]))" office:value-type="float" office:value="16" calcext:value-type="float">
            <text:p>16</text:p>
          </table:table-cell>
          <table:table-cell table:formula="of:=IFERROR(FIND(&quot;_&quot;;[.$A1009];1+[.C1009]);LEN([.$A1009]))" office:value-type="float" office:value="27" calcext:value-type="float">
            <text:p>27</text:p>
          </table:table-cell>
          <table:table-cell table:formula="of:=IFERROR(FIND(&quot;_&quot;;[.$A1009];1+[.D1009]);LEN([.$A1009]))" office:value-type="float" office:value="41" calcext:value-type="float">
            <text:p>41</text:p>
          </table:table-cell>
          <table:table-cell table:formula="of:=IFERROR(FIND(&quot;_&quot;;[.$A1009];1+[.E1009]);LEN([.$A1009]))" office:value-type="float" office:value="43" calcext:value-type="float">
            <text:p>43</text:p>
          </table:table-cell>
          <table:table-cell table:formula="of:=[.D1009]" office:value-type="float" office:value="27" calcext:value-type="float">
            <text:p>27</text:p>
          </table:table-cell>
          <table:table-cell table:formula="of:=LEFT([.A1009];[.G1009])" office:value-type="string" office:string-value="rdw_energiebron_uitvoering_" calcext:value-type="string">
            <text:p>rdw_energiebron_uitvoering_</text:p>
          </table:table-cell>
          <table:table-cell table:formula="of:=VLOOKUP([.H1009];[$source.$C$2:$source.$F$48];4;0)" office:value-type="float" office:value="606" calcext:value-type="float">
            <text:p>606</text:p>
          </table:table-cell>
          <table:table-cell table:style-name="ce7" table:formula="of:=IF(RIGHT([.A1009];6)=&quot;_X_X_X&quot;;3;IF(RIGHT([.A1009];4)=&quot;_X_X&quot;;2;IF(RIGHT([.A1009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10])&gt;0;[$preferred_name.A1010];&#10;LEN([$preferred_name.B1010])&gt;0;[$preferred_name.B1010]&#10;)" office:value-type="string" office:string-value="rdw_energiebron_uitvoering_noxemissieetc_X_X" calcext:value-type="string">
            <text:p>rdw_energiebron_uitvoering_noxemissieetc_X_X</text:p>
          </table:table-cell>
          <table:table-cell table:formula="of:=IFERROR(FIND(&quot;_&quot;;[.$A1010];1);LEN([.$A1010]))" office:value-type="float" office:value="4" calcext:value-type="float">
            <text:p>4</text:p>
          </table:table-cell>
          <table:table-cell table:formula="of:=IFERROR(FIND(&quot;_&quot;;[.$A1010];1+[.B1010]);LEN([.$A1010]))" office:value-type="float" office:value="16" calcext:value-type="float">
            <text:p>16</text:p>
          </table:table-cell>
          <table:table-cell table:formula="of:=IFERROR(FIND(&quot;_&quot;;[.$A1010];1+[.C1010]);LEN([.$A1010]))" office:value-type="float" office:value="27" calcext:value-type="float">
            <text:p>27</text:p>
          </table:table-cell>
          <table:table-cell table:formula="of:=IFERROR(FIND(&quot;_&quot;;[.$A1010];1+[.D1010]);LEN([.$A1010]))" office:value-type="float" office:value="41" calcext:value-type="float">
            <text:p>41</text:p>
          </table:table-cell>
          <table:table-cell table:formula="of:=IFERROR(FIND(&quot;_&quot;;[.$A1010];1+[.E1010]);LEN([.$A1010]))" office:value-type="float" office:value="43" calcext:value-type="float">
            <text:p>43</text:p>
          </table:table-cell>
          <table:table-cell table:formula="of:=[.D1010]" office:value-type="float" office:value="27" calcext:value-type="float">
            <text:p>27</text:p>
          </table:table-cell>
          <table:table-cell table:formula="of:=LEFT([.A1010];[.G1010])" office:value-type="string" office:string-value="rdw_energiebron_uitvoering_" calcext:value-type="string">
            <text:p>rdw_energiebron_uitvoering_</text:p>
          </table:table-cell>
          <table:table-cell table:formula="of:=VLOOKUP([.H1010];[$source.$C$2:$source.$F$48];4;0)" office:value-type="float" office:value="606" calcext:value-type="float">
            <text:p>606</text:p>
          </table:table-cell>
          <table:table-cell table:style-name="ce7" table:formula="of:=IF(RIGHT([.A1010];6)=&quot;_X_X_X&quot;;3;IF(RIGHT([.A1010];4)=&quot;_X_X&quot;;2;IF(RIGHT([.A1010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11])&gt;0;[$preferred_name.A1011];&#10;LEN([$preferred_name.B1011])&gt;0;[$preferred_name.B1011]&#10;)" office:value-type="string" office:string-value="rdw_energiebron_uitvoering_emissiedeeltjesesc_X_X" calcext:value-type="string">
            <text:p>rdw_energiebron_uitvoering_emissiedeeltjesesc_X_X</text:p>
          </table:table-cell>
          <table:table-cell table:formula="of:=IFERROR(FIND(&quot;_&quot;;[.$A1011];1);LEN([.$A1011]))" office:value-type="float" office:value="4" calcext:value-type="float">
            <text:p>4</text:p>
          </table:table-cell>
          <table:table-cell table:formula="of:=IFERROR(FIND(&quot;_&quot;;[.$A1011];1+[.B1011]);LEN([.$A1011]))" office:value-type="float" office:value="16" calcext:value-type="float">
            <text:p>16</text:p>
          </table:table-cell>
          <table:table-cell table:formula="of:=IFERROR(FIND(&quot;_&quot;;[.$A1011];1+[.C1011]);LEN([.$A1011]))" office:value-type="float" office:value="27" calcext:value-type="float">
            <text:p>27</text:p>
          </table:table-cell>
          <table:table-cell table:formula="of:=IFERROR(FIND(&quot;_&quot;;[.$A1011];1+[.D1011]);LEN([.$A1011]))" office:value-type="float" office:value="46" calcext:value-type="float">
            <text:p>46</text:p>
          </table:table-cell>
          <table:table-cell table:formula="of:=IFERROR(FIND(&quot;_&quot;;[.$A1011];1+[.E1011]);LEN([.$A1011]))" office:value-type="float" office:value="48" calcext:value-type="float">
            <text:p>48</text:p>
          </table:table-cell>
          <table:table-cell table:formula="of:=[.D1011]" office:value-type="float" office:value="27" calcext:value-type="float">
            <text:p>27</text:p>
          </table:table-cell>
          <table:table-cell table:formula="of:=LEFT([.A1011];[.G1011])" office:value-type="string" office:string-value="rdw_energiebron_uitvoering_" calcext:value-type="string">
            <text:p>rdw_energiebron_uitvoering_</text:p>
          </table:table-cell>
          <table:table-cell table:formula="of:=VLOOKUP([.H1011];[$source.$C$2:$source.$F$48];4;0)" office:value-type="float" office:value="606" calcext:value-type="float">
            <text:p>606</text:p>
          </table:table-cell>
          <table:table-cell table:style-name="ce7" table:formula="of:=IF(RIGHT([.A1011];6)=&quot;_X_X_X&quot;;3;IF(RIGHT([.A1011];4)=&quot;_X_X&quot;;2;IF(RIGHT([.A1011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12])&gt;0;[$preferred_name.A1012];&#10;LEN([$preferred_name.B1012])&gt;0;[$preferred_name.B1012]&#10;)" office:value-type="string" office:string-value="rdw_energiebron_uitvoering_emissiedeeltjesetc_X_X" calcext:value-type="string">
            <text:p>rdw_energiebron_uitvoering_emissiedeeltjesetc_X_X</text:p>
          </table:table-cell>
          <table:table-cell table:formula="of:=IFERROR(FIND(&quot;_&quot;;[.$A1012];1);LEN([.$A1012]))" office:value-type="float" office:value="4" calcext:value-type="float">
            <text:p>4</text:p>
          </table:table-cell>
          <table:table-cell table:formula="of:=IFERROR(FIND(&quot;_&quot;;[.$A1012];1+[.B1012]);LEN([.$A1012]))" office:value-type="float" office:value="16" calcext:value-type="float">
            <text:p>16</text:p>
          </table:table-cell>
          <table:table-cell table:formula="of:=IFERROR(FIND(&quot;_&quot;;[.$A1012];1+[.C1012]);LEN([.$A1012]))" office:value-type="float" office:value="27" calcext:value-type="float">
            <text:p>27</text:p>
          </table:table-cell>
          <table:table-cell table:formula="of:=IFERROR(FIND(&quot;_&quot;;[.$A1012];1+[.D1012]);LEN([.$A1012]))" office:value-type="float" office:value="46" calcext:value-type="float">
            <text:p>46</text:p>
          </table:table-cell>
          <table:table-cell table:formula="of:=IFERROR(FIND(&quot;_&quot;;[.$A1012];1+[.E1012]);LEN([.$A1012]))" office:value-type="float" office:value="48" calcext:value-type="float">
            <text:p>48</text:p>
          </table:table-cell>
          <table:table-cell table:formula="of:=[.D1012]" office:value-type="float" office:value="27" calcext:value-type="float">
            <text:p>27</text:p>
          </table:table-cell>
          <table:table-cell table:formula="of:=LEFT([.A1012];[.G1012])" office:value-type="string" office:string-value="rdw_energiebron_uitvoering_" calcext:value-type="string">
            <text:p>rdw_energiebron_uitvoering_</text:p>
          </table:table-cell>
          <table:table-cell table:formula="of:=VLOOKUP([.H1012];[$source.$C$2:$source.$F$48];4;0)" office:value-type="float" office:value="606" calcext:value-type="float">
            <text:p>606</text:p>
          </table:table-cell>
          <table:table-cell table:style-name="ce7" table:formula="of:=IF(RIGHT([.A1012];6)=&quot;_X_X_X&quot;;3;IF(RIGHT([.A1012];4)=&quot;_X_X&quot;;2;IF(RIGHT([.A1012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13])&gt;0;[$preferred_name.A1013];&#10;LEN([$preferred_name.B1013])&gt;0;[$preferred_name.B1013]&#10;)" office:value-type="string" office:string-value="rdw_energiebron_uitvoering_coemissieesc_X_X" calcext:value-type="string">
            <text:p>rdw_energiebron_uitvoering_coemissieesc_X_X</text:p>
          </table:table-cell>
          <table:table-cell table:formula="of:=IFERROR(FIND(&quot;_&quot;;[.$A1013];1);LEN([.$A1013]))" office:value-type="float" office:value="4" calcext:value-type="float">
            <text:p>4</text:p>
          </table:table-cell>
          <table:table-cell table:formula="of:=IFERROR(FIND(&quot;_&quot;;[.$A1013];1+[.B1013]);LEN([.$A1013]))" office:value-type="float" office:value="16" calcext:value-type="float">
            <text:p>16</text:p>
          </table:table-cell>
          <table:table-cell table:formula="of:=IFERROR(FIND(&quot;_&quot;;[.$A1013];1+[.C1013]);LEN([.$A1013]))" office:value-type="float" office:value="27" calcext:value-type="float">
            <text:p>27</text:p>
          </table:table-cell>
          <table:table-cell table:formula="of:=IFERROR(FIND(&quot;_&quot;;[.$A1013];1+[.D1013]);LEN([.$A1013]))" office:value-type="float" office:value="40" calcext:value-type="float">
            <text:p>40</text:p>
          </table:table-cell>
          <table:table-cell table:formula="of:=IFERROR(FIND(&quot;_&quot;;[.$A1013];1+[.E1013]);LEN([.$A1013]))" office:value-type="float" office:value="42" calcext:value-type="float">
            <text:p>42</text:p>
          </table:table-cell>
          <table:table-cell table:formula="of:=[.D1013]" office:value-type="float" office:value="27" calcext:value-type="float">
            <text:p>27</text:p>
          </table:table-cell>
          <table:table-cell table:formula="of:=LEFT([.A1013];[.G1013])" office:value-type="string" office:string-value="rdw_energiebron_uitvoering_" calcext:value-type="string">
            <text:p>rdw_energiebron_uitvoering_</text:p>
          </table:table-cell>
          <table:table-cell table:formula="of:=VLOOKUP([.H1013];[$source.$C$2:$source.$F$48];4;0)" office:value-type="float" office:value="606" calcext:value-type="float">
            <text:p>606</text:p>
          </table:table-cell>
          <table:table-cell table:style-name="ce7" table:formula="of:=IF(RIGHT([.A1013];6)=&quot;_X_X_X&quot;;3;IF(RIGHT([.A1013];4)=&quot;_X_X&quot;;2;IF(RIGHT([.A1013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14])&gt;0;[$preferred_name.A1014];&#10;LEN([$preferred_name.B1014])&gt;0;[$preferred_name.B1014]&#10;)" office:value-type="string" office:string-value="rdw_energiebron_uitvoering_coemissieetc_X_X" calcext:value-type="string">
            <text:p>rdw_energiebron_uitvoering_coemissieetc_X_X</text:p>
          </table:table-cell>
          <table:table-cell table:formula="of:=IFERROR(FIND(&quot;_&quot;;[.$A1014];1);LEN([.$A1014]))" office:value-type="float" office:value="4" calcext:value-type="float">
            <text:p>4</text:p>
          </table:table-cell>
          <table:table-cell table:formula="of:=IFERROR(FIND(&quot;_&quot;;[.$A1014];1+[.B1014]);LEN([.$A1014]))" office:value-type="float" office:value="16" calcext:value-type="float">
            <text:p>16</text:p>
          </table:table-cell>
          <table:table-cell table:formula="of:=IFERROR(FIND(&quot;_&quot;;[.$A1014];1+[.C1014]);LEN([.$A1014]))" office:value-type="float" office:value="27" calcext:value-type="float">
            <text:p>27</text:p>
          </table:table-cell>
          <table:table-cell table:formula="of:=IFERROR(FIND(&quot;_&quot;;[.$A1014];1+[.D1014]);LEN([.$A1014]))" office:value-type="float" office:value="40" calcext:value-type="float">
            <text:p>40</text:p>
          </table:table-cell>
          <table:table-cell table:formula="of:=IFERROR(FIND(&quot;_&quot;;[.$A1014];1+[.E1014]);LEN([.$A1014]))" office:value-type="float" office:value="42" calcext:value-type="float">
            <text:p>42</text:p>
          </table:table-cell>
          <table:table-cell table:formula="of:=[.D1014]" office:value-type="float" office:value="27" calcext:value-type="float">
            <text:p>27</text:p>
          </table:table-cell>
          <table:table-cell table:formula="of:=LEFT([.A1014];[.G1014])" office:value-type="string" office:string-value="rdw_energiebron_uitvoering_" calcext:value-type="string">
            <text:p>rdw_energiebron_uitvoering_</text:p>
          </table:table-cell>
          <table:table-cell table:formula="of:=VLOOKUP([.H1014];[$source.$C$2:$source.$F$48];4;0)" office:value-type="float" office:value="606" calcext:value-type="float">
            <text:p>606</text:p>
          </table:table-cell>
          <table:table-cell table:style-name="ce7" table:formula="of:=IF(RIGHT([.A1014];6)=&quot;_X_X_X&quot;;3;IF(RIGHT([.A1014];4)=&quot;_X_X&quot;;2;IF(RIGHT([.A1014];2)=&quot;_X&quot;;1;0)))" office:value-type="float" office:value="2" calcext:value-type="float">
            <text:p>2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15])&gt;0;[$preferred_name.A1015];&#10;LEN([$preferred_name.B1015])&gt;0;[$preferred_name.B1015]&#10;)" office:value-type="string" office:string-value="drz__disclaim7" calcext:value-type="string">
            <text:p>drz__disclaim7</text:p>
          </table:table-cell>
          <table:table-cell table:formula="of:=IFERROR(FIND(&quot;_&quot;;[.$A1015];1);LEN([.$A1015]))" office:value-type="float" office:value="4" calcext:value-type="float">
            <text:p>4</text:p>
          </table:table-cell>
          <table:table-cell table:formula="of:=IFERROR(FIND(&quot;_&quot;;[.$A1015];1+[.B1015]);LEN([.$A1015]))" office:value-type="float" office:value="5" calcext:value-type="float">
            <text:p>5</text:p>
          </table:table-cell>
          <table:table-cell table:formula="of:=IFERROR(FIND(&quot;_&quot;;[.$A1015];1+[.C1015]);LEN([.$A1015]))" office:value-type="float" office:value="14" calcext:value-type="float">
            <text:p>14</text:p>
          </table:table-cell>
          <table:table-cell table:formula="of:=IFERROR(FIND(&quot;_&quot;;[.$A1015];1+[.D1015]);LEN([.$A1015]))" office:value-type="float" office:value="14" calcext:value-type="float">
            <text:p>14</text:p>
          </table:table-cell>
          <table:table-cell table:formula="of:=IFERROR(FIND(&quot;_&quot;;[.$A1015];1+[.E1015]);LEN([.$A1015]))" office:value-type="float" office:value="14" calcext:value-type="float">
            <text:p>14</text:p>
          </table:table-cell>
          <table:table-cell table:formula="of:=[.C1015]" office:value-type="float" office:value="5" calcext:value-type="float">
            <text:p>5</text:p>
          </table:table-cell>
          <table:table-cell table:formula="of:=LEFT([.A1015];[.G1015])" office:value-type="string" office:string-value="drz__" calcext:value-type="string">
            <text:p>drz__</text:p>
          </table:table-cell>
          <table:table-cell table:formula="of:=VLOOKUP([.H1015];[$source.$C$2:$source.$F$48];4;0)" office:value-type="float" office:value="100" calcext:value-type="float">
            <text:p>100</text:p>
          </table:table-cell>
          <table:table-cell table:style-name="ce7" table:formula="of:=IF(RIGHT([.A1015];6)=&quot;_X_X_X&quot;;3;IF(RIGHT([.A1015];4)=&quot;_X_X&quot;;2;IF(RIGHT([.A1015];2)=&quot;_X&quot;;1;0)))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16])&gt;0;[$preferred_name.A1016];&#10;LEN([$preferred_name.B1016])&gt;0;[$preferred_name.B1016]&#10;)" office:value-type="string" office:string-value="" calcext:value-type="error">
            <text:p>#N/A</text:p>
          </table:table-cell>
          <table:table-cell table:formula="of:=IFERROR(FIND(&quot;_&quot;;[.$A1016];1);LEN([.$A1016]))" office:value-type="string" office:string-value="" calcext:value-type="error">
            <text:p>#N/A</text:p>
          </table:table-cell>
          <table:table-cell table:formula="of:=IFERROR(FIND(&quot;_&quot;;[.$A1016];1+[.B1016]);LEN([.$A1016]))" office:value-type="string" office:string-value="" calcext:value-type="error">
            <text:p>#N/A</text:p>
          </table:table-cell>
          <table:table-cell table:formula="of:=IFERROR(FIND(&quot;_&quot;;[.$A1016];1+[.C1016]);LEN([.$A1016]))" office:value-type="string" office:string-value="" calcext:value-type="error">
            <text:p>#N/A</text:p>
          </table:table-cell>
          <table:table-cell table:formula="of:=IFERROR(FIND(&quot;_&quot;;[.$A1016];1+[.D1016]);LEN([.$A1016]))" office:value-type="string" office:string-value="" calcext:value-type="error">
            <text:p>#N/A</text:p>
          </table:table-cell>
          <table:table-cell table:formula="of:=IFERROR(FIND(&quot;_&quot;;[.$A1016];1+[.E1016]);LEN([.$A1016]))" office:value-type="string" office:string-value="" calcext:value-type="error">
            <text:p>#N/A</text:p>
          </table:table-cell>
          <table:table-cell table:formula="of:=[.D1016]" office:value-type="string" office:string-value="" calcext:value-type="error">
            <text:p>#N/A</text:p>
          </table:table-cell>
          <table:table-cell table:formula="of:=LEFT([.A1016];[.G1016])" office:value-type="string" office:string-value="" calcext:value-type="error">
            <text:p>#N/A</text:p>
          </table:table-cell>
          <table:table-cell table:formula="of:=VLOOKUP([.H1016];[$source.$C$2:$source.$F$48];4;0)" office:value-type="string" office:string-value="" calcext:value-type="error">
            <text:p>#N/A</text:p>
          </table:table-cell>
          <table:table-cell table:style-name="ce7" table:formula="of:=IF(RIGHT([.A1016];6)=&quot;_X_X_X&quot;;3;IF(RIGHT([.A1016];4)=&quot;_X_X&quot;;2;IF(RIGHT([.A101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17])&gt;0;[$preferred_name.A1017];&#10;LEN([$preferred_name.B1017])&gt;0;[$preferred_name.B1017]&#10;)" office:value-type="string" office:string-value="" calcext:value-type="error">
            <text:p>#N/A</text:p>
          </table:table-cell>
          <table:table-cell table:formula="of:=IFERROR(FIND(&quot;_&quot;;[.$A1017];1);LEN([.$A1017]))" office:value-type="string" office:string-value="" calcext:value-type="error">
            <text:p>#N/A</text:p>
          </table:table-cell>
          <table:table-cell table:formula="of:=IFERROR(FIND(&quot;_&quot;;[.$A1017];1+[.B1017]);LEN([.$A1017]))" office:value-type="string" office:string-value="" calcext:value-type="error">
            <text:p>#N/A</text:p>
          </table:table-cell>
          <table:table-cell table:formula="of:=IFERROR(FIND(&quot;_&quot;;[.$A1017];1+[.C1017]);LEN([.$A1017]))" office:value-type="string" office:string-value="" calcext:value-type="error">
            <text:p>#N/A</text:p>
          </table:table-cell>
          <table:table-cell table:formula="of:=IFERROR(FIND(&quot;_&quot;;[.$A1017];1+[.D1017]);LEN([.$A1017]))" office:value-type="string" office:string-value="" calcext:value-type="error">
            <text:p>#N/A</text:p>
          </table:table-cell>
          <table:table-cell table:formula="of:=IFERROR(FIND(&quot;_&quot;;[.$A1017];1+[.E1017]);LEN([.$A1017]))" office:value-type="string" office:string-value="" calcext:value-type="error">
            <text:p>#N/A</text:p>
          </table:table-cell>
          <table:table-cell table:formula="of:=[.D1017]" office:value-type="string" office:string-value="" calcext:value-type="error">
            <text:p>#N/A</text:p>
          </table:table-cell>
          <table:table-cell table:formula="of:=LEFT([.A1017];[.G1017])" office:value-type="string" office:string-value="" calcext:value-type="error">
            <text:p>#N/A</text:p>
          </table:table-cell>
          <table:table-cell table:formula="of:=VLOOKUP([.H1017];[$source.$C$2:$source.$F$48];4;0)" office:value-type="string" office:string-value="" calcext:value-type="error">
            <text:p>#N/A</text:p>
          </table:table-cell>
          <table:table-cell table:style-name="ce7" table:formula="of:=IF(RIGHT([.A1017];6)=&quot;_X_X_X&quot;;3;IF(RIGHT([.A1017];4)=&quot;_X_X&quot;;2;IF(RIGHT([.A101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18])&gt;0;[$preferred_name.A1018];&#10;LEN([$preferred_name.B1018])&gt;0;[$preferred_name.B1018]&#10;)" office:value-type="string" office:string-value="" calcext:value-type="error">
            <text:p>#N/A</text:p>
          </table:table-cell>
          <table:table-cell table:formula="of:=IFERROR(FIND(&quot;_&quot;;[.$A1018];1);LEN([.$A1018]))" office:value-type="string" office:string-value="" calcext:value-type="error">
            <text:p>#N/A</text:p>
          </table:table-cell>
          <table:table-cell table:formula="of:=IFERROR(FIND(&quot;_&quot;;[.$A1018];1+[.B1018]);LEN([.$A1018]))" office:value-type="string" office:string-value="" calcext:value-type="error">
            <text:p>#N/A</text:p>
          </table:table-cell>
          <table:table-cell table:formula="of:=IFERROR(FIND(&quot;_&quot;;[.$A1018];1+[.C1018]);LEN([.$A1018]))" office:value-type="string" office:string-value="" calcext:value-type="error">
            <text:p>#N/A</text:p>
          </table:table-cell>
          <table:table-cell table:formula="of:=IFERROR(FIND(&quot;_&quot;;[.$A1018];1+[.D1018]);LEN([.$A1018]))" office:value-type="string" office:string-value="" calcext:value-type="error">
            <text:p>#N/A</text:p>
          </table:table-cell>
          <table:table-cell table:formula="of:=IFERROR(FIND(&quot;_&quot;;[.$A1018];1+[.E1018]);LEN([.$A1018]))" office:value-type="string" office:string-value="" calcext:value-type="error">
            <text:p>#N/A</text:p>
          </table:table-cell>
          <table:table-cell table:formula="of:=[.D1018]" office:value-type="string" office:string-value="" calcext:value-type="error">
            <text:p>#N/A</text:p>
          </table:table-cell>
          <table:table-cell table:formula="of:=LEFT([.A1018];[.G1018])" office:value-type="string" office:string-value="" calcext:value-type="error">
            <text:p>#N/A</text:p>
          </table:table-cell>
          <table:table-cell table:formula="of:=VLOOKUP([.H1018];[$source.$C$2:$source.$F$48];4;0)" office:value-type="string" office:string-value="" calcext:value-type="error">
            <text:p>#N/A</text:p>
          </table:table-cell>
          <table:table-cell table:style-name="ce7" table:formula="of:=IF(RIGHT([.A1018];6)=&quot;_X_X_X&quot;;3;IF(RIGHT([.A1018];4)=&quot;_X_X&quot;;2;IF(RIGHT([.A101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19])&gt;0;[$preferred_name.A1019];&#10;LEN([$preferred_name.B1019])&gt;0;[$preferred_name.B1019]&#10;)" office:value-type="string" office:string-value="" calcext:value-type="error">
            <text:p>#N/A</text:p>
          </table:table-cell>
          <table:table-cell table:formula="of:=IFERROR(FIND(&quot;_&quot;;[.$A1019];1);LEN([.$A1019]))" office:value-type="string" office:string-value="" calcext:value-type="error">
            <text:p>#N/A</text:p>
          </table:table-cell>
          <table:table-cell table:formula="of:=IFERROR(FIND(&quot;_&quot;;[.$A1019];1+[.B1019]);LEN([.$A1019]))" office:value-type="string" office:string-value="" calcext:value-type="error">
            <text:p>#N/A</text:p>
          </table:table-cell>
          <table:table-cell table:formula="of:=IFERROR(FIND(&quot;_&quot;;[.$A1019];1+[.C1019]);LEN([.$A1019]))" office:value-type="string" office:string-value="" calcext:value-type="error">
            <text:p>#N/A</text:p>
          </table:table-cell>
          <table:table-cell table:formula="of:=IFERROR(FIND(&quot;_&quot;;[.$A1019];1+[.D1019]);LEN([.$A1019]))" office:value-type="string" office:string-value="" calcext:value-type="error">
            <text:p>#N/A</text:p>
          </table:table-cell>
          <table:table-cell table:formula="of:=IFERROR(FIND(&quot;_&quot;;[.$A1019];1+[.E1019]);LEN([.$A1019]))" office:value-type="string" office:string-value="" calcext:value-type="error">
            <text:p>#N/A</text:p>
          </table:table-cell>
          <table:table-cell table:formula="of:=[.D1019]" office:value-type="string" office:string-value="" calcext:value-type="error">
            <text:p>#N/A</text:p>
          </table:table-cell>
          <table:table-cell table:formula="of:=LEFT([.A1019];[.G1019])" office:value-type="string" office:string-value="" calcext:value-type="error">
            <text:p>#N/A</text:p>
          </table:table-cell>
          <table:table-cell table:formula="of:=VLOOKUP([.H1019];[$source.$C$2:$source.$F$48];4;0)" office:value-type="string" office:string-value="" calcext:value-type="error">
            <text:p>#N/A</text:p>
          </table:table-cell>
          <table:table-cell table:style-name="ce7" table:formula="of:=IF(RIGHT([.A1019];6)=&quot;_X_X_X&quot;;3;IF(RIGHT([.A1019];4)=&quot;_X_X&quot;;2;IF(RIGHT([.A101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20])&gt;0;[$preferred_name.A1020];&#10;LEN([$preferred_name.B1020])&gt;0;[$preferred_name.B1020]&#10;)" office:value-type="string" office:string-value="" calcext:value-type="error">
            <text:p>#N/A</text:p>
          </table:table-cell>
          <table:table-cell table:formula="of:=IFERROR(FIND(&quot;_&quot;;[.$A1020];1);LEN([.$A1020]))" office:value-type="string" office:string-value="" calcext:value-type="error">
            <text:p>#N/A</text:p>
          </table:table-cell>
          <table:table-cell table:formula="of:=IFERROR(FIND(&quot;_&quot;;[.$A1020];1+[.B1020]);LEN([.$A1020]))" office:value-type="string" office:string-value="" calcext:value-type="error">
            <text:p>#N/A</text:p>
          </table:table-cell>
          <table:table-cell table:formula="of:=IFERROR(FIND(&quot;_&quot;;[.$A1020];1+[.C1020]);LEN([.$A1020]))" office:value-type="string" office:string-value="" calcext:value-type="error">
            <text:p>#N/A</text:p>
          </table:table-cell>
          <table:table-cell table:formula="of:=IFERROR(FIND(&quot;_&quot;;[.$A1020];1+[.D1020]);LEN([.$A1020]))" office:value-type="string" office:string-value="" calcext:value-type="error">
            <text:p>#N/A</text:p>
          </table:table-cell>
          <table:table-cell table:formula="of:=IFERROR(FIND(&quot;_&quot;;[.$A1020];1+[.E1020]);LEN([.$A1020]))" office:value-type="string" office:string-value="" calcext:value-type="error">
            <text:p>#N/A</text:p>
          </table:table-cell>
          <table:table-cell table:formula="of:=[.D1020]" office:value-type="string" office:string-value="" calcext:value-type="error">
            <text:p>#N/A</text:p>
          </table:table-cell>
          <table:table-cell table:formula="of:=LEFT([.A1020];[.G1020])" office:value-type="string" office:string-value="" calcext:value-type="error">
            <text:p>#N/A</text:p>
          </table:table-cell>
          <table:table-cell table:formula="of:=VLOOKUP([.H1020];[$source.$C$2:$source.$F$48];4;0)" office:value-type="string" office:string-value="" calcext:value-type="error">
            <text:p>#N/A</text:p>
          </table:table-cell>
          <table:table-cell table:style-name="ce7" table:formula="of:=IF(RIGHT([.A1020];6)=&quot;_X_X_X&quot;;3;IF(RIGHT([.A1020];4)=&quot;_X_X&quot;;2;IF(RIGHT([.A102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21])&gt;0;[$preferred_name.A1021];&#10;LEN([$preferred_name.B1021])&gt;0;[$preferred_name.B1021]&#10;)" office:value-type="string" office:string-value="" calcext:value-type="error">
            <text:p>#N/A</text:p>
          </table:table-cell>
          <table:table-cell table:formula="of:=IFERROR(FIND(&quot;_&quot;;[.$A1021];1);LEN([.$A1021]))" office:value-type="string" office:string-value="" calcext:value-type="error">
            <text:p>#N/A</text:p>
          </table:table-cell>
          <table:table-cell table:formula="of:=IFERROR(FIND(&quot;_&quot;;[.$A1021];1+[.B1021]);LEN([.$A1021]))" office:value-type="string" office:string-value="" calcext:value-type="error">
            <text:p>#N/A</text:p>
          </table:table-cell>
          <table:table-cell table:formula="of:=IFERROR(FIND(&quot;_&quot;;[.$A1021];1+[.C1021]);LEN([.$A1021]))" office:value-type="string" office:string-value="" calcext:value-type="error">
            <text:p>#N/A</text:p>
          </table:table-cell>
          <table:table-cell table:formula="of:=IFERROR(FIND(&quot;_&quot;;[.$A1021];1+[.D1021]);LEN([.$A1021]))" office:value-type="string" office:string-value="" calcext:value-type="error">
            <text:p>#N/A</text:p>
          </table:table-cell>
          <table:table-cell table:formula="of:=IFERROR(FIND(&quot;_&quot;;[.$A1021];1+[.E1021]);LEN([.$A1021]))" office:value-type="string" office:string-value="" calcext:value-type="error">
            <text:p>#N/A</text:p>
          </table:table-cell>
          <table:table-cell table:formula="of:=[.D1021]" office:value-type="string" office:string-value="" calcext:value-type="error">
            <text:p>#N/A</text:p>
          </table:table-cell>
          <table:table-cell table:formula="of:=LEFT([.A1021];[.G1021])" office:value-type="string" office:string-value="" calcext:value-type="error">
            <text:p>#N/A</text:p>
          </table:table-cell>
          <table:table-cell table:formula="of:=VLOOKUP([.H1021];[$source.$C$2:$source.$F$48];4;0)" office:value-type="string" office:string-value="" calcext:value-type="error">
            <text:p>#N/A</text:p>
          </table:table-cell>
          <table:table-cell table:style-name="ce7" table:formula="of:=IF(RIGHT([.A1021];6)=&quot;_X_X_X&quot;;3;IF(RIGHT([.A1021];4)=&quot;_X_X&quot;;2;IF(RIGHT([.A102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22])&gt;0;[$preferred_name.A1022];&#10;LEN([$preferred_name.B1022])&gt;0;[$preferred_name.B1022]&#10;)" office:value-type="string" office:string-value="" calcext:value-type="error">
            <text:p>#N/A</text:p>
          </table:table-cell>
          <table:table-cell table:formula="of:=IFERROR(FIND(&quot;_&quot;;[.$A1022];1);LEN([.$A1022]))" office:value-type="string" office:string-value="" calcext:value-type="error">
            <text:p>#N/A</text:p>
          </table:table-cell>
          <table:table-cell table:formula="of:=IFERROR(FIND(&quot;_&quot;;[.$A1022];1+[.B1022]);LEN([.$A1022]))" office:value-type="string" office:string-value="" calcext:value-type="error">
            <text:p>#N/A</text:p>
          </table:table-cell>
          <table:table-cell table:formula="of:=IFERROR(FIND(&quot;_&quot;;[.$A1022];1+[.C1022]);LEN([.$A1022]))" office:value-type="string" office:string-value="" calcext:value-type="error">
            <text:p>#N/A</text:p>
          </table:table-cell>
          <table:table-cell table:formula="of:=IFERROR(FIND(&quot;_&quot;;[.$A1022];1+[.D1022]);LEN([.$A1022]))" office:value-type="string" office:string-value="" calcext:value-type="error">
            <text:p>#N/A</text:p>
          </table:table-cell>
          <table:table-cell table:formula="of:=IFERROR(FIND(&quot;_&quot;;[.$A1022];1+[.E1022]);LEN([.$A1022]))" office:value-type="string" office:string-value="" calcext:value-type="error">
            <text:p>#N/A</text:p>
          </table:table-cell>
          <table:table-cell table:formula="of:=[.D1022]" office:value-type="string" office:string-value="" calcext:value-type="error">
            <text:p>#N/A</text:p>
          </table:table-cell>
          <table:table-cell table:formula="of:=LEFT([.A1022];[.G1022])" office:value-type="string" office:string-value="" calcext:value-type="error">
            <text:p>#N/A</text:p>
          </table:table-cell>
          <table:table-cell table:formula="of:=VLOOKUP([.H1022];[$source.$C$2:$source.$F$48];4;0)" office:value-type="string" office:string-value="" calcext:value-type="error">
            <text:p>#N/A</text:p>
          </table:table-cell>
          <table:table-cell table:style-name="ce7" table:formula="of:=IF(RIGHT([.A1022];6)=&quot;_X_X_X&quot;;3;IF(RIGHT([.A1022];4)=&quot;_X_X&quot;;2;IF(RIGHT([.A102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23])&gt;0;[$preferred_name.A1023];&#10;LEN([$preferred_name.B1023])&gt;0;[$preferred_name.B1023]&#10;)" office:value-type="string" office:string-value="" calcext:value-type="error">
            <text:p>#N/A</text:p>
          </table:table-cell>
          <table:table-cell table:formula="of:=IFERROR(FIND(&quot;_&quot;;[.$A1023];1);LEN([.$A1023]))" office:value-type="string" office:string-value="" calcext:value-type="error">
            <text:p>#N/A</text:p>
          </table:table-cell>
          <table:table-cell table:formula="of:=IFERROR(FIND(&quot;_&quot;;[.$A1023];1+[.B1023]);LEN([.$A1023]))" office:value-type="string" office:string-value="" calcext:value-type="error">
            <text:p>#N/A</text:p>
          </table:table-cell>
          <table:table-cell table:formula="of:=IFERROR(FIND(&quot;_&quot;;[.$A1023];1+[.C1023]);LEN([.$A1023]))" office:value-type="string" office:string-value="" calcext:value-type="error">
            <text:p>#N/A</text:p>
          </table:table-cell>
          <table:table-cell table:formula="of:=IFERROR(FIND(&quot;_&quot;;[.$A1023];1+[.D1023]);LEN([.$A1023]))" office:value-type="string" office:string-value="" calcext:value-type="error">
            <text:p>#N/A</text:p>
          </table:table-cell>
          <table:table-cell table:formula="of:=IFERROR(FIND(&quot;_&quot;;[.$A1023];1+[.E1023]);LEN([.$A1023]))" office:value-type="string" office:string-value="" calcext:value-type="error">
            <text:p>#N/A</text:p>
          </table:table-cell>
          <table:table-cell table:formula="of:=[.D1023]" office:value-type="string" office:string-value="" calcext:value-type="error">
            <text:p>#N/A</text:p>
          </table:table-cell>
          <table:table-cell table:formula="of:=LEFT([.A1023];[.G1023])" office:value-type="string" office:string-value="" calcext:value-type="error">
            <text:p>#N/A</text:p>
          </table:table-cell>
          <table:table-cell table:formula="of:=VLOOKUP([.H1023];[$source.$C$2:$source.$F$48];4;0)" office:value-type="string" office:string-value="" calcext:value-type="error">
            <text:p>#N/A</text:p>
          </table:table-cell>
          <table:table-cell table:style-name="ce7" table:formula="of:=IF(RIGHT([.A1023];6)=&quot;_X_X_X&quot;;3;IF(RIGHT([.A1023];4)=&quot;_X_X&quot;;2;IF(RIGHT([.A102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24])&gt;0;[$preferred_name.A1024];&#10;LEN([$preferred_name.B1024])&gt;0;[$preferred_name.B1024]&#10;)" office:value-type="string" office:string-value="" calcext:value-type="error">
            <text:p>#N/A</text:p>
          </table:table-cell>
          <table:table-cell table:formula="of:=IFERROR(FIND(&quot;_&quot;;[.$A1024];1);LEN([.$A1024]))" office:value-type="string" office:string-value="" calcext:value-type="error">
            <text:p>#N/A</text:p>
          </table:table-cell>
          <table:table-cell table:formula="of:=IFERROR(FIND(&quot;_&quot;;[.$A1024];1+[.B1024]);LEN([.$A1024]))" office:value-type="string" office:string-value="" calcext:value-type="error">
            <text:p>#N/A</text:p>
          </table:table-cell>
          <table:table-cell table:formula="of:=IFERROR(FIND(&quot;_&quot;;[.$A1024];1+[.C1024]);LEN([.$A1024]))" office:value-type="string" office:string-value="" calcext:value-type="error">
            <text:p>#N/A</text:p>
          </table:table-cell>
          <table:table-cell table:formula="of:=IFERROR(FIND(&quot;_&quot;;[.$A1024];1+[.D1024]);LEN([.$A1024]))" office:value-type="string" office:string-value="" calcext:value-type="error">
            <text:p>#N/A</text:p>
          </table:table-cell>
          <table:table-cell table:formula="of:=IFERROR(FIND(&quot;_&quot;;[.$A1024];1+[.E1024]);LEN([.$A1024]))" office:value-type="string" office:string-value="" calcext:value-type="error">
            <text:p>#N/A</text:p>
          </table:table-cell>
          <table:table-cell table:formula="of:=[.D1024]" office:value-type="string" office:string-value="" calcext:value-type="error">
            <text:p>#N/A</text:p>
          </table:table-cell>
          <table:table-cell table:formula="of:=LEFT([.A1024];[.G1024])" office:value-type="string" office:string-value="" calcext:value-type="error">
            <text:p>#N/A</text:p>
          </table:table-cell>
          <table:table-cell table:formula="of:=VLOOKUP([.H1024];[$source.$C$2:$source.$F$48];4;0)" office:value-type="string" office:string-value="" calcext:value-type="error">
            <text:p>#N/A</text:p>
          </table:table-cell>
          <table:table-cell table:style-name="ce7" table:formula="of:=IF(RIGHT([.A1024];6)=&quot;_X_X_X&quot;;3;IF(RIGHT([.A1024];4)=&quot;_X_X&quot;;2;IF(RIGHT([.A102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25])&gt;0;[$preferred_name.A1025];&#10;LEN([$preferred_name.B1025])&gt;0;[$preferred_name.B1025]&#10;)" office:value-type="string" office:string-value="" calcext:value-type="error">
            <text:p>#N/A</text:p>
          </table:table-cell>
          <table:table-cell table:formula="of:=IFERROR(FIND(&quot;_&quot;;[.$A1025];1);LEN([.$A1025]))" office:value-type="string" office:string-value="" calcext:value-type="error">
            <text:p>#N/A</text:p>
          </table:table-cell>
          <table:table-cell table:formula="of:=IFERROR(FIND(&quot;_&quot;;[.$A1025];1+[.B1025]);LEN([.$A1025]))" office:value-type="string" office:string-value="" calcext:value-type="error">
            <text:p>#N/A</text:p>
          </table:table-cell>
          <table:table-cell table:formula="of:=IFERROR(FIND(&quot;_&quot;;[.$A1025];1+[.C1025]);LEN([.$A1025]))" office:value-type="string" office:string-value="" calcext:value-type="error">
            <text:p>#N/A</text:p>
          </table:table-cell>
          <table:table-cell table:formula="of:=IFERROR(FIND(&quot;_&quot;;[.$A1025];1+[.D1025]);LEN([.$A1025]))" office:value-type="string" office:string-value="" calcext:value-type="error">
            <text:p>#N/A</text:p>
          </table:table-cell>
          <table:table-cell table:formula="of:=IFERROR(FIND(&quot;_&quot;;[.$A1025];1+[.E1025]);LEN([.$A1025]))" office:value-type="string" office:string-value="" calcext:value-type="error">
            <text:p>#N/A</text:p>
          </table:table-cell>
          <table:table-cell table:formula="of:=[.D1025]" office:value-type="string" office:string-value="" calcext:value-type="error">
            <text:p>#N/A</text:p>
          </table:table-cell>
          <table:table-cell table:formula="of:=LEFT([.A1025];[.G1025])" office:value-type="string" office:string-value="" calcext:value-type="error">
            <text:p>#N/A</text:p>
          </table:table-cell>
          <table:table-cell table:formula="of:=VLOOKUP([.H1025];[$source.$C$2:$source.$F$48];4;0)" office:value-type="string" office:string-value="" calcext:value-type="error">
            <text:p>#N/A</text:p>
          </table:table-cell>
          <table:table-cell table:style-name="ce7" table:formula="of:=IF(RIGHT([.A1025];6)=&quot;_X_X_X&quot;;3;IF(RIGHT([.A1025];4)=&quot;_X_X&quot;;2;IF(RIGHT([.A102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26])&gt;0;[$preferred_name.A1026];&#10;LEN([$preferred_name.B1026])&gt;0;[$preferred_name.B1026]&#10;)" office:value-type="string" office:string-value="" calcext:value-type="error">
            <text:p>#N/A</text:p>
          </table:table-cell>
          <table:table-cell table:formula="of:=IFERROR(FIND(&quot;_&quot;;[.$A1026];1);LEN([.$A1026]))" office:value-type="string" office:string-value="" calcext:value-type="error">
            <text:p>#N/A</text:p>
          </table:table-cell>
          <table:table-cell table:formula="of:=IFERROR(FIND(&quot;_&quot;;[.$A1026];1+[.B1026]);LEN([.$A1026]))" office:value-type="string" office:string-value="" calcext:value-type="error">
            <text:p>#N/A</text:p>
          </table:table-cell>
          <table:table-cell table:formula="of:=IFERROR(FIND(&quot;_&quot;;[.$A1026];1+[.C1026]);LEN([.$A1026]))" office:value-type="string" office:string-value="" calcext:value-type="error">
            <text:p>#N/A</text:p>
          </table:table-cell>
          <table:table-cell table:formula="of:=IFERROR(FIND(&quot;_&quot;;[.$A1026];1+[.D1026]);LEN([.$A1026]))" office:value-type="string" office:string-value="" calcext:value-type="error">
            <text:p>#N/A</text:p>
          </table:table-cell>
          <table:table-cell table:formula="of:=IFERROR(FIND(&quot;_&quot;;[.$A1026];1+[.E1026]);LEN([.$A1026]))" office:value-type="string" office:string-value="" calcext:value-type="error">
            <text:p>#N/A</text:p>
          </table:table-cell>
          <table:table-cell table:formula="of:=[.D1026]" office:value-type="string" office:string-value="" calcext:value-type="error">
            <text:p>#N/A</text:p>
          </table:table-cell>
          <table:table-cell table:formula="of:=LEFT([.A1026];[.G1026])" office:value-type="string" office:string-value="" calcext:value-type="error">
            <text:p>#N/A</text:p>
          </table:table-cell>
          <table:table-cell table:formula="of:=VLOOKUP([.H1026];[$source.$C$2:$source.$F$48];4;0)" office:value-type="string" office:string-value="" calcext:value-type="error">
            <text:p>#N/A</text:p>
          </table:table-cell>
          <table:table-cell table:style-name="ce7" table:formula="of:=IF(RIGHT([.A1026];6)=&quot;_X_X_X&quot;;3;IF(RIGHT([.A1026];4)=&quot;_X_X&quot;;2;IF(RIGHT([.A102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27])&gt;0;[$preferred_name.A1027];&#10;LEN([$preferred_name.B1027])&gt;0;[$preferred_name.B1027]&#10;)" office:value-type="string" office:string-value="" calcext:value-type="error">
            <text:p>#N/A</text:p>
          </table:table-cell>
          <table:table-cell table:formula="of:=IFERROR(FIND(&quot;_&quot;;[.$A1027];1);LEN([.$A1027]))" office:value-type="string" office:string-value="" calcext:value-type="error">
            <text:p>#N/A</text:p>
          </table:table-cell>
          <table:table-cell table:formula="of:=IFERROR(FIND(&quot;_&quot;;[.$A1027];1+[.B1027]);LEN([.$A1027]))" office:value-type="string" office:string-value="" calcext:value-type="error">
            <text:p>#N/A</text:p>
          </table:table-cell>
          <table:table-cell table:formula="of:=IFERROR(FIND(&quot;_&quot;;[.$A1027];1+[.C1027]);LEN([.$A1027]))" office:value-type="string" office:string-value="" calcext:value-type="error">
            <text:p>#N/A</text:p>
          </table:table-cell>
          <table:table-cell table:formula="of:=IFERROR(FIND(&quot;_&quot;;[.$A1027];1+[.D1027]);LEN([.$A1027]))" office:value-type="string" office:string-value="" calcext:value-type="error">
            <text:p>#N/A</text:p>
          </table:table-cell>
          <table:table-cell table:formula="of:=IFERROR(FIND(&quot;_&quot;;[.$A1027];1+[.E1027]);LEN([.$A1027]))" office:value-type="string" office:string-value="" calcext:value-type="error">
            <text:p>#N/A</text:p>
          </table:table-cell>
          <table:table-cell table:formula="of:=[.D1027]" office:value-type="string" office:string-value="" calcext:value-type="error">
            <text:p>#N/A</text:p>
          </table:table-cell>
          <table:table-cell table:formula="of:=LEFT([.A1027];[.G1027])" office:value-type="string" office:string-value="" calcext:value-type="error">
            <text:p>#N/A</text:p>
          </table:table-cell>
          <table:table-cell table:formula="of:=VLOOKUP([.H1027];[$source.$C$2:$source.$F$48];4;0)" office:value-type="string" office:string-value="" calcext:value-type="error">
            <text:p>#N/A</text:p>
          </table:table-cell>
          <table:table-cell table:style-name="ce7" table:formula="of:=IF(RIGHT([.A1027];6)=&quot;_X_X_X&quot;;3;IF(RIGHT([.A1027];4)=&quot;_X_X&quot;;2;IF(RIGHT([.A102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28])&gt;0;[$preferred_name.A1028];&#10;LEN([$preferred_name.B1028])&gt;0;[$preferred_name.B1028]&#10;)" office:value-type="string" office:string-value="" calcext:value-type="error">
            <text:p>#N/A</text:p>
          </table:table-cell>
          <table:table-cell table:formula="of:=IFERROR(FIND(&quot;_&quot;;[.$A1028];1);LEN([.$A1028]))" office:value-type="string" office:string-value="" calcext:value-type="error">
            <text:p>#N/A</text:p>
          </table:table-cell>
          <table:table-cell table:formula="of:=IFERROR(FIND(&quot;_&quot;;[.$A1028];1+[.B1028]);LEN([.$A1028]))" office:value-type="string" office:string-value="" calcext:value-type="error">
            <text:p>#N/A</text:p>
          </table:table-cell>
          <table:table-cell table:formula="of:=IFERROR(FIND(&quot;_&quot;;[.$A1028];1+[.C1028]);LEN([.$A1028]))" office:value-type="string" office:string-value="" calcext:value-type="error">
            <text:p>#N/A</text:p>
          </table:table-cell>
          <table:table-cell table:formula="of:=IFERROR(FIND(&quot;_&quot;;[.$A1028];1+[.D1028]);LEN([.$A1028]))" office:value-type="string" office:string-value="" calcext:value-type="error">
            <text:p>#N/A</text:p>
          </table:table-cell>
          <table:table-cell table:formula="of:=IFERROR(FIND(&quot;_&quot;;[.$A1028];1+[.E1028]);LEN([.$A1028]))" office:value-type="string" office:string-value="" calcext:value-type="error">
            <text:p>#N/A</text:p>
          </table:table-cell>
          <table:table-cell table:formula="of:=[.D1028]" office:value-type="string" office:string-value="" calcext:value-type="error">
            <text:p>#N/A</text:p>
          </table:table-cell>
          <table:table-cell table:formula="of:=LEFT([.A1028];[.G1028])" office:value-type="string" office:string-value="" calcext:value-type="error">
            <text:p>#N/A</text:p>
          </table:table-cell>
          <table:table-cell table:formula="of:=VLOOKUP([.H1028];[$source.$C$2:$source.$F$48];4;0)" office:value-type="string" office:string-value="" calcext:value-type="error">
            <text:p>#N/A</text:p>
          </table:table-cell>
          <table:table-cell table:style-name="ce7" table:formula="of:=IF(RIGHT([.A1028];6)=&quot;_X_X_X&quot;;3;IF(RIGHT([.A1028];4)=&quot;_X_X&quot;;2;IF(RIGHT([.A102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29])&gt;0;[$preferred_name.A1029];&#10;LEN([$preferred_name.B1029])&gt;0;[$preferred_name.B1029]&#10;)" office:value-type="string" office:string-value="" calcext:value-type="error">
            <text:p>#N/A</text:p>
          </table:table-cell>
          <table:table-cell table:formula="of:=IFERROR(FIND(&quot;_&quot;;[.$A1029];1);LEN([.$A1029]))" office:value-type="string" office:string-value="" calcext:value-type="error">
            <text:p>#N/A</text:p>
          </table:table-cell>
          <table:table-cell table:formula="of:=IFERROR(FIND(&quot;_&quot;;[.$A1029];1+[.B1029]);LEN([.$A1029]))" office:value-type="string" office:string-value="" calcext:value-type="error">
            <text:p>#N/A</text:p>
          </table:table-cell>
          <table:table-cell table:formula="of:=IFERROR(FIND(&quot;_&quot;;[.$A1029];1+[.C1029]);LEN([.$A1029]))" office:value-type="string" office:string-value="" calcext:value-type="error">
            <text:p>#N/A</text:p>
          </table:table-cell>
          <table:table-cell table:formula="of:=IFERROR(FIND(&quot;_&quot;;[.$A1029];1+[.D1029]);LEN([.$A1029]))" office:value-type="string" office:string-value="" calcext:value-type="error">
            <text:p>#N/A</text:p>
          </table:table-cell>
          <table:table-cell table:formula="of:=IFERROR(FIND(&quot;_&quot;;[.$A1029];1+[.E1029]);LEN([.$A1029]))" office:value-type="string" office:string-value="" calcext:value-type="error">
            <text:p>#N/A</text:p>
          </table:table-cell>
          <table:table-cell table:formula="of:=[.D1029]" office:value-type="string" office:string-value="" calcext:value-type="error">
            <text:p>#N/A</text:p>
          </table:table-cell>
          <table:table-cell table:formula="of:=LEFT([.A1029];[.G1029])" office:value-type="string" office:string-value="" calcext:value-type="error">
            <text:p>#N/A</text:p>
          </table:table-cell>
          <table:table-cell table:formula="of:=VLOOKUP([.H1029];[$source.$C$2:$source.$F$48];4;0)" office:value-type="string" office:string-value="" calcext:value-type="error">
            <text:p>#N/A</text:p>
          </table:table-cell>
          <table:table-cell table:style-name="ce7" table:formula="of:=IF(RIGHT([.A1029];6)=&quot;_X_X_X&quot;;3;IF(RIGHT([.A1029];4)=&quot;_X_X&quot;;2;IF(RIGHT([.A102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30])&gt;0;[$preferred_name.A1030];&#10;LEN([$preferred_name.B1030])&gt;0;[$preferred_name.B1030]&#10;)" office:value-type="string" office:string-value="" calcext:value-type="error">
            <text:p>#N/A</text:p>
          </table:table-cell>
          <table:table-cell table:formula="of:=IFERROR(FIND(&quot;_&quot;;[.$A1030];1);LEN([.$A1030]))" office:value-type="string" office:string-value="" calcext:value-type="error">
            <text:p>#N/A</text:p>
          </table:table-cell>
          <table:table-cell table:formula="of:=IFERROR(FIND(&quot;_&quot;;[.$A1030];1+[.B1030]);LEN([.$A1030]))" office:value-type="string" office:string-value="" calcext:value-type="error">
            <text:p>#N/A</text:p>
          </table:table-cell>
          <table:table-cell table:formula="of:=IFERROR(FIND(&quot;_&quot;;[.$A1030];1+[.C1030]);LEN([.$A1030]))" office:value-type="string" office:string-value="" calcext:value-type="error">
            <text:p>#N/A</text:p>
          </table:table-cell>
          <table:table-cell table:formula="of:=IFERROR(FIND(&quot;_&quot;;[.$A1030];1+[.D1030]);LEN([.$A1030]))" office:value-type="string" office:string-value="" calcext:value-type="error">
            <text:p>#N/A</text:p>
          </table:table-cell>
          <table:table-cell table:formula="of:=IFERROR(FIND(&quot;_&quot;;[.$A1030];1+[.E1030]);LEN([.$A1030]))" office:value-type="string" office:string-value="" calcext:value-type="error">
            <text:p>#N/A</text:p>
          </table:table-cell>
          <table:table-cell table:formula="of:=[.D1030]" office:value-type="string" office:string-value="" calcext:value-type="error">
            <text:p>#N/A</text:p>
          </table:table-cell>
          <table:table-cell table:formula="of:=LEFT([.A1030];[.G1030])" office:value-type="string" office:string-value="" calcext:value-type="error">
            <text:p>#N/A</text:p>
          </table:table-cell>
          <table:table-cell table:formula="of:=VLOOKUP([.H1030];[$source.$C$2:$source.$F$48];4;0)" office:value-type="string" office:string-value="" calcext:value-type="error">
            <text:p>#N/A</text:p>
          </table:table-cell>
          <table:table-cell table:style-name="ce7" table:formula="of:=IF(RIGHT([.A1030];6)=&quot;_X_X_X&quot;;3;IF(RIGHT([.A1030];4)=&quot;_X_X&quot;;2;IF(RIGHT([.A103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31])&gt;0;[$preferred_name.A1031];&#10;LEN([$preferred_name.B1031])&gt;0;[$preferred_name.B1031]&#10;)" office:value-type="string" office:string-value="" calcext:value-type="error">
            <text:p>#N/A</text:p>
          </table:table-cell>
          <table:table-cell table:formula="of:=IFERROR(FIND(&quot;_&quot;;[.$A1031];1);LEN([.$A1031]))" office:value-type="string" office:string-value="" calcext:value-type="error">
            <text:p>#N/A</text:p>
          </table:table-cell>
          <table:table-cell table:formula="of:=IFERROR(FIND(&quot;_&quot;;[.$A1031];1+[.B1031]);LEN([.$A1031]))" office:value-type="string" office:string-value="" calcext:value-type="error">
            <text:p>#N/A</text:p>
          </table:table-cell>
          <table:table-cell table:formula="of:=IFERROR(FIND(&quot;_&quot;;[.$A1031];1+[.C1031]);LEN([.$A1031]))" office:value-type="string" office:string-value="" calcext:value-type="error">
            <text:p>#N/A</text:p>
          </table:table-cell>
          <table:table-cell table:formula="of:=IFERROR(FIND(&quot;_&quot;;[.$A1031];1+[.D1031]);LEN([.$A1031]))" office:value-type="string" office:string-value="" calcext:value-type="error">
            <text:p>#N/A</text:p>
          </table:table-cell>
          <table:table-cell table:formula="of:=IFERROR(FIND(&quot;_&quot;;[.$A1031];1+[.E1031]);LEN([.$A1031]))" office:value-type="string" office:string-value="" calcext:value-type="error">
            <text:p>#N/A</text:p>
          </table:table-cell>
          <table:table-cell table:formula="of:=[.D1031]" office:value-type="string" office:string-value="" calcext:value-type="error">
            <text:p>#N/A</text:p>
          </table:table-cell>
          <table:table-cell table:formula="of:=LEFT([.A1031];[.G1031])" office:value-type="string" office:string-value="" calcext:value-type="error">
            <text:p>#N/A</text:p>
          </table:table-cell>
          <table:table-cell table:formula="of:=VLOOKUP([.H1031];[$source.$C$2:$source.$F$48];4;0)" office:value-type="string" office:string-value="" calcext:value-type="error">
            <text:p>#N/A</text:p>
          </table:table-cell>
          <table:table-cell table:style-name="ce7" table:formula="of:=IF(RIGHT([.A1031];6)=&quot;_X_X_X&quot;;3;IF(RIGHT([.A1031];4)=&quot;_X_X&quot;;2;IF(RIGHT([.A103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32])&gt;0;[$preferred_name.A1032];&#10;LEN([$preferred_name.B1032])&gt;0;[$preferred_name.B1032]&#10;)" office:value-type="string" office:string-value="" calcext:value-type="error">
            <text:p>#N/A</text:p>
          </table:table-cell>
          <table:table-cell table:formula="of:=IFERROR(FIND(&quot;_&quot;;[.$A1032];1);LEN([.$A1032]))" office:value-type="string" office:string-value="" calcext:value-type="error">
            <text:p>#N/A</text:p>
          </table:table-cell>
          <table:table-cell table:formula="of:=IFERROR(FIND(&quot;_&quot;;[.$A1032];1+[.B1032]);LEN([.$A1032]))" office:value-type="string" office:string-value="" calcext:value-type="error">
            <text:p>#N/A</text:p>
          </table:table-cell>
          <table:table-cell table:formula="of:=IFERROR(FIND(&quot;_&quot;;[.$A1032];1+[.C1032]);LEN([.$A1032]))" office:value-type="string" office:string-value="" calcext:value-type="error">
            <text:p>#N/A</text:p>
          </table:table-cell>
          <table:table-cell table:formula="of:=IFERROR(FIND(&quot;_&quot;;[.$A1032];1+[.D1032]);LEN([.$A1032]))" office:value-type="string" office:string-value="" calcext:value-type="error">
            <text:p>#N/A</text:p>
          </table:table-cell>
          <table:table-cell table:formula="of:=IFERROR(FIND(&quot;_&quot;;[.$A1032];1+[.E1032]);LEN([.$A1032]))" office:value-type="string" office:string-value="" calcext:value-type="error">
            <text:p>#N/A</text:p>
          </table:table-cell>
          <table:table-cell table:formula="of:=[.D1032]" office:value-type="string" office:string-value="" calcext:value-type="error">
            <text:p>#N/A</text:p>
          </table:table-cell>
          <table:table-cell table:formula="of:=LEFT([.A1032];[.G1032])" office:value-type="string" office:string-value="" calcext:value-type="error">
            <text:p>#N/A</text:p>
          </table:table-cell>
          <table:table-cell table:formula="of:=VLOOKUP([.H1032];[$source.$C$2:$source.$F$48];4;0)" office:value-type="string" office:string-value="" calcext:value-type="error">
            <text:p>#N/A</text:p>
          </table:table-cell>
          <table:table-cell table:style-name="ce7" table:formula="of:=IF(RIGHT([.A1032];6)=&quot;_X_X_X&quot;;3;IF(RIGHT([.A1032];4)=&quot;_X_X&quot;;2;IF(RIGHT([.A103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33])&gt;0;[$preferred_name.A1033];&#10;LEN([$preferred_name.B1033])&gt;0;[$preferred_name.B1033]&#10;)" office:value-type="string" office:string-value="" calcext:value-type="error">
            <text:p>#N/A</text:p>
          </table:table-cell>
          <table:table-cell table:formula="of:=IFERROR(FIND(&quot;_&quot;;[.$A1033];1);LEN([.$A1033]))" office:value-type="string" office:string-value="" calcext:value-type="error">
            <text:p>#N/A</text:p>
          </table:table-cell>
          <table:table-cell table:formula="of:=IFERROR(FIND(&quot;_&quot;;[.$A1033];1+[.B1033]);LEN([.$A1033]))" office:value-type="string" office:string-value="" calcext:value-type="error">
            <text:p>#N/A</text:p>
          </table:table-cell>
          <table:table-cell table:formula="of:=IFERROR(FIND(&quot;_&quot;;[.$A1033];1+[.C1033]);LEN([.$A1033]))" office:value-type="string" office:string-value="" calcext:value-type="error">
            <text:p>#N/A</text:p>
          </table:table-cell>
          <table:table-cell table:formula="of:=IFERROR(FIND(&quot;_&quot;;[.$A1033];1+[.D1033]);LEN([.$A1033]))" office:value-type="string" office:string-value="" calcext:value-type="error">
            <text:p>#N/A</text:p>
          </table:table-cell>
          <table:table-cell table:formula="of:=IFERROR(FIND(&quot;_&quot;;[.$A1033];1+[.E1033]);LEN([.$A1033]))" office:value-type="string" office:string-value="" calcext:value-type="error">
            <text:p>#N/A</text:p>
          </table:table-cell>
          <table:table-cell table:formula="of:=[.D1033]" office:value-type="string" office:string-value="" calcext:value-type="error">
            <text:p>#N/A</text:p>
          </table:table-cell>
          <table:table-cell table:formula="of:=LEFT([.A1033];[.G1033])" office:value-type="string" office:string-value="" calcext:value-type="error">
            <text:p>#N/A</text:p>
          </table:table-cell>
          <table:table-cell table:formula="of:=VLOOKUP([.H1033];[$source.$C$2:$source.$F$48];4;0)" office:value-type="string" office:string-value="" calcext:value-type="error">
            <text:p>#N/A</text:p>
          </table:table-cell>
          <table:table-cell table:style-name="ce7" table:formula="of:=IF(RIGHT([.A1033];6)=&quot;_X_X_X&quot;;3;IF(RIGHT([.A1033];4)=&quot;_X_X&quot;;2;IF(RIGHT([.A103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34])&gt;0;[$preferred_name.A1034];&#10;LEN([$preferred_name.B1034])&gt;0;[$preferred_name.B1034]&#10;)" office:value-type="string" office:string-value="" calcext:value-type="error">
            <text:p>#N/A</text:p>
          </table:table-cell>
          <table:table-cell table:formula="of:=IFERROR(FIND(&quot;_&quot;;[.$A1034];1);LEN([.$A1034]))" office:value-type="string" office:string-value="" calcext:value-type="error">
            <text:p>#N/A</text:p>
          </table:table-cell>
          <table:table-cell table:formula="of:=IFERROR(FIND(&quot;_&quot;;[.$A1034];1+[.B1034]);LEN([.$A1034]))" office:value-type="string" office:string-value="" calcext:value-type="error">
            <text:p>#N/A</text:p>
          </table:table-cell>
          <table:table-cell table:formula="of:=IFERROR(FIND(&quot;_&quot;;[.$A1034];1+[.C1034]);LEN([.$A1034]))" office:value-type="string" office:string-value="" calcext:value-type="error">
            <text:p>#N/A</text:p>
          </table:table-cell>
          <table:table-cell table:formula="of:=IFERROR(FIND(&quot;_&quot;;[.$A1034];1+[.D1034]);LEN([.$A1034]))" office:value-type="string" office:string-value="" calcext:value-type="error">
            <text:p>#N/A</text:p>
          </table:table-cell>
          <table:table-cell table:formula="of:=IFERROR(FIND(&quot;_&quot;;[.$A1034];1+[.E1034]);LEN([.$A1034]))" office:value-type="string" office:string-value="" calcext:value-type="error">
            <text:p>#N/A</text:p>
          </table:table-cell>
          <table:table-cell table:formula="of:=[.D1034]" office:value-type="string" office:string-value="" calcext:value-type="error">
            <text:p>#N/A</text:p>
          </table:table-cell>
          <table:table-cell table:formula="of:=LEFT([.A1034];[.G1034])" office:value-type="string" office:string-value="" calcext:value-type="error">
            <text:p>#N/A</text:p>
          </table:table-cell>
          <table:table-cell table:formula="of:=VLOOKUP([.H1034];[$source.$C$2:$source.$F$48];4;0)" office:value-type="string" office:string-value="" calcext:value-type="error">
            <text:p>#N/A</text:p>
          </table:table-cell>
          <table:table-cell table:style-name="ce7" table:formula="of:=IF(RIGHT([.A1034];6)=&quot;_X_X_X&quot;;3;IF(RIGHT([.A1034];4)=&quot;_X_X&quot;;2;IF(RIGHT([.A103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35])&gt;0;[$preferred_name.A1035];&#10;LEN([$preferred_name.B1035])&gt;0;[$preferred_name.B1035]&#10;)" office:value-type="string" office:string-value="" calcext:value-type="error">
            <text:p>#N/A</text:p>
          </table:table-cell>
          <table:table-cell table:formula="of:=IFERROR(FIND(&quot;_&quot;;[.$A1035];1);LEN([.$A1035]))" office:value-type="string" office:string-value="" calcext:value-type="error">
            <text:p>#N/A</text:p>
          </table:table-cell>
          <table:table-cell table:formula="of:=IFERROR(FIND(&quot;_&quot;;[.$A1035];1+[.B1035]);LEN([.$A1035]))" office:value-type="string" office:string-value="" calcext:value-type="error">
            <text:p>#N/A</text:p>
          </table:table-cell>
          <table:table-cell table:formula="of:=IFERROR(FIND(&quot;_&quot;;[.$A1035];1+[.C1035]);LEN([.$A1035]))" office:value-type="string" office:string-value="" calcext:value-type="error">
            <text:p>#N/A</text:p>
          </table:table-cell>
          <table:table-cell table:formula="of:=IFERROR(FIND(&quot;_&quot;;[.$A1035];1+[.D1035]);LEN([.$A1035]))" office:value-type="string" office:string-value="" calcext:value-type="error">
            <text:p>#N/A</text:p>
          </table:table-cell>
          <table:table-cell table:formula="of:=IFERROR(FIND(&quot;_&quot;;[.$A1035];1+[.E1035]);LEN([.$A1035]))" office:value-type="string" office:string-value="" calcext:value-type="error">
            <text:p>#N/A</text:p>
          </table:table-cell>
          <table:table-cell table:formula="of:=[.D1035]" office:value-type="string" office:string-value="" calcext:value-type="error">
            <text:p>#N/A</text:p>
          </table:table-cell>
          <table:table-cell table:formula="of:=LEFT([.A1035];[.G1035])" office:value-type="string" office:string-value="" calcext:value-type="error">
            <text:p>#N/A</text:p>
          </table:table-cell>
          <table:table-cell table:formula="of:=VLOOKUP([.H1035];[$source.$C$2:$source.$F$48];4;0)" office:value-type="string" office:string-value="" calcext:value-type="error">
            <text:p>#N/A</text:p>
          </table:table-cell>
          <table:table-cell table:style-name="ce7" table:formula="of:=IF(RIGHT([.A1035];6)=&quot;_X_X_X&quot;;3;IF(RIGHT([.A1035];4)=&quot;_X_X&quot;;2;IF(RIGHT([.A103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36])&gt;0;[$preferred_name.A1036];&#10;LEN([$preferred_name.B1036])&gt;0;[$preferred_name.B1036]&#10;)" office:value-type="string" office:string-value="" calcext:value-type="error">
            <text:p>#N/A</text:p>
          </table:table-cell>
          <table:table-cell table:formula="of:=IFERROR(FIND(&quot;_&quot;;[.$A1036];1);LEN([.$A1036]))" office:value-type="string" office:string-value="" calcext:value-type="error">
            <text:p>#N/A</text:p>
          </table:table-cell>
          <table:table-cell table:formula="of:=IFERROR(FIND(&quot;_&quot;;[.$A1036];1+[.B1036]);LEN([.$A1036]))" office:value-type="string" office:string-value="" calcext:value-type="error">
            <text:p>#N/A</text:p>
          </table:table-cell>
          <table:table-cell table:formula="of:=IFERROR(FIND(&quot;_&quot;;[.$A1036];1+[.C1036]);LEN([.$A1036]))" office:value-type="string" office:string-value="" calcext:value-type="error">
            <text:p>#N/A</text:p>
          </table:table-cell>
          <table:table-cell table:formula="of:=IFERROR(FIND(&quot;_&quot;;[.$A1036];1+[.D1036]);LEN([.$A1036]))" office:value-type="string" office:string-value="" calcext:value-type="error">
            <text:p>#N/A</text:p>
          </table:table-cell>
          <table:table-cell table:formula="of:=IFERROR(FIND(&quot;_&quot;;[.$A1036];1+[.E1036]);LEN([.$A1036]))" office:value-type="string" office:string-value="" calcext:value-type="error">
            <text:p>#N/A</text:p>
          </table:table-cell>
          <table:table-cell table:formula="of:=[.D1036]" office:value-type="string" office:string-value="" calcext:value-type="error">
            <text:p>#N/A</text:p>
          </table:table-cell>
          <table:table-cell table:formula="of:=LEFT([.A1036];[.G1036])" office:value-type="string" office:string-value="" calcext:value-type="error">
            <text:p>#N/A</text:p>
          </table:table-cell>
          <table:table-cell table:formula="of:=VLOOKUP([.H1036];[$source.$C$2:$source.$F$48];4;0)" office:value-type="string" office:string-value="" calcext:value-type="error">
            <text:p>#N/A</text:p>
          </table:table-cell>
          <table:table-cell table:style-name="ce7" table:formula="of:=IF(RIGHT([.A1036];6)=&quot;_X_X_X&quot;;3;IF(RIGHT([.A1036];4)=&quot;_X_X&quot;;2;IF(RIGHT([.A103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37])&gt;0;[$preferred_name.A1037];&#10;LEN([$preferred_name.B1037])&gt;0;[$preferred_name.B1037]&#10;)" office:value-type="string" office:string-value="" calcext:value-type="error">
            <text:p>#N/A</text:p>
          </table:table-cell>
          <table:table-cell table:formula="of:=IFERROR(FIND(&quot;_&quot;;[.$A1037];1);LEN([.$A1037]))" office:value-type="string" office:string-value="" calcext:value-type="error">
            <text:p>#N/A</text:p>
          </table:table-cell>
          <table:table-cell table:formula="of:=IFERROR(FIND(&quot;_&quot;;[.$A1037];1+[.B1037]);LEN([.$A1037]))" office:value-type="string" office:string-value="" calcext:value-type="error">
            <text:p>#N/A</text:p>
          </table:table-cell>
          <table:table-cell table:formula="of:=IFERROR(FIND(&quot;_&quot;;[.$A1037];1+[.C1037]);LEN([.$A1037]))" office:value-type="string" office:string-value="" calcext:value-type="error">
            <text:p>#N/A</text:p>
          </table:table-cell>
          <table:table-cell table:formula="of:=IFERROR(FIND(&quot;_&quot;;[.$A1037];1+[.D1037]);LEN([.$A1037]))" office:value-type="string" office:string-value="" calcext:value-type="error">
            <text:p>#N/A</text:p>
          </table:table-cell>
          <table:table-cell table:formula="of:=IFERROR(FIND(&quot;_&quot;;[.$A1037];1+[.E1037]);LEN([.$A1037]))" office:value-type="string" office:string-value="" calcext:value-type="error">
            <text:p>#N/A</text:p>
          </table:table-cell>
          <table:table-cell table:formula="of:=[.D1037]" office:value-type="string" office:string-value="" calcext:value-type="error">
            <text:p>#N/A</text:p>
          </table:table-cell>
          <table:table-cell table:formula="of:=LEFT([.A1037];[.G1037])" office:value-type="string" office:string-value="" calcext:value-type="error">
            <text:p>#N/A</text:p>
          </table:table-cell>
          <table:table-cell table:formula="of:=VLOOKUP([.H1037];[$source.$C$2:$source.$F$48];4;0)" office:value-type="string" office:string-value="" calcext:value-type="error">
            <text:p>#N/A</text:p>
          </table:table-cell>
          <table:table-cell table:style-name="ce7" table:formula="of:=IF(RIGHT([.A1037];6)=&quot;_X_X_X&quot;;3;IF(RIGHT([.A1037];4)=&quot;_X_X&quot;;2;IF(RIGHT([.A103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38])&gt;0;[$preferred_name.A1038];&#10;LEN([$preferred_name.B1038])&gt;0;[$preferred_name.B1038]&#10;)" office:value-type="string" office:string-value="" calcext:value-type="error">
            <text:p>#N/A</text:p>
          </table:table-cell>
          <table:table-cell table:formula="of:=IFERROR(FIND(&quot;_&quot;;[.$A1038];1);LEN([.$A1038]))" office:value-type="string" office:string-value="" calcext:value-type="error">
            <text:p>#N/A</text:p>
          </table:table-cell>
          <table:table-cell table:formula="of:=IFERROR(FIND(&quot;_&quot;;[.$A1038];1+[.B1038]);LEN([.$A1038]))" office:value-type="string" office:string-value="" calcext:value-type="error">
            <text:p>#N/A</text:p>
          </table:table-cell>
          <table:table-cell table:formula="of:=IFERROR(FIND(&quot;_&quot;;[.$A1038];1+[.C1038]);LEN([.$A1038]))" office:value-type="string" office:string-value="" calcext:value-type="error">
            <text:p>#N/A</text:p>
          </table:table-cell>
          <table:table-cell table:formula="of:=IFERROR(FIND(&quot;_&quot;;[.$A1038];1+[.D1038]);LEN([.$A1038]))" office:value-type="string" office:string-value="" calcext:value-type="error">
            <text:p>#N/A</text:p>
          </table:table-cell>
          <table:table-cell table:formula="of:=IFERROR(FIND(&quot;_&quot;;[.$A1038];1+[.E1038]);LEN([.$A1038]))" office:value-type="string" office:string-value="" calcext:value-type="error">
            <text:p>#N/A</text:p>
          </table:table-cell>
          <table:table-cell table:formula="of:=[.D1038]" office:value-type="string" office:string-value="" calcext:value-type="error">
            <text:p>#N/A</text:p>
          </table:table-cell>
          <table:table-cell table:formula="of:=LEFT([.A1038];[.G1038])" office:value-type="string" office:string-value="" calcext:value-type="error">
            <text:p>#N/A</text:p>
          </table:table-cell>
          <table:table-cell table:formula="of:=VLOOKUP([.H1038];[$source.$C$2:$source.$F$48];4;0)" office:value-type="string" office:string-value="" calcext:value-type="error">
            <text:p>#N/A</text:p>
          </table:table-cell>
          <table:table-cell table:style-name="ce7" table:formula="of:=IF(RIGHT([.A1038];6)=&quot;_X_X_X&quot;;3;IF(RIGHT([.A1038];4)=&quot;_X_X&quot;;2;IF(RIGHT([.A103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39])&gt;0;[$preferred_name.A1039];&#10;LEN([$preferred_name.B1039])&gt;0;[$preferred_name.B1039]&#10;)" office:value-type="string" office:string-value="" calcext:value-type="error">
            <text:p>#N/A</text:p>
          </table:table-cell>
          <table:table-cell table:formula="of:=IFERROR(FIND(&quot;_&quot;;[.$A1039];1);LEN([.$A1039]))" office:value-type="string" office:string-value="" calcext:value-type="error">
            <text:p>#N/A</text:p>
          </table:table-cell>
          <table:table-cell table:formula="of:=IFERROR(FIND(&quot;_&quot;;[.$A1039];1+[.B1039]);LEN([.$A1039]))" office:value-type="string" office:string-value="" calcext:value-type="error">
            <text:p>#N/A</text:p>
          </table:table-cell>
          <table:table-cell table:formula="of:=IFERROR(FIND(&quot;_&quot;;[.$A1039];1+[.C1039]);LEN([.$A1039]))" office:value-type="string" office:string-value="" calcext:value-type="error">
            <text:p>#N/A</text:p>
          </table:table-cell>
          <table:table-cell table:formula="of:=IFERROR(FIND(&quot;_&quot;;[.$A1039];1+[.D1039]);LEN([.$A1039]))" office:value-type="string" office:string-value="" calcext:value-type="error">
            <text:p>#N/A</text:p>
          </table:table-cell>
          <table:table-cell table:formula="of:=IFERROR(FIND(&quot;_&quot;;[.$A1039];1+[.E1039]);LEN([.$A1039]))" office:value-type="string" office:string-value="" calcext:value-type="error">
            <text:p>#N/A</text:p>
          </table:table-cell>
          <table:table-cell table:formula="of:=[.D1039]" office:value-type="string" office:string-value="" calcext:value-type="error">
            <text:p>#N/A</text:p>
          </table:table-cell>
          <table:table-cell table:formula="of:=LEFT([.A1039];[.G1039])" office:value-type="string" office:string-value="" calcext:value-type="error">
            <text:p>#N/A</text:p>
          </table:table-cell>
          <table:table-cell table:formula="of:=VLOOKUP([.H1039];[$source.$C$2:$source.$F$48];4;0)" office:value-type="string" office:string-value="" calcext:value-type="error">
            <text:p>#N/A</text:p>
          </table:table-cell>
          <table:table-cell table:style-name="ce7" table:formula="of:=IF(RIGHT([.A1039];6)=&quot;_X_X_X&quot;;3;IF(RIGHT([.A1039];4)=&quot;_X_X&quot;;2;IF(RIGHT([.A103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40])&gt;0;[$preferred_name.A1040];&#10;LEN([$preferred_name.B1040])&gt;0;[$preferred_name.B1040]&#10;)" office:value-type="string" office:string-value="" calcext:value-type="error">
            <text:p>#N/A</text:p>
          </table:table-cell>
          <table:table-cell table:formula="of:=IFERROR(FIND(&quot;_&quot;;[.$A1040];1);LEN([.$A1040]))" office:value-type="string" office:string-value="" calcext:value-type="error">
            <text:p>#N/A</text:p>
          </table:table-cell>
          <table:table-cell table:formula="of:=IFERROR(FIND(&quot;_&quot;;[.$A1040];1+[.B1040]);LEN([.$A1040]))" office:value-type="string" office:string-value="" calcext:value-type="error">
            <text:p>#N/A</text:p>
          </table:table-cell>
          <table:table-cell table:formula="of:=IFERROR(FIND(&quot;_&quot;;[.$A1040];1+[.C1040]);LEN([.$A1040]))" office:value-type="string" office:string-value="" calcext:value-type="error">
            <text:p>#N/A</text:p>
          </table:table-cell>
          <table:table-cell table:formula="of:=IFERROR(FIND(&quot;_&quot;;[.$A1040];1+[.D1040]);LEN([.$A1040]))" office:value-type="string" office:string-value="" calcext:value-type="error">
            <text:p>#N/A</text:p>
          </table:table-cell>
          <table:table-cell table:formula="of:=IFERROR(FIND(&quot;_&quot;;[.$A1040];1+[.E1040]);LEN([.$A1040]))" office:value-type="string" office:string-value="" calcext:value-type="error">
            <text:p>#N/A</text:p>
          </table:table-cell>
          <table:table-cell table:formula="of:=[.D1040]" office:value-type="string" office:string-value="" calcext:value-type="error">
            <text:p>#N/A</text:p>
          </table:table-cell>
          <table:table-cell table:formula="of:=LEFT([.A1040];[.G1040])" office:value-type="string" office:string-value="" calcext:value-type="error">
            <text:p>#N/A</text:p>
          </table:table-cell>
          <table:table-cell table:formula="of:=VLOOKUP([.H1040];[$source.$C$2:$source.$F$48];4;0)" office:value-type="string" office:string-value="" calcext:value-type="error">
            <text:p>#N/A</text:p>
          </table:table-cell>
          <table:table-cell table:style-name="ce7" table:formula="of:=IF(RIGHT([.A1040];6)=&quot;_X_X_X&quot;;3;IF(RIGHT([.A1040];4)=&quot;_X_X&quot;;2;IF(RIGHT([.A104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41])&gt;0;[$preferred_name.A1041];&#10;LEN([$preferred_name.B1041])&gt;0;[$preferred_name.B1041]&#10;)" office:value-type="string" office:string-value="" calcext:value-type="error">
            <text:p>#N/A</text:p>
          </table:table-cell>
          <table:table-cell table:formula="of:=IFERROR(FIND(&quot;_&quot;;[.$A1041];1);LEN([.$A1041]))" office:value-type="string" office:string-value="" calcext:value-type="error">
            <text:p>#N/A</text:p>
          </table:table-cell>
          <table:table-cell table:formula="of:=IFERROR(FIND(&quot;_&quot;;[.$A1041];1+[.B1041]);LEN([.$A1041]))" office:value-type="string" office:string-value="" calcext:value-type="error">
            <text:p>#N/A</text:p>
          </table:table-cell>
          <table:table-cell table:formula="of:=IFERROR(FIND(&quot;_&quot;;[.$A1041];1+[.C1041]);LEN([.$A1041]))" office:value-type="string" office:string-value="" calcext:value-type="error">
            <text:p>#N/A</text:p>
          </table:table-cell>
          <table:table-cell table:formula="of:=IFERROR(FIND(&quot;_&quot;;[.$A1041];1+[.D1041]);LEN([.$A1041]))" office:value-type="string" office:string-value="" calcext:value-type="error">
            <text:p>#N/A</text:p>
          </table:table-cell>
          <table:table-cell table:formula="of:=IFERROR(FIND(&quot;_&quot;;[.$A1041];1+[.E1041]);LEN([.$A1041]))" office:value-type="string" office:string-value="" calcext:value-type="error">
            <text:p>#N/A</text:p>
          </table:table-cell>
          <table:table-cell table:formula="of:=[.D1041]" office:value-type="string" office:string-value="" calcext:value-type="error">
            <text:p>#N/A</text:p>
          </table:table-cell>
          <table:table-cell table:formula="of:=LEFT([.A1041];[.G1041])" office:value-type="string" office:string-value="" calcext:value-type="error">
            <text:p>#N/A</text:p>
          </table:table-cell>
          <table:table-cell table:formula="of:=VLOOKUP([.H1041];[$source.$C$2:$source.$F$48];4;0)" office:value-type="string" office:string-value="" calcext:value-type="error">
            <text:p>#N/A</text:p>
          </table:table-cell>
          <table:table-cell table:style-name="ce7" table:formula="of:=IF(RIGHT([.A1041];6)=&quot;_X_X_X&quot;;3;IF(RIGHT([.A1041];4)=&quot;_X_X&quot;;2;IF(RIGHT([.A1041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42])&gt;0;[$preferred_name.A1042];&#10;LEN([$preferred_name.B1042])&gt;0;[$preferred_name.B1042]&#10;)" office:value-type="string" office:string-value="" calcext:value-type="error">
            <text:p>#N/A</text:p>
          </table:table-cell>
          <table:table-cell table:formula="of:=IFERROR(FIND(&quot;_&quot;;[.$A1042];1);LEN([.$A1042]))" office:value-type="string" office:string-value="" calcext:value-type="error">
            <text:p>#N/A</text:p>
          </table:table-cell>
          <table:table-cell table:formula="of:=IFERROR(FIND(&quot;_&quot;;[.$A1042];1+[.B1042]);LEN([.$A1042]))" office:value-type="string" office:string-value="" calcext:value-type="error">
            <text:p>#N/A</text:p>
          </table:table-cell>
          <table:table-cell table:formula="of:=IFERROR(FIND(&quot;_&quot;;[.$A1042];1+[.C1042]);LEN([.$A1042]))" office:value-type="string" office:string-value="" calcext:value-type="error">
            <text:p>#N/A</text:p>
          </table:table-cell>
          <table:table-cell table:formula="of:=IFERROR(FIND(&quot;_&quot;;[.$A1042];1+[.D1042]);LEN([.$A1042]))" office:value-type="string" office:string-value="" calcext:value-type="error">
            <text:p>#N/A</text:p>
          </table:table-cell>
          <table:table-cell table:formula="of:=IFERROR(FIND(&quot;_&quot;;[.$A1042];1+[.E1042]);LEN([.$A1042]))" office:value-type="string" office:string-value="" calcext:value-type="error">
            <text:p>#N/A</text:p>
          </table:table-cell>
          <table:table-cell table:formula="of:=[.D1042]" office:value-type="string" office:string-value="" calcext:value-type="error">
            <text:p>#N/A</text:p>
          </table:table-cell>
          <table:table-cell table:formula="of:=LEFT([.A1042];[.G1042])" office:value-type="string" office:string-value="" calcext:value-type="error">
            <text:p>#N/A</text:p>
          </table:table-cell>
          <table:table-cell table:formula="of:=VLOOKUP([.H1042];[$source.$C$2:$source.$F$48];4;0)" office:value-type="string" office:string-value="" calcext:value-type="error">
            <text:p>#N/A</text:p>
          </table:table-cell>
          <table:table-cell table:style-name="ce7" table:formula="of:=IF(RIGHT([.A1042];6)=&quot;_X_X_X&quot;;3;IF(RIGHT([.A1042];4)=&quot;_X_X&quot;;2;IF(RIGHT([.A1042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43])&gt;0;[$preferred_name.A1043];&#10;LEN([$preferred_name.B1043])&gt;0;[$preferred_name.B1043]&#10;)" office:value-type="string" office:string-value="" calcext:value-type="error">
            <text:p>#N/A</text:p>
          </table:table-cell>
          <table:table-cell table:formula="of:=IFERROR(FIND(&quot;_&quot;;[.$A1043];1);LEN([.$A1043]))" office:value-type="string" office:string-value="" calcext:value-type="error">
            <text:p>#N/A</text:p>
          </table:table-cell>
          <table:table-cell table:formula="of:=IFERROR(FIND(&quot;_&quot;;[.$A1043];1+[.B1043]);LEN([.$A1043]))" office:value-type="string" office:string-value="" calcext:value-type="error">
            <text:p>#N/A</text:p>
          </table:table-cell>
          <table:table-cell table:formula="of:=IFERROR(FIND(&quot;_&quot;;[.$A1043];1+[.C1043]);LEN([.$A1043]))" office:value-type="string" office:string-value="" calcext:value-type="error">
            <text:p>#N/A</text:p>
          </table:table-cell>
          <table:table-cell table:formula="of:=IFERROR(FIND(&quot;_&quot;;[.$A1043];1+[.D1043]);LEN([.$A1043]))" office:value-type="string" office:string-value="" calcext:value-type="error">
            <text:p>#N/A</text:p>
          </table:table-cell>
          <table:table-cell table:formula="of:=IFERROR(FIND(&quot;_&quot;;[.$A1043];1+[.E1043]);LEN([.$A1043]))" office:value-type="string" office:string-value="" calcext:value-type="error">
            <text:p>#N/A</text:p>
          </table:table-cell>
          <table:table-cell table:formula="of:=[.D1043]" office:value-type="string" office:string-value="" calcext:value-type="error">
            <text:p>#N/A</text:p>
          </table:table-cell>
          <table:table-cell table:formula="of:=LEFT([.A1043];[.G1043])" office:value-type="string" office:string-value="" calcext:value-type="error">
            <text:p>#N/A</text:p>
          </table:table-cell>
          <table:table-cell table:formula="of:=VLOOKUP([.H1043];[$source.$C$2:$source.$F$48];4;0)" office:value-type="string" office:string-value="" calcext:value-type="error">
            <text:p>#N/A</text:p>
          </table:table-cell>
          <table:table-cell table:style-name="ce7" table:formula="of:=IF(RIGHT([.A1043];6)=&quot;_X_X_X&quot;;3;IF(RIGHT([.A1043];4)=&quot;_X_X&quot;;2;IF(RIGHT([.A1043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44])&gt;0;[$preferred_name.A1044];&#10;LEN([$preferred_name.B1044])&gt;0;[$preferred_name.B1044]&#10;)" office:value-type="string" office:string-value="" calcext:value-type="error">
            <text:p>#N/A</text:p>
          </table:table-cell>
          <table:table-cell table:formula="of:=IFERROR(FIND(&quot;_&quot;;[.$A1044];1);LEN([.$A1044]))" office:value-type="string" office:string-value="" calcext:value-type="error">
            <text:p>#N/A</text:p>
          </table:table-cell>
          <table:table-cell table:formula="of:=IFERROR(FIND(&quot;_&quot;;[.$A1044];1+[.B1044]);LEN([.$A1044]))" office:value-type="string" office:string-value="" calcext:value-type="error">
            <text:p>#N/A</text:p>
          </table:table-cell>
          <table:table-cell table:formula="of:=IFERROR(FIND(&quot;_&quot;;[.$A1044];1+[.C1044]);LEN([.$A1044]))" office:value-type="string" office:string-value="" calcext:value-type="error">
            <text:p>#N/A</text:p>
          </table:table-cell>
          <table:table-cell table:formula="of:=IFERROR(FIND(&quot;_&quot;;[.$A1044];1+[.D1044]);LEN([.$A1044]))" office:value-type="string" office:string-value="" calcext:value-type="error">
            <text:p>#N/A</text:p>
          </table:table-cell>
          <table:table-cell table:formula="of:=IFERROR(FIND(&quot;_&quot;;[.$A1044];1+[.E1044]);LEN([.$A1044]))" office:value-type="string" office:string-value="" calcext:value-type="error">
            <text:p>#N/A</text:p>
          </table:table-cell>
          <table:table-cell table:formula="of:=[.D1044]" office:value-type="string" office:string-value="" calcext:value-type="error">
            <text:p>#N/A</text:p>
          </table:table-cell>
          <table:table-cell table:formula="of:=LEFT([.A1044];[.G1044])" office:value-type="string" office:string-value="" calcext:value-type="error">
            <text:p>#N/A</text:p>
          </table:table-cell>
          <table:table-cell table:formula="of:=VLOOKUP([.H1044];[$source.$C$2:$source.$F$48];4;0)" office:value-type="string" office:string-value="" calcext:value-type="error">
            <text:p>#N/A</text:p>
          </table:table-cell>
          <table:table-cell table:style-name="ce7" table:formula="of:=IF(RIGHT([.A1044];6)=&quot;_X_X_X&quot;;3;IF(RIGHT([.A1044];4)=&quot;_X_X&quot;;2;IF(RIGHT([.A1044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45])&gt;0;[$preferred_name.A1045];&#10;LEN([$preferred_name.B1045])&gt;0;[$preferred_name.B1045]&#10;)" office:value-type="string" office:string-value="" calcext:value-type="error">
            <text:p>#N/A</text:p>
          </table:table-cell>
          <table:table-cell table:formula="of:=IFERROR(FIND(&quot;_&quot;;[.$A1045];1);LEN([.$A1045]))" office:value-type="string" office:string-value="" calcext:value-type="error">
            <text:p>#N/A</text:p>
          </table:table-cell>
          <table:table-cell table:formula="of:=IFERROR(FIND(&quot;_&quot;;[.$A1045];1+[.B1045]);LEN([.$A1045]))" office:value-type="string" office:string-value="" calcext:value-type="error">
            <text:p>#N/A</text:p>
          </table:table-cell>
          <table:table-cell table:formula="of:=IFERROR(FIND(&quot;_&quot;;[.$A1045];1+[.C1045]);LEN([.$A1045]))" office:value-type="string" office:string-value="" calcext:value-type="error">
            <text:p>#N/A</text:p>
          </table:table-cell>
          <table:table-cell table:formula="of:=IFERROR(FIND(&quot;_&quot;;[.$A1045];1+[.D1045]);LEN([.$A1045]))" office:value-type="string" office:string-value="" calcext:value-type="error">
            <text:p>#N/A</text:p>
          </table:table-cell>
          <table:table-cell table:formula="of:=IFERROR(FIND(&quot;_&quot;;[.$A1045];1+[.E1045]);LEN([.$A1045]))" office:value-type="string" office:string-value="" calcext:value-type="error">
            <text:p>#N/A</text:p>
          </table:table-cell>
          <table:table-cell table:formula="of:=[.D1045]" office:value-type="string" office:string-value="" calcext:value-type="error">
            <text:p>#N/A</text:p>
          </table:table-cell>
          <table:table-cell table:formula="of:=LEFT([.A1045];[.G1045])" office:value-type="string" office:string-value="" calcext:value-type="error">
            <text:p>#N/A</text:p>
          </table:table-cell>
          <table:table-cell table:formula="of:=VLOOKUP([.H1045];[$source.$C$2:$source.$F$48];4;0)" office:value-type="string" office:string-value="" calcext:value-type="error">
            <text:p>#N/A</text:p>
          </table:table-cell>
          <table:table-cell table:style-name="ce7" table:formula="of:=IF(RIGHT([.A1045];6)=&quot;_X_X_X&quot;;3;IF(RIGHT([.A1045];4)=&quot;_X_X&quot;;2;IF(RIGHT([.A1045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46])&gt;0;[$preferred_name.A1046];&#10;LEN([$preferred_name.B1046])&gt;0;[$preferred_name.B1046]&#10;)" office:value-type="string" office:string-value="" calcext:value-type="error">
            <text:p>#N/A</text:p>
          </table:table-cell>
          <table:table-cell table:formula="of:=IFERROR(FIND(&quot;_&quot;;[.$A1046];1);LEN([.$A1046]))" office:value-type="string" office:string-value="" calcext:value-type="error">
            <text:p>#N/A</text:p>
          </table:table-cell>
          <table:table-cell table:formula="of:=IFERROR(FIND(&quot;_&quot;;[.$A1046];1+[.B1046]);LEN([.$A1046]))" office:value-type="string" office:string-value="" calcext:value-type="error">
            <text:p>#N/A</text:p>
          </table:table-cell>
          <table:table-cell table:formula="of:=IFERROR(FIND(&quot;_&quot;;[.$A1046];1+[.C1046]);LEN([.$A1046]))" office:value-type="string" office:string-value="" calcext:value-type="error">
            <text:p>#N/A</text:p>
          </table:table-cell>
          <table:table-cell table:formula="of:=IFERROR(FIND(&quot;_&quot;;[.$A1046];1+[.D1046]);LEN([.$A1046]))" office:value-type="string" office:string-value="" calcext:value-type="error">
            <text:p>#N/A</text:p>
          </table:table-cell>
          <table:table-cell table:formula="of:=IFERROR(FIND(&quot;_&quot;;[.$A1046];1+[.E1046]);LEN([.$A1046]))" office:value-type="string" office:string-value="" calcext:value-type="error">
            <text:p>#N/A</text:p>
          </table:table-cell>
          <table:table-cell table:formula="of:=[.D1046]" office:value-type="string" office:string-value="" calcext:value-type="error">
            <text:p>#N/A</text:p>
          </table:table-cell>
          <table:table-cell table:formula="of:=LEFT([.A1046];[.G1046])" office:value-type="string" office:string-value="" calcext:value-type="error">
            <text:p>#N/A</text:p>
          </table:table-cell>
          <table:table-cell table:formula="of:=VLOOKUP([.H1046];[$source.$C$2:$source.$F$48];4;0)" office:value-type="string" office:string-value="" calcext:value-type="error">
            <text:p>#N/A</text:p>
          </table:table-cell>
          <table:table-cell table:style-name="ce7" table:formula="of:=IF(RIGHT([.A1046];6)=&quot;_X_X_X&quot;;3;IF(RIGHT([.A1046];4)=&quot;_X_X&quot;;2;IF(RIGHT([.A1046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47])&gt;0;[$preferred_name.A1047];&#10;LEN([$preferred_name.B1047])&gt;0;[$preferred_name.B1047]&#10;)" office:value-type="string" office:string-value="" calcext:value-type="error">
            <text:p>#N/A</text:p>
          </table:table-cell>
          <table:table-cell table:formula="of:=IFERROR(FIND(&quot;_&quot;;[.$A1047];1);LEN([.$A1047]))" office:value-type="string" office:string-value="" calcext:value-type="error">
            <text:p>#N/A</text:p>
          </table:table-cell>
          <table:table-cell table:formula="of:=IFERROR(FIND(&quot;_&quot;;[.$A1047];1+[.B1047]);LEN([.$A1047]))" office:value-type="string" office:string-value="" calcext:value-type="error">
            <text:p>#N/A</text:p>
          </table:table-cell>
          <table:table-cell table:formula="of:=IFERROR(FIND(&quot;_&quot;;[.$A1047];1+[.C1047]);LEN([.$A1047]))" office:value-type="string" office:string-value="" calcext:value-type="error">
            <text:p>#N/A</text:p>
          </table:table-cell>
          <table:table-cell table:formula="of:=IFERROR(FIND(&quot;_&quot;;[.$A1047];1+[.D1047]);LEN([.$A1047]))" office:value-type="string" office:string-value="" calcext:value-type="error">
            <text:p>#N/A</text:p>
          </table:table-cell>
          <table:table-cell table:formula="of:=IFERROR(FIND(&quot;_&quot;;[.$A1047];1+[.E1047]);LEN([.$A1047]))" office:value-type="string" office:string-value="" calcext:value-type="error">
            <text:p>#N/A</text:p>
          </table:table-cell>
          <table:table-cell table:formula="of:=[.D1047]" office:value-type="string" office:string-value="" calcext:value-type="error">
            <text:p>#N/A</text:p>
          </table:table-cell>
          <table:table-cell table:formula="of:=LEFT([.A1047];[.G1047])" office:value-type="string" office:string-value="" calcext:value-type="error">
            <text:p>#N/A</text:p>
          </table:table-cell>
          <table:table-cell table:formula="of:=VLOOKUP([.H1047];[$source.$C$2:$source.$F$48];4;0)" office:value-type="string" office:string-value="" calcext:value-type="error">
            <text:p>#N/A</text:p>
          </table:table-cell>
          <table:table-cell table:style-name="ce7" table:formula="of:=IF(RIGHT([.A1047];6)=&quot;_X_X_X&quot;;3;IF(RIGHT([.A1047];4)=&quot;_X_X&quot;;2;IF(RIGHT([.A1047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48])&gt;0;[$preferred_name.A1048];&#10;LEN([$preferred_name.B1048])&gt;0;[$preferred_name.B1048]&#10;)" office:value-type="string" office:string-value="" calcext:value-type="error">
            <text:p>#N/A</text:p>
          </table:table-cell>
          <table:table-cell table:formula="of:=IFERROR(FIND(&quot;_&quot;;[.$A1048];1);LEN([.$A1048]))" office:value-type="string" office:string-value="" calcext:value-type="error">
            <text:p>#N/A</text:p>
          </table:table-cell>
          <table:table-cell table:formula="of:=IFERROR(FIND(&quot;_&quot;;[.$A1048];1+[.B1048]);LEN([.$A1048]))" office:value-type="string" office:string-value="" calcext:value-type="error">
            <text:p>#N/A</text:p>
          </table:table-cell>
          <table:table-cell table:formula="of:=IFERROR(FIND(&quot;_&quot;;[.$A1048];1+[.C1048]);LEN([.$A1048]))" office:value-type="string" office:string-value="" calcext:value-type="error">
            <text:p>#N/A</text:p>
          </table:table-cell>
          <table:table-cell table:formula="of:=IFERROR(FIND(&quot;_&quot;;[.$A1048];1+[.D1048]);LEN([.$A1048]))" office:value-type="string" office:string-value="" calcext:value-type="error">
            <text:p>#N/A</text:p>
          </table:table-cell>
          <table:table-cell table:formula="of:=IFERROR(FIND(&quot;_&quot;;[.$A1048];1+[.E1048]);LEN([.$A1048]))" office:value-type="string" office:string-value="" calcext:value-type="error">
            <text:p>#N/A</text:p>
          </table:table-cell>
          <table:table-cell table:formula="of:=[.D1048]" office:value-type="string" office:string-value="" calcext:value-type="error">
            <text:p>#N/A</text:p>
          </table:table-cell>
          <table:table-cell table:formula="of:=LEFT([.A1048];[.G1048])" office:value-type="string" office:string-value="" calcext:value-type="error">
            <text:p>#N/A</text:p>
          </table:table-cell>
          <table:table-cell table:formula="of:=VLOOKUP([.H1048];[$source.$C$2:$source.$F$48];4;0)" office:value-type="string" office:string-value="" calcext:value-type="error">
            <text:p>#N/A</text:p>
          </table:table-cell>
          <table:table-cell table:style-name="ce7" table:formula="of:=IF(RIGHT([.A1048];6)=&quot;_X_X_X&quot;;3;IF(RIGHT([.A1048];4)=&quot;_X_X&quot;;2;IF(RIGHT([.A1048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49])&gt;0;[$preferred_name.A1049];&#10;LEN([$preferred_name.B1049])&gt;0;[$preferred_name.B1049]&#10;)" office:value-type="string" office:string-value="" calcext:value-type="error">
            <text:p>#N/A</text:p>
          </table:table-cell>
          <table:table-cell table:formula="of:=IFERROR(FIND(&quot;_&quot;;[.$A1049];1);LEN([.$A1049]))" office:value-type="string" office:string-value="" calcext:value-type="error">
            <text:p>#N/A</text:p>
          </table:table-cell>
          <table:table-cell table:formula="of:=IFERROR(FIND(&quot;_&quot;;[.$A1049];1+[.B1049]);LEN([.$A1049]))" office:value-type="string" office:string-value="" calcext:value-type="error">
            <text:p>#N/A</text:p>
          </table:table-cell>
          <table:table-cell table:formula="of:=IFERROR(FIND(&quot;_&quot;;[.$A1049];1+[.C1049]);LEN([.$A1049]))" office:value-type="string" office:string-value="" calcext:value-type="error">
            <text:p>#N/A</text:p>
          </table:table-cell>
          <table:table-cell table:formula="of:=IFERROR(FIND(&quot;_&quot;;[.$A1049];1+[.D1049]);LEN([.$A1049]))" office:value-type="string" office:string-value="" calcext:value-type="error">
            <text:p>#N/A</text:p>
          </table:table-cell>
          <table:table-cell table:formula="of:=IFERROR(FIND(&quot;_&quot;;[.$A1049];1+[.E1049]);LEN([.$A1049]))" office:value-type="string" office:string-value="" calcext:value-type="error">
            <text:p>#N/A</text:p>
          </table:table-cell>
          <table:table-cell table:formula="of:=[.D1049]" office:value-type="string" office:string-value="" calcext:value-type="error">
            <text:p>#N/A</text:p>
          </table:table-cell>
          <table:table-cell table:formula="of:=LEFT([.A1049];[.G1049])" office:value-type="string" office:string-value="" calcext:value-type="error">
            <text:p>#N/A</text:p>
          </table:table-cell>
          <table:table-cell table:formula="of:=VLOOKUP([.H1049];[$source.$C$2:$source.$F$48];4;0)" office:value-type="string" office:string-value="" calcext:value-type="error">
            <text:p>#N/A</text:p>
          </table:table-cell>
          <table:table-cell table:style-name="ce7" table:formula="of:=IF(RIGHT([.A1049];6)=&quot;_X_X_X&quot;;3;IF(RIGHT([.A1049];4)=&quot;_X_X&quot;;2;IF(RIGHT([.A1049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COM.MICROSOFT.IFS(&#10;LEN([$preferred_name.A1050])&gt;0;[$preferred_name.A1050];&#10;LEN([$preferred_name.B1050])&gt;0;[$preferred_name.B1050]&#10;)" office:value-type="string" office:string-value="" calcext:value-type="error">
            <text:p>#N/A</text:p>
          </table:table-cell>
          <table:table-cell table:formula="of:=IFERROR(FIND(&quot;_&quot;;[.$A1050];1);LEN([.$A1050]))" office:value-type="string" office:string-value="" calcext:value-type="error">
            <text:p>#N/A</text:p>
          </table:table-cell>
          <table:table-cell table:formula="of:=IFERROR(FIND(&quot;_&quot;;[.$A1050];1+[.B1050]);LEN([.$A1050]))" office:value-type="string" office:string-value="" calcext:value-type="error">
            <text:p>#N/A</text:p>
          </table:table-cell>
          <table:table-cell table:formula="of:=IFERROR(FIND(&quot;_&quot;;[.$A1050];1+[.C1050]);LEN([.$A1050]))" office:value-type="string" office:string-value="" calcext:value-type="error">
            <text:p>#N/A</text:p>
          </table:table-cell>
          <table:table-cell table:formula="of:=IFERROR(FIND(&quot;_&quot;;[.$A1050];1+[.D1050]);LEN([.$A1050]))" office:value-type="string" office:string-value="" calcext:value-type="error">
            <text:p>#N/A</text:p>
          </table:table-cell>
          <table:table-cell table:formula="of:=IFERROR(FIND(&quot;_&quot;;[.$A1050];1+[.E1050]);LEN([.$A1050]))" office:value-type="string" office:string-value="" calcext:value-type="error">
            <text:p>#N/A</text:p>
          </table:table-cell>
          <table:table-cell table:formula="of:=[.D1050]" office:value-type="string" office:string-value="" calcext:value-type="error">
            <text:p>#N/A</text:p>
          </table:table-cell>
          <table:table-cell table:formula="of:=LEFT([.A1050];[.G1050])" office:value-type="string" office:string-value="" calcext:value-type="error">
            <text:p>#N/A</text:p>
          </table:table-cell>
          <table:table-cell table:formula="of:=VLOOKUP([.H1050];[$source.$C$2:$source.$F$48];4;0)" office:value-type="string" office:string-value="" calcext:value-type="error">
            <text:p>#N/A</text:p>
          </table:table-cell>
          <table:table-cell table:style-name="ce7" table:formula="of:=IF(RIGHT([.A1050];6)=&quot;_X_X_X&quot;;3;IF(RIGHT([.A1050];4)=&quot;_X_X&quot;;2;IF(RIGHT([.A1050];2)=&quot;_X&quot;;1;0)))" office:value-type="string" office:string-value="" calcext:value-type="error">
            <text:p>#N/A</text:p>
          </table:table-cell>
          <table:table-cell table:style-name="ce7"/>
          <table:table-cell table:number-columns-repeated="1013"/>
        </table:table-row>
        <table:table-row table:style-name="ro1" table:number-rows-repeated="1047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preferred_name.A997:preferred_name.A100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data_type.A1:data_type.P100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18:54:26.374934631</meta:creation-date>
    <dc:date>2024-11-23T20:50:38.609359336</dc:date>
    <meta:editing-duration>P47DT20H20M5S</meta:editing-duration>
    <meta:editing-cycles>202</meta:editing-cycles>
    <meta:generator>LibreOffice/7.3.7.2$Linux_X86_64 LibreOffice_project/30$Build-2</meta:generator>
    <dc:creator>Tom J. Van Grootel</dc:creator>
    <meta:document-statistic meta:table-count="3" meta:cell-count="13472" meta:object-count="0"/>
  </office:meta>
</office:document-meta>
</file>